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9701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" style:family="table-cell" style:parent-style-name="Default" style:data-style-name="N37"/>
    <style:style style:name="ce5" style:family="table-cell" style:parent-style-name="Default" style:data-style-name="N0"/>
    <style:style style:name="ce4" style:family="table-cell" style:parent-style-name="Default" style:data-style-name="N100"/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osure" table:style-name="ta1">
        <office:forms form:automatic-focus="false" form:apply-design-mode="false"/>
        <table:shapes>
          <draw:frame draw:z-index="0" draw:style-name="gr1" draw:text-style-name="P1" svg:width="6.2988in" svg:height="3.5429in" svg:x="40.976in" svg:y="6.261in">
            <draw:object draw:notify-on-update-of-ranges="closure.CG3:closure.CG3 closure.CG4:closure.CG1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.1598in" svg:height="5.152in" svg:x="40.5425in" svg:y="16.5626in">
            <draw:object draw:notify-on-update-of-ranges="closure.BX4:closure.BX124 closure.BY3:closure.BY3 closure.BY4:closure.BY124 closure.BZ3:closure.BZ3 closure.BZ4:closure.BZ1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8.7181in" svg:height="3.4669in" svg:x="67.3449in" svg:y="2.5244in">
            <draw:object draw:notify-on-update-of-ranges="closure.BX4:closure.BX124 closure.CD3:closure.CD3 closure.CD4:closure.CD124 closure.CE3:closure.CE3 closure.CE4:closure.CE124 closure.CF3:closure.CF3 closure.CF4:closure.CF1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73.4319in" svg:y="6.8043in">
            <draw:object draw:notify-on-update-of-ranges="closure.CK2:closure.CK2 closure.CK3:closure.CK124 closure.CL2:closure.CL2 closure.CL3:closure.CL12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77.1496in" svg:y="2.5878in">
            <draw:object draw:notify-on-update-of-ranges="closure.BX4:closure.BX138 closure.BY3:closure.BY3 closure.BY4:closure.BY138 closure.BZ3:closure.BZ3 closure.BZ4:closure.BZ13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.2988in" svg:height="3.5429in" svg:x="56.5346in" svg:y="0.3949in">
            <draw:object draw:notify-on-update-of-ranges="closure.BY2:closure.BY2 closure.BY3:closure.BY103 closure.BZ2:closure.BZ2 closure.BZ3:closure.BZ103 closure.CA2:closure.CA2 closure.CA3:closure.CA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0" table:default-cell-style-name="Default"/>
        <table:table-column table:style-name="co11" table:default-cell-style-name="ce2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Predicted</text:p>
          </table:table-cell>
          <table:table-cell table:number-columns-repeated="18"/>
          <table:table-cell office:value-type="string" calcext:value-type="string">
            <text:p>Var</text:p>
          </table:table-cell>
          <table:table-cell table:number-columns-repeated="18"/>
          <table:table-cell office:value-type="string" calcext:value-type="string">
            <text:p>Estimated</text:p>
          </table:table-cell>
          <table:table-cell table:number-columns-repeated="17"/>
          <table:table-cell office:value-type="string" calcext:value-type="string">
            <text:p>var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Isd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Isd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Isd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Isd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d</text:p>
          </table:table-cell>
          <table:table-cell table:formula="of:=[.BN2]" office:value-type="string" office:string-value="DIs" calcext:value-type="string">
            <text:p>DIs</text:p>
          </table:table-cell>
          <table:table-cell table:style-name="Default"/>
          <table:table-cell office:value-type="string" calcext:value-type="string">
            <text:p>Reported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99.7062" calcext:value-type="float">
            <text:p>99.7062</text:p>
          </table:table-cell>
          <table:table-cell office:value-type="float" office:value="39.0716" calcext:value-type="float">
            <text:p>39.0716</text:p>
          </table:table-cell>
          <table:table-cell office:value-type="float" office:value="8.47515" calcext:value-type="float">
            <text:p>8.47515</text:p>
          </table:table-cell>
          <table:table-cell office:value-type="float" office:value="4.77434" calcext:value-type="float">
            <text:p>4.77434</text:p>
          </table:table-cell>
          <table:table-cell office:value-type="float" office:value="13.6699" calcext:value-type="float">
            <text:p>13.6699</text:p>
          </table:table-cell>
          <table:table-cell office:value-type="float" office:value="4.82768" calcext:value-type="float">
            <text:p>4.82768</text:p>
          </table:table-cell>
          <table:table-cell office:value-type="float" office:value="5.13024" calcext:value-type="float">
            <text:p>5.13024</text:p>
          </table:table-cell>
          <table:table-cell office:value-type="float" office:value="0.0416708" calcext:value-type="float">
            <text:p>0.0416708</text:p>
          </table:table-cell>
          <table:table-cell office:value-type="float" office:value="0.684658" calcext:value-type="float">
            <text:p>0.684658</text:p>
          </table:table-cell>
          <table:table-cell office:value-type="float" office:value="6.08066" calcext:value-type="float">
            <text:p>6.08066</text:p>
          </table:table-cell>
          <table:table-cell office:value-type="float" office:value="0.239489" calcext:value-type="float">
            <text:p>0.239489</text:p>
          </table:table-cell>
          <table:table-cell office:value-type="float" office:value="1.80222" calcext:value-type="float">
            <text:p>1.80222</text:p>
          </table:table-cell>
          <table:table-cell office:value-type="float" office:value="24.1253" calcext:value-type="float">
            <text:p>24.1253</text:p>
          </table:table-cell>
          <table:table-cell office:value-type="float" office:value="13.2212" calcext:value-type="float">
            <text:p>13.2212</text:p>
          </table:table-cell>
          <table:table-cell office:value-type="float" office:value="1.03207" calcext:value-type="float">
            <text:p>1.03207</text:p>
          </table:table-cell>
          <table:table-cell office:value-type="float" office:value="0.350562" calcext:value-type="float">
            <text:p>0.350562</text:p>
          </table:table-cell>
          <table:table-cell office:value-type="float" office:value="5.73952" calcext:value-type="float">
            <text:p>5.73952</text:p>
          </table:table-cell>
          <table:table-cell office:value-type="float" office:value="0.101899" calcext:value-type="float">
            <text:p>0.101899</text:p>
          </table:table-cell>
          <table:table-cell office:value-type="float" office:value="53.3775" calcext:value-type="float">
            <text:p>53.37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9.7062" calcext:value-type="float">
            <text:p>99.7062</text:p>
          </table:table-cell>
          <table:table-cell office:value-type="float" office:value="39.0716" calcext:value-type="float">
            <text:p>39.0716</text:p>
          </table:table-cell>
          <table:table-cell office:value-type="float" office:value="8.47515" calcext:value-type="float">
            <text:p>8.47515</text:p>
          </table:table-cell>
          <table:table-cell office:value-type="float" office:value="4.77434" calcext:value-type="float">
            <text:p>4.77434</text:p>
          </table:table-cell>
          <table:table-cell office:value-type="float" office:value="13.6699" calcext:value-type="float">
            <text:p>13.6699</text:p>
          </table:table-cell>
          <table:table-cell office:value-type="float" office:value="4.82768" calcext:value-type="float">
            <text:p>4.82768</text:p>
          </table:table-cell>
          <table:table-cell office:value-type="float" office:value="5.13024" calcext:value-type="float">
            <text:p>5.13024</text:p>
          </table:table-cell>
          <table:table-cell office:value-type="float" office:value="0.0416708" calcext:value-type="float">
            <text:p>0.0416708</text:p>
          </table:table-cell>
          <table:table-cell office:value-type="float" office:value="0.684658" calcext:value-type="float">
            <text:p>0.684658</text:p>
          </table:table-cell>
          <table:table-cell office:value-type="float" office:value="6.08066" calcext:value-type="float">
            <text:p>6.08066</text:p>
          </table:table-cell>
          <table:table-cell office:value-type="float" office:value="0.239489" calcext:value-type="float">
            <text:p>0.239489</text:p>
          </table:table-cell>
          <table:table-cell office:value-type="float" office:value="1.80222" calcext:value-type="float">
            <text:p>1.80222</text:p>
          </table:table-cell>
          <table:table-cell office:value-type="float" office:value="24.1253" calcext:value-type="float">
            <text:p>24.1253</text:p>
          </table:table-cell>
          <table:table-cell office:value-type="float" office:value="13.2212" calcext:value-type="float">
            <text:p>13.2212</text:p>
          </table:table-cell>
          <table:table-cell office:value-type="float" office:value="1.03207" calcext:value-type="float">
            <text:p>1.03207</text:p>
          </table:table-cell>
          <table:table-cell office:value-type="float" office:value="0.350562" calcext:value-type="float">
            <text:p>0.350562</text:p>
          </table:table-cell>
          <table:table-cell office:value-type="float" office:value="5.73952" calcext:value-type="float">
            <text:p>5.73952</text:p>
          </table:table-cell>
          <table:table-cell office:value-type="float" office:value="0.101899" calcext:value-type="float">
            <text:p>0.101899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style-name="Default"/>
          <table:table-cell table:formula="of:=[.S3]" office:value-type="float" office:value="53.3775" calcext:value-type="float">
            <text:p>53.3775</text:p>
          </table:table-cell>
          <table:table-cell table:formula="of:=[.BY3]-1.96*[.AL3]" office:value-type="float" office:value="53.3775" calcext:value-type="float">
            <text:p>53.3775</text:p>
          </table:table-cell>
          <table:table-cell table:formula="of:=[.BY3]+1.96*[.AL3]" office:value-type="float" office:value="53.3775" calcext:value-type="float">
            <text:p>53.3775</text:p>
          </table:table-cell>
        </table:table-row>
        <table:table-row table:style-name="ro1">
          <table:table-cell office:value-type="float" office:value="87.3995" calcext:value-type="float">
            <text:p>87.3995</text:p>
          </table:table-cell>
          <table:table-cell office:value-type="float" office:value="44.3233" calcext:value-type="float">
            <text:p>44.3233</text:p>
          </table:table-cell>
          <table:table-cell office:value-type="float" office:value="9.6142" calcext:value-type="float">
            <text:p>9.6142</text:p>
          </table:table-cell>
          <table:table-cell office:value-type="float" office:value="5.42187" calcext:value-type="float">
            <text:p>5.42187</text:p>
          </table:table-cell>
          <table:table-cell office:value-type="float" office:value="15.5096" calcext:value-type="float">
            <text:p>15.5096</text:p>
          </table:table-cell>
          <table:table-cell office:value-type="float" office:value="5.48605" calcext:value-type="float">
            <text:p>5.48605</text:p>
          </table:table-cell>
          <table:table-cell office:value-type="float" office:value="5.90692" calcext:value-type="float">
            <text:p>5.90692</text:p>
          </table:table-cell>
          <table:table-cell office:value-type="float" office:value="0.0479407" calcext:value-type="float">
            <text:p>0.0479407</text:p>
          </table:table-cell>
          <table:table-cell office:value-type="float" office:value="0.776676" calcext:value-type="float">
            <text:p>0.776676</text:p>
          </table:table-cell>
          <table:table-cell office:value-type="float" office:value="6.89779" calcext:value-type="float">
            <text:p>6.89779</text:p>
          </table:table-cell>
          <table:table-cell office:value-type="float" office:value="0.27173" calcext:value-type="float">
            <text:p>0.27173</text:p>
          </table:table-cell>
          <table:table-cell office:value-type="float" office:value="2.04431" calcext:value-type="float">
            <text:p>2.04431</text:p>
          </table:table-cell>
          <table:table-cell office:value-type="float" office:value="27.3797" calcext:value-type="float">
            <text:p>27.3797</text:p>
          </table:table-cell>
          <table:table-cell office:value-type="float" office:value="15.0914" calcext:value-type="float">
            <text:p>15.0914</text:p>
          </table:table-cell>
          <table:table-cell office:value-type="float" office:value="1.17367" calcext:value-type="float">
            <text:p>1.17367</text:p>
          </table:table-cell>
          <table:table-cell office:value-type="float" office:value="0.401521" calcext:value-type="float">
            <text:p>0.401521</text:p>
          </table:table-cell>
          <table:table-cell office:value-type="float" office:value="6.71832" calcext:value-type="float">
            <text:p>6.71832</text:p>
          </table:table-cell>
          <table:table-cell office:value-type="float" office:value="0.119262" calcext:value-type="float">
            <text:p>0.119262</text:p>
          </table:table-cell>
          <table:table-cell office:value-type="float" office:value="60.8743" calcext:value-type="float">
            <text:p>60.8743</text:p>
          </table:table-cell>
          <table:table-cell office:value-type="float" office:value="4.488" calcext:value-type="float">
            <text:p>4.488</text:p>
          </table:table-cell>
          <table:table-cell office:value-type="float" office:value="4.42797" calcext:value-type="float">
            <text:p>4.42797</text:p>
          </table:table-cell>
          <table:table-cell office:value-type="float" office:value="2.75519" calcext:value-type="float">
            <text:p>2.75519</text:p>
          </table:table-cell>
          <table:table-cell office:value-type="float" office:value="1.09625" calcext:value-type="float">
            <text:p>1.09625</text:p>
          </table:table-cell>
          <table:table-cell office:value-type="float" office:value="2.07443" calcext:value-type="float">
            <text:p>2.07443</text:p>
          </table:table-cell>
          <table:table-cell office:value-type="float" office:value="1.18367" calcext:value-type="float">
            <text:p>1.18367</text:p>
          </table:table-cell>
          <table:table-cell office:value-type="float" office:value="0.84442" calcext:value-type="float">
            <text:p>0.84442</text:p>
          </table:table-cell>
          <table:table-cell office:value-type="float" office:value="0.0791311" calcext:value-type="float">
            <text:p>0.0791311</text:p>
          </table:table-cell>
          <table:table-cell office:value-type="float" office:value="0.871847" calcext:value-type="float">
            <text:p>0.871847</text:p>
          </table:table-cell>
          <table:table-cell office:value-type="float" office:value="1.36959" calcext:value-type="float">
            <text:p>1.36959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592936" calcext:value-type="float">
            <text:p>0.592936</text:p>
          </table:table-cell>
          <table:table-cell office:value-type="float" office:value="1.78248" calcext:value-type="float">
            <text:p>1.78248</text:p>
          </table:table-cell>
          <table:table-cell office:value-type="float" office:value="1.8428" calcext:value-type="float">
            <text:p>1.8428</text:p>
          </table:table-cell>
          <table:table-cell office:value-type="float" office:value="0.300499" calcext:value-type="float">
            <text:p>0.300499</text:p>
          </table:table-cell>
          <table:table-cell office:value-type="float" office:value="0.323481" calcext:value-type="float">
            <text:p>0.323481</text:p>
          </table:table-cell>
          <table:table-cell office:value-type="float" office:value="0.95294" calcext:value-type="float">
            <text:p>0.95294</text:p>
          </table:table-cell>
          <table:table-cell office:value-type="float" office:value="0.131682" calcext:value-type="float">
            <text:p>0.131682</text:p>
          </table:table-cell>
          <table:table-cell office:value-type="float" office:value="1.57521" calcext:value-type="float">
            <text:p>1.57521</text:p>
          </table:table-cell>
          <table:table-cell table:number-columns-repeated="38"/>
          <table:table-cell table:formula="of:=[.S4]" office:value-type="float" office:value="60.8743" calcext:value-type="float">
            <text:p>60.8743</text:p>
          </table:table-cell>
          <table:table-cell table:formula="of:=[.BY4]-1.96*[.AL4]" office:value-type="float" office:value="57.7868884" calcext:value-type="float">
            <text:p>57.7868884</text:p>
          </table:table-cell>
          <table:table-cell table:formula="of:=[.BY4]+1.96*[.AL4]" office:value-type="float" office:value="63.9617116" calcext:value-type="float">
            <text:p>63.9617116</text:p>
          </table:table-cell>
        </table:table-row>
        <table:table-row table:style-name="ro1">
          <table:table-cell office:value-type="float" office:value="78.0327" calcext:value-type="float">
            <text:p>78.0327</text:p>
          </table:table-cell>
          <table:table-cell office:value-type="float" office:value="46.5094" calcext:value-type="float">
            <text:p>46.5094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6.15599" calcext:value-type="float">
            <text:p>6.15599</text:p>
          </table:table-cell>
          <table:table-cell office:value-type="float" office:value="16.7741" calcext:value-type="float">
            <text:p>16.7741</text:p>
          </table:table-cell>
          <table:table-cell office:value-type="float" office:value="6.23224" calcext:value-type="float">
            <text:p>6.23224</text:p>
          </table:table-cell>
          <table:table-cell office:value-type="float" office:value="6.78927" calcext:value-type="float">
            <text:p>6.78927</text:p>
          </table:table-cell>
          <table:table-cell office:value-type="float" office:value="0.0550611" calcext:value-type="float">
            <text:p>0.0550611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7.82484" calcext:value-type="float">
            <text:p>7.82484</text:p>
          </table:table-cell>
          <table:table-cell office:value-type="float" office:value="0.308301" calcext:value-type="float">
            <text:p>0.308301</text:p>
          </table:table-cell>
          <table:table-cell office:value-type="float" office:value="2.31896" calcext:value-type="float">
            <text:p>2.31896</text:p>
          </table:table-cell>
          <table:table-cell office:value-type="float" office:value="31.07" calcext:value-type="float">
            <text:p>31.07</text:p>
          </table:table-cell>
          <table:table-cell office:value-type="float" office:value="17.2075" calcext:value-type="float">
            <text:p>17.2075</text:p>
          </table:table-cell>
          <table:table-cell office:value-type="float" office:value="1.33413" calcext:value-type="float">
            <text:p>1.33413</text:p>
          </table:table-cell>
          <table:table-cell office:value-type="float" office:value="0.459215" calcext:value-type="float">
            <text:p>0.459215</text:p>
          </table:table-cell>
          <table:table-cell office:value-type="float" office:value="7.8357" calcext:value-type="float">
            <text:p>7.8357</text:p>
          </table:table-cell>
          <table:table-cell office:value-type="float" office:value="0.139081" calcext:value-type="float">
            <text:p>0.139081</text:p>
          </table:table-cell>
          <table:table-cell office:value-type="float" office:value="69.3788" calcext:value-type="float">
            <text:p>69.3788</text:p>
          </table:table-cell>
          <table:table-cell office:value-type="float" office:value="5.5355" calcext:value-type="float">
            <text:p>5.5355</text:p>
          </table:table-cell>
          <table:table-cell office:value-type="float" office:value="5.30142" calcext:value-type="float">
            <text:p>5.30142</text:p>
          </table:table-cell>
          <table:table-cell office:value-type="float" office:value="3.05571" calcext:value-type="float">
            <text:p>3.05571</text:p>
          </table:table-cell>
          <table:table-cell office:value-type="float" office:value="1.57366" calcext:value-type="float">
            <text:p>1.57366</text:p>
          </table:table-cell>
          <table:table-cell office:value-type="float" office:value="2.72967" calcext:value-type="float">
            <text:p>2.72967</text:p>
          </table:table-cell>
          <table:table-cell office:value-type="float" office:value="1.62317" calcext:value-type="float">
            <text:p>1.62317</text:p>
          </table:table-cell>
          <table:table-cell office:value-type="float" office:value="1.1933" calcext:value-type="float">
            <text:p>1.1933</text:p>
          </table:table-cell>
          <table:table-cell office:value-type="float" office:value="0.115583" calcext:value-type="float">
            <text:p>0.115583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2.55692" calcext:value-type="float">
            <text:p>2.55692</text:p>
          </table:table-cell>
          <table:table-cell office:value-type="float" office:value="0.551162" calcext:value-type="float">
            <text:p>0.551162</text:p>
          </table:table-cell>
          <table:table-cell office:value-type="float" office:value="1.10356" calcext:value-type="float">
            <text:p>1.10356</text:p>
          </table:table-cell>
          <table:table-cell office:value-type="float" office:value="2.64872" calcext:value-type="float">
            <text:p>2.64872</text:p>
          </table:table-cell>
          <table:table-cell office:value-type="float" office:value="2.50544" calcext:value-type="float">
            <text:p>2.50544</text:p>
          </table:table-cell>
          <table:table-cell office:value-type="float" office:value="0.622286" calcext:value-type="float">
            <text:p>0.622286</text:p>
          </table:table-cell>
          <table:table-cell office:value-type="float" office:value="0.442051" calcext:value-type="float">
            <text:p>0.442051</text:p>
          </table:table-cell>
          <table:table-cell office:value-type="float" office:value="1.35353" calcext:value-type="float">
            <text:p>1.35353</text:p>
          </table:table-cell>
          <table:table-cell office:value-type="float" office:value="0.192605" calcext:value-type="float">
            <text:p>0.192605</text:p>
          </table:table-cell>
          <table:table-cell office:value-type="float" office:value="2.85772" calcext:value-type="float">
            <text:p>2.85772</text:p>
          </table:table-cell>
          <table:table-cell table:number-columns-repeated="38"/>
          <table:table-cell table:formula="of:=[.S5]" office:value-type="float" office:value="69.3788" calcext:value-type="float">
            <text:p>69.3788</text:p>
          </table:table-cell>
          <table:table-cell table:formula="of:=[.BY5]-1.96*[.AL5]" office:value-type="float" office:value="63.7776688" calcext:value-type="float">
            <text:p>63.7776688</text:p>
          </table:table-cell>
          <table:table-cell table:formula="of:=[.BY5]+1.96*[.AL5]" office:value-type="float" office:value="74.9799312" calcext:value-type="float">
            <text:p>74.9799312</text:p>
          </table:table-cell>
        </table:table-row>
        <table:table-row table:style-name="ro1">
          <table:table-cell office:value-type="float" office:value="70.7664" calcext:value-type="float">
            <text:p>70.7664</text:p>
          </table:table-cell>
          <table:table-cell office:value-type="float" office:value="46.7969" calcext:value-type="float">
            <text:p>46.7969</text:p>
          </table:table-cell>
          <table:table-cell office:value-type="float" office:value="11.5382" calcext:value-type="float">
            <text:p>11.5382</text:p>
          </table:table-cell>
          <table:table-cell office:value-type="float" office:value="6.9884" calcext:value-type="float">
            <text:p>6.9884</text:p>
          </table:table-cell>
          <table:table-cell office:value-type="float" office:value="17.6142" calcext:value-type="float">
            <text:p>17.6142</text:p>
          </table:table-cell>
          <table:table-cell office:value-type="float" office:value="7.01236" calcext:value-type="float">
            <text:p>7.01236</text:p>
          </table:table-cell>
          <table:table-cell office:value-type="float" office:value="7.79138" calcext:value-type="float">
            <text:p>7.79138</text:p>
          </table:table-cell>
          <table:table-cell office:value-type="float" office:value="0.0631455" calcext:value-type="float">
            <text:p>0.0631455</text:p>
          </table:table-cell>
          <table:table-cell office:value-type="float" office:value="0.928766" calcext:value-type="float">
            <text:p>0.928766</text:p>
          </table:table-cell>
          <table:table-cell office:value-type="float" office:value="8.87658" calcext:value-type="float">
            <text:p>8.87658</text:p>
          </table:table-cell>
          <table:table-cell office:value-type="float" office:value="0.334362" calcext:value-type="float">
            <text:p>0.334362</text:p>
          </table:table-cell>
          <table:table-cell office:value-type="float" office:value="2.63056" calcext:value-type="float">
            <text:p>2.63056</text:p>
          </table:table-cell>
          <table:table-cell office:value-type="float" office:value="35.255" calcext:value-type="float">
            <text:p>35.255</text:p>
          </table:table-cell>
          <table:table-cell office:value-type="float" office:value="19.6029" calcext:value-type="float">
            <text:p>19.6029</text:p>
          </table:table-cell>
          <table:table-cell office:value-type="float" office:value="1.51598" calcext:value-type="float">
            <text:p>1.51598</text:p>
          </table:table-cell>
          <table:table-cell office:value-type="float" office:value="0.524545" calcext:value-type="float">
            <text:p>0.524545</text:p>
          </table:table-cell>
          <table:table-cell office:value-type="float" office:value="9.10989" calcext:value-type="float">
            <text:p>9.10989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78.9402" calcext:value-type="float">
            <text:p>78.9402</text:p>
          </table:table-cell>
          <table:table-cell office:value-type="float" office:value="6.00462" calcext:value-type="float">
            <text:p>6.00462</text:p>
          </table:table-cell>
          <table:table-cell office:value-type="float" office:value="5.64043" calcext:value-type="float">
            <text:p>5.64043</text:p>
          </table:table-cell>
          <table:table-cell office:value-type="float" office:value="3.21831" calcext:value-type="float">
            <text:p>3.21831</text:p>
          </table:table-cell>
          <table:table-cell office:value-type="float" office:value="1.93874" calcext:value-type="float">
            <text:p>1.93874</text:p>
          </table:table-cell>
          <table:table-cell office:value-type="float" office:value="3.12958" calcext:value-type="float">
            <text:p>3.12958</text:p>
          </table:table-cell>
          <table:table-cell office:value-type="float" office:value="1.93332" calcext:value-type="float">
            <text:p>1.93332</text:p>
          </table:table-cell>
          <table:table-cell office:value-type="float" office:value="1.47285" calcext:value-type="float">
            <text:p>1.47285</text:p>
          </table:table-cell>
          <table:table-cell office:value-type="float" office:value="0.146321" calcext:value-type="float">
            <text:p>0.146321</text:p>
          </table:table-cell>
          <table:table-cell office:value-type="float" office:value="0.959822" calcext:value-type="float">
            <text:p>0.959822</text:p>
          </table:table-cell>
          <table:table-cell office:value-type="float" office:value="2.79609" calcext:value-type="float">
            <text:p>2.79609</text:p>
          </table:table-cell>
          <table:table-cell office:value-type="float" office:value="0.574955" calcext:value-type="float">
            <text:p>0.574955</text:p>
          </table:table-cell>
          <table:table-cell office:value-type="float" office:value="1.3911" calcext:value-type="float">
            <text:p>1.3911</text:p>
          </table:table-cell>
          <table:table-cell office:value-type="float" office:value="3.69785" calcext:value-type="float">
            <text:p>3.69785</text:p>
          </table:table-cell>
          <table:table-cell office:value-type="float" office:value="2.97894" calcext:value-type="float">
            <text:p>2.97894</text:p>
          </table:table-cell>
          <table:table-cell office:value-type="float" office:value="0.837528" calcext:value-type="float">
            <text:p>0.837528</text:p>
          </table:table-cell>
          <table:table-cell office:value-type="float" office:value="0.528245" calcext:value-type="float">
            <text:p>0.528245</text:p>
          </table:table-cell>
          <table:table-cell office:value-type="float" office:value="1.67566" calcext:value-type="float">
            <text:p>1.67566</text:p>
          </table:table-cell>
          <table:table-cell office:value-type="float" office:value="0.244127" calcext:value-type="float">
            <text:p>0.244127</text:p>
          </table:table-cell>
          <table:table-cell office:value-type="float" office:value="3.73248" calcext:value-type="float">
            <text:p>3.73248</text:p>
          </table:table-cell>
          <table:table-cell table:number-columns-repeated="38"/>
          <table:table-cell table:formula="of:=[.S6]" office:value-type="float" office:value="78.9402" calcext:value-type="float">
            <text:p>78.9402</text:p>
          </table:table-cell>
          <table:table-cell table:formula="of:=[.BY6]-1.96*[.AL6]" office:value-type="float" office:value="71.6245392" calcext:value-type="float">
            <text:p>71.6245392</text:p>
          </table:table-cell>
          <table:table-cell table:formula="of:=[.BY6]+1.96*[.AL6]" office:value-type="float" office:value="86.2558608" calcext:value-type="float">
            <text:p>86.2558608</text:p>
          </table:table-cell>
        </table:table-row>
        <table:table-row table:style-name="ro1">
          <table:table-cell office:value-type="float" office:value="64.9568" calcext:value-type="float">
            <text:p>64.9568</text:p>
          </table:table-cell>
          <table:table-cell office:value-type="float" office:value="45.9493" calcext:value-type="float">
            <text:p>45.9493</text:p>
          </table:table-cell>
          <table:table-cell office:value-type="float" office:value="11.6742" calcext:value-type="float">
            <text:p>11.6742</text:p>
          </table:table-cell>
          <table:table-cell office:value-type="float" office:value="7.8343" calcext:value-type="float">
            <text:p>7.8343</text:p>
          </table:table-cell>
          <table:table-cell office:value-type="float" office:value="18.139" calcext:value-type="float">
            <text:p>18.139</text:p>
          </table:table-cell>
          <table:table-cell office:value-type="float" office:value="7.78942" calcext:value-type="float">
            <text:p>7.78942</text:p>
          </table:table-cell>
          <table:table-cell office:value-type="float" office:value="8.92337" calcext:value-type="float">
            <text:p>8.92337</text:p>
          </table:table-cell>
          <table:table-cell office:value-type="float" office:value="0.0723231" calcext:value-type="float">
            <text:p>0.0723231</text:p>
          </table:table-cell>
          <table:table-cell office:value-type="float" office:value="0.937216" calcext:value-type="float">
            <text:p>0.937216</text:p>
          </table:table-cell>
          <table:table-cell office:value-type="float" office:value="9.42911" calcext:value-type="float">
            <text:p>9.42911</text:p>
          </table:table-cell>
          <table:table-cell office:value-type="float" office:value="0.351789" calcext:value-type="float">
            <text:p>0.351789</text:p>
          </table:table-cell>
          <table:table-cell office:value-type="float" office:value="2.91786" calcext:value-type="float">
            <text:p>2.91786</text:p>
          </table:table-cell>
          <table:table-cell office:value-type="float" office:value="40.0014" calcext:value-type="float">
            <text:p>40.0014</text:p>
          </table:table-cell>
          <table:table-cell office:value-type="float" office:value="22.3152" calcext:value-type="float">
            <text:p>22.3152</text:p>
          </table:table-cell>
          <table:table-cell office:value-type="float" office:value="1.70768" calcext:value-type="float">
            <text:p>1.70768</text:p>
          </table:table-cell>
          <table:table-cell office:value-type="float" office:value="0.598533" calcext:value-type="float">
            <text:p>0.598533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0.187423" calcext:value-type="float">
            <text:p>0.187423</text:p>
          </table:table-cell>
          <table:table-cell office:value-type="float" office:value="89.0078" calcext:value-type="float">
            <text:p>89.0078</text:p>
          </table:table-cell>
          <table:table-cell office:value-type="float" office:value="6.24204" calcext:value-type="float">
            <text:p>6.24204</text:p>
          </table:table-cell>
          <table:table-cell office:value-type="float" office:value="5.78501" calcext:value-type="float">
            <text:p>5.78501</text:p>
          </table:table-cell>
          <table:table-cell office:value-type="float" office:value="3.27411" calcext:value-type="float">
            <text:p>3.27411</text:p>
          </table:table-cell>
          <table:table-cell office:value-type="float" office:value="2.23108" calcext:value-type="float">
            <text:p>2.23108</text:p>
          </table:table-cell>
          <table:table-cell office:value-type="float" office:value="3.39961" calcext:value-type="float">
            <text:p>3.39961</text:p>
          </table:table-cell>
          <table:table-cell office:value-type="float" office:value="2.17584" calcext:value-type="float">
            <text:p>2.17584</text:p>
          </table:table-cell>
          <table:table-cell office:value-type="float" office:value="1.72486" calcext:value-type="float">
            <text:p>1.72486</text:p>
          </table:table-cell>
          <table:table-cell office:value-type="float" office:value="0.17477" calcext:value-type="float">
            <text:p>0.17477</text:p>
          </table:table-cell>
          <table:table-cell office:value-type="float" office:value="0.964953" calcext:value-type="float">
            <text:p>0.964953</text:p>
          </table:table-cell>
          <table:table-cell office:value-type="float" office:value="2.93651" calcext:value-type="float">
            <text:p>2.93651</text:p>
          </table:table-cell>
          <table:table-cell office:value-type="float" office:value="0.590433" calcext:value-type="float">
            <text:p>0.590433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4.4718" calcext:value-type="float">
            <text:p>4.4718</text:p>
          </table:table-cell>
          <table:table-cell office:value-type="float" office:value="3.3775" calcext:value-type="float">
            <text:p>3.3775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0.601873" calcext:value-type="float">
            <text:p>0.601873</text:p>
          </table:table-cell>
          <table:table-cell office:value-type="float" office:value="1.96559" calcext:value-type="float">
            <text:p>1.96559</text:p>
          </table:table-cell>
          <table:table-cell office:value-type="float" office:value="0.291914" calcext:value-type="float">
            <text:p>0.291914</text:p>
          </table:table-cell>
          <table:table-cell office:value-type="float" office:value="4.39439" calcext:value-type="float">
            <text:p>4.39439</text:p>
          </table:table-cell>
          <table:table-cell table:number-columns-repeated="38"/>
          <table:table-cell table:formula="of:=[.S7]" office:value-type="float" office:value="89.0078" calcext:value-type="float">
            <text:p>89.0078</text:p>
          </table:table-cell>
          <table:table-cell table:formula="of:=[.BY7]-1.96*[.AL7]" office:value-type="float" office:value="80.3947956" calcext:value-type="float">
            <text:p>80.3947956</text:p>
          </table:table-cell>
          <table:table-cell table:formula="of:=[.BY7]+1.96*[.AL7]" office:value-type="float" office:value="97.6208044" calcext:value-type="float">
            <text:p>97.6208044</text:p>
          </table:table-cell>
        </table:table-row>
        <table:table-row table:style-name="ro1">
          <table:table-cell office:value-type="float" office:value="60.1685" calcext:value-type="float">
            <text:p>60.1685</text:p>
          </table:table-cell>
          <table:table-cell office:value-type="float" office:value="44.4529" calcext:value-type="float">
            <text:p>44.4529</text:p>
          </table:table-cell>
          <table:table-cell office:value-type="float" office:value="11.5023" calcext:value-type="float">
            <text:p>11.5023</text:p>
          </table:table-cell>
          <table:table-cell office:value-type="float" office:value="8.63447" calcext:value-type="float">
            <text:p>8.63447</text:p>
          </table:table-cell>
          <table:table-cell office:value-type="float" office:value="18.4261" calcext:value-type="float">
            <text:p>18.4261</text:p>
          </table:table-cell>
          <table:table-cell office:value-type="float" office:value="8.53848" calcext:value-type="float">
            <text:p>8.53848</text:p>
          </table:table-cell>
          <table:table-cell office:value-type="float" office:value="10.1859" calcext:value-type="float">
            <text:p>10.1859</text:p>
          </table:table-cell>
          <table:table-cell office:value-type="float" office:value="0.0826116" calcext:value-type="float">
            <text:p>0.0826116</text:p>
          </table:table-cell>
          <table:table-cell office:value-type="float" office:value="0.921864" calcext:value-type="float">
            <text:p>0.921864</text:p>
          </table:table-cell>
          <table:table-cell office:value-type="float" office:value="9.56899" calcext:value-type="float">
            <text:p>9.56899</text:p>
          </table:table-cell>
          <table:table-cell office:value-type="float" office:value="0.362749" calcext:value-type="float">
            <text:p>0.362749</text:p>
          </table:table-cell>
          <table:table-cell office:value-type="float" office:value="3.14953" calcext:value-type="float">
            <text:p>3.14953</text:p>
          </table:table-cell>
          <table:table-cell office:value-type="float" office:value="44.7708" calcext:value-type="float">
            <text:p>44.7708</text:p>
          </table:table-cell>
          <table:table-cell office:value-type="float" office:value="25.3874" calcext:value-type="float">
            <text:p>25.3874</text:p>
          </table:table-cell>
          <table:table-cell office:value-type="float" office:value="1.90036" calcext:value-type="float">
            <text:p>1.90036</text:p>
          </table:table-cell>
          <table:table-cell office:value-type="float" office:value="0.681188" calcext:value-type="float">
            <text:p>0.681188</text:p>
          </table:table-cell>
          <table:table-cell office:value-type="float" office:value="12.2143" calcext:value-type="float">
            <text:p>12.2143</text:p>
          </table:table-cell>
          <table:table-cell office:value-type="float" office:value="0.216729" calcext:value-type="float">
            <text:p>0.216729</text:p>
          </table:table-cell>
          <table:table-cell office:value-type="float" office:value="99.1738" calcext:value-type="float">
            <text:p>99.1738</text:p>
          </table:table-cell>
          <table:table-cell office:value-type="float" office:value="6.36988" calcext:value-type="float">
            <text:p>6.36988</text:p>
          </table:table-cell>
          <table:table-cell office:value-type="float" office:value="5.84491" calcext:value-type="float">
            <text:p>5.84491</text:p>
          </table:table-cell>
          <table:table-cell office:value-type="float" office:value="3.27238" calcext:value-type="float">
            <text:p>3.27238</text:p>
          </table:table-cell>
          <table:table-cell office:value-type="float" office:value="2.46833" calcext:value-type="float">
            <text:p>2.46833</text:p>
          </table:table-cell>
          <table:table-cell office:value-type="float" office:value="3.59012" calcext:value-type="float">
            <text:p>3.59012</text:p>
          </table:table-cell>
          <table:table-cell office:value-type="float" office:value="2.37497" calcext:value-type="float">
            <text:p>2.37497</text:p>
          </table:table-cell>
          <table:table-cell office:value-type="float" office:value="1.963" calcext:value-type="float">
            <text:p>1.963</text:p>
          </table:table-cell>
          <table:table-cell office:value-type="float" office:value="0.201947" calcext:value-type="float">
            <text:p>0.201947</text:p>
          </table:table-cell>
          <table:table-cell office:value-type="float" office:value="0.957497" calcext:value-type="float">
            <text:p>0.957497</text:p>
          </table:table-cell>
          <table:table-cell office:value-type="float" office:value="2.98653" calcext:value-type="float">
            <text:p>2.98653</text:p>
          </table:table-cell>
          <table:table-cell office:value-type="float" office:value="0.600061" calcext:value-type="float">
            <text:p>0.600061</text:p>
          </table:table-cell>
          <table:table-cell office:value-type="float" office:value="1.68816" calcext:value-type="float">
            <text:p>1.68816</text:p>
          </table:table-cell>
          <table:table-cell office:value-type="float" office:value="5.0421" calcext:value-type="float">
            <text:p>5.0421</text:p>
          </table:table-cell>
          <table:table-cell office:value-type="float" office:value="3.75179" calcext:value-type="float">
            <text:p>3.75179</text:p>
          </table:table-cell>
          <table:table-cell office:value-type="float" office:value="1.13307" calcext:value-type="float">
            <text:p>1.13307</text:p>
          </table:table-cell>
          <table:table-cell office:value-type="float" office:value="0.670014" calcext:value-type="float">
            <text:p>0.670014</text:p>
          </table:table-cell>
          <table:table-cell office:value-type="float" office:value="2.24125" calcext:value-type="float">
            <text:p>2.24125</text:p>
          </table:table-cell>
          <table:table-cell office:value-type="float" office:value="0.338171" calcext:value-type="float">
            <text:p>0.338171</text:p>
          </table:table-cell>
          <table:table-cell office:value-type="float" office:value="4.92532" calcext:value-type="float">
            <text:p>4.92532</text:p>
          </table:table-cell>
          <table:table-cell table:number-columns-repeated="38"/>
          <table:table-cell table:formula="of:=[.S8]" office:value-type="float" office:value="99.1738" calcext:value-type="float">
            <text:p>99.1738</text:p>
          </table:table-cell>
          <table:table-cell table:formula="of:=[.BY8]-1.96*[.AL8]" office:value-type="float" office:value="89.5201728" calcext:value-type="float">
            <text:p>89.5201728</text:p>
          </table:table-cell>
          <table:table-cell table:formula="of:=[.BY8]+1.96*[.AL8]" office:value-type="float" office:value="108.8274272" calcext:value-type="float">
            <text:p>108.8274272</text:p>
          </table:table-cell>
        </table:table-row>
        <table:table-row table:style-name="ro1">
          <table:table-cell office:value-type="float" office:value="56.1115" calcext:value-type="float">
            <text:p>56.1115</text:p>
          </table:table-cell>
          <table:table-cell office:value-type="float" office:value="42.6131" calcext:value-type="float">
            <text:p>42.6131</text:p>
          </table:table-cell>
          <table:table-cell office:value-type="float" office:value="11.1516" calcext:value-type="float">
            <text:p>11.1516</text:p>
          </table:table-cell>
          <table:table-cell office:value-type="float" office:value="9.35606" calcext:value-type="float">
            <text:p>9.35606</text:p>
          </table:table-cell>
          <table:table-cell office:value-type="float" office:value="18.5318" calcext:value-type="float">
            <text:p>18.5318</text:p>
          </table:table-cell>
          <table:table-cell office:value-type="float" office:value="9.24306" calcext:value-type="float">
            <text:p>9.24306</text:p>
          </table:table-cell>
          <table:table-cell office:value-type="float" office:value="11.5732" calcext:value-type="float">
            <text:p>11.5732</text:p>
          </table:table-cell>
          <table:table-cell office:value-type="float" office:value="0.093951" calcext:value-type="float">
            <text:p>0.093951</text:p>
          </table:table-cell>
          <table:table-cell office:value-type="float" office:value="0.892815" calcext:value-type="float">
            <text:p>0.892815</text:p>
          </table:table-cell>
          <table:table-cell office:value-type="float" office:value="9.44598" calcext:value-type="float">
            <text:p>9.44598</text:p>
          </table:table-cell>
          <table:table-cell office:value-type="float" office:value="0.368837" calcext:value-type="float">
            <text:p>0.368837</text:p>
          </table:table-cell>
          <table:table-cell office:value-type="float" office:value="3.31558" calcext:value-type="float">
            <text:p>3.31558</text:p>
          </table:table-cell>
          <table:table-cell office:value-type="float" office:value="49.1618" calcext:value-type="float">
            <text:p>49.1618</text:p>
          </table:table-cell>
          <table:table-cell office:value-type="float" office:value="28.7959" calcext:value-type="float">
            <text:p>28.7959</text:p>
          </table:table-cell>
          <table:table-cell office:value-type="float" office:value="2.0879" calcext:value-type="float">
            <text:p>2.0879</text:p>
          </table:table-cell>
          <table:table-cell office:value-type="float" office:value="0.771808" calcext:value-type="float">
            <text:p>0.771808</text:p>
          </table:table-cell>
          <table:table-cell office:value-type="float" office:value="14.0945" calcext:value-type="float">
            <text:p>14.0945</text:p>
          </table:table-cell>
          <table:table-cell office:value-type="float" office:value="0.250069" calcext:value-type="float">
            <text:p>0.250069</text:p>
          </table:table-cell>
          <table:table-cell office:value-type="float" office:value="109.185" calcext:value-type="float">
            <text:p>109.185</text:p>
          </table:table-cell>
          <table:table-cell office:value-type="float" office:value="6.43887" calcext:value-type="float">
            <text:p>6.43887</text:p>
          </table:table-cell>
          <table:table-cell office:value-type="float" office:value="5.86114" calcext:value-type="float">
            <text:p>5.86114</text:p>
          </table:table-cell>
          <table:table-cell office:value-type="float" office:value="3.23974" calcext:value-type="float">
            <text:p>3.23974</text:p>
          </table:table-cell>
          <table:table-cell office:value-type="float" office:value="2.66144" calcext:value-type="float">
            <text:p>2.66144</text:p>
          </table:table-cell>
          <table:table-cell office:value-type="float" office:value="3.72708" calcext:value-type="float">
            <text:p>3.72708</text:p>
          </table:table-cell>
          <table:table-cell office:value-type="float" office:value="2.54311" calcext:value-type="float">
            <text:p>2.54311</text:p>
          </table:table-cell>
          <table:table-cell office:value-type="float" office:value="2.19229" calcext:value-type="float">
            <text:p>2.19229</text:p>
          </table:table-cell>
          <table:table-cell office:value-type="float" office:value="0.22818" calcext:value-type="float">
            <text:p>0.22818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2.98433" calcext:value-type="float">
            <text:p>2.98433</text:p>
          </table:table-cell>
          <table:table-cell office:value-type="float" office:value="0.605464" calcext:value-type="float">
            <text:p>0.605464</text:p>
          </table:table-cell>
          <table:table-cell office:value-type="float" office:value="1.76287" calcext:value-type="float">
            <text:p>1.76287</text:p>
          </table:table-cell>
          <table:table-cell office:value-type="float" office:value="5.48525" calcext:value-type="float">
            <text:p>5.48525</text:p>
          </table:table-cell>
          <table:table-cell office:value-type="float" office:value="4.11458" calcext:value-type="float">
            <text:p>4.11458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0.735459" calcext:value-type="float">
            <text:p>0.735459</text:p>
          </table:table-cell>
          <table:table-cell office:value-type="float" office:value="2.51194" calcext:value-type="float">
            <text:p>2.51194</text:p>
          </table:table-cell>
          <table:table-cell office:value-type="float" office:value="0.384067" calcext:value-type="float">
            <text:p>0.384067</text:p>
          </table:table-cell>
          <table:table-cell office:value-type="float" office:value="5.36177" calcext:value-type="float">
            <text:p>5.36177</text:p>
          </table:table-cell>
          <table:table-cell table:number-columns-repeated="38"/>
          <table:table-cell table:formula="of:=[.S9]" office:value-type="float" office:value="109.185" calcext:value-type="float">
            <text:p>109.185</text:p>
          </table:table-cell>
          <table:table-cell table:formula="of:=[.BY9]-1.96*[.AL9]" office:value-type="float" office:value="98.6759308" calcext:value-type="float">
            <text:p>98.6759308</text:p>
          </table:table-cell>
          <table:table-cell table:formula="of:=[.BY9]+1.96*[.AL9]" office:value-type="float" office:value="119.6940692" calcext:value-type="float">
            <text:p>119.6940692</text:p>
          </table:table-cell>
        </table:table-row>
        <table:table-row table:style-name="ro1">
          <table:table-cell office:value-type="float" office:value="52.5919" calcext:value-type="float">
            <text:p>52.5919</text:p>
          </table:table-cell>
          <table:table-cell office:value-type="float" office:value="40.6196" calcext:value-type="float">
            <text:p>40.6196</text:p>
          </table:table-cell>
          <table:table-cell office:value-type="float" office:value="10.7044" calcext:value-type="float">
            <text:p>10.7044</text:p>
          </table:table-cell>
          <table:table-cell office:value-type="float" office:value="9.98379" calcext:value-type="float">
            <text:p>9.98379</text:p>
          </table:table-cell>
          <table:table-cell office:value-type="float" office:value="18.4972" calcext:value-type="float">
            <text:p>18.4972</text:p>
          </table:table-cell>
          <table:table-cell office:value-type="float" office:value="9.89266" calcext:value-type="float">
            <text:p>9.89266</text:p>
          </table:table-cell>
          <table:table-cell office:value-type="float" office:value="13.0757" calcext:value-type="float">
            <text:p>13.0757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0.856447" calcext:value-type="float">
            <text:p>0.856447</text:p>
          </table:table-cell>
          <table:table-cell office:value-type="float" office:value="9.16879" calcext:value-type="float">
            <text:p>9.16879</text:p>
          </table:table-cell>
          <table:table-cell office:value-type="float" office:value="0.371209" calcext:value-type="float">
            <text:p>0.371209</text:p>
          </table:table-cell>
          <table:table-cell office:value-type="float" office:value="3.41771" calcext:value-type="float">
            <text:p>3.41771</text:p>
          </table:table-cell>
          <table:table-cell office:value-type="float" office:value="52.9586" calcext:value-type="float">
            <text:p>52.9586</text:p>
          </table:table-cell>
          <table:table-cell office:value-type="float" office:value="32.4716" calcext:value-type="float">
            <text:p>32.4716</text:p>
          </table:table-cell>
          <table:table-cell office:value-type="float" office:value="2.26613" calcext:value-type="float">
            <text:p>2.26613</text:p>
          </table:table-cell>
          <table:table-cell office:value-type="float" office:value="0.869264" calcext:value-type="float">
            <text:p>0.869264</text:p>
          </table:table-cell>
          <table:table-cell office:value-type="float" office:value="16.2271" calcext:value-type="float">
            <text:p>16.2271</text:p>
          </table:table-cell>
          <table:table-cell office:value-type="float" office:value="0.287886" calcext:value-type="float">
            <text:p>0.287886</text:p>
          </table:table-cell>
          <table:table-cell office:value-type="float" office:value="118.895" calcext:value-type="float">
            <text:p>118.895</text:p>
          </table:table-cell>
          <table:table-cell office:value-type="float" office:value="6.4723" calcext:value-type="float">
            <text:p>6.4723</text:p>
          </table:table-cell>
          <table:table-cell office:value-type="float" office:value="5.8507" calcext:value-type="float">
            <text:p>5.8507</text:p>
          </table:table-cell>
          <table:table-cell office:value-type="float" office:value="3.19001" calcext:value-type="float">
            <text:p>3.19001</text:p>
          </table:table-cell>
          <table:table-cell office:value-type="float" office:value="2.81847" calcext:value-type="float">
            <text:p>2.81847</text:p>
          </table:table-cell>
          <table:table-cell office:value-type="float" office:value="3.8258" calcext:value-type="float">
            <text:p>3.8258</text:p>
          </table:table-cell>
          <table:table-cell office:value-type="float" office:value="2.68751" calcext:value-type="float">
            <text:p>2.68751</text:p>
          </table:table-cell>
          <table:table-cell office:value-type="float" office:value="2.41444" calcext:value-type="float">
            <text:p>2.41444</text:p>
          </table:table-cell>
          <table:table-cell office:value-type="float" office:value="0.253561" calcext:value-type="float">
            <text:p>0.253561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2.9534" calcext:value-type="float">
            <text:p>2.9534</text:p>
          </table:table-cell>
          <table:table-cell office:value-type="float" office:value="0.607719" calcext:value-type="float">
            <text:p>0.607719</text:p>
          </table:table-cell>
          <table:table-cell office:value-type="float" office:value="1.80757" calcext:value-type="float">
            <text:p>1.80757</text:p>
          </table:table-cell>
          <table:table-cell office:value-type="float" office:value="5.83662" calcext:value-type="float">
            <text:p>5.83662</text:p>
          </table:table-cell>
          <table:table-cell office:value-type="float" office:value="4.46541" calcext:value-type="float">
            <text:p>4.46541</text:p>
          </table:table-cell>
          <table:table-cell office:value-type="float" office:value="1.33626" calcext:value-type="float">
            <text:p>1.33626</text:p>
          </table:table-cell>
          <table:table-cell office:value-type="float" office:value="0.799194" calcext:value-type="float">
            <text:p>0.799194</text:p>
          </table:table-cell>
          <table:table-cell office:value-type="float" office:value="2.7826" calcext:value-type="float">
            <text:p>2.7826</text:p>
          </table:table-cell>
          <table:table-cell office:value-type="float" office:value="0.430229" calcext:value-type="float">
            <text:p>0.430229</text:p>
          </table:table-cell>
          <table:table-cell office:value-type="float" office:value="5.72827" calcext:value-type="float">
            <text:p>5.72827</text:p>
          </table:table-cell>
          <table:table-cell table:number-columns-repeated="38"/>
          <table:table-cell table:formula="of:=[.S10]" office:value-type="float" office:value="118.895" calcext:value-type="float">
            <text:p>118.895</text:p>
          </table:table-cell>
          <table:table-cell table:formula="of:=[.BY10]-1.96*[.AL10]" office:value-type="float" office:value="107.6675908" calcext:value-type="float">
            <text:p>107.6675908</text:p>
          </table:table-cell>
          <table:table-cell table:formula="of:=[.BY10]+1.96*[.AL10]" office:value-type="float" office:value="130.1224092" calcext:value-type="float">
            <text:p>130.1224092</text:p>
          </table:table-cell>
        </table:table-row>
        <table:table-row table:style-name="ro1">
          <table:table-cell office:value-type="float" office:value="49.4783" calcext:value-type="float">
            <text:p>49.4783</text:p>
          </table:table-cell>
          <table:table-cell office:value-type="float" office:value="38.5881" calcext:value-type="float">
            <text:p>38.5881</text:p>
          </table:table-cell>
          <table:table-cell office:value-type="float" office:value="10.2122" calcext:value-type="float">
            <text:p>10.2122</text:p>
          </table:table-cell>
          <table:table-cell office:value-type="float" office:value="10.5132" calcext:value-type="float">
            <text:p>10.5132</text:p>
          </table:table-cell>
          <table:table-cell office:value-type="float" office:value="18.3535" calcext:value-type="float">
            <text:p>18.3535</text:p>
          </table:table-cell>
          <table:table-cell office:value-type="float" office:value="10.481" calcext:value-type="float">
            <text:p>10.481</text:p>
          </table:table-cell>
          <table:table-cell office:value-type="float" office:value="14.6816" calcext:value-type="float">
            <text:p>14.6816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816728" calcext:value-type="float">
            <text:p>0.816728</text:p>
          </table:table-cell>
          <table:table-cell office:value-type="float" office:value="8.80765" calcext:value-type="float">
            <text:p>8.80765</text:p>
          </table:table-cell>
          <table:table-cell office:value-type="float" office:value="0.370713" calcext:value-type="float">
            <text:p>0.370713</text:p>
          </table:table-cell>
          <table:table-cell office:value-type="float" office:value="3.46322" calcext:value-type="float">
            <text:p>3.46322</text:p>
          </table:table-cell>
          <table:table-cell office:value-type="float" office:value="56.0724" calcext:value-type="float">
            <text:p>56.0724</text:p>
          </table:table-cell>
          <table:table-cell office:value-type="float" office:value="36.3253" calcext:value-type="float">
            <text:p>36.3253</text:p>
          </table:table-cell>
          <table:table-cell office:value-type="float" office:value="2.43234" calcext:value-type="float">
            <text:p>2.43234</text:p>
          </table:table-cell>
          <table:table-cell office:value-type="float" office:value="0.972197" calcext:value-type="float">
            <text:p>0.972197</text:p>
          </table:table-cell>
          <table:table-cell office:value-type="float" office:value="18.6318" calcext:value-type="float">
            <text:p>18.6318</text:p>
          </table:table-cell>
          <table:table-cell office:value-type="float" office:value="0.330529" calcext:value-type="float">
            <text:p>0.330529</text:p>
          </table:table-cell>
          <table:table-cell office:value-type="float" office:value="128.223" calcext:value-type="float">
            <text:p>128.223</text:p>
          </table:table-cell>
          <table:table-cell office:value-type="float" office:value="6.48185" calcext:value-type="float">
            <text:p>6.48185</text:p>
          </table:table-cell>
          <table:table-cell office:value-type="float" office:value="5.82176" calcext:value-type="float">
            <text:p>5.82176</text:p>
          </table:table-cell>
          <table:table-cell office:value-type="float" office:value="3.13076" calcext:value-type="float">
            <text:p>3.13076</text:p>
          </table:table-cell>
          <table:table-cell office:value-type="float" office:value="2.94575" calcext:value-type="float">
            <text:p>2.94575</text:p>
          </table:table-cell>
          <table:table-cell office:value-type="float" office:value="3.89603" calcext:value-type="float">
            <text:p>3.89603</text:p>
          </table:table-cell>
          <table:table-cell office:value-type="float" office:value="2.81279" calcext:value-type="float">
            <text:p>2.81279</text:p>
          </table:table-cell>
          <table:table-cell office:value-type="float" office:value="2.62988" calcext:value-type="float">
            <text:p>2.62988</text:p>
          </table:table-cell>
          <table:table-cell office:value-type="float" office:value="0.278103" calcext:value-type="float">
            <text:p>0.278103</text:p>
          </table:table-cell>
          <table:table-cell office:value-type="float" office:value="0.902287" calcext:value-type="float">
            <text:p>0.902287</text:p>
          </table:table-cell>
          <table:table-cell office:value-type="float" office:value="2.90645" calcext:value-type="float">
            <text:p>2.90645</text:p>
          </table:table-cell>
          <table:table-cell office:value-type="float" office:value="0.607571" calcext:value-type="float">
            <text:p>0.607571</text:p>
          </table:table-cell>
          <table:table-cell office:value-type="float" office:value="1.83032" calcext:value-type="float">
            <text:p>1.83032</text:p>
          </table:table-cell>
          <table:table-cell office:value-type="float" office:value="6.11805" calcext:value-type="float">
            <text:p>6.11805</text:p>
          </table:table-cell>
          <table:table-cell office:value-type="float" office:value="4.80061" calcext:value-type="float">
            <text:p>4.80061</text:p>
          </table:table-cell>
          <table:table-cell office:value-type="float" office:value="1.41576" calcext:value-type="float">
            <text:p>1.41576</text:p>
          </table:table-cell>
          <table:table-cell office:value-type="float" office:value="0.861401" calcext:value-type="float">
            <text:p>0.861401</text:p>
          </table:table-cell>
          <table:table-cell office:value-type="float" office:value="3.05534" calcext:value-type="float">
            <text:p>3.05534</text:p>
          </table:table-cell>
          <table:table-cell office:value-type="float" office:value="0.476945" calcext:value-type="float">
            <text:p>0.476945</text:p>
          </table:table-cell>
          <table:table-cell office:value-type="float" office:value="6.04472" calcext:value-type="float">
            <text:p>6.04472</text:p>
          </table:table-cell>
          <table:table-cell table:number-columns-repeated="38"/>
          <table:table-cell table:formula="of:=[.S11]" office:value-type="float" office:value="128.223" calcext:value-type="float">
            <text:p>128.223</text:p>
          </table:table-cell>
          <table:table-cell table:formula="of:=[.BY11]-1.96*[.AL11]" office:value-type="float" office:value="116.3753488" calcext:value-type="float">
            <text:p>116.3753488</text:p>
          </table:table-cell>
          <table:table-cell table:formula="of:=[.BY11]+1.96*[.AL11]" office:value-type="float" office:value="140.0706512" calcext:value-type="float">
            <text:p>140.0706512</text:p>
          </table:table-cell>
        </table:table-row>
        <table:table-row table:style-name="ro1">
          <table:table-cell office:value-type="float" office:value="46.681" calcext:value-type="float">
            <text:p>46.681</text:p>
          </table:table-cell>
          <table:table-cell office:value-type="float" office:value="36.5873" calcext:value-type="float">
            <text:p>36.5873</text:p>
          </table:table-cell>
          <table:table-cell office:value-type="float" office:value="9.70638" calcext:value-type="float">
            <text:p>9.70638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18.1244" calcext:value-type="float">
            <text:p>18.1244</text:p>
          </table:table-cell>
          <table:table-cell office:value-type="float" office:value="11.0049" calcext:value-type="float">
            <text:p>11.0049</text:p>
          </table:table-cell>
          <table:table-cell office:value-type="float" office:value="16.3784" calcext:value-type="float">
            <text:p>16.3784</text:p>
          </table:table-cell>
          <table:table-cell office:value-type="float" office:value="0.133156" calcext:value-type="float">
            <text:p>0.133156</text:p>
          </table:table-cell>
          <table:table-cell office:value-type="float" office:value="0.776081" calcext:value-type="float">
            <text:p>0.776081</text:p>
          </table:table-cell>
          <table:table-cell office:value-type="float" office:value="8.40652" calcext:value-type="float">
            <text:p>8.40652</text:p>
          </table:table-cell>
          <table:table-cell office:value-type="float" office:value="0.367986" calcext:value-type="float">
            <text:p>0.367986</text:p>
          </table:table-cell>
          <table:table-cell office:value-type="float" office:value="3.46149" calcext:value-type="float">
            <text:p>3.46149</text:p>
          </table:table-cell>
          <table:table-cell office:value-type="float" office:value="58.4924" calcext:value-type="float">
            <text:p>58.4924</text:p>
          </table:table-cell>
          <table:table-cell office:value-type="float" office:value="40.2637" calcext:value-type="float">
            <text:p>40.2637</text:p>
          </table:table-cell>
          <table:table-cell office:value-type="float" office:value="2.58479" calcext:value-type="float">
            <text:p>2.58479</text:p>
          </table:table-cell>
          <table:table-cell office:value-type="float" office:value="1.07915" calcext:value-type="float">
            <text:p>1.07915</text:p>
          </table:table-cell>
          <table:table-cell office:value-type="float" office:value="21.3219" calcext:value-type="float">
            <text:p>21.3219</text:p>
          </table:table-cell>
          <table:table-cell office:value-type="float" office:value="0.378234" calcext:value-type="float">
            <text:p>0.378234</text:p>
          </table:table-cell>
          <table:table-cell office:value-type="float" office:value="137.132" calcext:value-type="float">
            <text:p>137.132</text:p>
          </table:table-cell>
          <table:table-cell office:value-type="float" office:value="6.47396" calcext:value-type="float">
            <text:p>6.47396</text:p>
          </table:table-cell>
          <table:table-cell office:value-type="float" office:value="5.77899" calcext:value-type="float">
            <text:p>5.77899</text:p>
          </table:table-cell>
          <table:table-cell office:value-type="float" office:value="3.06639" calcext:value-type="float">
            <text:p>3.06639</text:p>
          </table:table-cell>
          <table:table-cell office:value-type="float" office:value="3.04834" calcext:value-type="float">
            <text:p>3.04834</text:p>
          </table:table-cell>
          <table:table-cell office:value-type="float" office:value="3.94435" calcext:value-type="float">
            <text:p>3.94435</text:p>
          </table:table-cell>
          <table:table-cell office:value-type="float" office:value="2.92211" calcext:value-type="float">
            <text:p>2.92211</text:p>
          </table:table-cell>
          <table:table-cell office:value-type="float" office:value="2.83858" calcext:value-type="float">
            <text:p>2.83858</text:p>
          </table:table-cell>
          <table:table-cell office:value-type="float" office:value="0.301798" calcext:value-type="float">
            <text:p>0.301798</text:p>
          </table:table-cell>
          <table:table-cell office:value-type="float" office:value="0.879863" calcext:value-type="float">
            <text:p>0.879863</text:p>
          </table:table-cell>
          <table:table-cell office:value-type="float" office:value="2.85059" calcext:value-type="float">
            <text:p>2.85059</text:p>
          </table:table-cell>
          <table:table-cell office:value-type="float" office:value="0.605552" calcext:value-type="float">
            <text:p>0.605552</text:p>
          </table:table-cell>
          <table:table-cell office:value-type="float" office:value="1.83677" calcext:value-type="float">
            <text:p>1.83677</text:p>
          </table:table-cell>
          <table:table-cell office:value-type="float" office:value="6.34596" calcext:value-type="float">
            <text:p>6.34596</text:p>
          </table:table-cell>
          <table:table-cell office:value-type="float" office:value="5.1168" calcext:value-type="float">
            <text:p>5.1168</text:p>
          </table:table-cell>
          <table:table-cell office:value-type="float" office:value="1.4839" calcext:value-type="float">
            <text:p>1.4839</text:p>
          </table:table-cell>
          <table:table-cell office:value-type="float" office:value="0.92192" calcext:value-type="float">
            <text:p>0.92192</text:p>
          </table:table-cell>
          <table:table-cell office:value-type="float" office:value="3.33048" calcext:value-type="float">
            <text:p>3.33048</text:p>
          </table:table-cell>
          <table:table-cell office:value-type="float" office:value="0.524287" calcext:value-type="float">
            <text:p>0.524287</text:p>
          </table:table-cell>
          <table:table-cell office:value-type="float" office:value="6.32766" calcext:value-type="float">
            <text:p>6.32766</text:p>
          </table:table-cell>
          <table:table-cell table:number-columns-repeated="38"/>
          <table:table-cell table:formula="of:=[.S12]" office:value-type="float" office:value="137.132" calcext:value-type="float">
            <text:p>137.132</text:p>
          </table:table-cell>
          <table:table-cell table:formula="of:=[.BY12]-1.96*[.AL12]" office:value-type="float" office:value="124.7297864" calcext:value-type="float">
            <text:p>124.7297864</text:p>
          </table:table-cell>
          <table:table-cell table:formula="of:=[.BY12]+1.96*[.AL12]" office:value-type="float" office:value="149.5342136" calcext:value-type="float">
            <text:p>149.5342136</text:p>
          </table:table-cell>
        </table:table-row>
        <table:table-row table:style-name="ro1">
          <table:table-cell office:value-type="float" office:value="44.1374" calcext:value-type="float">
            <text:p>44.1374</text:p>
          </table:table-cell>
          <table:table-cell office:value-type="float" office:value="34.6562" calcext:value-type="float">
            <text:p>34.6562</text:p>
          </table:table-cell>
          <table:table-cell office:value-type="float" office:value="9.20582" calcext:value-type="float">
            <text:p>9.20582</text:p>
          </table:table-cell>
          <table:table-cell office:value-type="float" office:value="11.288" calcext:value-type="float">
            <text:p>11.288</text:p>
          </table:table-cell>
          <table:table-cell office:value-type="float" office:value="17.8284" calcext:value-type="float">
            <text:p>17.8284</text:p>
          </table:table-cell>
          <table:table-cell office:value-type="float" office:value="11.4633" calcext:value-type="float">
            <text:p>11.4633</text:p>
          </table:table-cell>
          <table:table-cell office:value-type="float" office:value="18.1533" calcext:value-type="float">
            <text:p>18.1533</text:p>
          </table:table-cell>
          <table:table-cell office:value-type="float" office:value="0.147531" calcext:value-type="float">
            <text:p>0.147531</text:p>
          </table:table-cell>
          <table:table-cell office:value-type="float" office:value="0.73595" calcext:value-type="float">
            <text:p>0.73595</text:p>
          </table:table-cell>
          <table:table-cell office:value-type="float" office:value="7.99241" calcext:value-type="float">
            <text:p>7.99241</text:p>
          </table:table-cell>
          <table:table-cell office:value-type="float" office:value="0.363514" calcext:value-type="float">
            <text:p>0.363514</text:p>
          </table:table-cell>
          <table:table-cell office:value-type="float" office:value="3.42211" calcext:value-type="float">
            <text:p>3.42211</text:p>
          </table:table-cell>
          <table:table-cell office:value-type="float" office:value="60.2522" calcext:value-type="float">
            <text:p>60.2522</text:p>
          </table:table-cell>
          <table:table-cell office:value-type="float" office:value="44.1992" calcext:value-type="float">
            <text:p>44.1992</text:p>
          </table:table-cell>
          <table:table-cell office:value-type="float" office:value="2.7225" calcext:value-type="float">
            <text:p>2.7225</text:p>
          </table:table-cell>
          <table:table-cell office:value-type="float" office:value="1.18867" calcext:value-type="float">
            <text:p>1.18867</text:p>
          </table:table-cell>
          <table:table-cell office:value-type="float" office:value="24.3037" calcext:value-type="float">
            <text:p>24.3037</text:p>
          </table:table-cell>
          <table:table-cell office:value-type="float" office:value="0.431111" calcext:value-type="float">
            <text:p>0.431111</text:p>
          </table:table-cell>
          <table:table-cell office:value-type="float" office:value="145.611" calcext:value-type="float">
            <text:p>145.611</text:p>
          </table:table-cell>
          <table:table-cell office:value-type="float" office:value="6.45256" calcext:value-type="float">
            <text:p>6.45256</text:p>
          </table:table-cell>
          <table:table-cell office:value-type="float" office:value="5.72559" calcext:value-type="float">
            <text:p>5.72559</text:p>
          </table:table-cell>
          <table:table-cell office:value-type="float" office:value="2.99956" calcext:value-type="float">
            <text:p>2.99956</text:p>
          </table:table-cell>
          <table:table-cell office:value-type="float" office:value="3.13033" calcext:value-type="float">
            <text:p>3.13033</text:p>
          </table:table-cell>
          <table:table-cell office:value-type="float" office:value="3.97541" calcext:value-type="float">
            <text:p>3.97541</text:p>
          </table:table-cell>
          <table:table-cell office:value-type="float" office:value="3.01768" calcext:value-type="float">
            <text:p>3.01768</text:p>
          </table:table-cell>
          <table:table-cell office:value-type="float" office:value="3.04038" calcext:value-type="float">
            <text:p>3.04038</text:p>
          </table:table-cell>
          <table:table-cell office:value-type="float" office:value="0.324638" calcext:value-type="float">
            <text:p>0.324638</text:p>
          </table:table-cell>
          <table:table-cell office:value-type="float" office:value="0.85711" calcext:value-type="float">
            <text:p>0.85711</text:p>
          </table:table-cell>
          <table:table-cell office:value-type="float" office:value="2.79" calcext:value-type="float">
            <text:p>2.79</text:p>
          </table:table-cell>
          <table:table-cell office:value-type="float" office:value="0.602053" calcext:value-type="float">
            <text:p>0.602053</text:p>
          </table:table-cell>
          <table:table-cell office:value-type="float" office:value="1.83106" calcext:value-type="float">
            <text:p>1.83106</text:p>
          </table:table-cell>
          <table:table-cell office:value-type="float" office:value="6.53295" calcext:value-type="float">
            <text:p>6.53295</text:p>
          </table:table-cell>
          <table:table-cell office:value-type="float" office:value="5.41188" calcext:value-type="float">
            <text:p>5.41188</text:p>
          </table:table-cell>
          <table:table-cell office:value-type="float" office:value="1.54235" calcext:value-type="float">
            <text:p>1.54235</text:p>
          </table:table-cell>
          <table:table-cell office:value-type="float" office:value="0.980475" calcext:value-type="float">
            <text:p>0.980475</text:p>
          </table:table-cell>
          <table:table-cell office:value-type="float" office:value="3.60723" calcext:value-type="float">
            <text:p>3.60723</text:p>
          </table:table-cell>
          <table:table-cell office:value-type="float" office:value="0.572196" calcext:value-type="float">
            <text:p>0.572196</text:p>
          </table:table-cell>
          <table:table-cell office:value-type="float" office:value="6.59051" calcext:value-type="float">
            <text:p>6.59051</text:p>
          </table:table-cell>
          <table:table-cell table:number-columns-repeated="38"/>
          <table:table-cell table:formula="of:=[.S13]" office:value-type="float" office:value="145.611" calcext:value-type="float">
            <text:p>145.611</text:p>
          </table:table-cell>
          <table:table-cell table:formula="of:=[.BY13]-1.96*[.AL13]" office:value-type="float" office:value="132.6936004" calcext:value-type="float">
            <text:p>132.6936004</text:p>
          </table:table-cell>
          <table:table-cell table:formula="of:=[.BY13]+1.96*[.AL13]" office:value-type="float" office:value="158.5283996" calcext:value-type="float">
            <text:p>158.5283996</text:p>
          </table:table-cell>
        </table:table-row>
        <table:table-row table:style-name="ro1">
          <table:table-cell office:value-type="float" office:value="41.8028" calcext:value-type="float">
            <text:p>41.8028</text:p>
          </table:table-cell>
          <table:table-cell office:value-type="float" office:value="32.8154" calcext:value-type="float">
            <text:p>32.8154</text:p>
          </table:table-cell>
          <table:table-cell office:value-type="float" office:value="8.72129" calcext:value-type="float">
            <text:p>8.72129</text:p>
          </table:table-cell>
          <table:table-cell office:value-type="float" office:value="11.5462" calcext:value-type="float">
            <text:p>11.5462</text:p>
          </table:table-cell>
          <table:table-cell office:value-type="float" office:value="17.4803" calcext:value-type="float">
            <text:p>17.4803</text:p>
          </table:table-cell>
          <table:table-cell office:value-type="float" office:value="11.8568" calcext:value-type="float">
            <text:p>11.8568</text:p>
          </table:table-cell>
          <table:table-cell office:value-type="float" office:value="19.9941" calcext:value-type="float">
            <text:p>19.9941</text:p>
          </table:table-cell>
          <table:table-cell office:value-type="float" office:value="0.162355" calcext:value-type="float">
            <text:p>0.162355</text:p>
          </table:table-cell>
          <table:table-cell office:value-type="float" office:value="0.69716" calcext:value-type="float">
            <text:p>0.69716</text:p>
          </table:table-cell>
          <table:table-cell office:value-type="float" office:value="7.58148" calcext:value-type="float">
            <text:p>7.58148</text:p>
          </table:table-cell>
          <table:table-cell office:value-type="float" office:value="0.357677" calcext:value-type="float">
            <text:p>0.357677</text:p>
          </table:table-cell>
          <table:table-cell office:value-type="float" office:value="3.35388" calcext:value-type="float">
            <text:p>3.35388</text:p>
          </table:table-cell>
          <table:table-cell office:value-type="float" office:value="61.4091" calcext:value-type="float">
            <text:p>61.4091</text:p>
          </table:table-cell>
          <table:table-cell office:value-type="float" office:value="48.0543" calcext:value-type="float">
            <text:p>48.0543</text:p>
          </table:table-cell>
          <table:table-cell office:value-type="float" office:value="2.84502" calcext:value-type="float">
            <text:p>2.84502</text:p>
          </table:table-cell>
          <table:table-cell office:value-type="float" office:value="1.29934" calcext:value-type="float">
            <text:p>1.29934</text:p>
          </table:table-cell>
          <table:table-cell office:value-type="float" office:value="27.5774" calcext:value-type="float">
            <text:p>27.5774</text:p>
          </table:table-cell>
          <table:table-cell office:value-type="float" office:value="0.489156" calcext:value-type="float">
            <text:p>0.489156</text:p>
          </table:table-cell>
          <table:table-cell office:value-type="float" office:value="153.664" calcext:value-type="float">
            <text:p>153.664</text:p>
          </table:table-cell>
          <table:table-cell office:value-type="float" office:value="6.4203" calcext:value-type="float">
            <text:p>6.4203</text:p>
          </table:table-cell>
          <table:table-cell office:value-type="float" office:value="5.66397" calcext:value-type="float">
            <text:p>5.66397</text:p>
          </table:table-cell>
          <table:table-cell office:value-type="float" office:value="2.93195" calcext:value-type="float">
            <text:p>2.93195</text:p>
          </table:table-cell>
          <table:table-cell office:value-type="float" office:value="3.195" calcext:value-type="float">
            <text:p>3.195</text:p>
          </table:table-cell>
          <table:table-cell office:value-type="float" office:value="3.99259" calcext:value-type="float">
            <text:p>3.99259</text:p>
          </table:table-cell>
          <table:table-cell office:value-type="float" office:value="3.1012" calcext:value-type="float">
            <text:p>3.1012</text:p>
          </table:table-cell>
          <table:table-cell office:value-type="float" office:value="3.23518" calcext:value-type="float">
            <text:p>3.23518</text:p>
          </table:table-cell>
          <table:table-cell office:value-type="float" office:value="0.346621" calcext:value-type="float">
            <text:p>0.346621</text:p>
          </table:table-cell>
          <table:table-cell office:value-type="float" office:value="0.834494" calcext:value-type="float">
            <text:p>0.834494</text:p>
          </table:table-cell>
          <table:table-cell office:value-type="float" office:value="2.72723" calcext:value-type="float">
            <text:p>2.72723</text:p>
          </table:table-cell>
          <table:table-cell office:value-type="float" office:value="0.597369" calcext:value-type="float">
            <text:p>0.597369</text:p>
          </table:table-cell>
          <table:table-cell office:value-type="float" office:value="1.81629" calcext:value-type="float">
            <text:p>1.81629</text:p>
          </table:table-cell>
          <table:table-cell office:value-type="float" office:value="6.68836" calcext:value-type="float">
            <text:p>6.68836</text:p>
          </table:table-cell>
          <table:table-cell office:value-type="float" office:value="5.68511" calcext:value-type="float">
            <text:p>5.68511</text:p>
          </table:table-cell>
          <table:table-cell office:value-type="float" office:value="1.59241" calcext:value-type="float">
            <text:p>1.59241</text:p>
          </table:table-cell>
          <table:table-cell office:value-type="float" office:value="1.03678" calcext:value-type="float">
            <text:p>1.03678</text:p>
          </table:table-cell>
          <table:table-cell office:value-type="float" office:value="3.88419" calcext:value-type="float">
            <text:p>3.88419</text:p>
          </table:table-cell>
          <table:table-cell office:value-type="float" office:value="0.620533" calcext:value-type="float">
            <text:p>0.620533</text:p>
          </table:table-cell>
          <table:table-cell office:value-type="float" office:value="6.8437" calcext:value-type="float">
            <text:p>6.8437</text:p>
          </table:table-cell>
          <table:table-cell table:number-columns-repeated="38"/>
          <table:table-cell table:formula="of:=[.S14]" office:value-type="float" office:value="153.664" calcext:value-type="float">
            <text:p>153.664</text:p>
          </table:table-cell>
          <table:table-cell table:formula="of:=[.BY14]-1.96*[.AL14]" office:value-type="float" office:value="140.250348" calcext:value-type="float">
            <text:p>140.250348</text:p>
          </table:table-cell>
          <table:table-cell table:formula="of:=[.BY14]+1.96*[.AL14]" office:value-type="float" office:value="167.077652" calcext:value-type="float">
            <text:p>167.077652</text:p>
          </table:table-cell>
        </table:table-row>
        <table:table-row table:style-name="ro1">
          <table:table-cell office:value-type="float" office:value="39.6447" calcext:value-type="float">
            <text:p>39.6447</text:p>
          </table:table-cell>
          <table:table-cell office:value-type="float" office:value="31.0738" calcext:value-type="float">
            <text:p>31.0738</text:p>
          </table:table-cell>
          <table:table-cell office:value-type="float" office:value="8.25855" calcext:value-type="float">
            <text:p>8.25855</text:p>
          </table:table-cell>
          <table:table-cell office:value-type="float" office:value="11.7286" calcext:value-type="float">
            <text:p>11.7286</text:p>
          </table:table-cell>
          <table:table-cell office:value-type="float" office:value="17.0919" calcext:value-type="float">
            <text:p>17.0919</text:p>
          </table:table-cell>
          <table:table-cell office:value-type="float" office:value="12.187" calcext:value-type="float">
            <text:p>12.187</text:p>
          </table:table-cell>
          <table:table-cell office:value-type="float" office:value="21.8887" calcext:value-type="float">
            <text:p>21.8887</text:p>
          </table:table-cell>
          <table:table-cell office:value-type="float" office:value="0.177518" calcext:value-type="float">
            <text:p>0.177518</text:p>
          </table:table-cell>
          <table:table-cell office:value-type="float" office:value="0.660148" calcext:value-type="float">
            <text:p>0.660148</text:p>
          </table:table-cell>
          <table:table-cell office:value-type="float" office:value="7.18307" calcext:value-type="float">
            <text:p>7.18307</text:p>
          </table:table-cell>
          <table:table-cell office:value-type="float" office:value="0.350774" calcext:value-type="float">
            <text:p>0.350774</text:p>
          </table:table-cell>
          <table:table-cell office:value-type="float" office:value="3.26444" calcext:value-type="float">
            <text:p>3.26444</text:p>
          </table:table-cell>
          <table:table-cell office:value-type="float" office:value="62.0303" calcext:value-type="float">
            <text:p>62.0303</text:p>
          </table:table-cell>
          <table:table-cell office:value-type="float" office:value="51.764" calcext:value-type="float">
            <text:p>51.764</text:p>
          </table:table-cell>
          <table:table-cell office:value-type="float" office:value="2.95227" calcext:value-type="float">
            <text:p>2.95227</text:p>
          </table:table-cell>
          <table:table-cell office:value-type="float" office:value="1.40984" calcext:value-type="float">
            <text:p>1.40984</text:p>
          </table:table-cell>
          <table:table-cell office:value-type="float" office:value="31.1373" calcext:value-type="float">
            <text:p>31.1373</text:p>
          </table:table-cell>
          <table:table-cell office:value-type="float" office:value="0.552264" calcext:value-type="float">
            <text:p>0.552264</text:p>
          </table:table-cell>
          <table:table-cell office:value-type="float" office:value="161.304" calcext:value-type="float">
            <text:p>161.304</text:p>
          </table:table-cell>
          <table:table-cell office:value-type="float" office:value="6.3791" calcext:value-type="float">
            <text:p>6.3791</text:p>
          </table:table-cell>
          <table:table-cell office:value-type="float" office:value="5.59601" calcext:value-type="float">
            <text:p>5.59601</text:p>
          </table:table-cell>
          <table:table-cell office:value-type="float" office:value="2.86461" calcext:value-type="float">
            <text:p>2.86461</text:p>
          </table:table-cell>
          <table:table-cell office:value-type="float" office:value="3.24505" calcext:value-type="float">
            <text:p>3.24505</text:p>
          </table:table-cell>
          <table:table-cell office:value-type="float" office:value="3.99843" calcext:value-type="float">
            <text:p>3.99843</text:p>
          </table:table-cell>
          <table:table-cell office:value-type="float" office:value="3.17396" calcext:value-type="float">
            <text:p>3.17396</text:p>
          </table:table-cell>
          <table:table-cell office:value-type="float" office:value="3.42298" calcext:value-type="float">
            <text:p>3.42298</text:p>
          </table:table-cell>
          <table:table-cell office:value-type="float" office:value="0.367751" calcext:value-type="float">
            <text:p>0.367751</text:p>
          </table:table-cell>
          <table:table-cell office:value-type="float" office:value="0.812299" calcext:value-type="float">
            <text:p>0.812299</text:p>
          </table:table-cell>
          <table:table-cell office:value-type="float" office:value="2.66384" calcext:value-type="float">
            <text:p>2.66384</text:p>
          </table:table-cell>
          <table:table-cell office:value-type="float" office:value="0.591729" calcext:value-type="float">
            <text:p>0.591729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6.81883" calcext:value-type="float">
            <text:p>6.81883</text:p>
          </table:table-cell>
          <table:table-cell office:value-type="float" office:value="5.93689" calcext:value-type="float">
            <text:p>5.93689</text:p>
          </table:table-cell>
          <table:table-cell office:value-type="float" office:value="1.63512" calcext:value-type="float">
            <text:p>1.63512</text:p>
          </table:table-cell>
          <table:table-cell office:value-type="float" office:value="1.09057" calcext:value-type="float">
            <text:p>1.09057</text:p>
          </table:table-cell>
          <table:table-cell office:value-type="float" office:value="4.15967" calcext:value-type="float">
            <text:p>4.15967</text:p>
          </table:table-cell>
          <table:table-cell office:value-type="float" office:value="0.669127" calcext:value-type="float">
            <text:p>0.669127</text:p>
          </table:table-cell>
          <table:table-cell office:value-type="float" office:value="7.09504" calcext:value-type="float">
            <text:p>7.09504</text:p>
          </table:table-cell>
          <table:table-cell table:number-columns-repeated="38"/>
          <table:table-cell table:formula="of:=[.S15]" office:value-type="float" office:value="161.304" calcext:value-type="float">
            <text:p>161.304</text:p>
          </table:table-cell>
          <table:table-cell table:formula="of:=[.BY15]-1.96*[.AL15]" office:value-type="float" office:value="147.3977216" calcext:value-type="float">
            <text:p>147.3977216</text:p>
          </table:table-cell>
          <table:table-cell table:formula="of:=[.BY15]+1.96*[.AL15]" office:value-type="float" office:value="175.2102784" calcext:value-type="float">
            <text:p>175.2102784</text:p>
          </table:table-cell>
        </table:table-row>
        <table:table-row table:style-name="ro1">
          <table:table-cell office:value-type="float" office:value="37.6389" calcext:value-type="float">
            <text:p>37.6389</text:p>
          </table:table-cell>
          <table:table-cell office:value-type="float" office:value="29.4335" calcext:value-type="float">
            <text:p>29.4335</text:p>
          </table:table-cell>
          <table:table-cell office:value-type="float" office:value="7.82025" calcext:value-type="float">
            <text:p>7.82025</text:p>
          </table:table-cell>
          <table:table-cell office:value-type="float" office:value="11.8433" calcext:value-type="float">
            <text:p>11.8433</text:p>
          </table:table-cell>
          <table:table-cell office:value-type="float" office:value="16.6728" calcext:value-type="float">
            <text:p>16.6728</text:p>
          </table:table-cell>
          <table:table-cell office:value-type="float" office:value="12.4565" calcext:value-type="float">
            <text:p>12.4565</text:p>
          </table:table-cell>
          <table:table-cell office:value-type="float" office:value="23.8262" calcext:value-type="float">
            <text:p>23.8262</text:p>
          </table:table-cell>
          <table:table-cell office:value-type="float" office:value="0.192921" calcext:value-type="float">
            <text:p>0.192921</text:p>
          </table:table-cell>
          <table:table-cell office:value-type="float" office:value="0.625111" calcext:value-type="float">
            <text:p>0.625111</text:p>
          </table:table-cell>
          <table:table-cell office:value-type="float" office:value="6.80219" calcext:value-type="float">
            <text:p>6.80219</text:p>
          </table:table-cell>
          <table:table-cell office:value-type="float" office:value="0.343047" calcext:value-type="float">
            <text:p>0.343047</text:p>
          </table:table-cell>
          <table:table-cell office:value-type="float" office:value="3.16015" calcext:value-type="float">
            <text:p>3.16015</text:p>
          </table:table-cell>
          <table:table-cell office:value-type="float" office:value="62.1859" calcext:value-type="float">
            <text:p>62.1859</text:p>
          </table:table-cell>
          <table:table-cell office:value-type="float" office:value="55.2761" calcext:value-type="float">
            <text:p>55.2761</text:p>
          </table:table-cell>
          <table:table-cell office:value-type="float" office:value="3.04449" calcext:value-type="float">
            <text:p>3.04449</text:p>
          </table:table-cell>
          <table:table-cell office:value-type="float" office:value="1.51897" calcext:value-type="float">
            <text:p>1.51897</text:p>
          </table:table-cell>
          <table:table-cell office:value-type="float" office:value="34.9729" calcext:value-type="float">
            <text:p>34.9729</text:p>
          </table:table-cell>
          <table:table-cell office:value-type="float" office:value="0.620244" calcext:value-type="float">
            <text:p>0.620244</text:p>
          </table:table-cell>
          <table:table-cell office:value-type="float" office:value="168.549" calcext:value-type="float">
            <text:p>168.549</text:p>
          </table:table-cell>
          <table:table-cell office:value-type="float" office:value="6.33043" calcext:value-type="float">
            <text:p>6.33043</text:p>
          </table:table-cell>
          <table:table-cell office:value-type="float" office:value="5.52326" calcext:value-type="float">
            <text:p>5.52326</text:p>
          </table:table-cell>
          <table:table-cell office:value-type="float" office:value="2.79817" calcext:value-type="float">
            <text:p>2.79817</text:p>
          </table:table-cell>
          <table:table-cell office:value-type="float" office:value="3.28265" calcext:value-type="float">
            <text:p>3.28265</text:p>
          </table:table-cell>
          <table:table-cell office:value-type="float" office:value="3.99486" calcext:value-type="float">
            <text:p>3.99486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3.60386" calcext:value-type="float">
            <text:p>3.60386</text:p>
          </table:table-cell>
          <table:table-cell office:value-type="float" office:value="0.38804" calcext:value-type="float">
            <text:p>0.38804</text:p>
          </table:table-cell>
          <table:table-cell office:value-type="float" office:value="0.790689" calcext:value-type="float">
            <text:p>0.790689</text:p>
          </table:table-cell>
          <table:table-cell office:value-type="float" office:value="2.60083" calcext:value-type="float">
            <text:p>2.60083</text:p>
          </table:table-cell>
          <table:table-cell office:value-type="float" office:value="0.585313" calcext:value-type="float">
            <text:p>0.585313</text:p>
          </table:table-cell>
          <table:table-cell office:value-type="float" office:value="1.76836" calcext:value-type="float">
            <text:p>1.76836</text:p>
          </table:table-cell>
          <table:table-cell office:value-type="float" office:value="6.92888" calcext:value-type="float">
            <text:p>6.92888</text:p>
          </table:table-cell>
          <table:table-cell office:value-type="float" office:value="6.16842" calcext:value-type="float">
            <text:p>6.16842</text:p>
          </table:table-cell>
          <table:table-cell office:value-type="float" office:value="1.67132" calcext:value-type="float">
            <text:p>1.67132</text:p>
          </table:table-cell>
          <table:table-cell office:value-type="float" office:value="1.14167" calcext:value-type="float">
            <text:p>1.14167</text:p>
          </table:table-cell>
          <table:table-cell office:value-type="float" office:value="4.43195" calcext:value-type="float">
            <text:p>4.43195</text:p>
          </table:table-cell>
          <table:table-cell office:value-type="float" office:value="0.71779" calcext:value-type="float">
            <text:p>0.71779</text:p>
          </table:table-cell>
          <table:table-cell office:value-type="float" office:value="7.35008" calcext:value-type="float">
            <text:p>7.35008</text:p>
          </table:table-cell>
          <table:table-cell table:number-columns-repeated="38"/>
          <table:table-cell table:formula="of:=[.S16]" office:value-type="float" office:value="168.549" calcext:value-type="float">
            <text:p>168.549</text:p>
          </table:table-cell>
          <table:table-cell table:formula="of:=[.BY16]-1.96*[.AL16]" office:value-type="float" office:value="154.1428432" calcext:value-type="float">
            <text:p>154.1428432</text:p>
          </table:table-cell>
          <table:table-cell table:formula="of:=[.BY16]+1.96*[.AL16]" office:value-type="float" office:value="182.9551568" calcext:value-type="float">
            <text:p>182.9551568</text:p>
          </table:table-cell>
        </table:table-row>
        <table:table-row table:style-name="ro1">
          <table:table-cell office:value-type="float" office:value="35.7667" calcext:value-type="float">
            <text:p>35.7667</text:p>
          </table:table-cell>
          <table:table-cell office:value-type="float" office:value="27.8925" calcext:value-type="float">
            <text:p>27.8925</text:p>
          </table:table-cell>
          <table:table-cell office:value-type="float" office:value="7.40717" calcext:value-type="float">
            <text:p>7.40717</text:p>
          </table:table-cell>
          <table:table-cell office:value-type="float" office:value="11.8981" calcext:value-type="float">
            <text:p>11.8981</text:p>
          </table:table-cell>
          <table:table-cell office:value-type="float" office:value="16.2309" calcext:value-type="float">
            <text:p>16.2309</text:p>
          </table:table-cell>
          <table:table-cell office:value-type="float" office:value="12.6681" calcext:value-type="float">
            <text:p>12.6681</text:p>
          </table:table-cell>
          <table:table-cell office:value-type="float" office:value="25.7961" calcext:value-type="float">
            <text:p>25.7961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592101" calcext:value-type="float">
            <text:p>0.592101</text:p>
          </table:table-cell>
          <table:table-cell office:value-type="float" office:value="6.44121" calcext:value-type="float">
            <text:p>6.44121</text:p>
          </table:table-cell>
          <table:table-cell office:value-type="float" office:value="0.334691" calcext:value-type="float">
            <text:p>0.334691</text:p>
          </table:table-cell>
          <table:table-cell office:value-type="float" office:value="3.04613" calcext:value-type="float">
            <text:p>3.04613</text:p>
          </table:table-cell>
          <table:table-cell office:value-type="float" office:value="61.9437" calcext:value-type="float">
            <text:p>61.9437</text:p>
          </table:table-cell>
          <table:table-cell office:value-type="float" office:value="58.5503" calcext:value-type="float">
            <text:p>58.5503</text:p>
          </table:table-cell>
          <table:table-cell office:value-type="float" office:value="3.12211" calcext:value-type="float">
            <text:p>3.12211</text:p>
          </table:table-cell>
          <table:table-cell office:value-type="float" office:value="1.62564" calcext:value-type="float">
            <text:p>1.62564</text:p>
          </table:table-cell>
          <table:table-cell office:value-type="float" office:value="39.07" calcext:value-type="float">
            <text:p>39.07</text:p>
          </table:table-cell>
          <table:table-cell office:value-type="float" office:value="0.692836" calcext:value-type="float">
            <text:p>0.692836</text:p>
          </table:table-cell>
          <table:table-cell office:value-type="float" office:value="175.419" calcext:value-type="float">
            <text:p>175.419</text:p>
          </table:table-cell>
          <table:table-cell office:value-type="float" office:value="6.2755" calcext:value-type="float">
            <text:p>6.2755</text:p>
          </table:table-cell>
          <table:table-cell office:value-type="float" office:value="5.44693" calcext:value-type="float">
            <text:p>5.44693</text:p>
          </table:table-cell>
          <table:table-cell office:value-type="float" office:value="2.73306" calcext:value-type="float">
            <text:p>2.73306</text:p>
          </table:table-cell>
          <table:table-cell office:value-type="float" office:value="3.30961" calcext:value-type="float">
            <text:p>3.30961</text:p>
          </table:table-cell>
          <table:table-cell office:value-type="float" office:value="3.98343" calcext:value-type="float">
            <text:p>3.98343</text:p>
          </table:table-cell>
          <table:table-cell office:value-type="float" office:value="3.29123" calcext:value-type="float">
            <text:p>3.29123</text:p>
          </table:table-cell>
          <table:table-cell office:value-type="float" office:value="3.77802" calcext:value-type="float">
            <text:p>3.77802</text:p>
          </table:table-cell>
          <table:table-cell office:value-type="float" office:value="0.407506" calcext:value-type="float">
            <text:p>0.407506</text:p>
          </table:table-cell>
          <table:table-cell office:value-type="float" office:value="0.769751" calcext:value-type="float">
            <text:p>0.769751</text:p>
          </table:table-cell>
          <table:table-cell office:value-type="float" office:value="2.53881" calcext:value-type="float">
            <text:p>2.53881</text:p>
          </table:table-cell>
          <table:table-cell office:value-type="float" office:value="0.578268" calcext:value-type="float">
            <text:p>0.578268</text:p>
          </table:table-cell>
          <table:table-cell office:value-type="float" office:value="1.73839" calcext:value-type="float">
            <text:p>1.73839</text:p>
          </table:table-cell>
          <table:table-cell office:value-type="float" office:value="7.02152" calcext:value-type="float">
            <text:p>7.02152</text:p>
          </table:table-cell>
          <table:table-cell office:value-type="float" office:value="6.38138" calcext:value-type="float">
            <text:p>6.38138</text:p>
          </table:table-cell>
          <table:table-cell office:value-type="float" office:value="1.70172" calcext:value-type="float">
            <text:p>1.70172</text:p>
          </table:table-cell>
          <table:table-cell office:value-type="float" office:value="1.1899" calcext:value-type="float">
            <text:p>1.1899</text:p>
          </table:table-cell>
          <table:table-cell office:value-type="float" office:value="4.69944" calcext:value-type="float">
            <text:p>4.69944</text:p>
          </table:table-cell>
          <table:table-cell office:value-type="float" office:value="0.766338" calcext:value-type="float">
            <text:p>0.766338</text:p>
          </table:table-cell>
          <table:table-cell office:value-type="float" office:value="7.61251" calcext:value-type="float">
            <text:p>7.61251</text:p>
          </table:table-cell>
          <table:table-cell table:number-columns-repeated="38"/>
          <table:table-cell table:formula="of:=[.S17]" office:value-type="float" office:value="175.419" calcext:value-type="float">
            <text:p>175.419</text:p>
          </table:table-cell>
          <table:table-cell table:formula="of:=[.BY17]-1.96*[.AL17]" office:value-type="float" office:value="160.4984804" calcext:value-type="float">
            <text:p>160.4984804</text:p>
          </table:table-cell>
          <table:table-cell table:formula="of:=[.BY17]+1.96*[.AL17]" office:value-type="float" office:value="190.3395196" calcext:value-type="float">
            <text:p>190.3395196</text:p>
          </table:table-cell>
        </table:table-row>
        <table:table-row table:style-name="ro1">
          <table:table-cell office:value-type="float" office:value="34.0135" calcext:value-type="float">
            <text:p>34.0135</text:p>
          </table:table-cell>
          <table:table-cell office:value-type="float" office:value="26.4466" calcext:value-type="float">
            <text:p>26.4466</text:p>
          </table:table-cell>
          <table:table-cell office:value-type="float" office:value="7.01895" calcext:value-type="float">
            <text:p>7.01895</text:p>
          </table:table-cell>
          <table:table-cell office:value-type="float" office:value="11.9004" calcext:value-type="float">
            <text:p>11.9004</text:p>
          </table:table-cell>
          <table:table-cell office:value-type="float" office:value="15.7728" calcext:value-type="float">
            <text:p>15.7728</text:p>
          </table:table-cell>
          <table:table-cell office:value-type="float" office:value="12.8254" calcext:value-type="float">
            <text:p>12.8254</text:p>
          </table:table-cell>
          <table:table-cell office:value-type="float" office:value="27.789" calcext:value-type="float">
            <text:p>27.789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561084" calcext:value-type="float">
            <text:p>0.561084</text:p>
          </table:table-cell>
          <table:table-cell office:value-type="float" office:value="6.10086" calcext:value-type="float">
            <text:p>6.10086</text:p>
          </table:table-cell>
          <table:table-cell office:value-type="float" office:value="0.325868" calcext:value-type="float">
            <text:p>0.325868</text:p>
          </table:table-cell>
          <table:table-cell office:value-type="float" office:value="2.92645" calcext:value-type="float">
            <text:p>2.92645</text:p>
          </table:table-cell>
          <table:table-cell office:value-type="float" office:value="61.3669" calcext:value-type="float">
            <text:p>61.3669</text:p>
          </table:table-cell>
          <table:table-cell office:value-type="float" office:value="61.5571" calcext:value-type="float">
            <text:p>61.5571</text:p>
          </table:table-cell>
          <table:table-cell office:value-type="float" office:value="3.1857" calcext:value-type="float">
            <text:p>3.1857</text:p>
          </table:table-cell>
          <table:table-cell office:value-type="float" office:value="1.72892" calcext:value-type="float">
            <text:p>1.72892</text:p>
          </table:table-cell>
          <table:table-cell office:value-type="float" office:value="43.4112" calcext:value-type="float">
            <text:p>43.4112</text:p>
          </table:table-cell>
          <table:table-cell office:value-type="float" office:value="0.769728" calcext:value-type="float">
            <text:p>0.769728</text:p>
          </table:table-cell>
          <table:table-cell office:value-type="float" office:value="181.934" calcext:value-type="float">
            <text:p>181.934</text:p>
          </table:table-cell>
          <table:table-cell office:value-type="float" office:value="6.21527" calcext:value-type="float">
            <text:p>6.21527</text:p>
          </table:table-cell>
          <table:table-cell office:value-type="float" office:value="5.368" calcext:value-type="float">
            <text:p>5.368</text:p>
          </table:table-cell>
          <table:table-cell office:value-type="float" office:value="2.6695" calcext:value-type="float">
            <text:p>2.6695</text:p>
          </table:table-cell>
          <table:table-cell office:value-type="float" office:value="3.32743" calcext:value-type="float">
            <text:p>3.32743</text:p>
          </table:table-cell>
          <table:table-cell office:value-type="float" office:value="3.96534" calcext:value-type="float">
            <text:p>3.96534</text:p>
          </table:table-cell>
          <table:table-cell office:value-type="float" office:value="3.33734" calcext:value-type="float">
            <text:p>3.33734</text:p>
          </table:table-cell>
          <table:table-cell office:value-type="float" office:value="3.94573" calcext:value-type="float">
            <text:p>3.94573</text:p>
          </table:table-cell>
          <table:table-cell office:value-type="float" office:value="0.426168" calcext:value-type="float">
            <text:p>0.426168</text:p>
          </table:table-cell>
          <table:table-cell office:value-type="float" office:value="0.749523" calcext:value-type="float">
            <text:p>0.749523</text:p>
          </table:table-cell>
          <table:table-cell office:value-type="float" office:value="2.47815" calcext:value-type="float">
            <text:p>2.47815</text:p>
          </table:table-cell>
          <table:table-cell office:value-type="float" office:value="0.570713" calcext:value-type="float">
            <text:p>0.570713</text:p>
          </table:table-cell>
          <table:table-cell office:value-type="float" office:value="1.70594" calcext:value-type="float">
            <text:p>1.70594</text:p>
          </table:table-cell>
          <table:table-cell office:value-type="float" office:value="7.09872" calcext:value-type="float">
            <text:p>7.09872</text:p>
          </table:table-cell>
          <table:table-cell office:value-type="float" office:value="6.57768" calcext:value-type="float">
            <text:p>6.57768</text:p>
          </table:table-cell>
          <table:table-cell office:value-type="float" office:value="1.72692" calcext:value-type="float">
            <text:p>1.72692</text:p>
          </table:table-cell>
          <table:table-cell office:value-type="float" office:value="1.23519" calcext:value-type="float">
            <text:p>1.23519</text:p>
          </table:table-cell>
          <table:table-cell office:value-type="float" office:value="4.96075" calcext:value-type="float">
            <text:p>4.96075</text:p>
          </table:table-cell>
          <table:table-cell office:value-type="float" office:value="0.814599" calcext:value-type="float">
            <text:p>0.814599</text:p>
          </table:table-cell>
          <table:table-cell office:value-type="float" office:value="7.88454" calcext:value-type="float">
            <text:p>7.88454</text:p>
          </table:table-cell>
          <table:table-cell table:number-columns-repeated="38"/>
          <table:table-cell table:formula="of:=[.S18]" office:value-type="float" office:value="181.934" calcext:value-type="float">
            <text:p>181.934</text:p>
          </table:table-cell>
          <table:table-cell table:formula="of:=[.BY18]-1.96*[.AL18]" office:value-type="float" office:value="166.4803016" calcext:value-type="float">
            <text:p>166.4803016</text:p>
          </table:table-cell>
          <table:table-cell table:formula="of:=[.BY18]+1.96*[.AL18]" office:value-type="float" office:value="197.3876984" calcext:value-type="float">
            <text:p>197.3876984</text:p>
          </table:table-cell>
        </table:table-row>
        <table:table-row table:style-name="ro1">
          <table:table-cell office:value-type="float" office:value="32.3672" calcext:value-type="float">
            <text:p>32.3672</text:p>
          </table:table-cell>
          <table:table-cell office:value-type="float" office:value="25.0905" calcext:value-type="float">
            <text:p>25.0905</text:p>
          </table:table-cell>
          <table:table-cell office:value-type="float" office:value="6.65463" calcext:value-type="float">
            <text:p>6.65463</text:p>
          </table:table-cell>
          <table:table-cell office:value-type="float" office:value="11.8569" calcext:value-type="float">
            <text:p>11.8569</text:p>
          </table:table-cell>
          <table:table-cell office:value-type="float" office:value="15.3037" calcext:value-type="float">
            <text:p>15.3037</text:p>
          </table:table-cell>
          <table:table-cell office:value-type="float" office:value="12.9319" calcext:value-type="float">
            <text:p>12.9319</text:p>
          </table:table-cell>
          <table:table-cell office:value-type="float" office:value="29.7963" calcext:value-type="float">
            <text:p>29.7963</text:p>
          </table:table-cell>
          <table:table-cell office:value-type="float" office:value="0.239728" calcext:value-type="float">
            <text:p>0.239728</text:p>
          </table:table-cell>
          <table:table-cell office:value-type="float" office:value="0.531978" calcext:value-type="float">
            <text:p>0.531978</text:p>
          </table:table-cell>
          <table:table-cell office:value-type="float" office:value="5.78094" calcext:value-type="float">
            <text:p>5.78094</text:p>
          </table:table-cell>
          <table:table-cell office:value-type="float" office:value="0.316709" calcext:value-type="float">
            <text:p>0.316709</text:p>
          </table:table-cell>
          <table:table-cell office:value-type="float" office:value="2.80421" calcext:value-type="float">
            <text:p>2.80421</text:p>
          </table:table-cell>
          <table:table-cell office:value-type="float" office:value="60.5129" calcext:value-type="float">
            <text:p>60.5129</text:p>
          </table:table-cell>
          <table:table-cell office:value-type="float" office:value="64.2767" calcext:value-type="float">
            <text:p>64.2767</text:p>
          </table:table-cell>
          <table:table-cell office:value-type="float" office:value="3.23595" calcext:value-type="float">
            <text:p>3.23595</text:p>
          </table:table-cell>
          <table:table-cell office:value-type="float" office:value="1.82799" calcext:value-type="float">
            <text:p>1.82799</text:p>
          </table:table-cell>
          <table:table-cell office:value-type="float" office:value="47.9771" calcext:value-type="float">
            <text:p>47.9771</text:p>
          </table:table-cell>
          <table:table-cell office:value-type="float" office:value="0.850569" calcext:value-type="float">
            <text:p>0.850569</text:p>
          </table:table-cell>
          <table:table-cell office:value-type="float" office:value="188.115" calcext:value-type="float">
            <text:p>188.115</text:p>
          </table:table-cell>
          <table:table-cell office:value-type="float" office:value="6.15058" calcext:value-type="float">
            <text:p>6.15058</text:p>
          </table:table-cell>
          <table:table-cell office:value-type="float" office:value="5.28723" calcext:value-type="float">
            <text:p>5.28723</text:p>
          </table:table-cell>
          <table:table-cell office:value-type="float" office:value="2.60761" calcext:value-type="float">
            <text:p>2.60761</text:p>
          </table:table-cell>
          <table:table-cell office:value-type="float" office:value="3.33736" calcext:value-type="float">
            <text:p>3.33736</text:p>
          </table:table-cell>
          <table:table-cell office:value-type="float" office:value="3.9416" calcext:value-type="float">
            <text:p>3.9416</text:p>
          </table:table-cell>
          <table:table-cell office:value-type="float" office:value="3.376" calcext:value-type="float">
            <text:p>3.376</text:p>
          </table:table-cell>
          <table:table-cell office:value-type="float" office:value="4.10733" calcext:value-type="float">
            <text:p>4.10733</text:p>
          </table:table-cell>
          <table:table-cell office:value-type="float" office:value="0.444052" calcext:value-type="float">
            <text:p>0.444052</text:p>
          </table:table-cell>
          <table:table-cell office:value-type="float" office:value="0.730013" calcext:value-type="float">
            <text:p>0.730013</text:p>
          </table:table-cell>
          <table:table-cell office:value-type="float" office:value="2.41904" calcext:value-type="float">
            <text:p>2.41904</text:p>
          </table:table-cell>
          <table:table-cell office:value-type="float" office:value="0.562745" calcext:value-type="float">
            <text:p>0.562745</text:p>
          </table:table-cell>
          <table:table-cell office:value-type="float" office:value="1.67184" calcext:value-type="float">
            <text:p>1.67184</text:p>
          </table:table-cell>
          <table:table-cell office:value-type="float" office:value="7.1618" calcext:value-type="float">
            <text:p>7.1618</text:p>
          </table:table-cell>
          <table:table-cell office:value-type="float" office:value="6.75922" calcext:value-type="float">
            <text:p>6.75922</text:p>
          </table:table-cell>
          <table:table-cell office:value-type="float" office:value="1.74743" calcext:value-type="float">
            <text:p>1.74743</text:p>
          </table:table-cell>
          <table:table-cell office:value-type="float" office:value="1.27747" calcext:value-type="float">
            <text:p>1.27747</text:p>
          </table:table-cell>
          <table:table-cell office:value-type="float" office:value="5.21474" calcext:value-type="float">
            <text:p>5.21474</text:p>
          </table:table-cell>
          <table:table-cell office:value-type="float" office:value="0.862419" calcext:value-type="float">
            <text:p>0.862419</text:p>
          </table:table-cell>
          <table:table-cell office:value-type="float" office:value="8.16725" calcext:value-type="float">
            <text:p>8.16725</text:p>
          </table:table-cell>
          <table:table-cell table:number-columns-repeated="38"/>
          <table:table-cell table:formula="of:=[.S19]" office:value-type="float" office:value="188.115" calcext:value-type="float">
            <text:p>188.115</text:p>
          </table:table-cell>
          <table:table-cell table:formula="of:=[.BY19]-1.96*[.AL19]" office:value-type="float" office:value="172.10719" calcext:value-type="float">
            <text:p>172.10719</text:p>
          </table:table-cell>
          <table:table-cell table:formula="of:=[.BY19]+1.96*[.AL19]" office:value-type="float" office:value="204.12281" calcext:value-type="float">
            <text:p>204.12281</text:p>
          </table:table-cell>
        </table:table-row>
        <table:table-row table:style-name="ro1">
          <table:table-cell office:value-type="float" office:value="30.818" calcext:value-type="float">
            <text:p>30.818</text:p>
          </table:table-cell>
          <table:table-cell office:value-type="float" office:value="23.8183" calcext:value-type="float">
            <text:p>23.8183</text:p>
          </table:table-cell>
          <table:table-cell office:value-type="float" office:value="6.31289" calcext:value-type="float">
            <text:p>6.31289</text:p>
          </table:table-cell>
          <table:table-cell office:value-type="float" office:value="11.7738" calcext:value-type="float">
            <text:p>11.7738</text:p>
          </table:table-cell>
          <table:table-cell office:value-type="float" office:value="14.8284" calcext:value-type="float">
            <text:p>14.8284</text:p>
          </table:table-cell>
          <table:table-cell office:value-type="float" office:value="12.9913" calcext:value-type="float">
            <text:p>12.9913</text:p>
          </table:table-cell>
          <table:table-cell office:value-type="float" office:value="31.81" calcext:value-type="float">
            <text:p>31.81</text:p>
          </table:table-cell>
          <table:table-cell office:value-type="float" office:value="0.255299" calcext:value-type="float">
            <text:p>0.255299</text:p>
          </table:table-cell>
          <table:table-cell office:value-type="float" office:value="0.504678" calcext:value-type="float">
            <text:p>0.504678</text:p>
          </table:table-cell>
          <table:table-cell office:value-type="float" office:value="5.48066" calcext:value-type="float">
            <text:p>5.48066</text:p>
          </table:table-cell>
          <table:table-cell office:value-type="float" office:value="0.307326" calcext:value-type="float">
            <text:p>0.307326</text:p>
          </table:table-cell>
          <table:table-cell office:value-type="float" office:value="2.68177" calcext:value-type="float">
            <text:p>2.68177</text:p>
          </table:table-cell>
          <table:table-cell office:value-type="float" office:value="59.4328" calcext:value-type="float">
            <text:p>59.4328</text:p>
          </table:table-cell>
          <table:table-cell office:value-type="float" office:value="66.6976" calcext:value-type="float">
            <text:p>66.6976</text:p>
          </table:table-cell>
          <table:table-cell office:value-type="float" office:value="3.27361" calcext:value-type="float">
            <text:p>3.27361</text:p>
          </table:table-cell>
          <table:table-cell office:value-type="float" office:value="1.92215" calcext:value-type="float">
            <text:p>1.92215</text:p>
          </table:table-cell>
          <table:table-cell office:value-type="float" office:value="52.7469" calcext:value-type="float">
            <text:p>52.7469</text:p>
          </table:table-cell>
          <table:table-cell office:value-type="float" office:value="0.934981" calcext:value-type="float">
            <text:p>0.934981</text:p>
          </table:table-cell>
          <table:table-cell office:value-type="float" office:value="193.982" calcext:value-type="float">
            <text:p>193.982</text:p>
          </table:table-cell>
          <table:table-cell office:value-type="float" office:value="6.08211" calcext:value-type="float">
            <text:p>6.08211</text:p>
          </table:table-cell>
          <table:table-cell office:value-type="float" office:value="5.20525" calcext:value-type="float">
            <text:p>5.20525</text:p>
          </table:table-cell>
          <table:table-cell office:value-type="float" office:value="2.54745" calcext:value-type="float">
            <text:p>2.54745</text:p>
          </table:table-cell>
          <table:table-cell office:value-type="float" office:value="3.34043" calcext:value-type="float">
            <text:p>3.34043</text:p>
          </table:table-cell>
          <table:table-cell office:value-type="float" office:value="3.91302" calcext:value-type="float">
            <text:p>3.91302</text:p>
          </table:table-cell>
          <table:table-cell office:value-type="float" office:value="3.40777" calcext:value-type="float">
            <text:p>3.40777</text:p>
          </table:table-cell>
          <table:table-cell office:value-type="float" office:value="4.2632" calcext:value-type="float">
            <text:p>4.2632</text:p>
          </table:table-cell>
          <table:table-cell office:value-type="float" office:value="0.461183" calcext:value-type="float">
            <text:p>0.461183</text:p>
          </table:table-cell>
          <table:table-cell office:value-type="float" office:value="0.711211" calcext:value-type="float">
            <text:p>0.711211</text:p>
          </table:table-cell>
          <table:table-cell office:value-type="float" office:value="2.36161" calcext:value-type="float">
            <text:p>2.36161</text:p>
          </table:table-cell>
          <table:table-cell office:value-type="float" office:value="0.554448" calcext:value-type="float">
            <text:p>0.554448</text:p>
          </table:table-cell>
          <table:table-cell office:value-type="float" office:value="1.63674" calcext:value-type="float">
            <text:p>1.63674</text:p>
          </table:table-cell>
          <table:table-cell office:value-type="float" office:value="7.2117" calcext:value-type="float">
            <text:p>7.2117</text:p>
          </table:table-cell>
          <table:table-cell office:value-type="float" office:value="6.92779" calcext:value-type="float">
            <text:p>6.92779</text:p>
          </table:table-cell>
          <table:table-cell office:value-type="float" office:value="1.76371" calcext:value-type="float">
            <text:p>1.76371</text:p>
          </table:table-cell>
          <table:table-cell office:value-type="float" office:value="1.31674" calcext:value-type="float">
            <text:p>1.31674</text:p>
          </table:table-cell>
          <table:table-cell office:value-type="float" office:value="5.46059" calcext:value-type="float">
            <text:p>5.46059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8.4609" calcext:value-type="float">
            <text:p>8.4609</text:p>
          </table:table-cell>
          <table:table-cell table:number-columns-repeated="38"/>
          <table:table-cell table:formula="of:=[.S20]" office:value-type="float" office:value="193.982" calcext:value-type="float">
            <text:p>193.982</text:p>
          </table:table-cell>
          <table:table-cell table:formula="of:=[.BY20]-1.96*[.AL20]" office:value-type="float" office:value="177.398636" calcext:value-type="float">
            <text:p>177.398636</text:p>
          </table:table-cell>
          <table:table-cell table:formula="of:=[.BY20]+1.96*[.AL20]" office:value-type="float" office:value="210.565364" calcext:value-type="float">
            <text:p>210.565364</text:p>
          </table:table-cell>
        </table:table-row>
        <table:table-row table:style-name="ro1">
          <table:table-cell office:value-type="float" office:value="29.3576" calcext:value-type="float">
            <text:p>29.3576</text:p>
          </table:table-cell>
          <table:table-cell office:value-type="float" office:value="22.624" calcext:value-type="float">
            <text:p>22.624</text:p>
          </table:table-cell>
          <table:table-cell office:value-type="float" office:value="5.99229" calcext:value-type="float">
            <text:p>5.99229</text:p>
          </table:table-cell>
          <table:table-cell office:value-type="float" office:value="11.6565" calcext:value-type="float">
            <text:p>11.6565</text:p>
          </table:table-cell>
          <table:table-cell office:value-type="float" office:value="14.3504" calcext:value-type="float">
            <text:p>14.3504</text:p>
          </table:table-cell>
          <table:table-cell office:value-type="float" office:value="13.0074" calcext:value-type="float">
            <text:p>13.0074</text:p>
          </table:table-cell>
          <table:table-cell office:value-type="float" office:value="33.8231" calcext:value-type="float">
            <text:p>33.8231</text:p>
          </table:table-cell>
          <table:table-cell office:value-type="float" office:value="0.270761" calcext:value-type="float">
            <text:p>0.270761</text:p>
          </table:table-cell>
          <table:table-cell office:value-type="float" office:value="0.479067" calcext:value-type="float">
            <text:p>0.479067</text:p>
          </table:table-cell>
          <table:table-cell office:value-type="float" office:value="5.19899" calcext:value-type="float">
            <text:p>5.19899</text:p>
          </table:table-cell>
          <table:table-cell office:value-type="float" office:value="0.297809" calcext:value-type="float">
            <text:p>0.297809</text:p>
          </table:table-cell>
          <table:table-cell office:value-type="float" office:value="2.56087" calcext:value-type="float">
            <text:p>2.56087</text:p>
          </table:table-cell>
          <table:table-cell office:value-type="float" office:value="58.1716" calcext:value-type="float">
            <text:p>58.1716</text:p>
          </table:table-cell>
          <table:table-cell office:value-type="float" office:value="68.815" calcext:value-type="float">
            <text:p>68.815</text:p>
          </table:table-cell>
          <table:table-cell office:value-type="float" office:value="3.29947" calcext:value-type="float">
            <text:p>3.29947</text:p>
          </table:table-cell>
          <table:table-cell office:value-type="float" office:value="2.01085" calcext:value-type="float">
            <text:p>2.01085</text:p>
          </table:table-cell>
          <table:table-cell office:value-type="float" office:value="57.6985" calcext:value-type="float">
            <text:p>57.6985</text:p>
          </table:table-cell>
          <table:table-cell office:value-type="float" office:value="1.02257" calcext:value-type="float">
            <text:p>1.02257</text:p>
          </table:table-cell>
          <table:table-cell office:value-type="float" office:value="199.555" calcext:value-type="float">
            <text:p>199.555</text:p>
          </table:table-cell>
          <table:table-cell office:value-type="float" office:value="6.01047" calcext:value-type="float">
            <text:p>6.01047</text:p>
          </table:table-cell>
          <table:table-cell office:value-type="float" office:value="5.12252" calcext:value-type="float">
            <text:p>5.12252</text:p>
          </table:table-cell>
          <table:table-cell office:value-type="float" office:value="2.48901" calcext:value-type="float">
            <text:p>2.48901</text:p>
          </table:table-cell>
          <table:table-cell office:value-type="float" office:value="3.33755" calcext:value-type="float">
            <text:p>3.33755</text:p>
          </table:table-cell>
          <table:table-cell office:value-type="float" office:value="3.88029" calcext:value-type="float">
            <text:p>3.88029</text:p>
          </table:table-cell>
          <table:table-cell office:value-type="float" office:value="3.43316" calcext:value-type="float">
            <text:p>3.43316</text:p>
          </table:table-cell>
          <table:table-cell office:value-type="float" office:value="4.41374" calcext:value-type="float">
            <text:p>4.41374</text:p>
          </table:table-cell>
          <table:table-cell office:value-type="float" office:value="0.477588" calcext:value-type="float">
            <text:p>0.477588</text:p>
          </table:table-cell>
          <table:table-cell office:value-type="float" office:value="0.693092" calcext:value-type="float">
            <text:p>0.693092</text:p>
          </table:table-cell>
          <table:table-cell office:value-type="float" office:value="2.30587" calcext:value-type="float">
            <text:p>2.30587</text:p>
          </table:table-cell>
          <table:table-cell office:value-type="float" office:value="0.545891" calcext:value-type="float">
            <text:p>0.545891</text:p>
          </table:table-cell>
          <table:table-cell office:value-type="float" office:value="1.60112" calcext:value-type="float">
            <text:p>1.60112</text:p>
          </table:table-cell>
          <table:table-cell office:value-type="float" office:value="7.24914" calcext:value-type="float">
            <text:p>7.24914</text:p>
          </table:table-cell>
          <table:table-cell office:value-type="float" office:value="7.08497" calcext:value-type="float">
            <text:p>7.08497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1.353" calcext:value-type="float">
            <text:p>1.353</text:p>
          </table:table-cell>
          <table:table-cell office:value-type="float" office:value="5.69772" calcext:value-type="float">
            <text:p>5.69772</text:p>
          </table:table-cell>
          <table:table-cell office:value-type="float" office:value="0.9562" calcext:value-type="float">
            <text:p>0.9562</text:p>
          </table:table-cell>
          <table:table-cell office:value-type="float" office:value="8.76515" calcext:value-type="float">
            <text:p>8.76515</text:p>
          </table:table-cell>
          <table:table-cell table:number-columns-repeated="38"/>
          <table:table-cell table:formula="of:=[.S21]" office:value-type="float" office:value="199.555" calcext:value-type="float">
            <text:p>199.555</text:p>
          </table:table-cell>
          <table:table-cell table:formula="of:=[.BY21]-1.96*[.AL21]" office:value-type="float" office:value="182.375306" calcext:value-type="float">
            <text:p>182.375306</text:p>
          </table:table-cell>
          <table:table-cell table:formula="of:=[.BY21]+1.96*[.AL21]" office:value-type="float" office:value="216.734694" calcext:value-type="float">
            <text:p>216.734694</text:p>
          </table:table-cell>
        </table:table-row>
        <table:table-row table:style-name="ro1">
          <table:table-cell office:value-type="float" office:value="27.9788" calcext:value-type="float">
            <text:p>27.9788</text:p>
          </table:table-cell>
          <table:table-cell office:value-type="float" office:value="21.5021" calcext:value-type="float">
            <text:p>21.5021</text:p>
          </table:table-cell>
          <table:table-cell office:value-type="float" office:value="5.69138" calcext:value-type="float">
            <text:p>5.69138</text:p>
          </table:table-cell>
          <table:table-cell office:value-type="float" office:value="11.5102" calcext:value-type="float">
            <text:p>11.5102</text:p>
          </table:table-cell>
          <table:table-cell office:value-type="float" office:value="13.8729" calcext:value-type="float">
            <text:p>13.8729</text:p>
          </table:table-cell>
          <table:table-cell office:value-type="float" office:value="12.9838" calcext:value-type="float">
            <text:p>12.9838</text:p>
          </table:table-cell>
          <table:table-cell office:value-type="float" office:value="35.8292" calcext:value-type="float">
            <text:p>35.8292</text:p>
          </table:table-cell>
          <table:table-cell office:value-type="float" office:value="0.286069" calcext:value-type="float">
            <text:p>0.286069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4.93475" calcext:value-type="float">
            <text:p>4.93475</text:p>
          </table:table-cell>
          <table:table-cell office:value-type="float" office:value="0.288234" calcext:value-type="float">
            <text:p>0.288234</text:p>
          </table:table-cell>
          <table:table-cell office:value-type="float" office:value="2.44274" calcext:value-type="float">
            <text:p>2.44274</text:p>
          </table:table-cell>
          <table:table-cell office:value-type="float" office:value="56.7682" calcext:value-type="float">
            <text:p>56.7682</text:p>
          </table:table-cell>
          <table:table-cell office:value-type="float" office:value="70.6296" calcext:value-type="float">
            <text:p>70.6296</text:p>
          </table:table-cell>
          <table:table-cell office:value-type="float" office:value="3.31437" calcext:value-type="float">
            <text:p>3.31437</text:p>
          </table:table-cell>
          <table:table-cell office:value-type="float" office:value="2.09363" calcext:value-type="float">
            <text:p>2.09363</text:p>
          </table:table-cell>
          <table:table-cell office:value-type="float" office:value="62.8099" calcext:value-type="float">
            <text:p>62.8099</text:p>
          </table:table-cell>
          <table:table-cell office:value-type="float" office:value="1.11294" calcext:value-type="float">
            <text:p>1.11294</text:p>
          </table:table-cell>
          <table:table-cell office:value-type="float" office:value="204.849" calcext:value-type="float">
            <text:p>204.849</text:p>
          </table:table-cell>
          <table:table-cell office:value-type="float" office:value="5.93616" calcext:value-type="float">
            <text:p>5.93616</text:p>
          </table:table-cell>
          <table:table-cell office:value-type="float" office:value="5.03942" calcext:value-type="float">
            <text:p>5.03942</text:p>
          </table:table-cell>
          <table:table-cell office:value-type="float" office:value="2.43227" calcext:value-type="float">
            <text:p>2.43227</text:p>
          </table:table-cell>
          <table:table-cell office:value-type="float" office:value="3.32946" calcext:value-type="float">
            <text:p>3.32946</text:p>
          </table:table-cell>
          <table:table-cell office:value-type="float" office:value="3.84399" calcext:value-type="float">
            <text:p>3.84399</text:p>
          </table:table-cell>
          <table:table-cell office:value-type="float" office:value="3.45264" calcext:value-type="float">
            <text:p>3.45264</text:p>
          </table:table-cell>
          <table:table-cell office:value-type="float" office:value="4.55939" calcext:value-type="float">
            <text:p>4.55939</text:p>
          </table:table-cell>
          <table:table-cell office:value-type="float" office:value="0.493294" calcext:value-type="float">
            <text:p>0.493294</text:p>
          </table:table-cell>
          <table:table-cell office:value-type="float" office:value="0.67563" calcext:value-type="float">
            <text:p>0.67563</text:p>
          </table:table-cell>
          <table:table-cell office:value-type="float" office:value="2.25182" calcext:value-type="float">
            <text:p>2.25182</text:p>
          </table:table-cell>
          <table:table-cell office:value-type="float" office:value="0.537133" calcext:value-type="float">
            <text:p>0.537133</text:p>
          </table:table-cell>
          <table:table-cell office:value-type="float" office:value="1.56537" calcext:value-type="float">
            <text:p>1.56537</text:p>
          </table:table-cell>
          <table:table-cell office:value-type="float" office:value="7.27476" calcext:value-type="float">
            <text:p>7.27476</text:p>
          </table:table-cell>
          <table:table-cell office:value-type="float" office:value="7.23207" calcext:value-type="float">
            <text:p>7.23207</text:p>
          </table:table-cell>
          <table:table-cell office:value-type="float" office:value="1.78513" calcext:value-type="float">
            <text:p>1.78513</text:p>
          </table:table-cell>
          <table:table-cell office:value-type="float" office:value="1.38629" calcext:value-type="float">
            <text:p>1.38629</text:p>
          </table:table-cell>
          <table:table-cell office:value-type="float" office:value="5.92586" calcext:value-type="float">
            <text:p>5.92586</text:p>
          </table:table-cell>
          <table:table-cell office:value-type="float" office:value="1.00194" calcext:value-type="float">
            <text:p>1.00194</text:p>
          </table:table-cell>
          <table:table-cell office:value-type="float" office:value="9.07927" calcext:value-type="float">
            <text:p>9.07927</text:p>
          </table:table-cell>
          <table:table-cell table:number-columns-repeated="38"/>
          <table:table-cell table:formula="of:=[.S22]" office:value-type="float" office:value="204.849" calcext:value-type="float">
            <text:p>204.849</text:p>
          </table:table-cell>
          <table:table-cell table:formula="of:=[.BY22]-1.96*[.AL22]" office:value-type="float" office:value="187.0536308" calcext:value-type="float">
            <text:p>187.0536308</text:p>
          </table:table-cell>
          <table:table-cell table:formula="of:=[.BY22]+1.96*[.AL22]" office:value-type="float" office:value="222.6443692" calcext:value-type="float">
            <text:p>222.6443692</text:p>
          </table:table-cell>
        </table:table-row>
        <table:table-row table:style-name="ro1">
          <table:table-cell office:value-type="float" office:value="26.6753" calcext:value-type="float">
            <text:p>26.6753</text:p>
          </table:table-cell>
          <table:table-cell office:value-type="float" office:value="20.4472" calcext:value-type="float">
            <text:p>20.4472</text:p>
          </table:table-cell>
          <table:table-cell office:value-type="float" office:value="5.40871" calcext:value-type="float">
            <text:p>5.40871</text:p>
          </table:table-cell>
          <table:table-cell office:value-type="float" office:value="11.3392" calcext:value-type="float">
            <text:p>11.3392</text:p>
          </table:table-cell>
          <table:table-cell office:value-type="float" office:value="13.3984" calcext:value-type="float">
            <text:p>13.3984</text:p>
          </table:table-cell>
          <table:table-cell office:value-type="float" office:value="12.9241" calcext:value-type="float">
            <text:p>12.9241</text:p>
          </table:table-cell>
          <table:table-cell office:value-type="float" office:value="37.8228" calcext:value-type="float">
            <text:p>37.8228</text:p>
          </table:table-cell>
          <table:table-cell office:value-type="float" office:value="0.301185" calcext:value-type="float">
            <text:p>0.301185</text:p>
          </table:table-cell>
          <table:table-cell office:value-type="float" office:value="0.432445" calcext:value-type="float">
            <text:p>0.432445</text:p>
          </table:table-cell>
          <table:table-cell office:value-type="float" office:value="4.68674" calcext:value-type="float">
            <text:p>4.68674</text:p>
          </table:table-cell>
          <table:table-cell office:value-type="float" office:value="0.278664" calcext:value-type="float">
            <text:p>0.278664</text:p>
          </table:table-cell>
          <table:table-cell office:value-type="float" office:value="2.32824" calcext:value-type="float">
            <text:p>2.32824</text:p>
          </table:table-cell>
          <table:table-cell office:value-type="float" office:value="55.2562" calcext:value-type="float">
            <text:p>55.2562</text:p>
          </table:table-cell>
          <table:table-cell office:value-type="float" office:value="72.147" calcext:value-type="float">
            <text:p>72.147</text:p>
          </table:table-cell>
          <table:table-cell office:value-type="float" office:value="3.31911" calcext:value-type="float">
            <text:p>3.31911</text:p>
          </table:table-cell>
          <table:table-cell office:value-type="float" office:value="2.17015" calcext:value-type="float">
            <text:p>2.17015</text:p>
          </table:table-cell>
          <table:table-cell office:value-type="float" office:value="68.0587" calcext:value-type="float">
            <text:p>68.0587</text:p>
          </table:table-cell>
          <table:table-cell office:value-type="float" office:value="1.2057" calcext:value-type="float">
            <text:p>1.2057</text:p>
          </table:table-cell>
          <table:table-cell office:value-type="float" office:value="209.883" calcext:value-type="float">
            <text:p>209.883</text:p>
          </table:table-cell>
          <table:table-cell office:value-type="float" office:value="5.85962" calcext:value-type="float">
            <text:p>5.85962</text:p>
          </table:table-cell>
          <table:table-cell office:value-type="float" office:value="4.95624" calcext:value-type="float">
            <text:p>4.95624</text:p>
          </table:table-cell>
          <table:table-cell office:value-type="float" office:value="2.37719" calcext:value-type="float">
            <text:p>2.37719</text:p>
          </table:table-cell>
          <table:table-cell office:value-type="float" office:value="3.31681" calcext:value-type="float">
            <text:p>3.31681</text:p>
          </table:table-cell>
          <table:table-cell office:value-type="float" office:value="3.80462" calcext:value-type="float">
            <text:p>3.80462</text:p>
          </table:table-cell>
          <table:table-cell office:value-type="float" office:value="3.46663" calcext:value-type="float">
            <text:p>3.46663</text:p>
          </table:table-cell>
          <table:table-cell office:value-type="float" office:value="4.70056" calcext:value-type="float">
            <text:p>4.70056</text:p>
          </table:table-cell>
          <table:table-cell office:value-type="float" office:value="0.508329" calcext:value-type="float">
            <text:p>0.508329</text:p>
          </table:table-cell>
          <table:table-cell office:value-type="float" office:value="0.658791" calcext:value-type="float">
            <text:p>0.658791</text:p>
          </table:table-cell>
          <table:table-cell office:value-type="float" office:value="2.19943" calcext:value-type="float">
            <text:p>2.19943</text:p>
          </table:table-cell>
          <table:table-cell office:value-type="float" office:value="0.528225" calcext:value-type="float">
            <text:p>0.528225</text:p>
          </table:table-cell>
          <table:table-cell office:value-type="float" office:value="1.52976" calcext:value-type="float">
            <text:p>1.52976</text:p>
          </table:table-cell>
          <table:table-cell office:value-type="float" office:value="7.28918" calcext:value-type="float">
            <text:p>7.28918</text:p>
          </table:table-cell>
          <table:table-cell office:value-type="float" office:value="7.37013" calcext:value-type="float">
            <text:p>7.37013</text:p>
          </table:table-cell>
          <table:table-cell office:value-type="float" office:value="1.79093" calcext:value-type="float">
            <text:p>1.79093</text:p>
          </table:table-cell>
          <table:table-cell office:value-type="float" office:value="1.41668" calcext:value-type="float">
            <text:p>1.41668</text:p>
          </table:table-cell>
          <table:table-cell office:value-type="float" office:value="6.14498" calcext:value-type="float">
            <text:p>6.14498</text:p>
          </table:table-cell>
          <table:table-cell office:value-type="float" office:value="1.0468" calcext:value-type="float">
            <text:p>1.0468</text:p>
          </table:table-cell>
          <table:table-cell office:value-type="float" office:value="9.40227" calcext:value-type="float">
            <text:p>9.40227</text:p>
          </table:table-cell>
          <table:table-cell table:number-columns-repeated="38"/>
          <table:table-cell table:formula="of:=[.S23]" office:value-type="float" office:value="209.883" calcext:value-type="float">
            <text:p>209.883</text:p>
          </table:table-cell>
          <table:table-cell table:formula="of:=[.BY23]-1.96*[.AL23]" office:value-type="float" office:value="191.4545508" calcext:value-type="float">
            <text:p>191.4545508</text:p>
          </table:table-cell>
          <table:table-cell table:formula="of:=[.BY23]+1.96*[.AL23]" office:value-type="float" office:value="228.3114492" calcext:value-type="float">
            <text:p>228.3114492</text:p>
          </table:table-cell>
        </table:table-row>
        <table:table-row table:style-name="ro1">
          <table:table-cell office:value-type="float" office:value="25.4417" calcext:value-type="float">
            <text:p>25.4417</text:p>
          </table:table-cell>
          <table:table-cell office:value-type="float" office:value="19.4541" calcext:value-type="float">
            <text:p>19.4541</text:p>
          </table:table-cell>
          <table:table-cell office:value-type="float" office:value="5.14295" calcext:value-type="float">
            <text:p>5.14295</text:p>
          </table:table-cell>
          <table:table-cell office:value-type="float" office:value="11.1474" calcext:value-type="float">
            <text:p>11.1474</text:p>
          </table:table-cell>
          <table:table-cell office:value-type="float" office:value="12.929" calcext:value-type="float">
            <text:p>12.929</text:p>
          </table:table-cell>
          <table:table-cell office:value-type="float" office:value="12.8319" calcext:value-type="float">
            <text:p>12.8319</text:p>
          </table:table-cell>
          <table:table-cell office:value-type="float" office:value="39.7987" calcext:value-type="float">
            <text:p>39.7987</text:p>
          </table:table-cell>
          <table:table-cell office:value-type="float" office:value="0.316077" calcext:value-type="float">
            <text:p>0.316077</text:p>
          </table:table-cell>
          <table:table-cell office:value-type="float" office:value="0.411211" calcext:value-type="float">
            <text:p>0.411211</text:p>
          </table:table-cell>
          <table:table-cell office:value-type="float" office:value="4.45378" calcext:value-type="float">
            <text:p>4.45378</text:p>
          </table:table-cell>
          <table:table-cell office:value-type="float" office:value="0.269152" calcext:value-type="float">
            <text:p>0.269152</text:p>
          </table:table-cell>
          <table:table-cell office:value-type="float" office:value="2.21794" calcext:value-type="float">
            <text:p>2.21794</text:p>
          </table:table-cell>
          <table:table-cell office:value-type="float" office:value="53.6645" calcext:value-type="float">
            <text:p>53.6645</text:p>
          </table:table-cell>
          <table:table-cell office:value-type="float" office:value="73.376" calcext:value-type="float">
            <text:p>73.376</text:p>
          </table:table-cell>
          <table:table-cell office:value-type="float" office:value="3.31451" calcext:value-type="float">
            <text:p>3.31451</text:p>
          </table:table-cell>
          <table:table-cell office:value-type="float" office:value="2.24016" calcext:value-type="float">
            <text:p>2.24016</text:p>
          </table:table-cell>
          <table:table-cell office:value-type="float" office:value="73.4231" calcext:value-type="float">
            <text:p>73.4231</text:p>
          </table:table-cell>
          <table:table-cell office:value-type="float" office:value="1.30045" calcext:value-type="float">
            <text:p>1.30045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5.78123" calcext:value-type="float">
            <text:p>5.78123</text:p>
          </table:table-cell>
          <table:table-cell office:value-type="float" office:value="4.87321" calcext:value-type="float">
            <text:p>4.87321</text:p>
          </table:table-cell>
          <table:table-cell office:value-type="float" office:value="2.3237" calcext:value-type="float">
            <text:p>2.3237</text:p>
          </table:table-cell>
          <table:table-cell office:value-type="float" office:value="3.30018" calcext:value-type="float">
            <text:p>3.30018</text:p>
          </table:table-cell>
          <table:table-cell office:value-type="float" office:value="3.76262" calcext:value-type="float">
            <text:p>3.76262</text:p>
          </table:table-cell>
          <table:table-cell office:value-type="float" office:value="3.47553" calcext:value-type="float">
            <text:p>3.47553</text:p>
          </table:table-cell>
          <table:table-cell office:value-type="float" office:value="4.83769" calcext:value-type="float">
            <text:p>4.83769</text:p>
          </table:table-cell>
          <table:table-cell office:value-type="float" office:value="0.522719" calcext:value-type="float">
            <text:p>0.522719</text:p>
          </table:table-cell>
          <table:table-cell office:value-type="float" office:value="0.642544" calcext:value-type="float">
            <text:p>0.642544</text:p>
          </table:table-cell>
          <table:table-cell office:value-type="float" office:value="2.14863" calcext:value-type="float">
            <text:p>2.14863</text:p>
          </table:table-cell>
          <table:table-cell office:value-type="float" office:value="0.519211" calcext:value-type="float">
            <text:p>0.519211</text:p>
          </table:table-cell>
          <table:table-cell office:value-type="float" office:value="1.49453" calcext:value-type="float">
            <text:p>1.49453</text:p>
          </table:table-cell>
          <table:table-cell office:value-type="float" office:value="7.293" calcext:value-type="float">
            <text:p>7.293</text:p>
          </table:table-cell>
          <table:table-cell office:value-type="float" office:value="7.49995" calcext:value-type="float">
            <text:p>7.49995</text:p>
          </table:table-cell>
          <table:table-cell office:value-type="float" office:value="1.79384" calcext:value-type="float">
            <text:p>1.79384</text:p>
          </table:table-cell>
          <table:table-cell office:value-type="float" office:value="1.44423" calcext:value-type="float">
            <text:p>1.44423</text:p>
          </table:table-cell>
          <table:table-cell office:value-type="float" office:value="6.35531" calcext:value-type="float">
            <text:p>6.35531</text:p>
          </table:table-cell>
          <table:table-cell office:value-type="float" office:value="1.09071" calcext:value-type="float">
            <text:p>1.09071</text:p>
          </table:table-cell>
          <table:table-cell office:value-type="float" office:value="9.73304" calcext:value-type="float">
            <text:p>9.73304</text:p>
          </table:table-cell>
          <table:table-cell table:number-columns-repeated="38"/>
          <table:table-cell table:formula="of:=[.S24]" office:value-type="float" office:value="214.671" calcext:value-type="float">
            <text:p>214.671</text:p>
          </table:table-cell>
          <table:table-cell table:formula="of:=[.BY24]-1.96*[.AL24]" office:value-type="float" office:value="195.5942416" calcext:value-type="float">
            <text:p>195.5942416</text:p>
          </table:table-cell>
          <table:table-cell table:formula="of:=[.BY24]+1.96*[.AL24]" office:value-type="float" office:value="233.7477584" calcext:value-type="float">
            <text:p>233.7477584</text:p>
          </table:table-cell>
        </table:table-row>
        <table:table-row table:style-name="ro1">
          <table:table-cell office:value-type="float" office:value="24.273" calcext:value-type="float">
            <text:p>24.273</text:p>
          </table:table-cell>
          <table:table-cell office:value-type="float" office:value="18.5184" calcext:value-type="float">
            <text:p>18.5184</text:p>
          </table:table-cell>
          <table:table-cell office:value-type="float" office:value="4.89282" calcext:value-type="float">
            <text:p>4.89282</text:p>
          </table:table-cell>
          <table:table-cell office:value-type="float" office:value="10.9384" calcext:value-type="float">
            <text:p>10.9384</text:p>
          </table:table-cell>
          <table:table-cell office:value-type="float" office:value="12.4666" calcext:value-type="float">
            <text:p>12.4666</text:p>
          </table:table-cell>
          <table:table-cell office:value-type="float" office:value="12.7104" calcext:value-type="float">
            <text:p>12.7104</text:p>
          </table:table-cell>
          <table:table-cell office:value-type="float" office:value="41.7526" calcext:value-type="float">
            <text:p>41.7526</text:p>
          </table:table-cell>
          <table:table-cell office:value-type="float" office:value="0.330716" calcext:value-type="float">
            <text:p>0.330716</text:p>
          </table:table-cell>
          <table:table-cell office:value-type="float" office:value="0.391225" calcext:value-type="float">
            <text:p>0.391225</text:p>
          </table:table-cell>
          <table:table-cell office:value-type="float" office:value="4.23477" calcext:value-type="float">
            <text:p>4.23477</text:p>
          </table:table-cell>
          <table:table-cell office:value-type="float" office:value="0.259739" calcext:value-type="float">
            <text:p>0.259739</text:p>
          </table:table-cell>
          <table:table-cell office:value-type="float" office:value="2.11216" calcext:value-type="float">
            <text:p>2.11216</text:p>
          </table:table-cell>
          <table:table-cell office:value-type="float" office:value="52.0175" calcext:value-type="float">
            <text:p>52.0175</text:p>
          </table:table-cell>
          <table:table-cell office:value-type="float" office:value="74.3283" calcext:value-type="float">
            <text:p>74.3283</text:p>
          </table:table-cell>
          <table:table-cell office:value-type="float" office:value="3.30138" calcext:value-type="float">
            <text:p>3.30138</text:p>
          </table:table-cell>
          <table:table-cell office:value-type="float" office:value="2.3035" calcext:value-type="float">
            <text:p>2.3035</text:p>
          </table:table-cell>
          <table:table-cell office:value-type="float" office:value="78.8818" calcext:value-type="float">
            <text:p>78.8818</text:p>
          </table:table-cell>
          <table:table-cell office:value-type="float" office:value="1.39681" calcext:value-type="float">
            <text:p>1.39681</text:p>
          </table:table-cell>
          <table:table-cell office:value-type="float" office:value="219.227" calcext:value-type="float">
            <text:p>219.227</text:p>
          </table:table-cell>
          <table:table-cell office:value-type="float" office:value="5.70133" calcext:value-type="float">
            <text:p>5.70133</text:p>
          </table:table-cell>
          <table:table-cell office:value-type="float" office:value="4.79051" calcext:value-type="float">
            <text:p>4.79051</text:p>
          </table:table-cell>
          <table:table-cell office:value-type="float" office:value="2.27173" calcext:value-type="float">
            <text:p>2.27173</text:p>
          </table:table-cell>
          <table:table-cell office:value-type="float" office:value="3.28004" calcext:value-type="float">
            <text:p>3.28004</text:p>
          </table:table-cell>
          <table:table-cell office:value-type="float" office:value="3.71835" calcext:value-type="float">
            <text:p>3.71835</text:p>
          </table:table-cell>
          <table:table-cell office:value-type="float" office:value="3.4797" calcext:value-type="float">
            <text:p>3.4797</text:p>
          </table:table-cell>
          <table:table-cell office:value-type="float" office:value="4.97117" calcext:value-type="float">
            <text:p>4.97117</text:p>
          </table:table-cell>
          <table:table-cell office:value-type="float" office:value="0.536492" calcext:value-type="float">
            <text:p>0.536492</text:p>
          </table:table-cell>
          <table:table-cell office:value-type="float" office:value="0.626856" calcext:value-type="float">
            <text:p>0.626856</text:p>
          </table:table-cell>
          <table:table-cell office:value-type="float" office:value="2.09937" calcext:value-type="float">
            <text:p>2.09937</text:p>
          </table:table-cell>
          <table:table-cell office:value-type="float" office:value="0.510126" calcext:value-type="float">
            <text:p>0.510126</text:p>
          </table:table-cell>
          <table:table-cell office:value-type="float" office:value="1.45981" calcext:value-type="float">
            <text:p>1.45981</text:p>
          </table:table-cell>
          <table:table-cell office:value-type="float" office:value="7.28685" calcext:value-type="float">
            <text:p>7.28685</text:p>
          </table:table-cell>
          <table:table-cell office:value-type="float" office:value="7.62209" calcext:value-type="float">
            <text:p>7.62209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1.46902" calcext:value-type="float">
            <text:p>1.46902</text:p>
          </table:table-cell>
          <table:table-cell office:value-type="float" office:value="6.55726" calcext:value-type="float">
            <text:p>6.55726</text:p>
          </table:table-cell>
          <table:table-cell office:value-type="float" office:value="1.13362" calcext:value-type="float">
            <text:p>1.13362</text:p>
          </table:table-cell>
          <table:table-cell office:value-type="float" office:value="10.0704" calcext:value-type="float">
            <text:p>10.0704</text:p>
          </table:table-cell>
          <table:table-cell table:number-columns-repeated="38"/>
          <table:table-cell table:formula="of:=[.S25]" office:value-type="float" office:value="219.227" calcext:value-type="float">
            <text:p>219.227</text:p>
          </table:table-cell>
          <table:table-cell table:formula="of:=[.BY25]-1.96*[.AL25]" office:value-type="float" office:value="199.489016" calcext:value-type="float">
            <text:p>199.489016</text:p>
          </table:table-cell>
          <table:table-cell table:formula="of:=[.BY25]+1.96*[.AL25]" office:value-type="float" office:value="238.964984" calcext:value-type="float">
            <text:p>238.964984</text:p>
          </table:table-cell>
        </table:table-row>
        <table:table-row table:style-name="ro1">
          <table:table-cell office:value-type="float" office:value="23.1647" calcext:value-type="float">
            <text:p>23.1647</text:p>
          </table:table-cell>
          <table:table-cell office:value-type="float" office:value="17.6357" calcext:value-type="float">
            <text:p>17.6357</text:p>
          </table:table-cell>
          <table:table-cell office:value-type="float" office:value="4.65716" calcext:value-type="float">
            <text:p>4.65716</text:p>
          </table:table-cell>
          <table:table-cell office:value-type="float" office:value="10.7153" calcext:value-type="float">
            <text:p>10.7153</text:p>
          </table:table-cell>
          <table:table-cell office:value-type="float" office:value="12.0124" calcext:value-type="float">
            <text:p>12.0124</text:p>
          </table:table-cell>
          <table:table-cell office:value-type="float" office:value="12.5629" calcext:value-type="float">
            <text:p>12.5629</text:p>
          </table:table-cell>
          <table:table-cell office:value-type="float" office:value="43.6805" calcext:value-type="float">
            <text:p>43.6805</text:p>
          </table:table-cell>
          <table:table-cell office:value-type="float" office:value="0.345081" calcext:value-type="float">
            <text:p>0.345081</text:p>
          </table:table-cell>
          <table:table-cell office:value-type="float" office:value="0.372394" calcext:value-type="float">
            <text:p>0.372394</text:p>
          </table:table-cell>
          <table:table-cell office:value-type="float" office:value="4.02866" calcext:value-type="float">
            <text:p>4.02866</text:p>
          </table:table-cell>
          <table:table-cell office:value-type="float" office:value="0.250462" calcext:value-type="float">
            <text:p>0.250462</text:p>
          </table:table-cell>
          <table:table-cell office:value-type="float" office:value="2.01108" calcext:value-type="float">
            <text:p>2.01108</text:p>
          </table:table-cell>
          <table:table-cell office:value-type="float" office:value="50.3355" calcext:value-type="float">
            <text:p>50.3355</text:p>
          </table:table-cell>
          <table:table-cell office:value-type="float" office:value="75.0176" calcext:value-type="float">
            <text:p>75.0176</text:p>
          </table:table-cell>
          <table:table-cell office:value-type="float" office:value="3.2805" calcext:value-type="float">
            <text:p>3.2805</text:p>
          </table:table-cell>
          <table:table-cell office:value-type="float" office:value="2.36009" calcext:value-type="float">
            <text:p>2.36009</text:p>
          </table:table-cell>
          <table:table-cell office:value-type="float" office:value="84.4145" calcext:value-type="float">
            <text:p>84.4145</text:p>
          </table:table-cell>
          <table:table-cell office:value-type="float" office:value="1.49442" calcext:value-type="float">
            <text:p>1.49442</text:p>
          </table:table-cell>
          <table:table-cell office:value-type="float" office:value="223.565" calcext:value-type="float">
            <text:p>223.565</text:p>
          </table:table-cell>
          <table:table-cell office:value-type="float" office:value="5.6202" calcext:value-type="float">
            <text:p>5.6202</text:p>
          </table:table-cell>
          <table:table-cell office:value-type="float" office:value="4.70829" calcext:value-type="float">
            <text:p>4.70829</text:p>
          </table:table-cell>
          <table:table-cell office:value-type="float" office:value="2.22124" calcext:value-type="float">
            <text:p>2.22124</text:p>
          </table:table-cell>
          <table:table-cell office:value-type="float" office:value="3.25682" calcext:value-type="float">
            <text:p>3.25682</text:p>
          </table:table-cell>
          <table:table-cell office:value-type="float" office:value="3.67215" calcext:value-type="float">
            <text:p>3.67215</text:p>
          </table:table-cell>
          <table:table-cell office:value-type="float" office:value="3.47946" calcext:value-type="float">
            <text:p>3.47946</text:p>
          </table:table-cell>
          <table:table-cell office:value-type="float" office:value="5.10142" calcext:value-type="float">
            <text:p>5.10142</text:p>
          </table:table-cell>
          <table:table-cell office:value-type="float" office:value="0.549673" calcext:value-type="float">
            <text:p>0.549673</text:p>
          </table:table-cell>
          <table:table-cell office:value-type="float" office:value="0.611697" calcext:value-type="float">
            <text:p>0.611697</text:p>
          </table:table-cell>
          <table:table-cell office:value-type="float" office:value="2.05158" calcext:value-type="float">
            <text:p>2.05158</text:p>
          </table:table-cell>
          <table:table-cell office:value-type="float" office:value="0.501004" calcext:value-type="float">
            <text:p>0.501004</text:p>
          </table:table-cell>
          <table:table-cell office:value-type="float" office:value="1.42573" calcext:value-type="float">
            <text:p>1.42573</text:p>
          </table:table-cell>
          <table:table-cell office:value-type="float" office:value="7.27136" calcext:value-type="float">
            <text:p>7.27136</text:p>
          </table:table-cell>
          <table:table-cell office:value-type="float" office:value="7.73689" calcext:value-type="float">
            <text:p>7.73689</text:p>
          </table:table-cell>
          <table:table-cell office:value-type="float" office:value="1.79203" calcext:value-type="float">
            <text:p>1.79203</text:p>
          </table:table-cell>
          <table:table-cell office:value-type="float" office:value="1.49115" calcext:value-type="float">
            <text:p>1.49115</text:p>
          </table:table-cell>
          <table:table-cell office:value-type="float" office:value="6.75143" calcext:value-type="float">
            <text:p>6.75143</text:p>
          </table:table-cell>
          <table:table-cell office:value-type="float" office:value="1.17548" calcext:value-type="float">
            <text:p>1.17548</text:p>
          </table:table-cell>
          <table:table-cell office:value-type="float" office:value="10.4132" calcext:value-type="float">
            <text:p>10.4132</text:p>
          </table:table-cell>
          <table:table-cell table:number-columns-repeated="38"/>
          <table:table-cell table:formula="of:=[.S26]" office:value-type="float" office:value="223.565" calcext:value-type="float">
            <text:p>223.565</text:p>
          </table:table-cell>
          <table:table-cell table:formula="of:=[.BY26]-1.96*[.AL26]" office:value-type="float" office:value="203.155128" calcext:value-type="float">
            <text:p>203.155128</text:p>
          </table:table-cell>
          <table:table-cell table:formula="of:=[.BY26]+1.96*[.AL26]" office:value-type="float" office:value="243.974872" calcext:value-type="float">
            <text:p>243.974872</text:p>
          </table:table-cell>
        </table:table-row>
        <table:table-row table:style-name="ro1">
          <table:table-cell office:value-type="float" office:value="22.113" calcext:value-type="float">
            <text:p>22.113</text:p>
          </table:table-cell>
          <table:table-cell office:value-type="float" office:value="16.8023" calcext:value-type="float">
            <text:p>16.8023</text:p>
          </table:table-cell>
          <table:table-cell office:value-type="float" office:value="4.4349" calcext:value-type="float">
            <text:p>4.4349</text:p>
          </table:table-cell>
          <table:table-cell office:value-type="float" office:value="10.4807" calcext:value-type="float">
            <text:p>10.4807</text:p>
          </table:table-cell>
          <table:table-cell office:value-type="float" office:value="11.5675" calcext:value-type="float">
            <text:p>11.5675</text:p>
          </table:table-cell>
          <table:table-cell office:value-type="float" office:value="12.3924" calcext:value-type="float">
            <text:p>12.3924</text:p>
          </table:table-cell>
          <table:table-cell office:value-type="float" office:value="45.5792" calcext:value-type="float">
            <text:p>45.5792</text:p>
          </table:table-cell>
          <table:table-cell office:value-type="float" office:value="0.359153" calcext:value-type="float">
            <text:p>0.359153</text:p>
          </table:table-cell>
          <table:table-cell office:value-type="float" office:value="0.354632" calcext:value-type="float">
            <text:p>0.354632</text:p>
          </table:table-cell>
          <table:table-cell office:value-type="float" office:value="3.83448" calcext:value-type="float">
            <text:p>3.83448</text:p>
          </table:table-cell>
          <table:table-cell office:value-type="float" office:value="0.241349" calcext:value-type="float">
            <text:p>0.241349</text:p>
          </table:table-cell>
          <table:table-cell office:value-type="float" office:value="1.91474" calcext:value-type="float">
            <text:p>1.91474</text:p>
          </table:table-cell>
          <table:table-cell office:value-type="float" office:value="48.636" calcext:value-type="float">
            <text:p>48.636</text:p>
          </table:table-cell>
          <table:table-cell office:value-type="float" office:value="75.4589" calcext:value-type="float">
            <text:p>75.4589</text:p>
          </table:table-cell>
          <table:table-cell office:value-type="float" office:value="3.2526" calcext:value-type="float">
            <text:p>3.2526</text:p>
          </table:table-cell>
          <table:table-cell office:value-type="float" office:value="2.40991" calcext:value-type="float">
            <text:p>2.40991</text:p>
          </table:table-cell>
          <table:table-cell office:value-type="float" office:value="90.0017" calcext:value-type="float">
            <text:p>90.0017</text:p>
          </table:table-cell>
          <table:table-cell office:value-type="float" office:value="1.59294" calcext:value-type="float">
            <text:p>1.59294</text:p>
          </table:table-cell>
          <table:table-cell office:value-type="float" office:value="227.697" calcext:value-type="float">
            <text:p>227.697</text:p>
          </table:table-cell>
          <table:table-cell office:value-type="float" office:value="5.53811" calcext:value-type="float">
            <text:p>5.53811</text:p>
          </table:table-cell>
          <table:table-cell office:value-type="float" office:value="4.62664" calcext:value-type="float">
            <text:p>4.62664</text:p>
          </table:table-cell>
          <table:table-cell office:value-type="float" office:value="2.17214" calcext:value-type="float">
            <text:p>2.17214</text:p>
          </table:table-cell>
          <table:table-cell office:value-type="float" office:value="3.23091" calcext:value-type="float">
            <text:p>3.23091</text:p>
          </table:table-cell>
          <table:table-cell office:value-type="float" office:value="3.62432" calcext:value-type="float">
            <text:p>3.62432</text:p>
          </table:table-cell>
          <table:table-cell office:value-type="float" office:value="3.47515" calcext:value-type="float">
            <text:p>3.47515</text:p>
          </table:table-cell>
          <table:table-cell office:value-type="float" office:value="5.22879" calcext:value-type="float">
            <text:p>5.22879</text:p>
          </table:table-cell>
          <table:table-cell office:value-type="float" office:value="0.562287" calcext:value-type="float">
            <text:p>0.562287</text:p>
          </table:table-cell>
          <table:table-cell office:value-type="float" office:value="0.597037" calcext:value-type="float">
            <text:p>0.597037</text:p>
          </table:table-cell>
          <table:table-cell office:value-type="float" office:value="2.0052" calcext:value-type="float">
            <text:p>2.0052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1.39237" calcext:value-type="float">
            <text:p>1.39237</text:p>
          </table:table-cell>
          <table:table-cell office:value-type="float" office:value="7.24719" calcext:value-type="float">
            <text:p>7.24719</text:p>
          </table:table-cell>
          <table:table-cell office:value-type="float" office:value="7.84458" calcext:value-type="float">
            <text:p>7.84458</text:p>
          </table:table-cell>
          <table:table-cell office:value-type="float" office:value="1.78775" calcext:value-type="float">
            <text:p>1.78775</text:p>
          </table:table-cell>
          <table:table-cell office:value-type="float" office:value="1.51071" calcext:value-type="float">
            <text:p>1.51071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1.21626" calcext:value-type="float">
            <text:p>1.21626</text:p>
          </table:table-cell>
          <table:table-cell office:value-type="float" office:value="10.7603" calcext:value-type="float">
            <text:p>10.7603</text:p>
          </table:table-cell>
          <table:table-cell table:number-columns-repeated="38"/>
          <table:table-cell table:formula="of:=[.S27]" office:value-type="float" office:value="227.697" calcext:value-type="float">
            <text:p>227.697</text:p>
          </table:table-cell>
          <table:table-cell table:formula="of:=[.BY27]-1.96*[.AL27]" office:value-type="float" office:value="206.606812" calcext:value-type="float">
            <text:p>206.606812</text:p>
          </table:table-cell>
          <table:table-cell table:formula="of:=[.BY27]+1.96*[.AL27]" office:value-type="float" office:value="248.787188" calcext:value-type="float">
            <text:p>248.787188</text:p>
          </table:table-cell>
        </table:table-row>
        <table:table-row table:style-name="ro1">
          <table:table-cell office:value-type="float" office:value="21.1141" calcext:value-type="float">
            <text:p>21.1141</text:p>
          </table:table-cell>
          <table:table-cell office:value-type="float" office:value="16.0145" calcext:value-type="float">
            <text:p>16.0145</text:p>
          </table:table-cell>
          <table:table-cell office:value-type="float" office:value="4.22506" calcext:value-type="float">
            <text:p>4.22506</text:p>
          </table:table-cell>
          <table:table-cell office:value-type="float" office:value="10.2372" calcext:value-type="float">
            <text:p>10.2372</text:p>
          </table:table-cell>
          <table:table-cell office:value-type="float" office:value="11.133" calcext:value-type="float">
            <text:p>11.133</text:p>
          </table:table-cell>
          <table:table-cell office:value-type="float" office:value="12.2016" calcext:value-type="float">
            <text:p>12.2016</text:p>
          </table:table-cell>
          <table:table-cell office:value-type="float" office:value="47.4458" calcext:value-type="float">
            <text:p>47.4458</text:p>
          </table:table-cell>
          <table:table-cell office:value-type="float" office:value="0.372917" calcext:value-type="float">
            <text:p>0.372917</text:p>
          </table:table-cell>
          <table:table-cell office:value-type="float" office:value="0.337862" calcext:value-type="float">
            <text:p>0.337862</text:p>
          </table:table-cell>
          <table:table-cell office:value-type="float" office:value="3.65136" calcext:value-type="float">
            <text:p>3.65136</text:p>
          </table:table-cell>
          <table:table-cell office:value-type="float" office:value="0.232422" calcext:value-type="float">
            <text:p>0.232422</text:p>
          </table:table-cell>
          <table:table-cell office:value-type="float" office:value="1.82308" calcext:value-type="float">
            <text:p>1.82308</text:p>
          </table:table-cell>
          <table:table-cell office:value-type="float" office:value="46.9332" calcext:value-type="float">
            <text:p>46.9332</text:p>
          </table:table-cell>
          <table:table-cell office:value-type="float" office:value="75.6684" calcext:value-type="float">
            <text:p>75.6684</text:p>
          </table:table-cell>
          <table:table-cell office:value-type="float" office:value="3.2184" calcext:value-type="float">
            <text:p>3.2184</text:p>
          </table:table-cell>
          <table:table-cell office:value-type="float" office:value="2.45302" calcext:value-type="float">
            <text:p>2.45302</text:p>
          </table:table-cell>
          <table:table-cell office:value-type="float" office:value="95.6249" calcext:value-type="float">
            <text:p>95.6249</text:p>
          </table:table-cell>
          <table:table-cell office:value-type="float" office:value="1.69204" calcext:value-type="float">
            <text:p>1.69204</text:p>
          </table:table-cell>
          <table:table-cell office:value-type="float" office:value="231.635" calcext:value-type="float">
            <text:p>231.635</text:p>
          </table:table-cell>
          <table:table-cell office:value-type="float" office:value="5.45527" calcext:value-type="float">
            <text:p>5.45527</text:p>
          </table:table-cell>
          <table:table-cell office:value-type="float" office:value="4.54565" calcext:value-type="float">
            <text:p>4.54565</text:p>
          </table:table-cell>
          <table:table-cell office:value-type="float" office:value="2.12438" calcext:value-type="float">
            <text:p>2.12438</text:p>
          </table:table-cell>
          <table:table-cell office:value-type="float" office:value="3.20262" calcext:value-type="float">
            <text:p>3.20262</text:p>
          </table:table-cell>
          <table:table-cell office:value-type="float" office:value="3.5751" calcext:value-type="float">
            <text:p>3.5751</text:p>
          </table:table-cell>
          <table:table-cell office:value-type="float" office:value="3.46706" calcext:value-type="float">
            <text:p>3.46706</text:p>
          </table:table-cell>
          <table:table-cell office:value-type="float" office:value="5.35362" calcext:value-type="float">
            <text:p>5.35362</text:p>
          </table:table-cell>
          <table:table-cell office:value-type="float" office:value="0.57436" calcext:value-type="float">
            <text:p>0.57436</text:p>
          </table:table-cell>
          <table:table-cell office:value-type="float" office:value="0.582849" calcext:value-type="float">
            <text:p>0.582849</text:p>
          </table:table-cell>
          <table:table-cell office:value-type="float" office:value="1.96015" calcext:value-type="float">
            <text:p>1.96015</text:p>
          </table:table-cell>
          <table:table-cell office:value-type="float" office:value="0.482752" calcext:value-type="float">
            <text:p>0.482752</text:p>
          </table:table-cell>
          <table:table-cell office:value-type="float" office:value="1.35977" calcext:value-type="float">
            <text:p>1.35977</text:p>
          </table:table-cell>
          <table:table-cell office:value-type="float" office:value="7.21499" calcext:value-type="float">
            <text:p>7.21499</text:p>
          </table:table-cell>
          <table:table-cell office:value-type="float" office:value="7.94523" calcext:value-type="float">
            <text:p>7.94523</text:p>
          </table:table-cell>
          <table:table-cell office:value-type="float" office:value="1.78148" calcext:value-type="float">
            <text:p>1.78148</text:p>
          </table:table-cell>
          <table:table-cell office:value-type="float" office:value="1.52781" calcext:value-type="float">
            <text:p>1.52781</text:p>
          </table:table-cell>
          <table:table-cell office:value-type="float" office:value="7.1196" calcext:value-type="float">
            <text:p>7.1196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11.1106" calcext:value-type="float">
            <text:p>11.1106</text:p>
          </table:table-cell>
          <table:table-cell table:number-columns-repeated="38"/>
          <table:table-cell table:formula="of:=[.S28]" office:value-type="float" office:value="231.635" calcext:value-type="float">
            <text:p>231.635</text:p>
          </table:table-cell>
          <table:table-cell table:formula="of:=[.BY28]-1.96*[.AL28]" office:value-type="float" office:value="209.858224" calcext:value-type="float">
            <text:p>209.858224</text:p>
          </table:table-cell>
          <table:table-cell table:formula="of:=[.BY28]+1.96*[.AL28]" office:value-type="float" office:value="253.411776" calcext:value-type="float">
            <text:p>253.411776</text:p>
          </table:table-cell>
        </table:table-row>
        <table:table-row table:style-name="ro1">
          <table:table-cell office:value-type="float" office:value="20.1648" calcext:value-type="float">
            <text:p>20.1648</text:p>
          </table:table-cell>
          <table:table-cell office:value-type="float" office:value="15.2692" calcext:value-type="float">
            <text:p>15.2692</text:p>
          </table:table-cell>
          <table:table-cell office:value-type="float" office:value="4.02676" calcext:value-type="float">
            <text:p>4.02676</text:p>
          </table:table-cell>
          <table:table-cell office:value-type="float" office:value="9.98676" calcext:value-type="float">
            <text:p>9.98676</text:p>
          </table:table-cell>
          <table:table-cell office:value-type="float" office:value="10.7094" calcext:value-type="float">
            <text:p>10.7094</text:p>
          </table:table-cell>
          <table:table-cell office:value-type="float" office:value="11.9933" calcext:value-type="float">
            <text:p>11.9933</text:p>
          </table:table-cell>
          <table:table-cell office:value-type="float" office:value="49.2777" calcext:value-type="float">
            <text:p>49.2777</text:p>
          </table:table-cell>
          <table:table-cell office:value-type="float" office:value="0.386361" calcext:value-type="float">
            <text:p>0.386361</text:p>
          </table:table-cell>
          <table:table-cell office:value-type="float" office:value="0.322013" calcext:value-type="float">
            <text:p>0.322013</text:p>
          </table:table-cell>
          <table:table-cell office:value-type="float" office:value="3.47849" calcext:value-type="float">
            <text:p>3.47849</text:p>
          </table:table-cell>
          <table:table-cell office:value-type="float" office:value="0.2237" calcext:value-type="float">
            <text:p>0.2237</text:p>
          </table:table-cell>
          <table:table-cell office:value-type="float" office:value="1.736" calcext:value-type="float">
            <text:p>1.736</text:p>
          </table:table-cell>
          <table:table-cell office:value-type="float" office:value="45.2388" calcext:value-type="float">
            <text:p>45.2388</text:p>
          </table:table-cell>
          <table:table-cell office:value-type="float" office:value="75.6625" calcext:value-type="float">
            <text:p>75.6625</text:p>
          </table:table-cell>
          <table:table-cell office:value-type="float" office:value="3.17858" calcext:value-type="float">
            <text:p>3.17858</text:p>
          </table:table-cell>
          <table:table-cell office:value-type="float" office:value="2.48951" calcext:value-type="float">
            <text:p>2.48951</text:p>
          </table:table-cell>
          <table:table-cell office:value-type="float" office:value="101.267" calcext:value-type="float">
            <text:p>101.267</text:p>
          </table:table-cell>
          <table:table-cell office:value-type="float" office:value="1.79141" calcext:value-type="float">
            <text:p>1.79141</text:p>
          </table:table-cell>
          <table:table-cell office:value-type="float" office:value="235.388" calcext:value-type="float">
            <text:p>235.388</text:p>
          </table:table-cell>
          <table:table-cell office:value-type="float" office:value="5.37188" calcext:value-type="float">
            <text:p>5.3718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2.07789" calcext:value-type="float">
            <text:p>2.07789</text:p>
          </table:table-cell>
          <table:table-cell office:value-type="float" office:value="3.17225" calcext:value-type="float">
            <text:p>3.17225</text:p>
          </table:table-cell>
          <table:table-cell office:value-type="float" office:value="3.52474" calcext:value-type="float">
            <text:p>3.52474</text:p>
          </table:table-cell>
          <table:table-cell office:value-type="float" office:value="3.45547" calcext:value-type="float">
            <text:p>3.45547</text:p>
          </table:table-cell>
          <table:table-cell office:value-type="float" office:value="5.47623" calcext:value-type="float">
            <text:p>5.47623</text:p>
          </table:table-cell>
          <table:table-cell office:value-type="float" office:value="0.585914" calcext:value-type="float">
            <text:p>0.585914</text:p>
          </table:table-cell>
          <table:table-cell office:value-type="float" office:value="0.569106" calcext:value-type="float">
            <text:p>0.569106</text:p>
          </table:table-cell>
          <table:table-cell office:value-type="float" office:value="1.91638" calcext:value-type="float">
            <text:p>1.91638</text:p>
          </table:table-cell>
          <table:table-cell office:value-type="float" office:value="0.473667" calcext:value-type="float">
            <text:p>0.473667</text:p>
          </table:table-cell>
          <table:table-cell office:value-type="float" office:value="1.32796" calcext:value-type="float">
            <text:p>1.32796</text:p>
          </table:table-cell>
          <table:table-cell office:value-type="float" office:value="7.1754" calcext:value-type="float">
            <text:p>7.1754</text:p>
          </table:table-cell>
          <table:table-cell office:value-type="float" office:value="8.03884" calcext:value-type="float">
            <text:p>8.03884</text:p>
          </table:table-cell>
          <table:table-cell office:value-type="float" office:value="1.7734" calcext:value-type="float">
            <text:p>1.7734</text:p>
          </table:table-cell>
          <table:table-cell office:value-type="float" office:value="1.54255" calcext:value-type="float">
            <text:p>1.54255</text:p>
          </table:table-cell>
          <table:table-cell office:value-type="float" office:value="7.29542" calcext:value-type="float">
            <text:p>7.29542</text:p>
          </table:table-cell>
          <table:table-cell office:value-type="float" office:value="1.29451" calcext:value-type="float">
            <text:p>1.29451</text:p>
          </table:table-cell>
          <table:table-cell office:value-type="float" office:value="11.463" calcext:value-type="float">
            <text:p>11.463</text:p>
          </table:table-cell>
          <table:table-cell table:number-columns-repeated="38"/>
          <table:table-cell table:formula="of:=[.S29]" office:value-type="float" office:value="235.388" calcext:value-type="float">
            <text:p>235.388</text:p>
          </table:table-cell>
          <table:table-cell table:formula="of:=[.BY29]-1.96*[.AL29]" office:value-type="float" office:value="212.92052" calcext:value-type="float">
            <text:p>212.92052</text:p>
          </table:table-cell>
          <table:table-cell table:formula="of:=[.BY29]+1.96*[.AL29]" office:value-type="float" office:value="257.85548" calcext:value-type="float">
            <text:p>257.85548</text:p>
          </table:table-cell>
        </table:table-row>
        <table:table-row table:style-name="ro1">
          <table:table-cell office:value-type="float" office:value="19.2621" calcext:value-type="float">
            <text:p>19.2621</text:p>
          </table:table-cell>
          <table:table-cell office:value-type="float" office:value="14.5635" calcext:value-type="float">
            <text:p>14.5635</text:p>
          </table:table-cell>
          <table:table-cell office:value-type="float" office:value="3.83917" calcext:value-type="float">
            <text:p>3.83917</text:p>
          </table:table-cell>
          <table:table-cell office:value-type="float" office:value="9.73129" calcext:value-type="float">
            <text:p>9.73129</text:p>
          </table:table-cell>
          <table:table-cell office:value-type="float" office:value="10.2972" calcext:value-type="float">
            <text:p>10.2972</text:p>
          </table:table-cell>
          <table:table-cell office:value-type="float" office:value="11.7699" calcext:value-type="float">
            <text:p>11.7699</text:p>
          </table:table-cell>
          <table:table-cell office:value-type="float" office:value="51.0729" calcext:value-type="float">
            <text:p>51.0729</text:p>
          </table:table-cell>
          <table:table-cell office:value-type="float" office:value="0.399477" calcext:value-type="float">
            <text:p>0.399477</text:p>
          </table:table-cell>
          <table:table-cell office:value-type="float" office:value="0.307019" calcext:value-type="float">
            <text:p>0.307019</text:p>
          </table:table-cell>
          <table:table-cell office:value-type="float" office:value="3.31513" calcext:value-type="float">
            <text:p>3.31513</text:p>
          </table:table-cell>
          <table:table-cell office:value-type="float" office:value="0.215196" calcext:value-type="float">
            <text:p>0.215196</text:p>
          </table:table-cell>
          <table:table-cell office:value-type="float" office:value="1.65336" calcext:value-type="float">
            <text:p>1.65336</text:p>
          </table:table-cell>
          <table:table-cell office:value-type="float" office:value="43.5624" calcext:value-type="float">
            <text:p>43.5624</text:p>
          </table:table-cell>
          <table:table-cell office:value-type="float" office:value="75.4579" calcext:value-type="float">
            <text:p>75.4579</text:p>
          </table:table-cell>
          <table:table-cell office:value-type="float" office:value="3.13379" calcext:value-type="float">
            <text:p>3.13379</text:p>
          </table:table-cell>
          <table:table-cell office:value-type="float" office:value="2.51954" calcext:value-type="float">
            <text:p>2.51954</text:p>
          </table:table-cell>
          <table:table-cell office:value-type="float" office:value="106.912" calcext:value-type="float">
            <text:p>106.912</text:p>
          </table:table-cell>
          <table:table-cell office:value-type="float" office:value="1.89078" calcext:value-type="float">
            <text:p>1.89078</text:p>
          </table:table-cell>
          <table:table-cell office:value-type="float" office:value="238.967" calcext:value-type="float">
            <text:p>238.967</text:p>
          </table:table-cell>
          <table:table-cell office:value-type="float" office:value="5.28813" calcext:value-type="float">
            <text:p>5.28813</text:p>
          </table:table-cell>
          <table:table-cell office:value-type="float" office:value="4.38593" calcext:value-type="float">
            <text:p>4.38593</text:p>
          </table:table-cell>
          <table:table-cell office:value-type="float" office:value="2.03262" calcext:value-type="float">
            <text:p>2.03262</text:p>
          </table:table-cell>
          <table:table-cell office:value-type="float" office:value="3.14006" calcext:value-type="float">
            <text:p>3.14006</text:p>
          </table:table-cell>
          <table:table-cell office:value-type="float" office:value="3.47344" calcext:value-type="float">
            <text:p>3.47344</text:p>
          </table:table-cell>
          <table:table-cell office:value-type="float" office:value="3.44063" calcext:value-type="float">
            <text:p>3.44063</text:p>
          </table:table-cell>
          <table:table-cell office:value-type="float" office:value="5.59691" calcext:value-type="float">
            <text:p>5.59691</text:p>
          </table:table-cell>
          <table:table-cell office:value-type="float" office:value="0.596971" calcext:value-type="float">
            <text:p>0.596971</text:p>
          </table:table-cell>
          <table:table-cell office:value-type="float" office:value="0.555785" calcext:value-type="float">
            <text:p>0.555785</text:p>
          </table:table-cell>
          <table:table-cell office:value-type="float" office:value="1.87382" calcext:value-type="float">
            <text:p>1.87382</text:p>
          </table:table-cell>
          <table:table-cell office:value-type="float" office:value="0.464632" calcext:value-type="float">
            <text:p>0.464632</text:p>
          </table:table-cell>
          <table:table-cell office:value-type="float" office:value="1.29697" calcext:value-type="float">
            <text:p>1.29697</text:p>
          </table:table-cell>
          <table:table-cell office:value-type="float" office:value="7.12905" calcext:value-type="float">
            <text:p>7.12905</text:p>
          </table:table-cell>
          <table:table-cell office:value-type="float" office:value="8.12535" calcext:value-type="float">
            <text:p>8.12535</text:p>
          </table:table-cell>
          <table:table-cell office:value-type="float" office:value="1.76368" calcext:value-type="float">
            <text:p>1.76368</text:p>
          </table:table-cell>
          <table:table-cell office:value-type="float" office:value="1.55503" calcext:value-type="float">
            <text:p>1.55503</text:p>
          </table:table-cell>
          <table:table-cell office:value-type="float" office:value="7.46708" calcext:value-type="float">
            <text:p>7.46708</text:p>
          </table:table-cell>
          <table:table-cell office:value-type="float" office:value="1.33196" calcext:value-type="float">
            <text:p>1.33196</text:p>
          </table:table-cell>
          <table:table-cell office:value-type="float" office:value="11.8167" calcext:value-type="float">
            <text:p>11.8167</text:p>
          </table:table-cell>
          <table:table-cell table:number-columns-repeated="38"/>
          <table:table-cell table:formula="of:=[.S30]" office:value-type="float" office:value="238.967" calcext:value-type="float">
            <text:p>238.967</text:p>
          </table:table-cell>
          <table:table-cell table:formula="of:=[.BY30]-1.96*[.AL30]" office:value-type="float" office:value="215.806268" calcext:value-type="float">
            <text:p>215.806268</text:p>
          </table:table-cell>
          <table:table-cell table:formula="of:=[.BY30]+1.96*[.AL30]" office:value-type="float" office:value="262.127732" calcext:value-type="float">
            <text:p>262.127732</text:p>
          </table:table-cell>
        </table:table-row>
        <table:table-row table:style-name="ro1">
          <table:table-cell office:value-type="float" office:value="18.4032" calcext:value-type="float">
            <text:p>18.4032</text:p>
          </table:table-cell>
          <table:table-cell office:value-type="float" office:value="13.8948" calcext:value-type="float">
            <text:p>13.8948</text:p>
          </table:table-cell>
          <table:table-cell office:value-type="float" office:value="3.66157" calcext:value-type="float">
            <text:p>3.66157</text:p>
          </table:table-cell>
          <table:table-cell office:value-type="float" office:value="9.47242" calcext:value-type="float">
            <text:p>9.47242</text:p>
          </table:table-cell>
          <table:table-cell office:value-type="float" office:value="9.8969" calcext:value-type="float">
            <text:p>9.8969</text:p>
          </table:table-cell>
          <table:table-cell office:value-type="float" office:value="11.5336" calcext:value-type="float">
            <text:p>11.5336</text:p>
          </table:table-cell>
          <table:table-cell office:value-type="float" office:value="52.8297" calcext:value-type="float">
            <text:p>52.8297</text:p>
          </table:table-cell>
          <table:table-cell office:value-type="float" office:value="0.412256" calcext:value-type="float">
            <text:p>0.412256</text:p>
          </table:table-cell>
          <table:table-cell office:value-type="float" office:value="0.292822" calcext:value-type="float">
            <text:p>0.292822</text:p>
          </table:table-cell>
          <table:table-cell office:value-type="float" office:value="3.16061" calcext:value-type="float">
            <text:p>3.16061</text:p>
          </table:table-cell>
          <table:table-cell office:value-type="float" office:value="0.206921" calcext:value-type="float">
            <text:p>0.206921</text:p>
          </table:table-cell>
          <table:table-cell office:value-type="float" office:value="1.57496" calcext:value-type="float">
            <text:p>1.57496</text:p>
          </table:table-cell>
          <table:table-cell office:value-type="float" office:value="41.9119" calcext:value-type="float">
            <text:p>41.9119</text:p>
          </table:table-cell>
          <table:table-cell office:value-type="float" office:value="75.0713" calcext:value-type="float">
            <text:p>75.0713</text:p>
          </table:table-cell>
          <table:table-cell office:value-type="float" office:value="3.08461" calcext:value-type="float">
            <text:p>3.08461</text:p>
          </table:table-cell>
          <table:table-cell office:value-type="float" office:value="2.54328" calcext:value-type="float">
            <text:p>2.54328</text:p>
          </table:table-cell>
          <table:table-cell office:value-type="float" office:value="112.545" calcext:value-type="float">
            <text:p>112.545</text:p>
          </table:table-cell>
          <table:table-cell office:value-type="float" office:value="1.98987" calcext:value-type="float">
            <text:p>1.98987</text:p>
          </table:table-cell>
          <table:table-cell office:value-type="float" office:value="242.381" calcext:value-type="float">
            <text:p>242.381</text:p>
          </table:table-cell>
          <table:table-cell office:value-type="float" office:value="5.20417" calcext:value-type="float">
            <text:p>5.20417</text:p>
          </table:table-cell>
          <table:table-cell office:value-type="float" office:value="4.30729" calcext:value-type="float">
            <text:p>4.30729</text:p>
          </table:table-cell>
          <table:table-cell office:value-type="float" office:value="1.98852" calcext:value-type="float">
            <text:p>1.98852</text:p>
          </table:table-cell>
          <table:table-cell office:value-type="float" office:value="3.10629" calcext:value-type="float">
            <text:p>3.10629</text:p>
          </table:table-cell>
          <table:table-cell office:value-type="float" office:value="3.42138" calcext:value-type="float">
            <text:p>3.42138</text:p>
          </table:table-cell>
          <table:table-cell office:value-type="float" office:value="3.42279" calcext:value-type="float">
            <text:p>3.42279</text:p>
          </table:table-cell>
          <table:table-cell office:value-type="float" office:value="5.71591" calcext:value-type="float">
            <text:p>5.71591</text:p>
          </table:table-cell>
          <table:table-cell office:value-type="float" office:value="0.607555" calcext:value-type="float">
            <text:p>0.607555</text:p>
          </table:table-cell>
          <table:table-cell office:value-type="float" office:value="0.542865" calcext:value-type="float">
            <text:p>0.542865</text:p>
          </table:table-cell>
          <table:table-cell office:value-type="float" office:value="1.83241" calcext:value-type="float">
            <text:p>1.83241</text:p>
          </table:table-cell>
          <table:table-cell office:value-type="float" office:value="0.455664" calcext:value-type="float">
            <text:p>0.455664</text:p>
          </table:table-cell>
          <table:table-cell office:value-type="float" office:value="1.26679" calcext:value-type="float">
            <text:p>1.26679</text:p>
          </table:table-cell>
          <table:table-cell office:value-type="float" office:value="7.07656" calcext:value-type="float">
            <text:p>7.07656</text:p>
          </table:table-cell>
          <table:table-cell office:value-type="float" office:value="8.20468" calcext:value-type="float">
            <text:p>8.20468</text:p>
          </table:table-cell>
          <table:table-cell office:value-type="float" office:value="1.75246" calcext:value-type="float">
            <text:p>1.75246</text:p>
          </table:table-cell>
          <table:table-cell office:value-type="float" office:value="1.56535" calcext:value-type="float">
            <text:p>1.56535</text:p>
          </table:table-cell>
          <table:table-cell office:value-type="float" office:value="7.63565" calcext:value-type="float">
            <text:p>7.63565</text:p>
          </table:table-cell>
          <table:table-cell office:value-type="float" office:value="1.36829" calcext:value-type="float">
            <text:p>1.36829</text:p>
          </table:table-cell>
          <table:table-cell office:value-type="float" office:value="12.1708" calcext:value-type="float">
            <text:p>12.1708</text:p>
          </table:table-cell>
          <table:table-cell table:number-columns-repeated="38"/>
          <table:table-cell table:formula="of:=[.S31]" office:value-type="float" office:value="242.381" calcext:value-type="float">
            <text:p>242.381</text:p>
          </table:table-cell>
          <table:table-cell table:formula="of:=[.BY31]-1.96*[.AL31]" office:value-type="float" office:value="218.526232" calcext:value-type="float">
            <text:p>218.526232</text:p>
          </table:table-cell>
          <table:table-cell table:formula="of:=[.BY31]+1.96*[.AL31]" office:value-type="float" office:value="266.235768" calcext:value-type="float">
            <text:p>266.235768</text:p>
          </table:table-cell>
        </table:table-row>
        <table:table-row table:style-name="ro1">
          <table:table-cell office:value-type="float" office:value="17.5856" calcext:value-type="float">
            <text:p>17.5856</text:p>
          </table:table-cell>
          <table:table-cell office:value-type="float" office:value="13.2605" calcext:value-type="float">
            <text:p>13.2605</text:p>
          </table:table-cell>
          <table:table-cell office:value-type="float" office:value="3.49327" calcext:value-type="float">
            <text:p>3.49327</text:p>
          </table:table-cell>
          <table:table-cell office:value-type="float" office:value="9.21156" calcext:value-type="float">
            <text:p>9.21156</text:p>
          </table:table-cell>
          <table:table-cell office:value-type="float" office:value="9.5086" calcext:value-type="float">
            <text:p>9.5086</text:p>
          </table:table-cell>
          <table:table-cell office:value-type="float" office:value="11.2866" calcext:value-type="float">
            <text:p>11.2866</text:p>
          </table:table-cell>
          <table:table-cell office:value-type="float" office:value="54.5467" calcext:value-type="float">
            <text:p>54.5467</text:p>
          </table:table-cell>
          <table:table-cell office:value-type="float" office:value="0.424696" calcext:value-type="float">
            <text:p>0.424696</text:p>
          </table:table-cell>
          <table:table-cell office:value-type="float" office:value="0.279369" calcext:value-type="float">
            <text:p>0.279369</text:p>
          </table:table-cell>
          <table:table-cell office:value-type="float" office:value="3.01432" calcext:value-type="float">
            <text:p>3.01432</text:p>
          </table:table-cell>
          <table:table-cell office:value-type="float" office:value="0.198882" calcext:value-type="float">
            <text:p>0.198882</text:p>
          </table:table-cell>
          <table:table-cell office:value-type="float" office:value="1.50062" calcext:value-type="float">
            <text:p>1.50062</text:p>
          </table:table-cell>
          <table:table-cell office:value-type="float" office:value="40.2933" calcext:value-type="float">
            <text:p>40.2933</text:p>
          </table:table-cell>
          <table:table-cell office:value-type="float" office:value="74.5189" calcext:value-type="float">
            <text:p>74.5189</text:p>
          </table:table-cell>
          <table:table-cell office:value-type="float" office:value="3.03163" calcext:value-type="float">
            <text:p>3.03163</text:p>
          </table:table-cell>
          <table:table-cell office:value-type="float" office:value="2.56095" calcext:value-type="float">
            <text:p>2.56095</text:p>
          </table:table-cell>
          <table:table-cell office:value-type="float" office:value="118.153" calcext:value-type="float">
            <text:p>118.153</text:p>
          </table:table-cell>
          <table:table-cell office:value-type="float" office:value="2.08846" calcext:value-type="float">
            <text:p>2.08846</text:p>
          </table:table-cell>
          <table:table-cell office:value-type="float" office:value="245.639" calcext:value-type="float">
            <text:p>245.639</text:p>
          </table:table-cell>
          <table:table-cell office:value-type="float" office:value="5.12014" calcext:value-type="float">
            <text:p>5.12014</text:p>
          </table:table-cell>
          <table:table-cell office:value-type="float" office:value="4.22951" calcext:value-type="float">
            <text:p>4.22951</text:p>
          </table:table-cell>
          <table:table-cell office:value-type="float" office:value="1.94553" calcext:value-type="float">
            <text:p>1.94553</text:p>
          </table:table-cell>
          <table:table-cell office:value-type="float" office:value="3.07113" calcext:value-type="float">
            <text:p>3.07113</text:p>
          </table:table-cell>
          <table:table-cell office:value-type="float" office:value="3.36873" calcext:value-type="float">
            <text:p>3.36873</text:p>
          </table:table-cell>
          <table:table-cell office:value-type="float" office:value="3.40219" calcext:value-type="float">
            <text:p>3.40219</text:p>
          </table:table-cell>
          <table:table-cell office:value-type="float" office:value="5.83345" calcext:value-type="float">
            <text:p>5.83345</text:p>
          </table:table-cell>
          <table:table-cell office:value-type="float" office:value="0.617684" calcext:value-type="float">
            <text:p>0.617684</text:p>
          </table:table-cell>
          <table:table-cell office:value-type="float" office:value="0.530324" calcext:value-type="float">
            <text:p>0.530324</text:p>
          </table:table-cell>
          <table:table-cell office:value-type="float" office:value="1.79211" calcext:value-type="float">
            <text:p>1.79211</text:p>
          </table:table-cell>
          <table:table-cell office:value-type="float" office:value="0.446775" calcext:value-type="float">
            <text:p>0.446775</text:p>
          </table:table-cell>
          <table:table-cell office:value-type="float" office:value="1.23742" calcext:value-type="float">
            <text:p>1.23742</text:p>
          </table:table-cell>
          <table:table-cell office:value-type="float" office:value="7.0185" calcext:value-type="float">
            <text:p>7.0185</text:p>
          </table:table-cell>
          <table:table-cell office:value-type="float" office:value="8.27672" calcext:value-type="float">
            <text:p>8.27672</text:p>
          </table:table-cell>
          <table:table-cell office:value-type="float" office:value="1.73988" calcext:value-type="float">
            <text:p>1.73988</text:p>
          </table:table-cell>
          <table:table-cell office:value-type="float" office:value="1.57363" calcext:value-type="float">
            <text:p>1.57363</text:p>
          </table:table-cell>
          <table:table-cell office:value-type="float" office:value="7.8022" calcext:value-type="float">
            <text:p>7.8022</text:p>
          </table:table-cell>
          <table:table-cell office:value-type="float" office:value="1.4035" calcext:value-type="float">
            <text:p>1.4035</text:p>
          </table:table-cell>
          <table:table-cell office:value-type="float" office:value="12.5245" calcext:value-type="float">
            <text:p>12.5245</text:p>
          </table:table-cell>
          <table:table-cell table:number-columns-repeated="38"/>
          <table:table-cell table:formula="of:=[.S32]" office:value-type="float" office:value="245.639" calcext:value-type="float">
            <text:p>245.639</text:p>
          </table:table-cell>
          <table:table-cell table:formula="of:=[.BY32]-1.96*[.AL32]" office:value-type="float" office:value="221.09098" calcext:value-type="float">
            <text:p>221.09098</text:p>
          </table:table-cell>
          <table:table-cell table:formula="of:=[.BY32]+1.96*[.AL32]" office:value-type="float" office:value="270.18702" calcext:value-type="float">
            <text:p>270.18702</text:p>
          </table:table-cell>
        </table:table-row>
        <table:table-row table:style-name="ro1">
          <table:table-cell office:value-type="float" office:value="16.8069" calcext:value-type="float">
            <text:p>16.8069</text:p>
          </table:table-cell>
          <table:table-cell office:value-type="float" office:value="12.6584" calcext:value-type="float">
            <text:p>12.6584</text:p>
          </table:table-cell>
          <table:table-cell office:value-type="float" office:value="3.33367" calcext:value-type="float">
            <text:p>3.33367</text:p>
          </table:table-cell>
          <table:table-cell office:value-type="float" office:value="8.94997" calcext:value-type="float">
            <text:p>8.94997</text:p>
          </table:table-cell>
          <table:table-cell office:value-type="float" office:value="9.13249" calcext:value-type="float">
            <text:p>9.13249</text:p>
          </table:table-cell>
          <table:table-cell office:value-type="float" office:value="11.0307" calcext:value-type="float">
            <text:p>11.0307</text:p>
          </table:table-cell>
          <table:table-cell office:value-type="float" office:value="56.2228" calcext:value-type="float">
            <text:p>56.2228</text:p>
          </table:table-cell>
          <table:table-cell office:value-type="float" office:value="0.436793" calcext:value-type="float">
            <text:p>0.436793</text:p>
          </table:table-cell>
          <table:table-cell office:value-type="float" office:value="0.26661" calcext:value-type="float">
            <text:p>0.26661</text:p>
          </table:table-cell>
          <table:table-cell office:value-type="float" office:value="2.87571" calcext:value-type="float">
            <text:p>2.87571</text:p>
          </table:table-cell>
          <table:table-cell office:value-type="float" office:value="0.191084" calcext:value-type="float">
            <text:p>0.191084</text:p>
          </table:table-cell>
          <table:table-cell office:value-type="float" office:value="1.43013" calcext:value-type="float">
            <text:p>1.43013</text:p>
          </table:table-cell>
          <table:table-cell office:value-type="float" office:value="38.7116" calcext:value-type="float">
            <text:p>38.7116</text:p>
          </table:table-cell>
          <table:table-cell office:value-type="float" office:value="73.8167" calcext:value-type="float">
            <text:p>73.8167</text:p>
          </table:table-cell>
          <table:table-cell office:value-type="float" office:value="2.97536" calcext:value-type="float">
            <text:p>2.97536</text:p>
          </table:table-cell>
          <table:table-cell office:value-type="float" office:value="2.57279" calcext:value-type="float">
            <text:p>2.57279</text:p>
          </table:table-cell>
          <table:table-cell office:value-type="float" office:value="123.722" calcext:value-type="float">
            <text:p>123.722</text:p>
          </table:table-cell>
          <table:table-cell office:value-type="float" office:value="2.18632" calcext:value-type="float">
            <text:p>2.18632</text:p>
          </table:table-cell>
          <table:table-cell office:value-type="float" office:value="248.749" calcext:value-type="float">
            <text:p>248.749</text:p>
          </table:table-cell>
          <table:table-cell office:value-type="float" office:value="5.03617" calcext:value-type="float">
            <text:p>5.03617</text:p>
          </table:table-cell>
          <table:table-cell office:value-type="float" office:value="4.15262" calcext:value-type="float">
            <text:p>4.15262</text:p>
          </table:table-cell>
          <table:table-cell office:value-type="float" office:value="1.9036" calcext:value-type="float">
            <text:p>1.9036</text:p>
          </table:table-cell>
          <table:table-cell office:value-type="float" office:value="3.03479" calcext:value-type="float">
            <text:p>3.03479</text:p>
          </table:table-cell>
          <table:table-cell office:value-type="float" office:value="3.31564" calcext:value-type="float">
            <text:p>3.31564</text:p>
          </table:table-cell>
          <table:table-cell office:value-type="float" office:value="3.37905" calcext:value-type="float">
            <text:p>3.37905</text:p>
          </table:table-cell>
          <table:table-cell office:value-type="float" office:value="5.94972" calcext:value-type="float">
            <text:p>5.94972</text:p>
          </table:table-cell>
          <table:table-cell office:value-type="float" office:value="0.62738" calcext:value-type="float">
            <text:p>0.62738</text:p>
          </table:table-cell>
          <table:table-cell office:value-type="float" office:value="0.518143" calcext:value-type="float">
            <text:p>0.518143</text:p>
          </table:table-cell>
          <table:table-cell office:value-type="float" office:value="1.75286" calcext:value-type="float">
            <text:p>1.75286</text:p>
          </table:table-cell>
          <table:table-cell office:value-type="float" office:value="0.437976" calcext:value-type="float">
            <text:p>0.437976</text:p>
          </table:table-cell>
          <table:table-cell office:value-type="float" office:value="1.20884" calcext:value-type="float">
            <text:p>1.20884</text:p>
          </table:table-cell>
          <table:table-cell office:value-type="float" office:value="6.95543" calcext:value-type="float">
            <text:p>6.95543</text:p>
          </table:table-cell>
          <table:table-cell office:value-type="float" office:value="8.34139" calcext:value-type="float">
            <text:p>8.34139</text:p>
          </table:table-cell>
          <table:table-cell office:value-type="float" office:value="1.72608" calcext:value-type="float">
            <text:p>1.72608</text:p>
          </table:table-cell>
          <table:table-cell office:value-type="float" office:value="1.57995" calcext:value-type="float">
            <text:p>1.57995</text:p>
          </table:table-cell>
          <table:table-cell office:value-type="float" office:value="7.96778" calcext:value-type="float">
            <text:p>7.96778</text:p>
          </table:table-cell>
          <table:table-cell office:value-type="float" office:value="1.43761" calcext:value-type="float">
            <text:p>1.43761</text:p>
          </table:table-cell>
          <table:table-cell office:value-type="float" office:value="12.8771" calcext:value-type="float">
            <text:p>12.8771</text:p>
          </table:table-cell>
          <table:table-cell table:number-columns-repeated="38"/>
          <table:table-cell table:formula="of:=[.S33]" office:value-type="float" office:value="248.749" calcext:value-type="float">
            <text:p>248.749</text:p>
          </table:table-cell>
          <table:table-cell table:formula="of:=[.BY33]-1.96*[.AL33]" office:value-type="float" office:value="223.509884" calcext:value-type="float">
            <text:p>223.509884</text:p>
          </table:table-cell>
          <table:table-cell table:formula="of:=[.BY33]+1.96*[.AL33]" office:value-type="float" office:value="273.988116" calcext:value-type="float">
            <text:p>273.988116</text:p>
          </table:table-cell>
        </table:table-row>
        <table:table-row table:style-name="ro1">
          <table:table-cell office:value-type="float" office:value="16.065" calcext:value-type="float">
            <text:p>16.065</text:p>
          </table:table-cell>
          <table:table-cell office:value-type="float" office:value="12.0866" calcext:value-type="float">
            <text:p>12.0866</text:p>
          </table:table-cell>
          <table:table-cell office:value-type="float" office:value="3.1822" calcext:value-type="float">
            <text:p>3.1822</text:p>
          </table:table-cell>
          <table:table-cell office:value-type="float" office:value="8.6887" calcext:value-type="float">
            <text:p>8.6887</text:p>
          </table:table-cell>
          <table:table-cell office:value-type="float" office:value="8.76859" calcext:value-type="float">
            <text:p>8.76859</text:p>
          </table:table-cell>
          <table:table-cell office:value-type="float" office:value="10.7679" calcext:value-type="float">
            <text:p>10.7679</text:p>
          </table:table-cell>
          <table:table-cell office:value-type="float" office:value="57.857" calcext:value-type="float">
            <text:p>57.857</text:p>
          </table:table-cell>
          <table:table-cell office:value-type="float" office:value="0.448547" calcext:value-type="float">
            <text:p>0.448547</text:p>
          </table:table-cell>
          <table:table-cell office:value-type="float" office:value="0.254501" calcext:value-type="float">
            <text:p>0.254501</text:p>
          </table:table-cell>
          <table:table-cell office:value-type="float" office:value="2.74426" calcext:value-type="float">
            <text:p>2.74426</text:p>
          </table:table-cell>
          <table:table-cell office:value-type="float" office:value="0.18353" calcext:value-type="float">
            <text:p>0.18353</text:p>
          </table:table-cell>
          <table:table-cell office:value-type="float" office:value="1.36329" calcext:value-type="float">
            <text:p>1.36329</text:p>
          </table:table-cell>
          <table:table-cell office:value-type="float" office:value="37.1704" calcext:value-type="float">
            <text:p>37.1704</text:p>
          </table:table-cell>
          <table:table-cell office:value-type="float" office:value="72.9798" calcext:value-type="float">
            <text:p>72.9798</text:p>
          </table:table-cell>
          <table:table-cell office:value-type="float" office:value="2.91628" calcext:value-type="float">
            <text:p>2.91628</text:p>
          </table:table-cell>
          <table:table-cell office:value-type="float" office:value="2.57907" calcext:value-type="float">
            <text:p>2.57907</text:p>
          </table:table-cell>
          <table:table-cell office:value-type="float" office:value="129.242" calcext:value-type="float">
            <text:p>129.242</text:p>
          </table:table-cell>
          <table:table-cell office:value-type="float" office:value="2.28326" calcext:value-type="float">
            <text:p>2.28326</text:p>
          </table:table-cell>
          <table:table-cell office:value-type="float" office:value="251.717" calcext:value-type="float">
            <text:p>251.717</text:p>
          </table:table-cell>
          <table:table-cell office:value-type="float" office:value="4.95236" calcext:value-type="float">
            <text:p>4.95236</text:p>
          </table:table-cell>
          <table:table-cell office:value-type="float" office:value="4.07665" calcext:value-type="float">
            <text:p>4.07665</text:p>
          </table:table-cell>
          <table:table-cell office:value-type="float" office:value="1.8627" calcext:value-type="float">
            <text:p>1.8627</text:p>
          </table:table-cell>
          <table:table-cell office:value-type="float" office:value="2.99741" calcext:value-type="float">
            <text:p>2.99741</text:p>
          </table:table-cell>
          <table:table-cell office:value-type="float" office:value="3.26225" calcext:value-type="float">
            <text:p>3.26225</text:p>
          </table:table-cell>
          <table:table-cell office:value-type="float" office:value="3.35357" calcext:value-type="float">
            <text:p>3.35357</text:p>
          </table:table-cell>
          <table:table-cell office:value-type="float" office:value="6.0649" calcext:value-type="float">
            <text:p>6.0649</text:p>
          </table:table-cell>
          <table:table-cell office:value-type="float" office:value="0.636662" calcext:value-type="float">
            <text:p>0.636662</text:p>
          </table:table-cell>
          <table:table-cell office:value-type="float" office:value="0.506307" calcext:value-type="float">
            <text:p>0.506307</text:p>
          </table:table-cell>
          <table:table-cell office:value-type="float" office:value="1.71461" calcext:value-type="float">
            <text:p>1.71461</text:p>
          </table:table-cell>
          <table:table-cell office:value-type="float" office:value="0.429275" calcext:value-type="float">
            <text:p>0.429275</text:p>
          </table:table-cell>
          <table:table-cell office:value-type="float" office:value="1.18103" calcext:value-type="float">
            <text:p>1.18103</text:p>
          </table:table-cell>
          <table:table-cell office:value-type="float" office:value="6.88788" calcext:value-type="float">
            <text:p>6.88788</text:p>
          </table:table-cell>
          <table:table-cell office:value-type="float" office:value="8.3986" calcext:value-type="float">
            <text:p>8.3986</text:p>
          </table:table-cell>
          <table:table-cell office:value-type="float" office:value="1.71116" calcext:value-type="float">
            <text:p>1.71116</text:p>
          </table:table-cell>
          <table:table-cell office:value-type="float" office:value="1.58443" calcext:value-type="float">
            <text:p>1.58443</text:p>
          </table:table-cell>
          <table:table-cell office:value-type="float" office:value="8.13344" calcext:value-type="float">
            <text:p>8.13344</text:p>
          </table:table-cell>
          <table:table-cell office:value-type="float" office:value="1.47063" calcext:value-type="float">
            <text:p>1.47063</text:p>
          </table:table-cell>
          <table:table-cell office:value-type="float" office:value="13.228" calcext:value-type="float">
            <text:p>13.228</text:p>
          </table:table-cell>
          <table:table-cell table:number-columns-repeated="38"/>
          <table:table-cell table:formula="of:=[.S34]" office:value-type="float" office:value="251.717" calcext:value-type="float">
            <text:p>251.717</text:p>
          </table:table-cell>
          <table:table-cell table:formula="of:=[.BY34]-1.96*[.AL34]" office:value-type="float" office:value="225.79012" calcext:value-type="float">
            <text:p>225.79012</text:p>
          </table:table-cell>
          <table:table-cell table:formula="of:=[.BY34]+1.96*[.AL34]" office:value-type="float" office:value="277.64388" calcext:value-type="float">
            <text:p>277.64388</text:p>
          </table:table-cell>
        </table:table-row>
        <table:table-row table:style-name="ro1">
          <table:table-cell office:value-type="float" office:value="15.3577" calcext:value-type="float">
            <text:p>15.3577</text:p>
          </table:table-cell>
          <table:table-cell office:value-type="float" office:value="11.5431" calcext:value-type="float">
            <text:p>11.5431</text:p>
          </table:table-cell>
          <table:table-cell office:value-type="float" office:value="3.03835" calcext:value-type="float">
            <text:p>3.03835</text:p>
          </table:table-cell>
          <table:table-cell office:value-type="float" office:value="8.4287" calcext:value-type="float">
            <text:p>8.4287</text:p>
          </table:table-cell>
          <table:table-cell office:value-type="float" office:value="8.41688" calcext:value-type="float">
            <text:p>8.41688</text:p>
          </table:table-cell>
          <table:table-cell office:value-type="float" office:value="10.4996" calcext:value-type="float">
            <text:p>10.4996</text:p>
          </table:table-cell>
          <table:table-cell office:value-type="float" office:value="59.4489" calcext:value-type="float">
            <text:p>59.4489</text:p>
          </table:table-cell>
          <table:table-cell office:value-type="float" office:value="0.459957" calcext:value-type="float">
            <text:p>0.459957</text:p>
          </table:table-cell>
          <table:table-cell office:value-type="float" office:value="0.243" calcext:value-type="float">
            <text:p>0.243</text:p>
          </table:table-cell>
          <table:table-cell office:value-type="float" office:value="2.61952" calcext:value-type="float">
            <text:p>2.61952</text:p>
          </table:table-cell>
          <table:table-cell office:value-type="float" office:value="0.176221" calcext:value-type="float">
            <text:p>0.176221</text:p>
          </table:table-cell>
          <table:table-cell office:value-type="float" office:value="1.29991" calcext:value-type="float">
            <text:p>1.29991</text:p>
          </table:table-cell>
          <table:table-cell office:value-type="float" office:value="35.6726" calcext:value-type="float">
            <text:p>35.6726</text:p>
          </table:table-cell>
          <table:table-cell office:value-type="float" office:value="72.0229" calcext:value-type="float">
            <text:p>72.0229</text:p>
          </table:table-cell>
          <table:table-cell office:value-type="float" office:value="2.85487" calcext:value-type="float">
            <text:p>2.85487</text:p>
          </table:table-cell>
          <table:table-cell office:value-type="float" office:value="2.58006" calcext:value-type="float">
            <text:p>2.58006</text:p>
          </table:table-cell>
          <table:table-cell office:value-type="float" office:value="134.703" calcext:value-type="float">
            <text:p>134.703</text:p>
          </table:table-cell>
          <table:table-cell office:value-type="float" office:value="2.37911" calcext:value-type="float">
            <text:p>2.37911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4.86883" calcext:value-type="float">
            <text:p>4.86883</text:p>
          </table:table-cell>
          <table:table-cell office:value-type="float" office:value="4.0016" calcext:value-type="float">
            <text:p>4.0016</text:p>
          </table:table-cell>
          <table:table-cell office:value-type="float" office:value="1.82277" calcext:value-type="float">
            <text:p>1.82277</text:p>
          </table:table-cell>
          <table:table-cell office:value-type="float" office:value="2.95916" calcext:value-type="float">
            <text:p>2.95916</text:p>
          </table:table-cell>
          <table:table-cell office:value-type="float" office:value="3.20866" calcext:value-type="float">
            <text:p>3.20866</text:p>
          </table:table-cell>
          <table:table-cell office:value-type="float" office:value="3.32594" calcext:value-type="float">
            <text:p>3.32594</text:p>
          </table:table-cell>
          <table:table-cell office:value-type="float" office:value="6.17911" calcext:value-type="float">
            <text:p>6.17911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1.67733" calcext:value-type="float">
            <text:p>1.67733</text:p>
          </table:table-cell>
          <table:table-cell office:value-type="float" office:value="0.420682" calcext:value-type="float">
            <text:p>0.420682</text:p>
          </table:table-cell>
          <table:table-cell office:value-type="float" office:value="1.15398" calcext:value-type="float">
            <text:p>1.15398</text:p>
          </table:table-cell>
          <table:table-cell office:value-type="float" office:value="6.81633" calcext:value-type="float">
            <text:p>6.81633</text:p>
          </table:table-cell>
          <table:table-cell office:value-type="float" office:value="8.44832" calcext:value-type="float">
            <text:p>8.44832</text:p>
          </table:table-cell>
          <table:table-cell office:value-type="float" office:value="1.69525" calcext:value-type="float">
            <text:p>1.69525</text:p>
          </table:table-cell>
          <table:table-cell office:value-type="float" office:value="1.58715" calcext:value-type="float">
            <text:p>1.58715</text:p>
          </table:table-cell>
          <table:table-cell office:value-type="float" office:value="8.30013" calcext:value-type="float">
            <text:p>8.30013</text:p>
          </table:table-cell>
          <table:table-cell office:value-type="float" office:value="1.50257" calcext:value-type="float">
            <text:p>1.50257</text:p>
          </table:table-cell>
          <table:table-cell office:value-type="float" office:value="13.5766" calcext:value-type="float">
            <text:p>13.5766</text:p>
          </table:table-cell>
          <table:table-cell table:number-columns-repeated="38"/>
          <table:table-cell table:formula="of:=[.S35]" office:value-type="float" office:value="254.552" calcext:value-type="float">
            <text:p>254.552</text:p>
          </table:table-cell>
          <table:table-cell table:formula="of:=[.BY35]-1.96*[.AL35]" office:value-type="float" office:value="227.941864" calcext:value-type="float">
            <text:p>227.941864</text:p>
          </table:table-cell>
          <table:table-cell table:formula="of:=[.BY35]+1.96*[.AL35]" office:value-type="float" office:value="281.162136" calcext:value-type="float">
            <text:p>281.162136</text:p>
          </table:table-cell>
        </table:table-row>
        <table:table-row table:style-name="ro1">
          <table:table-cell office:value-type="float" office:value="14.6834" calcext:value-type="float">
            <text:p>14.6834</text:p>
          </table:table-cell>
          <table:table-cell office:value-type="float" office:value="11.0263" calcext:value-type="float">
            <text:p>11.0263</text:p>
          </table:table-cell>
          <table:table-cell office:value-type="float" office:value="2.90164" calcext:value-type="float">
            <text:p>2.90164</text:p>
          </table:table-cell>
          <table:table-cell office:value-type="float" office:value="8.17077" calcext:value-type="float">
            <text:p>8.17077</text:p>
          </table:table-cell>
          <table:table-cell office:value-type="float" office:value="8.07727" calcext:value-type="float">
            <text:p>8.07727</text:p>
          </table:table-cell>
          <table:table-cell office:value-type="float" office:value="10.2273" calcext:value-type="float">
            <text:p>10.2273</text:p>
          </table:table-cell>
          <table:table-cell office:value-type="float" office:value="60.9981" calcext:value-type="float">
            <text:p>60.9981</text:p>
          </table:table-cell>
          <table:table-cell office:value-type="float" office:value="0.471027" calcext:value-type="float">
            <text:p>0.471027</text:p>
          </table:table-cell>
          <table:table-cell office:value-type="float" office:value="0.23207" calcext:value-type="float">
            <text:p>0.23207</text:p>
          </table:table-cell>
          <table:table-cell office:value-type="float" office:value="2.50106" calcext:value-type="float">
            <text:p>2.50106</text:p>
          </table:table-cell>
          <table:table-cell office:value-type="float" office:value="0.169156" calcext:value-type="float">
            <text:p>0.169156</text:p>
          </table:table-cell>
          <table:table-cell office:value-type="float" office:value="1.23978" calcext:value-type="float">
            <text:p>1.23978</text:p>
          </table:table-cell>
          <table:table-cell office:value-type="float" office:value="34.2199" calcext:value-type="float">
            <text:p>34.2199</text:p>
          </table:table-cell>
          <table:table-cell office:value-type="float" office:value="70.9598" calcext:value-type="float">
            <text:p>70.9598</text:p>
          </table:table-cell>
          <table:table-cell office:value-type="float" office:value="2.79152" calcext:value-type="float">
            <text:p>2.79152</text:p>
          </table:table-cell>
          <table:table-cell office:value-type="float" office:value="2.57605" calcext:value-type="float">
            <text:p>2.57605</text:p>
          </table:table-cell>
          <table:table-cell office:value-type="float" office:value="140.096" calcext:value-type="float">
            <text:p>140.096</text:p>
          </table:table-cell>
          <table:table-cell office:value-type="float" office:value="2.47369" calcext:value-type="float">
            <text:p>2.47369</text:p>
          </table:table-cell>
          <table:table-cell office:value-type="float" office:value="257.259" calcext:value-type="float">
            <text:p>257.259</text:p>
          </table:table-cell>
          <table:table-cell office:value-type="float" office:value="4.78567" calcext:value-type="float">
            <text:p>4.78567</text:p>
          </table:table-cell>
          <table:table-cell office:value-type="float" office:value="3.9275" calcext:value-type="float">
            <text:p>3.9275</text:p>
          </table:table-cell>
          <table:table-cell office:value-type="float" office:value="1.78379" calcext:value-type="float">
            <text:p>1.78379</text:p>
          </table:table-cell>
          <table:table-cell office:value-type="float" office:value="2.92016" calcext:value-type="float">
            <text:p>2.92016</text:p>
          </table:table-cell>
          <table:table-cell office:value-type="float" office:value="3.155" calcext:value-type="float">
            <text:p>3.155</text:p>
          </table:table-cell>
          <table:table-cell office:value-type="float" office:value="3.29636" calcext:value-type="float">
            <text:p>3.29636</text:p>
          </table:table-cell>
          <table:table-cell office:value-type="float" office:value="6.29249" calcext:value-type="float">
            <text:p>6.29249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4836" calcext:value-type="float">
            <text:p>0.4836</text:p>
          </table:table-cell>
          <table:table-cell office:value-type="float" office:value="1.64097" calcext:value-type="float">
            <text:p>1.64097</text:p>
          </table:table-cell>
          <table:table-cell office:value-type="float" office:value="0.412202" calcext:value-type="float">
            <text:p>0.412202</text:p>
          </table:table-cell>
          <table:table-cell office:value-type="float" office:value="1.12767" calcext:value-type="float">
            <text:p>1.12767</text:p>
          </table:table-cell>
          <table:table-cell office:value-type="float" office:value="6.74125" calcext:value-type="float">
            <text:p>6.74125</text:p>
          </table:table-cell>
          <table:table-cell office:value-type="float" office:value="8.49051" calcext:value-type="float">
            <text:p>8.49051</text:p>
          </table:table-cell>
          <table:table-cell office:value-type="float" office:value="1.67843" calcext:value-type="float">
            <text:p>1.67843</text:p>
          </table:table-cell>
          <table:table-cell office:value-type="float" office:value="1.58822" calcext:value-type="float">
            <text:p>1.58822</text:p>
          </table:table-cell>
          <table:table-cell office:value-type="float" office:value="8.46878" calcext:value-type="float">
            <text:p>8.46878</text:p>
          </table:table-cell>
          <table:table-cell office:value-type="float" office:value="1.53345" calcext:value-type="float">
            <text:p>1.53345</text:p>
          </table:table-cell>
          <table:table-cell office:value-type="float" office:value="13.9224" calcext:value-type="float">
            <text:p>13.9224</text:p>
          </table:table-cell>
          <table:table-cell table:number-columns-repeated="38"/>
          <table:table-cell table:formula="of:=[.S36]" office:value-type="float" office:value="257.259" calcext:value-type="float">
            <text:p>257.259</text:p>
          </table:table-cell>
          <table:table-cell table:formula="of:=[.BY36]-1.96*[.AL36]" office:value-type="float" office:value="229.971096" calcext:value-type="float">
            <text:p>229.971096</text:p>
          </table:table-cell>
          <table:table-cell table:formula="of:=[.BY36]+1.96*[.AL36]" office:value-type="float" office:value="284.546904" calcext:value-type="float">
            <text:p>284.546904</text:p>
          </table:table-cell>
        </table:table-row>
        <table:table-row table:style-name="ro1">
          <table:table-cell office:value-type="float" office:value="14.0401" calcext:value-type="float">
            <text:p>14.0401</text:p>
          </table:table-cell>
          <table:table-cell office:value-type="float" office:value="10.5346" calcext:value-type="float">
            <text:p>10.5346</text:p>
          </table:table-cell>
          <table:table-cell office:value-type="float" office:value="2.77166" calcext:value-type="float">
            <text:p>2.77166</text:p>
          </table:table-cell>
          <table:table-cell office:value-type="float" office:value="7.91559" calcext:value-type="float">
            <text:p>7.91559</text:p>
          </table:table-cell>
          <table:table-cell office:value-type="float" office:value="7.74961" calcext:value-type="float">
            <text:p>7.74961</text:p>
          </table:table-cell>
          <table:table-cell office:value-type="float" office:value="9.95242" calcext:value-type="float">
            <text:p>9.95242</text:p>
          </table:table-cell>
          <table:table-cell office:value-type="float" office:value="62.5042" calcext:value-type="float">
            <text:p>62.5042</text:p>
          </table:table-cell>
          <table:table-cell office:value-type="float" office:value="0.481757" calcext:value-type="float">
            <text:p>0.481757</text:p>
          </table:table-cell>
          <table:table-cell office:value-type="float" office:value="0.221677" calcext:value-type="float">
            <text:p>0.221677</text:p>
          </table:table-cell>
          <table:table-cell office:value-type="float" office:value="2.3885" calcext:value-type="float">
            <text:p>2.3885</text:p>
          </table:table-cell>
          <table:table-cell office:value-type="float" office:value="0.162334" calcext:value-type="float">
            <text:p>0.162334</text:p>
          </table:table-cell>
          <table:table-cell office:value-type="float" office:value="1.18272" calcext:value-type="float">
            <text:p>1.18272</text:p>
          </table:table-cell>
          <table:table-cell office:value-type="float" office:value="32.8139" calcext:value-type="float">
            <text:p>32.8139</text:p>
          </table:table-cell>
          <table:table-cell office:value-type="float" office:value="69.8036" calcext:value-type="float">
            <text:p>69.8036</text:p>
          </table:table-cell>
          <table:table-cell office:value-type="float" office:value="2.72663" calcext:value-type="float">
            <text:p>2.72663</text:p>
          </table:table-cell>
          <table:table-cell office:value-type="float" office:value="2.56733" calcext:value-type="float">
            <text:p>2.56733</text:p>
          </table:table-cell>
          <table:table-cell office:value-type="float" office:value="145.412" calcext:value-type="float">
            <text:p>145.412</text:p>
          </table:table-cell>
          <table:table-cell office:value-type="float" office:value="2.56688" calcext:value-type="float">
            <text:p>2.56688</text:p>
          </table:table-cell>
          <table:table-cell office:value-type="float" office:value="259.845" calcext:value-type="float">
            <text:p>259.845</text:p>
          </table:table-cell>
          <table:table-cell office:value-type="float" office:value="4.70295" calcext:value-type="float">
            <text:p>4.70295</text:p>
          </table:table-cell>
          <table:table-cell office:value-type="float" office:value="3.85436" calcext:value-type="float">
            <text:p>3.85436</text:p>
          </table:table-cell>
          <table:table-cell office:value-type="float" office:value="1.74572" calcext:value-type="float">
            <text:p>1.74572</text:p>
          </table:table-cell>
          <table:table-cell office:value-type="float" office:value="2.88054" calcext:value-type="float">
            <text:p>2.88054</text:p>
          </table:table-cell>
          <table:table-cell office:value-type="float" office:value="3.10135" calcext:value-type="float">
            <text:p>3.10135</text:p>
          </table:table-cell>
          <table:table-cell office:value-type="float" office:value="3.265" calcext:value-type="float">
            <text:p>3.265</text:p>
          </table:table-cell>
          <table:table-cell office:value-type="float" office:value="6.4051" calcext:value-type="float">
            <text:p>6.4051</text:p>
          </table:table-cell>
          <table:table-cell office:value-type="float" office:value="0.662196" calcext:value-type="float">
            <text:p>0.662196</text:p>
          </table:table-cell>
          <table:table-cell office:value-type="float" office:value="0.472702" calcext:value-type="float">
            <text:p>0.472702</text:p>
          </table:table-cell>
          <table:table-cell office:value-type="float" office:value="1.6055" calcext:value-type="float">
            <text:p>1.6055</text:p>
          </table:table-cell>
          <table:table-cell office:value-type="float" office:value="0.403841" calcext:value-type="float">
            <text:p>0.403841</text:p>
          </table:table-cell>
          <table:table-cell office:value-type="float" office:value="1.10206" calcext:value-type="float">
            <text:p>1.10206</text:p>
          </table:table-cell>
          <table:table-cell office:value-type="float" office:value="6.66305" calcext:value-type="float">
            <text:p>6.66305</text:p>
          </table:table-cell>
          <table:table-cell office:value-type="float" office:value="8.52521" calcext:value-type="float">
            <text:p>8.52521</text:p>
          </table:table-cell>
          <table:table-cell office:value-type="float" office:value="1.66081" calcext:value-type="float">
            <text:p>1.66081</text:p>
          </table:table-cell>
          <table:table-cell office:value-type="float" office:value="1.58773" calcext:value-type="float">
            <text:p>1.58773</text:p>
          </table:table-cell>
          <table:table-cell office:value-type="float" office:value="8.64021" calcext:value-type="float">
            <text:p>8.64021</text:p>
          </table:table-cell>
          <table:table-cell office:value-type="float" office:value="1.5633" calcext:value-type="float">
            <text:p>1.5633</text:p>
          </table:table-cell>
          <table:table-cell office:value-type="float" office:value="14.265" calcext:value-type="float">
            <text:p>14.265</text:p>
          </table:table-cell>
          <table:table-cell table:number-columns-repeated="38"/>
          <table:table-cell table:formula="of:=[.S37]" office:value-type="float" office:value="259.845" calcext:value-type="float">
            <text:p>259.845</text:p>
          </table:table-cell>
          <table:table-cell table:formula="of:=[.BY37]-1.96*[.AL37]" office:value-type="float" office:value="231.8856" calcext:value-type="float">
            <text:p>231.8856</text:p>
          </table:table-cell>
          <table:table-cell table:formula="of:=[.BY37]+1.96*[.AL37]" office:value-type="float" office:value="287.8044" calcext:value-type="float">
            <text:p>287.8044</text:p>
          </table:table-cell>
        </table:table-row>
        <table:table-row table:style-name="ro1">
          <table:table-cell office:value-type="float" office:value="13.4264" calcext:value-type="float">
            <text:p>13.4264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2.64798" calcext:value-type="float">
            <text:p>2.64798</text:p>
          </table:table-cell>
          <table:table-cell office:value-type="float" office:value="7.66375" calcext:value-type="float">
            <text:p>7.66375</text:p>
          </table:table-cell>
          <table:table-cell office:value-type="float" office:value="7.43372" calcext:value-type="float">
            <text:p>7.43372</text:p>
          </table:table-cell>
          <table:table-cell office:value-type="float" office:value="9.67606" calcext:value-type="float">
            <text:p>9.67606</text:p>
          </table:table-cell>
          <table:table-cell office:value-type="float" office:value="63.9673" calcext:value-type="float">
            <text:p>63.9673</text:p>
          </table:table-cell>
          <table:table-cell office:value-type="float" office:value="0.492152" calcext:value-type="float">
            <text:p>0.492152</text:p>
          </table:table-cell>
          <table:table-cell office:value-type="float" office:value="0.211788" calcext:value-type="float">
            <text:p>0.211788</text:p>
          </table:table-cell>
          <table:table-cell office:value-type="float" office:value="2.28146" calcext:value-type="float">
            <text:p>2.28146</text:p>
          </table:table-cell>
          <table:table-cell office:value-type="float" office:value="0.155751" calcext:value-type="float">
            <text:p>0.155751</text:p>
          </table:table-cell>
          <table:table-cell office:value-type="float" office:value="1.12856" calcext:value-type="float">
            <text:p>1.12856</text:p>
          </table:table-cell>
          <table:table-cell office:value-type="float" office:value="31.455" calcext:value-type="float">
            <text:p>31.455</text:p>
          </table:table-cell>
          <table:table-cell office:value-type="float" office:value="68.5666" calcext:value-type="float">
            <text:p>68.5666</text:p>
          </table:table-cell>
          <table:table-cell office:value-type="float" office:value="2.66054" calcext:value-type="float">
            <text:p>2.66054</text:p>
          </table:table-cell>
          <table:table-cell office:value-type="float" office:value="2.55421" calcext:value-type="float">
            <text:p>2.55421</text:p>
          </table:table-cell>
          <table:table-cell office:value-type="float" office:value="150.644" calcext:value-type="float">
            <text:p>150.644</text:p>
          </table:table-cell>
          <table:table-cell office:value-type="float" office:value="2.65855" calcext:value-type="float">
            <text:p>2.65855</text:p>
          </table:table-cell>
          <table:table-cell office:value-type="float" office:value="262.316" calcext:value-type="float">
            <text:p>262.316</text:p>
          </table:table-cell>
          <table:table-cell office:value-type="float" office:value="4.62075" calcext:value-type="float">
            <text:p>4.62075</text:p>
          </table:table-cell>
          <table:table-cell office:value-type="float" office:value="3.78219" calcext:value-type="float">
            <text:p>3.78219</text:p>
          </table:table-cell>
          <table:table-cell office:value-type="float" office:value="1.70853" calcext:value-type="float">
            <text:p>1.70853</text:p>
          </table:table-cell>
          <table:table-cell office:value-type="float" office:value="2.84042" calcext:value-type="float">
            <text:p>2.84042</text:p>
          </table:table-cell>
          <table:table-cell office:value-type="float" office:value="3.04781" calcext:value-type="float">
            <text:p>3.04781</text:p>
          </table:table-cell>
          <table:table-cell office:value-type="float" office:value="3.23202" calcext:value-type="float">
            <text:p>3.23202</text:p>
          </table:table-cell>
          <table:table-cell office:value-type="float" office:value="6.51703" calcext:value-type="float">
            <text:p>6.51703</text:p>
          </table:table-cell>
          <table:table-cell office:value-type="float" office:value="0.669993" calcext:value-type="float">
            <text:p>0.669993</text:p>
          </table:table-cell>
          <table:table-cell office:value-type="float" office:value="0.462091" calcext:value-type="float">
            <text:p>0.462091</text:p>
          </table:table-cell>
          <table:table-cell office:value-type="float" office:value="1.57087" calcext:value-type="float">
            <text:p>1.57087</text:p>
          </table:table-cell>
          <table:table-cell office:value-type="float" office:value="0.395603" calcext:value-type="float">
            <text:p>0.395603</text:p>
          </table:table-cell>
          <table:table-cell office:value-type="float" office:value="1.07714" calcext:value-type="float">
            <text:p>1.07714</text:p>
          </table:table-cell>
          <table:table-cell office:value-type="float" office:value="6.58214" calcext:value-type="float">
            <text:p>6.58214</text:p>
          </table:table-cell>
          <table:table-cell office:value-type="float" office:value="8.55245" calcext:value-type="float">
            <text:p>8.55245</text:p>
          </table:table-cell>
          <table:table-cell office:value-type="float" office:value="1.64247" calcext:value-type="float">
            <text:p>1.64247</text:p>
          </table:table-cell>
          <table:table-cell office:value-type="float" office:value="1.58576" calcext:value-type="float">
            <text:p>1.58576</text:p>
          </table:table-cell>
          <table:table-cell office:value-type="float" office:value="8.81514" calcext:value-type="float">
            <text:p>8.81514</text:p>
          </table:table-cell>
          <table:table-cell office:value-type="float" office:value="1.59213" calcext:value-type="float">
            <text:p>1.59213</text:p>
          </table:table-cell>
          <table:table-cell office:value-type="float" office:value="14.604" calcext:value-type="float">
            <text:p>14.604</text:p>
          </table:table-cell>
          <table:table-cell table:number-columns-repeated="38"/>
          <table:table-cell table:formula="of:=[.S38]" office:value-type="float" office:value="262.316" calcext:value-type="float">
            <text:p>262.316</text:p>
          </table:table-cell>
          <table:table-cell table:formula="of:=[.BY38]-1.96*[.AL38]" office:value-type="float" office:value="233.69216" calcext:value-type="float">
            <text:p>233.69216</text:p>
          </table:table-cell>
          <table:table-cell table:formula="of:=[.BY38]+1.96*[.AL38]" office:value-type="float" office:value="290.93984" calcext:value-type="float">
            <text:p>290.93984</text:p>
          </table:table-cell>
        </table:table-row>
        <table:table-row table:style-name="ro1">
          <table:table-cell office:value-type="float" office:value="12.8406" calcext:value-type="float">
            <text:p>12.8406</text:p>
          </table:table-cell>
          <table:table-cell office:value-type="float" office:value="9.62066" calcext:value-type="float">
            <text:p>9.62066</text:p>
          </table:table-cell>
          <table:table-cell office:value-type="float" office:value="2.53026" calcext:value-type="float">
            <text:p>2.53026</text:p>
          </table:table-cell>
          <table:table-cell office:value-type="float" office:value="7.41576" calcext:value-type="float">
            <text:p>7.41576</text:p>
          </table:table-cell>
          <table:table-cell office:value-type="float" office:value="7.12938" calcext:value-type="float">
            <text:p>7.12938</text:p>
          </table:table-cell>
          <table:table-cell office:value-type="float" office:value="9.39933" calcext:value-type="float">
            <text:p>9.39933</text:p>
          </table:table-cell>
          <table:table-cell office:value-type="float" office:value="65.3875" calcext:value-type="float">
            <text:p>65.3875</text:p>
          </table:table-cell>
          <table:table-cell office:value-type="float" office:value="0.502217" calcext:value-type="float">
            <text:p>0.502217</text:p>
          </table:table-cell>
          <table:table-cell office:value-type="float" office:value="0.202375" calcext:value-type="float">
            <text:p>0.202375</text:p>
          </table:table-cell>
          <table:table-cell office:value-type="float" office:value="2.17963" calcext:value-type="float">
            <text:p>2.17963</text:p>
          </table:table-cell>
          <table:table-cell office:value-type="float" office:value="0.149405" calcext:value-type="float">
            <text:p>0.149405</text:p>
          </table:table-cell>
          <table:table-cell office:value-type="float" office:value="1.07713" calcext:value-type="float">
            <text:p>1.07713</text:p>
          </table:table-cell>
          <table:table-cell office:value-type="float" office:value="30.1437" calcext:value-type="float">
            <text:p>30.1437</text:p>
          </table:table-cell>
          <table:table-cell office:value-type="float" office:value="67.2601" calcext:value-type="float">
            <text:p>67.2601</text:p>
          </table:table-cell>
          <table:table-cell office:value-type="float" office:value="2.59357" calcext:value-type="float">
            <text:p>2.59357</text:p>
          </table:table-cell>
          <table:table-cell office:value-type="float" office:value="2.53699" calcext:value-type="float">
            <text:p>2.53699</text:p>
          </table:table-cell>
          <table:table-cell office:value-type="float" office:value="155.786" calcext:value-type="float">
            <text:p>155.786</text:p>
          </table:table-cell>
          <table:table-cell office:value-type="float" office:value="2.7486" calcext:value-type="float">
            <text:p>2.7486</text:p>
          </table:table-cell>
          <table:table-cell office:value-type="float" office:value="264.678" calcext:value-type="float">
            <text:p>264.678</text:p>
          </table:table-cell>
          <table:table-cell office:value-type="float" office:value="4.53914" calcext:value-type="float">
            <text:p>4.53914</text:p>
          </table:table-cell>
          <table:table-cell office:value-type="float" office:value="3.71099" calcext:value-type="float">
            <text:p>3.71099</text:p>
          </table:table-cell>
          <table:table-cell office:value-type="float" office:value="1.67217" calcext:value-type="float">
            <text:p>1.67217</text:p>
          </table:table-cell>
          <table:table-cell office:value-type="float" office:value="2.79988" calcext:value-type="float">
            <text:p>2.79988</text:p>
          </table:table-cell>
          <table:table-cell office:value-type="float" office:value="2.99445" calcext:value-type="float">
            <text:p>2.99445</text:p>
          </table:table-cell>
          <table:table-cell office:value-type="float" office:value="3.19758" calcext:value-type="float">
            <text:p>3.19758</text:p>
          </table:table-cell>
          <table:table-cell office:value-type="float" office:value="6.62832" calcext:value-type="float">
            <text:p>6.62832</text:p>
          </table:table-cell>
          <table:table-cell office:value-type="float" office:value="0.677459" calcext:value-type="float">
            <text:p>0.677459</text:p>
          </table:table-cell>
          <table:table-cell office:value-type="float" office:value="0.451753" calcext:value-type="float">
            <text:p>0.451753</text:p>
          </table:table-cell>
          <table:table-cell office:value-type="float" office:value="1.53707" calcext:value-type="float">
            <text:p>1.53707</text:p>
          </table:table-cell>
          <table:table-cell office:value-type="float" office:value="0.387492" calcext:value-type="float">
            <text:p>0.387492</text:p>
          </table:table-cell>
          <table:table-cell office:value-type="float" office:value="1.05288" calcext:value-type="float">
            <text:p>1.05288</text:p>
          </table:table-cell>
          <table:table-cell office:value-type="float" office:value="6.49887" calcext:value-type="float">
            <text:p>6.49887</text:p>
          </table:table-cell>
          <table:table-cell office:value-type="float" office:value="8.57232" calcext:value-type="float">
            <text:p>8.57232</text:p>
          </table:table-cell>
          <table:table-cell office:value-type="float" office:value="1.6235" calcext:value-type="float">
            <text:p>1.6235</text:p>
          </table:table-cell>
          <table:table-cell office:value-type="float" office:value="1.58241" calcext:value-type="float">
            <text:p>1.58241</text:p>
          </table:table-cell>
          <table:table-cell office:value-type="float" office:value="8.99423" calcext:value-type="float">
            <text:p>8.99423</text:p>
          </table:table-cell>
          <table:table-cell office:value-type="float" office:value="1.61996" calcext:value-type="float">
            <text:p>1.61996</text:p>
          </table:table-cell>
          <table:table-cell office:value-type="float" office:value="14.9389" calcext:value-type="float">
            <text:p>14.9389</text:p>
          </table:table-cell>
          <table:table-cell table:number-columns-repeated="38"/>
          <table:table-cell table:formula="of:=[.S39]" office:value-type="float" office:value="264.678" calcext:value-type="float">
            <text:p>264.678</text:p>
          </table:table-cell>
          <table:table-cell table:formula="of:=[.BY39]-1.96*[.AL39]" office:value-type="float" office:value="235.397756" calcext:value-type="float">
            <text:p>235.397756</text:p>
          </table:table-cell>
          <table:table-cell table:formula="of:=[.BY39]+1.96*[.AL39]" office:value-type="float" office:value="293.958244" calcext:value-type="float">
            <text:p>293.958244</text:p>
          </table:table-cell>
        </table:table-row>
        <table:table-row table:style-name="ro1">
          <table:table-cell office:value-type="float" office:value="12.2814" calcext:value-type="float">
            <text:p>12.2814</text:p>
          </table:table-cell>
          <table:table-cell office:value-type="float" office:value="9.19589" calcext:value-type="float">
            <text:p>9.19589</text:p>
          </table:table-cell>
          <table:table-cell office:value-type="float" office:value="2.41815" calcext:value-type="float">
            <text:p>2.41815</text:p>
          </table:table-cell>
          <table:table-cell office:value-type="float" office:value="7.17202" calcext:value-type="float">
            <text:p>7.17202</text:p>
          </table:table-cell>
          <table:table-cell office:value-type="float" office:value="6.83634" calcext:value-type="float">
            <text:p>6.83634</text:p>
          </table:table-cell>
          <table:table-cell office:value-type="float" office:value="9.12318" calcext:value-type="float">
            <text:p>9.12318</text:p>
          </table:table-cell>
          <table:table-cell office:value-type="float" office:value="66.765" calcext:value-type="float">
            <text:p>66.765</text:p>
          </table:table-cell>
          <table:table-cell office:value-type="float" office:value="0.511956" calcext:value-type="float">
            <text:p>0.511956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2.08271" calcext:value-type="float">
            <text:p>2.08271</text:p>
          </table:table-cell>
          <table:table-cell office:value-type="float" office:value="0.14329" calcext:value-type="float">
            <text:p>0.14329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8.8798" calcext:value-type="float">
            <text:p>28.8798</text:p>
          </table:table-cell>
          <table:table-cell office:value-type="float" office:value="65.8948" calcext:value-type="float">
            <text:p>65.8948</text:p>
          </table:table-cell>
          <table:table-cell office:value-type="float" office:value="2.52602" calcext:value-type="float">
            <text:p>2.52602</text:p>
          </table:table-cell>
          <table:table-cell office:value-type="float" office:value="2.51597" calcext:value-type="float">
            <text:p>2.51597</text:p>
          </table:table-cell>
          <table:table-cell office:value-type="float" office:value="160.834" calcext:value-type="float">
            <text:p>160.834</text:p>
          </table:table-cell>
          <table:table-cell office:value-type="float" office:value="2.83693" calcext:value-type="float">
            <text:p>2.83693</text:p>
          </table:table-cell>
          <table:table-cell office:value-type="float" office:value="266.935" calcext:value-type="float">
            <text:p>266.935</text:p>
          </table:table-cell>
          <table:table-cell office:value-type="float" office:value="4.45819" calcext:value-type="float">
            <text:p>4.45819</text:p>
          </table:table-cell>
          <table:table-cell office:value-type="float" office:value="3.64077" calcext:value-type="float">
            <text:p>3.64077</text:p>
          </table:table-cell>
          <table:table-cell office:value-type="float" office:value="1.63664" calcext:value-type="float">
            <text:p>1.63664</text:p>
          </table:table-cell>
          <table:table-cell office:value-type="float" office:value="2.75903" calcext:value-type="float">
            <text:p>2.75903</text:p>
          </table:table-cell>
          <table:table-cell office:value-type="float" office:value="2.94134" calcext:value-type="float">
            <text:p>2.94134</text:p>
          </table:table-cell>
          <table:table-cell office:value-type="float" office:value="3.16182" calcext:value-type="float">
            <text:p>3.16182</text:p>
          </table:table-cell>
          <table:table-cell office:value-type="float" office:value="6.73901" calcext:value-type="float">
            <text:p>6.73901</text:p>
          </table:table-cell>
          <table:table-cell office:value-type="float" office:value="0.684607" calcext:value-type="float">
            <text:p>0.684607</text:p>
          </table:table-cell>
          <table:table-cell office:value-type="float" office:value="0.44168" calcext:value-type="float">
            <text:p>0.44168</text:p>
          </table:table-cell>
          <table:table-cell office:value-type="float" office:value="1.50405" calcext:value-type="float">
            <text:p>1.50405</text:p>
          </table:table-cell>
          <table:table-cell office:value-type="float" office:value="0.379511" calcext:value-type="float">
            <text:p>0.379511</text:p>
          </table:table-cell>
          <table:table-cell office:value-type="float" office:value="1.02926" calcext:value-type="float">
            <text:p>1.02926</text:p>
          </table:table-cell>
          <table:table-cell office:value-type="float" office:value="6.41358" calcext:value-type="float">
            <text:p>6.41358</text:p>
          </table:table-cell>
          <table:table-cell office:value-type="float" office:value="8.58494" calcext:value-type="float">
            <text:p>8.58494</text:p>
          </table:table-cell>
          <table:table-cell office:value-type="float" office:value="1.60396" calcext:value-type="float">
            <text:p>1.60396</text:p>
          </table:table-cell>
          <table:table-cell office:value-type="float" office:value="1.57776" calcext:value-type="float">
            <text:p>1.57776</text:p>
          </table:table-cell>
          <table:table-cell office:value-type="float" office:value="9.178" calcext:value-type="float">
            <text:p>9.178</text:p>
          </table:table-cell>
          <table:table-cell office:value-type="float" office:value="1.64683" calcext:value-type="float">
            <text:p>1.64683</text:p>
          </table:table-cell>
          <table:table-cell office:value-type="float" office:value="15.2696" calcext:value-type="float">
            <text:p>15.2696</text:p>
          </table:table-cell>
          <table:table-cell table:number-columns-repeated="38"/>
          <table:table-cell table:formula="of:=[.S40]" office:value-type="float" office:value="266.935" calcext:value-type="float">
            <text:p>266.935</text:p>
          </table:table-cell>
          <table:table-cell table:formula="of:=[.BY40]-1.96*[.AL40]" office:value-type="float" office:value="237.006584" calcext:value-type="float">
            <text:p>237.006584</text:p>
          </table:table-cell>
          <table:table-cell table:formula="of:=[.BY40]+1.96*[.AL40]" office:value-type="float" office:value="296.863416" calcext:value-type="float">
            <text:p>296.863416</text:p>
          </table:table-cell>
        </table:table-row>
        <table:table-row table:style-name="ro1">
          <table:table-cell office:value-type="float" office:value="11.7474" calcext:value-type="float">
            <text:p>11.7474</text:p>
          </table:table-cell>
          <table:table-cell office:value-type="float" office:value="8.791" calcext:value-type="float">
            <text:p>8.791</text:p>
          </table:table-cell>
          <table:table-cell office:value-type="float" office:value="2.31134" calcext:value-type="float">
            <text:p>2.31134</text:p>
          </table:table-cell>
          <table:table-cell office:value-type="float" office:value="6.9329" calcext:value-type="float">
            <text:p>6.9329</text:p>
          </table:table-cell>
          <table:table-cell office:value-type="float" office:value="6.55435" calcext:value-type="float">
            <text:p>6.55435</text:p>
          </table:table-cell>
          <table:table-cell office:value-type="float" office:value="8.84845" calcext:value-type="float">
            <text:p>8.84845</text:p>
          </table:table-cell>
          <table:table-cell office:value-type="float" office:value="68.1001" calcext:value-type="float">
            <text:p>68.1001</text:p>
          </table:table-cell>
          <table:table-cell office:value-type="float" office:value="0.521374" calcext:value-type="float">
            <text:p>0.521374</text:p>
          </table:table-cell>
          <table:table-cell office:value-type="float" office:value="0.184868" calcext:value-type="float">
            <text:p>0.184868</text:p>
          </table:table-cell>
          <table:table-cell office:value-type="float" office:value="1.99041" calcext:value-type="float">
            <text:p>1.99041</text:p>
          </table:table-cell>
          <table:table-cell office:value-type="float" office:value="0.137402" calcext:value-type="float">
            <text:p>0.137402</text:p>
          </table:table-cell>
          <table:table-cell office:value-type="float" office:value="0.981811" calcext:value-type="float">
            <text:p>0.981811</text:p>
          </table:table-cell>
          <table:table-cell office:value-type="float" office:value="27.6629" calcext:value-type="float">
            <text:p>27.6629</text:p>
          </table:table-cell>
          <table:table-cell office:value-type="float" office:value="64.4806" calcext:value-type="float">
            <text:p>64.4806</text:p>
          </table:table-cell>
          <table:table-cell office:value-type="float" office:value="2.45815" calcext:value-type="float">
            <text:p>2.45815</text:p>
          </table:table-cell>
          <table:table-cell office:value-type="float" office:value="2.49143" calcext:value-type="float">
            <text:p>2.49143</text:p>
          </table:table-cell>
          <table:table-cell office:value-type="float" office:value="165.781" calcext:value-type="float">
            <text:p>165.781</text:p>
          </table:table-cell>
          <table:table-cell office:value-type="float" office:value="2.92346" calcext:value-type="float">
            <text:p>2.92346</text:p>
          </table:table-cell>
          <table:table-cell office:value-type="float" office:value="269.092" calcext:value-type="float">
            <text:p>269.092</text:p>
          </table:table-cell>
          <table:table-cell office:value-type="float" office:value="4.37793" calcext:value-type="float">
            <text:p>4.37793</text:p>
          </table:table-cell>
          <table:table-cell office:value-type="float" office:value="3.57153" calcext:value-type="float">
            <text:p>3.57153</text:p>
          </table:table-cell>
          <table:table-cell office:value-type="float" office:value="1.60189" calcext:value-type="float">
            <text:p>1.60189</text:p>
          </table:table-cell>
          <table:table-cell office:value-type="float" office:value="2.71794" calcext:value-type="float">
            <text:p>2.71794</text:p>
          </table:table-cell>
          <table:table-cell office:value-type="float" office:value="2.88855" calcext:value-type="float">
            <text:p>2.88855</text:p>
          </table:table-cell>
          <table:table-cell office:value-type="float" office:value="3.12489" calcext:value-type="float">
            <text:p>3.12489</text:p>
          </table:table-cell>
          <table:table-cell office:value-type="float" office:value="6.8491" calcext:value-type="float">
            <text:p>6.8491</text:p>
          </table:table-cell>
          <table:table-cell office:value-type="float" office:value="0.691453" calcext:value-type="float">
            <text:p>0.691453</text:p>
          </table:table-cell>
          <table:table-cell office:value-type="float" office:value="0.43186" calcext:value-type="float">
            <text:p>0.43186</text:p>
          </table:table-cell>
          <table:table-cell office:value-type="float" office:value="1.4718" calcext:value-type="float">
            <text:p>1.4718</text:p>
          </table:table-cell>
          <table:table-cell office:value-type="float" office:value="0.371661" calcext:value-type="float">
            <text:p>0.371661</text:p>
          </table:table-cell>
          <table:table-cell office:value-type="float" office:value="1.00624" calcext:value-type="float">
            <text:p>1.00624</text:p>
          </table:table-cell>
          <table:table-cell office:value-type="float" office:value="6.32658" calcext:value-type="float">
            <text:p>6.32658</text:p>
          </table:table-cell>
          <table:table-cell office:value-type="float" office:value="8.59045" calcext:value-type="float">
            <text:p>8.59045</text:p>
          </table:table-cell>
          <table:table-cell office:value-type="float" office:value="1.58393" calcext:value-type="float">
            <text:p>1.58393</text:p>
          </table:table-cell>
          <table:table-cell office:value-type="float" office:value="1.57188" calcext:value-type="float">
            <text:p>1.57188</text:p>
          </table:table-cell>
          <table:table-cell office:value-type="float" office:value="9.36688" calcext:value-type="float">
            <text:p>9.36688</text:p>
          </table:table-cell>
          <table:table-cell office:value-type="float" office:value="1.67276" calcext:value-type="float">
            <text:p>1.67276</text:p>
          </table:table-cell>
          <table:table-cell office:value-type="float" office:value="15.5958" calcext:value-type="float">
            <text:p>15.5958</text:p>
          </table:table-cell>
          <table:table-cell table:number-columns-repeated="38"/>
          <table:table-cell table:formula="of:=[.S41]" office:value-type="float" office:value="269.092" calcext:value-type="float">
            <text:p>269.092</text:p>
          </table:table-cell>
          <table:table-cell table:formula="of:=[.BY41]-1.96*[.AL41]" office:value-type="float" office:value="238.524232" calcext:value-type="float">
            <text:p>238.524232</text:p>
          </table:table-cell>
          <table:table-cell table:formula="of:=[.BY41]+1.96*[.AL41]" office:value-type="float" office:value="299.659768" calcext:value-type="float">
            <text:p>299.659768</text:p>
          </table:table-cell>
        </table:table-row>
        <table:table-row table:style-name="ro1">
          <table:table-cell office:value-type="float" office:value="11.2374" calcext:value-type="float">
            <text:p>11.2374</text:p>
          </table:table-cell>
          <table:table-cell office:value-type="float" office:value="8.40493" calcext:value-type="float">
            <text:p>8.40493</text:p>
          </table:table-cell>
          <table:table-cell office:value-type="float" office:value="2.20953" calcext:value-type="float">
            <text:p>2.20953</text:p>
          </table:table-cell>
          <table:table-cell office:value-type="float" office:value="6.69867" calcext:value-type="float">
            <text:p>6.69867</text:p>
          </table:table-cell>
          <table:table-cell office:value-type="float" office:value="6.28311" calcext:value-type="float">
            <text:p>6.28311</text:p>
          </table:table-cell>
          <table:table-cell office:value-type="float" office:value="8.57592" calcext:value-type="float">
            <text:p>8.57592</text:p>
          </table:table-cell>
          <table:table-cell office:value-type="float" office:value="69.3934" calcext:value-type="float">
            <text:p>69.3934</text:p>
          </table:table-cell>
          <table:table-cell office:value-type="float" office:value="0.530479" calcext:value-type="float">
            <text:p>0.530479</text:p>
          </table:table-cell>
          <table:table-cell office:value-type="float" office:value="0.176727" calcext:value-type="float">
            <text:p>0.176727</text:p>
          </table:table-cell>
          <table:table-cell office:value-type="float" office:value="1.90247" calcext:value-type="float">
            <text:p>1.90247</text:p>
          </table:table-cell>
          <table:table-cell office:value-type="float" office:value="0.131736" calcext:value-type="float">
            <text:p>0.131736</text:p>
          </table:table-cell>
          <table:table-cell office:value-type="float" office:value="0.937644" calcext:value-type="float">
            <text:p>0.937644</text:p>
          </table:table-cell>
          <table:table-cell office:value-type="float" office:value="26.4923" calcext:value-type="float">
            <text:p>26.4923</text:p>
          </table:table-cell>
          <table:table-cell office:value-type="float" office:value="63.0267" calcext:value-type="float">
            <text:p>63.0267</text:p>
          </table:table-cell>
          <table:table-cell office:value-type="float" office:value="2.39019" calcext:value-type="float">
            <text:p>2.39019</text:p>
          </table:table-cell>
          <table:table-cell office:value-type="float" office:value="2.46368" calcext:value-type="float">
            <text:p>2.46368</text:p>
          </table:table-cell>
          <table:table-cell office:value-type="float" office:value="170.625" calcext:value-type="float">
            <text:p>170.625</text:p>
          </table:table-cell>
          <table:table-cell office:value-type="float" office:value="3.00814" calcext:value-type="float">
            <text:p>3.00814</text:p>
          </table:table-cell>
          <table:table-cell office:value-type="float" office:value="271.155" calcext:value-type="float">
            <text:p>271.155</text:p>
          </table:table-cell>
          <table:table-cell office:value-type="float" office:value="4.29842" calcext:value-type="float">
            <text:p>4.29842</text:p>
          </table:table-cell>
          <table:table-cell office:value-type="float" office:value="3.50329" calcext:value-type="float">
            <text:p>3.50329</text:p>
          </table:table-cell>
          <table:table-cell office:value-type="float" office:value="1.56792" calcext:value-type="float">
            <text:p>1.56792</text:p>
          </table:table-cell>
          <table:table-cell office:value-type="float" office:value="2.67669" calcext:value-type="float">
            <text:p>2.67669</text:p>
          </table:table-cell>
          <table:table-cell office:value-type="float" office:value="2.83613" calcext:value-type="float">
            <text:p>2.83613</text:p>
          </table:table-cell>
          <table:table-cell office:value-type="float" office:value="3.08691" calcext:value-type="float">
            <text:p>3.08691</text:p>
          </table:table-cell>
          <table:table-cell office:value-type="float" office:value="6.95861" calcext:value-type="float">
            <text:p>6.95861</text:p>
          </table:table-cell>
          <table:table-cell office:value-type="float" office:value="0.698008" calcext:value-type="float">
            <text:p>0.698008</text:p>
          </table:table-cell>
          <table:table-cell office:value-type="float" office:value="0.422284" calcext:value-type="float">
            <text:p>0.422284</text:p>
          </table:table-cell>
          <table:table-cell office:value-type="float" office:value="1.44028" calcext:value-type="float">
            <text:p>1.44028</text:p>
          </table:table-cell>
          <table:table-cell office:value-type="float" office:value="0.363944" calcext:value-type="float">
            <text:p>0.363944</text:p>
          </table:table-cell>
          <table:table-cell office:value-type="float" office:value="0.983824" calcext:value-type="float">
            <text:p>0.983824</text:p>
          </table:table-cell>
          <table:table-cell office:value-type="float" office:value="6.23815" calcext:value-type="float">
            <text:p>6.23815</text:p>
          </table:table-cell>
          <table:table-cell office:value-type="float" office:value="8.58902" calcext:value-type="float">
            <text:p>8.58902</text:p>
          </table:table-cell>
          <table:table-cell office:value-type="float" office:value="1.56347" calcext:value-type="float">
            <text:p>1.56347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9.56119" calcext:value-type="float">
            <text:p>9.56119</text:p>
          </table:table-cell>
          <table:table-cell office:value-type="float" office:value="1.69777" calcext:value-type="float">
            <text:p>1.69777</text:p>
          </table:table-cell>
          <table:table-cell office:value-type="float" office:value="15.9172" calcext:value-type="float">
            <text:p>15.9172</text:p>
          </table:table-cell>
          <table:table-cell table:number-columns-repeated="38"/>
          <table:table-cell table:formula="of:=[.S42]" office:value-type="float" office:value="271.155" calcext:value-type="float">
            <text:p>271.155</text:p>
          </table:table-cell>
          <table:table-cell table:formula="of:=[.BY42]-1.96*[.AL42]" office:value-type="float" office:value="239.957288" calcext:value-type="float">
            <text:p>239.957288</text:p>
          </table:table-cell>
          <table:table-cell table:formula="of:=[.BY42]+1.96*[.AL42]" office:value-type="float" office:value="302.352712" calcext:value-type="float">
            <text:p>302.352712</text:p>
          </table:table-cell>
        </table:table-row>
        <table:table-row table:style-name="ro1">
          <table:table-cell office:value-type="float" office:value="10.7502" calcext:value-type="float">
            <text:p>10.7502</text:p>
          </table:table-cell>
          <table:table-cell office:value-type="float" office:value="8.03669" calcext:value-type="float">
            <text:p>8.03669</text:p>
          </table:table-cell>
          <table:table-cell office:value-type="float" office:value="2.11247" calcext:value-type="float">
            <text:p>2.11247</text:p>
          </table:table-cell>
          <table:table-cell office:value-type="float" office:value="6.46957" calcext:value-type="float">
            <text:p>6.46957</text:p>
          </table:table-cell>
          <table:table-cell office:value-type="float" office:value="6.02233" calcext:value-type="float">
            <text:p>6.02233</text:p>
          </table:table-cell>
          <table:table-cell office:value-type="float" office:value="8.30623" calcext:value-type="float">
            <text:p>8.30623</text:p>
          </table:table-cell>
          <table:table-cell office:value-type="float" office:value="70.6454" calcext:value-type="float">
            <text:p>70.6454</text:p>
          </table:table-cell>
          <table:table-cell office:value-type="float" office:value="0.539276" calcext:value-type="float">
            <text:p>0.539276</text:p>
          </table:table-cell>
          <table:table-cell office:value-type="float" office:value="0.168965" calcext:value-type="float">
            <text:p>0.168965</text:p>
          </table:table-cell>
          <table:table-cell office:value-type="float" office:value="1.81865" calcext:value-type="float">
            <text:p>1.81865</text:p>
          </table:table-cell>
          <table:table-cell office:value-type="float" office:value="0.126285" calcext:value-type="float">
            <text:p>0.126285</text:p>
          </table:table-cell>
          <table:table-cell office:value-type="float" office:value="0.895627" calcext:value-type="float">
            <text:p>0.895627</text:p>
          </table:table-cell>
          <table:table-cell office:value-type="float" office:value="25.3672" calcext:value-type="float">
            <text:p>25.3672</text:p>
          </table:table-cell>
          <table:table-cell office:value-type="float" office:value="61.5412" calcext:value-type="float">
            <text:p>61.5412</text:p>
          </table:table-cell>
          <table:table-cell office:value-type="float" office:value="2.32237" calcext:value-type="float">
            <text:p>2.32237</text:p>
          </table:table-cell>
          <table:table-cell office:value-type="float" office:value="2.43299" calcext:value-type="float">
            <text:p>2.43299</text:p>
          </table:table-cell>
          <table:table-cell office:value-type="float" office:value="175.363" calcext:value-type="float">
            <text:p>175.363</text:p>
          </table:table-cell>
          <table:table-cell office:value-type="float" office:value="3.09091" calcext:value-type="float">
            <text:p>3.09091</text:p>
          </table:table-cell>
          <table:table-cell office:value-type="float" office:value="273.127" calcext:value-type="float">
            <text:p>273.127</text:p>
          </table:table-cell>
          <table:table-cell office:value-type="float" office:value="4.21971" calcext:value-type="float">
            <text:p>4.21971</text:p>
          </table:table-cell>
          <table:table-cell office:value-type="float" office:value="3.43604" calcext:value-type="float">
            <text:p>3.43604</text:p>
          </table:table-cell>
          <table:table-cell office:value-type="float" office:value="1.53468" calcext:value-type="float">
            <text:p>1.53468</text:p>
          </table:table-cell>
          <table:table-cell office:value-type="float" office:value="2.63535" calcext:value-type="float">
            <text:p>2.63535</text:p>
          </table:table-cell>
          <table:table-cell office:value-type="float" office:value="2.78413" calcext:value-type="float">
            <text:p>2.78413</text:p>
          </table:table-cell>
          <table:table-cell office:value-type="float" office:value="3.048" calcext:value-type="float">
            <text:p>3.048</text:p>
          </table:table-cell>
          <table:table-cell office:value-type="float" office:value="7.06752" calcext:value-type="float">
            <text:p>7.06752</text:p>
          </table:table-cell>
          <table:table-cell office:value-type="float" office:value="0.704287" calcext:value-type="float">
            <text:p>0.704287</text:p>
          </table:table-cell>
          <table:table-cell office:value-type="float" office:value="0.412944" calcext:value-type="float">
            <text:p>0.412944</text:p>
          </table:table-cell>
          <table:table-cell office:value-type="float" office:value="1.40948" calcext:value-type="float">
            <text:p>1.40948</text:p>
          </table:table-cell>
          <table:table-cell office:value-type="float" office:value="0.356361" calcext:value-type="float">
            <text:p>0.356361</text:p>
          </table:table-cell>
          <table:table-cell office:value-type="float" office:value="0.961973" calcext:value-type="float">
            <text:p>0.961973</text:p>
          </table:table-cell>
          <table:table-cell office:value-type="float" office:value="6.14855" calcext:value-type="float">
            <text:p>6.14855</text:p>
          </table:table-cell>
          <table:table-cell office:value-type="float" office:value="8.58084" calcext:value-type="float">
            <text:p>8.58084</text:p>
          </table:table-cell>
          <table:table-cell office:value-type="float" office:value="1.54264" calcext:value-type="float">
            <text:p>1.54264</text:p>
          </table:table-cell>
          <table:table-cell office:value-type="float" office:value="1.55678" calcext:value-type="float">
            <text:p>1.55678</text:p>
          </table:table-cell>
          <table:table-cell office:value-type="float" office:value="9.76116" calcext:value-type="float">
            <text:p>9.76116</text:p>
          </table:table-cell>
          <table:table-cell office:value-type="float" office:value="1.72188" calcext:value-type="float">
            <text:p>1.72188</text:p>
          </table:table-cell>
          <table:table-cell office:value-type="float" office:value="16.2336" calcext:value-type="float">
            <text:p>16.2336</text:p>
          </table:table-cell>
          <table:table-cell table:number-columns-repeated="38"/>
          <table:table-cell table:formula="of:=[.S43]" office:value-type="float" office:value="273.127" calcext:value-type="float">
            <text:p>273.127</text:p>
          </table:table-cell>
          <table:table-cell table:formula="of:=[.BY43]-1.96*[.AL43]" office:value-type="float" office:value="241.309144" calcext:value-type="float">
            <text:p>241.309144</text:p>
          </table:table-cell>
          <table:table-cell table:formula="of:=[.BY43]+1.96*[.AL43]" office:value-type="float" office:value="304.944856" calcext:value-type="float">
            <text:p>304.944856</text:p>
          </table:table-cell>
        </table:table-row>
        <table:table-row table:style-name="ro1">
          <table:table-cell office:value-type="float" office:value="10.2847" calcext:value-type="float">
            <text:p>10.2847</text:p>
          </table:table-cell>
          <table:table-cell office:value-type="float" office:value="7.68533" calcext:value-type="float">
            <text:p>7.68533</text:p>
          </table:table-cell>
          <table:table-cell office:value-type="float" office:value="2.01988" calcext:value-type="float">
            <text:p>2.01988</text:p>
          </table:table-cell>
          <table:table-cell office:value-type="float" office:value="6.24578" calcext:value-type="float">
            <text:p>6.24578</text:p>
          </table:table-cell>
          <table:table-cell office:value-type="float" office:value="5.77171" calcext:value-type="float">
            <text:p>5.77171</text:p>
          </table:table-cell>
          <table:table-cell office:value-type="float" office:value="8.03997" calcext:value-type="float">
            <text:p>8.03997</text:p>
          </table:table-cell>
          <table:table-cell office:value-type="float" office:value="71.8567" calcext:value-type="float">
            <text:p>71.8567</text:p>
          </table:table-cell>
          <table:table-cell office:value-type="float" office:value="0.547772" calcext:value-type="float">
            <text:p>0.547772</text:p>
          </table:table-cell>
          <table:table-cell office:value-type="float" office:value="0.16156" calcext:value-type="float">
            <text:p>0.16156</text:p>
          </table:table-cell>
          <table:table-cell office:value-type="float" office:value="1.73874" calcext:value-type="float">
            <text:p>1.73874</text:p>
          </table:table-cell>
          <table:table-cell office:value-type="float" office:value="0.121045" calcext:value-type="float">
            <text:p>0.121045</text:p>
          </table:table-cell>
          <table:table-cell office:value-type="float" office:value="0.85564" calcext:value-type="float">
            <text:p>0.85564</text:p>
          </table:table-cell>
          <table:table-cell office:value-type="float" office:value="24.2866" calcext:value-type="float">
            <text:p>24.2866</text:p>
          </table:table-cell>
          <table:table-cell office:value-type="float" office:value="60.032" calcext:value-type="float">
            <text:p>60.032</text:p>
          </table:table-cell>
          <table:table-cell office:value-type="float" office:value="2.25487" calcext:value-type="float">
            <text:p>2.25487</text:p>
          </table:table-cell>
          <table:table-cell office:value-type="float" office:value="2.39965" calcext:value-type="float">
            <text:p>2.39965</text:p>
          </table:table-cell>
          <table:table-cell office:value-type="float" office:value="179.991" calcext:value-type="float">
            <text:p>179.991</text:p>
          </table:table-cell>
          <table:table-cell office:value-type="float" office:value="3.17173" calcext:value-type="float">
            <text:p>3.17173</text:p>
          </table:table-cell>
          <table:table-cell office:value-type="float" office:value="275.013" calcext:value-type="float">
            <text:p>275.013</text:p>
          </table:table-cell>
          <table:table-cell office:value-type="float" office:value="4.14184" calcext:value-type="float">
            <text:p>4.14184</text:p>
          </table:table-cell>
          <table:table-cell office:value-type="float" office:value="3.36978" calcext:value-type="float">
            <text:p>3.36978</text:p>
          </table:table-cell>
          <table:table-cell office:value-type="float" office:value="1.50217" calcext:value-type="float">
            <text:p>1.50217</text:p>
          </table:table-cell>
          <table:table-cell office:value-type="float" office:value="2.59397" calcext:value-type="float">
            <text:p>2.59397</text:p>
          </table:table-cell>
          <table:table-cell office:value-type="float" office:value="2.73259" calcext:value-type="float">
            <text:p>2.73259</text:p>
          </table:table-cell>
          <table:table-cell office:value-type="float" office:value="3.00829" calcext:value-type="float">
            <text:p>3.00829</text:p>
          </table:table-cell>
          <table:table-cell office:value-type="float" office:value="7.17581" calcext:value-type="float">
            <text:p>7.17581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40383" calcext:value-type="float">
            <text:p>0.40383</text:p>
          </table:table-cell>
          <table:table-cell office:value-type="float" office:value="1.37937" calcext:value-type="float">
            <text:p>1.37937</text:p>
          </table:table-cell>
          <table:table-cell office:value-type="float" office:value="0.348913" calcext:value-type="float">
            <text:p>0.348913</text:p>
          </table:table-cell>
          <table:table-cell office:value-type="float" office:value="0.94067" calcext:value-type="float">
            <text:p>0.94067</text:p>
          </table:table-cell>
          <table:table-cell office:value-type="float" office:value="6.058" calcext:value-type="float">
            <text:p>6.058</text:p>
          </table:table-cell>
          <table:table-cell office:value-type="float" office:value="8.56613" calcext:value-type="float">
            <text:p>8.56613</text:p>
          </table:table-cell>
          <table:table-cell office:value-type="float" office:value="1.5215" calcext:value-type="float">
            <text:p>1.5215</text:p>
          </table:table-cell>
          <table:table-cell office:value-type="float" office:value="1.54769" calcext:value-type="float">
            <text:p>1.54769</text:p>
          </table:table-cell>
          <table:table-cell office:value-type="float" office:value="9.9669" calcext:value-type="float">
            <text:p>9.9669</text:p>
          </table:table-cell>
          <table:table-cell office:value-type="float" office:value="1.74514" calcext:value-type="float">
            <text:p>1.74514</text:p>
          </table:table-cell>
          <table:table-cell office:value-type="float" office:value="16.5449" calcext:value-type="float">
            <text:p>16.5449</text:p>
          </table:table-cell>
          <table:table-cell table:number-columns-repeated="38"/>
          <table:table-cell table:formula="of:=[.S44]" office:value-type="float" office:value="275.013" calcext:value-type="float">
            <text:p>275.013</text:p>
          </table:table-cell>
          <table:table-cell table:formula="of:=[.BY44]-1.96*[.AL44]" office:value-type="float" office:value="242.584996" calcext:value-type="float">
            <text:p>242.584996</text:p>
          </table:table-cell>
          <table:table-cell table:formula="of:=[.BY44]+1.96*[.AL44]" office:value-type="float" office:value="307.441004" calcext:value-type="float">
            <text:p>307.441004</text:p>
          </table:table-cell>
        </table:table-row>
        <table:table-row table:style-name="ro1">
          <table:table-cell office:value-type="float" office:value="9.8399" calcext:value-type="float">
            <text:p>9.8399</text:p>
          </table:table-cell>
          <table:table-cell office:value-type="float" office:value="7.34999" calcext:value-type="float">
            <text:p>7.34999</text:p>
          </table:table-cell>
          <table:table-cell office:value-type="float" office:value="1.93155" calcext:value-type="float">
            <text:p>1.93155</text:p>
          </table:table-cell>
          <table:table-cell office:value-type="float" office:value="6.02743" calcext:value-type="float">
            <text:p>6.02743</text:p>
          </table:table-cell>
          <table:table-cell office:value-type="float" office:value="5.53095" calcext:value-type="float">
            <text:p>5.53095</text:p>
          </table:table-cell>
          <table:table-cell office:value-type="float" office:value="7.77764" calcext:value-type="float">
            <text:p>7.77764</text:p>
          </table:table-cell>
          <table:table-cell office:value-type="float" office:value="73.028" calcext:value-type="float">
            <text:p>73.028</text:p>
          </table:table-cell>
          <table:table-cell office:value-type="float" office:value="0.555975" calcext:value-type="float">
            <text:p>0.555975</text:p>
          </table:table-cell>
          <table:table-cell office:value-type="float" office:value="0.154496" calcext:value-type="float">
            <text:p>0.154496</text:p>
          </table:table-cell>
          <table:table-cell office:value-type="float" office:value="1.66252" calcext:value-type="float">
            <text:p>1.66252</text:p>
          </table:table-cell>
          <table:table-cell office:value-type="float" office:value="0.116009" calcext:value-type="float">
            <text:p>0.116009</text:p>
          </table:table-cell>
          <table:table-cell office:value-type="float" office:value="0.817569" calcext:value-type="float">
            <text:p>0.817569</text:p>
          </table:table-cell>
          <table:table-cell office:value-type="float" office:value="23.2493" calcext:value-type="float">
            <text:p>23.2493</text:p>
          </table:table-cell>
          <table:table-cell office:value-type="float" office:value="58.5058" calcext:value-type="float">
            <text:p>58.5058</text:p>
          </table:table-cell>
          <table:table-cell office:value-type="float" office:value="2.18786" calcext:value-type="float">
            <text:p>2.18786</text:p>
          </table:table-cell>
          <table:table-cell office:value-type="float" office:value="2.36391" calcext:value-type="float">
            <text:p>2.36391</text:p>
          </table:table-cell>
          <table:table-cell office:value-type="float" office:value="184.508" calcext:value-type="float">
            <text:p>184.508</text:p>
          </table:table-cell>
          <table:table-cell office:value-type="float" office:value="3.25057" calcext:value-type="float">
            <text:p>3.25057</text:p>
          </table:table-cell>
          <table:table-cell office:value-type="float" office:value="276.816" calcext:value-type="float">
            <text:p>276.816</text:p>
          </table:table-cell>
          <table:table-cell office:value-type="float" office:value="4.06483" calcext:value-type="float">
            <text:p>4.06483</text:p>
          </table:table-cell>
          <table:table-cell office:value-type="float" office:value="3.30452" calcext:value-type="float">
            <text:p>3.30452</text:p>
          </table:table-cell>
          <table:table-cell office:value-type="float" office:value="1.47035" calcext:value-type="float">
            <text:p>1.47035</text:p>
          </table:table-cell>
          <table:table-cell office:value-type="float" office:value="2.55262" calcext:value-type="float">
            <text:p>2.55262</text:p>
          </table:table-cell>
          <table:table-cell office:value-type="float" office:value="2.68156" calcext:value-type="float">
            <text:p>2.68156</text:p>
          </table:table-cell>
          <table:table-cell office:value-type="float" office:value="2.96787" calcext:value-type="float">
            <text:p>2.96787</text:p>
          </table:table-cell>
          <table:table-cell office:value-type="float" office:value="7.28347" calcext:value-type="float">
            <text:p>7.28347</text:p>
          </table:table-cell>
          <table:table-cell office:value-type="float" office:value="0.716059" calcext:value-type="float">
            <text:p>0.716059</text:p>
          </table:table-cell>
          <table:table-cell office:value-type="float" office:value="0.394936" calcext:value-type="float">
            <text:p>0.394936</text:p>
          </table:table-cell>
          <table:table-cell office:value-type="float" office:value="1.34992" calcext:value-type="float">
            <text:p>1.34992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919896" calcext:value-type="float">
            <text:p>0.919896</text:p>
          </table:table-cell>
          <table:table-cell office:value-type="float" office:value="5.96674" calcext:value-type="float">
            <text:p>5.96674</text:p>
          </table:table-cell>
          <table:table-cell office:value-type="float" office:value="8.54512" calcext:value-type="float">
            <text:p>8.54512</text:p>
          </table:table-cell>
          <table:table-cell office:value-type="float" office:value="1.50009" calcext:value-type="float">
            <text:p>1.50009</text:p>
          </table:table-cell>
          <table:table-cell office:value-type="float" office:value="1.53767" calcext:value-type="float">
            <text:p>1.53767</text:p>
          </table:table-cell>
          <table:table-cell office:value-type="float" office:value="10.1785" calcext:value-type="float">
            <text:p>10.1785</text:p>
          </table:table-cell>
          <table:table-cell office:value-type="float" office:value="1.76755" calcext:value-type="float">
            <text:p>1.76755</text:p>
          </table:table-cell>
          <table:table-cell office:value-type="float" office:value="16.851" calcext:value-type="float">
            <text:p>16.851</text:p>
          </table:table-cell>
          <table:table-cell table:number-columns-repeated="38"/>
          <table:table-cell table:formula="of:=[.S45]" office:value-type="float" office:value="276.816" calcext:value-type="float">
            <text:p>276.816</text:p>
          </table:table-cell>
          <table:table-cell table:formula="of:=[.BY45]-1.96*[.AL45]" office:value-type="float" office:value="243.78804" calcext:value-type="float">
            <text:p>243.78804</text:p>
          </table:table-cell>
          <table:table-cell table:formula="of:=[.BY45]+1.96*[.AL45]" office:value-type="float" office:value="309.84396" calcext:value-type="float">
            <text:p>309.84396</text:p>
          </table:table-cell>
        </table:table-row>
        <table:table-row table:style-name="ro1">
          <table:table-cell office:value-type="float" office:value="9.41477" calcext:value-type="float">
            <text:p>9.41477</text:p>
          </table:table-cell>
          <table:table-cell office:value-type="float" office:value="7.02987" calcext:value-type="float">
            <text:p>7.02987</text:p>
          </table:table-cell>
          <table:table-cell office:value-type="float" office:value="1.84724" calcext:value-type="float">
            <text:p>1.84724</text:p>
          </table:table-cell>
          <table:table-cell office:value-type="float" office:value="5.81464" calcext:value-type="float">
            <text:p>5.81464</text:p>
          </table:table-cell>
          <table:table-cell office:value-type="float" office:value="5.29972" calcext:value-type="float">
            <text:p>5.29972</text:p>
          </table:table-cell>
          <table:table-cell office:value-type="float" office:value="7.51968" calcext:value-type="float">
            <text:p>7.51968</text:p>
          </table:table-cell>
          <table:table-cell office:value-type="float" office:value="74.1601" calcext:value-type="float">
            <text:p>74.1601</text:p>
          </table:table-cell>
          <table:table-cell office:value-type="float" office:value="0.56389" calcext:value-type="float">
            <text:p>0.56389</text:p>
          </table:table-cell>
          <table:table-cell office:value-type="float" office:value="0.147754" calcext:value-type="float">
            <text:p>0.147754</text:p>
          </table:table-cell>
          <table:table-cell office:value-type="float" office:value="1.58981" calcext:value-type="float">
            <text:p>1.58981</text:p>
          </table:table-cell>
          <table:table-cell office:value-type="float" office:value="0.11117" calcext:value-type="float">
            <text:p>0.11117</text:p>
          </table:table-cell>
          <table:table-cell office:value-type="float" office:value="0.781309" calcext:value-type="float">
            <text:p>0.781309</text:p>
          </table:table-cell>
          <table:table-cell office:value-type="float" office:value="22.2541" calcext:value-type="float">
            <text:p>22.2541</text:p>
          </table:table-cell>
          <table:table-cell office:value-type="float" office:value="56.9692" calcext:value-type="float">
            <text:p>56.9692</text:p>
          </table:table-cell>
          <table:table-cell office:value-type="float" office:value="2.12149" calcext:value-type="float">
            <text:p>2.12149</text:p>
          </table:table-cell>
          <table:table-cell office:value-type="float" office:value="2.32602" calcext:value-type="float">
            <text:p>2.32602</text:p>
          </table:table-cell>
          <table:table-cell office:value-type="float" office:value="188.913" calcext:value-type="float">
            <text:p>188.913</text:p>
          </table:table-cell>
          <table:table-cell office:value-type="float" office:value="3.32741" calcext:value-type="float">
            <text:p>3.32741</text:p>
          </table:table-cell>
          <table:table-cell office:value-type="float" office:value="278.541" calcext:value-type="float">
            <text:p>278.541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3.24025" calcext:value-type="float">
            <text:p>3.24025</text:p>
          </table:table-cell>
          <table:table-cell office:value-type="float" office:value="1.43922" calcext:value-type="float">
            <text:p>1.43922</text:p>
          </table:table-cell>
          <table:table-cell office:value-type="float" office:value="2.51135" calcext:value-type="float">
            <text:p>2.51135</text:p>
          </table:table-cell>
          <table:table-cell office:value-type="float" office:value="2.63107" calcext:value-type="float">
            <text:p>2.63107</text:p>
          </table:table-cell>
          <table:table-cell office:value-type="float" office:value="2.92686" calcext:value-type="float">
            <text:p>2.92686</text:p>
          </table:table-cell>
          <table:table-cell office:value-type="float" office:value="7.39044" calcext:value-type="float">
            <text:p>7.39044</text:p>
          </table:table-cell>
          <table:table-cell office:value-type="float" office:value="0.721575" calcext:value-type="float">
            <text:p>0.721575</text:p>
          </table:table-cell>
          <table:table-cell office:value-type="float" office:value="0.386254" calcext:value-type="float">
            <text:p>0.386254</text:p>
          </table:table-cell>
          <table:table-cell office:value-type="float" office:value="1.32112" calcext:value-type="float">
            <text:p>1.32112</text:p>
          </table:table-cell>
          <table:table-cell office:value-type="float" office:value="0.334422" calcext:value-type="float">
            <text:p>0.334422</text:p>
          </table:table-cell>
          <table:table-cell office:value-type="float" office:value="0.899633" calcext:value-type="float">
            <text:p>0.899633</text:p>
          </table:table-cell>
          <table:table-cell office:value-type="float" office:value="5.87494" calcext:value-type="float">
            <text:p>5.87494</text:p>
          </table:table-cell>
          <table:table-cell office:value-type="float" office:value="8.51805" calcext:value-type="float">
            <text:p>8.51805</text:p>
          </table:table-cell>
          <table:table-cell office:value-type="float" office:value="1.47847" calcext:value-type="float">
            <text:p>1.47847</text:p>
          </table:table-cell>
          <table:table-cell office:value-type="float" office:value="1.5268" calcext:value-type="float">
            <text:p>1.5268</text:p>
          </table:table-cell>
          <table:table-cell office:value-type="float" office:value="10.3958" calcext:value-type="float">
            <text:p>10.3958</text:p>
          </table:table-cell>
          <table:table-cell office:value-type="float" office:value="1.78915" calcext:value-type="float">
            <text:p>1.78915</text:p>
          </table:table-cell>
          <table:table-cell office:value-type="float" office:value="17.1516" calcext:value-type="float">
            <text:p>17.1516</text:p>
          </table:table-cell>
          <table:table-cell table:number-columns-repeated="38"/>
          <table:table-cell table:formula="of:=[.S46]" office:value-type="float" office:value="278.541" calcext:value-type="float">
            <text:p>278.541</text:p>
          </table:table-cell>
          <table:table-cell table:formula="of:=[.BY46]-1.96*[.AL46]" office:value-type="float" office:value="244.923864" calcext:value-type="float">
            <text:p>244.923864</text:p>
          </table:table-cell>
          <table:table-cell table:formula="of:=[.BY46]+1.96*[.AL46]" office:value-type="float" office:value="312.158136" calcext:value-type="float">
            <text:p>312.158136</text:p>
          </table:table-cell>
        </table:table-row>
        <table:table-row table:style-name="ro1">
          <table:table-cell office:value-type="float" office:value="9.00839" calcext:value-type="float">
            <text:p>9.00839</text:p>
          </table:table-cell>
          <table:table-cell office:value-type="float" office:value="6.72419" calcext:value-type="float">
            <text:p>6.72419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5.60747" calcext:value-type="float">
            <text:p>5.60747</text:p>
          </table:table-cell>
          <table:table-cell office:value-type="float" office:value="5.07771" calcext:value-type="float">
            <text:p>5.07771</text:p>
          </table:table-cell>
          <table:table-cell office:value-type="float" office:value="7.26645" calcext:value-type="float">
            <text:p>7.26645</text:p>
          </table:table-cell>
          <table:table-cell office:value-type="float" office:value="75.2536" calcext:value-type="float">
            <text:p>75.2536</text:p>
          </table:table-cell>
          <table:table-cell office:value-type="float" office:value="0.571527" calcext:value-type="float">
            <text:p>0.571527</text:p>
          </table:table-cell>
          <table:table-cell office:value-type="float" office:value="0.141318" calcext:value-type="float">
            <text:p>0.141318</text:p>
          </table:table-cell>
          <table:table-cell office:value-type="float" office:value="1.52041" calcext:value-type="float">
            <text:p>1.52041</text:p>
          </table:table-cell>
          <table:table-cell office:value-type="float" office:value="0.106523" calcext:value-type="float">
            <text:p>0.106523</text:p>
          </table:table-cell>
          <table:table-cell office:value-type="float" office:value="0.746759" calcext:value-type="float">
            <text:p>0.746759</text:p>
          </table:table-cell>
          <table:table-cell office:value-type="float" office:value="21.2998" calcext:value-type="float">
            <text:p>21.2998</text:p>
          </table:table-cell>
          <table:table-cell office:value-type="float" office:value="55.4277" calcext:value-type="float">
            <text:p>55.4277</text:p>
          </table:table-cell>
          <table:table-cell office:value-type="float" office:value="2.05591" calcext:value-type="float">
            <text:p>2.05591</text:p>
          </table:table-cell>
          <table:table-cell office:value-type="float" office:value="2.28624" calcext:value-type="float">
            <text:p>2.28624</text:p>
          </table:table-cell>
          <table:table-cell office:value-type="float" office:value="193.204" calcext:value-type="float">
            <text:p>193.204</text:p>
          </table:table-cell>
          <table:table-cell office:value-type="float" office:value="3.40222" calcext:value-type="float">
            <text:p>3.40222</text:p>
          </table:table-cell>
          <table:table-cell office:value-type="float" office:value="280.19" calcext:value-type="float">
            <text:p>280.19</text:p>
          </table:table-cell>
          <table:table-cell office:value-type="float" office:value="3.91354" calcext:value-type="float">
            <text:p>3.91354</text:p>
          </table:table-cell>
          <table:table-cell office:value-type="float" office:value="3.17697" calcext:value-type="float">
            <text:p>3.17697</text:p>
          </table:table-cell>
          <table:table-cell office:value-type="float" office:value="1.40876" calcext:value-type="float">
            <text:p>1.40876</text:p>
          </table:table-cell>
          <table:table-cell office:value-type="float" office:value="2.4702" calcext:value-type="float">
            <text:p>2.4702</text:p>
          </table:table-cell>
          <table:table-cell office:value-type="float" office:value="2.58114" calcext:value-type="float">
            <text:p>2.58114</text:p>
          </table:table-cell>
          <table:table-cell office:value-type="float" office:value="2.88534" calcext:value-type="float">
            <text:p>2.88534</text:p>
          </table:table-cell>
          <table:table-cell office:value-type="float" office:value="7.4967" calcext:value-type="float">
            <text:p>7.4967</text:p>
          </table:table-cell>
          <table:table-cell office:value-type="float" office:value="0.726859" calcext:value-type="float">
            <text:p>0.726859</text:p>
          </table:table-cell>
          <table:table-cell office:value-type="float" office:value="0.377777" calcext:value-type="float">
            <text:p>0.377777</text:p>
          </table:table-cell>
          <table:table-cell office:value-type="float" office:value="1.29296" calcext:value-type="float">
            <text:p>1.29296</text:p>
          </table:table-cell>
          <table:table-cell office:value-type="float" office:value="0.327378" calcext:value-type="float">
            <text:p>0.327378</text:p>
          </table:table-cell>
          <table:table-cell office:value-type="float" office:value="0.879862" calcext:value-type="float">
            <text:p>0.879862</text:p>
          </table:table-cell>
          <table:table-cell office:value-type="float" office:value="5.7828" calcext:value-type="float">
            <text:p>5.7828</text:p>
          </table:table-cell>
          <table:table-cell office:value-type="float" office:value="8.48517" calcext:value-type="float">
            <text:p>8.48517</text:p>
          </table:table-cell>
          <table:table-cell office:value-type="float" office:value="1.45669" calcext:value-type="float">
            <text:p>1.45669</text:p>
          </table:table-cell>
          <table:table-cell office:value-type="float" office:value="1.51512" calcext:value-type="float">
            <text:p>1.51512</text:p>
          </table:table-cell>
          <table:table-cell office:value-type="float" office:value="10.6188" calcext:value-type="float">
            <text:p>10.6188</text:p>
          </table:table-cell>
          <table:table-cell office:value-type="float" office:value="1.80997" calcext:value-type="float">
            <text:p>1.80997</text:p>
          </table:table-cell>
          <table:table-cell office:value-type="float" office:value="17.4468" calcext:value-type="float">
            <text:p>17.4468</text:p>
          </table:table-cell>
          <table:table-cell table:number-columns-repeated="38"/>
          <table:table-cell table:formula="of:=[.S47]" office:value-type="float" office:value="280.19" calcext:value-type="float">
            <text:p>280.19</text:p>
          </table:table-cell>
          <table:table-cell table:formula="of:=[.BY47]-1.96*[.AL47]" office:value-type="float" office:value="245.994272" calcext:value-type="float">
            <text:p>245.994272</text:p>
          </table:table-cell>
          <table:table-cell table:formula="of:=[.BY47]+1.96*[.AL47]" office:value-type="float" office:value="314.385728" calcext:value-type="float">
            <text:p>314.385728</text:p>
          </table:table-cell>
        </table:table-row>
        <table:table-row table:style-name="ro1">
          <table:table-cell office:value-type="float" office:value="8.61989" calcext:value-type="float">
            <text:p>8.61989</text:p>
          </table:table-cell>
          <table:table-cell office:value-type="float" office:value="6.43224" calcext:value-type="float">
            <text:p>6.43224</text:p>
          </table:table-cell>
          <table:table-cell office:value-type="float" office:value="1.68993" calcext:value-type="float">
            <text:p>1.68993</text:p>
          </table:table-cell>
          <table:table-cell office:value-type="float" office:value="5.40595" calcext:value-type="float">
            <text:p>5.40595</text:p>
          </table:table-cell>
          <table:table-cell office:value-type="float" office:value="4.86463" calcext:value-type="float">
            <text:p>4.86463</text:p>
          </table:table-cell>
          <table:table-cell office:value-type="float" office:value="7.01827" calcext:value-type="float">
            <text:p>7.01827</text:p>
          </table:table-cell>
          <table:table-cell office:value-type="float" office:value="76.3095" calcext:value-type="float">
            <text:p>76.3095</text:p>
          </table:table-cell>
          <table:table-cell office:value-type="float" office:value="0.578891" calcext:value-type="float">
            <text:p>0.578891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1.45416" calcext:value-type="float">
            <text:p>1.45416</text:p>
          </table:table-cell>
          <table:table-cell office:value-type="float" office:value="0.102062" calcext:value-type="float">
            <text:p>0.102062</text:p>
          </table:table-cell>
          <table:table-cell office:value-type="float" office:value="0.713828" calcext:value-type="float">
            <text:p>0.713828</text:p>
          </table:table-cell>
          <table:table-cell office:value-type="float" office:value="20.3851" calcext:value-type="float">
            <text:p>20.3851</text:p>
          </table:table-cell>
          <table:table-cell office:value-type="float" office:value="53.8865" calcext:value-type="float">
            <text:p>53.8865</text:p>
          </table:table-cell>
          <table:table-cell office:value-type="float" office:value="1.99121" calcext:value-type="float">
            <text:p>1.99121</text:p>
          </table:table-cell>
          <table:table-cell office:value-type="float" office:value="2.2448" calcext:value-type="float">
            <text:p>2.2448</text:p>
          </table:table-cell>
          <table:table-cell office:value-type="float" office:value="197.381" calcext:value-type="float">
            <text:p>197.381</text:p>
          </table:table-cell>
          <table:table-cell office:value-type="float" office:value="3.47501" calcext:value-type="float">
            <text:p>3.47501</text:p>
          </table:table-cell>
          <table:table-cell office:value-type="float" office:value="281.768" calcext:value-type="float">
            <text:p>281.768</text:p>
          </table:table-cell>
          <table:table-cell office:value-type="float" office:value="3.83931" calcext:value-type="float">
            <text:p>3.83931</text:p>
          </table:table-cell>
          <table:table-cell office:value-type="float" office:value="3.11469" calcext:value-type="float">
            <text:p>3.11469</text:p>
          </table:table-cell>
          <table:table-cell office:value-type="float" office:value="1.37894" calcext:value-type="float">
            <text:p>1.37894</text:p>
          </table:table-cell>
          <table:table-cell office:value-type="float" office:value="2.42921" calcext:value-type="float">
            <text:p>2.42921</text:p>
          </table:table-cell>
          <table:table-cell office:value-type="float" office:value="2.53181" calcext:value-type="float">
            <text:p>2.53181</text:p>
          </table:table-cell>
          <table:table-cell office:value-type="float" office:value="2.8434" calcext:value-type="float">
            <text:p>2.8434</text:p>
          </table:table-cell>
          <table:table-cell office:value-type="float" office:value="7.6022" calcext:value-type="float">
            <text:p>7.6022</text:p>
          </table:table-cell>
          <table:table-cell office:value-type="float" office:value="0.73192" calcext:value-type="float">
            <text:p>0.73192</text:p>
          </table:table-cell>
          <table:table-cell office:value-type="float" office:value="0.369499" calcext:value-type="float">
            <text:p>0.369499</text:p>
          </table:table-cell>
          <table:table-cell office:value-type="float" office:value="1.26541" calcext:value-type="float">
            <text:p>1.26541</text:p>
          </table:table-cell>
          <table:table-cell office:value-type="float" office:value="0.320467" calcext:value-type="float">
            <text:p>0.320467</text:p>
          </table:table-cell>
          <table:table-cell office:value-type="float" office:value="0.860567" calcext:value-type="float">
            <text:p>0.860567</text:p>
          </table:table-cell>
          <table:table-cell office:value-type="float" office:value="5.69047" calcext:value-type="float">
            <text:p>5.69047</text:p>
          </table:table-cell>
          <table:table-cell office:value-type="float" office:value="8.44675" calcext:value-type="float">
            <text:p>8.44675</text:p>
          </table:table-cell>
          <table:table-cell office:value-type="float" office:value="1.43477" calcext:value-type="float">
            <text:p>1.43477</text:p>
          </table:table-cell>
          <table:table-cell office:value-type="float" office:value="1.5027" calcext:value-type="float">
            <text:p>1.5027</text:p>
          </table:table-cell>
          <table:table-cell office:value-type="float" office:value="10.8472" calcext:value-type="float">
            <text:p>10.8472</text:p>
          </table:table-cell>
          <table:table-cell office:value-type="float" office:value="1.83002" calcext:value-type="float">
            <text:p>1.83002</text:p>
          </table:table-cell>
          <table:table-cell office:value-type="float" office:value="17.7364" calcext:value-type="float">
            <text:p>17.7364</text:p>
          </table:table-cell>
          <table:table-cell table:number-columns-repeated="38"/>
          <table:table-cell table:formula="of:=[.S48]" office:value-type="float" office:value="281.768" calcext:value-type="float">
            <text:p>281.768</text:p>
          </table:table-cell>
          <table:table-cell table:formula="of:=[.BY48]-1.96*[.AL48]" office:value-type="float" office:value="247.004656" calcext:value-type="float">
            <text:p>247.004656</text:p>
          </table:table-cell>
          <table:table-cell table:formula="of:=[.BY48]+1.96*[.AL48]" office:value-type="float" office:value="316.531344" calcext:value-type="float">
            <text:p>316.531344</text:p>
          </table:table-cell>
        </table:table-row>
        <table:table-row table:style-name="ro1">
          <table:table-cell office:value-type="float" office:value="8.24845" calcext:value-type="float">
            <text:p>8.24845</text:p>
          </table:table-cell>
          <table:table-cell office:value-type="float" office:value="6.15336" calcext:value-type="float">
            <text:p>6.15336</text:p>
          </table:table-cell>
          <table:table-cell office:value-type="float" office:value="1.61654" calcext:value-type="float">
            <text:p>1.61654</text:p>
          </table:table-cell>
          <table:table-cell office:value-type="float" office:value="5.21011" calcext:value-type="float">
            <text:p>5.21011</text:p>
          </table:table-cell>
          <table:table-cell office:value-type="float" office:value="4.66015" calcext:value-type="float">
            <text:p>4.66015</text:p>
          </table:table-cell>
          <table:table-cell office:value-type="float" office:value="6.77539" calcext:value-type="float">
            <text:p>6.77539</text:p>
          </table:table-cell>
          <table:table-cell office:value-type="float" office:value="77.3287" calcext:value-type="float">
            <text:p>77.3287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129303" calcext:value-type="float">
            <text:p>0.129303</text:p>
          </table:table-cell>
          <table:table-cell office:value-type="float" office:value="1.39091" calcext:value-type="float">
            <text:p>1.39091</text:p>
          </table:table-cell>
          <table:table-cell office:value-type="float" office:value="0.0977792" calcext:value-type="float">
            <text:p>0.0977792</text:p>
          </table:table-cell>
          <table:table-cell office:value-type="float" office:value="0.682431" calcext:value-type="float">
            <text:p>0.682431</text:p>
          </table:table-cell>
          <table:table-cell office:value-type="float" office:value="19.5086" calcext:value-type="float">
            <text:p>19.5086</text:p>
          </table:table-cell>
          <table:table-cell office:value-type="float" office:value="52.3503" calcext:value-type="float">
            <text:p>52.3503</text:p>
          </table:table-cell>
          <table:table-cell office:value-type="float" office:value="1.92752" calcext:value-type="float">
            <text:p>1.92752</text:p>
          </table:table-cell>
          <table:table-cell office:value-type="float" office:value="2.20192" calcext:value-type="float">
            <text:p>2.20192</text:p>
          </table:table-cell>
          <table:table-cell office:value-type="float" office:value="201.443" calcext:value-type="float">
            <text:p>201.443</text:p>
          </table:table-cell>
          <table:table-cell office:value-type="float" office:value="3.54578" calcext:value-type="float">
            <text:p>3.54578</text:p>
          </table:table-cell>
          <table:table-cell office:value-type="float" office:value="283.278" calcext:value-type="float">
            <text:p>283.278</text:p>
          </table:table-cell>
          <table:table-cell office:value-type="float" office:value="3.76604" calcext:value-type="float">
            <text:p>3.76604</text:p>
          </table:table-cell>
          <table:table-cell office:value-type="float" office:value="3.05339" calcext:value-type="float">
            <text:p>3.05339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2.38842" calcext:value-type="float">
            <text:p>2.38842</text:p>
          </table:table-cell>
          <table:table-cell office:value-type="float" office:value="2.48309" calcext:value-type="float">
            <text:p>2.48309</text:p>
          </table:table-cell>
          <table:table-cell office:value-type="float" office:value="2.80113" calcext:value-type="float">
            <text:p>2.80113</text:p>
          </table:table-cell>
          <table:table-cell office:value-type="float" office:value="7.70689" calcext:value-type="float">
            <text:p>7.70689</text:p>
          </table:table-cell>
          <table:table-cell office:value-type="float" office:value="0.736768" calcext:value-type="float">
            <text:p>0.736768</text:p>
          </table:table-cell>
          <table:table-cell office:value-type="float" office:value="0.361413" calcext:value-type="float">
            <text:p>0.361413</text:p>
          </table:table-cell>
          <table:table-cell office:value-type="float" office:value="1.23845" calcext:value-type="float">
            <text:p>1.23845</text:p>
          </table:table-cell>
          <table:table-cell office:value-type="float" office:value="0.31369" calcext:value-type="float">
            <text:p>0.31369</text:p>
          </table:table-cell>
          <table:table-cell office:value-type="float" office:value="0.841732" calcext:value-type="float">
            <text:p>0.841732</text:p>
          </table:table-cell>
          <table:table-cell office:value-type="float" office:value="5.5981" calcext:value-type="float">
            <text:p>5.5981</text:p>
          </table:table-cell>
          <table:table-cell office:value-type="float" office:value="8.40305" calcext:value-type="float">
            <text:p>8.40305</text:p>
          </table:table-cell>
          <table:table-cell office:value-type="float" office:value="1.41276" calcext:value-type="float">
            <text:p>1.41276</text:p>
          </table:table-cell>
          <table:table-cell office:value-type="float" office:value="1.48959" calcext:value-type="float">
            <text:p>1.48959</text:p>
          </table:table-cell>
          <table:table-cell office:value-type="float" office:value="11.0808" calcext:value-type="float">
            <text:p>11.0808</text:p>
          </table:table-cell>
          <table:table-cell office:value-type="float" office:value="1.84934" calcext:value-type="float">
            <text:p>1.84934</text:p>
          </table:table-cell>
          <table:table-cell office:value-type="float" office:value="18.0203" calcext:value-type="float">
            <text:p>18.0203</text:p>
          </table:table-cell>
          <table:table-cell table:number-columns-repeated="38"/>
          <table:table-cell table:formula="of:=[.S49]" office:value-type="float" office:value="283.278" calcext:value-type="float">
            <text:p>283.278</text:p>
          </table:table-cell>
          <table:table-cell table:formula="of:=[.BY49]-1.96*[.AL49]" office:value-type="float" office:value="247.958212" calcext:value-type="float">
            <text:p>247.958212</text:p>
          </table:table-cell>
          <table:table-cell table:formula="of:=[.BY49]+1.96*[.AL49]" office:value-type="float" office:value="318.597788" calcext:value-type="float">
            <text:p>318.597788</text:p>
          </table:table-cell>
        </table:table-row>
        <table:table-row table:style-name="ro1">
          <table:table-cell office:value-type="float" office:value="7.89327" calcext:value-type="float">
            <text:p>7.89327</text:p>
          </table:table-cell>
          <table:table-cell office:value-type="float" office:value="5.8869" calcext:value-type="float">
            <text:p>5.8869</text:p>
          </table:table-cell>
          <table:table-cell office:value-type="float" office:value="1.54644" calcext:value-type="float">
            <text:p>1.54644</text:p>
          </table:table-cell>
          <table:table-cell office:value-type="float" office:value="5.01993" calcext:value-type="float">
            <text:p>5.01993</text:p>
          </table:table-cell>
          <table:table-cell office:value-type="float" office:value="4.46397" calcext:value-type="float">
            <text:p>4.46397</text:p>
          </table:table-cell>
          <table:table-cell office:value-type="float" office:value="6.53804" calcext:value-type="float">
            <text:p>6.53804</text:p>
          </table:table-cell>
          <table:table-cell office:value-type="float" office:value="78.3119" calcext:value-type="float">
            <text:p>78.3119</text:p>
          </table:table-cell>
          <table:table-cell office:value-type="float" office:value="0.592832" calcext:value-type="float">
            <text:p>0.592832</text:p>
          </table:table-cell>
          <table:table-cell office:value-type="float" office:value="0.123696" calcext:value-type="float">
            <text:p>0.123696</text:p>
          </table:table-cell>
          <table:table-cell office:value-type="float" office:value="1.3305" calcext:value-type="float">
            <text:p>1.3305</text:p>
          </table:table-cell>
          <table:table-cell office:value-type="float" office:value="0.0936697" calcext:value-type="float">
            <text:p>0.0936697</text:p>
          </table:table-cell>
          <table:table-cell office:value-type="float" office:value="0.652485" calcext:value-type="float">
            <text:p>0.652485</text:p>
          </table:table-cell>
          <table:table-cell office:value-type="float" office:value="18.6689" calcext:value-type="float">
            <text:p>18.6689</text:p>
          </table:table-cell>
          <table:table-cell office:value-type="float" office:value="50.8232" calcext:value-type="float">
            <text:p>50.8232</text:p>
          </table:table-cell>
          <table:table-cell office:value-type="float" office:value="1.86491" calcext:value-type="float">
            <text:p>1.86491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205.392" calcext:value-type="float">
            <text:p>205.392</text:p>
          </table:table-cell>
          <table:table-cell office:value-type="float" office:value="3.61453" calcext:value-type="float">
            <text:p>3.61453</text:p>
          </table:table-cell>
          <table:table-cell office:value-type="float" office:value="284.722" calcext:value-type="float">
            <text:p>284.722</text:p>
          </table:table-cell>
          <table:table-cell office:value-type="float" office:value="3.69377" calcext:value-type="float">
            <text:p>3.69377</text:p>
          </table:table-cell>
          <table:table-cell office:value-type="float" office:value="2.99308" calcext:value-type="float">
            <text:p>2.99308</text:p>
          </table:table-cell>
          <table:table-cell office:value-type="float" office:value="1.32117" calcext:value-type="float">
            <text:p>1.32117</text:p>
          </table:table-cell>
          <table:table-cell office:value-type="float" office:value="2.34788" calcext:value-type="float">
            <text:p>2.34788</text:p>
          </table:table-cell>
          <table:table-cell office:value-type="float" office:value="2.43501" calcext:value-type="float">
            <text:p>2.43501</text:p>
          </table:table-cell>
          <table:table-cell office:value-type="float" office:value="2.75861" calcext:value-type="float">
            <text:p>2.75861</text:p>
          </table:table-cell>
          <table:table-cell office:value-type="float" office:value="7.81072" calcext:value-type="float">
            <text:p>7.81072</text:p>
          </table:table-cell>
          <table:table-cell office:value-type="float" office:value="0.741413" calcext:value-type="float">
            <text:p>0.741413</text:p>
          </table:table-cell>
          <table:table-cell office:value-type="float" office:value="0.353515" calcext:value-type="float">
            <text:p>0.353515</text:p>
          </table:table-cell>
          <table:table-cell office:value-type="float" office:value="1.21208" calcext:value-type="float">
            <text:p>1.21208</text:p>
          </table:table-cell>
          <table:table-cell office:value-type="float" office:value="0.307043" calcext:value-type="float">
            <text:p>0.307043</text:p>
          </table:table-cell>
          <table:table-cell office:value-type="float" office:value="0.823343" calcext:value-type="float">
            <text:p>0.823343</text:p>
          </table:table-cell>
          <table:table-cell office:value-type="float" office:value="5.50582" calcext:value-type="float">
            <text:p>5.50582</text:p>
          </table:table-cell>
          <table:table-cell office:value-type="float" office:value="8.35436" calcext:value-type="float">
            <text:p>8.35436</text:p>
          </table:table-cell>
          <table:table-cell office:value-type="float" office:value="1.3907" calcext:value-type="float">
            <text:p>1.3907</text:p>
          </table:table-cell>
          <table:table-cell office:value-type="float" office:value="1.47586" calcext:value-type="float">
            <text:p>1.47586</text:p>
          </table:table-cell>
          <table:table-cell office:value-type="float" office:value="11.3194" calcext:value-type="float">
            <text:p>11.3194</text:p>
          </table:table-cell>
          <table:table-cell office:value-type="float" office:value="1.86794" calcext:value-type="float">
            <text:p>1.86794</text:p>
          </table:table-cell>
          <table:table-cell office:value-type="float" office:value="18.2987" calcext:value-type="float">
            <text:p>18.2987</text:p>
          </table:table-cell>
          <table:table-cell table:number-columns-repeated="38"/>
          <table:table-cell table:formula="of:=[.S50]" office:value-type="float" office:value="284.722" calcext:value-type="float">
            <text:p>284.722</text:p>
          </table:table-cell>
          <table:table-cell table:formula="of:=[.BY50]-1.96*[.AL50]" office:value-type="float" office:value="248.856548" calcext:value-type="float">
            <text:p>248.856548</text:p>
          </table:table-cell>
          <table:table-cell table:formula="of:=[.BY50]+1.96*[.AL50]" office:value-type="float" office:value="320.587452" calcext:value-type="float">
            <text:p>320.587452</text:p>
          </table:table-cell>
        </table:table-row>
        <table:table-row table:style-name="ro1">
          <table:table-cell office:value-type="float" office:value="7.5536" calcext:value-type="float">
            <text:p>7.5536</text:p>
          </table:table-cell>
          <table:table-cell office:value-type="float" office:value="5.63227" calcext:value-type="float">
            <text:p>5.63227</text:p>
          </table:table-cell>
          <table:table-cell office:value-type="float" office:value="1.47946" calcext:value-type="float">
            <text:p>1.47946</text:p>
          </table:table-cell>
          <table:table-cell office:value-type="float" office:value="4.83539" calcext:value-type="float">
            <text:p>4.83539</text:p>
          </table:table-cell>
          <table:table-cell office:value-type="float" office:value="4.2758" calcext:value-type="float">
            <text:p>4.2758</text:p>
          </table:table-cell>
          <table:table-cell office:value-type="float" office:value="6.30636" calcext:value-type="float">
            <text:p>6.30636</text:p>
          </table:table-cell>
          <table:table-cell office:value-type="float" office:value="79.2602" calcext:value-type="float">
            <text:p>79.2602</text:p>
          </table:table-cell>
          <table:table-cell office:value-type="float" office:value="0.599425" calcext:value-type="float">
            <text:p>0.599425</text:p>
          </table:table-cell>
          <table:table-cell office:value-type="float" office:value="0.118339" calcext:value-type="float">
            <text:p>0.118339</text:p>
          </table:table-cell>
          <table:table-cell office:value-type="float" office:value="1.2728" calcext:value-type="float">
            <text:p>1.2728</text:p>
          </table:table-cell>
          <table:table-cell office:value-type="float" office:value="0.0897269" calcext:value-type="float">
            <text:p>0.0897269</text:p>
          </table:table-cell>
          <table:table-cell office:value-type="float" office:value="0.623916" calcext:value-type="float">
            <text:p>0.623916</text:p>
          </table:table-cell>
          <table:table-cell office:value-type="float" office:value="17.8647" calcext:value-type="float">
            <text:p>17.8647</text:p>
          </table:table-cell>
          <table:table-cell office:value-type="float" office:value="49.3088" calcext:value-type="float">
            <text:p>49.3088</text:p>
          </table:table-cell>
          <table:table-cell office:value-type="float" office:value="1.80346" calcext:value-type="float">
            <text:p>1.80346</text:p>
          </table:table-cell>
          <table:table-cell office:value-type="float" office:value="2.11266" calcext:value-type="float">
            <text:p>2.11266</text:p>
          </table:table-cell>
          <table:table-cell office:value-type="float" office:value="209.228" calcext:value-type="float">
            <text:p>209.228</text:p>
          </table:table-cell>
          <table:table-cell office:value-type="float" office:value="3.68127" calcext:value-type="float">
            <text:p>3.68127</text:p>
          </table:table-cell>
          <table:table-cell office:value-type="float" office:value="286.104" calcext:value-type="float">
            <text:p>286.104</text:p>
          </table:table-cell>
          <table:table-cell office:value-type="float" office:value="3.62249" calcext:value-type="float">
            <text:p>3.62249</text:p>
          </table:table-cell>
          <table:table-cell office:value-type="float" office:value="2.93375" calcext:value-type="float">
            <text:p>2.93375</text:p>
          </table:table-cell>
          <table:table-cell office:value-type="float" office:value="1.2932" calcext:value-type="float">
            <text:p>1.2932</text:p>
          </table:table-cell>
          <table:table-cell office:value-type="float" office:value="2.3076" calcext:value-type="float">
            <text:p>2.3076</text:p>
          </table:table-cell>
          <table:table-cell office:value-type="float" office:value="2.38758" calcext:value-type="float">
            <text:p>2.38758</text:p>
          </table:table-cell>
          <table:table-cell office:value-type="float" office:value="2.71591" calcext:value-type="float">
            <text:p>2.71591</text:p>
          </table:table-cell>
          <table:table-cell office:value-type="float" office:value="7.91365" calcext:value-type="float">
            <text:p>7.91365</text:p>
          </table:table-cell>
          <table:table-cell office:value-type="float" office:value="0.745863" calcext:value-type="float">
            <text:p>0.745863</text:p>
          </table:table-cell>
          <table:table-cell office:value-type="float" office:value="0.345798" calcext:value-type="float">
            <text:p>0.345798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0.300527" calcext:value-type="float">
            <text:p>0.300527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5.41376" calcext:value-type="float">
            <text:p>5.41376</text:p>
          </table:table-cell>
          <table:table-cell office:value-type="float" office:value="8.30093" calcext:value-type="float">
            <text:p>8.30093</text:p>
          </table:table-cell>
          <table:table-cell office:value-type="float" office:value="1.36861" calcext:value-type="float">
            <text:p>1.36861</text:p>
          </table:table-cell>
          <table:table-cell office:value-type="float" office:value="1.46155" calcext:value-type="float">
            <text:p>1.46155</text:p>
          </table:table-cell>
          <table:table-cell office:value-type="float" office:value="11.5625" calcext:value-type="float">
            <text:p>11.5625</text:p>
          </table:table-cell>
          <table:table-cell office:value-type="float" office:value="1.88585" calcext:value-type="float">
            <text:p>1.88585</text:p>
          </table:table-cell>
          <table:table-cell office:value-type="float" office:value="18.5713" calcext:value-type="float">
            <text:p>18.5713</text:p>
          </table:table-cell>
          <table:table-cell table:number-columns-repeated="38"/>
          <table:table-cell table:formula="of:=[.S51]" office:value-type="float" office:value="286.104" calcext:value-type="float">
            <text:p>286.104</text:p>
          </table:table-cell>
          <table:table-cell table:formula="of:=[.BY51]-1.96*[.AL51]" office:value-type="float" office:value="249.704252" calcext:value-type="float">
            <text:p>249.704252</text:p>
          </table:table-cell>
          <table:table-cell table:formula="of:=[.BY51]+1.96*[.AL51]" office:value-type="float" office:value="322.503748" calcext:value-type="float">
            <text:p>322.503748</text:p>
          </table:table-cell>
        </table:table-row>
        <table:table-row table:style-name="ro1">
          <table:table-cell office:value-type="float" office:value="7.22875" calcext:value-type="float">
            <text:p>7.22875</text:p>
          </table:table-cell>
          <table:table-cell office:value-type="float" office:value="5.38892" calcext:value-type="float">
            <text:p>5.38892</text:p>
          </table:table-cell>
          <table:table-cell office:value-type="float" office:value="1.41546" calcext:value-type="float">
            <text:p>1.41546</text:p>
          </table:table-cell>
          <table:table-cell office:value-type="float" office:value="4.65645" calcext:value-type="float">
            <text:p>4.65645</text:p>
          </table:table-cell>
          <table:table-cell office:value-type="float" office:value="4.09534" calcext:value-type="float">
            <text:p>4.09534</text:p>
          </table:table-cell>
          <table:table-cell office:value-type="float" office:value="6.08049" calcext:value-type="float">
            <text:p>6.08049</text:p>
          </table:table-cell>
          <table:table-cell office:value-type="float" office:value="80.1744" calcext:value-type="float">
            <text:p>80.1744</text:p>
          </table:table-cell>
          <table:table-cell office:value-type="float" office:value="0.605775" calcext:value-type="float">
            <text:p>0.605775</text:p>
          </table:table-cell>
          <table:table-cell office:value-type="float" office:value="0.11322" calcext:value-type="float">
            <text:p>0.11322</text:p>
          </table:table-cell>
          <table:table-cell office:value-type="float" office:value="1.21767" calcext:value-type="float">
            <text:p>1.21767</text:p>
          </table:table-cell>
          <table:table-cell office:value-type="float" office:value="0.085945" calcext:value-type="float">
            <text:p>0.085945</text:p>
          </table:table-cell>
          <table:table-cell office:value-type="float" office:value="0.596654" calcext:value-type="float">
            <text:p>0.596654</text:p>
          </table:table-cell>
          <table:table-cell office:value-type="float" office:value="17.0947" calcext:value-type="float">
            <text:p>17.0947</text:p>
          </table:table-cell>
          <table:table-cell office:value-type="float" office:value="47.8105" calcext:value-type="float">
            <text:p>47.8105</text:p>
          </table:table-cell>
          <table:table-cell office:value-type="float" office:value="1.74324" calcext:value-type="float">
            <text:p>1.74324</text:p>
          </table:table-cell>
          <table:table-cell office:value-type="float" office:value="2.06666" calcext:value-type="float">
            <text:p>2.06666</text:p>
          </table:table-cell>
          <table:table-cell office:value-type="float" office:value="212.951" calcext:value-type="float">
            <text:p>212.951</text:p>
          </table:table-cell>
          <table:table-cell office:value-type="float" office:value="3.74603" calcext:value-type="float">
            <text:p>3.74603</text:p>
          </table:table-cell>
          <table:table-cell office:value-type="float" office:value="287.425" calcext:value-type="float">
            <text:p>287.425</text:p>
          </table:table-cell>
          <table:table-cell office:value-type="float" office:value="3.55223" calcext:value-type="float">
            <text:p>3.55223</text:p>
          </table:table-cell>
          <table:table-cell office:value-type="float" office:value="2.8754" calcext:value-type="float">
            <text:p>2.8754</text:p>
          </table:table-cell>
          <table:table-cell office:value-type="float" office:value="1.26581" calcext:value-type="float">
            <text:p>1.26581</text:p>
          </table:table-cell>
          <table:table-cell office:value-type="float" office:value="2.26762" calcext:value-type="float">
            <text:p>2.26762</text:p>
          </table:table-cell>
          <table:table-cell office:value-type="float" office:value="2.34082" calcext:value-type="float">
            <text:p>2.34082</text:p>
          </table:table-cell>
          <table:table-cell office:value-type="float" office:value="2.6731" calcext:value-type="float">
            <text:p>2.6731</text:p>
          </table:table-cell>
          <table:table-cell office:value-type="float" office:value="8.01563" calcext:value-type="float">
            <text:p>8.01563</text:p>
          </table:table-cell>
          <table:table-cell office:value-type="float" office:value="0.750126" calcext:value-type="float">
            <text:p>0.750126</text:p>
          </table:table-cell>
          <table:table-cell office:value-type="float" office:value="0.338258" calcext:value-type="float">
            <text:p>0.338258</text:p>
          </table:table-cell>
          <table:table-cell office:value-type="float" office:value="1.16101" calcext:value-type="float">
            <text:p>1.16101</text:p>
          </table:table-cell>
          <table:table-cell office:value-type="float" office:value="0.29414" calcext:value-type="float">
            <text:p>0.29414</text:p>
          </table:table-cell>
          <table:table-cell office:value-type="float" office:value="0.787843" calcext:value-type="float">
            <text:p>0.787843</text:p>
          </table:table-cell>
          <table:table-cell office:value-type="float" office:value="5.32203" calcext:value-type="float">
            <text:p>5.32203</text:p>
          </table:table-cell>
          <table:table-cell office:value-type="float" office:value="8.24304" calcext:value-type="float">
            <text:p>8.24304</text:p>
          </table:table-cell>
          <table:table-cell office:value-type="float" office:value="1.34653" calcext:value-type="float">
            <text:p>1.34653</text:p>
          </table:table-cell>
          <table:table-cell office:value-type="float" office:value="1.44672" calcext:value-type="float">
            <text:p>1.44672</text:p>
          </table:table-cell>
          <table:table-cell office:value-type="float" office:value="11.8099" calcext:value-type="float">
            <text:p>11.8099</text:p>
          </table:table-cell>
          <table:table-cell office:value-type="float" office:value="1.90311" calcext:value-type="float">
            <text:p>1.90311</text:p>
          </table:table-cell>
          <table:table-cell office:value-type="float" office:value="18.8383" calcext:value-type="float">
            <text:p>18.8383</text:p>
          </table:table-cell>
          <table:table-cell table:number-columns-repeated="38"/>
          <table:table-cell table:formula="of:=[.S52]" office:value-type="float" office:value="287.425" calcext:value-type="float">
            <text:p>287.425</text:p>
          </table:table-cell>
          <table:table-cell table:formula="of:=[.BY52]-1.96*[.AL52]" office:value-type="float" office:value="250.501932" calcext:value-type="float">
            <text:p>250.501932</text:p>
          </table:table-cell>
          <table:table-cell table:formula="of:=[.BY52]+1.96*[.AL52]" office:value-type="float" office:value="324.348068" calcext:value-type="float">
            <text:p>324.348068</text:p>
          </table:table-cell>
        </table:table-row>
        <table:table-row table:style-name="ro1">
          <table:table-cell office:value-type="float" office:value="6.91805" calcext:value-type="float">
            <text:p>6.91805</text:p>
          </table:table-cell>
          <table:table-cell office:value-type="float" office:value="5.1563" calcext:value-type="float">
            <text:p>5.1563</text:p>
          </table:table-cell>
          <table:table-cell office:value-type="float" office:value="1.35429" calcext:value-type="float">
            <text:p>1.35429</text:p>
          </table:table-cell>
          <table:table-cell office:value-type="float" office:value="4.48304" calcext:value-type="float">
            <text:p>4.48304</text:p>
          </table:table-cell>
          <table:table-cell office:value-type="float" office:value="3.9223" calcext:value-type="float">
            <text:p>3.9223</text:p>
          </table:table-cell>
          <table:table-cell office:value-type="float" office:value="5.86054" calcext:value-type="float">
            <text:p>5.86054</text:p>
          </table:table-cell>
          <table:table-cell office:value-type="float" office:value="81.0554" calcext:value-type="float">
            <text:p>81.0554</text:p>
          </table:table-cell>
          <table:table-cell office:value-type="float" office:value="0.61189" calcext:value-type="float">
            <text:p>0.61189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1.16499" calcext:value-type="float">
            <text:p>1.16499</text:p>
          </table:table-cell>
          <table:table-cell office:value-type="float" office:value="0.082318" calcext:value-type="float">
            <text:p>0.082318</text:p>
          </table:table-cell>
          <table:table-cell office:value-type="float" office:value="0.570631" calcext:value-type="float">
            <text:p>0.570631</text:p>
          </table:table-cell>
          <table:table-cell office:value-type="float" office:value="16.3576" calcext:value-type="float">
            <text:p>16.3576</text:p>
          </table:table-cell>
          <table:table-cell office:value-type="float" office:value="46.3309" calcext:value-type="float">
            <text:p>46.3309</text:p>
          </table:table-cell>
          <table:table-cell office:value-type="float" office:value="1.68429" calcext:value-type="float">
            <text:p>1.68429</text:p>
          </table:table-cell>
          <table:table-cell office:value-type="float" office:value="2.01999" calcext:value-type="float">
            <text:p>2.01999</text:p>
          </table:table-cell>
          <table:table-cell office:value-type="float" office:value="216.562" calcext:value-type="float">
            <text:p>216.562</text:p>
          </table:table-cell>
          <table:table-cell office:value-type="float" office:value="3.80882" calcext:value-type="float">
            <text:p>3.80882</text:p>
          </table:table-cell>
          <table:table-cell office:value-type="float" office:value="288.69" calcext:value-type="float">
            <text:p>288.69</text:p>
          </table:table-cell>
          <table:table-cell office:value-type="float" office:value="3.483" calcext:value-type="float">
            <text:p>3.483</text:p>
          </table:table-cell>
          <table:table-cell office:value-type="float" office:value="2.81802" calcext:value-type="float">
            <text:p>2.81802</text:p>
          </table:table-cell>
          <table:table-cell office:value-type="float" office:value="1.239" calcext:value-type="float">
            <text:p>1.239</text:p>
          </table:table-cell>
          <table:table-cell office:value-type="float" office:value="2.22796" calcext:value-type="float">
            <text:p>2.22796</text:p>
          </table:table-cell>
          <table:table-cell office:value-type="float" office:value="2.29474" calcext:value-type="float">
            <text:p>2.29474</text:p>
          </table:table-cell>
          <table:table-cell office:value-type="float" office:value="2.63023" calcext:value-type="float">
            <text:p>2.63023</text:p>
          </table:table-cell>
          <table:table-cell office:value-type="float" office:value="8.11659" calcext:value-type="float">
            <text:p>8.11659</text:p>
          </table:table-cell>
          <table:table-cell office:value-type="float" office:value="0.75421" calcext:value-type="float">
            <text:p>0.75421</text:p>
          </table:table-cell>
          <table:table-cell office:value-type="float" office:value="0.330889" calcext:value-type="float">
            <text:p>0.330889</text:p>
          </table:table-cell>
          <table:table-cell office:value-type="float" office:value="1.13629" calcext:value-type="float">
            <text:p>1.13629</text:p>
          </table:table-cell>
          <table:table-cell office:value-type="float" office:value="0.28788" calcext:value-type="float">
            <text:p>0.28788</text:p>
          </table:table-cell>
          <table:table-cell office:value-type="float" office:value="0.770707" calcext:value-type="float">
            <text:p>0.770707</text:p>
          </table:table-cell>
          <table:table-cell office:value-type="float" office:value="5.23071" calcext:value-type="float">
            <text:p>5.23071</text:p>
          </table:table-cell>
          <table:table-cell office:value-type="float" office:value="8.18097" calcext:value-type="float">
            <text:p>8.18097</text:p>
          </table:table-cell>
          <table:table-cell office:value-type="float" office:value="1.32448" calcext:value-type="float">
            <text:p>1.32448</text:p>
          </table:table-cell>
          <table:table-cell office:value-type="float" office:value="1.43141" calcext:value-type="float">
            <text:p>1.43141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1.91971" calcext:value-type="float">
            <text:p>1.91971</text:p>
          </table:table-cell>
          <table:table-cell office:value-type="float" office:value="19.0996" calcext:value-type="float">
            <text:p>19.0996</text:p>
          </table:table-cell>
          <table:table-cell table:number-columns-repeated="38"/>
          <table:table-cell table:formula="of:=[.S53]" office:value-type="float" office:value="288.69" calcext:value-type="float">
            <text:p>288.69</text:p>
          </table:table-cell>
          <table:table-cell table:formula="of:=[.BY53]-1.96*[.AL53]" office:value-type="float" office:value="251.254784" calcext:value-type="float">
            <text:p>251.254784</text:p>
          </table:table-cell>
          <table:table-cell table:formula="of:=[.BY53]+1.96*[.AL53]" office:value-type="float" office:value="326.125216" calcext:value-type="float">
            <text:p>326.125216</text:p>
          </table:table-cell>
        </table:table-row>
        <table:table-row table:style-name="ro1">
          <table:table-cell office:value-type="float" office:value="6.62085" calcext:value-type="float">
            <text:p>6.62085</text:p>
          </table:table-cell>
          <table:table-cell office:value-type="float" office:value="4.93392" calcext:value-type="float">
            <text:p>4.93392</text:p>
          </table:table-cell>
          <table:table-cell office:value-type="float" office:value="1.29582" calcext:value-type="float">
            <text:p>1.29582</text:p>
          </table:table-cell>
          <table:table-cell office:value-type="float" office:value="4.3151" calcext:value-type="float">
            <text:p>4.3151</text:p>
          </table:table-cell>
          <table:table-cell office:value-type="float" office:value="3.7564" calcext:value-type="float">
            <text:p>3.7564</text:p>
          </table:table-cell>
          <table:table-cell office:value-type="float" office:value="5.64654" calcext:value-type="float">
            <text:p>5.64654</text:p>
          </table:table-cell>
          <table:table-cell office:value-type="float" office:value="81.9042" calcext:value-type="float">
            <text:p>81.9042</text:p>
          </table:table-cell>
          <table:table-cell office:value-type="float" office:value="0.617777" calcext:value-type="float">
            <text:p>0.617777</text:p>
          </table:table-cell>
          <table:table-cell office:value-type="float" office:value="0.103651" calcext:value-type="float">
            <text:p>0.103651</text:p>
          </table:table-cell>
          <table:table-cell office:value-type="float" office:value="1.11464" calcext:value-type="float">
            <text:p>1.11464</text:p>
          </table:table-cell>
          <table:table-cell office:value-type="float" office:value="0.0788401" calcext:value-type="float">
            <text:p>0.0788401</text:p>
          </table:table-cell>
          <table:table-cell office:value-type="float" office:value="0.545786" calcext:value-type="float">
            <text:p>0.545786</text:p>
          </table:table-cell>
          <table:table-cell office:value-type="float" office:value="15.652" calcext:value-type="float">
            <text:p>15.652</text:p>
          </table:table-cell>
          <table:table-cell office:value-type="float" office:value="44.8727" calcext:value-type="float">
            <text:p>44.8727</text:p>
          </table:table-cell>
          <table:table-cell office:value-type="float" office:value="1.62665" calcext:value-type="float">
            <text:p>1.62665</text:p>
          </table:table-cell>
          <table:table-cell office:value-type="float" office:value="1.9728" calcext:value-type="float">
            <text:p>1.9728</text:p>
          </table:table-cell>
          <table:table-cell office:value-type="float" office:value="220.064" calcext:value-type="float">
            <text:p>220.064</text:p>
          </table:table-cell>
          <table:table-cell office:value-type="float" office:value="3.86966" calcext:value-type="float">
            <text:p>3.86966</text:p>
          </table:table-cell>
          <table:table-cell office:value-type="float" office:value="289.9" calcext:value-type="float">
            <text:p>289.9</text:p>
          </table:table-cell>
          <table:table-cell office:value-type="float" office:value="3.4148" calcext:value-type="float">
            <text:p>3.4148</text:p>
          </table:table-cell>
          <table:table-cell office:value-type="float" office:value="2.76161" calcext:value-type="float">
            <text:p>2.76161</text:p>
          </table:table-cell>
          <table:table-cell office:value-type="float" office:value="1.21275" calcext:value-type="float">
            <text:p>1.21275</text:p>
          </table:table-cell>
          <table:table-cell office:value-type="float" office:value="2.18865" calcext:value-type="float">
            <text:p>2.18865</text:p>
          </table:table-cell>
          <table:table-cell office:value-type="float" office:value="2.24934" calcext:value-type="float">
            <text:p>2.24934</text:p>
          </table:table-cell>
          <table:table-cell office:value-type="float" office:value="2.58737" calcext:value-type="float">
            <text:p>2.58737</text:p>
          </table:table-cell>
          <table:table-cell office:value-type="float" office:value="8.21651" calcext:value-type="float">
            <text:p>8.21651</text:p>
          </table:table-cell>
          <table:table-cell office:value-type="float" office:value="0.758123" calcext:value-type="float">
            <text:p>0.758123</text:p>
          </table:table-cell>
          <table:table-cell office:value-type="float" office:value="0.323687" calcext:value-type="float">
            <text:p>0.323687</text:p>
          </table:table-cell>
          <table:table-cell office:value-type="float" office:value="1.1121" calcext:value-type="float">
            <text:p>1.1121</text:p>
          </table:table-cell>
          <table:table-cell office:value-type="float" office:value="0.281746" calcext:value-type="float">
            <text:p>0.281746</text:p>
          </table:table-cell>
          <table:table-cell office:value-type="float" office:value="0.753963" calcext:value-type="float">
            <text:p>0.753963</text:p>
          </table:table-cell>
          <table:table-cell office:value-type="float" office:value="5.13992" calcext:value-type="float">
            <text:p>5.13992</text:p>
          </table:table-cell>
          <table:table-cell office:value-type="float" office:value="8.11498" calcext:value-type="float">
            <text:p>8.11498</text:p>
          </table:table-cell>
          <table:table-cell office:value-type="float" office:value="1.3025" calcext:value-type="float">
            <text:p>1.3025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12.3158" calcext:value-type="float">
            <text:p>12.3158</text:p>
          </table:table-cell>
          <table:table-cell office:value-type="float" office:value="1.93571" calcext:value-type="float">
            <text:p>1.93571</text:p>
          </table:table-cell>
          <table:table-cell office:value-type="float" office:value="19.3552" calcext:value-type="float">
            <text:p>19.3552</text:p>
          </table:table-cell>
          <table:table-cell table:number-columns-repeated="38"/>
          <table:table-cell table:formula="of:=[.S54]" office:value-type="float" office:value="289.9" calcext:value-type="float">
            <text:p>289.9</text:p>
          </table:table-cell>
          <table:table-cell table:formula="of:=[.BY54]-1.96*[.AL54]" office:value-type="float" office:value="251.963808" calcext:value-type="float">
            <text:p>251.963808</text:p>
          </table:table-cell>
          <table:table-cell table:formula="of:=[.BY54]+1.96*[.AL54]" office:value-type="float" office:value="327.836192" calcext:value-type="float">
            <text:p>327.836192</text:p>
          </table:table-cell>
        </table:table-row>
        <table:table-row table:style-name="ro1">
          <table:table-cell office:value-type="float" office:value="6.33654" calcext:value-type="float">
            <text:p>6.33654</text:p>
          </table:table-cell>
          <table:table-cell office:value-type="float" office:value="4.72129" calcext:value-type="float">
            <text:p>4.72129</text:p>
          </table:table-cell>
          <table:table-cell office:value-type="float" office:value="1.23993" calcext:value-type="float">
            <text:p>1.23993</text:p>
          </table:table-cell>
          <table:table-cell office:value-type="float" office:value="4.15253" calcext:value-type="float">
            <text:p>4.15253</text:p>
          </table:table-cell>
          <table:table-cell office:value-type="float" office:value="3.59738" calcext:value-type="float">
            <text:p>3.59738</text:p>
          </table:table-cell>
          <table:table-cell office:value-type="float" office:value="5.43855" calcext:value-type="float">
            <text:p>5.43855</text:p>
          </table:table-cell>
          <table:table-cell office:value-type="float" office:value="82.7217" calcext:value-type="float">
            <text:p>82.7217</text:p>
          </table:table-cell>
          <table:table-cell office:value-type="float" office:value="0.623444" calcext:value-type="float">
            <text:p>0.623444</text:p>
          </table:table-cell>
          <table:table-cell office:value-type="float" office:value="0.0991807" calcext:value-type="float">
            <text:p>0.0991807</text:p>
          </table:table-cell>
          <table:table-cell office:value-type="float" office:value="1.06651" calcext:value-type="float">
            <text:p>1.06651</text:p>
          </table:table-cell>
          <table:table-cell office:value-type="float" office:value="0.0755058" calcext:value-type="float">
            <text:p>0.0755058</text:p>
          </table:table-cell>
          <table:table-cell office:value-type="float" office:value="0.522061" calcext:value-type="float">
            <text:p>0.522061</text:p>
          </table:table-cell>
          <table:table-cell office:value-type="float" office:value="14.9767" calcext:value-type="float">
            <text:p>14.9767</text:p>
          </table:table-cell>
          <table:table-cell office:value-type="float" office:value="43.438" calcext:value-type="float">
            <text:p>43.438</text:p>
          </table:table-cell>
          <table:table-cell office:value-type="float" office:value="1.57038" calcext:value-type="float">
            <text:p>1.57038</text:p>
          </table:table-cell>
          <table:table-cell office:value-type="float" office:value="1.92526" calcext:value-type="float">
            <text:p>1.92526</text:p>
          </table:table-cell>
          <table:table-cell office:value-type="float" office:value="223.456" calcext:value-type="float">
            <text:p>223.456</text:p>
          </table:table-cell>
          <table:table-cell office:value-type="float" office:value="3.92859" calcext:value-type="float">
            <text:p>3.92859</text:p>
          </table:table-cell>
          <table:table-cell office:value-type="float" office:value="291.058" calcext:value-type="float">
            <text:p>291.058</text:p>
          </table:table-cell>
          <table:table-cell office:value-type="float" office:value="3.34763" calcext:value-type="float">
            <text:p>3.34763</text:p>
          </table:table-cell>
          <table:table-cell office:value-type="float" office:value="2.70615" calcext:value-type="float">
            <text:p>2.70615</text:p>
          </table:table-cell>
          <table:table-cell office:value-type="float" office:value="1.18704" calcext:value-type="float">
            <text:p>1.18704</text:p>
          </table:table-cell>
          <table:table-cell office:value-type="float" office:value="2.1497" calcext:value-type="float">
            <text:p>2.1497</text:p>
          </table:table-cell>
          <table:table-cell office:value-type="float" office:value="2.20464" calcext:value-type="float">
            <text:p>2.20464</text:p>
          </table:table-cell>
          <table:table-cell office:value-type="float" office:value="2.54457" calcext:value-type="float">
            <text:p>2.54457</text:p>
          </table:table-cell>
          <table:table-cell office:value-type="float" office:value="8.31532" calcext:value-type="float">
            <text:p>8.31532</text:p>
          </table:table-cell>
          <table:table-cell office:value-type="float" office:value="0.761872" calcext:value-type="float">
            <text:p>0.761872</text:p>
          </table:table-cell>
          <table:table-cell office:value-type="float" office:value="0.316647" calcext:value-type="float">
            <text:p>0.316647</text:p>
          </table:table-cell>
          <table:table-cell office:value-type="float" office:value="1.08842" calcext:value-type="float">
            <text:p>1.08842</text:p>
          </table:table-cell>
          <table:table-cell office:value-type="float" office:value="0.275736" calcext:value-type="float">
            <text:p>0.275736</text:p>
          </table:table-cell>
          <table:table-cell office:value-type="float" office:value="0.737601" calcext:value-type="float">
            <text:p>0.737601</text:p>
          </table:table-cell>
          <table:table-cell office:value-type="float" office:value="5.04972" calcext:value-type="float">
            <text:p>5.04972</text:p>
          </table:table-cell>
          <table:table-cell office:value-type="float" office:value="8.04534" calcext:value-type="float">
            <text:p>8.04534</text:p>
          </table:table-cell>
          <table:table-cell office:value-type="float" office:value="1.28059" calcext:value-type="float">
            <text:p>1.28059</text:p>
          </table:table-cell>
          <table:table-cell office:value-type="float" office:value="1.39952" calcext:value-type="float">
            <text:p>1.39952</text:p>
          </table:table-cell>
          <table:table-cell office:value-type="float" office:value="12.5735" calcext:value-type="float">
            <text:p>12.5735</text:p>
          </table:table-cell>
          <table:table-cell office:value-type="float" office:value="1.9511" calcext:value-type="float">
            <text:p>1.9511</text:p>
          </table:table-cell>
          <table:table-cell office:value-type="float" office:value="19.6051" calcext:value-type="float">
            <text:p>19.6051</text:p>
          </table:table-cell>
          <table:table-cell table:number-columns-repeated="38"/>
          <table:table-cell table:formula="of:=[.S55]" office:value-type="float" office:value="291.058" calcext:value-type="float">
            <text:p>291.058</text:p>
          </table:table-cell>
          <table:table-cell table:formula="of:=[.BY55]-1.96*[.AL55]" office:value-type="float" office:value="252.632004" calcext:value-type="float">
            <text:p>252.632004</text:p>
          </table:table-cell>
          <table:table-cell table:formula="of:=[.BY55]+1.96*[.AL55]" office:value-type="float" office:value="329.483996" calcext:value-type="float">
            <text:p>329.483996</text:p>
          </table:table-cell>
        </table:table-row>
        <table:table-row table:style-name="ro1">
          <table:table-cell office:value-type="float" office:value="6.06456" calcext:value-type="float">
            <text:p>6.06456</text:p>
          </table:table-cell>
          <table:table-cell office:value-type="float" office:value="4.51799" calcext:value-type="float">
            <text:p>4.51799</text:p>
          </table:table-cell>
          <table:table-cell office:value-type="float" office:value="1.18649" calcext:value-type="float">
            <text:p>1.18649</text:p>
          </table:table-cell>
          <table:table-cell office:value-type="float" office:value="3.99526" calcext:value-type="float">
            <text:p>3.99526</text:p>
          </table:table-cell>
          <table:table-cell office:value-type="float" office:value="3.44495" calcext:value-type="float">
            <text:p>3.44495</text:p>
          </table:table-cell>
          <table:table-cell office:value-type="float" office:value="5.23657" calcext:value-type="float">
            <text:p>5.23657</text:p>
          </table:table-cell>
          <table:table-cell office:value-type="float" office:value="83.5088" calcext:value-type="float">
            <text:p>83.5088</text:p>
          </table:table-cell>
          <table:table-cell office:value-type="float" office:value="0.628898" calcext:value-type="float">
            <text:p>0.628898</text:p>
          </table:table-cell>
          <table:table-cell office:value-type="float" office:value="0.0949064" calcext:value-type="float">
            <text:p>0.0949064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0.0723095" calcext:value-type="float">
            <text:p>0.0723095</text:p>
          </table:table-cell>
          <table:table-cell office:value-type="float" office:value="0.499399" calcext:value-type="float">
            <text:p>0.499399</text:p>
          </table:table-cell>
          <table:table-cell office:value-type="float" office:value="14.3304" calcext:value-type="float">
            <text:p>14.3304</text:p>
          </table:table-cell>
          <table:table-cell office:value-type="float" office:value="42.0286" calcext:value-type="float">
            <text:p>42.0286</text:p>
          </table:table-cell>
          <table:table-cell office:value-type="float" office:value="1.51548" calcext:value-type="float">
            <text:p>1.51548</text:p>
          </table:table-cell>
          <table:table-cell office:value-type="float" office:value="1.87749" calcext:value-type="float">
            <text:p>1.87749</text:p>
          </table:table-cell>
          <table:table-cell office:value-type="float" office:value="226.742" calcext:value-type="float">
            <text:p>226.742</text:p>
          </table:table-cell>
          <table:table-cell office:value-type="float" office:value="3.98564" calcext:value-type="float">
            <text:p>3.98564</text:p>
          </table:table-cell>
          <table:table-cell office:value-type="float" office:value="292.166" calcext:value-type="float">
            <text:p>292.166</text:p>
          </table:table-cell>
          <table:table-cell office:value-type="float" office:value="3.28151" calcext:value-type="float">
            <text:p>3.28151</text:p>
          </table:table-cell>
          <table:table-cell office:value-type="float" office:value="2.65165" calcext:value-type="float">
            <text:p>2.65165</text:p>
          </table:table-cell>
          <table:table-cell office:value-type="float" office:value="1.16187" calcext:value-type="float">
            <text:p>1.16187</text:p>
          </table:table-cell>
          <table:table-cell office:value-type="float" office:value="2.11114" calcext:value-type="float">
            <text:p>2.11114</text:p>
          </table:table-cell>
          <table:table-cell office:value-type="float" office:value="2.16063" calcext:value-type="float">
            <text:p>2.16063</text:p>
          </table:table-cell>
          <table:table-cell office:value-type="float" office:value="2.50188" calcext:value-type="float">
            <text:p>2.50188</text:p>
          </table:table-cell>
          <table:table-cell office:value-type="float" office:value="8.41299" calcext:value-type="float">
            <text:p>8.41299</text:p>
          </table:table-cell>
          <table:table-cell office:value-type="float" office:value="0.765464" calcext:value-type="float">
            <text:p>0.76546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1.06524" calcext:value-type="float">
            <text:p>1.06524</text:p>
          </table:table-cell>
          <table:table-cell office:value-type="float" office:value="0.269848" calcext:value-type="float">
            <text:p>0.269848</text:p>
          </table:table-cell>
          <table:table-cell office:value-type="float" office:value="0.72161" calcext:value-type="float">
            <text:p>0.72161</text:p>
          </table:table-cell>
          <table:table-cell office:value-type="float" office:value="4.96019" calcext:value-type="float">
            <text:p>4.96019</text:p>
          </table:table-cell>
          <table:table-cell office:value-type="float" office:value="7.9723" calcext:value-type="float">
            <text:p>7.9723</text:p>
          </table:table-cell>
          <table:table-cell office:value-type="float" office:value="1.25879" calcext:value-type="float">
            <text:p>1.25879</text:p>
          </table:table-cell>
          <table:table-cell office:value-type="float" office:value="1.38303" calcext:value-type="float">
            <text:p>1.38303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1.96592" calcext:value-type="float">
            <text:p>1.96592</text:p>
          </table:table-cell>
          <table:table-cell office:value-type="float" office:value="19.8494" calcext:value-type="float">
            <text:p>19.8494</text:p>
          </table:table-cell>
          <table:table-cell table:number-columns-repeated="38"/>
          <table:table-cell table:formula="of:=[.S56]" office:value-type="float" office:value="292.166" calcext:value-type="float">
            <text:p>292.166</text:p>
          </table:table-cell>
          <table:table-cell table:formula="of:=[.BY56]-1.96*[.AL56]" office:value-type="float" office:value="253.261176" calcext:value-type="float">
            <text:p>253.261176</text:p>
          </table:table-cell>
          <table:table-cell table:formula="of:=[.BY56]+1.96*[.AL56]" office:value-type="float" office:value="331.070824" calcext:value-type="float">
            <text:p>331.070824</text:p>
          </table:table-cell>
        </table:table-row>
        <table:table-row table:style-name="ro1">
          <table:table-cell office:value-type="float" office:value="5.80436" calcext:value-type="float">
            <text:p>5.80436</text:p>
          </table:table-cell>
          <table:table-cell office:value-type="float" office:value="4.32356" calcext:value-type="float">
            <text:p>4.32356</text:p>
          </table:table-cell>
          <table:table-cell office:value-type="float" office:value="1.13539" calcext:value-type="float">
            <text:p>1.13539</text:p>
          </table:table-cell>
          <table:table-cell office:value-type="float" office:value="3.84319" calcext:value-type="float">
            <text:p>3.84319</text:p>
          </table:table-cell>
          <table:table-cell office:value-type="float" office:value="3.29888" calcext:value-type="float">
            <text:p>3.29888</text:p>
          </table:table-cell>
          <table:table-cell office:value-type="float" office:value="5.04058" calcext:value-type="float">
            <text:p>5.04058</text:p>
          </table:table-cell>
          <table:table-cell office:value-type="float" office:value="84.2665" calcext:value-type="float">
            <text:p>84.2665</text:p>
          </table:table-cell>
          <table:table-cell office:value-type="float" office:value="0.634145" calcext:value-type="float">
            <text:p>0.634145</text:p>
          </table:table-cell>
          <table:table-cell office:value-type="float" office:value="0.0908193" calcext:value-type="float">
            <text:p>0.0908193</text:p>
          </table:table-cell>
          <table:table-cell office:value-type="float" office:value="0.976524" calcext:value-type="float">
            <text:p>0.976524</text:p>
          </table:table-cell>
          <table:table-cell office:value-type="float" office:value="0.0692459" calcext:value-type="float">
            <text:p>0.0692459</text:p>
          </table:table-cell>
          <table:table-cell office:value-type="float" office:value="0.477751" calcext:value-type="float">
            <text:p>0.477751</text:p>
          </table:table-cell>
          <table:table-cell office:value-type="float" office:value="13.7121" calcext:value-type="float">
            <text:p>13.7121</text:p>
          </table:table-cell>
          <table:table-cell office:value-type="float" office:value="40.6461" calcext:value-type="float">
            <text:p>40.6461</text:p>
          </table:table-cell>
          <table:table-cell office:value-type="float" office:value="1.46198" calcext:value-type="float">
            <text:p>1.46198</text:p>
          </table:table-cell>
          <table:table-cell office:value-type="float" office:value="1.82964" calcext:value-type="float">
            <text:p>1.82964</text:p>
          </table:table-cell>
          <table:table-cell office:value-type="float" office:value="229.922" calcext:value-type="float">
            <text:p>229.922</text:p>
          </table:table-cell>
          <table:table-cell office:value-type="float" office:value="4.04083" calcext:value-type="float">
            <text:p>4.04083</text:p>
          </table:table-cell>
          <table:table-cell office:value-type="float" office:value="293.227" calcext:value-type="float">
            <text:p>293.227</text:p>
          </table:table-cell>
          <table:table-cell office:value-type="float" office:value="3.21643" calcext:value-type="float">
            <text:p>3.21643</text:p>
          </table:table-cell>
          <table:table-cell office:value-type="float" office:value="2.5981" calcext:value-type="float">
            <text:p>2.5981</text:p>
          </table:table-cell>
          <table:table-cell office:value-type="float" office:value="1.13723" calcext:value-type="float">
            <text:p>1.13723</text:p>
          </table:table-cell>
          <table:table-cell office:value-type="float" office:value="2.07299" calcext:value-type="float">
            <text:p>2.07299</text:p>
          </table:table-cell>
          <table:table-cell office:value-type="float" office:value="2.11733" calcext:value-type="float">
            <text:p>2.11733</text:p>
          </table:table-cell>
          <table:table-cell office:value-type="float" office:value="2.45934" calcext:value-type="float">
            <text:p>2.45934</text:p>
          </table:table-cell>
          <table:table-cell office:value-type="float" office:value="8.50946" calcext:value-type="float">
            <text:p>8.50946</text:p>
          </table:table-cell>
          <table:table-cell office:value-type="float" office:value="0.768906" calcext:value-type="float">
            <text:p>0.768906</text:p>
          </table:table-cell>
          <table:table-cell office:value-type="float" office:value="0.303038" calcext:value-type="float">
            <text:p>0.303038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0.26408" calcext:value-type="float">
            <text:p>0.26408</text:p>
          </table:table-cell>
          <table:table-cell office:value-type="float" office:value="0.705979" calcext:value-type="float">
            <text:p>0.705979</text:p>
          </table:table-cell>
          <table:table-cell office:value-type="float" office:value="4.8714" calcext:value-type="float">
            <text:p>4.8714</text:p>
          </table:table-cell>
          <table:table-cell office:value-type="float" office:value="7.89611" calcext:value-type="float">
            <text:p>7.89611</text:p>
          </table:table-cell>
          <table:table-cell office:value-type="float" office:value="1.23711" calcext:value-type="float">
            <text:p>1.23711</text:p>
          </table:table-cell>
          <table:table-cell office:value-type="float" office:value="1.36623" calcext:value-type="float">
            <text:p>1.36623</text:p>
          </table:table-cell>
          <table:table-cell office:value-type="float" office:value="13.0963" calcext:value-type="float">
            <text:p>13.0963</text:p>
          </table:table-cell>
          <table:table-cell office:value-type="float" office:value="1.98018" calcext:value-type="float">
            <text:p>1.98018</text:p>
          </table:table-cell>
          <table:table-cell office:value-type="float" office:value="20.0881" calcext:value-type="float">
            <text:p>20.0881</text:p>
          </table:table-cell>
          <table:table-cell table:number-columns-repeated="38"/>
          <table:table-cell table:formula="of:=[.S57]" office:value-type="float" office:value="293.227" calcext:value-type="float">
            <text:p>293.227</text:p>
          </table:table-cell>
          <table:table-cell table:formula="of:=[.BY57]-1.96*[.AL57]" office:value-type="float" office:value="253.854324" calcext:value-type="float">
            <text:p>253.854324</text:p>
          </table:table-cell>
          <table:table-cell table:formula="of:=[.BY57]+1.96*[.AL57]" office:value-type="float" office:value="332.599676" calcext:value-type="float">
            <text:p>332.599676</text:p>
          </table:table-cell>
        </table:table-row>
        <table:table-row table:style-name="ro1">
          <table:table-cell office:value-type="float" office:value="5.5554" calcext:value-type="float">
            <text:p>5.5554</text:p>
          </table:table-cell>
          <table:table-cell office:value-type="float" office:value="4.13762" calcext:value-type="float">
            <text:p>4.13762</text:p>
          </table:table-cell>
          <table:table-cell office:value-type="float" office:value="1.08653" calcext:value-type="float">
            <text:p>1.08653</text:p>
          </table:table-cell>
          <table:table-cell office:value-type="float" office:value="3.69621" calcext:value-type="float">
            <text:p>3.69621</text:p>
          </table:table-cell>
          <table:table-cell office:value-type="float" office:value="3.1589" calcext:value-type="float">
            <text:p>3.1589</text:p>
          </table:table-cell>
          <table:table-cell office:value-type="float" office:value="4.85056" calcext:value-type="float">
            <text:p>4.85056</text:p>
          </table:table-cell>
          <table:table-cell office:value-type="float" office:value="84.9956" calcext:value-type="float">
            <text:p>84.9956</text:p>
          </table:table-cell>
          <table:table-cell office:value-type="float" office:value="0.639192" calcext:value-type="float">
            <text:p>0.639192</text:p>
          </table:table-cell>
          <table:table-cell office:value-type="float" office:value="0.0869108" calcext:value-type="float">
            <text:p>0.0869108</text:p>
          </table:table-cell>
          <table:table-cell office:value-type="float" office:value="0.934466" calcext:value-type="float">
            <text:p>0.934466</text:p>
          </table:table-cell>
          <table:table-cell office:value-type="float" office:value="0.0663098" calcext:value-type="float">
            <text:p>0.0663098</text:p>
          </table:table-cell>
          <table:table-cell office:value-type="float" office:value="0.457066" calcext:value-type="float">
            <text:p>0.457066</text:p>
          </table:table-cell>
          <table:table-cell office:value-type="float" office:value="13.1204" calcext:value-type="float">
            <text:p>13.1204</text:p>
          </table:table-cell>
          <table:table-cell office:value-type="float" office:value="39.2918" calcext:value-type="float">
            <text:p>39.2918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1.78182" calcext:value-type="float">
            <text:p>1.78182</text:p>
          </table:table-cell>
          <table:table-cell office:value-type="float" office:value="232.999" calcext:value-type="float">
            <text:p>232.999</text:p>
          </table:table-cell>
          <table:table-cell office:value-type="float" office:value="4.09421" calcext:value-type="float">
            <text:p>4.09421</text:p>
          </table:table-cell>
          <table:table-cell office:value-type="float" office:value="294.242" calcext:value-type="float">
            <text:p>294.242</text:p>
          </table:table-cell>
          <table:table-cell office:value-type="float" office:value="3.1524" calcext:value-type="float">
            <text:p>3.1524</text:p>
          </table:table-cell>
          <table:table-cell office:value-type="float" office:value="2.54548" calcext:value-type="float">
            <text:p>2.54548</text:p>
          </table:table-cell>
          <table:table-cell office:value-type="float" office:value="1.11309" calcext:value-type="float">
            <text:p>1.11309</text:p>
          </table:table-cell>
          <table:table-cell office:value-type="float" office:value="2.03525" calcext:value-type="float">
            <text:p>2.03525</text:p>
          </table:table-cell>
          <table:table-cell office:value-type="float" office:value="2.07474" calcext:value-type="float">
            <text:p>2.07474</text:p>
          </table:table-cell>
          <table:table-cell office:value-type="float" office:value="2.41701" calcext:value-type="float">
            <text:p>2.41701</text:p>
          </table:table-cell>
          <table:table-cell office:value-type="float" office:value="8.6047" calcext:value-type="float">
            <text:p>8.6047</text:p>
          </table:table-cell>
          <table:table-cell office:value-type="float" office:value="0.772204" calcext:value-type="float">
            <text:p>0.772204</text:p>
          </table:table-cell>
          <table:table-cell office:value-type="float" office:value="0.29646" calcext:value-type="float">
            <text:p>0.29646</text:p>
          </table:table-cell>
          <table:table-cell office:value-type="float" office:value="1.02035" calcext:value-type="float">
            <text:p>1.02035</text:p>
          </table:table-cell>
          <table:table-cell office:value-type="float" office:value="0.258431" calcext:value-type="float">
            <text:p>0.258431</text:p>
          </table:table-cell>
          <table:table-cell office:value-type="float" office:value="0.690698" calcext:value-type="float">
            <text:p>0.690698</text:p>
          </table:table-cell>
          <table:table-cell office:value-type="float" office:value="4.7834" calcext:value-type="float">
            <text:p>4.7834</text:p>
          </table:table-cell>
          <table:table-cell office:value-type="float" office:value="7.81702" calcext:value-type="float">
            <text:p>7.81702</text:p>
          </table:table-cell>
          <table:table-cell office:value-type="float" office:value="1.21557" calcext:value-type="float">
            <text:p>1.21557</text:p>
          </table:table-cell>
          <table:table-cell office:value-type="float" office:value="1.34916" calcext:value-type="float">
            <text:p>1.34916</text:p>
          </table:table-cell>
          <table:table-cell office:value-type="float" office:value="13.3606" calcext:value-type="float">
            <text:p>13.3606</text:p>
          </table:table-cell>
          <table:table-cell office:value-type="float" office:value="1.9939" calcext:value-type="float">
            <text:p>1.9939</text:p>
          </table:table-cell>
          <table:table-cell office:value-type="float" office:value="20.3213" calcext:value-type="float">
            <text:p>20.3213</text:p>
          </table:table-cell>
          <table:table-cell table:number-columns-repeated="38"/>
          <table:table-cell table:formula="of:=[.S58]" office:value-type="float" office:value="294.242" calcext:value-type="float">
            <text:p>294.242</text:p>
          </table:table-cell>
          <table:table-cell table:formula="of:=[.BY58]-1.96*[.AL58]" office:value-type="float" office:value="254.412252" calcext:value-type="float">
            <text:p>254.412252</text:p>
          </table:table-cell>
          <table:table-cell table:formula="of:=[.BY58]+1.96*[.AL58]" office:value-type="float" office:value="334.071748" calcext:value-type="float">
            <text:p>334.071748</text:p>
          </table:table-cell>
        </table:table-row>
        <table:table-row table:style-name="ro1">
          <table:table-cell office:value-type="float" office:value="5.3172" calcext:value-type="float">
            <text:p>5.3172</text:p>
          </table:table-cell>
          <table:table-cell office:value-type="float" office:value="3.95977" calcext:value-type="float">
            <text:p>3.95977</text:p>
          </table:table-cell>
          <table:table-cell office:value-type="float" office:value="1.0398" calcext:value-type="float">
            <text:p>1.0398</text:p>
          </table:table-cell>
          <table:table-cell office:value-type="float" office:value="3.55421" calcext:value-type="float">
            <text:p>3.55421</text:p>
          </table:table-cell>
          <table:table-cell office:value-type="float" office:value="3.02477" calcext:value-type="float">
            <text:p>3.02477</text:p>
          </table:table-cell>
          <table:table-cell office:value-type="float" office:value="4.66645" calcext:value-type="float">
            <text:p>4.66645</text:p>
          </table:table-cell>
          <table:table-cell office:value-type="float" office:value="85.6971" calcext:value-type="float">
            <text:p>85.6971</text:p>
          </table:table-cell>
          <table:table-cell office:value-type="float" office:value="0.644046" calcext:value-type="float">
            <text:p>0.644046</text:p>
          </table:table-cell>
          <table:table-cell office:value-type="float" office:value="0.0831729" calcext:value-type="float">
            <text:p>0.0831729</text:p>
          </table:table-cell>
          <table:table-cell office:value-type="float" office:value="0.894247" calcext:value-type="float">
            <text:p>0.894247</text:p>
          </table:table-cell>
          <table:table-cell office:value-type="float" office:value="0.0634963" calcext:value-type="float">
            <text:p>0.0634963</text:p>
          </table:table-cell>
          <table:table-cell office:value-type="float" office:value="0.437298" calcext:value-type="float">
            <text:p>0.437298</text:p>
          </table:table-cell>
          <table:table-cell office:value-type="float" office:value="12.5544" calcext:value-type="float">
            <text:p>12.5544</text:p>
          </table:table-cell>
          <table:table-cell office:value-type="float" office:value="37.9668" calcext:value-type="float">
            <text:p>37.9668</text:p>
          </table:table-cell>
          <table:table-cell office:value-type="float" office:value="1.35922" calcext:value-type="float">
            <text:p>1.35922</text:p>
          </table:table-cell>
          <table:table-cell office:value-type="float" office:value="1.73414" calcext:value-type="float">
            <text:p>1.73414</text:p>
          </table:table-cell>
          <table:table-cell office:value-type="float" office:value="235.974" calcext:value-type="float">
            <text:p>235.974</text:p>
          </table:table-cell>
          <table:table-cell office:value-type="float" office:value="4.14581" calcext:value-type="float">
            <text:p>4.14581</text:p>
          </table:table-cell>
          <table:table-cell office:value-type="float" office:value="295.213" calcext:value-type="float">
            <text:p>295.213</text:p>
          </table:table-cell>
          <table:table-cell office:value-type="float" office:value="3.08941" calcext:value-type="float">
            <text:p>3.08941</text:p>
          </table:table-cell>
          <table:table-cell office:value-type="float" office:value="2.4938" calcext:value-type="float">
            <text:p>2.4938</text:p>
          </table:table-cell>
          <table:table-cell office:value-type="float" office:value="1.08946" calcext:value-type="float">
            <text:p>1.08946</text:p>
          </table:table-cell>
          <table:table-cell office:value-type="float" office:value="1.99794" calcext:value-type="float">
            <text:p>1.99794</text:p>
          </table:table-cell>
          <table:table-cell office:value-type="float" office:value="2.03285" calcext:value-type="float">
            <text:p>2.03285</text:p>
          </table:table-cell>
          <table:table-cell office:value-type="float" office:value="2.37491" calcext:value-type="float">
            <text:p>2.37491</text:p>
          </table:table-cell>
          <table:table-cell office:value-type="float" office:value="8.69868" calcext:value-type="float">
            <text:p>8.69868</text:p>
          </table:table-cell>
          <table:table-cell office:value-type="float" office:value="0.775365" calcext:value-type="float">
            <text:p>0.775365</text:p>
          </table:table-cell>
          <table:table-cell office:value-type="float" office:value="0.290028" calcext:value-type="float">
            <text:p>0.290028</text:p>
          </table:table-cell>
          <table:table-cell office:value-type="float" office:value="0.998609" calcext:value-type="float">
            <text:p>0.998609</text:p>
          </table:table-cell>
          <table:table-cell office:value-type="float" office:value="0.252898" calcext:value-type="float">
            <text:p>0.252898</text:p>
          </table:table-cell>
          <table:table-cell office:value-type="float" office:value="0.675758" calcext:value-type="float">
            <text:p>0.675758</text:p>
          </table:table-cell>
          <table:table-cell office:value-type="float" office:value="4.69624" calcext:value-type="float">
            <text:p>4.69624</text:p>
          </table:table-cell>
          <table:table-cell office:value-type="float" office:value="7.73526" calcext:value-type="float">
            <text:p>7.73526</text:p>
          </table:table-cell>
          <table:table-cell office:value-type="float" office:value="1.19418" calcext:value-type="float">
            <text:p>1.19418</text:p>
          </table:table-cell>
          <table:table-cell office:value-type="float" office:value="1.33184" calcext:value-type="float">
            <text:p>1.33184</text:p>
          </table:table-cell>
          <table:table-cell office:value-type="float" office:value="13.6263" calcext:value-type="float">
            <text:p>13.6263</text:p>
          </table:table-cell>
          <table:table-cell office:value-type="float" office:value="2.00711" calcext:value-type="float">
            <text:p>2.00711</text:p>
          </table:table-cell>
          <table:table-cell office:value-type="float" office:value="20.5489" calcext:value-type="float">
            <text:p>20.5489</text:p>
          </table:table-cell>
          <table:table-cell table:number-columns-repeated="38"/>
          <table:table-cell table:formula="of:=[.S59]" office:value-type="float" office:value="295.213" calcext:value-type="float">
            <text:p>295.213</text:p>
          </table:table-cell>
          <table:table-cell table:formula="of:=[.BY59]-1.96*[.AL59]" office:value-type="float" office:value="254.937156" calcext:value-type="float">
            <text:p>254.937156</text:p>
          </table:table-cell>
          <table:table-cell table:formula="of:=[.BY59]+1.96*[.AL59]" office:value-type="float" office:value="335.488844" calcext:value-type="float">
            <text:p>335.488844</text:p>
          </table:table-cell>
        </table:table-row>
        <table:table-row table:style-name="ro1">
          <table:table-cell office:value-type="float" office:value="5.08928" calcext:value-type="float">
            <text:p>5.08928</text:p>
          </table:table-cell>
          <table:table-cell office:value-type="float" office:value="3.78965" calcext:value-type="float">
            <text:p>3.78965</text:p>
          </table:table-cell>
          <table:table-cell office:value-type="float" office:value="0.9951" calcext:value-type="float">
            <text:p>0.9951</text:p>
          </table:table-cell>
          <table:table-cell office:value-type="float" office:value="3.41707" calcext:value-type="float">
            <text:p>3.41707</text:p>
          </table:table-cell>
          <table:table-cell office:value-type="float" office:value="2.89627" calcext:value-type="float">
            <text:p>2.89627</text:p>
          </table:table-cell>
          <table:table-cell office:value-type="float" office:value="4.4882" calcext:value-type="float">
            <text:p>4.4882</text:p>
          </table:table-cell>
          <table:table-cell office:value-type="float" office:value="86.3718" calcext:value-type="float">
            <text:p>86.3718</text:p>
          </table:table-cell>
          <table:table-cell office:value-type="float" office:value="0.648713" calcext:value-type="float">
            <text:p>0.648713</text:p>
          </table:table-cell>
          <table:table-cell office:value-type="float" office:value="0.0795977" calcext:value-type="float">
            <text:p>0.0795977</text:p>
          </table:table-cell>
          <table:table-cell office:value-type="float" office:value="0.855783" calcext:value-type="float">
            <text:p>0.855783</text:p>
          </table:table-cell>
          <table:table-cell office:value-type="float" office:value="0.0608004" calcext:value-type="float">
            <text:p>0.0608004</text:p>
          </table:table-cell>
          <table:table-cell office:value-type="float" office:value="0.418405" calcext:value-type="float">
            <text:p>0.418405</text:p>
          </table:table-cell>
          <table:table-cell office:value-type="float" office:value="12.0128" calcext:value-type="float">
            <text:p>12.0128</text:p>
          </table:table-cell>
          <table:table-cell office:value-type="float" office:value="36.672" calcext:value-type="float">
            <text:p>36.672</text:p>
          </table:table-cell>
          <table:table-cell office:value-type="float" office:value="1.30996" calcext:value-type="float">
            <text:p>1.30996</text:p>
          </table:table-cell>
          <table:table-cell office:value-type="float" office:value="1.6867" calcext:value-type="float">
            <text:p>1.6867</text:p>
          </table:table-cell>
          <table:table-cell office:value-type="float" office:value="238.85" calcext:value-type="float">
            <text:p>238.85</text:p>
          </table:table-cell>
          <table:table-cell office:value-type="float" office:value="4.19567" calcext:value-type="float">
            <text:p>4.19567</text:p>
          </table:table-cell>
          <table:table-cell office:value-type="float" office:value="296.142" calcext:value-type="float">
            <text:p>296.142</text:p>
          </table:table-cell>
          <table:table-cell office:value-type="float" office:value="3.02746" calcext:value-type="float">
            <text:p>3.02746</text:p>
          </table:table-cell>
          <table:table-cell office:value-type="float" office:value="2.44303" calcext:value-type="float">
            <text:p>2.44303</text:p>
          </table:table-cell>
          <table:table-cell office:value-type="float" office:value="1.06632" calcext:value-type="float">
            <text:p>1.06632</text:p>
          </table:table-cell>
          <table:table-cell office:value-type="float" office:value="1.96108" calcext:value-type="float">
            <text:p>1.96108</text:p>
          </table:table-cell>
          <table:table-cell office:value-type="float" office:value="1.99167" calcext:value-type="float">
            <text:p>1.99167</text:p>
          </table:table-cell>
          <table:table-cell office:value-type="float" office:value="2.33309" calcext:value-type="float">
            <text:p>2.33309</text:p>
          </table:table-cell>
          <table:table-cell office:value-type="float" office:value="8.79134" calcext:value-type="float">
            <text:p>8.7913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283739" calcext:value-type="float">
            <text:p>0.283739</text:p>
          </table:table-cell>
          <table:table-cell office:value-type="float" office:value="0.977327" calcext:value-type="float">
            <text:p>0.977327</text:p>
          </table:table-cell>
          <table:table-cell office:value-type="float" office:value="0.24748" calcext:value-type="float">
            <text:p>0.24748</text:p>
          </table:table-cell>
          <table:table-cell office:value-type="float" office:value="0.66115" calcext:value-type="float">
            <text:p>0.66115</text:p>
          </table:table-cell>
          <table:table-cell office:value-type="float" office:value="4.60999" calcext:value-type="float">
            <text:p>4.60999</text:p>
          </table:table-cell>
          <table:table-cell office:value-type="float" office:value="7.65107" calcext:value-type="float">
            <text:p>7.65107</text:p>
          </table:table-cell>
          <table:table-cell office:value-type="float" office:value="1.17297" calcext:value-type="float">
            <text:p>1.17297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3.8929" calcext:value-type="float">
            <text:p>13.8929</text:p>
          </table:table-cell>
          <table:table-cell office:value-type="float" office:value="2.01983" calcext:value-type="float">
            <text:p>2.01983</text:p>
          </table:table-cell>
          <table:table-cell office:value-type="float" office:value="20.7711" calcext:value-type="float">
            <text:p>20.7711</text:p>
          </table:table-cell>
          <table:table-cell table:number-columns-repeated="38"/>
          <table:table-cell table:formula="of:=[.S60]" office:value-type="float" office:value="296.142" calcext:value-type="float">
            <text:p>296.142</text:p>
          </table:table-cell>
          <table:table-cell table:formula="of:=[.BY60]-1.96*[.AL60]" office:value-type="float" office:value="255.430644" calcext:value-type="float">
            <text:p>255.430644</text:p>
          </table:table-cell>
          <table:table-cell table:formula="of:=[.BY60]+1.96*[.AL60]" office:value-type="float" office:value="336.853356" calcext:value-type="float">
            <text:p>336.853356</text:p>
          </table:table-cell>
        </table:table-row>
        <table:table-row table:style-name="ro1">
          <table:table-cell office:value-type="float" office:value="4.87118" calcext:value-type="float">
            <text:p>4.87118</text:p>
          </table:table-cell>
          <table:table-cell office:value-type="float" office:value="3.62692" calcext:value-type="float">
            <text:p>3.62692</text:p>
          </table:table-cell>
          <table:table-cell office:value-type="float" office:value="0.952346" calcext:value-type="float">
            <text:p>0.952346</text:p>
          </table:table-cell>
          <table:table-cell office:value-type="float" office:value="3.28469" calcext:value-type="float">
            <text:p>3.28469</text:p>
          </table:table-cell>
          <table:table-cell office:value-type="float" office:value="2.77316" calcext:value-type="float">
            <text:p>2.77316</text:p>
          </table:table-cell>
          <table:table-cell office:value-type="float" office:value="4.31571" calcext:value-type="float">
            <text:p>4.31571</text:p>
          </table:table-cell>
          <table:table-cell office:value-type="float" office:value="87.0207" calcext:value-type="float">
            <text:p>87.0207</text:p>
          </table:table-cell>
          <table:table-cell office:value-type="float" office:value="0.653201" calcext:value-type="float">
            <text:p>0.653201</text:p>
          </table:table-cell>
          <table:table-cell office:value-type="float" office:value="0.0761779" calcext:value-type="float">
            <text:p>0.0761779</text:p>
          </table:table-cell>
          <table:table-cell office:value-type="float" office:value="0.818995" calcext:value-type="float">
            <text:p>0.818995</text:p>
          </table:table-cell>
          <table:table-cell office:value-type="float" office:value="0.0582174" calcext:value-type="float">
            <text:p>0.0582174</text:p>
          </table:table-cell>
          <table:table-cell office:value-type="float" office:value="0.400346" calcext:value-type="float">
            <text:p>0.400346</text:p>
          </table:table-cell>
          <table:table-cell office:value-type="float" office:value="11.4947" calcext:value-type="float">
            <text:p>11.4947</text:p>
          </table:table-cell>
          <table:table-cell office:value-type="float" office:value="35.408" calcext:value-type="float">
            <text:p>35.408</text:p>
          </table:table-cell>
          <table:table-cell office:value-type="float" office:value="1.26212" calcext:value-type="float">
            <text:p>1.26212</text:p>
          </table:table-cell>
          <table:table-cell office:value-type="float" office:value="1.63959" calcext:value-type="float">
            <text:p>1.63959</text:p>
          </table:table-cell>
          <table:table-cell office:value-type="float" office:value="241.63" calcext:value-type="float">
            <text:p>241.63</text:p>
          </table:table-cell>
          <table:table-cell office:value-type="float" office:value="4.24383" calcext:value-type="float">
            <text:p>4.24383</text:p>
          </table:table-cell>
          <table:table-cell office:value-type="float" office:value="297.032" calcext:value-type="float">
            <text:p>297.032</text:p>
          </table:table-cell>
          <table:table-cell office:value-type="float" office:value="2.96656" calcext:value-type="float">
            <text:p>2.96656</text:p>
          </table:table-cell>
          <table:table-cell office:value-type="float" office:value="2.39318" calcext:value-type="float">
            <text:p>2.39318</text:p>
          </table:table-cell>
          <table:table-cell office:value-type="float" office:value="1.04367" calcext:value-type="float">
            <text:p>1.04367</text:p>
          </table:table-cell>
          <table:table-cell office:value-type="float" office:value="1.92467" calcext:value-type="float">
            <text:p>1.92467</text:p>
          </table:table-cell>
          <table:table-cell office:value-type="float" office:value="1.95119" calcext:value-type="float">
            <text:p>1.95119</text:p>
          </table:table-cell>
          <table:table-cell office:value-type="float" office:value="2.29157" calcext:value-type="float">
            <text:p>2.29157</text:p>
          </table:table-cell>
          <table:table-cell office:value-type="float" office:value="8.88267" calcext:value-type="float">
            <text:p>8.88267</text:p>
          </table:table-cell>
          <table:table-cell office:value-type="float" office:value="0.781295" calcext:value-type="float">
            <text:p>0.781295</text:p>
          </table:table-cell>
          <table:table-cell office:value-type="float" office:value="0.277589" calcext:value-type="float">
            <text:p>0.277589</text:p>
          </table:table-cell>
          <table:table-cell office:value-type="float" office:value="0.956493" calcext:value-type="float">
            <text:p>0.956493</text:p>
          </table:table-cell>
          <table:table-cell office:value-type="float" office:value="0.242174" calcext:value-type="float">
            <text:p>0.242174</text:p>
          </table:table-cell>
          <table:table-cell office:value-type="float" office:value="0.646866" calcext:value-type="float">
            <text:p>0.646866</text:p>
          </table:table-cell>
          <table:table-cell office:value-type="float" office:value="4.52466" calcext:value-type="float">
            <text:p>4.52466</text:p>
          </table:table-cell>
          <table:table-cell office:value-type="float" office:value="7.56467" calcext:value-type="float">
            <text:p>7.56467</text:p>
          </table:table-cell>
          <table:table-cell office:value-type="float" office:value="1.15195" calcext:value-type="float">
            <text:p>1.15195</text:p>
          </table:table-cell>
          <table:table-cell office:value-type="float" office:value="1.29661" calcext:value-type="float">
            <text:p>1.29661</text:p>
          </table:table-cell>
          <table:table-cell office:value-type="float" office:value="14.1601" calcext:value-type="float">
            <text:p>14.1601</text:p>
          </table:table-cell>
          <table:table-cell office:value-type="float" office:value="2.03206" calcext:value-type="float">
            <text:p>2.03206</text:p>
          </table:table-cell>
          <table:table-cell office:value-type="float" office:value="20.988" calcext:value-type="float">
            <text:p>20.988</text:p>
          </table:table-cell>
          <table:table-cell table:number-columns-repeated="38"/>
          <table:table-cell table:formula="of:=[.S61]" office:value-type="float" office:value="297.032" calcext:value-type="float">
            <text:p>297.032</text:p>
          </table:table-cell>
          <table:table-cell table:formula="of:=[.BY61]-1.96*[.AL61]" office:value-type="float" office:value="255.89552" calcext:value-type="float">
            <text:p>255.89552</text:p>
          </table:table-cell>
          <table:table-cell table:formula="of:=[.BY61]+1.96*[.AL61]" office:value-type="float" office:value="338.16848" calcext:value-type="float">
            <text:p>338.16848</text:p>
          </table:table-cell>
        </table:table-row>
        <table:table-row table:style-name="ro1">
          <table:table-cell office:value-type="float" office:value="4.66249" calcext:value-type="float">
            <text:p>4.66249</text:p>
          </table:table-cell>
          <table:table-cell office:value-type="float" office:value="3.47124" calcext:value-type="float">
            <text:p>3.47124</text:p>
          </table:table-cell>
          <table:table-cell office:value-type="float" office:value="0.911448" calcext:value-type="float">
            <text:p>0.911448</text:p>
          </table:table-cell>
          <table:table-cell office:value-type="float" office:value="3.15695" calcext:value-type="float">
            <text:p>3.15695</text:p>
          </table:table-cell>
          <table:table-cell office:value-type="float" office:value="2.65522" calcext:value-type="float">
            <text:p>2.65522</text:p>
          </table:table-cell>
          <table:table-cell office:value-type="float" office:value="4.14892" calcext:value-type="float">
            <text:p>4.14892</text:p>
          </table:table-cell>
          <table:table-cell office:value-type="float" office:value="87.6446" calcext:value-type="float">
            <text:p>87.6446</text:p>
          </table:table-cell>
          <table:table-cell office:value-type="float" office:value="0.657515" calcext:value-type="float">
            <text:p>0.657515</text:p>
          </table:table-cell>
          <table:table-cell office:value-type="float" office:value="0.0729066" calcext:value-type="float">
            <text:p>0.0729066</text:p>
          </table:table-cell>
          <table:table-cell office:value-type="float" office:value="0.783805" calcext:value-type="float">
            <text:p>0.783805</text:p>
          </table:table-cell>
          <table:table-cell office:value-type="float" office:value="0.0557429" calcext:value-type="float">
            <text:p>0.0557429</text:p>
          </table:table-cell>
          <table:table-cell office:value-type="float" office:value="0.383081" calcext:value-type="float">
            <text:p>0.383081</text:p>
          </table:table-cell>
          <table:table-cell office:value-type="float" office:value="10.999" calcext:value-type="float">
            <text:p>10.999</text:p>
          </table:table-cell>
          <table:table-cell office:value-type="float" office:value="34.1753" calcext:value-type="float">
            <text:p>34.1753</text:p>
          </table:table-cell>
          <table:table-cell office:value-type="float" office:value="1.21569" calcext:value-type="float">
            <text:p>1.21569</text:p>
          </table:table-cell>
          <table:table-cell office:value-type="float" office:value="1.5929" calcext:value-type="float">
            <text:p>1.5929</text:p>
          </table:table-cell>
          <table:table-cell office:value-type="float" office:value="244.314" calcext:value-type="float">
            <text:p>244.314</text:p>
          </table:table-cell>
          <table:table-cell office:value-type="float" office:value="4.29033" calcext:value-type="float">
            <text:p>4.29033</text:p>
          </table:table-cell>
          <table:table-cell office:value-type="float" office:value="297.883" calcext:value-type="float">
            <text:p>297.883</text:p>
          </table:table-cell>
          <table:table-cell office:value-type="float" office:value="2.90669" calcext:value-type="float">
            <text:p>2.90669</text:p>
          </table:table-cell>
          <table:table-cell office:value-type="float" office:value="2.34423" calcext:value-type="float">
            <text:p>2.34423</text:p>
          </table:table-cell>
          <table:table-cell office:value-type="float" office:value="1.02148" calcext:value-type="float">
            <text:p>1.02148</text:p>
          </table:table-cell>
          <table:table-cell office:value-type="float" office:value="1.88872" calcext:value-type="float">
            <text:p>1.88872</text:p>
          </table:table-cell>
          <table:table-cell office:value-type="float" office:value="1.91142" calcext:value-type="float">
            <text:p>1.91142</text:p>
          </table:table-cell>
          <table:table-cell office:value-type="float" office:value="2.25039" calcext:value-type="float">
            <text:p>2.25039</text:p>
          </table:table-cell>
          <table:table-cell office:value-type="float" office:value="8.97263" calcext:value-type="float">
            <text:p>8.97263</text:p>
          </table:table-cell>
          <table:table-cell office:value-type="float" office:value="0.784076" calcext:value-type="float">
            <text:p>0.784076</text:p>
          </table:table-cell>
          <table:table-cell office:value-type="float" office:value="0.271575" calcext:value-type="float">
            <text:p>0.271575</text:p>
          </table:table-cell>
          <table:table-cell office:value-type="float" office:value="0.936097" calcext:value-type="float">
            <text:p>0.936097</text:p>
          </table:table-cell>
          <table:table-cell office:value-type="float" office:value="0.236979" calcext:value-type="float">
            <text:p>0.236979</text:p>
          </table:table-cell>
          <table:table-cell office:value-type="float" office:value="0.632896" calcext:value-type="float">
            <text:p>0.632896</text:p>
          </table:table-cell>
          <table:table-cell office:value-type="float" office:value="4.44031" calcext:value-type="float">
            <text:p>4.44031</text:p>
          </table:table-cell>
          <table:table-cell office:value-type="float" office:value="7.47627" calcext:value-type="float">
            <text:p>7.47627</text:p>
          </table:table-cell>
          <table:table-cell office:value-type="float" office:value="1.13112" calcext:value-type="float">
            <text:p>1.13112</text:p>
          </table:table-cell>
          <table:table-cell office:value-type="float" office:value="1.27876" calcext:value-type="float">
            <text:p>1.27876</text:p>
          </table:table-cell>
          <table:table-cell office:value-type="float" office:value="14.4276" calcext:value-type="float">
            <text:p>14.4276</text:p>
          </table:table-cell>
          <table:table-cell office:value-type="float" office:value="2.04384" calcext:value-type="float">
            <text:p>2.04384</text:p>
          </table:table-cell>
          <table:table-cell office:value-type="float" office:value="21.1995" calcext:value-type="float">
            <text:p>21.1995</text:p>
          </table:table-cell>
          <table:table-cell table:number-columns-repeated="38"/>
          <table:table-cell table:formula="of:=[.S62]" office:value-type="float" office:value="297.883" calcext:value-type="float">
            <text:p>297.883</text:p>
          </table:table-cell>
          <table:table-cell table:formula="of:=[.BY62]-1.96*[.AL62]" office:value-type="float" office:value="256.33198" calcext:value-type="float">
            <text:p>256.33198</text:p>
          </table:table-cell>
          <table:table-cell table:formula="of:=[.BY62]+1.96*[.AL62]" office:value-type="float" office:value="339.43402" calcext:value-type="float">
            <text:p>339.43402</text:p>
          </table:table-cell>
        </table:table-row>
        <table:table-row table:style-name="ro1">
          <table:table-cell office:value-type="float" office:value="4.46278" calcext:value-type="float">
            <text:p>4.46278</text:p>
          </table:table-cell>
          <table:table-cell office:value-type="float" office:value="3.3223" calcext:value-type="float">
            <text:p>3.3223</text:p>
          </table:table-cell>
          <table:table-cell office:value-type="float" office:value="0.872323" calcext:value-type="float">
            <text:p>0.872323</text:p>
          </table:table-cell>
          <table:table-cell office:value-type="float" office:value="3.03372" calcext:value-type="float">
            <text:p>3.03372</text:p>
          </table:table-cell>
          <table:table-cell office:value-type="float" office:value="2.54226" calcext:value-type="float">
            <text:p>2.54226</text:p>
          </table:table-cell>
          <table:table-cell office:value-type="float" office:value="3.9877" calcext:value-type="float">
            <text:p>3.9877</text:p>
          </table:table-cell>
          <table:table-cell office:value-type="float" office:value="88.2443" calcext:value-type="float">
            <text:p>88.2443</text:p>
          </table:table-cell>
          <table:table-cell office:value-type="float" office:value="0.66166" calcext:value-type="float">
            <text:p>0.66166</text:p>
          </table:table-cell>
          <table:table-cell office:value-type="float" office:value="0.0697771" calcext:value-type="float">
            <text:p>0.0697771</text:p>
          </table:table-cell>
          <table:table-cell office:value-type="float" office:value="0.750144" calcext:value-type="float">
            <text:p>0.750144</text:p>
          </table:table-cell>
          <table:table-cell office:value-type="float" office:value="0.0533724" calcext:value-type="float">
            <text:p>0.0533724</text:p>
          </table:table-cell>
          <table:table-cell office:value-type="float" office:value="0.366573" calcext:value-type="float">
            <text:p>0.366573</text:p>
          </table:table-cell>
          <table:table-cell office:value-type="float" office:value="10.5249" calcext:value-type="float">
            <text:p>10.5249</text:p>
          </table:table-cell>
          <table:table-cell office:value-type="float" office:value="32.9743" calcext:value-type="float">
            <text:p>32.9743</text:p>
          </table:table-cell>
          <table:table-cell office:value-type="float" office:value="1.17066" calcext:value-type="float">
            <text:p>1.17066</text:p>
          </table:table-cell>
          <table:table-cell office:value-type="float" office:value="1.54669" calcext:value-type="float">
            <text:p>1.54669</text:p>
          </table:table-cell>
          <table:table-cell office:value-type="float" office:value="246.906" calcext:value-type="float">
            <text:p>246.906</text:p>
          </table:table-cell>
          <table:table-cell office:value-type="float" office:value="4.33521" calcext:value-type="float">
            <text:p>4.33521</text:p>
          </table:table-cell>
          <table:table-cell office:value-type="float" office:value="298.698" calcext:value-type="float">
            <text:p>298.698</text:p>
          </table:table-cell>
          <table:table-cell office:value-type="float" office:value="2.84785" calcext:value-type="float">
            <text:p>2.84785</text:p>
          </table:table-cell>
          <table:table-cell office:value-type="float" office:value="2.29617" calcext:value-type="float">
            <text:p>2.29617</text:p>
          </table:table-cell>
          <table:table-cell office:value-type="float" office:value="0.999756" calcext:value-type="float">
            <text:p>0.999756</text:p>
          </table:table-cell>
          <table:table-cell office:value-type="float" office:value="1.85324" calcext:value-type="float">
            <text:p>1.85324</text:p>
          </table:table-cell>
          <table:table-cell office:value-type="float" office:value="1.87234" calcext:value-type="float">
            <text:p>1.87234</text:p>
          </table:table-cell>
          <table:table-cell office:value-type="float" office:value="2.20957" calcext:value-type="float">
            <text:p>2.20957</text:p>
          </table:table-cell>
          <table:table-cell office:value-type="float" office:value="9.06119" calcext:value-type="float">
            <text:p>9.06119</text:p>
          </table:table-cell>
          <table:table-cell office:value-type="float" office:value="0.78674" calcext:value-type="float">
            <text:p>0.78674</text:p>
          </table:table-cell>
          <table:table-cell office:value-type="float" office:value="0.265693" calcext:value-type="float">
            <text:p>0.265693</text:p>
          </table:table-cell>
          <table:table-cell office:value-type="float" office:value="0.91613" calcext:value-type="float">
            <text:p>0.91613</text:p>
          </table:table-cell>
          <table:table-cell office:value-type="float" office:value="0.231893" calcext:value-type="float">
            <text:p>0.231893</text:p>
          </table:table-cell>
          <table:table-cell office:value-type="float" office:value="0.619235" calcext:value-type="float">
            <text:p>0.619235</text:p>
          </table:table-cell>
          <table:table-cell office:value-type="float" office:value="4.35697" calcext:value-type="float">
            <text:p>4.35697</text:p>
          </table:table-cell>
          <table:table-cell office:value-type="float" office:value="7.38608" calcext:value-type="float">
            <text:p>7.38608</text:p>
          </table:table-cell>
          <table:table-cell office:value-type="float" office:value="1.1105" calcext:value-type="float">
            <text:p>1.1105</text:p>
          </table:table-cell>
          <table:table-cell office:value-type="float" office:value="1.26079" calcext:value-type="float">
            <text:p>1.26079</text:p>
          </table:table-cell>
          <table:table-cell office:value-type="float" office:value="14.6949" calcext:value-type="float">
            <text:p>14.6949</text:p>
          </table:table-cell>
          <table:table-cell office:value-type="float" office:value="2.05516" calcext:value-type="float">
            <text:p>2.05516</text:p>
          </table:table-cell>
          <table:table-cell office:value-type="float" office:value="21.4058" calcext:value-type="float">
            <text:p>21.4058</text:p>
          </table:table-cell>
          <table:table-cell table:number-columns-repeated="38"/>
          <table:table-cell table:formula="of:=[.S63]" office:value-type="float" office:value="298.698" calcext:value-type="float">
            <text:p>298.698</text:p>
          </table:table-cell>
          <table:table-cell table:formula="of:=[.BY63]-1.96*[.AL63]" office:value-type="float" office:value="256.742632" calcext:value-type="float">
            <text:p>256.742632</text:p>
          </table:table-cell>
          <table:table-cell table:formula="of:=[.BY63]+1.96*[.AL63]" office:value-type="float" office:value="340.653368" calcext:value-type="float">
            <text:p>340.653368</text:p>
          </table:table-cell>
        </table:table-row>
        <table:table-row table:style-name="ro1">
          <table:table-cell office:value-type="float" office:value="4.27166" calcext:value-type="float">
            <text:p>4.27166</text:p>
          </table:table-cell>
          <table:table-cell office:value-type="float" office:value="3.1798" calcext:value-type="float">
            <text:p>3.1798</text:p>
          </table:table-cell>
          <table:table-cell office:value-type="float" office:value="0.834892" calcext:value-type="float">
            <text:p>0.834892</text:p>
          </table:table-cell>
          <table:table-cell office:value-type="float" office:value="2.91488" calcext:value-type="float">
            <text:p>2.91488</text:p>
          </table:table-cell>
          <table:table-cell office:value-type="float" office:value="2.43405" calcext:value-type="float">
            <text:p>2.43405</text:p>
          </table:table-cell>
          <table:table-cell office:value-type="float" office:value="3.83197" calcext:value-type="float">
            <text:p>3.83197</text:p>
          </table:table-cell>
          <table:table-cell office:value-type="float" office:value="88.8206" calcext:value-type="float">
            <text:p>88.8206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0667831" calcext:value-type="float">
            <text:p>0.0667831</text:p>
          </table:table-cell>
          <table:table-cell office:value-type="float" office:value="0.717943" calcext:value-type="float">
            <text:p>0.717943</text:p>
          </table:table-cell>
          <table:table-cell office:value-type="float" office:value="0.0511018" calcext:value-type="float">
            <text:p>0.0511018</text:p>
          </table:table-cell>
          <table:table-cell office:value-type="float" office:value="0.350788" calcext:value-type="float">
            <text:p>0.350788</text:p>
          </table:table-cell>
          <table:table-cell office:value-type="float" office:value="10.0713" calcext:value-type="float">
            <text:p>10.0713</text:p>
          </table:table-cell>
          <table:table-cell office:value-type="float" office:value="31.8052" calcext:value-type="float">
            <text:p>31.8052</text:p>
          </table:table-cell>
          <table:table-cell office:value-type="float" office:value="1.12701" calcext:value-type="float">
            <text:p>1.12701</text:p>
          </table:table-cell>
          <table:table-cell office:value-type="float" office:value="1.50105" calcext:value-type="float">
            <text:p>1.50105</text:p>
          </table:table-cell>
          <table:table-cell office:value-type="float" office:value="249.408" calcext:value-type="float">
            <text:p>249.408</text:p>
          </table:table-cell>
          <table:table-cell office:value-type="float" office:value="4.37852" calcext:value-type="float">
            <text:p>4.37852</text:p>
          </table:table-cell>
          <table:table-cell office:value-type="float" office:value="299.477" calcext:value-type="float">
            <text:p>299.477</text:p>
          </table:table-cell>
          <table:table-cell office:value-type="float" office:value="2.79004" calcext:value-type="float">
            <text:p>2.79004</text:p>
          </table:table-cell>
          <table:table-cell office:value-type="float" office:value="2.249" calcext:value-type="float">
            <text:p>2.249</text:p>
          </table:table-cell>
          <table:table-cell office:value-type="float" office:value="0.978484" calcext:value-type="float">
            <text:p>0.978484</text:p>
          </table:table-cell>
          <table:table-cell office:value-type="float" office:value="1.81824" calcext:value-type="float">
            <text:p>1.81824</text:p>
          </table:table-cell>
          <table:table-cell office:value-type="float" office:value="1.83396" calcext:value-type="float">
            <text:p>1.83396</text:p>
          </table:table-cell>
          <table:table-cell office:value-type="float" office:value="2.16914" calcext:value-type="float">
            <text:p>2.16914</text:p>
          </table:table-cell>
          <table:table-cell office:value-type="float" office:value="9.14833" calcext:value-type="float">
            <text:p>9.14833</text:p>
          </table:table-cell>
          <table:table-cell office:value-type="float" office:value="0.789294" calcext:value-type="float">
            <text:p>0.789294</text:p>
          </table:table-cell>
          <table:table-cell office:value-type="float" office:value="0.25994" calcext:value-type="float">
            <text:p>0.25994</text:p>
          </table:table-cell>
          <table:table-cell office:value-type="float" office:value="0.896584" calcext:value-type="float">
            <text:p>0.896584</text:p>
          </table:table-cell>
          <table:table-cell office:value-type="float" office:value="0.226913" calcext:value-type="float">
            <text:p>0.226913</text:p>
          </table:table-cell>
          <table:table-cell office:value-type="float" office:value="0.605872" calcext:value-type="float">
            <text:p>0.605872</text:p>
          </table:table-cell>
          <table:table-cell office:value-type="float" office:value="4.27465" calcext:value-type="float">
            <text:p>4.27465</text:p>
          </table:table-cell>
          <table:table-cell office:value-type="float" office:value="7.29429" calcext:value-type="float">
            <text:p>7.29429</text:p>
          </table:table-cell>
          <table:table-cell office:value-type="float" office:value="1.09009" calcext:value-type="float">
            <text:p>1.09009</text:p>
          </table:table-cell>
          <table:table-cell office:value-type="float" office:value="1.24273" calcext:value-type="float">
            <text:p>1.24273</text:p>
          </table:table-cell>
          <table:table-cell office:value-type="float" office:value="14.9618" calcext:value-type="float">
            <text:p>14.9618</text:p>
          </table:table-cell>
          <table:table-cell office:value-type="float" office:value="2.06606" calcext:value-type="float">
            <text:p>2.06606</text:p>
          </table:table-cell>
          <table:table-cell office:value-type="float" office:value="21.6069" calcext:value-type="float">
            <text:p>21.6069</text:p>
          </table:table-cell>
          <table:table-cell table:number-columns-repeated="38"/>
          <table:table-cell table:formula="of:=[.S64]" office:value-type="float" office:value="299.477" calcext:value-type="float">
            <text:p>299.477</text:p>
          </table:table-cell>
          <table:table-cell table:formula="of:=[.BY64]-1.96*[.AL64]" office:value-type="float" office:value="257.127476" calcext:value-type="float">
            <text:p>257.127476</text:p>
          </table:table-cell>
          <table:table-cell table:formula="of:=[.BY64]+1.96*[.AL64]" office:value-type="float" office:value="341.826524" calcext:value-type="float">
            <text:p>341.826524</text:p>
          </table:table-cell>
        </table:table-row>
        <table:table-row table:style-name="ro1">
          <table:table-cell office:value-type="float" office:value="4.08876" calcext:value-type="float">
            <text:p>4.08876</text:p>
          </table:table-cell>
          <table:table-cell office:value-type="float" office:value="3.04345" calcext:value-type="float">
            <text:p>3.04345</text:p>
          </table:table-cell>
          <table:table-cell office:value-type="float" office:value="0.79908" calcext:value-type="float">
            <text:p>0.79908</text:p>
          </table:table-cell>
          <table:table-cell office:value-type="float" office:value="2.80032" calcext:value-type="float">
            <text:p>2.80032</text:p>
          </table:table-cell>
          <table:table-cell office:value-type="float" office:value="2.33042" calcext:value-type="float">
            <text:p>2.33042</text:p>
          </table:table-cell>
          <table:table-cell office:value-type="float" office:value="3.68161" calcext:value-type="float">
            <text:p>3.68161</text:p>
          </table:table-cell>
          <table:table-cell office:value-type="float" office:value="89.3744" calcext:value-type="float">
            <text:p>89.3744</text:p>
          </table:table-cell>
          <table:table-cell office:value-type="float" office:value="0.669473" calcext:value-type="float">
            <text:p>0.669473</text:p>
          </table:table-cell>
          <table:table-cell office:value-type="float" office:value="0.0639186" calcext:value-type="float">
            <text:p>0.0639186</text:p>
          </table:table-cell>
          <table:table-cell office:value-type="float" office:value="0.687135" calcext:value-type="float">
            <text:p>0.687135</text:p>
          </table:table-cell>
          <table:table-cell office:value-type="float" office:value="0.0489268" calcext:value-type="float">
            <text:p>0.0489268</text:p>
          </table:table-cell>
          <table:table-cell office:value-type="float" office:value="0.335693" calcext:value-type="float">
            <text:p>0.335693</text:p>
          </table:table-cell>
          <table:table-cell office:value-type="float" office:value="9.63735" calcext:value-type="float">
            <text:p>9.63735</text:p>
          </table:table-cell>
          <table:table-cell office:value-type="float" office:value="30.6682" calcext:value-type="float">
            <text:p>30.6682</text:p>
          </table:table-cell>
          <table:table-cell office:value-type="float" office:value="1.08472" calcext:value-type="float">
            <text:p>1.08472</text:p>
          </table:table-cell>
          <table:table-cell office:value-type="float" office:value="1.45603" calcext:value-type="float">
            <text:p>1.45603</text:p>
          </table:table-cell>
          <table:table-cell office:value-type="float" office:value="251.822" calcext:value-type="float">
            <text:p>251.822</text:p>
          </table:table-cell>
          <table:table-cell office:value-type="float" office:value="4.42028" calcext:value-type="float">
            <text:p>4.42028</text:p>
          </table:table-cell>
          <table:table-cell office:value-type="float" office:value="300.224" calcext:value-type="float">
            <text:p>300.224</text:p>
          </table:table-cell>
          <table:table-cell office:value-type="float" office:value="2.73324" calcext:value-type="float">
            <text:p>2.73324</text:p>
          </table:table-cell>
          <table:table-cell office:value-type="float" office:value="2.2027" calcext:value-type="float">
            <text:p>2.2027</text:p>
          </table:table-cell>
          <table:table-cell office:value-type="float" office:value="0.957655" calcext:value-type="float">
            <text:p>0.957655</text:p>
          </table:table-cell>
          <table:table-cell office:value-type="float" office:value="1.78371" calcext:value-type="float">
            <text:p>1.78371</text:p>
          </table:table-cell>
          <table:table-cell office:value-type="float" office:value="1.79628" calcext:value-type="float">
            <text:p>1.79628</text:p>
          </table:table-cell>
          <table:table-cell office:value-type="float" office:value="2.12912" calcext:value-type="float">
            <text:p>2.12912</text:p>
          </table:table-cell>
          <table:table-cell office:value-type="float" office:value="9.23403" calcext:value-type="float">
            <text:p>9.23403</text:p>
          </table:table-cell>
          <table:table-cell office:value-type="float" office:value="0.791741" calcext:value-type="float">
            <text:p>0.791741</text:p>
          </table:table-cell>
          <table:table-cell office:value-type="float" office:value="0.254314" calcext:value-type="float">
            <text:p>0.254314</text:p>
          </table:table-cell>
          <table:table-cell office:value-type="float" office:value="0.877448" calcext:value-type="float">
            <text:p>0.877448</text:p>
          </table:table-cell>
          <table:table-cell office:value-type="float" office:value="0.222038" calcext:value-type="float">
            <text:p>0.222038</text:p>
          </table:table-cell>
          <table:table-cell office:value-type="float" office:value="0.592802" calcext:value-type="float">
            <text:p>0.592802</text:p>
          </table:table-cell>
          <table:table-cell office:value-type="float" office:value="4.1934" calcext:value-type="float">
            <text:p>4.1934</text:p>
          </table:table-cell>
          <table:table-cell office:value-type="float" office:value="7.20109" calcext:value-type="float">
            <text:p>7.20109</text:p>
          </table:table-cell>
          <table:table-cell office:value-type="float" office:value="1.06992" calcext:value-type="float">
            <text:p>1.06992</text:p>
          </table:table-cell>
          <table:table-cell office:value-type="float" office:value="1.2246" calcext:value-type="float">
            <text:p>1.2246</text:p>
          </table:table-cell>
          <table:table-cell office:value-type="float" office:value="15.2278" calcext:value-type="float">
            <text:p>15.2278</text:p>
          </table:table-cell>
          <table:table-cell office:value-type="float" office:value="2.07655" calcext:value-type="float">
            <text:p>2.07655</text:p>
          </table:table-cell>
          <table:table-cell office:value-type="float" office:value="21.8029" calcext:value-type="float">
            <text:p>21.8029</text:p>
          </table:table-cell>
          <table:table-cell table:number-columns-repeated="38"/>
          <table:table-cell table:formula="of:=[.S65]" office:value-type="float" office:value="300.224" calcext:value-type="float">
            <text:p>300.224</text:p>
          </table:table-cell>
          <table:table-cell table:formula="of:=[.BY65]-1.96*[.AL65]" office:value-type="float" office:value="257.490316" calcext:value-type="float">
            <text:p>257.490316</text:p>
          </table:table-cell>
          <table:table-cell table:formula="of:=[.BY65]+1.96*[.AL65]" office:value-type="float" office:value="342.957684" calcext:value-type="float">
            <text:p>342.957684</text:p>
          </table:table-cell>
        </table:table-row>
        <table:table-row table:style-name="ro1">
          <table:table-cell office:value-type="float" office:value="3.91372" calcext:value-type="float">
            <text:p>3.91372</text:p>
          </table:table-cell>
          <table:table-cell office:value-type="float" office:value="2.91299" calcext:value-type="float">
            <text:p>2.91299</text:p>
          </table:table-cell>
          <table:table-cell office:value-type="float" office:value="0.764816" calcext:value-type="float">
            <text:p>0.764816</text:p>
          </table:table-cell>
          <table:table-cell office:value-type="float" office:value="2.6899" calcext:value-type="float">
            <text:p>2.6899</text:p>
          </table:table-cell>
          <table:table-cell office:value-type="float" office:value="2.23116" calcext:value-type="float">
            <text:p>2.23116</text:p>
          </table:table-cell>
          <table:table-cell office:value-type="float" office:value="3.5365" calcext:value-type="float">
            <text:p>3.5365</text:p>
          </table:table-cell>
          <table:table-cell office:value-type="float" office:value="89.9065" calcext:value-type="float">
            <text:p>89.9065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0611778" calcext:value-type="float">
            <text:p>0.0611778</text:p>
          </table:table-cell>
          <table:table-cell office:value-type="float" office:value="0.657661" calcext:value-type="float">
            <text:p>0.657661</text:p>
          </table:table-cell>
          <table:table-cell office:value-type="float" office:value="0.0468437" calcext:value-type="float">
            <text:p>0.0468437</text:p>
          </table:table-cell>
          <table:table-cell office:value-type="float" office:value="0.321256" calcext:value-type="float">
            <text:p>0.321256</text:p>
          </table:table-cell>
          <table:table-cell office:value-type="float" office:value="9.22224" calcext:value-type="float">
            <text:p>9.22224</text:p>
          </table:table-cell>
          <table:table-cell office:value-type="float" office:value="29.5631" calcext:value-type="float">
            <text:p>29.5631</text:p>
          </table:table-cell>
          <table:table-cell office:value-type="float" office:value="1.04378" calcext:value-type="float">
            <text:p>1.04378</text:p>
          </table:table-cell>
          <table:table-cell office:value-type="float" office:value="1.41168" calcext:value-type="float">
            <text:p>1.41168</text:p>
          </table:table-cell>
          <table:table-cell office:value-type="float" office:value="254.15" calcext:value-type="float">
            <text:p>254.15</text:p>
          </table:table-cell>
          <table:table-cell office:value-type="float" office:value="4.46056" calcext:value-type="float">
            <text:p>4.46056</text:p>
          </table:table-cell>
          <table:table-cell office:value-type="float" office:value="300.938" calcext:value-type="float">
            <text:p>300.938</text:p>
          </table:table-cell>
          <table:table-cell office:value-type="float" office:value="2.67745" calcext:value-type="float">
            <text:p>2.67745</text:p>
          </table:table-cell>
          <table:table-cell office:value-type="float" office:value="2.15726" calcext:value-type="float">
            <text:p>2.15726</text:p>
          </table:table-cell>
          <table:table-cell office:value-type="float" office:value="0.937261" calcext:value-type="float">
            <text:p>0.937261</text:p>
          </table:table-cell>
          <table:table-cell office:value-type="float" office:value="1.74968" calcext:value-type="float">
            <text:p>1.74968</text:p>
          </table:table-cell>
          <table:table-cell office:value-type="float" office:value="1.75927" calcext:value-type="float">
            <text:p>1.75927</text:p>
          </table:table-cell>
          <table:table-cell office:value-type="float" office:value="2.08953" calcext:value-type="float">
            <text:p>2.08953</text:p>
          </table:table-cell>
          <table:table-cell office:value-type="float" office:value="9.31827" calcext:value-type="float">
            <text:p>9.31827</text:p>
          </table:table-cell>
          <table:table-cell office:value-type="float" office:value="0.794086" calcext:value-type="float">
            <text:p>0.794086</text:p>
          </table:table-cell>
          <table:table-cell office:value-type="float" office:value="0.24881" calcext:value-type="float">
            <text:p>0.24881</text:p>
          </table:table-cell>
          <table:table-cell office:value-type="float" office:value="0.858715" calcext:value-type="float">
            <text:p>0.858715</text:p>
          </table:table-cell>
          <table:table-cell office:value-type="float" office:value="0.217266" calcext:value-type="float">
            <text:p>0.217266</text:p>
          </table:table-cell>
          <table:table-cell office:value-type="float" office:value="0.580018" calcext:value-type="float">
            <text:p>0.580018</text:p>
          </table:table-cell>
          <table:table-cell office:value-type="float" office:value="4.11322" calcext:value-type="float">
            <text:p>4.11322</text:p>
          </table:table-cell>
          <table:table-cell office:value-type="float" office:value="7.10666" calcext:value-type="float">
            <text:p>7.10666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20642" calcext:value-type="float">
            <text:p>1.20642</text:p>
          </table:table-cell>
          <table:table-cell office:value-type="float" office:value="15.4928" calcext:value-type="float">
            <text:p>15.4928</text:p>
          </table:table-cell>
          <table:table-cell office:value-type="float" office:value="2.08665" calcext:value-type="float">
            <text:p>2.08665</text:p>
          </table:table-cell>
          <table:table-cell office:value-type="float" office:value="21.9939" calcext:value-type="float">
            <text:p>21.9939</text:p>
          </table:table-cell>
          <table:table-cell table:number-columns-repeated="38"/>
          <table:table-cell table:formula="of:=[.S66]" office:value-type="float" office:value="300.938" calcext:value-type="float">
            <text:p>300.938</text:p>
          </table:table-cell>
          <table:table-cell table:formula="of:=[.BY66]-1.96*[.AL66]" office:value-type="float" office:value="257.829956" calcext:value-type="float">
            <text:p>257.829956</text:p>
          </table:table-cell>
          <table:table-cell table:formula="of:=[.BY66]+1.96*[.AL66]" office:value-type="float" office:value="344.046044" calcext:value-type="float">
            <text:p>344.046044</text:p>
          </table:table-cell>
        </table:table-row>
        <table:table-row table:style-name="ro1">
          <table:table-cell office:value-type="float" office:value="3.74619" calcext:value-type="float">
            <text:p>3.74619</text:p>
          </table:table-cell>
          <table:table-cell office:value-type="float" office:value="2.78816" calcext:value-type="float">
            <text:p>2.78816</text:p>
          </table:table-cell>
          <table:table-cell office:value-type="float" office:value="0.73203" calcext:value-type="float">
            <text:p>0.73203</text:p>
          </table:table-cell>
          <table:table-cell office:value-type="float" office:value="2.58352" calcext:value-type="float">
            <text:p>2.58352</text:p>
          </table:table-cell>
          <table:table-cell office:value-type="float" office:value="2.1361" calcext:value-type="float">
            <text:p>2.1361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90.4176" calcext:value-type="float">
            <text:p>90.4176</text:p>
          </table:table-cell>
          <table:table-cell office:value-type="float" office:value="0.676683" calcext:value-type="float">
            <text:p>0.676683</text:p>
          </table:table-cell>
          <table:table-cell office:value-type="float" office:value="0.0585553" calcext:value-type="float">
            <text:p>0.0585553</text:p>
          </table:table-cell>
          <table:table-cell office:value-type="float" office:value="0.629459" calcext:value-type="float">
            <text:p>0.629459</text:p>
          </table:table-cell>
          <table:table-cell office:value-type="float" office:value="0.0448486" calcext:value-type="float">
            <text:p>0.0448486</text:p>
          </table:table-cell>
          <table:table-cell office:value-type="float" office:value="0.307447" calcext:value-type="float">
            <text:p>0.307447</text:p>
          </table:table-cell>
          <table:table-cell office:value-type="float" office:value="8.82513" calcext:value-type="float">
            <text:p>8.82513</text:p>
          </table:table-cell>
          <table:table-cell office:value-type="float" office:value="28.4898" calcext:value-type="float">
            <text:p>28.4898</text:p>
          </table:table-cell>
          <table:table-cell office:value-type="float" office:value="1.00416" calcext:value-type="float">
            <text:p>1.00416</text:p>
          </table:table-cell>
          <table:table-cell office:value-type="float" office:value="1.36804" calcext:value-type="float">
            <text:p>1.36804</text:p>
          </table:table-cell>
          <table:table-cell office:value-type="float" office:value="256.395" calcext:value-type="float">
            <text:p>256.395</text:p>
          </table:table-cell>
          <table:table-cell office:value-type="float" office:value="4.49938" calcext:value-type="float">
            <text:p>4.49938</text:p>
          </table:table-cell>
          <table:table-cell office:value-type="float" office:value="301.622" calcext:value-type="float">
            <text:p>301.622</text:p>
          </table:table-cell>
          <table:table-cell office:value-type="float" office:value="2.62267" calcext:value-type="float">
            <text:p>2.62267</text:p>
          </table:table-cell>
          <table:table-cell office:value-type="float" office:value="2.11268" calcext:value-type="float">
            <text:p>2.11268</text:p>
          </table:table-cell>
          <table:table-cell office:value-type="float" office:value="0.917292" calcext:value-type="float">
            <text:p>0.917292</text:p>
          </table:table-cell>
          <table:table-cell office:value-type="float" office:value="1.71613" calcext:value-type="float">
            <text:p>1.71613</text:p>
          </table:table-cell>
          <table:table-cell office:value-type="float" office:value="1.72295" calcext:value-type="float">
            <text:p>1.72295</text:p>
          </table:table-cell>
          <table:table-cell office:value-type="float" office:value="2.05039" calcext:value-type="float">
            <text:p>2.05039</text:p>
          </table:table-cell>
          <table:table-cell office:value-type="float" office:value="9.40103" calcext:value-type="float">
            <text:p>9.40103</text:p>
          </table:table-cell>
          <table:table-cell office:value-type="float" office:value="0.796334" calcext:value-type="float">
            <text:p>0.796334</text:p>
          </table:table-cell>
          <table:table-cell office:value-type="float" office:value="0.243427" calcext:value-type="float">
            <text:p>0.243427</text:p>
          </table:table-cell>
          <table:table-cell office:value-type="float" office:value="0.840376" calcext:value-type="float">
            <text:p>0.840376</text:p>
          </table:table-cell>
          <table:table-cell office:value-type="float" office:value="0.212595" calcext:value-type="float">
            <text:p>0.212595</text:p>
          </table:table-cell>
          <table:table-cell office:value-type="float" office:value="0.567512" calcext:value-type="float">
            <text:p>0.567512</text:p>
          </table:table-cell>
          <table:table-cell office:value-type="float" office:value="4.03415" calcext:value-type="float">
            <text:p>4.03415</text:p>
          </table:table-cell>
          <table:table-cell office:value-type="float" office:value="7.01117" calcext:value-type="float">
            <text:p>7.01117</text:p>
          </table:table-cell>
          <table:table-cell office:value-type="float" office:value="1.03027" calcext:value-type="float">
            <text:p>1.03027</text:p>
          </table:table-cell>
          <table:table-cell office:value-type="float" office:value="1.18821" calcext:value-type="float">
            <text:p>1.18821</text:p>
          </table:table-cell>
          <table:table-cell office:value-type="float" office:value="15.7564" calcext:value-type="float">
            <text:p>15.7564</text:p>
          </table:table-cell>
          <table:table-cell office:value-type="float" office:value="2.09636" calcext:value-type="float">
            <text:p>2.09636</text:p>
          </table:table-cell>
          <table:table-cell office:value-type="float" office:value="22.18" calcext:value-type="float">
            <text:p>22.18</text:p>
          </table:table-cell>
          <table:table-cell table:number-columns-repeated="38"/>
          <table:table-cell table:formula="of:=[.S67]" office:value-type="float" office:value="301.622" calcext:value-type="float">
            <text:p>301.622</text:p>
          </table:table-cell>
          <table:table-cell table:formula="of:=[.BY67]-1.96*[.AL67]" office:value-type="float" office:value="258.1492" calcext:value-type="float">
            <text:p>258.1492</text:p>
          </table:table-cell>
          <table:table-cell table:formula="of:=[.BY67]+1.96*[.AL67]" office:value-type="float" office:value="345.0948" calcext:value-type="float">
            <text:p>345.0948</text:p>
          </table:table-cell>
        </table:table-row>
        <table:table-row table:style-name="ro1">
          <table:table-cell office:value-type="float" office:value="3.58587" calcext:value-type="float">
            <text:p>3.58587</text:p>
          </table:table-cell>
          <table:table-cell office:value-type="float" office:value="2.6687" calcext:value-type="float">
            <text:p>2.6687</text:p>
          </table:table-cell>
          <table:table-cell office:value-type="float" office:value="0.700658" calcext:value-type="float">
            <text:p>0.700658</text:p>
          </table:table-cell>
          <table:table-cell office:value-type="float" office:value="2.48104" calcext:value-type="float">
            <text:p>2.48104</text:p>
          </table:table-cell>
          <table:table-cell office:value-type="float" office:value="2.04507" calcext:value-type="float">
            <text:p>2.04507</text:p>
          </table:table-cell>
          <table:table-cell office:value-type="float" office:value="3.26153" calcext:value-type="float">
            <text:p>3.26153</text:p>
          </table:table-cell>
          <table:table-cell office:value-type="float" office:value="90.9085" calcext:value-type="float">
            <text:p>90.9085</text:p>
          </table:table-cell>
          <table:table-cell office:value-type="float" office:value="0.680076" calcext:value-type="float">
            <text:p>0.680076</text:p>
          </table:table-cell>
          <table:table-cell office:value-type="float" office:value="0.0560459" calcext:value-type="float">
            <text:p>0.0560459</text:p>
          </table:table-cell>
          <table:table-cell office:value-type="float" office:value="0.602476" calcext:value-type="float">
            <text:p>0.602476</text:p>
          </table:table-cell>
          <table:table-cell office:value-type="float" office:value="0.0429379" calcext:value-type="float">
            <text:p>0.0429379</text:p>
          </table:table-cell>
          <table:table-cell office:value-type="float" office:value="0.294239" calcext:value-type="float">
            <text:p>0.294239</text:p>
          </table:table-cell>
          <table:table-cell office:value-type="float" office:value="8.44523" calcext:value-type="float">
            <text:p>8.44523</text:p>
          </table:table-cell>
          <table:table-cell office:value-type="float" office:value="27.4482" calcext:value-type="float">
            <text:p>27.4482</text:p>
          </table:table-cell>
          <table:table-cell office:value-type="float" office:value="0.965843" calcext:value-type="float">
            <text:p>0.965843</text:p>
          </table:table-cell>
          <table:table-cell office:value-type="float" office:value="1.32517" calcext:value-type="float">
            <text:p>1.32517</text:p>
          </table:table-cell>
          <table:table-cell office:value-type="float" office:value="258.559" calcext:value-type="float">
            <text:p>258.559</text:p>
          </table:table-cell>
          <table:table-cell office:value-type="float" office:value="4.5368" calcext:value-type="float">
            <text:p>4.5368</text:p>
          </table:table-cell>
          <table:table-cell office:value-type="float" office:value="302.276" calcext:value-type="float">
            <text:p>302.276</text:p>
          </table:table-cell>
          <table:table-cell office:value-type="float" office:value="2.56888" calcext:value-type="float">
            <text:p>2.56888</text:p>
          </table:table-cell>
          <table:table-cell office:value-type="float" office:value="2.06893" calcext:value-type="float">
            <text:p>2.06893</text:p>
          </table:table-cell>
          <table:table-cell office:value-type="float" office:value="0.897739" calcext:value-type="float">
            <text:p>0.897739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1.6873" calcext:value-type="float">
            <text:p>1.6873</text:p>
          </table:table-cell>
          <table:table-cell office:value-type="float" office:value="2.0117" calcext:value-type="float">
            <text:p>2.0117</text:p>
          </table:table-cell>
          <table:table-cell office:value-type="float" office:value="9.48231" calcext:value-type="float">
            <text:p>9.48231</text:p>
          </table:table-cell>
          <table:table-cell office:value-type="float" office:value="0.798487" calcext:value-type="float">
            <text:p>0.798487</text:p>
          </table:table-cell>
          <table:table-cell office:value-type="float" office:value="0.238162" calcext:value-type="float">
            <text:p>0.238162</text:p>
          </table:table-cell>
          <table:table-cell office:value-type="float" office:value="0.822423" calcext:value-type="float">
            <text:p>0.822423</text:p>
          </table:table-cell>
          <table:table-cell office:value-type="float" office:value="0.208022" calcext:value-type="float">
            <text:p>0.208022</text:p>
          </table:table-cell>
          <table:table-cell office:value-type="float" office:value="0.555278" calcext:value-type="float">
            <text:p>0.555278</text:p>
          </table:table-cell>
          <table:table-cell office:value-type="float" office:value="3.95618" calcext:value-type="float">
            <text:p>3.95618</text:p>
          </table:table-cell>
          <table:table-cell office:value-type="float" office:value="6.91479" calcext:value-type="float">
            <text:p>6.91479</text:p>
          </table:table-cell>
          <table:table-cell office:value-type="float" office:value="1.01082" calcext:value-type="float">
            <text:p>1.01082</text:p>
          </table:table-cell>
          <table:table-cell office:value-type="float" office:value="1.17" calcext:value-type="float">
            <text:p>1.17</text:p>
          </table:table-cell>
          <table:table-cell office:value-type="float" office:value="16.0183" calcext:value-type="float">
            <text:p>16.0183</text:p>
          </table:table-cell>
          <table:table-cell office:value-type="float" office:value="2.1057" calcext:value-type="float">
            <text:p>2.1057</text:p>
          </table:table-cell>
          <table:table-cell office:value-type="float" office:value="22.3612" calcext:value-type="float">
            <text:p>22.3612</text:p>
          </table:table-cell>
          <table:table-cell table:number-columns-repeated="38"/>
          <table:table-cell table:formula="of:=[.S68]" office:value-type="float" office:value="302.276" calcext:value-type="float">
            <text:p>302.276</text:p>
          </table:table-cell>
          <table:table-cell table:formula="of:=[.BY68]-1.96*[.AL68]" office:value-type="float" office:value="258.448048" calcext:value-type="float">
            <text:p>258.448048</text:p>
          </table:table-cell>
          <table:table-cell table:formula="of:=[.BY68]+1.96*[.AL68]" office:value-type="float" office:value="346.103952" calcext:value-type="float">
            <text:p>346.103952</text:p>
          </table:table-cell>
        </table:table-row>
        <table:table-row table:style-name="ro1">
          <table:table-cell office:value-type="float" office:value="3.43242" calcext:value-type="float">
            <text:p>3.43242</text:p>
          </table:table-cell>
          <table:table-cell office:value-type="float" office:value="2.55439" calcext:value-type="float">
            <text:p>2.55439</text:p>
          </table:table-cell>
          <table:table-cell office:value-type="float" office:value="0.670638" calcext:value-type="float">
            <text:p>0.670638</text:p>
          </table:table-cell>
          <table:table-cell office:value-type="float" office:value="2.38236" calcext:value-type="float">
            <text:p>2.38236</text:p>
          </table:table-cell>
          <table:table-cell office:value-type="float" office:value="1.9579" calcext:value-type="float">
            <text:p>1.9579</text:p>
          </table:table-cell>
          <table:table-cell office:value-type="float" office:value="3.13142" calcext:value-type="float">
            <text:p>3.13142</text:p>
          </table:table-cell>
          <table:table-cell office:value-type="float" office:value="91.3799" calcext:value-type="float">
            <text:p>91.3799</text:p>
          </table:table-cell>
          <table:table-cell office:value-type="float" office:value="0.683334" calcext:value-type="float">
            <text:p>0.683334</text:p>
          </table:table-cell>
          <table:table-cell office:value-type="float" office:value="0.0536447" calcext:value-type="float">
            <text:p>0.0536447</text:p>
          </table:table-cell>
          <table:table-cell office:value-type="float" office:value="0.576656" calcext:value-type="float">
            <text:p>0.576656</text:p>
          </table:table-cell>
          <table:table-cell office:value-type="float" office:value="0.0411081" calcext:value-type="float">
            <text:p>0.0411081</text:p>
          </table:table-cell>
          <table:table-cell office:value-type="float" office:value="0.281604" calcext:value-type="float">
            <text:p>0.281604</text:p>
          </table:table-cell>
          <table:table-cell office:value-type="float" office:value="8.0818" calcext:value-type="float">
            <text:p>8.0818</text:p>
          </table:table-cell>
          <table:table-cell office:value-type="float" office:value="26.4379" calcext:value-type="float">
            <text:p>26.4379</text:p>
          </table:table-cell>
          <table:table-cell office:value-type="float" office:value="0.928802" calcext:value-type="float">
            <text:p>0.928802</text:p>
          </table:table-cell>
          <table:table-cell office:value-type="float" office:value="1.2831" calcext:value-type="float">
            <text:p>1.2831</text:p>
          </table:table-cell>
          <table:table-cell office:value-type="float" office:value="260.645" calcext:value-type="float">
            <text:p>260.645</text:p>
          </table:table-cell>
          <table:table-cell office:value-type="float" office:value="4.57285" calcext:value-type="float">
            <text:p>4.57285</text:p>
          </table:table-cell>
          <table:table-cell office:value-type="float" office:value="302.903" calcext:value-type="float">
            <text:p>302.903</text:p>
          </table:table-cell>
          <table:table-cell office:value-type="float" office:value="2.51607" calcext:value-type="float">
            <text:p>2.51607</text:p>
          </table:table-cell>
          <table:table-cell office:value-type="float" office:value="2.02602" calcext:value-type="float">
            <text:p>2.02602</text:p>
          </table:table-cell>
          <table:table-cell office:value-type="float" office:value="0.878596" calcext:value-type="float">
            <text:p>0.878596</text:p>
          </table:table-cell>
          <table:table-cell office:value-type="float" office:value="1.65052" calcext:value-type="float">
            <text:p>1.65052</text:p>
          </table:table-cell>
          <table:table-cell office:value-type="float" office:value="1.65231" calcext:value-type="float">
            <text:p>1.65231</text:p>
          </table:table-cell>
          <table:table-cell office:value-type="float" office:value="1.9735" calcext:value-type="float">
            <text:p>1.9735</text:p>
          </table:table-cell>
          <table:table-cell office:value-type="float" office:value="9.56208" calcext:value-type="float">
            <text:p>9.56208</text:p>
          </table:table-cell>
          <table:table-cell office:value-type="float" office:value="0.800552" calcext:value-type="float">
            <text:p>0.800552</text:p>
          </table:table-cell>
          <table:table-cell office:value-type="float" office:value="0.233011" calcext:value-type="float">
            <text:p>0.233011</text:p>
          </table:table-cell>
          <table:table-cell office:value-type="float" office:value="0.804847" calcext:value-type="float">
            <text:p>0.804847</text:p>
          </table:table-cell>
          <table:table-cell office:value-type="float" office:value="0.203546" calcext:value-type="float">
            <text:p>0.203546</text:p>
          </table:table-cell>
          <table:table-cell office:value-type="float" office:value="0.543309" calcext:value-type="float">
            <text:p>0.543309</text:p>
          </table:table-cell>
          <table:table-cell office:value-type="float" office:value="3.87934" calcext:value-type="float">
            <text:p>3.87934</text:p>
          </table:table-cell>
          <table:table-cell office:value-type="float" office:value="6.81766" calcext:value-type="float">
            <text:p>6.81766</text:p>
          </table:table-cell>
          <table:table-cell office:value-type="float" office:value="0.991618" calcext:value-type="float">
            <text:p>0.991618</text:p>
          </table:table-cell>
          <table:table-cell office:value-type="float" office:value="1.1518" calcext:value-type="float">
            <text:p>1.1518</text:p>
          </table:table-cell>
          <table:table-cell office:value-type="float" office:value="16.2784" calcext:value-type="float">
            <text:p>16.2784</text:p>
          </table:table-cell>
          <table:table-cell office:value-type="float" office:value="2.11469" calcext:value-type="float">
            <text:p>2.11469</text:p>
          </table:table-cell>
          <table:table-cell office:value-type="float" office:value="22.5377" calcext:value-type="float">
            <text:p>22.5377</text:p>
          </table:table-cell>
          <table:table-cell table:number-columns-repeated="38"/>
          <table:table-cell table:formula="of:=[.S69]" office:value-type="float" office:value="302.903" calcext:value-type="float">
            <text:p>302.903</text:p>
          </table:table-cell>
          <table:table-cell table:formula="of:=[.BY69]-1.96*[.AL69]" office:value-type="float" office:value="258.729108" calcext:value-type="float">
            <text:p>258.729108</text:p>
          </table:table-cell>
          <table:table-cell table:formula="of:=[.BY69]+1.96*[.AL69]" office:value-type="float" office:value="347.076892" calcext:value-type="float">
            <text:p>347.076892</text:p>
          </table:table-cell>
        </table:table-row>
        <table:table-row table:style-name="ro1">
          <table:table-cell office:value-type="float" office:value="3.28556" calcext:value-type="float">
            <text:p>3.28556</text:p>
          </table:table-cell>
          <table:table-cell office:value-type="float" office:value="2.445" calcext:value-type="float">
            <text:p>2.445</text:p>
          </table:table-cell>
          <table:table-cell office:value-type="float" office:value="0.641911" calcext:value-type="float">
            <text:p>0.641911</text:p>
          </table:table-cell>
          <table:table-cell office:value-type="float" office:value="2.28735" calcext:value-type="float">
            <text:p>2.28735</text:p>
          </table:table-cell>
          <table:table-cell office:value-type="float" office:value="1.87442" calcext:value-type="float">
            <text:p>1.87442</text:p>
          </table:table-cell>
          <table:table-cell office:value-type="float" office:value="3.00606" calcext:value-type="float">
            <text:p>3.00606</text:p>
          </table:table-cell>
          <table:table-cell office:value-type="float" office:value="91.8325" calcext:value-type="float">
            <text:p>91.8325</text:p>
          </table:table-cell>
          <table:table-cell office:value-type="float" office:value="0.686462" calcext:value-type="float">
            <text:p>0.686462</text:p>
          </table:table-cell>
          <table:table-cell office:value-type="float" office:value="0.0513468" calcext:value-type="float">
            <text:p>0.0513468</text:p>
          </table:table-cell>
          <table:table-cell office:value-type="float" office:value="0.551948" calcext:value-type="float">
            <text:p>0.551948</text:p>
          </table:table-cell>
          <table:table-cell office:value-type="float" office:value="0.0393558" calcext:value-type="float">
            <text:p>0.0393558</text:p>
          </table:table-cell>
          <table:table-cell office:value-type="float" office:value="0.269517" calcext:value-type="float">
            <text:p>0.269517</text:p>
          </table:table-cell>
          <table:table-cell office:value-type="float" office:value="7.73412" calcext:value-type="float">
            <text:p>7.73412</text:p>
          </table:table-cell>
          <table:table-cell office:value-type="float" office:value="25.4587" calcext:value-type="float">
            <text:p>25.4587</text:p>
          </table:table-cell>
          <table:table-cell office:value-type="float" office:value="0.89301" calcext:value-type="float">
            <text:p>0.89301</text:p>
          </table:table-cell>
          <table:table-cell office:value-type="float" office:value="1.24185" calcext:value-type="float">
            <text:p>1.24185</text:p>
          </table:table-cell>
          <table:table-cell office:value-type="float" office:value="262.655" calcext:value-type="float">
            <text:p>262.655</text:p>
          </table:table-cell>
          <table:table-cell office:value-type="float" office:value="4.60757" calcext:value-type="float">
            <text:p>4.60757</text:p>
          </table:table-cell>
          <table:table-cell office:value-type="float" office:value="303.502" calcext:value-type="float">
            <text:p>303.502</text:p>
          </table:table-cell>
          <table:table-cell office:value-type="float" office:value="2.46423" calcext:value-type="float">
            <text:p>2.46423</text:p>
          </table:table-cell>
          <table:table-cell office:value-type="float" office:value="1.98393" calcext:value-type="float">
            <text:p>1.98393</text:p>
          </table:table-cell>
          <table:table-cell office:value-type="float" office:value="0.859852" calcext:value-type="float">
            <text:p>0.859852</text:p>
          </table:table-cell>
          <table:table-cell office:value-type="float" office:value="1.61845" calcext:value-type="float">
            <text:p>1.61845</text:p>
          </table:table-cell>
          <table:table-cell office:value-type="float" office:value="1.61799" calcext:value-type="float">
            <text:p>1.61799</text:p>
          </table:table-cell>
          <table:table-cell office:value-type="float" office:value="1.93578" calcext:value-type="float">
            <text:p>1.93578</text:p>
          </table:table-cell>
          <table:table-cell office:value-type="float" office:value="9.64035" calcext:value-type="float">
            <text:p>9.64035</text:p>
          </table:table-cell>
          <table:table-cell office:value-type="float" office:value="0.80253" calcext:value-type="float">
            <text:p>0.80253</text:p>
          </table:table-cell>
          <table:table-cell office:value-type="float" office:value="0.227973" calcext:value-type="float">
            <text:p>0.227973</text:p>
          </table:table-cell>
          <table:table-cell office:value-type="float" office:value="0.787642" calcext:value-type="float">
            <text:p>0.787642</text:p>
          </table:table-cell>
          <table:table-cell office:value-type="float" office:value="0.199165" calcext:value-type="float">
            <text:p>0.199165</text:p>
          </table:table-cell>
          <table:table-cell office:value-type="float" office:value="0.531601" calcext:value-type="float">
            <text:p>0.531601</text:p>
          </table:table-cell>
          <table:table-cell office:value-type="float" office:value="3.80363" calcext:value-type="float">
            <text:p>3.80363</text:p>
          </table:table-cell>
          <table:table-cell office:value-type="float" office:value="6.71994" calcext:value-type="float">
            <text:p>6.71994</text:p>
          </table:table-cell>
          <table:table-cell office:value-type="float" office:value="0.972674" calcext:value-type="float">
            <text:p>0.972674</text:p>
          </table:table-cell>
          <table:table-cell office:value-type="float" office:value="1.13364" calcext:value-type="float">
            <text:p>1.13364</text:p>
          </table:table-cell>
          <table:table-cell office:value-type="float" office:value="16.5363" calcext:value-type="float">
            <text:p>16.5363</text:p>
          </table:table-cell>
          <table:table-cell office:value-type="float" office:value="2.12334" calcext:value-type="float">
            <text:p>2.12334</text:p>
          </table:table-cell>
          <table:table-cell office:value-type="float" office:value="22.7095" calcext:value-type="float">
            <text:p>22.7095</text:p>
          </table:table-cell>
          <table:table-cell table:number-columns-repeated="38"/>
          <table:table-cell table:formula="of:=[.S70]" office:value-type="float" office:value="303.502" calcext:value-type="float">
            <text:p>303.502</text:p>
          </table:table-cell>
          <table:table-cell table:formula="of:=[.BY70]-1.96*[.AL70]" office:value-type="float" office:value="258.99138" calcext:value-type="float">
            <text:p>258.99138</text:p>
          </table:table-cell>
          <table:table-cell table:formula="of:=[.BY70]+1.96*[.AL70]" office:value-type="float" office:value="348.01262" calcext:value-type="float">
            <text:p>348.01262</text:p>
          </table:table-cell>
        </table:table-row>
        <table:table-row table:style-name="ro1">
          <table:table-cell office:value-type="float" office:value="3.14499" calcext:value-type="float">
            <text:p>3.14499</text:p>
          </table:table-cell>
          <table:table-cell office:value-type="float" office:value="2.34031" calcext:value-type="float">
            <text:p>2.34031</text:p>
          </table:table-cell>
          <table:table-cell office:value-type="float" office:value="0.61442" calcext:value-type="float">
            <text:p>0.61442</text:p>
          </table:table-cell>
          <table:table-cell office:value-type="float" office:value="2.19589" calcext:value-type="float">
            <text:p>2.19589</text:p>
          </table:table-cell>
          <table:table-cell office:value-type="float" office:value="1.79448" calcext:value-type="float">
            <text:p>1.79448</text:p>
          </table:table-cell>
          <table:table-cell office:value-type="float" office:value="2.8853" calcext:value-type="float">
            <text:p>2.8853</text:p>
          </table:table-cell>
          <table:table-cell office:value-type="float" office:value="92.267" calcext:value-type="float">
            <text:p>92.267</text:p>
          </table:table-cell>
          <table:table-cell office:value-type="float" office:value="0.689466" calcext:value-type="float">
            <text:p>0.689466</text:p>
          </table:table-cell>
          <table:table-cell office:value-type="float" office:value="0.0491478" calcext:value-type="float">
            <text:p>0.0491478</text:p>
          </table:table-cell>
          <table:table-cell office:value-type="float" office:value="0.528305" calcext:value-type="float">
            <text:p>0.528305</text:p>
          </table:table-cell>
          <table:table-cell office:value-type="float" office:value="0.0376778" calcext:value-type="float">
            <text:p>0.0376778</text:p>
          </table:table-cell>
          <table:table-cell office:value-type="float" office:value="0.257953" calcext:value-type="float">
            <text:p>0.257953</text:p>
          </table:table-cell>
          <table:table-cell office:value-type="float" office:value="7.40149" calcext:value-type="float">
            <text:p>7.40149</text:p>
          </table:table-cell>
          <table:table-cell office:value-type="float" office:value="24.51" calcext:value-type="float">
            <text:p>24.51</text:p>
          </table:table-cell>
          <table:table-cell office:value-type="float" office:value="0.85844" calcext:value-type="float">
            <text:p>0.85844</text:p>
          </table:table-cell>
          <table:table-cell office:value-type="float" office:value="1.20145" calcext:value-type="float">
            <text:p>1.20145</text:p>
          </table:table-cell>
          <table:table-cell office:value-type="float" office:value="264.591" calcext:value-type="float">
            <text:p>264.591</text:p>
          </table:table-cell>
          <table:table-cell office:value-type="float" office:value="4.641" calcext:value-type="float">
            <text:p>4.641</text:p>
          </table:table-cell>
          <table:table-cell office:value-type="float" office:value="304.076" calcext:value-type="float">
            <text:p>304.076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1.94264" calcext:value-type="float">
            <text:p>1.94264</text:p>
          </table:table-cell>
          <table:table-cell office:value-type="float" office:value="0.8415" calcext:value-type="float">
            <text:p>0.8415</text:p>
          </table:table-cell>
          <table:table-cell office:value-type="float" office:value="1.58689" calcext:value-type="float">
            <text:p>1.58689</text:p>
          </table:table-cell>
          <table:table-cell office:value-type="float" office:value="1.58431" calcext:value-type="float">
            <text:p>1.58431</text:p>
          </table:table-cell>
          <table:table-cell office:value-type="float" office:value="1.89857" calcext:value-type="float">
            <text:p>1.89857</text:p>
          </table:table-cell>
          <table:table-cell office:value-type="float" office:value="9.71712" calcext:value-type="float">
            <text:p>9.71712</text:p>
          </table:table-cell>
          <table:table-cell office:value-type="float" office:value="0.804425" calcext:value-type="float">
            <text:p>0.804425</text:p>
          </table:table-cell>
          <table:table-cell office:value-type="float" office:value="0.223044" calcext:value-type="float">
            <text:p>0.223044</text:p>
          </table:table-cell>
          <table:table-cell office:value-type="float" office:value="0.770799" calcext:value-type="float">
            <text:p>0.770799</text:p>
          </table:table-cell>
          <table:table-cell office:value-type="float" office:value="0.194877" calcext:value-type="float">
            <text:p>0.194877</text:p>
          </table:table-cell>
          <table:table-cell office:value-type="float" office:value="0.520145" calcext:value-type="float">
            <text:p>0.520145</text:p>
          </table:table-cell>
          <table:table-cell office:value-type="float" office:value="3.72906" calcext:value-type="float">
            <text:p>3.72906</text:p>
          </table:table-cell>
          <table:table-cell office:value-type="float" office:value="6.62176" calcext:value-type="float">
            <text:p>6.62176</text:p>
          </table:table-cell>
          <table:table-cell office:value-type="float" office:value="0.953991" calcext:value-type="float">
            <text:p>0.953991</text:p>
          </table:table-cell>
          <table:table-cell office:value-type="float" office:value="1.11553" calcext:value-type="float">
            <text:p>1.11553</text:p>
          </table:table-cell>
          <table:table-cell office:value-type="float" office:value="16.7919" calcext:value-type="float">
            <text:p>16.7919</text:p>
          </table:table-cell>
          <table:table-cell office:value-type="float" office:value="2.13166" calcext:value-type="float">
            <text:p>2.13166</text:p>
          </table:table-cell>
          <table:table-cell office:value-type="float" office:value="22.8767" calcext:value-type="float">
            <text:p>22.8767</text:p>
          </table:table-cell>
          <table:table-cell table:number-columns-repeated="38"/>
          <table:table-cell table:formula="of:=[.S71]" office:value-type="float" office:value="304.076" calcext:value-type="float">
            <text:p>304.076</text:p>
          </table:table-cell>
          <table:table-cell table:formula="of:=[.BY71]-1.96*[.AL71]" office:value-type="float" office:value="259.237668" calcext:value-type="float">
            <text:p>259.237668</text:p>
          </table:table-cell>
          <table:table-cell table:formula="of:=[.BY71]+1.96*[.AL71]" office:value-type="float" office:value="348.914332" calcext:value-type="float">
            <text:p>348.914332</text:p>
          </table:table-cell>
        </table:table-row>
        <table:table-row table:style-name="ro1">
          <table:table-cell office:value-type="float" office:value="3.01045" calcext:value-type="float">
            <text:p>3.01045</text:p>
          </table:table-cell>
          <table:table-cell office:value-type="float" office:value="2.24012" calcext:value-type="float">
            <text:p>2.24012</text:p>
          </table:table-cell>
          <table:table-cell office:value-type="float" office:value="0.588112" calcext:value-type="float">
            <text:p>0.588112</text:p>
          </table:table-cell>
          <table:table-cell office:value-type="float" office:value="2.10788" calcext:value-type="float">
            <text:p>2.10788</text:p>
          </table:table-cell>
          <table:table-cell office:value-type="float" office:value="1.71794" calcext:value-type="float">
            <text:p>1.71794</text:p>
          </table:table-cell>
          <table:table-cell office:value-type="float" office:value="2.76903" calcext:value-type="float">
            <text:p>2.76903</text:p>
          </table:table-cell>
          <table:table-cell office:value-type="float" office:value="92.6841" calcext:value-type="float">
            <text:p>92.6841</text:p>
          </table:table-cell>
          <table:table-cell office:value-type="float" office:value="0.69235" calcext:value-type="float">
            <text:p>0.69235</text:p>
          </table:table-cell>
          <table:table-cell office:value-type="float" office:value="0.0470434" calcext:value-type="float">
            <text:p>0.0470434</text:p>
          </table:table-cell>
          <table:table-cell office:value-type="float" office:value="0.505679" calcext:value-type="float">
            <text:p>0.505679</text:p>
          </table:table-cell>
          <table:table-cell office:value-type="float" office:value="0.0360711" calcext:value-type="float">
            <text:p>0.0360711</text:p>
          </table:table-cell>
          <table:table-cell office:value-type="float" office:value="0.246889" calcext:value-type="float">
            <text:p>0.246889</text:p>
          </table:table-cell>
          <table:table-cell office:value-type="float" office:value="7.08327" calcext:value-type="float">
            <text:p>7.08327</text:p>
          </table:table-cell>
          <table:table-cell office:value-type="float" office:value="23.5915" calcext:value-type="float">
            <text:p>23.5915</text:p>
          </table:table-cell>
          <table:table-cell office:value-type="float" office:value="0.825063" calcext:value-type="float">
            <text:p>0.825063</text:p>
          </table:table-cell>
          <table:table-cell office:value-type="float" office:value="1.16192" calcext:value-type="float">
            <text:p>1.16192</text:p>
          </table:table-cell>
          <table:table-cell office:value-type="float" office:value="266.455" calcext:value-type="float">
            <text:p>266.455</text:p>
          </table:table-cell>
          <table:table-cell office:value-type="float" office:value="4.67319" calcext:value-type="float">
            <text:p>4.67319</text:p>
          </table:table-cell>
          <table:table-cell office:value-type="float" office:value="304.626" calcext:value-type="float">
            <text:p>304.626</text:p>
          </table:table-cell>
          <table:table-cell office:value-type="float" office:value="2.36343" calcext:value-type="float">
            <text:p>2.36343</text:p>
          </table:table-cell>
          <table:table-cell office:value-type="float" office:value="1.90215" calcext:value-type="float">
            <text:p>1.90215</text:p>
          </table:table-cell>
          <table:table-cell office:value-type="float" office:value="0.823533" calcext:value-type="float">
            <text:p>0.823533</text:p>
          </table:table-cell>
          <table:table-cell office:value-type="float" office:value="1.55581" calcext:value-type="float">
            <text:p>1.55581</text:p>
          </table:table-cell>
          <table:table-cell office:value-type="float" office:value="1.55128" calcext:value-type="float">
            <text:p>1.55128</text:p>
          </table:table-cell>
          <table:table-cell office:value-type="float" office:value="1.86186" calcext:value-type="float">
            <text:p>1.86186</text:p>
          </table:table-cell>
          <table:table-cell office:value-type="float" office:value="9.79236" calcext:value-type="float">
            <text:p>9.79236</text:p>
          </table:table-cell>
          <table:table-cell office:value-type="float" office:value="0.806242" calcext:value-type="float">
            <text:p>0.806242</text:p>
          </table:table-cell>
          <table:table-cell office:value-type="float" office:value="0.218223" calcext:value-type="float">
            <text:p>0.218223</text:p>
          </table:table-cell>
          <table:table-cell office:value-type="float" office:value="0.754311" calcext:value-type="float">
            <text:p>0.754311</text:p>
          </table:table-cell>
          <table:table-cell office:value-type="float" office:value="0.190681" calcext:value-type="float">
            <text:p>0.190681</text:p>
          </table:table-cell>
          <table:table-cell office:value-type="float" office:value="0.508938" calcext:value-type="float">
            <text:p>0.508938</text:p>
          </table:table-cell>
          <table:table-cell office:value-type="float" office:value="3.65564" calcext:value-type="float">
            <text:p>3.65564</text:p>
          </table:table-cell>
          <table:table-cell office:value-type="float" office:value="6.52325" calcext:value-type="float">
            <text:p>6.52325</text:p>
          </table:table-cell>
          <table:table-cell office:value-type="float" office:value="0.935571" calcext:value-type="float">
            <text:p>0.935571</text:p>
          </table:table-cell>
          <table:table-cell office:value-type="float" office:value="1.09748" calcext:value-type="float">
            <text:p>1.09748</text:p>
          </table:table-cell>
          <table:table-cell office:value-type="float" office:value="17.045" calcext:value-type="float">
            <text:p>17.045</text:p>
          </table:table-cell>
          <table:table-cell office:value-type="float" office:value="2.13966" calcext:value-type="float">
            <text:p>2.13966</text:p>
          </table:table-cell>
          <table:table-cell office:value-type="float" office:value="23.0394" calcext:value-type="float">
            <text:p>23.0394</text:p>
          </table:table-cell>
          <table:table-cell table:number-columns-repeated="38"/>
          <table:table-cell table:formula="of:=[.S72]" office:value-type="float" office:value="304.626" calcext:value-type="float">
            <text:p>304.626</text:p>
          </table:table-cell>
          <table:table-cell table:formula="of:=[.BY72]-1.96*[.AL72]" office:value-type="float" office:value="259.468776" calcext:value-type="float">
            <text:p>259.468776</text:p>
          </table:table-cell>
          <table:table-cell table:formula="of:=[.BY72]+1.96*[.AL72]" office:value-type="float" office:value="349.783224" calcext:value-type="float">
            <text:p>349.783224</text:p>
          </table:table-cell>
        </table:table-row>
        <table:table-row table:style-name="ro1">
          <table:table-cell office:value-type="float" office:value="2.88168" calcext:value-type="float">
            <text:p>2.88168</text:p>
          </table:table-cell>
          <table:table-cell office:value-type="float" office:value="2.14423" calcext:value-type="float">
            <text:p>2.14423</text:p>
          </table:table-cell>
          <table:table-cell office:value-type="float" office:value="0.562934" calcext:value-type="float">
            <text:p>0.562934</text:p>
          </table:table-cell>
          <table:table-cell office:value-type="float" office:value="2.02319" calcext:value-type="float">
            <text:p>2.02319</text:p>
          </table:table-cell>
          <table:table-cell office:value-type="float" office:value="1.64465" calcext:value-type="float">
            <text:p>1.64465</text:p>
          </table:table-cell>
          <table:table-cell office:value-type="float" office:value="2.6571" calcext:value-type="float">
            <text:p>2.6571</text:p>
          </table:table-cell>
          <table:table-cell office:value-type="float" office:value="93.0844" calcext:value-type="float">
            <text:p>93.0844</text:p>
          </table:table-cell>
          <table:table-cell office:value-type="float" office:value="0.695118" calcext:value-type="float">
            <text:p>0.695118</text:p>
          </table:table-cell>
          <table:table-cell office:value-type="float" office:value="0.0450294" calcext:value-type="float">
            <text:p>0.0450294</text:p>
          </table:table-cell>
          <table:table-cell office:value-type="float" office:value="0.484026" calcext:value-type="float">
            <text:p>0.484026</text:p>
          </table:table-cell>
          <table:table-cell office:value-type="float" office:value="0.0345325" calcext:value-type="float">
            <text:p>0.0345325</text:p>
          </table:table-cell>
          <table:table-cell office:value-type="float" office:value="0.236303" calcext:value-type="float">
            <text:p>0.236303</text:p>
          </table:table-cell>
          <table:table-cell office:value-type="float" office:value="6.77881" calcext:value-type="float">
            <text:p>6.77881</text:p>
          </table:table-cell>
          <table:table-cell office:value-type="float" office:value="22.7026" calcext:value-type="float">
            <text:p>22.7026</text:p>
          </table:table-cell>
          <table:table-cell office:value-type="float" office:value="0.792852" calcext:value-type="float">
            <text:p>0.792852</text:p>
          </table:table-cell>
          <table:table-cell office:value-type="float" office:value="1.12329" calcext:value-type="float">
            <text:p>1.12329</text:p>
          </table:table-cell>
          <table:table-cell office:value-type="float" office:value="268.25" calcext:value-type="float">
            <text:p>268.25</text:p>
          </table:table-cell>
          <table:table-cell office:value-type="float" office:value="4.70417" calcext:value-type="float">
            <text:p>4.70417</text:p>
          </table:table-cell>
          <table:table-cell office:value-type="float" office:value="305.151" calcext:value-type="float">
            <text:p>305.151</text:p>
          </table:table-cell>
          <table:table-cell office:value-type="float" office:value="2.31445" calcext:value-type="float">
            <text:p>2.31445</text:p>
          </table:table-cell>
          <table:table-cell office:value-type="float" office:value="1.86244" calcext:value-type="float">
            <text:p>1.86244</text:p>
          </table:table-cell>
          <table:table-cell office:value-type="float" office:value="0.805942" calcext:value-type="float">
            <text:p>0.805942</text:p>
          </table:table-cell>
          <table:table-cell office:value-type="float" office:value="1.52524" calcext:value-type="float">
            <text:p>1.52524</text:p>
          </table:table-cell>
          <table:table-cell office:value-type="float" office:value="1.51888" calcext:value-type="float">
            <text:p>1.51888</text:p>
          </table:table-cell>
          <table:table-cell office:value-type="float" office:value="1.82566" calcext:value-type="float">
            <text:p>1.82566</text:p>
          </table:table-cell>
          <table:table-cell office:value-type="float" office:value="9.8661" calcext:value-type="float">
            <text:p>9.8661</text:p>
          </table:table-cell>
          <table:table-cell office:value-type="float" office:value="0.807983" calcext:value-type="float">
            <text:p>0.807983</text:p>
          </table:table-cell>
          <table:table-cell office:value-type="float" office:value="0.213506" calcext:value-type="float">
            <text:p>0.213506</text:p>
          </table:table-cell>
          <table:table-cell office:value-type="float" office:value="0.73817" calcext:value-type="float">
            <text:p>0.73817</text:p>
          </table:table-cell>
          <table:table-cell office:value-type="float" office:value="0.186574" calcext:value-type="float">
            <text:p>0.186574</text:p>
          </table:table-cell>
          <table:table-cell office:value-type="float" office:value="0.497973" calcext:value-type="float">
            <text:p>0.497973</text:p>
          </table:table-cell>
          <table:table-cell office:value-type="float" office:value="3.58337" calcext:value-type="float">
            <text:p>3.58337</text:p>
          </table:table-cell>
          <table:table-cell office:value-type="float" office:value="6.42454" calcext:value-type="float">
            <text:p>6.42454</text:p>
          </table:table-cell>
          <table:table-cell office:value-type="float" office:value="0.917419" calcext:value-type="float">
            <text:p>0.917419</text:p>
          </table:table-cell>
          <table:table-cell office:value-type="float" office:value="1.0795" calcext:value-type="float">
            <text:p>1.0795</text:p>
          </table:table-cell>
          <table:table-cell office:value-type="float" office:value="17.2953" calcext:value-type="float">
            <text:p>17.2953</text:p>
          </table:table-cell>
          <table:table-cell office:value-type="float" office:value="2.14736" calcext:value-type="float">
            <text:p>2.14736</text:p>
          </table:table-cell>
          <table:table-cell office:value-type="float" office:value="23.1977" calcext:value-type="float">
            <text:p>23.1977</text:p>
          </table:table-cell>
          <table:table-cell table:number-columns-repeated="38"/>
          <table:table-cell table:formula="of:=[.S73]" office:value-type="float" office:value="305.151" calcext:value-type="float">
            <text:p>305.151</text:p>
          </table:table-cell>
          <table:table-cell table:formula="of:=[.BY73]-1.96*[.AL73]" office:value-type="float" office:value="259.683508" calcext:value-type="float">
            <text:p>259.683508</text:p>
          </table:table-cell>
          <table:table-cell table:formula="of:=[.BY73]+1.96*[.AL73]" office:value-type="float" office:value="350.618492" calcext:value-type="float">
            <text:p>350.618492</text:p>
          </table:table-cell>
        </table:table-row>
        <table:table-row table:style-name="ro1">
          <table:table-cell office:value-type="float" office:value="2.75843" calcext:value-type="float">
            <text:p>2.75843</text:p>
          </table:table-cell>
          <table:table-cell office:value-type="float" office:value="2.05246" calcext:value-type="float">
            <text:p>2.05246</text:p>
          </table:table-cell>
          <table:table-cell office:value-type="float" office:value="0.538837" calcext:value-type="float">
            <text:p>0.538837</text:p>
          </table:table-cell>
          <table:table-cell office:value-type="float" office:value="1.94173" calcext:value-type="float">
            <text:p>1.94173</text:p>
          </table:table-cell>
          <table:table-cell office:value-type="float" office:value="1.57448" calcext:value-type="float">
            <text:p>1.57448</text:p>
          </table:table-cell>
          <table:table-cell office:value-type="float" office:value="2.54939" calcext:value-type="float">
            <text:p>2.54939</text:p>
          </table:table-cell>
          <table:table-cell office:value-type="float" office:value="93.4685" calcext:value-type="float">
            <text:p>93.4685</text:p>
          </table:table-cell>
          <table:table-cell office:value-type="float" office:value="0.697775" calcext:value-type="float">
            <text:p>0.697775</text:p>
          </table:table-cell>
          <table:table-cell office:value-type="float" office:value="0.0431019" calcext:value-type="float">
            <text:p>0.0431019</text:p>
          </table:table-cell>
          <table:table-cell office:value-type="float" office:value="0.463304" calcext:value-type="float">
            <text:p>0.463304</text:p>
          </table:table-cell>
          <table:table-cell office:value-type="float" office:value="0.0330594" calcext:value-type="float">
            <text:p>0.0330594</text:p>
          </table:table-cell>
          <table:table-cell office:value-type="float" office:value="0.226173" calcext:value-type="float">
            <text:p>0.226173</text:p>
          </table:table-cell>
          <table:table-cell office:value-type="float" office:value="6.48752" calcext:value-type="float">
            <text:p>6.48752</text:p>
          </table:table-cell>
          <table:table-cell office:value-type="float" office:value="21.8428" calcext:value-type="float">
            <text:p>21.8428</text:p>
          </table:table-cell>
          <table:table-cell office:value-type="float" office:value="0.761776" calcext:value-type="float">
            <text:p>0.761776</text:p>
          </table:table-cell>
          <table:table-cell office:value-type="float" office:value="1.08556" calcext:value-type="float">
            <text:p>1.08556</text:p>
          </table:table-cell>
          <table:table-cell office:value-type="float" office:value="269.977" calcext:value-type="float">
            <text:p>269.977</text:p>
          </table:table-cell>
          <table:table-cell office:value-type="float" office:value="4.73398" calcext:value-type="float">
            <text:p>4.73398</text:p>
          </table:table-cell>
          <table:table-cell office:value-type="float" office:value="305.655" calcext:value-type="float">
            <text:p>305.655</text:p>
          </table:table-cell>
          <table:table-cell office:value-type="float" office:value="2.2664" calcext:value-type="float">
            <text:p>2.2664</text:p>
          </table:table-cell>
          <table:table-cell office:value-type="float" office:value="1.82351" calcext:value-type="float">
            <text:p>1.82351</text:p>
          </table:table-cell>
          <table:table-cell office:value-type="float" office:value="0.78872" calcext:value-type="float">
            <text:p>0.78872</text:p>
          </table:table-cell>
          <table:table-cell office:value-type="float" office:value="1.49516" calcext:value-type="float">
            <text:p>1.49516</text:p>
          </table:table-cell>
          <table:table-cell office:value-type="float" office:value="1.48711" calcext:value-type="float">
            <text:p>1.48711</text:p>
          </table:table-cell>
          <table:table-cell office:value-type="float" office:value="1.78999" calcext:value-type="float">
            <text:p>1.78999</text:p>
          </table:table-cell>
          <table:table-cell office:value-type="float" office:value="9.93832" calcext:value-type="float">
            <text:p>9.93832</text:p>
          </table:table-cell>
          <table:table-cell office:value-type="float" office:value="0.809652" calcext:value-type="float">
            <text:p>0.809652</text:p>
          </table:table-cell>
          <table:table-cell office:value-type="float" office:value="0.208892" calcext:value-type="float">
            <text:p>0.208892</text:p>
          </table:table-cell>
          <table:table-cell office:value-type="float" office:value="0.72237" calcext:value-type="float">
            <text:p>0.72237</text:p>
          </table:table-cell>
          <table:table-cell office:value-type="float" office:value="0.182554" calcext:value-type="float">
            <text:p>0.182554</text:p>
          </table:table-cell>
          <table:table-cell office:value-type="float" office:value="0.487244" calcext:value-type="float">
            <text:p>0.487244</text:p>
          </table:table-cell>
          <table:table-cell office:value-type="float" office:value="3.51225" calcext:value-type="float">
            <text:p>3.51225</text:p>
          </table:table-cell>
          <table:table-cell office:value-type="float" office:value="6.32575" calcext:value-type="float">
            <text:p>6.32575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1.06162" calcext:value-type="float">
            <text:p>1.06162</text:p>
          </table:table-cell>
          <table:table-cell office:value-type="float" office:value="17.5428" calcext:value-type="float">
            <text:p>17.5428</text:p>
          </table:table-cell>
          <table:table-cell office:value-type="float" office:value="2.15477" calcext:value-type="float">
            <text:p>2.15477</text:p>
          </table:table-cell>
          <table:table-cell office:value-type="float" office:value="23.3516" calcext:value-type="float">
            <text:p>23.3516</text:p>
          </table:table-cell>
          <table:table-cell table:number-columns-repeated="38"/>
          <table:table-cell table:formula="of:=[.S74]" office:value-type="float" office:value="305.655" calcext:value-type="float">
            <text:p>305.655</text:p>
          </table:table-cell>
          <table:table-cell table:formula="of:=[.BY74]-1.96*[.AL74]" office:value-type="float" office:value="259.885864" calcext:value-type="float">
            <text:p>259.885864</text:p>
          </table:table-cell>
          <table:table-cell table:formula="of:=[.BY74]+1.96*[.AL74]" office:value-type="float" office:value="351.424136" calcext:value-type="float">
            <text:p>351.424136</text:p>
          </table:table-cell>
        </table:table-row>
        <table:table-row table:style-name="ro1">
          <table:table-cell office:value-type="float" office:value="2.64045" calcext:value-type="float">
            <text:p>2.64045</text:p>
          </table:table-cell>
          <table:table-cell office:value-type="float" office:value="1.96463" calcext:value-type="float">
            <text:p>1.96463</text:p>
          </table:table-cell>
          <table:table-cell office:value-type="float" office:value="0.515776" calcext:value-type="float">
            <text:p>0.515776</text:p>
          </table:table-cell>
          <table:table-cell office:value-type="float" office:value="1.86338" calcext:value-type="float">
            <text:p>1.86338</text:p>
          </table:table-cell>
          <table:table-cell office:value-type="float" office:value="1.50729" calcext:value-type="float">
            <text:p>1.50729</text:p>
          </table:table-cell>
          <table:table-cell office:value-type="float" office:value="2.44577" calcext:value-type="float">
            <text:p>2.44577</text:p>
          </table:table-cell>
          <table:table-cell office:value-type="float" office:value="93.8372" calcext:value-type="float">
            <text:p>93.8372</text:p>
          </table:table-cell>
          <table:table-cell office:value-type="float" office:value="0.700325" calcext:value-type="float">
            <text:p>0.700325</text:p>
          </table:table-cell>
          <table:table-cell office:value-type="float" office:value="0.0412573" calcext:value-type="float">
            <text:p>0.0412573</text:p>
          </table:table-cell>
          <table:table-cell office:value-type="float" office:value="0.443472" calcext:value-type="float">
            <text:p>0.443472</text:p>
          </table:table-cell>
          <table:table-cell office:value-type="float" office:value="0.0316488" calcext:value-type="float">
            <text:p>0.0316488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6.20883" calcext:value-type="float">
            <text:p>6.20883</text:p>
          </table:table-cell>
          <table:table-cell office:value-type="float" office:value="21.0114" calcext:value-type="float">
            <text:p>21.0114</text:p>
          </table:table-cell>
          <table:table-cell office:value-type="float" office:value="0.731807" calcext:value-type="float">
            <text:p>0.731807</text:p>
          </table:table-cell>
          <table:table-cell office:value-type="float" office:value="1.04874" calcext:value-type="float">
            <text:p>1.04874</text:p>
          </table:table-cell>
          <table:table-cell office:value-type="float" office:value="271.64" calcext:value-type="float">
            <text:p>271.64</text:p>
          </table:table-cell>
          <table:table-cell office:value-type="float" office:value="4.76267" calcext:value-type="float">
            <text:p>4.76267</text:p>
          </table:table-cell>
          <table:table-cell office:value-type="float" office:value="306.136" calcext:value-type="float">
            <text:p>306.136</text:p>
          </table:table-cell>
          <table:table-cell office:value-type="float" office:value="2.21926" calcext:value-type="float">
            <text:p>2.21926</text:p>
          </table:table-cell>
          <table:table-cell office:value-type="float" office:value="1.78533" calcext:value-type="float">
            <text:p>1.78533</text:p>
          </table:table-cell>
          <table:table-cell office:value-type="float" office:value="0.77186" calcext:value-type="float">
            <text:p>0.77186</text:p>
          </table:table-cell>
          <table:table-cell office:value-type="float" office:value="1.46557" calcext:value-type="float">
            <text:p>1.46557</text:p>
          </table:table-cell>
          <table:table-cell office:value-type="float" office:value="1.45596" calcext:value-type="float">
            <text:p>1.45596</text:p>
          </table:table-cell>
          <table:table-cell office:value-type="float" office:value="1.75485" calcext:value-type="float">
            <text:p>1.75485</text:p>
          </table:table-cell>
          <table:table-cell office:value-type="float" office:value="10.009" calcext:value-type="float">
            <text:p>10.009</text:p>
          </table:table-cell>
          <table:table-cell office:value-type="float" office:value="0.811251" calcext:value-type="float">
            <text:p>0.811251</text:p>
          </table:table-cell>
          <table:table-cell office:value-type="float" office:value="0.204378" calcext:value-type="float">
            <text:p>0.204378</text:p>
          </table:table-cell>
          <table:table-cell office:value-type="float" office:value="0.706903" calcext:value-type="float">
            <text:p>0.706903</text:p>
          </table:table-cell>
          <table:table-cell office:value-type="float" office:value="0.178621" calcext:value-type="float">
            <text:p>0.178621</text:p>
          </table:table-cell>
          <table:table-cell office:value-type="float" office:value="0.476747" calcext:value-type="float">
            <text:p>0.476747</text:p>
          </table:table-cell>
          <table:table-cell office:value-type="float" office:value="3.44228" calcext:value-type="float">
            <text:p>3.44228</text:p>
          </table:table-cell>
          <table:table-cell office:value-type="float" office:value="6.22697" calcext:value-type="float">
            <text:p>6.22697</text:p>
          </table:table-cell>
          <table:table-cell office:value-type="float" office:value="0.881921" calcext:value-type="float">
            <text:p>0.881921</text:p>
          </table:table-cell>
          <table:table-cell office:value-type="float" office:value="1.04385" calcext:value-type="float">
            <text:p>1.04385</text:p>
          </table:table-cell>
          <table:table-cell office:value-type="float" office:value="17.7872" calcext:value-type="float">
            <text:p>17.7872</text:p>
          </table:table-cell>
          <table:table-cell office:value-type="float" office:value="2.1619" calcext:value-type="float">
            <text:p>2.1619</text:p>
          </table:table-cell>
          <table:table-cell office:value-type="float" office:value="23.5013" calcext:value-type="float">
            <text:p>23.5013</text:p>
          </table:table-cell>
          <table:table-cell table:number-columns-repeated="38"/>
          <table:table-cell table:formula="of:=[.S75]" office:value-type="float" office:value="306.136" calcext:value-type="float">
            <text:p>306.136</text:p>
          </table:table-cell>
          <table:table-cell table:formula="of:=[.BY75]-1.96*[.AL75]" office:value-type="float" office:value="260.073452" calcext:value-type="float">
            <text:p>260.073452</text:p>
          </table:table-cell>
          <table:table-cell table:formula="of:=[.BY75]+1.96*[.AL75]" office:value-type="float" office:value="352.198548" calcext:value-type="float">
            <text:p>352.198548</text:p>
          </table:table-cell>
        </table:table-row>
        <table:table-row table:style-name="ro1">
          <table:table-cell office:value-type="float" office:value="2.52753" calcext:value-type="float">
            <text:p>2.52753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1.78803" calcext:value-type="float">
            <text:p>1.78803</text:p>
          </table:table-cell>
          <table:table-cell office:value-type="float" office:value="1.44296" calcext:value-type="float">
            <text:p>1.44296</text:p>
          </table:table-cell>
          <table:table-cell office:value-type="float" office:value="2.3461" calcext:value-type="float">
            <text:p>2.3461</text:p>
          </table:table-cell>
          <table:table-cell office:value-type="float" office:value="94.1908" calcext:value-type="float">
            <text:p>94.1908</text:p>
          </table:table-cell>
          <table:table-cell office:value-type="float" office:value="0.702772" calcext:value-type="float">
            <text:p>0.702772</text:p>
          </table:table-cell>
          <table:table-cell office:value-type="float" office:value="0.0394917" calcext:value-type="float">
            <text:p>0.0394917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0.0302983" calcext:value-type="float">
            <text:p>0.0302983</text:p>
          </table:table-cell>
          <table:table-cell office:value-type="float" office:value="0.207206" calcext:value-type="float">
            <text:p>0.207206</text:p>
          </table:table-cell>
          <table:table-cell office:value-type="float" office:value="5.94218" calcext:value-type="float">
            <text:p>5.94218</text:p>
          </table:table-cell>
          <table:table-cell office:value-type="float" office:value="20.208" calcext:value-type="float">
            <text:p>20.208</text:p>
          </table:table-cell>
          <table:table-cell office:value-type="float" office:value="0.702913" calcext:value-type="float">
            <text:p>0.702913</text:p>
          </table:table-cell>
          <table:table-cell office:value-type="float" office:value="1.01283" calcext:value-type="float">
            <text:p>1.01283</text:p>
          </table:table-cell>
          <table:table-cell office:value-type="float" office:value="273.24" calcext:value-type="float">
            <text:p>273.24</text:p>
          </table:table-cell>
          <table:table-cell office:value-type="float" office:value="4.79026" calcext:value-type="float">
            <text:p>4.79026</text:p>
          </table:table-cell>
          <table:table-cell office:value-type="float" office:value="306.598" calcext:value-type="float">
            <text:p>306.598</text:p>
          </table:table-cell>
          <table:table-cell office:value-type="float" office:value="2.17302" calcext:value-type="float">
            <text:p>2.17302</text:p>
          </table:table-cell>
          <table:table-cell office:value-type="float" office:value="1.74791" calcext:value-type="float">
            <text:p>1.74791</text:p>
          </table:table-cell>
          <table:table-cell office:value-type="float" office:value="0.755354" calcext:value-type="float">
            <text:p>0.755354</text:p>
          </table:table-cell>
          <table:table-cell office:value-type="float" office:value="1.43647" calcext:value-type="float">
            <text:p>1.43647</text:p>
          </table:table-cell>
          <table:table-cell office:value-type="float" office:value="1.42541" calcext:value-type="float">
            <text:p>1.42541</text:p>
          </table:table-cell>
          <table:table-cell office:value-type="float" office:value="1.72024" calcext:value-type="float">
            <text:p>1.72024</text:p>
          </table:table-cell>
          <table:table-cell office:value-type="float" office:value="10.0782" calcext:value-type="float">
            <text:p>10.0782</text:p>
          </table:table-cell>
          <table:table-cell office:value-type="float" office:value="0.812784" calcext:value-type="float">
            <text:p>0.812784</text:p>
          </table:table-cell>
          <table:table-cell office:value-type="float" office:value="0.199961" calcext:value-type="float">
            <text:p>0.199961</text:p>
          </table:table-cell>
          <table:table-cell office:value-type="float" office:value="0.691763" calcext:value-type="float">
            <text:p>0.691763</text:p>
          </table:table-cell>
          <table:table-cell office:value-type="float" office:value="0.174771" calcext:value-type="float">
            <text:p>0.174771</text:p>
          </table:table-cell>
          <table:table-cell office:value-type="float" office:value="0.466476" calcext:value-type="float">
            <text:p>0.466476</text:p>
          </table:table-cell>
          <table:table-cell office:value-type="float" office:value="3.37346" calcext:value-type="float">
            <text:p>3.37346</text:p>
          </table:table-cell>
          <table:table-cell office:value-type="float" office:value="6.12833" calcext:value-type="float">
            <text:p>6.12833</text:p>
          </table:table-cell>
          <table:table-cell office:value-type="float" office:value="0.864579" calcext:value-type="float">
            <text:p>0.864579</text:p>
          </table:table-cell>
          <table:table-cell office:value-type="float" office:value="1.02619" calcext:value-type="float">
            <text:p>1.02619</text:p>
          </table:table-cell>
          <table:table-cell office:value-type="float" office:value="18.0284" calcext:value-type="float">
            <text:p>18.0284</text:p>
          </table:table-cell>
          <table:table-cell office:value-type="float" office:value="2.16876" calcext:value-type="float">
            <text:p>2.16876</text:p>
          </table:table-cell>
          <table:table-cell office:value-type="float" office:value="23.6469" calcext:value-type="float">
            <text:p>23.6469</text:p>
          </table:table-cell>
          <table:table-cell table:number-columns-repeated="38"/>
          <table:table-cell table:formula="of:=[.S76]" office:value-type="float" office:value="306.598" calcext:value-type="float">
            <text:p>306.598</text:p>
          </table:table-cell>
          <table:table-cell table:formula="of:=[.BY76]-1.96*[.AL76]" office:value-type="float" office:value="260.250076" calcext:value-type="float">
            <text:p>260.250076</text:p>
          </table:table-cell>
          <table:table-cell table:formula="of:=[.BY76]+1.96*[.AL76]" office:value-type="float" office:value="352.945924" calcext:value-type="float">
            <text:p>352.945924</text:p>
          </table:table-cell>
        </table:table-row>
        <table:table-row table:style-name="ro1">
          <table:table-cell office:value-type="float" office:value="2.41945" calcext:value-type="float">
            <text:p>2.41945</text:p>
          </table:table-cell>
          <table:table-cell office:value-type="float" office:value="1.80012" calcext:value-type="float">
            <text:p>1.80012</text:p>
          </table:table-cell>
          <table:table-cell office:value-type="float" office:value="0.472579" calcext:value-type="float">
            <text:p>0.472579</text:p>
          </table:table-cell>
          <table:table-cell office:value-type="float" office:value="1.71559" calcext:value-type="float">
            <text:p>1.71559</text:p>
          </table:table-cell>
          <table:table-cell office:value-type="float" office:value="1.38137" calcext:value-type="float">
            <text:p>1.38137</text:p>
          </table:table-cell>
          <table:table-cell office:value-type="float" office:value="2.25026" calcext:value-type="float">
            <text:p>2.25026</text:p>
          </table:table-cell>
          <table:table-cell office:value-type="float" office:value="94.5302" calcext:value-type="float">
            <text:p>94.5302</text:p>
          </table:table-cell>
          <table:table-cell office:value-type="float" office:value="0.705121" calcext:value-type="float">
            <text:p>0.705121</text:p>
          </table:table-cell>
          <table:table-cell office:value-type="float" office:value="0.037802" calcext:value-type="float">
            <text:p>0.037802</text:p>
          </table:table-cell>
          <table:table-cell office:value-type="float" office:value="0.406326" calcext:value-type="float">
            <text:p>0.406326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19833" calcext:value-type="float">
            <text:p>0.19833</text:p>
          </table:table-cell>
          <table:table-cell office:value-type="float" office:value="5.68705" calcext:value-type="float">
            <text:p>5.68705</text:p>
          </table:table-cell>
          <table:table-cell office:value-type="float" office:value="19.4319" calcext:value-type="float">
            <text:p>19.4319</text:p>
          </table:table-cell>
          <table:table-cell office:value-type="float" office:value="0.675066" calcext:value-type="float">
            <text:p>0.675066</text:p>
          </table:table-cell>
          <table:table-cell office:value-type="float" office:value="0.977854" calcext:value-type="float">
            <text:p>0.977854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4.8168" calcext:value-type="float">
            <text:p>4.8168</text:p>
          </table:table-cell>
          <table:table-cell office:value-type="float" office:value="307.039" calcext:value-type="float">
            <text:p>307.039</text:p>
          </table:table-cell>
          <table:table-cell office:value-type="float" office:value="2.12768" calcext:value-type="float">
            <text:p>2.12768</text:p>
          </table:table-cell>
          <table:table-cell office:value-type="float" office:value="1.71122" calcext:value-type="float">
            <text:p>1.71122</text:p>
          </table:table-cell>
          <table:table-cell office:value-type="float" office:value="0.739194" calcext:value-type="float">
            <text:p>0.739194</text:p>
          </table:table-cell>
          <table:table-cell office:value-type="float" office:value="1.40786" calcext:value-type="float">
            <text:p>1.40786</text:p>
          </table:table-cell>
          <table:table-cell office:value-type="float" office:value="1.39547" calcext:value-type="float">
            <text:p>1.39547</text:p>
          </table:table-cell>
          <table:table-cell office:value-type="float" office:value="1.68616" calcext:value-type="float">
            <text:p>1.68616</text:p>
          </table:table-cell>
          <table:table-cell office:value-type="float" office:value="10.1459" calcext:value-type="float">
            <text:p>10.1459</text:p>
          </table:table-cell>
          <table:table-cell office:value-type="float" office:value="0.814253" calcext:value-type="float">
            <text:p>0.814253</text:p>
          </table:table-cell>
          <table:table-cell office:value-type="float" office:value="0.195641" calcext:value-type="float">
            <text:p>0.195641</text:p>
          </table:table-cell>
          <table:table-cell office:value-type="float" office:value="0.676943" calcext:value-type="float">
            <text:p>0.676943</text:p>
          </table:table-cell>
          <table:table-cell office:value-type="float" office:value="0.171004" calcext:value-type="float">
            <text:p>0.171004</text:p>
          </table:table-cell>
          <table:table-cell office:value-type="float" office:value="0.456427" calcext:value-type="float">
            <text:p>0.456427</text:p>
          </table:table-cell>
          <table:table-cell office:value-type="float" office:value="3.30579" calcext:value-type="float">
            <text:p>3.30579</text:p>
          </table:table-cell>
          <table:table-cell office:value-type="float" office:value="6.0299" calcext:value-type="float">
            <text:p>6.0299</text:p>
          </table:table-cell>
          <table:table-cell office:value-type="float" office:value="0.847509" calcext:value-type="float">
            <text:p>0.847509</text:p>
          </table:table-cell>
          <table:table-cell office:value-type="float" office:value="1.00866" calcext:value-type="float">
            <text:p>1.00866</text:p>
          </table:table-cell>
          <table:table-cell office:value-type="float" office:value="18.2664" calcext:value-type="float">
            <text:p>18.2664</text:p>
          </table:table-cell>
          <table:table-cell office:value-type="float" office:value="2.17535" calcext:value-type="float">
            <text:p>2.17535</text:p>
          </table:table-cell>
          <table:table-cell office:value-type="float" office:value="23.7884" calcext:value-type="float">
            <text:p>23.7884</text:p>
          </table:table-cell>
          <table:table-cell table:number-columns-repeated="38"/>
          <table:table-cell table:formula="of:=[.S77]" office:value-type="float" office:value="307.039" calcext:value-type="float">
            <text:p>307.039</text:p>
          </table:table-cell>
          <table:table-cell table:formula="of:=[.BY77]-1.96*[.AL77]" office:value-type="float" office:value="260.413736" calcext:value-type="float">
            <text:p>260.413736</text:p>
          </table:table-cell>
          <table:table-cell table:formula="of:=[.BY77]+1.96*[.AL77]" office:value-type="float" office:value="353.664264" calcext:value-type="float">
            <text:p>353.664264</text:p>
          </table:table-cell>
        </table:table-row>
        <table:table-row table:style-name="ro1">
          <table:table-cell office:value-type="float" office:value="2.31599" calcext:value-type="float">
            <text:p>2.31599</text:p>
          </table:table-cell>
          <table:table-cell office:value-type="float" office:value="1.72311" calcext:value-type="float">
            <text:p>1.72311</text:p>
          </table:table-cell>
          <table:table-cell office:value-type="float" office:value="0.452361" calcext:value-type="float">
            <text:p>0.452361</text:p>
          </table:table-cell>
          <table:table-cell office:value-type="float" office:value="1.64595" calcext:value-type="float">
            <text:p>1.64595</text:p>
          </table:table-cell>
          <table:table-cell office:value-type="float" office:value="1.3224" calcext:value-type="float">
            <text:p>1.3224</text:p>
          </table:table-cell>
          <table:table-cell office:value-type="float" office:value="2.15813" calcext:value-type="float">
            <text:p>2.15813</text:p>
          </table:table-cell>
          <table:table-cell office:value-type="float" office:value="94.8557" calcext:value-type="float">
            <text:p>94.8557</text:p>
          </table:table-cell>
          <table:table-cell office:value-type="float" office:value="0.707374" calcext:value-type="float">
            <text:p>0.707374</text:p>
          </table:table-cell>
          <table:table-cell office:value-type="float" office:value="0.0361847" calcext:value-type="float">
            <text:p>0.0361847</text:p>
          </table:table-cell>
          <table:table-cell office:value-type="float" office:value="0.38894" calcext:value-type="float">
            <text:p>0.38894</text:p>
          </table:table-cell>
          <table:table-cell office:value-type="float" office:value="0.0277671" calcext:value-type="float">
            <text:p>0.0277671</text:p>
          </table:table-cell>
          <table:table-cell office:value-type="float" office:value="0.189837" calcext:value-type="float">
            <text:p>0.189837</text:p>
          </table:table-cell>
          <table:table-cell office:value-type="float" office:value="5.44293" calcext:value-type="float">
            <text:p>5.44293</text:p>
          </table:table-cell>
          <table:table-cell office:value-type="float" office:value="18.6824" calcext:value-type="float">
            <text:p>18.6824</text:p>
          </table:table-cell>
          <table:table-cell office:value-type="float" office:value="0.648235" calcext:value-type="float">
            <text:p>0.648235</text:p>
          </table:table-cell>
          <table:table-cell office:value-type="float" office:value="0.943797" calcext:value-type="float">
            <text:p>0.943797</text:p>
          </table:table-cell>
          <table:table-cell office:value-type="float" office:value="276.259" calcext:value-type="float">
            <text:p>276.259</text:p>
          </table:table-cell>
          <table:table-cell office:value-type="float" office:value="4.84232" calcext:value-type="float">
            <text:p>4.84232</text:p>
          </table:table-cell>
          <table:table-cell office:value-type="float" office:value="307.462" calcext:value-type="float">
            <text:p>307.462</text:p>
          </table:table-cell>
          <table:table-cell office:value-type="float" office:value="2.08321" calcext:value-type="float">
            <text:p>2.08321</text:p>
          </table:table-cell>
          <table:table-cell office:value-type="float" office:value="1.67527" calcext:value-type="float">
            <text:p>1.67527</text:p>
          </table:table-cell>
          <table:table-cell office:value-type="float" office:value="0.723375" calcext:value-type="float">
            <text:p>0.723375</text:p>
          </table:table-cell>
          <table:table-cell office:value-type="float" office:value="1.37973" calcext:value-type="float">
            <text:p>1.37973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1.65262" calcext:value-type="float">
            <text:p>1.65262</text:p>
          </table:table-cell>
          <table:table-cell office:value-type="float" office:value="10.2122" calcext:value-type="float">
            <text:p>10.2122</text:p>
          </table:table-cell>
          <table:table-cell office:value-type="float" office:value="0.81566" calcext:value-type="float">
            <text:p>0.81566</text:p>
          </table:table-cell>
          <table:table-cell office:value-type="float" office:value="0.191414" calcext:value-type="float">
            <text:p>0.191414</text:p>
          </table:table-cell>
          <table:table-cell office:value-type="float" office:value="0.662436" calcext:value-type="float">
            <text:p>0.662436</text:p>
          </table:table-cell>
          <table:table-cell office:value-type="float" office:value="0.167317" calcext:value-type="float">
            <text:p>0.167317</text:p>
          </table:table-cell>
          <table:table-cell office:value-type="float" office:value="0.446594" calcext:value-type="float">
            <text:p>0.446594</text:p>
          </table:table-cell>
          <table:table-cell office:value-type="float" office:value="3.23926" calcext:value-type="float">
            <text:p>3.23926</text:p>
          </table:table-cell>
          <table:table-cell office:value-type="float" office:value="5.93178" calcext:value-type="float">
            <text:p>5.93178</text:p>
          </table:table-cell>
          <table:table-cell office:value-type="float" office:value="0.830711" calcext:value-type="float">
            <text:p>0.830711</text:p>
          </table:table-cell>
          <table:table-cell office:value-type="float" office:value="0.991264" calcext:value-type="float">
            <text:p>0.991264</text:p>
          </table:table-cell>
          <table:table-cell office:value-type="float" office:value="18.501" calcext:value-type="float">
            <text:p>18.501</text:p>
          </table:table-cell>
          <table:table-cell office:value-type="float" office:value="2.1817" calcext:value-type="float">
            <text:p>2.1817</text:p>
          </table:table-cell>
          <table:table-cell office:value-type="float" office:value="23.926" calcext:value-type="float">
            <text:p>23.926</text:p>
          </table:table-cell>
          <table:table-cell table:number-columns-repeated="38"/>
          <table:table-cell table:formula="of:=[.S78]" office:value-type="float" office:value="307.462" calcext:value-type="float">
            <text:p>307.462</text:p>
          </table:table-cell>
          <table:table-cell table:formula="of:=[.BY78]-1.96*[.AL78]" office:value-type="float" office:value="260.56704" calcext:value-type="float">
            <text:p>260.56704</text:p>
          </table:table-cell>
          <table:table-cell table:formula="of:=[.BY78]+1.96*[.AL78]" office:value-type="float" office:value="354.35696" calcext:value-type="float">
            <text:p>354.35696</text:p>
          </table:table-cell>
        </table:table-row>
        <table:table-row table:style-name="ro1">
          <table:table-cell office:value-type="float" office:value="2.21696" calcext:value-type="float">
            <text:p>2.21696</text:p>
          </table:table-cell>
          <table:table-cell office:value-type="float" office:value="1.6494" calcext:value-type="float">
            <text:p>1.6494</text:p>
          </table:table-cell>
          <table:table-cell office:value-type="float" office:value="0.433009" calcext:value-type="float">
            <text:p>0.433009</text:p>
          </table:table-cell>
          <table:table-cell office:value-type="float" office:value="1.57902" calcext:value-type="float">
            <text:p>1.57902</text:p>
          </table:table-cell>
          <table:table-cell office:value-type="float" office:value="1.26594" calcext:value-type="float">
            <text:p>1.26594</text:p>
          </table:table-cell>
          <table:table-cell office:value-type="float" office:value="2.06957" calcext:value-type="float">
            <text:p>2.06957</text:p>
          </table:table-cell>
          <table:table-cell office:value-type="float" office:value="95.1679" calcext:value-type="float">
            <text:p>95.1679</text:p>
          </table:table-cell>
          <table:table-cell office:value-type="float" office:value="0.709535" calcext:value-type="float">
            <text:p>0.709535</text:p>
          </table:table-cell>
          <table:table-cell office:value-type="float" office:value="0.0346367" calcext:value-type="float">
            <text:p>0.034636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265818" calcext:value-type="float">
            <text:p>0.0265818</text:p>
          </table:table-cell>
          <table:table-cell office:value-type="float" office:value="0.181708" calcext:value-type="float">
            <text:p>0.181708</text:p>
          </table:table-cell>
          <table:table-cell office:value-type="float" office:value="5.20935" calcext:value-type="float">
            <text:p>5.20935</text:p>
          </table:table-cell>
          <table:table-cell office:value-type="float" office:value="17.9589" calcext:value-type="float">
            <text:p>17.9589</text:p>
          </table:table-cell>
          <table:table-cell office:value-type="float" office:value="0.622391" calcext:value-type="float">
            <text:p>0.622391</text:p>
          </table:table-cell>
          <table:table-cell office:value-type="float" office:value="0.91066" calcext:value-type="float">
            <text:p>0.91066</text:p>
          </table:table-cell>
          <table:table-cell office:value-type="float" office:value="277.683" calcext:value-type="float">
            <text:p>277.683</text:p>
          </table:table-cell>
          <table:table-cell office:value-type="float" office:value="4.86686" calcext:value-type="float">
            <text:p>4.86686</text:p>
          </table:table-cell>
          <table:table-cell office:value-type="float" office:value="307.866" calcext:value-type="float">
            <text:p>307.866</text:p>
          </table:table-cell>
          <table:table-cell office:value-type="float" office:value="2.03962" calcext:value-type="float">
            <text:p>2.03962</text:p>
          </table:table-cell>
          <table:table-cell office:value-type="float" office:value="1.64002" calcext:value-type="float">
            <text:p>1.64002</text:p>
          </table:table-cell>
          <table:table-cell office:value-type="float" office:value="0.707889" calcext:value-type="float">
            <text:p>0.707889</text:p>
          </table:table-cell>
          <table:table-cell office:value-type="float" office:value="1.35208" calcext:value-type="float">
            <text:p>1.35208</text:p>
          </table:table-cell>
          <table:table-cell office:value-type="float" office:value="1.33735" calcext:value-type="float">
            <text:p>1.33735</text:p>
          </table:table-cell>
          <table:table-cell office:value-type="float" office:value="1.61962" calcext:value-type="float">
            <text:p>1.61962</text:p>
          </table:table-cell>
          <table:table-cell office:value-type="float" office:value="10.2769" calcext:value-type="float">
            <text:p>10.2769</text:p>
          </table:table-cell>
          <table:table-cell office:value-type="float" office:value="0.81701" calcext:value-type="float">
            <text:p>0.81701</text:p>
          </table:table-cell>
          <table:table-cell office:value-type="float" office:value="0.187279" calcext:value-type="float">
            <text:p>0.187279</text:p>
          </table:table-cell>
          <table:table-cell office:value-type="float" office:value="0.648236" calcext:value-type="float">
            <text:p>0.648236</text:p>
          </table:table-cell>
          <table:table-cell office:value-type="float" office:value="0.16371" calcext:value-type="float">
            <text:p>0.16371</text:p>
          </table:table-cell>
          <table:table-cell office:value-type="float" office:value="0.436972" calcext:value-type="float">
            <text:p>0.436972</text:p>
          </table:table-cell>
          <table:table-cell office:value-type="float" office:value="3.17387" calcext:value-type="float">
            <text:p>3.17387</text:p>
          </table:table-cell>
          <table:table-cell office:value-type="float" office:value="5.83406" calcext:value-type="float">
            <text:p>5.83406</text:p>
          </table:table-cell>
          <table:table-cell office:value-type="float" office:value="0.814185" calcext:value-type="float">
            <text:p>0.814185</text:p>
          </table:table-cell>
          <table:table-cell office:value-type="float" office:value="0.974015" calcext:value-type="float">
            <text:p>0.974015</text:p>
          </table:table-cell>
          <table:table-cell office:value-type="float" office:value="18.732" calcext:value-type="float">
            <text:p>18.732</text:p>
          </table:table-cell>
          <table:table-cell office:value-type="float" office:value="2.18781" calcext:value-type="float">
            <text:p>2.18781</text:p>
          </table:table-cell>
          <table:table-cell office:value-type="float" office:value="24.0596" calcext:value-type="float">
            <text:p>24.0596</text:p>
          </table:table-cell>
          <table:table-cell table:number-columns-repeated="38"/>
          <table:table-cell table:formula="of:=[.S79]" office:value-type="float" office:value="307.866" calcext:value-type="float">
            <text:p>307.866</text:p>
          </table:table-cell>
          <table:table-cell table:formula="of:=[.BY79]-1.96*[.AL79]" office:value-type="float" office:value="260.709184" calcext:value-type="float">
            <text:p>260.709184</text:p>
          </table:table-cell>
          <table:table-cell table:formula="of:=[.BY79]+1.96*[.AL79]" office:value-type="float" office:value="355.022816" calcext:value-type="float">
            <text:p>355.022816</text:p>
          </table:table-cell>
        </table:table-row>
        <table:table-row table:style-name="ro1">
          <table:table-cell office:value-type="float" office:value="2.12217" calcext:value-type="float">
            <text:p>2.12217</text:p>
          </table:table-cell>
          <table:table-cell office:value-type="float" office:value="1.57886" calcext:value-type="float">
            <text:p>1.57886</text:p>
          </table:table-cell>
          <table:table-cell office:value-type="float" office:value="0.414487" calcext:value-type="float">
            <text:p>0.414487</text:p>
          </table:table-cell>
          <table:table-cell office:value-type="float" office:value="1.51469" calcext:value-type="float">
            <text:p>1.51469</text:p>
          </table:table-cell>
          <table:table-cell office:value-type="float" office:value="1.21189" calcext:value-type="float">
            <text:p>1.21189</text:p>
          </table:table-cell>
          <table:table-cell office:value-type="float" office:value="1.98448" calcext:value-type="float">
            <text:p>1.98448</text:p>
          </table:table-cell>
          <table:table-cell office:value-type="float" office:value="95.4673" calcext:value-type="float">
            <text:p>95.4673</text:p>
          </table:table-cell>
          <table:table-cell office:value-type="float" office:value="0.711609" calcext:value-type="float">
            <text:p>0.711609</text:p>
          </table:table-cell>
          <table:table-cell office:value-type="float" office:value="0.0331551" calcext:value-type="float">
            <text:p>0.0331551</text:p>
          </table:table-cell>
          <table:table-cell office:value-type="float" office:value="0.356373" calcext:value-type="float">
            <text:p>0.356373</text:p>
          </table:table-cell>
          <table:table-cell office:value-type="float" office:value="0.025447" calcext:value-type="float">
            <text:p>0.025447</text:p>
          </table:table-cell>
          <table:table-cell office:value-type="float" office:value="0.173929" calcext:value-type="float">
            <text:p>0.173929</text:p>
          </table:table-cell>
          <table:table-cell office:value-type="float" office:value="4.98585" calcext:value-type="float">
            <text:p>4.98585</text:p>
          </table:table-cell>
          <table:table-cell office:value-type="float" office:value="17.2608" calcext:value-type="float">
            <text:p>17.2608</text:p>
          </table:table-cell>
          <table:table-cell office:value-type="float" office:value="0.597504" calcext:value-type="float">
            <text:p>0.597504</text:p>
          </table:table-cell>
          <table:table-cell office:value-type="float" office:value="0.87844" calcext:value-type="float">
            <text:p>0.87844</text:p>
          </table:table-cell>
          <table:table-cell office:value-type="float" office:value="279.051" calcext:value-type="float">
            <text:p>279.051</text:p>
          </table:table-cell>
          <table:table-cell office:value-type="float" office:value="4.89044" calcext:value-type="float">
            <text:p>4.89044</text:p>
          </table:table-cell>
          <table:table-cell office:value-type="float" office:value="308.253" calcext:value-type="float">
            <text:p>308.253</text:p>
          </table:table-cell>
          <table:table-cell office:value-type="float" office:value="1.99687" calcext:value-type="float">
            <text:p>1.99687</text:p>
          </table:table-cell>
          <table:table-cell office:value-type="float" office:value="1.60548" calcext:value-type="float">
            <text:p>1.60548</text:p>
          </table:table-cell>
          <table:table-cell office:value-type="float" office:value="0.69273" calcext:value-type="float">
            <text:p>0.69273</text:p>
          </table:table-cell>
          <table:table-cell office:value-type="float" office:value="1.32492" calcext:value-type="float">
            <text:p>1.32492</text:p>
          </table:table-cell>
          <table:table-cell office:value-type="float" office:value="1.30915" calcext:value-type="float">
            <text:p>1.30915</text:p>
          </table:table-cell>
          <table:table-cell office:value-type="float" office:value="1.58716" calcext:value-type="float">
            <text:p>1.58716</text:p>
          </table:table-cell>
          <table:table-cell office:value-type="float" office:value="10.3402" calcext:value-type="float">
            <text:p>10.3402</text:p>
          </table:table-cell>
          <table:table-cell office:value-type="float" office:value="0.818303" calcext:value-type="float">
            <text:p>0.818303</text:p>
          </table:table-cell>
          <table:table-cell office:value-type="float" office:value="0.183233" calcext:value-type="float">
            <text:p>0.183233</text:p>
          </table:table-cell>
          <table:table-cell office:value-type="float" office:value="0.634337" calcext:value-type="float">
            <text:p>0.634337</text:p>
          </table:table-cell>
          <table:table-cell office:value-type="float" office:value="0.160179" calcext:value-type="float">
            <text:p>0.160179</text:p>
          </table:table-cell>
          <table:table-cell office:value-type="float" office:value="0.427558" calcext:value-type="float">
            <text:p>0.427558</text:p>
          </table:table-cell>
          <table:table-cell office:value-type="float" office:value="3.10961" calcext:value-type="float">
            <text:p>3.10961</text:p>
          </table:table-cell>
          <table:table-cell office:value-type="float" office:value="5.73681" calcext:value-type="float">
            <text:p>5.73681</text:p>
          </table:table-cell>
          <table:table-cell office:value-type="float" office:value="0.797931" calcext:value-type="float">
            <text:p>0.797931</text:p>
          </table:table-cell>
          <table:table-cell office:value-type="float" office:value="0.956921" calcext:value-type="float">
            <text:p>0.956921</text:p>
          </table:table-cell>
          <table:table-cell office:value-type="float" office:value="18.9595" calcext:value-type="float">
            <text:p>18.9595</text:p>
          </table:table-cell>
          <table:table-cell office:value-type="float" office:value="2.19368" calcext:value-type="float">
            <text:p>2.19368</text:p>
          </table:table-cell>
          <table:table-cell office:value-type="float" office:value="24.1895" calcext:value-type="float">
            <text:p>24.1895</text:p>
          </table:table-cell>
          <table:table-cell table:number-columns-repeated="38"/>
          <table:table-cell table:formula="of:=[.S80]" office:value-type="float" office:value="308.253" calcext:value-type="float">
            <text:p>308.253</text:p>
          </table:table-cell>
          <table:table-cell table:formula="of:=[.BY80]-1.96*[.AL80]" office:value-type="float" office:value="260.84158" calcext:value-type="float">
            <text:p>260.84158</text:p>
          </table:table-cell>
          <table:table-cell table:formula="of:=[.BY80]+1.96*[.AL80]" office:value-type="float" office:value="355.66442" calcext:value-type="float">
            <text:p>355.66442</text:p>
          </table:table-cell>
        </table:table-row>
        <table:table-row table:style-name="ro1">
          <table:table-cell office:value-type="float" office:value="2.03144" calcext:value-type="float">
            <text:p>2.03144</text:p>
          </table:table-cell>
          <table:table-cell office:value-type="float" office:value="1.51133" calcext:value-type="float">
            <text:p>1.51133</text:p>
          </table:table-cell>
          <table:table-cell office:value-type="float" office:value="0.396758" calcext:value-type="float">
            <text:p>0.396758</text:p>
          </table:table-cell>
          <table:table-cell office:value-type="float" office:value="1.45289" calcext:value-type="float">
            <text:p>1.45289</text:p>
          </table:table-cell>
          <table:table-cell office:value-type="float" office:value="1.16014" calcext:value-type="float">
            <text:p>1.16014</text:p>
          </table:table-cell>
          <table:table-cell office:value-type="float" office:value="1.90272" calcext:value-type="float">
            <text:p>1.90272</text:p>
          </table:table-cell>
          <table:table-cell office:value-type="float" office:value="95.7545" calcext:value-type="float">
            <text:p>95.7545</text:p>
          </table:table-cell>
          <table:table-cell office:value-type="float" office:value="0.713598" calcext:value-type="float">
            <text:p>0.713598</text:p>
          </table:table-cell>
          <table:table-cell office:value-type="float" office:value="0.031737" calcext:value-type="float">
            <text:p>0.031737</text:p>
          </table:table-cell>
          <table:table-cell office:value-type="float" office:value="0.341129" calcext:value-type="float">
            <text:p>0.341129</text:p>
          </table:table-cell>
          <table:table-cell office:value-type="float" office:value="0.0243605" calcext:value-type="float">
            <text:p>0.0243605</text:p>
          </table:table-cell>
          <table:table-cell office:value-type="float" office:value="0.166484" calcext:value-type="float">
            <text:p>0.166484</text:p>
          </table:table-cell>
          <table:table-cell office:value-type="float" office:value="4.77198" calcext:value-type="float">
            <text:p>4.77198</text:p>
          </table:table-cell>
          <table:table-cell office:value-type="float" office:value="16.5873" calcext:value-type="float">
            <text:p>16.5873</text:p>
          </table:table-cell>
          <table:table-cell office:value-type="float" office:value="0.573544" calcext:value-type="float">
            <text:p>0.573544</text:p>
          </table:table-cell>
          <table:table-cell office:value-type="float" office:value="0.847131" calcext:value-type="float">
            <text:p>0.847131</text:p>
          </table:table-cell>
          <table:table-cell office:value-type="float" office:value="280.367" calcext:value-type="float">
            <text:p>280.367</text:p>
          </table:table-cell>
          <table:table-cell office:value-type="float" office:value="4.91311" calcext:value-type="float">
            <text:p>4.91311</text:p>
          </table:table-cell>
          <table:table-cell office:value-type="float" office:value="308.624" calcext:value-type="float">
            <text:p>308.624</text:p>
          </table:table-cell>
          <table:table-cell office:value-type="float" office:value="1.95497" calcext:value-type="float">
            <text:p>1.95497</text:p>
          </table:table-cell>
          <table:table-cell office:value-type="float" office:value="1.57163" calcext:value-type="float">
            <text:p>1.57163</text:p>
          </table:table-cell>
          <table:table-cell office:value-type="float" office:value="0.67789" calcext:value-type="float">
            <text:p>0.67789</text:p>
          </table:table-cell>
          <table:table-cell office:value-type="float" office:value="1.29823" calcext:value-type="float">
            <text:p>1.29823</text:p>
          </table:table-cell>
          <table:table-cell office:value-type="float" office:value="1.28152" calcext:value-type="float">
            <text:p>1.28152</text:p>
          </table:table-cell>
          <table:table-cell office:value-type="float" office:value="1.55523" calcext:value-type="float">
            <text:p>1.55523</text:p>
          </table:table-cell>
          <table:table-cell office:value-type="float" office:value="10.402" calcext:value-type="float">
            <text:p>10.402</text:p>
          </table:table-cell>
          <table:table-cell office:value-type="float" office:value="0.819542" calcext:value-type="float">
            <text:p>0.819542</text:p>
          </table:table-cell>
          <table:table-cell office:value-type="float" office:value="0.179275" calcext:value-type="float">
            <text:p>0.179275</text:p>
          </table:table-cell>
          <table:table-cell office:value-type="float" office:value="0.620732" calcext:value-type="float">
            <text:p>0.620732</text:p>
          </table:table-cell>
          <table:table-cell office:value-type="float" office:value="0.156725" calcext:value-type="float">
            <text:p>0.156725</text:p>
          </table:table-cell>
          <table:table-cell office:value-type="float" office:value="0.418346" calcext:value-type="float">
            <text:p>0.418346</text:p>
          </table:table-cell>
          <table:table-cell office:value-type="float" office:value="3.04648" calcext:value-type="float">
            <text:p>3.04648</text:p>
          </table:table-cell>
          <table:table-cell office:value-type="float" office:value="5.6401" calcext:value-type="float">
            <text:p>5.6401</text:p>
          </table:table-cell>
          <table:table-cell office:value-type="float" office:value="0.781947" calcext:value-type="float">
            <text:p>0.781947</text:p>
          </table:table-cell>
          <table:table-cell office:value-type="float" office:value="0.939988" calcext:value-type="float">
            <text:p>0.939988</text:p>
          </table:table-cell>
          <table:table-cell office:value-type="float" office:value="19.1833" calcext:value-type="float">
            <text:p>19.1833</text:p>
          </table:table-cell>
          <table:table-cell office:value-type="float" office:value="2.19933" calcext:value-type="float">
            <text:p>2.19933</text:p>
          </table:table-cell>
          <table:table-cell office:value-type="float" office:value="24.3156" calcext:value-type="float">
            <text:p>24.3156</text:p>
          </table:table-cell>
          <table:table-cell table:number-columns-repeated="38"/>
          <table:table-cell table:formula="of:=[.S81]" office:value-type="float" office:value="308.624" calcext:value-type="float">
            <text:p>308.624</text:p>
          </table:table-cell>
          <table:table-cell table:formula="of:=[.BY81]-1.96*[.AL81]" office:value-type="float" office:value="260.965424" calcext:value-type="float">
            <text:p>260.965424</text:p>
          </table:table-cell>
          <table:table-cell table:formula="of:=[.BY81]+1.96*[.AL81]" office:value-type="float" office:value="356.282576" calcext:value-type="float">
            <text:p>356.282576</text:p>
          </table:table-cell>
        </table:table-row>
        <table:table-row table:style-name="ro1">
          <table:table-cell office:value-type="float" office:value="1.94459" calcext:value-type="float">
            <text:p>1.94459</text:p>
          </table:table-cell>
          <table:table-cell office:value-type="float" office:value="1.4467" calcext:value-type="float">
            <text:p>1.4467</text:p>
          </table:table-cell>
          <table:table-cell office:value-type="float" office:value="0.379789" calcext:value-type="float">
            <text:p>0.379789</text:p>
          </table:table-cell>
          <table:table-cell office:value-type="float" office:value="1.39351" calcext:value-type="float">
            <text:p>1.39351</text:p>
          </table:table-cell>
          <table:table-cell office:value-type="float" office:value="1.1106" calcext:value-type="float">
            <text:p>1.1106</text:p>
          </table:table-cell>
          <table:table-cell office:value-type="float" office:value="1.82418" calcext:value-type="float">
            <text:p>1.82418</text:p>
          </table:table-cell>
          <table:table-cell office:value-type="float" office:value="96.0299" calcext:value-type="float">
            <text:p>96.0299</text:p>
          </table:table-cell>
          <table:table-cell office:value-type="float" office:value="0.715506" calcext:value-type="float">
            <text:p>0.715506</text:p>
          </table:table-cell>
          <table:table-cell office:value-type="float" office:value="0.0303797" calcext:value-type="float">
            <text:p>0.0303797</text:p>
          </table:table-cell>
          <table:table-cell office:value-type="float" office:value="0.326538" calcext:value-type="float">
            <text:p>0.326538</text:p>
          </table:table-cell>
          <table:table-cell office:value-type="float" office:value="0.0233203" calcext:value-type="float">
            <text:p>0.0233203</text:p>
          </table:table-cell>
          <table:table-cell office:value-type="float" office:value="0.159359" calcext:value-type="float">
            <text:p>0.159359</text:p>
          </table:table-cell>
          <table:table-cell office:value-type="float" office:value="4.56733" calcext:value-type="float">
            <text:p>4.56733</text:p>
          </table:table-cell>
          <table:table-cell office:value-type="float" office:value="15.9378" calcext:value-type="float">
            <text:p>15.9378</text:p>
          </table:table-cell>
          <table:table-cell office:value-type="float" office:value="0.550484" calcext:value-type="float">
            <text:p>0.550484</text:p>
          </table:table-cell>
          <table:table-cell office:value-type="float" office:value="0.816725" calcext:value-type="float">
            <text:p>0.816725</text:p>
          </table:table-cell>
          <table:table-cell office:value-type="float" office:value="281.632" calcext:value-type="float">
            <text:p>281.632</text:p>
          </table:table-cell>
          <table:table-cell office:value-type="float" office:value="4.93489" calcext:value-type="float">
            <text:p>4.93489</text:p>
          </table:table-cell>
          <table:table-cell office:value-type="float" office:value="308.979" calcext:value-type="float">
            <text:p>308.979</text:p>
          </table:table-cell>
          <table:table-cell office:value-type="float" office:value="1.91389" calcext:value-type="float">
            <text:p>1.91389</text:p>
          </table:table-cell>
          <table:table-cell office:value-type="float" office:value="1.53846" calcext:value-type="float">
            <text:p>1.53846</text:p>
          </table:table-cell>
          <table:table-cell office:value-type="float" office:value="0.663363" calcext:value-type="float">
            <text:p>0.663363</text:p>
          </table:table-cell>
          <table:table-cell office:value-type="float" office:value="1.272" calcext:value-type="float">
            <text:p>1.272</text:p>
          </table:table-cell>
          <table:table-cell office:value-type="float" office:value="1.25444" calcext:value-type="float">
            <text:p>1.25444</text:p>
          </table:table-cell>
          <table:table-cell office:value-type="float" office:value="1.52384" calcext:value-type="float">
            <text:p>1.52384</text:p>
          </table:table-cell>
          <table:table-cell office:value-type="float" office:value="10.4624" calcext:value-type="float">
            <text:p>10.4624</text:p>
          </table:table-cell>
          <table:table-cell office:value-type="float" office:value="0.82073" calcext:value-type="float">
            <text:p>0.82073</text:p>
          </table:table-cell>
          <table:table-cell office:value-type="float" office:value="0.175403" calcext:value-type="float">
            <text:p>0.175403</text:p>
          </table:table-cell>
          <table:table-cell office:value-type="float" office:value="0.607415" calcext:value-type="float">
            <text:p>0.607415</text:p>
          </table:table-cell>
          <table:table-cell office:value-type="float" office:value="0.153344" calcext:value-type="float">
            <text:p>0.153344</text:p>
          </table:table-cell>
          <table:table-cell office:value-type="float" office:value="0.409333" calcext:value-type="float">
            <text:p>0.409333</text:p>
          </table:table-cell>
          <table:table-cell office:value-type="float" office:value="2.98445" calcext:value-type="float">
            <text:p>2.98445</text:p>
          </table:table-cell>
          <table:table-cell office:value-type="float" office:value="5.54401" calcext:value-type="float">
            <text:p>5.54401</text:p>
          </table:table-cell>
          <table:table-cell office:value-type="float" office:value="0.766234" calcext:value-type="float">
            <text:p>0.766234</text:p>
          </table:table-cell>
          <table:table-cell office:value-type="float" office:value="0.923224" calcext:value-type="float">
            <text:p>0.923224</text:p>
          </table:table-cell>
          <table:table-cell office:value-type="float" office:value="19.4034" calcext:value-type="float">
            <text:p>19.4034</text:p>
          </table:table-cell>
          <table:table-cell office:value-type="float" office:value="2.20476" calcext:value-type="float">
            <text:p>2.20476</text:p>
          </table:table-cell>
          <table:table-cell office:value-type="float" office:value="24.4382" calcext:value-type="float">
            <text:p>24.4382</text:p>
          </table:table-cell>
          <table:table-cell table:number-columns-repeated="38"/>
          <table:table-cell table:formula="of:=[.S82]" office:value-type="float" office:value="308.979" calcext:value-type="float">
            <text:p>308.979</text:p>
          </table:table-cell>
          <table:table-cell table:formula="of:=[.BY82]-1.96*[.AL82]" office:value-type="float" office:value="261.080128" calcext:value-type="float">
            <text:p>261.080128</text:p>
          </table:table-cell>
          <table:table-cell table:formula="of:=[.BY82]+1.96*[.AL82]" office:value-type="float" office:value="356.877872" calcext:value-type="float">
            <text:p>356.877872</text:p>
          </table:table-cell>
        </table:table-row>
        <table:table-row table:style-name="ro1">
          <table:table-cell office:value-type="float" office:value="1.86146" calcext:value-type="float">
            <text:p>1.86146</text:p>
          </table:table-cell>
          <table:table-cell office:value-type="float" office:value="1.38483" calcext:value-type="float">
            <text:p>1.38483</text:p>
          </table:table-cell>
          <table:table-cell office:value-type="float" office:value="0.363547" calcext:value-type="float">
            <text:p>0.363547</text:p>
          </table:table-cell>
          <table:table-cell office:value-type="float" office:value="1.33646" calcext:value-type="float">
            <text:p>1.33646</text:p>
          </table:table-cell>
          <table:table-cell office:value-type="float" office:value="1.06317" calcext:value-type="float">
            <text:p>1.06317</text:p>
          </table:table-cell>
          <table:table-cell office:value-type="float" office:value="1.74876" calcext:value-type="float">
            <text:p>1.74876</text:p>
          </table:table-cell>
          <table:table-cell office:value-type="float" office:value="96.2939" calcext:value-type="float">
            <text:p>96.2939</text:p>
          </table:table-cell>
          <table:table-cell office:value-type="float" office:value="0.717336" calcext:value-type="float">
            <text:p>0.717336</text:p>
          </table:table-cell>
          <table:table-cell office:value-type="float" office:value="0.0290805" calcext:value-type="float">
            <text:p>0.0290805</text:p>
          </table:table-cell>
          <table:table-cell office:value-type="float" office:value="0.312572" calcext:value-type="float">
            <text:p>0.312572</text:p>
          </table:table-cell>
          <table:table-cell office:value-type="float" office:value="0.0223244" calcext:value-type="float">
            <text:p>0.0223244</text:p>
          </table:table-cell>
          <table:table-cell office:value-type="float" office:value="0.15254" calcext:value-type="float">
            <text:p>0.15254</text:p>
          </table:table-cell>
          <table:table-cell office:value-type="float" office:value="4.37149" calcext:value-type="float">
            <text:p>4.37149</text:p>
          </table:table-cell>
          <table:table-cell office:value-type="float" office:value="15.3117" calcext:value-type="float">
            <text:p>15.3117</text:p>
          </table:table-cell>
          <table:table-cell office:value-type="float" office:value="0.528294" calcext:value-type="float">
            <text:p>0.528294</text:p>
          </table:table-cell>
          <table:table-cell office:value-type="float" office:value="0.787213" calcext:value-type="float">
            <text:p>0.787213</text:p>
          </table:table-cell>
          <table:table-cell office:value-type="float" office:value="282.847" calcext:value-type="float">
            <text:p>282.847</text:p>
          </table:table-cell>
          <table:table-cell office:value-type="float" office:value="4.95582" calcext:value-type="float">
            <text:p>4.95582</text:p>
          </table:table-cell>
          <table:table-cell office:value-type="float" office:value="309.318" calcext:value-type="float">
            <text:p>309.318</text:p>
          </table:table-cell>
          <table:table-cell office:value-type="float" office:value="1.87363" calcext:value-type="float">
            <text:p>1.87363</text:p>
          </table:table-cell>
          <table:table-cell office:value-type="float" office:value="1.50596" calcext:value-type="float">
            <text:p>1.50596</text:p>
          </table:table-cell>
          <table:table-cell office:value-type="float" office:value="0.649144" calcext:value-type="float">
            <text:p>0.649144</text:p>
          </table:table-cell>
          <table:table-cell office:value-type="float" office:value="1.24625" calcext:value-type="float">
            <text:p>1.24625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1.49299" calcext:value-type="float">
            <text:p>1.49299</text:p>
          </table:table-cell>
          <table:table-cell office:value-type="float" office:value="10.5214" calcext:value-type="float">
            <text:p>10.5214</text:p>
          </table:table-cell>
          <table:table-cell office:value-type="float" office:value="0.821868" calcext:value-type="float">
            <text:p>0.821868</text:p>
          </table:table-cell>
          <table:table-cell office:value-type="float" office:value="0.171614" calcext:value-type="float">
            <text:p>0.171614</text:p>
          </table:table-cell>
          <table:table-cell office:value-type="float" office:value="0.594381" calcext:value-type="float">
            <text:p>0.594381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0.400513" calcext:value-type="float">
            <text:p>0.400513</text:p>
          </table:table-cell>
          <table:table-cell office:value-type="float" office:value="2.92354" calcext:value-type="float">
            <text:p>2.92354</text:p>
          </table:table-cell>
          <table:table-cell office:value-type="float" office:value="5.44859" calcext:value-type="float">
            <text:p>5.44859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906636" calcext:value-type="float">
            <text:p>0.906636</text:p>
          </table:table-cell>
          <table:table-cell office:value-type="float" office:value="19.6197" calcext:value-type="float">
            <text:p>19.6197</text:p>
          </table:table-cell>
          <table:table-cell office:value-type="float" office:value="2.20999" calcext:value-type="float">
            <text:p>2.20999</text:p>
          </table:table-cell>
          <table:table-cell office:value-type="float" office:value="24.5572" calcext:value-type="float">
            <text:p>24.5572</text:p>
          </table:table-cell>
          <table:table-cell table:number-columns-repeated="38"/>
          <table:table-cell table:formula="of:=[.S83]" office:value-type="float" office:value="309.318" calcext:value-type="float">
            <text:p>309.318</text:p>
          </table:table-cell>
          <table:table-cell table:formula="of:=[.BY83]-1.96*[.AL83]" office:value-type="float" office:value="261.185888" calcext:value-type="float">
            <text:p>261.185888</text:p>
          </table:table-cell>
          <table:table-cell table:formula="of:=[.BY83]+1.96*[.AL83]" office:value-type="float" office:value="357.450112" calcext:value-type="float">
            <text:p>357.450112</text:p>
          </table:table-cell>
        </table:table-row>
        <table:table-row table:style-name="ro1">
          <table:table-cell office:value-type="float" office:value="1.78188" calcext:value-type="float">
            <text:p>1.78188</text:p>
          </table:table-cell>
          <table:table-cell office:value-type="float" office:value="1.32562" calcext:value-type="float">
            <text:p>1.32562</text:p>
          </table:table-cell>
          <table:table-cell office:value-type="float" office:value="0.348001" calcext:value-type="float">
            <text:p>0.348001</text:p>
          </table:table-cell>
          <table:table-cell office:value-type="float" office:value="1.28167" calcext:value-type="float">
            <text:p>1.28167</text:p>
          </table:table-cell>
          <table:table-cell office:value-type="float" office:value="1.01777" calcext:value-type="float">
            <text:p>1.01777</text:p>
          </table:table-cell>
          <table:table-cell office:value-type="float" office:value="1.67633" calcext:value-type="float">
            <text:p>1.67633</text:p>
          </table:table-cell>
          <table:table-cell office:value-type="float" office:value="96.5471" calcext:value-type="float">
            <text:p>96.5471</text:p>
          </table:table-cell>
          <table:table-cell office:value-type="float" office:value="0.719091" calcext:value-type="float">
            <text:p>0.719091</text:p>
          </table:table-cell>
          <table:table-cell office:value-type="float" office:value="0.0278369" calcext:value-type="float">
            <text:p>0.0278369</text:p>
          </table:table-cell>
          <table:table-cell office:value-type="float" office:value="0.299205" calcext:value-type="float">
            <text:p>0.299205</text:p>
          </table:table-cell>
          <table:table-cell office:value-type="float" office:value="0.021371" calcext:value-type="float">
            <text:p>0.021371</text:p>
          </table:table-cell>
          <table:table-cell office:value-type="float" office:value="0.146013" calcext:value-type="float">
            <text:p>0.146013</text:p>
          </table:table-cell>
          <table:table-cell office:value-type="float" office:value="4.18409" calcext:value-type="float">
            <text:p>4.18409</text:p>
          </table:table-cell>
          <table:table-cell office:value-type="float" office:value="14.7082" calcext:value-type="float">
            <text:p>14.7082</text:p>
          </table:table-cell>
          <table:table-cell office:value-type="float" office:value="0.506946" calcext:value-type="float">
            <text:p>0.506946</text:p>
          </table:table-cell>
          <table:table-cell office:value-type="float" office:value="0.758583" calcext:value-type="float">
            <text:p>0.758583</text:p>
          </table:table-cell>
          <table:table-cell office:value-type="float" office:value="284.015" calcext:value-type="float">
            <text:p>284.015</text:p>
          </table:table-cell>
          <table:table-cell office:value-type="float" office:value="4.97593" calcext:value-type="float">
            <text:p>4.97593</text:p>
          </table:table-cell>
          <table:table-cell office:value-type="float" office:value="309.643" calcext:value-type="float">
            <text:p>309.643</text:p>
          </table:table-cell>
          <table:table-cell office:value-type="float" office:value="1.83417" calcext:value-type="float">
            <text:p>1.83417</text:p>
          </table:table-cell>
          <table:table-cell office:value-type="float" office:value="1.47411" calcext:value-type="float">
            <text:p>1.47411</text:p>
          </table:table-cell>
          <table:table-cell office:value-type="float" office:value="0.635225" calcext:value-type="float">
            <text:p>0.635225</text:p>
          </table:table-cell>
          <table:table-cell office:value-type="float" office:value="1.22095" calcext:value-type="float">
            <text:p>1.22095</text:p>
          </table:table-cell>
          <table:table-cell office:value-type="float" office:value="1.20191" calcext:value-type="float">
            <text:p>1.20191</text:p>
          </table:table-cell>
          <table:table-cell office:value-type="float" office:value="1.46266" calcext:value-type="float">
            <text:p>1.46266</text:p>
          </table:table-cell>
          <table:table-cell office:value-type="float" office:value="10.5789" calcext:value-type="float">
            <text:p>10.5789</text:p>
          </table:table-cell>
          <table:table-cell office:value-type="float" office:value="0.822959" calcext:value-type="float">
            <text:p>0.822959</text:p>
          </table:table-cell>
          <table:table-cell office:value-type="float" office:value="0.167907" calcext:value-type="float">
            <text:p>0.167907</text:p>
          </table:table-cell>
          <table:table-cell office:value-type="float" office:value="0.581623" calcext:value-type="float">
            <text:p>0.581623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391883" calcext:value-type="float">
            <text:p>0.391883</text:p>
          </table:table-cell>
          <table:table-cell office:value-type="float" office:value="2.86372" calcext:value-type="float">
            <text:p>2.86372</text:p>
          </table:table-cell>
          <table:table-cell office:value-type="float" office:value="5.35391" calcext:value-type="float">
            <text:p>5.35391</text:p>
          </table:table-cell>
          <table:table-cell office:value-type="float" office:value="0.735611" calcext:value-type="float">
            <text:p>0.735611</text:p>
          </table:table-cell>
          <table:table-cell office:value-type="float" office:value="0.890228" calcext:value-type="float">
            <text:p>0.890228</text:p>
          </table:table-cell>
          <table:table-cell office:value-type="float" office:value="19.8321" calcext:value-type="float">
            <text:p>19.8321</text:p>
          </table:table-cell>
          <table:table-cell office:value-type="float" office:value="2.21502" calcext:value-type="float">
            <text:p>2.21502</text:p>
          </table:table-cell>
          <table:table-cell office:value-type="float" office:value="24.6727" calcext:value-type="float">
            <text:p>24.6727</text:p>
          </table:table-cell>
          <table:table-cell table:number-columns-repeated="38"/>
          <table:table-cell table:formula="of:=[.S84]" office:value-type="float" office:value="309.643" calcext:value-type="float">
            <text:p>309.643</text:p>
          </table:table-cell>
          <table:table-cell table:formula="of:=[.BY84]-1.96*[.AL84]" office:value-type="float" office:value="261.284508" calcext:value-type="float">
            <text:p>261.284508</text:p>
          </table:table-cell>
          <table:table-cell table:formula="of:=[.BY84]+1.96*[.AL84]" office:value-type="float" office:value="358.001492" calcext:value-type="float">
            <text:p>358.001492</text:p>
          </table:table-cell>
        </table:table-row>
        <table:table-row table:style-name="ro1">
          <table:table-cell office:value-type="float" office:value="1.70571" calcext:value-type="float">
            <text:p>1.70571</text:p>
          </table:table-cell>
          <table:table-cell office:value-type="float" office:value="1.26893" calcext:value-type="float">
            <text:p>1.26893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1.22906" calcext:value-type="float">
            <text:p>1.22906</text:p>
          </table:table-cell>
          <table:table-cell office:value-type="float" office:value="0.974296" calcext:value-type="float">
            <text:p>0.974296</text:p>
          </table:table-cell>
          <table:table-cell office:value-type="float" office:value="1.60679" calcext:value-type="float">
            <text:p>1.60679</text:p>
          </table:table-cell>
          <table:table-cell office:value-type="float" office:value="96.7899" calcext:value-type="float">
            <text:p>96.7899</text:p>
          </table:table-cell>
          <table:table-cell office:value-type="float" office:value="0.720774" calcext:value-type="float">
            <text:p>0.720774</text:p>
          </table:table-cell>
          <table:table-cell office:value-type="float" office:value="0.0266466" calcext:value-type="float">
            <text:p>0.0266466</text:p>
          </table:table-cell>
          <table:table-cell office:value-type="float" office:value="0.28641" calcext:value-type="float">
            <text:p>0.28641</text:p>
          </table:table-cell>
          <table:table-cell office:value-type="float" office:value="0.0204583" calcext:value-type="float">
            <text:p>0.0204583</text:p>
          </table:table-cell>
          <table:table-cell office:value-type="float" office:value="0.139766" calcext:value-type="float">
            <text:p>0.139766</text:p>
          </table:table-cell>
          <table:table-cell office:value-type="float" office:value="4.00475" calcext:value-type="float">
            <text:p>4.00475</text:p>
          </table:table-cell>
          <table:table-cell office:value-type="float" office:value="14.1268" calcext:value-type="float">
            <text:p>14.1268</text:p>
          </table:table-cell>
          <table:table-cell office:value-type="float" office:value="0.486413" calcext:value-type="float">
            <text:p>0.486413</text:p>
          </table:table-cell>
          <table:table-cell office:value-type="float" office:value="0.730824" calcext:value-type="float">
            <text:p>0.730824</text:p>
          </table:table-cell>
          <table:table-cell office:value-type="float" office:value="285.137" calcext:value-type="float">
            <text:p>285.137</text:p>
          </table:table-cell>
          <table:table-cell office:value-type="float" office:value="4.99525" calcext:value-type="float">
            <text:p>4.99525</text:p>
          </table:table-cell>
          <table:table-cell office:value-type="float" office:value="309.954" calcext:value-type="float">
            <text:p>309.954</text:p>
          </table:table-cell>
          <table:table-cell office:value-type="float" office:value="1.7955" calcext:value-type="float">
            <text:p>1.7955</text:p>
          </table:table-cell>
          <table:table-cell office:value-type="float" office:value="1.44291" calcext:value-type="float">
            <text:p>1.44291</text:p>
          </table:table-cell>
          <table:table-cell office:value-type="float" office:value="0.621601" calcext:value-type="float">
            <text:p>0.621601</text:p>
          </table:table-cell>
          <table:table-cell office:value-type="float" office:value="1.19612" calcext:value-type="float">
            <text:p>1.19612</text:p>
          </table:table-cell>
          <table:table-cell office:value-type="float" office:value="1.17644" calcext:value-type="float">
            <text:p>1.17644</text:p>
          </table:table-cell>
          <table:table-cell office:value-type="float" office:value="1.43287" calcext:value-type="float">
            <text:p>1.43287</text:p>
          </table:table-cell>
          <table:table-cell office:value-type="float" office:value="10.6351" calcext:value-type="float">
            <text:p>10.6351</text:p>
          </table:table-cell>
          <table:table-cell office:value-type="float" office:value="0.824004" calcext:value-type="float">
            <text:p>0.824004</text:p>
          </table:table-cell>
          <table:table-cell office:value-type="float" office:value="0.164281" calcext:value-type="float">
            <text:p>0.164281</text:p>
          </table:table-cell>
          <table:table-cell office:value-type="float" office:value="0.569136" calcext:value-type="float">
            <text:p>0.569136</text:p>
          </table:table-cell>
          <table:table-cell office:value-type="float" office:value="0.143632" calcext:value-type="float">
            <text:p>0.143632</text:p>
          </table:table-cell>
          <table:table-cell office:value-type="float" office:value="0.383438" calcext:value-type="float">
            <text:p>0.383438</text:p>
          </table:table-cell>
          <table:table-cell office:value-type="float" office:value="2.80499" calcext:value-type="float">
            <text:p>2.80499</text:p>
          </table:table-cell>
          <table:table-cell office:value-type="float" office:value="5.26" calcext:value-type="float">
            <text:p>5.26</text:p>
          </table:table-cell>
          <table:table-cell office:value-type="float" office:value="0.720699" calcext:value-type="float">
            <text:p>0.720699</text:p>
          </table:table-cell>
          <table:table-cell office:value-type="float" office:value="0.874006" calcext:value-type="float">
            <text:p>0.874006</text:p>
          </table:table-cell>
          <table:table-cell office:value-type="float" office:value="20.0408" calcext:value-type="float">
            <text:p>20.0408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24.7849" calcext:value-type="float">
            <text:p>24.7849</text:p>
          </table:table-cell>
          <table:table-cell table:number-columns-repeated="38"/>
          <table:table-cell table:formula="of:=[.S85]" office:value-type="float" office:value="309.954" calcext:value-type="float">
            <text:p>309.954</text:p>
          </table:table-cell>
          <table:table-cell table:formula="of:=[.BY85]-1.96*[.AL85]" office:value-type="float" office:value="261.375596" calcext:value-type="float">
            <text:p>261.375596</text:p>
          </table:table-cell>
          <table:table-cell table:formula="of:=[.BY85]+1.96*[.AL85]" office:value-type="float" office:value="358.532404" calcext:value-type="float">
            <text:p>358.532404</text:p>
          </table:table-cell>
        </table:table-row>
        <table:table-row table:style-name="ro1">
          <table:table-cell office:value-type="float" office:value="1.63279" calcext:value-type="float">
            <text:p>1.63279</text:p>
          </table:table-cell>
          <table:table-cell office:value-type="float" office:value="1.21468" calcext:value-type="float">
            <text:p>1.21468</text:p>
          </table:table-cell>
          <table:table-cell office:value-type="float" office:value="0.318876" calcext:value-type="float">
            <text:p>0.318876</text:p>
          </table:table-cell>
          <table:table-cell office:value-type="float" office:value="1.17853" calcext:value-type="float">
            <text:p>1.17853</text:p>
          </table:table-cell>
          <table:table-cell office:value-type="float" office:value="0.93268" calcext:value-type="float">
            <text:p>0.93268</text:p>
          </table:table-cell>
          <table:table-cell office:value-type="float" office:value="1.54004" calcext:value-type="float">
            <text:p>1.54004</text:p>
          </table:table-cell>
          <table:table-cell office:value-type="float" office:value="97.0226" calcext:value-type="float">
            <text:p>97.0226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0255072" calcext:value-type="float">
            <text:p>0.0255072</text:p>
          </table:table-cell>
          <table:table-cell office:value-type="float" office:value="0.274162" calcext:value-type="float">
            <text:p>0.274162</text:p>
          </table:table-cell>
          <table:table-cell office:value-type="float" office:value="0.0195845" calcext:value-type="float">
            <text:p>0.0195845</text:p>
          </table:table-cell>
          <table:table-cell office:value-type="float" office:value="0.133787" calcext:value-type="float">
            <text:p>0.133787</text:p>
          </table:table-cell>
          <table:table-cell office:value-type="float" office:value="3.83314" calcext:value-type="float">
            <text:p>3.83314</text:p>
          </table:table-cell>
          <table:table-cell office:value-type="float" office:value="13.5667" calcext:value-type="float">
            <text:p>13.5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703922" calcext:value-type="float">
            <text:p>0.703922</text:p>
          </table:table-cell>
          <table:table-cell office:value-type="float" office:value="286.215" calcext:value-type="float">
            <text:p>286.215</text:p>
          </table:table-cell>
          <table:table-cell office:value-type="float" office:value="5.0138" calcext:value-type="float">
            <text:p>5.0138</text:p>
          </table:table-cell>
          <table:table-cell office:value-type="float" office:value="310.252" calcext:value-type="float">
            <text:p>310.252</text:p>
          </table:table-cell>
          <table:table-cell office:value-type="float" office:value="1.7576" calcext:value-type="float">
            <text:p>1.7576</text:p>
          </table:table-cell>
          <table:table-cell office:value-type="float" office:value="1.41235" calcext:value-type="float">
            <text:p>1.41235</text:p>
          </table:table-cell>
          <table:table-cell office:value-type="float" office:value="0.608265" calcext:value-type="float">
            <text:p>0.608265</text:p>
          </table:table-cell>
          <table:table-cell office:value-type="float" office:value="1.17173" calcext:value-type="float">
            <text:p>1.17173</text:p>
          </table:table-cell>
          <table:table-cell office:value-type="float" office:value="1.15149" calcext:value-type="float">
            <text:p>1.15149</text:p>
          </table:table-cell>
          <table:table-cell office:value-type="float" office:value="1.4036" calcext:value-type="float">
            <text:p>1.4036</text:p>
          </table:table-cell>
          <table:table-cell office:value-type="float" office:value="10.6899" calcext:value-type="float">
            <text:p>10.6899</text:p>
          </table:table-cell>
          <table:table-cell office:value-type="float" office:value="0.825006" calcext:value-type="float">
            <text:p>0.825006</text:p>
          </table:table-cell>
          <table:table-cell office:value-type="float" office:value="0.160732" calcext:value-type="float">
            <text:p>0.160732</text:p>
          </table:table-cell>
          <table:table-cell office:value-type="float" office:value="0.556915" calcext:value-type="float">
            <text:p>0.556915</text:p>
          </table:table-cell>
          <table:table-cell office:value-type="float" office:value="0.140533" calcext:value-type="float">
            <text:p>0.140533</text:p>
          </table:table-cell>
          <table:table-cell office:value-type="float" office:value="0.375175" calcext:value-type="float">
            <text:p>0.375175</text:p>
          </table:table-cell>
          <table:table-cell office:value-type="float" office:value="2.74734" calcext:value-type="float">
            <text:p>2.74734</text:p>
          </table:table-cell>
          <table:table-cell office:value-type="float" office:value="5.16694" calcext:value-type="float">
            <text:p>5.16694</text:p>
          </table:table-cell>
          <table:table-cell office:value-type="float" office:value="0.70605" calcext:value-type="float">
            <text:p>0.70605</text:p>
          </table:table-cell>
          <table:table-cell office:value-type="float" office:value="0.857974" calcext:value-type="float">
            <text:p>0.857974</text:p>
          </table:table-cell>
          <table:table-cell office:value-type="float" office:value="20.2455" calcext:value-type="float">
            <text:p>20.2455</text:p>
          </table:table-cell>
          <table:table-cell office:value-type="float" office:value="2.22452" calcext:value-type="float">
            <text:p>2.22452</text:p>
          </table:table-cell>
          <table:table-cell office:value-type="float" office:value="24.8938" calcext:value-type="float">
            <text:p>24.8938</text:p>
          </table:table-cell>
          <table:table-cell table:number-columns-repeated="38"/>
          <table:table-cell table:formula="of:=[.S86]" office:value-type="float" office:value="310.252" calcext:value-type="float">
            <text:p>310.252</text:p>
          </table:table-cell>
          <table:table-cell table:formula="of:=[.BY86]-1.96*[.AL86]" office:value-type="float" office:value="261.460152" calcext:value-type="float">
            <text:p>261.460152</text:p>
          </table:table-cell>
          <table:table-cell table:formula="of:=[.BY86]+1.96*[.AL86]" office:value-type="float" office:value="359.043848" calcext:value-type="float">
            <text:p>359.043848</text:p>
          </table:table-cell>
        </table:table-row>
        <table:table-row table:style-name="ro1">
          <table:table-cell office:value-type="float" office:value="1.56299" calcext:value-type="float">
            <text:p>1.56299</text:p>
          </table:table-cell>
          <table:table-cell office:value-type="float" office:value="1.16275" calcext:value-type="float">
            <text:p>1.16275</text:p>
          </table:table-cell>
          <table:table-cell office:value-type="float" office:value="0.305242" calcext:value-type="float">
            <text:p>0.305242</text:p>
          </table:table-cell>
          <table:table-cell office:value-type="float" office:value="1.13001" calcext:value-type="float">
            <text:p>1.13001</text:p>
          </table:table-cell>
          <table:table-cell office:value-type="float" office:value="0.89284" calcext:value-type="float">
            <text:p>0.89284</text:p>
          </table:table-cell>
          <table:table-cell office:value-type="float" office:value="1.47597" calcext:value-type="float">
            <text:p>1.47597</text:p>
          </table:table-cell>
          <table:table-cell office:value-type="float" office:value="97.2457" calcext:value-type="float">
            <text:p>97.2457</text:p>
          </table:table-cell>
          <table:table-cell office:value-type="float" office:value="0.723936" calcext:value-type="float">
            <text:p>0.723936</text:p>
          </table:table-cell>
          <table:table-cell office:value-type="float" office:value="0.0244166" calcext:value-type="float">
            <text:p>0.0244166</text:p>
          </table:table-cell>
          <table:table-cell office:value-type="float" office:value="0.262439" calcext:value-type="float">
            <text:p>0.262439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0.128064" calcext:value-type="float">
            <text:p>0.128064</text:p>
          </table:table-cell>
          <table:table-cell office:value-type="float" office:value="3.6689" calcext:value-type="float">
            <text:p>3.6689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0.447683" calcext:value-type="float">
            <text:p>0.447683</text:p>
          </table:table-cell>
          <table:table-cell office:value-type="float" office:value="0.677863" calcext:value-type="float">
            <text:p>0.677863</text:p>
          </table:table-cell>
          <table:table-cell office:value-type="float" office:value="287.25" calcext:value-type="float">
            <text:p>287.25</text:p>
          </table:table-cell>
          <table:table-cell office:value-type="float" office:value="5.03162" calcext:value-type="float">
            <text:p>5.03162</text:p>
          </table:table-cell>
          <table:table-cell office:value-type="float" office:value="310.537" calcext:value-type="float">
            <text:p>310.537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1.3824" calcext:value-type="float">
            <text:p>1.3824</text:p>
          </table:table-cell>
          <table:table-cell office:value-type="float" office:value="0.595212" calcext:value-type="float">
            <text:p>0.595212</text:p>
          </table:table-cell>
          <table:table-cell office:value-type="float" office:value="1.14779" calcext:value-type="float">
            <text:p>1.14779</text:p>
          </table:table-cell>
          <table:table-cell office:value-type="float" office:value="1.12705" calcext:value-type="float">
            <text:p>1.12705</text:p>
          </table:table-cell>
          <table:table-cell office:value-type="float" office:value="1.37486" calcext:value-type="float">
            <text:p>1.37486</text:p>
          </table:table-cell>
          <table:table-cell office:value-type="float" office:value="10.7434" calcext:value-type="float">
            <text:p>10.7434</text:p>
          </table:table-cell>
          <table:table-cell office:value-type="float" office:value="0.825966" calcext:value-type="float">
            <text:p>0.825966</text:p>
          </table:table-cell>
          <table:table-cell office:value-type="float" office:value="0.157261" calcext:value-type="float">
            <text:p>0.157261</text:p>
          </table:table-cell>
          <table:table-cell office:value-type="float" office:value="0.544953" calcext:value-type="float">
            <text:p>0.544953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0.36709" calcext:value-type="float">
            <text:p>0.36709</text:p>
          </table:table-cell>
          <table:table-cell office:value-type="float" office:value="2.69075" calcext:value-type="float">
            <text:p>2.69075</text:p>
          </table:table-cell>
          <table:table-cell office:value-type="float" office:value="5.07474" calcext:value-type="float">
            <text:p>5.07474</text:p>
          </table:table-cell>
          <table:table-cell office:value-type="float" office:value="0.691661" calcext:value-type="float">
            <text:p>0.691661</text:p>
          </table:table-cell>
          <table:table-cell office:value-type="float" office:value="0.842137" calcext:value-type="float">
            <text:p>0.842137</text:p>
          </table:table-cell>
          <table:table-cell office:value-type="float" office:value="20.4464" calcext:value-type="float">
            <text:p>20.4464</text:p>
          </table:table-cell>
          <table:table-cell office:value-type="float" office:value="2.229" calcext:value-type="float">
            <text:p>2.229</text:p>
          </table:table-cell>
          <table:table-cell office:value-type="float" office:value="24.9994" calcext:value-type="float">
            <text:p>24.9994</text:p>
          </table:table-cell>
          <table:table-cell table:number-columns-repeated="38"/>
          <table:table-cell table:formula="of:=[.S87]" office:value-type="float" office:value="310.537" calcext:value-type="float">
            <text:p>310.537</text:p>
          </table:table-cell>
          <table:table-cell table:formula="of:=[.BY87]-1.96*[.AL87]" office:value-type="float" office:value="261.538176" calcext:value-type="float">
            <text:p>261.538176</text:p>
          </table:table-cell>
          <table:table-cell table:formula="of:=[.BY87]+1.96*[.AL87]" office:value-type="float" office:value="359.535824" calcext:value-type="float">
            <text:p>359.535824</text:p>
          </table:table-cell>
        </table:table-row>
        <table:table-row table:style-name="ro1">
          <table:table-cell office:value-type="float" office:value="1.49618" calcext:value-type="float">
            <text:p>1.49618</text:p>
          </table:table-cell>
          <table:table-cell office:value-type="float" office:value="1.11304" calcext:value-type="float">
            <text:p>1.11304</text:p>
          </table:table-cell>
          <table:table-cell office:value-type="float" office:value="0.292191" calcext:value-type="float">
            <text:p>0.292191</text:p>
          </table:table-cell>
          <table:table-cell office:value-type="float" office:value="1.08343" calcext:value-type="float">
            <text:p>1.08343</text:p>
          </table:table-cell>
          <table:table-cell office:value-type="float" office:value="0.854701" calcext:value-type="float">
            <text:p>0.854701</text:p>
          </table:table-cell>
          <table:table-cell office:value-type="float" office:value="1.41448" calcext:value-type="float">
            <text:p>1.41448</text:p>
          </table:table-cell>
          <table:table-cell office:value-type="float" office:value="97.4595" calcext:value-type="float">
            <text:p>97.4595</text:p>
          </table:table-cell>
          <table:table-cell office:value-type="float" office:value="0.72542" calcext:value-type="float">
            <text:p>0.72542</text:p>
          </table:table-cell>
          <table:table-cell office:value-type="float" office:value="0.0233727" calcext:value-type="float">
            <text:p>0.0233727</text:p>
          </table:table-cell>
          <table:table-cell office:value-type="float" office:value="0.251218" calcext:value-type="float">
            <text:p>0.251218</text:p>
          </table:table-cell>
          <table:table-cell office:value-type="float" office:value="0.0179472" calcext:value-type="float">
            <text:p>0.0179472</text:p>
          </table:table-cell>
          <table:table-cell office:value-type="float" office:value="0.122587" calcext:value-type="float">
            <text:p>0.122587</text:p>
          </table:table-cell>
          <table:table-cell office:value-type="float" office:value="3.51172" calcext:value-type="float">
            <text:p>3.51172</text:p>
          </table:table-cell>
          <table:table-cell office:value-type="float" office:value="12.5079" calcext:value-type="float">
            <text:p>12.5079</text:p>
          </table:table-cell>
          <table:table-cell office:value-type="float" office:value="0.429433" calcext:value-type="float">
            <text:p>0.429433</text:p>
          </table:table-cell>
          <table:table-cell office:value-type="float" office:value="0.652632" calcext:value-type="float">
            <text:p>0.652632</text:p>
          </table:table-cell>
          <table:table-cell office:value-type="float" office:value="288.245" calcext:value-type="float">
            <text:p>288.245</text:p>
          </table:table-cell>
          <table:table-cell office:value-type="float" office:value="5.04872" calcext:value-type="float">
            <text:p>5.04872</text:p>
          </table:table-cell>
          <table:table-cell office:value-type="float" office:value="310.81" calcext:value-type="float">
            <text:p>310.81</text:p>
          </table:table-cell>
          <table:table-cell office:value-type="float" office:value="1.68409" calcext:value-type="float">
            <text:p>1.68409</text:p>
          </table:table-cell>
          <table:table-cell office:value-type="float" office:value="1.35307" calcext:value-type="float">
            <text:p>1.35307</text:p>
          </table:table-cell>
          <table:table-cell office:value-type="float" office:value="0.582435" calcext:value-type="float">
            <text:p>0.582435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0311" calcext:value-type="float">
            <text:p>1.10311</text:p>
          </table:table-cell>
          <table:table-cell office:value-type="float" office:value="1.34663" calcext:value-type="float">
            <text:p>1.34663</text:p>
          </table:table-cell>
          <table:table-cell office:value-type="float" office:value="10.7955" calcext:value-type="float">
            <text:p>10.7955</text:p>
          </table:table-cell>
          <table:table-cell office:value-type="float" office:value="0.826887" calcext:value-type="float">
            <text:p>0.826887</text:p>
          </table:table-cell>
          <table:table-cell office:value-type="float" office:value="0.153864" calcext:value-type="float">
            <text:p>0.153864</text:p>
          </table:table-cell>
          <table:table-cell office:value-type="float" office:value="0.533245" calcext:value-type="float">
            <text:p>0.533245</text:p>
          </table:table-cell>
          <table:table-cell office:value-type="float" office:value="0.134533" calcext:value-type="float">
            <text:p>0.134533</text:p>
          </table:table-cell>
          <table:table-cell office:value-type="float" office:value="0.359178" calcext:value-type="float">
            <text:p>0.359178</text:p>
          </table:table-cell>
          <table:table-cell office:value-type="float" office:value="2.63521" calcext:value-type="float">
            <text:p>2.63521</text:p>
          </table:table-cell>
          <table:table-cell office:value-type="float" office:value="4.98347" calcext:value-type="float">
            <text:p>4.98347</text:p>
          </table:table-cell>
          <table:table-cell office:value-type="float" office:value="0.677532" calcext:value-type="float">
            <text:p>0.677532</text:p>
          </table:table-cell>
          <table:table-cell office:value-type="float" office:value="0.826498" calcext:value-type="float">
            <text:p>0.826498</text:p>
          </table:table-cell>
          <table:table-cell office:value-type="float" office:value="20.6433" calcext:value-type="float">
            <text:p>20.6433</text:p>
          </table:table-cell>
          <table:table-cell office:value-type="float" office:value="2.2333" calcext:value-type="float">
            <text:p>2.2333</text:p>
          </table:table-cell>
          <table:table-cell office:value-type="float" office:value="25.102" calcext:value-type="float">
            <text:p>25.102</text:p>
          </table:table-cell>
          <table:table-cell table:number-columns-repeated="38"/>
          <table:table-cell table:formula="of:=[.S88]" office:value-type="float" office:value="310.81" calcext:value-type="float">
            <text:p>310.81</text:p>
          </table:table-cell>
          <table:table-cell table:formula="of:=[.BY88]-1.96*[.AL88]" office:value-type="float" office:value="261.61008" calcext:value-type="float">
            <text:p>261.61008</text:p>
          </table:table-cell>
          <table:table-cell table:formula="of:=[.BY88]+1.96*[.AL88]" office:value-type="float" office:value="360.00992" calcext:value-type="float">
            <text:p>360.00992</text:p>
          </table:table-cell>
        </table:table-row>
        <table:table-row table:style-name="ro1">
          <table:table-cell office:value-type="float" office:value="1.43223" calcext:value-type="float">
            <text:p>1.43223</text:p>
          </table:table-cell>
          <table:table-cell office:value-type="float" office:value="1.06545" calcext:value-type="float">
            <text:p>1.06545</text:p>
          </table:table-cell>
          <table:table-cell office:value-type="float" office:value="0.279699" calcext:value-type="float">
            <text:p>0.279699</text:p>
          </table:table-cell>
          <table:table-cell office:value-type="float" office:value="1.03872" calcext:value-type="float">
            <text:p>1.03872</text:p>
          </table:table-cell>
          <table:table-cell office:value-type="float" office:value="0.818189" calcext:value-type="float">
            <text:p>0.818189</text:p>
          </table:table-cell>
          <table:table-cell office:value-type="float" office:value="1.35548" calcext:value-type="float">
            <text:p>1.35548</text:p>
          </table:table-cell>
          <table:table-cell office:value-type="float" office:value="97.6645" calcext:value-type="float">
            <text:p>97.6645</text:p>
          </table:table-cell>
          <table:table-cell office:value-type="float" office:value="0.726843" calcext:value-type="float">
            <text:p>0.726843</text:p>
          </table:table-cell>
          <table:table-cell office:value-type="float" office:value="0.0223734" calcext:value-type="float">
            <text:p>0.0223734</text:p>
          </table:table-cell>
          <table:table-cell office:value-type="float" office:value="0.240477" calcext:value-type="float">
            <text:p>0.240477</text:p>
          </table:table-cell>
          <table:table-cell office:value-type="float" office:value="0.0171805" calcext:value-type="float">
            <text:p>0.0171805</text:p>
          </table:table-cell>
          <table:table-cell office:value-type="float" office:value="0.117344" calcext:value-type="float">
            <text:p>0.117344</text:p>
          </table:table-cell>
          <table:table-cell office:value-type="float" office:value="3.3613" calcext:value-type="float">
            <text:p>3.3613</text:p>
          </table:table-cell>
          <table:table-cell office:value-type="float" office:value="12.008" calcext:value-type="float">
            <text:p>12.008</text:p>
          </table:table-cell>
          <table:table-cell office:value-type="float" office:value="0.411894" calcext:value-type="float">
            <text:p>0.411894</text:p>
          </table:table-cell>
          <table:table-cell office:value-type="float" office:value="0.628214" calcext:value-type="float">
            <text:p>0.628214</text:p>
          </table:table-cell>
          <table:table-cell office:value-type="float" office:value="289.2" calcext:value-type="float">
            <text:p>289.2</text:p>
          </table:table-cell>
          <table:table-cell office:value-type="float" office:value="5.06515" calcext:value-type="float">
            <text:p>5.06515</text:p>
          </table:table-cell>
          <table:table-cell office:value-type="float" office:value="311.072" calcext:value-type="float">
            <text:p>311.072</text:p>
          </table:table-cell>
          <table:table-cell office:value-type="float" office:value="1.64844" calcext:value-type="float">
            <text:p>1.64844</text:p>
          </table:table-cell>
          <table:table-cell office:value-type="float" office:value="1.32434" calcext:value-type="float">
            <text:p>1.32434</text:p>
          </table:table-cell>
          <table:table-cell office:value-type="float" office:value="0.56993" calcext:value-type="float">
            <text:p>0.56993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1.07966" calcext:value-type="float">
            <text:p>1.07966</text:p>
          </table:table-cell>
          <table:table-cell office:value-type="float" office:value="1.31892" calcext:value-type="float">
            <text:p>1.31892</text:p>
          </table:table-cell>
          <table:table-cell office:value-type="float" office:value="10.8463" calcext:value-type="float">
            <text:p>10.8463</text:p>
          </table:table-cell>
          <table:table-cell office:value-type="float" office:value="0.827769" calcext:value-type="float">
            <text:p>0.827769</text:p>
          </table:table-cell>
          <table:table-cell office:value-type="float" office:value="0.150541" calcext:value-type="float">
            <text:p>0.150541</text:p>
          </table:table-cell>
          <table:table-cell office:value-type="float" office:value="0.521787" calcext:value-type="float">
            <text:p>0.521787</text:p>
          </table:table-cell>
          <table:table-cell office:value-type="float" office:value="0.13163" calcext:value-type="float">
            <text:p>0.13163</text:p>
          </table:table-cell>
          <table:table-cell office:value-type="float" office:value="0.351437" calcext:value-type="float">
            <text:p>0.351437</text:p>
          </table:table-cell>
          <table:table-cell office:value-type="float" office:value="2.58071" calcext:value-type="float">
            <text:p>2.58071</text:p>
          </table:table-cell>
          <table:table-cell office:value-type="float" office:value="4.89315" calcext:value-type="float">
            <text:p>4.89315</text:p>
          </table:table-cell>
          <table:table-cell office:value-type="float" office:value="0.663659" calcext:value-type="float">
            <text:p>0.663659</text:p>
          </table:table-cell>
          <table:table-cell office:value-type="float" office:value="0.811061" calcext:value-type="float">
            <text:p>0.811061</text:p>
          </table:table-cell>
          <table:table-cell office:value-type="float" office:value="20.8363" calcext:value-type="float">
            <text:p>20.8363</text:p>
          </table:table-cell>
          <table:table-cell office:value-type="float" office:value="2.23745" calcext:value-type="float">
            <text:p>2.23745</text:p>
          </table:table-cell>
          <table:table-cell office:value-type="float" office:value="25.2015" calcext:value-type="float">
            <text:p>25.2015</text:p>
          </table:table-cell>
          <table:table-cell table:number-columns-repeated="38"/>
          <table:table-cell table:formula="of:=[.S89]" office:value-type="float" office:value="311.072" calcext:value-type="float">
            <text:p>311.072</text:p>
          </table:table-cell>
          <table:table-cell table:formula="of:=[.BY89]-1.96*[.AL89]" office:value-type="float" office:value="261.67706" calcext:value-type="float">
            <text:p>261.67706</text:p>
          </table:table-cell>
          <table:table-cell table:formula="of:=[.BY89]+1.96*[.AL89]" office:value-type="float" office:value="360.46694" calcext:value-type="float">
            <text:p>360.46694</text:p>
          </table:table-cell>
        </table:table-row>
        <table:table-row table:style-name="ro1">
          <table:table-cell office:value-type="float" office:value="1.37101" calcext:value-type="float">
            <text:p>1.37101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267742" calcext:value-type="float">
            <text:p>0.267742</text:p>
          </table:table-cell>
          <table:table-cell office:value-type="float" office:value="0.995803" calcext:value-type="float">
            <text:p>0.995803</text:p>
          </table:table-cell>
          <table:table-cell office:value-type="float" office:value="0.783235" calcext:value-type="float">
            <text:p>0.783235</text:p>
          </table:table-cell>
          <table:table-cell office:value-type="float" office:value="1.29887" calcext:value-type="float">
            <text:p>1.29887</text:p>
          </table:table-cell>
          <table:table-cell office:value-type="float" office:value="97.8609" calcext:value-type="float">
            <text:p>97.8609</text:p>
          </table:table-cell>
          <table:table-cell office:value-type="float" office:value="0.728207" calcext:value-type="float">
            <text:p>0.728207</text:p>
          </table:table-cell>
          <table:table-cell office:value-type="float" office:value="0.0214169" calcext:value-type="float">
            <text:p>0.0214169</text:p>
          </table:table-cell>
          <table:table-cell office:value-type="float" office:value="0.230196" calcext:value-type="float">
            <text:p>0.230196</text:p>
          </table:table-cell>
          <table:table-cell office:value-type="float" office:value="0.0164466" calcext:value-type="float">
            <text:p>0.0164466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3.21735" calcext:value-type="float">
            <text:p>3.21735</text:p>
          </table:table-cell>
          <table:table-cell office:value-type="float" office:value="11.5268" calcext:value-type="float">
            <text:p>11.5268</text:p>
          </table:table-cell>
          <table:table-cell office:value-type="float" office:value="0.395039" calcext:value-type="float">
            <text:p>0.395039</text:p>
          </table:table-cell>
          <table:table-cell office:value-type="float" office:value="0.604591" calcext:value-type="float">
            <text:p>0.604591</text:p>
          </table:table-cell>
          <table:table-cell office:value-type="float" office:value="290.116" calcext:value-type="float">
            <text:p>290.116</text:p>
          </table:table-cell>
          <table:table-cell office:value-type="float" office:value="5.08092" calcext:value-type="float">
            <text:p>5.08092</text:p>
          </table:table-cell>
          <table:table-cell office:value-type="float" office:value="311.322" calcext:value-type="float">
            <text:p>311.322</text:p>
          </table:table-cell>
          <table:table-cell office:value-type="float" office:value="1.61352" calcext:value-type="float">
            <text:p>1.61352</text:p>
          </table:table-cell>
          <table:table-cell office:value-type="float" office:value="1.2962" calcext:value-type="float">
            <text:p>1.2962</text:p>
          </table:table-cell>
          <table:table-cell office:value-type="float" office:value="0.55769" calcext:value-type="float">
            <text:p>0.55769</text:p>
          </table:table-cell>
          <table:table-cell office:value-type="float" office:value="1.07859" calcext:value-type="float">
            <text:p>1.07859</text:p>
          </table:table-cell>
          <table:table-cell office:value-type="float" office:value="1.05669" calcext:value-type="float">
            <text:p>1.05669</text:p>
          </table:table-cell>
          <table:table-cell office:value-type="float" office:value="1.29172" calcext:value-type="float">
            <text:p>1.29172</text:p>
          </table:table-cell>
          <table:table-cell office:value-type="float" office:value="10.8958" calcext:value-type="float">
            <text:p>10.8958</text:p>
          </table:table-cell>
          <table:table-cell office:value-type="float" office:value="0.828614" calcext:value-type="float">
            <text:p>0.828614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510572" calcext:value-type="float">
            <text:p>0.510572</text:p>
          </table:table-cell>
          <table:table-cell office:value-type="float" office:value="0.128789" calcext:value-type="float">
            <text:p>0.128789</text:p>
          </table:table-cell>
          <table:table-cell office:value-type="float" office:value="0.343861" calcext:value-type="float">
            <text:p>0.343861</text:p>
          </table:table-cell>
          <table:table-cell office:value-type="float" office:value="2.52724" calcext:value-type="float">
            <text:p>2.52724</text:p>
          </table:table-cell>
          <table:table-cell office:value-type="float" office:value="4.80382" calcext:value-type="float">
            <text:p>4.80382</text:p>
          </table:table-cell>
          <table:table-cell office:value-type="float" office:value="0.650039" calcext:value-type="float">
            <text:p>0.650039</text:p>
          </table:table-cell>
          <table:table-cell office:value-type="float" office:value="0.795827" calcext:value-type="float">
            <text:p>0.795827</text:p>
          </table:table-cell>
          <table:table-cell office:value-type="float" office:value="21.0254" calcext:value-type="float">
            <text:p>21.0254</text:p>
          </table:table-cell>
          <table:table-cell office:value-type="float" office:value="2.24143" calcext:value-type="float">
            <text:p>2.24143</text:p>
          </table:table-cell>
          <table:table-cell office:value-type="float" office:value="25.298" calcext:value-type="float">
            <text:p>25.298</text:p>
          </table:table-cell>
          <table:table-cell table:number-columns-repeated="38"/>
          <table:table-cell table:formula="of:=[.S90]" office:value-type="float" office:value="311.322" calcext:value-type="float">
            <text:p>311.322</text:p>
          </table:table-cell>
          <table:table-cell table:formula="of:=[.BY90]-1.96*[.AL90]" office:value-type="float" office:value="261.73792" calcext:value-type="float">
            <text:p>261.73792</text:p>
          </table:table-cell>
          <table:table-cell table:formula="of:=[.BY90]+1.96*[.AL90]" office:value-type="float" office:value="360.90608" calcext:value-type="float">
            <text:p>360.90608</text:p>
          </table:table-cell>
        </table:table-row>
        <table:table-row table:style-name="ro1">
          <table:table-cell office:value-type="float" office:value="1.31241" calcext:value-type="float">
            <text:p>1.31241</text:p>
          </table:table-cell>
          <table:table-cell office:value-type="float" office:value="0.976303" calcext:value-type="float">
            <text:p>0.976303</text:p>
          </table:table-cell>
          <table:table-cell office:value-type="float" office:value="0.256296" calcext:value-type="float">
            <text:p>0.256296</text:p>
          </table:table-cell>
          <table:table-cell office:value-type="float" office:value="0.954611" calcext:value-type="float">
            <text:p>0.954611</text:p>
          </table:table-cell>
          <table:table-cell office:value-type="float" office:value="0.749774" calcext:value-type="float">
            <text:p>0.749774</text:p>
          </table:table-cell>
          <table:table-cell office:value-type="float" office:value="1.24456" calcext:value-type="float">
            <text:p>1.24456</text:p>
          </table:table-cell>
          <table:table-cell office:value-type="float" office:value="98.0492" calcext:value-type="float">
            <text:p>98.0492</text:p>
          </table:table-cell>
          <table:table-cell office:value-type="float" office:value="0.729515" calcext:value-type="float">
            <text:p>0.729515</text:p>
          </table:table-cell>
          <table:table-cell office:value-type="float" office:value="0.0205013" calcext:value-type="float">
            <text:p>0.0205013</text:p>
          </table:table-cell>
          <table:table-cell office:value-type="float" office:value="0.220355" calcext:value-type="float">
            <text:p>0.220355</text:p>
          </table:table-cell>
          <table:table-cell office:value-type="float" office:value="0.015744" calcext:value-type="float">
            <text:p>0.015744</text:p>
          </table:table-cell>
          <table:table-cell office:value-type="float" office:value="0.107522" calcext:value-type="float">
            <text:p>0.107522</text:p>
          </table:table-cell>
          <table:table-cell office:value-type="float" office:value="3.07957" calcext:value-type="float">
            <text:p>3.07957</text:p>
          </table:table-cell>
          <table:table-cell office:value-type="float" office:value="11.0639" calcext:value-type="float">
            <text:p>11.0639</text:p>
          </table:table-cell>
          <table:table-cell office:value-type="float" office:value="0.378845" calcext:value-type="float">
            <text:p>0.378845</text:p>
          </table:table-cell>
          <table:table-cell office:value-type="float" office:value="0.581747" calcext:value-type="float">
            <text:p>0.581747</text:p>
          </table:table-cell>
          <table:table-cell office:value-type="float" office:value="290.997" calcext:value-type="float">
            <text:p>290.997</text:p>
          </table:table-cell>
          <table:table-cell office:value-type="float" office:value="5.09606" calcext:value-type="float">
            <text:p>5.09606</text:p>
          </table:table-cell>
          <table:table-cell office:value-type="float" office:value="311.561" calcext:value-type="float">
            <text:p>311.561</text:p>
          </table:table-cell>
          <table:table-cell office:value-type="float" office:value="1.5793" calcext:value-type="float">
            <text:p>1.5793</text:p>
          </table:table-cell>
          <table:table-cell office:value-type="float" office:value="1.26864" calcext:value-type="float">
            <text:p>1.26864</text:p>
          </table:table-cell>
          <table:table-cell office:value-type="float" office:value="0.545711" calcext:value-type="float">
            <text:p>0.545711</text:p>
          </table:table-cell>
          <table:table-cell office:value-type="float" office:value="1.05639" calcext:value-type="float">
            <text:p>1.05639</text:p>
          </table:table-cell>
          <table:table-cell office:value-type="float" office:value="1.03419" calcext:value-type="float">
            <text:p>1.03419</text:p>
          </table:table-cell>
          <table:table-cell office:value-type="float" office:value="1.26502" calcext:value-type="float">
            <text:p>1.2650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829424" calcext:value-type="float">
            <text:p>0.829424</text:p>
          </table:table-cell>
          <table:table-cell office:value-type="float" office:value="0.144109" calcext:value-type="float">
            <text:p>0.144109</text:p>
          </table:table-cell>
          <table:table-cell office:value-type="float" office:value="0.499597" calcext:value-type="float">
            <text:p>0.499597</text:p>
          </table:table-cell>
          <table:table-cell office:value-type="float" office:value="0.126009" calcext:value-type="float">
            <text:p>0.126009</text:p>
          </table:table-cell>
          <table:table-cell office:value-type="float" office:value="0.336449" calcext:value-type="float">
            <text:p>0.336449</text:p>
          </table:table-cell>
          <table:table-cell office:value-type="float" office:value="2.47478" calcext:value-type="float">
            <text:p>2.47478</text:p>
          </table:table-cell>
          <table:table-cell office:value-type="float" office:value="4.71551" calcext:value-type="float">
            <text:p>4.71551</text:p>
          </table:table-cell>
          <table:table-cell office:value-type="float" office:value="0.636671" calcext:value-type="float">
            <text:p>0.636671</text:p>
          </table:table-cell>
          <table:table-cell office:value-type="float" office:value="0.7808" calcext:value-type="float">
            <text:p>0.7808</text:p>
          </table:table-cell>
          <table:table-cell office:value-type="float" office:value="21.2106" calcext:value-type="float">
            <text:p>21.2106</text:p>
          </table:table-cell>
          <table:table-cell office:value-type="float" office:value="2.24527" calcext:value-type="float">
            <text:p>2.24527</text:p>
          </table:table-cell>
          <table:table-cell office:value-type="float" office:value="25.3917" calcext:value-type="float">
            <text:p>25.3917</text:p>
          </table:table-cell>
          <table:table-cell table:number-columns-repeated="38"/>
          <table:table-cell table:formula="of:=[.S91]" office:value-type="float" office:value="311.561" calcext:value-type="float">
            <text:p>311.561</text:p>
          </table:table-cell>
          <table:table-cell table:formula="of:=[.BY91]-1.96*[.AL91]" office:value-type="float" office:value="261.793268" calcext:value-type="float">
            <text:p>261.793268</text:p>
          </table:table-cell>
          <table:table-cell table:formula="of:=[.BY91]+1.96*[.AL91]" office:value-type="float" office:value="361.328732" calcext:value-type="float">
            <text:p>361.328732</text:p>
          </table:table-cell>
        </table:table-row>
        <table:table-row table:style-name="ro1">
          <table:table-cell office:value-type="float" office:value="1.25631" calcext:value-type="float">
            <text:p>1.25631</text:p>
          </table:table-cell>
          <table:table-cell office:value-type="float" office:value="0.934568" calcext:value-type="float">
            <text:p>0.934568</text:p>
          </table:table-cell>
          <table:table-cell office:value-type="float" office:value="0.245339" calcext:value-type="float">
            <text:p>0.245339</text:p>
          </table:table-cell>
          <table:table-cell office:value-type="float" office:value="0.915079" calcext:value-type="float">
            <text:p>0.915079</text:p>
          </table:table-cell>
          <table:table-cell office:value-type="float" office:value="0.717741" calcext:value-type="float">
            <text:p>0.717741</text:p>
          </table:table-cell>
          <table:table-cell office:value-type="float" office:value="1.19247" calcext:value-type="float">
            <text:p>1.19247</text:p>
          </table:table-cell>
          <table:table-cell office:value-type="float" office:value="98.2296" calcext:value-type="float">
            <text:p>98.2296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0196249" calcext:value-type="float">
            <text:p>0.0196249</text:p>
          </table:table-cell>
          <table:table-cell office:value-type="float" office:value="0.210935" calcext:value-type="float">
            <text:p>0.210935</text:p>
          </table:table-cell>
          <table:table-cell office:value-type="float" office:value="0.0150714" calcext:value-type="float">
            <text:p>0.0150714</text:p>
          </table:table-cell>
          <table:table-cell office:value-type="float" office:value="0.102925" calcext:value-type="float">
            <text:p>0.102925</text:p>
          </table:table-cell>
          <table:table-cell office:value-type="float" office:value="2.94772" calcext:value-type="float">
            <text:p>2.94772</text:p>
          </table:table-cell>
          <table:table-cell office:value-type="float" office:value="10.6186" calcext:value-type="float">
            <text:p>10.6186</text:p>
          </table:table-cell>
          <table:table-cell office:value-type="float" office:value="0.363288" calcext:value-type="float">
            <text:p>0.363288</text:p>
          </table:table-cell>
          <table:table-cell office:value-type="float" office:value="0.559666" calcext:value-type="float">
            <text:p>0.559666</text:p>
          </table:table-cell>
          <table:table-cell office:value-type="float" office:value="291.842" calcext:value-type="float">
            <text:p>291.842</text:p>
          </table:table-cell>
          <table:table-cell office:value-type="float" office:value="5.11059" calcext:value-type="float">
            <text:p>5.11059</text:p>
          </table:table-cell>
          <table:table-cell office:value-type="float" office:value="311.79" calcext:value-type="float">
            <text:p>311.79</text:p>
          </table:table-cell>
          <table:table-cell office:value-type="float" office:value="1.54579" calcext:value-type="float">
            <text:p>1.54579</text:p>
          </table:table-cell>
          <table:table-cell office:value-type="float" office:value="1.24164" calcext:value-type="float">
            <text:p>1.24164</text:p>
          </table:table-cell>
          <table:table-cell office:value-type="float" office:value="0.533986" calcext:value-type="float">
            <text:p>0.533986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1.23881" calcext:value-type="float">
            <text:p>1.23881</text:p>
          </table:table-cell>
          <table:table-cell office:value-type="float" office:value="10.991" calcext:value-type="float">
            <text:p>10.991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140997" calcext:value-type="float">
            <text:p>0.140997</text:p>
          </table:table-cell>
          <table:table-cell office:value-type="float" office:value="0.488855" calcext:value-type="float">
            <text:p>0.488855</text:p>
          </table:table-cell>
          <table:table-cell office:value-type="float" office:value="0.123289" calcext:value-type="float">
            <text:p>0.123289</text:p>
          </table:table-cell>
          <table:table-cell office:value-type="float" office:value="0.329196" calcext:value-type="float">
            <text:p>0.329196</text:p>
          </table:table-cell>
          <table:table-cell office:value-type="float" office:value="2.42332" calcext:value-type="float">
            <text:p>2.42332</text:p>
          </table:table-cell>
          <table:table-cell office:value-type="float" office:value="4.62824" calcext:value-type="float">
            <text:p>4.62824</text:p>
          </table:table-cell>
          <table:table-cell office:value-type="float" office:value="0.623551" calcext:value-type="float">
            <text:p>0.623551</text:p>
          </table:table-cell>
          <table:table-cell office:value-type="float" office:value="0.765981" calcext:value-type="float">
            <text:p>0.765981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2.24896" calcext:value-type="float">
            <text:p>2.24896</text:p>
          </table:table-cell>
          <table:table-cell office:value-type="float" office:value="25.4825" calcext:value-type="float">
            <text:p>25.4825</text:p>
          </table:table-cell>
          <table:table-cell table:number-columns-repeated="38"/>
          <table:table-cell table:formula="of:=[.S92]" office:value-type="float" office:value="311.79" calcext:value-type="float">
            <text:p>311.79</text:p>
          </table:table-cell>
          <table:table-cell table:formula="of:=[.BY92]-1.96*[.AL92]" office:value-type="float" office:value="261.8443" calcext:value-type="float">
            <text:p>261.8443</text:p>
          </table:table-cell>
          <table:table-cell table:formula="of:=[.BY92]+1.96*[.AL92]" office:value-type="float" office:value="361.7357" calcext:value-type="float">
            <text:p>361.7357</text:p>
          </table:table-cell>
        </table:table-row>
        <table:table-row table:style-name="ro1">
          <table:table-cell office:value-type="float" office:value="1.20261" calcext:value-type="float">
            <text:p>1.20261</text:p>
          </table:table-cell>
          <table:table-cell office:value-type="float" office:value="0.894619" calcext:value-type="float">
            <text:p>0.894619</text:p>
          </table:table-cell>
          <table:table-cell office:value-type="float" office:value="0.234851" calcext:value-type="float">
            <text:p>0.234851</text:p>
          </table:table-cell>
          <table:table-cell office:value-type="float" office:value="0.877143" calcext:value-type="float">
            <text:p>0.877143</text:p>
          </table:table-cell>
          <table:table-cell office:value-type="float" office:value="0.687076" calcext:value-type="float">
            <text:p>0.687076</text:p>
          </table:table-cell>
          <table:table-cell office:value-type="float" office:value="1.1425" calcext:value-type="float">
            <text:p>1.1425</text:p>
          </table:table-cell>
          <table:table-cell office:value-type="float" office:value="98.4025" calcext:value-type="float">
            <text:p>98.4025</text:p>
          </table:table-cell>
          <table:table-cell office:value-type="float" office:value="0.73197" calcext:value-type="float">
            <text:p>0.73197</text:p>
          </table:table-cell>
          <table:table-cell office:value-type="float" office:value="0.018786" calcext:value-type="float">
            <text:p>0.018786</text:p>
          </table:table-cell>
          <table:table-cell office:value-type="float" office:value="0.201917" calcext:value-type="float">
            <text:p>0.201917</text:p>
          </table:table-cell>
          <table:table-cell office:value-type="float" office:value="0.0144275" calcext:value-type="float">
            <text:p>0.0144275</text:p>
          </table:table-cell>
          <table:table-cell office:value-type="float" office:value="0.0985237" calcext:value-type="float">
            <text:p>0.0985237</text:p>
          </table:table-cell>
          <table:table-cell office:value-type="float" office:value="2.82152" calcext:value-type="float">
            <text:p>2.82152</text:p>
          </table:table-cell>
          <table:table-cell office:value-type="float" office:value="10.1902" calcext:value-type="float">
            <text:p>10.1902</text:p>
          </table:table-cell>
          <table:table-cell office:value-type="float" office:value="0.348346" calcext:value-type="float">
            <text:p>0.348346</text:p>
          </table:table-cell>
          <table:table-cell office:value-type="float" office:value="0.538328" calcext:value-type="float">
            <text:p>0.538328</text:p>
          </table:table-cell>
          <table:table-cell office:value-type="float" office:value="292.653" calcext:value-type="float">
            <text:p>292.653</text:p>
          </table:table-cell>
          <table:table-cell office:value-type="float" office:value="5.12453" calcext:value-type="float">
            <text:p>5.12453</text:p>
          </table:table-cell>
          <table:table-cell office:value-type="float" office:value="312.01" calcext:value-type="float">
            <text:p>312.01</text:p>
          </table:table-cell>
          <table:table-cell office:value-type="float" office:value="1.51296" calcext:value-type="float">
            <text:p>1.51296</text:p>
          </table:table-cell>
          <table:table-cell office:value-type="float" office:value="1.2152" calcext:value-type="float">
            <text:p>1.2152</text:p>
          </table:table-cell>
          <table:table-cell office:value-type="float" office:value="0.52251" calcext:value-type="float">
            <text:p>0.52251</text:p>
          </table:table-cell>
          <table:table-cell office:value-type="float" office:value="1.01322" calcext:value-type="float">
            <text:p>1.01322</text:p>
          </table:table-cell>
          <table:table-cell office:value-type="float" office:value="0.99059" calcext:value-type="float">
            <text:p>0.99059</text:p>
          </table:table-cell>
          <table:table-cell office:value-type="float" office:value="1.2131" calcext:value-type="float">
            <text:p>1.2131</text:p>
          </table:table-cell>
          <table:table-cell office:value-type="float" office:value="11.0368" calcext:value-type="float">
            <text:p>11.0368</text:p>
          </table:table-cell>
          <table:table-cell office:value-type="float" office:value="0.830944" calcext:value-type="float">
            <text:p>0.830944</text:p>
          </table:table-cell>
          <table:table-cell office:value-type="float" office:value="0.137952" calcext:value-type="float">
            <text:p>0.137952</text:p>
          </table:table-cell>
          <table:table-cell office:value-type="float" office:value="0.478342" calcext:value-type="float">
            <text:p>0.478342</text:p>
          </table:table-cell>
          <table:table-cell office:value-type="float" office:value="0.120628" calcext:value-type="float">
            <text:p>0.120628</text:p>
          </table:table-cell>
          <table:table-cell office:value-type="float" office:value="0.322099" calcext:value-type="float">
            <text:p>0.322099</text:p>
          </table:table-cell>
          <table:table-cell office:value-type="float" office:value="2.37285" calcext:value-type="float">
            <text:p>2.37285</text:p>
          </table:table-cell>
          <table:table-cell office:value-type="float" office:value="4.54204" calcext:value-type="float">
            <text:p>4.54204</text:p>
          </table:table-cell>
          <table:table-cell office:value-type="float" office:value="0.610676" calcext:value-type="float">
            <text:p>0.610676</text:p>
          </table:table-cell>
          <table:table-cell office:value-type="float" office:value="0.751372" calcext:value-type="float">
            <text:p>0.751372</text:p>
          </table:table-cell>
          <table:table-cell office:value-type="float" office:value="21.5693" calcext:value-type="float">
            <text:p>21.5693</text:p>
          </table:table-cell>
          <table:table-cell office:value-type="float" office:value="2.2525" calcext:value-type="float">
            <text:p>2.2525</text:p>
          </table:table-cell>
          <table:table-cell office:value-type="float" office:value="25.5706" calcext:value-type="float">
            <text:p>25.5706</text:p>
          </table:table-cell>
          <table:table-cell table:number-columns-repeated="38"/>
          <table:table-cell table:formula="of:=[.S93]" office:value-type="float" office:value="312.01" calcext:value-type="float">
            <text:p>312.01</text:p>
          </table:table-cell>
          <table:table-cell table:formula="of:=[.BY93]-1.96*[.AL93]" office:value-type="float" office:value="261.891624" calcext:value-type="float">
            <text:p>261.891624</text:p>
          </table:table-cell>
          <table:table-cell table:formula="of:=[.BY93]+1.96*[.AL93]" office:value-type="float" office:value="362.128376" calcext:value-type="float">
            <text:p>362.128376</text:p>
          </table:table-cell>
        </table:table-row>
        <table:table-row table:style-name="ro1">
          <table:table-cell office:value-type="float" office:value="1.15121" calcext:value-type="float">
            <text:p>1.15121</text:p>
          </table:table-cell>
          <table:table-cell office:value-type="float" office:value="0.856377" calcext:value-type="float">
            <text:p>0.856377</text:p>
          </table:table-cell>
          <table:table-cell office:value-type="float" office:value="0.224812" calcext:value-type="float">
            <text:p>0.224812</text:p>
          </table:table-cell>
          <table:table-cell office:value-type="float" office:value="0.840744" calcext:value-type="float">
            <text:p>0.840744</text:p>
          </table:table-cell>
          <table:table-cell office:value-type="float" office:value="0.65772" calcext:value-type="float">
            <text:p>0.65772</text:p>
          </table:table-cell>
          <table:table-cell office:value-type="float" office:value="1.09458" calcext:value-type="float">
            <text:p>1.09458</text:p>
          </table:table-cell>
          <table:table-cell office:value-type="float" office:value="98.5682" calcext:value-type="float">
            <text:p>98.5682</text:p>
          </table:table-cell>
          <table:table-cell office:value-type="float" office:value="0.733122" calcext:value-type="float">
            <text:p>0.733122</text:p>
          </table:table-cell>
          <table:table-cell office:value-type="float" office:value="0.0179829" calcext:value-type="float">
            <text:p>0.0179829</text:p>
          </table:table-cell>
          <table:table-cell office:value-type="float" office:value="0.193286" calcext:value-type="float">
            <text:p>0.193286</text:p>
          </table:table-cell>
          <table:table-cell office:value-type="float" office:value="0.0138111" calcext:value-type="float">
            <text:p>0.0138111</text:p>
          </table:table-cell>
          <table:table-cell office:value-type="float" office:value="0.0943112" calcext:value-type="float">
            <text:p>0.0943112</text:p>
          </table:table-cell>
          <table:table-cell office:value-type="float" office:value="2.70074" calcext:value-type="float">
            <text:p>2.70074</text:p>
          </table:table-cell>
          <table:table-cell office:value-type="float" office:value="9.77827" calcext:value-type="float">
            <text:p>9.77827</text:p>
          </table:table-cell>
          <table:table-cell office:value-type="float" office:value="0.333995" calcext:value-type="float">
            <text:p>0.333995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293.432" calcext:value-type="float">
            <text:p>293.432</text:p>
          </table:table-cell>
          <table:table-cell office:value-type="float" office:value="5.13791" calcext:value-type="float">
            <text:p>5.13791</text:p>
          </table:table-cell>
          <table:table-cell office:value-type="float" office:value="312.22" calcext:value-type="float">
            <text:p>312.22</text:p>
          </table:table-cell>
          <table:table-cell office:value-type="float" office:value="1.48081" calcext:value-type="float">
            <text:p>1.48081</text:p>
          </table:table-cell>
          <table:table-cell office:value-type="float" office:value="1.18931" calcext:value-type="float">
            <text:p>1.18931</text:p>
          </table:table-cell>
          <table:table-cell office:value-type="float" office:value="0.511279" calcext:value-type="float">
            <text:p>0.511279</text:p>
          </table:table-cell>
          <table:table-cell office:value-type="float" office:value="0.992256" calcext:value-type="float">
            <text:p>0.992256</text:p>
          </table:table-cell>
          <table:table-cell office:value-type="float" office:value="0.969462" calcext:value-type="float">
            <text:p>0.969462</text:p>
          </table:table-cell>
          <table:table-cell office:value-type="float" office:value="1.18788" calcext:value-type="float">
            <text:p>1.18788</text:p>
          </table:table-cell>
          <table:table-cell office:value-type="float" office:value="11.0813" calcext:value-type="float">
            <text:p>11.0813</text:p>
          </table:table-cell>
          <table:table-cell office:value-type="float" office:value="0.831657" calcext:value-type="float">
            <text:p>0.831657</text:p>
          </table:table-cell>
          <table:table-cell office:value-type="float" office:value="0.134973" calcext:value-type="float">
            <text:p>0.134973</text:p>
          </table:table-cell>
          <table:table-cell office:value-type="float" office:value="0.468054" calcext:value-type="float">
            <text:p>0.468054</text:p>
          </table:table-cell>
          <table:table-cell office:value-type="float" office:value="0.118024" calcext:value-type="float">
            <text:p>0.118024</text:p>
          </table:table-cell>
          <table:table-cell office:value-type="float" office:value="0.315155" calcext:value-type="float">
            <text:p>0.315155</text:p>
          </table:table-cell>
          <table:table-cell office:value-type="float" office:value="2.32336" calcext:value-type="float">
            <text:p>2.32336</text:p>
          </table:table-cell>
          <table:table-cell office:value-type="float" office:value="4.45693" calcext:value-type="float">
            <text:p>4.45693</text:p>
          </table:table-cell>
          <table:table-cell office:value-type="float" office:value="0.598043" calcext:value-type="float">
            <text:p>0.598043</text:p>
          </table:table-cell>
          <table:table-cell office:value-type="float" office:value="0.736973" calcext:value-type="float">
            <text:p>0.736973</text:p>
          </table:table-cell>
          <table:table-cell office:value-type="float" office:value="21.7428" calcext:value-type="float">
            <text:p>21.7428</text:p>
          </table:table-cell>
          <table:table-cell office:value-type="float" office:value="2.25592" calcext:value-type="float">
            <text:p>2.25592</text:p>
          </table:table-cell>
          <table:table-cell office:value-type="float" office:value="25.656" calcext:value-type="float">
            <text:p>25.656</text:p>
          </table:table-cell>
          <table:table-cell table:number-columns-repeated="38"/>
          <table:table-cell table:formula="of:=[.S94]" office:value-type="float" office:value="312.22" calcext:value-type="float">
            <text:p>312.22</text:p>
          </table:table-cell>
          <table:table-cell table:formula="of:=[.BY94]-1.96*[.AL94]" office:value-type="float" office:value="261.93424" calcext:value-type="float">
            <text:p>261.93424</text:p>
          </table:table-cell>
          <table:table-cell table:formula="of:=[.BY94]+1.96*[.AL94]" office:value-type="float" office:value="362.50576" calcext:value-type="float">
            <text:p>362.50576</text:p>
          </table:table-cell>
        </table:table-row>
        <table:table-row table:style-name="ro1">
          <table:table-cell office:value-type="float" office:value="1.10201" calcext:value-type="float">
            <text:p>1.10201</text:p>
          </table:table-cell>
          <table:table-cell office:value-type="float" office:value="0.819771" calcext:value-type="float">
            <text:p>0.819771</text:p>
          </table:table-cell>
          <table:table-cell office:value-type="float" office:value="0.215202" calcext:value-type="float">
            <text:p>0.215202</text:p>
          </table:table-cell>
          <table:table-cell office:value-type="float" office:value="0.80582" calcext:value-type="float">
            <text:p>0.80582</text:p>
          </table:table-cell>
          <table:table-cell office:value-type="float" office:value="0.629618" calcext:value-type="float">
            <text:p>0.629618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98.727" calcext:value-type="float">
            <text:p>98.727</text:p>
          </table:table-cell>
          <table:table-cell office:value-type="float" office:value="0.734226" calcext:value-type="float">
            <text:p>0.734226</text:p>
          </table:table-cell>
          <table:table-cell office:value-type="float" office:value="0.0172142" calcext:value-type="float">
            <text:p>0.0172142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0.0902789" calcext:value-type="float">
            <text:p>0.0902789</text:p>
          </table:table-cell>
          <table:table-cell office:value-type="float" office:value="2.58514" calcext:value-type="float">
            <text:p>2.58514</text:p>
          </table:table-cell>
          <table:table-cell office:value-type="float" office:value="9.3822" calcext:value-type="float">
            <text:p>9.3822</text:p>
          </table:table-cell>
          <table:table-cell office:value-type="float" office:value="0.320216" calcext:value-type="float">
            <text:p>0.320216</text:p>
          </table:table-cell>
          <table:table-cell office:value-type="float" office:value="0.497813" calcext:value-type="float">
            <text:p>0.497813</text:p>
          </table:table-cell>
          <table:table-cell office:value-type="float" office:value="294.179" calcext:value-type="float">
            <text:p>294.179</text:p>
          </table:table-cell>
          <table:table-cell office:value-type="float" office:value="5.15076" calcext:value-type="float">
            <text:p>5.15076</text:p>
          </table:table-cell>
          <table:table-cell office:value-type="float" office:value="312.421" calcext:value-type="float">
            <text:p>312.421</text:p>
          </table:table-cell>
          <table:table-cell office:value-type="float" office:value="1.44931" calcext:value-type="float">
            <text:p>1.44931</text:p>
          </table:table-cell>
          <table:table-cell office:value-type="float" office:value="1.16396" calcext:value-type="float">
            <text:p>1.16396</text:p>
          </table:table-cell>
          <table:table-cell office:value-type="float" office:value="0.500287" calcext:value-type="float">
            <text:p>0.500287</text:p>
          </table:table-cell>
          <table:table-cell office:value-type="float" office:value="0.971691" calcext:value-type="float">
            <text:p>0.971691</text:p>
          </table:table-cell>
          <table:table-cell office:value-type="float" office:value="0.948774" calcext:value-type="float">
            <text:p>0.948774</text:p>
          </table:table-cell>
          <table:table-cell office:value-type="float" office:value="1.16314" calcext:value-type="float">
            <text:p>1.16314</text:p>
          </table:table-cell>
          <table:table-cell office:value-type="float" office:value="11.1247" calcext:value-type="float">
            <text:p>11.1247</text:p>
          </table:table-cell>
          <table:table-cell office:value-type="float" office:value="0.832341" calcext:value-type="float">
            <text:p>0.832341</text:p>
          </table:table-cell>
          <table:table-cell office:value-type="float" office:value="0.132058" calcext:value-type="float">
            <text:p>0.132058</text:p>
          </table:table-cell>
          <table:table-cell office:value-type="float" office:value="0.457985" calcext:value-type="float">
            <text:p>0.457985</text:p>
          </table:table-cell>
          <table:table-cell office:value-type="float" office:value="0.115476" calcext:value-type="float">
            <text:p>0.115476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2.27482" calcext:value-type="float">
            <text:p>2.27482</text:p>
          </table:table-cell>
          <table:table-cell office:value-type="float" office:value="4.37292" calcext:value-type="float">
            <text:p>4.37292</text:p>
          </table:table-cell>
          <table:table-cell office:value-type="float" office:value="0.58565" calcext:value-type="float">
            <text:p>0.58565</text:p>
          </table:table-cell>
          <table:table-cell office:value-type="float" office:value="0.722787" calcext:value-type="float">
            <text:p>0.722787</text:p>
          </table:table-cell>
          <table:table-cell office:value-type="float" office:value="21.9125" calcext:value-type="float">
            <text:p>21.9125</text:p>
          </table:table-cell>
          <table:table-cell office:value-type="float" office:value="2.2592" calcext:value-type="float">
            <text:p>2.2592</text:p>
          </table:table-cell>
          <table:table-cell office:value-type="float" office:value="25.7388" calcext:value-type="float">
            <text:p>25.7388</text:p>
          </table:table-cell>
          <table:table-cell table:number-columns-repeated="38"/>
          <table:table-cell table:formula="of:=[.S95]" office:value-type="float" office:value="312.421" calcext:value-type="float">
            <text:p>312.421</text:p>
          </table:table-cell>
          <table:table-cell table:formula="of:=[.BY95]-1.96*[.AL95]" office:value-type="float" office:value="261.972952" calcext:value-type="float">
            <text:p>261.972952</text:p>
          </table:table-cell>
          <table:table-cell table:formula="of:=[.BY95]+1.96*[.AL95]" office:value-type="float" office:value="362.869048" calcext:value-type="float">
            <text:p>362.869048</text:p>
          </table:table-cell>
        </table:table-row>
        <table:table-row table:style-name="ro1">
          <table:table-cell office:value-type="float" office:value="1.05491" calcext:value-type="float">
            <text:p>1.05491</text:p>
          </table:table-cell>
          <table:table-cell office:value-type="float" office:value="0.784731" calcext:value-type="float">
            <text:p>0.784731</text:p>
          </table:table-cell>
          <table:table-cell office:value-type="float" office:value="0.206004" calcext:value-type="float">
            <text:p>0.206004</text:p>
          </table:table-cell>
          <table:table-cell office:value-type="float" office:value="0.772315" calcext:value-type="float">
            <text:p>0.772315</text:p>
          </table:table-cell>
          <table:table-cell office:value-type="float" office:value="0.602717" calcext:value-type="float">
            <text:p>0.602717</text:p>
          </table:table-cell>
          <table:table-cell office:value-type="float" office:value="1.00456" calcext:value-type="float">
            <text:p>1.00456</text:p>
          </table:table-cell>
          <table:table-cell office:value-type="float" office:value="98.8791" calcext:value-type="float">
            <text:p>98.8791</text:p>
          </table:table-cell>
          <table:table-cell office:value-type="float" office:value="0.735285" calcext:value-type="float">
            <text:p>0.735285</text:p>
          </table:table-cell>
          <table:table-cell office:value-type="float" office:value="0.0164784" calcext:value-type="float">
            <text:p>0.0164784</text:p>
          </table:table-cell>
          <table:table-cell office:value-type="float" office:value="0.177114" calcext:value-type="float">
            <text:p>0.177114</text:p>
          </table:table-cell>
          <table:table-cell office:value-type="float" office:value="0.0126561" calcext:value-type="float">
            <text:p>0.0126561</text:p>
          </table:table-cell>
          <table:table-cell office:value-type="float" office:value="0.0864192" calcext:value-type="float">
            <text:p>0.0864192</text:p>
          </table:table-cell>
          <table:table-cell office:value-type="float" office:value="2.4745" calcext:value-type="float">
            <text:p>2.4745</text:p>
          </table:table-cell>
          <table:table-cell office:value-type="float" office:value="9.00145" calcext:value-type="float">
            <text:p>9.00145</text:p>
          </table:table-cell>
          <table:table-cell office:value-type="float" office:value="0.306985" calcext:value-type="float">
            <text:p>0.306985</text:p>
          </table:table-cell>
          <table:table-cell office:value-type="float" office:value="0.4786" calcext:value-type="float">
            <text:p>0.4786</text:p>
          </table:table-cell>
          <table:table-cell office:value-type="float" office:value="294.896" calcext:value-type="float">
            <text:p>294.896</text:p>
          </table:table-cell>
          <table:table-cell office:value-type="float" office:value="5.16308" calcext:value-type="float">
            <text:p>5.16308</text:p>
          </table:table-cell>
          <table:table-cell office:value-type="float" office:value="312.613" calcext:value-type="float">
            <text:p>312.613</text:p>
          </table:table-cell>
          <table:table-cell office:value-type="float" office:value="1.41847" calcext:value-type="float">
            <text:p>1.41847</text:p>
          </table:table-cell>
          <table:table-cell office:value-type="float" office:value="1.13913" calcext:value-type="float">
            <text:p>1.13913</text:p>
          </table:table-cell>
          <table:table-cell office:value-type="float" office:value="0.489529" calcext:value-type="float">
            <text:p>0.489529</text:p>
          </table:table-cell>
          <table:table-cell office:value-type="float" office:value="0.951521" calcext:value-type="float">
            <text:p>0.951521</text:p>
          </table:table-cell>
          <table:table-cell office:value-type="float" office:value="0.928516" calcext:value-type="float">
            <text:p>0.928516</text:p>
          </table:table-cell>
          <table:table-cell office:value-type="float" office:value="1.13887" calcext:value-type="float">
            <text:p>1.13887</text:p>
          </table:table-cell>
          <table:table-cell office:value-type="float" office:value="11.1669" calcext:value-type="float">
            <text:p>11.1669</text:p>
          </table:table-cell>
          <table:table-cell office:value-type="float" office:value="0.832995" calcext:value-type="float">
            <text:p>0.832995</text:p>
          </table:table-cell>
          <table:table-cell office:value-type="float" office:value="0.129206" calcext:value-type="float">
            <text:p>0.129206</text:p>
          </table:table-cell>
          <table:table-cell office:value-type="float" office:value="0.448131" calcext:value-type="float">
            <text:p>0.448131</text:p>
          </table:table-cell>
          <table:table-cell office:value-type="float" office:value="0.112983" calcext:value-type="float">
            <text:p>0.112983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2.22723" calcext:value-type="float">
            <text:p>2.22723</text:p>
          </table:table-cell>
          <table:table-cell office:value-type="float" office:value="4.29004" calcext:value-type="float">
            <text:p>4.29004</text:p>
          </table:table-cell>
          <table:table-cell office:value-type="float" office:value="0.573492" calcext:value-type="float">
            <text:p>0.573492</text:p>
          </table:table-cell>
          <table:table-cell office:value-type="float" office:value="0.708813" calcext:value-type="float">
            <text:p>0.708813</text:p>
          </table:table-cell>
          <table:table-cell office:value-type="float" office:value="22.0784" calcext:value-type="float">
            <text:p>22.0784</text:p>
          </table:table-cell>
          <table:table-cell office:value-type="float" office:value="2.26236" calcext:value-type="float">
            <text:p>2.26236</text:p>
          </table:table-cell>
          <table:table-cell office:value-type="float" office:value="25.8191" calcext:value-type="float">
            <text:p>25.8191</text:p>
          </table:table-cell>
          <table:table-cell table:number-columns-repeated="38"/>
          <table:table-cell table:formula="of:=[.S96]" office:value-type="float" office:value="312.613" calcext:value-type="float">
            <text:p>312.613</text:p>
          </table:table-cell>
          <table:table-cell table:formula="of:=[.BY96]-1.96*[.AL96]" office:value-type="float" office:value="262.007564" calcext:value-type="float">
            <text:p>262.007564</text:p>
          </table:table-cell>
          <table:table-cell table:formula="of:=[.BY96]+1.96*[.AL96]" office:value-type="float" office:value="363.218436" calcext:value-type="float">
            <text:p>363.218436</text:p>
          </table:table-cell>
        </table:table-row>
        <table:table-row table:style-name="ro1">
          <table:table-cell office:value-type="float" office:value="1.00982" calcext:value-type="float">
            <text:p>1.00982</text:p>
          </table:table-cell>
          <table:table-cell office:value-type="float" office:value="0.751189" calcext:value-type="float">
            <text:p>0.751189</text:p>
          </table:table-cell>
          <table:table-cell office:value-type="float" office:value="0.197198" calcext:value-type="float">
            <text:p>0.197198</text:p>
          </table:table-cell>
          <table:table-cell office:value-type="float" office:value="0.740174" calcext:value-type="float">
            <text:p>0.740174</text:p>
          </table:table-cell>
          <table:table-cell office:value-type="float" office:value="0.576964" calcext:value-type="float">
            <text:p>0.576964</text:p>
          </table:table-cell>
          <table:table-cell office:value-type="float" office:value="0.962318" calcext:value-type="float">
            <text:p>0.962318</text:p>
          </table:table-cell>
          <table:table-cell office:value-type="float" office:value="99.0249" calcext:value-type="float">
            <text:p>99.0249</text:p>
          </table:table-cell>
          <table:table-cell office:value-type="float" office:value="0.736299" calcext:value-type="float">
            <text:p>0.736299</text:p>
          </table:table-cell>
          <table:table-cell office:value-type="float" office:value="0.0157741" calcext:value-type="float">
            <text:p>0.0157741</text:p>
          </table:table-cell>
          <table:table-cell office:value-type="float" office:value="0.169544" calcext:value-type="float">
            <text:p>0.169544</text:p>
          </table:table-cell>
          <table:table-cell office:value-type="float" office:value="0.0121153" calcext:value-type="float">
            <text:p>0.0121153</text:p>
          </table:table-cell>
          <table:table-cell office:value-type="float" office:value="0.0827246" calcext:value-type="float">
            <text:p>0.0827246</text:p>
          </table:table-cell>
          <table:table-cell office:value-type="float" office:value="2.36861" calcext:value-type="float">
            <text:p>2.36861</text:p>
          </table:table-cell>
          <table:table-cell office:value-type="float" office:value="8.63547" calcext:value-type="float">
            <text:p>8.63547</text:p>
          </table:table-cell>
          <table:table-cell office:value-type="float" office:value="0.294284" calcext:value-type="float">
            <text:p>0.294284</text:p>
          </table:table-cell>
          <table:table-cell office:value-type="float" office:value="0.460058" calcext:value-type="float">
            <text:p>0.460058</text:p>
          </table:table-cell>
          <table:table-cell office:value-type="float" office:value="295.584" calcext:value-type="float">
            <text:p>295.584</text:p>
          </table:table-cell>
          <table:table-cell office:value-type="float" office:value="5.1749" calcext:value-type="float">
            <text:p>5.1749</text:p>
          </table:table-cell>
          <table:table-cell office:value-type="float" office:value="312.797" calcext:value-type="float">
            <text:p>312.797</text:p>
          </table:table-cell>
          <table:table-cell office:value-type="float" office:value="1.38826" calcext:value-type="float">
            <text:p>1.38826</text:p>
          </table:table-cell>
          <table:table-cell office:value-type="float" office:value="1.11482" calcext:value-type="float">
            <text:p>1.11482</text:p>
          </table:table-cell>
          <table:table-cell office:value-type="float" office:value="0.479001" calcext:value-type="float">
            <text:p>0.479001</text:p>
          </table:table-cell>
          <table:table-cell office:value-type="float" office:value="0.931742" calcext:value-type="float">
            <text:p>0.931742</text:p>
          </table:table-cell>
          <table:table-cell office:value-type="float" office:value="0.908681" calcext:value-type="float">
            <text:p>0.908681</text:p>
          </table:table-cell>
          <table:table-cell office:value-type="float" office:value="1.11507" calcext:value-type="float">
            <text:p>1.11507</text:p>
          </table:table-cell>
          <table:table-cell office:value-type="float" office:value="11.2079" calcext:value-type="float">
            <text:p>11.2079</text:p>
          </table:table-cell>
          <table:table-cell office:value-type="float" office:value="0.833623" calcext:value-type="float">
            <text:p>0.833623</text:p>
          </table:table-cell>
          <table:table-cell office:value-type="float" office:value="0.126415" calcext:value-type="float">
            <text:p>0.126415</text:p>
          </table:table-cell>
          <table:table-cell office:value-type="float" office:value="0.438488" calcext:value-type="float">
            <text:p>0.438488</text:p>
          </table:table-cell>
          <table:table-cell office:value-type="float" office:value="0.110543" calcext:value-type="float">
            <text:p>0.110543</text:p>
          </table:table-cell>
          <table:table-cell office:value-type="float" office:value="0.295205" calcext:value-type="float">
            <text:p>0.295205</text:p>
          </table:table-cell>
          <table:table-cell office:value-type="float" office:value="2.18058" calcext:value-type="float">
            <text:p>2.18058</text:p>
          </table:table-cell>
          <table:table-cell office:value-type="float" office:value="4.2083" calcext:value-type="float">
            <text:p>4.2083</text:p>
          </table:table-cell>
          <table:table-cell office:value-type="float" office:value="0.561568" calcext:value-type="float">
            <text:p>0.561568</text:p>
          </table:table-cell>
          <table:table-cell office:value-type="float" office:value="0.695052" calcext:value-type="float">
            <text:p>0.695052</text:p>
          </table:table-cell>
          <table:table-cell office:value-type="float" office:value="22.2405" calcext:value-type="float">
            <text:p>22.2405</text:p>
          </table:table-cell>
          <table:table-cell office:value-type="float" office:value="2.26539" calcext:value-type="float">
            <text:p>2.26539</text:p>
          </table:table-cell>
          <table:table-cell office:value-type="float" office:value="25.8969" calcext:value-type="float">
            <text:p>25.8969</text:p>
          </table:table-cell>
          <table:table-cell table:number-columns-repeated="38"/>
          <table:table-cell table:formula="of:=[.S97]" office:value-type="float" office:value="312.797" calcext:value-type="float">
            <text:p>312.797</text:p>
          </table:table-cell>
          <table:table-cell table:formula="of:=[.BY97]-1.96*[.AL97]" office:value-type="float" office:value="262.039076" calcext:value-type="float">
            <text:p>262.039076</text:p>
          </table:table-cell>
          <table:table-cell table:formula="of:=[.BY97]+1.96*[.AL97]" office:value-type="float" office:value="363.554924" calcext:value-type="float">
            <text:p>363.554924</text:p>
          </table:table-cell>
        </table:table-row>
        <table:table-row table:style-name="ro1">
          <table:table-cell office:value-type="float" office:value="0.966661" calcext:value-type="float">
            <text:p>0.966661</text:p>
          </table:table-cell>
          <table:table-cell office:value-type="float" office:value="0.719081" calcext:value-type="float">
            <text:p>0.719081</text:p>
          </table:table-cell>
          <table:table-cell office:value-type="float" office:value="0.188769" calcext:value-type="float">
            <text:p>0.188769</text:p>
          </table:table-cell>
          <table:table-cell office:value-type="float" office:value="0.709343" calcext:value-type="float">
            <text:p>0.709343</text:p>
          </table:table-cell>
          <table:table-cell office:value-type="float" office:value="0.552311" calcext:value-type="float">
            <text:p>0.552311</text:p>
          </table:table-cell>
          <table:table-cell office:value-type="float" office:value="0.921815" calcext:value-type="float">
            <text:p>0.921815</text:p>
          </table:table-cell>
          <table:table-cell office:value-type="float" office:value="99.1646" calcext:value-type="float">
            <text:p>99.1646</text:p>
          </table:table-cell>
          <table:table-cell office:value-type="float" office:value="0.737271" calcext:value-type="float">
            <text:p>0.737271</text:p>
          </table:table-cell>
          <table:table-cell office:value-type="float" office:value="0.0150998" calcext:value-type="float">
            <text:p>0.0150998</text:p>
          </table:table-cell>
          <table:table-cell office:value-type="float" office:value="0.162296" calcext:value-type="float">
            <text:p>0.162296</text:p>
          </table:table-cell>
          <table:table-cell office:value-type="float" office:value="0.0115977" calcext:value-type="float">
            <text:p>0.0115977</text:p>
          </table:table-cell>
          <table:table-cell office:value-type="float" office:value="0.0791881" calcext:value-type="float">
            <text:p>0.0791881</text:p>
          </table:table-cell>
          <table:table-cell office:value-type="float" office:value="2.26726" calcext:value-type="float">
            <text:p>2.26726</text:p>
          </table:table-cell>
          <table:table-cell office:value-type="float" office:value="8.28376" calcext:value-type="float">
            <text:p>8.28376</text:p>
          </table:table-cell>
          <table:table-cell office:value-type="float" office:value="0.282093" calcext:value-type="float">
            <text:p>0.282093</text:p>
          </table:table-cell>
          <table:table-cell office:value-type="float" office:value="0.442171" calcext:value-type="float">
            <text:p>0.442171</text:p>
          </table:table-cell>
          <table:table-cell office:value-type="float" office:value="296.244" calcext:value-type="float">
            <text:p>296.244</text:p>
          </table:table-cell>
          <table:table-cell office:value-type="float" office:value="5.18624" calcext:value-type="float">
            <text:p>5.18624</text:p>
          </table:table-cell>
          <table:table-cell office:value-type="float" office:value="312.974" calcext:value-type="float">
            <text:p>312.974</text:p>
          </table:table-cell>
          <table:table-cell office:value-type="float" office:value="1.35868" calcext:value-type="float">
            <text:p>1.35868</text:p>
          </table:table-cell>
          <table:table-cell office:value-type="float" office:value="1.09102" calcext:value-type="float">
            <text:p>1.09102</text:p>
          </table:table-cell>
          <table:table-cell office:value-type="float" office:value="0.468697" calcext:value-type="float">
            <text:p>0.468697</text:p>
          </table:table-cell>
          <table:table-cell office:value-type="float" office:value="0.912346" calcext:value-type="float">
            <text:p>0.912346</text:p>
          </table:table-cell>
          <table:table-cell office:value-type="float" office:value="0.88926" calcext:value-type="float">
            <text:p>0.88926</text:p>
          </table:table-cell>
          <table:table-cell office:value-type="float" office:value="1.09173" calcext:value-type="float">
            <text:p>1.09173</text:p>
          </table:table-cell>
          <table:table-cell office:value-type="float" office:value="11.2479" calcext:value-type="float">
            <text:p>11.2479</text:p>
          </table:table-cell>
          <table:table-cell office:value-type="float" office:value="0.834224" calcext:value-type="float">
            <text:p>0.834224</text:p>
          </table:table-cell>
          <table:table-cell office:value-type="float" office:value="0.123685" calcext:value-type="float">
            <text:p>0.123685</text:p>
          </table:table-cell>
          <table:table-cell office:value-type="float" office:value="0.42905" calcext:value-type="float">
            <text:p>0.42905</text:p>
          </table:table-cell>
          <table:table-cell office:value-type="float" office:value="0.108157" calcext:value-type="float">
            <text:p>0.108157</text:p>
          </table:table-cell>
          <table:table-cell office:value-type="float" office:value="0.288839" calcext:value-type="float">
            <text:p>0.288839</text:p>
          </table:table-cell>
          <table:table-cell office:value-type="float" office:value="2.13484" calcext:value-type="float">
            <text:p>2.13484</text:p>
          </table:table-cell>
          <table:table-cell office:value-type="float" office:value="4.1277" calcext:value-type="float">
            <text:p>4.1277</text:p>
          </table:table-cell>
          <table:table-cell office:value-type="float" office:value="0.549873" calcext:value-type="float">
            <text:p>0.549873</text:p>
          </table:table-cell>
          <table:table-cell office:value-type="float" office:value="0.681504" calcext:value-type="float">
            <text:p>0.681504</text:p>
          </table:table-cell>
          <table:table-cell office:value-type="float" office:value="22.3989" calcext:value-type="float">
            <text:p>22.3989</text:p>
          </table:table-cell>
          <table:table-cell office:value-type="float" office:value="2.26832" calcext:value-type="float">
            <text:p>2.26832</text:p>
          </table:table-cell>
          <table:table-cell office:value-type="float" office:value="25.9723" calcext:value-type="float">
            <text:p>25.9723</text:p>
          </table:table-cell>
          <table:table-cell table:number-columns-repeated="38"/>
          <table:table-cell table:formula="of:=[.S98]" office:value-type="float" office:value="312.974" calcext:value-type="float">
            <text:p>312.974</text:p>
          </table:table-cell>
          <table:table-cell table:formula="of:=[.BY98]-1.96*[.AL98]" office:value-type="float" office:value="262.068292" calcext:value-type="float">
            <text:p>262.068292</text:p>
          </table:table-cell>
          <table:table-cell table:formula="of:=[.BY98]+1.96*[.AL98]" office:value-type="float" office:value="363.879708" calcext:value-type="float">
            <text:p>363.879708</text:p>
          </table:table-cell>
        </table:table-row>
        <table:table-row table:style-name="ro1">
          <table:table-cell office:value-type="float" office:value="0.925346" calcext:value-type="float">
            <text:p>0.925346</text:p>
          </table:table-cell>
          <table:table-cell office:value-type="float" office:value="0.688346" calcext:value-type="float">
            <text:p>0.688346</text:p>
          </table:table-cell>
          <table:table-cell office:value-type="float" office:value="0.180701" calcext:value-type="float">
            <text:p>0.180701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528711" calcext:value-type="float">
            <text:p>0.528711</text:p>
          </table:table-cell>
          <table:table-cell office:value-type="float" office:value="0.882988" calcext:value-type="float">
            <text:p>0.882988</text:p>
          </table:table-cell>
          <table:table-cell office:value-type="float" office:value="99.2984" calcext:value-type="float">
            <text:p>99.2984</text:p>
          </table:table-cell>
          <table:table-cell office:value-type="float" office:value="0.738202" calcext:value-type="float">
            <text:p>0.738202</text:p>
          </table:table-cell>
          <table:table-cell office:value-type="float" office:value="0.0144544" calcext:value-type="float">
            <text:p>0.0144544</text:p>
          </table:table-cell>
          <table:table-cell office:value-type="float" office:value="0.155359" calcext:value-type="float">
            <text:p>0.155359</text:p>
          </table:table-cell>
          <table:table-cell office:value-type="float" office:value="0.0111021" calcext:value-type="float">
            <text:p>0.0111021</text:p>
          </table:table-cell>
          <table:table-cell office:value-type="float" office:value="0.0758029" calcext:value-type="float">
            <text:p>0.0758029</text:p>
          </table:table-cell>
          <table:table-cell office:value-type="float" office:value="2.17025" calcext:value-type="float">
            <text:p>2.17025</text:p>
          </table:table-cell>
          <table:table-cell office:value-type="float" office:value="7.94579" calcext:value-type="float">
            <text:p>7.94579</text:p>
          </table:table-cell>
          <table:table-cell office:value-type="float" office:value="0.270392" calcext:value-type="float">
            <text:p>0.270392</text:p>
          </table:table-cell>
          <table:table-cell office:value-type="float" office:value="0.424919" calcext:value-type="float">
            <text:p>0.424919</text:p>
          </table:table-cell>
          <table:table-cell office:value-type="float" office:value="296.877" calcext:value-type="float">
            <text:p>296.877</text:p>
          </table:table-cell>
          <table:table-cell office:value-type="float" office:value="5.19712" calcext:value-type="float">
            <text:p>5.19712</text:p>
          </table:table-cell>
          <table:table-cell office:value-type="float" office:value="313.142" calcext:value-type="float">
            <text:p>313.142</text:p>
          </table:table-cell>
          <table:table-cell office:value-type="float" office:value="1.32971" calcext:value-type="float">
            <text:p>1.32971</text:p>
          </table:table-cell>
          <table:table-cell office:value-type="float" office:value="1.06771" calcext:value-type="float">
            <text:p>1.06771</text:p>
          </table:table-cell>
          <table:table-cell office:value-type="float" office:value="0.458613" calcext:value-type="float">
            <text:p>0.458613</text:p>
          </table:table-cell>
          <table:table-cell office:value-type="float" office:value="0.893329" calcext:value-type="float">
            <text:p>0.893329</text:p>
          </table:table-cell>
          <table:table-cell office:value-type="float" office:value="0.870245" calcext:value-type="float">
            <text:p>0.870245</text:p>
          </table:table-cell>
          <table:table-cell office:value-type="float" office:value="1.06885" calcext:value-type="float">
            <text:p>1.06885</text:p>
          </table:table-cell>
          <table:table-cell office:value-type="float" office:value="11.2867" calcext:value-type="float">
            <text:p>11.2867</text:p>
          </table:table-cell>
          <table:table-cell office:value-type="float" office:value="0.834801" calcext:value-type="float">
            <text:p>0.834801</text:p>
          </table:table-cell>
          <table:table-cell office:value-type="float" office:value="0.121014" calcext:value-type="float">
            <text:p>0.121014</text:p>
          </table:table-cell>
          <table:table-cell office:value-type="float" office:value="0.419815" calcext:value-type="float">
            <text:p>0.419815</text:p>
          </table:table-cell>
          <table:table-cell office:value-type="float" office:value="0.105821" calcext:value-type="float">
            <text:p>0.105821</text:p>
          </table:table-cell>
          <table:table-cell office:value-type="float" office:value="0.282609" calcext:value-type="float">
            <text:p>0.282609</text:p>
          </table:table-cell>
          <table:table-cell office:value-type="float" office:value="2.09" calcext:value-type="float">
            <text:p>2.09</text:p>
          </table:table-cell>
          <table:table-cell office:value-type="float" office:value="4.04826" calcext:value-type="float">
            <text:p>4.04826</text:p>
          </table:table-cell>
          <table:table-cell office:value-type="float" office:value="0.538404" calcext:value-type="float">
            <text:p>0.538404</text:p>
          </table:table-cell>
          <table:table-cell office:value-type="float" office:value="0.668169" calcext:value-type="float">
            <text:p>0.668169</text:p>
          </table:table-cell>
          <table:table-cell office:value-type="float" office:value="22.5536" calcext:value-type="float">
            <text:p>22.5536</text:p>
          </table:table-cell>
          <table:table-cell office:value-type="float" office:value="2.27113" calcext:value-type="float">
            <text:p>2.27113</text:p>
          </table:table-cell>
          <table:table-cell office:value-type="float" office:value="26.0454" calcext:value-type="float">
            <text:p>26.0454</text:p>
          </table:table-cell>
          <table:table-cell table:number-columns-repeated="38"/>
          <table:table-cell table:formula="of:=[.S99]" office:value-type="float" office:value="313.142" calcext:value-type="float">
            <text:p>313.142</text:p>
          </table:table-cell>
          <table:table-cell table:formula="of:=[.BY99]-1.96*[.AL99]" office:value-type="float" office:value="262.093016" calcext:value-type="float">
            <text:p>262.093016</text:p>
          </table:table-cell>
          <table:table-cell table:formula="of:=[.BY99]+1.96*[.AL99]" office:value-type="float" office:value="364.190984" calcext:value-type="float">
            <text:p>364.190984</text:p>
          </table:table-cell>
        </table:table-row>
        <table:table-row table:style-name="ro1">
          <table:table-cell office:value-type="float" office:value="0.885797" calcext:value-type="float">
            <text:p>0.885797</text:p>
          </table:table-cell>
          <table:table-cell office:value-type="float" office:value="0.658925" calcext:value-type="float">
            <text:p>0.658925</text:p>
          </table:table-cell>
          <table:table-cell office:value-type="float" office:value="0.172977" calcext:value-type="float">
            <text:p>0.172977</text:p>
          </table:table-cell>
          <table:table-cell office:value-type="float" office:value="0.651408" calcext:value-type="float">
            <text:p>0.651408</text:p>
          </table:table-cell>
          <table:table-cell office:value-type="float" office:value="0.506119" calcext:value-type="float">
            <text:p>0.506119</text:p>
          </table:table-cell>
          <table:table-cell office:value-type="float" office:value="0.845769" calcext:value-type="float">
            <text:p>0.845769</text:p>
          </table:table-cell>
          <table:table-cell office:value-type="float" office:value="99.4266" calcext:value-type="float">
            <text:p>99.4266</text:p>
          </table:table-cell>
          <table:table-cell office:value-type="float" office:value="0.739095" calcext:value-type="float">
            <text:p>0.739095</text:p>
          </table:table-cell>
          <table:table-cell office:value-type="float" office:value="0.0138366" calcext:value-type="float">
            <text:p>0.0138366</text:p>
          </table:table-cell>
          <table:table-cell office:value-type="float" office:value="0.148719" calcext:value-type="float">
            <text:p>0.148719</text:p>
          </table:table-cell>
          <table:table-cell office:value-type="float" office:value="0.0106277" calcext:value-type="float">
            <text:p>0.0106277</text:p>
          </table:table-cell>
          <table:table-cell office:value-type="float" office:value="0.0725625" calcext:value-type="float">
            <text:p>0.0725625</text:p>
          </table:table-cell>
          <table:table-cell office:value-type="float" office:value="2.0774" calcext:value-type="float">
            <text:p>2.0774</text:p>
          </table:table-cell>
          <table:table-cell office:value-type="float" office:value="7.62108" calcext:value-type="float">
            <text:p>7.62108</text:p>
          </table:table-cell>
          <table:table-cell office:value-type="float" office:value="0.259162" calcext:value-type="float">
            <text:p>0.259162</text:p>
          </table:table-cell>
          <table:table-cell office:value-type="float" office:value="0.408284" calcext:value-type="float">
            <text:p>0.408284</text:p>
          </table:table-cell>
          <table:table-cell office:value-type="float" office:value="297.485" calcext:value-type="float">
            <text:p>297.485</text:p>
          </table:table-cell>
          <table:table-cell office:value-type="float" office:value="5.20755" calcext:value-type="float">
            <text:p>5.20755</text:p>
          </table:table-cell>
          <table:table-cell office:value-type="float" office:value="313.304" calcext:value-type="float">
            <text:p>313.304</text:p>
          </table:table-cell>
          <table:table-cell office:value-type="float" office:value="1.30135" calcext:value-type="float">
            <text:p>1.30135</text:p>
          </table:table-cell>
          <table:table-cell office:value-type="float" office:value="1.04489" calcext:value-type="float">
            <text:p>1.04489</text:p>
          </table:table-cell>
          <table:table-cell office:value-type="float" office:value="0.448745" calcext:value-type="float">
            <text:p>0.448745</text:p>
          </table:table-cell>
          <table:table-cell office:value-type="float" office:value="0.874684" calcext:value-type="float">
            <text:p>0.874684</text:p>
          </table:table-cell>
          <table:table-cell office:value-type="float" office:value="0.851628" calcext:value-type="float">
            <text:p>0.851628</text:p>
          </table:table-cell>
          <table:table-cell office:value-type="float" office:value="1.04642" calcext:value-type="float">
            <text:p>1.04642</text:p>
          </table:table-cell>
          <table:table-cell office:value-type="float" office:value="11.3245" calcext:value-type="float">
            <text:p>11.3245</text:p>
          </table:table-cell>
          <table:table-cell office:value-type="float" office:value="0.835353" calcext:value-type="float">
            <text:p>0.835353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410776" calcext:value-type="float">
            <text:p>0.410776</text:p>
          </table:table-cell>
          <table:table-cell office:value-type="float" office:value="0.103537" calcext:value-type="float">
            <text:p>0.103537</text:p>
          </table:table-cell>
          <table:table-cell office:value-type="float" office:value="0.276514" calcext:value-type="float">
            <text:p>0.276514</text:p>
          </table:table-cell>
          <table:table-cell office:value-type="float" office:value="2.04605" calcext:value-type="float">
            <text:p>2.04605</text:p>
          </table:table-cell>
          <table:table-cell office:value-type="float" office:value="3.96998" calcext:value-type="float">
            <text:p>3.96998</text:p>
          </table:table-cell>
          <table:table-cell office:value-type="float" office:value="0.527159" calcext:value-type="float">
            <text:p>0.527159</text:p>
          </table:table-cell>
          <table:table-cell office:value-type="float" office:value="0.655047" calcext:value-type="float">
            <text:p>0.655047</text:p>
          </table:table-cell>
          <table:table-cell office:value-type="float" office:value="22.7047" calcext:value-type="float">
            <text:p>22.7047</text:p>
          </table:table-cell>
          <table:table-cell office:value-type="float" office:value="2.27383" calcext:value-type="float">
            <text:p>2.27383</text:p>
          </table:table-cell>
          <table:table-cell office:value-type="float" office:value="26.1162" calcext:value-type="float">
            <text:p>26.1162</text:p>
          </table:table-cell>
          <table:table-cell table:number-columns-repeated="38"/>
          <table:table-cell table:formula="of:=[.S100]" office:value-type="float" office:value="313.304" calcext:value-type="float">
            <text:p>313.304</text:p>
          </table:table-cell>
          <table:table-cell table:formula="of:=[.BY100]-1.96*[.AL100]" office:value-type="float" office:value="262.116248" calcext:value-type="float">
            <text:p>262.116248</text:p>
          </table:table-cell>
          <table:table-cell table:formula="of:=[.BY100]+1.96*[.AL100]" office:value-type="float" office:value="364.491752" calcext:value-type="float">
            <text:p>364.491752</text:p>
          </table:table-cell>
        </table:table-row>
        <table:table-row table:style-name="ro1">
          <table:table-cell office:value-type="float" office:value="0.847939" calcext:value-type="float">
            <text:p>0.847939</text:p>
          </table:table-cell>
          <table:table-cell office:value-type="float" office:value="0.630761" calcext:value-type="float">
            <text:p>0.630761</text:p>
          </table:table-cell>
          <table:table-cell office:value-type="float" office:value="0.165584" calcext:value-type="float">
            <text:p>0.165584</text:p>
          </table:table-cell>
          <table:table-cell office:value-type="float" office:value="0.624207" calcext:value-type="float">
            <text:p>0.624207</text:p>
          </table:table-cell>
          <table:table-cell office:value-type="float" office:value="0.484492" calcext:value-type="float">
            <text:p>0.484492</text:p>
          </table:table-cell>
          <table:table-cell office:value-type="float" office:value="0.810095" calcext:value-type="float">
            <text:p>0.810095</text:p>
          </table:table-cell>
          <table:table-cell office:value-type="float" office:value="99.5494" calcext:value-type="float">
            <text:p>99.5494</text:p>
          </table:table-cell>
          <table:table-cell office:value-type="float" office:value="0.739951" calcext:value-type="float">
            <text:p>0.739951</text:p>
          </table:table-cell>
          <table:table-cell office:value-type="float" office:value="0.0132452" calcext:value-type="float">
            <text:p>0.0132452</text:p>
          </table:table-cell>
          <table:table-cell office:value-type="float" office:value="0.142362" calcext:value-type="float">
            <text:p>0.142362</text:p>
          </table:table-cell>
          <table:table-cell office:value-type="float" office:value="0.0101736" calcext:value-type="float">
            <text:p>0.0101736</text:p>
          </table:table-cell>
          <table:table-cell office:value-type="float" office:value="0.0694607" calcext:value-type="float">
            <text:p>0.0694607</text:p>
          </table:table-cell>
          <table:table-cell office:value-type="float" office:value="1.98853" calcext:value-type="float">
            <text:p>1.98853</text:p>
          </table:table-cell>
          <table:table-cell office:value-type="float" office:value="7.30916" calcext:value-type="float">
            <text:p>7.30916</text:p>
          </table:table-cell>
          <table:table-cell office:value-type="float" office:value="0.248387" calcext:value-type="float">
            <text:p>0.248387</text:p>
          </table:table-cell>
          <table:table-cell office:value-type="float" office:value="0.392249" calcext:value-type="float">
            <text:p>0.392249</text:p>
          </table:table-cell>
          <table:table-cell office:value-type="float" office:value="298.067" calcext:value-type="float">
            <text:p>298.067</text:p>
          </table:table-cell>
          <table:table-cell office:value-type="float" office:value="5.21756" calcext:value-type="float">
            <text:p>5.21756</text:p>
          </table:table-cell>
          <table:table-cell office:value-type="float" office:value="313.459" calcext:value-type="float">
            <text:p>313.459</text:p>
          </table:table-cell>
          <table:table-cell office:value-type="float" office:value="1.27357" calcext:value-type="float">
            <text:p>1.27357</text:p>
          </table:table-cell>
          <table:table-cell office:value-type="float" office:value="1.02255" calcext:value-type="float">
            <text:p>1.02255</text:p>
          </table:table-cell>
          <table:table-cell office:value-type="float" office:value="0.439087" calcext:value-type="float">
            <text:p>0.439087</text:p>
          </table:table-cell>
          <table:table-cell office:value-type="float" office:value="0.856406" calcext:value-type="float">
            <text:p>0.856406</text:p>
          </table:table-cell>
          <table:table-cell office:value-type="float" office:value="0.833402" calcext:value-type="float">
            <text:p>0.833402</text:p>
          </table:table-cell>
          <table:table-cell office:value-type="float" office:value="1.02443" calcext:value-type="float">
            <text:p>1.02443</text:p>
          </table:table-cell>
          <table:table-cell office:value-type="float" office:value="11.3612" calcext:value-type="float">
            <text:p>11.3612</text:p>
          </table:table-cell>
          <table:table-cell office:value-type="float" office:value="0.835883" calcext:value-type="float">
            <text:p>0.835883</text:p>
          </table:table-cell>
          <table:table-cell office:value-type="float" office:value="0.115843" calcext:value-type="float">
            <text:p>0.115843</text:p>
          </table:table-cell>
          <table:table-cell office:value-type="float" office:value="0.401932" calcext:value-type="float">
            <text:p>0.401932</text:p>
          </table:table-cell>
          <table:table-cell office:value-type="float" office:value="0.101301" calcext:value-type="float">
            <text:p>0.101301</text:p>
          </table:table-cell>
          <table:table-cell office:value-type="float" office:value="0.27055" calcext:value-type="float">
            <text:p>0.27055</text:p>
          </table:table-cell>
          <table:table-cell office:value-type="float" office:value="2.00298" calcext:value-type="float">
            <text:p>2.00298</text:p>
          </table:table-cell>
          <table:table-cell office:value-type="float" office:value="3.89287" calcext:value-type="float">
            <text:p>3.89287</text:p>
          </table:table-cell>
          <table:table-cell office:value-type="float" office:value="0.516133" calcext:value-type="float">
            <text:p>0.516133</text:p>
          </table:table-cell>
          <table:table-cell office:value-type="float" office:value="0.642136" calcext:value-type="float">
            <text:p>0.642136</text:p>
          </table:table-cell>
          <table:table-cell office:value-type="float" office:value="22.8521" calcext:value-type="float">
            <text:p>22.8521</text:p>
          </table:table-cell>
          <table:table-cell office:value-type="float" office:value="2.27643" calcext:value-type="float">
            <text:p>2.27643</text:p>
          </table:table-cell>
          <table:table-cell office:value-type="float" office:value="26.1848" calcext:value-type="float">
            <text:p>26.1848</text:p>
          </table:table-cell>
          <table:table-cell table:number-columns-repeated="38"/>
          <table:table-cell table:formula="of:=[.S101]" office:value-type="float" office:value="313.459" calcext:value-type="float">
            <text:p>313.459</text:p>
          </table:table-cell>
          <table:table-cell table:formula="of:=[.BY101]-1.96*[.AL101]" office:value-type="float" office:value="262.136792" calcext:value-type="float">
            <text:p>262.136792</text:p>
          </table:table-cell>
          <table:table-cell table:formula="of:=[.BY101]+1.96*[.AL101]" office:value-type="float" office:value="364.781208" calcext:value-type="float">
            <text:p>364.781208</text:p>
          </table:table-cell>
        </table:table-row>
        <table:table-row table:style-name="ro1">
          <table:table-cell office:value-type="float" office:value="0.811699" calcext:value-type="float">
            <text:p>0.811699</text:p>
          </table:table-cell>
          <table:table-cell office:value-type="float" office:value="0.603802" calcext:value-type="float">
            <text:p>0.603802</text:p>
          </table:table-cell>
          <table:table-cell office:value-type="float" office:value="0.158506" calcext:value-type="float">
            <text:p>0.158506</text:p>
          </table:table-cell>
          <table:table-cell office:value-type="float" office:value="0.598122" calcext:value-type="float">
            <text:p>0.598122</text:p>
          </table:table-cell>
          <table:table-cell office:value-type="float" office:value="0.463789" calcext:value-type="float">
            <text:p>0.463789</text:p>
          </table:table-cell>
          <table:table-cell office:value-type="float" office:value="0.775903" calcext:value-type="float">
            <text:p>0.775903</text:p>
          </table:table-cell>
          <table:table-cell office:value-type="float" office:value="99.6671" calcext:value-type="float">
            <text:p>99.6671</text:p>
          </table:table-cell>
          <table:table-cell office:value-type="float" office:value="0.74077" calcext:value-type="float">
            <text:p>0.74077</text:p>
          </table:table-cell>
          <table:table-cell office:value-type="float" office:value="0.0126791" calcext:value-type="float">
            <text:p>0.0126791</text:p>
          </table:table-cell>
          <table:table-cell office:value-type="float" office:value="0.136277" calcext:value-type="float">
            <text:p>0.136277</text:p>
          </table:table-cell>
          <table:table-cell office:value-type="float" office:value="0.00973889" calcext:value-type="float">
            <text:p>0.00973889</text:p>
          </table:table-cell>
          <table:table-cell office:value-type="float" office:value="0.0664915" calcext:value-type="float">
            <text:p>0.0664915</text:p>
          </table:table-cell>
          <table:table-cell office:value-type="float" office:value="1.90346" calcext:value-type="float">
            <text:p>1.90346</text:p>
          </table:table-cell>
          <table:table-cell office:value-type="float" office:value="7.00954" calcext:value-type="float">
            <text:p>7.00954</text:p>
          </table:table-cell>
          <table:table-cell office:value-type="float" office:value="0.238048" calcext:value-type="float">
            <text:p>0.238048</text:p>
          </table:table-cell>
          <table:table-cell office:value-type="float" office:value="0.376796" calcext:value-type="float">
            <text:p>0.376796</text:p>
          </table:table-cell>
          <table:table-cell office:value-type="float" office:value="298.626" calcext:value-type="float">
            <text:p>298.626</text:p>
          </table:table-cell>
          <table:table-cell office:value-type="float" office:value="5.22716" calcext:value-type="float">
            <text:p>5.22716</text:p>
          </table:table-cell>
          <table:table-cell office:value-type="float" office:value="313.607" calcext:value-type="float">
            <text:p>313.607</text:p>
          </table:table-cell>
          <table:table-cell office:value-type="float" office:value="1.24637" calcext:value-type="float">
            <text:p>1.24637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429636" calcext:value-type="float">
            <text:p>0.429636</text:p>
          </table:table-cell>
          <table:table-cell office:value-type="float" office:value="0.838488" calcext:value-type="float">
            <text:p>0.838488</text:p>
          </table:table-cell>
          <table:table-cell office:value-type="float" office:value="0.815558" calcext:value-type="float">
            <text:p>0.815558</text:p>
          </table:table-cell>
          <table:table-cell office:value-type="float" office:value="1.00287" calcext:value-type="float">
            <text:p>1.00287</text:p>
          </table:table-cell>
          <table:table-cell office:value-type="float" office:value="11.397" calcext:value-type="float">
            <text:p>11.397</text:p>
          </table:table-cell>
          <table:table-cell office:value-type="float" office:value="0.83639" calcext:value-type="float">
            <text:p>0.83639</text:p>
          </table:table-cell>
          <table:table-cell office:value-type="float" office:value="0.113342" calcext:value-type="float">
            <text:p>0.113342</text:p>
          </table:table-cell>
          <table:table-cell office:value-type="float" office:value="0.393276" calcext:value-type="float">
            <text:p>0.393276</text:p>
          </table:table-cell>
          <table:table-cell office:value-type="float" office:value="0.0991136" calcext:value-type="float">
            <text:p>0.0991136</text:p>
          </table:table-cell>
          <table:table-cell office:value-type="float" office:value="0.264714" calcext:value-type="float">
            <text:p>0.264714</text:p>
          </table:table-cell>
          <table:table-cell office:value-type="float" office:value="1.96076" calcext:value-type="float">
            <text:p>1.96076</text:p>
          </table:table-cell>
          <table:table-cell office:value-type="float" office:value="3.81693" calcext:value-type="float">
            <text:p>3.81693</text:p>
          </table:table-cell>
          <table:table-cell office:value-type="float" office:value="0.505323" calcext:value-type="float">
            <text:p>0.505323</text:p>
          </table:table-cell>
          <table:table-cell office:value-type="float" office:value="0.629436" calcext:value-type="float">
            <text:p>0.629436</text:p>
          </table:table-cell>
          <table:table-cell office:value-type="float" office:value="22.996" calcext:value-type="float">
            <text:p>22.996</text:p>
          </table:table-cell>
          <table:table-cell office:value-type="float" office:value="2.27893" calcext:value-type="float">
            <text:p>2.27893</text:p>
          </table:table-cell>
          <table:table-cell office:value-type="float" office:value="26.2512" calcext:value-type="float">
            <text:p>26.2512</text:p>
          </table:table-cell>
          <table:table-cell table:number-columns-repeated="38"/>
          <table:table-cell table:formula="of:=[.S102]" office:value-type="float" office:value="313.607" calcext:value-type="float">
            <text:p>313.607</text:p>
          </table:table-cell>
          <table:table-cell table:formula="of:=[.BY102]-1.96*[.AL102]" office:value-type="float" office:value="262.154648" calcext:value-type="float">
            <text:p>262.154648</text:p>
          </table:table-cell>
          <table:table-cell table:formula="of:=[.BY102]+1.96*[.AL102]" office:value-type="float" office:value="365.059352" calcext:value-type="float">
            <text:p>365.059352</text:p>
          </table:table-cell>
        </table:table-row>
        <table:table-row table:style-name="ro1">
          <table:table-cell office:value-type="float" office:value="0.777008" calcext:value-type="float">
            <text:p>0.777008</text:p>
          </table:table-cell>
          <table:table-cell office:value-type="float" office:value="0.577995" calcext:value-type="float">
            <text:p>0.577995</text:p>
          </table:table-cell>
          <table:table-cell office:value-type="float" office:value="0.151732" calcext:value-type="float">
            <text:p>0.151732</text:p>
          </table:table-cell>
          <table:table-cell office:value-type="float" office:value="0.573109" calcext:value-type="float">
            <text:p>0.573109</text:p>
          </table:table-cell>
          <table:table-cell office:value-type="float" office:value="0.443971" calcext:value-type="float">
            <text:p>0.443971</text:p>
          </table:table-cell>
          <table:table-cell office:value-type="float" office:value="0.743134" calcext:value-type="float">
            <text:p>0.743134</text:p>
          </table:table-cell>
          <table:table-cell office:value-type="float" office:value="99.7798" calcext:value-type="float">
            <text:p>99.7798</text:p>
          </table:table-cell>
          <table:table-cell office:value-type="float" office:value="0.741556" calcext:value-type="float">
            <text:p>0.741556</text:p>
          </table:table-cell>
          <table:table-cell office:value-type="float" office:value="0.0121372" calcext:value-type="float">
            <text:p>0.0121372</text:p>
          </table:table-cell>
          <table:table-cell office:value-type="float" office:value="0.130453" calcext:value-type="float">
            <text:p>0.130453</text:p>
          </table:table-cell>
          <table:table-cell office:value-type="float" office:value="0.00932273" calcext:value-type="float">
            <text:p>0.00932273</text:p>
          </table:table-cell>
          <table:table-cell office:value-type="float" office:value="0.0636494" calcext:value-type="float">
            <text:p>0.0636494</text:p>
          </table:table-cell>
          <table:table-cell office:value-type="float" office:value="1.82204" calcext:value-type="float">
            <text:p>1.82204</text:p>
          </table:table-cell>
          <table:table-cell office:value-type="float" office:value="6.7218" calcext:value-type="float">
            <text:p>6.7218</text:p>
          </table:table-cell>
          <table:table-cell office:value-type="float" office:value="0.228129" calcext:value-type="float">
            <text:p>0.228129</text:p>
          </table:table-cell>
          <table:table-cell office:value-type="float" office:value="0.361908" calcext:value-type="float">
            <text:p>0.361908</text:p>
          </table:table-cell>
          <table:table-cell office:value-type="float" office:value="299.163" calcext:value-type="float">
            <text:p>299.163</text:p>
          </table:table-cell>
          <table:table-cell office:value-type="float" office:value="5.23637" calcext:value-type="float">
            <text:p>5.23637</text:p>
          </table:table-cell>
          <table:table-cell office:value-type="float" office:value="313.748" calcext:value-type="float">
            <text:p>313.748</text:p>
          </table:table-cell>
          <table:table-cell office:value-type="float" office:value="1.21974" calcext:value-type="float">
            <text:p>1.21974</text:p>
          </table:table-cell>
          <table:table-cell office:value-type="float" office:value="0.979259" calcext:value-type="float">
            <text:p>0.979259</text:p>
          </table:table-cell>
          <table:table-cell office:value-type="float" office:value="0.420386" calcext:value-type="float">
            <text:p>0.420386</text:p>
          </table:table-cell>
          <table:table-cell office:value-type="float" office:value="0.820925" calcext:value-type="float">
            <text:p>0.820925</text:p>
          </table:table-cell>
          <table:table-cell office:value-type="float" office:value="0.79809" calcext:value-type="float">
            <text:p>0.79809</text:p>
          </table:table-cell>
          <table:table-cell office:value-type="float" office:value="0.981739" calcext:value-type="float">
            <text:p>0.981739</text:p>
          </table:table-cell>
          <table:table-cell office:value-type="float" office:value="11.4317" calcext:value-type="float">
            <text:p>11.4317</text:p>
          </table:table-cell>
          <table:table-cell office:value-type="float" office:value="0.836876" calcext:value-type="float">
            <text:p>0.836876</text:p>
          </table:table-cell>
          <table:table-cell office:value-type="float" office:value="0.110894" calcext:value-type="float">
            <text:p>0.110894</text:p>
          </table:table-cell>
          <table:table-cell office:value-type="float" office:value="0.384806" calcext:value-type="float">
            <text:p>0.384806</text:p>
          </table:table-cell>
          <table:table-cell office:value-type="float" office:value="0.0969734" calcext:value-type="float">
            <text:p>0.0969734</text:p>
          </table:table-cell>
          <table:table-cell office:value-type="float" office:value="0.259004" calcext:value-type="float">
            <text:p>0.259004</text:p>
          </table:table-cell>
          <table:table-cell office:value-type="float" office:value="1.9194" calcext:value-type="float">
            <text:p>1.9194</text:p>
          </table:table-cell>
          <table:table-cell office:value-type="float" office:value="3.74217" calcext:value-type="float">
            <text:p>3.74217</text:p>
          </table:table-cell>
          <table:table-cell office:value-type="float" office:value="0.494727" calcext:value-type="float">
            <text:p>0.494727</text:p>
          </table:table-cell>
          <table:table-cell office:value-type="float" office:value="0.616947" calcext:value-type="float">
            <text:p>0.616947</text:p>
          </table:table-cell>
          <table:table-cell office:value-type="float" office:value="23.1363" calcext:value-type="float">
            <text:p>23.1363</text:p>
          </table:table-cell>
          <table:table-cell office:value-type="float" office:value="2.28134" calcext:value-type="float">
            <text:p>2.28134</text:p>
          </table:table-cell>
          <table:table-cell office:value-type="float" office:value="26.3156" calcext:value-type="float">
            <text:p>26.3156</text:p>
          </table:table-cell>
          <table:table-cell table:number-columns-repeated="38"/>
          <table:table-cell table:formula="of:=[.S103]" office:value-type="float" office:value="313.748" calcext:value-type="float">
            <text:p>313.748</text:p>
          </table:table-cell>
          <table:table-cell table:formula="of:=[.BY103]-1.96*[.AL103]" office:value-type="float" office:value="262.169424" calcext:value-type="float">
            <text:p>262.169424</text:p>
          </table:table-cell>
          <table:table-cell table:formula="of:=[.BY103]+1.96*[.AL103]" office:value-type="float" office:value="365.326576" calcext:value-type="float">
            <text:p>365.326576</text:p>
          </table:table-cell>
        </table:table-row>
        <table:table-row table:style-name="ro1" table:number-rows-repeated="22">
          <table:table-cell table:number-columns-repeated="79"/>
        </table:table-row>
        <table:table-row table:style-name="ro1" table:number-rows-repeated="13">
          <table:table-cell table:number-columns-repeated="76"/>
          <table:table-cell table:style-name="ce5"/>
          <table:table-cell table:number-columns-repeated="2"/>
        </table:table-row>
        <table:table-row table:style-name="ro1" table:number-rows-repeated="21">
          <table:table-cell table:number-columns-repeated="79"/>
        </table:table-row>
        <table:table-row table:style-name="ro1">
          <table:table-cell table:number-columns-repeated="74"/>
          <table:table-cell office:value-type="string" calcext:value-type="string">
            <text:p>x</text:p>
          </table:table-cell>
          <table:table-cell table:style-name="Default"/>
          <table:table-cell table:number-columns-repeated="3"/>
        </table:table-row>
      </table:table>
      <table:table table:name="output" table:style-name="ta1">
        <office:forms form:automatic-focus="false" form:apply-design-mode="false"/>
        <table:shapes>
          <draw:frame draw:z-index="0" draw:style-name="gr1" draw:text-style-name="P1" svg:width="6.2988in" svg:height="3.5429in" svg:x="51.235in" svg:y="4.2807in">
            <draw:object draw:notify-on-update-of-ranges="output.R3:output.R96 output.BP3:output.BP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51.2024in" svg:y="0.4201in">
            <draw:object draw:notify-on-update-of-ranges="output.CE4:output.CE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51.5252in" svg:y="7.9146in">
            <draw:object draw:notify-on-update-of-ranges="output.BT3:output.BT9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1" table:default-cell-style-name="ce2"/>
        <table:table-column table:style-name="co11" table:number-columns-repeated="4" table:default-cell-style-name="Default"/>
        <table:table-row table:style-name="ro1">
          <table:table-cell table:style-name="Default" office:value-type="string" calcext:value-type="string">
            <text:p>Predicted</text:p>
          </table:table-cell>
          <table:table-cell table:number-columns-repeated="17"/>
          <table:table-cell office:value-type="string" calcext:value-type="string">
            <text:p>var</text:p>
          </table:table-cell>
          <table:table-cell table:number-columns-repeated="19"/>
          <table:table-cell office:value-type="string" calcext:value-type="string">
            <text:p>Estimated</text:p>
          </table:table-cell>
          <table:table-cell table:number-columns-repeated="40"/>
          <table:table-cell table:style-name="Default" office:value-type="string" calcext:value-type="string">
            <text:p>computatio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_pred</text:p>
          </table:table-cell>
          <table:table-cell office:value-type="string" calcext:value-type="string">
            <text:p>QE_pred</text:p>
          </table:table-cell>
          <table:table-cell office:value-type="string" calcext:value-type="string">
            <text:p>Ia_pred</text:p>
          </table:table-cell>
          <table:table-cell office:value-type="string" calcext:value-type="string">
            <text:p>Is_pred</text:p>
          </table:table-cell>
          <table:table-cell office:value-type="string" calcext:value-type="string">
            <text:p>Js_pred</text:p>
          </table:table-cell>
          <table:table-cell office:value-type="string" calcext:value-type="string">
            <text:p>In_pred</text:p>
          </table:table-cell>
          <table:table-cell office:value-type="string" calcext:value-type="string">
            <text:p>Jn_pred</text:p>
          </table:table-cell>
          <table:table-cell office:value-type="string" calcext:value-type="string">
            <text:p>R_pred</text:p>
          </table:table-cell>
          <table:table-cell office:value-type="string" calcext:value-type="string">
            <text:p>D_pred</text:p>
          </table:table-cell>
          <table:table-cell office:value-type="string" calcext:value-type="string">
            <text:p>Iad_pred</text:p>
          </table:table-cell>
          <table:table-cell office:value-type="string" calcext:value-type="string">
            <text:p>Isd_pred</text:p>
          </table:table-cell>
          <table:table-cell office:value-type="string" calcext:value-type="string">
            <text:p>Jsd_pred</text:p>
          </table:table-cell>
          <table:table-cell office:value-type="string" calcext:value-type="string">
            <text:p>Ind_pred</text:p>
          </table:table-cell>
          <table:table-cell office:value-type="string" calcext:value-type="string">
            <text:p>Jnd_pred</text:p>
          </table:table-cell>
          <table:table-cell office:value-type="string" calcext:value-type="string">
            <text:p>Rd_pred</text:p>
          </table:table-cell>
          <table:table-cell office:value-type="string" calcext:value-type="string">
            <text:p>Dd_pred</text:p>
          </table:table-cell>
          <table:table-cell office:value-type="string" calcext:value-type="string">
            <text:p>P_pred</text:p>
          </table:table-cell>
          <table:table-cell office:value-type="string" calcext:value-type="string">
            <text:p>E_pred_var</text:p>
          </table:table-cell>
          <table:table-cell office:value-type="string" calcext:value-type="string">
            <text:p>QE_pred_var</text:p>
          </table:table-cell>
          <table:table-cell office:value-type="string" calcext:value-type="string">
            <text:p>Ia_pred_var</text:p>
          </table:table-cell>
          <table:table-cell office:value-type="string" calcext:value-type="string">
            <text:p>Is_pred_var</text:p>
          </table:table-cell>
          <table:table-cell office:value-type="string" calcext:value-type="string">
            <text:p>Js_pred_var</text:p>
          </table:table-cell>
          <table:table-cell office:value-type="string" calcext:value-type="string">
            <text:p>In_pred_var</text:p>
          </table:table-cell>
          <table:table-cell office:value-type="string" calcext:value-type="string">
            <text:p>Jn_pred_var</text:p>
          </table:table-cell>
          <table:table-cell office:value-type="string" calcext:value-type="string">
            <text:p>R_pred_var</text:p>
          </table:table-cell>
          <table:table-cell office:value-type="string" calcext:value-type="string">
            <text:p>D_pred_var</text:p>
          </table:table-cell>
          <table:table-cell office:value-type="string" calcext:value-type="string">
            <text:p>Iad_pred_var</text:p>
          </table:table-cell>
          <table:table-cell office:value-type="string" calcext:value-type="string">
            <text:p>Isd_pred_var</text:p>
          </table:table-cell>
          <table:table-cell office:value-type="string" calcext:value-type="string">
            <text:p>Jsd_pred_var</text:p>
          </table:table-cell>
          <table:table-cell office:value-type="string" calcext:value-type="string">
            <text:p>Ind_pred_var</text:p>
          </table:table-cell>
          <table:table-cell office:value-type="string" calcext:value-type="string">
            <text:p>Jnd_pred_var</text:p>
          </table:table-cell>
          <table:table-cell office:value-type="string" calcext:value-type="string">
            <text:p>Rd_pred_var</text:p>
          </table:table-cell>
          <table:table-cell office:value-type="string" calcext:value-type="string">
            <text:p>Dd_pred_var</text:p>
          </table:table-cell>
          <table:table-cell office:value-type="string" calcext:value-type="string">
            <text:p>P_pred_var</text:p>
          </table:table-cell>
          <table:table-cell office:value-type="string" calcext:value-type="string">
            <text:p>E_est</text:p>
          </table:table-cell>
          <table:table-cell office:value-type="string" calcext:value-type="string">
            <text:p>QE_est</text:p>
          </table:table-cell>
          <table:table-cell office:value-type="string" calcext:value-type="string">
            <text:p>Ia_est</text:p>
          </table:table-cell>
          <table:table-cell office:value-type="string" calcext:value-type="string">
            <text:p>Is_est</text:p>
          </table:table-cell>
          <table:table-cell office:value-type="string" calcext:value-type="string">
            <text:p>Js_est</text:p>
          </table:table-cell>
          <table:table-cell office:value-type="string" calcext:value-type="string">
            <text:p>In_est</text:p>
          </table:table-cell>
          <table:table-cell office:value-type="string" calcext:value-type="string">
            <text:p>Jn_est</text:p>
          </table:table-cell>
          <table:table-cell office:value-type="string" calcext:value-type="string">
            <text:p>R_est</text:p>
          </table:table-cell>
          <table:table-cell office:value-type="string" calcext:value-type="string">
            <text:p>D_est</text:p>
          </table:table-cell>
          <table:table-cell office:value-type="string" calcext:value-type="string">
            <text:p>Iad_est</text:p>
          </table:table-cell>
          <table:table-cell office:value-type="string" calcext:value-type="string">
            <text:p>Isd_est</text:p>
          </table:table-cell>
          <table:table-cell office:value-type="string" calcext:value-type="string">
            <text:p>Jsd_est</text:p>
          </table:table-cell>
          <table:table-cell office:value-type="string" calcext:value-type="string">
            <text:p>Ind_est</text:p>
          </table:table-cell>
          <table:table-cell office:value-type="string" calcext:value-type="string">
            <text:p>Jnd_est</text:p>
          </table:table-cell>
          <table:table-cell office:value-type="string" calcext:value-type="string">
            <text:p>Rd_est</text:p>
          </table:table-cell>
          <table:table-cell office:value-type="string" calcext:value-type="string">
            <text:p>Dd_est</text:p>
          </table:table-cell>
          <table:table-cell office:value-type="string" calcext:value-type="string">
            <text:p>E_est_var</text:p>
          </table:table-cell>
          <table:table-cell office:value-type="string" calcext:value-type="string">
            <text:p>QE_est_var</text:p>
          </table:table-cell>
          <table:table-cell office:value-type="string" calcext:value-type="string">
            <text:p>Ia_est_var</text:p>
          </table:table-cell>
          <table:table-cell office:value-type="string" calcext:value-type="string">
            <text:p>Is_est_var</text:p>
          </table:table-cell>
          <table:table-cell office:value-type="string" calcext:value-type="string">
            <text:p>Js_est_var</text:p>
          </table:table-cell>
          <table:table-cell office:value-type="string" calcext:value-type="string">
            <text:p>In_est_var</text:p>
          </table:table-cell>
          <table:table-cell office:value-type="string" calcext:value-type="string">
            <text:p>Jn_est_var</text:p>
          </table:table-cell>
          <table:table-cell office:value-type="string" calcext:value-type="string">
            <text:p>R_est_var</text:p>
          </table:table-cell>
          <table:table-cell office:value-type="string" calcext:value-type="string">
            <text:p>D_est_var</text:p>
          </table:table-cell>
          <table:table-cell office:value-type="string" calcext:value-type="string">
            <text:p>Iad_est_var</text:p>
          </table:table-cell>
          <table:table-cell office:value-type="string" calcext:value-type="string">
            <text:p>Isd_est_var</text:p>
          </table:table-cell>
          <table:table-cell office:value-type="string" calcext:value-type="string">
            <text:p>Jsd_est_var</text:p>
          </table:table-cell>
          <table:table-cell office:value-type="string" calcext:value-type="string">
            <text:p>Ind_est_var</text:p>
          </table:table-cell>
          <table:table-cell office:value-type="string" calcext:value-type="string">
            <text:p>Jnd_est_var</text:p>
          </table:table-cell>
          <table:table-cell office:value-type="string" calcext:value-type="string">
            <text:p>Rd_est_var</text:p>
          </table:table-cell>
          <table:table-cell office:value-type="string" calcext:value-type="string">
            <text:p>Dd_est_v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ests_smoothed</text:p>
          </table:table-cell>
          <table:table-cell table:number-columns-repeated="7"/>
          <table:table-cell table:style-name="Default" office:value-type="string" calcext:value-type="string">
            <text:p>residual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phat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24/02/2020</text:p>
          </table:table-cell>
          <table:table-cell office:value-type="float" office:value="11.1741" calcext:value-type="float">
            <text:p>11.174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.1741" calcext:value-type="float">
            <text:p>11.174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09413" calcext:value-type="float">
            <text:p>0.0309413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2-29" calcext:value-type="date">
            <text:p>29/02/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02/2020</text:p>
          </table:table-cell>
          <table:table-cell office:value-type="float" office:value="9.17742" calcext:value-type="float">
            <text:p>9.17742</text:p>
          </table:table-cell>
          <table:table-cell office:value-type="float" office:value="0" calcext:value-type="float">
            <text:p>0</text:p>
          </table:table-cell>
          <table:table-cell office:value-type="float" office:value="1.63926" calcext:value-type="float">
            <text:p>1.6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402" calcext:value-type="float">
            <text:p>0.3574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28058" calcext:value-type="float">
            <text:p>1.28058</text:p>
          </table:table-cell>
          <table:table-cell office:value-type="float" office:value="0" calcext:value-type="float">
            <text:p>0</text:p>
          </table:table-cell>
          <table:table-cell office:value-type="float" office:value="1.1827" calcext:value-type="float">
            <text:p>1.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8192" calcext:value-type="float">
            <text:p>0.5881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.17742" calcext:value-type="float">
            <text:p>9.17742</text:p>
          </table:table-cell>
          <table:table-cell office:value-type="float" office:value="0" calcext:value-type="float">
            <text:p>0</text:p>
          </table:table-cell>
          <table:table-cell office:value-type="float" office:value="1.63926" calcext:value-type="float">
            <text:p>1.6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402" calcext:value-type="float">
            <text:p>0.3574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058" calcext:value-type="float">
            <text:p>1.28058</text:p>
          </table:table-cell>
          <table:table-cell office:value-type="float" office:value="0" calcext:value-type="float">
            <text:p>0</text:p>
          </table:table-cell>
          <table:table-cell office:value-type="float" office:value="1.1827" calcext:value-type="float">
            <text:p>1.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8192" calcext:value-type="float">
            <text:p>0.5881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4385" calcext:value-type="float">
            <text:p>0.0334385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1" calcext:value-type="date">
            <text:p>01/03/20</text:p>
          </table:table-cell>
          <table:table-cell table:formula="of:=[.BP4]-[.BP3]" office:value-type="float" office:value="0" calcext:value-type="float">
            <text:p>0</text:p>
          </table:table-cell>
          <table:table-cell table:formula="of:=[.R5]-[.BP3]" office:value-type="float" office:value="0" calcext:value-type="float">
            <text:p>0</text:p>
          </table:table-cell>
          <table:table-cell table:formula="of:=[.CD4]-[.CC4]" office:value-type="float" office:value="0" calcext:value-type="float">
            <text:p>0</text:p>
          </table:table-cell>
          <table:table-cell table:formula="of:=[.CE4]/SQRT([.AL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/02/2020</text:p>
          </table:table-cell>
          <table:table-cell office:value-type="float" office:value="13.0671" calcext:value-type="float">
            <text:p>13.0671</text:p>
          </table:table-cell>
          <table:table-cell office:value-type="float" office:value="0" calcext:value-type="float">
            <text:p>0</text:p>
          </table:table-cell>
          <table:table-cell office:value-type="float" office:value="2.623" calcext:value-type="float">
            <text:p>2.623</text:p>
          </table:table-cell>
          <table:table-cell office:value-type="float" office:value="0.362602" calcext:value-type="float">
            <text:p>0.362602</text:p>
          </table:table-cell>
          <table:table-cell office:value-type="float" office:value="0" calcext:value-type="float">
            <text:p>0</text:p>
          </table:table-cell>
          <table:table-cell office:value-type="float" office:value="0.622364" calcext:value-type="float">
            <text:p>0.622364</text:p>
          </table:table-cell>
          <table:table-cell office:value-type="float" office:value="0.0285763" calcext:value-type="float">
            <text:p>0.02857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61935" calcext:value-type="float">
            <text:p>3.61935</text:p>
          </table:table-cell>
          <table:table-cell office:value-type="float" office:value="0" calcext:value-type="float">
            <text:p>0</text:p>
          </table:table-cell>
          <table:table-cell office:value-type="float" office:value="1.41678" calcext:value-type="float">
            <text:p>1.41678</text:p>
          </table:table-cell>
          <table:table-cell office:value-type="float" office:value="0.592314" calcext:value-type="float">
            <text:p>0.592314</text:p>
          </table:table-cell>
          <table:table-cell office:value-type="float" office:value="0" calcext:value-type="float">
            <text:p>0</text:p>
          </table:table-cell>
          <table:table-cell office:value-type="float" office:value="0.766616" calcext:value-type="float">
            <text:p>0.766616</text:p>
          </table:table-cell>
          <table:table-cell office:value-type="float" office:value="0.168829" calcext:value-type="float">
            <text:p>0.168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0671" calcext:value-type="float">
            <text:p>13.0671</text:p>
          </table:table-cell>
          <table:table-cell office:value-type="float" office:value="0" calcext:value-type="float">
            <text:p>0</text:p>
          </table:table-cell>
          <table:table-cell office:value-type="float" office:value="2.623" calcext:value-type="float">
            <text:p>2.623</text:p>
          </table:table-cell>
          <table:table-cell office:value-type="float" office:value="0.362602" calcext:value-type="float">
            <text:p>0.362602</text:p>
          </table:table-cell>
          <table:table-cell office:value-type="float" office:value="0" calcext:value-type="float">
            <text:p>0</text:p>
          </table:table-cell>
          <table:table-cell office:value-type="float" office:value="0.622364" calcext:value-type="float">
            <text:p>0.622364</text:p>
          </table:table-cell>
          <table:table-cell office:value-type="float" office:value="0.0285763" calcext:value-type="float">
            <text:p>0.02857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1935" calcext:value-type="float">
            <text:p>3.61935</text:p>
          </table:table-cell>
          <table:table-cell office:value-type="float" office:value="0" calcext:value-type="float">
            <text:p>0</text:p>
          </table:table-cell>
          <table:table-cell office:value-type="float" office:value="1.41678" calcext:value-type="float">
            <text:p>1.41678</text:p>
          </table:table-cell>
          <table:table-cell office:value-type="float" office:value="0.592314" calcext:value-type="float">
            <text:p>0.592314</text:p>
          </table:table-cell>
          <table:table-cell office:value-type="float" office:value="0" calcext:value-type="float">
            <text:p>0</text:p>
          </table:table-cell>
          <table:table-cell office:value-type="float" office:value="0.766616" calcext:value-type="float">
            <text:p>0.766616</text:p>
          </table:table-cell>
          <table:table-cell office:value-type="float" office:value="0.168829" calcext:value-type="float">
            <text:p>0.168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46397" calcext:value-type="float">
            <text:p>0.0346397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2" calcext:value-type="date">
            <text:p>02/03/20</text:p>
          </table:table-cell>
          <table:table-cell table:formula="of:=[.BP5]-[.BP4]" office:value-type="float" office:value="0" calcext:value-type="float">
            <text:p>0</text:p>
          </table:table-cell>
          <table:table-cell table:formula="of:=[.R6]-[.BP4]" office:value-type="float" office:value="0.0121249" calcext:value-type="float">
            <text:p>0.0121249</text:p>
          </table:table-cell>
          <table:table-cell table:formula="of:=[.CD5]-[.CC5]" office:value-type="float" office:value="0.0121249" calcext:value-type="float">
            <text:p>0.0121249</text:p>
          </table:table-cell>
          <table:table-cell table:formula="of:=[.CE5]/SQRT([.AL5])" office:value-type="float" office:value="0.00748650329652267" calcext:value-type="float">
            <text:p>0.007486503296523</text:p>
          </table:table-cell>
        </table:table-row>
        <table:table-row table:style-name="ro1">
          <table:table-cell office:value-type="string" calcext:value-type="string">
            <text:p>27/02/2020</text:p>
          </table:table-cell>
          <table:table-cell office:value-type="float" office:value="20.724" calcext:value-type="float">
            <text:p>20.724</text:p>
          </table:table-cell>
          <table:table-cell office:value-type="float" office:value="0" calcext:value-type="float">
            <text:p>0</text:p>
          </table:table-cell>
          <table:table-cell office:value-type="float" office:value="3.95975" calcext:value-type="float">
            <text:p>3.95975</text:p>
          </table:table-cell>
          <table:table-cell office:value-type="float" office:value="0.888075" calcext:value-type="float">
            <text:p>0.888075</text:p>
          </table:table-cell>
          <table:table-cell office:value-type="float" office:value="0.0426069" calcext:value-type="float">
            <text:p>0.0426069</text:p>
          </table:table-cell>
          <table:table-cell office:value-type="float" office:value="0.990551" calcext:value-type="float">
            <text:p>0.990551</text:p>
          </table:table-cell>
          <table:table-cell office:value-type="float" office:value="0.0757651" calcext:value-type="float">
            <text:p>0.0757651</text:p>
          </table:table-cell>
          <table:table-cell office:value-type="float" office:value="0.00257262" calcext:value-type="float">
            <text:p>0.0025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249" calcext:value-type="float">
            <text:p>0.0121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1249" calcext:value-type="float">
            <text:p>0.0121249</text:p>
          </table:table-cell>
          <table:table-cell office:value-type="float" office:value="6.71441" calcext:value-type="float">
            <text:p>6.71441</text:p>
          </table:table-cell>
          <table:table-cell office:value-type="float" office:value="0" calcext:value-type="float">
            <text:p>0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20602" calcext:value-type="float">
            <text:p>0.20602</text:p>
          </table:table-cell>
          <table:table-cell office:value-type="float" office:value="0.985902" calcext:value-type="float">
            <text:p>0.985902</text:p>
          </table:table-cell>
          <table:table-cell office:value-type="float" office:value="0.27432" calcext:value-type="float">
            <text:p>0.27432</text:p>
          </table:table-cell>
          <table:table-cell office:value-type="float" office:value="0.0507151" calcext:value-type="float">
            <text:p>0.050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053" calcext:value-type="float">
            <text:p>0.1100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9521" calcext:value-type="float">
            <text:p>2.69521</text:p>
          </table:table-cell>
          <table:table-cell office:value-type="float" office:value="20.7239" calcext:value-type="float">
            <text:p>20.7239</text:p>
          </table:table-cell>
          <table:table-cell office:value-type="float" office:value="0" calcext:value-type="float">
            <text:p>0</text:p>
          </table:table-cell>
          <table:table-cell office:value-type="float" office:value="3.95975" calcext:value-type="float">
            <text:p>3.95975</text:p>
          </table:table-cell>
          <table:table-cell office:value-type="float" office:value="0.888077" calcext:value-type="float">
            <text:p>0.888077</text:p>
          </table:table-cell>
          <table:table-cell office:value-type="float" office:value="0.0426069" calcext:value-type="float">
            <text:p>0.0426069</text:p>
          </table:table-cell>
          <table:table-cell office:value-type="float" office:value="0.990551" calcext:value-type="float">
            <text:p>0.990551</text:p>
          </table:table-cell>
          <table:table-cell office:value-type="float" office:value="0.0757653" calcext:value-type="float">
            <text:p>0.0757653</text:p>
          </table:table-cell>
          <table:table-cell office:value-type="float" office:value="0.00257262" calcext:value-type="float">
            <text:p>0.0025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47" calcext:value-type="float">
            <text:p>0.01210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7144" calcext:value-type="float">
            <text:p>6.7144</text:p>
          </table:table-cell>
          <table:table-cell office:value-type="float" office:value="0" calcext:value-type="float">
            <text:p>0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20602" calcext:value-type="float">
            <text:p>0.20602</text:p>
          </table:table-cell>
          <table:table-cell office:value-type="float" office:value="0.985902" calcext:value-type="float">
            <text:p>0.985902</text:p>
          </table:table-cell>
          <table:table-cell office:value-type="float" office:value="0.27432" calcext:value-type="float">
            <text:p>0.27432</text:p>
          </table:table-cell>
          <table:table-cell office:value-type="float" office:value="0.0507151" calcext:value-type="float">
            <text:p>0.050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962" calcext:value-type="float">
            <text:p>0.1099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74168" calcext:value-type="float">
            <text:p>0.0374168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3" calcext:value-type="date">
            <text:p>03/03/20</text:p>
          </table:table-cell>
          <table:table-cell table:formula="of:=[.BP6]-[.BP5]" office:value-type="float" office:value="0" calcext:value-type="float">
            <text:p>0</text:p>
          </table:table-cell>
          <table:table-cell table:formula="of:=[.R7]-[.BP5]" office:value-type="float" office:value="0.0428674" calcext:value-type="float">
            <text:p>0.0428674</text:p>
          </table:table-cell>
          <table:table-cell table:formula="of:=[.CD6]-[.CC6]" office:value-type="float" office:value="0.0428674" calcext:value-type="float">
            <text:p>0.0428674</text:p>
          </table:table-cell>
          <table:table-cell table:formula="of:=[.CE6]/SQRT([.AL6])" office:value-type="float" office:value="0.0215423590303608" calcext:value-type="float">
            <text:p>0.021542359030361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float" office:value="33.1896" calcext:value-type="float">
            <text:p>33.1896</text:p>
          </table:table-cell>
          <table:table-cell office:value-type="float" office:value="0" calcext:value-type="float">
            <text:p>0</text:p>
          </table:table-cell>
          <table:table-cell office:value-type="float" office:value="6.12409" calcext:value-type="float">
            <text:p>6.12409</text:p>
          </table:table-cell>
          <table:table-cell office:value-type="float" office:value="1.62886" calcext:value-type="float">
            <text:p>1.62886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1.5742" calcext:value-type="float">
            <text:p>1.5742</text:p>
          </table:table-cell>
          <table:table-cell office:value-type="float" office:value="0.148144" calcext:value-type="float">
            <text:p>0.148144</text:p>
          </table:table-cell>
          <table:table-cell office:value-type="float" office:value="0.0124461" calcext:value-type="float">
            <text:p>0.0124461</text:p>
          </table:table-cell>
          <table:table-cell table:style-name="ce7" office:value-type="float" office:value="0.0000559541" calcext:value-type="float">
            <text:p>5.60E-05</text:p>
          </table:table-cell>
          <table:table-cell office:value-type="float" office:value="0" calcext:value-type="float">
            <text:p>0</text:p>
          </table:table-cell>
          <table:table-cell office:value-type="float" office:value="0.0414451" calcext:value-type="float">
            <text:p>0.0414451</text:p>
          </table:table-cell>
          <table:table-cell office:value-type="float" office:value="0.00142234" calcext:value-type="float">
            <text:p>0.00142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8674" calcext:value-type="float">
            <text:p>0.0428674</text:p>
          </table:table-cell>
          <table:table-cell office:value-type="float" office:value="11.2238" calcext:value-type="float">
            <text:p>11.2238</text:p>
          </table:table-cell>
          <table:table-cell office:value-type="float" office:value="0" calcext:value-type="float">
            <text:p>0</text:p>
          </table:table-cell>
          <table:table-cell office:value-type="float" office:value="2.74701" calcext:value-type="float">
            <text:p>2.74701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0.376826" calcext:value-type="float">
            <text:p>0.376826</text:p>
          </table:table-cell>
          <table:table-cell office:value-type="float" office:value="1.28888" calcext:value-type="float">
            <text:p>1.28888</text:p>
          </table:table-cell>
          <table:table-cell office:value-type="float" office:value="0.383793" calcext:value-type="float">
            <text:p>0.38379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748023" calcext:value-type="float">
            <text:p>0.00748023</text:p>
          </table:table-cell>
          <table:table-cell office:value-type="float" office:value="0" calcext:value-type="float">
            <text:p>0</text:p>
          </table:table-cell>
          <table:table-cell office:value-type="float" office:value="0.203203" calcext:value-type="float">
            <text:p>0.203203</text:p>
          </table:table-cell>
          <table:table-cell office:value-type="float" office:value="0.0377115" calcext:value-type="float">
            <text:p>0.0377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1951" calcext:value-type="float">
            <text:p>4.21951</text:p>
          </table:table-cell>
          <table:table-cell office:value-type="float" office:value="33.1892" calcext:value-type="float">
            <text:p>33.1892</text:p>
          </table:table-cell>
          <table:table-cell office:value-type="float" office:value="0" calcext:value-type="float">
            <text:p>0</text:p>
          </table:table-cell>
          <table:table-cell office:value-type="float" office:value="6.12405" calcext:value-type="float">
            <text:p>6.12405</text:p>
          </table:table-cell>
          <table:table-cell office:value-type="float" office:value="1.62886" calcext:value-type="float">
            <text:p>1.62886</text:p>
          </table:table-cell>
          <table:table-cell office:value-type="float" office:value="0.143851" calcext:value-type="float">
            <text:p>0.143851</text:p>
          </table:table-cell>
          <table:table-cell office:value-type="float" office:value="1.5742" calcext:value-type="float">
            <text:p>1.5742</text:p>
          </table:table-cell>
          <table:table-cell office:value-type="float" office:value="0.148145" calcext:value-type="float">
            <text:p>0.148145</text:p>
          </table:table-cell>
          <table:table-cell office:value-type="float" office:value="0.0124462" calcext:value-type="float">
            <text:p>0.0124462</text:p>
          </table:table-cell>
          <table:table-cell table:style-name="ce7" office:value-type="float" office:value="0.0000559547" calcext:value-type="float">
            <text:p>5.60E-05</text:p>
          </table:table-cell>
          <table:table-cell office:value-type="float" office:value="0" calcext:value-type="float">
            <text:p>0</text:p>
          </table:table-cell>
          <table:table-cell office:value-type="float" office:value="0.0413457" calcext:value-type="float">
            <text:p>0.0413457</text:p>
          </table:table-cell>
          <table:table-cell office:value-type="float" office:value="0.00141892" calcext:value-type="float">
            <text:p>0.00141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237" calcext:value-type="float">
            <text:p>11.2237</text:p>
          </table:table-cell>
          <table:table-cell office:value-type="float" office:value="0" calcext:value-type="float">
            <text:p>0</text:p>
          </table:table-cell>
          <table:table-cell office:value-type="float" office:value="2.74701" calcext:value-type="float">
            <text:p>2.74701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0.376826" calcext:value-type="float">
            <text:p>0.376826</text:p>
          </table:table-cell>
          <table:table-cell office:value-type="float" office:value="1.28888" calcext:value-type="float">
            <text:p>1.28888</text:p>
          </table:table-cell>
          <table:table-cell office:value-type="float" office:value="0.383793" calcext:value-type="float">
            <text:p>0.38379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748023" calcext:value-type="float">
            <text:p>0.00748023</text:p>
          </table:table-cell>
          <table:table-cell office:value-type="float" office:value="0" calcext:value-type="float">
            <text:p>0</text:p>
          </table:table-cell>
          <table:table-cell office:value-type="float" office:value="0.202967" calcext:value-type="float">
            <text:p>0.202967</text:p>
          </table:table-cell>
          <table:table-cell office:value-type="float" office:value="0.03771" calcext:value-type="float">
            <text:p>0.03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1354" calcext:value-type="float">
            <text:p>0.0431354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4" calcext:value-type="date">
            <text:p>04/03/20</text:p>
          </table:table-cell>
          <table:table-cell table:formula="of:=[.BP7]-[.BP6]" office:value-type="float" office:value="0" calcext:value-type="float">
            <text:p>0</text:p>
          </table:table-cell>
          <table:table-cell table:formula="of:=[.R8]-[.BP6]" office:value-type="float" office:value="0.103711" calcext:value-type="float">
            <text:p>0.103711</text:p>
          </table:table-cell>
          <table:table-cell table:formula="of:=[.CD7]-[.CC7]" office:value-type="float" office:value="0.103711" calcext:value-type="float">
            <text:p>0.103711</text:p>
          </table:table-cell>
          <table:table-cell table:formula="of:=[.CE7]/SQRT([.AL7])" office:value-type="float" office:value="0.0419088224171973" calcext:value-type="float">
            <text:p>0.041908822417197</text:p>
          </table:table-cell>
        </table:table-row>
        <table:table-row table:style-name="ro1">
          <table:table-cell office:value-type="string" calcext:value-type="string">
            <text:p>29/02/2020</text:p>
          </table:table-cell>
          <table:table-cell office:value-type="float" office:value="53.0891" calcext:value-type="float">
            <text:p>53.0891</text:p>
          </table:table-cell>
          <table:table-cell office:value-type="float" office:value="0" calcext:value-type="float">
            <text:p>0</text:p>
          </table:table-cell>
          <table:table-cell office:value-type="float" office:value="9.63832" calcext:value-type="float">
            <text:p>9.63832</text:p>
          </table:table-cell>
          <table:table-cell office:value-type="float" office:value="2.73116" calcext:value-type="float">
            <text:p>2.73116</text:p>
          </table:table-cell>
          <table:table-cell office:value-type="float" office:value="0.324753" calcext:value-type="float">
            <text:p>0.324753</text:p>
          </table:table-cell>
          <table:table-cell office:value-type="float" office:value="2.50988" calcext:value-type="float">
            <text:p>2.50988</text:p>
          </table:table-cell>
          <table:table-cell office:value-type="float" office:value="0.260674" calcext:value-type="float">
            <text:p>0.260674</text:p>
          </table:table-cell>
          <table:table-cell office:value-type="float" office:value="0.0360896" calcext:value-type="float">
            <text:p>0.0360896</text:p>
          </table:table-cell>
          <table:table-cell office:value-type="float" office:value="0.00024487" calcext:value-type="float">
            <text:p>0.00024487</text:p>
          </table:table-cell>
          <table:table-cell office:value-type="float" office:value="0" calcext:value-type="float">
            <text:p>0</text:p>
          </table:table-cell>
          <table:table-cell office:value-type="float" office:value="0.0974343" calcext:value-type="float">
            <text:p>0.0974343</text:p>
          </table:table-cell>
          <table:table-cell office:value-type="float" office:value="0.00617364" calcext:value-type="float">
            <text:p>0.0061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66" calcext:value-type="float">
            <text:p>0.00010166</text:p>
          </table:table-cell>
          <table:table-cell table:style-name="ce7" office:value-type="float" office:value="0.00000186342" calcext:value-type="float">
            <text:p>1.86E-06</text:p>
          </table:table-cell>
          <table:table-cell office:value-type="float" office:value="0.103711" calcext:value-type="float">
            <text:p>0.103711</text:p>
          </table:table-cell>
          <table:table-cell office:value-type="float" office:value="18.3078" calcext:value-type="float">
            <text:p>18.3078</text:p>
          </table:table-cell>
          <table:table-cell office:value-type="float" office:value="0" calcext:value-type="float">
            <text:p>0</text:p>
          </table:table-cell>
          <table:table-cell office:value-type="float" office:value="4.04334" calcext:value-type="float">
            <text:p>4.04334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0.565203" calcext:value-type="float">
            <text:p>0.565203</text:p>
          </table:table-cell>
          <table:table-cell office:value-type="float" office:value="1.7172" calcext:value-type="float">
            <text:p>1.7172</text:p>
          </table:table-cell>
          <table:table-cell office:value-type="float" office:value="0.51094" calcext:value-type="float">
            <text:p>0.51094</text:p>
          </table:table-cell>
          <table:table-cell office:value-type="float" office:value="0.18975" calcext:value-type="float">
            <text:p>0.18975</text:p>
          </table:table-cell>
          <table:table-cell office:value-type="float" office:value="0.0156481" calcext:value-type="float">
            <text:p>0.0156481</text:p>
          </table:table-cell>
          <table:table-cell office:value-type="float" office:value="0" calcext:value-type="float">
            <text:p>0</text:p>
          </table:table-cell>
          <table:table-cell office:value-type="float" office:value="0.311408" calcext:value-type="float">
            <text:p>0.311408</text:p>
          </table:table-cell>
          <table:table-cell office:value-type="float" office:value="0.0785645" calcext:value-type="float">
            <text:p>0.0785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835" calcext:value-type="float">
            <text:p>0.0100835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5.71668" calcext:value-type="float">
            <text:p>5.71668</text:p>
          </table:table-cell>
          <table:table-cell office:value-type="float" office:value="53.0873" calcext:value-type="float">
            <text:p>53.0873</text:p>
          </table:table-cell>
          <table:table-cell office:value-type="float" office:value="0" calcext:value-type="float">
            <text:p>0</text:p>
          </table:table-cell>
          <table:table-cell office:value-type="float" office:value="9.63807" calcext:value-type="float">
            <text:p>9.63807</text:p>
          </table:table-cell>
          <table:table-cell office:value-type="float" office:value="2.73115" calcext:value-type="float">
            <text:p>2.73115</text:p>
          </table:table-cell>
          <table:table-cell office:value-type="float" office:value="0.324758" calcext:value-type="float">
            <text:p>0.324758</text:p>
          </table:table-cell>
          <table:table-cell office:value-type="float" office:value="2.50983" calcext:value-type="float">
            <text:p>2.50983</text:p>
          </table:table-cell>
          <table:table-cell office:value-type="float" office:value="0.260675" calcext:value-type="float">
            <text:p>0.260675</text:p>
          </table:table-cell>
          <table:table-cell office:value-type="float" office:value="0.0360902" calcext:value-type="float">
            <text:p>0.0360902</text:p>
          </table:table-cell>
          <table:table-cell office:value-type="float" office:value="0.000244875" calcext:value-type="float">
            <text:p>0.000244875</text:p>
          </table:table-cell>
          <table:table-cell office:value-type="float" office:value="0" calcext:value-type="float">
            <text:p>0</text:p>
          </table:table-cell>
          <table:table-cell office:value-type="float" office:value="0.0971267" calcext:value-type="float">
            <text:p>0.0971267</text:p>
          </table:table-cell>
          <table:table-cell office:value-type="float" office:value="0.00615418" calcext:value-type="float">
            <text:p>0.0061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339" calcext:value-type="float">
            <text:p>0.000101339</text:p>
          </table:table-cell>
          <table:table-cell table:style-name="ce7" office:value-type="float" office:value="0.00000185754" calcext:value-type="float">
            <text:p>1.86E-06</text:p>
          </table:table-cell>
          <table:table-cell office:value-type="float" office:value="18.3076" calcext:value-type="float">
            <text:p>18.3076</text:p>
          </table:table-cell>
          <table:table-cell office:value-type="float" office:value="0" calcext:value-type="float">
            <text:p>0</text:p>
          </table:table-cell>
          <table:table-cell office:value-type="float" office:value="4.04331" calcext:value-type="float">
            <text:p>4.04331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0.565203" calcext:value-type="float">
            <text:p>0.565203</text:p>
          </table:table-cell>
          <table:table-cell office:value-type="float" office:value="1.7172" calcext:value-type="float">
            <text:p>1.7172</text:p>
          </table:table-cell>
          <table:table-cell office:value-type="float" office:value="0.51094" calcext:value-type="float">
            <text:p>0.51094</text:p>
          </table:table-cell>
          <table:table-cell office:value-type="float" office:value="0.18975" calcext:value-type="float">
            <text:p>0.18975</text:p>
          </table:table-cell>
          <table:table-cell office:value-type="float" office:value="0.0156481" calcext:value-type="float">
            <text:p>0.0156481</text:p>
          </table:table-cell>
          <table:table-cell office:value-type="float" office:value="0" calcext:value-type="float">
            <text:p>0</text:p>
          </table:table-cell>
          <table:table-cell office:value-type="float" office:value="0.310946" calcext:value-type="float">
            <text:p>0.310946</text:p>
          </table:table-cell>
          <table:table-cell office:value-type="float" office:value="0.0785572" calcext:value-type="float">
            <text:p>0.078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834" calcext:value-type="float">
            <text:p>0.0100834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4544" calcext:value-type="float">
            <text:p>0.054544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5" calcext:value-type="date">
            <text:p>05/03/20</text:p>
          </table:table-cell>
          <table:table-cell table:formula="of:=[.BP8]-[.BP7]" office:value-type="float" office:value="0" calcext:value-type="float">
            <text:p>0</text:p>
          </table:table-cell>
          <table:table-cell table:formula="of:=[.R9]-[.BP7]" office:value-type="float" office:value="0.221193" calcext:value-type="float">
            <text:p>0.221193</text:p>
          </table:table-cell>
          <table:table-cell table:formula="of:=[.CD8]-[.CC8]" office:value-type="float" office:value="0.221193" calcext:value-type="float">
            <text:p>0.221193</text:p>
          </table:table-cell>
          <table:table-cell table:formula="of:=[.CE8]/SQRT([.AL8])" office:value-type="float" office:value="0.0712486009397854" calcext:value-type="float">
            <text:p>0.071248600939785</text:p>
          </table:table-cell>
        </table:table-row>
        <table:table-row table:style-name="ro1">
          <table:table-cell office:value-type="string" calcext:value-type="string">
            <text:p>01/03/2020</text:p>
          </table:table-cell>
          <table:table-cell office:value-type="float" office:value="84.8071" calcext:value-type="float">
            <text:p>84.8071</text:p>
          </table:table-cell>
          <table:table-cell office:value-type="float" office:value="0" calcext:value-type="float">
            <text:p>0</text:p>
          </table:table-cell>
          <table:table-cell office:value-type="float" office:value="15.2941" calcext:value-type="float">
            <text:p>15.2941</text:p>
          </table:table-cell>
          <table:table-cell office:value-type="float" office:value="4.42436" calcext:value-type="float">
            <text:p>4.42436</text:p>
          </table:table-cell>
          <table:table-cell office:value-type="float" office:value="0.621983" calcext:value-type="float">
            <text:p>0.621983</text:p>
          </table:table-cell>
          <table:table-cell office:value-type="float" office:value="4.00714" calcext:value-type="float">
            <text:p>4.00714</text:p>
          </table:table-cell>
          <table:table-cell office:value-type="float" office:value="0.437882" calcext:value-type="float">
            <text:p>0.437882</text:p>
          </table:table-cell>
          <table:table-cell office:value-type="float" office:value="0.0828254" calcext:value-type="float">
            <text:p>0.0828254</text:p>
          </table:table-cell>
          <table:table-cell office:value-type="float" office:value="0.000671368" calcext:value-type="float">
            <text:p>0.000671368</text:p>
          </table:table-cell>
          <table:table-cell office:value-type="float" office:value="0" calcext:value-type="float">
            <text:p>0</text:p>
          </table:table-cell>
          <table:table-cell office:value-type="float" office:value="0.203523" calcext:value-type="float">
            <text:p>0.203523</text:p>
          </table:table-cell>
          <table:table-cell office:value-type="float" office:value="0.0171179" calcext:value-type="float">
            <text:p>0.017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2261" calcext:value-type="float">
            <text:p>0.000542261</text:p>
          </table:table-cell>
          <table:table-cell table:style-name="ce7" office:value-type="float" office:value="0.00000993961" calcext:value-type="float">
            <text:p>9.94E-06</text:p>
          </table:table-cell>
          <table:table-cell office:value-type="float" office:value="0.221193" calcext:value-type="float">
            <text:p>0.221193</text:p>
          </table:table-cell>
          <table:table-cell office:value-type="float" office:value="29.5906" calcext:value-type="float">
            <text:p>29.5906</text:p>
          </table:table-cell>
          <table:table-cell office:value-type="float" office:value="0" calcext:value-type="float">
            <text:p>0</text:p>
          </table:table-cell>
          <table:table-cell office:value-type="float" office:value="6.08884" calcext:value-type="float">
            <text:p>6.08884</text:p>
          </table:table-cell>
          <table:table-cell office:value-type="float" office:value="2.345" calcext:value-type="float">
            <text:p>2.345</text:p>
          </table:table-cell>
          <table:table-cell office:value-type="float" office:value="0.786977" calcext:value-type="float">
            <text:p>0.786977</text:p>
          </table:table-cell>
          <table:table-cell office:value-type="float" office:value="2.33893" calcext:value-type="float">
            <text:p>2.33893</text:p>
          </table:table-cell>
          <table:table-cell office:value-type="float" office:value="0.667461" calcext:value-type="float">
            <text:p>0.667461</text:p>
          </table:table-cell>
          <table:table-cell office:value-type="float" office:value="0.287391" calcext:value-type="float">
            <text:p>0.287391</text:p>
          </table:table-cell>
          <table:table-cell office:value-type="float" office:value="0.0259101" calcext:value-type="float">
            <text:p>0.0259101</text:p>
          </table:table-cell>
          <table:table-cell office:value-type="float" office:value="0" calcext:value-type="float">
            <text:p>0</text:p>
          </table:table-cell>
          <table:table-cell office:value-type="float" office:value="0.451027" calcext:value-type="float">
            <text:p>0.451027</text:p>
          </table:table-cell>
          <table:table-cell office:value-type="float" office:value="0.13082" calcext:value-type="float">
            <text:p>0.13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959" calcext:value-type="float">
            <text:p>0.0232959</text:p>
          </table:table-cell>
          <table:table-cell office:value-type="float" office:value="0.00315365" calcext:value-type="float">
            <text:p>0.00315365</text:p>
          </table:table-cell>
          <table:table-cell office:value-type="float" office:value="7.40567" calcext:value-type="float">
            <text:p>7.40567</text:p>
          </table:table-cell>
          <table:table-cell office:value-type="float" office:value="84.7994" calcext:value-type="float">
            <text:p>84.7994</text:p>
          </table:table-cell>
          <table:table-cell office:value-type="float" office:value="0" calcext:value-type="float">
            <text:p>0</text:p>
          </table:table-cell>
          <table:table-cell office:value-type="float" office:value="15.2929" calcext:value-type="float">
            <text:p>15.2929</text:p>
          </table:table-cell>
          <table:table-cell office:value-type="float" office:value="4.4242" calcext:value-type="float">
            <text:p>4.4242</text:p>
          </table:table-cell>
          <table:table-cell office:value-type="float" office:value="0.621987" calcext:value-type="float">
            <text:p>0.621987</text:p>
          </table:table-cell>
          <table:table-cell office:value-type="float" office:value="4.00685" calcext:value-type="float">
            <text:p>4.00685</text:p>
          </table:table-cell>
          <table:table-cell office:value-type="float" office:value="0.43787" calcext:value-type="float">
            <text:p>0.43787</text:p>
          </table:table-cell>
          <table:table-cell office:value-type="float" office:value="0.0828267" calcext:value-type="float">
            <text:p>0.0828267</text:p>
          </table:table-cell>
          <table:table-cell office:value-type="float" office:value="0.000671382" calcext:value-type="float">
            <text:p>0.000671382</text:p>
          </table:table-cell>
          <table:table-cell office:value-type="float" office:value="0" calcext:value-type="float">
            <text:p>0</text:p>
          </table:table-cell>
          <table:table-cell office:value-type="float" office:value="0.202703" calcext:value-type="float">
            <text:p>0.202703</text:p>
          </table:table-cell>
          <table:table-cell office:value-type="float" office:value="0.0170492" calcext:value-type="float">
            <text:p>0.017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085" calcext:value-type="float">
            <text:p>0.000540085</text:p>
          </table:table-cell>
          <table:table-cell table:style-name="ce7" office:value-type="float" office:value="0.00000989972" calcext:value-type="float">
            <text:p>9.90E-06</text:p>
          </table:table-cell>
          <table:table-cell office:value-type="float" office:value="29.5894" calcext:value-type="float">
            <text:p>29.5894</text:p>
          </table:table-cell>
          <table:table-cell office:value-type="float" office:value="0" calcext:value-type="float">
            <text:p>0</text:p>
          </table:table-cell>
          <table:table-cell office:value-type="float" office:value="6.0887" calcext:value-type="float">
            <text:p>6.0887</text:p>
          </table:table-cell>
          <table:table-cell office:value-type="float" office:value="2.345" calcext:value-type="float">
            <text:p>2.345</text:p>
          </table:table-cell>
          <table:table-cell office:value-type="float" office:value="0.786977" calcext:value-type="float">
            <text:p>0.786977</text:p>
          </table:table-cell>
          <table:table-cell office:value-type="float" office:value="2.33891" calcext:value-type="float">
            <text:p>2.33891</text:p>
          </table:table-cell>
          <table:table-cell office:value-type="float" office:value="0.667461" calcext:value-type="float">
            <text:p>0.667461</text:p>
          </table:table-cell>
          <table:table-cell office:value-type="float" office:value="0.287391" calcext:value-type="float">
            <text:p>0.287391</text:p>
          </table:table-cell>
          <table:table-cell office:value-type="float" office:value="0.0259101" calcext:value-type="float">
            <text:p>0.0259101</text:p>
          </table:table-cell>
          <table:table-cell office:value-type="float" office:value="0" calcext:value-type="float">
            <text:p>0</text:p>
          </table:table-cell>
          <table:table-cell office:value-type="float" office:value="0.45019" calcext:value-type="float">
            <text:p>0.45019</text:p>
          </table:table-cell>
          <table:table-cell office:value-type="float" office:value="0.1308" calcext:value-type="float">
            <text:p>0.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958" calcext:value-type="float">
            <text:p>0.0232958</text:p>
          </table:table-cell>
          <table:table-cell office:value-type="float" office:value="0.00315365" calcext:value-type="float">
            <text:p>0.003153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16936" calcext:value-type="float">
            <text:p>0.0516936</text:p>
          </table:table-cell>
          <table:table-cell office:value-type="float" office:value="12.9524" calcext:value-type="float">
            <text:p>12.9524</text:p>
          </table:table-cell>
          <table:table-cell table:number-columns-repeated="7"/>
          <table:table-cell office:value-type="date" office:date-value="2020-03-06" calcext:value-type="date">
            <text:p>06/03/20</text:p>
          </table:table-cell>
          <table:table-cell table:formula="of:=[.BP9]-[.BP8]" office:value-type="float" office:value="3" calcext:value-type="float">
            <text:p>3</text:p>
          </table:table-cell>
          <table:table-cell table:formula="of:=[.R10]-[.BP8]" office:value-type="float" office:value="0.461616" calcext:value-type="float">
            <text:p>0.461616</text:p>
          </table:table-cell>
          <table:table-cell table:formula="of:=[.CD9]-[.CC9]" office:value-type="float" office:value="-2.538384" calcext:value-type="float">
            <text:p>-2.538384</text:p>
          </table:table-cell>
          <table:table-cell table:formula="of:=[.CE9]/SQRT([.AL9])" office:value-type="float" office:value="-0.649101178003314" calcext:value-type="float">
            <text:p>-0.649101178003314</text:p>
          </table:table-cell>
        </table:table-row>
        <table:table-row table:style-name="ro1">
          <table:table-cell office:value-type="string" calcext:value-type="string">
            <text:p>02/03/2020</text:p>
          </table:table-cell>
          <table:table-cell office:value-type="float" office:value="135.348" calcext:value-type="float">
            <text:p>135.348</text:p>
          </table:table-cell>
          <table:table-cell office:value-type="float" office:value="0" calcext:value-type="float">
            <text:p>0</text:p>
          </table:table-cell>
          <table:table-cell office:value-type="float" office:value="24.3503" calcext:value-type="float">
            <text:p>24.3503</text:p>
          </table:table-cell>
          <table:table-cell office:value-type="float" office:value="7.0458" calcext:value-type="float">
            <text:p>7.0458</text:p>
          </table:table-cell>
          <table:table-cell office:value-type="float" office:value="1.09646" calcext:value-type="float">
            <text:p>1.09646</text:p>
          </table:table-cell>
          <table:table-cell office:value-type="float" office:value="6.39878" calcext:value-type="float">
            <text:p>6.39878</text:p>
          </table:table-cell>
          <table:table-cell office:value-type="float" office:value="0.718821" calcext:value-type="float">
            <text:p>0.718821</text:p>
          </table:table-cell>
          <table:table-cell office:value-type="float" office:value="0.166809" calcext:value-type="float">
            <text:p>0.166809</text:p>
          </table:table-cell>
          <table:table-cell office:value-type="float" office:value="0.00148821" calcext:value-type="float">
            <text:p>0.00148821</text:p>
          </table:table-cell>
          <table:table-cell office:value-type="float" office:value="0" calcext:value-type="float">
            <text:p>0</text:p>
          </table:table-cell>
          <table:table-cell office:value-type="float" office:value="0.420199" calcext:value-type="float">
            <text:p>0.420199</text:p>
          </table:table-cell>
          <table:table-cell office:value-type="float" office:value="0.0396236" calcext:value-type="float">
            <text:p>0.0396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6159" calcext:value-type="float">
            <text:p>0.00176159</text:p>
          </table:table-cell>
          <table:table-cell table:style-name="ce7" office:value-type="float" office:value="0.0000322898" calcext:value-type="float">
            <text:p>3.23E-05</text:p>
          </table:table-cell>
          <table:table-cell office:value-type="float" office:value="0.461616" calcext:value-type="float">
            <text:p>0.461616</text:p>
          </table:table-cell>
          <table:table-cell office:value-type="float" office:value="47.5799" calcext:value-type="float">
            <text:p>47.5799</text:p>
          </table:table-cell>
          <table:table-cell office:value-type="float" office:value="0" calcext:value-type="float">
            <text:p>0</text:p>
          </table:table-cell>
          <table:table-cell office:value-type="float" office:value="9.33461" calcext:value-type="float">
            <text:p>9.33461</text:p>
          </table:table-cell>
          <table:table-cell office:value-type="float" office:value="3.32617" calcext:value-type="float">
            <text:p>3.32617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3.26757" calcext:value-type="float">
            <text:p>3.26757</text:p>
          </table:table-cell>
          <table:table-cell office:value-type="float" office:value="0.867474" calcext:value-type="float">
            <text:p>0.867474</text:p>
          </table:table-cell>
          <table:table-cell office:value-type="float" office:value="0.408321" calcext:value-type="float">
            <text:p>0.408321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" calcext:value-type="float">
            <text:p>0</text:p>
          </table:table-cell>
          <table:table-cell office:value-type="float" office:value="0.653308" calcext:value-type="float">
            <text:p>0.653308</text:p>
          </table:table-cell>
          <table:table-cell office:value-type="float" office:value="0.199102" calcext:value-type="float">
            <text:p>0.19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068" calcext:value-type="float">
            <text:p>0.0420068</text:p>
          </table:table-cell>
          <table:table-cell office:value-type="float" office:value="0.00568645" calcext:value-type="float">
            <text:p>0.00568645</text:p>
          </table:table-cell>
          <table:table-cell office:value-type="float" office:value="9.43148" calcext:value-type="float">
            <text:p>9.43148</text:p>
          </table:table-cell>
          <table:table-cell office:value-type="float" office:value="135.539" calcext:value-type="float">
            <text:p>135.539</text:p>
          </table:table-cell>
          <table:table-cell office:value-type="float" office:value="0" calcext:value-type="float">
            <text:p>0</text:p>
          </table:table-cell>
          <table:table-cell office:value-type="float" office:value="24.3827" calcext:value-type="float">
            <text:p>24.3827</text:p>
          </table:table-cell>
          <table:table-cell office:value-type="float" office:value="7.05214" calcext:value-type="float">
            <text:p>7.05214</text:p>
          </table:table-cell>
          <table:table-cell office:value-type="float" office:value="1.09693" calcext:value-type="float">
            <text:p>1.09693</text:p>
          </table:table-cell>
          <table:table-cell office:value-type="float" office:value="6.40678" calcext:value-type="float">
            <text:p>6.40678</text:p>
          </table:table-cell>
          <table:table-cell office:value-type="float" office:value="0.719374" calcext:value-type="float">
            <text:p>0.719374</text:p>
          </table:table-cell>
          <table:table-cell office:value-type="float" office:value="0.166848" calcext:value-type="float">
            <text:p>0.166848</text:p>
          </table:table-cell>
          <table:table-cell office:value-type="float" office:value="0.0014885" calcext:value-type="float">
            <text:p>0.0014885</text:p>
          </table:table-cell>
          <table:table-cell office:value-type="float" office:value="0" calcext:value-type="float">
            <text:p>0</text:p>
          </table:table-cell>
          <table:table-cell office:value-type="float" office:value="0.432386" calcext:value-type="float">
            <text:p>0.432386</text:p>
          </table:table-cell>
          <table:table-cell office:value-type="float" office:value="0.0407622" calcext:value-type="float">
            <text:p>0.040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121" calcext:value-type="float">
            <text:p>0.0018121</text:p>
          </table:table-cell>
          <table:table-cell table:style-name="ce7" office:value-type="float" office:value="0.0000332158" calcext:value-type="float">
            <text:p>3.32E-05</text:p>
          </table:table-cell>
          <table:table-cell office:value-type="float" office:value="47.5746" calcext:value-type="float">
            <text:p>47.5746</text:p>
          </table:table-cell>
          <table:table-cell office:value-type="float" office:value="0" calcext:value-type="float">
            <text:p>0</text:p>
          </table:table-cell>
          <table:table-cell office:value-type="float" office:value="9.33383" calcext:value-type="float">
            <text:p>9.33383</text:p>
          </table:table-cell>
          <table:table-cell office:value-type="float" office:value="3.32609" calcext:value-type="float">
            <text:p>3.32609</text:p>
          </table:table-cell>
          <table:table-cell office:value-type="float" office:value="1.06438" calcext:value-type="float">
            <text:p>1.06438</text:p>
          </table:table-cell>
          <table:table-cell office:value-type="float" office:value="3.26743" calcext:value-type="float">
            <text:p>3.26743</text:p>
          </table:table-cell>
          <table:table-cell office:value-type="float" office:value="0.867472" calcext:value-type="float">
            <text:p>0.867472</text:p>
          </table:table-cell>
          <table:table-cell office:value-type="float" office:value="0.408321" calcext:value-type="float">
            <text:p>0.408321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" calcext:value-type="float">
            <text:p>0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199057" calcext:value-type="float">
            <text:p>0.19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064" calcext:value-type="float">
            <text:p>0.0420064</text:p>
          </table:table-cell>
          <table:table-cell office:value-type="float" office:value="0.00568645" calcext:value-type="float">
            <text:p>0.005686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804" calcext:value-type="float">
            <text:p>0.0570804</text:p>
          </table:table-cell>
          <table:table-cell office:value-type="float" office:value="14.9048" calcext:value-type="float">
            <text:p>14.9048</text:p>
          </table:table-cell>
          <table:table-cell table:number-columns-repeated="7"/>
          <table:table-cell office:value-type="date" office:date-value="2020-03-07" calcext:value-type="date">
            <text:p>07/03/20</text:p>
          </table:table-cell>
          <table:table-cell table:formula="of:=[.BP10]-[.BP9]" office:value-type="float" office:value="0" calcext:value-type="float">
            <text:p>0</text:p>
          </table:table-cell>
          <table:table-cell table:formula="of:=[.R11]-[.BP9]" office:value-type="float" office:value="-0.16078" calcext:value-type="float">
            <text:p>-0.16078</text:p>
          </table:table-cell>
          <table:table-cell table:formula="of:=[.CD10]-[.CC10]" office:value-type="float" office:value="-0.16078" calcext:value-type="float">
            <text:p>-0.16078</text:p>
          </table:table-cell>
          <table:table-cell table:formula="of:=[.CE10]/SQRT([.AL10])" office:value-type="float" office:value="-0.0325605046040767" calcext:value-type="float">
            <text:p>-0.032560504604077</text:p>
          </table:table-cell>
        </table:table-row>
        <table:table-row table:style-name="ro1">
          <table:table-cell office:value-type="string" calcext:value-type="string">
            <text:p>03/03/2020</text:p>
          </table:table-cell>
          <table:table-cell office:value-type="float" office:value="207.315" calcext:value-type="float">
            <text:p>207.315</text:p>
          </table:table-cell>
          <table:table-cell office:value-type="float" office:value="8.80279" calcext:value-type="float">
            <text:p>8.80279</text:p>
          </table:table-cell>
          <table:table-cell office:value-type="float" office:value="37.2895" calcext:value-type="float">
            <text:p>37.2895</text:p>
          </table:table-cell>
          <table:table-cell office:value-type="float" office:value="11.2524" calcext:value-type="float">
            <text:p>11.2524</text:p>
          </table:table-cell>
          <table:table-cell office:value-type="float" office:value="1.84554" calcext:value-type="float">
            <text:p>1.84554</text:p>
          </table:table-cell>
          <table:table-cell office:value-type="float" office:value="9.81362" calcext:value-type="float">
            <text:p>9.81362</text:p>
          </table:table-cell>
          <table:table-cell office:value-type="float" office:value="1.16687" calcext:value-type="float">
            <text:p>1.16687</text:p>
          </table:table-cell>
          <table:table-cell office:value-type="float" office:value="0.310201" calcext:value-type="float">
            <text:p>0.310201</text:p>
          </table:table-cell>
          <table:table-cell office:value-type="float" office:value="0.00292905" calcext:value-type="float">
            <text:p>0.00292905</text:p>
          </table:table-cell>
          <table:table-cell office:value-type="float" office:value="1.58357" calcext:value-type="float">
            <text:p>1.58357</text:p>
          </table:table-cell>
          <table:table-cell office:value-type="float" office:value="0.746129" calcext:value-type="float">
            <text:p>0.746129</text:p>
          </table:table-cell>
          <table:table-cell office:value-type="float" office:value="0.0885949" calcext:value-type="float">
            <text:p>0.0885949</text:p>
          </table:table-cell>
          <table:table-cell office:value-type="float" office:value="0.416098" calcext:value-type="float">
            <text:p>0.416098</text:p>
          </table:table-cell>
          <table:table-cell office:value-type="float" office:value="0" calcext:value-type="float">
            <text:p>0</text:p>
          </table:table-cell>
          <table:table-cell office:value-type="float" office:value="0.00473255" calcext:value-type="float">
            <text:p>0.00473255</text:p>
          </table:table-cell>
          <table:table-cell table:style-name="ce7" office:value-type="float" office:value="0.0000867473" calcext:value-type="float">
            <text:p>8.67E-05</text:p>
          </table:table-cell>
          <table:table-cell office:value-type="float" office:value="2.83922" calcext:value-type="float">
            <text:p>2.83922</text:p>
          </table:table-cell>
          <table:table-cell office:value-type="float" office:value="73.2665" calcext:value-type="float">
            <text:p>73.2665</text:p>
          </table:table-cell>
          <table:table-cell office:value-type="float" office:value="4.21639" calcext:value-type="float">
            <text:p>4.21639</text:p>
          </table:table-cell>
          <table:table-cell office:value-type="float" office:value="13.9742" calcext:value-type="float">
            <text:p>13.9742</text:p>
          </table:table-cell>
          <table:table-cell office:value-type="float" office:value="4.8579" calcext:value-type="float">
            <text:p>4.8579</text:p>
          </table:table-cell>
          <table:table-cell office:value-type="float" office:value="1.43041" calcext:value-type="float">
            <text:p>1.43041</text:p>
          </table:table-cell>
          <table:table-cell office:value-type="float" office:value="4.54576" calcext:value-type="float">
            <text:p>4.54576</text:p>
          </table:table-cell>
          <table:table-cell office:value-type="float" office:value="1.13147" calcext:value-type="float">
            <text:p>1.13147</text:p>
          </table:table-cell>
          <table:table-cell office:value-type="float" office:value="0.559026" calcext:value-type="float">
            <text:p>0.559026</text:p>
          </table:table-cell>
          <table:table-cell office:value-type="float" office:value="0.0541184" calcext:value-type="float">
            <text:p>0.0541184</text:p>
          </table:table-cell>
          <table:table-cell office:value-type="float" office:value="1.35949" calcext:value-type="float">
            <text:p>1.35949</text:p>
          </table:table-cell>
          <table:table-cell office:value-type="float" office:value="0.877128" calcext:value-type="float">
            <text:p>0.877128</text:p>
          </table:table-cell>
          <table:table-cell office:value-type="float" office:value="0.295847" calcext:value-type="float">
            <text:p>0.295847</text:p>
          </table:table-cell>
          <table:table-cell office:value-type="float" office:value="0.658867" calcext:value-type="float">
            <text:p>0.658867</text:p>
          </table:table-cell>
          <table:table-cell office:value-type="float" office:value="0" calcext:value-type="float">
            <text:p>0</text:p>
          </table:table-cell>
          <table:table-cell office:value-type="float" office:value="0.0684059" calcext:value-type="float">
            <text:p>0.0684059</text:p>
          </table:table-cell>
          <table:table-cell office:value-type="float" office:value="0.00926635" calcext:value-type="float">
            <text:p>0.00926635</text:p>
          </table:table-cell>
          <table:table-cell office:value-type="float" office:value="12.0275" calcext:value-type="float">
            <text:p>12.0275</text:p>
          </table:table-cell>
          <table:table-cell office:value-type="float" office:value="207.393" calcext:value-type="float">
            <text:p>207.393</text:p>
          </table:table-cell>
          <table:table-cell office:value-type="float" office:value="8.80597" calcext:value-type="float">
            <text:p>8.80597</text:p>
          </table:table-cell>
          <table:table-cell office:value-type="float" office:value="37.3024" calcext:value-type="float">
            <text:p>37.3024</text:p>
          </table:table-cell>
          <table:table-cell office:value-type="float" office:value="11.2559" calcext:value-type="float">
            <text:p>11.2559</text:p>
          </table:table-cell>
          <table:table-cell office:value-type="float" office:value="1.84606" calcext:value-type="float">
            <text:p>1.84606</text:p>
          </table:table-cell>
          <table:table-cell office:value-type="float" office:value="9.81696" calcext:value-type="float">
            <text:p>9.81696</text:p>
          </table:table-cell>
          <table:table-cell office:value-type="float" office:value="1.1672" calcext:value-type="float">
            <text:p>1.1672</text:p>
          </table:table-cell>
          <table:table-cell office:value-type="float" office:value="0.310272" calcext:value-type="float">
            <text:p>0.310272</text:p>
          </table:table-cell>
          <table:table-cell office:value-type="float" office:value="0.00292977" calcext:value-type="float">
            <text:p>0.00292977</text:p>
          </table:table-cell>
          <table:table-cell office:value-type="float" office:value="1.58585" calcext:value-type="float">
            <text:p>1.58585</text:p>
          </table:table-cell>
          <table:table-cell office:value-type="float" office:value="0.747151" calcext:value-type="float">
            <text:p>0.747151</text:p>
          </table:table-cell>
          <table:table-cell office:value-type="float" office:value="0.088712" calcext:value-type="float">
            <text:p>0.088712</text:p>
          </table:table-cell>
          <table:table-cell office:value-type="float" office:value="0.416694" calcext:value-type="float">
            <text:p>0.416694</text:p>
          </table:table-cell>
          <table:table-cell office:value-type="float" office:value="0" calcext:value-type="float">
            <text:p>0</text:p>
          </table:table-cell>
          <table:table-cell office:value-type="float" office:value="0.00473866" calcext:value-type="float">
            <text:p>0.00473866</text:p>
          </table:table-cell>
          <table:table-cell table:style-name="ce7" office:value-type="float" office:value="0.0000868594" calcext:value-type="float">
            <text:p>8.69E-05</text:p>
          </table:table-cell>
          <table:table-cell office:value-type="float" office:value="73.0339" calcext:value-type="float">
            <text:p>73.0339</text:p>
          </table:table-cell>
          <table:table-cell office:value-type="float" office:value="4.20965" calcext:value-type="float">
            <text:p>4.20965</text:p>
          </table:table-cell>
          <table:table-cell office:value-type="float" office:value="13.9408" calcext:value-type="float">
            <text:p>13.9408</text:p>
          </table:table-cell>
          <table:table-cell office:value-type="float" office:value="4.85087" calcext:value-type="float">
            <text:p>4.85087</text:p>
          </table:table-cell>
          <table:table-cell office:value-type="float" office:value="1.42989" calcext:value-type="float">
            <text:p>1.42989</text:p>
          </table:table-cell>
          <table:table-cell office:value-type="float" office:value="4.53893" calcext:value-type="float">
            <text:p>4.53893</text:p>
          </table:table-cell>
          <table:table-cell office:value-type="float" office:value="1.13119" calcext:value-type="float">
            <text:p>1.13119</text:p>
          </table:table-cell>
          <table:table-cell office:value-type="float" office:value="0.559" calcext:value-type="float">
            <text:p>0.559</text:p>
          </table:table-cell>
          <table:table-cell office:value-type="float" office:value="0.0541184" calcext:value-type="float">
            <text:p>0.0541184</text:p>
          </table:table-cell>
          <table:table-cell office:value-type="float" office:value="1.34876" calcext:value-type="float">
            <text:p>1.34876</text:p>
          </table:table-cell>
          <table:table-cell office:value-type="float" office:value="0.87379" calcext:value-type="float">
            <text:p>0.87379</text:p>
          </table:table-cell>
          <table:table-cell office:value-type="float" office:value="0.295717" calcext:value-type="float">
            <text:p>0.295717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" calcext:value-type="float">
            <text:p>0</text:p>
          </table:table-cell>
          <table:table-cell office:value-type="float" office:value="0.0684044" calcext:value-type="float">
            <text:p>0.0684044</text:p>
          </table:table-cell>
          <table:table-cell office:value-type="float" office:value="0.00926635" calcext:value-type="float">
            <text:p>0.009266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83987" calcext:value-type="float">
            <text:p>0.0583987</text:p>
          </table:table-cell>
          <table:table-cell office:value-type="float" office:value="11.4571" calcext:value-type="float">
            <text:p>11.4571</text:p>
          </table:table-cell>
          <table:table-cell table:number-columns-repeated="7"/>
          <table:table-cell office:value-type="date" office:date-value="2020-03-08" calcext:value-type="date">
            <text:p>08/03/20</text:p>
          </table:table-cell>
          <table:table-cell table:formula="of:=[.BP11]-[.BP10]" office:value-type="float" office:value="2" calcext:value-type="float">
            <text:p>2</text:p>
          </table:table-cell>
          <table:table-cell table:formula="of:=[.R12]-[.BP10]" office:value-type="float" office:value="5.11947" calcext:value-type="float">
            <text:p>5.11947</text:p>
          </table:table-cell>
          <table:table-cell table:formula="of:=[.CD11]-[.CC11]" office:value-type="float" office:value="3.11947" calcext:value-type="float">
            <text:p>3.11947</text:p>
          </table:table-cell>
          <table:table-cell table:formula="of:=[.CE11]/SQRT([.AL11])" office:value-type="float" office:value="0.510754763792261" calcext:value-type="float">
            <text:p>0.510754763792261</text:p>
          </table:table-cell>
        </table:table-row>
        <table:table-row table:style-name="ro1">
          <table:table-cell office:value-type="string" calcext:value-type="string">
            <text:p>04/03/2020</text:p>
          </table:table-cell>
          <table:table-cell office:value-type="float" office:value="318.529" calcext:value-type="float">
            <text:p>318.529</text:p>
          </table:table-cell>
          <table:table-cell office:value-type="float" office:value="20.7019" calcext:value-type="float">
            <text:p>20.7019</text:p>
          </table:table-cell>
          <table:table-cell office:value-type="float" office:value="57.0534" calcext:value-type="float">
            <text:p>57.0534</text:p>
          </table:table-cell>
          <table:table-cell office:value-type="float" office:value="17.5421" calcext:value-type="float">
            <text:p>17.5421</text:p>
          </table:table-cell>
          <table:table-cell office:value-type="float" office:value="3.03397" calcext:value-type="float">
            <text:p>3.03397</text:p>
          </table:table-cell>
          <table:table-cell office:value-type="float" office:value="15.0279" calcext:value-type="float">
            <text:p>15.0279</text:p>
          </table:table-cell>
          <table:table-cell office:value-type="float" office:value="1.84705" calcext:value-type="float">
            <text:p>1.84705</text:p>
          </table:table-cell>
          <table:table-cell office:value-type="float" office:value="0.547613" calcext:value-type="float">
            <text:p>0.547613</text:p>
          </table:table-cell>
          <table:table-cell office:value-type="float" office:value="0.00535413" calcext:value-type="float">
            <text:p>0.00535413</text:p>
          </table:table-cell>
          <table:table-cell office:value-type="float" office:value="4.94958" calcext:value-type="float">
            <text:p>4.94958</text:p>
          </table:table-cell>
          <table:table-cell office:value-type="float" office:value="1.65264" calcext:value-type="float">
            <text:p>1.65264</text:p>
          </table:table-cell>
          <table:table-cell office:value-type="float" office:value="0.170032" calcext:value-type="float">
            <text:p>0.170032</text:p>
          </table:table-cell>
          <table:table-cell office:value-type="float" office:value="1.30261" calcext:value-type="float">
            <text:p>1.30261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110945" calcext:value-type="float">
            <text:p>0.0110945</text:p>
          </table:table-cell>
          <table:table-cell office:value-type="float" office:value="0.000203362" calcext:value-type="float">
            <text:p>0.000203362</text:p>
          </table:table-cell>
          <table:table-cell office:value-type="float" office:value="8.11947" calcext:value-type="float">
            <text:p>8.11947</text:p>
          </table:table-cell>
          <table:table-cell office:value-type="float" office:value="112.663" calcext:value-type="float">
            <text:p>112.663</text:p>
          </table:table-cell>
          <table:table-cell office:value-type="float" office:value="8.41824" calcext:value-type="float">
            <text:p>8.41824</text:p>
          </table:table-cell>
          <table:table-cell office:value-type="float" office:value="20.9838" calcext:value-type="float">
            <text:p>20.9838</text:p>
          </table:table-cell>
          <table:table-cell office:value-type="float" office:value="7.11717" calcext:value-type="float">
            <text:p>7.11717</text:p>
          </table:table-cell>
          <table:table-cell office:value-type="float" office:value="1.94046" calcext:value-type="float">
            <text:p>1.94046</text:p>
          </table:table-cell>
          <table:table-cell office:value-type="float" office:value="6.44105" calcext:value-type="float">
            <text:p>6.44105</text:p>
          </table:table-cell>
          <table:table-cell office:value-type="float" office:value="1.47458" calcext:value-type="float">
            <text:p>1.47458</text:p>
          </table:table-cell>
          <table:table-cell office:value-type="float" office:value="0.749434" calcext:value-type="float">
            <text:p>0.749434</text:p>
          </table:table-cell>
          <table:table-cell office:value-type="float" office:value="0.0731715" calcext:value-type="float">
            <text:p>0.0731715</text:p>
          </table:table-cell>
          <table:table-cell office:value-type="float" office:value="2.7699" calcext:value-type="float">
            <text:p>2.7699</text:p>
          </table:table-cell>
          <table:table-cell office:value-type="float" office:value="1.36931" calcext:value-type="float">
            <text:p>1.36931</text:p>
          </table:table-cell>
          <table:table-cell office:value-type="float" office:value="0.411484" calcext:value-type="float">
            <text:p>0.411484</text:p>
          </table:table-cell>
          <table:table-cell office:value-type="float" office:value="1.22008" calcext:value-type="float">
            <text:p>1.22008</text:p>
          </table:table-cell>
          <table:table-cell office:value-type="float" office:value="0.182799" calcext:value-type="float">
            <text:p>0.182799</text:p>
          </table:table-cell>
          <table:table-cell office:value-type="float" office:value="0.104963" calcext:value-type="float">
            <text:p>0.104963</text:p>
          </table:table-cell>
          <table:table-cell office:value-type="float" office:value="0.0142254" calcext:value-type="float">
            <text:p>0.0142254</text:p>
          </table:table-cell>
          <table:table-cell office:value-type="float" office:value="15.5011" calcext:value-type="float">
            <text:p>15.5011</text:p>
          </table:table-cell>
          <table:table-cell office:value-type="float" office:value="314.579" calcext:value-type="float">
            <text:p>314.579</text:p>
          </table:table-cell>
          <table:table-cell office:value-type="float" office:value="20.4479" calcext:value-type="float">
            <text:p>20.4479</text:p>
          </table:table-cell>
          <table:table-cell office:value-type="float" office:value="56.3646" calcext:value-type="float">
            <text:p>56.3646</text:p>
          </table:table-cell>
          <table:table-cell office:value-type="float" office:value="17.3419" calcext:value-type="float">
            <text:p>17.3419</text:p>
          </table:table-cell>
          <table:table-cell office:value-type="float" office:value="3.00144" calcext:value-type="float">
            <text:p>3.00144</text:p>
          </table:table-cell>
          <table:table-cell office:value-type="float" office:value="14.8482" calcext:value-type="float">
            <text:p>14.8482</text:p>
          </table:table-cell>
          <table:table-cell office:value-type="float" office:value="1.82713" calcext:value-type="float">
            <text:p>1.82713</text:p>
          </table:table-cell>
          <table:table-cell office:value-type="float" office:value="0.54259" calcext:value-type="float">
            <text:p>0.54259</text:p>
          </table:table-cell>
          <table:table-cell office:value-type="float" office:value="0.00530217" calcext:value-type="float">
            <text:p>0.00530217</text:p>
          </table:table-cell>
          <table:table-cell office:value-type="float" office:value="4.82807" calcext:value-type="float">
            <text:p>4.82807</text:p>
          </table:table-cell>
          <table:table-cell office:value-type="float" office:value="1.61384" calcext:value-type="float">
            <text:p>1.61384</text:p>
          </table:table-cell>
          <table:table-cell office:value-type="float" office:value="0.166297" calcext:value-type="float">
            <text:p>0.166297</text:p>
          </table:table-cell>
          <table:table-cell office:value-type="float" office:value="1.27079" calcext:value-type="float">
            <text:p>1.27079</text:p>
          </table:table-cell>
          <table:table-cell office:value-type="float" office:value="0.0325258" calcext:value-type="float">
            <text:p>0.0325258</text:p>
          </table:table-cell>
          <table:table-cell office:value-type="float" office:value="0.0108648" calcext:value-type="float">
            <text:p>0.0108648</text:p>
          </table:table-cell>
          <table:table-cell office:value-type="float" office:value="0.000199151" calcext:value-type="float">
            <text:p>0.000199151</text:p>
          </table:table-cell>
          <table:table-cell office:value-type="float" office:value="110.94" calcext:value-type="float">
            <text:p>110.94</text:p>
          </table:table-cell>
          <table:table-cell office:value-type="float" office:value="8.32304" calcext:value-type="float">
            <text:p>8.32304</text:p>
          </table:table-cell>
          <table:table-cell office:value-type="float" office:value="20.7027" calcext:value-type="float">
            <text:p>20.7027</text:p>
          </table:table-cell>
          <table:table-cell office:value-type="float" office:value="7.04731" calcext:value-type="float">
            <text:p>7.04731</text:p>
          </table:table-cell>
          <table:table-cell office:value-type="float" office:value="1.93372" calcext:value-type="float">
            <text:p>1.93372</text:p>
          </table:table-cell>
          <table:table-cell office:value-type="float" office:value="6.37887" calcext:value-type="float">
            <text:p>6.37887</text:p>
          </table:table-cell>
          <table:table-cell office:value-type="float" office:value="1.47125" calcext:value-type="float">
            <text:p>1.47125</text:p>
          </table:table-cell>
          <table:table-cell office:value-type="float" office:value="0.749019" calcext:value-type="float">
            <text:p>0.749019</text:p>
          </table:table-cell>
          <table:table-cell office:value-type="float" office:value="0.0731711" calcext:value-type="float">
            <text:p>0.0731711</text:p>
          </table:table-cell>
          <table:table-cell office:value-type="float" office:value="2.7033" calcext:value-type="float">
            <text:p>2.7033</text:p>
          </table:table-cell>
          <table:table-cell office:value-type="float" office:value="1.35567" calcext:value-type="float">
            <text:p>1.35567</text:p>
          </table:table-cell>
          <table:table-cell office:value-type="float" office:value="0.411065" calcext:value-type="float">
            <text:p>0.411065</text:p>
          </table:table-cell>
          <table:table-cell office:value-type="float" office:value="1.20978" calcext:value-type="float">
            <text:p>1.20978</text:p>
          </table:table-cell>
          <table:table-cell office:value-type="float" office:value="0.182757" calcext:value-type="float">
            <text:p>0.182757</text:p>
          </table:table-cell>
          <table:table-cell office:value-type="float" office:value="0.104957" calcext:value-type="float">
            <text:p>0.104957</text:p>
          </table:table-cell>
          <table:table-cell office:value-type="float" office:value="0.0142254" calcext:value-type="float">
            <text:p>0.01422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5189" calcext:value-type="float">
            <text:p>0.065189</text:p>
          </table:table-cell>
          <table:table-cell office:value-type="float" office:value="10.4821" calcext:value-type="float">
            <text:p>10.4821</text:p>
          </table:table-cell>
          <table:table-cell table:number-columns-repeated="7"/>
          <table:table-cell office:value-type="date" office:date-value="2020-03-09" calcext:value-type="date">
            <text:p>09/03/20</text:p>
          </table:table-cell>
          <table:table-cell table:formula="of:=[.BP12]-[.BP11]" office:value-type="float" office:value="3" calcext:value-type="float">
            <text:p>3</text:p>
          </table:table-cell>
          <table:table-cell table:formula="of:=[.R13]-[.BP11]" office:value-type="float" office:value="13.8907" calcext:value-type="float">
            <text:p>13.8907</text:p>
          </table:table-cell>
          <table:table-cell table:formula="of:=[.CD12]-[.CC12]" office:value-type="float" office:value="10.8907" calcext:value-type="float">
            <text:p>10.8907</text:p>
          </table:table-cell>
          <table:table-cell table:formula="of:=[.CE12]/SQRT([.AL12])" office:value-type="float" office:value="1.45061639064345" calcext:value-type="float">
            <text:p>1.45061639064345</text:p>
          </table:table-cell>
        </table:table-row>
        <table:table-row table:style-name="ro1">
          <table:table-cell office:value-type="string" calcext:value-type="string">
            <text:p>05/03/2020</text:p>
          </table:table-cell>
          <table:table-cell office:value-type="float" office:value="475.773" calcext:value-type="float">
            <text:p>475.773</text:p>
          </table:table-cell>
          <table:table-cell office:value-type="float" office:value="44.631" calcext:value-type="float">
            <text:p>44.631</text:p>
          </table:table-cell>
          <table:table-cell office:value-type="float" office:value="85.0583" calcext:value-type="float">
            <text:p>85.0583</text:p>
          </table:table-cell>
          <table:table-cell office:value-type="float" office:value="26.7592" calcext:value-type="float">
            <text:p>26.7592</text:p>
          </table:table-cell>
          <table:table-cell office:value-type="float" office:value="4.82018" calcext:value-type="float">
            <text:p>4.82018</text:p>
          </table:table-cell>
          <table:table-cell office:value-type="float" office:value="22.4089" calcext:value-type="float">
            <text:p>22.4089</text:p>
          </table:table-cell>
          <table:table-cell office:value-type="float" office:value="2.84984" calcext:value-type="float">
            <text:p>2.84984</text:p>
          </table:table-cell>
          <table:table-cell office:value-type="float" office:value="0.92212" calcext:value-type="float">
            <text:p>0.92212</text:p>
          </table:table-cell>
          <table:table-cell office:value-type="float" office:value="0.00924385" calcext:value-type="float">
            <text:p>0.00924385</text:p>
          </table:table-cell>
          <table:table-cell office:value-type="float" office:value="11.7475" calcext:value-type="float">
            <text:p>11.7475</text:p>
          </table:table-cell>
          <table:table-cell office:value-type="float" office:value="3.50492" calcext:value-type="float">
            <text:p>3.50492</text:p>
          </table:table-cell>
          <table:table-cell office:value-type="float" office:value="0.343795" calcext:value-type="float">
            <text:p>0.343795</text:p>
          </table:table-cell>
          <table:table-cell office:value-type="float" office:value="3.13711" calcext:value-type="float">
            <text:p>3.13711</text:p>
          </table:table-cell>
          <table:table-cell office:value-type="float" office:value="0.131204" calcext:value-type="float">
            <text:p>0.131204</text:p>
          </table:table-cell>
          <table:table-cell office:value-type="float" office:value="0.0257074" calcext:value-type="float">
            <text:p>0.0257074</text:p>
          </table:table-cell>
          <table:table-cell office:value-type="float" office:value="0.000417542" calcext:value-type="float">
            <text:p>0.000417542</text:p>
          </table:table-cell>
          <table:table-cell office:value-type="float" office:value="18.8907" calcext:value-type="float">
            <text:p>18.8907</text:p>
          </table:table-cell>
          <table:table-cell office:value-type="float" office:value="168.353" calcext:value-type="float">
            <text:p>168.353</text:p>
          </table:table-cell>
          <table:table-cell office:value-type="float" office:value="16.7676" calcext:value-type="float">
            <text:p>16.7676</text:p>
          </table:table-cell>
          <table:table-cell office:value-type="float" office:value="30.9082" calcext:value-type="float">
            <text:p>30.9082</text:p>
          </table:table-cell>
          <table:table-cell office:value-type="float" office:value="10.4066" calcext:value-type="float">
            <text:p>10.4066</text:p>
          </table:table-cell>
          <table:table-cell office:value-type="float" office:value="2.64911" calcext:value-type="float">
            <text:p>2.64911</text:p>
          </table:table-cell>
          <table:table-cell office:value-type="float" office:value="9.09605" calcext:value-type="float">
            <text:p>9.09605</text:p>
          </table:table-cell>
          <table:table-cell office:value-type="float" office:value="1.92775" calcext:value-type="float">
            <text:p>1.92775</text:p>
          </table:table-cell>
          <table:table-cell office:value-type="float" office:value="0.991179" calcext:value-type="float">
            <text:p>0.991179</text:p>
          </table:table-cell>
          <table:table-cell office:value-type="float" office:value="0.0964342" calcext:value-type="float">
            <text:p>0.0964342</text:p>
          </table:table-cell>
          <table:table-cell office:value-type="float" office:value="5.244" calcext:value-type="float">
            <text:p>5.244</text:p>
          </table:table-cell>
          <table:table-cell office:value-type="float" office:value="2.17203" calcext:value-type="float">
            <text:p>2.17203</text:p>
          </table:table-cell>
          <table:table-cell office:value-type="float" office:value="0.593242" calcext:value-type="float">
            <text:p>0.593242</text:p>
          </table:table-cell>
          <table:table-cell office:value-type="float" office:value="2.06679" calcext:value-type="float">
            <text:p>2.06679</text:p>
          </table:table-cell>
          <table:table-cell office:value-type="float" office:value="0.365678" calcext:value-type="float">
            <text:p>0.365678</text:p>
          </table:table-cell>
          <table:table-cell office:value-type="float" office:value="0.160827" calcext:value-type="float">
            <text:p>0.160827</text:p>
          </table:table-cell>
          <table:table-cell office:value-type="float" office:value="0.0205122" calcext:value-type="float">
            <text:p>0.0205122</text:p>
          </table:table-cell>
          <table:table-cell office:value-type="float" office:value="20.1348" calcext:value-type="float">
            <text:p>20.1348</text:p>
          </table:table-cell>
          <table:table-cell office:value-type="float" office:value="447.285" calcext:value-type="float">
            <text:p>447.285</text:p>
          </table:table-cell>
          <table:table-cell office:value-type="float" office:value="41.9842" calcext:value-type="float">
            <text:p>41.9842</text:p>
          </table:table-cell>
          <table:table-cell office:value-type="float" office:value="80.039" calcext:value-type="float">
            <text:p>80.039</text:p>
          </table:table-cell>
          <table:table-cell office:value-type="float" office:value="25.2259" calcext:value-type="float">
            <text:p>25.2259</text:p>
          </table:table-cell>
          <table:table-cell office:value-type="float" office:value="4.55552" calcext:value-type="float">
            <text:p>4.55552</text:p>
          </table:table-cell>
          <table:table-cell office:value-type="float" office:value="21.0932" calcext:value-type="float">
            <text:p>21.0932</text:p>
          </table:table-cell>
          <table:table-cell office:value-type="float" office:value="2.69308" calcext:value-type="float">
            <text:p>2.69308</text:p>
          </table:table-cell>
          <table:table-cell office:value-type="float" office:value="0.877405" calcext:value-type="float">
            <text:p>0.877405</text:p>
          </table:table-cell>
          <table:table-cell office:value-type="float" office:value="0.00877799" calcext:value-type="float">
            <text:p>0.00877799</text:p>
          </table:table-cell>
          <table:table-cell office:value-type="float" office:value="10.7591" calcext:value-type="float">
            <text:p>10.7591</text:p>
          </table:table-cell>
          <table:table-cell office:value-type="float" office:value="3.22097" calcext:value-type="float">
            <text:p>3.22097</text:p>
          </table:table-cell>
          <table:table-cell office:value-type="float" office:value="0.317872" calcext:value-type="float">
            <text:p>0.317872</text:p>
          </table:table-cell>
          <table:table-cell office:value-type="float" office:value="2.87437" calcext:value-type="float">
            <text:p>2.87437</text:p>
          </table:table-cell>
          <table:table-cell office:value-type="float" office:value="0.120536" calcext:value-type="float">
            <text:p>0.120536</text:p>
          </table:table-cell>
          <table:table-cell office:value-type="float" office:value="0.0239174" calcext:value-type="float">
            <text:p>0.0239174</text:p>
          </table:table-cell>
          <table:table-cell office:value-type="float" office:value="0.000389026" calcext:value-type="float">
            <text:p>0.000389026</text:p>
          </table:table-cell>
          <table:table-cell office:value-type="float" office:value="159.902" calcext:value-type="float">
            <text:p>159.902</text:p>
          </table:table-cell>
          <table:table-cell office:value-type="float" office:value="16.0377" calcext:value-type="float">
            <text:p>16.0377</text:p>
          </table:table-cell>
          <table:table-cell office:value-type="float" office:value="29.4822" calcext:value-type="float">
            <text:p>29.4822</text:p>
          </table:table-cell>
          <table:table-cell office:value-type="float" office:value="10.013" calcext:value-type="float">
            <text:p>10.013</text:p>
          </table:table-cell>
          <table:table-cell office:value-type="float" office:value="2.60353" calcext:value-type="float">
            <text:p>2.60353</text:p>
          </table:table-cell>
          <table:table-cell office:value-type="float" office:value="8.7648" calcext:value-type="float">
            <text:p>8.7648</text:p>
          </table:table-cell>
          <table:table-cell office:value-type="float" office:value="1.90584" calcext:value-type="float">
            <text:p>1.90584</text:p>
          </table:table-cell>
          <table:table-cell office:value-type="float" office:value="0.987726" calcext:value-type="float">
            <text:p>0.987726</text:p>
          </table:table-cell>
          <table:table-cell office:value-type="float" office:value="0.0964303" calcext:value-type="float">
            <text:p>0.0964303</text:p>
          </table:table-cell>
          <table:table-cell office:value-type="float" office:value="4.91534" calcext:value-type="float">
            <text:p>4.91534</text:p>
          </table:table-cell>
          <table:table-cell office:value-type="float" office:value="2.10764" calcext:value-type="float">
            <text:p>2.10764</text:p>
          </table:table-cell>
          <table:table-cell office:value-type="float" office:value="0.591302" calcext:value-type="float">
            <text:p>0.591302</text:p>
          </table:table-cell>
          <table:table-cell office:value-type="float" office:value="2.00889" calcext:value-type="float">
            <text:p>2.00889</text:p>
          </table:table-cell>
          <table:table-cell office:value-type="float" office:value="0.365146" calcext:value-type="float">
            <text:p>0.365146</text:p>
          </table:table-cell>
          <table:table-cell office:value-type="float" office:value="0.160792" calcext:value-type="float">
            <text:p>0.160792</text:p>
          </table:table-cell>
          <table:table-cell office:value-type="float" office:value="0.0205121" calcext:value-type="float">
            <text:p>0.0205121</text:p>
          </table:table-cell>
          <table:table-cell office:value-type="float" office:value="12" calcext:value-type="float">
            <text:p>12</text:p>
          </table:table-cell>
          <table:table-cell office:value-type="float" office:value="0.963462" calcext:value-type="float">
            <text:p>0.963462</text:p>
          </table:table-cell>
          <table:table-cell office:value-type="float" office:value="0" calcext:value-type="float">
            <text:p>0</text:p>
          </table:table-cell>
          <table:table-cell office:value-type="float" office:value="0.0785662" calcext:value-type="float">
            <text:p>0.0785662</text:p>
          </table:table-cell>
          <table:table-cell office:value-type="float" office:value="8.53571" calcext:value-type="float">
            <text:p>8.53571</text:p>
          </table:table-cell>
          <table:table-cell table:number-columns-repeated="7"/>
          <table:table-cell office:value-type="date" office:date-value="2020-03-10" calcext:value-type="date">
            <text:p>10/03/20</text:p>
          </table:table-cell>
          <table:table-cell table:formula="of:=[.BP13]-[.BP12]" office:value-type="float" office:value="4" calcext:value-type="float">
            <text:p>4</text:p>
          </table:table-cell>
          <table:table-cell table:formula="of:=[.R14]-[.BP12]" office:value-type="float" office:value="29.4012" calcext:value-type="float">
            <text:p>29.4012</text:p>
          </table:table-cell>
          <table:table-cell table:formula="of:=[.CD13]-[.CC13]" office:value-type="float" office:value="25.4012" calcext:value-type="float">
            <text:p>25.4012</text:p>
          </table:table-cell>
          <table:table-cell table:formula="of:=[.CE13]/SQRT([.AL13])" office:value-type="float" office:value="2.83924851300343" calcext:value-type="float">
            <text:p>2.83924851300343</text:p>
          </table:table-cell>
        </table:table-row>
        <table:table-row table:style-name="ro1">
          <table:table-cell office:value-type="string" calcext:value-type="string">
            <text:p>06/03/2020</text:p>
          </table:table-cell>
          <table:table-cell office:value-type="float" office:value="668.921" calcext:value-type="float">
            <text:p>668.921</text:p>
          </table:table-cell>
          <table:table-cell office:value-type="float" office:value="82.8564" calcext:value-type="float">
            <text:p>82.856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38.3219" calcext:value-type="float">
            <text:p>38.3219</text:p>
          </table:table-cell>
          <table:table-cell office:value-type="float" office:value="7.18727" calcext:value-type="float">
            <text:p>7.18727</text:p>
          </table:table-cell>
          <table:table-cell office:value-type="float" office:value="31.4318" calcext:value-type="float">
            <text:p>31.4318</text:p>
          </table:table-cell>
          <table:table-cell office:value-type="float" office:value="4.13715" calcext:value-type="float">
            <text:p>4.13715</text:p>
          </table:table-cell>
          <table:table-cell office:value-type="float" office:value="1.44624" calcext:value-type="float">
            <text:p>1.44624</text:p>
          </table:table-cell>
          <table:table-cell office:value-type="float" office:value="0.0147606" calcext:value-type="float">
            <text:p>0.0147606</text:p>
          </table:table-cell>
          <table:table-cell office:value-type="float" office:value="23.1947" calcext:value-type="float">
            <text:p>23.1947</text:p>
          </table:table-cell>
          <table:table-cell office:value-type="float" office:value="6.86686" calcext:value-type="float">
            <text:p>6.86686</text:p>
          </table:table-cell>
          <table:table-cell office:value-type="float" office:value="0.673155" calcext:value-type="float">
            <text:p>0.673155</text:p>
          </table:table-cell>
          <table:table-cell office:value-type="float" office:value="6.26866" calcext:value-type="float">
            <text:p>6.26866</text:p>
          </table:table-cell>
          <table:table-cell office:value-type="float" office:value="0.339506" calcext:value-type="float">
            <text:p>0.339506</text:p>
          </table:table-cell>
          <table:table-cell office:value-type="float" office:value="0.057543" calcext:value-type="float">
            <text:p>0.057543</text:p>
          </table:table-cell>
          <table:table-cell office:value-type="float" office:value="0.000806476" calcext:value-type="float">
            <text:p>0.000806476</text:p>
          </table:table-cell>
          <table:table-cell office:value-type="float" office:value="37.4012" calcext:value-type="float">
            <text:p>37.4012</text:p>
          </table:table-cell>
          <table:table-cell office:value-type="float" office:value="239.757" calcext:value-type="float">
            <text:p>239.757</text:p>
          </table:table-cell>
          <table:table-cell office:value-type="float" office:value="30.4687" calcext:value-type="float">
            <text:p>30.4687</text:p>
          </table:table-cell>
          <table:table-cell office:value-type="float" office:value="43.5623" calcext:value-type="float">
            <text:p>43.5623</text:p>
          </table:table-cell>
          <table:table-cell office:value-type="float" office:value="14.7004" calcext:value-type="float">
            <text:p>14.7004</text:p>
          </table:table-cell>
          <table:table-cell office:value-type="float" office:value="3.58499" calcext:value-type="float">
            <text:p>3.58499</text:p>
          </table:table-cell>
          <table:table-cell office:value-type="float" office:value="12.468" calcext:value-type="float">
            <text:p>12.468</text:p>
          </table:table-cell>
          <table:table-cell office:value-type="float" office:value="2.49368" calcext:value-type="float">
            <text:p>2.49368</text:p>
          </table:table-cell>
          <table:table-cell office:value-type="float" office:value="1.28994" calcext:value-type="float">
            <text:p>1.28994</text:p>
          </table:table-cell>
          <table:table-cell office:value-type="float" office:value="0.123667" calcext:value-type="float">
            <text:p>0.123667</text:p>
          </table:table-cell>
          <table:table-cell office:value-type="float" office:value="9.3308" calcext:value-type="float">
            <text:p>9.3308</text:p>
          </table:table-cell>
          <table:table-cell office:value-type="float" office:value="3.47328" calcext:value-type="float">
            <text:p>3.47328</text:p>
          </table:table-cell>
          <table:table-cell office:value-type="float" office:value="0.856442" calcext:value-type="float">
            <text:p>0.856442</text:p>
          </table:table-cell>
          <table:table-cell office:value-type="float" office:value="3.33122" calcext:value-type="float">
            <text:p>3.33122</text:p>
          </table:table-cell>
          <table:table-cell office:value-type="float" office:value="0.602395" calcext:value-type="float">
            <text:p>0.602395</text:p>
          </table:table-cell>
          <table:table-cell office:value-type="float" office:value="0.244645" calcext:value-type="float">
            <text:p>0.244645</text:p>
          </table:table-cell>
          <table:table-cell office:value-type="float" office:value="0.0289526" calcext:value-type="float">
            <text:p>0.0289526</text:p>
          </table:table-cell>
          <table:table-cell office:value-type="float" office:value="26.5354" calcext:value-type="float">
            <text:p>26.5354</text:p>
          </table:table-cell>
          <table:table-cell office:value-type="float" office:value="559.571" calcext:value-type="float">
            <text:p>559.571</text:p>
          </table:table-cell>
          <table:table-cell office:value-type="float" office:value="69.4184" calcext:value-type="float">
            <text:p>69.4184</text:p>
          </table:table-cell>
          <table:table-cell office:value-type="float" office:value="99.9603" calcext:value-type="float">
            <text:p>99.9603</text:p>
          </table:table-cell>
          <table:table-cell office:value-type="float" office:value="32.2154" calcext:value-type="float">
            <text:p>32.2154</text:p>
          </table:table-cell>
          <table:table-cell office:value-type="float" office:value="6.07796" calcext:value-type="float">
            <text:p>6.07796</text:p>
          </table:table-cell>
          <table:table-cell office:value-type="float" office:value="26.352" calcext:value-type="float">
            <text:p>26.352</text:p>
          </table:table-cell>
          <table:table-cell office:value-type="float" office:value="3.49844" calcext:value-type="float">
            <text:p>3.49844</text:p>
          </table:table-cell>
          <table:table-cell office:value-type="float" office:value="1.24525" calcext:value-type="float">
            <text:p>1.24525</text:p>
          </table:table-cell>
          <table:table-cell office:value-type="float" office:value="0.0126523" calcext:value-type="float">
            <text:p>0.0126523</text:p>
          </table:table-cell>
          <table:table-cell office:value-type="float" office:value="18.6889" calcext:value-type="float">
            <text:p>18.6889</text:p>
          </table:table-cell>
          <table:table-cell office:value-type="float" office:value="5.57553" calcext:value-type="float">
            <text:p>5.57553</text:p>
          </table:table-cell>
          <table:table-cell office:value-type="float" office:value="0.554838" calcext:value-type="float">
            <text:p>0.554838</text:p>
          </table:table-cell>
          <table:table-cell office:value-type="float" office:value="5.05616" calcext:value-type="float">
            <text:p>5.05616</text:p>
          </table:table-cell>
          <table:table-cell office:value-type="float" office:value="0.275966" calcext:value-type="float">
            <text:p>0.275966</text:p>
          </table:table-cell>
          <table:table-cell office:value-type="float" office:value="0.0482048" calcext:value-type="float">
            <text:p>0.0482048</text:p>
          </table:table-cell>
          <table:table-cell office:value-type="float" office:value="0.000680555" calcext:value-type="float">
            <text:p>0.000680555</text:p>
          </table:table-cell>
          <table:table-cell office:value-type="float" office:value="210.794" calcext:value-type="float">
            <text:p>210.794</text:p>
          </table:table-cell>
          <table:table-cell office:value-type="float" office:value="27.0421" calcext:value-type="float">
            <text:p>27.0421</text:p>
          </table:table-cell>
          <table:table-cell office:value-type="float" office:value="38.5964" calcext:value-type="float">
            <text:p>38.5964</text:p>
          </table:table-cell>
          <table:table-cell office:value-type="float" office:value="13.2442" calcext:value-type="float">
            <text:p>13.2442</text:p>
          </table:table-cell>
          <table:table-cell office:value-type="float" office:value="3.39252" calcext:value-type="float">
            <text:p>3.39252</text:p>
          </table:table-cell>
          <table:table-cell office:value-type="float" office:value="11.2823" calcext:value-type="float">
            <text:p>11.2823</text:p>
          </table:table-cell>
          <table:table-cell office:value-type="float" office:value="2.40276" calcext:value-type="float">
            <text:p>2.40276</text:p>
          </table:table-cell>
          <table:table-cell office:value-type="float" office:value="1.27273" calcext:value-type="float">
            <text:p>1.27273</text:p>
          </table:table-cell>
          <table:table-cell office:value-type="float" office:value="0.123647" calcext:value-type="float">
            <text:p>0.123647</text:p>
          </table:table-cell>
          <table:table-cell office:value-type="float" office:value="8.05655" calcext:value-type="float">
            <text:p>8.05655</text:p>
          </table:table-cell>
          <table:table-cell office:value-type="float" office:value="3.20061" calcext:value-type="float">
            <text:p>3.20061</text:p>
          </table:table-cell>
          <table:table-cell office:value-type="float" office:value="0.847477" calcext:value-type="float">
            <text:p>0.847477</text:p>
          </table:table-cell>
          <table:table-cell office:value-type="float" office:value="3.08101" calcext:value-type="float">
            <text:p>3.08101</text:p>
          </table:table-cell>
          <table:table-cell office:value-type="float" office:value="0.598727" calcext:value-type="float">
            <text:p>0.598727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0289523" calcext:value-type="float">
            <text:p>0.0289523</text:p>
          </table:table-cell>
          <table:table-cell office:value-type="float" office:value="18" calcext:value-type="float">
            <text:p>18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" calcext:value-type="float">
            <text:p>0</text:p>
          </table:table-cell>
          <table:table-cell office:value-type="float" office:value="0.0880154" calcext:value-type="float">
            <text:p>0.0880154</text:p>
          </table:table-cell>
          <table:table-cell office:value-type="float" office:value="7.38889" calcext:value-type="float">
            <text:p>7.38889</text:p>
          </table:table-cell>
          <table:table-cell table:number-columns-repeated="7"/>
          <table:table-cell office:value-type="date" office:date-value="2020-03-11" calcext:value-type="date">
            <text:p>11/03/20</text:p>
          </table:table-cell>
          <table:table-cell table:formula="of:=[.BP14]-[.BP13]" office:value-type="float" office:value="6" calcext:value-type="float">
            <text:p>6</text:p>
          </table:table-cell>
          <table:table-cell table:formula="of:=[.R15]-[.BP13]" office:value-type="float" office:value="48.2546" calcext:value-type="float">
            <text:p>48.2546</text:p>
          </table:table-cell>
          <table:table-cell table:formula="of:=[.CD14]-[.CC14]" office:value-type="float" office:value="42.2546" calcext:value-type="float">
            <text:p>42.2546</text:p>
          </table:table-cell>
          <table:table-cell table:formula="of:=[.CE14]/SQRT([.AL14])" office:value-type="float" office:value="4.2262990036316" calcext:value-type="float">
            <text:p>4.2262990036316</text:p>
          </table:table-cell>
        </table:table-row>
        <table:table-row table:style-name="ro1">
          <table:table-cell office:value-type="string" calcext:value-type="string">
            <text:p>07/03/2020</text:p>
          </table:table-cell>
          <table:table-cell office:value-type="float" office:value="815.587" calcext:value-type="float">
            <text:p>815.587</text:p>
          </table:table-cell>
          <table:table-cell office:value-type="float" office:value="123.993" calcext:value-type="float">
            <text:p>123.993</text:p>
          </table:table-cell>
          <table:table-cell office:value-type="float" office:value="147.974" calcext:value-type="float">
            <text:p>147.974</text:p>
          </table:table-cell>
          <table:table-cell office:value-type="float" office:value="48.0101" calcext:value-type="float">
            <text:p>48.0101</text:p>
          </table:table-cell>
          <table:table-cell office:value-type="float" office:value="9.41992" calcext:value-type="float">
            <text:p>9.41992</text:p>
          </table:table-cell>
          <table:table-cell office:value-type="float" office:value="38.9885" calcext:value-type="float">
            <text:p>38.9885</text:p>
          </table:table-cell>
          <table:table-cell office:value-type="float" office:value="5.29047" calcext:value-type="float">
            <text:p>5.29047</text:p>
          </table:table-cell>
          <table:table-cell office:value-type="float" office:value="1.99566" calcext:value-type="float">
            <text:p>1.99566</text:p>
          </table:table-cell>
          <table:table-cell office:value-type="float" office:value="0.0206342" calcext:value-type="float">
            <text:p>0.0206342</text:p>
          </table:table-cell>
          <table:table-cell office:value-type="float" office:value="36.7037" calcext:value-type="float">
            <text:p>36.7037</text:p>
          </table:table-cell>
          <table:table-cell office:value-type="float" office:value="11.5854" calcext:value-type="float">
            <text:p>11.5854</text:p>
          </table:table-cell>
          <table:table-cell office:value-type="float" office:value="1.1695" calcext:value-type="float">
            <text:p>1.1695</text:p>
          </table:table-cell>
          <table:table-cell office:value-type="float" office:value="10.0265" calcext:value-type="float">
            <text:p>10.0265</text:p>
          </table:table-cell>
          <table:table-cell office:value-type="float" office:value="0.655391" calcext:value-type="float">
            <text:p>0.655391</text:p>
          </table:table-cell>
          <table:table-cell office:value-type="float" office:value="0.112801" calcext:value-type="float">
            <text:p>0.112801</text:p>
          </table:table-cell>
          <table:table-cell office:value-type="float" office:value="0.0014092" calcext:value-type="float">
            <text:p>0.0014092</text:p>
          </table:table-cell>
          <table:table-cell office:value-type="float" office:value="60.2546" calcext:value-type="float">
            <text:p>60.2546</text:p>
          </table:table-cell>
          <table:table-cell office:value-type="float" office:value="307.852" calcext:value-type="float">
            <text:p>307.852</text:p>
          </table:table-cell>
          <table:table-cell office:value-type="float" office:value="47.2892" calcext:value-type="float">
            <text:p>47.2892</text:p>
          </table:table-cell>
          <table:table-cell office:value-type="float" office:value="56.6243" calcext:value-type="float">
            <text:p>56.6243</text:p>
          </table:table-cell>
          <table:table-cell office:value-type="float" office:value="19.1168" calcext:value-type="float">
            <text:p>19.1168</text:p>
          </table:table-cell>
          <table:table-cell office:value-type="float" office:value="4.62531" calcext:value-type="float">
            <text:p>4.62531</text:p>
          </table:table-cell>
          <table:table-cell office:value-type="float" office:value="15.9446" calcext:value-type="float">
            <text:p>15.9446</text:p>
          </table:table-cell>
          <table:table-cell office:value-type="float" office:value="3.09342" calcext:value-type="float">
            <text:p>3.09342</text:p>
          </table:table-cell>
          <table:table-cell office:value-type="float" office:value="1.62473" calcext:value-type="float">
            <text:p>1.62473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14.6576" calcext:value-type="float">
            <text:p>14.6576</text:p>
          </table:table-cell>
          <table:table-cell office:value-type="float" office:value="5.34881" calcext:value-type="float">
            <text:p>5.34881</text:p>
          </table:table-cell>
          <table:table-cell office:value-type="float" office:value="1.19895" calcext:value-type="float">
            <text:p>1.19895</text:p>
          </table:table-cell>
          <table:table-cell office:value-type="float" office:value="4.92268" calcext:value-type="float">
            <text:p>4.92268</text:p>
          </table:table-cell>
          <table:table-cell office:value-type="float" office:value="0.881658" calcext:value-type="float">
            <text:p>0.881658</text:p>
          </table:table-cell>
          <table:table-cell office:value-type="float" office:value="0.356066" calcext:value-type="float">
            <text:p>0.356066</text:p>
          </table:table-cell>
          <table:table-cell office:value-type="float" office:value="0.0395889" calcext:value-type="float">
            <text:p>0.0395889</text:p>
          </table:table-cell>
          <table:table-cell office:value-type="float" office:value="34.2286" calcext:value-type="float">
            <text:p>34.2286</text:p>
          </table:table-cell>
          <table:table-cell office:value-type="float" office:value="578.843" calcext:value-type="float">
            <text:p>578.843</text:p>
          </table:table-cell>
          <table:table-cell office:value-type="float" office:value="88.2366" calcext:value-type="float">
            <text:p>88.2366</text:p>
          </table:table-cell>
          <table:table-cell office:value-type="float" office:value="105.248" calcext:value-type="float">
            <text:p>105.248</text:p>
          </table:table-cell>
          <table:table-cell office:value-type="float" office:value="34.2947" calcext:value-type="float">
            <text:p>34.2947</text:p>
          </table:table-cell>
          <table:table-cell office:value-type="float" office:value="6.8026" calcext:value-type="float">
            <text:p>6.8026</text:p>
          </table:table-cell>
          <table:table-cell office:value-type="float" office:value="27.7501" calcext:value-type="float">
            <text:p>27.7501</text:p>
          </table:table-cell>
          <table:table-cell office:value-type="float" office:value="3.82137" calcext:value-type="float">
            <text:p>3.82137</text:p>
          </table:table-cell>
          <table:table-cell office:value-type="float" office:value="1.49369" calcext:value-type="float">
            <text:p>1.49369</text:p>
          </table:table-cell>
          <table:table-cell office:value-type="float" office:value="0.0153288" calcext:value-type="float">
            <text:p>0.0153288</text:p>
          </table:table-cell>
          <table:table-cell office:value-type="float" office:value="25.0087" calcext:value-type="float">
            <text:p>25.0087</text:p>
          </table:table-cell>
          <table:table-cell office:value-type="float" office:value="8.00947" calcext:value-type="float">
            <text:p>8.00947</text:p>
          </table:table-cell>
          <table:table-cell office:value-type="float" office:value="0.832942" calcext:value-type="float">
            <text:p>0.832942</text:p>
          </table:table-cell>
          <table:table-cell office:value-type="float" office:value="6.84694" calcext:value-type="float">
            <text:p>6.84694</text:p>
          </table:table-cell>
          <table:table-cell office:value-type="float" office:value="0.455552" calcext:value-type="float">
            <text:p>0.455552</text:p>
          </table:table-cell>
          <table:table-cell office:value-type="float" office:value="0.0828926" calcext:value-type="float">
            <text:p>0.0828926</text:p>
          </table:table-cell>
          <table:table-cell office:value-type="float" office:value="0.00105347" calcext:value-type="float">
            <text:p>0.00105347</text:p>
          </table:table-cell>
          <table:table-cell office:value-type="float" office:value="240.822" calcext:value-type="float">
            <text:p>240.822</text:p>
          </table:table-cell>
          <table:table-cell office:value-type="float" office:value="37.3805" calcext:value-type="float">
            <text:p>37.3805</text:p>
          </table:table-cell>
          <table:table-cell office:value-type="float" office:value="44.8153" calcext:value-type="float">
            <text:p>44.8153</text:p>
          </table:table-cell>
          <table:table-cell office:value-type="float" office:value="15.5568" calcext:value-type="float">
            <text:p>15.5568</text:p>
          </table:table-cell>
          <table:table-cell office:value-type="float" office:value="4.11076" calcext:value-type="float">
            <text:p>4.11076</text:p>
          </table:table-cell>
          <table:table-cell office:value-type="float" office:value="13.0902" calcext:value-type="float">
            <text:p>13.0902</text:p>
          </table:table-cell>
          <table:table-cell office:value-type="float" office:value="2.85535" calcext:value-type="float">
            <text:p>2.85535</text:p>
          </table:table-cell>
          <table:table-cell office:value-type="float" office:value="1.57302" calcext:value-type="float">
            <text:p>1.57302</text:p>
          </table:table-cell>
          <table:table-cell office:value-type="float" office:value="0.152583" calcext:value-type="float">
            <text:p>0.152583</text:p>
          </table:table-cell>
          <table:table-cell office:value-type="float" office:value="11.1847" calcext:value-type="float">
            <text:p>11.1847</text:p>
          </table:table-cell>
          <table:table-cell office:value-type="float" office:value="4.49654" calcext:value-type="float">
            <text:p>4.49654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4.19512" calcext:value-type="float">
            <text:p>4.19512</text:p>
          </table:table-cell>
          <table:table-cell office:value-type="float" office:value="0.866669" calcext:value-type="float">
            <text:p>0.866669</text:p>
          </table:table-cell>
          <table:table-cell office:value-type="float" office:value="0.355241" calcext:value-type="float">
            <text:p>0.355241</text:p>
          </table:table-cell>
          <table:table-cell office:value-type="float" office:value="0.0395879" calcext:value-type="float">
            <text:p>0.0395879</text:p>
          </table:table-cell>
          <table:table-cell office:value-type="float" office:value="19" calcext:value-type="float">
            <text:p>19</text:p>
          </table:table-cell>
          <table:table-cell office:value-type="float" office:value="0.890385" calcext:value-type="float">
            <text:p>0.890385</text:p>
          </table:table-cell>
          <table:table-cell office:value-type="float" office:value="0" calcext:value-type="float">
            <text:p>0</text:p>
          </table:table-cell>
          <table:table-cell office:value-type="float" office:value="0.0924777" calcext:value-type="float">
            <text:p>0.0924777</text:p>
          </table:table-cell>
          <table:table-cell office:value-type="float" office:value="7.65414" calcext:value-type="float">
            <text:p>7.65414</text:p>
          </table:table-cell>
          <table:table-cell table:number-columns-repeated="7"/>
          <table:table-cell office:value-type="date" office:date-value="2020-03-12" calcext:value-type="date">
            <text:p>12/03/20</text:p>
          </table:table-cell>
          <table:table-cell table:formula="of:=[.BP15]-[.BP14]" office:value-type="float" office:value="1" calcext:value-type="float">
            <text:p>1</text:p>
          </table:table-cell>
          <table:table-cell table:formula="of:=[.R16]-[.BP14]" office:value-type="float" office:value="58.6726" calcext:value-type="float">
            <text:p>58.6726</text:p>
          </table:table-cell>
          <table:table-cell table:formula="of:=[.CD15]-[.CC15]" office:value-type="float" office:value="57.6726" calcext:value-type="float">
            <text:p>57.6726</text:p>
          </table:table-cell>
          <table:table-cell table:formula="of:=[.CE15]/SQRT([.AL15])" office:value-type="float" office:value="5.62163448755972" calcext:value-type="float">
            <text:p>5.62163448755972</text:p>
          </table:table-cell>
        </table:table-row>
        <table:table-row table:style-name="ro1">
          <table:table-cell office:value-type="string" calcext:value-type="string">
            <text:p>08/03/2020</text:p>
          </table:table-cell>
          <table:table-cell office:value-type="float" office:value="832.387" calcext:value-type="float">
            <text:p>832.387</text:p>
          </table:table-cell>
          <table:table-cell office:value-type="float" office:value="144.935" calcext:value-type="float">
            <text:p>144.935</text:p>
          </table:table-cell>
          <table:table-cell office:value-type="float" office:value="153.708" calcext:value-type="float">
            <text:p>153.708</text:p>
          </table:table-cell>
          <table:table-cell office:value-type="float" office:value="50.5272" calcext:value-type="float">
            <text:p>50.5272</text:p>
          </table:table-cell>
          <table:table-cell office:value-type="float" office:value="10.336" calcext:value-type="float">
            <text:p>10.336</text:p>
          </table:table-cell>
          <table:table-cell office:value-type="float" office:value="40.5715" calcext:value-type="float">
            <text:p>40.5715</text:p>
          </table:table-cell>
          <table:table-cell office:value-type="float" office:value="5.69613" calcext:value-type="float">
            <text:p>5.69613</text:p>
          </table:table-cell>
          <table:table-cell office:value-type="float" office:value="2.32509" calcext:value-type="float">
            <text:p>2.32509</text:p>
          </table:table-cell>
          <table:table-cell office:value-type="float" office:value="0.0242624" calcext:value-type="float">
            <text:p>0.0242624</text:p>
          </table:table-cell>
          <table:table-cell office:value-type="float" office:value="45.5972" calcext:value-type="float">
            <text:p>45.5972</text:p>
          </table:table-cell>
          <table:table-cell office:value-type="float" office:value="15.6187" calcext:value-type="float">
            <text:p>15.6187</text:p>
          </table:table-cell>
          <table:table-cell office:value-type="float" office:value="1.71331" calcext:value-type="float">
            <text:p>1.71331</text:p>
          </table:table-cell>
          <table:table-cell office:value-type="float" office:value="12.5957" calcext:value-type="float">
            <text:p>12.5957</text:p>
          </table:table-cell>
          <table:table-cell office:value-type="float" office:value="0.961991" calcext:value-type="float">
            <text:p>0.961991</text:p>
          </table:table-cell>
          <table:table-cell office:value-type="float" office:value="0.183581" calcext:value-type="float">
            <text:p>0.183581</text:p>
          </table:table-cell>
          <table:table-cell office:value-type="float" office:value="0.00214734" calcext:value-type="float">
            <text:p>0.00214734</text:p>
          </table:table-cell>
          <table:table-cell office:value-type="float" office:value="76.6726" calcext:value-type="float">
            <text:p>76.6726</text:p>
          </table:table-cell>
          <table:table-cell office:value-type="float" office:value="346.945" calcext:value-type="float">
            <text:p>346.945</text:p>
          </table:table-cell>
          <table:table-cell office:value-type="float" office:value="60.4911" calcext:value-type="float">
            <text:p>60.4911</text:p>
          </table:table-cell>
          <table:table-cell office:value-type="float" office:value="64.7622" calcext:value-type="float">
            <text:p>64.7622</text:p>
          </table:table-cell>
          <table:table-cell office:value-type="float" office:value="22.0914" calcext:value-type="float">
            <text:p>22.0914</text:p>
          </table:table-cell>
          <table:table-cell office:value-type="float" office:value="5.45448" calcext:value-type="float">
            <text:p>5.45448</text:p>
          </table:table-cell>
          <table:table-cell office:value-type="float" office:value="18.1576" calcext:value-type="float">
            <text:p>18.1576</text:p>
          </table:table-cell>
          <table:table-cell office:value-type="float" office:value="3.56358" calcext:value-type="float">
            <text:p>3.56358</text:p>
          </table:table-cell>
          <table:table-cell office:value-type="float" office:value="1.94074" calcext:value-type="float">
            <text:p>1.94074</text:p>
          </table:table-cell>
          <table:table-cell office:value-type="float" office:value="0.179634" calcext:value-type="float">
            <text:p>0.179634</text:p>
          </table:table-cell>
          <table:table-cell office:value-type="float" office:value="19.3845" calcext:value-type="float">
            <text:p>19.3845</text:p>
          </table:table-cell>
          <table:table-cell office:value-type="float" office:value="7.27727" calcext:value-type="float">
            <text:p>7.27727</text:p>
          </table:table-cell>
          <table:table-cell office:value-type="float" office:value="1.58419" calcext:value-type="float">
            <text:p>1.58419</text:p>
          </table:table-cell>
          <table:table-cell office:value-type="float" office:value="6.37608" calcext:value-type="float">
            <text:p>6.37608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0.486054" calcext:value-type="float">
            <text:p>0.486054</text:p>
          </table:table-cell>
          <table:table-cell office:value-type="float" office:value="0.0516004" calcext:value-type="float">
            <text:p>0.0516004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78.826" calcext:value-type="float">
            <text:p>478.826</text:p>
          </table:table-cell>
          <table:table-cell office:value-type="float" office:value="83.7784" calcext:value-type="float">
            <text:p>83.7784</text:p>
          </table:table-cell>
          <table:table-cell office:value-type="float" office:value="88.6668" calcext:value-type="float">
            <text:p>88.6668</text:p>
          </table:table-cell>
          <table:table-cell office:value-type="float" office:value="29.2894" calcext:value-type="float">
            <text:p>29.2894</text:p>
          </table:table-cell>
          <table:table-cell office:value-type="float" office:value="6.11355" calcext:value-type="float">
            <text:p>6.11355</text:p>
          </table:table-cell>
          <table:table-cell office:value-type="float" office:value="23.4205" calcext:value-type="float">
            <text:p>23.4205</text:p>
          </table:table-cell>
          <table:table-cell office:value-type="float" office:value="3.37404" calcext:value-type="float">
            <text:p>3.37404</text:p>
          </table:table-cell>
          <table:table-cell office:value-type="float" office:value="1.47538" calcext:value-type="float">
            <text:p>1.47538</text:p>
          </table:table-cell>
          <table:table-cell office:value-type="float" office:value="0.0152064" calcext:value-type="float">
            <text:p>0.0152064</text:p>
          </table:table-cell>
          <table:table-cell office:value-type="float" office:value="25.2098" calcext:value-type="float">
            <text:p>25.2098</text:p>
          </table:table-cell>
          <table:table-cell office:value-type="float" office:value="8.91344" calcext:value-type="float">
            <text:p>8.91344</text:p>
          </table:table-cell>
          <table:table-cell office:value-type="float" office:value="1.03981" calcext:value-type="float">
            <text:p>1.03981</text:p>
          </table:table-cell>
          <table:table-cell office:value-type="float" office:value="7.0027" calcext:value-type="float">
            <text:p>7.0027</text:p>
          </table:table-cell>
          <table:table-cell office:value-type="float" office:value="0.558706" calcext:value-type="float">
            <text:p>0.558706</text:p>
          </table:table-cell>
          <table:table-cell office:value-type="float" office:value="0.118359" calcext:value-type="float">
            <text:p>0.118359</text:p>
          </table:table-cell>
          <table:table-cell office:value-type="float" office:value="0.0014279" calcext:value-type="float">
            <text:p>0.0014279</text:p>
          </table:table-cell>
          <table:table-cell office:value-type="float" office:value="240.875" calcext:value-type="float">
            <text:p>240.875</text:p>
          </table:table-cell>
          <table:table-cell office:value-type="float" office:value="42.352" calcext:value-type="float">
            <text:p>42.352</text:p>
          </table:table-cell>
          <table:table-cell office:value-type="float" office:value="45.6524" calcext:value-type="float">
            <text:p>45.6524</text:p>
          </table:table-cell>
          <table:table-cell office:value-type="float" office:value="16.2191" calcext:value-type="float">
            <text:p>16.2191</text:p>
          </table:table-cell>
          <table:table-cell office:value-type="float" office:value="4.56713" calcext:value-type="float">
            <text:p>4.56713</text:p>
          </table:table-cell>
          <table:table-cell office:value-type="float" office:value="13.527" calcext:value-type="float">
            <text:p>13.527</text:p>
          </table:table-cell>
          <table:table-cell office:value-type="float" office:value="3.1638" calcext:value-type="float">
            <text:p>3.1638</text:p>
          </table:table-cell>
          <table:table-cell office:value-type="float" office:value="1.84563" calcext:value-type="float">
            <text:p>1.84563</text:p>
          </table:table-cell>
          <table:table-cell office:value-type="float" office:value="0.17952" calcext:value-type="float">
            <text:p>0.17952</text:p>
          </table:table-cell>
          <table:table-cell office:value-type="float" office:value="12.9787" calcext:value-type="float">
            <text:p>12.9787</text:p>
          </table:table-cell>
          <table:table-cell office:value-type="float" office:value="5.52572" calcext:value-type="float">
            <text:p>5.52572</text:p>
          </table:table-cell>
          <table:table-cell office:value-type="float" office:value="1.51109" calcext:value-type="float">
            <text:p>1.51109</text:p>
          </table:table-cell>
          <table:table-cell office:value-type="float" office:value="5.00515" calcext:value-type="float">
            <text:p>5.00515</text:p>
          </table:table-cell>
          <table:table-cell office:value-type="float" office:value="1.12546" calcext:value-type="float">
            <text:p>1.12546</text:p>
          </table:table-cell>
          <table:table-cell office:value-type="float" office:value="0.483867" calcext:value-type="float">
            <text:p>0.483867</text:p>
          </table:table-cell>
          <table:table-cell office:value-type="float" office:value="0.0515979" calcext:value-type="float">
            <text:p>0.0515979</text:p>
          </table:table-cell>
          <table:table-cell office:value-type="float" office:value="31" calcext:value-type="float">
            <text:p>31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" calcext:value-type="float">
            <text:p>0</text:p>
          </table:table-cell>
          <table:table-cell office:value-type="float" office:value="0.0950529" calcext:value-type="float">
            <text:p>0.0950529</text:p>
          </table:table-cell>
          <table:table-cell office:value-type="float" office:value="7.18878" calcext:value-type="float">
            <text:p>7.18878</text:p>
          </table:table-cell>
          <table:table-cell table:number-columns-repeated="7"/>
          <table:table-cell office:value-type="date" office:date-value="2020-03-13" calcext:value-type="date">
            <text:p>13/03/20</text:p>
          </table:table-cell>
          <table:table-cell table:formula="of:=[.BP16]-[.BP15]" office:value-type="float" office:value="12" calcext:value-type="float">
            <text:p>12</text:p>
          </table:table-cell>
          <table:table-cell table:formula="of:=[.R17]-[.BP15]" office:value-type="float" office:value="55.596" calcext:value-type="float">
            <text:p>55.596</text:p>
          </table:table-cell>
          <table:table-cell table:formula="of:=[.CD16]-[.CC16]" office:value-type="float" office:value="43.596" calcext:value-type="float">
            <text:p>43.596</text:p>
          </table:table-cell>
          <table:table-cell table:formula="of:=[.CE16]/SQRT([.AL16])" office:value-type="float" office:value="4.62984153166953" calcext:value-type="float">
            <text:p>4.62984153166953</text:p>
          </table:table-cell>
        </table:table-row>
        <table:table-row table:style-name="ro1">
          <table:table-cell office:value-type="string" calcext:value-type="string">
            <text:p>09/03/2020</text:p>
          </table:table-cell>
          <table:table-cell office:value-type="float" office:value="681.757" calcext:value-type="float">
            <text:p>681.757</text:p>
          </table:table-cell>
          <table:table-cell office:value-type="float" office:value="128.927" calcext:value-type="float">
            <text:p>128.927</text:p>
          </table:table-cell>
          <table:table-cell office:value-type="float" office:value="128.166" calcext:value-type="float">
            <text:p>128.166</text:p>
          </table:table-cell>
          <table:table-cell office:value-type="float" office:value="42.7522" calcext:value-type="float">
            <text:p>42.7522</text:p>
          </table:table-cell>
          <table:table-cell office:value-type="float" office:value="9.10911" calcext:value-type="float">
            <text:p>9.10911</text:p>
          </table:table-cell>
          <table:table-cell office:value-type="float" office:value="33.9225" calcext:value-type="float">
            <text:p>33.9225</text:p>
          </table:table-cell>
          <table:table-cell office:value-type="float" office:value="4.94289" calcext:value-type="float">
            <text:p>4.94289</text:p>
          </table:table-cell>
          <table:table-cell office:value-type="float" office:value="2.21714" calcext:value-type="float">
            <text:p>2.21714</text:p>
          </table:table-cell>
          <table:table-cell office:value-type="float" office:value="0.0232351" calcext:value-type="float">
            <text:p>0.0232351</text:p>
          </table:table-cell>
          <table:table-cell office:value-type="float" office:value="43.0564" calcext:value-type="float">
            <text:p>43.0564</text:p>
          </table:table-cell>
          <table:table-cell office:value-type="float" office:value="16.1511" calcext:value-type="float">
            <text:p>16.1511</text:p>
          </table:table-cell>
          <table:table-cell office:value-type="float" office:value="2.0113" calcext:value-type="float">
            <text:p>2.0113</text:p>
          </table:table-cell>
          <table:table-cell office:value-type="float" office:value="12.063" calcext:value-type="float">
            <text:p>12.063</text:p>
          </table:table-cell>
          <table:table-cell office:value-type="float" office:value="1.06831" calcext:value-type="float">
            <text:p>1.06831</text:p>
          </table:table-cell>
          <table:table-cell office:value-type="float" office:value="0.243155" calcext:value-type="float">
            <text:p>0.243155</text:p>
          </table:table-cell>
          <table:table-cell office:value-type="float" office:value="0.00279344" calcext:value-type="float">
            <text:p>0.00279344</text:p>
          </table:table-cell>
          <table:table-cell office:value-type="float" office:value="74.596" calcext:value-type="float">
            <text:p>74.596</text:p>
          </table:table-cell>
          <table:table-cell office:value-type="float" office:value="343.48" calcext:value-type="float">
            <text:p>343.48</text:p>
          </table:table-cell>
          <table:table-cell office:value-type="float" office:value="64.41" calcext:value-type="float">
            <text:p>64.41</text:p>
          </table:table-cell>
          <table:table-cell office:value-type="float" office:value="65.144" calcext:value-type="float">
            <text:p>65.144</text:p>
          </table:table-cell>
          <table:table-cell office:value-type="float" office:value="22.5816" calcext:value-type="float">
            <text:p>22.5816</text:p>
          </table:table-cell>
          <table:table-cell office:value-type="float" office:value="5.8204" calcext:value-type="float">
            <text:p>5.8204</text:p>
          </table:table-cell>
          <table:table-cell office:value-type="float" office:value="18.3282" calcext:value-type="float">
            <text:p>18.3282</text:p>
          </table:table-cell>
          <table:table-cell office:value-type="float" office:value="3.77192" calcext:value-type="float">
            <text:p>3.77192</text:p>
          </table:table-cell>
          <table:table-cell office:value-type="float" office:value="2.18348" calcext:value-type="float">
            <text:p>2.18348</text:p>
          </table:table-cell>
          <table:table-cell office:value-type="float" office:value="0.200833" calcext:value-type="float">
            <text:p>0.200833</text:p>
          </table:table-cell>
          <table:table-cell office:value-type="float" office:value="21.3694" calcext:value-type="float">
            <text:p>21.3694</text:p>
          </table:table-cell>
          <table:table-cell office:value-type="float" office:value="8.43238" calcext:value-type="float">
            <text:p>8.43238</text:p>
          </table:table-cell>
          <table:table-cell office:value-type="float" office:value="1.92499" calcext:value-type="float">
            <text:p>1.92499</text:p>
          </table:table-cell>
          <table:table-cell office:value-type="float" office:value="7.11928" calcext:value-type="float">
            <text:p>7.11928</text:p>
          </table:table-cell>
          <table:table-cell office:value-type="float" office:value="1.38233" calcext:value-type="float">
            <text:p>1.38233</text:p>
          </table:table-cell>
          <table:table-cell office:value-type="float" office:value="0.619852" calcext:value-type="float">
            <text:p>0.619852</text:p>
          </table:table-cell>
          <table:table-cell office:value-type="float" office:value="0.0634994" calcext:value-type="float">
            <text:p>0.0634994</text:p>
          </table:table-cell>
          <table:table-cell office:value-type="float" office:value="42.6172" calcext:value-type="float">
            <text:p>42.6172</text:p>
          </table:table-cell>
          <table:table-cell office:value-type="float" office:value="410.936" calcext:value-type="float">
            <text:p>410.936</text:p>
          </table:table-cell>
          <table:table-cell office:value-type="float" office:value="78.1495" calcext:value-type="float">
            <text:p>78.1495</text:p>
          </table:table-cell>
          <table:table-cell office:value-type="float" office:value="77.409" calcext:value-type="float">
            <text:p>77.409</text:p>
          </table:table-cell>
          <table:table-cell office:value-type="float" office:value="25.8862" calcext:value-type="float">
            <text:p>25.8862</text:p>
          </table:table-cell>
          <table:table-cell office:value-type="float" office:value="5.63854" calcext:value-type="float">
            <text:p>5.63854</text:p>
          </table:table-cell>
          <table:table-cell office:value-type="float" office:value="20.4943" calcext:value-type="float">
            <text:p>20.4943</text:p>
          </table:table-cell>
          <table:table-cell office:value-type="float" office:value="3.07059" calcext:value-type="float">
            <text:p>3.07059</text:p>
          </table:table-cell>
          <table:table-cell office:value-type="float" office:value="1.49175" calcext:value-type="float">
            <text:p>1.49175</text:p>
          </table:table-cell>
          <table:table-cell office:value-type="float" office:value="0.0154382" calcext:value-type="float">
            <text:p>0.0154382</text:p>
          </table:table-cell>
          <table:table-cell office:value-type="float" office:value="25.6013" calcext:value-type="float">
            <text:p>25.6013</text:p>
          </table:table-cell>
          <table:table-cell office:value-type="float" office:value="10.0195" calcext:value-type="float">
            <text:p>10.0195</text:p>
          </table:table-cell>
          <table:table-cell office:value-type="float" office:value="1.3483" calcext:value-type="float">
            <text:p>1.3483</text:p>
          </table:table-cell>
          <table:table-cell office:value-type="float" office:value="7.23357" calcext:value-type="float">
            <text:p>7.23357</text:p>
          </table:table-cell>
          <table:table-cell office:value-type="float" office:value="0.681676" calcext:value-type="float">
            <text:p>0.681676</text:p>
          </table:table-cell>
          <table:table-cell office:value-type="float" office:value="0.174673" calcext:value-type="float">
            <text:p>0.174673</text:p>
          </table:table-cell>
          <table:table-cell office:value-type="float" office:value="0.00206418" calcext:value-type="float">
            <text:p>0.00206418</text:p>
          </table:table-cell>
          <table:table-cell office:value-type="float" office:value="218.841" calcext:value-type="float">
            <text:p>218.841</text:p>
          </table:table-cell>
          <table:table-cell office:value-type="float" office:value="41.0456" calcext:value-type="float">
            <text:p>41.0456</text:p>
          </table:table-cell>
          <table:table-cell office:value-type="float" office:value="42.2123" calcext:value-type="float">
            <text:p>42.2123</text:p>
          </table:table-cell>
          <table:table-cell office:value-type="float" office:value="15.4302" calcext:value-type="float">
            <text:p>15.4302</text:p>
          </table:table-cell>
          <table:table-cell office:value-type="float" office:value="4.72937" calcext:value-type="float">
            <text:p>4.72937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3.2981" calcext:value-type="float">
            <text:p>3.2981</text:p>
          </table:table-cell>
          <table:table-cell office:value-type="float" office:value="2.06512" calcext:value-type="float">
            <text:p>2.06512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12.8646" calcext:value-type="float">
            <text:p>12.8646</text:p>
          </table:table-cell>
          <table:table-cell office:value-type="float" office:value="5.93111" calcext:value-type="float">
            <text:p>5.93111</text:p>
          </table:table-cell>
          <table:table-cell office:value-type="float" office:value="1.8126" calcext:value-type="float">
            <text:p>1.8126</text:p>
          </table:table-cell>
          <table:table-cell office:value-type="float" office:value="5.32882" calcext:value-type="float">
            <text:p>5.32882</text:p>
          </table:table-cell>
          <table:table-cell office:value-type="float" office:value="1.32965" calcext:value-type="float">
            <text:p>1.32965</text:p>
          </table:table-cell>
          <table:table-cell office:value-type="float" office:value="0.616227" calcext:value-type="float">
            <text:p>0.616227</text:p>
          </table:table-cell>
          <table:table-cell office:value-type="float" office:value="0.0634954" calcext:value-type="float">
            <text:p>0.0634954</text:p>
          </table:table-cell>
          <table:table-cell office:value-type="float" office:value="31" calcext:value-type="float">
            <text:p>31</text:p>
          </table:table-cell>
          <table:table-cell office:value-type="float" office:value="0.817308" calcext:value-type="float">
            <text:p>0.817308</text:p>
          </table:table-cell>
          <table:table-cell office:value-type="float" office:value="0" calcext:value-type="float">
            <text:p>0</text:p>
          </table:table-cell>
          <table:table-cell office:value-type="float" office:value="0.103544" calcext:value-type="float">
            <text:p>0.103544</text:p>
          </table:table-cell>
          <table:table-cell office:value-type="float" office:value="9.54082" calcext:value-type="float">
            <text:p>9.54082</text:p>
          </table:table-cell>
          <table:table-cell table:number-columns-repeated="7"/>
          <table:table-cell office:value-type="date" office:date-value="2020-03-14" calcext:value-type="date">
            <text:p>14/03/20</text:p>
          </table:table-cell>
          <table:table-cell table:formula="of:=[.BP17]-[.BP16]" office:value-type="float" office:value="0" calcext:value-type="float">
            <text:p>0</text:p>
          </table:table-cell>
          <table:table-cell table:formula="of:=[.R18]-[.BP16]" office:value-type="float" office:value="42.8952" calcext:value-type="float">
            <text:p>42.8952</text:p>
          </table:table-cell>
          <table:table-cell table:formula="of:=[.CD17]-[.CC17]" office:value-type="float" office:value="42.8952" calcext:value-type="float">
            <text:p>42.8952</text:p>
          </table:table-cell>
          <table:table-cell table:formula="of:=[.CE17]/SQRT([.AL17])" office:value-type="float" office:value="4.87543048472107" calcext:value-type="float">
            <text:p>4.87543048472107</text:p>
          </table:table-cell>
        </table:table-row>
        <table:table-row table:style-name="ro1">
          <table:table-cell office:value-type="string" calcext:value-type="string">
            <text:p>10/03/2020</text:p>
          </table:table-cell>
          <table:table-cell office:value-type="float" office:value="578.137" calcext:value-type="float">
            <text:p>578.137</text:p>
          </table:table-cell>
          <table:table-cell office:value-type="float" office:value="116.272" calcext:value-type="float">
            <text:p>116.272</text:p>
          </table:table-cell>
          <table:table-cell office:value-type="float" office:value="110.76" calcext:value-type="float">
            <text:p>110.76</text:p>
          </table:table-cell>
          <table:table-cell office:value-type="float" office:value="37.5067" calcext:value-type="float">
            <text:p>37.5067</text:p>
          </table:table-cell>
          <table:table-cell office:value-type="float" office:value="8.26886" calcext:value-type="float">
            <text:p>8.26886</text:p>
          </table:table-cell>
          <table:table-cell office:value-type="float" office:value="29.4018" calcext:value-type="float">
            <text:p>29.4018</text:p>
          </table:table-cell>
          <table:table-cell office:value-type="float" office:value="4.43279" calcext:value-type="float">
            <text:p>4.43279</text:p>
          </table:table-cell>
          <table:table-cell office:value-type="float" office:value="2.17216" calcext:value-type="float">
            <text:p>2.17216</text:p>
          </table:table-cell>
          <table:table-cell office:value-type="float" office:value="0.0228431" calcext:value-type="float">
            <text:p>0.0228431</text:p>
          </table:table-cell>
          <table:table-cell office:value-type="float" office:value="41.2146" calcext:value-type="float">
            <text:p>41.2146</text:p>
          </table:table-cell>
          <table:table-cell office:value-type="float" office:value="16.9657" calcext:value-type="float">
            <text:p>16.9657</text:p>
          </table:table-cell>
          <table:table-cell office:value-type="float" office:value="2.42725" calcext:value-type="float">
            <text:p>2.42725</text:p>
          </table:table-cell>
          <table:table-cell office:value-type="float" office:value="11.7525" calcext:value-type="float">
            <text:p>11.7525</text:p>
          </table:table-cell>
          <table:table-cell office:value-type="float" office:value="1.19867" calcext:value-type="float">
            <text:p>1.19867</text:p>
          </table:table-cell>
          <table:table-cell office:value-type="float" office:value="0.332642" calcext:value-type="float">
            <text:p>0.332642</text:p>
          </table:table-cell>
          <table:table-cell office:value-type="float" office:value="0.00383485" calcext:value-type="float">
            <text:p>0.00383485</text:p>
          </table:table-cell>
          <table:table-cell office:value-type="float" office:value="73.8952" calcext:value-type="float">
            <text:p>73.8952</text:p>
          </table:table-cell>
          <table:table-cell office:value-type="float" office:value="308.624" calcext:value-type="float">
            <text:p>308.624</text:p>
          </table:table-cell>
          <table:table-cell office:value-type="float" office:value="60.6694" calcext:value-type="float">
            <text:p>60.6694</text:p>
          </table:table-cell>
          <table:table-cell office:value-type="float" office:value="59.6184" calcext:value-type="float">
            <text:p>59.6184</text:p>
          </table:table-cell>
          <table:table-cell office:value-type="float" office:value="21.1372" calcext:value-type="float">
            <text:p>21.1372</text:p>
          </table:table-cell>
          <table:table-cell office:value-type="float" office:value="5.81836" calcext:value-type="float">
            <text:p>5.81836</text:p>
          </table:table-cell>
          <table:table-cell office:value-type="float" office:value="16.964" calcext:value-type="float">
            <text:p>16.964</text:p>
          </table:table-cell>
          <table:table-cell office:value-type="float" office:value="3.79623" calcext:value-type="float">
            <text:p>3.79623</text:p>
          </table:table-cell>
          <table:table-cell office:value-type="float" office:value="2.37918" calcext:value-type="float">
            <text:p>2.37918</text:p>
          </table:table-cell>
          <table:table-cell office:value-type="float" office:value="0.218585" calcext:value-type="float">
            <text:p>0.218585</text:p>
          </table:table-cell>
          <table:table-cell office:value-type="float" office:value="20.5806" calcext:value-type="float">
            <text:p>20.5806</text:p>
          </table:table-cell>
          <table:table-cell office:value-type="float" office:value="8.56148" calcext:value-type="float">
            <text:p>8.56148</text:p>
          </table:table-cell>
          <table:table-cell office:value-type="float" office:value="2.21572" calcext:value-type="float">
            <text:p>2.21572</text:p>
          </table:table-cell>
          <table:table-cell office:value-type="float" office:value="7.16864" calcext:value-type="float">
            <text:p>7.16864</text:p>
          </table:table-cell>
          <table:table-cell office:value-type="float" office:value="1.56639" calcext:value-type="float">
            <text:p>1.56639</text:p>
          </table:table-cell>
          <table:table-cell office:value-type="float" office:value="0.766675" calcext:value-type="float">
            <text:p>0.766675</text:p>
          </table:table-cell>
          <table:table-cell office:value-type="float" office:value="0.0762321" calcext:value-type="float">
            <text:p>0.0762321</text:p>
          </table:table-cell>
          <table:table-cell office:value-type="float" office:value="40.8577" calcext:value-type="float">
            <text:p>40.8577</text:p>
          </table:table-cell>
          <table:table-cell office:value-type="float" office:value="330.668" calcext:value-type="float">
            <text:p>330.668</text:p>
          </table:table-cell>
          <table:table-cell office:value-type="float" office:value="67.26" calcext:value-type="float">
            <text:p>67.26</text:p>
          </table:table-cell>
          <table:table-cell office:value-type="float" office:value="63.5348" calcext:value-type="float">
            <text:p>63.5348</text:p>
          </table:table-cell>
          <table:table-cell office:value-type="float" office:value="21.5132" calcext:value-type="float">
            <text:p>21.5132</text:p>
          </table:table-cell>
          <table:table-cell office:value-type="float" office:value="4.87589" calcext:value-type="float">
            <text:p>4.87589</text:p>
          </table:table-cell>
          <table:table-cell office:value-type="float" office:value="16.8637" calcext:value-type="float">
            <text:p>16.8637</text:p>
          </table:table-cell>
          <table:table-cell office:value-type="float" office:value="2.63911" calcext:value-type="float">
            <text:p>2.63911</text:p>
          </table:table-cell>
          <table:table-cell office:value-type="float" office:value="1.44538" calcext:value-type="float">
            <text:p>1.44538</text:p>
          </table:table-cell>
          <table:table-cell office:value-type="float" office:value="0.0149596" calcext:value-type="float">
            <text:p>0.0149596</text:p>
          </table:table-cell>
          <table:table-cell office:value-type="float" office:value="23.9244" calcext:value-type="float">
            <text:p>23.9244</text:p>
          </table:table-cell>
          <table:table-cell office:value-type="float" office:value="10.6622" calcext:value-type="float">
            <text:p>10.6622</text:p>
          </table:table-cell>
          <table:table-cell office:value-type="float" office:value="1.71578" calcext:value-type="float">
            <text:p>1.71578</text:p>
          </table:table-cell>
          <table:table-cell office:value-type="float" office:value="6.94648" calcext:value-type="float">
            <text:p>6.94648</text:p>
          </table:table-cell>
          <table:table-cell office:value-type="float" office:value="0.794517" calcext:value-type="float">
            <text:p>0.794517</text:p>
          </table:table-cell>
          <table:table-cell office:value-type="float" office:value="0.25692" calcext:value-type="float">
            <text:p>0.25692</text:p>
          </table:table-cell>
          <table:table-cell office:value-type="float" office:value="0.00304051" calcext:value-type="float">
            <text:p>0.00304051</text:p>
          </table:table-cell>
          <table:table-cell office:value-type="float" office:value="199.217" calcext:value-type="float">
            <text:p>199.217</text:p>
          </table:table-cell>
          <table:table-cell office:value-type="float" office:value="38.7479" calcext:value-type="float">
            <text:p>38.7479</text:p>
          </table:table-cell>
          <table:table-cell office:value-type="float" office:value="39.1281" calcext:value-type="float">
            <text:p>39.1281</text:p>
          </table:table-cell>
          <table:table-cell office:value-type="float" office:value="14.6531" calcext:value-type="float">
            <text:p>14.6531</text:p>
          </table:table-cell>
          <table:table-cell office:value-type="float" office:value="4.83826" calcext:value-type="float">
            <text:p>4.83826</text:p>
          </table:table-cell>
          <table:table-cell office:value-type="float" office:value="12.048" calcext:value-type="float">
            <text:p>12.048</text:p>
          </table:table-cell>
          <table:table-cell office:value-type="float" office:value="3.39005" calcext:value-type="float">
            <text:p>3.39005</text:p>
          </table:table-cell>
          <table:table-cell office:value-type="float" office:value="2.27624" calcext:value-type="float">
            <text:p>2.27624</text:p>
          </table:table-cell>
          <table:table-cell office:value-type="float" office:value="0.218456" calcext:value-type="float">
            <text:p>0.218456</text:p>
          </table:table-cell>
          <table:table-cell office:value-type="float" office:value="12.3423" calcext:value-type="float">
            <text:p>12.3423</text:p>
          </table:table-cell>
          <table:table-cell office:value-type="float" office:value="6.1032" calcext:value-type="float">
            <text:p>6.1032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5.51668" calcext:value-type="float">
            <text:p>5.51668</text:p>
          </table:table-cell>
          <table:table-cell office:value-type="float" office:value="1.51835" calcext:value-type="float">
            <text:p>1.51835</text:p>
          </table:table-cell>
          <table:table-cell office:value-type="float" office:value="0.763275" calcext:value-type="float">
            <text:p>0.763275</text:p>
          </table:table-cell>
          <table:table-cell office:value-type="float" office:value="0.0762283" calcext:value-type="float">
            <text:p>0.0762283</text:p>
          </table:table-cell>
          <table:table-cell office:value-type="float" office:value="41" calcext:value-type="float">
            <text:p>41</text:p>
          </table:table-cell>
          <table:table-cell office:value-type="float" office:value="0.78077" calcext:value-type="float">
            <text:p>0.78077</text:p>
          </table:table-cell>
          <table:table-cell office:value-type="float" office:value="0" calcext:value-type="float">
            <text:p>0</text:p>
          </table:table-cell>
          <table:table-cell office:value-type="float" office:value="0.116617" calcext:value-type="float">
            <text:p>0.116617</text:p>
          </table:table-cell>
          <table:table-cell office:value-type="float" office:value="10.3333" calcext:value-type="float">
            <text:p>10.3333</text:p>
          </table:table-cell>
          <table:table-cell table:number-columns-repeated="7"/>
          <table:table-cell office:value-type="date" office:date-value="2020-03-15" calcext:value-type="date">
            <text:p>15/03/20</text:p>
          </table:table-cell>
          <table:table-cell table:formula="of:=[.BP18]-[.BP17]" office:value-type="float" office:value="10" calcext:value-type="float">
            <text:p>10</text:p>
          </table:table-cell>
          <table:table-cell table:formula="of:=[.R19]-[.BP17]" office:value-type="float" office:value="37.7399" calcext:value-type="float">
            <text:p>37.7399</text:p>
          </table:table-cell>
          <table:table-cell table:formula="of:=[.CD18]-[.CC18]" office:value-type="float" office:value="27.7399" calcext:value-type="float">
            <text:p>27.7399</text:p>
          </table:table-cell>
          <table:table-cell table:formula="of:=[.CE18]/SQRT([.AL18])" office:value-type="float" office:value="3.48015877009917" calcext:value-type="float">
            <text:p>3.48015877009917</text:p>
          </table:table-cell>
        </table:table-row>
        <table:table-row table:style-name="ro1">
          <table:table-cell office:value-type="string" calcext:value-type="string">
            <text:p>11/03/2020</text:p>
          </table:table-cell>
          <table:table-cell office:value-type="float" office:value="460.341" calcext:value-type="float">
            <text:p>460.341</text:p>
          </table:table-cell>
          <table:table-cell office:value-type="float" office:value="97.1541" calcext:value-type="float">
            <text:p>97.1541</text:p>
          </table:table-cell>
          <table:table-cell office:value-type="float" office:value="89.9374" calcext:value-type="float">
            <text:p>89.9374</text:p>
          </table:table-cell>
          <table:table-cell office:value-type="float" office:value="30.8116" calcext:value-type="float">
            <text:p>30.8116</text:p>
          </table:table-cell>
          <table:table-cell office:value-type="float" office:value="7.04802" calcext:value-type="float">
            <text:p>7.04802</text:p>
          </table:table-cell>
          <table:table-cell office:value-type="float" office:value="23.9543" calcext:value-type="float">
            <text:p>23.9543</text:p>
          </table:table-cell>
          <table:table-cell office:value-type="float" office:value="3.74987" calcext:value-type="float">
            <text:p>3.74987</text:p>
          </table:table-cell>
          <table:table-cell office:value-type="float" office:value="2.03231" calcext:value-type="float">
            <text:p>2.03231</text:p>
          </table:table-cell>
          <table:table-cell office:value-type="float" office:value="0.0213629" calcext:value-type="float">
            <text:p>0.0213629</text:p>
          </table:table-cell>
          <table:table-cell office:value-type="float" office:value="36.5526" calcext:value-type="float">
            <text:p>36.5526</text:p>
          </table:table-cell>
          <table:table-cell office:value-type="float" office:value="16.9289" calcext:value-type="float">
            <text:p>16.9289</text:p>
          </table:table-cell>
          <table:table-cell office:value-type="float" office:value="2.84343" calcext:value-type="float">
            <text:p>2.84343</text:p>
          </table:table-cell>
          <table:table-cell office:value-type="float" office:value="10.6799" calcext:value-type="float">
            <text:p>10.6799</text:p>
          </table:table-cell>
          <table:table-cell office:value-type="float" office:value="1.2784" calcext:value-type="float">
            <text:p>1.2784</text:p>
          </table:table-cell>
          <table:table-cell office:value-type="float" office:value="0.451376" calcext:value-type="float">
            <text:p>0.451376</text:p>
          </table:table-cell>
          <table:table-cell office:value-type="float" office:value="0.00529378" calcext:value-type="float">
            <text:p>0.00529378</text:p>
          </table:table-cell>
          <table:table-cell office:value-type="float" office:value="68.7399" calcext:value-type="float">
            <text:p>68.7399</text:p>
          </table:table-cell>
          <table:table-cell office:value-type="float" office:value="277.9" calcext:value-type="float">
            <text:p>277.9</text:p>
          </table:table-cell>
          <table:table-cell office:value-type="float" office:value="56.1828" calcext:value-type="float">
            <text:p>56.1828</text:p>
          </table:table-cell>
          <table:table-cell office:value-type="float" office:value="54.6963" calcext:value-type="float">
            <text:p>54.6963</text:p>
          </table:table-cell>
          <table:table-cell office:value-type="float" office:value="19.7078" calcext:value-type="float">
            <text:p>19.7078</text:p>
          </table:table-cell>
          <table:table-cell office:value-type="float" office:value="5.77808" calcext:value-type="float">
            <text:p>5.77808</text:p>
          </table:table-cell>
          <table:table-cell office:value-type="float" office:value="15.6893" calcext:value-type="float">
            <text:p>15.6893</text:p>
          </table:table-cell>
          <table:table-cell office:value-type="float" office:value="3.7883" calcext:value-type="float">
            <text:p>3.7883</text:p>
          </table:table-cell>
          <table:table-cell office:value-type="float" office:value="2.56904" calcext:value-type="float">
            <text:p>2.56904</text:p>
          </table:table-cell>
          <table:table-cell office:value-type="float" office:value="0.232918" calcext:value-type="float">
            <text:p>0.232918</text:p>
          </table:table-cell>
          <table:table-cell office:value-type="float" office:value="19.3295" calcext:value-type="float">
            <text:p>19.3295</text:p>
          </table:table-cell>
          <table:table-cell office:value-type="float" office:value="8.43954" calcext:value-type="float">
            <text:p>8.43954</text:p>
          </table:table-cell>
          <table:table-cell office:value-type="float" office:value="2.47897" calcext:value-type="float">
            <text:p>2.47897</text:p>
          </table:table-cell>
          <table:table-cell office:value-type="float" office:value="7.06132" calcext:value-type="float">
            <text:p>7.06132</text:p>
          </table:table-cell>
          <table:table-cell office:value-type="float" office:value="1.7294" calcext:value-type="float">
            <text:p>1.7294</text:p>
          </table:table-cell>
          <table:table-cell office:value-type="float" office:value="0.927638" calcext:value-type="float">
            <text:p>0.927638</text:p>
          </table:table-cell>
          <table:table-cell office:value-type="float" office:value="0.0898888" calcext:value-type="float">
            <text:p>0.0898888</text:p>
          </table:table-cell>
          <table:table-cell office:value-type="float" office:value="37.9689" calcext:value-type="float">
            <text:p>37.9689</text:p>
          </table:table-cell>
          <table:table-cell office:value-type="float" office:value="306.908" calcext:value-type="float">
            <text:p>306.908</text:p>
          </table:table-cell>
          <table:table-cell office:value-type="float" office:value="65.652" calcext:value-type="float">
            <text:p>65.652</text:p>
          </table:table-cell>
          <table:table-cell office:value-type="float" office:value="60.1001" calcext:value-type="float">
            <text:p>60.1001</text:p>
          </table:table-cell>
          <table:table-cell office:value-type="float" office:value="20.5534" calcext:value-type="float">
            <text:p>20.5534</text:p>
          </table:table-cell>
          <table:table-cell office:value-type="float" office:value="4.80204" calcext:value-type="float">
            <text:p>4.80204</text:p>
          </table:table-cell>
          <table:table-cell office:value-type="float" office:value="16.0046" calcext:value-type="float">
            <text:p>16.0046</text:p>
          </table:table-cell>
          <table:table-cell office:value-type="float" office:value="2.58855" calcext:value-type="float">
            <text:p>2.58855</text:p>
          </table:table-cell>
          <table:table-cell office:value-type="float" office:value="1.54652" calcext:value-type="float">
            <text:p>1.54652</text:p>
          </table:table-cell>
          <table:table-cell office:value-type="float" office:value="0.0160391" calcext:value-type="float">
            <text:p>0.0160391</text:p>
          </table:table-cell>
          <table:table-cell office:value-type="float" office:value="25.2485" calcext:value-type="float">
            <text:p>25.2485</text:p>
          </table:table-cell>
          <table:table-cell office:value-type="float" office:value="12.6931" calcext:value-type="float">
            <text:p>12.6931</text:p>
          </table:table-cell>
          <table:table-cell office:value-type="float" office:value="2.3779" calcext:value-type="float">
            <text:p>2.3779</text:p>
          </table:table-cell>
          <table:table-cell office:value-type="float" office:value="7.53655" calcext:value-type="float">
            <text:p>7.53655</text:p>
          </table:table-cell>
          <table:table-cell office:value-type="float" office:value="1.01381" calcext:value-type="float">
            <text:p>1.01381</text:p>
          </table:table-cell>
          <table:table-cell office:value-type="float" office:value="0.404375" calcext:value-type="float">
            <text:p>0.404375</text:p>
          </table:table-cell>
          <table:table-cell office:value-type="float" office:value="0.00481001" calcext:value-type="float">
            <text:p>0.00481001</text:p>
          </table:table-cell>
          <table:table-cell office:value-type="float" office:value="181.999" calcext:value-type="float">
            <text:p>181.999</text:p>
          </table:table-cell>
          <table:table-cell office:value-type="float" office:value="36.0181" calcext:value-type="float">
            <text:p>36.0181</text:p>
          </table:table-cell>
          <table:table-cell office:value-type="float" office:value="36.384" calcext:value-type="float">
            <text:p>36.384</text:p>
          </table:table-cell>
          <table:table-cell office:value-type="float" office:value="13.8292" calcext:value-type="float">
            <text:p>13.8292</text:p>
          </table:table-cell>
          <table:table-cell office:value-type="float" office:value="4.89241" calcext:value-type="float">
            <text:p>4.89241</text:p>
          </table:table-cell>
          <table:table-cell office:value-type="float" office:value="11.3029" calcext:value-type="float">
            <text:p>11.3029</text:p>
          </table:table-cell>
          <table:table-cell office:value-type="float" office:value="3.43868" calcext:value-type="float">
            <text:p>3.43868</text:p>
          </table:table-cell>
          <table:table-cell office:value-type="float" office:value="2.4815" calcext:value-type="float">
            <text:p>2.4815</text:p>
          </table:table-cell>
          <table:table-cell office:value-type="float" office:value="0.232804" calcext:value-type="float">
            <text:p>0.232804</text:p>
          </table:table-cell>
          <table:table-cell office:value-type="float" office:value="11.586" calcext:value-type="float">
            <text:p>11.586</text:p>
          </table:table-cell>
          <table:table-cell office:value-type="float" office:value="6.13286" calcext:value-type="float">
            <text:p>6.13286</text:p>
          </table:table-cell>
          <table:table-cell office:value-type="float" office:value="2.39567" calcext:value-type="float">
            <text:p>2.39567</text:p>
          </table:table-cell>
          <table:table-cell office:value-type="float" office:value="5.59923" calcext:value-type="float">
            <text:p>5.59923</text:p>
          </table:table-cell>
          <table:table-cell office:value-type="float" office:value="1.69106" calcext:value-type="float">
            <text:p>1.69106</text:p>
          </table:table-cell>
          <table:table-cell office:value-type="float" office:value="0.925405" calcext:value-type="float">
            <text:p>0.925405</text:p>
          </table:table-cell>
          <table:table-cell office:value-type="float" office:value="0.0898863" calcext:value-type="float">
            <text:p>0.0898863</text:p>
          </table:table-cell>
          <table:table-cell office:value-type="float" office:value="91" calcext:value-type="float">
            <text:p>91</text:p>
          </table:table-cell>
          <table:table-cell office:value-type="float" office:value="0.744231" calcext:value-type="float">
            <text:p>0.744231</text:p>
          </table:table-cell>
          <table:table-cell office:value-type="float" office:value="0" calcext:value-type="float">
            <text:p>0</text:p>
          </table:table-cell>
          <table:table-cell office:value-type="float" office:value="0.12001" calcext:value-type="float">
            <text:p>0.12001</text:p>
          </table:table-cell>
          <table:table-cell office:value-type="float" office:value="5.84682" calcext:value-type="float">
            <text:p>5.84682</text:p>
          </table:table-cell>
          <table:table-cell table:number-columns-repeated="7"/>
          <table:table-cell office:value-type="date" office:date-value="2020-03-16" calcext:value-type="date">
            <text:p>16/03/20</text:p>
          </table:table-cell>
          <table:table-cell table:formula="of:=[.BP19]-[.BP18]" office:value-type="float" office:value="50" calcext:value-type="float">
            <text:p>50</text:p>
          </table:table-cell>
          <table:table-cell table:formula="of:=[.R20]-[.BP18]" office:value-type="float" office:value="32.0637" calcext:value-type="float">
            <text:p>32.0637</text:p>
          </table:table-cell>
          <table:table-cell table:formula="of:=[.CD19]-[.CC19]" office:value-type="float" office:value="-17.9363" calcext:value-type="float">
            <text:p>-17.9363</text:p>
          </table:table-cell>
          <table:table-cell table:formula="of:=[.CE19]/SQRT([.AL19])" office:value-type="float" office:value="-2.31363721832271" calcext:value-type="float">
            <text:p>-2.31363721832271</text:p>
          </table:table-cell>
        </table:table-row>
        <table:table-row table:style-name="ro1">
          <table:table-cell office:value-type="string" calcext:value-type="string">
            <text:p>12/03/2020</text:p>
          </table:table-cell>
          <table:table-cell office:value-type="float" office:value="422.125" calcext:value-type="float">
            <text:p>422.125</text:p>
          </table:table-cell>
          <table:table-cell office:value-type="float" office:value="92.8631" calcext:value-type="float">
            <text:p>92.8631</text:p>
          </table:table-cell>
          <table:table-cell office:value-type="float" office:value="84.2041" calcext:value-type="float">
            <text:p>84.2041</text:p>
          </table:table-cell>
          <table:table-cell office:value-type="float" office:value="29.0355" calcext:value-type="float">
            <text:p>29.0355</text:p>
          </table:table-cell>
          <table:table-cell office:value-type="float" office:value="6.86678" calcext:value-type="float">
            <text:p>6.86678</text:p>
          </table:table-cell>
          <table:table-cell office:value-type="float" office:value="22.5106" calcext:value-type="float">
            <text:p>22.5106</text:p>
          </table:table-cell>
          <table:table-cell office:value-type="float" office:value="3.63517" calcext:value-type="float">
            <text:p>3.63517</text:p>
          </table:table-cell>
          <table:table-cell office:value-type="float" office:value="2.12361" calcext:value-type="float">
            <text:p>2.12361</text:p>
          </table:table-cell>
          <table:table-cell office:value-type="float" office:value="0.0223455" calcext:value-type="float">
            <text:p>0.0223455</text:p>
          </table:table-cell>
          <table:table-cell office:value-type="float" office:value="36.9207" calcext:value-type="float">
            <text:p>36.9207</text:p>
          </table:table-cell>
          <table:table-cell office:value-type="float" office:value="19.1835" calcext:value-type="float">
            <text:p>19.1835</text:p>
          </table:table-cell>
          <table:table-cell office:value-type="float" office:value="3.69589" calcext:value-type="float">
            <text:p>3.69589</text:p>
          </table:table-cell>
          <table:table-cell office:value-type="float" office:value="11.0646" calcext:value-type="float">
            <text:p>11.0646</text:p>
          </table:table-cell>
          <table:table-cell office:value-type="float" office:value="1.52513" calcext:value-type="float">
            <text:p>1.52513</text:p>
          </table:table-cell>
          <table:table-cell office:value-type="float" office:value="0.66601" calcext:value-type="float">
            <text:p>0.66601</text:p>
          </table:table-cell>
          <table:table-cell office:value-type="float" office:value="0.00793281" calcext:value-type="float">
            <text:p>0.00793281</text:p>
          </table:table-cell>
          <table:table-cell office:value-type="float" office:value="73.0637" calcext:value-type="float">
            <text:p>73.0637</text:p>
          </table:table-cell>
          <table:table-cell office:value-type="float" office:value="250.953" calcext:value-type="float">
            <text:p>250.953</text:p>
          </table:table-cell>
          <table:table-cell office:value-type="float" office:value="51.8099" calcext:value-type="float">
            <text:p>51.8099</text:p>
          </table:table-cell>
          <table:table-cell office:value-type="float" office:value="50.4482" calcext:value-type="float">
            <text:p>50.4482</text:p>
          </table:table-cell>
          <table:table-cell office:value-type="float" office:value="18.3593" calcext:value-type="float">
            <text:p>18.3593</text:p>
          </table:table-cell>
          <table:table-cell office:value-type="float" office:value="5.73745" calcext:value-type="float">
            <text:p>5.73745</text:p>
          </table:table-cell>
          <table:table-cell office:value-type="float" office:value="14.5836" calcext:value-type="float">
            <text:p>14.5836</text:p>
          </table:table-cell>
          <table:table-cell office:value-type="float" office:value="3.78413" calcext:value-type="float">
            <text:p>3.78413</text:p>
          </table:table-cell>
          <table:table-cell office:value-type="float" office:value="2.77341" calcext:value-type="float">
            <text:p>2.77341</text:p>
          </table:table-cell>
          <table:table-cell office:value-type="float" office:value="0.246291" calcext:value-type="float">
            <text:p>0.246291</text:p>
          </table:table-cell>
          <table:table-cell office:value-type="float" office:value="18.0195" calcext:value-type="float">
            <text:p>18.0195</text:p>
          </table:table-cell>
          <table:table-cell office:value-type="float" office:value="8.26986" calcext:value-type="float">
            <text:p>8.26986</text:p>
          </table:table-cell>
          <table:table-cell office:value-type="float" office:value="2.75762" calcext:value-type="float">
            <text:p>2.75762</text:p>
          </table:table-cell>
          <table:table-cell office:value-type="float" office:value="6.92715" calcext:value-type="float">
            <text:p>6.92715</text:p>
          </table:table-cell>
          <table:table-cell office:value-type="float" office:value="1.90347" calcext:value-type="float">
            <text:p>1.90347</text:p>
          </table:table-cell>
          <table:table-cell office:value-type="float" office:value="1.11396" calcext:value-type="float">
            <text:p>1.11396</text:p>
          </table:table-cell>
          <table:table-cell office:value-type="float" office:value="0.10596" calcext:value-type="float">
            <text:p>0.10596</text:p>
          </table:table-cell>
          <table:table-cell office:value-type="float" office:value="35.6408" calcext:value-type="float">
            <text:p>35.6408</text:p>
          </table:table-cell>
          <table:table-cell office:value-type="float" office:value="514.155" calcext:value-type="float">
            <text:p>514.155</text:p>
          </table:table-cell>
          <table:table-cell office:value-type="float" office:value="112.248" calcext:value-type="float">
            <text:p>112.248</text:p>
          </table:table-cell>
          <table:table-cell office:value-type="float" office:value="102.457" calcext:value-type="float">
            <text:p>102.457</text:p>
          </table:table-cell>
          <table:table-cell office:value-type="float" office:value="35.3684" calcext:value-type="float">
            <text:p>35.3684</text:p>
          </table:table-cell>
          <table:table-cell office:value-type="float" office:value="8.30138" calcext:value-type="float">
            <text:p>8.30138</text:p>
          </table:table-cell>
          <table:table-cell office:value-type="float" office:value="27.3896" calcext:value-type="float">
            <text:p>27.3896</text:p>
          </table:table-cell>
          <table:table-cell office:value-type="float" office:value="4.36069" calcext:value-type="float">
            <text:p>4.36069</text:p>
          </table:table-cell>
          <table:table-cell office:value-type="float" office:value="2.43284" calcext:value-type="float">
            <text:p>2.43284</text:p>
          </table:table-cell>
          <table:table-cell office:value-type="float" office:value="0.0257751" calcext:value-type="float">
            <text:p>0.0257751</text:p>
          </table:table-cell>
          <table:table-cell office:value-type="float" office:value="43.9737" calcext:value-type="float">
            <text:p>43.9737</text:p>
          </table:table-cell>
          <table:table-cell office:value-type="float" office:value="21.8747" calcext:value-type="float">
            <text:p>21.8747</text:p>
          </table:table-cell>
          <table:table-cell office:value-type="float" office:value="3.95808" calcext:value-type="float">
            <text:p>3.95808</text:p>
          </table:table-cell>
          <table:table-cell office:value-type="float" office:value="13.0156" calcext:value-type="float">
            <text:p>13.0156</text:p>
          </table:table-cell>
          <table:table-cell office:value-type="float" office:value="1.6801" calcext:value-type="float">
            <text:p>1.6801</text:p>
          </table:table-cell>
          <table:table-cell office:value-type="float" office:value="0.685453" calcext:value-type="float">
            <text:p>0.685453</text:p>
          </table:table-cell>
          <table:table-cell office:value-type="float" office:value="0.00811553" calcext:value-type="float">
            <text:p>0.00811553</text:p>
          </table:table-cell>
          <table:table-cell office:value-type="float" office:value="171.859" calcext:value-type="float">
            <text:p>171.859</text:p>
          </table:table-cell>
          <table:table-cell office:value-type="float" office:value="34.6483" calcext:value-type="float">
            <text:p>34.6483</text:p>
          </table:table-cell>
          <table:table-cell office:value-type="float" office:value="35.0647" calcext:value-type="float">
            <text:p>35.0647</text:p>
          </table:table-cell>
          <table:table-cell office:value-type="float" office:value="13.3682" calcext:value-type="float">
            <text:p>13.3682</text:p>
          </table:table-cell>
          <table:table-cell office:value-type="float" office:value="4.97916" calcext:value-type="float">
            <text:p>4.97916</text:p>
          </table:table-cell>
          <table:table-cell office:value-type="float" office:value="10.8945" calcext:value-type="float">
            <text:p>10.8945</text:p>
          </table:table-cell>
          <table:table-cell office:value-type="float" office:value="3.49875" calcext:value-type="float">
            <text:p>3.49875</text:p>
          </table:table-cell>
          <table:table-cell office:value-type="float" office:value="2.70448" calcext:value-type="float">
            <text:p>2.70448</text:p>
          </table:table-cell>
          <table:table-cell office:value-type="float" office:value="0.246196" calcext:value-type="float">
            <text:p>0.246196</text:p>
          </table:table-cell>
          <table:table-cell office:value-type="float" office:value="11.3263" calcext:value-type="float">
            <text:p>11.3263</text:p>
          </table:table-cell>
          <table:table-cell office:value-type="float" office:value="6.30822" calcext:value-type="float">
            <text:p>6.30822</text:p>
          </table:table-cell>
          <table:table-cell office:value-type="float" office:value="2.70796" calcext:value-type="float">
            <text:p>2.70796</text:p>
          </table:table-cell>
          <table:table-cell office:value-type="float" office:value="5.74077" calcext:value-type="float">
            <text:p>5.74077</text:p>
          </table:table-cell>
          <table:table-cell office:value-type="float" office:value="1.87839" calcext:value-type="float">
            <text:p>1.87839</text:p>
          </table:table-cell>
          <table:table-cell office:value-type="float" office:value="1.11329" calcext:value-type="float">
            <text:p>1.11329</text:p>
          </table:table-cell>
          <table:table-cell office:value-type="float" office:value="0.10596" calcext:value-type="float">
            <text:p>0.10596</text:p>
          </table:table-cell>
          <table:table-cell office:value-type="float" office:value="94" calcext:value-type="float">
            <text:p>94</text:p>
          </table:table-cell>
          <table:table-cell office:value-type="float" office:value="0.689189" calcext:value-type="float">
            <text:p>0.689189</text:p>
          </table:table-cell>
          <table:table-cell office:value-type="float" office:value="0.061593" calcext:value-type="float">
            <text:p>0.061593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7.46341" calcext:value-type="float">
            <text:p>7.46341</text:p>
          </table:table-cell>
          <table:table-cell table:number-columns-repeated="7"/>
          <table:table-cell office:value-type="date" office:date-value="2020-03-17" calcext:value-type="date">
            <text:p>17/03/20</text:p>
          </table:table-cell>
          <table:table-cell table:formula="of:=[.BP20]-[.BP19]" office:value-type="float" office:value="3" calcext:value-type="float">
            <text:p>3</text:p>
          </table:table-cell>
          <table:table-cell table:formula="of:=[.R21]-[.BP19]" office:value-type="float" office:value="34.976" calcext:value-type="float">
            <text:p>34.976</text:p>
          </table:table-cell>
          <table:table-cell table:formula="of:=[.CD20]-[.CC20]" office:value-type="float" office:value="31.976" calcext:value-type="float">
            <text:p>31.976</text:p>
          </table:table-cell>
          <table:table-cell table:formula="of:=[.CE20]/SQRT([.AL20])" office:value-type="float" office:value="3.1590268529009" calcext:value-type="float">
            <text:p>3.1590268529009</text:p>
          </table:table-cell>
        </table:table-row>
        <table:table-row table:style-name="ro1">
          <table:table-cell office:value-type="string" calcext:value-type="string">
            <text:p>13/03/2020</text:p>
          </table:table-cell>
          <table:table-cell office:value-type="float" office:value="697.55" calcext:value-type="float">
            <text:p>697.55</text:p>
          </table:table-cell>
          <table:table-cell office:value-type="float" office:value="157.442" calcext:value-type="float">
            <text:p>157.442</text:p>
          </table:table-cell>
          <table:table-cell office:value-type="float" office:value="142.218" calcext:value-type="float">
            <text:p>142.218</text:p>
          </table:table-cell>
          <table:table-cell office:value-type="float" office:value="49.6313" calcext:value-type="float">
            <text:p>49.6313</text:p>
          </table:table-cell>
          <table:table-cell office:value-type="float" office:value="11.8516" calcext:value-type="float">
            <text:p>11.8516</text:p>
          </table:table-cell>
          <table:table-cell office:value-type="float" office:value="38.1689" calcext:value-type="float">
            <text:p>38.1689</text:p>
          </table:table-cell>
          <table:table-cell office:value-type="float" office:value="6.15806" calcext:value-type="float">
            <text:p>6.15806</text:p>
          </table:table-cell>
          <table:table-cell office:value-type="float" office:value="3.42018" calcext:value-type="float">
            <text:p>3.42018</text:p>
          </table:table-cell>
          <table:table-cell office:value-type="float" office:value="0.036677" calcext:value-type="float">
            <text:p>0.036677</text:p>
          </table:table-cell>
          <table:table-cell office:value-type="float" office:value="63.7164" calcext:value-type="float">
            <text:p>63.7164</text:p>
          </table:table-cell>
          <table:table-cell office:value-type="float" office:value="33.2758" calcext:value-type="float">
            <text:p>33.2758</text:p>
          </table:table-cell>
          <table:table-cell office:value-type="float" office:value="6.23965" calcext:value-type="float">
            <text:p>6.23965</text:p>
          </table:table-cell>
          <table:table-cell office:value-type="float" office:value="19.0411" calcext:value-type="float">
            <text:p>19.0411</text:p>
          </table:table-cell>
          <table:table-cell office:value-type="float" office:value="2.56951" calcext:value-type="float">
            <text:p>2.56951</text:p>
          </table:table-cell>
          <table:table-cell office:value-type="float" office:value="1.12029" calcext:value-type="float">
            <text:p>1.12029</text:p>
          </table:table-cell>
          <table:table-cell office:value-type="float" office:value="0.0133135" calcext:value-type="float">
            <text:p>0.0133135</text:p>
          </table:table-cell>
          <table:table-cell office:value-type="float" office:value="125.976" calcext:value-type="float">
            <text:p>125.976</text:p>
          </table:table-cell>
          <table:table-cell office:value-type="float" office:value="234.449" calcext:value-type="float">
            <text:p>234.449</text:p>
          </table:table-cell>
          <table:table-cell office:value-type="float" office:value="49.7934" calcext:value-type="float">
            <text:p>49.7934</text:p>
          </table:table-cell>
          <table:table-cell office:value-type="float" office:value="48.5199" calcext:value-type="float">
            <text:p>48.5199</text:p>
          </table:table-cell>
          <table:table-cell office:value-type="float" office:value="18.007" calcext:value-type="float">
            <text:p>18.007</text:p>
          </table:table-cell>
          <table:table-cell office:value-type="float" office:value="5.92495" calcext:value-type="float">
            <text:p>5.92495</text:p>
          </table:table-cell>
          <table:table-cell office:value-type="float" office:value="14.285" calcext:value-type="float">
            <text:p>14.285</text:p>
          </table:table-cell>
          <table:table-cell office:value-type="float" office:value="3.94365" calcext:value-type="float">
            <text:p>3.94365</text:p>
          </table:table-cell>
          <table:table-cell office:value-type="float" office:value="3.06205" calcext:value-type="float">
            <text:p>3.06205</text:p>
          </table:table-cell>
          <table:table-cell office:value-type="float" office:value="0.267766" calcext:value-type="float">
            <text:p>0.267766</text:p>
          </table:table-cell>
          <table:table-cell office:value-type="float" office:value="17.8766" calcext:value-type="float">
            <text:p>17.8766</text:p>
          </table:table-cell>
          <table:table-cell office:value-type="float" office:value="8.61565" calcext:value-type="float">
            <text:p>8.61565</text:p>
          </table:table-cell>
          <table:table-cell office:value-type="float" office:value="3.18281" calcext:value-type="float">
            <text:p>3.18281</text:p>
          </table:table-cell>
          <table:table-cell office:value-type="float" office:value="7.16765" calcext:value-type="float">
            <text:p>7.16765</text:p>
          </table:table-cell>
          <table:table-cell office:value-type="float" office:value="2.18206" calcext:value-type="float">
            <text:p>2.18206</text:p>
          </table:table-cell>
          <table:table-cell office:value-type="float" office:value="1.35389" calcext:value-type="float">
            <text:p>1.35389</text:p>
          </table:table-cell>
          <table:table-cell office:value-type="float" office:value="0.1283" calcext:value-type="float">
            <text:p>0.1283</text:p>
          </table:table-cell>
          <table:table-cell office:value-type="float" office:value="38.904" calcext:value-type="float">
            <text:p>38.904</text:p>
          </table:table-cell>
          <table:table-cell office:value-type="float" office:value="575.177" calcext:value-type="float">
            <text:p>575.177</text:p>
          </table:table-cell>
          <table:table-cell office:value-type="float" office:value="131.177" calcext:value-type="float">
            <text:p>131.177</text:p>
          </table:table-cell>
          <table:table-cell office:value-type="float" office:value="117.49" calcext:value-type="float">
            <text:p>117.49</text:p>
          </table:table-cell>
          <table:table-cell office:value-type="float" office:value="40.973" calcext:value-type="float">
            <text:p>40.973</text:p>
          </table:table-cell>
          <table:table-cell office:value-type="float" office:value="9.8309" calcext:value-type="float">
            <text:p>9.8309</text:p>
          </table:table-cell>
          <table:table-cell office:value-type="float" office:value="31.5387" calcext:value-type="float">
            <text:p>31.5387</text:p>
          </table:table-cell>
          <table:table-cell office:value-type="float" office:value="5.15201" calcext:value-type="float">
            <text:p>5.15201</text:p>
          </table:table-cell>
          <table:table-cell office:value-type="float" office:value="2.98548" calcext:value-type="float">
            <text:p>2.98548</text:p>
          </table:table-cell>
          <table:table-cell office:value-type="float" office:value="0.0318001" calcext:value-type="float">
            <text:p>0.0318001</text:p>
          </table:table-cell>
          <table:table-cell office:value-type="float" office:value="53.7287" calcext:value-type="float">
            <text:p>53.7287</text:p>
          </table:table-cell>
          <table:table-cell office:value-type="float" office:value="29.4853" calcext:value-type="float">
            <text:p>29.4853</text:p>
          </table:table-cell>
          <table:table-cell office:value-type="float" office:value="5.92811" calcext:value-type="float">
            <text:p>5.92811</text:p>
          </table:table-cell>
          <table:table-cell office:value-type="float" office:value="16.3005" calcext:value-type="float">
            <text:p>16.3005</text:p>
          </table:table-cell>
          <table:table-cell office:value-type="float" office:value="2.37232" calcext:value-type="float">
            <text:p>2.37232</text:p>
          </table:table-cell>
          <table:table-cell office:value-type="float" office:value="1.11631" calcext:value-type="float">
            <text:p>1.11631</text:p>
          </table:table-cell>
          <table:table-cell office:value-type="float" office:value="0.0133407" calcext:value-type="float">
            <text:p>0.0133407</text:p>
          </table:table-cell>
          <table:table-cell office:value-type="float" office:value="181.106" calcext:value-type="float">
            <text:p>181.106</text:p>
          </table:table-cell>
          <table:table-cell office:value-type="float" office:value="38.1873" calcext:value-type="float">
            <text:p>38.1873</text:p>
          </table:table-cell>
          <table:table-cell office:value-type="float" office:value="38.066" calcext:value-type="float">
            <text:p>38.066</text:p>
          </table:table-cell>
          <table:table-cell office:value-type="float" office:value="14.6042" calcext:value-type="float">
            <text:p>14.6042</text:p>
          </table:table-cell>
          <table:table-cell office:value-type="float" office:value="5.3908" calcext:value-type="float">
            <text:p>5.3908</text:p>
          </table:table-cell>
          <table:table-cell office:value-type="float" office:value="11.7894" calcext:value-type="float">
            <text:p>11.7894</text:p>
          </table:table-cell>
          <table:table-cell office:value-type="float" office:value="3.74889" calcext:value-type="float">
            <text:p>3.74889</text:p>
          </table:table-cell>
          <table:table-cell office:value-type="float" office:value="3.01603" calcext:value-type="float">
            <text:p>3.01603</text:p>
          </table:table-cell>
          <table:table-cell office:value-type="float" office:value="0.2677" calcext:value-type="float">
            <text:p>0.2677</text:p>
          </table:table-cell>
          <table:table-cell office:value-type="float" office:value="13.1114" calcext:value-type="float">
            <text:p>13.1114</text:p>
          </table:table-cell>
          <table:table-cell office:value-type="float" office:value="7.27743" calcext:value-type="float">
            <text:p>7.27743</text:p>
          </table:table-cell>
          <table:table-cell office:value-type="float" office:value="3.16016" calcext:value-type="float">
            <text:p>3.16016</text:p>
          </table:table-cell>
          <table:table-cell office:value-type="float" office:value="6.34484" calcext:value-type="float">
            <text:p>6.34484</text:p>
          </table:table-cell>
          <table:table-cell office:value-type="float" office:value="2.16883" calcext:value-type="float">
            <text:p>2.16883</text:p>
          </table:table-cell>
          <table:table-cell office:value-type="float" office:value="1.35388" calcext:value-type="float">
            <text:p>1.35388</text:p>
          </table:table-cell>
          <table:table-cell office:value-type="float" office:value="0.1283" calcext:value-type="float">
            <text:p>0.1283</text:p>
          </table:table-cell>
          <table:table-cell office:value-type="float" office:value="141" calcext:value-type="float">
            <text:p>141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123186" calcext:value-type="float">
            <text:p>0.123186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6.19977" calcext:value-type="float">
            <text:p>6.19977</text:p>
          </table:table-cell>
          <table:table-cell table:number-columns-repeated="7"/>
          <table:table-cell office:value-type="date" office:date-value="2020-03-18" calcext:value-type="date">
            <text:p>18/03/20</text:p>
          </table:table-cell>
          <table:table-cell table:formula="of:=[.BP21]-[.BP20]" office:value-type="float" office:value="47" calcext:value-type="float">
            <text:p>47</text:p>
          </table:table-cell>
          <table:table-cell table:formula="of:=[.R22]-[.BP20]" office:value-type="float" office:value="62.199" calcext:value-type="float">
            <text:p>62.199</text:p>
          </table:table-cell>
          <table:table-cell table:formula="of:=[.CD21]-[.CC21]" office:value-type="float" office:value="15.199" calcext:value-type="float">
            <text:p>15.199</text:p>
          </table:table-cell>
          <table:table-cell table:formula="of:=[.CE21]/SQRT([.AL21])" office:value-type="float" office:value="1.40221485306986" calcext:value-type="float">
            <text:p>1.40221485306986</text:p>
          </table:table-cell>
        </table:table-row>
        <table:table-row table:style-name="ro1">
          <table:table-cell office:value-type="string" calcext:value-type="string">
            <text:p>14/03/2020</text:p>
          </table:table-cell>
          <table:table-cell office:value-type="float" office:value="743.354" calcext:value-type="float">
            <text:p>743.354</text:p>
          </table:table-cell>
          <table:table-cell office:value-type="float" office:value="180.733" calcext:value-type="float">
            <text:p>180.733</text:p>
          </table:table-cell>
          <table:table-cell office:value-type="float" office:value="160.97" calcext:value-type="float">
            <text:p>160.97</text:p>
          </table:table-cell>
          <table:table-cell office:value-type="float" office:value="57.2452" calcext:value-type="float">
            <text:p>57.2452</text:p>
          </table:table-cell>
          <table:table-cell office:value-type="float" office:value="13.9281" calcext:value-type="float">
            <text:p>13.9281</text:p>
          </table:table-cell>
          <table:table-cell office:value-type="float" office:value="43.4114" calcext:value-type="float">
            <text:p>43.4114</text:p>
          </table:table-cell>
          <table:table-cell office:value-type="float" office:value="7.20989" calcext:value-type="float">
            <text:p>7.20989</text:p>
          </table:table-cell>
          <table:table-cell office:value-type="float" office:value="4.15364" calcext:value-type="float">
            <text:p>4.15364</text:p>
          </table:table-cell>
          <table:table-cell office:value-type="float" office:value="0.0447107" calcext:value-type="float">
            <text:p>0.0447107</text:p>
          </table:table-cell>
          <table:table-cell office:value-type="float" office:value="75.9983" calcext:value-type="float">
            <text:p>75.9983</text:p>
          </table:table-cell>
          <table:table-cell office:value-type="float" office:value="42.8075" calcext:value-type="float">
            <text:p>42.8075</text:p>
          </table:table-cell>
          <table:table-cell office:value-type="float" office:value="8.96022" calcext:value-type="float">
            <text:p>8.96022</text:p>
          </table:table-cell>
          <table:table-cell office:value-type="float" office:value="23.1954" calcext:value-type="float">
            <text:p>23.1954</text:p>
          </table:table-cell>
          <table:table-cell office:value-type="float" office:value="3.46207" calcext:value-type="float">
            <text:p>3.46207</text:p>
          </table:table-cell>
          <table:table-cell office:value-type="float" office:value="1.75461" calcext:value-type="float">
            <text:p>1.75461</text:p>
          </table:table-cell>
          <table:table-cell office:value-type="float" office:value="0.0211258" calcext:value-type="float">
            <text:p>0.0211258</text:p>
          </table:table-cell>
          <table:table-cell office:value-type="float" office:value="156.199" calcext:value-type="float">
            <text:p>156.199</text:p>
          </table:table-cell>
          <table:table-cell office:value-type="float" office:value="234.873" calcext:value-type="float">
            <text:p>234.873</text:p>
          </table:table-cell>
          <table:table-cell office:value-type="float" office:value="53.8768" calcext:value-type="float">
            <text:p>53.8768</text:p>
          </table:table-cell>
          <table:table-cell office:value-type="float" office:value="51.6947" calcext:value-type="float">
            <text:p>51.6947</text:p>
          </table:table-cell>
          <table:table-cell office:value-type="float" office:value="19.5039" calcext:value-type="float">
            <text:p>19.5039</text:p>
          </table:table-cell>
          <table:table-cell office:value-type="float" office:value="6.41311" calcext:value-type="float">
            <text:p>6.41311</text:p>
          </table:table-cell>
          <table:table-cell office:value-type="float" office:value="15.2753" calcext:value-type="float">
            <text:p>15.2753</text:p>
          </table:table-cell>
          <table:table-cell office:value-type="float" office:value="4.21952" calcext:value-type="float">
            <text:p>4.21952</text:p>
          </table:table-cell>
          <table:table-cell office:value-type="float" office:value="3.3968" calcext:value-type="float">
            <text:p>3.3968</text:p>
          </table:table-cell>
          <table:table-cell office:value-type="float" office:value="0.291199" calcext:value-type="float">
            <text:p>0.291199</text:p>
          </table:table-cell>
          <table:table-cell office:value-type="float" office:value="20.0506" calcext:value-type="float">
            <text:p>20.0506</text:p>
          </table:table-cell>
          <table:table-cell office:value-type="float" office:value="9.8692" calcext:value-type="float">
            <text:p>9.8692</text:p>
          </table:table-cell>
          <table:table-cell office:value-type="float" office:value="3.67504" calcext:value-type="float">
            <text:p>3.67504</text:p>
          </table:table-cell>
          <table:table-cell office:value-type="float" office:value="7.89513" calcext:value-type="float">
            <text:p>7.89513</text:p>
          </table:table-cell>
          <table:table-cell office:value-type="float" office:value="2.48552" calcext:value-type="float">
            <text:p>2.48552</text:p>
          </table:table-cell>
          <table:table-cell office:value-type="float" office:value="1.63088" calcext:value-type="float">
            <text:p>1.63088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43.1668" calcext:value-type="float">
            <text:p>43.1668</text:p>
          </table:table-cell>
          <table:table-cell office:value-type="float" office:value="688.729" calcext:value-type="float">
            <text:p>688.729</text:p>
          </table:table-cell>
          <table:table-cell office:value-type="float" office:value="168.154" calcext:value-type="float">
            <text:p>168.154</text:p>
          </table:table-cell>
          <table:table-cell office:value-type="float" office:value="149.233" calcext:value-type="float">
            <text:p>149.233</text:p>
          </table:table-cell>
          <table:table-cell office:value-type="float" office:value="53.0652" calcext:value-type="float">
            <text:p>53.0652</text:p>
          </table:table-cell>
          <table:table-cell office:value-type="float" office:value="12.9332" calcext:value-type="float">
            <text:p>12.9332</text:p>
          </table:table-cell>
          <table:table-cell office:value-type="float" office:value="40.2503" calcext:value-type="float">
            <text:p>40.2503</text:p>
          </table:table-cell>
          <table:table-cell office:value-type="float" office:value="6.71787" calcext:value-type="float">
            <text:p>6.71787</text:p>
          </table:table-cell>
          <table:table-cell office:value-type="float" office:value="3.9359" calcext:value-type="float">
            <text:p>3.9359</text:p>
          </table:table-cell>
          <table:table-cell office:value-type="float" office:value="0.0422498" calcext:value-type="float">
            <text:p>0.0422498</text:p>
          </table:table-cell>
          <table:table-cell office:value-type="float" office:value="71.0558" calcext:value-type="float">
            <text:p>71.0558</text:p>
          </table:table-cell>
          <table:table-cell office:value-type="float" office:value="40.8531" calcext:value-type="float">
            <text:p>40.8531</text:p>
          </table:table-cell>
          <table:table-cell office:value-type="float" office:value="8.8018" calcext:value-type="float">
            <text:p>8.8018</text:p>
          </table:table-cell>
          <table:table-cell office:value-type="float" office:value="21.8309" calcext:value-type="float">
            <text:p>21.8309</text:p>
          </table:table-cell>
          <table:table-cell office:value-type="float" office:value="3.36177" calcext:value-type="float">
            <text:p>3.36177</text:p>
          </table:table-cell>
          <table:table-cell office:value-type="float" office:value="1.75958" calcext:value-type="float">
            <text:p>1.75958</text:p>
          </table:table-cell>
          <table:table-cell office:value-type="float" office:value="0.0212298" calcext:value-type="float">
            <text:p>0.0212298</text:p>
          </table:table-cell>
          <table:table-cell office:value-type="float" office:value="176.345" calcext:value-type="float">
            <text:p>176.345</text:p>
          </table:table-cell>
          <table:table-cell office:value-type="float" office:value="40.3307" calcext:value-type="float">
            <text:p>40.3307</text:p>
          </table:table-cell>
          <table:table-cell office:value-type="float" office:value="39.512" calcext:value-type="float">
            <text:p>39.512</text:p>
          </table:table-cell>
          <table:table-cell office:value-type="float" office:value="15.4748" calcext:value-type="float">
            <text:p>15.4748</text:p>
          </table:table-cell>
          <table:table-cell office:value-type="float" office:value="5.75709" calcext:value-type="float">
            <text:p>5.75709</text:p>
          </table:table-cell>
          <table:table-cell office:value-type="float" office:value="12.3586" calcext:value-type="float">
            <text:p>12.3586</text:p>
          </table:table-cell>
          <table:table-cell office:value-type="float" office:value="3.98142" calcext:value-type="float">
            <text:p>3.98142</text:p>
          </table:table-cell>
          <table:table-cell office:value-type="float" office:value="3.34003" calcext:value-type="float">
            <text:p>3.34003</text:p>
          </table:table-cell>
          <table:table-cell office:value-type="float" office:value="0.291115" calcext:value-type="float">
            <text:p>0.291115</text:p>
          </table:table-cell>
          <table:table-cell office:value-type="float" office:value="14.3173" calcext:value-type="float">
            <text:p>14.3173</text:p>
          </table:table-cell>
          <table:table-cell office:value-type="float" office:value="8.16054" calcext:value-type="float">
            <text:p>8.16054</text:p>
          </table:table-cell>
          <table:table-cell office:value-type="float" office:value="3.64739" calcext:value-type="float">
            <text:p>3.64739</text:p>
          </table:table-cell>
          <table:table-cell office:value-type="float" office:value="6.8786" calcext:value-type="float">
            <text:p>6.8786</text:p>
          </table:table-cell>
          <table:table-cell office:value-type="float" office:value="2.46914" calcext:value-type="float">
            <text:p>2.46914</text:p>
          </table:table-cell>
          <table:table-cell office:value-type="float" office:value="1.63082" calcext:value-type="float">
            <text:p>1.63082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189" calcext:value-type="float">
            <text:p>189</text:p>
          </table:table-cell>
          <table:table-cell office:value-type="float" office:value="0.579104" calcext:value-type="float">
            <text:p>0.579104</text:p>
          </table:table-cell>
          <table:table-cell office:value-type="float" office:value="0.184779" calcext:value-type="float">
            <text:p>0.184779</text:p>
          </table:table-cell>
          <table:table-cell office:value-type="float" office:value="0.127286" calcext:value-type="float">
            <text:p>0.127286</text:p>
          </table:table-cell>
          <table:table-cell office:value-type="float" office:value="5.43445" calcext:value-type="float">
            <text:p>5.43445</text:p>
          </table:table-cell>
          <table:table-cell table:number-columns-repeated="7"/>
          <table:table-cell office:value-type="date" office:date-value="2020-03-19" calcext:value-type="date">
            <text:p>19/03/20</text:p>
          </table:table-cell>
          <table:table-cell table:formula="of:=[.BP22]-[.BP21]" office:value-type="float" office:value="48" calcext:value-type="float">
            <text:p>48</text:p>
          </table:table-cell>
          <table:table-cell table:formula="of:=[.R23]-[.BP21]" office:value-type="float" office:value="67.354" calcext:value-type="float">
            <text:p>67.354</text:p>
          </table:table-cell>
          <table:table-cell table:formula="of:=[.CD22]-[.CC22]" office:value-type="float" office:value="19.354" calcext:value-type="float">
            <text:p>19.354</text:p>
          </table:table-cell>
          <table:table-cell table:formula="of:=[.CE22]/SQRT([.AL22])" office:value-type="float" office:value="1.58430320914712" calcext:value-type="float">
            <text:p>1.58430320914712</text:p>
          </table:table-cell>
        </table:table-row>
        <table:table-row table:style-name="ro1">
          <table:table-cell office:value-type="string" calcext:value-type="string">
            <text:p>15/03/2020</text:p>
          </table:table-cell>
          <table:table-cell office:value-type="float" office:value="860.302" calcext:value-type="float">
            <text:p>860.302</text:p>
          </table:table-cell>
          <table:table-cell office:value-type="float" office:value="225.513" calcext:value-type="float">
            <text:p>225.513</text:p>
          </table:table-cell>
          <table:table-cell office:value-type="float" office:value="198.322" calcext:value-type="float">
            <text:p>198.322</text:p>
          </table:table-cell>
          <table:table-cell office:value-type="float" office:value="73.2643" calcext:value-type="float">
            <text:p>73.2643</text:p>
          </table:table-cell>
          <table:table-cell office:value-type="float" office:value="18.2249" calcext:value-type="float">
            <text:p>18.2249</text:p>
          </table:table-cell>
          <table:table-cell office:value-type="float" office:value="53.9529" calcext:value-type="float">
            <text:p>53.9529</text:p>
          </table:table-cell>
          <table:table-cell office:value-type="float" office:value="9.33133" calcext:value-type="float">
            <text:p>9.33133</text:p>
          </table:table-cell>
          <table:table-cell office:value-type="float" office:value="5.46729" calcext:value-type="float">
            <text:p>5.46729</text:p>
          </table:table-cell>
          <table:table-cell office:value-type="float" office:value="0.0592345" calcext:value-type="float">
            <text:p>0.0592345</text:p>
          </table:table-cell>
          <table:table-cell office:value-type="float" office:value="98.9458" calcext:value-type="float">
            <text:p>98.9458</text:p>
          </table:table-cell>
          <table:table-cell office:value-type="float" office:value="58.3461" calcext:value-type="float">
            <text:p>58.3461</text:p>
          </table:table-cell>
          <table:table-cell office:value-type="float" office:value="12.96" calcext:value-type="float">
            <text:p>12.96</text:p>
          </table:table-cell>
          <table:table-cell office:value-type="float" office:value="30.5719" calcext:value-type="float">
            <text:p>30.5719</text:p>
          </table:table-cell>
          <table:table-cell office:value-type="float" office:value="4.80463" calcext:value-type="float">
            <text:p>4.80463</text:p>
          </table:table-cell>
          <table:table-cell office:value-type="float" office:value="2.69284" calcext:value-type="float">
            <text:p>2.69284</text:p>
          </table:table-cell>
          <table:table-cell office:value-type="float" office:value="0.0327888" calcext:value-type="float">
            <text:p>0.0327888</text:p>
          </table:table-cell>
          <table:table-cell office:value-type="float" office:value="208.354" calcext:value-type="float">
            <text:p>208.354</text:p>
          </table:table-cell>
          <table:table-cell office:value-type="float" office:value="221.381" calcext:value-type="float">
            <text:p>221.381</text:p>
          </table:table-cell>
          <table:table-cell office:value-type="float" office:value="55.1268" calcext:value-type="float">
            <text:p>55.1268</text:p>
          </table:table-cell>
          <table:table-cell office:value-type="float" office:value="52.0783" calcext:value-type="float">
            <text:p>52.0783</text:p>
          </table:table-cell>
          <table:table-cell office:value-type="float" office:value="20.4873" calcext:value-type="float">
            <text:p>20.4873</text:p>
          </table:table-cell>
          <table:table-cell office:value-type="float" office:value="6.88395" calcext:value-type="float">
            <text:p>6.88395</text:p>
          </table:table-cell>
          <table:table-cell office:value-type="float" office:value="15.6916" calcext:value-type="float">
            <text:p>15.6916</text:p>
          </table:table-cell>
          <table:table-cell office:value-type="float" office:value="4.5086" calcext:value-type="float">
            <text:p>4.5086</text:p>
          </table:table-cell>
          <table:table-cell office:value-type="float" office:value="3.75906" calcext:value-type="float">
            <text:p>3.75906</text:p>
          </table:table-cell>
          <table:table-cell office:value-type="float" office:value="0.319362" calcext:value-type="float">
            <text:p>0.319362</text:p>
          </table:table-cell>
          <table:table-cell office:value-type="float" office:value="21.5479" calcext:value-type="float">
            <text:p>21.5479</text:p>
          </table:table-cell>
          <table:table-cell office:value-type="float" office:value="11.0726" calcext:value-type="float">
            <text:p>11.0726</text:p>
          </table:table-cell>
          <table:table-cell office:value-type="float" office:value="4.23543" calcext:value-type="float">
            <text:p>4.23543</text:p>
          </table:table-cell>
          <table:table-cell office:value-type="float" office:value="8.5534" calcext:value-type="float">
            <text:p>8.5534</text:p>
          </table:table-cell>
          <table:table-cell office:value-type="float" office:value="2.82341" calcext:value-type="float">
            <text:p>2.82341</text:p>
          </table:table-cell>
          <table:table-cell office:value-type="float" office:value="1.95009" calcext:value-type="float">
            <text:p>1.95009</text:p>
          </table:table-cell>
          <table:table-cell office:value-type="float" office:value="0.189502" calcext:value-type="float">
            <text:p>0.189502</text:p>
          </table:table-cell>
          <table:table-cell office:value-type="float" office:value="47.8747" calcext:value-type="float">
            <text:p>47.8747</text:p>
          </table:table-cell>
          <table:table-cell office:value-type="float" office:value="802.533" calcext:value-type="float">
            <text:p>802.533</text:p>
          </table:table-cell>
          <table:table-cell office:value-type="float" office:value="211.16" calcext:value-type="float">
            <text:p>211.16</text:p>
          </table:table-cell>
          <table:table-cell office:value-type="float" office:value="185.117" calcext:value-type="float">
            <text:p>185.117</text:p>
          </table:table-cell>
          <table:table-cell office:value-type="float" office:value="68.3832" calcext:value-type="float">
            <text:p>68.3832</text:p>
          </table:table-cell>
          <table:table-cell office:value-type="float" office:value="17.0342" calcext:value-type="float">
            <text:p>17.0342</text:p>
          </table:table-cell>
          <table:table-cell office:value-type="float" office:value="50.3655" calcext:value-type="float">
            <text:p>50.3655</text:p>
          </table:table-cell>
          <table:table-cell office:value-type="float" office:value="8.74697" calcext:value-type="float">
            <text:p>8.74697</text:p>
          </table:table-cell>
          <table:table-cell office:value-type="float" office:value="5.20128" calcext:value-type="float">
            <text:p>5.20128</text:p>
          </table:table-cell>
          <table:table-cell office:value-type="float" office:value="0.0562143" calcext:value-type="float">
            <text:p>0.0562143</text:p>
          </table:table-cell>
          <table:table-cell office:value-type="float" office:value="93.0002" calcext:value-type="float">
            <text:p>93.0002</text:p>
          </table:table-cell>
          <table:table-cell office:value-type="float" office:value="55.8814" calcext:value-type="float">
            <text:p>55.8814</text:p>
          </table:table-cell>
          <table:table-cell office:value-type="float" office:value="12.7494" calcext:value-type="float">
            <text:p>12.7494</text:p>
          </table:table-cell>
          <table:table-cell office:value-type="float" office:value="28.9173" calcext:value-type="float">
            <text:p>28.9173</text:p>
          </table:table-cell>
          <table:table-cell office:value-type="float" office:value="4.67731" calcext:value-type="float">
            <text:p>4.67731</text:p>
          </table:table-cell>
          <table:table-cell office:value-type="float" office:value="2.70341" calcext:value-type="float">
            <text:p>2.70341</text:p>
          </table:table-cell>
          <table:table-cell office:value-type="float" office:value="0.0329783" calcext:value-type="float">
            <text:p>0.0329783</text:p>
          </table:table-cell>
          <table:table-cell office:value-type="float" office:value="169.086" calcext:value-type="float">
            <text:p>169.086</text:p>
          </table:table-cell>
          <table:table-cell office:value-type="float" office:value="42.1718" calcext:value-type="float">
            <text:p>42.1718</text:p>
          </table:table-cell>
          <table:table-cell office:value-type="float" office:value="40.5619" calcext:value-type="float">
            <text:p>40.5619</text:p>
          </table:table-cell>
          <table:table-cell office:value-type="float" office:value="16.5514" calcext:value-type="float">
            <text:p>16.5514</text:p>
          </table:table-cell>
          <table:table-cell office:value-type="float" office:value="6.22195" calcext:value-type="float">
            <text:p>6.22195</text:p>
          </table:table-cell>
          <table:table-cell office:value-type="float" office:value="12.9415" calcext:value-type="float">
            <text:p>12.9415</text:p>
          </table:table-cell>
          <table:table-cell office:value-type="float" office:value="4.27061" calcext:value-type="float">
            <text:p>4.27061</text:p>
          </table:table-cell>
          <table:table-cell office:value-type="float" office:value="3.70102" calcext:value-type="float">
            <text:p>3.70102</text:p>
          </table:table-cell>
          <table:table-cell office:value-type="float" office:value="0.319275" calcext:value-type="float">
            <text:p>0.319275</text:p>
          </table:table-cell>
          <table:table-cell office:value-type="float" office:value="15.7482" calcext:value-type="float">
            <text:p>15.7482</text:p>
          </table:table-cell>
          <table:table-cell office:value-type="float" office:value="9.24292" calcext:value-type="float">
            <text:p>9.24292</text:p>
          </table:table-cell>
          <table:table-cell office:value-type="float" office:value="4.20327" calcext:value-type="float">
            <text:p>4.20327</text:p>
          </table:table-cell>
          <table:table-cell office:value-type="float" office:value="7.5106" calcext:value-type="float">
            <text:p>7.5106</text:p>
          </table:table-cell>
          <table:table-cell office:value-type="float" office:value="2.80579" calcext:value-type="float">
            <text:p>2.80579</text:p>
          </table:table-cell>
          <table:table-cell office:value-type="float" office:value="1.94991" calcext:value-type="float">
            <text:p>1.94991</text:p>
          </table:table-cell>
          <table:table-cell office:value-type="float" office:value="0.189502" calcext:value-type="float">
            <text:p>0.189502</text:p>
          </table:table-cell>
          <table:table-cell office:value-type="float" office:value="253" calcext:value-type="float">
            <text:p>253</text:p>
          </table:table-cell>
          <table:table-cell office:value-type="float" office:value="0.524061" calcext:value-type="float">
            <text:p>0.524061</text:p>
          </table:table-cell>
          <table:table-cell office:value-type="float" office:value="0.246372" calcext:value-type="float">
            <text:p>0.246372</text:p>
          </table:table-cell>
          <table:table-cell office:value-type="float" office:value="0.13141" calcext:value-type="float">
            <text:p>0.13141</text:p>
          </table:table-cell>
          <table:table-cell office:value-type="float" office:value="4.99678" calcext:value-type="float">
            <text:p>4.99678</text:p>
          </table:table-cell>
          <table:table-cell table:number-columns-repeated="7"/>
          <table:table-cell office:value-type="date" office:date-value="2020-03-20" calcext:value-type="date">
            <text:p>20/03/20</text:p>
          </table:table-cell>
          <table:table-cell table:formula="of:=[.BP23]-[.BP22]" office:value-type="float" office:value="64" calcext:value-type="float">
            <text:p>64</text:p>
          </table:table-cell>
          <table:table-cell table:formula="of:=[.R24]-[.BP22]" office:value-type="float" office:value="85.282" calcext:value-type="float">
            <text:p>85.282</text:p>
          </table:table-cell>
          <table:table-cell table:formula="of:=[.CD23]-[.CC23]" office:value-type="float" office:value="21.282" calcext:value-type="float">
            <text:p>21.282</text:p>
          </table:table-cell>
          <table:table-cell table:formula="of:=[.CE23]/SQRT([.AL23])" office:value-type="float" office:value="1.56418921492408" calcext:value-type="float">
            <text:p>1.56418921492408</text:p>
          </table:table-cell>
        </table:table-row>
        <table:table-row table:style-name="ro1">
          <table:table-cell office:value-type="string" calcext:value-type="string">
            <text:p>16/03/2020</text:p>
          </table:table-cell>
          <table:table-cell office:value-type="float" office:value="969.244" calcext:value-type="float">
            <text:p>969.244</text:p>
          </table:table-cell>
          <table:table-cell office:value-type="float" office:value="275.277" calcext:value-type="float">
            <text:p>275.277</text:p>
          </table:table-cell>
          <table:table-cell office:value-type="float" office:value="238.409" calcext:value-type="float">
            <text:p>238.409</text:p>
          </table:table-cell>
          <table:table-cell office:value-type="float" office:value="92.5915" calcext:value-type="float">
            <text:p>92.5915</text:p>
          </table:table-cell>
          <table:table-cell office:value-type="float" office:value="23.8266" calcext:value-type="float">
            <text:p>23.8266</text:p>
          </table:table-cell>
          <table:table-cell office:value-type="float" office:value="65.6156" calcext:value-type="float">
            <text:p>65.6156</text:p>
          </table:table-cell>
          <table:table-cell office:value-type="float" office:value="11.9865" calcext:value-type="float">
            <text:p>11.9865</text:p>
          </table:table-cell>
          <table:table-cell office:value-type="float" office:value="7.20916" calcext:value-type="float">
            <text:p>7.20916</text:p>
          </table:table-cell>
          <table:table-cell office:value-type="float" office:value="0.0785847" calcext:value-type="float">
            <text:p>0.0785847</text:p>
          </table:table-cell>
          <table:table-cell office:value-type="float" office:value="126.899" calcext:value-type="float">
            <text:p>126.899</text:p>
          </table:table-cell>
          <table:table-cell office:value-type="float" office:value="78.5909" calcext:value-type="float">
            <text:p>78.5909</text:p>
          </table:table-cell>
          <table:table-cell office:value-type="float" office:value="18.3854" calcext:value-type="float">
            <text:p>18.3854</text:p>
          </table:table-cell>
          <table:table-cell office:value-type="float" office:value="39.751" calcext:value-type="float">
            <text:p>39.751</text:p>
          </table:table-cell>
          <table:table-cell office:value-type="float" office:value="6.56833" calcext:value-type="float">
            <text:p>6.56833</text:p>
          </table:table-cell>
          <table:table-cell office:value-type="float" office:value="4.03793" calcext:value-type="float">
            <text:p>4.03793</text:p>
          </table:table-cell>
          <table:table-cell office:value-type="float" office:value="0.0497217" calcext:value-type="float">
            <text:p>0.0497217</text:p>
          </table:table-cell>
          <table:table-cell office:value-type="float" office:value="274.282" calcext:value-type="float">
            <text:p>274.282</text:p>
          </table:table-cell>
          <table:table-cell office:value-type="float" office:value="205.388" calcext:value-type="float">
            <text:p>205.388</text:p>
          </table:table-cell>
          <table:table-cell office:value-type="float" office:value="55.7641" calcext:value-type="float">
            <text:p>55.7641</text:p>
          </table:table-cell>
          <table:table-cell office:value-type="float" office:value="51.8035" calcext:value-type="float">
            <text:p>51.8035</text:p>
          </table:table-cell>
          <table:table-cell office:value-type="float" office:value="21.5202" calcext:value-type="float">
            <text:p>21.5202</text:p>
          </table:table-cell>
          <table:table-cell office:value-type="float" office:value="7.46213" calcext:value-type="float">
            <text:p>7.46213</text:p>
          </table:table-cell>
          <table:table-cell office:value-type="float" office:value="16.0214" calcext:value-type="float">
            <text:p>16.0214</text:p>
          </table:table-cell>
          <table:table-cell office:value-type="float" office:value="4.8471" calcext:value-type="float">
            <text:p>4.8471</text:p>
          </table:table-cell>
          <table:table-cell office:value-type="float" office:value="4.16264" calcext:value-type="float">
            <text:p>4.16264</text:p>
          </table:table-cell>
          <table:table-cell office:value-type="float" office:value="0.352992" calcext:value-type="float">
            <text:p>0.352992</text:p>
          </table:table-cell>
          <table:table-cell office:value-type="float" office:value="23.0863" calcext:value-type="float">
            <text:p>23.0863</text:p>
          </table:table-cell>
          <table:table-cell office:value-type="float" office:value="12.4799" calcext:value-type="float">
            <text:p>12.4799</text:p>
          </table:table-cell>
          <table:table-cell office:value-type="float" office:value="4.8755" calcext:value-type="float">
            <text:p>4.8755</text:p>
          </table:table-cell>
          <table:table-cell office:value-type="float" office:value="9.28664" calcext:value-type="float">
            <text:p>9.28664</text:p>
          </table:table-cell>
          <table:table-cell office:value-type="float" office:value="3.19838" calcext:value-type="float">
            <text:p>3.19838</text:p>
          </table:table-cell>
          <table:table-cell office:value-type="float" office:value="2.31379" calcext:value-type="float">
            <text:p>2.31379</text:p>
          </table:table-cell>
          <table:table-cell office:value-type="float" office:value="0.229621" calcext:value-type="float">
            <text:p>0.229621</text:p>
          </table:table-cell>
          <table:table-cell office:value-type="float" office:value="53.1128" calcext:value-type="float">
            <text:p>53.1128</text:p>
          </table:table-cell>
          <table:table-cell office:value-type="float" office:value="917.491" calcext:value-type="float">
            <text:p>917.491</text:p>
          </table:table-cell>
          <table:table-cell office:value-type="float" office:value="261.333" calcext:value-type="float">
            <text:p>261.333</text:p>
          </table:table-cell>
          <table:table-cell office:value-type="float" office:value="225.798" calcext:value-type="float">
            <text:p>225.798</text:p>
          </table:table-cell>
          <table:table-cell office:value-type="float" office:value="87.695" calcext:value-type="float">
            <text:p>87.695</text:p>
          </table:table-cell>
          <table:table-cell office:value-type="float" office:value="22.5887" calcext:value-type="float">
            <text:p>22.5887</text:p>
          </table:table-cell>
          <table:table-cell office:value-type="float" office:value="62.1495" calcext:value-type="float">
            <text:p>62.1495</text:p>
          </table:table-cell>
          <table:table-cell office:value-type="float" office:value="11.3875" calcext:value-type="float">
            <text:p>11.3875</text:p>
          </table:table-cell>
          <table:table-cell office:value-type="float" office:value="6.9254" calcext:value-type="float">
            <text:p>6.9254</text:p>
          </table:table-cell>
          <table:table-cell office:value-type="float" office:value="0.0753534" calcext:value-type="float">
            <text:p>0.0753534</text:p>
          </table:table-cell>
          <table:table-cell office:value-type="float" office:value="120.751" calcext:value-type="float">
            <text:p>120.751</text:p>
          </table:table-cell>
          <table:table-cell office:value-type="float" office:value="75.8895" calcext:value-type="float">
            <text:p>75.8895</text:p>
          </table:table-cell>
          <table:table-cell office:value-type="float" office:value="18.1324" calcext:value-type="float">
            <text:p>18.1324</text:p>
          </table:table-cell>
          <table:table-cell office:value-type="float" office:value="38.02" calcext:value-type="float">
            <text:p>38.02</text:p>
          </table:table-cell>
          <table:table-cell office:value-type="float" office:value="6.42569" calcext:value-type="float">
            <text:p>6.42569</text:p>
          </table:table-cell>
          <table:table-cell office:value-type="float" office:value="4.04955" calcext:value-type="float">
            <text:p>4.04955</text:p>
          </table:table-cell>
          <table:table-cell office:value-type="float" office:value="0.0499346" calcext:value-type="float">
            <text:p>0.0499346</text:p>
          </table:table-cell>
          <table:table-cell office:value-type="float" office:value="159.697" calcext:value-type="float">
            <text:p>159.697</text:p>
          </table:table-cell>
          <table:table-cell office:value-type="float" office:value="43.5737" calcext:value-type="float">
            <text:p>43.5737</text:p>
          </table:table-cell>
          <table:table-cell office:value-type="float" office:value="41.1471" calcext:value-type="float">
            <text:p>41.1471</text:p>
          </table:table-cell>
          <table:table-cell office:value-type="float" office:value="17.7143" calcext:value-type="float">
            <text:p>17.7143</text:p>
          </table:table-cell>
          <table:table-cell office:value-type="float" office:value="6.79255" calcext:value-type="float">
            <text:p>6.79255</text:p>
          </table:table-cell>
          <table:table-cell office:value-type="float" office:value="13.4855" calcext:value-type="float">
            <text:p>13.4855</text:p>
          </table:table-cell>
          <table:table-cell office:value-type="float" office:value="4.61082" calcext:value-type="float">
            <text:p>4.61082</text:p>
          </table:table-cell>
          <table:table-cell office:value-type="float" office:value="4.10196" calcext:value-type="float">
            <text:p>4.10196</text:p>
          </table:table-cell>
          <table:table-cell office:value-type="float" office:value="0.3529" calcext:value-type="float">
            <text:p>0.3529</text:p>
          </table:table-cell>
          <table:table-cell office:value-type="float" office:value="17.2502" calcext:value-type="float">
            <text:p>17.2502</text:p>
          </table:table-cell>
          <table:table-cell office:value-type="float" office:value="10.5023" calcext:value-type="float">
            <text:p>10.5023</text:p>
          </table:table-cell>
          <table:table-cell office:value-type="float" office:value="4.83442" calcext:value-type="float">
            <text:p>4.83442</text:p>
          </table:table-cell>
          <table:table-cell office:value-type="float" office:value="8.22072" calcext:value-type="float">
            <text:p>8.22072</text:p>
          </table:table-cell>
          <table:table-cell office:value-type="float" office:value="3.17851" calcext:value-type="float">
            <text:p>3.17851</text:p>
          </table:table-cell>
          <table:table-cell office:value-type="float" office:value="2.31361" calcext:value-type="float">
            <text:p>2.31361</text:p>
          </table:table-cell>
          <table:table-cell office:value-type="float" office:value="0.229621" calcext:value-type="float">
            <text:p>0.229621</text:p>
          </table:table-cell>
          <table:table-cell office:value-type="float" office:value="298" calcext:value-type="float">
            <text:p>298</text:p>
          </table:table-cell>
          <table:table-cell office:value-type="float" office:value="0.469019" calcext:value-type="float">
            <text:p>0.469019</text:p>
          </table:table-cell>
          <table:table-cell office:value-type="float" office:value="0.307965" calcext:value-type="float">
            <text:p>0.307965</text:p>
          </table:table-cell>
          <table:table-cell office:value-type="float" office:value="0.134832" calcext:value-type="float">
            <text:p>0.134832</text:p>
          </table:table-cell>
          <table:table-cell office:value-type="float" office:value="5.07598" calcext:value-type="float">
            <text:p>5.07598</text:p>
          </table:table-cell>
          <table:table-cell table:number-columns-repeated="7"/>
          <table:table-cell office:value-type="date" office:date-value="2020-03-21" calcext:value-type="date">
            <text:p>21/03/20</text:p>
          </table:table-cell>
          <table:table-cell table:formula="of:=[.BP24]-[.BP23]" office:value-type="float" office:value="45" calcext:value-type="float">
            <text:p>45</text:p>
          </table:table-cell>
          <table:table-cell table:formula="of:=[.R25]-[.BP23]" office:value-type="float" office:value="105.082" calcext:value-type="float">
            <text:p>105.082</text:p>
          </table:table-cell>
          <table:table-cell table:formula="of:=[.CD24]-[.CC24]" office:value-type="float" office:value="60.082" calcext:value-type="float">
            <text:p>60.082</text:p>
          </table:table-cell>
          <table:table-cell table:formula="of:=[.CE24]/SQRT([.AL24])" office:value-type="float" office:value="3.99838247749473" calcext:value-type="float">
            <text:p>3.99838247749473</text:p>
          </table:table-cell>
        </table:table-row>
        <table:table-row table:style-name="ro1">
          <table:table-cell office:value-type="string" calcext:value-type="string">
            <text:p>17/03/2020</text:p>
          </table:table-cell>
          <table:table-cell office:value-type="float" office:value="1069.87" calcext:value-type="float">
            <text:p>1069.87</text:p>
          </table:table-cell>
          <table:table-cell office:value-type="float" office:value="331.074" calcext:value-type="float">
            <text:p>331.074</text:p>
          </table:table-cell>
          <table:table-cell office:value-type="float" office:value="281.793" calcext:value-type="float">
            <text:p>281.793</text:p>
          </table:table-cell>
          <table:table-cell office:value-type="float" office:value="115.813" calcext:value-type="float">
            <text:p>115.813</text:p>
          </table:table-cell>
          <table:table-cell office:value-type="float" office:value="31.2451" calcext:value-type="float">
            <text:p>31.2451</text:p>
          </table:table-cell>
          <table:table-cell office:value-type="float" office:value="78.6388" calcext:value-type="float">
            <text:p>78.6388</text:p>
          </table:table-cell>
          <table:table-cell office:value-type="float" office:value="15.3315" calcext:value-type="float">
            <text:p>15.3315</text:p>
          </table:table-cell>
          <table:table-cell office:value-type="float" office:value="9.56896" calcext:value-type="float">
            <text:p>9.56896</text:p>
          </table:table-cell>
          <table:table-cell office:value-type="float" office:value="0.105018" calcext:value-type="float">
            <text:p>0.105018</text:p>
          </table:table-cell>
          <table:table-cell office:value-type="float" office:value="161.035" calcext:value-type="float">
            <text:p>161.035</text:p>
          </table:table-cell>
          <table:table-cell office:value-type="float" office:value="105.206" calcext:value-type="float">
            <text:p>105.206</text:p>
          </table:table-cell>
          <table:table-cell office:value-type="float" office:value="25.7267" calcext:value-type="float">
            <text:p>25.7267</text:p>
          </table:table-cell>
          <table:table-cell office:value-type="float" office:value="51.2261" calcext:value-type="float">
            <text:p>51.2261</text:p>
          </table:table-cell>
          <table:table-cell office:value-type="float" office:value="8.88712" calcext:value-type="float">
            <text:p>8.88712</text:p>
          </table:table-cell>
          <table:table-cell office:value-type="float" office:value="5.92714" calcext:value-type="float">
            <text:p>5.92714</text:p>
          </table:table-cell>
          <table:table-cell office:value-type="float" office:value="0.0737472" calcext:value-type="float">
            <text:p>0.0737472</text:p>
          </table:table-cell>
          <table:table-cell office:value-type="float" office:value="358.082" calcext:value-type="float">
            <text:p>358.082</text:p>
          </table:table-cell>
          <table:table-cell office:value-type="float" office:value="187.463" calcext:value-type="float">
            <text:p>187.463</text:p>
          </table:table-cell>
          <table:table-cell office:value-type="float" office:value="55.7636" calcext:value-type="float">
            <text:p>55.7636</text:p>
          </table:table-cell>
          <table:table-cell office:value-type="float" office:value="50.9344" calcext:value-type="float">
            <text:p>50.9344</text:p>
          </table:table-cell>
          <table:table-cell office:value-type="float" office:value="22.501" calcext:value-type="float">
            <text:p>22.501</text:p>
          </table:table-cell>
          <table:table-cell office:value-type="float" office:value="8.14902" calcext:value-type="float">
            <text:p>8.14902</text:p>
          </table:table-cell>
          <table:table-cell office:value-type="float" office:value="16.2586" calcext:value-type="float">
            <text:p>16.2586</text:p>
          </table:table-cell>
          <table:table-cell office:value-type="float" office:value="5.23067" calcext:value-type="float">
            <text:p>5.23067</text:p>
          </table:table-cell>
          <table:table-cell office:value-type="float" office:value="4.61404" calcext:value-type="float">
            <text:p>4.61404</text:p>
          </table:table-cell>
          <table:table-cell office:value-type="float" office:value="0.393115" calcext:value-type="float">
            <text:p>0.393115</text:p>
          </table:table-cell>
          <table:table-cell office:value-type="float" office:value="24.547" calcext:value-type="float">
            <text:p>24.547</text:p>
          </table:table-cell>
          <table:table-cell office:value-type="float" office:value="14.0683" calcext:value-type="float">
            <text:p>14.0683</text:p>
          </table:table-cell>
          <table:table-cell office:value-type="float" office:value="5.60675" calcext:value-type="float">
            <text:p>5.60675</text:p>
          </table:table-cell>
          <table:table-cell office:value-type="float" office:value="10.0728" calcext:value-type="float">
            <text:p>10.0728</text:p>
          </table:table-cell>
          <table:table-cell office:value-type="float" office:value="3.61326" calcext:value-type="float">
            <text:p>3.61326</text:p>
          </table:table-cell>
          <table:table-cell office:value-type="float" office:value="2.7267" calcext:value-type="float">
            <text:p>2.7267</text:p>
          </table:table-cell>
          <table:table-cell office:value-type="float" office:value="0.276807" calcext:value-type="float">
            <text:p>0.276807</text:p>
          </table:table-cell>
          <table:table-cell office:value-type="float" office:value="58.7632" calcext:value-type="float">
            <text:p>58.7632</text:p>
          </table:table-cell>
          <table:table-cell office:value-type="float" office:value="953.196" calcext:value-type="float">
            <text:p>953.196</text:p>
          </table:table-cell>
          <table:table-cell office:value-type="float" office:value="296.81" calcext:value-type="float">
            <text:p>296.81</text:p>
          </table:table-cell>
          <table:table-cell office:value-type="float" office:value="251.383" calcext:value-type="float">
            <text:p>251.383</text:p>
          </table:table-cell>
          <table:table-cell office:value-type="float" office:value="103.33" calcext:value-type="float">
            <text:p>103.33</text:p>
          </table:table-cell>
          <table:table-cell office:value-type="float" office:value="27.9316" calcext:value-type="float">
            <text:p>27.9316</text:p>
          </table:table-cell>
          <table:table-cell office:value-type="float" office:value="70.1638" calcext:value-type="float">
            <text:p>70.1638</text:p>
          </table:table-cell>
          <table:table-cell office:value-type="float" office:value="13.7624" calcext:value-type="float">
            <text:p>13.7624</text:p>
          </table:table-cell>
          <table:table-cell office:value-type="float" office:value="8.78484" calcext:value-type="float">
            <text:p>8.78484</text:p>
          </table:table-cell>
          <table:table-cell office:value-type="float" office:value="0.0960627" calcext:value-type="float">
            <text:p>0.0960627</text:p>
          </table:table-cell>
          <table:table-cell office:value-type="float" office:value="144.868" calcext:value-type="float">
            <text:p>144.868</text:p>
          </table:table-cell>
          <table:table-cell office:value-type="float" office:value="97.6068" calcext:value-type="float">
            <text:p>97.6068</text:p>
          </table:table-cell>
          <table:table-cell office:value-type="float" office:value="24.9355" calcext:value-type="float">
            <text:p>24.9355</text:p>
          </table:table-cell>
          <table:table-cell office:value-type="float" office:value="46.6068" calcext:value-type="float">
            <text:p>46.6068</text:p>
          </table:table-cell>
          <table:table-cell office:value-type="float" office:value="8.47477" calcext:value-type="float">
            <text:p>8.47477</text:p>
          </table:table-cell>
          <table:table-cell office:value-type="float" office:value="5.95019" calcext:value-type="float">
            <text:p>5.95019</text:p>
          </table:table-cell>
          <table:table-cell office:value-type="float" office:value="0.0742347" calcext:value-type="float">
            <text:p>0.0742347</text:p>
          </table:table-cell>
          <table:table-cell office:value-type="float" office:value="148.729" calcext:value-type="float">
            <text:p>148.729</text:p>
          </table:table-cell>
          <table:table-cell office:value-type="float" office:value="44.5705" calcext:value-type="float">
            <text:p>44.5705</text:p>
          </table:table-cell>
          <table:table-cell office:value-type="float" office:value="41.3484" calcext:value-type="float">
            <text:p>41.3484</text:p>
          </table:table-cell>
          <table:table-cell office:value-type="float" office:value="18.9007" calcext:value-type="float">
            <text:p>18.9007</text:p>
          </table:table-cell>
          <table:table-cell office:value-type="float" office:value="7.47691" calcext:value-type="float">
            <text:p>7.47691</text:p>
          </table:table-cell>
          <table:table-cell office:value-type="float" office:value="13.987" calcext:value-type="float">
            <text:p>13.987</text:p>
          </table:table-cell>
          <table:table-cell office:value-type="float" office:value="5.00047" calcext:value-type="float">
            <text:p>5.00047</text:p>
          </table:table-cell>
          <table:table-cell office:value-type="float" office:value="4.54985" calcext:value-type="float">
            <text:p>4.54985</text:p>
          </table:table-cell>
          <table:table-cell office:value-type="float" office:value="0.393018" calcext:value-type="float">
            <text:p>0.393018</text:p>
          </table:table-cell>
          <table:table-cell office:value-type="float" office:value="18.7763" calcext:value-type="float">
            <text:p>18.7763</text:p>
          </table:table-cell>
          <table:table-cell office:value-type="float" office:value="11.9446" calcext:value-type="float">
            <text:p>11.9446</text:p>
          </table:table-cell>
          <table:table-cell office:value-type="float" office:value="5.55309" calcext:value-type="float">
            <text:p>5.55309</text:p>
          </table:table-cell>
          <table:table-cell office:value-type="float" office:value="9.00281" calcext:value-type="float">
            <text:p>9.00281</text:p>
          </table:table-cell>
          <table:table-cell office:value-type="float" office:value="3.59068" calcext:value-type="float">
            <text:p>3.59068</text:p>
          </table:table-cell>
          <table:table-cell office:value-type="float" office:value="2.72661" calcext:value-type="float">
            <text:p>2.72661</text:p>
          </table:table-cell>
          <table:table-cell office:value-type="float" office:value="0.276807" calcext:value-type="float">
            <text:p>0.276807</text:p>
          </table:table-cell>
          <table:table-cell office:value-type="float" office:value="396" calcext:value-type="float">
            <text:p>396</text:p>
          </table:table-cell>
          <table:table-cell office:value-type="float" office:value="0.413976" calcext:value-type="float">
            <text:p>0.413976</text:p>
          </table:table-cell>
          <table:table-cell office:value-type="float" office:value="0.369558" calcext:value-type="float">
            <text:p>0.369558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4.33119" calcext:value-type="float">
            <text:p>4.33119</text:p>
          </table:table-cell>
          <table:table-cell table:number-columns-repeated="7"/>
          <table:table-cell office:value-type="date" office:date-value="2020-03-22" calcext:value-type="date">
            <text:p>22/03/20</text:p>
          </table:table-cell>
          <table:table-cell table:formula="of:=[.BP25]-[.BP24]" office:value-type="float" office:value="98" calcext:value-type="float">
            <text:p>98</text:p>
          </table:table-cell>
          <table:table-cell table:formula="of:=[.R26]-[.BP24]" office:value-type="float" office:value="138.292" calcext:value-type="float">
            <text:p>138.292</text:p>
          </table:table-cell>
          <table:table-cell table:formula="of:=[.CD25]-[.CC25]" office:value-type="float" office:value="40.292" calcext:value-type="float">
            <text:p>40.292</text:p>
          </table:table-cell>
          <table:table-cell table:formula="of:=[.CE25]/SQRT([.AL25])" office:value-type="float" office:value="2.54127037034891" calcext:value-type="float">
            <text:p>2.54127037034891</text:p>
          </table:table-cell>
        </table:table-row>
        <table:table-row table:style-name="ro1">
          <table:table-cell office:value-type="string" calcext:value-type="string">
            <text:p>18/03/2020</text:p>
          </table:table-cell>
          <table:table-cell office:value-type="float" office:value="1071.53" calcext:value-type="float">
            <text:p>1071.53</text:p>
          </table:table-cell>
          <table:table-cell office:value-type="float" office:value="364.743" calcext:value-type="float">
            <text:p>364.743</text:p>
          </table:table-cell>
          <table:table-cell office:value-type="float" office:value="303.71" calcext:value-type="float">
            <text:p>303.7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38.0353" calcext:value-type="float">
            <text:p>38.0353</text:p>
          </table:table-cell>
          <table:table-cell office:value-type="float" office:value="86.1372" calcext:value-type="float">
            <text:p>86.1372</text:p>
          </table:table-cell>
          <table:table-cell office:value-type="float" office:value="18.1334" calcext:value-type="float">
            <text:p>18.1334</text:p>
          </table:table-cell>
          <table:table-cell office:value-type="float" office:value="12.025" calcext:value-type="float">
            <text:p>12.025</text:p>
          </table:table-cell>
          <table:table-cell office:value-type="float" office:value="0.132744" calcext:value-type="float">
            <text:p>0.132744</text:p>
          </table:table-cell>
          <table:table-cell office:value-type="float" office:value="188.269" calcext:value-type="float">
            <text:p>188.269</text:p>
          </table:table-cell>
          <table:table-cell office:value-type="float" office:value="132.115" calcext:value-type="float">
            <text:p>132.115</text:p>
          </table:table-cell>
          <table:table-cell office:value-type="float" office:value="34.5854" calcext:value-type="float">
            <text:p>34.5854</text:p>
          </table:table-cell>
          <table:table-cell office:value-type="float" office:value="61.2782" calcext:value-type="float">
            <text:p>61.2782</text:p>
          </table:table-cell>
          <table:table-cell office:value-type="float" office:value="11.4383" calcext:value-type="float">
            <text:p>11.4383</text:p>
          </table:table-cell>
          <table:table-cell office:value-type="float" office:value="8.49967" calcext:value-type="float">
            <text:p>8.49967</text:p>
          </table:table-cell>
          <table:table-cell office:value-type="float" office:value="0.106982" calcext:value-type="float">
            <text:p>0.106982</text:p>
          </table:table-cell>
          <table:table-cell office:value-type="float" office:value="436.292" calcext:value-type="float">
            <text:p>436.292</text:p>
          </table:table-cell>
          <table:table-cell office:value-type="float" office:value="168.294" calcext:value-type="float">
            <text:p>168.294</text:p>
          </table:table-cell>
          <table:table-cell office:value-type="float" office:value="55.1297" calcext:value-type="float">
            <text:p>55.1297</text:p>
          </table:table-cell>
          <table:table-cell office:value-type="float" office:value="49.4637" calcext:value-type="float">
            <text:p>49.4637</text:p>
          </table:table-cell>
          <table:table-cell office:value-type="float" office:value="23.3203" calcext:value-type="float">
            <text:p>23.3203</text:p>
          </table:table-cell>
          <table:table-cell office:value-type="float" office:value="8.89003" calcext:value-type="float">
            <text:p>8.89003</text:p>
          </table:table-cell>
          <table:table-cell office:value-type="float" office:value="16.3229" calcext:value-type="float">
            <text:p>16.3229</text:p>
          </table:table-cell>
          <table:table-cell office:value-type="float" office:value="5.61396" calcext:value-type="float">
            <text:p>5.61396</text:p>
          </table:table-cell>
          <table:table-cell office:value-type="float" office:value="5.09967" calcext:value-type="float">
            <text:p>5.09967</text:p>
          </table:table-cell>
          <table:table-cell office:value-type="float" office:value="0.437639" calcext:value-type="float">
            <text:p>0.437639</text:p>
          </table:table-cell>
          <table:table-cell office:value-type="float" office:value="25.7848" calcext:value-type="float">
            <text:p>25.7848</text:p>
          </table:table-cell>
          <table:table-cell office:value-type="float" office:value="15.708" calcext:value-type="float">
            <text:p>15.708</text:p>
          </table:table-cell>
          <table:table-cell office:value-type="float" office:value="6.40094" calcext:value-type="float">
            <text:p>6.40094</text:p>
          </table:table-cell>
          <table:table-cell office:value-type="float" office:value="10.8373" calcext:value-type="float">
            <text:p>10.8373</text:p>
          </table:table-cell>
          <table:table-cell office:value-type="float" office:value="4.04222" calcext:value-type="float">
            <text:p>4.04222</text:p>
          </table:table-cell>
          <table:table-cell office:value-type="float" office:value="3.18679" calcext:value-type="float">
            <text:p>3.18679</text:p>
          </table:table-cell>
          <table:table-cell office:value-type="float" office:value="0.330854" calcext:value-type="float">
            <text:p>0.330854</text:p>
          </table:table-cell>
          <table:table-cell office:value-type="float" office:value="63.4255" calcext:value-type="float">
            <text:p>63.4255</text:p>
          </table:table-cell>
          <table:table-cell office:value-type="float" office:value="1007.54" calcext:value-type="float">
            <text:p>1007.54</text:p>
          </table:table-cell>
          <table:table-cell office:value-type="float" office:value="344.104" calcext:value-type="float">
            <text:p>344.104</text:p>
          </table:table-cell>
          <table:table-cell office:value-type="float" office:value="285.772" calcext:value-type="float">
            <text:p>285.772</text:p>
          </table:table-cell>
          <table:table-cell office:value-type="float" office:value="125.03" calcext:value-type="float">
            <text:p>125.03</text:p>
          </table:table-cell>
          <table:table-cell office:value-type="float" office:value="35.8316" calcext:value-type="float">
            <text:p>35.8316</text:p>
          </table:table-cell>
          <table:table-cell office:value-type="float" office:value="81.0567" calcext:value-type="float">
            <text:p>81.0567</text:p>
          </table:table-cell>
          <table:table-cell office:value-type="float" office:value="17.1185" calcext:value-type="float">
            <text:p>17.1185</text:p>
          </table:table-cell>
          <table:table-cell office:value-type="float" office:value="11.4831" calcext:value-type="float">
            <text:p>11.4831</text:p>
          </table:table-cell>
          <table:table-cell office:value-type="float" office:value="0.12653" calcext:value-type="float">
            <text:p>0.12653</text:p>
          </table:table-cell>
          <table:table-cell office:value-type="float" office:value="177.87" calcext:value-type="float">
            <text:p>177.87</text:p>
          </table:table-cell>
          <table:table-cell office:value-type="float" office:value="126.848" calcext:value-type="float">
            <text:p>126.848</text:p>
          </table:table-cell>
          <table:table-cell office:value-type="float" office:value="33.9727" calcext:value-type="float">
            <text:p>33.9727</text:p>
          </table:table-cell>
          <table:table-cell office:value-type="float" office:value="58.2535" calcext:value-type="float">
            <text:p>58.2535</text:p>
          </table:table-cell>
          <table:table-cell office:value-type="float" office:value="11.1435" calcext:value-type="float">
            <text:p>11.1435</text:p>
          </table:table-cell>
          <table:table-cell office:value-type="float" office:value="8.50435" calcext:value-type="float">
            <text:p>8.50435</text:p>
          </table:table-cell>
          <table:table-cell office:value-type="float" office:value="0.107181" calcext:value-type="float">
            <text:p>0.107181</text:p>
          </table:table-cell>
          <table:table-cell office:value-type="float" office:value="134.822" calcext:value-type="float">
            <text:p>134.822</text:p>
          </table:table-cell>
          <table:table-cell office:value-type="float" office:value="44.5391" calcext:value-type="float">
            <text:p>44.5391</text:p>
          </table:table-cell>
          <table:table-cell office:value-type="float" office:value="40.6123" calcext:value-type="float">
            <text:p>40.6123</text:p>
          </table:table-cell>
          <table:table-cell office:value-type="float" office:value="19.7949" calcext:value-type="float">
            <text:p>19.7949</text:p>
          </table:table-cell>
          <table:table-cell office:value-type="float" office:value="8.18527" calcext:value-type="float">
            <text:p>8.18527</text:p>
          </table:table-cell>
          <table:table-cell office:value-type="float" office:value="14.2294" calcext:value-type="float">
            <text:p>14.2294</text:p>
          </table:table-cell>
          <table:table-cell office:value-type="float" office:value="5.38181" calcext:value-type="float">
            <text:p>5.38181</text:p>
          </table:table-cell>
          <table:table-cell office:value-type="float" office:value="5.02782" calcext:value-type="float">
            <text:p>5.02782</text:p>
          </table:table-cell>
          <table:table-cell office:value-type="float" office:value="0.43753" calcext:value-type="float">
            <text:p>0.43753</text:p>
          </table:table-cell>
          <table:table-cell office:value-type="float" office:value="19.9225" calcext:value-type="float">
            <text:p>19.9225</text:p>
          </table:table-cell>
          <table:table-cell office:value-type="float" office:value="13.3417" calcext:value-type="float">
            <text:p>13.3417</text:p>
          </table:table-cell>
          <table:table-cell office:value-type="float" office:value="6.32787" calcext:value-type="float">
            <text:p>6.32787</text:p>
          </table:table-cell>
          <table:table-cell office:value-type="float" office:value="9.73538" calcext:value-type="float">
            <text:p>9.73538</text:p>
          </table:table-cell>
          <table:table-cell office:value-type="float" office:value="4.01549" calcext:value-type="float">
            <text:p>4.01549</text:p>
          </table:table-cell>
          <table:table-cell office:value-type="float" office:value="3.18678" calcext:value-type="float">
            <text:p>3.18678</text:p>
          </table:table-cell>
          <table:table-cell office:value-type="float" office:value="0.330854" calcext:value-type="float">
            <text:p>0.330854</text:p>
          </table:table-cell>
          <table:table-cell office:value-type="float" office:value="464" calcext:value-type="float">
            <text:p>464</text:p>
          </table:table-cell>
          <table:table-cell office:value-type="float" office:value="0.358934" calcext:value-type="float">
            <text:p>0.358934</text:p>
          </table:table-cell>
          <table:table-cell office:value-type="float" office:value="0.431151" calcext:value-type="float">
            <text:p>0.431151</text:p>
          </table:table-cell>
          <table:table-cell office:value-type="float" office:value="0.140194" calcext:value-type="float">
            <text:p>0.140194</text:p>
          </table:table-cell>
          <table:table-cell office:value-type="float" office:value="4.46534" calcext:value-type="float">
            <text:p>4.46534</text:p>
          </table:table-cell>
          <table:table-cell table:number-columns-repeated="7"/>
          <table:table-cell office:value-type="date" office:date-value="2020-03-23" calcext:value-type="date">
            <text:p>23/03/20</text:p>
          </table:table-cell>
          <table:table-cell table:formula="of:=[.BP26]-[.BP25]" office:value-type="float" office:value="68" calcext:value-type="float">
            <text:p>68</text:p>
          </table:table-cell>
          <table:table-cell table:formula="of:=[.R27]-[.BP25]" office:value-type="float" office:value="145.536" calcext:value-type="float">
            <text:p>145.536</text:p>
          </table:table-cell>
          <table:table-cell table:formula="of:=[.CD26]-[.CC26]" office:value-type="float" office:value="77.5359999999999" calcext:value-type="float">
            <text:p>77.5359999999999</text:p>
          </table:table-cell>
          <table:table-cell table:formula="of:=[.CE26]/SQRT([.AL26])" office:value-type="float" office:value="4.586628394548" calcext:value-type="float">
            <text:p>4.586628394548</text:p>
          </table:table-cell>
        </table:table-row>
        <table:table-row table:style-name="ro1">
          <table:table-cell office:value-type="string" calcext:value-type="string">
            <text:p>19/03/2020</text:p>
          </table:table-cell>
          <table:table-cell office:value-type="float" office:value="1089.12" calcext:value-type="float">
            <text:p>1089.12</text:p>
          </table:table-cell>
          <table:table-cell office:value-type="float" office:value="410.482" calcext:value-type="float">
            <text:p>410.482</text:p>
          </table:table-cell>
          <table:table-cell office:value-type="float" office:value="334.1" calcext:value-type="float">
            <text:p>334.1</text:p>
          </table:table-cell>
          <table:table-cell office:value-type="float" office:value="156.754" calcext:value-type="float">
            <text:p>156.754</text:p>
          </table:table-cell>
          <table:table-cell office:value-type="float" office:value="47.9087" calcext:value-type="float">
            <text:p>47.9087</text:p>
          </table:table-cell>
          <table:table-cell office:value-type="float" office:value="96.5149" calcext:value-type="float">
            <text:p>96.5149</text:p>
          </table:table-cell>
          <table:table-cell office:value-type="float" office:value="22.0583" calcext:value-type="float">
            <text:p>22.0583</text:p>
          </table:table-cell>
          <table:table-cell office:value-type="float" office:value="15.5914" calcext:value-type="float">
            <text:p>15.5914</text:p>
          </table:table-cell>
          <table:table-cell office:value-type="float" office:value="0.173586" calcext:value-type="float">
            <text:p>0.173586</text:p>
          </table:table-cell>
          <table:table-cell office:value-type="float" office:value="225.273" calcext:value-type="float">
            <text:p>225.273</text:p>
          </table:table-cell>
          <table:table-cell office:value-type="float" office:value="168.084" calcext:value-type="float">
            <text:p>168.084</text:p>
          </table:table-cell>
          <table:table-cell office:value-type="float" office:value="46.3991" calcext:value-type="float">
            <text:p>46.3991</text:p>
          </table:table-cell>
          <table:table-cell office:value-type="float" office:value="74.8887" calcext:value-type="float">
            <text:p>74.8887</text:p>
          </table:table-cell>
          <table:table-cell office:value-type="float" office:value="14.7979" calcext:value-type="float">
            <text:p>14.7979</text:p>
          </table:table-cell>
          <table:table-cell office:value-type="float" office:value="11.9416" calcext:value-type="float">
            <text:p>11.9416</text:p>
          </table:table-cell>
          <table:table-cell office:value-type="float" office:value="0.151796" calcext:value-type="float">
            <text:p>0.151796</text:p>
          </table:table-cell>
          <table:table-cell office:value-type="float" office:value="541.536" calcext:value-type="float">
            <text:p>541.536</text:p>
          </table:table-cell>
          <table:table-cell office:value-type="float" office:value="146.934" calcext:value-type="float">
            <text:p>146.934</text:p>
          </table:table-cell>
          <table:table-cell office:value-type="float" office:value="53.3813" calcext:value-type="float">
            <text:p>53.3813</text:p>
          </table:table-cell>
          <table:table-cell office:value-type="float" office:value="47.099" calcext:value-type="float">
            <text:p>47.099</text:p>
          </table:table-cell>
          <table:table-cell office:value-type="float" office:value="23.8901" calcext:value-type="float">
            <text:p>23.8901</text:p>
          </table:table-cell>
          <table:table-cell office:value-type="float" office:value="9.66706" calcext:value-type="float">
            <text:p>9.66706</text:p>
          </table:table-cell>
          <table:table-cell office:value-type="float" office:value="16.1723" calcext:value-type="float">
            <text:p>16.1723</text:p>
          </table:table-cell>
          <table:table-cell office:value-type="float" office:value="6.00433" calcext:value-type="float">
            <text:p>6.00433</text:p>
          </table:table-cell>
          <table:table-cell office:value-type="float" office:value="5.63265" calcext:value-type="float">
            <text:p>5.63265</text:p>
          </table:table-cell>
          <table:table-cell office:value-type="float" office:value="0.488798" calcext:value-type="float">
            <text:p>0.488798</text:p>
          </table:table-cell>
          <table:table-cell office:value-type="float" office:value="26.5917" calcext:value-type="float">
            <text:p>26.5917</text:p>
          </table:table-cell>
          <table:table-cell office:value-type="float" office:value="17.2361" calcext:value-type="float">
            <text:p>17.2361</text:p>
          </table:table-cell>
          <table:table-cell office:value-type="float" office:value="7.27912" calcext:value-type="float">
            <text:p>7.27912</text:p>
          </table:table-cell>
          <table:table-cell office:value-type="float" office:value="11.5511" calcext:value-type="float">
            <text:p>11.5511</text:p>
          </table:table-cell>
          <table:table-cell office:value-type="float" office:value="4.50297" calcext:value-type="float">
            <text:p>4.50297</text:p>
          </table:table-cell>
          <table:table-cell office:value-type="float" office:value="3.70213" calcext:value-type="float">
            <text:p>3.70213</text:p>
          </table:table-cell>
          <table:table-cell office:value-type="float" office:value="0.392663" calcext:value-type="float">
            <text:p>0.392663</text:p>
          </table:table-cell>
          <table:table-cell office:value-type="float" office:value="68.1958" calcext:value-type="float">
            <text:p>68.1958</text:p>
          </table:table-cell>
          <table:table-cell office:value-type="float" office:value="993.425" calcext:value-type="float">
            <text:p>993.425</text:p>
          </table:table-cell>
          <table:table-cell office:value-type="float" office:value="376.376" calcext:value-type="float">
            <text:p>376.376</text:p>
          </table:table-cell>
          <table:table-cell office:value-type="float" office:value="305.104" calcext:value-type="float">
            <text:p>305.104</text:p>
          </table:table-cell>
          <table:table-cell office:value-type="float" office:value="143.184" calcext:value-type="float">
            <text:p>143.184</text:p>
          </table:table-cell>
          <table:table-cell office:value-type="float" office:value="43.8325" calcext:value-type="float">
            <text:p>43.8325</text:p>
          </table:table-cell>
          <table:table-cell office:value-type="float" office:value="88.1499" calcext:value-type="float">
            <text:p>88.1499</text:p>
          </table:table-cell>
          <table:table-cell office:value-type="float" office:value="20.2419" calcext:value-type="float">
            <text:p>20.2419</text:p>
          </table:table-cell>
          <table:table-cell office:value-type="float" office:value="14.544" calcext:value-type="float">
            <text:p>14.544</text:p>
          </table:table-cell>
          <table:table-cell office:value-type="float" office:value="0.161507" calcext:value-type="float">
            <text:p>0.161507</text:p>
          </table:table-cell>
          <table:table-cell office:value-type="float" office:value="206.806" calcext:value-type="float">
            <text:p>206.806</text:p>
          </table:table-cell>
          <table:table-cell office:value-type="float" office:value="158.071" calcext:value-type="float">
            <text:p>158.071</text:p>
          </table:table-cell>
          <table:table-cell office:value-type="float" office:value="45.1022" calcext:value-type="float">
            <text:p>45.1022</text:p>
          </table:table-cell>
          <table:table-cell office:value-type="float" office:value="69.4156" calcext:value-type="float">
            <text:p>69.4156</text:p>
          </table:table-cell>
          <table:table-cell office:value-type="float" office:value="14.2192" calcext:value-type="float">
            <text:p>14.2192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120.44" calcext:value-type="float">
            <text:p>120.44</text:p>
          </table:table-cell>
          <table:table-cell office:value-type="float" office:value="44.1553" calcext:value-type="float">
            <text:p>44.1553</text:p>
          </table:table-cell>
          <table:table-cell office:value-type="float" office:value="39.597" calcext:value-type="float">
            <text:p>39.597</text:p>
          </table:table-cell>
          <table:table-cell office:value-type="float" office:value="20.6948" calcext:value-type="float">
            <text:p>20.6948</text:p>
          </table:table-cell>
          <table:table-cell office:value-type="float" office:value="8.97766" calcext:value-type="float">
            <text:p>8.97766</text:p>
          </table:table-cell>
          <table:table-cell office:value-type="float" office:value="14.4018" calcext:value-type="float">
            <text:p>14.4018</text:p>
          </table:table-cell>
          <table:table-cell office:value-type="float" office:value="5.78789" calcext:value-type="float">
            <text:p>5.78789</text:p>
          </table:table-cell>
          <table:table-cell office:value-type="float" office:value="5.5568" calcext:value-type="float">
            <text:p>5.5568</text:p>
          </table:table-cell>
          <table:table-cell office:value-type="float" office:value="0.488682" calcext:value-type="float">
            <text:p>0.488682</text:p>
          </table:table-cell>
          <table:table-cell office:value-type="float" office:value="21.0547" calcext:value-type="float">
            <text:p>21.0547</text:p>
          </table:table-cell>
          <table:table-cell office:value-type="float" office:value="14.8162" calcext:value-type="float">
            <text:p>14.8162</text:p>
          </table:table-cell>
          <table:table-cell office:value-type="float" office:value="7.18919" calcext:value-type="float">
            <text:p>7.18919</text:p>
          </table:table-cell>
          <table:table-cell office:value-type="float" office:value="10.5003" calcext:value-type="float">
            <text:p>10.5003</text:p>
          </table:table-cell>
          <table:table-cell office:value-type="float" office:value="4.47411" calcext:value-type="float">
            <text:p>4.47411</text:p>
          </table:table-cell>
          <table:table-cell office:value-type="float" office:value="3.7021" calcext:value-type="float">
            <text:p>3.7021</text:p>
          </table:table-cell>
          <table:table-cell office:value-type="float" office:value="0.392663" calcext:value-type="float">
            <text:p>0.392663</text:p>
          </table:table-cell>
          <table:table-cell office:value-type="float" office:value="694" calcext:value-type="float">
            <text:p>694</text:p>
          </table:table-cell>
          <table:table-cell office:value-type="float" office:value="0.35215" calcext:value-type="float">
            <text:p>0.35215</text:p>
          </table:table-cell>
          <table:table-cell office:value-type="float" office:value="0.492744" calcext:value-type="float">
            <text:p>0.492744</text:p>
          </table:table-cell>
          <table:table-cell office:value-type="float" office:value="0.149743" calcext:value-type="float">
            <text:p>0.149743</text:p>
          </table:table-cell>
          <table:table-cell office:value-type="float" office:value="2.96" calcext:value-type="float">
            <text:p>2.96</text:p>
          </table:table-cell>
          <table:table-cell table:number-columns-repeated="7"/>
          <table:table-cell office:value-type="date" office:date-value="2020-03-24" calcext:value-type="date">
            <text:p>24/03/20</text:p>
          </table:table-cell>
          <table:table-cell table:formula="of:=[.BP27]-[.BP26]" office:value-type="float" office:value="230" calcext:value-type="float">
            <text:p>230</text:p>
          </table:table-cell>
          <table:table-cell table:formula="of:=[.R28]-[.BP26]" office:value-type="float" office:value="178.924" calcext:value-type="float">
            <text:p>178.924</text:p>
          </table:table-cell>
          <table:table-cell table:formula="of:=[.CD27]-[.CC27]" office:value-type="float" office:value="-51.076" calcext:value-type="float">
            <text:p>-51.076</text:p>
          </table:table-cell>
          <table:table-cell table:formula="of:=[.CE27]/SQRT([.AL27])" office:value-type="float" office:value="-2.92410475893909" calcext:value-type="float">
            <text:p>-2.92410475893909</text:p>
          </table:table-cell>
        </table:table-row>
        <table:table-row table:style-name="ro1">
          <table:table-cell office:value-type="string" calcext:value-type="string">
            <text:p>20/03/2020</text:p>
          </table:table-cell>
          <table:table-cell office:value-type="float" office:value="1030.65" calcext:value-type="float">
            <text:p>1030.65</text:p>
          </table:table-cell>
          <table:table-cell office:value-type="float" office:value="435.197" calcext:value-type="float">
            <text:p>435.197</text:p>
          </table:table-cell>
          <table:table-cell office:value-type="float" office:value="344.632" calcext:value-type="float">
            <text:p>344.632</text:p>
          </table:table-cell>
          <table:table-cell office:value-type="float" office:value="173.775" calcext:value-type="float">
            <text:p>173.775</text:p>
          </table:table-cell>
          <table:table-cell office:value-type="float" office:value="57.4591" calcext:value-type="float">
            <text:p>57.4591</text:p>
          </table:table-cell>
          <table:table-cell office:value-type="float" office:value="101.689" calcext:value-type="float">
            <text:p>101.689</text:p>
          </table:table-cell>
          <table:table-cell office:value-type="float" office:value="25.4677" calcext:value-type="float">
            <text:p>25.4677</text:p>
          </table:table-cell>
          <table:table-cell office:value-type="float" office:value="19.5067" calcext:value-type="float">
            <text:p>19.5067</text:p>
          </table:table-cell>
          <table:table-cell office:value-type="float" office:value="0.219071" calcext:value-type="float">
            <text:p>0.219071</text:p>
          </table:table-cell>
          <table:table-cell office:value-type="float" office:value="254.996" calcext:value-type="float">
            <text:p>254.996</text:p>
          </table:table-cell>
          <table:table-cell office:value-type="float" office:value="205.316" calcext:value-type="float">
            <text:p>205.316</text:p>
          </table:table-cell>
          <table:table-cell office:value-type="float" office:value="60.3854" calcext:value-type="float">
            <text:p>60.3854</text:p>
          </table:table-cell>
          <table:table-cell office:value-type="float" office:value="87.0908" calcext:value-type="float">
            <text:p>87.0908</text:p>
          </table:table-cell>
          <table:table-cell office:value-type="float" office:value="18.4893" calcext:value-type="float">
            <text:p>18.4893</text:p>
          </table:table-cell>
          <table:table-cell office:value-type="float" office:value="16.4361" calcext:value-type="float">
            <text:p>16.4361</text:p>
          </table:table-cell>
          <table:table-cell office:value-type="float" office:value="0.211081" calcext:value-type="float">
            <text:p>0.211081</text:p>
          </table:table-cell>
          <table:table-cell office:value-type="float" office:value="642.924" calcext:value-type="float">
            <text:p>642.924</text:p>
          </table:table-cell>
          <table:table-cell office:value-type="float" office:value="126.051" calcext:value-type="float">
            <text:p>126.051</text:p>
          </table:table-cell>
          <table:table-cell office:value-type="float" office:value="51.2211" calcext:value-type="float">
            <text:p>51.2211</text:p>
          </table:table-cell>
          <table:table-cell office:value-type="float" office:value="44.3648" calcext:value-type="float">
            <text:p>44.3648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10.4801" calcext:value-type="float">
            <text:p>10.4801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6.38077" calcext:value-type="float">
            <text:p>6.38077</text:p>
          </table:table-cell>
          <table:table-cell office:value-type="float" office:value="6.2064" calcext:value-type="float">
            <text:p>6.2064</text:p>
          </table:table-cell>
          <table:table-cell office:value-type="float" office:value="0.544859" calcext:value-type="float">
            <text:p>0.544859</text:p>
          </table:table-cell>
          <table:table-cell office:value-type="float" office:value="27.2018" calcext:value-type="float">
            <text:p>27.2018</text:p>
          </table:table-cell>
          <table:table-cell office:value-type="float" office:value="18.8243" calcext:value-type="float">
            <text:p>18.8243</text:p>
          </table:table-cell>
          <table:table-cell office:value-type="float" office:value="8.21263" calcext:value-type="float">
            <text:p>8.21263</text:p>
          </table:table-cell>
          <table:table-cell office:value-type="float" office:value="12.2284" calcext:value-type="float">
            <text:p>12.2284</text:p>
          </table:table-cell>
          <table:table-cell office:value-type="float" office:value="4.97621" calcext:value-type="float">
            <text:p>4.97621</text:p>
          </table:table-cell>
          <table:table-cell office:value-type="float" office:value="4.27077" calcext:value-type="float">
            <text:p>4.27077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72.1535" calcext:value-type="float">
            <text:p>72.1535</text:p>
          </table:table-cell>
          <table:table-cell office:value-type="float" office:value="1080.08" calcext:value-type="float">
            <text:p>1080.08</text:p>
          </table:table-cell>
          <table:table-cell office:value-type="float" office:value="454.855" calcext:value-type="float">
            <text:p>454.855</text:p>
          </table:table-cell>
          <table:table-cell office:value-type="float" office:value="360.943" calcext:value-type="float">
            <text:p>360.943</text:p>
          </table:table-cell>
          <table:table-cell office:value-type="float" office:value="181.973" calcext:value-type="float">
            <text:p>181.973</text:p>
          </table:table-cell>
          <table:table-cell office:value-type="float" office:value="60.1184" calcext:value-type="float">
            <text:p>60.1184</text:p>
          </table:table-cell>
          <table:table-cell office:value-type="float" office:value="106.495" calcext:value-type="float">
            <text:p>106.495</text:p>
          </table:table-cell>
          <table:table-cell office:value-type="float" office:value="26.6086" calcext:value-type="float">
            <text:p>26.6086</text:p>
          </table:table-cell>
          <table:table-cell office:value-type="float" office:value="20.2239" calcext:value-type="float">
            <text:p>20.2239</text:p>
          </table:table-cell>
          <table:table-cell office:value-type="float" office:value="0.227403" calcext:value-type="float">
            <text:p>0.227403</text:p>
          </table:table-cell>
          <table:table-cell office:value-type="float" office:value="266.437" calcext:value-type="float">
            <text:p>266.437</text:p>
          </table:table-cell>
          <table:table-cell office:value-type="float" office:value="212.015" calcext:value-type="float">
            <text:p>212.015</text:p>
          </table:table-cell>
          <table:table-cell office:value-type="float" office:value="61.3368" calcext:value-type="float">
            <text:p>61.3368</text:p>
          </table:table-cell>
          <table:table-cell office:value-type="float" office:value="90.5523" calcext:value-type="float">
            <text:p>90.5523</text:p>
          </table:table-cell>
          <table:table-cell office:value-type="float" office:value="18.886" calcext:value-type="float">
            <text:p>18.886</text:p>
          </table:table-cell>
          <table:table-cell office:value-type="float" office:value="16.4667" calcext:value-type="float">
            <text:p>16.4667</text:p>
          </table:table-cell>
          <table:table-cell office:value-type="float" office:value="0.211295" calcext:value-type="float">
            <text:p>0.211295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43.0391" calcext:value-type="float">
            <text:p>43.0391</text:p>
          </table:table-cell>
          <table:table-cell office:value-type="float" office:value="37.9114" calcext:value-type="float">
            <text:p>37.9114</text:p>
          </table:table-cell>
          <table:table-cell office:value-type="float" office:value="21.2573" calcext:value-type="float">
            <text:p>21.2573</text:p>
          </table:table-cell>
          <table:table-cell office:value-type="float" office:value="9.78363" calcext:value-type="float">
            <text:p>9.78363</text:p>
          </table:table-cell>
          <table:table-cell office:value-type="float" office:value="14.3597" calcext:value-type="float">
            <text:p>14.3597</text:p>
          </table:table-cell>
          <table:table-cell office:value-type="float" office:value="6.17385" calcext:value-type="float">
            <text:p>6.17385</text:p>
          </table:table-cell>
          <table:table-cell office:value-type="float" office:value="6.12313" calcext:value-type="float">
            <text:p>6.12313</text:p>
          </table:table-cell>
          <table:table-cell office:value-type="float" office:value="0.544732" calcext:value-type="float">
            <text:p>0.544732</text:p>
          </table:table-cell>
          <table:table-cell office:value-type="float" office:value="21.8792" calcext:value-type="float">
            <text:p>21.8792</text:p>
          </table:table-cell>
          <table:table-cell office:value-type="float" office:value="16.2724" calcext:value-type="float">
            <text:p>16.2724</text:p>
          </table:table-cell>
          <table:table-cell office:value-type="float" office:value="8.10191" calcext:value-type="float">
            <text:p>8.10191</text:p>
          </table:table-cell>
          <table:table-cell office:value-type="float" office:value="11.2081" calcext:value-type="float">
            <text:p>11.2081</text:p>
          </table:table-cell>
          <table:table-cell office:value-type="float" office:value="4.94455" calcext:value-type="float">
            <text:p>4.94455</text:p>
          </table:table-cell>
          <table:table-cell office:value-type="float" office:value="4.27055" calcext:value-type="float">
            <text:p>4.27055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833" calcext:value-type="float">
            <text:p>833</text:p>
          </table:table-cell>
          <table:table-cell office:value-type="float" office:value="0.345366" calcext:value-type="float">
            <text:p>0.345366</text:p>
          </table:table-cell>
          <table:table-cell office:value-type="float" office:value="0.554337" calcext:value-type="float">
            <text:p>0.554337</text:p>
          </table:table-cell>
          <table:table-cell office:value-type="float" office:value="0.154504" calcext:value-type="float">
            <text:p>0.154504</text:p>
          </table:table-cell>
          <table:table-cell office:value-type="float" office:value="2.76713" calcext:value-type="float">
            <text:p>2.76713</text:p>
          </table:table-cell>
          <table:table-cell table:number-columns-repeated="7"/>
          <table:table-cell office:value-type="date" office:date-value="2020-03-25" calcext:value-type="date">
            <text:p>25/03/20</text:p>
          </table:table-cell>
          <table:table-cell table:formula="of:=[.BP28]-[.BP27]" office:value-type="float" office:value="139" calcext:value-type="float">
            <text:p>139</text:p>
          </table:table-cell>
          <table:table-cell table:formula="of:=[.R29]-[.BP27]" office:value-type="float" office:value="139.753" calcext:value-type="float">
            <text:p>139.753</text:p>
          </table:table-cell>
          <table:table-cell table:formula="of:=[.CD28]-[.CC28]" office:value-type="float" office:value="0.753000000000043" calcext:value-type="float">
            <text:p>0.753000000000043</text:p>
          </table:table-cell>
          <table:table-cell table:formula="of:=[.CE28]/SQRT([.AL28])" office:value-type="float" office:value="0.0396347081268005" calcext:value-type="float">
            <text:p>0.039634708126801</text:p>
          </table:table-cell>
        </table:table-row>
        <table:table-row table:style-name="ro1">
          <table:table-cell office:value-type="string" calcext:value-type="string">
            <text:p>21/03/2020</text:p>
          </table:table-cell>
          <table:table-cell office:value-type="float" office:value="1122.15" calcext:value-type="float">
            <text:p>1122.15</text:p>
          </table:table-cell>
          <table:table-cell office:value-type="float" office:value="510.651" calcext:value-type="float">
            <text:p>510.651</text:p>
          </table:table-cell>
          <table:table-cell office:value-type="float" office:value="393.746" calcext:value-type="float">
            <text:p>393.746</text:p>
          </table:table-cell>
          <table:table-cell office:value-type="float" office:value="213.182" calcext:value-type="float">
            <text:p>213.182</text:p>
          </table:table-cell>
          <table:table-cell office:value-type="float" office:value="77.1146" calcext:value-type="float">
            <text:p>77.1146</text:p>
          </table:table-cell>
          <table:table-cell office:value-type="float" office:value="119.011" calcext:value-type="float">
            <text:p>119.011</text:p>
          </table:table-cell>
          <table:table-cell office:value-type="float" office:value="32.728" calcext:value-type="float">
            <text:p>32.728</text:p>
          </table:table-cell>
          <table:table-cell office:value-type="float" office:value="26.9266" calcext:value-type="float">
            <text:p>26.9266</text:p>
          </table:table-cell>
          <table:table-cell office:value-type="float" office:value="0.306355" calcext:value-type="float">
            <text:p>0.306355</text:p>
          </table:table-cell>
          <table:table-cell office:value-type="float" office:value="320.036" calcext:value-type="float">
            <text:p>320.036</text:p>
          </table:table-cell>
          <table:table-cell office:value-type="float" office:value="273.287" calcext:value-type="float">
            <text:p>273.287</text:p>
          </table:table-cell>
          <table:table-cell office:value-type="float" office:value="81.7741" calcext:value-type="float">
            <text:p>81.7741</text:p>
          </table:table-cell>
          <table:table-cell office:value-type="float" office:value="111.376" calcext:value-type="float">
            <text:p>111.376</text:p>
          </table:table-cell>
          <table:table-cell office:value-type="float" office:value="24.4259" calcext:value-type="float">
            <text:p>24.4259</text:p>
          </table:table-cell>
          <table:table-cell office:value-type="float" office:value="22.5615" calcext:value-type="float">
            <text:p>22.5615</text:p>
          </table:table-cell>
          <table:table-cell office:value-type="float" office:value="0.291846" calcext:value-type="float">
            <text:p>0.291846</text:p>
          </table:table-cell>
          <table:table-cell office:value-type="float" office:value="833.753" calcext:value-type="float">
            <text:p>833.753</text:p>
          </table:table-cell>
          <table:table-cell office:value-type="float" office:value="110.501" calcext:value-type="float">
            <text:p>110.501</text:p>
          </table:table-cell>
          <table:table-cell office:value-type="float" office:value="48.5828" calcext:value-type="float">
            <text:p>48.5828</text:p>
          </table:table-cell>
          <table:table-cell office:value-type="float" office:value="41.3783" calcext:value-type="float">
            <text:p>41.3783</text:p>
          </table:table-cell>
          <table:table-cell office:value-type="float" office:value="24.3308" calcext:value-type="float">
            <text:p>24.3308</text:p>
          </table:table-cell>
          <table:table-cell office:value-type="float" office:value="11.3957" calcext:value-type="float">
            <text:p>11.3957</text:p>
          </table:table-cell>
          <table:table-cell office:value-type="float" office:value="15.597" calcext:value-type="float">
            <text:p>15.597</text:p>
          </table:table-cell>
          <table:table-cell office:value-type="float" office:value="6.8141" calcext:value-type="float">
            <text:p>6.8141</text:p>
          </table:table-cell>
          <table:table-cell office:value-type="float" office:value="6.87092" calcext:value-type="float">
            <text:p>6.87092</text:p>
          </table:table-cell>
          <table:table-cell office:value-type="float" office:value="0.613386" calcext:value-type="float">
            <text:p>0.613386</text:p>
          </table:table-cell>
          <table:table-cell office:value-type="float" office:value="27.7222" calcext:value-type="float">
            <text:p>27.7222</text:p>
          </table:table-cell>
          <table:table-cell office:value-type="float" office:value="20.613" calcext:value-type="float">
            <text:p>20.613</text:p>
          </table:table-cell>
          <table:table-cell office:value-type="float" office:value="9.30538" calcext:value-type="float">
            <text:p>9.30538</text:p>
          </table:table-cell>
          <table:table-cell office:value-type="float" office:value="12.9616" calcext:value-type="float">
            <text:p>12.9616</text:p>
          </table:table-cell>
          <table:table-cell office:value-type="float" office:value="5.52845" calcext:value-type="float">
            <text:p>5.52845</text:p>
          </table:table-cell>
          <table:table-cell office:value-type="float" office:value="4.91991" calcext:value-type="float">
            <text:p>4.91991</text:p>
          </table:table-cell>
          <table:table-cell office:value-type="float" office:value="0.542391" calcext:value-type="float">
            <text:p>0.542391</text:p>
          </table:table-cell>
          <table:table-cell office:value-type="float" office:value="78.3541" calcext:value-type="float">
            <text:p>78.3541</text:p>
          </table:table-cell>
          <table:table-cell office:value-type="float" office:value="1121.61" calcext:value-type="float">
            <text:p>1121.61</text:p>
          </table:table-cell>
          <table:table-cell office:value-type="float" office:value="510.419" calcext:value-type="float">
            <text:p>510.419</text:p>
          </table:table-cell>
          <table:table-cell office:value-type="float" office:value="393.559" calcext:value-type="float">
            <text:p>393.559</text:p>
          </table:table-cell>
          <table:table-cell office:value-type="float" office:value="213.081" calcext:value-type="float">
            <text:p>213.081</text:p>
          </table:table-cell>
          <table:table-cell office:value-type="float" office:value="77.0787" calcext:value-type="float">
            <text:p>77.0787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32.7132" calcext:value-type="float">
            <text:p>32.7132</text:p>
          </table:table-cell>
          <table:table-cell office:value-type="float" office:value="26.9164" calcext:value-type="float">
            <text:p>26.9164</text:p>
          </table:table-cell>
          <table:table-cell office:value-type="float" office:value="0.306235" calcext:value-type="float">
            <text:p>0.306235</text:p>
          </table:table-cell>
          <table:table-cell office:value-type="float" office:value="319.889" calcext:value-type="float">
            <text:p>319.889</text:p>
          </table:table-cell>
          <table:table-cell office:value-type="float" office:value="273.194" calcext:value-type="float">
            <text:p>273.194</text:p>
          </table:table-cell>
          <table:table-cell office:value-type="float" office:value="81.7598" calcext:value-type="float">
            <text:p>81.7598</text:p>
          </table:table-cell>
          <table:table-cell office:value-type="float" office:value="111.33" calcext:value-type="float">
            <text:p>111.33</text:p>
          </table:table-cell>
          <table:table-cell office:value-type="float" office:value="24.4203" calcext:value-type="float">
            <text:p>24.4203</text:p>
          </table:table-cell>
          <table:table-cell office:value-type="float" office:value="22.5608" calcext:value-type="float">
            <text:p>22.5608</text:p>
          </table:table-cell>
          <table:table-cell office:value-type="float" office:value="0.29184" calcext:value-type="float">
            <text:p>0.29184</text:p>
          </table:table-cell>
          <table:table-cell office:value-type="float" office:value="94.9571" calcext:value-type="float">
            <text:p>94.9571</text:p>
          </table:table-cell>
          <table:table-cell office:value-type="float" office:value="42.1846" calcext:value-type="float">
            <text:p>42.1846</text:p>
          </table:table-cell>
          <table:table-cell office:value-type="float" office:value="36.4972" calcext:value-type="float">
            <text:p>36.4972</text:p>
          </table:table-cell>
          <table:table-cell office:value-type="float" office:value="21.9462" calcext:value-type="float">
            <text:p>21.9462</text:p>
          </table:table-cell>
          <table:table-cell office:value-type="float" office:value="10.7657" calcext:value-type="float">
            <text:p>10.7657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6.63793" calcext:value-type="float">
            <text:p>6.63793</text:p>
          </table:table-cell>
          <table:table-cell office:value-type="float" office:value="6.78795" calcext:value-type="float">
            <text:p>6.78795</text:p>
          </table:table-cell>
          <table:table-cell office:value-type="float" office:value="0.613259" calcext:value-type="float">
            <text:p>0.613259</text:p>
          </table:table-cell>
          <table:table-cell office:value-type="float" office:value="23.1021" calcext:value-type="float">
            <text:p>23.1021</text:p>
          </table:table-cell>
          <table:table-cell office:value-type="float" office:value="18.184" calcext:value-type="float">
            <text:p>18.184</text:p>
          </table:table-cell>
          <table:table-cell office:value-type="float" office:value="9.18563" calcext:value-type="float">
            <text:p>9.18563</text:p>
          </table:table-cell>
          <table:table-cell office:value-type="float" office:value="12.0673" calcext:value-type="float">
            <text:p>12.0673</text:p>
          </table:table-cell>
          <table:table-cell office:value-type="float" office:value="5.49782" calcext:value-type="float">
            <text:p>5.49782</text:p>
          </table:table-cell>
          <table:table-cell office:value-type="float" office:value="4.91937" calcext:value-type="float">
            <text:p>4.91937</text:p>
          </table:table-cell>
          <table:table-cell office:value-type="float" office:value="0.542391" calcext:value-type="float">
            <text:p>0.542391</text:p>
          </table:table-cell>
          <table:table-cell office:value-type="float" office:value="995" calcext:value-type="float">
            <text:p>995</text:p>
          </table:table-cell>
          <table:table-cell office:value-type="float" office:value="0.338583" calcext:value-type="float">
            <text:p>0.338583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164041" calcext:value-type="float">
            <text:p>0.164041</text:p>
          </table:table-cell>
          <table:table-cell office:value-type="float" office:value="2.68912" calcext:value-type="float">
            <text:p>2.68912</text:p>
          </table:table-cell>
          <table:table-cell table:number-columns-repeated="7"/>
          <table:table-cell office:value-type="date" office:date-value="2020-03-26" calcext:value-type="date">
            <text:p>26/03/20</text:p>
          </table:table-cell>
          <table:table-cell table:formula="of:=[.BP29]-[.BP28]" office:value-type="float" office:value="162" calcext:value-type="float">
            <text:p>162</text:p>
          </table:table-cell>
          <table:table-cell table:formula="of:=[.R30]-[.BP28]" office:value-type="float" office:value="189.62" calcext:value-type="float">
            <text:p>189.62</text:p>
          </table:table-cell>
          <table:table-cell table:formula="of:=[.CD29]-[.CC29]" office:value-type="float" office:value="27.62" calcext:value-type="float">
            <text:p>27.62</text:p>
          </table:table-cell>
          <table:table-cell table:formula="of:=[.CE29]/SQRT([.AL29])" office:value-type="float" office:value="1.39225488395286" calcext:value-type="float">
            <text:p>1.39225488395286</text:p>
          </table:table-cell>
        </table:table-row>
        <table:table-row table:style-name="ro1">
          <table:table-cell office:value-type="string" calcext:value-type="string">
            <text:p>22/03/2020</text:p>
          </table:table-cell>
          <table:table-cell office:value-type="float" office:value="1150.86" calcext:value-type="float">
            <text:p>1150.86</text:p>
          </table:table-cell>
          <table:table-cell office:value-type="float" office:value="561.556" calcext:value-type="float">
            <text:p>561.556</text:p>
          </table:table-cell>
          <table:table-cell office:value-type="float" office:value="421.1" calcext:value-type="float">
            <text:p>421.1</text:p>
          </table:table-cell>
          <table:table-cell office:value-type="float" office:value="242.176" calcext:value-type="float">
            <text:p>242.176</text:p>
          </table:table-cell>
          <table:table-cell office:value-type="float" office:value="96.4928" calcext:value-type="float">
            <text:p>96.4928</text:p>
          </table:table-cell>
          <table:table-cell office:value-type="float" office:value="130.222" calcext:value-type="float">
            <text:p>130.222</text:p>
          </table:table-cell>
          <table:table-cell office:value-type="float" office:value="39.2793" calcext:value-type="float">
            <text:p>39.2793</text:p>
          </table:table-cell>
          <table:table-cell office:value-type="float" office:value="35.3838" calcext:value-type="float">
            <text:p>35.3838</text:p>
          </table:table-cell>
          <table:table-cell office:value-type="float" office:value="0.407459" calcext:value-type="float">
            <text:p>0.407459</text:p>
          </table:table-cell>
          <table:table-cell office:value-type="float" office:value="373.955" calcext:value-type="float">
            <text:p>373.955</text:p>
          </table:table-cell>
          <table:table-cell office:value-type="float" office:value="344.774" calcext:value-type="float">
            <text:p>344.774</text:p>
          </table:table-cell>
          <table:table-cell office:value-type="float" office:value="107.896" calcext:value-type="float">
            <text:p>107.896</text:p>
          </table:table-cell>
          <table:table-cell office:value-type="float" office:value="133.851" calcext:value-type="float">
            <text:p>133.851</text:p>
          </table:table-cell>
          <table:table-cell office:value-type="float" office:value="31.1234" calcext:value-type="float">
            <text:p>31.1234</text:p>
          </table:table-cell>
          <table:table-cell office:value-type="float" office:value="30.617" calcext:value-type="float">
            <text:p>30.617</text:p>
          </table:table-cell>
          <table:table-cell office:value-type="float" office:value="0.399212" calcext:value-type="float">
            <text:p>0.399212</text:p>
          </table:table-cell>
          <table:table-cell office:value-type="float" office:value="1022.62" calcext:value-type="float">
            <text:p>1022.62</text:p>
          </table:table-cell>
          <table:table-cell office:value-type="float" office:value="98.9089" calcext:value-type="float">
            <text:p>98.9089</text:p>
          </table:table-cell>
          <table:table-cell office:value-type="float" office:value="46.6688" calcext:value-type="float">
            <text:p>46.6688</text:p>
          </table:table-cell>
          <table:table-cell office:value-type="float" office:value="39.123" calcext:value-type="float">
            <text:p>39.123</text:p>
          </table:table-cell>
          <table:table-cell office:value-type="float" office:value="24.4566" calcext:value-type="float">
            <text:p>24.4566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5.4548" calcext:value-type="float">
            <text:p>15.4548</text:p>
          </table:table-cell>
          <table:table-cell office:value-type="float" office:value="7.26127" calcext:value-type="float">
            <text:p>7.26127</text:p>
          </table:table-cell>
          <table:table-cell office:value-type="float" office:value="7.61208" calcext:value-type="float">
            <text:p>7.61208</text:p>
          </table:table-cell>
          <table:table-cell office:value-type="float" office:value="0.691328" calcext:value-type="float">
            <text:p>0.691328</text:p>
          </table:table-cell>
          <table:table-cell office:value-type="float" office:value="28.3628" calcext:value-type="float">
            <text:p>28.3628</text:p>
          </table:table-cell>
          <table:table-cell office:value-type="float" office:value="22.5972" calcext:value-type="float">
            <text:p>22.5972</text:p>
          </table:table-cell>
          <table:table-cell office:value-type="float" office:value="10.5296" calcext:value-type="float">
            <text:p>10.5296</text:p>
          </table:table-cell>
          <table:table-cell office:value-type="float" office:value="13.7495" calcext:value-type="float">
            <text:p>13.7495</text:p>
          </table:table-cell>
          <table:table-cell office:value-type="float" office:value="6.12239" calcext:value-type="float">
            <text:p>6.12239</text:p>
          </table:table-cell>
          <table:table-cell office:value-type="float" office:value="5.64818" calcext:value-type="float">
            <text:p>5.64818</text:p>
          </table:table-cell>
          <table:table-cell office:value-type="float" office:value="0.633763" calcext:value-type="float">
            <text:p>0.633763</text:p>
          </table:table-cell>
          <table:table-cell office:value-type="float" office:value="83.5383" calcext:value-type="float">
            <text:p>83.5383</text:p>
          </table:table-cell>
          <table:table-cell office:value-type="float" office:value="1134.99" calcext:value-type="float">
            <text:p>1134.99</text:p>
          </table:table-cell>
          <table:table-cell office:value-type="float" office:value="554.348" calcext:value-type="float">
            <text:p>554.348</text:p>
          </table:table-cell>
          <table:table-cell office:value-type="float" office:value="415.406" calcext:value-type="float">
            <text:p>415.406</text:p>
          </table:table-cell>
          <table:table-cell office:value-type="float" office:value="238.927" calcext:value-type="float">
            <text:p>238.927</text:p>
          </table:table-cell>
          <table:table-cell office:value-type="float" office:value="95.22" calcext:value-type="float">
            <text:p>95.22</text:p>
          </table:table-cell>
          <table:table-cell office:value-type="float" office:value="128.466" calcext:value-type="float">
            <text:p>128.466</text:p>
          </table:table-cell>
          <table:table-cell office:value-type="float" office:value="38.7756" calcext:value-type="float">
            <text:p>38.7756</text:p>
          </table:table-cell>
          <table:table-cell office:value-type="float" office:value="34.9974" calcext:value-type="float">
            <text:p>34.9974</text:p>
          </table:table-cell>
          <table:table-cell office:value-type="float" office:value="0.402883" calcext:value-type="float">
            <text:p>0.402883</text:p>
          </table:table-cell>
          <table:table-cell office:value-type="float" office:value="368.998" calcext:value-type="float">
            <text:p>368.998</text:p>
          </table:table-cell>
          <table:table-cell office:value-type="float" office:value="341.362" calcext:value-type="float">
            <text:p>341.362</text:p>
          </table:table-cell>
          <table:table-cell office:value-type="float" office:value="107.327" calcext:value-type="float">
            <text:p>107.327</text:p>
          </table:table-cell>
          <table:table-cell office:value-type="float" office:value="132.283" calcext:value-type="float">
            <text:p>132.283</text:p>
          </table:table-cell>
          <table:table-cell office:value-type="float" office:value="30.9154" calcext:value-type="float">
            <text:p>30.9154</text:p>
          </table:table-cell>
          <table:table-cell office:value-type="float" office:value="30.5799" calcext:value-type="float">
            <text:p>30.5799</text:p>
          </table:table-cell>
          <table:table-cell office:value-type="float" office:value="0.398815" calcext:value-type="float">
            <text:p>0.398815</text:p>
          </table:table-cell>
          <table:table-cell office:value-type="float" office:value="86.477" calcext:value-type="float">
            <text:p>86.477</text:p>
          </table:table-cell>
          <table:table-cell office:value-type="float" office:value="41.2614" calcext:value-type="float">
            <text:p>41.2614</text:p>
          </table:table-cell>
          <table:table-cell office:value-type="float" office:value="35.1276" calcext:value-type="float">
            <text:p>35.1276</text:p>
          </table:table-cell>
          <table:table-cell office:value-type="float" office:value="22.3941" calcext:value-type="float">
            <text:p>22.3941</text:p>
          </table:table-cell>
          <table:table-cell office:value-type="float" office:value="11.7749" calcext:value-type="float">
            <text:p>11.7749</text:p>
          </table:table-cell>
          <table:table-cell office:value-type="float" office:value="14.5129" calcext:value-type="float">
            <text:p>14.5129</text:p>
          </table:table-cell>
          <table:table-cell office:value-type="float" office:value="7.09964" calcext:value-type="float">
            <text:p>7.09964</text:p>
          </table:table-cell>
          <table:table-cell office:value-type="float" office:value="7.52178" calcext:value-type="float">
            <text:p>7.52178</text:p>
          </table:table-cell>
          <table:table-cell office:value-type="float" office:value="0.69119" calcext:value-type="float">
            <text:p>0.69119</text:p>
          </table:table-cell>
          <table:table-cell office:value-type="float" office:value="24.0743" calcext:value-type="float">
            <text:p>24.0743</text:p>
          </table:table-cell>
          <table:table-cell office:value-type="float" office:value="20.1016" calcext:value-type="float">
            <text:p>20.1016</text:p>
          </table:table-cell>
          <table:table-cell office:value-type="float" office:value="10.388" calcext:value-type="float">
            <text:p>10.388</text:p>
          </table:table-cell>
          <table:table-cell office:value-type="float" office:value="12.9058" calcext:value-type="float">
            <text:p>12.9058</text:p>
          </table:table-cell>
          <table:table-cell office:value-type="float" office:value="6.08999" calcext:value-type="float">
            <text:p>6.08999</text:p>
          </table:table-cell>
          <table:table-cell office:value-type="float" office:value="5.64707" calcext:value-type="float">
            <text:p>5.64707</text:p>
          </table:table-cell>
          <table:table-cell office:value-type="float" office:value="0.633761" calcext:value-type="float">
            <text:p>0.633761</text:p>
          </table:table-cell>
          <table:table-cell office:value-type="float" office:value="1120" calcext:value-type="float">
            <text:p>1120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677523" calcext:value-type="float">
            <text:p>0.677523</text:p>
          </table:table-cell>
          <table:table-cell office:value-type="float" office:value="0.173358" calcext:value-type="float">
            <text:p>0.173358</text:p>
          </table:table-cell>
          <table:table-cell office:value-type="float" office:value="2.8873" calcext:value-type="float">
            <text:p>2.8873</text:p>
          </table:table-cell>
          <table:table-cell table:number-columns-repeated="7"/>
          <table:table-cell office:value-type="date" office:date-value="2020-03-27" calcext:value-type="date">
            <text:p>27/03/20</text:p>
          </table:table-cell>
          <table:table-cell table:formula="of:=[.BP30]-[.BP29]" office:value-type="float" office:value="125" calcext:value-type="float">
            <text:p>125</text:p>
          </table:table-cell>
          <table:table-cell table:formula="of:=[.R31]-[.BP29]" office:value-type="float" office:value="224.13" calcext:value-type="float">
            <text:p>224.13</text:p>
          </table:table-cell>
          <table:table-cell table:formula="of:=[.CD30]-[.CC30]" office:value-type="float" office:value="99.1300000000001" calcext:value-type="float">
            <text:p>99.1300000000001</text:p>
          </table:table-cell>
          <table:table-cell table:formula="of:=[.CE30]/SQRT([.AL30])" office:value-type="float" office:value="4.86372177624933" calcext:value-type="float">
            <text:p>4.86372177624933</text:p>
          </table:table-cell>
        </table:table-row>
        <table:table-row table:style-name="ro1">
          <table:table-cell office:value-type="string" calcext:value-type="string">
            <text:p>23/03/2020</text:p>
          </table:table-cell>
          <table:table-cell office:value-type="float" office:value="1143.76" calcext:value-type="float">
            <text:p>1143.76</text:p>
          </table:table-cell>
          <table:table-cell office:value-type="float" office:value="599.334" calcext:value-type="float">
            <text:p>599.334</text:p>
          </table:table-cell>
          <table:table-cell office:value-type="float" office:value="437.305" calcext:value-type="float">
            <text:p>437.305</text:p>
          </table:table-cell>
          <table:table-cell office:value-type="float" office:value="263.546" calcext:value-type="float">
            <text:p>263.546</text:p>
          </table:table-cell>
          <table:table-cell office:value-type="float" office:value="116.348" calcext:value-type="float">
            <text:p>116.348</text:p>
          </table:table-cell>
          <table:table-cell office:value-type="float" office:value="138.193" calcext:value-type="float">
            <text:p>138.193</text:p>
          </table:table-cell>
          <table:table-cell office:value-type="float" office:value="45.5563" calcext:value-type="float">
            <text:p>45.5563</text:p>
          </table:table-cell>
          <table:table-cell office:value-type="float" office:value="45.3103" calcext:value-type="float">
            <text:p>45.3103</text:p>
          </table:table-cell>
          <table:table-cell office:value-type="float" office:value="0.527932" calcext:value-type="float">
            <text:p>0.527932</text:p>
          </table:table-cell>
          <table:table-cell office:value-type="float" office:value="421.418" calcext:value-type="float">
            <text:p>421.418</text:p>
          </table:table-cell>
          <table:table-cell office:value-type="float" office:value="422.066" calcext:value-type="float">
            <text:p>422.066</text:p>
          </table:table-cell>
          <table:table-cell office:value-type="float" office:value="139.608" calcext:value-type="float">
            <text:p>139.608</text:p>
          </table:table-cell>
          <table:table-cell office:value-type="float" office:value="155.741" calcext:value-type="float">
            <text:p>155.741</text:p>
          </table:table-cell>
          <table:table-cell office:value-type="float" office:value="38.709" calcext:value-type="float">
            <text:p>38.709</text:p>
          </table:table-cell>
          <table:table-cell office:value-type="float" office:value="41.0527" calcext:value-type="float">
            <text:p>41.0527</text:p>
          </table:table-cell>
          <table:table-cell office:value-type="float" office:value="0.539764" calcext:value-type="float">
            <text:p>0.539764</text:p>
          </table:table-cell>
          <table:table-cell office:value-type="float" office:value="1219.13" calcext:value-type="float">
            <text:p>1219.13</text:p>
          </table:table-cell>
          <table:table-cell office:value-type="float" office:value="88.6221" calcext:value-type="float">
            <text:p>88.6221</text:p>
          </table:table-cell>
          <table:table-cell office:value-type="float" office:value="44.8549" calcext:value-type="float">
            <text:p>44.8549</text:p>
          </table:table-cell>
          <table:table-cell office:value-type="float" office:value="37.0859" calcext:value-type="float">
            <text:p>37.0859</text:p>
          </table:table-cell>
          <table:table-cell office:value-type="float" office:value="24.3153" calcext:value-type="float">
            <text:p>24.3153</text:p>
          </table:table-cell>
          <table:table-cell office:value-type="float" office:value="13.355" calcext:value-type="float">
            <text:p>13.355</text:p>
          </table:table-cell>
          <table:table-cell office:value-type="float" office:value="15.3089" calcext:value-type="float">
            <text:p>15.3089</text:p>
          </table:table-cell>
          <table:table-cell office:value-type="float" office:value="7.68629" calcext:value-type="float">
            <text:p>7.68629</text:p>
          </table:table-cell>
          <table:table-cell office:value-type="float" office:value="8.40905" calcext:value-type="float">
            <text:p>8.40905</text:p>
          </table:table-cell>
          <table:table-cell office:value-type="float" office:value="0.776845" calcext:value-type="float">
            <text:p>0.776845</text:p>
          </table:table-cell>
          <table:table-cell office:value-type="float" office:value="28.7589" calcext:value-type="float">
            <text:p>28.7589</text:p>
          </table:table-cell>
          <table:table-cell office:value-type="float" office:value="24.5239" calcext:value-type="float">
            <text:p>24.5239</text:p>
          </table:table-cell>
          <table:table-cell office:value-type="float" office:value="11.8431" calcext:value-type="float">
            <text:p>11.8431</text:p>
          </table:table-cell>
          <table:table-cell office:value-type="float" office:value="14.4832" calcext:value-type="float">
            <text:p>14.4832</text:p>
          </table:table-cell>
          <table:table-cell office:value-type="float" office:value="6.73537" calcext:value-type="float">
            <text:p>6.73537</text:p>
          </table:table-cell>
          <table:table-cell office:value-type="float" office:value="6.4573" calcext:value-type="float">
            <text:p>6.4573</text:p>
          </table:table-cell>
          <table:table-cell office:value-type="float" office:value="0.73666" calcext:value-type="float">
            <text:p>0.73666</text:p>
          </table:table-cell>
          <table:table-cell office:value-type="float" office:value="87.641" calcext:value-type="float">
            <text:p>87.641</text:p>
          </table:table-cell>
          <table:table-cell office:value-type="float" office:value="1097.42" calcext:value-type="float">
            <text:p>1097.42</text:p>
          </table:table-cell>
          <table:table-cell office:value-type="float" office:value="576.899" calcext:value-type="float">
            <text:p>576.899</text:p>
          </table:table-cell>
          <table:table-cell office:value-type="float" office:value="419.98" calcext:value-type="float">
            <text:p>419.98</text:p>
          </table:table-cell>
          <table:table-cell office:value-type="float" office:value="253.215" calcext:value-type="float">
            <text:p>253.215</text:p>
          </table:table-cell>
          <table:table-cell office:value-type="float" office:value="111.876" calcext:value-type="float">
            <text:p>111.876</text:p>
          </table:table-cell>
          <table:table-cell office:value-type="float" office:value="132.737" calcext:value-type="float">
            <text:p>132.737</text:p>
          </table:table-cell>
          <table:table-cell office:value-type="float" office:value="43.8529" calcext:value-type="float">
            <text:p>43.8529</text:p>
          </table:table-cell>
          <table:table-cell office:value-type="float" office:value="43.856" calcext:value-type="float">
            <text:p>43.856</text:p>
          </table:table-cell>
          <table:table-cell office:value-type="float" office:value="0.51053" calcext:value-type="float">
            <text:p>0.51053</text:p>
          </table:table-cell>
          <table:table-cell office:value-type="float" office:value="404.891" calcext:value-type="float">
            <text:p>404.891</text:p>
          </table:table-cell>
          <table:table-cell office:value-type="float" office:value="409.683" calcext:value-type="float">
            <text:p>409.683</text:p>
          </table:table-cell>
          <table:table-cell office:value-type="float" office:value="137.367" calcext:value-type="float">
            <text:p>137.367</text:p>
          </table:table-cell>
          <table:table-cell office:value-type="float" office:value="150.382" calcext:value-type="float">
            <text:p>150.382</text:p>
          </table:table-cell>
          <table:table-cell office:value-type="float" office:value="37.9423" calcext:value-type="float">
            <text:p>37.9423</text:p>
          </table:table-cell>
          <table:table-cell office:value-type="float" office:value="40.8719" calcext:value-type="float">
            <text:p>40.8719</text:p>
          </table:table-cell>
          <table:table-cell office:value-type="float" office:value="0.53769" calcext:value-type="float">
            <text:p>0.53769</text:p>
          </table:table-cell>
          <table:table-cell office:value-type="float" office:value="78.5873" calcext:value-type="float">
            <text:p>78.5873</text:p>
          </table:table-cell>
          <table:table-cell office:value-type="float" office:value="40.2318" calcext:value-type="float">
            <text:p>40.2318</text:p>
          </table:table-cell>
          <table:table-cell office:value-type="float" office:value="33.7753" calcext:value-type="float">
            <text:p>33.7753</text:p>
          </table:table-cell>
          <table:table-cell office:value-type="float" office:value="22.5346" calcext:value-type="float">
            <text:p>22.5346</text:p>
          </table:table-cell>
          <table:table-cell office:value-type="float" office:value="12.7565" calcext:value-type="float">
            <text:p>12.7565</text:p>
          </table:table-cell>
          <table:table-cell office:value-type="float" office:value="14.529" calcext:value-type="float">
            <text:p>14.529</text:p>
          </table:table-cell>
          <table:table-cell office:value-type="float" office:value="7.53732" calcext:value-type="float">
            <text:p>7.53732</text:p>
          </table:table-cell>
          <table:table-cell office:value-type="float" office:value="8.31018" calcext:value-type="float">
            <text:p>8.31018</text:p>
          </table:table-cell>
          <table:table-cell office:value-type="float" office:value="0.776693" calcext:value-type="float">
            <text:p>0.776693</text:p>
          </table:table-cell>
          <table:table-cell office:value-type="float" office:value="24.7708" calcext:value-type="float">
            <text:p>24.7708</text:p>
          </table:table-cell>
          <table:table-cell office:value-type="float" office:value="21.9446" calcext:value-type="float">
            <text:p>21.9446</text:p>
          </table:table-cell>
          <table:table-cell office:value-type="float" office:value="11.6762" calcext:value-type="float">
            <text:p>11.6762</text:p>
          </table:table-cell>
          <table:table-cell office:value-type="float" office:value="13.6865" calcext:value-type="float">
            <text:p>13.6865</text:p>
          </table:table-cell>
          <table:table-cell office:value-type="float" office:value="6.70118" calcext:value-type="float">
            <text:p>6.70118</text:p>
          </table:table-cell>
          <table:table-cell office:value-type="float" office:value="6.45532" calcext:value-type="float">
            <text:p>6.45532</text:p>
          </table:table-cell>
          <table:table-cell office:value-type="float" office:value="0.736657" calcext:value-type="float">
            <text:p>0.736657</text:p>
          </table:table-cell>
          <table:table-cell office:value-type="float" office:value="1236" calcext:value-type="float">
            <text:p>1236</text:p>
          </table:table-cell>
          <table:table-cell office:value-type="float" office:value="0.325016" calcext:value-type="float">
            <text:p>0.325016</text:p>
          </table:table-cell>
          <table:table-cell office:value-type="float" office:value="0.739116" calcext:value-type="float">
            <text:p>0.739116</text:p>
          </table:table-cell>
          <table:table-cell office:value-type="float" office:value="0.186361" calcext:value-type="float">
            <text:p>0.186361</text:p>
          </table:table-cell>
          <table:table-cell office:value-type="float" office:value="3.03031" calcext:value-type="float">
            <text:p>3.03031</text:p>
          </table:table-cell>
          <table:table-cell table:number-columns-repeated="7"/>
          <table:table-cell office:value-type="date" office:date-value="2020-03-28" calcext:value-type="date">
            <text:p>28/03/20</text:p>
          </table:table-cell>
          <table:table-cell table:formula="of:=[.BP31]-[.BP30]" office:value-type="float" office:value="116" calcext:value-type="float">
            <text:p>116</text:p>
          </table:table-cell>
          <table:table-cell table:formula="of:=[.R32]-[.BP30]" office:value-type="float" office:value="278.8" calcext:value-type="float">
            <text:p>278.8</text:p>
          </table:table-cell>
          <table:table-cell table:formula="of:=[.CD31]-[.CC31]" office:value-type="float" office:value="162.8" calcext:value-type="float">
            <text:p>162.8</text:p>
          </table:table-cell>
          <table:table-cell table:formula="of:=[.CE31]/SQRT([.AL31])" office:value-type="float" office:value="7.9440157392847" calcext:value-type="float">
            <text:p>7.9440157392847</text:p>
          </table:table-cell>
        </table:table-row>
        <table:table-row table:style-name="ro1">
          <table:table-cell office:value-type="string" calcext:value-type="string">
            <text:p>24/03/2020</text:p>
          </table:table-cell>
          <table:table-cell office:value-type="float" office:value="1082.67" calcext:value-type="float">
            <text:p>1082.67</text:p>
          </table:table-cell>
          <table:table-cell office:value-type="float" office:value="613.088" calcext:value-type="float">
            <text:p>613.088</text:p>
          </table:table-cell>
          <table:table-cell office:value-type="float" office:value="434.775" calcext:value-type="float">
            <text:p>434.775</text:p>
          </table:table-cell>
          <table:table-cell office:value-type="float" office:value="272.464" calcext:value-type="float">
            <text:p>272.464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40.379" calcext:value-type="float">
            <text:p>140.379</text:p>
          </table:table-cell>
          <table:table-cell office:value-type="float" office:value="50.518" calcext:value-type="float">
            <text:p>50.518</text:p>
          </table:table-cell>
          <table:table-cell office:value-type="float" office:value="55.8193" calcext:value-type="float">
            <text:p>55.8193</text:p>
          </table:table-cell>
          <table:table-cell office:value-type="float" office:value="0.657452" calcext:value-type="float">
            <text:p>0.657452</text:p>
          </table:table-cell>
          <table:table-cell office:value-type="float" office:value="453.261" calcext:value-type="float">
            <text:p>453.261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175.483" calcext:value-type="float">
            <text:p>175.483</text:p>
          </table:table-cell>
          <table:table-cell office:value-type="float" office:value="173.656" calcext:value-type="float">
            <text:p>173.656</text:p>
          </table:table-cell>
          <table:table-cell office:value-type="float" office:value="46.5504" calcext:value-type="float">
            <text:p>46.5504</text:p>
          </table:table-cell>
          <table:table-cell office:value-type="float" office:value="54.1295" calcext:value-type="float">
            <text:p>54.1295</text:p>
          </table:table-cell>
          <table:table-cell office:value-type="float" office:value="0.718089" calcext:value-type="float">
            <text:p>0.718089</text:p>
          </table:table-cell>
          <table:table-cell office:value-type="float" office:value="1398.8" calcext:value-type="float">
            <text:p>1398.8</text:p>
          </table:table-cell>
          <table:table-cell office:value-type="float" office:value="78.9387" calcext:value-type="float">
            <text:p>78.9387</text:p>
          </table:table-cell>
          <table:table-cell office:value-type="float" office:value="42.9701" calcext:value-type="float">
            <text:p>42.9701</text:p>
          </table:table-cell>
          <table:table-cell office:value-type="float" office:value="35.0576" calcext:value-type="float">
            <text:p>35.0576</text:p>
          </table:table-cell>
          <table:table-cell office:value-type="float" office:value="23.9074" calcext:value-type="float">
            <text:p>23.9074</text:p>
          </table:table-cell>
          <table:table-cell office:value-type="float" office:value="14.226" calcext:value-type="float">
            <text:p>14.226</text:p>
          </table:table-cell>
          <table:table-cell office:value-type="float" office:value="15.0793" calcext:value-type="float">
            <text:p>15.0793</text:p>
          </table:table-cell>
          <table:table-cell office:value-type="float" office:value="8.06126" calcext:value-type="float">
            <text:p>8.06126</text:p>
          </table:table-cell>
          <table:table-cell office:value-type="float" office:value="9.23652" calcext:value-type="float">
            <text:p>9.23652</text:p>
          </table:table-cell>
          <table:table-cell office:value-type="float" office:value="0.866575" calcext:value-type="float">
            <text:p>0.866575</text:p>
          </table:table-cell>
          <table:table-cell office:value-type="float" office:value="28.853" calcext:value-type="float">
            <text:p>28.853</text:p>
          </table:table-cell>
          <table:table-cell office:value-type="float" office:value="26.2085" calcext:value-type="float">
            <text:p>26.2085</text:p>
          </table:table-cell>
          <table:table-cell office:value-type="float" office:value="13.1885" calcext:value-type="float">
            <text:p>13.1885</text:p>
          </table:table-cell>
          <table:table-cell office:value-type="float" office:value="15.1153" calcext:value-type="float">
            <text:p>15.1153</text:p>
          </table:table-cell>
          <table:table-cell office:value-type="float" office:value="7.33789" calcext:value-type="float">
            <text:p>7.33789</text:p>
          </table:table-cell>
          <table:table-cell office:value-type="float" office:value="7.33888" calcext:value-type="float">
            <text:p>7.33888</text:p>
          </table:table-cell>
          <table:table-cell office:value-type="float" office:value="0.850342" calcext:value-type="float">
            <text:p>0.850342</text:p>
          </table:table-cell>
          <table:table-cell office:value-type="float" office:value="89.961" calcext:value-type="float">
            <text:p>89.961</text:p>
          </table:table-cell>
          <table:table-cell office:value-type="float" office:value="1019.37" calcext:value-type="float">
            <text:p>1019.37</text:p>
          </table:table-cell>
          <table:table-cell office:value-type="float" office:value="580.246" calcext:value-type="float">
            <text:p>580.246</text:p>
          </table:table-cell>
          <table:table-cell office:value-type="float" office:value="409.971" calcext:value-type="float">
            <text:p>409.971</text:p>
          </table:table-cell>
          <table:table-cell office:value-type="float" office:value="257.123" calcext:value-type="float">
            <text:p>257.123</text:p>
          </table:table-cell>
          <table:table-cell office:value-type="float" office:value="126.144" calcext:value-type="float">
            <text:p>126.144</text:p>
          </table:table-cell>
          <table:table-cell office:value-type="float" office:value="132.405" calcext:value-type="float">
            <text:p>132.405</text:p>
          </table:table-cell>
          <table:table-cell office:value-type="float" office:value="47.8215" calcext:value-type="float">
            <text:p>47.8215</text:p>
          </table:table-cell>
          <table:table-cell office:value-type="float" office:value="53.2606" calcext:value-type="float">
            <text:p>53.2606</text:p>
          </table:table-cell>
          <table:table-cell office:value-type="float" office:value="0.62651" calcext:value-type="float">
            <text:p>0.62651</text:p>
          </table:table-cell>
          <table:table-cell office:value-type="float" office:value="427.56" calcext:value-type="float">
            <text:p>427.56</text:p>
          </table:table-cell>
          <table:table-cell office:value-type="float" office:value="474.124" calcext:value-type="float">
            <text:p>474.124</text:p>
          </table:table-cell>
          <table:table-cell office:value-type="float" office:value="171.388" calcext:value-type="float">
            <text:p>171.388</text:p>
          </table:table-cell>
          <table:table-cell office:value-type="float" office:value="165.112" calcext:value-type="float">
            <text:p>165.112</text:p>
          </table:table-cell>
          <table:table-cell office:value-type="float" office:value="45.2375" calcext:value-type="float">
            <text:p>45.2375</text:p>
          </table:table-cell>
          <table:table-cell office:value-type="float" office:value="53.7397" calcext:value-type="float">
            <text:p>53.7397</text:p>
          </table:table-cell>
          <table:table-cell office:value-type="float" office:value="0.713405" calcext:value-type="float">
            <text:p>0.713405</text:p>
          </table:table-cell>
          <table:table-cell office:value-type="float" office:value="70.766" calcext:value-type="float">
            <text:p>70.766</text:p>
          </table:table-cell>
          <table:table-cell office:value-type="float" office:value="38.9497" calcext:value-type="float">
            <text:p>38.9497</text:p>
          </table:table-cell>
          <table:table-cell office:value-type="float" office:value="32.2672" calcext:value-type="float">
            <text:p>32.2672</text:p>
          </table:table-cell>
          <table:table-cell office:value-type="float" office:value="22.3541" calcext:value-type="float">
            <text:p>22.3541</text:p>
          </table:table-cell>
          <table:table-cell office:value-type="float" office:value="13.6384" calcext:value-type="float">
            <text:p>13.6384</text:p>
          </table:table-cell>
          <table:table-cell office:value-type="float" office:value="14.4211" calcext:value-type="float">
            <text:p>14.4211</text:p>
          </table:table-cell>
          <table:table-cell office:value-type="float" office:value="7.92234" calcext:value-type="float">
            <text:p>7.92234</text:p>
          </table:table-cell>
          <table:table-cell office:value-type="float" office:value="9.12766" calcext:value-type="float">
            <text:p>9.12766</text:p>
          </table:table-cell>
          <table:table-cell office:value-type="float" office:value="0.866406" calcext:value-type="float">
            <text:p>0.866406</text:p>
          </table:table-cell>
          <table:table-cell office:value-type="float" office:value="25.1158" calcext:value-type="float">
            <text:p>25.1158</text:p>
          </table:table-cell>
          <table:table-cell office:value-type="float" office:value="23.5325" calcext:value-type="float">
            <text:p>23.5325</text:p>
          </table:table-cell>
          <table:table-cell office:value-type="float" office:value="12.9929" calcext:value-type="float">
            <text:p>12.9929</text:p>
          </table:table-cell>
          <table:table-cell office:value-type="float" office:value="14.359" calcext:value-type="float">
            <text:p>14.359</text:p>
          </table:table-cell>
          <table:table-cell office:value-type="float" office:value="7.30194" calcext:value-type="float">
            <text:p>7.30194</text:p>
          </table:table-cell>
          <table:table-cell office:value-type="float" office:value="7.33572" calcext:value-type="float">
            <text:p>7.33572</text:p>
          </table:table-cell>
          <table:table-cell office:value-type="float" office:value="0.850338" calcext:value-type="float">
            <text:p>0.850338</text:p>
          </table:table-cell>
          <table:table-cell office:value-type="float" office:value="1394" calcext:value-type="float">
            <text:p>1394</text:p>
          </table:table-cell>
          <table:table-cell office:value-type="float" office:value="0.318232" calcext:value-type="float">
            <text:p>0.318232</text:p>
          </table:table-cell>
          <table:table-cell office:value-type="float" office:value="0.800709" calcext:value-type="float">
            <text:p>0.800709</text:p>
          </table:table-cell>
          <table:table-cell office:value-type="float" office:value="0.206633" calcext:value-type="float">
            <text:p>0.206633</text:p>
          </table:table-cell>
          <table:table-cell office:value-type="float" office:value="3.31162" calcext:value-type="float">
            <text:p>3.31162</text:p>
          </table:table-cell>
          <table:table-cell table:number-columns-repeated="7"/>
          <table:table-cell office:value-type="date" office:date-value="2020-03-29" calcext:value-type="date">
            <text:p>29/03/20</text:p>
          </table:table-cell>
          <table:table-cell table:formula="of:=[.BP32]-[.BP31]" office:value-type="float" office:value="158" calcext:value-type="float">
            <text:p>158</text:p>
          </table:table-cell>
          <table:table-cell table:formula="of:=[.R33]-[.BP31]" office:value-type="float" office:value="322.31" calcext:value-type="float">
            <text:p>322.31</text:p>
          </table:table-cell>
          <table:table-cell table:formula="of:=[.CD32]-[.CC32]" office:value-type="float" office:value="164.31" calcext:value-type="float">
            <text:p>164.31</text:p>
          </table:table-cell>
          <table:table-cell table:formula="of:=[.CE32]/SQRT([.AL32])" office:value-type="float" office:value="8.11497949952718" calcext:value-type="float">
            <text:p>8.11497949952718</text:p>
          </table:table-cell>
        </table:table-row>
        <table:table-row table:style-name="ro1">
          <table:table-cell office:value-type="string" calcext:value-type="string">
            <text:p>25/03/2020</text:p>
          </table:table-cell>
          <table:table-cell office:value-type="float" office:value="982.306" calcext:value-type="float">
            <text:p>982.306</text:p>
          </table:table-cell>
          <table:table-cell office:value-type="float" office:value="605.93" calcext:value-type="float">
            <text:p>605.93</text:p>
          </table:table-cell>
          <table:table-cell office:value-type="float" office:value="416.8" calcext:value-type="float">
            <text:p>416.8</text:p>
          </table:table-cell>
          <table:table-cell office:value-type="float" office:value="269.678" calcext:value-type="float">
            <text:p>269.678</text:p>
          </table:table-cell>
          <table:table-cell office:value-type="float" office:value="147.154" calcext:value-type="float">
            <text:p>147.154</text:p>
          </table:table-cell>
          <table:table-cell office:value-type="float" office:value="137.619" calcext:value-type="float">
            <text:p>137.619</text:p>
          </table:table-cell>
          <table:table-cell office:value-type="float" office:value="54.1028" calcext:value-type="float">
            <text:p>54.1028</text:p>
          </table:table-cell>
          <table:table-cell office:value-type="float" office:value="66.6035" calcext:value-type="float">
            <text:p>66.6035</text:p>
          </table:table-cell>
          <table:table-cell office:value-type="float" office:value="0.79217" calcext:value-type="float">
            <text:p>0.79217</text:p>
          </table:table-cell>
          <table:table-cell office:value-type="float" office:value="470.136" calcext:value-type="float">
            <text:p>470.136</text:p>
          </table:table-cell>
          <table:table-cell office:value-type="float" office:value="560.906" calcext:value-type="float">
            <text:p>560.906</text:p>
          </table:table-cell>
          <table:table-cell office:value-type="float" office:value="214.595" calcext:value-type="float">
            <text:p>214.595</text:p>
          </table:table-cell>
          <table:table-cell office:value-type="float" office:value="187.273" calcext:value-type="float">
            <text:p>187.273</text:p>
          </table:table-cell>
          <table:table-cell office:value-type="float" office:value="54.3665" calcext:value-type="float">
            <text:p>54.3665</text:p>
          </table:table-cell>
          <table:table-cell office:value-type="float" office:value="70.0915" calcext:value-type="float">
            <text:p>70.0915</text:p>
          </table:table-cell>
          <table:table-cell office:value-type="float" office:value="0.938482" calcext:value-type="float">
            <text:p>0.938482</text:p>
          </table:table-cell>
          <table:table-cell office:value-type="float" office:value="1558.31" calcext:value-type="float">
            <text:p>1558.31</text:p>
          </table:table-cell>
          <table:table-cell office:value-type="float" office:value="69.5283" calcext:value-type="float">
            <text:p>69.5283</text:p>
          </table:table-cell>
          <table:table-cell office:value-type="float" office:value="40.871" calcext:value-type="float">
            <text:p>40.871</text:p>
          </table:table-cell>
          <table:table-cell office:value-type="float" office:value="32.8972" calcext:value-type="float">
            <text:p>32.8972</text:p>
          </table:table-cell>
          <table:table-cell office:value-type="float" office:value="23.1694" calcext:value-type="float">
            <text:p>23.1694</text:p>
          </table:table-cell>
          <table:table-cell office:value-type="float" office:value="14.958" calcext:value-type="float">
            <text:p>14.958</text:p>
          </table:table-cell>
          <table:table-cell office:value-type="float" office:value="14.7185" calcext:value-type="float">
            <text:p>14.7185</text:p>
          </table:table-cell>
          <table:table-cell office:value-type="float" office:value="8.36982" calcext:value-type="float">
            <text:p>8.36982</text:p>
          </table:table-cell>
          <table:table-cell office:value-type="float" office:value="10.0729" calcext:value-type="float">
            <text:p>10.0729</text:p>
          </table:table-cell>
          <table:table-cell office:value-type="float" office:value="0.957701" calcext:value-type="float">
            <text:p>0.957701</text:p>
          </table:table-cell>
          <table:table-cell office:value-type="float" office:value="28.6064" calcext:value-type="float">
            <text:p>28.6064</text:p>
          </table:table-cell>
          <table:table-cell office:value-type="float" office:value="27.5808" calcext:value-type="float">
            <text:p>27.5808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15.6146" calcext:value-type="float">
            <text:p>15.6146</text:p>
          </table:table-cell>
          <table:table-cell office:value-type="float" office:value="7.91072" calcext:value-type="float">
            <text:p>7.91072</text:p>
          </table:table-cell>
          <table:table-cell office:value-type="float" office:value="8.2816" calcext:value-type="float">
            <text:p>8.2816</text:p>
          </table:table-cell>
          <table:table-cell office:value-type="float" office:value="0.973706" calcext:value-type="float">
            <text:p>0.973706</text:p>
          </table:table-cell>
          <table:table-cell office:value-type="float" office:value="90.6326" calcext:value-type="float">
            <text:p>90.6326</text:p>
          </table:table-cell>
          <table:table-cell office:value-type="float" office:value="928.729" calcext:value-type="float">
            <text:p>928.729</text:p>
          </table:table-cell>
          <table:table-cell office:value-type="float" office:value="575.953" calcext:value-type="float">
            <text:p>575.953</text:p>
          </table:table-cell>
          <table:table-cell office:value-type="float" office:value="394.666" calcext:value-type="float">
            <text:p>394.666</text:p>
          </table:table-cell>
          <table:table-cell office:value-type="float" office:value="255.575" calcext:value-type="float">
            <text:p>255.575</text:p>
          </table:table-cell>
          <table:table-cell office:value-type="float" office:value="139.726" calcext:value-type="float">
            <text:p>139.726</text:p>
          </table:table-cell>
          <table:table-cell office:value-type="float" office:value="130.351" calcext:value-type="float">
            <text:p>130.351</text:p>
          </table:table-cell>
          <table:table-cell office:value-type="float" office:value="51.448" calcext:value-type="float">
            <text:p>51.448</text:p>
          </table:table-cell>
          <table:table-cell office:value-type="float" office:value="63.8139" calcext:value-type="float">
            <text:p>63.8139</text:p>
          </table:table-cell>
          <table:table-cell office:value-type="float" office:value="0.758091" calcext:value-type="float">
            <text:p>0.758091</text:p>
          </table:table-cell>
          <table:table-cell office:value-type="float" office:value="445.358" calcext:value-type="float">
            <text:p>445.358</text:p>
          </table:table-cell>
          <table:table-cell office:value-type="float" office:value="539.154" calcext:value-type="float">
            <text:p>539.154</text:p>
          </table:table-cell>
          <table:table-cell office:value-type="float" office:value="210.005" calcext:value-type="float">
            <text:p>210.005</text:p>
          </table:table-cell>
          <table:table-cell office:value-type="float" office:value="178.835" calcext:value-type="float">
            <text:p>178.835</text:p>
          </table:table-cell>
          <table:table-cell office:value-type="float" office:value="52.984" calcext:value-type="float">
            <text:p>52.984</text:p>
          </table:table-cell>
          <table:table-cell office:value-type="float" office:value="69.5937" calcext:value-type="float">
            <text:p>69.5937</text:p>
          </table:table-cell>
          <table:table-cell office:value-type="float" office:value="0.932287" calcext:value-type="float">
            <text:p>0.932287</text:p>
          </table:table-cell>
          <table:table-cell office:value-type="float" office:value="62.9347" calcext:value-type="float">
            <text:p>62.9347</text:p>
          </table:table-cell>
          <table:table-cell office:value-type="float" office:value="37.3767" calcext:value-type="float">
            <text:p>37.3767</text:p>
          </table:table-cell>
          <table:table-cell office:value-type="float" office:value="30.5476" calcext:value-type="float">
            <text:p>30.5476</text:p>
          </table:table-cell>
          <table:table-cell office:value-type="float" office:value="21.8242" calcext:value-type="float">
            <text:p>21.8242</text:p>
          </table:table-cell>
          <table:table-cell office:value-type="float" office:value="14.386" calcext:value-type="float">
            <text:p>14.386</text:p>
          </table:table-cell>
          <table:table-cell office:value-type="float" office:value="14.162" calcext:value-type="float">
            <text:p>14.162</text:p>
          </table:table-cell>
          <table:table-cell office:value-type="float" office:value="8.24072" calcext:value-type="float">
            <text:p>8.24072</text:p>
          </table:table-cell>
          <table:table-cell office:value-type="float" office:value="9.95464" calcext:value-type="float">
            <text:p>9.95464</text:p>
          </table:table-cell>
          <table:table-cell office:value-type="float" office:value="0.957516" calcext:value-type="float">
            <text:p>0.957516</text:p>
          </table:table-cell>
          <table:table-cell office:value-type="float" office:value="25.13" calcext:value-type="float">
            <text:p>25.13</text:p>
          </table:table-cell>
          <table:table-cell office:value-type="float" office:value="24.8341" calcext:value-type="float">
            <text:p>24.8341</text:p>
          </table:table-cell>
          <table:table-cell office:value-type="float" office:value="14.2878" calcext:value-type="float">
            <text:p>14.2878</text:p>
          </table:table-cell>
          <table:table-cell office:value-type="float" office:value="14.9048" calcext:value-type="float">
            <text:p>14.9048</text:p>
          </table:table-cell>
          <table:table-cell office:value-type="float" office:value="7.87388" calcext:value-type="float">
            <text:p>7.87388</text:p>
          </table:table-cell>
          <table:table-cell office:value-type="float" office:value="8.27704" calcext:value-type="float">
            <text:p>8.27704</text:p>
          </table:table-cell>
          <table:table-cell office:value-type="float" office:value="0.9737" calcext:value-type="float">
            <text:p>0.9737</text:p>
          </table:table-cell>
          <table:table-cell office:value-type="float" office:value="1654" calcext:value-type="float">
            <text:p>1654</text:p>
          </table:table-cell>
          <table:table-cell office:value-type="float" office:value="0.311448" calcext:value-type="float">
            <text:p>0.311448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20254" calcext:value-type="float">
            <text:p>0.220254</text:p>
          </table:table-cell>
          <table:table-cell office:value-type="float" office:value="3.05846" calcext:value-type="float">
            <text:p>3.05846</text:p>
          </table:table-cell>
          <table:table-cell table:number-columns-repeated="7"/>
          <table:table-cell office:value-type="date" office:date-value="2020-03-30" calcext:value-type="date">
            <text:p>30/03/20</text:p>
          </table:table-cell>
          <table:table-cell table:formula="of:=[.BP33]-[.BP32]" office:value-type="float" office:value="260" calcext:value-type="float">
            <text:p>260</text:p>
          </table:table-cell>
          <table:table-cell table:formula="of:=[.R34]-[.BP32]" office:value-type="float" office:value="325.22" calcext:value-type="float">
            <text:p>325.22</text:p>
          </table:table-cell>
          <table:table-cell table:formula="of:=[.CD33]-[.CC33]" office:value-type="float" office:value="65.22" calcext:value-type="float">
            <text:p>65.22</text:p>
          </table:table-cell>
          <table:table-cell table:formula="of:=[.CE33]/SQRT([.AL33])" office:value-type="float" office:value="3.28296261685305" calcext:value-type="float">
            <text:p>3.28296261685305</text:p>
          </table:table-cell>
        </table:table-row>
        <table:table-row table:style-name="ro1">
          <table:table-cell office:value-type="string" calcext:value-type="string">
            <text:p>26/03/2020</text:p>
          </table:table-cell>
          <table:table-cell office:value-type="float" office:value="871.818" calcext:value-type="float">
            <text:p>871.818</text:p>
          </table:table-cell>
          <table:table-cell office:value-type="float" office:value="590.902" calcext:value-type="float">
            <text:p>590.902</text:p>
          </table:table-cell>
          <table:table-cell office:value-type="float" office:value="393.525" calcext:value-type="float">
            <text:p>393.525</text:p>
          </table:table-cell>
          <table:table-cell office:value-type="float" office:value="260.033" calcext:value-type="float">
            <text:p>260.033</text:p>
          </table:table-cell>
          <table:table-cell office:value-type="float" office:value="159.563" calcext:value-type="float">
            <text:p>159.563</text:p>
          </table:table-cell>
          <table:table-cell office:value-type="float" office:value="133.091" calcext:value-type="float">
            <text:p>133.091</text:p>
          </table:table-cell>
          <table:table-cell office:value-type="float" office:value="57.2386" calcext:value-type="float">
            <text:p>57.2386</text:p>
          </table:table-cell>
          <table:table-cell office:value-type="float" office:value="78.4563" calcext:value-type="float">
            <text:p>78.4563</text:p>
          </table:table-cell>
          <table:table-cell office:value-type="float" office:value="0.941588" calcext:value-type="float">
            <text:p>0.941588</text:p>
          </table:table-cell>
          <table:table-cell office:value-type="float" office:value="481.425" calcext:value-type="float">
            <text:p>481.425</text:p>
          </table:table-cell>
          <table:table-cell office:value-type="float" office:value="627.125" calcext:value-type="float">
            <text:p>627.125</text:p>
          </table:table-cell>
          <table:table-cell office:value-type="float" office:value="258.036" calcext:value-type="float">
            <text:p>258.036</text:p>
          </table:table-cell>
          <table:table-cell office:value-type="float" office:value="199.5" calcext:value-type="float">
            <text:p>199.5</text:p>
          </table:table-cell>
          <table:table-cell office:value-type="float" office:value="62.5129" calcext:value-type="float">
            <text:p>62.5129</text:p>
          </table:table-cell>
          <table:table-cell office:value-type="float" office:value="89.4096" calcext:value-type="float">
            <text:p>89.4096</text:p>
          </table:table-cell>
          <table:table-cell office:value-type="float" office:value="1.20808" calcext:value-type="float">
            <text:p>1.20808</text:p>
          </table:table-cell>
          <table:table-cell office:value-type="float" office:value="1719.22" calcext:value-type="float">
            <text:p>1719.22</text:p>
          </table:table-cell>
          <table:table-cell office:value-type="float" office:value="60.4198" calcext:value-type="float">
            <text:p>60.4198</text:p>
          </table:table-cell>
          <table:table-cell office:value-type="float" office:value="38.5774" calcext:value-type="float">
            <text:p>38.5774</text:p>
          </table:table-cell>
          <table:table-cell office:value-type="float" office:value="30.6288" calcext:value-type="float">
            <text:p>30.6288</text:p>
          </table:table-cell>
          <table:table-cell office:value-type="float" office:value="22.0836" calcext:value-type="float">
            <text:p>22.0836</text:p>
          </table:table-cell>
          <table:table-cell office:value-type="float" office:value="15.5469" calcext:value-type="float">
            <text:p>15.5469</text:p>
          </table:table-cell>
          <table:table-cell office:value-type="float" office:value="14.2466" calcext:value-type="float">
            <text:p>14.2466</text:p>
          </table:table-cell>
          <table:table-cell office:value-type="float" office:value="8.61805" calcext:value-type="float">
            <text:p>8.61805</text:p>
          </table:table-cell>
          <table:table-cell office:value-type="float" office:value="10.9124" calcext:value-type="float">
            <text:p>10.9124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28.1062" calcext:value-type="float">
            <text:p>28.1062</text:p>
          </table:table-cell>
          <table:table-cell office:value-type="float" office:value="28.7198" calcext:value-type="float">
            <text:p>28.7198</text:p>
          </table:table-cell>
          <table:table-cell office:value-type="float" office:value="15.7933" calcext:value-type="float">
            <text:p>15.7933</text:p>
          </table:table-cell>
          <table:table-cell office:value-type="float" office:value="15.9969" calcext:value-type="float">
            <text:p>15.9969</text:p>
          </table:table-cell>
          <table:table-cell office:value-type="float" office:value="8.45576" calcext:value-type="float">
            <text:p>8.45576</text:p>
          </table:table-cell>
          <table:table-cell office:value-type="float" office:value="9.2788" calcext:value-type="float">
            <text:p>9.2788</text:p>
          </table:table-cell>
          <table:table-cell office:value-type="float" office:value="1.10623" calcext:value-type="float">
            <text:p>1.10623</text:p>
          </table:table-cell>
          <table:table-cell office:value-type="float" office:value="90.2732" calcext:value-type="float">
            <text:p>90.2732</text:p>
          </table:table-cell>
          <table:table-cell office:value-type="float" office:value="854.129" calcext:value-type="float">
            <text:p>854.129</text:p>
          </table:table-cell>
          <table:table-cell office:value-type="float" office:value="580.159" calcext:value-type="float">
            <text:p>580.159</text:p>
          </table:table-cell>
          <table:table-cell office:value-type="float" office:value="385.773" calcext:value-type="float">
            <text:p>385.773</text:p>
          </table:table-cell>
          <table:table-cell office:value-type="float" office:value="254.998" calcext:value-type="float">
            <text:p>254.998</text:p>
          </table:table-cell>
          <table:table-cell office:value-type="float" office:value="156.616" calcext:value-type="float">
            <text:p>156.616</text:p>
          </table:table-cell>
          <table:table-cell office:value-type="float" office:value="130.488" calcext:value-type="float">
            <text:p>130.488</text:p>
          </table:table-cell>
          <table:table-cell office:value-type="float" office:value="56.2123" calcext:value-type="float">
            <text:p>56.2123</text:p>
          </table:table-cell>
          <table:table-cell office:value-type="float" office:value="77.2672" calcext:value-type="float">
            <text:p>77.2672</text:p>
          </table:table-cell>
          <table:table-cell office:value-type="float" office:value="0.926921" calcext:value-type="float">
            <text:p>0.926921</text:p>
          </table:table-cell>
          <table:table-cell office:value-type="float" office:value="472.055" calcext:value-type="float">
            <text:p>472.055</text:p>
          </table:table-cell>
          <table:table-cell office:value-type="float" office:value="618.242" calcext:value-type="float">
            <text:p>618.242</text:p>
          </table:table-cell>
          <table:table-cell office:value-type="float" office:value="256.047" calcext:value-type="float">
            <text:p>256.047</text:p>
          </table:table-cell>
          <table:table-cell office:value-type="float" office:value="196.238" calcext:value-type="float">
            <text:p>196.238</text:p>
          </table:table-cell>
          <table:table-cell office:value-type="float" office:value="61.9484" calcext:value-type="float">
            <text:p>61.9484</text:p>
          </table:table-cell>
          <table:table-cell office:value-type="float" office:value="89.1707" calcext:value-type="float">
            <text:p>89.1707</text:p>
          </table:table-cell>
          <table:table-cell office:value-type="float" office:value="1.20502" calcext:value-type="float">
            <text:p>1.20502</text:p>
          </table:table-cell>
          <table:table-cell office:value-type="float" office:value="55.2361" calcext:value-type="float">
            <text:p>55.2361</text:p>
          </table:table-cell>
          <table:table-cell office:value-type="float" office:value="35.5962" calcext:value-type="float">
            <text:p>35.5962</text:p>
          </table:table-cell>
          <table:table-cell office:value-type="float" office:value="28.6877" calcext:value-type="float">
            <text:p>28.6877</text:p>
          </table:table-cell>
          <table:table-cell office:value-type="float" office:value="20.9549" calcext:value-type="float">
            <text:p>20.9549</text:p>
          </table:table-cell>
          <table:table-cell office:value-type="float" office:value="15.0024" calcext:value-type="float">
            <text:p>15.0024</text:p>
          </table:table-cell>
          <table:table-cell office:value-type="float" office:value="13.7833" calcext:value-type="float">
            <text:p>13.7833</text:p>
          </table:table-cell>
          <table:table-cell office:value-type="float" office:value="8.50014" calcext:value-type="float">
            <text:p>8.50014</text:p>
          </table:table-cell>
          <table:table-cell office:value-type="float" office:value="10.7875" calcext:value-type="float">
            <text:p>10.7875</text:p>
          </table:table-cell>
          <table:table-cell office:value-type="float" office:value="1.04924" calcext:value-type="float">
            <text:p>1.04924</text:p>
          </table:table-cell>
          <table:table-cell office:value-type="float" office:value="24.9347" calcext:value-type="float">
            <text:p>24.9347</text:p>
          </table:table-cell>
          <table:table-cell office:value-type="float" office:value="25.9546" calcext:value-type="float">
            <text:p>25.9546</text:p>
          </table:table-cell>
          <table:table-cell office:value-type="float" office:value="15.5516" calcext:value-type="float">
            <text:p>15.5516</text:p>
          </table:table-cell>
          <table:table-cell office:value-type="float" office:value="15.3462" calcext:value-type="float">
            <text:p>15.3462</text:p>
          </table:table-cell>
          <table:table-cell office:value-type="float" office:value="8.41958" calcext:value-type="float">
            <text:p>8.41958</text:p>
          </table:table-cell>
          <table:table-cell office:value-type="float" office:value="9.2729" calcext:value-type="float">
            <text:p>9.2729</text:p>
          </table:table-cell>
          <table:table-cell office:value-type="float" office:value="1.10622" calcext:value-type="float">
            <text:p>1.10622</text:p>
          </table:table-cell>
          <table:table-cell office:value-type="float" office:value="1925" calcext:value-type="float">
            <text:p>1925</text:p>
          </table:table-cell>
          <table:table-cell office:value-type="float" office:value="0.322881" calcext:value-type="float">
            <text:p>0.322881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216" calcext:value-type="float">
            <text:p>0.2216</text:p>
          </table:table-cell>
          <table:table-cell office:value-type="float" office:value="3.0781" calcext:value-type="float">
            <text:p>3.0781</text:p>
          </table:table-cell>
          <table:table-cell table:number-columns-repeated="7"/>
          <table:table-cell office:value-type="date" office:date-value="2020-03-31" calcext:value-type="date">
            <text:p>31/03/20</text:p>
          </table:table-cell>
          <table:table-cell table:formula="of:=[.BP34]-[.BP33]" office:value-type="float" office:value="271" calcext:value-type="float">
            <text:p>271</text:p>
          </table:table-cell>
          <table:table-cell table:formula="of:=[.R35]-[.BP33]" office:value-type="float" office:value="266.26" calcext:value-type="float">
            <text:p>266.26</text:p>
          </table:table-cell>
          <table:table-cell table:formula="of:=[.CD34]-[.CC34]" office:value-type="float" office:value="-4.74000000000001" calcext:value-type="float">
            <text:p>-4.74000000000001</text:p>
          </table:table-cell>
          <table:table-cell table:formula="of:=[.CE34]/SQRT([.AL34])" office:value-type="float" office:value="-0.241330619358373" calcext:value-type="float">
            <text:p>-0.241330619358373</text:p>
          </table:table-cell>
        </table:table-row>
        <table:table-row table:style-name="ro1">
          <table:table-cell office:value-type="string" calcext:value-type="string">
            <text:p>27/03/2020</text:p>
          </table:table-cell>
          <table:table-cell office:value-type="float" office:value="778.231" calcext:value-type="float">
            <text:p>778.231</text:p>
          </table:table-cell>
          <table:table-cell office:value-type="float" office:value="584.889" calcext:value-type="float">
            <text:p>584.889</text:p>
          </table:table-cell>
          <table:table-cell office:value-type="float" office:value="376.785" calcext:value-type="float">
            <text:p>376.785</text:p>
          </table:table-cell>
          <table:table-cell office:value-type="float" office:value="254.204" calcext:value-type="float">
            <text:p>254.204</text:p>
          </table:table-cell>
          <table:table-cell office:value-type="float" office:value="175.153" calcext:value-type="float">
            <text:p>175.153</text:p>
          </table:table-cell>
          <table:table-cell office:value-type="float" office:value="130.814" calcext:value-type="float">
            <text:p>130.814</text:p>
          </table:table-cell>
          <table:table-cell office:value-type="float" office:value="61.5849" calcext:value-type="float">
            <text:p>61.5849</text:p>
          </table:table-cell>
          <table:table-cell office:value-type="float" office:value="93.5487" calcext:value-type="float">
            <text:p>93.5487</text:p>
          </table:table-cell>
          <table:table-cell office:value-type="float" office:value="1.1326" calcext:value-type="float">
            <text:p>1.1326</text:p>
          </table:table-cell>
          <table:table-cell office:value-type="float" office:value="501.705" calcext:value-type="float">
            <text:p>501.705</text:p>
          </table:table-cell>
          <table:table-cell office:value-type="float" office:value="706.179" calcext:value-type="float">
            <text:p>706.179</text:p>
          </table:table-cell>
          <table:table-cell office:value-type="float" office:value="310.012" calcext:value-type="float">
            <text:p>310.012</text:p>
          </table:table-cell>
          <table:table-cell office:value-type="float" office:value="215.664" calcext:value-type="float">
            <text:p>215.664</text:p>
          </table:table-cell>
          <table:table-cell office:value-type="float" office:value="72.0617" calcext:value-type="float">
            <text:p>72.0617</text:p>
          </table:table-cell>
          <table:table-cell office:value-type="float" office:value="113.092" calcext:value-type="float">
            <text:p>113.092</text:p>
          </table:table-cell>
          <table:table-cell office:value-type="float" office:value="1.54128" calcext:value-type="float">
            <text:p>1.54128</text:p>
          </table:table-cell>
          <table:table-cell office:value-type="float" office:value="1920.26" calcext:value-type="float">
            <text:p>1920.26</text:p>
          </table:table-cell>
          <table:table-cell office:value-type="float" office:value="51.8247" calcext:value-type="float">
            <text:p>51.8247</text:p>
          </table:table-cell>
          <table:table-cell office:value-type="float" office:value="36.2309" calcext:value-type="float">
            <text:p>36.2309</text:p>
          </table:table-cell>
          <table:table-cell office:value-type="float" office:value="28.3888" calcext:value-type="float">
            <text:p>28.3888</text:p>
          </table:table-cell>
          <table:table-cell office:value-type="float" office:value="20.9662" calcext:value-type="float">
            <text:p>20.9662</text:p>
          </table:table-cell>
          <table:table-cell office:value-type="float" office:value="16.0212" calcext:value-type="float">
            <text:p>16.0212</text:p>
          </table:table-cell>
          <table:table-cell office:value-type="float" office:value="13.7355" calcext:value-type="float">
            <text:p>13.7355</text:p>
          </table:table-cell>
          <table:table-cell office:value-type="float" office:value="8.83371" calcext:value-type="float">
            <text:p>8.83371</text:p>
          </table:table-cell>
          <table:table-cell office:value-type="float" office:value="11.7682" calcext:value-type="float">
            <text:p>11.7682</text:p>
          </table:table-cell>
          <table:table-cell office:value-type="float" office:value="1.14352" calcext:value-type="float">
            <text:p>1.14352</text:p>
          </table:table-cell>
          <table:table-cell office:value-type="float" office:value="27.5399" calcext:value-type="float">
            <text:p>27.5399</text:p>
          </table:table-cell>
          <table:table-cell office:value-type="float" office:value="29.6173" calcext:value-type="float">
            <text:p>29.6173</text:p>
          </table:table-cell>
          <table:table-cell office:value-type="float" office:value="17.0794" calcext:value-type="float">
            <text:p>17.0794</text:p>
          </table:table-cell>
          <table:table-cell office:value-type="float" office:value="16.3204" calcext:value-type="float">
            <text:p>16.3204</text:p>
          </table:table-cell>
          <table:table-cell office:value-type="float" office:value="8.99767" calcext:value-type="float">
            <text:p>8.99767</text:p>
          </table:table-cell>
          <table:table-cell office:value-type="float" office:value="10.3355" calcext:value-type="float">
            <text:p>10.3355</text:p>
          </table:table-cell>
          <table:table-cell office:value-type="float" office:value="1.24888" calcext:value-type="float">
            <text:p>1.24888</text:p>
          </table:table-cell>
          <table:table-cell office:value-type="float" office:value="89.6313" calcext:value-type="float">
            <text:p>89.6313</text:p>
          </table:table-cell>
          <table:table-cell office:value-type="float" office:value="779.27" calcext:value-type="float">
            <text:p>779.27</text:p>
          </table:table-cell>
          <table:table-cell office:value-type="float" office:value="585.58" calcext:value-type="float">
            <text:p>585.58</text:p>
          </table:table-cell>
          <table:table-cell office:value-type="float" office:value="377.272" calcext:value-type="float">
            <text:p>377.272</text:p>
          </table:table-cell>
          <table:table-cell office:value-type="float" office:value="254.526" calcext:value-type="float">
            <text:p>254.526</text:p>
          </table:table-cell>
          <table:table-cell office:value-type="float" office:value="175.362" calcext:value-type="float">
            <text:p>175.362</text:p>
          </table:table-cell>
          <table:table-cell office:value-type="float" office:value="130.981" calcext:value-type="float">
            <text:p>130.981</text:p>
          </table:table-cell>
          <table:table-cell office:value-type="float" office:value="61.6564" calcext:value-type="float">
            <text:p>61.6564</text:p>
          </table:table-cell>
          <table:table-cell office:value-type="float" office:value="93.6397" calcext:value-type="float">
            <text:p>93.6397</text:p>
          </table:table-cell>
          <table:table-cell office:value-type="float" office:value="1.13373" calcext:value-type="float">
            <text:p>1.13373</text:p>
          </table:table-cell>
          <table:table-cell office:value-type="float" office:value="502.346" calcext:value-type="float">
            <text:p>502.346</text:p>
          </table:table-cell>
          <table:table-cell office:value-type="float" office:value="706.828" calcext:value-type="float">
            <text:p>706.828</text:p>
          </table:table-cell>
          <table:table-cell office:value-type="float" office:value="310.165" calcext:value-type="float">
            <text:p>310.165</text:p>
          </table:table-cell>
          <table:table-cell office:value-type="float" office:value="215.892" calcext:value-type="float">
            <text:p>215.892</text:p>
          </table:table-cell>
          <table:table-cell office:value-type="float" office:value="72.1028" calcext:value-type="float">
            <text:p>72.1028</text:p>
          </table:table-cell>
          <table:table-cell office:value-type="float" office:value="113.112" calcext:value-type="float">
            <text:p>113.112</text:p>
          </table:table-cell>
          <table:table-cell office:value-type="float" office:value="1.54154" calcext:value-type="float">
            <text:p>1.54154</text:p>
          </table:table-cell>
          <table:table-cell office:value-type="float" office:value="47.9602" calcext:value-type="float">
            <text:p>47.9602</text:p>
          </table:table-cell>
          <table:table-cell office:value-type="float" office:value="33.8007" calcext:value-type="float">
            <text:p>33.8007</text:p>
          </table:table-cell>
          <table:table-cell office:value-type="float" office:value="26.8582" calcext:value-type="float">
            <text:p>26.8582</text:p>
          </table:table-cell>
          <table:table-cell office:value-type="float" office:value="20.0643" calcext:value-type="float">
            <text:p>20.0643</text:p>
          </table:table-cell>
          <table:table-cell office:value-type="float" office:value="15.5253" calcext:value-type="float">
            <text:p>15.5253</text:p>
          </table:table-cell>
          <table:table-cell office:value-type="float" office:value="13.366" calcext:value-type="float">
            <text:p>13.366</text:p>
          </table:table-cell>
          <table:table-cell office:value-type="float" office:value="8.72987" calcext:value-type="float">
            <text:p>8.72987</text:p>
          </table:table-cell>
          <table:table-cell office:value-type="float" office:value="11.642" calcext:value-type="float">
            <text:p>11.642</text:p>
          </table:table-cell>
          <table:table-cell office:value-type="float" office:value="1.14332" calcext:value-type="float">
            <text:p>1.14332</text:p>
          </table:table-cell>
          <table:table-cell office:value-type="float" office:value="24.7369" calcext:value-type="float">
            <text:p>24.7369</text:p>
          </table:table-cell>
          <table:table-cell office:value-type="float" office:value="26.9598" calcext:value-type="float">
            <text:p>26.9598</text:p>
          </table:table-cell>
          <table:table-cell office:value-type="float" office:value="16.8307" calcext:value-type="float">
            <text:p>16.8307</text:p>
          </table:table-cell>
          <table:table-cell office:value-type="float" office:value="15.7435" calcext:value-type="float">
            <text:p>15.7435</text:p>
          </table:table-cell>
          <table:table-cell office:value-type="float" office:value="8.96401" calcext:value-type="float">
            <text:p>8.96401</text:p>
          </table:table-cell>
          <table:table-cell office:value-type="float" office:value="10.3286" calcext:value-type="float">
            <text:p>10.3286</text:p>
          </table:table-cell>
          <table:table-cell office:value-type="float" office:value="1.24887" calcext:value-type="float">
            <text:p>1.24887</text:p>
          </table:table-cell>
          <table:table-cell office:value-type="float" office:value="2279" calcext:value-type="float">
            <text:p>2279</text:p>
          </table:table-cell>
          <table:table-cell office:value-type="float" office:value="0.334314" calcext:value-type="float">
            <text:p>0.334314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40251" calcext:value-type="float">
            <text:p>0.240251</text:p>
          </table:table-cell>
          <table:table-cell office:value-type="float" office:value="2.90377" calcext:value-type="float">
            <text:p>2.90377</text:p>
          </table:table-cell>
          <table:table-cell table:number-columns-repeated="7"/>
          <table:table-cell office:value-type="date" office:date-value="2020-04-01" calcext:value-type="date">
            <text:p>01/04/20</text:p>
          </table:table-cell>
          <table:table-cell table:formula="of:=[.BP35]-[.BP34]" office:value-type="float" office:value="354" calcext:value-type="float">
            <text:p>354</text:p>
          </table:table-cell>
          <table:table-cell table:formula="of:=[.R36]-[.BP34]" office:value-type="float" office:value="222.53" calcext:value-type="float">
            <text:p>222.53</text:p>
          </table:table-cell>
          <table:table-cell table:formula="of:=[.CD35]-[.CC35]" office:value-type="float" office:value="-131.47" calcext:value-type="float">
            <text:p>-131.47</text:p>
          </table:table-cell>
          <table:table-cell table:formula="of:=[.CE35]/SQRT([.AL35])" office:value-type="float" office:value="-6.76860820012923" calcext:value-type="float">
            <text:p>-6.76860820012923</text:p>
          </table:table-cell>
        </table:table-row>
        <table:table-row table:style-name="ro1">
          <table:table-cell office:value-type="string" calcext:value-type="string">
            <text:p>28/03/2020</text:p>
          </table:table-cell>
          <table:table-cell office:value-type="float" office:value="730.933" calcext:value-type="float">
            <text:p>730.933</text:p>
          </table:table-cell>
          <table:table-cell office:value-type="float" office:value="579.841" calcext:value-type="float">
            <text:p>579.841</text:p>
          </table:table-cell>
          <table:table-cell office:value-type="float" office:value="360.26" calcext:value-type="float">
            <text:p>360.26</text:p>
          </table:table-cell>
          <table:table-cell office:value-type="float" office:value="251.667" calcext:value-type="float">
            <text:p>251.667</text:p>
          </table:table-cell>
          <table:table-cell office:value-type="float" office:value="192.476" calcext:value-type="float">
            <text:p>192.476</text:p>
          </table:table-cell>
          <table:table-cell office:value-type="float" office:value="128.811" calcext:value-type="float">
            <text:p>128.811</text:p>
          </table:table-cell>
          <table:table-cell office:value-type="float" office:value="66.5784" calcext:value-type="float">
            <text:p>66.5784</text:p>
          </table:table-cell>
          <table:table-cell office:value-type="float" office:value="111.754" calcext:value-type="float">
            <text:p>111.754</text:p>
          </table:table-cell>
          <table:table-cell office:value-type="float" office:value="1.36403" calcext:value-type="float">
            <text:p>1.36403</text:p>
          </table:table-cell>
          <table:table-cell office:value-type="float" office:value="525.012" calcext:value-type="float">
            <text:p>525.012</text:p>
          </table:table-cell>
          <table:table-cell office:value-type="float" office:value="791.295" calcext:value-type="float">
            <text:p>791.295</text:p>
          </table:table-cell>
          <table:table-cell office:value-type="float" office:value="370.59" calcext:value-type="float">
            <text:p>370.59</text:p>
          </table:table-cell>
          <table:table-cell office:value-type="float" office:value="233.982" calcext:value-type="float">
            <text:p>233.982</text:p>
          </table:table-cell>
          <table:table-cell office:value-type="float" office:value="82.8734" calcext:value-type="float">
            <text:p>82.8734</text:p>
          </table:table-cell>
          <table:table-cell office:value-type="float" office:value="141.826" calcext:value-type="float">
            <text:p>141.826</text:p>
          </table:table-cell>
          <table:table-cell office:value-type="float" office:value="1.94887" calcext:value-type="float">
            <text:p>1.94887</text:p>
          </table:table-cell>
          <table:table-cell office:value-type="float" office:value="2147.53" calcext:value-type="float">
            <text:p>2147.53</text:p>
          </table:table-cell>
          <table:table-cell office:value-type="float" office:value="46.4787" calcext:value-type="float">
            <text:p>46.4787</text:p>
          </table:table-cell>
          <table:table-cell office:value-type="float" office:value="33.9557" calcext:value-type="float">
            <text:p>33.9557</text:p>
          </table:table-cell>
          <table:table-cell office:value-type="float" office:value="26.2268" calcext:value-type="float">
            <text:p>26.2268</text:p>
          </table:table-cell>
          <table:table-cell office:value-type="float" office:value="20.0409" calcext:value-type="float">
            <text:p>20.0409</text:p>
          </table:table-cell>
          <table:table-cell office:value-type="float" office:value="16.4173" calcext:value-type="float">
            <text:p>16.4173</text:p>
          </table:table-cell>
          <table:table-cell office:value-type="float" office:value="13.2126" calcext:value-type="float">
            <text:p>13.2126</text:p>
          </table:table-cell>
          <table:table-cell office:value-type="float" office:value="9.02804" calcext:value-type="float">
            <text:p>9.02804</text:p>
          </table:table-cell>
          <table:table-cell office:value-type="float" office:value="12.6453" calcext:value-type="float">
            <text:p>12.6453</text:p>
          </table:table-cell>
          <table:table-cell office:value-type="float" office:value="1.24042" calcext:value-type="float">
            <text:p>1.24042</text:p>
          </table:table-cell>
          <table:table-cell office:value-type="float" office:value="27.0095" calcext:value-type="float">
            <text:p>27.0095</text:p>
          </table:table-cell>
          <table:table-cell office:value-type="float" office:value="30.2789" calcext:value-type="float">
            <text:p>30.2789</text:p>
          </table:table-cell>
          <table:table-cell office:value-type="float" office:value="18.382" calcext:value-type="float">
            <text:p>18.382</text:p>
          </table:table-cell>
          <table:table-cell office:value-type="float" office:value="16.6184" calcext:value-type="float">
            <text:p>16.6184</text:p>
          </table:table-cell>
          <table:table-cell office:value-type="float" office:value="9.54493" calcext:value-type="float">
            <text:p>9.54493</text:p>
          </table:table-cell>
          <table:table-cell office:value-type="float" office:value="11.4527" calcext:value-type="float">
            <text:p>11.4527</text:p>
          </table:table-cell>
          <table:table-cell office:value-type="float" office:value="1.40233" calcext:value-type="float">
            <text:p>1.40233</text:p>
          </table:table-cell>
          <table:table-cell office:value-type="float" office:value="88.7484" calcext:value-type="float">
            <text:p>88.7484</text:p>
          </table:table-cell>
          <table:table-cell office:value-type="float" office:value="755.024" calcext:value-type="float">
            <text:p>755.024</text:p>
          </table:table-cell>
          <table:table-cell office:value-type="float" office:value="596.459" calcext:value-type="float">
            <text:p>596.459</text:p>
          </table:table-cell>
          <table:table-cell office:value-type="float" office:value="371.679" calcext:value-type="float">
            <text:p>371.679</text:p>
          </table:table-cell>
          <table:table-cell office:value-type="float" office:value="259.463" calcext:value-type="float">
            <text:p>259.463</text:p>
          </table:table-cell>
          <table:table-cell office:value-type="float" office:value="198.054" calcext:value-type="float">
            <text:p>198.054</text:p>
          </table:table-cell>
          <table:table-cell office:value-type="float" office:value="132.852" calcext:value-type="float">
            <text:p>132.852</text:p>
          </table:table-cell>
          <table:table-cell office:value-type="float" office:value="68.4546" calcext:value-type="float">
            <text:p>68.4546</text:p>
          </table:table-cell>
          <table:table-cell office:value-type="float" office:value="114.371" calcext:value-type="float">
            <text:p>114.371</text:p>
          </table:table-cell>
          <table:table-cell office:value-type="float" office:value="1.39684" calcext:value-type="float">
            <text:p>1.39684</text:p>
          </table:table-cell>
          <table:table-cell office:value-type="float" office:value="541.608" calcext:value-type="float">
            <text:p>541.608</text:p>
          </table:table-cell>
          <table:table-cell office:value-type="float" office:value="808.983" calcext:value-type="float">
            <text:p>808.983</text:p>
          </table:table-cell>
          <table:table-cell office:value-type="float" office:value="375.042" calcext:value-type="float">
            <text:p>375.042</text:p>
          </table:table-cell>
          <table:table-cell office:value-type="float" office:value="239.994" calcext:value-type="float">
            <text:p>239.994</text:p>
          </table:table-cell>
          <table:table-cell office:value-type="float" office:value="84.0015" calcext:value-type="float">
            <text:p>84.0015</text:p>
          </table:table-cell>
          <table:table-cell office:value-type="float" office:value="142.442" calcext:value-type="float">
            <text:p>142.442</text:p>
          </table:table-cell>
          <table:table-cell office:value-type="float" office:value="1.95713" calcext:value-type="float">
            <text:p>1.95713</text:p>
          </table:table-cell>
          <table:table-cell office:value-type="float" office:value="43.5411" calcext:value-type="float">
            <text:p>43.5411</text:p>
          </table:table-cell>
          <table:table-cell office:value-type="float" office:value="32.0492" calcext:value-type="float">
            <text:p>32.0492</text:p>
          </table:table-cell>
          <table:table-cell office:value-type="float" office:value="25.0685" calcext:value-type="float">
            <text:p>25.0685</text:p>
          </table:table-cell>
          <table:table-cell office:value-type="float" office:value="19.3377" calcext:value-type="float">
            <text:p>19.3377</text:p>
          </table:table-cell>
          <table:table-cell office:value-type="float" office:value="15.9796" calcext:value-type="float">
            <text:p>15.9796</text:p>
          </table:table-cell>
          <table:table-cell office:value-type="float" office:value="12.928" calcext:value-type="float">
            <text:p>12.928</text:p>
          </table:table-cell>
          <table:table-cell office:value-type="float" office:value="8.93877" calcext:value-type="float">
            <text:p>8.93877</text:p>
          </table:table-cell>
          <table:table-cell office:value-type="float" office:value="12.5213" calcext:value-type="float">
            <text:p>12.5213</text:p>
          </table:table-cell>
          <table:table-cell office:value-type="float" office:value="1.24022" calcext:value-type="float">
            <text:p>1.24022</text:p>
          </table:table-cell>
          <table:table-cell office:value-type="float" office:value="24.5766" calcext:value-type="float">
            <text:p>24.5766</text:p>
          </table:table-cell>
          <table:table-cell office:value-type="float" office:value="27.8254" calcext:value-type="float">
            <text:p>27.8254</text:p>
          </table:table-cell>
          <table:table-cell office:value-type="float" office:value="18.1348" calcext:value-type="float">
            <text:p>18.1348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9.51451" calcext:value-type="float">
            <text:p>9.51451</text:p>
          </table:table-cell>
          <table:table-cell office:value-type="float" office:value="11.4452" calcext:value-type="float">
            <text:p>11.4452</text:p>
          </table:table-cell>
          <table:table-cell office:value-type="float" office:value="1.40232" calcext:value-type="float">
            <text:p>1.40232</text:p>
          </table:table-cell>
          <table:table-cell office:value-type="float" office:value="2631" calcext:value-type="float">
            <text:p>2631</text:p>
          </table:table-cell>
          <table:table-cell office:value-type="float" office:value="0.345747" calcext:value-type="float">
            <text:p>0.345747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59655" calcext:value-type="float">
            <text:p>0.259655</text:p>
          </table:table-cell>
          <table:table-cell office:value-type="float" office:value="2.88081" calcext:value-type="float">
            <text:p>2.88081</text:p>
          </table:table-cell>
          <table:table-cell table:number-columns-repeated="7"/>
          <table:table-cell office:value-type="date" office:date-value="2020-04-02" calcext:value-type="date">
            <text:p>02/04/20</text:p>
          </table:table-cell>
          <table:table-cell table:formula="of:=[.BP36]-[.BP35]" office:value-type="float" office:value="352" calcext:value-type="float">
            <text:p>352</text:p>
          </table:table-cell>
          <table:table-cell table:formula="of:=[.R37]-[.BP35]" office:value-type="float" office:value="147.97" calcext:value-type="float">
            <text:p>147.97</text:p>
          </table:table-cell>
          <table:table-cell table:formula="of:=[.CD36]-[.CC36]" office:value-type="float" office:value="-204.03" calcext:value-type="float">
            <text:p>-204.03</text:p>
          </table:table-cell>
          <table:table-cell table:formula="of:=[.CE36]/SQRT([.AL36])" office:value-type="float" office:value="-10.5830297644971" calcext:value-type="float">
            <text:p>-10.5830297644971</text:p>
          </table:table-cell>
        </table:table-row>
        <table:table-row table:style-name="ro1">
          <table:table-cell office:value-type="string" calcext:value-type="string">
            <text:p>29/03/2020</text:p>
          </table:table-cell>
          <table:table-cell office:value-type="float" office:value="721.13" calcext:value-type="float">
            <text:p>721.13</text:p>
          </table:table-cell>
          <table:table-cell office:value-type="float" office:value="585.699" calcext:value-type="float">
            <text:p>585.699</text:p>
          </table:table-cell>
          <table:table-cell office:value-type="float" office:value="353.058" calcext:value-type="float">
            <text:p>353.058</text:p>
          </table:table-cell>
          <table:table-cell office:value-type="float" office:value="248.854" calcext:value-type="float">
            <text:p>248.854</text:p>
          </table:table-cell>
          <table:table-cell office:value-type="float" office:value="214.092" calcext:value-type="float">
            <text:p>214.092</text:p>
          </table:table-cell>
          <table:table-cell office:value-type="float" office:value="129.519" calcext:value-type="float">
            <text:p>129.519</text:p>
          </table:table-cell>
          <table:table-cell office:value-type="float" office:value="72.9142" calcext:value-type="float">
            <text:p>72.9142</text:p>
          </table:table-cell>
          <table:table-cell office:value-type="float" office:value="134.723" calcext:value-type="float">
            <text:p>134.723</text:p>
          </table:table-cell>
          <table:table-cell office:value-type="float" office:value="1.65693" calcext:value-type="float">
            <text:p>1.65693</text:p>
          </table:table-cell>
          <table:table-cell office:value-type="float" office:value="556.475" calcext:value-type="float">
            <text:p>556.475</text:p>
          </table:table-cell>
          <table:table-cell office:value-type="float" office:value="896.065" calcext:value-type="float">
            <text:p>896.065</text:p>
          </table:table-cell>
          <table:table-cell office:value-type="float" office:value="442.737" calcext:value-type="float">
            <text:p>442.737</text:p>
          </table:table-cell>
          <table:table-cell office:value-type="float" office:value="256.743" calcext:value-type="float">
            <text:p>256.743</text:p>
          </table:table-cell>
          <table:table-cell office:value-type="float" office:value="95.628" calcext:value-type="float">
            <text:p>95.628</text:p>
          </table:table-cell>
          <table:table-cell office:value-type="float" office:value="176.875" calcext:value-type="float">
            <text:p>176.875</text:p>
          </table:table-cell>
          <table:table-cell office:value-type="float" office:value="2.44965" calcext:value-type="float">
            <text:p>2.44965</text:p>
          </table:table-cell>
          <table:table-cell office:value-type="float" office:value="2426.97" calcext:value-type="float">
            <text:p>2426.97</text:p>
          </table:table-cell>
          <table:table-cell office:value-type="float" office:value="43.2001" calcext:value-type="float">
            <text:p>43.2001</text:p>
          </table:table-cell>
          <table:table-cell office:value-type="float" office:value="32.0898" calcext:value-type="float">
            <text:p>32.0898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19.046" calcext:value-type="float">
            <text:p>19.046</text:p>
          </table:table-cell>
          <table:table-cell office:value-type="float" office:value="16.7888" calcext:value-type="float">
            <text:p>16.7888</text:p>
          </table:table-cell>
          <table:table-cell office:value-type="float" office:value="12.8031" calcext:value-type="float">
            <text:p>12.8031</text:p>
          </table:table-cell>
          <table:table-cell office:value-type="float" office:value="9.21538" calcext:value-type="float">
            <text:p>9.21538</text:p>
          </table:table-cell>
          <table:table-cell office:value-type="float" office:value="13.5528" calcext:value-type="float">
            <text:p>13.5528</text:p>
          </table:table-cell>
          <table:table-cell office:value-type="float" office:value="1.34144" calcext:value-type="float">
            <text:p>1.34144</text:p>
          </table:table-cell>
          <table:table-cell office:value-type="float" office:value="26.5855" calcext:value-type="float">
            <text:p>26.5855</text:p>
          </table:table-cell>
          <table:table-cell office:value-type="float" office:value="31.0649" calcext:value-type="float">
            <text:p>31.0649</text:p>
          </table:table-cell>
          <table:table-cell office:value-type="float" office:value="19.7219" calcext:value-type="float">
            <text:p>19.7219</text:p>
          </table:table-cell>
          <table:table-cell office:value-type="float" office:value="16.9191" calcext:value-type="float">
            <text:p>16.9191</text:p>
          </table:table-cell>
          <table:table-cell office:value-type="float" office:value="10.1117" calcext:value-type="float">
            <text:p>10.1117</text:p>
          </table:table-cell>
          <table:table-cell office:value-type="float" office:value="12.637" calcext:value-type="float">
            <text:p>12.637</text:p>
          </table:table-cell>
          <table:table-cell office:value-type="float" office:value="1.56789" calcext:value-type="float">
            <text:p>1.56789</text:p>
          </table:table-cell>
          <table:table-cell office:value-type="float" office:value="88.5104" calcext:value-type="float">
            <text:p>88.5104</text:p>
          </table:table-cell>
          <table:table-cell office:value-type="float" office:value="753.014" calcext:value-type="float">
            <text:p>753.014</text:p>
          </table:table-cell>
          <table:table-cell office:value-type="float" office:value="607.751" calcext:value-type="float">
            <text:p>607.751</text:p>
          </table:table-cell>
          <table:table-cell office:value-type="float" office:value="367.927" calcext:value-type="float">
            <text:p>367.927</text:p>
          </table:table-cell>
          <table:table-cell office:value-type="float" office:value="259.026" calcext:value-type="float">
            <text:p>259.026</text:p>
          </table:table-cell>
          <table:table-cell office:value-type="float" office:value="222.24" calcext:value-type="float">
            <text:p>222.24</text:p>
          </table:table-cell>
          <table:table-cell office:value-type="float" office:value="134.907" calcext:value-type="float">
            <text:p>134.907</text:p>
          </table:table-cell>
          <table:table-cell office:value-type="float" office:value="75.6196" calcext:value-type="float">
            <text:p>75.6196</text:p>
          </table:table-cell>
          <table:table-cell office:value-type="float" office:value="138.85" calcext:value-type="float">
            <text:p>138.85</text:p>
          </table:table-cell>
          <table:table-cell office:value-type="float" office:value="1.70902" calcext:value-type="float">
            <text:p>1.70902</text:p>
          </table:table-cell>
          <table:table-cell office:value-type="float" office:value="580.183" calcext:value-type="float">
            <text:p>580.183</text:p>
          </table:table-cell>
          <table:table-cell office:value-type="float" office:value="922.726" calcext:value-type="float">
            <text:p>922.726</text:p>
          </table:table-cell>
          <table:table-cell office:value-type="float" office:value="449.759" calcext:value-type="float">
            <text:p>449.759</text:p>
          </table:table-cell>
          <table:table-cell office:value-type="float" office:value="265.497" calcext:value-type="float">
            <text:p>265.497</text:p>
          </table:table-cell>
          <table:table-cell office:value-type="float" office:value="97.3235" calcext:value-type="float">
            <text:p>97.3235</text:p>
          </table:table-cell>
          <table:table-cell office:value-type="float" office:value="177.902" calcext:value-type="float">
            <text:p>177.902</text:p>
          </table:table-cell>
          <table:table-cell office:value-type="float" office:value="2.46367" calcext:value-type="float">
            <text:p>2.46367</text:p>
          </table:table-cell>
          <table:table-cell office:value-type="float" office:value="40.926" calcext:value-type="float">
            <text:p>40.926</text:p>
          </table:table-cell>
          <table:table-cell office:value-type="float" office:value="30.6305" calcext:value-type="float">
            <text:p>30.6305</text:p>
          </table:table-cell>
          <table:table-cell office:value-type="float" office:value="23.7212" calcext:value-type="float">
            <text:p>23.7212</text:p>
          </table:table-cell>
          <table:table-cell office:value-type="float" office:value="18.5277" calcext:value-type="float">
            <text:p>18.5277</text:p>
          </table:table-cell>
          <table:table-cell office:value-type="float" office:value="16.4125" calcext:value-type="float">
            <text:p>16.4125</text:p>
          </table:table-cell>
          <table:table-cell office:value-type="float" office:value="12.588" calcext:value-type="float">
            <text:p>12.588</text:p>
          </table:table-cell>
          <table:table-cell office:value-type="float" office:value="9.14034" calcext:value-type="float">
            <text:p>9.14034</text:p>
          </table:table-cell>
          <table:table-cell office:value-type="float" office:value="13.434" calcext:value-type="float">
            <text:p>13.434</text:p>
          </table:table-cell>
          <table:table-cell office:value-type="float" office:value="1.34125" calcext:value-type="float">
            <text:p>1.34125</text:p>
          </table:table-cell>
          <table:table-cell office:value-type="float" office:value="24.5156" calcext:value-type="float">
            <text:p>24.5156</text:p>
          </table:table-cell>
          <table:table-cell office:value-type="float" office:value="28.8316" calcext:value-type="float">
            <text:p>28.8316</text:p>
          </table:table-cell>
          <table:table-cell office:value-type="float" office:value="19.4852" calcext:value-type="float">
            <text:p>19.4852</text:p>
          </table:table-cell>
          <table:table-cell office:value-type="float" office:value="16.4874" calcext:value-type="float">
            <text:p>16.4874</text:p>
          </table:table-cell>
          <table:table-cell office:value-type="float" office:value="10.0849" calcext:value-type="float">
            <text:p>10.0849</text:p>
          </table:table-cell>
          <table:table-cell office:value-type="float" office:value="12.6291" calcext:value-type="float">
            <text:p>12.6291</text:p>
          </table:table-cell>
          <table:table-cell office:value-type="float" office:value="1.56788" calcext:value-type="float">
            <text:p>1.56788</text:p>
          </table:table-cell>
          <table:table-cell office:value-type="float" office:value="2817" calcext:value-type="float">
            <text:p>2817</text:p>
          </table:table-cell>
          <table:table-cell office:value-type="float" office:value="0.357179" calcext:value-type="float">
            <text:p>0.357179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67818" calcext:value-type="float">
            <text:p>0.267818</text:p>
          </table:table-cell>
          <table:table-cell office:value-type="float" office:value="2.9452" calcext:value-type="float">
            <text:p>2.9452</text:p>
          </table:table-cell>
          <table:table-cell table:number-columns-repeated="7"/>
          <table:table-cell office:value-type="date" office:date-value="2020-04-03" calcext:value-type="date">
            <text:p>03/04/20</text:p>
          </table:table-cell>
          <table:table-cell table:formula="of:=[.BP37]-[.BP36]" office:value-type="float" office:value="186" calcext:value-type="float">
            <text:p>186</text:p>
          </table:table-cell>
          <table:table-cell table:formula="of:=[.R38]-[.BP36]" office:value-type="float" office:value="104.52" calcext:value-type="float">
            <text:p>104.52</text:p>
          </table:table-cell>
          <table:table-cell table:formula="of:=[.CD37]-[.CC37]" office:value-type="float" office:value="-81.48" calcext:value-type="float">
            <text:p>-81.48</text:p>
          </table:table-cell>
          <table:table-cell table:formula="of:=[.CE37]/SQRT([.AL37])" office:value-type="float" office:value="-4.24785995830562" calcext:value-type="float">
            <text:p>-4.24785995830562</text:p>
          </table:table-cell>
        </table:table-row>
        <table:table-row table:style-name="ro1">
          <table:table-cell office:value-type="string" calcext:value-type="string">
            <text:p>30/03/2020</text:p>
          </table:table-cell>
          <table:table-cell office:value-type="float" office:value="725.898" calcext:value-type="float">
            <text:p>725.898</text:p>
          </table:table-cell>
          <table:table-cell office:value-type="float" office:value="594.719" calcext:value-type="float">
            <text:p>594.719</text:p>
          </table:table-cell>
          <table:table-cell office:value-type="float" office:value="350.317" calcext:value-type="float">
            <text:p>350.317</text:p>
          </table:table-cell>
          <table:table-cell office:value-type="float" office:value="242.718" calcext:value-type="float">
            <text:p>242.718</text:p>
          </table:table-cell>
          <table:table-cell office:value-type="float" office:value="236.462" calcext:value-type="float">
            <text:p>236.462</text:p>
          </table:table-cell>
          <table:table-cell office:value-type="float" office:value="131.085" calcext:value-type="float">
            <text:p>131.085</text:p>
          </table:table-cell>
          <table:table-cell office:value-type="float" office:value="79.5984" calcext:value-type="float">
            <text:p>79.5984</text:p>
          </table:table-cell>
          <table:table-cell office:value-type="float" office:value="161.58" calcext:value-type="float">
            <text:p>161.58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587.698" calcext:value-type="float">
            <text:p>587.698</text:p>
          </table:table-cell>
          <table:table-cell office:value-type="float" office:value="1009.9" calcext:value-type="float">
            <text:p>1009.9</text:p>
          </table:table-cell>
          <table:table-cell office:value-type="float" office:value="525.368" calcext:value-type="float">
            <text:p>525.368</text:p>
          </table:table-cell>
          <table:table-cell office:value-type="float" office:value="280.829" calcext:value-type="float">
            <text:p>280.829</text:p>
          </table:table-cell>
          <table:table-cell office:value-type="float" office:value="109.79" calcext:value-type="float">
            <text:p>109.79</text:p>
          </table:table-cell>
          <table:table-cell office:value-type="float" office:value="218.887" calcext:value-type="float">
            <text:p>218.887</text:p>
          </table:table-cell>
          <table:table-cell office:value-type="float" office:value="3.05433" calcext:value-type="float">
            <text:p>3.05433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41.1766" calcext:value-type="float">
            <text:p>41.1766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23.4566" calcext:value-type="float">
            <text:p>23.4566</text:p>
          </table:table-cell>
          <table:table-cell office:value-type="float" office:value="18.0832" calcext:value-type="float">
            <text:p>18.0832</text:p>
          </table:table-cell>
          <table:table-cell office:value-type="float" office:value="17.1222" calcext:value-type="float">
            <text:p>17.1222</text:p>
          </table:table-cell>
          <table:table-cell office:value-type="float" office:value="12.5237" calcext:value-type="float">
            <text:p>12.5237</text:p>
          </table:table-cell>
          <table:table-cell office:value-type="float" office:value="9.39902" calcext:value-type="float">
            <text:p>9.39902</text:p>
          </table:table-cell>
          <table:table-cell office:value-type="float" office:value="14.4879" calcext:value-type="float">
            <text:p>14.4879</text:p>
          </table:table-cell>
          <table:table-cell office:value-type="float" office:value="1.44639" calcext:value-type="float">
            <text:p>1.44639</text:p>
          </table:table-cell>
          <table:table-cell office:value-type="float" office:value="26.3029" calcext:value-type="float">
            <text:p>26.3029</text:p>
          </table:table-cell>
          <table:table-cell office:value-type="float" office:value="31.9309" calcext:value-type="float">
            <text:p>31.9309</text:p>
          </table:table-cell>
          <table:table-cell office:value-type="float" office:value="21.1114" calcext:value-type="float">
            <text:p>21.1114</text:p>
          </table:table-cell>
          <table:table-cell office:value-type="float" office:value="17.2334" calcext:value-type="float">
            <text:p>17.2334</text:p>
          </table:table-cell>
          <table:table-cell office:value-type="float" office:value="10.6933" calcext:value-type="float">
            <text:p>10.6933</text:p>
          </table:table-cell>
          <table:table-cell office:value-type="float" office:value="13.8856" calcext:value-type="float">
            <text:p>13.8856</text:p>
          </table:table-cell>
          <table:table-cell office:value-type="float" office:value="1.74578" calcext:value-type="float">
            <text:p>1.74578</text:p>
          </table:table-cell>
          <table:table-cell office:value-type="float" office:value="87.7982" calcext:value-type="float">
            <text:p>87.7982</text:p>
          </table:table-cell>
          <table:table-cell office:value-type="float" office:value="737.211" calcext:value-type="float">
            <text:p>737.211</text:p>
          </table:table-cell>
          <table:table-cell office:value-type="float" office:value="602.423" calcext:value-type="float">
            <text:p>602.423</text:p>
          </table:table-cell>
          <table:table-cell office:value-type="float" office:value="355.461" calcext:value-type="float">
            <text:p>355.461</text:p>
          </table:table-cell>
          <table:table-cell office:value-type="float" office:value="246.139" calcext:value-type="float">
            <text:p>246.139</text:p>
          </table:table-cell>
          <table:table-cell office:value-type="float" office:value="239.552" calcext:value-type="float">
            <text:p>239.552</text:p>
          </table:table-cell>
          <table:table-cell office:value-type="float" office:value="132.98" calcext:value-type="float">
            <text:p>132.98</text:p>
          </table:table-cell>
          <table:table-cell office:value-type="float" office:value="80.6165" calcext:value-type="float">
            <text:p>80.6165</text:p>
          </table:table-cell>
          <table:table-cell office:value-type="float" office:value="163.274" calcext:value-type="float">
            <text:p>163.274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596.576" calcext:value-type="float">
            <text:p>596.576</text:p>
          </table:table-cell>
          <table:table-cell office:value-type="float" office:value="1020.4" calcext:value-type="float">
            <text:p>1020.4</text:p>
          </table:table-cell>
          <table:table-cell office:value-type="float" office:value="528.252" calcext:value-type="float">
            <text:p>528.252</text:p>
          </table:table-cell>
          <table:table-cell office:value-type="float" office:value="284.168" calcext:value-type="float">
            <text:p>284.168</text:p>
          </table:table-cell>
          <table:table-cell office:value-type="float" office:value="110.455" calcext:value-type="float">
            <text:p>110.455</text:p>
          </table:table-cell>
          <table:table-cell office:value-type="float" office:value="219.328" calcext:value-type="float">
            <text:p>219.328</text:p>
          </table:table-cell>
          <table:table-cell office:value-type="float" office:value="3.06046" calcext:value-type="float">
            <text:p>3.06046</text:p>
          </table:table-cell>
          <table:table-cell office:value-type="float" office:value="39.3307" calcext:value-type="float">
            <text:p>39.3307</text:p>
          </table:table-cell>
          <table:table-cell office:value-type="float" office:value="29.5505" calcext:value-type="float">
            <text:p>29.5505</text:p>
          </table:table-cell>
          <table:table-cell office:value-type="float" office:value="22.7924" calcext:value-type="float">
            <text:p>22.7924</text:p>
          </table:table-cell>
          <table:table-cell office:value-type="float" office:value="17.7033" calcext:value-type="float">
            <text:p>17.7033</text:p>
          </table:table-cell>
          <table:table-cell office:value-type="float" office:value="16.7954" calcext:value-type="float">
            <text:p>16.7954</text:p>
          </table:table-cell>
          <table:table-cell office:value-type="float" office:value="12.3561" calcext:value-type="float">
            <text:p>12.3561</text:p>
          </table:table-cell>
          <table:table-cell office:value-type="float" office:value="9.33478" calcext:value-type="float">
            <text:p>9.33478</text:p>
          </table:table-cell>
          <table:table-cell office:value-type="float" office:value="14.3724" calcext:value-type="float">
            <text:p>14.3724</text:p>
          </table:table-cell>
          <table:table-cell office:value-type="float" office:value="1.4462" calcext:value-type="float">
            <text:p>1.4462</text:p>
          </table:table-cell>
          <table:table-cell office:value-type="float" office:value="24.5015" calcext:value-type="float">
            <text:p>24.5015</text:p>
          </table:table-cell>
          <table:table-cell office:value-type="float" office:value="29.8559" calcext:value-type="float">
            <text:p>29.8559</text:p>
          </table:table-cell>
          <table:table-cell office:value-type="float" office:value="20.8815" calcext:value-type="float">
            <text:p>20.8815</text:p>
          </table:table-cell>
          <table:table-cell office:value-type="float" office:value="16.8535" calcext:value-type="float">
            <text:p>16.8535</text:p>
          </table:table-cell>
          <table:table-cell office:value-type="float" office:value="10.6692" calcext:value-type="float">
            <text:p>10.6692</text:p>
          </table:table-cell>
          <table:table-cell office:value-type="float" office:value="13.8774" calcext:value-type="float">
            <text:p>13.8774</text:p>
          </table:table-cell>
          <table:table-cell office:value-type="float" office:value="1.74577" calcext:value-type="float">
            <text:p>1.74577</text:p>
          </table:table-cell>
          <table:table-cell office:value-type="float" office:value="3001" calcext:value-type="float">
            <text:p>3001</text:p>
          </table:table-cell>
          <table:table-cell office:value-type="float" office:value="0.368612" calcext:value-type="float">
            <text:p>0.368612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290672" calcext:value-type="float">
            <text:p>0.290672</text:p>
          </table:table-cell>
          <table:table-cell office:value-type="float" office:value="2.99684" calcext:value-type="float">
            <text:p>2.99684</text:p>
          </table:table-cell>
          <table:table-cell table:number-columns-repeated="7"/>
          <table:table-cell office:value-type="date" office:date-value="2020-04-04" calcext:value-type="date">
            <text:p>04/04/20</text:p>
          </table:table-cell>
          <table:table-cell table:formula="of:=[.BP38]-[.BP37]" office:value-type="float" office:value="184" calcext:value-type="float">
            <text:p>184</text:p>
          </table:table-cell>
          <table:table-cell table:formula="of:=[.R39]-[.BP37]" office:value-type="float" office:value="180.8" calcext:value-type="float">
            <text:p>180.8</text:p>
          </table:table-cell>
          <table:table-cell table:formula="of:=[.CD38]-[.CC38]" office:value-type="float" office:value="-3.19999999999982" calcext:value-type="float">
            <text:p>-3.19999999999982</text:p>
          </table:table-cell>
          <table:table-cell table:formula="of:=[.CE38]/SQRT([.AL38])" office:value-type="float" office:value="-0.169728197531683" calcext:value-type="float">
            <text:p>-0.169728197531683</text:p>
          </table:table-cell>
        </table:table-row>
        <table:table-row table:style-name="ro1">
          <table:table-cell office:value-type="string" calcext:value-type="string">
            <text:p>31/03/2020</text:p>
          </table:table-cell>
          <table:table-cell office:value-type="float" office:value="714.127" calcext:value-type="float">
            <text:p>714.127</text:p>
          </table:table-cell>
          <table:table-cell office:value-type="float" office:value="588.337" calcext:value-type="float">
            <text:p>588.337</text:p>
          </table:table-cell>
          <table:table-cell office:value-type="float" office:value="339.872" calcext:value-type="float">
            <text:p>339.872</text:p>
          </table:table-cell>
          <table:table-cell office:value-type="float" office:value="229.924" calcext:value-type="float">
            <text:p>229.924</text:p>
          </table:table-cell>
          <table:table-cell office:value-type="float" office:value="250.997" calcext:value-type="float">
            <text:p>250.997</text:p>
          </table:table-cell>
          <table:table-cell office:value-type="float" office:value="129.051" calcext:value-type="float">
            <text:p>129.051</text:p>
          </table:table-cell>
          <table:table-cell office:value-type="float" office:value="83.9913" calcext:value-type="float">
            <text:p>83.9913</text:p>
          </table:table-cell>
          <table:table-cell office:value-type="float" office:value="187.694" calcext:value-type="float">
            <text:p>187.694</text:p>
          </table:table-cell>
          <table:table-cell office:value-type="float" office:value="2.33698" calcext:value-type="float">
            <text:p>2.33698</text:p>
          </table:table-cell>
          <table:table-cell office:value-type="float" office:value="598.101" calcext:value-type="float">
            <text:p>598.101</text:p>
          </table:table-cell>
          <table:table-cell office:value-type="float" office:value="1098.39" calcext:value-type="float">
            <text:p>1098.39</text:p>
          </table:table-cell>
          <table:table-cell office:value-type="float" office:value="609.611" calcext:value-type="float">
            <text:p>609.611</text:p>
          </table:table-cell>
          <table:table-cell office:value-type="float" office:value="297.592" calcext:value-type="float">
            <text:p>297.592</text:p>
          </table:table-cell>
          <table:table-cell office:value-type="float" office:value="123.232" calcext:value-type="float">
            <text:p>123.232</text:p>
          </table:table-cell>
          <table:table-cell office:value-type="float" office:value="267.119" calcext:value-type="float">
            <text:p>267.119</text:p>
          </table:table-cell>
          <table:table-cell office:value-type="float" office:value="3.75419" calcext:value-type="float">
            <text:p>3.75419</text:p>
          </table:table-cell>
          <table:table-cell office:value-type="float" office:value="2997.8" calcext:value-type="float">
            <text:p>2997.8</text:p>
          </table:table-cell>
          <table:table-cell office:value-type="float" office:value="39.7551" calcext:value-type="float">
            <text:p>39.7551</text:p>
          </table:table-cell>
          <table:table-cell office:value-type="float" office:value="29.5952" calcext:value-type="float">
            <text:p>29.5952</text:p>
          </table:table-cell>
          <table:table-cell office:value-type="float" office:value="22.5998" calcext:value-type="float">
            <text:p>22.5998</text:p>
          </table:table-cell>
          <table:table-cell office:value-type="float" office:value="17.2257" calcext:value-type="float">
            <text:p>17.2257</text:p>
          </table:table-cell>
          <table:table-cell office:value-type="float" office:value="17.3637" calcext:value-type="float">
            <text:p>17.3637</text:p>
          </table:table-cell>
          <table:table-cell office:value-type="float" office:value="12.294" calcext:value-type="float">
            <text:p>12.294</text:p>
          </table:table-cell>
          <table:table-cell office:value-type="float" office:value="9.55337" calcext:value-type="float">
            <text:p>9.55337</text:p>
          </table:table-cell>
          <table:table-cell office:value-type="float" office:value="15.418" calcext:value-type="float">
            <text:p>15.418</text:p>
          </table:table-cell>
          <table:table-cell office:value-type="float" office:value="1.55155" calcext:value-type="float">
            <text:p>1.55155</text:p>
          </table:table-cell>
          <table:table-cell office:value-type="float" office:value="25.989" calcext:value-type="float">
            <text:p>25.989</text:p>
          </table:table-cell>
          <table:table-cell office:value-type="float" office:value="32.5701" calcext:value-type="float">
            <text:p>32.5701</text:p>
          </table:table-cell>
          <table:table-cell office:value-type="float" office:value="22.4724" calcext:value-type="float">
            <text:p>22.4724</text:p>
          </table:table-cell>
          <table:table-cell office:value-type="float" office:value="17.5092" calcext:value-type="float">
            <text:p>17.5092</text:p>
          </table:table-cell>
          <table:table-cell office:value-type="float" office:value="11.2522" calcext:value-type="float">
            <text:p>11.2522</text:p>
          </table:table-cell>
          <table:table-cell office:value-type="float" office:value="15.1763" calcext:value-type="float">
            <text:p>15.1763</text:p>
          </table:table-cell>
          <table:table-cell office:value-type="float" office:value="1.93387" calcext:value-type="float">
            <text:p>1.93387</text:p>
          </table:table-cell>
          <table:table-cell office:value-type="float" office:value="85.5683" calcext:value-type="float">
            <text:p>85.5683</text:p>
          </table:table-cell>
          <table:table-cell office:value-type="float" office:value="714.542" calcext:value-type="float">
            <text:p>714.542</text:p>
          </table:table-cell>
          <table:table-cell office:value-type="float" office:value="588.614" calcext:value-type="float">
            <text:p>588.614</text:p>
          </table:table-cell>
          <table:table-cell office:value-type="float" office:value="340.056" calcext:value-type="float">
            <text:p>340.056</text:p>
          </table:table-cell>
          <table:table-cell office:value-type="float" office:value="230.043" calcext:value-type="float">
            <text:p>230.043</text:p>
          </table:table-cell>
          <table:table-cell office:value-type="float" office:value="251.115" calcext:value-type="float">
            <text:p>251.115</text:p>
          </table:table-cell>
          <table:table-cell office:value-type="float" office:value="129.119" calcext:value-type="float">
            <text:p>129.119</text:p>
          </table:table-cell>
          <table:table-cell office:value-type="float" office:value="84.0302" calcext:value-type="float">
            <text:p>84.0302</text:p>
          </table:table-cell>
          <table:table-cell office:value-type="float" office:value="187.765" calcext:value-type="float">
            <text:p>187.765</text:p>
          </table:table-cell>
          <table:table-cell office:value-type="float" office:value="2.33787" calcext:value-type="float">
            <text:p>2.33787</text:p>
          </table:table-cell>
          <table:table-cell office:value-type="float" office:value="598.44" calcext:value-type="float">
            <text:p>598.44</text:p>
          </table:table-cell>
          <table:table-cell office:value-type="float" office:value="1098.8" calcext:value-type="float">
            <text:p>1098.8</text:p>
          </table:table-cell>
          <table:table-cell office:value-type="float" office:value="609.731" calcext:value-type="float">
            <text:p>609.731</text:p>
          </table:table-cell>
          <table:table-cell office:value-type="float" office:value="297.721" calcext:value-type="float">
            <text:p>297.721</text:p>
          </table:table-cell>
          <table:table-cell office:value-type="float" office:value="123.258" calcext:value-type="float">
            <text:p>123.258</text:p>
          </table:table-cell>
          <table:table-cell office:value-type="float" office:value="267.138" calcext:value-type="float">
            <text:p>267.138</text:p>
          </table:table-cell>
          <table:table-cell office:value-type="float" office:value="3.75446" calcext:value-type="float">
            <text:p>3.75446</text:p>
          </table:table-cell>
          <table:table-cell office:value-type="float" office:value="38.1816" calcext:value-type="float">
            <text:p>38.1816</text:p>
          </table:table-cell>
          <table:table-cell office:value-type="float" office:value="28.6564" calcext:value-type="float">
            <text:p>28.6564</text:p>
          </table:table-cell>
          <table:table-cell office:value-type="float" office:value="22.0578" calcext:value-type="float">
            <text:p>22.0578</text:p>
          </table:table-cell>
          <table:table-cell office:value-type="float" office:value="16.9329" calcext:value-type="float">
            <text:p>16.9329</text:p>
          </table:table-cell>
          <table:table-cell office:value-type="float" office:value="17.0746" calcext:value-type="float">
            <text:p>17.0746</text:p>
          </table:table-cell>
          <table:table-cell office:value-type="float" office:value="12.1566" calcext:value-type="float">
            <text:p>12.1566</text:p>
          </table:table-cell>
          <table:table-cell office:value-type="float" office:value="9.49674" calcext:value-type="float">
            <text:p>9.49674</text:p>
          </table:table-cell>
          <table:table-cell office:value-type="float" office:value="15.3034" calcext:value-type="float">
            <text:p>15.3034</text:p>
          </table:table-cell>
          <table:table-cell office:value-type="float" office:value="1.55137" calcext:value-type="float">
            <text:p>1.55137</text:p>
          </table:table-cell>
          <table:table-cell office:value-type="float" office:value="24.3689" calcext:value-type="float">
            <text:p>24.3689</text:p>
          </table:table-cell>
          <table:table-cell office:value-type="float" office:value="30.6129" calcext:value-type="float">
            <text:p>30.6129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17.1643" calcext:value-type="float">
            <text:p>17.1643</text:p>
          </table:table-cell>
          <table:table-cell office:value-type="float" office:value="11.2299" calcext:value-type="float">
            <text:p>11.2299</text:p>
          </table:table-cell>
          <table:table-cell office:value-type="float" office:value="15.1677" calcext:value-type="float">
            <text:p>15.1677</text:p>
          </table:table-cell>
          <table:table-cell office:value-type="float" office:value="1.93385" calcext:value-type="float">
            <text:p>1.93385</text:p>
          </table:table-cell>
          <table:table-cell office:value-type="float" office:value="3308" calcext:value-type="float">
            <text:p>3308</text:p>
          </table:table-cell>
          <table:table-cell office:value-type="float" office:value="0.380045" calcext:value-type="float">
            <text:p>0.380045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0084" calcext:value-type="float">
            <text:p>0.30084</text:p>
          </table:table-cell>
          <table:table-cell office:value-type="float" office:value="2.91573" calcext:value-type="float">
            <text:p>2.91573</text:p>
          </table:table-cell>
          <table:table-cell table:number-columns-repeated="7"/>
          <table:table-cell office:value-type="date" office:date-value="2020-04-05" calcext:value-type="date">
            <text:p>05/04/20</text:p>
          </table:table-cell>
          <table:table-cell table:formula="of:=[.BP39]-[.BP38]" office:value-type="float" office:value="307" calcext:value-type="float">
            <text:p>307</text:p>
          </table:table-cell>
          <table:table-cell table:formula="of:=[.R40]-[.BP38]" office:value-type="float" office:value="229.43" calcext:value-type="float">
            <text:p>229.43</text:p>
          </table:table-cell>
          <table:table-cell table:formula="of:=[.CD39]-[.CC39]" office:value-type="float" office:value="-77.5700000000002" calcext:value-type="float">
            <text:p>-77.5700000000002</text:p>
          </table:table-cell>
          <table:table-cell table:formula="of:=[.CE39]/SQRT([.AL39])" office:value-type="float" office:value="-4.20647750171704" calcext:value-type="float">
            <text:p>-4.20647750171704</text:p>
          </table:table-cell>
        </table:table-row>
        <table:table-row table:style-name="ro1">
          <table:table-cell office:value-type="string" calcext:value-type="string">
            <text:p>01/04/2020</text:p>
          </table:table-cell>
          <table:table-cell office:value-type="float" office:value="694.813" calcext:value-type="float">
            <text:p>694.813</text:p>
          </table:table-cell>
          <table:table-cell office:value-type="float" office:value="574.118" calcext:value-type="float">
            <text:p>574.118</text:p>
          </table:table-cell>
          <table:table-cell office:value-type="float" office:value="326.504" calcext:value-type="float">
            <text:p>326.504</text:p>
          </table:table-cell>
          <table:table-cell office:value-type="float" office:value="211.365" calcext:value-type="float">
            <text:p>211.365</text:p>
          </table:table-cell>
          <table:table-cell office:value-type="float" office:value="259.824" calcext:value-type="float">
            <text:p>259.824</text:p>
          </table:table-cell>
          <table:table-cell office:value-type="float" office:value="125.264" calcext:value-type="float">
            <text:p>125.264</text:p>
          </table:table-cell>
          <table:table-cell office:value-type="float" office:value="86.7891" calcext:value-type="float">
            <text:p>86.7891</text:p>
          </table:table-cell>
          <table:table-cell office:value-type="float" office:value="213.321" calcext:value-type="float">
            <text:p>213.321</text:p>
          </table:table-cell>
          <table:table-cell office:value-type="float" office:value="2.66765" calcext:value-type="float">
            <text:p>2.66765</text:p>
          </table:table-cell>
          <table:table-cell office:value-type="float" office:value="595.572" calcext:value-type="float">
            <text:p>595.572</text:p>
          </table:table-cell>
          <table:table-cell office:value-type="float" office:value="1168.93" calcext:value-type="float">
            <text:p>1168.93</text:p>
          </table:table-cell>
          <table:table-cell office:value-type="float" office:value="694.359" calcext:value-type="float">
            <text:p>694.359</text:p>
          </table:table-cell>
          <table:table-cell office:value-type="float" office:value="309.13" calcext:value-type="float">
            <text:p>309.13</text:p>
          </table:table-cell>
          <table:table-cell office:value-type="float" office:value="135.966" calcext:value-type="float">
            <text:p>135.966</text:p>
          </table:table-cell>
          <table:table-cell office:value-type="float" office:value="321.92" calcext:value-type="float">
            <text:p>321.92</text:p>
          </table:table-cell>
          <table:table-cell office:value-type="float" office:value="4.5552" calcext:value-type="float">
            <text:p>4.5552</text:p>
          </table:table-cell>
          <table:table-cell office:value-type="float" office:value="3230.43" calcext:value-type="float">
            <text:p>3230.43</text:p>
          </table:table-cell>
          <table:table-cell office:value-type="float" office:value="38.695" calcext:value-type="float">
            <text:p>38.695</text:p>
          </table:table-cell>
          <table:table-cell office:value-type="float" office:value="28.6733" calcext:value-type="float">
            <text:p>28.6733</text:p>
          </table:table-cell>
          <table:table-cell office:value-type="float" office:value="21.9036" calcext:value-type="float">
            <text:p>21.9036</text:p>
          </table:table-cell>
          <table:table-cell office:value-type="float" office:value="16.2854" calcext:value-type="float">
            <text:p>16.2854</text:p>
          </table:table-cell>
          <table:table-cell office:value-type="float" office:value="17.5115" calcext:value-type="float">
            <text:p>17.5115</text:p>
          </table:table-cell>
          <table:table-cell office:value-type="float" office:value="12.0784" calcext:value-type="float">
            <text:p>12.0784</text:p>
          </table:table-cell>
          <table:table-cell office:value-type="float" office:value="9.67114" calcext:value-type="float">
            <text:p>9.67114</text:p>
          </table:table-cell>
          <table:table-cell office:value-type="float" office:value="16.3227" calcext:value-type="float">
            <text:p>16.3227</text:p>
          </table:table-cell>
          <table:table-cell office:value-type="float" office:value="1.65461" calcext:value-type="float">
            <text:p>1.65461</text:p>
          </table:table-cell>
          <table:table-cell office:value-type="float" office:value="25.5946" calcext:value-type="float">
            <text:p>25.5946</text:p>
          </table:table-cell>
          <table:table-cell office:value-type="float" office:value="33.0512" calcext:value-type="float">
            <text:p>33.0512</text:p>
          </table:table-cell>
          <table:table-cell office:value-type="float" office:value="23.7461" calcext:value-type="float">
            <text:p>23.7461</text:p>
          </table:table-cell>
          <table:table-cell office:value-type="float" office:value="17.726" calcext:value-type="float">
            <text:p>17.726</text:p>
          </table:table-cell>
          <table:table-cell office:value-type="float" office:value="11.7715" calcext:value-type="float">
            <text:p>11.7715</text:p>
          </table:table-cell>
          <table:table-cell office:value-type="float" office:value="16.4911" calcext:value-type="float">
            <text:p>16.4911</text:p>
          </table:table-cell>
          <table:table-cell office:value-type="float" office:value="2.13033" calcext:value-type="float">
            <text:p>2.13033</text:p>
          </table:table-cell>
          <table:table-cell office:value-type="float" office:value="82.7955" calcext:value-type="float">
            <text:p>82.7955</text:p>
          </table:table-cell>
          <table:table-cell office:value-type="float" office:value="704.42" calcext:value-type="float">
            <text:p>704.42</text:p>
          </table:table-cell>
          <table:table-cell office:value-type="float" office:value="580.377" calcext:value-type="float">
            <text:p>580.377</text:p>
          </table:table-cell>
          <table:table-cell office:value-type="float" office:value="330.68" calcext:value-type="float">
            <text:p>330.68</text:p>
          </table:table-cell>
          <table:table-cell office:value-type="float" office:value="213.909" calcext:value-type="float">
            <text:p>213.909</text:p>
          </table:table-cell>
          <table:table-cell office:value-type="float" office:value="262.613" calcext:value-type="float">
            <text:p>262.613</text:p>
          </table:table-cell>
          <table:table-cell office:value-type="float" office:value="126.829" calcext:value-type="float">
            <text:p>126.829</text:p>
          </table:table-cell>
          <table:table-cell office:value-type="float" office:value="87.7106" calcext:value-type="float">
            <text:p>87.7106</text:p>
          </table:table-cell>
          <table:table-cell office:value-type="float" office:value="215.112" calcext:value-type="float">
            <text:p>215.112</text:p>
          </table:table-cell>
          <table:table-cell office:value-type="float" office:value="2.69058" calcext:value-type="float">
            <text:p>2.69058</text:p>
          </table:table-cell>
          <table:table-cell office:value-type="float" office:value="603.565" calcext:value-type="float">
            <text:p>603.565</text:p>
          </table:table-cell>
          <table:table-cell office:value-type="float" office:value="1179.13" calcext:value-type="float">
            <text:p>1179.13</text:p>
          </table:table-cell>
          <table:table-cell office:value-type="float" office:value="697.41" calcext:value-type="float">
            <text:p>697.41</text:p>
          </table:table-cell>
          <table:table-cell office:value-type="float" office:value="312.236" calcext:value-type="float">
            <text:p>312.236</text:p>
          </table:table-cell>
          <table:table-cell office:value-type="float" office:value="136.616" calcext:value-type="float">
            <text:p>136.616</text:p>
          </table:table-cell>
          <table:table-cell office:value-type="float" office:value="322.423" calcext:value-type="float">
            <text:p>322.423</text:p>
          </table:table-cell>
          <table:table-cell office:value-type="float" office:value="4.56241" calcext:value-type="float">
            <text:p>4.56241</text:p>
          </table:table-cell>
          <table:table-cell office:value-type="float" office:value="37.3114" calcext:value-type="float">
            <text:p>37.3114</text:p>
          </table:table-cell>
          <table:table-cell office:value-type="float" office:value="27.8841" calcext:value-type="float">
            <text:p>27.8841</text:p>
          </table:table-cell>
          <table:table-cell office:value-type="float" office:value="21.4454" calcext:value-type="float">
            <text:p>21.4454</text:p>
          </table:table-cell>
          <table:table-cell office:value-type="float" office:value="16.0575" calcext:value-type="float">
            <text:p>16.0575</text:p>
          </table:table-cell>
          <table:table-cell office:value-type="float" office:value="17.2568" calcext:value-type="float">
            <text:p>17.2568</text:p>
          </table:table-cell>
          <table:table-cell office:value-type="float" office:value="11.9623" calcext:value-type="float">
            <text:p>11.9623</text:p>
          </table:table-cell>
          <table:table-cell office:value-type="float" office:value="9.62099" calcext:value-type="float">
            <text:p>9.62099</text:p>
          </table:table-cell>
          <table:table-cell office:value-type="float" office:value="16.2103" calcext:value-type="float">
            <text:p>16.2103</text:p>
          </table:table-cell>
          <table:table-cell office:value-type="float" office:value="1.65443" calcext:value-type="float">
            <text:p>1.65443</text:p>
          </table:table-cell>
          <table:table-cell office:value-type="float" office:value="24.1307" calcext:value-type="float">
            <text:p>24.1307</text:p>
          </table:table-cell>
          <table:table-cell office:value-type="float" office:value="31.208" calcext:value-type="float">
            <text:p>31.208</text:p>
          </table:table-cell>
          <table:table-cell office:value-type="float" office:value="23.5216" calcext:value-type="float">
            <text:p>23.5216</text:p>
          </table:table-cell>
          <table:table-cell office:value-type="float" office:value="17.4131" calcext:value-type="float">
            <text:p>17.4131</text:p>
          </table:table-cell>
          <table:table-cell office:value-type="float" office:value="11.7511" calcext:value-type="float">
            <text:p>11.7511</text:p>
          </table:table-cell>
          <table:table-cell office:value-type="float" office:value="16.4823" calcext:value-type="float">
            <text:p>16.4823</text:p>
          </table:table-cell>
          <table:table-cell office:value-type="float" office:value="2.13032" calcext:value-type="float">
            <text:p>2.13032</text:p>
          </table:table-cell>
          <table:table-cell office:value-type="float" office:value="3508" calcext:value-type="float">
            <text:p>3508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14547" calcext:value-type="float">
            <text:p>0.314547</text:p>
          </table:table-cell>
          <table:table-cell office:value-type="float" office:value="3.13438" calcext:value-type="float">
            <text:p>3.13438</text:p>
          </table:table-cell>
          <table:table-cell table:number-columns-repeated="7"/>
          <table:table-cell office:value-type="date" office:date-value="2020-04-06" calcext:value-type="date">
            <text:p>06/04/20</text:p>
          </table:table-cell>
          <table:table-cell table:formula="of:=[.BP40]-[.BP39]" office:value-type="float" office:value="200" calcext:value-type="float">
            <text:p>200</text:p>
          </table:table-cell>
          <table:table-cell table:formula="of:=[.R41]-[.BP39]" office:value-type="float" office:value="174.06" calcext:value-type="float">
            <text:p>174.06</text:p>
          </table:table-cell>
          <table:table-cell table:formula="of:=[.CD40]-[.CC40]" office:value-type="float" office:value="-25.9400000000001" calcext:value-type="float">
            <text:p>-25.9400000000001</text:p>
          </table:table-cell>
          <table:table-cell table:formula="of:=[.CE40]/SQRT([.AL40])" office:value-type="float" office:value="-1.4264810519615" calcext:value-type="float">
            <text:p>-1.4264810519615</text:p>
          </table:table-cell>
        </table:table-row>
        <table:table-row table:style-name="ro1">
          <table:table-cell office:value-type="string" calcext:value-type="string">
            <text:p>02/04/2020</text:p>
          </table:table-cell>
          <table:table-cell office:value-type="float" office:value="685.802" calcext:value-type="float">
            <text:p>685.802</text:p>
          </table:table-cell>
          <table:table-cell office:value-type="float" office:value="566.069" calcext:value-type="float">
            <text:p>566.069</text:p>
          </table:table-cell>
          <table:table-cell office:value-type="float" office:value="318.907" calcext:value-type="float">
            <text:p>318.907</text:p>
          </table:table-cell>
          <table:table-cell office:value-type="float" office:value="197.568" calcext:value-type="float">
            <text:p>197.568</text:p>
          </table:table-cell>
          <table:table-cell office:value-type="float" office:value="268.588" calcext:value-type="float">
            <text:p>268.588</text:p>
          </table:table-cell>
          <table:table-cell office:value-type="float" office:value="123.123" calcext:value-type="float">
            <text:p>123.123</text:p>
          </table:table-cell>
          <table:table-cell office:value-type="float" office:value="89.955" calcext:value-type="float">
            <text:p>89.955</text:p>
          </table:table-cell>
          <table:table-cell office:value-type="float" office:value="241.823" calcext:value-type="float">
            <text:p>241.823</text:p>
          </table:table-cell>
          <table:table-cell office:value-type="float" office:value="3.03546" calcext:value-type="float">
            <text:p>3.03546</text:p>
          </table:table-cell>
          <table:table-cell office:value-type="float" office:value="597.165" calcext:value-type="float">
            <text:p>597.165</text:p>
          </table:table-cell>
          <table:table-cell office:value-type="float" office:value="1238.44" calcext:value-type="float">
            <text:p>1238.44</text:p>
          </table:table-cell>
          <table:table-cell office:value-type="float" office:value="785.079" calcext:value-type="float">
            <text:p>785.079</text:p>
          </table:table-cell>
          <table:table-cell office:value-type="float" office:value="321.93" calcext:value-type="float">
            <text:p>321.93</text:p>
          </table:table-cell>
          <table:table-cell office:value-type="float" office:value="149.282" calcext:value-type="float">
            <text:p>149.282</text:p>
          </table:table-cell>
          <table:table-cell office:value-type="float" office:value="384.689" calcext:value-type="float">
            <text:p>384.689</text:p>
          </table:table-cell>
          <table:table-cell office:value-type="float" office:value="5.4783" calcext:value-type="float">
            <text:p>5.4783</text:p>
          </table:table-cell>
          <table:table-cell office:value-type="float" office:value="3482.06" calcext:value-type="float">
            <text:p>3482.06</text:p>
          </table:table-cell>
          <table:table-cell office:value-type="float" office:value="37.941" calcext:value-type="float">
            <text:p>37.941</text:p>
          </table:table-cell>
          <table:table-cell office:value-type="float" office:value="27.936" calcext:value-type="float">
            <text:p>27.936</text:p>
          </table:table-cell>
          <table:table-cell office:value-type="float" office:value="21.4033" calcext:value-type="float">
            <text:p>21.4033</text:p>
          </table:table-cell>
          <table:table-cell office:value-type="float" office:value="15.534" calcext:value-type="float">
            <text:p>15.534</text:p>
          </table:table-cell>
          <table:table-cell office:value-type="float" office:value="17.5834" calcext:value-type="float">
            <text:p>17.5834</text:p>
          </table:table-cell>
          <table:table-cell office:value-type="float" office:value="11.9034" calcext:value-type="float">
            <text:p>11.9034</text:p>
          </table:table-cell>
          <table:table-cell office:value-type="float" office:value="9.7692" calcext:value-type="float">
            <text:p>9.7692</text:p>
          </table:table-cell>
          <table:table-cell office:value-type="float" office:value="17.206" calcext:value-type="float">
            <text:p>17.206</text:p>
          </table:table-cell>
          <table:table-cell office:value-type="float" office:value="1.75591" calcext:value-type="float">
            <text:p>1.75591</text:p>
          </table:table-cell>
          <table:table-cell office:value-type="float" office:value="25.2339" calcext:value-type="float">
            <text:p>25.2339</text:p>
          </table:table-cell>
          <table:table-cell office:value-type="float" office:value="33.3604" calcext:value-type="float">
            <text:p>33.3604</text:p>
          </table:table-cell>
          <table:table-cell office:value-type="float" office:value="24.9589" calcext:value-type="float">
            <text:p>24.9589</text:p>
          </table:table-cell>
          <table:table-cell office:value-type="float" office:value="17.914" calcext:value-type="float">
            <text:p>17.914</text:p>
          </table:table-cell>
          <table:table-cell office:value-type="float" office:value="12.2639" calcext:value-type="float">
            <text:p>12.2639</text:p>
          </table:table-cell>
          <table:table-cell office:value-type="float" office:value="17.8251" calcext:value-type="float">
            <text:p>17.8251</text:p>
          </table:table-cell>
          <table:table-cell office:value-type="float" office:value="2.33479" calcext:value-type="float">
            <text:p>2.33479</text:p>
          </table:table-cell>
          <table:table-cell office:value-type="float" office:value="79.8336" calcext:value-type="float">
            <text:p>79.8336</text:p>
          </table:table-cell>
          <table:table-cell office:value-type="float" office:value="688.916" calcext:value-type="float">
            <text:p>688.916</text:p>
          </table:table-cell>
          <table:table-cell office:value-type="float" office:value="568.042" calcext:value-type="float">
            <text:p>568.042</text:p>
          </table:table-cell>
          <table:table-cell office:value-type="float" office:value="320.235" calcext:value-type="float">
            <text:p>320.235</text:p>
          </table:table-cell>
          <table:table-cell office:value-type="float" office:value="198.335" calcext:value-type="float">
            <text:p>198.335</text:p>
          </table:table-cell>
          <table:table-cell office:value-type="float" office:value="269.491" calcext:value-type="float">
            <text:p>269.491</text:p>
          </table:table-cell>
          <table:table-cell office:value-type="float" office:value="123.622" calcext:value-type="float">
            <text:p>123.622</text:p>
          </table:table-cell>
          <table:table-cell office:value-type="float" office:value="90.2565" calcext:value-type="float">
            <text:p>90.2565</text:p>
          </table:table-cell>
          <table:table-cell office:value-type="float" office:value="242.448" calcext:value-type="float">
            <text:p>242.448</text:p>
          </table:table-cell>
          <table:table-cell office:value-type="float" office:value="3.04348" calcext:value-type="float">
            <text:p>3.04348</text:p>
          </table:table-cell>
          <table:table-cell office:value-type="float" office:value="599.791" calcext:value-type="float">
            <text:p>599.791</text:p>
          </table:table-cell>
          <table:table-cell office:value-type="float" office:value="1241.85" calcext:value-type="float">
            <text:p>1241.85</text:p>
          </table:table-cell>
          <table:table-cell office:value-type="float" office:value="786.139" calcext:value-type="float">
            <text:p>786.139</text:p>
          </table:table-cell>
          <table:table-cell office:value-type="float" office:value="322.961" calcext:value-type="float">
            <text:p>322.961</text:p>
          </table:table-cell>
          <table:table-cell office:value-type="float" office:value="149.499" calcext:value-type="float">
            <text:p>149.499</text:p>
          </table:table-cell>
          <table:table-cell office:value-type="float" office:value="384.869" calcext:value-type="float">
            <text:p>384.869</text:p>
          </table:table-cell>
          <table:table-cell office:value-type="float" office:value="5.48091" calcext:value-type="float">
            <text:p>5.48091</text:p>
          </table:table-cell>
          <table:table-cell office:value-type="float" office:value="36.7106" calcext:value-type="float">
            <text:p>36.7106</text:p>
          </table:table-cell>
          <table:table-cell office:value-type="float" office:value="27.2679" calcext:value-type="float">
            <text:p>27.2679</text:p>
          </table:table-cell>
          <table:table-cell office:value-type="float" office:value="21.0093" calcext:value-type="float">
            <text:p>21.0093</text:p>
          </table:table-cell>
          <table:table-cell office:value-type="float" office:value="15.3536" calcext:value-type="float">
            <text:p>15.3536</text:p>
          </table:table-cell>
          <table:table-cell office:value-type="float" office:value="17.3622" calcext:value-type="float">
            <text:p>17.3622</text:p>
          </table:table-cell>
          <table:table-cell office:value-type="float" office:value="11.8039" calcext:value-type="float">
            <text:p>11.8039</text:p>
          </table:table-cell>
          <table:table-cell office:value-type="float" office:value="9.72503" calcext:value-type="float">
            <text:p>9.72503</text:p>
          </table:table-cell>
          <table:table-cell office:value-type="float" office:value="17.0982" calcext:value-type="float">
            <text:p>17.0982</text:p>
          </table:table-cell>
          <table:table-cell office:value-type="float" office:value="1.75573" calcext:value-type="float">
            <text:p>1.75573</text:p>
          </table:table-cell>
          <table:table-cell office:value-type="float" office:value="23.9054" calcext:value-type="float">
            <text:p>23.9054</text:p>
          </table:table-cell>
          <table:table-cell office:value-type="float" office:value="31.6652" calcext:value-type="float">
            <text:p>31.6652</text:p>
          </table:table-cell>
          <table:table-cell office:value-type="float" office:value="24.7447" calcext:value-type="float">
            <text:p>24.7447</text:p>
          </table:table-cell>
          <table:table-cell office:value-type="float" office:value="17.631" calcext:value-type="float">
            <text:p>17.631</text:p>
          </table:table-cell>
          <table:table-cell office:value-type="float" office:value="12.2455" calcext:value-type="float">
            <text:p>12.2455</text:p>
          </table:table-cell>
          <table:table-cell office:value-type="float" office:value="17.8165" calcext:value-type="float">
            <text:p>17.8165</text:p>
          </table:table-cell>
          <table:table-cell office:value-type="float" office:value="2.33478" calcext:value-type="float">
            <text:p>2.33478</text:p>
          </table:table-cell>
          <table:table-cell office:value-type="float" office:value="3858" calcext:value-type="float">
            <text:p>3858</text:p>
          </table:table-cell>
          <table:table-cell office:value-type="float" office:value="0.392742" calcext:value-type="float">
            <text:p>0.392742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41458" calcext:value-type="float">
            <text:p>0.341458</text:p>
          </table:table-cell>
          <table:table-cell office:value-type="float" office:value="3.15143" calcext:value-type="float">
            <text:p>3.15143</text:p>
          </table:table-cell>
          <table:table-cell table:number-columns-repeated="7"/>
          <table:table-cell office:value-type="date" office:date-value="2020-04-07" calcext:value-type="date">
            <text:p>07/04/20</text:p>
          </table:table-cell>
          <table:table-cell table:formula="of:=[.BP41]-[.BP40]" office:value-type="float" office:value="350" calcext:value-type="float">
            <text:p>350</text:p>
          </table:table-cell>
          <table:table-cell table:formula="of:=[.R42]-[.BP40]" office:value-type="float" office:value="202.8" calcext:value-type="float">
            <text:p>202.8</text:p>
          </table:table-cell>
          <table:table-cell table:formula="of:=[.CD41]-[.CC41]" office:value-type="float" office:value="-147.2" calcext:value-type="float">
            <text:p>-147.2</text:p>
          </table:table-cell>
          <table:table-cell table:formula="of:=[.CE41]/SQRT([.AL41])" office:value-type="float" office:value="-8.22571033350514" calcext:value-type="float">
            <text:p>-8.22571033350514</text:p>
          </table:table-cell>
        </table:table-row>
        <table:table-row table:style-name="ro1">
          <table:table-cell office:value-type="string" calcext:value-type="string">
            <text:p>03/04/2020</text:p>
          </table:table-cell>
          <table:table-cell office:value-type="float" office:value="672.135" calcext:value-type="float">
            <text:p>672.135</text:p>
          </table:table-cell>
          <table:table-cell office:value-type="float" office:value="553.97" calcext:value-type="float">
            <text:p>553.97</text:p>
          </table:table-cell>
          <table:table-cell office:value-type="float" office:value="309.824" calcext:value-type="float">
            <text:p>309.824</text:p>
          </table:table-cell>
          <table:table-cell office:value-type="float" office:value="183.48" calcext:value-type="float">
            <text:p>183.48</text:p>
          </table:table-cell>
          <table:table-cell office:value-type="float" office:value="273.134" calcext:value-type="float">
            <text:p>273.134</text:p>
          </table:table-cell>
          <table:table-cell office:value-type="float" office:value="120.084" calcext:value-type="float">
            <text:p>120.084</text:p>
          </table:table-cell>
          <table:table-cell office:value-type="float" office:value="92.0154" calcext:value-type="float">
            <text:p>92.0154</text:p>
          </table:table-cell>
          <table:table-cell office:value-type="float" office:value="269.882" calcext:value-type="float">
            <text:p>269.882</text:p>
          </table:table-cell>
          <table:table-cell office:value-type="float" office:value="3.39739" calcext:value-type="float">
            <text:p>3.39739</text:p>
          </table:table-cell>
          <table:table-cell office:value-type="float" office:value="591.091" calcext:value-type="float">
            <text:p>591.091</text:p>
          </table:table-cell>
          <table:table-cell office:value-type="float" office:value="1290.99" calcext:value-type="float">
            <text:p>1290.99</text:p>
          </table:table-cell>
          <table:table-cell office:value-type="float" office:value="874.704" calcext:value-type="float">
            <text:p>874.704</text:p>
          </table:table-cell>
          <table:table-cell office:value-type="float" office:value="330.996" calcext:value-type="float">
            <text:p>330.996</text:p>
          </table:table-cell>
          <table:table-cell office:value-type="float" office:value="161.863" calcext:value-type="float">
            <text:p>161.863</text:p>
          </table:table-cell>
          <table:table-cell office:value-type="float" office:value="454.651" calcext:value-type="float">
            <text:p>454.651</text:p>
          </table:table-cell>
          <table:table-cell office:value-type="float" office:value="6.51332" calcext:value-type="float">
            <text:p>6.51332</text:p>
          </table:table-cell>
          <table:table-cell office:value-type="float" office:value="3710.8" calcext:value-type="float">
            <text:p>3710.8</text:p>
          </table:table-cell>
          <table:table-cell office:value-type="float" office:value="37.4072" calcext:value-type="float">
            <text:p>37.4072</text:p>
          </table:table-cell>
          <table:table-cell office:value-type="float" office:value="27.3288" calcext:value-type="float">
            <text:p>27.3288</text:p>
          </table:table-cell>
          <table:table-cell office:value-type="float" office:value="21.0054" calcext:value-type="float">
            <text:p>21.0054</text:p>
          </table:table-cell>
          <table:table-cell office:value-type="float" office:value="14.86" calcext:value-type="float">
            <text:p>14.86</text:p>
          </table:table-cell>
          <table:table-cell office:value-type="float" office:value="17.5949" calcext:value-type="float">
            <text:p>17.5949</text:p>
          </table:table-cell>
          <table:table-cell office:value-type="float" office:value="11.7446" calcext:value-type="float">
            <text:p>11.7446</text:p>
          </table:table-cell>
          <table:table-cell office:value-type="float" office:value="9.84487" calcext:value-type="float">
            <text:p>9.84487</text:p>
          </table:table-cell>
          <table:table-cell office:value-type="float" office:value="18.06" calcext:value-type="float">
            <text:p>18.06</text:p>
          </table:table-cell>
          <table:table-cell office:value-type="float" office:value="1.85409" calcext:value-type="float">
            <text:p>1.85409</text:p>
          </table:table-cell>
          <table:table-cell office:value-type="float" office:value="24.8836" calcext:value-type="float">
            <text:p>24.8836</text:p>
          </table:table-cell>
          <table:table-cell office:value-type="float" office:value="33.5739" calcext:value-type="float">
            <text:p>33.5739</text:p>
          </table:table-cell>
          <table:table-cell office:value-type="float" office:value="26.0845" calcext:value-type="float">
            <text:p>26.0845</text:p>
          </table:table-cell>
          <table:table-cell office:value-type="float" office:value="18.0699" calcext:value-type="float">
            <text:p>18.0699</text:p>
          </table:table-cell>
          <table:table-cell office:value-type="float" office:value="12.7206" calcext:value-type="float">
            <text:p>12.7206</text:p>
          </table:table-cell>
          <table:table-cell office:value-type="float" office:value="19.1624" calcext:value-type="float">
            <text:p>19.1624</text:p>
          </table:table-cell>
          <table:table-cell office:value-type="float" office:value="2.54556" calcext:value-type="float">
            <text:p>2.54556</text:p>
          </table:table-cell>
          <table:table-cell office:value-type="float" office:value="76.8625" calcext:value-type="float">
            <text:p>76.8625</text:p>
          </table:table-cell>
          <table:table-cell office:value-type="float" office:value="689.556" calcext:value-type="float">
            <text:p>689.556</text:p>
          </table:table-cell>
          <table:table-cell office:value-type="float" office:value="564.69" calcext:value-type="float">
            <text:p>564.69</text:p>
          </table:table-cell>
          <table:table-cell office:value-type="float" office:value="317.133" calcext:value-type="float">
            <text:p>317.133</text:p>
          </table:table-cell>
          <table:table-cell office:value-type="float" office:value="187.482" calcext:value-type="float">
            <text:p>187.482</text:p>
          </table:table-cell>
          <table:table-cell office:value-type="float" office:value="278.1" calcext:value-type="float">
            <text:p>278.1</text:p>
          </table:table-cell>
          <table:table-cell office:value-type="float" office:value="122.828" calcext:value-type="float">
            <text:p>122.828</text:p>
          </table:table-cell>
          <table:table-cell office:value-type="float" office:value="93.6972" calcext:value-type="float">
            <text:p>93.6972</text:p>
          </table:table-cell>
          <table:table-cell office:value-type="float" office:value="273.554" calcext:value-type="float">
            <text:p>273.554</text:p>
          </table:table-cell>
          <table:table-cell office:value-type="float" office:value="3.44458" calcext:value-type="float">
            <text:p>3.44458</text:p>
          </table:table-cell>
          <table:table-cell office:value-type="float" office:value="605.833" calcext:value-type="float">
            <text:p>605.833</text:p>
          </table:table-cell>
          <table:table-cell office:value-type="float" office:value="1310.3" calcext:value-type="float">
            <text:p>1310.3</text:p>
          </table:table-cell>
          <table:table-cell office:value-type="float" office:value="880.879" calcext:value-type="float">
            <text:p>880.879</text:p>
          </table:table-cell>
          <table:table-cell office:value-type="float" office:value="336.814" calcext:value-type="float">
            <text:p>336.814</text:p>
          </table:table-cell>
          <table:table-cell office:value-type="float" office:value="163.094" calcext:value-type="float">
            <text:p>163.094</text:p>
          </table:table-cell>
          <table:table-cell office:value-type="float" office:value="455.721" calcext:value-type="float">
            <text:p>455.721</text:p>
          </table:table-cell>
          <table:table-cell office:value-type="float" office:value="6.52906" calcext:value-type="float">
            <text:p>6.52906</text:p>
          </table:table-cell>
          <table:table-cell office:value-type="float" office:value="36.2842" calcext:value-type="float">
            <text:p>36.2842</text:p>
          </table:table-cell>
          <table:table-cell office:value-type="float" office:value="26.7494" calcext:value-type="float">
            <text:p>26.7494</text:p>
          </table:table-cell>
          <table:table-cell office:value-type="float" office:value="20.6558" calcext:value-type="float">
            <text:p>20.6558</text:p>
          </table:table-cell>
          <table:table-cell office:value-type="float" office:value="14.7123" calcext:value-type="float">
            <text:p>14.7123</text:p>
          </table:table-cell>
          <table:table-cell office:value-type="float" office:value="17.4027" calcext:value-type="float">
            <text:p>17.4027</text:p>
          </table:table-cell>
          <table:table-cell office:value-type="float" office:value="11.6569" calcext:value-type="float">
            <text:p>11.6569</text:p>
          </table:table-cell>
          <table:table-cell office:value-type="float" office:value="9.80562" calcext:value-type="float">
            <text:p>9.80562</text:p>
          </table:table-cell>
          <table:table-cell office:value-type="float" office:value="17.9579" calcext:value-type="float">
            <text:p>17.9579</text:p>
          </table:table-cell>
          <table:table-cell office:value-type="float" office:value="1.85393" calcext:value-type="float">
            <text:p>1.85393</text:p>
          </table:table-cell>
          <table:table-cell office:value-type="float" office:value="23.6629" calcext:value-type="float">
            <text:p>23.6629</text:p>
          </table:table-cell>
          <table:table-cell office:value-type="float" office:value="32.0237" calcext:value-type="float">
            <text:p>32.0237</text:p>
          </table:table-cell>
          <table:table-cell office:value-type="float" office:value="25.8844" calcext:value-type="float">
            <text:p>25.8844</text:p>
          </table:table-cell>
          <table:table-cell office:value-type="float" office:value="17.8126" calcext:value-type="float">
            <text:p>17.8126</text:p>
          </table:table-cell>
          <table:table-cell office:value-type="float" office:value="12.7043" calcext:value-type="float">
            <text:p>12.7043</text:p>
          </table:table-cell>
          <table:table-cell office:value-type="float" office:value="19.1543" calcext:value-type="float">
            <text:p>19.1543</text:p>
          </table:table-cell>
          <table:table-cell office:value-type="float" office:value="2.54555" calcext:value-type="float">
            <text:p>2.54555</text:p>
          </table:table-cell>
          <table:table-cell office:value-type="float" office:value="4091" calcext:value-type="float">
            <text:p>4091</text:p>
          </table:table-cell>
          <table:table-cell office:value-type="float" office:value="0.394006" calcext:value-type="float">
            <text:p>0.394006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42708" calcext:value-type="float">
            <text:p>0.342708</text:p>
          </table:table-cell>
          <table:table-cell office:value-type="float" office:value="3.46247" calcext:value-type="float">
            <text:p>3.46247</text:p>
          </table:table-cell>
          <table:table-cell table:number-columns-repeated="7"/>
          <table:table-cell office:value-type="date" office:date-value="2020-04-08" calcext:value-type="date">
            <text:p>08/04/20</text:p>
          </table:table-cell>
          <table:table-cell table:formula="of:=[.BP42]-[.BP41]" office:value-type="float" office:value="233" calcext:value-type="float">
            <text:p>233</text:p>
          </table:table-cell>
          <table:table-cell table:formula="of:=[.R43]-[.BP41]" office:value-type="float" office:value="121.92" calcext:value-type="float">
            <text:p>121.92</text:p>
          </table:table-cell>
          <table:table-cell table:formula="of:=[.CD42]-[.CC42]" office:value-type="float" office:value="-111.08" calcext:value-type="float">
            <text:p>-111.08</text:p>
          </table:table-cell>
          <table:table-cell table:formula="of:=[.CE42]/SQRT([.AL42])" office:value-type="float" office:value="-6.23756598834302" calcext:value-type="float">
            <text:p>-6.23756598834302</text:p>
          </table:table-cell>
        </table:table-row>
        <table:table-row table:style-name="ro1">
          <table:table-cell office:value-type="string" calcext:value-type="string">
            <text:p>04/04/2020</text:p>
          </table:table-cell>
          <table:table-cell office:value-type="float" office:value="668.741" calcext:value-type="float">
            <text:p>668.741</text:p>
          </table:table-cell>
          <table:table-cell office:value-type="float" office:value="551.298" calcext:value-type="float">
            <text:p>551.298</text:p>
          </table:table-cell>
          <table:table-cell office:value-type="float" office:value="307.896" calcext:value-type="float">
            <text:p>307.896</text:p>
          </table:table-cell>
          <table:table-cell office:value-type="float" office:value="171.585" calcext:value-type="float">
            <text:p>171.585</text:p>
          </table:table-cell>
          <table:table-cell office:value-type="float" office:value="279.84" calcext:value-type="float">
            <text:p>279.84</text:p>
          </table:table-cell>
          <table:table-cell office:value-type="float" office:value="119.474" calcext:value-type="float">
            <text:p>119.474</text:p>
          </table:table-cell>
          <table:table-cell office:value-type="float" office:value="95.0827" calcext:value-type="float">
            <text:p>95.0827</text:p>
          </table:table-cell>
          <table:table-cell office:value-type="float" office:value="301.914" calcext:value-type="float">
            <text:p>301.914</text:p>
          </table:table-cell>
          <table:table-cell office:value-type="float" office:value="3.8098" calcext:value-type="float">
            <text:p>3.8098</text:p>
          </table:table-cell>
          <table:table-cell office:value-type="float" office:value="594.911" calcext:value-type="float">
            <text:p>594.911</text:p>
          </table:table-cell>
          <table:table-cell office:value-type="float" office:value="1354.36" calcext:value-type="float">
            <text:p>1354.36</text:p>
          </table:table-cell>
          <table:table-cell office:value-type="float" office:value="970.575" calcext:value-type="float">
            <text:p>970.575</text:p>
          </table:table-cell>
          <table:table-cell office:value-type="float" office:value="343.533" calcext:value-type="float">
            <text:p>343.533</text:p>
          </table:table-cell>
          <table:table-cell office:value-type="float" office:value="175.341" calcext:value-type="float">
            <text:p>175.341</text:p>
          </table:table-cell>
          <table:table-cell office:value-type="float" office:value="533.515" calcext:value-type="float">
            <text:p>533.515</text:p>
          </table:table-cell>
          <table:table-cell office:value-type="float" office:value="7.68589" calcext:value-type="float">
            <text:p>7.68589</text:p>
          </table:table-cell>
          <table:table-cell office:value-type="float" office:value="3979.92" calcext:value-type="float">
            <text:p>3979.92</text:p>
          </table:table-cell>
          <table:table-cell office:value-type="float" office:value="36.9077" calcext:value-type="float">
            <text:p>36.9077</text:p>
          </table:table-cell>
          <table:table-cell office:value-type="float" office:value="26.884" calcext:value-type="float">
            <text:p>26.884</text:p>
          </table:table-cell>
          <table:table-cell office:value-type="float" office:value="20.7716" calcext:value-type="float">
            <text:p>20.7716</text:p>
          </table:table-cell>
          <table:table-cell office:value-type="float" office:value="14.2155" calcext:value-type="float">
            <text:p>14.2155</text:p>
          </table:table-cell>
          <table:table-cell office:value-type="float" office:value="17.5771" calcext:value-type="float">
            <text:p>17.5771</text:p>
          </table:table-cell>
          <table:table-cell office:value-type="float" office:value="11.6371" calcext:value-type="float">
            <text:p>11.6371</text:p>
          </table:table-cell>
          <table:table-cell office:value-type="float" office:value="9.91634" calcext:value-type="float">
            <text:p>9.91634</text:p>
          </table:table-cell>
          <table:table-cell office:value-type="float" office:value="18.8944" calcext:value-type="float">
            <text:p>18.8944</text:p>
          </table:table-cell>
          <table:table-cell office:value-type="float" office:value="1.95022" calcext:value-type="float">
            <text:p>1.95022</text:p>
          </table:table-cell>
          <table:table-cell office:value-type="float" office:value="24.6369" calcext:value-type="float">
            <text:p>24.6369</text:p>
          </table:table-cell>
          <table:table-cell office:value-type="float" office:value="33.8648" calcext:value-type="float">
            <text:p>33.8648</text:p>
          </table:table-cell>
          <table:table-cell office:value-type="float" office:value="27.1637" calcext:value-type="float">
            <text:p>27.1637</text:p>
          </table:table-cell>
          <table:table-cell office:value-type="float" office:value="18.2243" calcext:value-type="float">
            <text:p>18.2243</text:p>
          </table:table-cell>
          <table:table-cell office:value-type="float" office:value="13.1599" calcext:value-type="float">
            <text:p>13.1599</text:p>
          </table:table-cell>
          <table:table-cell office:value-type="float" office:value="20.5017" calcext:value-type="float">
            <text:p>20.5017</text:p>
          </table:table-cell>
          <table:table-cell office:value-type="float" office:value="2.7626" calcext:value-type="float">
            <text:p>2.7626</text:p>
          </table:table-cell>
          <table:table-cell office:value-type="float" office:value="74.5572" calcext:value-type="float">
            <text:p>74.5572</text:p>
          </table:table-cell>
          <table:table-cell office:value-type="float" office:value="681.682" calcext:value-type="float">
            <text:p>681.682</text:p>
          </table:table-cell>
          <table:table-cell office:value-type="float" office:value="559.044" calcext:value-type="float">
            <text:p>559.044</text:p>
          </table:table-cell>
          <table:table-cell office:value-type="float" office:value="313.27" calcext:value-type="float">
            <text:p>313.27</text:p>
          </table:table-cell>
          <table:table-cell office:value-type="float" office:value="174.329" calcext:value-type="float">
            <text:p>174.329</text:p>
          </table:table-cell>
          <table:table-cell office:value-type="float" office:value="283.428" calcext:value-type="float">
            <text:p>283.428</text:p>
          </table:table-cell>
          <table:table-cell office:value-type="float" office:value="121.485" calcext:value-type="float">
            <text:p>121.485</text:p>
          </table:table-cell>
          <table:table-cell office:value-type="float" office:value="96.3218" calcext:value-type="float">
            <text:p>96.3218</text:p>
          </table:table-cell>
          <table:table-cell office:value-type="float" office:value="304.73" calcext:value-type="float">
            <text:p>304.73</text:p>
          </table:table-cell>
          <table:table-cell office:value-type="float" office:value="3.846" calcext:value-type="float">
            <text:p>3.846</text:p>
          </table:table-cell>
          <table:table-cell office:value-type="float" office:value="605.894" calcext:value-type="float">
            <text:p>605.894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975.24" calcext:value-type="float">
            <text:p>975.24</text:p>
          </table:table-cell>
          <table:table-cell office:value-type="float" office:value="347.87" calcext:value-type="float">
            <text:p>347.87</text:p>
          </table:table-cell>
          <table:table-cell office:value-type="float" office:value="176.249" calcext:value-type="float">
            <text:p>176.249</text:p>
          </table:table-cell>
          <table:table-cell office:value-type="float" office:value="534.328" calcext:value-type="float">
            <text:p>534.328</text:p>
          </table:table-cell>
          <table:table-cell office:value-type="float" office:value="7.69802" calcext:value-type="float">
            <text:p>7.69802</text:p>
          </table:table-cell>
          <table:table-cell office:value-type="float" office:value="35.871" calcext:value-type="float">
            <text:p>35.871</text:p>
          </table:table-cell>
          <table:table-cell office:value-type="float" office:value="26.3764" calcext:value-type="float">
            <text:p>26.3764</text:p>
          </table:table-cell>
          <table:table-cell office:value-type="float" office:value="20.456" calcext:value-type="float">
            <text:p>20.456</text:p>
          </table:table-cell>
          <table:table-cell office:value-type="float" office:value="14.0957" calcext:value-type="float">
            <text:p>14.0957</text:p>
          </table:table-cell>
          <table:table-cell office:value-type="float" office:value="17.4114" calcext:value-type="float">
            <text:p>17.4114</text:p>
          </table:table-cell>
          <table:table-cell office:value-type="float" office:value="11.5585" calcext:value-type="float">
            <text:p>11.5585</text:p>
          </table:table-cell>
          <table:table-cell office:value-type="float" office:value="9.88139" calcext:value-type="float">
            <text:p>9.88139</text:p>
          </table:table-cell>
          <table:table-cell office:value-type="float" office:value="18.7997" calcext:value-type="float">
            <text:p>18.7997</text:p>
          </table:table-cell>
          <table:table-cell office:value-type="float" office:value="1.95007" calcext:value-type="float">
            <text:p>1.95007</text:p>
          </table:table-cell>
          <table:table-cell office:value-type="float" office:value="23.508" calcext:value-type="float">
            <text:p>23.508</text:p>
          </table:table-cell>
          <table:table-cell office:value-type="float" office:value="32.4493" calcext:value-type="float">
            <text:p>32.4493</text:p>
          </table:table-cell>
          <table:table-cell office:value-type="float" office:value="26.9826" calcext:value-type="float">
            <text:p>26.9826</text:p>
          </table:table-cell>
          <table:table-cell office:value-type="float" office:value="17.9903" calcext:value-type="float">
            <text:p>17.9903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0.4944" calcext:value-type="float">
            <text:p>20.4944</text:p>
          </table:table-cell>
          <table:table-cell office:value-type="float" office:value="2.76258" calcext:value-type="float">
            <text:p>2.76258</text:p>
          </table:table-cell>
          <table:table-cell office:value-type="float" office:value="4472" calcext:value-type="float">
            <text:p>4472</text:p>
          </table:table-cell>
          <table:table-cell office:value-type="float" office:value="0.395271" calcext:value-type="float">
            <text:p>0.395271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4685" calcext:value-type="float">
            <text:p>0.34685</text:p>
          </table:table-cell>
          <table:table-cell office:value-type="float" office:value="3.52526" calcext:value-type="float">
            <text:p>3.52526</text:p>
          </table:table-cell>
          <table:table-cell table:number-columns-repeated="7"/>
          <table:table-cell office:value-type="date" office:date-value="2020-04-09" calcext:value-type="date">
            <text:p>09/04/20</text:p>
          </table:table-cell>
          <table:table-cell table:formula="of:=[.BP43]-[.BP42]" office:value-type="float" office:value="381" calcext:value-type="float">
            <text:p>381</text:p>
          </table:table-cell>
          <table:table-cell table:formula="of:=[.R44]-[.BP42]" office:value-type="float" office:value="139.89" calcext:value-type="float">
            <text:p>139.89</text:p>
          </table:table-cell>
          <table:table-cell table:formula="of:=[.CD43]-[.CC43]" office:value-type="float" office:value="-241.11" calcext:value-type="float">
            <text:p>-241.11</text:p>
          </table:table-cell>
          <table:table-cell table:formula="of:=[.CE43]/SQRT([.AL43])" office:value-type="float" office:value="-13.6224687250197" calcext:value-type="float">
            <text:p>-13.6224687250197</text:p>
          </table:table-cell>
        </table:table-row>
        <table:table-row table:style-name="ro1">
          <table:table-cell office:value-type="string" calcext:value-type="string">
            <text:p>05/04/2020</text:p>
          </table:table-cell>
          <table:table-cell office:value-type="float" office:value="658.31" calcext:value-type="float">
            <text:p>658.31</text:p>
          </table:table-cell>
          <table:table-cell office:value-type="float" office:value="545.662" calcext:value-type="float">
            <text:p>545.662</text:p>
          </table:table-cell>
          <table:table-cell office:value-type="float" office:value="304.222" calcext:value-type="float">
            <text:p>304.222</text:p>
          </table:table-cell>
          <table:table-cell office:value-type="float" office:value="163.396" calcext:value-type="float">
            <text:p>163.396</text:p>
          </table:table-cell>
          <table:table-cell office:value-type="float" office:value="283.233" calcext:value-type="float">
            <text:p>283.233</text:p>
          </table:table-cell>
          <table:table-cell office:value-type="float" office:value="118.158" calcext:value-type="float">
            <text:p>118.158</text:p>
          </table:table-cell>
          <table:table-cell office:value-type="float" office:value="97.3638" calcext:value-type="float">
            <text:p>97.3638</text:p>
          </table:table-cell>
          <table:table-cell office:value-type="float" office:value="333.708" calcext:value-type="float">
            <text:p>333.708</text:p>
          </table:table-cell>
          <table:table-cell office:value-type="float" office:value="4.21822" calcext:value-type="float">
            <text:p>4.21822</text:p>
          </table:table-cell>
          <table:table-cell office:value-type="float" office:value="593.64" calcext:value-type="float">
            <text:p>593.64</text:p>
          </table:table-cell>
          <table:table-cell office:value-type="float" office:value="1401.72" calcext:value-type="float">
            <text:p>1401.72</text:p>
          </table:table-cell>
          <table:table-cell office:value-type="float" office:value="1064.92" calcext:value-type="float">
            <text:p>1064.92</text:p>
          </table:table-cell>
          <table:table-cell office:value-type="float" office:value="353.355" calcext:value-type="float">
            <text:p>353.355</text:p>
          </table:table-cell>
          <table:table-cell office:value-type="float" office:value="188.196" calcext:value-type="float">
            <text:p>188.196</text:p>
          </table:table-cell>
          <table:table-cell office:value-type="float" office:value="620.067" calcext:value-type="float">
            <text:p>620.067</text:p>
          </table:table-cell>
          <table:table-cell office:value-type="float" office:value="8.97877" calcext:value-type="float">
            <text:p>8.97877</text:p>
          </table:table-cell>
          <table:table-cell office:value-type="float" office:value="4230.89" calcext:value-type="float">
            <text:p>4230.89</text:p>
          </table:table-cell>
          <table:table-cell office:value-type="float" office:value="36.3834" calcext:value-type="float">
            <text:p>36.3834</text:p>
          </table:table-cell>
          <table:table-cell office:value-type="float" office:value="26.5287" calcext:value-type="float">
            <text:p>26.5287</text:p>
          </table:table-cell>
          <table:table-cell office:value-type="float" office:value="20.5758" calcext:value-type="float">
            <text:p>20.5758</text:p>
          </table:table-cell>
          <table:table-cell office:value-type="float" office:value="13.8043" calcext:value-type="float">
            <text:p>13.8043</text:p>
          </table:table-cell>
          <table:table-cell office:value-type="float" office:value="17.5216" calcext:value-type="float">
            <text:p>17.5216</text:p>
          </table:table-cell>
          <table:table-cell office:value-type="float" office:value="11.5454" calcext:value-type="float">
            <text:p>11.5454</text:p>
          </table:table-cell>
          <table:table-cell office:value-type="float" office:value="9.97931" calcext:value-type="float">
            <text:p>9.97931</text:p>
          </table:table-cell>
          <table:table-cell office:value-type="float" office:value="19.7048" calcext:value-type="float">
            <text:p>19.7048</text:p>
          </table:table-cell>
          <table:table-cell office:value-type="float" office:value="2.04353" calcext:value-type="float">
            <text:p>2.04353</text:p>
          </table:table-cell>
          <table:table-cell office:value-type="float" office:value="24.4421" calcext:value-type="float">
            <text:p>24.4421</text:p>
          </table:table-cell>
          <table:table-cell office:value-type="float" office:value="34.0706" calcext:value-type="float">
            <text:p>34.0706</text:p>
          </table:table-cell>
          <table:table-cell office:value-type="float" office:value="28.1918" calcext:value-type="float">
            <text:p>28.1918</text:p>
          </table:table-cell>
          <table:table-cell office:value-type="float" office:value="18.3705" calcext:value-type="float">
            <text:p>18.3705</text:p>
          </table:table-cell>
          <table:table-cell office:value-type="float" office:value="13.5744" calcext:value-type="float">
            <text:p>13.5744</text:p>
          </table:table-cell>
          <table:table-cell office:value-type="float" office:value="21.8295" calcext:value-type="float">
            <text:p>21.8295</text:p>
          </table:table-cell>
          <table:table-cell office:value-type="float" office:value="2.98443" calcext:value-type="float">
            <text:p>2.98443</text:p>
          </table:table-cell>
          <table:table-cell office:value-type="float" office:value="71.9572" calcext:value-type="float">
            <text:p>71.9572</text:p>
          </table:table-cell>
          <table:table-cell office:value-type="float" office:value="686.345" calcext:value-type="float">
            <text:p>686.345</text:p>
          </table:table-cell>
          <table:table-cell office:value-type="float" office:value="562.14" calcext:value-type="float">
            <text:p>562.14</text:p>
          </table:table-cell>
          <table:table-cell office:value-type="float" office:value="315.842" calcext:value-type="float">
            <text:p>315.842</text:p>
          </table:table-cell>
          <table:table-cell office:value-type="float" office:value="169.081" calcext:value-type="float">
            <text:p>169.081</text:p>
          </table:table-cell>
          <table:table-cell office:value-type="float" office:value="290.781" calcext:value-type="float">
            <text:p>290.781</text:p>
          </table:table-cell>
          <table:table-cell office:value-type="float" office:value="122.498" calcext:value-type="float">
            <text:p>122.498</text:p>
          </table:table-cell>
          <table:table-cell office:value-type="float" office:value="100.037" calcext:value-type="float">
            <text:p>100.037</text:p>
          </table:table-cell>
          <table:table-cell office:value-type="float" office:value="339.958" calcext:value-type="float">
            <text:p>339.958</text:p>
          </table:table-cell>
          <table:table-cell office:value-type="float" office:value="4.29851" calcext:value-type="float">
            <text:p>4.29851</text:p>
          </table:table-cell>
          <table:table-cell office:value-type="float" office:value="617.701" calcext:value-type="float">
            <text:p>617.701</text:p>
          </table:table-cell>
          <table:table-cell office:value-type="float" office:value="1432.97" calcext:value-type="float">
            <text:p>1432.97</text:p>
          </table:table-cell>
          <table:table-cell office:value-type="float" office:value="1075.15" calcext:value-type="float">
            <text:p>1075.15</text:p>
          </table:table-cell>
          <table:table-cell office:value-type="float" office:value="362.833" calcext:value-type="float">
            <text:p>362.833</text:p>
          </table:table-cell>
          <table:table-cell office:value-type="float" office:value="190.144" calcext:value-type="float">
            <text:p>190.144</text:p>
          </table:table-cell>
          <table:table-cell office:value-type="float" office:value="621.838" calcext:value-type="float">
            <text:p>621.838</text:p>
          </table:table-cell>
          <table:table-cell office:value-type="float" office:value="9.00555" calcext:value-type="float">
            <text:p>9.00555</text:p>
          </table:table-cell>
          <table:table-cell office:value-type="float" office:value="35.4083" calcext:value-type="float">
            <text:p>35.4083</text:p>
          </table:table-cell>
          <table:table-cell office:value-type="float" office:value="26.0689" calcext:value-type="float">
            <text:p>26.0689</text:p>
          </table:table-cell>
          <table:table-cell office:value-type="float" office:value="20.2814" calcext:value-type="float">
            <text:p>20.2814</text:p>
          </table:table-cell>
          <table:table-cell office:value-type="float" office:value="13.6997" calcext:value-type="float">
            <text:p>13.6997</text:p>
          </table:table-cell>
          <table:table-cell office:value-type="float" office:value="17.3763" calcext:value-type="float">
            <text:p>17.3763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9.94737" calcext:value-type="float">
            <text:p>9.94737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2.04338" calcext:value-type="float">
            <text:p>2.04338</text:p>
          </table:table-cell>
          <table:table-cell office:value-type="float" office:value="23.3636" calcext:value-type="float">
            <text:p>23.3636</text:p>
          </table:table-cell>
          <table:table-cell office:value-type="float" office:value="32.7696" calcext:value-type="float">
            <text:p>32.7696</text:p>
          </table:table-cell>
          <table:table-cell office:value-type="float" office:value="28.0262" calcext:value-type="float">
            <text:p>28.0262</text:p>
          </table:table-cell>
          <table:table-cell office:value-type="float" office:value="18.1514" calcext:value-type="float">
            <text:p>18.1514</text:p>
          </table:table-cell>
          <table:table-cell office:value-type="float" office:value="13.5619" calcext:value-type="float">
            <text:p>13.5619</text:p>
          </table:table-cell>
          <table:table-cell office:value-type="float" office:value="21.8231" calcext:value-type="float">
            <text:p>21.8231</text:p>
          </table:table-cell>
          <table:table-cell office:value-type="float" office:value="2.98442" calcext:value-type="float">
            <text:p>2.98442</text:p>
          </table:table-cell>
          <table:table-cell office:value-type="float" office:value="4587" calcext:value-type="float">
            <text:p>4587</text:p>
          </table:table-cell>
          <table:table-cell office:value-type="float" office:value="0.396535" calcext:value-type="float">
            <text:p>0.396535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82249" calcext:value-type="float">
            <text:p>0.382249</text:p>
          </table:table-cell>
          <table:table-cell office:value-type="float" office:value="3.85771" calcext:value-type="float">
            <text:p>3.85771</text:p>
          </table:table-cell>
          <table:table-cell table:number-columns-repeated="7"/>
          <table:table-cell office:value-type="date" office:date-value="2020-04-10" calcext:value-type="date">
            <text:p>10/04/20</text:p>
          </table:table-cell>
          <table:table-cell table:formula="of:=[.BP44]-[.BP43]" office:value-type="float" office:value="115" calcext:value-type="float">
            <text:p>115</text:p>
          </table:table-cell>
          <table:table-cell table:formula="of:=[.R45]-[.BP43]" office:value-type="float" office:value="52.3599999999997" calcext:value-type="float">
            <text:p>52.3599999999997</text:p>
          </table:table-cell>
          <table:table-cell table:formula="of:=[.CD44]-[.CC44]" office:value-type="float" office:value="-62.6400000000003" calcext:value-type="float">
            <text:p>-62.6400000000003</text:p>
          </table:table-cell>
          <table:table-cell table:formula="of:=[.CE44]/SQRT([.AL44])" office:value-type="float" office:value="-3.52465658001839" calcext:value-type="float">
            <text:p>-3.52465658001839</text:p>
          </table:table-cell>
        </table:table-row>
        <table:table-row table:style-name="ro1">
          <table:table-cell office:value-type="string" calcext:value-type="string">
            <text:p>06/04/2020</text:p>
          </table:table-cell>
          <table:table-cell office:value-type="float" office:value="661.635" calcext:value-type="float">
            <text:p>661.635</text:p>
          </table:table-cell>
          <table:table-cell office:value-type="float" office:value="548.796" calcext:value-type="float">
            <text:p>548.796</text:p>
          </table:table-cell>
          <table:table-cell office:value-type="float" office:value="306.583" calcext:value-type="float">
            <text:p>306.583</text:p>
          </table:table-cell>
          <table:table-cell office:value-type="float" office:value="160.431" calcext:value-type="float">
            <text:p>160.431</text:p>
          </table:table-cell>
          <table:table-cell office:value-type="float" office:value="289.433" calcext:value-type="float">
            <text:p>289.433</text:p>
          </table:table-cell>
          <table:table-cell office:value-type="float" office:value="119.111" calcext:value-type="float">
            <text:p>119.111</text:p>
          </table:table-cell>
          <table:table-cell office:value-type="float" office:value="100.826" calcext:value-type="float">
            <text:p>100.826</text:p>
          </table:table-cell>
          <table:table-cell office:value-type="float" office:value="369.797" calcext:value-type="float">
            <text:p>369.797</text:p>
          </table:table-cell>
          <table:table-cell office:value-type="float" office:value="4.68038" calcext:value-type="float">
            <text:p>4.68038</text:p>
          </table:table-cell>
          <table:table-cell office:value-type="float" office:value="603.616" calcext:value-type="float">
            <text:p>603.616</text:p>
          </table:table-cell>
          <table:table-cell office:value-type="float" office:value="1459.87" calcext:value-type="float">
            <text:p>1459.87</text:p>
          </table:table-cell>
          <table:table-cell office:value-type="float" office:value="1165.09" calcext:value-type="float">
            <text:p>1165.09</text:p>
          </table:table-cell>
          <table:table-cell office:value-type="float" office:value="367.349" calcext:value-type="float">
            <text:p>367.349</text:p>
          </table:table-cell>
          <table:table-cell office:value-type="float" office:value="202.036" calcext:value-type="float">
            <text:p>202.036</text:p>
          </table:table-cell>
          <table:table-cell office:value-type="float" office:value="715.986" calcext:value-type="float">
            <text:p>715.986</text:p>
          </table:table-cell>
          <table:table-cell office:value-type="float" office:value="10.4175" calcext:value-type="float">
            <text:p>10.4175</text:p>
          </table:table-cell>
          <table:table-cell office:value-type="float" office:value="4524.36" calcext:value-type="float">
            <text:p>4524.36</text:p>
          </table:table-cell>
          <table:table-cell office:value-type="float" office:value="36.0075" calcext:value-type="float">
            <text:p>36.0075</text:p>
          </table:table-cell>
          <table:table-cell office:value-type="float" office:value="26.2788" calcext:value-type="float">
            <text:p>26.2788</text:p>
          </table:table-cell>
          <table:table-cell office:value-type="float" office:value="20.47" calcext:value-type="float">
            <text:p>20.47</text:p>
          </table:table-cell>
          <table:table-cell office:value-type="float" office:value="13.5726" calcext:value-type="float">
            <text:p>13.5726</text:p>
          </table:table-cell>
          <table:table-cell office:value-type="float" office:value="17.4667" calcext:value-type="float">
            <text:p>17.4667</text:p>
          </table:table-cell>
          <table:table-cell office:value-type="float" office:value="11.496" calcext:value-type="float">
            <text:p>11.496</text:p>
          </table:table-cell>
          <table:table-cell office:value-type="float" office:value="10.0483" calcext:value-type="float">
            <text:p>10.0483</text:p>
          </table:table-cell>
          <table:table-cell office:value-type="float" office:value="20.4977" calcext:value-type="float">
            <text:p>20.4977</text:p>
          </table:table-cell>
          <table:table-cell office:value-type="float" office:value="2.135" calcext:value-type="float">
            <text:p>2.135</text:p>
          </table:table-cell>
          <table:table-cell office:value-type="float" office:value="24.3513" calcext:value-type="float">
            <text:p>24.3513</text:p>
          </table:table-cell>
          <table:table-cell office:value-type="float" office:value="34.3174" calcext:value-type="float">
            <text:p>34.3174</text:p>
          </table:table-cell>
          <table:table-cell office:value-type="float" office:value="29.1953" calcext:value-type="float">
            <text:p>29.1953</text:p>
          </table:table-cell>
          <table:table-cell office:value-type="float" office:value="18.5284" calcext:value-type="float">
            <text:p>18.5284</text:p>
          </table:table-cell>
          <table:table-cell office:value-type="float" office:value="13.9803" calcext:value-type="float">
            <text:p>13.9803</text:p>
          </table:table-cell>
          <table:table-cell office:value-type="float" office:value="23.1466" calcext:value-type="float">
            <text:p>23.1466</text:p>
          </table:table-cell>
          <table:table-cell office:value-type="float" office:value="3.21119" calcext:value-type="float">
            <text:p>3.21119</text:p>
          </table:table-cell>
          <table:table-cell office:value-type="float" office:value="70.4907" calcext:value-type="float">
            <text:p>70.4907</text:p>
          </table:table-cell>
          <table:table-cell office:value-type="float" office:value="668.743" calcext:value-type="float">
            <text:p>668.743</text:p>
          </table:table-cell>
          <table:table-cell office:value-type="float" office:value="552.89" calcext:value-type="float">
            <text:p>552.89</text:p>
          </table:table-cell>
          <table:table-cell office:value-type="float" office:value="309.516" calcext:value-type="float">
            <text:p>309.516</text:p>
          </table:table-cell>
          <table:table-cell office:value-type="float" office:value="161.821" calcext:value-type="float">
            <text:p>161.821</text:p>
          </table:table-cell>
          <table:table-cell office:value-type="float" office:value="291.282" calcext:value-type="float">
            <text:p>291.282</text:p>
          </table:table-cell>
          <table:table-cell office:value-type="float" office:value="120.206" calcext:value-type="float">
            <text:p>120.206</text:p>
          </table:table-cell>
          <table:table-cell office:value-type="float" office:value="101.5" calcext:value-type="float">
            <text:p>101.5</text:p>
          </table:table-cell>
          <table:table-cell office:value-type="float" office:value="371.4" calcext:value-type="float">
            <text:p>371.4</text:p>
          </table:table-cell>
          <table:table-cell office:value-type="float" office:value="4.70093" calcext:value-type="float">
            <text:p>4.70093</text:p>
          </table:table-cell>
          <table:table-cell office:value-type="float" office:value="609.804" calcext:value-type="float">
            <text:p>609.804</text:p>
          </table:table-cell>
          <table:table-cell office:value-type="float" office:value="1467.75" calcext:value-type="float">
            <text:p>1467.75</text:p>
          </table:table-cell>
          <table:table-cell office:value-type="float" office:value="1167.67" calcext:value-type="float">
            <text:p>1167.67</text:p>
          </table:table-cell>
          <table:table-cell office:value-type="float" office:value="369.774" calcext:value-type="float">
            <text:p>369.774</text:p>
          </table:table-cell>
          <table:table-cell office:value-type="float" office:value="202.522" calcext:value-type="float">
            <text:p>202.522</text:p>
          </table:table-cell>
          <table:table-cell office:value-type="float" office:value="716.425" calcext:value-type="float">
            <text:p>716.425</text:p>
          </table:table-cell>
          <table:table-cell office:value-type="float" office:value="10.4242" calcext:value-type="float">
            <text:p>10.4242</text:p>
          </table:table-cell>
          <table:table-cell office:value-type="float" office:value="35.1077" calcext:value-type="float">
            <text:p>35.1077</text:p>
          </table:table-cell>
          <table:table-cell office:value-type="float" office:value="25.8718" calcext:value-type="float">
            <text:p>25.8718</text:p>
          </table:table-cell>
          <table:table-cell office:value-type="float" office:value="20.202" calcext:value-type="float">
            <text:p>20.202</text:p>
          </table:table-cell>
          <table:table-cell office:value-type="float" office:value="13.4822" calcext:value-type="float">
            <text:p>13.4822</text:p>
          </table:table-cell>
          <table:table-cell office:value-type="float" office:value="17.3424" calcext:value-type="float">
            <text:p>17.3424</text:p>
          </table:table-cell>
          <table:table-cell office:value-type="float" office:value="11.4297" calcext:value-type="float">
            <text:p>11.4297</text:p>
          </table:table-cell>
          <table:table-cell office:value-type="float" office:value="10.0197" calcext:value-type="float">
            <text:p>10.0197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2.13488" calcext:value-type="float">
            <text:p>2.13488</text:p>
          </table:table-cell>
          <table:table-cell office:value-type="float" office:value="23.3343" calcext:value-type="float">
            <text:p>23.3343</text:p>
          </table:table-cell>
          <table:table-cell office:value-type="float" office:value="33.1523" calcext:value-type="float">
            <text:p>33.1523</text:p>
          </table:table-cell>
          <table:table-cell office:value-type="float" office:value="29.05" calcext:value-type="float">
            <text:p>29.05</text:p>
          </table:table-cell>
          <table:table-cell office:value-type="float" office:value="18.3262" calcext:value-type="float">
            <text:p>18.3262</text:p>
          </table:table-cell>
          <table:table-cell office:value-type="float" office:value="13.9696" calcext:value-type="float">
            <text:p>13.9696</text:p>
          </table:table-cell>
          <table:table-cell office:value-type="float" office:value="23.1413" calcext:value-type="float">
            <text:p>23.1413</text:p>
          </table:table-cell>
          <table:table-cell office:value-type="float" office:value="3.21118" calcext:value-type="float">
            <text:p>3.21118</text:p>
          </table:table-cell>
          <table:table-cell office:value-type="float" office:value="4822" calcext:value-type="float">
            <text:p>482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56826" calcext:value-type="float">
            <text:p>0.356826</text:p>
          </table:table-cell>
          <table:table-cell office:value-type="float" office:value="3.86789" calcext:value-type="float">
            <text:p>3.86789</text:p>
          </table:table-cell>
          <table:table-cell table:number-columns-repeated="7"/>
          <table:table-cell office:value-type="date" office:date-value="2020-04-11" calcext:value-type="date">
            <text:p>11/04/20</text:p>
          </table:table-cell>
          <table:table-cell table:formula="of:=[.BP45]-[.BP44]" office:value-type="float" office:value="235" calcext:value-type="float">
            <text:p>235</text:p>
          </table:table-cell>
          <table:table-cell table:formula="of:=[.R46]-[.BP44]" office:value-type="float" office:value="172.56" calcext:value-type="float">
            <text:p>172.56</text:p>
          </table:table-cell>
          <table:table-cell table:formula="of:=[.CD45]-[.CC45]" office:value-type="float" office:value="-62.4399999999996" calcext:value-type="float">
            <text:p>-62.4399999999996</text:p>
          </table:table-cell>
          <table:table-cell table:formula="of:=[.CE45]/SQRT([.AL45])" office:value-type="float" office:value="-3.54912538287133" calcext:value-type="float">
            <text:p>-3.54912538287133</text:p>
          </table:table-cell>
        </table:table-row>
        <table:table-row table:style-name="ro1">
          <table:table-cell office:value-type="string" calcext:value-type="string">
            <text:p>07/04/2020</text:p>
          </table:table-cell>
          <table:table-cell office:value-type="float" office:value="645.151" calcext:value-type="float">
            <text:p>645.151</text:p>
          </table:table-cell>
          <table:table-cell office:value-type="float" office:value="538.965" calcext:value-type="float">
            <text:p>538.965</text:p>
          </table:table-cell>
          <table:table-cell office:value-type="float" office:value="299.877" calcext:value-type="float">
            <text:p>299.877</text:p>
          </table:table-cell>
          <table:table-cell office:value-type="float" office:value="149.415" calcext:value-type="float">
            <text:p>149.415</text:p>
          </table:table-cell>
          <table:table-cell office:value-type="float" office:value="289.044" calcext:value-type="float">
            <text:p>289.044</text:p>
          </table:table-cell>
          <table:table-cell office:value-type="float" office:value="116.729" calcext:value-type="float">
            <text:p>116.729</text:p>
          </table:table-cell>
          <table:table-cell office:value-type="float" office:value="101.973" calcext:value-type="float">
            <text:p>101.973</text:p>
          </table:table-cell>
          <table:table-cell office:value-type="float" office:value="401.406" calcext:value-type="float">
            <text:p>401.406</text:p>
          </table:table-cell>
          <table:table-cell office:value-type="float" office:value="5.08346" calcext:value-type="float">
            <text:p>5.08346</text:p>
          </table:table-cell>
          <table:table-cell office:value-type="float" office:value="595.306" calcext:value-type="float">
            <text:p>595.306</text:p>
          </table:table-cell>
          <table:table-cell office:value-type="float" office:value="1492.03" calcext:value-type="float">
            <text:p>1492.03</text:p>
          </table:table-cell>
          <table:table-cell office:value-type="float" office:value="1254.94" calcext:value-type="float">
            <text:p>1254.94</text:p>
          </table:table-cell>
          <table:table-cell office:value-type="float" office:value="373.148" calcext:value-type="float">
            <text:p>373.148</text:p>
          </table:table-cell>
          <table:table-cell office:value-type="float" office:value="213.855" calcext:value-type="float">
            <text:p>213.855</text:p>
          </table:table-cell>
          <table:table-cell office:value-type="float" office:value="818.316" calcext:value-type="float">
            <text:p>818.316</text:p>
          </table:table-cell>
          <table:table-cell office:value-type="float" office:value="11.9577" calcext:value-type="float">
            <text:p>11.9577</text:p>
          </table:table-cell>
          <table:table-cell office:value-type="float" office:value="4759.56" calcext:value-type="float">
            <text:p>4759.56</text:p>
          </table:table-cell>
          <table:table-cell office:value-type="float" office:value="35.6252" calcext:value-type="float">
            <text:p>35.6252</text:p>
          </table:table-cell>
          <table:table-cell office:value-type="float" office:value="26.0345" calcext:value-type="float">
            <text:p>26.0345</text:p>
          </table:table-cell>
          <table:table-cell office:value-type="float" office:value="20.2954" calcext:value-type="float">
            <text:p>20.2954</text:p>
          </table:table-cell>
          <table:table-cell office:value-type="float" office:value="13.0865" calcext:value-type="float">
            <text:p>13.0865</text:p>
          </table:table-cell>
          <table:table-cell office:value-type="float" office:value="17.3994" calcext:value-type="float">
            <text:p>17.3994</text:p>
          </table:table-cell>
          <table:table-cell office:value-type="float" office:value="11.4216" calcext:value-type="float">
            <text:p>11.4216</text:p>
          </table:table-cell>
          <table:table-cell office:value-type="float" office:value="10.1014" calcext:value-type="float">
            <text:p>10.1014</text:p>
          </table:table-cell>
          <table:table-cell office:value-type="float" office:value="21.262" calcext:value-type="float">
            <text:p>21.262</text:p>
          </table:table-cell>
          <table:table-cell office:value-type="float" office:value="2.22285" calcext:value-type="float">
            <text:p>2.22285</text:p>
          </table:table-cell>
          <table:table-cell office:value-type="float" office:value="24.222" calcext:value-type="float">
            <text:p>24.222</text:p>
          </table:table-cell>
          <table:table-cell office:value-type="float" office:value="34.6537" calcext:value-type="float">
            <text:p>34.6537</text:p>
          </table:table-cell>
          <table:table-cell office:value-type="float" office:value="30.1269" calcext:value-type="float">
            <text:p>30.1269</text:p>
          </table:table-cell>
          <table:table-cell office:value-type="float" office:value="18.6639" calcext:value-type="float">
            <text:p>18.6639</text:p>
          </table:table-cell>
          <table:table-cell office:value-type="float" office:value="14.3519" calcext:value-type="float">
            <text:p>14.3519</text:p>
          </table:table-cell>
          <table:table-cell office:value-type="float" office:value="24.4322" calcext:value-type="float">
            <text:p>24.4322</text:p>
          </table:table-cell>
          <table:table-cell office:value-type="float" office:value="3.44046" calcext:value-type="float">
            <text:p>3.44046</text:p>
          </table:table-cell>
          <table:table-cell office:value-type="float" office:value="68.9742" calcext:value-type="float">
            <text:p>68.9742</text:p>
          </table:table-cell>
          <table:table-cell office:value-type="float" office:value="652.291" calcext:value-type="float">
            <text:p>652.291</text:p>
          </table:table-cell>
          <table:table-cell office:value-type="float" office:value="543.007" calcext:value-type="float">
            <text:p>543.007</text:p>
          </table:table-cell>
          <table:table-cell office:value-type="float" office:value="302.809" calcext:value-type="float">
            <text:p>302.809</text:p>
          </table:table-cell>
          <table:table-cell office:value-type="float" office:value="150.734" calcext:value-type="float">
            <text:p>150.734</text:p>
          </table:table-cell>
          <table:table-cell office:value-type="float" office:value="290.824" calcext:value-type="float">
            <text:p>290.824</text:p>
          </table:table-cell>
          <table:table-cell office:value-type="float" office:value="117.824" calcext:value-type="float">
            <text:p>117.824</text:p>
          </table:table-cell>
          <table:table-cell office:value-type="float" office:value="102.643" calcext:value-type="float">
            <text:p>102.643</text:p>
          </table:table-cell>
          <table:table-cell office:value-type="float" office:value="403.006" calcext:value-type="float">
            <text:p>403.006</text:p>
          </table:table-cell>
          <table:table-cell office:value-type="float" office:value="5.10391" calcext:value-type="float">
            <text:p>5.10391</text:p>
          </table:table-cell>
          <table:table-cell office:value-type="float" office:value="601.518" calcext:value-type="float">
            <text:p>601.518</text:p>
          </table:table-cell>
          <table:table-cell office:value-type="float" office:value="1499.92" calcext:value-type="float">
            <text:p>1499.92</text:p>
          </table:table-cell>
          <table:table-cell office:value-type="float" office:value="1257.49" calcext:value-type="float">
            <text:p>1257.49</text:p>
          </table:table-cell>
          <table:table-cell office:value-type="float" office:value="375.574" calcext:value-type="float">
            <text:p>375.574</text:p>
          </table:table-cell>
          <table:table-cell office:value-type="float" office:value="214.329" calcext:value-type="float">
            <text:p>214.329</text:p>
          </table:table-cell>
          <table:table-cell office:value-type="float" office:value="818.732" calcext:value-type="float">
            <text:p>818.732</text:p>
          </table:table-cell>
          <table:table-cell office:value-type="float" office:value="11.9642" calcext:value-type="float">
            <text:p>11.9642</text:p>
          </table:table-cell>
          <table:table-cell office:value-type="float" office:value="34.7414" calcext:value-type="float">
            <text:p>34.7414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0.0353" calcext:value-type="float">
            <text:p>20.0353</text:p>
          </table:table-cell>
          <table:table-cell office:value-type="float" office:value="13.0052" calcext:value-type="float">
            <text:p>13.0052</text:p>
          </table:table-cell>
          <table:table-cell office:value-type="float" office:value="17.288" calcext:value-type="float">
            <text:p>17.288</text:p>
          </table:table-cell>
          <table:table-cell office:value-type="float" office:value="11.3573" calcext:value-type="float">
            <text:p>11.3573</text:p>
          </table:table-cell>
          <table:table-cell office:value-type="float" office:value="10.0743" calcext:value-type="float">
            <text:p>10.0743</text:p>
          </table:table-cell>
          <table:table-cell office:value-type="float" office:value="21.1884" calcext:value-type="float">
            <text:p>21.1884</text:p>
          </table:table-cell>
          <table:table-cell office:value-type="float" office:value="2.22274" calcext:value-type="float">
            <text:p>2.22274</text:p>
          </table:table-cell>
          <table:table-cell office:value-type="float" office:value="23.2299" calcext:value-type="float">
            <text:p>23.2299</text:p>
          </table:table-cell>
          <table:table-cell office:value-type="float" office:value="33.5406" calcext:value-type="float">
            <text:p>33.5406</text:p>
          </table:table-cell>
          <table:table-cell office:value-type="float" office:value="29.9958" calcext:value-type="float">
            <text:p>29.9958</text:p>
          </table:table-cell>
          <table:table-cell office:value-type="float" office:value="18.4705" calcext:value-type="float">
            <text:p>18.4705</text:p>
          </table:table-cell>
          <table:table-cell office:value-type="float" office:value="14.3423" calcext:value-type="float">
            <text:p>14.3423</text:p>
          </table:table-cell>
          <table:table-cell office:value-type="float" office:value="24.4279" calcext:value-type="float">
            <text:p>24.4279</text:p>
          </table:table-cell>
          <table:table-cell office:value-type="float" office:value="3.44045" calcext:value-type="float">
            <text:p>3.44045</text:p>
          </table:table-cell>
          <table:table-cell office:value-type="float" office:value="5017" calcext:value-type="float">
            <text:p>5017</text:p>
          </table:table-cell>
          <table:table-cell office:value-type="float" office:value="0.399064" calcext:value-type="float">
            <text:p>0.399064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46467" calcext:value-type="float">
            <text:p>0.346467</text:p>
          </table:table-cell>
          <table:table-cell office:value-type="float" office:value="3.9796" calcext:value-type="float">
            <text:p>3.9796</text:p>
          </table:table-cell>
          <table:table-cell table:number-columns-repeated="7"/>
          <table:table-cell office:value-type="date" office:date-value="2020-04-12" calcext:value-type="date">
            <text:p>12/04/20</text:p>
          </table:table-cell>
          <table:table-cell table:formula="of:=[.BP46]-[.BP45]" office:value-type="float" office:value="195" calcext:value-type="float">
            <text:p>195</text:p>
          </table:table-cell>
          <table:table-cell table:formula="of:=[.R47]-[.BP45]" office:value-type="float" office:value="161.72" calcext:value-type="float">
            <text:p>161.72</text:p>
          </table:table-cell>
          <table:table-cell table:formula="of:=[.CD46]-[.CC46]" office:value-type="float" office:value="-33.2799999999997" calcext:value-type="float">
            <text:p>-33.2799999999997</text:p>
          </table:table-cell>
          <table:table-cell table:formula="of:=[.CE46]/SQRT([.AL46])" office:value-type="float" office:value="-1.91248892164456" calcext:value-type="float">
            <text:p>-1.91248892164456</text:p>
          </table:table-cell>
        </table:table-row>
        <table:table-row table:style-name="ro1">
          <table:table-cell office:value-type="string" calcext:value-type="string">
            <text:p>08/04/2020</text:p>
          </table:table-cell>
          <table:table-cell office:value-type="float" office:value="628.118" calcext:value-type="float">
            <text:p>628.118</text:p>
          </table:table-cell>
          <table:table-cell office:value-type="float" office:value="528.761" calcext:value-type="float">
            <text:p>528.761</text:p>
          </table:table-cell>
          <table:table-cell office:value-type="float" office:value="293.091" calcext:value-type="float">
            <text:p>293.091</text:p>
          </table:table-cell>
          <table:table-cell office:value-type="float" office:value="146.218" calcext:value-type="float">
            <text:p>146.218</text:p>
          </table:table-cell>
          <table:table-cell office:value-type="float" office:value="287.318" calcext:value-type="float">
            <text:p>287.318</text:p>
          </table:table-cell>
          <table:table-cell office:value-type="float" office:value="114.314" calcext:value-type="float">
            <text:p>114.314</text:p>
          </table:table-cell>
          <table:table-cell office:value-type="float" office:value="102.823" calcext:value-type="float">
            <text:p>102.823</text:p>
          </table:table-cell>
          <table:table-cell office:value-type="float" office:value="433.083" calcext:value-type="float">
            <text:p>433.083</text:p>
          </table:table-cell>
          <table:table-cell office:value-type="float" office:value="5.48584" calcext:value-type="float">
            <text:p>5.48584</text:p>
          </table:table-cell>
          <table:table-cell office:value-type="float" office:value="586.552" calcext:value-type="float">
            <text:p>586.552</text:p>
          </table:table-cell>
          <table:table-cell office:value-type="float" office:value="1510.51" calcext:value-type="float">
            <text:p>1510.51</text:p>
          </table:table-cell>
          <table:table-cell office:value-type="float" office:value="1341.99" calcext:value-type="float">
            <text:p>1341.99</text:p>
          </table:table-cell>
          <table:table-cell office:value-type="float" office:value="377.866" calcext:value-type="float">
            <text:p>377.866</text:p>
          </table:table-cell>
          <table:table-cell office:value-type="float" office:value="225.063" calcext:value-type="float">
            <text:p>225.063</text:p>
          </table:table-cell>
          <table:table-cell office:value-type="float" office:value="928.121" calcext:value-type="float">
            <text:p>928.121</text:p>
          </table:table-cell>
          <table:table-cell office:value-type="float" office:value="13.6156" calcext:value-type="float">
            <text:p>13.6156</text:p>
          </table:table-cell>
          <table:table-cell office:value-type="float" office:value="4983.72" calcext:value-type="float">
            <text:p>4983.72</text:p>
          </table:table-cell>
          <table:table-cell office:value-type="float" office:value="35.1755" calcext:value-type="float">
            <text:p>35.1755</text:p>
          </table:table-cell>
          <table:table-cell office:value-type="float" office:value="25.7828" calcext:value-type="float">
            <text:p>25.7828</text:p>
          </table:table-cell>
          <table:table-cell office:value-type="float" office:value="20.0965" calcext:value-type="float">
            <text:p>20.0965</text:p>
          </table:table-cell>
          <table:table-cell office:value-type="float" office:value="12.9585" calcext:value-type="float">
            <text:p>12.9585</text:p>
          </table:table-cell>
          <table:table-cell office:value-type="float" office:value="17.2982" calcext:value-type="float">
            <text:p>17.2982</text:p>
          </table:table-cell>
          <table:table-cell office:value-type="float" office:value="11.3306" calcext:value-type="float">
            <text:p>11.3306</text:p>
          </table:table-cell>
          <table:table-cell office:value-type="float" office:value="10.1398" calcext:value-type="float">
            <text:p>10.1398</text:p>
          </table:table-cell>
          <table:table-cell office:value-type="float" office:value="21.9966" calcext:value-type="float">
            <text:p>21.9966</text:p>
          </table:table-cell>
          <table:table-cell office:value-type="float" office:value="2.30722" calcext:value-type="float">
            <text:p>2.30722</text:p>
          </table:table-cell>
          <table:table-cell office:value-type="float" office:value="24.0562" calcext:value-type="float">
            <text:p>24.0562</text:p>
          </table:table-cell>
          <table:table-cell office:value-type="float" office:value="34.7714" calcext:value-type="float">
            <text:p>34.7714</text:p>
          </table:table-cell>
          <table:table-cell office:value-type="float" office:value="31.0015" calcext:value-type="float">
            <text:p>31.0015</text:p>
          </table:table-cell>
          <table:table-cell office:value-type="float" office:value="18.7739" calcext:value-type="float">
            <text:p>18.7739</text:p>
          </table:table-cell>
          <table:table-cell office:value-type="float" office:value="14.6924" calcext:value-type="float">
            <text:p>14.6924</text:p>
          </table:table-cell>
          <table:table-cell office:value-type="float" office:value="25.6792" calcext:value-type="float">
            <text:p>25.6792</text:p>
          </table:table-cell>
          <table:table-cell office:value-type="float" office:value="3.67128" calcext:value-type="float">
            <text:p>3.67128</text:p>
          </table:table-cell>
          <table:table-cell office:value-type="float" office:value="66.792" calcext:value-type="float">
            <text:p>66.792</text:p>
          </table:table-cell>
          <table:table-cell office:value-type="float" office:value="631.975" calcext:value-type="float">
            <text:p>631.975</text:p>
          </table:table-cell>
          <table:table-cell office:value-type="float" office:value="530.935" calcext:value-type="float">
            <text:p>530.935</text:p>
          </table:table-cell>
          <table:table-cell office:value-type="float" office:value="294.682" calcext:value-type="float">
            <text:p>294.682</text:p>
          </table:table-cell>
          <table:table-cell office:value-type="float" office:value="146.934" calcext:value-type="float">
            <text:p>146.934</text:p>
          </table:table-cell>
          <table:table-cell office:value-type="float" office:value="288.249" calcext:value-type="float">
            <text:p>288.249</text:p>
          </table:table-cell>
          <table:table-cell office:value-type="float" office:value="114.909" calcext:value-type="float">
            <text:p>114.909</text:p>
          </table:table-cell>
          <table:table-cell office:value-type="float" office:value="103.185" calcext:value-type="float">
            <text:p>103.185</text:p>
          </table:table-cell>
          <table:table-cell office:value-type="float" office:value="433.947" calcext:value-type="float">
            <text:p>433.947</text:p>
          </table:table-cell>
          <table:table-cell office:value-type="float" office:value="5.49684" calcext:value-type="float">
            <text:p>5.49684</text:p>
          </table:table-cell>
          <table:table-cell office:value-type="float" office:value="589.953" calcext:value-type="float">
            <text:p>589.953</text:p>
          </table:table-cell>
          <table:table-cell office:value-type="float" office:value="1514.74" calcext:value-type="float">
            <text:p>1514.74</text:p>
          </table:table-cell>
          <table:table-cell office:value-type="float" office:value="1343.35" calcext:value-type="float">
            <text:p>1343.35</text:p>
          </table:table-cell>
          <table:table-cell office:value-type="float" office:value="379.19" calcext:value-type="float">
            <text:p>379.19</text:p>
          </table:table-cell>
          <table:table-cell office:value-type="float" office:value="225.316" calcext:value-type="float">
            <text:p>225.316</text:p>
          </table:table-cell>
          <table:table-cell office:value-type="float" office:value="928.335" calcext:value-type="float">
            <text:p>928.335</text:p>
          </table:table-cell>
          <table:table-cell office:value-type="float" office:value="13.6189" calcext:value-type="float">
            <text:p>13.6189</text:p>
          </table:table-cell>
          <table:table-cell office:value-type="float" office:value="34.3133" calcext:value-type="float">
            <text:p>34.3133</text:p>
          </table:table-cell>
          <table:table-cell office:value-type="float" office:value="25.4108" calcext:value-type="float">
            <text:p>25.4108</text:p>
          </table:table-cell>
          <table:table-cell office:value-type="float" office:value="19.8413" calcext:value-type="float">
            <text:p>19.8413</text:p>
          </table:table-cell>
          <table:table-cell office:value-type="float" office:value="12.8784" calcext:value-type="float">
            <text:p>12.8784</text:p>
          </table:table-cell>
          <table:table-cell office:value-type="float" office:value="17.197" calcext:value-type="float">
            <text:p>17.197</text:p>
          </table:table-cell>
          <table:table-cell office:value-type="float" office:value="11.2675" calcext:value-type="float">
            <text:p>11.2675</text:p>
          </table:table-cell>
          <table:table-cell office:value-type="float" office:value="10.1138" calcext:value-type="float">
            <text:p>10.1138</text:p>
          </table:table-cell>
          <table:table-cell office:value-type="float" office:value="21.9281" calcext:value-type="float">
            <text:p>21.9281</text:p>
          </table:table-cell>
          <table:table-cell office:value-type="float" office:value="2.30712" calcext:value-type="float">
            <text:p>2.30712</text:p>
          </table:table-cell>
          <table:table-cell office:value-type="float" office:value="23.0674" calcext:value-type="float">
            <text:p>23.0674</text:p>
          </table:table-cell>
          <table:table-cell office:value-type="float" office:value="33.7212" calcext:value-type="float">
            <text:p>33.7212</text:p>
          </table:table-cell>
          <table:table-cell office:value-type="float" office:value="30.8797" calcext:value-type="float">
            <text:p>30.8797</text:p>
          </table:table-cell>
          <table:table-cell office:value-type="float" office:value="18.5848" calcext:value-type="float">
            <text:p>18.5848</text:p>
          </table:table-cell>
          <table:table-cell office:value-type="float" office:value="14.6836" calcext:value-type="float">
            <text:p>14.6836</text:p>
          </table:table-cell>
          <table:table-cell office:value-type="float" office:value="25.6756" calcext:value-type="float">
            <text:p>25.6756</text:p>
          </table:table-cell>
          <table:table-cell office:value-type="float" office:value="3.67127" calcext:value-type="float">
            <text:p>3.67127</text:p>
          </table:table-cell>
          <table:table-cell office:value-type="float" office:value="5312" calcext:value-type="float">
            <text:p>5312</text:p>
          </table:table-cell>
          <table:table-cell office:value-type="float" office:value="0.400328" calcext:value-type="float">
            <text:p>0.400328</text:p>
          </table:table-cell>
          <table:table-cell office:value-type="float" office:value="0.862302" calcext:value-type="float">
            <text:p>0.862302</text:p>
          </table:table-cell>
          <table:table-cell office:value-type="float" office:value="0.333411" calcext:value-type="float">
            <text:p>0.333411</text:p>
          </table:table-cell>
          <table:table-cell office:value-type="float" office:value="3.69512" calcext:value-type="float">
            <text:p>3.69512</text:p>
          </table:table-cell>
          <table:table-cell table:number-columns-repeated="7"/>
          <table:table-cell office:value-type="date" office:date-value="2020-04-13" calcext:value-type="date">
            <text:p>13/04/20</text:p>
          </table:table-cell>
          <table:table-cell table:formula="of:=[.BP47]-[.BP46]" office:value-type="float" office:value="295" calcext:value-type="float">
            <text:p>295</text:p>
          </table:table-cell>
          <table:table-cell table:formula="of:=[.R48]-[.BP46]" office:value-type="float" office:value="175.27" calcext:value-type="float">
            <text:p>175.27</text:p>
          </table:table-cell>
          <table:table-cell table:formula="of:=[.CD47]-[.CC47]" office:value-type="float" office:value="-119.73" calcext:value-type="float">
            <text:p>-119.73</text:p>
          </table:table-cell>
          <table:table-cell table:formula="of:=[.CE47]/SQRT([.AL47])" office:value-type="float" office:value="-6.97471037342044" calcext:value-type="float">
            <text:p>-6.97471037342044</text:p>
          </table:table-cell>
        </table:table-row>
        <table:table-row table:style-name="ro1">
          <table:table-cell office:value-type="string" calcext:value-type="string">
            <text:p>09/04/2020</text:p>
          </table:table-cell>
          <table:table-cell office:value-type="float" office:value="610.003" calcext:value-type="float">
            <text:p>610.003</text:p>
          </table:table-cell>
          <table:table-cell office:value-type="float" office:value="516.267" calcext:value-type="float">
            <text:p>516.267</text:p>
          </table:table-cell>
          <table:table-cell office:value-type="float" office:value="284.812" calcext:value-type="float">
            <text:p>284.812</text:p>
          </table:table-cell>
          <table:table-cell office:value-type="float" office:value="143.944" calcext:value-type="float">
            <text:p>143.944</text:p>
          </table:table-cell>
          <table:table-cell office:value-type="float" office:value="284.483" calcext:value-type="float">
            <text:p>284.483</text:p>
          </table:table-cell>
          <table:table-cell office:value-type="float" office:value="111.352" calcext:value-type="float">
            <text:p>111.352</text:p>
          </table:table-cell>
          <table:table-cell office:value-type="float" office:value="103.083" calcext:value-type="float">
            <text:p>103.083</text:p>
          </table:table-cell>
          <table:table-cell office:value-type="float" office:value="463.889" calcext:value-type="float">
            <text:p>463.889</text:p>
          </table:table-cell>
          <table:table-cell office:value-type="float" office:value="5.87538" calcext:value-type="float">
            <text:p>5.87538</text:p>
          </table:table-cell>
          <table:table-cell office:value-type="float" office:value="574.743" calcext:value-type="float">
            <text:p>574.743</text:p>
          </table:table-cell>
          <table:table-cell office:value-type="float" office:value="1518.16" calcext:value-type="float">
            <text:p>1518.16</text:p>
          </table:table-cell>
          <table:table-cell office:value-type="float" office:value="1423.33" calcext:value-type="float">
            <text:p>1423.33</text:p>
          </table:table-cell>
          <table:table-cell office:value-type="float" office:value="380.437" calcext:value-type="float">
            <text:p>380.437</text:p>
          </table:table-cell>
          <table:table-cell office:value-type="float" office:value="235.35" calcext:value-type="float">
            <text:p>235.35</text:p>
          </table:table-cell>
          <table:table-cell office:value-type="float" office:value="1044.87" calcext:value-type="float">
            <text:p>1044.87</text:p>
          </table:table-cell>
          <table:table-cell office:value-type="float" office:value="15.3831" calcext:value-type="float">
            <text:p>15.3831</text:p>
          </table:table-cell>
          <table:table-cell office:value-type="float" office:value="5192.27" calcext:value-type="float">
            <text:p>5192.27</text:p>
          </table:table-cell>
          <table:table-cell office:value-type="float" office:value="34.7847" calcext:value-type="float">
            <text:p>34.7847</text:p>
          </table:table-cell>
          <table:table-cell office:value-type="float" office:value="25.5071" calcext:value-type="float">
            <text:p>25.5071</text:p>
          </table:table-cell>
          <table:table-cell office:value-type="float" office:value="19.863" calcext:value-type="float">
            <text:p>19.863</text:p>
          </table:table-cell>
          <table:table-cell office:value-type="float" office:value="12.8874" calcext:value-type="float">
            <text:p>12.8874</text:p>
          </table:table-cell>
          <table:table-cell office:value-type="float" office:value="17.1943" calcext:value-type="float">
            <text:p>17.1943</text:p>
          </table:table-cell>
          <table:table-cell office:value-type="float" office:value="11.2189" calcext:value-type="float">
            <text:p>11.2189</text:p>
          </table:table-cell>
          <table:table-cell office:value-type="float" office:value="10.1621" calcext:value-type="float">
            <text:p>10.1621</text:p>
          </table:table-cell>
          <table:table-cell office:value-type="float" office:value="22.6999" calcext:value-type="float">
            <text:p>22.6999</text:p>
          </table:table-cell>
          <table:table-cell office:value-type="float" office:value="2.38789" calcext:value-type="float">
            <text:p>2.38789</text:p>
          </table:table-cell>
          <table:table-cell office:value-type="float" office:value="23.8386" calcext:value-type="float">
            <text:p>23.8386</text:p>
          </table:table-cell>
          <table:table-cell office:value-type="float" office:value="34.8124" calcext:value-type="float">
            <text:p>34.8124</text:p>
          </table:table-cell>
          <table:table-cell office:value-type="float" office:value="31.7995" calcext:value-type="float">
            <text:p>31.7995</text:p>
          </table:table-cell>
          <table:table-cell office:value-type="float" office:value="18.8528" calcext:value-type="float">
            <text:p>18.8528</text:p>
          </table:table-cell>
          <table:table-cell office:value-type="float" office:value="15.0009" calcext:value-type="float">
            <text:p>15.0009</text:p>
          </table:table-cell>
          <table:table-cell office:value-type="float" office:value="26.8804" calcext:value-type="float">
            <text:p>26.8804</text:p>
          </table:table-cell>
          <table:table-cell office:value-type="float" office:value="3.9027" calcext:value-type="float">
            <text:p>3.9027</text:p>
          </table:table-cell>
          <table:table-cell office:value-type="float" office:value="65.6467" calcext:value-type="float">
            <text:p>65.6467</text:p>
          </table:table-cell>
          <table:table-cell office:value-type="float" office:value="623.705" calcext:value-type="float">
            <text:p>623.705</text:p>
          </table:table-cell>
          <table:table-cell office:value-type="float" office:value="523.948" calcext:value-type="float">
            <text:p>523.948</text:p>
          </table:table-cell>
          <table:table-cell office:value-type="float" office:value="290.465" calcext:value-type="float">
            <text:p>290.465</text:p>
          </table:table-cell>
          <table:table-cell office:value-type="float" office:value="146.526" calcext:value-type="float">
            <text:p>146.526</text:p>
          </table:table-cell>
          <table:table-cell office:value-type="float" office:value="287.681" calcext:value-type="float">
            <text:p>287.681</text:p>
          </table:table-cell>
          <table:table-cell office:value-type="float" office:value="113.471" calcext:value-type="float">
            <text:p>113.471</text:p>
          </table:table-cell>
          <table:table-cell office:value-type="float" office:value="104.366" calcext:value-type="float">
            <text:p>104.366</text:p>
          </table:table-cell>
          <table:table-cell office:value-type="float" office:value="466.923" calcext:value-type="float">
            <text:p>466.923</text:p>
          </table:table-cell>
          <table:table-cell office:value-type="float" office:value="5.91379" calcext:value-type="float">
            <text:p>5.91379</text:p>
          </table:table-cell>
          <table:table-cell office:value-type="float" office:value="586.912" calcext:value-type="float">
            <text:p>586.912</text:p>
          </table:table-cell>
          <table:table-cell office:value-type="float" office:value="1532.95" calcext:value-type="float">
            <text:p>1532.95</text:p>
          </table:table-cell>
          <table:table-cell office:value-type="float" office:value="1428.12" calcext:value-type="float">
            <text:p>1428.12</text:p>
          </table:table-cell>
          <table:table-cell office:value-type="float" office:value="385.163" calcext:value-type="float">
            <text:p>385.163</text:p>
          </table:table-cell>
          <table:table-cell office:value-type="float" office:value="236.235" calcext:value-type="float">
            <text:p>236.235</text:p>
          </table:table-cell>
          <table:table-cell office:value-type="float" office:value="1045.58" calcext:value-type="float">
            <text:p>1045.58</text:p>
          </table:table-cell>
          <table:table-cell office:value-type="float" office:value="15.3945" calcext:value-type="float">
            <text:p>15.3945</text:p>
          </table:table-cell>
          <table:table-cell office:value-type="float" office:value="33.9636" calcext:value-type="float">
            <text:p>33.9636</text:p>
          </table:table-cell>
          <table:table-cell office:value-type="float" office:value="25.1571" calcext:value-type="float">
            <text:p>25.1571</text:p>
          </table:table-cell>
          <table:table-cell office:value-type="float" office:value="19.6197" calcext:value-type="float">
            <text:p>19.6197</text:p>
          </table:table-cell>
          <table:table-cell office:value-type="float" office:value="12.8095" calcext:value-type="float">
            <text:p>12.8095</text:p>
          </table:table-cell>
          <table:table-cell office:value-type="float" office:value="17.1047" calcext:value-type="float">
            <text:p>17.1047</text:p>
          </table:table-cell>
          <table:table-cell office:value-type="float" office:value="11.1586" calcext:value-type="float">
            <text:p>11.1586</text:p>
          </table:table-cell>
          <table:table-cell office:value-type="float" office:value="10.1377" calcext:value-type="float">
            <text:p>10.1377</text:p>
          </table:table-cell>
          <table:table-cell office:value-type="float" office:value="22.6388" calcext:value-type="float">
            <text:p>22.6388</text:p>
          </table:table-cell>
          <table:table-cell office:value-type="float" office:value="2.3878" calcext:value-type="float">
            <text:p>2.3878</text:p>
          </table:table-cell>
          <table:table-cell office:value-type="float" office:value="22.8858" calcext:value-type="float">
            <text:p>22.8858</text:p>
          </table:table-cell>
          <table:table-cell office:value-type="float" office:value="33.854" calcext:value-type="float">
            <text:p>33.854</text:p>
          </table:table-cell>
          <table:table-cell office:value-type="float" office:value="31.691" calcext:value-type="float">
            <text:p>31.691</text:p>
          </table:table-cell>
          <table:table-cell office:value-type="float" office:value="18.6739" calcext:value-type="float">
            <text:p>18.6739</text:p>
          </table:table-cell>
          <table:table-cell office:value-type="float" office:value="14.993" calcext:value-type="float">
            <text:p>14.993</text:p>
          </table:table-cell>
          <table:table-cell office:value-type="float" office:value="26.8776" calcext:value-type="float">
            <text:p>26.8776</text:p>
          </table:table-cell>
          <table:table-cell office:value-type="float" office:value="3.90269" calcext:value-type="float">
            <text:p>3.90269</text:p>
          </table:table-cell>
          <table:table-cell office:value-type="float" office:value="5569" calcext:value-type="float">
            <text:p>5569</text:p>
          </table:table-cell>
          <table:table-cell office:value-type="float" office:value="0.412214" calcext:value-type="float">
            <text:p>0.412214</text:p>
          </table:table-cell>
          <table:table-cell office:value-type="float" office:value="0.86935" calcext:value-type="float">
            <text:p>0.86935</text:p>
          </table:table-cell>
          <table:table-cell office:value-type="float" office:value="0.314397" calcext:value-type="float">
            <text:p>0.314397</text:p>
          </table:table-cell>
          <table:table-cell office:value-type="float" office:value="3.76555" calcext:value-type="float">
            <text:p>3.76555</text:p>
          </table:table-cell>
          <table:table-cell table:number-columns-repeated="7"/>
          <table:table-cell office:value-type="date" office:date-value="2020-04-14" calcext:value-type="date">
            <text:p>14/04/20</text:p>
          </table:table-cell>
          <table:table-cell table:formula="of:=[.BP48]-[.BP47]" office:value-type="float" office:value="257" calcext:value-type="float">
            <text:p>257</text:p>
          </table:table-cell>
          <table:table-cell table:formula="of:=[.R49]-[.BP47]" office:value-type="float" office:value="112.09" calcext:value-type="float">
            <text:p>112.09</text:p>
          </table:table-cell>
          <table:table-cell table:formula="of:=[.CD48]-[.CC48]" office:value-type="float" office:value="-144.91" calcext:value-type="float">
            <text:p>-144.91</text:p>
          </table:table-cell>
          <table:table-cell table:formula="of:=[.CE48]/SQRT([.AL48])" office:value-type="float" office:value="-8.50259419636722" calcext:value-type="float">
            <text:p>-8.50259419636722</text:p>
          </table:table-cell>
        </table:table-row>
        <table:table-row table:style-name="ro1">
          <table:table-cell office:value-type="string" calcext:value-type="string">
            <text:p>10/04/2020</text:p>
          </table:table-cell>
          <table:table-cell office:value-type="float" office:value="602.932" calcext:value-type="float">
            <text:p>602.932</text:p>
          </table:table-cell>
          <table:table-cell office:value-type="float" office:value="509.479" calcext:value-type="float">
            <text:p>509.479</text:p>
          </table:table-cell>
          <table:table-cell office:value-type="float" office:value="280.851" calcext:value-type="float">
            <text:p>280.851</text:p>
          </table:table-cell>
          <table:table-cell office:value-type="float" office:value="144.706" calcext:value-type="float">
            <text:p>144.706</text:p>
          </table:table-cell>
          <table:table-cell office:value-type="float" office:value="283.909" calcext:value-type="float">
            <text:p>283.909</text:p>
          </table:table-cell>
          <table:table-cell office:value-type="float" office:value="109.947" calcext:value-type="float">
            <text:p>109.947</text:p>
          </table:table-cell>
          <table:table-cell office:value-type="float" office:value="104.043" calcext:value-type="float">
            <text:p>104.043</text:p>
          </table:table-cell>
          <table:table-cell office:value-type="float" office:value="496.93" calcext:value-type="float">
            <text:p>496.93</text:p>
          </table:table-cell>
          <table:table-cell office:value-type="float" office:value="6.29159" calcext:value-type="float">
            <text:p>6.29159</text:p>
          </table:table-cell>
          <table:table-cell office:value-type="float" office:value="570.814" calcext:value-type="float">
            <text:p>570.814</text:p>
          </table:table-cell>
          <table:table-cell office:value-type="float" office:value="1531.51" calcext:value-type="float">
            <text:p>1531.51</text:p>
          </table:table-cell>
          <table:table-cell office:value-type="float" office:value="1504.05" calcext:value-type="float">
            <text:p>1504.05</text:p>
          </table:table-cell>
          <table:table-cell office:value-type="float" office:value="385.526" calcext:value-type="float">
            <text:p>385.526</text:p>
          </table:table-cell>
          <table:table-cell office:value-type="float" office:value="245.764" calcext:value-type="float">
            <text:p>245.764</text:p>
          </table:table-cell>
          <table:table-cell office:value-type="float" office:value="1169.16" calcext:value-type="float">
            <text:p>1169.16</text:p>
          </table:table-cell>
          <table:table-cell office:value-type="float" office:value="17.27" calcext:value-type="float">
            <text:p>17.27</text:p>
          </table:table-cell>
          <table:table-cell office:value-type="float" office:value="5424.09" calcext:value-type="float">
            <text:p>5424.09</text:p>
          </table:table-cell>
          <table:table-cell office:value-type="float" office:value="34.5372" calcext:value-type="float">
            <text:p>34.5372</text:p>
          </table:table-cell>
          <table:table-cell office:value-type="float" office:value="25.2735" calcext:value-type="float">
            <text:p>25.2735</text:p>
          </table:table-cell>
          <table:table-cell office:value-type="float" office:value="19.687" calcext:value-type="float">
            <text:p>19.687</text:p>
          </table:table-cell>
          <table:table-cell office:value-type="float" office:value="12.9158" calcext:value-type="float">
            <text:p>12.9158</text:p>
          </table:table-cell>
          <table:table-cell office:value-type="float" office:value="17.1068" calcext:value-type="float">
            <text:p>17.1068</text:p>
          </table:table-cell>
          <table:table-cell office:value-type="float" office:value="11.1236" calcext:value-type="float">
            <text:p>11.1236</text:p>
          </table:table-cell>
          <table:table-cell office:value-type="float" office:value="10.1802" calcext:value-type="float">
            <text:p>10.1802</text:p>
          </table:table-cell>
          <table:table-cell office:value-type="float" office:value="23.3823" calcext:value-type="float">
            <text:p>23.3823</text:p>
          </table:table-cell>
          <table:table-cell office:value-type="float" office:value="2.46577" calcext:value-type="float">
            <text:p>2.46577</text:p>
          </table:table-cell>
          <table:table-cell office:value-type="float" office:value="23.6741" calcext:value-type="float">
            <text:p>23.6741</text:p>
          </table:table-cell>
          <table:table-cell office:value-type="float" office:value="34.8752" calcext:value-type="float">
            <text:p>34.8752</text:p>
          </table:table-cell>
          <table:table-cell office:value-type="float" office:value="32.5552" calcext:value-type="float">
            <text:p>32.5552</text:p>
          </table:table-cell>
          <table:table-cell office:value-type="float" office:value="18.9262" calcext:value-type="float">
            <text:p>18.9262</text:p>
          </table:table-cell>
          <table:table-cell office:value-type="float" office:value="15.2907" calcext:value-type="float">
            <text:p>15.2907</text:p>
          </table:table-cell>
          <table:table-cell office:value-type="float" office:value="28.0357" calcext:value-type="float">
            <text:p>28.0357</text:p>
          </table:table-cell>
          <table:table-cell office:value-type="float" office:value="4.13443" calcext:value-type="float">
            <text:p>4.13443</text:p>
          </table:table-cell>
          <table:table-cell office:value-type="float" office:value="65.1587" calcext:value-type="float">
            <text:p>65.1587</text:p>
          </table:table-cell>
          <table:table-cell office:value-type="float" office:value="619.226" calcext:value-type="float">
            <text:p>619.226</text:p>
          </table:table-cell>
          <table:table-cell office:value-type="float" office:value="518.536" calcext:value-type="float">
            <text:p>518.536</text:p>
          </table:table-cell>
          <table:table-cell office:value-type="float" office:value="287.555" calcext:value-type="float">
            <text:p>287.555</text:p>
          </table:table-cell>
          <table:table-cell office:value-type="float" office:value="147.821" calcext:value-type="float">
            <text:p>147.821</text:p>
          </table:table-cell>
          <table:table-cell office:value-type="float" office:value="287.59" calcext:value-type="float">
            <text:p>287.59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105.564" calcext:value-type="float">
            <text:p>105.564</text:p>
          </table:table-cell>
          <table:table-cell office:value-type="float" office:value="500.473" calcext:value-type="float">
            <text:p>500.473</text:p>
          </table:table-cell>
          <table:table-cell office:value-type="float" office:value="6.33614" calcext:value-type="float">
            <text:p>6.33614</text:p>
          </table:table-cell>
          <table:table-cell office:value-type="float" office:value="585.356" calcext:value-type="float">
            <text:p>585.356</text:p>
          </table:table-cell>
          <table:table-cell office:value-type="float" office:value="1548.81" calcext:value-type="float">
            <text:p>1548.81</text:p>
          </table:table-cell>
          <table:table-cell office:value-type="float" office:value="1509.63" calcext:value-type="float">
            <text:p>1509.63</text:p>
          </table:table-cell>
          <table:table-cell office:value-type="float" office:value="391.159" calcext:value-type="float">
            <text:p>391.159</text:p>
          </table:table-cell>
          <table:table-cell office:value-type="float" office:value="246.8" calcext:value-type="float">
            <text:p>246.8</text:p>
          </table:table-cell>
          <table:table-cell office:value-type="float" office:value="1169.94" calcext:value-type="float">
            <text:p>1169.94</text:p>
          </table:table-cell>
          <table:table-cell office:value-type="float" office:value="17.2826" calcext:value-type="float">
            <text:p>17.2826</text:p>
          </table:table-cell>
          <table:table-cell office:value-type="float" office:value="33.7511" calcext:value-type="float">
            <text:p>33.7511</text:p>
          </table:table-cell>
          <table:table-cell office:value-type="float" office:value="24.9433" calcext:value-type="float">
            <text:p>24.9433</text:p>
          </table:table-cell>
          <table:table-cell office:value-type="float" office:value="19.4548" calcext:value-type="float">
            <text:p>19.4548</text:p>
          </table:table-cell>
          <table:table-cell office:value-type="float" office:value="12.8397" calcext:value-type="float">
            <text:p>12.8397</text:p>
          </table:table-cell>
          <table:table-cell office:value-type="float" office:value="17.0265" calcext:value-type="float">
            <text:p>17.0265</text:p>
          </table:table-cell>
          <table:table-cell office:value-type="float" office:value="11.0659" calcext:value-type="float">
            <text:p>11.0659</text:p>
          </table:table-cell>
          <table:table-cell office:value-type="float" office:value="10.1572" calcext:value-type="float">
            <text:p>10.1572</text:p>
          </table:table-cell>
          <table:table-cell office:value-type="float" office:value="23.328" calcext:value-type="float">
            <text:p>23.328</text:p>
          </table:table-cell>
          <table:table-cell office:value-type="float" office:value="2.46569" calcext:value-type="float">
            <text:p>2.46569</text:p>
          </table:table-cell>
          <table:table-cell office:value-type="float" office:value="22.7531" calcext:value-type="float">
            <text:p>22.7531</text:p>
          </table:table-cell>
          <table:table-cell office:value-type="float" office:value="33.9962" calcext:value-type="float">
            <text:p>33.9962</text:p>
          </table:table-cell>
          <table:table-cell office:value-type="float" office:value="32.4584" calcext:value-type="float">
            <text:p>32.4584</text:p>
          </table:table-cell>
          <table:table-cell office:value-type="float" office:value="18.7559" calcext:value-type="float">
            <text:p>18.7559</text:p>
          </table:table-cell>
          <table:table-cell office:value-type="float" office:value="15.2836" calcext:value-type="float">
            <text:p>15.2836</text:p>
          </table:table-cell>
          <table:table-cell office:value-type="float" office:value="28.0335" calcext:value-type="float">
            <text:p>28.0335</text:p>
          </table:table-cell>
          <table:table-cell office:value-type="float" office:value="4.13443" calcext:value-type="float">
            <text:p>4.13443</text:p>
          </table:table-cell>
          <table:table-cell office:value-type="float" office:value="5732" calcext:value-type="float">
            <text:p>5732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876398" calcext:value-type="float">
            <text:p>0.876398</text:p>
          </table:table-cell>
          <table:table-cell office:value-type="float" office:value="0.312597" calcext:value-type="float">
            <text:p>0.312597</text:p>
          </table:table-cell>
          <table:table-cell office:value-type="float" office:value="3.64586" calcext:value-type="float">
            <text:p>3.64586</text:p>
          </table:table-cell>
          <table:table-cell table:number-columns-repeated="7"/>
          <table:table-cell office:value-type="date" office:date-value="2020-04-15" calcext:value-type="date">
            <text:p>15/04/20</text:p>
          </table:table-cell>
          <table:table-cell table:formula="of:=[.BP49]-[.BP48]" office:value-type="float" office:value="163" calcext:value-type="float">
            <text:p>163</text:p>
          </table:table-cell>
          <table:table-cell table:formula="of:=[.R50]-[.BP48]" office:value-type="float" office:value="89.8699999999999" calcext:value-type="float">
            <text:p>89.8699999999999</text:p>
          </table:table-cell>
          <table:table-cell table:formula="of:=[.CD49]-[.CC49]" office:value-type="float" office:value="-73.1300000000001" calcext:value-type="float">
            <text:p>-73.1300000000001</text:p>
          </table:table-cell>
          <table:table-cell table:formula="of:=[.CE49]/SQRT([.AL49])" office:value-type="float" office:value="-4.31255961546735" calcext:value-type="float">
            <text:p>-4.31255961546735</text:p>
          </table:table-cell>
        </table:table-row>
        <table:table-row table:style-name="ro1">
          <table:table-cell office:value-type="string" calcext:value-type="string">
            <text:p>11/04/2020</text:p>
          </table:table-cell>
          <table:table-cell office:value-type="float" office:value="600.341" calcext:value-type="float">
            <text:p>600.341</text:p>
          </table:table-cell>
          <table:table-cell office:value-type="float" office:value="504.466" calcext:value-type="float">
            <text:p>504.466</text:p>
          </table:table-cell>
          <table:table-cell office:value-type="float" office:value="278.296" calcext:value-type="float">
            <text:p>278.296</text:p>
          </table:table-cell>
          <table:table-cell office:value-type="float" office:value="147.584" calcext:value-type="float">
            <text:p>147.584</text:p>
          </table:table-cell>
          <table:table-cell office:value-type="float" office:value="283.977" calcext:value-type="float">
            <text:p>283.977</text:p>
          </table:table-cell>
          <table:table-cell office:value-type="float" office:value="109.004" calcext:value-type="float">
            <text:p>109.004</text:p>
          </table:table-cell>
          <table:table-cell office:value-type="float" office:value="105.053" calcext:value-type="float">
            <text:p>105.053</text:p>
          </table:table-cell>
          <table:table-cell office:value-type="float" office:value="530.581" calcext:value-type="float">
            <text:p>530.581</text:p>
          </table:table-cell>
          <table:table-cell office:value-type="float" office:value="6.71382" calcext:value-type="float">
            <text:p>6.71382</text:p>
          </table:table-cell>
          <table:table-cell office:value-type="float" office:value="568.439" calcext:value-type="float">
            <text:p>568.439</text:p>
          </table:table-cell>
          <table:table-cell office:value-type="float" office:value="1542.77" calcext:value-type="float">
            <text:p>1542.77</text:p>
          </table:table-cell>
          <table:table-cell office:value-type="float" office:value="1581.48" calcext:value-type="float">
            <text:p>1581.48</text:p>
          </table:table-cell>
          <table:table-cell office:value-type="float" office:value="390.742" calcext:value-type="float">
            <text:p>390.742</text:p>
          </table:table-cell>
          <table:table-cell office:value-type="float" office:value="255.857" calcext:value-type="float">
            <text:p>255.857</text:p>
          </table:table-cell>
          <table:table-cell office:value-type="float" office:value="1300.32" calcext:value-type="float">
            <text:p>1300.32</text:p>
          </table:table-cell>
          <table:table-cell office:value-type="float" office:value="19.2651" calcext:value-type="float">
            <text:p>19.2651</text:p>
          </table:table-cell>
          <table:table-cell office:value-type="float" office:value="5658.87" calcext:value-type="float">
            <text:p>5658.87</text:p>
          </table:table-cell>
          <table:table-cell office:value-type="float" office:value="34.4425" calcext:value-type="float">
            <text:p>34.4425</text:p>
          </table:table-cell>
          <table:table-cell office:value-type="float" office:value="25.0879" calcext:value-type="float">
            <text:p>25.0879</text:p>
          </table:table-cell>
          <table:table-cell office:value-type="float" office:value="19.5595" calcext:value-type="float">
            <text:p>19.5595</text:p>
          </table:table-cell>
          <table:table-cell office:value-type="float" office:value="13.0457" calcext:value-type="float">
            <text:p>13.0457</text:p>
          </table:table-cell>
          <table:table-cell office:value-type="float" office:value="17.0401" calcext:value-type="float">
            <text:p>17.0401</text:p>
          </table:table-cell>
          <table:table-cell office:value-type="float" office:value="11.0476" calcext:value-type="float">
            <text:p>11.0476</text:p>
          </table:table-cell>
          <table:table-cell office:value-type="float" office:value="10.1963" calcext:value-type="float">
            <text:p>10.1963</text:p>
          </table:table-cell>
          <table:table-cell office:value-type="float" office:value="24.0466" calcext:value-type="float">
            <text:p>24.0466</text:p>
          </table:table-cell>
          <table:table-cell office:value-type="float" office:value="2.54123" calcext:value-type="float">
            <text:p>2.54123</text:p>
          </table:table-cell>
          <table:table-cell office:value-type="float" office:value="23.5569" calcext:value-type="float">
            <text:p>23.5569</text:p>
          </table:table-cell>
          <table:table-cell office:value-type="float" office:value="34.9447" calcext:value-type="float">
            <text:p>34.9447</text:p>
          </table:table-cell>
          <table:table-cell office:value-type="float" office:value="33.2761" calcext:value-type="float">
            <text:p>33.2761</text:p>
          </table:table-cell>
          <table:table-cell office:value-type="float" office:value="18.997" calcext:value-type="float">
            <text:p>18.997</text:p>
          </table:table-cell>
          <table:table-cell office:value-type="float" office:value="15.5642" calcext:value-type="float">
            <text:p>15.5642</text:p>
          </table:table-cell>
          <table:table-cell office:value-type="float" office:value="29.1421" calcext:value-type="float">
            <text:p>29.1421</text:p>
          </table:table-cell>
          <table:table-cell office:value-type="float" office:value="4.36593" calcext:value-type="float">
            <text:p>4.36593</text:p>
          </table:table-cell>
          <table:table-cell office:value-type="float" office:value="65.0675" calcext:value-type="float">
            <text:p>65.0675</text:p>
          </table:table-cell>
          <table:table-cell office:value-type="float" office:value="608.422" calcext:value-type="float">
            <text:p>608.422</text:p>
          </table:table-cell>
          <table:table-cell office:value-type="float" office:value="508.917" calcext:value-type="float">
            <text:p>508.917</text:p>
          </table:table-cell>
          <table:table-cell office:value-type="float" office:value="281.607" calcext:value-type="float">
            <text:p>281.607</text:p>
          </table:table-cell>
          <table:table-cell office:value-type="float" office:value="149.164" calcext:value-type="float">
            <text:p>149.164</text:p>
          </table:table-cell>
          <table:table-cell office:value-type="float" office:value="285.751" calcext:value-type="float">
            <text:p>285.751</text:p>
          </table:table-cell>
          <table:table-cell office:value-type="float" office:value="110.248" calcext:value-type="float">
            <text:p>110.248</text:p>
          </table:table-cell>
          <table:table-cell office:value-type="float" office:value="105.804" calcext:value-type="float">
            <text:p>105.804</text:p>
          </table:table-cell>
          <table:table-cell office:value-type="float" office:value="532.302" calcext:value-type="float">
            <text:p>532.302</text:p>
          </table:table-cell>
          <table:table-cell office:value-type="float" office:value="6.7353" calcext:value-type="float">
            <text:p>6.7353</text:p>
          </table:table-cell>
          <table:table-cell office:value-type="float" office:value="575.68" calcext:value-type="float">
            <text:p>575.68</text:p>
          </table:table-cell>
          <table:table-cell office:value-type="float" office:value="1551.21" calcext:value-type="float">
            <text:p>1551.21</text:p>
          </table:table-cell>
          <table:table-cell office:value-type="float" office:value="1584.19" calcext:value-type="float">
            <text:p>1584.19</text:p>
          </table:table-cell>
          <table:table-cell office:value-type="float" office:value="393.544" calcext:value-type="float">
            <text:p>393.544</text:p>
          </table:table-cell>
          <table:table-cell office:value-type="float" office:value="256.366" calcext:value-type="float">
            <text:p>256.366</text:p>
          </table:table-cell>
          <table:table-cell office:value-type="float" office:value="1300.68" calcext:value-type="float">
            <text:p>1300.68</text:p>
          </table:table-cell>
          <table:table-cell office:value-type="float" office:value="19.271" calcext:value-type="float">
            <text:p>19.271</text:p>
          </table:table-cell>
          <table:table-cell office:value-type="float" office:value="33.6837" calcext:value-type="float">
            <text:p>33.6837</text:p>
          </table:table-cell>
          <table:table-cell office:value-type="float" office:value="24.7732" calcext:value-type="float">
            <text:p>24.7732</text:p>
          </table:table-cell>
          <table:table-cell office:value-type="float" office:value="19.3363" calcext:value-type="float">
            <text:p>19.3363</text:p>
          </table:table-cell>
          <table:table-cell office:value-type="float" office:value="12.9697" calcext:value-type="float">
            <text:p>12.9697</text:p>
          </table:table-cell>
          <table:table-cell office:value-type="float" office:value="16.9668" calcext:value-type="float">
            <text:p>16.9668</text:p>
          </table:table-cell>
          <table:table-cell office:value-type="float" office:value="10.992" calcext:value-type="float">
            <text:p>10.992</text:p>
          </table:table-cell>
          <table:table-cell office:value-type="float" office:value="10.1743" calcext:value-type="float">
            <text:p>10.1743</text:p>
          </table:table-cell>
          <table:table-cell office:value-type="float" office:value="23.9978" calcext:value-type="float">
            <text:p>23.9978</text:p>
          </table:table-cell>
          <table:table-cell office:value-type="float" office:value="2.54116" calcext:value-type="float">
            <text:p>2.54116</text:p>
          </table:table-cell>
          <table:table-cell office:value-type="float" office:value="22.6588" calcext:value-type="float">
            <text:p>22.6588</text:p>
          </table:table-cell>
          <table:table-cell office:value-type="float" office:value="34.1295" calcext:value-type="float">
            <text:p>34.1295</text:p>
          </table:table-cell>
          <table:table-cell office:value-type="float" office:value="33.1884" calcext:value-type="float">
            <text:p>33.1884</text:p>
          </table:table-cell>
          <table:table-cell office:value-type="float" office:value="18.8327" calcext:value-type="float">
            <text:p>18.8327</text:p>
          </table:table-cell>
          <table:table-cell office:value-type="float" office:value="15.5577" calcext:value-type="float">
            <text:p>15.5577</text:p>
          </table:table-cell>
          <table:table-cell office:value-type="float" office:value="29.1404" calcext:value-type="float">
            <text:p>29.1404</text:p>
          </table:table-cell>
          <table:table-cell office:value-type="float" office:value="4.36593" calcext:value-type="float">
            <text:p>4.36593</text:p>
          </table:table-cell>
          <table:table-cell office:value-type="float" office:value="5831" calcext:value-type="float">
            <text:p>5831</text:p>
          </table:table-cell>
          <table:table-cell office:value-type="float" office:value="0.435986" calcext:value-type="float">
            <text:p>0.435986</text:p>
          </table:table-cell>
          <table:table-cell office:value-type="float" office:value="0.883446" calcext:value-type="float">
            <text:p>0.883446</text:p>
          </table:table-cell>
          <table:table-cell office:value-type="float" office:value="0.309884" calcext:value-type="float">
            <text:p>0.309884</text:p>
          </table:table-cell>
          <table:table-cell office:value-type="float" office:value="4.19216" calcext:value-type="float">
            <text:p>4.19216</text:p>
          </table:table-cell>
          <table:table-cell table:number-columns-repeated="7"/>
          <table:table-cell office:value-type="date" office:date-value="2020-04-16" calcext:value-type="date">
            <text:p>16/04/20</text:p>
          </table:table-cell>
          <table:table-cell table:formula="of:=[.BP50]-[.BP49]" office:value-type="float" office:value="99" calcext:value-type="float">
            <text:p>99</text:p>
          </table:table-cell>
          <table:table-cell table:formula="of:=[.R51]-[.BP49]" office:value-type="float" office:value="136.23" calcext:value-type="float">
            <text:p>136.23</text:p>
          </table:table-cell>
          <table:table-cell table:formula="of:=[.CD50]-[.CC50]" office:value-type="float" office:value="37.2299999999996" calcext:value-type="float">
            <text:p>37.2299999999996</text:p>
          </table:table-cell>
          <table:table-cell table:formula="of:=[.CE50]/SQRT([.AL50])" office:value-type="float" office:value="2.2185606880818" calcext:value-type="float">
            <text:p>2.2185606880818</text:p>
          </table:table-cell>
        </table:table-row>
        <table:table-row table:style-name="ro1">
          <table:table-cell office:value-type="string" calcext:value-type="string">
            <text:p>12/04/2020</text:p>
          </table:table-cell>
          <table:table-cell office:value-type="float" office:value="591.821" calcext:value-type="float">
            <text:p>591.821</text:p>
          </table:table-cell>
          <table:table-cell office:value-type="float" office:value="495.195" calcext:value-type="float">
            <text:p>495.195</text:p>
          </table:table-cell>
          <table:table-cell office:value-type="float" office:value="272.834" calcext:value-type="float">
            <text:p>272.834</text:p>
          </table:table-cell>
          <table:table-cell office:value-type="float" office:value="147.3" calcext:value-type="float">
            <text:p>147.3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6.902" calcext:value-type="float">
            <text:p>106.902</text:p>
          </table:table-cell>
          <table:table-cell office:value-type="float" office:value="105.094" calcext:value-type="float">
            <text:p>105.094</text:p>
          </table:table-cell>
          <table:table-cell office:value-type="float" office:value="562.3" calcext:value-type="float">
            <text:p>562.3</text:p>
          </table:table-cell>
          <table:table-cell office:value-type="float" office:value="7.11056" calcext:value-type="float">
            <text:p>7.11056</text:p>
          </table:table-cell>
          <table:table-cell office:value-type="float" office:value="558.737" calcext:value-type="float">
            <text:p>558.737</text:p>
          </table:table-cell>
          <table:table-cell office:value-type="float" office:value="1542.9" calcext:value-type="float">
            <text:p>1542.9</text:p>
          </table:table-cell>
          <table:table-cell office:value-type="float" office:value="1650.88" calcext:value-type="float">
            <text:p>1650.88</text:p>
          </table:table-cell>
          <table:table-cell office:value-type="float" office:value="392.347" calcext:value-type="float">
            <text:p>392.347</text:p>
          </table:table-cell>
          <table:table-cell office:value-type="float" office:value="264.752" calcext:value-type="float">
            <text:p>264.752</text:p>
          </table:table-cell>
          <table:table-cell office:value-type="float" office:value="1437.26" calcext:value-type="float">
            <text:p>1437.26</text:p>
          </table:table-cell>
          <table:table-cell office:value-type="float" office:value="21.3515" calcext:value-type="float">
            <text:p>21.3515</text:p>
          </table:table-cell>
          <table:table-cell office:value-type="float" office:value="5868.23" calcext:value-type="float">
            <text:p>5868.23</text:p>
          </table:table-cell>
          <table:table-cell office:value-type="float" office:value="34.4051" calcext:value-type="float">
            <text:p>34.4051</text:p>
          </table:table-cell>
          <table:table-cell office:value-type="float" office:value="24.9155" calcext:value-type="float">
            <text:p>24.9155</text:p>
          </table:table-cell>
          <table:table-cell office:value-type="float" office:value="19.4256" calcext:value-type="float">
            <text:p>19.4256</text:p>
          </table:table-cell>
          <table:table-cell office:value-type="float" office:value="13.0721" calcext:value-type="float">
            <text:p>13.0721</text:p>
          </table:table-cell>
          <table:table-cell office:value-type="float" office:value="16.9895" calcext:value-type="float">
            <text:p>16.9895</text:p>
          </table:table-cell>
          <table:table-cell office:value-type="float" office:value="10.9671" calcext:value-type="float">
            <text:p>10.9671</text:p>
          </table:table-cell>
          <table:table-cell office:value-type="float" office:value="10.202" calcext:value-type="float">
            <text:p>10.202</text:p>
          </table:table-cell>
          <table:table-cell office:value-type="float" office:value="24.6897" calcext:value-type="float">
            <text:p>24.6897</text:p>
          </table:table-cell>
          <table:table-cell office:value-type="float" office:value="2.61405" calcext:value-type="float">
            <text:p>2.61405</text:p>
          </table:table-cell>
          <table:table-cell office:value-type="float" office:value="23.4188" calcext:value-type="float">
            <text:p>23.4188</text:p>
          </table:table-cell>
          <table:table-cell office:value-type="float" office:value="35.0322" calcext:value-type="float">
            <text:p>35.0322</text:p>
          </table:table-cell>
          <table:table-cell office:value-type="float" office:value="33.9456" calcext:value-type="float">
            <text:p>33.9456</text:p>
          </table:table-cell>
          <table:table-cell office:value-type="float" office:value="19.0503" calcext:value-type="float">
            <text:p>19.0503</text:p>
          </table:table-cell>
          <table:table-cell office:value-type="float" office:value="15.8131" calcext:value-type="float">
            <text:p>15.8131</text:p>
          </table:table-cell>
          <table:table-cell office:value-type="float" office:value="30.193" calcext:value-type="float">
            <text:p>30.193</text:p>
          </table:table-cell>
          <table:table-cell office:value-type="float" office:value="4.59624" calcext:value-type="float">
            <text:p>4.59624</text:p>
          </table:table-cell>
          <table:table-cell office:value-type="float" office:value="65.1244" calcext:value-type="float">
            <text:p>65.1244</text:p>
          </table:table-cell>
          <table:table-cell office:value-type="float" office:value="587.724" calcext:value-type="float">
            <text:p>587.724</text:p>
          </table:table-cell>
          <table:table-cell office:value-type="float" office:value="492.955" calcext:value-type="float">
            <text:p>492.955</text:p>
          </table:table-cell>
          <table:table-cell office:value-type="float" office:value="271.164" calcext:value-type="float">
            <text:p>271.164</text:p>
          </table:table-cell>
          <table:table-cell office:value-type="float" office:value="146.489" calcext:value-type="float">
            <text:p>146.489</text:p>
          </table:table-cell>
          <table:table-cell office:value-type="float" office:value="281.554" calcext:value-type="float">
            <text:p>281.554</text:p>
          </table:table-cell>
          <table:table-cell office:value-type="float" office:value="106.274" calcext:value-type="float">
            <text:p>106.274</text:p>
          </table:table-cell>
          <table:table-cell office:value-type="float" office:value="104.716" calcext:value-type="float">
            <text:p>104.716</text:p>
          </table:table-cell>
          <table:table-cell office:value-type="float" office:value="561.451" calcext:value-type="float">
            <text:p>561.451</text:p>
          </table:table-cell>
          <table:table-cell office:value-type="float" office:value="7.10005" calcext:value-type="float">
            <text:p>7.10005</text:p>
          </table:table-cell>
          <table:table-cell office:value-type="float" office:value="555.09" calcext:value-type="float">
            <text:p>555.09</text:p>
          </table:table-cell>
          <table:table-cell office:value-type="float" office:value="1538.69" calcext:value-type="float">
            <text:p>1538.69</text:p>
          </table:table-cell>
          <table:table-cell office:value-type="float" office:value="1649.54" calcext:value-type="float">
            <text:p>1649.54</text:p>
          </table:table-cell>
          <table:table-cell office:value-type="float" office:value="390.934" calcext:value-type="float">
            <text:p>390.934</text:p>
          </table:table-cell>
          <table:table-cell office:value-type="float" office:value="264.497" calcext:value-type="float">
            <text:p>264.497</text:p>
          </table:table-cell>
          <table:table-cell office:value-type="float" office:value="1437.09" calcext:value-type="float">
            <text:p>1437.0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33.6507" calcext:value-type="float">
            <text:p>33.6507</text:p>
          </table:table-cell>
          <table:table-cell office:value-type="float" office:value="24.6056" calcext:value-type="float">
            <text:p>24.6056</text:p>
          </table:table-cell>
          <table:table-cell office:value-type="float" office:value="19.2047" calcext:value-type="float">
            <text:p>19.2047</text:p>
          </table:table-cell>
          <table:table-cell office:value-type="float" office:value="12.995" calcext:value-type="float">
            <text:p>12.995</text:p>
          </table:table-cell>
          <table:table-cell office:value-type="float" office:value="16.9202" calcext:value-type="float">
            <text:p>16.9202</text:p>
          </table:table-cell>
          <table:table-cell office:value-type="float" office:value="10.912" calcext:value-type="float">
            <text:p>10.912</text:p>
          </table:table-cell>
          <table:table-cell office:value-type="float" office:value="10.1806" calcext:value-type="float">
            <text:p>10.1806</text:p>
          </table:table-cell>
          <table:table-cell office:value-type="float" office:value="24.6449" calcext:value-type="float">
            <text:p>24.6449</text:p>
          </table:table-cell>
          <table:table-cell office:value-type="float" office:value="2.61399" calcext:value-type="float">
            <text:p>2.61399</text:p>
          </table:table-cell>
          <table:table-cell office:value-type="float" office:value="22.5333" calcext:value-type="float">
            <text:p>22.5333</text:p>
          </table:table-cell>
          <table:table-cell office:value-type="float" office:value="34.2484" calcext:value-type="float">
            <text:p>34.2484</text:p>
          </table:table-cell>
          <table:table-cell office:value-type="float" office:value="33.8642" calcext:value-type="float">
            <text:p>33.8642</text:p>
          </table:table-cell>
          <table:table-cell office:value-type="float" office:value="18.8893" calcext:value-type="float">
            <text:p>18.8893</text:p>
          </table:table-cell>
          <table:table-cell office:value-type="float" office:value="15.8068" calcext:value-type="float">
            <text:p>15.8068</text:p>
          </table:table-cell>
          <table:table-cell office:value-type="float" office:value="30.1916" calcext:value-type="float">
            <text:p>30.1916</text:p>
          </table:table-cell>
          <table:table-cell office:value-type="float" office:value="4.59624" calcext:value-type="float">
            <text:p>4.59624</text:p>
          </table:table-cell>
          <table:table-cell office:value-type="float" office:value="5991" calcext:value-type="float">
            <text:p>5991</text:p>
          </table:table-cell>
          <table:table-cell office:value-type="float" office:value="0.447872" calcext:value-type="float">
            <text:p>0.447872</text:p>
          </table:table-cell>
          <table:table-cell office:value-type="float" office:value="0.890493" calcext:value-type="float">
            <text:p>0.890493</text:p>
          </table:table-cell>
          <table:table-cell office:value-type="float" office:value="0.301841" calcext:value-type="float">
            <text:p>0.301841</text:p>
          </table:table-cell>
          <table:table-cell office:value-type="float" office:value="4.05851" calcext:value-type="float">
            <text:p>4.05851</text:p>
          </table:table-cell>
          <table:table-cell table:number-columns-repeated="7"/>
          <table:table-cell office:value-type="date" office:date-value="2020-04-17" calcext:value-type="date">
            <text:p>17/04/20</text:p>
          </table:table-cell>
          <table:table-cell table:formula="of:=[.BP51]-[.BP50]" office:value-type="float" office:value="160" calcext:value-type="float">
            <text:p>160</text:p>
          </table:table-cell>
          <table:table-cell table:formula="of:=[.R52]-[.BP50]" office:value-type="float" office:value="207.57" calcext:value-type="float">
            <text:p>207.57</text:p>
          </table:table-cell>
          <table:table-cell table:formula="of:=[.CD51]-[.CC51]" office:value-type="float" office:value="47.5699999999997" calcext:value-type="float">
            <text:p>47.5699999999997</text:p>
          </table:table-cell>
          <table:table-cell table:formula="of:=[.CE51]/SQRT([.AL51])" office:value-type="float" office:value="2.88879773956387" calcext:value-type="float">
            <text:p>2.88879773956387</text:p>
          </table:table-cell>
        </table:table-row>
        <table:table-row table:style-name="ro1">
          <table:table-cell office:value-type="string" calcext:value-type="string">
            <text:p>13/04/2020</text:p>
          </table:table-cell>
          <table:table-cell office:value-type="float" office:value="572.963" calcext:value-type="float">
            <text:p>572.963</text:p>
          </table:table-cell>
          <table:table-cell office:value-type="float" office:value="479.458" calcext:value-type="float">
            <text:p>479.458</text:p>
          </table:table-cell>
          <table:table-cell office:value-type="float" office:value="262.99" calcext:value-type="float">
            <text:p>262.99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278.225" calcext:value-type="float">
            <text:p>278.225</text:p>
          </table:table-cell>
          <table:table-cell office:value-type="float" office:value="103.088" calcext:value-type="float">
            <text:p>103.088</text:p>
          </table:table-cell>
          <table:table-cell office:value-type="float" office:value="103.786" calcext:value-type="float">
            <text:p>103.786</text:p>
          </table:table-cell>
          <table:table-cell office:value-type="float" office:value="591.05" calcext:value-type="float">
            <text:p>591.05</text:p>
          </table:table-cell>
          <table:table-cell office:value-type="float" office:value="7.4698" calcext:value-type="float">
            <text:p>7.4698</text:p>
          </table:table-cell>
          <table:table-cell office:value-type="float" office:value="539.035" calcext:value-type="float">
            <text:p>539.035</text:p>
          </table:table-cell>
          <table:table-cell office:value-type="float" office:value="1526.07" calcext:value-type="float">
            <text:p>1526.07</text:p>
          </table:table-cell>
          <table:table-cell office:value-type="float" office:value="1709.99" calcext:value-type="float">
            <text:p>1709.99</text:p>
          </table:table-cell>
          <table:table-cell office:value-type="float" office:value="388.931" calcext:value-type="float">
            <text:p>388.931</text:p>
          </table:table-cell>
          <table:table-cell office:value-type="float" office:value="271.942" calcext:value-type="float">
            <text:p>271.942</text:p>
          </table:table-cell>
          <table:table-cell office:value-type="float" office:value="1579.09" calcext:value-type="float">
            <text:p>1579.09</text:p>
          </table:table-cell>
          <table:table-cell office:value-type="float" office:value="23.5149" calcext:value-type="float">
            <text:p>23.5149</text:p>
          </table:table-cell>
          <table:table-cell office:value-type="float" office:value="6038.57" calcext:value-type="float">
            <text:p>6038.57</text:p>
          </table:table-cell>
          <table:table-cell office:value-type="float" office:value="34.2986" calcext:value-type="float">
            <text:p>34.2986</text:p>
          </table:table-cell>
          <table:table-cell office:value-type="float" office:value="24.7124" calcext:value-type="float">
            <text:p>24.7124</text:p>
          </table:table-cell>
          <table:table-cell office:value-type="float" office:value="19.2391" calcext:value-type="float">
            <text:p>19.2391</text:p>
          </table:table-cell>
          <table:table-cell office:value-type="float" office:value="13.0048" calcext:value-type="float">
            <text:p>13.0048</text:p>
          </table:table-cell>
          <table:table-cell office:value-type="float" office:value="16.9325" calcext:value-type="float">
            <text:p>16.9325</text:p>
          </table:table-cell>
          <table:table-cell office:value-type="float" office:value="10.8565" calcext:value-type="float">
            <text:p>10.8565</text:p>
          </table:table-cell>
          <table:table-cell office:value-type="float" office:value="10.1877" calcext:value-type="float">
            <text:p>10.1877</text:p>
          </table:table-cell>
          <table:table-cell office:value-type="float" office:value="25.3075" calcext:value-type="float">
            <text:p>25.3075</text:p>
          </table:table-cell>
          <table:table-cell office:value-type="float" office:value="2.68387" calcext:value-type="float">
            <text:p>2.68387</text:p>
          </table:table-cell>
          <table:table-cell office:value-type="float" office:value="23.1987" calcext:value-type="float">
            <text:p>23.1987</text:p>
          </table:table-cell>
          <table:table-cell office:value-type="float" office:value="35.0509" calcext:value-type="float">
            <text:p>35.0509</text:p>
          </table:table-cell>
          <table:table-cell office:value-type="float" office:value="34.5478" calcext:value-type="float">
            <text:p>34.5478</text:p>
          </table:table-cell>
          <table:table-cell office:value-type="float" office:value="19.0678" calcext:value-type="float">
            <text:p>19.0678</text:p>
          </table:table-cell>
          <table:table-cell office:value-type="float" office:value="16.0276" calcext:value-type="float">
            <text:p>16.0276</text:p>
          </table:table-cell>
          <table:table-cell office:value-type="float" office:value="31.1811" calcext:value-type="float">
            <text:p>31.1811</text:p>
          </table:table-cell>
          <table:table-cell office:value-type="float" office:value="4.82426" calcext:value-type="float">
            <text:p>4.82426</text:p>
          </table:table-cell>
          <table:table-cell office:value-type="float" office:value="64.6175" calcext:value-type="float">
            <text:p>64.6175</text:p>
          </table:table-cell>
          <table:table-cell office:value-type="float" office:value="567.623" calcext:value-type="float">
            <text:p>567.623</text:p>
          </table:table-cell>
          <table:table-cell office:value-type="float" office:value="476.541" calcext:value-type="float">
            <text:p>476.541</text:p>
          </table:table-cell>
          <table:table-cell office:value-type="float" office:value="260.814" calcext:value-type="float">
            <text:p>260.814</text:p>
          </table:table-cell>
          <table:table-cell office:value-type="float" office:value="142.792" calcext:value-type="float">
            <text:p>142.792</text:p>
          </table:table-cell>
          <table:table-cell office:value-type="float" office:value="277.106" calcext:value-type="float">
            <text:p>277.106</text:p>
          </table:table-cell>
          <table:table-cell office:value-type="float" office:value="102.271" calcext:value-type="float">
            <text:p>102.271</text:p>
          </table:table-cell>
          <table:table-cell office:value-type="float" office:value="103.296" calcext:value-type="float">
            <text:p>103.296</text:p>
          </table:table-cell>
          <table:table-cell office:value-type="float" office:value="589.972" calcext:value-type="float">
            <text:p>589.972</text:p>
          </table:table-cell>
          <table:table-cell office:value-type="float" office:value="7.45657" calcext:value-type="float">
            <text:p>7.45657</text:p>
          </table:table-cell>
          <table:table-cell office:value-type="float" office:value="534.344" calcext:value-type="float">
            <text:p>534.344</text:p>
          </table:table-cell>
          <table:table-cell office:value-type="float" office:value="1520.65" calcext:value-type="float">
            <text:p>1520.65</text:p>
          </table:table-cell>
          <table:table-cell office:value-type="float" office:value="1708.27" calcext:value-type="float">
            <text:p>1708.27</text:p>
          </table:table-cell>
          <table:table-cell office:value-type="float" office:value="387.108" calcext:value-type="float">
            <text:p>387.108</text:p>
          </table:table-cell>
          <table:table-cell office:value-type="float" office:value="271.611" calcext:value-type="float">
            <text:p>271.611</text:p>
          </table:table-cell>
          <table:table-cell office:value-type="float" office:value="1578.88" calcext:value-type="float">
            <text:p>1578.88</text:p>
          </table:table-cell>
          <table:table-cell office:value-type="float" office:value="23.5115" calcext:value-type="float">
            <text:p>23.5115</text:p>
          </table:table-cell>
          <table:table-cell office:value-type="float" office:value="33.5227" calcext:value-type="float">
            <text:p>33.5227</text:p>
          </table:table-cell>
          <table:table-cell office:value-type="float" office:value="24.3927" calcext:value-type="float">
            <text:p>24.3927</text:p>
          </table:table-cell>
          <table:table-cell office:value-type="float" office:value="19.0108" calcext:value-type="float">
            <text:p>19.0108</text:p>
          </table:table-cell>
          <table:table-cell office:value-type="float" office:value="12.9232" calcext:value-type="float">
            <text:p>12.9232</text:p>
          </table:table-cell>
          <table:table-cell office:value-type="float" office:value="16.8641" calcext:value-type="float">
            <text:p>16.8641</text:p>
          </table:table-cell>
          <table:table-cell office:value-type="float" office:value="10.7996" calcext:value-type="float">
            <text:p>10.7996</text:p>
          </table:table-cell>
          <table:table-cell office:value-type="float" office:value="10.166" calcext:value-type="float">
            <text:p>10.166</text:p>
          </table:table-cell>
          <table:table-cell office:value-type="float" office:value="25.2652" calcext:value-type="float">
            <text:p>25.2652</text:p>
          </table:table-cell>
          <table:table-cell office:value-type="float" office:value="2.68381" calcext:value-type="float">
            <text:p>2.68381</text:p>
          </table:table-cell>
          <table:table-cell office:value-type="float" office:value="22.3064" calcext:value-type="float">
            <text:p>22.3064</text:p>
          </table:table-cell>
          <table:table-cell office:value-type="float" office:value="34.2689" calcext:value-type="float">
            <text:p>34.2689</text:p>
          </table:table-cell>
          <table:table-cell office:value-type="float" office:value="34.469" calcext:value-type="float">
            <text:p>34.469</text:p>
          </table:table-cell>
          <table:table-cell office:value-type="float" office:value="18.9063" calcext:value-type="float">
            <text:p>18.9063</text:p>
          </table:table-cell>
          <table:table-cell office:value-type="float" office:value="16.0213" calcext:value-type="float">
            <text:p>16.0213</text:p>
          </table:table-cell>
          <table:table-cell office:value-type="float" office:value="31.1799" calcext:value-type="float">
            <text:p>31.1799</text:p>
          </table:table-cell>
          <table:table-cell office:value-type="float" office:value="4.82426" calcext:value-type="float">
            <text:p>4.82426</text:p>
          </table:table-cell>
          <table:table-cell office:value-type="float" office:value="6059" calcext:value-type="float">
            <text:p>6059</text:p>
          </table:table-cell>
          <table:table-cell office:value-type="float" office:value="0.459758" calcext:value-type="float">
            <text:p>0.459758</text:p>
          </table:table-cell>
          <table:table-cell office:value-type="float" office:value="0.897541" calcext:value-type="float">
            <text:p>0.897541</text:p>
          </table:table-cell>
          <table:table-cell office:value-type="float" office:value="0.304451" calcext:value-type="float">
            <text:p>0.304451</text:p>
          </table:table-cell>
          <table:table-cell office:value-type="float" office:value="4.62963" calcext:value-type="float">
            <text:p>4.62963</text:p>
          </table:table-cell>
          <table:table-cell table:number-columns-repeated="7"/>
          <table:table-cell office:value-type="date" office:date-value="2020-04-18" calcext:value-type="date">
            <text:p>18/04/20</text:p>
          </table:table-cell>
          <table:table-cell table:formula="of:=[.BP52]-[.BP51]" office:value-type="float" office:value="68" calcext:value-type="float">
            <text:p>68</text:p>
          </table:table-cell>
          <table:table-cell table:formula="of:=[.R53]-[.BP51]" office:value-type="float" office:value="207.71" calcext:value-type="float">
            <text:p>207.71</text:p>
          </table:table-cell>
          <table:table-cell table:formula="of:=[.CD52]-[.CC52]" office:value-type="float" office:value="139.71" calcext:value-type="float">
            <text:p>139.71</text:p>
          </table:table-cell>
          <table:table-cell table:formula="of:=[.CE52]/SQRT([.AL52])" office:value-type="float" office:value="8.65091495821152" calcext:value-type="float">
            <text:p>8.65091495821152</text:p>
          </table:table-cell>
        </table:table-row>
        <table:table-row table:style-name="ro1">
          <table:table-cell office:value-type="string" calcext:value-type="string">
            <text:p>14/04/2020</text:p>
          </table:table-cell>
          <table:table-cell office:value-type="float" office:value="553.964" calcext:value-type="float">
            <text:p>553.964</text:p>
          </table:table-cell>
          <table:table-cell office:value-type="float" office:value="463.426" calcext:value-type="float">
            <text:p>463.426</text:p>
          </table:table-cell>
          <table:table-cell office:value-type="float" office:value="253.294" calcext:value-type="float">
            <text:p>253.294</text:p>
          </table:table-cell>
          <table:table-cell office:value-type="float" office:value="140.605" calcext:value-type="float">
            <text:p>140.605</text:p>
          </table:table-cell>
          <table:table-cell office:value-type="float" office:value="273.667" calcext:value-type="float">
            <text:p>273.667</text:p>
          </table:table-cell>
          <table:table-cell office:value-type="float" office:value="99.2702" calcext:value-type="float">
            <text:p>99.2702</text:p>
          </table:table-cell>
          <table:table-cell office:value-type="float" office:value="102.174" calcext:value-type="float">
            <text:p>102.174</text:p>
          </table:table-cell>
          <table:table-cell office:value-type="float" office:value="619.125" calcext:value-type="float">
            <text:p>619.125</text:p>
          </table:table-cell>
          <table:table-cell office:value-type="float" office:value="7.82048" calcext:value-type="float">
            <text:p>7.82048</text:p>
          </table:table-cell>
          <table:table-cell office:value-type="float" office:value="519.157" calcext:value-type="float">
            <text:p>519.157</text:p>
          </table:table-cell>
          <table:table-cell office:value-type="float" office:value="1503.27" calcext:value-type="float">
            <text:p>1503.27</text:p>
          </table:table-cell>
          <table:table-cell office:value-type="float" office:value="1762.32" calcext:value-type="float">
            <text:p>1762.32</text:p>
          </table:table-cell>
          <table:table-cell office:value-type="float" office:value="384.377" calcext:value-type="float">
            <text:p>384.377</text:p>
          </table:table-cell>
          <table:table-cell office:value-type="float" office:value="278.111" calcext:value-type="float">
            <text:p>278.111</text:p>
          </table:table-cell>
          <table:table-cell office:value-type="float" office:value="1725.72" calcext:value-type="float">
            <text:p>1725.72</text:p>
          </table:table-cell>
          <table:table-cell office:value-type="float" office:value="25.7549" calcext:value-type="float">
            <text:p>25.7549</text:p>
          </table:table-cell>
          <table:table-cell office:value-type="float" office:value="6198.71" calcext:value-type="float">
            <text:p>6198.71</text:p>
          </table:table-cell>
          <table:table-cell office:value-type="float" office:value="34.1291" calcext:value-type="float">
            <text:p>34.1291</text:p>
          </table:table-cell>
          <table:table-cell office:value-type="float" office:value="24.4805" calcext:value-type="float">
            <text:p>24.4805</text:p>
          </table:table-cell>
          <table:table-cell office:value-type="float" office:value="19.0302" calcext:value-type="float">
            <text:p>19.0302</text:p>
          </table:table-cell>
          <table:table-cell office:value-type="float" office:value="12.9364" calcext:value-type="float">
            <text:p>12.9364</text:p>
          </table:table-cell>
          <table:table-cell office:value-type="float" office:value="16.8638" calcext:value-type="float">
            <text:p>16.8638</text:p>
          </table:table-cell>
          <table:table-cell office:value-type="float" office:value="10.7254" calcext:value-type="float">
            <text:p>10.7254</text:p>
          </table:table-cell>
          <table:table-cell office:value-type="float" office:value="10.1553" calcext:value-type="float">
            <text:p>10.1553</text:p>
          </table:table-cell>
          <table:table-cell office:value-type="float" office:value="25.9008" calcext:value-type="float">
            <text:p>25.9008</text:p>
          </table:table-cell>
          <table:table-cell office:value-type="float" office:value="2.75085" calcext:value-type="float">
            <text:p>2.75085</text:p>
          </table:table-cell>
          <table:table-cell office:value-type="float" office:value="22.9174" calcext:value-type="float">
            <text:p>22.9174</text:p>
          </table:table-cell>
          <table:table-cell office:value-type="float" office:value="34.971" calcext:value-type="float">
            <text:p>34.971</text:p>
          </table:table-cell>
          <table:table-cell office:value-type="float" office:value="35.0857" calcext:value-type="float">
            <text:p>35.0857</text:p>
          </table:table-cell>
          <table:table-cell office:value-type="float" office:value="19.0503" calcext:value-type="float">
            <text:p>19.0503</text:p>
          </table:table-cell>
          <table:table-cell office:value-type="float" office:value="16.2105" calcext:value-type="float">
            <text:p>16.2105</text:p>
          </table:table-cell>
          <table:table-cell office:value-type="float" office:value="32.1043" calcext:value-type="float">
            <text:p>32.1043</text:p>
          </table:table-cell>
          <table:table-cell office:value-type="float" office:value="5.04946" calcext:value-type="float">
            <text:p>5.04946</text:p>
          </table:table-cell>
          <table:table-cell office:value-type="float" office:value="63.902" calcext:value-type="float">
            <text:p>63.902</text:p>
          </table:table-cell>
          <table:table-cell office:value-type="float" office:value="537.926" calcext:value-type="float">
            <text:p>537.926</text:p>
          </table:table-cell>
          <table:table-cell office:value-type="float" office:value="454.642" calcext:value-type="float">
            <text:p>454.642</text:p>
          </table:table-cell>
          <table:table-cell office:value-type="float" office:value="246.75" calcext:value-type="float">
            <text:p>246.75</text:p>
          </table:table-cell>
          <table:table-cell office:value-type="float" office:value="137.326" calcext:value-type="float">
            <text:p>137.326</text:p>
          </table:table-cell>
          <table:table-cell office:value-type="float" office:value="270.352" calcext:value-type="float">
            <text:p>270.352</text:p>
          </table:table-cell>
          <table:table-cell office:value-type="float" office:value="96.8145" calcext:value-type="float">
            <text:p>96.8145</text:p>
          </table:table-cell>
          <table:table-cell office:value-type="float" office:value="100.71" calcext:value-type="float">
            <text:p>100.71</text:p>
          </table:table-cell>
          <table:table-cell office:value-type="float" office:value="615.97" calcext:value-type="float">
            <text:p>615.97</text:p>
          </table:table-cell>
          <table:table-cell office:value-type="float" office:value="7.78205" calcext:value-type="float">
            <text:p>7.78205</text:p>
          </table:table-cell>
          <table:table-cell office:value-type="float" office:value="505.274" calcext:value-type="float">
            <text:p>505.274</text:p>
          </table:table-cell>
          <table:table-cell office:value-type="float" office:value="1487.22" calcext:value-type="float">
            <text:p>1487.22</text:p>
          </table:table-cell>
          <table:table-cell office:value-type="float" office:value="1757.24" calcext:value-type="float">
            <text:p>1757.24</text:p>
          </table:table-cell>
          <table:table-cell office:value-type="float" office:value="378.965" calcext:value-type="float">
            <text:p>378.965</text:p>
          </table:table-cell>
          <table:table-cell office:value-type="float" office:value="277.12" calcext:value-type="float">
            <text:p>277.12</text:p>
          </table:table-cell>
          <table:table-cell office:value-type="float" office:value="1725.14" calcext:value-type="float">
            <text:p>1725.14</text:p>
          </table:table-cell>
          <table:table-cell office:value-type="float" office:value="25.7452" calcext:value-type="float">
            <text:p>25.7452</text:p>
          </table:table-cell>
          <table:table-cell office:value-type="float" office:value="33.3314" calcext:value-type="float">
            <text:p>33.3314</text:p>
          </table:table-cell>
          <table:table-cell office:value-type="float" office:value="24.1485" calcext:value-type="float">
            <text:p>24.1485</text:p>
          </table:table-cell>
          <table:table-cell office:value-type="float" office:value="18.7934" calcext:value-type="float">
            <text:p>18.7934</text:p>
          </table:table-cell>
          <table:table-cell office:value-type="float" office:value="12.8492" calcext:value-type="float">
            <text:p>12.8492</text:p>
          </table:table-cell>
          <table:table-cell office:value-type="float" office:value="16.7955" calcext:value-type="float">
            <text:p>16.7955</text:p>
          </table:table-cell>
          <table:table-cell office:value-type="float" office:value="10.6664" calcext:value-type="float">
            <text:p>10.6664</text:p>
          </table:table-cell>
          <table:table-cell office:value-type="float" office:value="10.1333" calcext:value-type="float">
            <text:p>10.1333</text:p>
          </table:table-cell>
          <table:table-cell office:value-type="float" office:value="25.8605" calcext:value-type="float">
            <text:p>25.8605</text:p>
          </table:table-cell>
          <table:table-cell office:value-type="float" office:value="2.75079" calcext:value-type="float">
            <text:p>2.75079</text:p>
          </table:table-cell>
          <table:table-cell office:value-type="float" office:value="22.0202" calcext:value-type="float">
            <text:p>22.0202</text:p>
          </table:table-cell>
          <table:table-cell office:value-type="float" office:value="34.1925" calcext:value-type="float">
            <text:p>34.1925</text:p>
          </table:table-cell>
          <table:table-cell office:value-type="float" office:value="35.0088" calcext:value-type="float">
            <text:p>35.0088</text:p>
          </table:table-cell>
          <table:table-cell office:value-type="float" office:value="18.8887" calcext:value-type="float">
            <text:p>18.8887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32.1032" calcext:value-type="float">
            <text:p>32.1032</text:p>
          </table:table-cell>
          <table:table-cell office:value-type="float" office:value="5.04946" calcext:value-type="float">
            <text:p>5.04946</text:p>
          </table:table-cell>
          <table:table-cell office:value-type="float" office:value="6111" calcext:value-type="float">
            <text:p>6111</text:p>
          </table:table-cell>
          <table:table-cell office:value-type="float" office:value="0.471644" calcext:value-type="float">
            <text:p>0.471644</text:p>
          </table:table-cell>
          <table:table-cell office:value-type="float" office:value="0.904589" calcext:value-type="float">
            <text:p>0.904589</text:p>
          </table:table-cell>
          <table:table-cell office:value-type="float" office:value="0.315866" calcext:value-type="float">
            <text:p>0.315866</text:p>
          </table:table-cell>
          <table:table-cell office:value-type="float" office:value="5.57247" calcext:value-type="float">
            <text:p>5.57247</text:p>
          </table:table-cell>
          <table:table-cell table:number-columns-repeated="7"/>
          <table:table-cell office:value-type="date" office:date-value="2020-04-19" calcext:value-type="date">
            <text:p>19/04/20</text:p>
          </table:table-cell>
          <table:table-cell table:formula="of:=[.BP53]-[.BP52]" office:value-type="float" office:value="52" calcext:value-type="float">
            <text:p>52</text:p>
          </table:table-cell>
          <table:table-cell table:formula="of:=[.R54]-[.BP52]" office:value-type="float" office:value="264.36" calcext:value-type="float">
            <text:p>264.36</text:p>
          </table:table-cell>
          <table:table-cell table:formula="of:=[.CD53]-[.CC53]" office:value-type="float" office:value="212.36" calcext:value-type="float">
            <text:p>212.36</text:p>
          </table:table-cell>
          <table:table-cell table:formula="of:=[.CE53]/SQRT([.AL53])" office:value-type="float" office:value="13.5189865509865" calcext:value-type="float">
            <text:p>13.5189865509865</text:p>
          </table:table-cell>
        </table:table-row>
        <table:table-row table:style-name="ro1">
          <table:table-cell office:value-type="string" calcext:value-type="string">
            <text:p>15/04/2020</text:p>
          </table:table-cell>
          <table:table-cell office:value-type="float" office:value="525.868" calcext:value-type="float">
            <text:p>525.868</text:p>
          </table:table-cell>
          <table:table-cell office:value-type="float" office:value="441.671" calcext:value-type="float">
            <text:p>441.671</text:p>
          </table:table-cell>
          <table:table-cell office:value-type="float" office:value="239.769" calcext:value-type="float">
            <text:p>239.769</text:p>
          </table:table-cell>
          <table:table-cell office:value-type="float" office:value="133.962" calcext:value-type="float">
            <text:p>133.962</text:p>
          </table:table-cell>
          <table:table-cell office:value-type="float" office:value="266.763" calcext:value-type="float">
            <text:p>266.763</text:p>
          </table:table-cell>
          <table:table-cell office:value-type="float" office:value="93.9925" calcext:value-type="float">
            <text:p>93.9925</text:p>
          </table:table-cell>
          <table:table-cell office:value-type="float" office:value="99.3844" calcext:value-type="float">
            <text:p>99.3844</text:p>
          </table:table-cell>
          <table:table-cell office:value-type="float" office:value="644.407" calcext:value-type="float">
            <text:p>644.407</text:p>
          </table:table-cell>
          <table:table-cell office:value-type="float" office:value="8.1371" calcext:value-type="float">
            <text:p>8.1371</text:p>
          </table:table-cell>
          <table:table-cell office:value-type="float" office:value="491.52" calcext:value-type="float">
            <text:p>491.52</text:p>
          </table:table-cell>
          <table:table-cell office:value-type="float" office:value="1466.05" calcext:value-type="float">
            <text:p>1466.05</text:p>
          </table:table-cell>
          <table:table-cell office:value-type="float" office:value="1803.79" calcext:value-type="float">
            <text:p>1803.79</text:p>
          </table:table-cell>
          <table:table-cell office:value-type="float" office:value="375.493" calcext:value-type="float">
            <text:p>375.493</text:p>
          </table:table-cell>
          <table:table-cell office:value-type="float" office:value="282.472" calcext:value-type="float">
            <text:p>282.472</text:p>
          </table:table-cell>
          <table:table-cell office:value-type="float" office:value="1875.98" calcext:value-type="float">
            <text:p>1875.98</text:p>
          </table:table-cell>
          <table:table-cell office:value-type="float" office:value="28.0529" calcext:value-type="float">
            <text:p>28.0529</text:p>
          </table:table-cell>
          <table:table-cell office:value-type="float" office:value="6323.36" calcext:value-type="float">
            <text:p>6323.36</text:p>
          </table:table-cell>
          <table:table-cell office:value-type="float" office:value="33.8494" calcext:value-type="float">
            <text:p>33.8494</text:p>
          </table:table-cell>
          <table:table-cell office:value-type="float" office:value="24.1861" calcext:value-type="float">
            <text:p>24.1861</text:p>
          </table:table-cell>
          <table:table-cell office:value-type="float" office:value="18.7498" calcext:value-type="float">
            <text:p>18.7498</text:p>
          </table:table-cell>
          <table:table-cell office:value-type="float" office:value="12.7435" calcext:value-type="float">
            <text:p>12.7435</text:p>
          </table:table-cell>
          <table:table-cell office:value-type="float" office:value="16.775" calcext:value-type="float">
            <text:p>16.775</text:p>
          </table:table-cell>
          <table:table-cell office:value-type="float" office:value="10.5541" calcext:value-type="float">
            <text:p>10.5541</text:p>
          </table:table-cell>
          <table:table-cell office:value-type="float" office:value="10.0981" calcext:value-type="float">
            <text:p>10.0981</text:p>
          </table:table-cell>
          <table:table-cell office:value-type="float" office:value="26.467" calcext:value-type="float">
            <text:p>26.467</text:p>
          </table:table-cell>
          <table:table-cell office:value-type="float" office:value="2.81466" calcext:value-type="float">
            <text:p>2.81466</text:p>
          </table:table-cell>
          <table:table-cell office:value-type="float" office:value="22.5425" calcext:value-type="float">
            <text:p>22.5425</text:p>
          </table:table-cell>
          <table:table-cell office:value-type="float" office:value="34.8031" calcext:value-type="float">
            <text:p>34.8031</text:p>
          </table:table-cell>
          <table:table-cell office:value-type="float" office:value="35.5443" calcext:value-type="float">
            <text:p>35.5443</text:p>
          </table:table-cell>
          <table:table-cell office:value-type="float" office:value="18.9866" calcext:value-type="float">
            <text:p>18.9866</text:p>
          </table:table-cell>
          <table:table-cell office:value-type="float" office:value="16.3557" calcext:value-type="float">
            <text:p>16.3557</text:p>
          </table:table-cell>
          <table:table-cell office:value-type="float" office:value="32.9574" calcext:value-type="float">
            <text:p>32.9574</text:p>
          </table:table-cell>
          <table:table-cell office:value-type="float" office:value="5.27097" calcext:value-type="float">
            <text:p>5.27097</text:p>
          </table:table-cell>
          <table:table-cell office:value-type="float" office:value="62.8727" calcext:value-type="float">
            <text:p>62.8727</text:p>
          </table:table-cell>
          <table:table-cell office:value-type="float" office:value="500.654" calcext:value-type="float">
            <text:p>500.654</text:p>
          </table:table-cell>
          <table:table-cell office:value-type="float" office:value="427.786" calcext:value-type="float">
            <text:p>427.786</text:p>
          </table:table-cell>
          <table:table-cell office:value-type="float" office:value="229.453" calcext:value-type="float">
            <text:p>229.453</text:p>
          </table:table-cell>
          <table:table-cell office:value-type="float" office:value="128.736" calcext:value-type="float">
            <text:p>128.736</text:p>
          </table:table-cell>
          <table:table-cell office:value-type="float" office:value="261.605" calcext:value-type="float">
            <text:p>261.605</text:p>
          </table:table-cell>
          <table:table-cell office:value-type="float" office:value="90.1255" calcext:value-type="float">
            <text:p>90.1255</text:p>
          </table:table-cell>
          <table:table-cell office:value-type="float" office:value="97.098" calcext:value-type="float">
            <text:p>97.098</text:p>
          </table:table-cell>
          <table:table-cell office:value-type="float" office:value="639.583" calcext:value-type="float">
            <text:p>639.583</text:p>
          </table:table-cell>
          <table:table-cell office:value-type="float" office:value="8.07879" calcext:value-type="float">
            <text:p>8.07879</text:p>
          </table:table-cell>
          <table:table-cell office:value-type="float" office:value="470.163" calcext:value-type="float">
            <text:p>470.163</text:p>
          </table:table-cell>
          <table:table-cell office:value-type="float" office:value="1441.21" calcext:value-type="float">
            <text:p>1441.21</text:p>
          </table:table-cell>
          <table:table-cell office:value-type="float" office:value="1795.96" calcext:value-type="float">
            <text:p>1795.96</text:p>
          </table:table-cell>
          <table:table-cell office:value-type="float" office:value="367.138" calcext:value-type="float">
            <text:p>367.138</text:p>
          </table:table-cell>
          <table:table-cell office:value-type="float" office:value="280.928" calcext:value-type="float">
            <text:p>280.928</text:p>
          </table:table-cell>
          <table:table-cell office:value-type="float" office:value="1875.1" calcext:value-type="float">
            <text:p>1875.1</text:p>
          </table:table-cell>
          <table:table-cell office:value-type="float" office:value="28.0382" calcext:value-type="float">
            <text:p>28.0382</text:p>
          </table:table-cell>
          <table:table-cell office:value-type="float" office:value="33.0159" calcext:value-type="float">
            <text:p>33.0159</text:p>
          </table:table-cell>
          <table:table-cell office:value-type="float" office:value="23.8341" calcext:value-type="float">
            <text:p>23.8341</text:p>
          </table:table-cell>
          <table:table-cell office:value-type="float" office:value="18.4994" calcext:value-type="float">
            <text:p>18.4994</text:p>
          </table:table-cell>
          <table:table-cell office:value-type="float" office:value="12.6492" calcext:value-type="float">
            <text:p>12.6492</text:p>
          </table:table-cell>
          <table:table-cell office:value-type="float" office:value="16.7053" calcext:value-type="float">
            <text:p>16.7053</text:p>
          </table:table-cell>
          <table:table-cell office:value-type="float" office:value="10.4918" calcext:value-type="float">
            <text:p>10.4918</text:p>
          </table:table-cell>
          <table:table-cell office:value-type="float" office:value="10.0754" calcext:value-type="float">
            <text:p>10.0754</text:p>
          </table:table-cell>
          <table:table-cell office:value-type="float" office:value="26.4285" calcext:value-type="float">
            <text:p>26.4285</text:p>
          </table:table-cell>
          <table:table-cell office:value-type="float" office:value="2.81461" calcext:value-type="float">
            <text:p>2.81461</text:p>
          </table:table-cell>
          <table:table-cell office:value-type="float" office:value="21.6375" calcext:value-type="float">
            <text:p>21.6375</text:p>
          </table:table-cell>
          <table:table-cell office:value-type="float" office:value="34.0177" calcext:value-type="float">
            <text:p>34.0177</text:p>
          </table:table-cell>
          <table:table-cell office:value-type="float" office:value="35.4686" calcext:value-type="float">
            <text:p>35.4686</text:p>
          </table:table-cell>
          <table:table-cell office:value-type="float" office:value="18.8248" calcext:value-type="float">
            <text:p>18.8248</text:p>
          </table:table-cell>
          <table:table-cell office:value-type="float" office:value="16.3493" calcext:value-type="float">
            <text:p>16.3493</text:p>
          </table:table-cell>
          <table:table-cell office:value-type="float" office:value="32.9563" calcext:value-type="float">
            <text:p>32.9563</text:p>
          </table:table-cell>
          <table:table-cell office:value-type="float" office:value="5.27097" calcext:value-type="float">
            <text:p>5.27097</text:p>
          </table:table-cell>
          <table:table-cell office:value-type="float" office:value="6216" calcext:value-type="float">
            <text:p>6216</text:p>
          </table:table-cell>
          <table:table-cell office:value-type="float" office:value="0.48353" calcext:value-type="float">
            <text:p>0.48353</text:p>
          </table:table-cell>
          <table:table-cell office:value-type="float" office:value="0.911636" calcext:value-type="float">
            <text:p>0.911636</text:p>
          </table:table-cell>
          <table:table-cell office:value-type="float" office:value="0.339555" calcext:value-type="float">
            <text:p>0.339555</text:p>
          </table:table-cell>
          <table:table-cell office:value-type="float" office:value="6.85651" calcext:value-type="float">
            <text:p>6.85651</text:p>
          </table:table-cell>
          <table:table-cell table:number-columns-repeated="7"/>
          <table:table-cell office:value-type="date" office:date-value="2020-04-20" calcext:value-type="date">
            <text:p>20/04/20</text:p>
          </table:table-cell>
          <table:table-cell table:formula="of:=[.BP54]-[.BP53]" office:value-type="float" office:value="105" calcext:value-type="float">
            <text:p>105</text:p>
          </table:table-cell>
          <table:table-cell table:formula="of:=[.R55]-[.BP53]" office:value-type="float" office:value="305.2" calcext:value-type="float">
            <text:p>305.2</text:p>
          </table:table-cell>
          <table:table-cell table:formula="of:=[.CD54]-[.CC54]" office:value-type="float" office:value="200.2" calcext:value-type="float">
            <text:p>200.2</text:p>
          </table:table-cell>
          <table:table-cell table:formula="of:=[.CE54]/SQRT([.AL54])" office:value-type="float" office:value="13.2165226020675" calcext:value-type="float">
            <text:p>13.2165226020675</text:p>
          </table:table-cell>
        </table:table-row>
        <table:table-row table:style-name="ro1">
          <table:table-cell office:value-type="string" calcext:value-type="string">
            <text:p>16/04/2020</text:p>
          </table:table-cell>
          <table:table-cell office:value-type="float" office:value="489.885" calcext:value-type="float">
            <text:p>489.885</text:p>
          </table:table-cell>
          <table:table-cell office:value-type="float" office:value="414.884" calcext:value-type="float">
            <text:p>414.884</text:p>
          </table:table-cell>
          <table:table-cell office:value-type="float" office:value="223.026" calcext:value-type="float">
            <text:p>223.026</text:p>
          </table:table-cell>
          <table:table-cell office:value-type="float" office:value="123.7" calcext:value-type="float">
            <text:p>123.7</text:p>
          </table:table-cell>
          <table:table-cell office:value-type="float" office:value="257.645" calcext:value-type="float">
            <text:p>257.645</text:p>
          </table:table-cell>
          <table:table-cell office:value-type="float" office:value="87.4951" calcext:value-type="float">
            <text:p>87.4951</text:p>
          </table:table-cell>
          <table:table-cell office:value-type="float" office:value="95.5626" calcext:value-type="float">
            <text:p>95.5626</text:p>
          </table:table-cell>
          <table:table-cell office:value-type="float" office:value="667.067" calcext:value-type="float">
            <text:p>667.067</text:p>
          </table:table-cell>
          <table:table-cell office:value-type="float" office:value="8.42234" calcext:value-type="float">
            <text:p>8.42234</text:p>
          </table:table-cell>
          <table:table-cell office:value-type="float" office:value="458.039" calcext:value-type="float">
            <text:p>458.039</text:p>
          </table:table-cell>
          <table:table-cell office:value-type="float" office:value="1416.53" calcext:value-type="float">
            <text:p>1416.53</text:p>
          </table:table-cell>
          <table:table-cell office:value-type="float" office:value="1834.28" calcext:value-type="float">
            <text:p>1834.28</text:p>
          </table:table-cell>
          <table:table-cell office:value-type="float" office:value="362.904" calcext:value-type="float">
            <text:p>362.904</text:p>
          </table:table-cell>
          <table:table-cell office:value-type="float" office:value="284.992" calcext:value-type="float">
            <text:p>284.992</text:p>
          </table:table-cell>
          <table:table-cell office:value-type="float" office:value="2029.07" calcext:value-type="float">
            <text:p>2029.07</text:p>
          </table:table-cell>
          <table:table-cell office:value-type="float" office:value="30.3968" calcext:value-type="float">
            <text:p>30.3968</text:p>
          </table:table-cell>
          <table:table-cell office:value-type="float" office:value="6416.2" calcext:value-type="float">
            <text:p>6416.2</text:p>
          </table:table-cell>
          <table:table-cell office:value-type="float" office:value="33.4057" calcext:value-type="float">
            <text:p>33.4057</text:p>
          </table:table-cell>
          <table:table-cell office:value-type="float" office:value="23.8065" calcext:value-type="float">
            <text:p>23.8065</text:p>
          </table:table-cell>
          <table:table-cell office:value-type="float" office:value="18.3811" calcext:value-type="float">
            <text:p>18.3811</text:p>
          </table:table-cell>
          <table:table-cell office:value-type="float" office:value="12.3777" calcext:value-type="float">
            <text:p>12.3777</text:p>
          </table:table-cell>
          <table:table-cell office:value-type="float" office:value="16.6522" calcext:value-type="float">
            <text:p>16.6522</text:p>
          </table:table-cell>
          <table:table-cell office:value-type="float" office:value="10.3323" calcext:value-type="float">
            <text:p>10.3323</text:p>
          </table:table-cell>
          <table:table-cell office:value-type="float" office:value="10.0114" calcext:value-type="float">
            <text:p>10.0114</text:p>
          </table:table-cell>
          <table:table-cell office:value-type="float" office:value="27.0048" calcext:value-type="float">
            <text:p>27.0048</text:p>
          </table:table-cell>
          <table:table-cell office:value-type="float" office:value="2.87506" calcext:value-type="float">
            <text:p>2.87506</text:p>
          </table:table-cell>
          <table:table-cell office:value-type="float" office:value="22.0603" calcext:value-type="float">
            <text:p>22.0603</text:p>
          </table:table-cell>
          <table:table-cell office:value-type="float" office:value="34.5438" calcext:value-type="float">
            <text:p>34.5438</text:p>
          </table:table-cell>
          <table:table-cell office:value-type="float" office:value="35.9164" calcext:value-type="float">
            <text:p>35.9164</text:p>
          </table:table-cell>
          <table:table-cell office:value-type="float" office:value="18.8691" calcext:value-type="float">
            <text:p>18.8691</text:p>
          </table:table-cell>
          <table:table-cell office:value-type="float" office:value="16.4598" calcext:value-type="float">
            <text:p>16.4598</text:p>
          </table:table-cell>
          <table:table-cell office:value-type="float" office:value="33.736" calcext:value-type="float">
            <text:p>33.736</text:p>
          </table:table-cell>
          <table:table-cell office:value-type="float" office:value="5.48803" calcext:value-type="float">
            <text:p>5.48803</text:p>
          </table:table-cell>
          <table:table-cell office:value-type="float" office:value="61.28" calcext:value-type="float">
            <text:p>61.28</text:p>
          </table:table-cell>
          <table:table-cell office:value-type="float" office:value="464.842" calcext:value-type="float">
            <text:p>464.842</text:p>
          </table:table-cell>
          <table:table-cell office:value-type="float" office:value="400.976" calcext:value-type="float">
            <text:p>400.976</text:p>
          </table:table-cell>
          <table:table-cell office:value-type="float" office:value="212.736" calcext:value-type="float">
            <text:p>212.736</text:p>
          </table:table-cell>
          <table:table-cell office:value-type="float" office:value="118.492" calcext:value-type="float">
            <text:p>118.492</text:p>
          </table:table-cell>
          <table:table-cell office:value-type="float" office:value="252.559" calcext:value-type="float">
            <text:p>252.559</text:p>
          </table:table-cell>
          <table:table-cell office:value-type="float" office:value="83.6422" calcext:value-type="float">
            <text:p>83.6422</text:p>
          </table:table-cell>
          <table:table-cell office:value-type="float" office:value="93.3072" calcext:value-type="float">
            <text:p>93.3072</text:p>
          </table:table-cell>
          <table:table-cell office:value-type="float" office:value="662.415" calcext:value-type="float">
            <text:p>662.415</text:p>
          </table:table-cell>
          <table:table-cell office:value-type="float" office:value="8.36652" calcext:value-type="float">
            <text:p>8.36652</text:p>
          </table:table-cell>
          <table:table-cell office:value-type="float" office:value="437.425" calcext:value-type="float">
            <text:p>437.425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826.68" calcext:value-type="float">
            <text:p>1826.68</text:p>
          </table:table-cell>
          <table:table-cell office:value-type="float" office:value="354.815" calcext:value-type="float">
            <text:p>354.815</text:p>
          </table:table-cell>
          <table:table-cell office:value-type="float" office:value="283.483" calcext:value-type="float">
            <text:p>283.483</text:p>
          </table:table-cell>
          <table:table-cell office:value-type="float" office:value="2028.24" calcext:value-type="float">
            <text:p>2028.24</text:p>
          </table:table-cell>
          <table:table-cell office:value-type="float" office:value="30.383" calcext:value-type="float">
            <text:p>30.383</text:p>
          </table:table-cell>
          <table:table-cell office:value-type="float" office:value="32.5144" calcext:value-type="float">
            <text:p>32.5144</text:p>
          </table:table-cell>
          <table:table-cell office:value-type="float" office:value="23.4229" calcext:value-type="float">
            <text:p>23.4229</text:p>
          </table:table-cell>
          <table:table-cell office:value-type="float" office:value="18.1093" calcext:value-type="float">
            <text:p>18.1093</text:p>
          </table:table-cell>
          <table:table-cell office:value-type="float" office:value="12.2746" calcext:value-type="float">
            <text:p>12.2746</text:p>
          </table:table-cell>
          <table:table-cell office:value-type="float" office:value="16.5792" calcext:value-type="float">
            <text:p>16.5792</text:p>
          </table:table-cell>
          <table:table-cell office:value-type="float" office:value="10.2648" calcext:value-type="float">
            <text:p>10.2648</text:p>
          </table:table-cell>
          <table:table-cell office:value-type="float" office:value="9.9876" calcext:value-type="float">
            <text:p>9.9876</text:p>
          </table:table-cell>
          <table:table-cell office:value-type="float" office:value="26.9673" calcext:value-type="float">
            <text:p>26.9673</text:p>
          </table:table-cell>
          <table:table-cell office:value-type="float" office:value="2.87501" calcext:value-type="float">
            <text:p>2.87501</text:p>
          </table:table-cell>
          <table:table-cell office:value-type="float" office:value="21.1386" calcext:value-type="float">
            <text:p>21.1386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35.841" calcext:value-type="float">
            <text:p>35.841</text:p>
          </table:table-cell>
          <table:table-cell office:value-type="float" office:value="18.706" calcext:value-type="float">
            <text:p>18.706</text:p>
          </table:table-cell>
          <table:table-cell office:value-type="float" office:value="16.4533" calcext:value-type="float">
            <text:p>16.4533</text:p>
          </table:table-cell>
          <table:table-cell office:value-type="float" office:value="33.735" calcext:value-type="float">
            <text:p>33.735</text:p>
          </table:table-cell>
          <table:table-cell office:value-type="float" office:value="5.48802" calcext:value-type="float">
            <text:p>5.48802</text:p>
          </table:table-cell>
          <table:table-cell office:value-type="float" office:value="6433" calcext:value-type="float">
            <text:p>6433</text:p>
          </table:table-cell>
          <table:table-cell office:value-type="float" office:value="0.48704" calcext:value-type="float">
            <text:p>0.48704</text:p>
          </table:table-cell>
          <table:table-cell office:value-type="float" office:value="0.918684" calcext:value-type="float">
            <text:p>0.918684</text:p>
          </table:table-cell>
          <table:table-cell office:value-type="float" office:value="0.36837" calcext:value-type="float">
            <text:p>0.36837</text:p>
          </table:table-cell>
          <table:table-cell office:value-type="float" office:value="7.30241" calcext:value-type="float">
            <text:p>7.30241</text:p>
          </table:table-cell>
          <table:table-cell table:number-columns-repeated="7"/>
          <table:table-cell office:value-type="date" office:date-value="2020-04-21" calcext:value-type="date">
            <text:p>21/04/20</text:p>
          </table:table-cell>
          <table:table-cell table:formula="of:=[.BP55]-[.BP54]" office:value-type="float" office:value="217" calcext:value-type="float">
            <text:p>217</text:p>
          </table:table-cell>
          <table:table-cell table:formula="of:=[.R56]-[.BP54]" office:value-type="float" office:value="286.76" calcext:value-type="float">
            <text:p>286.76</text:p>
          </table:table-cell>
          <table:table-cell table:formula="of:=[.CD55]-[.CC55]" office:value-type="float" office:value="69.7600000000002" calcext:value-type="float">
            <text:p>69.7600000000002</text:p>
          </table:table-cell>
          <table:table-cell table:formula="of:=[.CE55]/SQRT([.AL55])" office:value-type="float" office:value="4.78284137312555" calcext:value-type="float">
            <text:p>4.78284137312555</text:p>
          </table:table-cell>
        </table:table-row>
        <table:table-row table:style-name="ro1">
          <table:table-cell office:value-type="string" calcext:value-type="string">
            <text:p>17/04/2020</text:p>
          </table:table-cell>
          <table:table-cell office:value-type="float" office:value="454.447" calcext:value-type="float">
            <text:p>454.447</text:p>
          </table:table-cell>
          <table:table-cell office:value-type="float" office:value="388.32" calcext:value-type="float">
            <text:p>388.32</text:p>
          </table:table-cell>
          <table:table-cell office:value-type="float" office:value="206.874" calcext:value-type="float">
            <text:p>206.874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48.055" calcext:value-type="float">
            <text:p>248.055</text:p>
          </table:table-cell>
          <table:table-cell office:value-type="float" office:value="81.2076" calcext:value-type="float">
            <text:p>81.2076</text:p>
          </table:table-cell>
          <table:table-cell office:value-type="float" office:value="91.5947" calcext:value-type="float">
            <text:p>91.5947</text:p>
          </table:table-cell>
          <table:table-cell office:value-type="float" office:value="688.91" calcext:value-type="float">
            <text:p>688.91</text:p>
          </table:table-cell>
          <table:table-cell office:value-type="float" office:value="8.69819" calcext:value-type="float">
            <text:p>8.69819</text:p>
          </table:table-cell>
          <table:table-cell office:value-type="float" office:value="426.489" calcext:value-type="float">
            <text:p>426.489</text:p>
          </table:table-cell>
          <table:table-cell office:value-type="float" office:value="1365.65" calcext:value-type="float">
            <text:p>1365.65</text:p>
          </table:table-cell>
          <table:table-cell office:value-type="float" office:value="1857" calcext:value-type="float">
            <text:p>1857</text:p>
          </table:table-cell>
          <table:table-cell office:value-type="float" office:value="349.886" calcext:value-type="float">
            <text:p>349.886</text:p>
          </table:table-cell>
          <table:table-cell office:value-type="float" office:value="286.331" calcext:value-type="float">
            <text:p>286.331</text:p>
          </table:table-cell>
          <table:table-cell office:value-type="float" office:value="2184.63" calcext:value-type="float">
            <text:p>2184.63</text:p>
          </table:table-cell>
          <table:table-cell office:value-type="float" office:value="32.7819" calcext:value-type="float">
            <text:p>32.7819</text:p>
          </table:table-cell>
          <table:table-cell office:value-type="float" office:value="6502.76" calcext:value-type="float">
            <text:p>6502.76</text:p>
          </table:table-cell>
          <table:table-cell office:value-type="float" office:value="32.7991" calcext:value-type="float">
            <text:p>32.7991</text:p>
          </table:table-cell>
          <table:table-cell office:value-type="float" office:value="23.3521" calcext:value-type="float">
            <text:p>23.3521</text:p>
          </table:table-cell>
          <table:table-cell office:value-type="float" office:value="17.9585" calcext:value-type="float">
            <text:p>17.9585</text:p>
          </table:table-cell>
          <table:table-cell office:value-type="float" office:value="11.8298" calcext:value-type="float">
            <text:p>11.8298</text:p>
          </table:table-cell>
          <table:table-cell office:value-type="float" office:value="16.4888" calcext:value-type="float">
            <text:p>16.4888</text:p>
          </table:table-cell>
          <table:table-cell office:value-type="float" office:value="10.0754" calcext:value-type="float">
            <text:p>10.0754</text:p>
          </table:table-cell>
          <table:table-cell office:value-type="float" office:value="9.89942" calcext:value-type="float">
            <text:p>9.89942</text:p>
          </table:table-cell>
          <table:table-cell office:value-type="float" office:value="27.5158" calcext:value-type="float">
            <text:p>27.5158</text:p>
          </table:table-cell>
          <table:table-cell office:value-type="float" office:value="2.9322" calcext:value-type="float">
            <text:p>2.9322</text:p>
          </table:table-cell>
          <table:table-cell office:value-type="float" office:value="21.5084" calcext:value-type="float">
            <text:p>21.5084</text:p>
          </table:table-cell>
          <table:table-cell office:value-type="float" office:value="34.2252" calcext:value-type="float">
            <text:p>34.2252</text:p>
          </table:table-cell>
          <table:table-cell office:value-type="float" office:value="36.2109" calcext:value-type="float">
            <text:p>36.2109</text:p>
          </table:table-cell>
          <table:table-cell office:value-type="float" office:value="18.704" calcext:value-type="float">
            <text:p>18.704</text:p>
          </table:table-cell>
          <table:table-cell office:value-type="float" office:value="16.5285" calcext:value-type="float">
            <text:p>16.5285</text:p>
          </table:table-cell>
          <table:table-cell office:value-type="float" office:value="34.4394" calcext:value-type="float">
            <text:p>34.4394</text:p>
          </table:table-cell>
          <table:table-cell office:value-type="float" office:value="5.70022" calcext:value-type="float">
            <text:p>5.70022</text:p>
          </table:table-cell>
          <table:table-cell office:value-type="float" office:value="59.3059" calcext:value-type="float">
            <text:p>59.3059</text:p>
          </table:table-cell>
          <table:table-cell office:value-type="float" office:value="445.168" calcext:value-type="float">
            <text:p>445.168</text:p>
          </table:table-cell>
          <table:table-cell office:value-type="float" office:value="383.124" calcext:value-type="float">
            <text:p>383.124</text:p>
          </table:table-cell>
          <table:table-cell office:value-type="float" office:value="203.043" calcext:value-type="float">
            <text:p>203.043</text:p>
          </table:table-cell>
          <table:table-cell office:value-type="float" office:value="109.496" calcext:value-type="float">
            <text:p>109.496</text:p>
          </table:table-cell>
          <table:table-cell office:value-type="float" office:value="246.183" calcext:value-type="float">
            <text:p>246.183</text:p>
          </table:table-cell>
          <table:table-cell office:value-type="float" office:value="79.7756" calcext:value-type="float">
            <text:p>79.7756</text:p>
          </table:table-cell>
          <table:table-cell office:value-type="float" office:value="90.7648" calcext:value-type="float">
            <text:p>90.7648</text:p>
          </table:table-cell>
          <table:table-cell office:value-type="float" office:value="687.24" calcext:value-type="float">
            <text:p>687.24</text:p>
          </table:table-cell>
          <table:table-cell office:value-type="float" office:value="8.67827" calcext:value-type="float">
            <text:p>8.67827</text:p>
          </table:table-cell>
          <table:table-cell office:value-type="float" office:value="419.093" calcext:value-type="float">
            <text:p>419.093</text:p>
          </table:table-cell>
          <table:table-cell office:value-type="float" office:value="1356.77" calcext:value-type="float">
            <text:p>1356.77</text:p>
          </table:table-cell>
          <table:table-cell office:value-type="float" office:value="1854.26" calcext:value-type="float">
            <text:p>1854.26</text:p>
          </table:table-cell>
          <table:table-cell office:value-type="float" office:value="346.98" calcext:value-type="float">
            <text:p>346.98</text:p>
          </table:table-cell>
          <table:table-cell office:value-type="float" office:value="285.786" calcext:value-type="float">
            <text:p>285.786</text:p>
          </table:table-cell>
          <table:table-cell office:value-type="float" office:value="2184.34" calcext:value-type="float">
            <text:p>2184.34</text:p>
          </table:table-cell>
          <table:table-cell office:value-type="float" office:value="32.7771" calcext:value-type="float">
            <text:p>32.7771</text:p>
          </table:table-cell>
          <table:table-cell office:value-type="float" office:value="31.8366" calcext:value-type="float">
            <text:p>31.8366</text:p>
          </table:table-cell>
          <table:table-cell office:value-type="float" office:value="22.9306" calcext:value-type="float">
            <text:p>22.9306</text:p>
          </table:table-cell>
          <table:table-cell office:value-type="float" office:value="17.6608" calcext:value-type="float">
            <text:p>17.6608</text:p>
          </table:table-cell>
          <table:table-cell office:value-type="float" office:value="11.7195" calcext:value-type="float">
            <text:p>11.7195</text:p>
          </table:table-cell>
          <table:table-cell office:value-type="float" office:value="16.4118" calcext:value-type="float">
            <text:p>16.4118</text:p>
          </table:table-cell>
          <table:table-cell office:value-type="float" office:value="10.0015" calcext:value-type="float">
            <text:p>10.0015</text:p>
          </table:table-cell>
          <table:table-cell office:value-type="float" office:value="9.87425" calcext:value-type="float">
            <text:p>9.87425</text:p>
          </table:table-cell>
          <table:table-cell office:value-type="float" office:value="27.4791" calcext:value-type="float">
            <text:p>27.4791</text:p>
          </table:table-cell>
          <table:table-cell office:value-type="float" office:value="2.93215" calcext:value-type="float">
            <text:p>2.93215</text:p>
          </table:table-cell>
          <table:table-cell office:value-type="float" office:value="20.569" calcext:value-type="float">
            <text:p>20.569</text:p>
          </table:table-cell>
          <table:table-cell office:value-type="float" office:value="33.382" calcext:value-type="float">
            <text:p>33.382</text:p>
          </table:table-cell>
          <table:table-cell office:value-type="float" office:value="36.136" calcext:value-type="float">
            <text:p>36.136</text:p>
          </table:table-cell>
          <table:table-cell office:value-type="float" office:value="18.5402" calcext:value-type="float">
            <text:p>18.5402</text:p>
          </table:table-cell>
          <table:table-cell office:value-type="float" office:value="16.522" calcext:value-type="float">
            <text:p>16.522</text:p>
          </table:table-cell>
          <table:table-cell office:value-type="float" office:value="34.4386" calcext:value-type="float">
            <text:p>34.4386</text:p>
          </table:table-cell>
          <table:table-cell office:value-type="float" office:value="5.70022" calcext:value-type="float">
            <text:p>5.70022</text:p>
          </table:table-cell>
          <table:table-cell office:value-type="float" office:value="6549" calcext:value-type="float">
            <text:p>6549</text:p>
          </table:table-cell>
          <table:table-cell office:value-type="float" office:value="0.49055" calcext:value-type="float">
            <text:p>0.49055</text:p>
          </table:table-cell>
          <table:table-cell office:value-type="float" office:value="0.925732" calcext:value-type="float">
            <text:p>0.925732</text:p>
          </table:table-cell>
          <table:table-cell office:value-type="float" office:value="0.405958" calcext:value-type="float">
            <text:p>0.405958</text:p>
          </table:table-cell>
          <table:table-cell office:value-type="float" office:value="8.30862" calcext:value-type="float">
            <text:p>8.30862</text:p>
          </table:table-cell>
          <table:table-cell table:number-columns-repeated="7"/>
          <table:table-cell office:value-type="date" office:date-value="2020-04-22" calcext:value-type="date">
            <text:p>22/04/20</text:p>
          </table:table-cell>
          <table:table-cell table:formula="of:=[.BP56]-[.BP55]" office:value-type="float" office:value="116" calcext:value-type="float">
            <text:p>116</text:p>
          </table:table-cell>
          <table:table-cell table:formula="of:=[.R57]-[.BP55]" office:value-type="float" office:value="191.69" calcext:value-type="float">
            <text:p>191.69</text:p>
          </table:table-cell>
          <table:table-cell table:formula="of:=[.CD56]-[.CC56]" office:value-type="float" office:value="75.6899999999996" calcext:value-type="float">
            <text:p>75.6899999999996</text:p>
          </table:table-cell>
          <table:table-cell table:formula="of:=[.CE56]/SQRT([.AL56])" office:value-type="float" office:value="5.31183399999954" calcext:value-type="float">
            <text:p>5.31183399999954</text:p>
          </table:table-cell>
        </table:table-row>
        <table:table-row table:style-name="ro1">
          <table:table-cell office:value-type="string" calcext:value-type="string">
            <text:p>18/04/2020</text:p>
          </table:table-cell>
          <table:table-cell office:value-type="float" office:value="431.41" calcext:value-type="float">
            <text:p>431.41</text:p>
          </table:table-cell>
          <table:table-cell office:value-type="float" office:value="371.161" calcext:value-type="float">
            <text:p>371.161</text:p>
          </table:table-cell>
          <table:table-cell office:value-type="float" office:value="197.669" calcext:value-type="float">
            <text:p>197.669</text:p>
          </table:table-cell>
          <table:table-cell office:value-type="float" office:value="101.208" calcext:value-type="float">
            <text:p>101.208</text:p>
          </table:table-cell>
          <table:table-cell office:value-type="float" office:value="241.088" calcext:value-type="float">
            <text:p>241.088</text:p>
          </table:table-cell>
          <table:table-cell office:value-type="float" office:value="77.5115" calcext:value-type="float">
            <text:p>77.5115</text:p>
          </table:table-cell>
          <table:table-cell office:value-type="float" office:value="88.9721" calcext:value-type="float">
            <text:p>88.9721</text:p>
          </table:table-cell>
          <table:table-cell office:value-type="float" office:value="713.049" calcext:value-type="float">
            <text:p>713.049</text:p>
          </table:table-cell>
          <table:table-cell office:value-type="float" office:value="9.00157" calcext:value-type="float">
            <text:p>9.00157</text:p>
          </table:table-cell>
          <table:table-cell office:value-type="float" office:value="408.363" calcext:value-type="float">
            <text:p>408.363</text:p>
          </table:table-cell>
          <table:table-cell office:value-type="float" office:value="1330.38" calcext:value-type="float">
            <text:p>1330.38</text:p>
          </table:table-cell>
          <table:table-cell office:value-type="float" office:value="1878.4" calcext:value-type="float">
            <text:p>1878.4</text:p>
          </table:table-cell>
          <table:table-cell office:value-type="float" office:value="341.616" calcext:value-type="float">
            <text:p>341.616</text:p>
          </table:table-cell>
          <table:table-cell office:value-type="float" office:value="287.801" calcext:value-type="float">
            <text:p>287.801</text:p>
          </table:table-cell>
          <table:table-cell office:value-type="float" office:value="2342.92" calcext:value-type="float">
            <text:p>2342.92</text:p>
          </table:table-cell>
          <table:table-cell office:value-type="float" office:value="35.2122" calcext:value-type="float">
            <text:p>35.2122</text:p>
          </table:table-cell>
          <table:table-cell office:value-type="float" office:value="6624.69" calcext:value-type="float">
            <text:p>6624.69</text:p>
          </table:table-cell>
          <table:table-cell office:value-type="float" office:value="31.9706" calcext:value-type="float">
            <text:p>31.9706</text:p>
          </table:table-cell>
          <table:table-cell office:value-type="float" office:value="22.8892" calcext:value-type="float">
            <text:p>22.8892</text:p>
          </table:table-cell>
          <table:table-cell office:value-type="float" office:value="17.5809" calcext:value-type="float">
            <text:p>17.5809</text:p>
          </table:table-cell>
          <table:table-cell office:value-type="float" office:value="11.2354" calcext:value-type="float">
            <text:p>11.2354</text:p>
          </table:table-cell>
          <table:table-cell office:value-type="float" office:value="16.2928" calcext:value-type="float">
            <text:p>16.2928</text:p>
          </table:table-cell>
          <table:table-cell office:value-type="float" office:value="9.8352" calcext:value-type="float">
            <text:p>9.8352</text:p>
          </table:table-cell>
          <table:table-cell office:value-type="float" office:value="9.77998" calcext:value-type="float">
            <text:p>9.77998</text:p>
          </table:table-cell>
          <table:table-cell office:value-type="float" office:value="28.007" calcext:value-type="float">
            <text:p>28.007</text:p>
          </table:table-cell>
          <table:table-cell office:value-type="float" office:value="2.98685" calcext:value-type="float">
            <text:p>2.98685</text:p>
          </table:table-cell>
          <table:table-cell office:value-type="float" office:value="21.0009" calcext:value-type="float">
            <text:p>21.0009</text:p>
          </table:table-cell>
          <table:table-cell office:value-type="float" office:value="33.9021" calcext:value-type="float">
            <text:p>33.9021</text:p>
          </table:table-cell>
          <table:table-cell office:value-type="float" office:value="36.4619" calcext:value-type="float">
            <text:p>36.4619</text:p>
          </table:table-cell>
          <table:table-cell office:value-type="float" office:value="18.5208" calcext:value-type="float">
            <text:p>18.5208</text:p>
          </table:table-cell>
          <table:table-cell office:value-type="float" office:value="16.579" calcext:value-type="float">
            <text:p>16.579</text:p>
          </table:table-cell>
          <table:table-cell office:value-type="float" office:value="35.073" calcext:value-type="float">
            <text:p>35.073</text:p>
          </table:table-cell>
          <table:table-cell office:value-type="float" office:value="5.90773" calcext:value-type="float">
            <text:p>5.90773</text:p>
          </table:table-cell>
          <table:table-cell office:value-type="float" office:value="57.4165" calcext:value-type="float">
            <text:p>57.4165</text:p>
          </table:table-cell>
          <table:table-cell office:value-type="float" office:value="420.901" calcext:value-type="float">
            <text:p>420.901</text:p>
          </table:table-cell>
          <table:table-cell office:value-type="float" office:value="365.22" calcext:value-type="float">
            <text:p>365.22</text:p>
          </table:table-cell>
          <table:table-cell office:value-type="float" office:value="193.293" calcext:value-type="float">
            <text:p>193.293</text:p>
          </table:table-cell>
          <table:table-cell office:value-type="float" office:value="99.1391" calcext:value-type="float">
            <text:p>99.1391</text:p>
          </table:table-cell>
          <table:table-cell office:value-type="float" office:value="238.971" calcext:value-type="float">
            <text:p>238.971</text:p>
          </table:table-cell>
          <table:table-cell office:value-type="float" office:value="75.8787" calcext:value-type="float">
            <text:p>75.8787</text:p>
          </table:table-cell>
          <table:table-cell office:value-type="float" office:value="88.0314" calcext:value-type="float">
            <text:p>88.0314</text:p>
          </table:table-cell>
          <table:table-cell office:value-type="float" office:value="711.202" calcext:value-type="float">
            <text:p>711.202</text:p>
          </table:table-cell>
          <table:table-cell office:value-type="float" office:value="8.97967" calcext:value-type="float">
            <text:p>8.97967</text:p>
          </table:table-cell>
          <table:table-cell office:value-type="float" office:value="400.148" calcext:value-type="float">
            <text:p>400.148</text:p>
          </table:table-cell>
          <table:table-cell office:value-type="float" office:value="1320.34" calcext:value-type="float">
            <text:p>1320.34</text:p>
          </table:table-cell>
          <table:table-cell office:value-type="float" office:value="1875.37" calcext:value-type="float">
            <text:p>1875.37</text:p>
          </table:table-cell>
          <table:table-cell office:value-type="float" office:value="338.396" calcext:value-type="float">
            <text:p>338.396</text:p>
          </table:table-cell>
          <table:table-cell office:value-type="float" office:value="287.2" calcext:value-type="float">
            <text:p>287.2</text:p>
          </table:table-cell>
          <table:table-cell office:value-type="float" office:value="2342.62" calcext:value-type="float">
            <text:p>2342.62</text:p>
          </table:table-cell>
          <table:table-cell office:value-type="float" office:value="35.2072" calcext:value-type="float">
            <text:p>35.2072</text:p>
          </table:table-cell>
          <table:table-cell office:value-type="float" office:value="30.9609" calcext:value-type="float">
            <text:p>30.9609</text:p>
          </table:table-cell>
          <table:table-cell office:value-type="float" office:value="22.4412" calcext:value-type="float">
            <text:p>22.4412</text:p>
          </table:table-cell>
          <table:table-cell office:value-type="float" office:value="17.2646" calcext:value-type="float">
            <text:p>17.2646</text:p>
          </table:table-cell>
          <table:table-cell office:value-type="float" office:value="11.1253" calcext:value-type="float">
            <text:p>11.1253</text:p>
          </table:table-cell>
          <table:table-cell office:value-type="float" office:value="16.2135" calcext:value-type="float">
            <text:p>16.2135</text:p>
          </table:table-cell>
          <table:table-cell office:value-type="float" office:value="9.7569" calcext:value-type="float">
            <text:p>9.7569</text:p>
          </table:table-cell>
          <table:table-cell office:value-type="float" office:value="9.75391" calcext:value-type="float">
            <text:p>9.75391</text:p>
          </table:table-cell>
          <table:table-cell office:value-type="float" office:value="27.9719" calcext:value-type="float">
            <text:p>27.9719</text:p>
          </table:table-cell>
          <table:table-cell office:value-type="float" office:value="2.9868" calcext:value-type="float">
            <text:p>2.9868</text:p>
          </table:table-cell>
          <table:table-cell office:value-type="float" office:value="20.0551" calcext:value-type="float">
            <text:p>20.0551</text:p>
          </table:table-cell>
          <table:table-cell office:value-type="float" office:value="33.036" calcext:value-type="float">
            <text:p>33.036</text:p>
          </table:table-cell>
          <table:table-cell office:value-type="float" office:value="36.3893" calcext:value-type="float">
            <text:p>36.3893</text:p>
          </table:table-cell>
          <table:table-cell office:value-type="float" office:value="18.359" calcext:value-type="float">
            <text:p>18.359</text:p>
          </table:table-cell>
          <table:table-cell office:value-type="float" office:value="16.5727" calcext:value-type="float">
            <text:p>16.5727</text:p>
          </table:table-cell>
          <table:table-cell office:value-type="float" office:value="35.0723" calcext:value-type="float">
            <text:p>35.0723</text:p>
          </table:table-cell>
          <table:table-cell office:value-type="float" office:value="5.90772" calcext:value-type="float">
            <text:p>5.90772</text:p>
          </table:table-cell>
          <table:table-cell office:value-type="float" office:value="6606" calcext:value-type="float">
            <text:p>6606</text:p>
          </table:table-cell>
          <table:table-cell office:value-type="float" office:value="0.49406" calcext:value-type="float">
            <text:p>0.49406</text:p>
          </table:table-cell>
          <table:table-cell office:value-type="float" office:value="0.932779" calcext:value-type="float">
            <text:p>0.932779</text:p>
          </table:table-cell>
          <table:table-cell office:value-type="float" office:value="0.417547" calcext:value-type="float">
            <text:p>0.417547</text:p>
          </table:table-cell>
          <table:table-cell office:value-type="float" office:value="9.15853" calcext:value-type="float">
            <text:p>9.15853</text:p>
          </table:table-cell>
          <table:table-cell table:number-columns-repeated="7"/>
          <table:table-cell office:value-type="date" office:date-value="2020-04-23" calcext:value-type="date">
            <text:p>23/04/20</text:p>
          </table:table-cell>
          <table:table-cell table:formula="of:=[.BP57]-[.BP56]" office:value-type="float" office:value="57" calcext:value-type="float">
            <text:p>57</text:p>
          </table:table-cell>
          <table:table-cell table:formula="of:=[.R58]-[.BP56]" office:value-type="float" office:value="189.95" calcext:value-type="float">
            <text:p>189.95</text:p>
          </table:table-cell>
          <table:table-cell table:formula="of:=[.CD57]-[.CC57]" office:value-type="float" office:value="132.95" calcext:value-type="float">
            <text:p>132.95</text:p>
          </table:table-cell>
          <table:table-cell table:formula="of:=[.CE57]/SQRT([.AL57])" office:value-type="float" office:value="9.5626944298553" calcext:value-type="float">
            <text:p>9.5626944298553</text:p>
          </table:table-cell>
        </table:table-row>
        <table:table-row table:style-name="ro1">
          <table:table-cell office:value-type="string" calcext:value-type="string">
            <text:p>19/04/2020</text:p>
          </table:table-cell>
          <table:table-cell office:value-type="float" office:value="404.952" calcext:value-type="float">
            <text:p>404.952</text:p>
          </table:table-cell>
          <table:table-cell office:value-type="float" office:value="353.376" calcext:value-type="float">
            <text:p>353.376</text:p>
          </table:table-cell>
          <table:table-cell office:value-type="float" office:value="187.753" calcext:value-type="float">
            <text:p>187.753</text:p>
          </table:table-cell>
          <table:table-cell office:value-type="float" office:value="89.9999" calcext:value-type="float">
            <text:p>89.9999</text:p>
          </table:table-cell>
          <table:table-cell office:value-type="float" office:value="233.185" calcext:value-type="float">
            <text:p>233.185</text:p>
          </table:table-cell>
          <table:table-cell office:value-type="float" office:value="73.6446" calcext:value-type="float">
            <text:p>73.6446</text:p>
          </table:table-cell>
          <table:table-cell office:value-type="float" office:value="86.1731" calcext:value-type="float">
            <text:p>86.1731</text:p>
          </table:table-cell>
          <table:table-cell office:value-type="float" office:value="736.249" calcext:value-type="float">
            <text:p>736.249</text:p>
          </table:table-cell>
          <table:table-cell office:value-type="float" office:value="9.2935" calcext:value-type="float">
            <text:p>9.2935</text:p>
          </table:table-cell>
          <table:table-cell office:value-type="float" office:value="389.745" calcext:value-type="float">
            <text:p>389.745</text:p>
          </table:table-cell>
          <table:table-cell office:value-type="float" office:value="1293.96" calcext:value-type="float">
            <text:p>1293.96</text:p>
          </table:table-cell>
          <table:table-cell office:value-type="float" office:value="1893.69" calcext:value-type="float">
            <text:p>1893.69</text:p>
          </table:table-cell>
          <table:table-cell office:value-type="float" office:value="332.65" calcext:value-type="float">
            <text:p>332.65</text:p>
          </table:table-cell>
          <table:table-cell office:value-type="float" office:value="288.401" calcext:value-type="float">
            <text:p>288.401</text:p>
          </table:table-cell>
          <table:table-cell office:value-type="float" office:value="2502.84" calcext:value-type="float">
            <text:p>2502.84</text:p>
          </table:table-cell>
          <table:table-cell office:value-type="float" office:value="37.6701" calcext:value-type="float">
            <text:p>37.6701</text:p>
          </table:table-cell>
          <table:table-cell office:value-type="float" office:value="6738.95" calcext:value-type="float">
            <text:p>6738.95</text:p>
          </table:table-cell>
          <table:table-cell office:value-type="float" office:value="30.9176" calcext:value-type="float">
            <text:p>30.9176</text:p>
          </table:table-cell>
          <table:table-cell office:value-type="float" office:value="22.3846" calcext:value-type="float">
            <text:p>22.3846</text:p>
          </table:table-cell>
          <table:table-cell office:value-type="float" office:value="17.1594" calcext:value-type="float">
            <text:p>17.1594</text:p>
          </table:table-cell>
          <table:table-cell office:value-type="float" office:value="10.5491" calcext:value-type="float">
            <text:p>10.5491</text:p>
          </table:table-cell>
          <table:table-cell office:value-type="float" office:value="16.0581" calcext:value-type="float">
            <text:p>16.0581</text:p>
          </table:table-cell>
          <table:table-cell office:value-type="float" office:value="9.59113" calcext:value-type="float">
            <text:p>9.59113</text:p>
          </table:table-cell>
          <table:table-cell office:value-type="float" office:value="9.65182" calcext:value-type="float">
            <text:p>9.65182</text:p>
          </table:table-cell>
          <table:table-cell office:value-type="float" office:value="28.4784" calcext:value-type="float">
            <text:p>28.4784</text:p>
          </table:table-cell>
          <table:table-cell office:value-type="float" office:value="3.03896" calcext:value-type="float">
            <text:p>3.03896</text:p>
          </table:table-cell>
          <table:table-cell office:value-type="float" office:value="20.5058" calcext:value-type="float">
            <text:p>20.5058</text:p>
          </table:table-cell>
          <table:table-cell office:value-type="float" office:value="33.5602" calcext:value-type="float">
            <text:p>33.5602</text:p>
          </table:table-cell>
          <table:table-cell office:value-type="float" office:value="36.6705" calcext:value-type="float">
            <text:p>36.6705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16.6104" calcext:value-type="float">
            <text:p>16.6104</text:p>
          </table:table-cell>
          <table:table-cell office:value-type="float" office:value="35.6374" calcext:value-type="float">
            <text:p>35.6374</text:p>
          </table:table-cell>
          <table:table-cell office:value-type="float" office:value="6.11034" calcext:value-type="float">
            <text:p>6.11034</text:p>
          </table:table-cell>
          <table:table-cell office:value-type="float" office:value="55.1821" calcext:value-type="float">
            <text:p>55.1821</text:p>
          </table:table-cell>
          <table:table-cell office:value-type="float" office:value="385.704" calcext:value-type="float">
            <text:p>385.704</text:p>
          </table:table-cell>
          <table:table-cell office:value-type="float" office:value="342.351" calcext:value-type="float">
            <text:p>342.351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86.3927" calcext:value-type="float">
            <text:p>86.3927</text:p>
          </table:table-cell>
          <table:table-cell office:value-type="float" office:value="229.303" calcext:value-type="float">
            <text:p>229.303</text:p>
          </table:table-cell>
          <table:table-cell office:value-type="float" office:value="70.6179" calcext:value-type="float">
            <text:p>70.6179</text:p>
          </table:table-cell>
          <table:table-cell office:value-type="float" office:value="84.4335" calcext:value-type="float">
            <text:p>84.4335</text:p>
          </table:table-cell>
          <table:table-cell office:value-type="float" office:value="732.918" calcext:value-type="float">
            <text:p>732.918</text:p>
          </table:table-cell>
          <table:table-cell office:value-type="float" office:value="9.25419" calcext:value-type="float">
            <text:p>9.25419</text:p>
          </table:table-cell>
          <table:table-cell office:value-type="float" office:value="374.82" calcext:value-type="float">
            <text:p>374.82</text:p>
          </table:table-cell>
          <table:table-cell office:value-type="float" office:value="1275.39" calcext:value-type="float">
            <text:p>1275.39</text:p>
          </table:table-cell>
          <table:table-cell office:value-type="float" office:value="1888.21" calcext:value-type="float">
            <text:p>1888.21</text:p>
          </table:table-cell>
          <table:table-cell office:value-type="float" office:value="326.821" calcext:value-type="float">
            <text:p>326.821</text:p>
          </table:table-cell>
          <table:table-cell office:value-type="float" office:value="287.326" calcext:value-type="float">
            <text:p>287.326</text:p>
          </table:table-cell>
          <table:table-cell office:value-type="float" office:value="2502.34" calcext:value-type="float">
            <text:p>2502.34</text:p>
          </table:table-cell>
          <table:table-cell office:value-type="float" office:value="37.6617" calcext:value-type="float">
            <text:p>37.6617</text:p>
          </table:table-cell>
          <table:table-cell office:value-type="float" office:value="29.8675" calcext:value-type="float">
            <text:p>29.8675</text:p>
          </table:table-cell>
          <table:table-cell office:value-type="float" office:value="21.9119" calcext:value-type="float">
            <text:p>21.9119</text:p>
          </table:table-cell>
          <table:table-cell office:value-type="float" office:value="16.8261" calcext:value-type="float">
            <text:p>16.8261</text:p>
          </table:table-cell>
          <table:table-cell office:value-type="float" office:value="10.4423" calcext:value-type="float">
            <text:p>10.4423</text:p>
          </table:table-cell>
          <table:table-cell office:value-type="float" office:value="15.977" calcext:value-type="float">
            <text:p>15.977</text:p>
          </table:table-cell>
          <table:table-cell office:value-type="float" office:value="9.50849" calcext:value-type="float">
            <text:p>9.50849</text:p>
          </table:table-cell>
          <table:table-cell office:value-type="float" office:value="9.62477" calcext:value-type="float">
            <text:p>9.62477</text:p>
          </table:table-cell>
          <table:table-cell office:value-type="float" office:value="28.4449" calcext:value-type="float">
            <text:p>28.4449</text:p>
          </table:table-cell>
          <table:table-cell office:value-type="float" office:value="3.03892" calcext:value-type="float">
            <text:p>3.03892</text:p>
          </table:table-cell>
          <table:table-cell office:value-type="float" office:value="19.5477" calcext:value-type="float">
            <text:p>19.5477</text:p>
          </table:table-cell>
          <table:table-cell office:value-type="float" office:value="32.6632" calcext:value-type="float">
            <text:p>32.6632</text:p>
          </table:table-cell>
          <table:table-cell office:value-type="float" office:value="36.6" calcext:value-type="float">
            <text:p>36.6</text:p>
          </table:table-cell>
          <table:table-cell office:value-type="float" office:value="18.1591" calcext:value-type="float">
            <text:p>18.1591</text:p>
          </table:table-cell>
          <table:table-cell office:value-type="float" office:value="16.6044" calcext:value-type="float">
            <text:p>16.6044</text:p>
          </table:table-cell>
          <table:table-cell office:value-type="float" office:value="35.6368" calcext:value-type="float">
            <text:p>35.6368</text:p>
          </table:table-cell>
          <table:table-cell office:value-type="float" office:value="6.11034" calcext:value-type="float">
            <text:p>6.11034</text:p>
          </table:table-cell>
          <table:table-cell office:value-type="float" office:value="6746" calcext:value-type="float">
            <text:p>6746</text:p>
          </table:table-cell>
          <table:table-cell office:value-type="float" office:value="0.497571" calcext:value-type="float">
            <text:p>0.497571</text:p>
          </table:table-cell>
          <table:table-cell office:value-type="float" office:value="0.939827" calcext:value-type="float">
            <text:p>0.939827</text:p>
          </table:table-cell>
          <table:table-cell office:value-type="float" office:value="0.438243" calcext:value-type="float">
            <text:p>0.438243</text:p>
          </table:table-cell>
          <table:table-cell office:value-type="float" office:value="9.46585" calcext:value-type="float">
            <text:p>9.46585</text:p>
          </table:table-cell>
          <table:table-cell table:number-columns-repeated="7"/>
          <table:table-cell office:value-type="date" office:date-value="2020-04-24" calcext:value-type="date">
            <text:p>24/04/20</text:p>
          </table:table-cell>
          <table:table-cell table:formula="of:=[.BP58]-[.BP57]" office:value-type="float" office:value="140" calcext:value-type="float">
            <text:p>140</text:p>
          </table:table-cell>
          <table:table-cell table:formula="of:=[.R59]-[.BP57]" office:value-type="float" office:value="215.58" calcext:value-type="float">
            <text:p>215.58</text:p>
          </table:table-cell>
          <table:table-cell table:formula="of:=[.CD58]-[.CC58]" office:value-type="float" office:value="75.5799999999999" calcext:value-type="float">
            <text:p>75.5799999999999</text:p>
          </table:table-cell>
          <table:table-cell table:formula="of:=[.CE58]/SQRT([.AL58])" office:value-type="float" office:value="5.63899537051175" calcext:value-type="float">
            <text:p>5.63899537051175</text:p>
          </table:table-cell>
        </table:table-row>
        <table:table-row table:style-name="ro1">
          <table:table-cell office:value-type="string" calcext:value-type="string">
            <text:p>20/04/2020</text:p>
          </table:table-cell>
          <table:table-cell office:value-type="float" office:value="368.847" calcext:value-type="float">
            <text:p>368.847</text:p>
          </table:table-cell>
          <table:table-cell office:value-type="float" office:value="330.127" calcext:value-type="float">
            <text:p>330.127</text:p>
          </table:table-cell>
          <table:table-cell office:value-type="float" office:value="173.692" calcext:value-type="float">
            <text:p>173.692</text:p>
          </table:table-cell>
          <table:table-cell office:value-type="float" office:value="79.9053" calcext:value-type="float">
            <text:p>79.9053</text:p>
          </table:table-cell>
          <table:table-cell office:value-type="float" office:value="222.724" calcext:value-type="float">
            <text:p>222.724</text:p>
          </table:table-cell>
          <table:table-cell office:value-type="float" office:value="68.3462" calcext:value-type="float">
            <text:p>68.3462</text:p>
          </table:table-cell>
          <table:table-cell office:value-type="float" office:value="82.4785" calcext:value-type="float">
            <text:p>82.4785</text:p>
          </table:table-cell>
          <table:table-cell office:value-type="float" office:value="756.948" calcext:value-type="float">
            <text:p>756.948</text:p>
          </table:table-cell>
          <table:table-cell office:value-type="float" office:value="9.55533" calcext:value-type="float">
            <text:p>9.55533</text:p>
          </table:table-cell>
          <table:table-cell office:value-type="float" office:value="364.932" calcext:value-type="float">
            <text:p>364.932</text:p>
          </table:table-cell>
          <table:table-cell office:value-type="float" office:value="1244.51" calcext:value-type="float">
            <text:p>1244.51</text:p>
          </table:table-cell>
          <table:table-cell office:value-type="float" office:value="1900.31" calcext:value-type="float">
            <text:p>1900.31</text:p>
          </table:table-cell>
          <table:table-cell office:value-type="float" office:value="320.602" calcext:value-type="float">
            <text:p>320.602</text:p>
          </table:table-cell>
          <table:table-cell office:value-type="float" office:value="287.59" calcext:value-type="float">
            <text:p>287.59</text:p>
          </table:table-cell>
          <table:table-cell office:value-type="float" office:value="2663.49" calcext:value-type="float">
            <text:p>2663.49</text:p>
          </table:table-cell>
          <table:table-cell office:value-type="float" office:value="40.1414" calcext:value-type="float">
            <text:p>40.1414</text:p>
          </table:table-cell>
          <table:table-cell office:value-type="float" office:value="6821.58" calcext:value-type="float">
            <text:p>6821.58</text:p>
          </table:table-cell>
          <table:table-cell office:value-type="float" office:value="29.5997" calcext:value-type="float">
            <text:p>29.5997</text:p>
          </table:table-cell>
          <table:table-cell office:value-type="float" office:value="21.7784" calcext:value-type="float">
            <text:p>21.7784</text:p>
          </table:table-cell>
          <table:table-cell office:value-type="float" office:value="16.6147" calcext:value-type="float">
            <text:p>16.6147</text:p>
          </table:table-cell>
          <table:table-cell office:value-type="float" office:value="9.95327" calcext:value-type="float">
            <text:p>9.95327</text:p>
          </table:table-cell>
          <table:table-cell office:value-type="float" office:value="15.7721" calcext:value-type="float">
            <text:p>15.7721</text:p>
          </table:table-cell>
          <table:table-cell office:value-type="float" office:value="9.30757" calcext:value-type="float">
            <text:p>9.30757</text:p>
          </table:table-cell>
          <table:table-cell office:value-type="float" office:value="9.50571" calcext:value-type="float">
            <text:p>9.50571</text:p>
          </table:table-cell>
          <table:table-cell office:value-type="float" office:value="28.9266" calcext:value-type="float">
            <text:p>28.9266</text:p>
          </table:table-cell>
          <table:table-cell office:value-type="float" office:value="3.08815" calcext:value-type="float">
            <text:p>3.08815</text:p>
          </table:table-cell>
          <table:table-cell office:value-type="float" office:value="19.9405" calcext:value-type="float">
            <text:p>19.9405</text:p>
          </table:table-cell>
          <table:table-cell office:value-type="float" office:value="33.0521" calcext:value-type="float">
            <text:p>33.0521</text:p>
          </table:table-cell>
          <table:table-cell office:value-type="float" office:value="36.8236" calcext:value-type="float">
            <text:p>36.8236</text:p>
          </table:table-cell>
          <table:table-cell office:value-type="float" office:value="18.0847" calcext:value-type="float">
            <text:p>18.0847</text:p>
          </table:table-cell>
          <table:table-cell office:value-type="float" office:value="16.6159" calcext:value-type="float">
            <text:p>16.6159</text:p>
          </table:table-cell>
          <table:table-cell office:value-type="float" office:value="36.1314" calcext:value-type="float">
            <text:p>36.1314</text:p>
          </table:table-cell>
          <table:table-cell office:value-type="float" office:value="6.30768" calcext:value-type="float">
            <text:p>6.30768</text:p>
          </table:table-cell>
          <table:table-cell office:value-type="float" office:value="52.2114" calcext:value-type="float">
            <text:p>52.2114</text:p>
          </table:table-cell>
          <table:table-cell office:value-type="float" office:value="357.45" calcext:value-type="float">
            <text:p>357.45</text:p>
          </table:table-cell>
          <table:table-cell office:value-type="float" office:value="323.454" calcext:value-type="float">
            <text:p>323.454</text:p>
          </table:table-cell>
          <table:table-cell office:value-type="float" office:value="168.808" calcext:value-type="float">
            <text:p>168.808</text:p>
          </table:table-cell>
          <table:table-cell office:value-type="float" office:value="77.8049" calcext:value-type="float">
            <text:p>77.8049</text:p>
          </table:table-cell>
          <table:table-cell office:value-type="float" office:value="220.408" calcext:value-type="float">
            <text:p>220.408</text:p>
          </table:table-cell>
          <table:table-cell office:value-type="float" office:value="66.5159" calcext:value-type="float">
            <text:p>66.5159</text:p>
          </table:table-cell>
          <table:table-cell office:value-type="float" office:value="81.4246" calcext:value-type="float">
            <text:p>81.4246</text:p>
          </table:table-cell>
          <table:table-cell office:value-type="float" office:value="754.977" calcext:value-type="float">
            <text:p>754.977</text:p>
          </table:table-cell>
          <table:table-cell office:value-type="float" office:value="9.53217" calcext:value-type="float">
            <text:p>9.53217</text:p>
          </table:table-cell>
          <table:table-cell office:value-type="float" office:value="356.028" calcext:value-type="float">
            <text:p>356.028</text:p>
          </table:table-cell>
          <table:table-cell office:value-type="float" office:value="1233.37" calcext:value-type="float">
            <text:p>1233.37</text:p>
          </table:table-cell>
          <table:table-cell office:value-type="float" office:value="1897.05" calcext:value-type="float">
            <text:p>1897.05</text:p>
          </table:table-cell>
          <table:table-cell office:value-type="float" office:value="317.135" calcext:value-type="float">
            <text:p>317.135</text:p>
          </table:table-cell>
          <table:table-cell office:value-type="float" office:value="286.96" calcext:value-type="float">
            <text:p>286.96</text:p>
          </table:table-cell>
          <table:table-cell office:value-type="float" office:value="2663.22" calcext:value-type="float">
            <text:p>2663.22</text:p>
          </table:table-cell>
          <table:table-cell office:value-type="float" office:value="40.1369" calcext:value-type="float">
            <text:p>40.1369</text:p>
          </table:table-cell>
          <table:table-cell office:value-type="float" office:value="28.5334" calcext:value-type="float">
            <text:p>28.5334</text:p>
          </table:table-cell>
          <table:table-cell office:value-type="float" office:value="21.285" calcext:value-type="float">
            <text:p>21.285</text:p>
          </table:table-cell>
          <table:table-cell office:value-type="float" office:value="16.2686" calcext:value-type="float">
            <text:p>16.2686</text:p>
          </table:table-cell>
          <table:table-cell office:value-type="float" office:value="9.84693" calcext:value-type="float">
            <text:p>9.84693</text:p>
          </table:table-cell>
          <table:table-cell office:value-type="float" office:value="15.6907" calcext:value-type="float">
            <text:p>15.6907</text:p>
          </table:table-cell>
          <table:table-cell office:value-type="float" office:value="9.22127" calcext:value-type="float">
            <text:p>9.22127</text:p>
          </table:table-cell>
          <table:table-cell office:value-type="float" office:value="9.47778" calcext:value-type="float">
            <text:p>9.47778</text:p>
          </table:table-cell>
          <table:table-cell office:value-type="float" office:value="28.8945" calcext:value-type="float">
            <text:p>28.8945</text:p>
          </table:table-cell>
          <table:table-cell office:value-type="float" office:value="3.0881" calcext:value-type="float">
            <text:p>3.0881</text:p>
          </table:table-cell>
          <table:table-cell office:value-type="float" office:value="18.9679" calcext:value-type="float">
            <text:p>18.9679</text:p>
          </table:table-cell>
          <table:table-cell office:value-type="float" office:value="32.1431" calcext:value-type="float">
            <text:p>32.1431</text:p>
          </table:table-cell>
          <table:table-cell office:value-type="float" office:value="36.7548" calcext:value-type="float">
            <text:p>36.7548</text:p>
          </table:table-cell>
          <table:table-cell office:value-type="float" office:value="17.9254" calcext:value-type="float">
            <text:p>17.9254</text:p>
          </table:table-cell>
          <table:table-cell office:value-type="float" office:value="16.6102" calcext:value-type="float">
            <text:p>16.6102</text:p>
          </table:table-cell>
          <table:table-cell office:value-type="float" office:value="36.1309" calcext:value-type="float">
            <text:p>36.1309</text:p>
          </table:table-cell>
          <table:table-cell office:value-type="float" office:value="6.30768" calcext:value-type="float">
            <text:p>6.30768</text:p>
          </table:table-cell>
          <table:table-cell office:value-type="float" office:value="6900" calcext:value-type="float">
            <text:p>6900</text:p>
          </table:table-cell>
          <table:table-cell office:value-type="float" office:value="0.501081" calcext:value-type="float">
            <text:p>0.501081</text:p>
          </table:table-cell>
          <table:table-cell office:value-type="float" office:value="0.946875" calcext:value-type="float">
            <text:p>0.946875</text:p>
          </table:table-cell>
          <table:table-cell office:value-type="float" office:value="0.463674" calcext:value-type="float">
            <text:p>0.463674</text:p>
          </table:table-cell>
          <table:table-cell office:value-type="float" office:value="8.41634" calcext:value-type="float">
            <text:p>8.41634</text:p>
          </table:table-cell>
          <table:table-cell table:number-columns-repeated="7"/>
          <table:table-cell office:value-type="date" office:date-value="2020-04-25" calcext:value-type="date">
            <text:p>25/04/20</text:p>
          </table:table-cell>
          <table:table-cell table:formula="of:=[.BP59]-[.BP58]" office:value-type="float" office:value="154" calcext:value-type="float">
            <text:p>154</text:p>
          </table:table-cell>
          <table:table-cell table:formula="of:=[.R60]-[.BP58]" office:value-type="float" office:value="169.66" calcext:value-type="float">
            <text:p>169.66</text:p>
          </table:table-cell>
          <table:table-cell table:formula="of:=[.CD59]-[.CC59]" office:value-type="float" office:value="15.6599999999999" calcext:value-type="float">
            <text:p>15.6599999999999</text:p>
          </table:table-cell>
          <table:table-cell table:formula="of:=[.CE59]/SQRT([.AL59])" office:value-type="float" office:value="1.20530024678352" calcext:value-type="float">
            <text:p>1.20530024678352</text:p>
          </table:table-cell>
        </table:table-row>
        <table:table-row table:style-name="ro1">
          <table:table-cell office:value-type="string" calcext:value-type="string">
            <text:p>21/04/2020</text:p>
          </table:table-cell>
          <table:table-cell office:value-type="float" office:value="340.291" calcext:value-type="float">
            <text:p>340.291</text:p>
          </table:table-cell>
          <table:table-cell office:value-type="float" office:value="311.021" calcext:value-type="float">
            <text:p>311.021</text:p>
          </table:table-cell>
          <table:table-cell office:value-type="float" office:value="162.483" calcext:value-type="float">
            <text:p>162.483</text:p>
          </table:table-cell>
          <table:table-cell office:value-type="float" office:value="71.9055" calcext:value-type="float">
            <text:p>71.9055</text:p>
          </table:table-cell>
          <table:table-cell office:value-type="float" office:value="213.469" calcext:value-type="float">
            <text:p>213.469</text:p>
          </table:table-cell>
          <table:table-cell office:value-type="float" office:value="64.1891" calcext:value-type="float">
            <text:p>64.1891</text:p>
          </table:table-cell>
          <table:table-cell office:value-type="float" office:value="79.4126" calcext:value-type="float">
            <text:p>79.4126</text:p>
          </table:table-cell>
          <table:table-cell office:value-type="float" office:value="778.098" calcext:value-type="float">
            <text:p>778.098</text:p>
          </table:table-cell>
          <table:table-cell office:value-type="float" office:value="9.82162" calcext:value-type="float">
            <text:p>9.82162</text:p>
          </table:table-cell>
          <table:table-cell office:value-type="float" office:value="346.149" calcext:value-type="float">
            <text:p>346.149</text:p>
          </table:table-cell>
          <table:table-cell office:value-type="float" office:value="1201.29" calcext:value-type="float">
            <text:p>1201.29</text:p>
          </table:table-cell>
          <table:table-cell office:value-type="float" office:value="1903.57" calcext:value-type="float">
            <text:p>1903.57</text:p>
          </table:table-cell>
          <table:table-cell office:value-type="float" office:value="310.565" calcext:value-type="float">
            <text:p>310.565</text:p>
          </table:table-cell>
          <table:table-cell office:value-type="float" office:value="286.483" calcext:value-type="float">
            <text:p>286.483</text:p>
          </table:table-cell>
          <table:table-cell office:value-type="float" office:value="2824.97" calcext:value-type="float">
            <text:p>2824.97</text:p>
          </table:table-cell>
          <table:table-cell office:value-type="float" office:value="42.6282" calcext:value-type="float">
            <text:p>42.6282</text:p>
          </table:table-cell>
          <table:table-cell office:value-type="float" office:value="6915.66" calcext:value-type="float">
            <text:p>6915.66</text:p>
          </table:table-cell>
          <table:table-cell office:value-type="float" office:value="28.216" calcext:value-type="float">
            <text:p>28.216</text:p>
          </table:table-cell>
          <table:table-cell office:value-type="float" office:value="21.1105" calcext:value-type="float">
            <text:p>21.1105</text:p>
          </table:table-cell>
          <table:table-cell office:value-type="float" office:value="16.0326" calcext:value-type="float">
            <text:p>16.0326</text:p>
          </table:table-cell>
          <table:table-cell office:value-type="float" office:value="9.4006" calcext:value-type="float">
            <text:p>9.4006</text:p>
          </table:table-cell>
          <table:table-cell office:value-type="float" office:value="15.4588" calcext:value-type="float">
            <text:p>15.4588</text:p>
          </table:table-cell>
          <table:table-cell office:value-type="float" office:value="9.01389" calcext:value-type="float">
            <text:p>9.01389</text:p>
          </table:table-cell>
          <table:table-cell office:value-type="float" office:value="9.35051" calcext:value-type="float">
            <text:p>9.35051</text:p>
          </table:table-cell>
          <table:table-cell office:value-type="float" office:value="29.3542" calcext:value-type="float">
            <text:p>29.3542</text:p>
          </table:table-cell>
          <table:table-cell office:value-type="float" office:value="3.1347" calcext:value-type="float">
            <text:p>3.1347</text:p>
          </table:table-cell>
          <table:table-cell office:value-type="float" office:value="19.3606" calcext:value-type="float">
            <text:p>19.3606</text:p>
          </table:table-cell>
          <table:table-cell office:value-type="float" office:value="32.477" calcext:value-type="float">
            <text:p>32.477</text:p>
          </table:table-cell>
          <table:table-cell office:value-type="float" office:value="36.9297" calcext:value-type="float">
            <text:p>36.9297</text:p>
          </table:table-cell>
          <table:table-cell office:value-type="float" office:value="17.8293" calcext:value-type="float">
            <text:p>17.8293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36.5588" calcext:value-type="float">
            <text:p>36.5588</text:p>
          </table:table-cell>
          <table:table-cell office:value-type="float" office:value="6.49982" calcext:value-type="float">
            <text:p>6.49982</text:p>
          </table:table-cell>
          <table:table-cell office:value-type="float" office:value="49.7583" calcext:value-type="float">
            <text:p>49.7583</text:p>
          </table:table-cell>
          <table:table-cell office:value-type="float" office:value="337.92" calcext:value-type="float">
            <text:p>337.92</text:p>
          </table:table-cell>
          <table:table-cell office:value-type="float" office:value="309.608" calcext:value-type="float">
            <text:p>309.608</text:p>
          </table:table-cell>
          <table:table-cell office:value-type="float" office:value="161.454" calcext:value-type="float">
            <text:p>161.454</text:p>
          </table:table-cell>
          <table:table-cell office:value-type="float" office:value="71.4778" calcext:value-type="float">
            <text:p>71.4778</text:p>
          </table:table-cell>
          <table:table-cell office:value-type="float" office:value="212.984" calcext:value-type="float">
            <text:p>212.984</text:p>
          </table:table-cell>
          <table:table-cell office:value-type="float" office:value="63.8012" calcext:value-type="float">
            <text:p>63.8012</text:p>
          </table:table-cell>
          <table:table-cell office:value-type="float" office:value="79.1876" calcext:value-type="float">
            <text:p>79.1876</text:p>
          </table:table-cell>
          <table:table-cell office:value-type="float" office:value="777.688" calcext:value-type="float">
            <text:p>777.688</text:p>
          </table:table-cell>
          <table:table-cell office:value-type="float" office:value="9.81682" calcext:value-type="float">
            <text:p>9.81682</text:p>
          </table:table-cell>
          <table:table-cell office:value-type="float" office:value="344.27" calcext:value-type="float">
            <text:p>344.27</text:p>
          </table:table-cell>
          <table:table-cell office:value-type="float" office:value="1198.94" calcext:value-type="float">
            <text:p>1198.94</text:p>
          </table:table-cell>
          <table:table-cell office:value-type="float" office:value="1902.89" calcext:value-type="float">
            <text:p>1902.89</text:p>
          </table:table-cell>
          <table:table-cell office:value-type="float" office:value="309.837" calcext:value-type="float">
            <text:p>309.837</text:p>
          </table:table-cell>
          <table:table-cell office:value-type="float" office:value="286.353" calcext:value-type="float">
            <text:p>286.353</text:p>
          </table:table-cell>
          <table:table-cell office:value-type="float" office:value="2824.92" calcext:value-type="float">
            <text:p>2824.92</text:p>
          </table:table-cell>
          <table:table-cell office:value-type="float" office:value="42.6274" calcext:value-type="float">
            <text:p>42.6274</text:p>
          </table:table-cell>
          <table:table-cell office:value-type="float" office:value="27.1917" calcext:value-type="float">
            <text:p>27.1917</text:p>
          </table:table-cell>
          <table:table-cell office:value-type="float" office:value="20.6281" calcext:value-type="float">
            <text:p>20.6281</text:p>
          </table:table-cell>
          <table:table-cell office:value-type="float" office:value="15.6957" calcext:value-type="float">
            <text:p>15.6957</text:p>
          </table:table-cell>
          <table:table-cell office:value-type="float" office:value="9.3019" calcext:value-type="float">
            <text:p>9.3019</text:p>
          </table:table-cell>
          <table:table-cell office:value-type="float" office:value="15.3819" calcext:value-type="float">
            <text:p>15.3819</text:p>
          </table:table-cell>
          <table:table-cell office:value-type="float" office:value="8.92922" calcext:value-type="float">
            <text:p>8.92922</text:p>
          </table:table-cell>
          <table:table-cell office:value-type="float" office:value="9.32314" calcext:value-type="float">
            <text:p>9.32314</text:p>
          </table:table-cell>
          <table:table-cell office:value-type="float" office:value="29.3252" calcext:value-type="float">
            <text:p>29.3252</text:p>
          </table:table-cell>
          <table:table-cell office:value-type="float" office:value="3.13466" calcext:value-type="float">
            <text:p>3.13466</text:p>
          </table:table-cell>
          <table:table-cell office:value-type="float" office:value="18.4172" calcext:value-type="float">
            <text:p>18.4172</text:p>
          </table:table-cell>
          <table:table-cell office:value-type="float" office:value="31.6049" calcext:value-type="float">
            <text:p>31.6049</text:p>
          </table:table-cell>
          <table:table-cell office:value-type="float" office:value="36.8666" calcext:value-type="float">
            <text:p>36.8666</text:p>
          </table:table-cell>
          <table:table-cell office:value-type="float" office:value="17.6785" calcext:value-type="float">
            <text:p>17.6785</text:p>
          </table:table-cell>
          <table:table-cell office:value-type="float" office:value="16.5982" calcext:value-type="float">
            <text:p>16.5982</text:p>
          </table:table-cell>
          <table:table-cell office:value-type="float" office:value="36.5585" calcext:value-type="float">
            <text:p>36.5585</text:p>
          </table:table-cell>
          <table:table-cell office:value-type="float" office:value="6.49982" calcext:value-type="float">
            <text:p>6.49982</text:p>
          </table:table-cell>
          <table:table-cell office:value-type="float" office:value="7033" calcext:value-type="float">
            <text:p>7033</text:p>
          </table:table-cell>
          <table:table-cell office:value-type="float" office:value="0.504591" calcext:value-type="float">
            <text:p>0.504591</text:p>
          </table:table-cell>
          <table:table-cell office:value-type="float" office:value="0.953922" calcext:value-type="float">
            <text:p>0.953922</text:p>
          </table:table-cell>
          <table:table-cell office:value-type="float" office:value="0.49241" calcext:value-type="float">
            <text:p>0.49241</text:p>
          </table:table-cell>
          <table:table-cell office:value-type="float" office:value="7.49737" calcext:value-type="float">
            <text:p>7.49737</text:p>
          </table:table-cell>
          <table:table-cell table:number-columns-repeated="7"/>
          <table:table-cell office:value-type="date" office:date-value="2020-04-26" calcext:value-type="date">
            <text:p>26/04/20</text:p>
          </table:table-cell>
          <table:table-cell table:formula="of:=[.BP60]-[.BP59]" office:value-type="float" office:value="133" calcext:value-type="float">
            <text:p>133</text:p>
          </table:table-cell>
          <table:table-cell table:formula="of:=[.R61]-[.BP59]" office:value-type="float" office:value="126.9" calcext:value-type="float">
            <text:p>126.9</text:p>
          </table:table-cell>
          <table:table-cell table:formula="of:=[.CD60]-[.CC60]" office:value-type="float" office:value="-6.10000000000036" calcext:value-type="float">
            <text:p>-6.10000000000036</text:p>
          </table:table-cell>
          <table:table-cell table:formula="of:=[.CE60]/SQRT([.AL60])" office:value-type="float" office:value="-0.480070954079589" calcext:value-type="float">
            <text:p>-0.480070954079589</text:p>
          </table:table-cell>
        </table:table-row>
        <table:table-row table:style-name="ro1">
          <table:table-cell office:value-type="string" calcext:value-type="string">
            <text:p>22/04/2020</text:p>
          </table:table-cell>
          <table:table-cell office:value-type="float" office:value="320.094" calcext:value-type="float">
            <text:p>320.094</text:p>
          </table:table-cell>
          <table:table-cell office:value-type="float" office:value="297.171" calcext:value-type="float">
            <text:p>297.171</text:p>
          </table:table-cell>
          <table:table-cell office:value-type="float" office:value="154.824" calcext:value-type="float">
            <text:p>154.824</text:p>
          </table:table-cell>
          <table:table-cell office:value-type="float" office:value="65.6502" calcext:value-type="float">
            <text:p>65.6502</text:p>
          </table:table-cell>
          <table:table-cell office:value-type="float" office:value="205.844" calcext:value-type="float">
            <text:p>205.844</text:p>
          </table:table-cell>
          <table:table-cell office:value-type="float" office:value="61.4113" calcext:value-type="float">
            <text:p>61.4113</text:p>
          </table:table-cell>
          <table:table-cell office:value-type="float" office:value="77.1599" calcext:value-type="float">
            <text:p>77.1599</text:p>
          </table:table-cell>
          <table:table-cell office:value-type="float" office:value="800.076" calcext:value-type="float">
            <text:p>800.076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334.028" calcext:value-type="float">
            <text:p>334.028</text:p>
          </table:table-cell>
          <table:table-cell office:value-type="float" office:value="1167.35" calcext:value-type="float">
            <text:p>1167.35</text:p>
          </table:table-cell>
          <table:table-cell office:value-type="float" office:value="1904.94" calcext:value-type="float">
            <text:p>1904.94</text:p>
          </table:table-cell>
          <table:table-cell office:value-type="float" office:value="303.063" calcext:value-type="float">
            <text:p>303.063</text:p>
          </table:table-cell>
          <table:table-cell office:value-type="float" office:value="285.347" calcext:value-type="float">
            <text:p>285.347</text:p>
          </table:table-cell>
          <table:table-cell office:value-type="float" office:value="2987.04" calcext:value-type="float">
            <text:p>2987.04</text:p>
          </table:table-cell>
          <table:table-cell office:value-type="float" office:value="45.1264" calcext:value-type="float">
            <text:p>45.1264</text:p>
          </table:table-cell>
          <table:table-cell office:value-type="float" office:value="7026.9" calcext:value-type="float">
            <text:p>7026.9</text:p>
          </table:table-cell>
          <table:table-cell office:value-type="float" office:value="26.8806" calcext:value-type="float">
            <text:p>26.8806</text:p>
          </table:table-cell>
          <table:table-cell office:value-type="float" office:value="20.4499" calcext:value-type="float">
            <text:p>20.4499</text:p>
          </table:table-cell>
          <table:table-cell office:value-type="float" office:value="15.4845" calcext:value-type="float">
            <text:p>15.4845</text:p>
          </table:table-cell>
          <table:table-cell office:value-type="float" office:value="8.89739" calcext:value-type="float">
            <text:p>8.89739</text:p>
          </table:table-cell>
          <table:table-cell office:value-type="float" office:value="15.1355" calcext:value-type="float">
            <text:p>15.1355</text:p>
          </table:table-cell>
          <table:table-cell office:value-type="float" office:value="8.74071" calcext:value-type="float">
            <text:p>8.74071</text:p>
          </table:table-cell>
          <table:table-cell office:value-type="float" office:value="9.19648" calcext:value-type="float">
            <text:p>9.19648</text:p>
          </table:table-cell>
          <table:table-cell office:value-type="float" office:value="29.7662" calcext:value-type="float">
            <text:p>29.7662</text:p>
          </table:table-cell>
          <table:table-cell office:value-type="float" office:value="3.17904" calcext:value-type="float">
            <text:p>3.17904</text:p>
          </table:table-cell>
          <table:table-cell office:value-type="float" office:value="18.8465" calcext:value-type="float">
            <text:p>18.8465</text:p>
          </table:table-cell>
          <table:table-cell office:value-type="float" office:value="31.9267" calcext:value-type="float">
            <text:p>31.9267</text:p>
          </table:table-cell>
          <table:table-cell office:value-type="float" office:value="37.0078" calcext:value-type="float">
            <text:p>37.0078</text:p>
          </table:table-cell>
          <table:table-cell office:value-type="float" office:value="17.5747" calcext:value-type="float">
            <text:p>17.5747</text:p>
          </table:table-cell>
          <table:table-cell office:value-type="float" office:value="16.5802" calcext:value-type="float">
            <text:p>16.5802</text:p>
          </table:table-cell>
          <table:table-cell office:value-type="float" office:value="36.9245" calcext:value-type="float">
            <text:p>36.9245</text:p>
          </table:table-cell>
          <table:table-cell office:value-type="float" office:value="6.68694" calcext:value-type="float">
            <text:p>6.68694</text:p>
          </table:table-cell>
          <table:table-cell office:value-type="float" office:value="47.7226" calcext:value-type="float">
            <text:p>47.7226</text:p>
          </table:table-cell>
          <table:table-cell office:value-type="float" office:value="321.006" calcext:value-type="float">
            <text:p>321.006</text:p>
          </table:table-cell>
          <table:table-cell office:value-type="float" office:value="297.72" calcext:value-type="float">
            <text:p>297.72</text:p>
          </table:table-cell>
          <table:table-cell office:value-type="float" office:value="155.223" calcext:value-type="float">
            <text:p>155.223</text:p>
          </table:table-cell>
          <table:table-cell office:value-type="float" office:value="65.809" calcext:value-type="float">
            <text:p>65.809</text:p>
          </table:table-cell>
          <table:table-cell office:value-type="float" office:value="206.031" calcext:value-type="float">
            <text:p>206.031</text:p>
          </table:table-cell>
          <table:table-cell office:value-type="float" office:value="61.5628" calcext:value-type="float">
            <text:p>61.5628</text:p>
          </table:table-cell>
          <table:table-cell office:value-type="float" office:value="77.2488" calcext:value-type="float">
            <text:p>77.2488</text:p>
          </table:table-cell>
          <table:table-cell office:value-type="float" office:value="800.235" calcext:value-type="float">
            <text:p>800.235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334.766" calcext:value-type="float">
            <text:p>334.766</text:p>
          </table:table-cell>
          <table:table-cell office:value-type="float" office:value="1168.28" calcext:value-type="float">
            <text:p>1168.28</text:p>
          </table:table-cell>
          <table:table-cell office:value-type="float" office:value="1905.2" calcext:value-type="float">
            <text:p>1905.2</text:p>
          </table:table-cell>
          <table:table-cell office:value-type="float" office:value="303.348" calcext:value-type="float">
            <text:p>303.348</text:p>
          </table:table-cell>
          <table:table-cell office:value-type="float" office:value="285.396" calcext:value-type="float">
            <text:p>285.396</text:p>
          </table:table-cell>
          <table:table-cell office:value-type="float" office:value="2987.05" calcext:value-type="float">
            <text:p>2987.05</text:p>
          </table:table-cell>
          <table:table-cell office:value-type="float" office:value="45.1266" calcext:value-type="float">
            <text:p>45.1266</text:p>
          </table:table-cell>
          <table:table-cell office:value-type="float" office:value="25.9186" calcext:value-type="float">
            <text:p>25.9186</text:p>
          </table:table-cell>
          <table:table-cell office:value-type="float" office:value="19.994" calcext:value-type="float">
            <text:p>19.994</text:p>
          </table:table-cell>
          <table:table-cell office:value-type="float" office:value="15.1669" calcext:value-type="float">
            <text:p>15.1669</text:p>
          </table:table-cell>
          <table:table-cell office:value-type="float" office:value="8.81028" calcext:value-type="float">
            <text:p>8.81028</text:p>
          </table:table-cell>
          <table:table-cell office:value-type="float" office:value="15.0647" calcext:value-type="float">
            <text:p>15.0647</text:p>
          </table:table-cell>
          <table:table-cell office:value-type="float" office:value="8.66014" calcext:value-type="float">
            <text:p>8.66014</text:p>
          </table:table-cell>
          <table:table-cell office:value-type="float" office:value="9.17013" calcext:value-type="float">
            <text:p>9.17013</text:p>
          </table:table-cell>
          <table:table-cell office:value-type="float" office:value="29.7404" calcext:value-type="float">
            <text:p>29.7404</text:p>
          </table:table-cell>
          <table:table-cell office:value-type="float" office:value="3.17901" calcext:value-type="float">
            <text:p>3.17901</text:p>
          </table:table-cell>
          <table:table-cell office:value-type="float" office:value="17.9408" calcext:value-type="float">
            <text:p>17.9408</text:p>
          </table:table-cell>
          <table:table-cell office:value-type="float" office:value="31.1007" calcext:value-type="float">
            <text:p>31.1007</text:p>
          </table:table-cell>
          <table:table-cell office:value-type="float" office:value="36.9511" calcext:value-type="float">
            <text:p>36.9511</text:p>
          </table:table-cell>
          <table:table-cell office:value-type="float" office:value="17.4332" calcext:value-type="float">
            <text:p>17.4332</text:p>
          </table:table-cell>
          <table:table-cell office:value-type="float" office:value="16.5757" calcext:value-type="float">
            <text:p>16.5757</text:p>
          </table:table-cell>
          <table:table-cell office:value-type="float" office:value="36.9243" calcext:value-type="float">
            <text:p>36.9243</text:p>
          </table:table-cell>
          <table:table-cell office:value-type="float" office:value="6.68694" calcext:value-type="float">
            <text:p>6.68694</text:p>
          </table:table-cell>
          <table:table-cell office:value-type="float" office:value="7132" calcext:value-type="float">
            <text:p>7132</text:p>
          </table:table-cell>
          <table:table-cell office:value-type="float" office:value="0.508101" calcext:value-type="float">
            <text:p>0.508101</text:p>
          </table:table-cell>
          <table:table-cell office:value-type="float" office:value="0.96097" calcext:value-type="float">
            <text:p>0.96097</text:p>
          </table:table-cell>
          <table:table-cell office:value-type="float" office:value="0.463132" calcext:value-type="float">
            <text:p>0.463132</text:p>
          </table:table-cell>
          <table:table-cell office:value-type="float" office:value="7.36572" calcext:value-type="float">
            <text:p>7.36572</text:p>
          </table:table-cell>
          <table:table-cell table:number-columns-repeated="7"/>
          <table:table-cell office:value-type="date" office:date-value="2020-04-27" calcext:value-type="date">
            <text:p>27/04/20</text:p>
          </table:table-cell>
          <table:table-cell table:formula="of:=[.BP61]-[.BP60]" office:value-type="float" office:value="99" calcext:value-type="float">
            <text:p>99</text:p>
          </table:table-cell>
          <table:table-cell table:formula="of:=[.R62]-[.BP60]" office:value-type="float" office:value="109.28" calcext:value-type="float">
            <text:p>109.28</text:p>
          </table:table-cell>
          <table:table-cell table:formula="of:=[.CD61]-[.CC61]" office:value-type="float" office:value="10.2799999999997" calcext:value-type="float">
            <text:p>10.2799999999997</text:p>
          </table:table-cell>
          <table:table-cell table:formula="of:=[.CE61]/SQRT([.AL61])" office:value-type="float" office:value="0.825116132163138" calcext:value-type="float">
            <text:p>0.825116132163138</text:p>
          </table:table-cell>
        </table:table-row>
        <table:table-row table:style-name="ro1">
          <table:table-cell office:value-type="string" calcext:value-type="string">
            <text:p>23/04/2020</text:p>
          </table:table-cell>
          <table:table-cell office:value-type="float" office:value="302.519" calcext:value-type="float">
            <text:p>302.519</text:p>
          </table:table-cell>
          <table:table-cell office:value-type="float" office:value="285.26" calcext:value-type="float">
            <text:p>285.26</text:p>
          </table:table-cell>
          <table:table-cell office:value-type="float" office:value="148.281" calcext:value-type="float">
            <text:p>148.281</text:p>
          </table:table-cell>
          <table:table-cell office:value-type="float" office:value="60.0065" calcext:value-type="float">
            <text:p>60.0065</text:p>
          </table:table-cell>
          <table:table-cell office:value-type="float" office:value="198.732" calcext:value-type="float">
            <text:p>198.732</text:p>
          </table:table-cell>
          <table:table-cell office:value-type="float" office:value="59.095" calcext:value-type="float">
            <text:p>59.095</text:p>
          </table:table-cell>
          <table:table-cell office:value-type="float" office:value="75.2167" calcext:value-type="float">
            <text:p>75.2167</text:p>
          </table:table-cell>
          <table:table-cell office:value-type="float" office:value="821.95" calcext:value-type="float">
            <text:p>821.95</text:p>
          </table:table-cell>
          <table:table-cell office:value-type="float" office:value="10.3689" calcext:value-type="float">
            <text:p>10.3689</text:p>
          </table:table-cell>
          <table:table-cell office:value-type="float" office:value="324.091" calcext:value-type="float">
            <text:p>324.091</text:p>
          </table:table-cell>
          <table:table-cell office:value-type="float" office:value="1137.46" calcext:value-type="float">
            <text:p>1137.46</text:p>
          </table:table-cell>
          <table:table-cell office:value-type="float" office:value="1903.47" calcext:value-type="float">
            <text:p>1903.47</text:p>
          </table:table-cell>
          <table:table-cell office:value-type="float" office:value="296.429" calcext:value-type="float">
            <text:p>296.429</text:p>
          </table:table-cell>
          <table:table-cell office:value-type="float" office:value="283.958" calcext:value-type="float">
            <text:p>283.958</text:p>
          </table:table-cell>
          <table:table-cell office:value-type="float" office:value="3149.25" calcext:value-type="float">
            <text:p>3149.25</text:p>
          </table:table-cell>
          <table:table-cell office:value-type="float" office:value="47.6287" calcext:value-type="float">
            <text:p>47.6287</text:p>
          </table:table-cell>
          <table:table-cell office:value-type="float" office:value="7142.28" calcext:value-type="float">
            <text:p>7142.28</text:p>
          </table:table-cell>
          <table:table-cell office:value-type="float" office:value="25.5938" calcext:value-type="float">
            <text:p>25.5938</text:p>
          </table:table-cell>
          <table:table-cell office:value-type="float" office:value="19.8121" calcext:value-type="float">
            <text:p>19.8121</text:p>
          </table:table-cell>
          <table:table-cell office:value-type="float" office:value="14.9651" calcext:value-type="float">
            <text:p>14.9651</text:p>
          </table:table-cell>
          <table:table-cell office:value-type="float" office:value="8.41955" calcext:value-type="float">
            <text:p>8.41955</text:p>
          </table:table-cell>
          <table:table-cell office:value-type="float" office:value="14.8071" calcext:value-type="float">
            <text:p>14.8071</text:p>
          </table:table-cell>
          <table:table-cell office:value-type="float" office:value="8.48928" calcext:value-type="float">
            <text:p>8.48928</text:p>
          </table:table-cell>
          <table:table-cell office:value-type="float" office:value="9.0458" calcext:value-type="float">
            <text:p>9.0458</text:p>
          </table:table-cell>
          <table:table-cell office:value-type="float" office:value="30.164" calcext:value-type="float">
            <text:p>30.164</text:p>
          </table:table-cell>
          <table:table-cell office:value-type="float" office:value="3.22137" calcext:value-type="float">
            <text:p>3.22137</text:p>
          </table:table-cell>
          <table:table-cell office:value-type="float" office:value="18.3903" calcext:value-type="float">
            <text:p>18.3903</text:p>
          </table:table-cell>
          <table:table-cell office:value-type="float" office:value="31.4109" calcext:value-type="float">
            <text:p>31.4109</text:p>
          </table:table-cell>
          <table:table-cell office:value-type="float" office:value="37.0639" calcext:value-type="float">
            <text:p>37.0639</text:p>
          </table:table-cell>
          <table:table-cell office:value-type="float" office:value="17.3249" calcext:value-type="float">
            <text:p>17.3249</text:p>
          </table:table-cell>
          <table:table-cell office:value-type="float" office:value="16.5482" calcext:value-type="float">
            <text:p>16.5482</text:p>
          </table:table-cell>
          <table:table-cell office:value-type="float" office:value="37.2319" calcext:value-type="float">
            <text:p>37.2319</text:p>
          </table:table-cell>
          <table:table-cell office:value-type="float" office:value="6.8691" calcext:value-type="float">
            <text:p>6.8691</text:p>
          </table:table-cell>
          <table:table-cell office:value-type="float" office:value="45.847" calcext:value-type="float">
            <text:p>45.847</text:p>
          </table:table-cell>
          <table:table-cell office:value-type="float" office:value="301.013" calcext:value-type="float">
            <text:p>301.013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147.617" calcext:value-type="float">
            <text:p>147.617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198.422" calcext:value-type="float">
            <text:p>198.422</text:p>
          </table:table-cell>
          <table:table-cell office:value-type="float" office:value="58.841" calcext:value-type="float">
            <text:p>58.841</text:p>
          </table:table-cell>
          <table:table-cell office:value-type="float" office:value="75.0649" calcext:value-type="float">
            <text:p>75.0649</text:p>
          </table:table-cell>
          <table:table-cell office:value-type="float" office:value="821.686" calcext:value-type="float">
            <text:p>821.686</text:p>
          </table:table-cell>
          <table:table-cell office:value-type="float" office:value="10.3659" calcext:value-type="float">
            <text:p>10.3659</text:p>
          </table:table-cell>
          <table:table-cell office:value-type="float" office:value="322.836" calcext:value-type="float">
            <text:p>322.836</text:p>
          </table:table-cell>
          <table:table-cell office:value-type="float" office:value="1135.89" calcext:value-type="float">
            <text:p>1135.89</text:p>
          </table:table-cell>
          <table:table-cell office:value-type="float" office:value="1903.04" calcext:value-type="float">
            <text:p>1903.04</text:p>
          </table:table-cell>
          <table:table-cell office:value-type="float" office:value="295.947" calcext:value-type="float">
            <text:p>295.947</text:p>
          </table:table-cell>
          <table:table-cell office:value-type="float" office:value="283.877" calcext:value-type="float">
            <text:p>283.877</text:p>
          </table:table-cell>
          <table:table-cell office:value-type="float" office:value="3149.23" calcext:value-type="float">
            <text:p>3149.23</text:p>
          </table:table-cell>
          <table:table-cell office:value-type="float" office:value="47.6283" calcext:value-type="float">
            <text:p>47.6283</text:p>
          </table:table-cell>
          <table:table-cell office:value-type="float" office:value="24.6971" calcext:value-type="float">
            <text:p>24.6971</text:p>
          </table:table-cell>
          <table:table-cell office:value-type="float" office:value="19.3869" calcext:value-type="float">
            <text:p>19.3869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8.34442" calcext:value-type="float">
            <text:p>8.34442</text:p>
          </table:table-cell>
          <table:table-cell office:value-type="float" office:value="14.7426" calcext:value-type="float">
            <text:p>14.7426</text:p>
          </table:table-cell>
          <table:table-cell office:value-type="float" office:value="8.41345" calcext:value-type="float">
            <text:p>8.41345</text:p>
          </table:table-cell>
          <table:table-cell office:value-type="float" office:value="9.02045" calcext:value-type="float">
            <text:p>9.02045</text:p>
          </table:table-cell>
          <table:table-cell office:value-type="float" office:value="30.1409" calcext:value-type="float">
            <text:p>30.1409</text:p>
          </table:table-cell>
          <table:table-cell office:value-type="float" office:value="3.22134" calcext:value-type="float">
            <text:p>3.22134</text:p>
          </table:table-cell>
          <table:table-cell office:value-type="float" office:value="17.5173" calcext:value-type="float">
            <text:p>17.5173</text:p>
          </table:table-cell>
          <table:table-cell office:value-type="float" office:value="30.6232" calcext:value-type="float">
            <text:p>30.6232</text:p>
          </table:table-cell>
          <table:table-cell office:value-type="float" office:value="37.0127" calcext:value-type="float">
            <text:p>37.0127</text:p>
          </table:table-cell>
          <table:table-cell office:value-type="float" office:value="17.1907" calcext:value-type="float">
            <text:p>17.1907</text:p>
          </table:table-cell>
          <table:table-cell office:value-type="float" office:value="16.5443" calcext:value-type="float">
            <text:p>16.5443</text:p>
          </table:table-cell>
          <table:table-cell office:value-type="float" office:value="37.2318" calcext:value-type="float">
            <text:p>37.2318</text:p>
          </table:table-cell>
          <table:table-cell office:value-type="float" office:value="6.8691" calcext:value-type="float">
            <text:p>6.8691</text:p>
          </table:table-cell>
          <table:table-cell office:value-type="float" office:value="7187" calcext:value-type="float">
            <text:p>7187</text:p>
          </table:table-cell>
          <table:table-cell office:value-type="float" office:value="0.516007" calcext:value-type="float">
            <text:p>0.516007</text:p>
          </table:table-cell>
          <table:table-cell office:value-type="float" office:value="0.960753" calcext:value-type="float">
            <text:p>0.960753</text:p>
          </table:table-cell>
          <table:table-cell office:value-type="float" office:value="0.445997" calcext:value-type="float">
            <text:p>0.445997</text:p>
          </table:table-cell>
          <table:table-cell office:value-type="float" office:value="8.82588" calcext:value-type="float">
            <text:p>8.82588</text:p>
          </table:table-cell>
          <table:table-cell table:number-columns-repeated="7"/>
          <table:table-cell office:value-type="date" office:date-value="2020-04-28" calcext:value-type="date">
            <text:p>28/04/20</text:p>
          </table:table-cell>
          <table:table-cell table:formula="of:=[.BP62]-[.BP61]" office:value-type="float" office:value="55" calcext:value-type="float">
            <text:p>55</text:p>
          </table:table-cell>
          <table:table-cell table:formula="of:=[.R63]-[.BP61]" office:value-type="float" office:value="111.12" calcext:value-type="float">
            <text:p>111.12</text:p>
          </table:table-cell>
          <table:table-cell table:formula="of:=[.CD62]-[.CC62]" office:value-type="float" office:value="56.1199999999999" calcext:value-type="float">
            <text:p>56.1199999999999</text:p>
          </table:table-cell>
          <table:table-cell table:formula="of:=[.CE62]/SQRT([.AL62])" office:value-type="float" office:value="4.61901608774106" calcext:value-type="float">
            <text:p>4.61901608774106</text:p>
          </table:table-cell>
        </table:table-row>
        <table:table-row table:style-name="ro1">
          <table:table-cell office:value-type="string" calcext:value-type="string">
            <text:p>24/04/2020</text:p>
          </table:table-cell>
          <table:table-cell office:value-type="float" office:value="282.332" calcext:value-type="float">
            <text:p>282.332</text:p>
          </table:table-cell>
          <table:table-cell office:value-type="float" office:value="271.737" calcext:value-type="float">
            <text:p>271.737</text:p>
          </table:table-cell>
          <table:table-cell office:value-type="float" office:value="140.389" calcext:value-type="float">
            <text:p>140.389</text:p>
          </table:table-cell>
          <table:table-cell office:value-type="float" office:value="57.7118" calcext:value-type="float">
            <text:p>57.7118</text:p>
          </table:table-cell>
          <table:table-cell office:value-type="float" office:value="190.967" calcext:value-type="float">
            <text:p>190.967</text:p>
          </table:table-cell>
          <table:table-cell office:value-type="float" office:value="56.2968" calcext:value-type="float">
            <text:p>56.2968</text:p>
          </table:table-cell>
          <table:table-cell office:value-type="float" office:value="73.0118" calcext:value-type="float">
            <text:p>73.0118</text:p>
          </table:table-cell>
          <table:table-cell office:value-type="float" office:value="842.66" calcext:value-type="float">
            <text:p>842.66</text:p>
          </table:table-cell>
          <table:table-cell office:value-type="float" office:value="10.6265" calcext:value-type="float">
            <text:p>10.6265</text:p>
          </table:table-cell>
          <table:table-cell office:value-type="float" office:value="311.872" calcext:value-type="float">
            <text:p>311.872</text:p>
          </table:table-cell>
          <table:table-cell office:value-type="float" office:value="1101.5" calcext:value-type="float">
            <text:p>1101.5</text:p>
          </table:table-cell>
          <table:table-cell office:value-type="float" office:value="1897.66" calcext:value-type="float">
            <text:p>1897.66</text:p>
          </table:table-cell>
          <table:table-cell office:value-type="float" office:value="288.846" calcext:value-type="float">
            <text:p>288.846</text:p>
          </table:table-cell>
          <table:table-cell office:value-type="float" office:value="281.983" calcext:value-type="float">
            <text:p>281.983</text:p>
          </table:table-cell>
          <table:table-cell office:value-type="float" office:value="3311.13" calcext:value-type="float">
            <text:p>3311.13</text:p>
          </table:table-cell>
          <table:table-cell office:value-type="float" office:value="50.1275" calcext:value-type="float">
            <text:p>50.1275</text:p>
          </table:table-cell>
          <table:table-cell office:value-type="float" office:value="7243.12" calcext:value-type="float">
            <text:p>7243.12</text:p>
          </table:table-cell>
          <table:table-cell office:value-type="float" office:value="24.3123" calcext:value-type="float">
            <text:p>24.3123</text:p>
          </table:table-cell>
          <table:table-cell office:value-type="float" office:value="19.1744" calcext:value-type="float">
            <text:p>19.1744</text:p>
          </table:table-cell>
          <table:table-cell office:value-type="float" office:value="14.4331" calcext:value-type="float">
            <text:p>14.4331</text:p>
          </table:table-cell>
          <table:table-cell office:value-type="float" office:value="8.2292" calcext:value-type="float">
            <text:p>8.2292</text:p>
          </table:table-cell>
          <table:table-cell office:value-type="float" office:value="14.4709" calcext:value-type="float">
            <text:p>14.4709</text:p>
          </table:table-cell>
          <table:table-cell office:value-type="float" office:value="8.24055" calcext:value-type="float">
            <text:p>8.24055</text:p>
          </table:table-cell>
          <table:table-cell office:value-type="float" office:value="8.89385" calcext:value-type="float">
            <text:p>8.89385</text:p>
          </table:table-cell>
          <table:table-cell office:value-type="float" office:value="30.5462" calcext:value-type="float">
            <text:p>30.5462</text:p>
          </table:table-cell>
          <table:table-cell office:value-type="float" office:value="3.26161" calcext:value-type="float">
            <text:p>3.26161</text:p>
          </table:table-cell>
          <table:table-cell office:value-type="float" office:value="17.939" calcext:value-type="float">
            <text:p>17.939</text:p>
          </table:table-cell>
          <table:table-cell office:value-type="float" office:value="30.7908" calcext:value-type="float">
            <text:p>30.7908</text:p>
          </table:table-cell>
          <table:table-cell office:value-type="float" office:value="37.0925" calcext:value-type="float">
            <text:p>37.0925</text:p>
          </table:table-cell>
          <table:table-cell office:value-type="float" office:value="17.0714" calcext:value-type="float">
            <text:p>17.0714</text:p>
          </table:table-cell>
          <table:table-cell office:value-type="float" office:value="16.5041" calcext:value-type="float">
            <text:p>16.5041</text:p>
          </table:table-cell>
          <table:table-cell office:value-type="float" office:value="37.4833" calcext:value-type="float">
            <text:p>37.4833</text:p>
          </table:table-cell>
          <table:table-cell office:value-type="float" office:value="7.04629" calcext:value-type="float">
            <text:p>7.04629</text:p>
          </table:table-cell>
          <table:table-cell office:value-type="float" office:value="43.7556" calcext:value-type="float">
            <text:p>43.7556</text:p>
          </table:table-cell>
          <table:table-cell office:value-type="float" office:value="274.354" calcext:value-type="float">
            <text:p>274.354</text:p>
          </table:table-cell>
          <table:table-cell office:value-type="float" office:value="266.808" calcext:value-type="float">
            <text:p>266.808</text:p>
          </table:table-cell>
          <table:table-cell office:value-type="float" office:value="136.833" calcext:value-type="float">
            <text:p>136.833</text:p>
          </table:table-cell>
          <table:table-cell office:value-type="float" office:value="56.3437" calcext:value-type="float">
            <text:p>56.3437</text:p>
          </table:table-cell>
          <table:table-cell office:value-type="float" office:value="189.311" calcext:value-type="float">
            <text:p>189.311</text:p>
          </table:table-cell>
          <table:table-cell office:value-type="float" office:value="54.9225" calcext:value-type="float">
            <text:p>54.9225</text:p>
          </table:table-cell>
          <table:table-cell office:value-type="float" office:value="72.1726" calcext:value-type="float">
            <text:p>72.1726</text:p>
          </table:table-cell>
          <table:table-cell office:value-type="float" office:value="841.218" calcext:value-type="float">
            <text:p>841.218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304.9" calcext:value-type="float">
            <text:p>304.9</text:p>
          </table:table-cell>
          <table:table-cell office:value-type="float" office:value="1092.98" calcext:value-type="float">
            <text:p>1092.98</text:p>
          </table:table-cell>
          <table:table-cell office:value-type="float" office:value="1895.27" calcext:value-type="float">
            <text:p>1895.27</text:p>
          </table:table-cell>
          <table:table-cell office:value-type="float" office:value="286.169" calcext:value-type="float">
            <text:p>286.169</text:p>
          </table:table-cell>
          <table:table-cell office:value-type="float" office:value="281.542" calcext:value-type="float">
            <text:p>281.542</text:p>
          </table:table-cell>
          <table:table-cell office:value-type="float" office:value="3311.05" calcext:value-type="float">
            <text:p>3311.05</text:p>
          </table:table-cell>
          <table:table-cell office:value-type="float" office:value="50.1258" calcext:value-type="float">
            <text:p>50.1258</text:p>
          </table:table-cell>
          <table:table-cell office:value-type="float" office:value="23.5032" calcext:value-type="float">
            <text:p>23.5032</text:p>
          </table:table-cell>
          <table:table-cell office:value-type="float" office:value="18.7855" calcext:value-type="float">
            <text:p>18.7855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8.15979" calcext:value-type="float">
            <text:p>8.15979</text:p>
          </table:table-cell>
          <table:table-cell office:value-type="float" office:value="14.4133" calcext:value-type="float">
            <text:p>14.4133</text:p>
          </table:table-cell>
          <table:table-cell office:value-type="float" office:value="8.17059" calcext:value-type="float">
            <text:p>8.17059</text:p>
          </table:table-cell>
          <table:table-cell office:value-type="float" office:value="8.86976" calcext:value-type="float">
            <text:p>8.86976</text:p>
          </table:table-cell>
          <table:table-cell office:value-type="float" office:value="30.5256" calcext:value-type="float">
            <text:p>30.5256</text:p>
          </table:table-cell>
          <table:table-cell office:value-type="float" office:value="3.26159" calcext:value-type="float">
            <text:p>3.26159</text:p>
          </table:table-cell>
          <table:table-cell office:value-type="float" office:value="17.0957" calcext:value-type="float">
            <text:p>17.0957</text:p>
          </table:table-cell>
          <table:table-cell office:value-type="float" office:value="30.0652" calcext:value-type="float">
            <text:p>30.0652</text:p>
          </table:table-cell>
          <table:table-cell office:value-type="float" office:value="37.0455" calcext:value-type="float">
            <text:p>37.0455</text:p>
          </table:table-cell>
          <table:table-cell office:value-type="float" office:value="16.9433" calcext:value-type="float">
            <text:p>16.9433</text:p>
          </table:table-cell>
          <table:table-cell office:value-type="float" office:value="16.5006" calcext:value-type="float">
            <text:p>16.5006</text:p>
          </table:table-cell>
          <table:table-cell office:value-type="float" office:value="37.4832" calcext:value-type="float">
            <text:p>37.4832</text:p>
          </table:table-cell>
          <table:table-cell office:value-type="float" office:value="7.04629" calcext:value-type="float">
            <text:p>7.04629</text:p>
          </table:table-cell>
          <table:table-cell office:value-type="float" office:value="7273" calcext:value-type="float">
            <text:p>7273</text:p>
          </table:table-cell>
          <table:table-cell office:value-type="float" office:value="0.523913" calcext:value-type="float">
            <text:p>0.523913</text:p>
          </table:table-cell>
          <table:table-cell office:value-type="float" office:value="0.960535" calcext:value-type="float">
            <text:p>0.960535</text:p>
          </table:table-cell>
          <table:table-cell office:value-type="float" office:value="0.41454" calcext:value-type="float">
            <text:p>0.41454</text:p>
          </table:table-cell>
          <table:table-cell office:value-type="float" office:value="9.42581" calcext:value-type="float">
            <text:p>9.42581</text:p>
          </table:table-cell>
          <table:table-cell table:number-columns-repeated="7"/>
          <table:table-cell office:value-type="date" office:date-value="2020-04-29" calcext:value-type="date">
            <text:p>29/04/20</text:p>
          </table:table-cell>
          <table:table-cell table:formula="of:=[.BP63]-[.BP62]" office:value-type="float" office:value="86" calcext:value-type="float">
            <text:p>86</text:p>
          </table:table-cell>
          <table:table-cell table:formula="of:=[.R64]-[.BP62]" office:value-type="float" office:value="132.17" calcext:value-type="float">
            <text:p>132.17</text:p>
          </table:table-cell>
          <table:table-cell table:formula="of:=[.CD63]-[.CC63]" office:value-type="float" office:value="46.1700000000001" calcext:value-type="float">
            <text:p>46.1700000000001</text:p>
          </table:table-cell>
          <table:table-cell table:formula="of:=[.CE63]/SQRT([.AL63])" office:value-type="float" office:value="3.94697567769109" calcext:value-type="float">
            <text:p>3.94697567769109</text:p>
          </table:table-cell>
        </table:table-row>
        <table:table-row table:style-name="ro1">
          <table:table-cell office:value-type="string" calcext:value-type="string">
            <text:p>25/04/2020</text:p>
          </table:table-cell>
          <table:table-cell office:value-type="float" office:value="259.96" calcext:value-type="float">
            <text:p>259.96</text:p>
          </table:table-cell>
          <table:table-cell office:value-type="float" office:value="253.951" calcext:value-type="float">
            <text:p>253.951</text:p>
          </table:table-cell>
          <table:table-cell office:value-type="float" office:value="129.448" calcext:value-type="float">
            <text:p>129.448</text:p>
          </table:table-cell>
          <table:table-cell office:value-type="float" office:value="54.8613" calcext:value-type="float">
            <text:p>54.8613</text:p>
          </table:table-cell>
          <table:table-cell office:value-type="float" office:value="182.12" calcext:value-type="float">
            <text:p>182.12</text:p>
          </table:table-cell>
          <table:table-cell office:value-type="float" office:value="52.3361" calcext:value-type="float">
            <text:p>52.3361</text:p>
          </table:table-cell>
          <table:table-cell office:value-type="float" office:value="70.0666" calcext:value-type="float">
            <text:p>70.0666</text:p>
          </table:table-cell>
          <table:table-cell office:value-type="float" office:value="861.279" calcext:value-type="float">
            <text:p>861.279</text:p>
          </table:table-cell>
          <table:table-cell office:value-type="float" office:value="10.8586" calcext:value-type="float">
            <text:p>10.8586</text:p>
          </table:table-cell>
          <table:table-cell office:value-type="float" office:value="293.963" calcext:value-type="float">
            <text:p>293.963</text:p>
          </table:table-cell>
          <table:table-cell office:value-type="float" office:value="1057.13" calcext:value-type="float">
            <text:p>1057.13</text:p>
          </table:table-cell>
          <table:table-cell office:value-type="float" office:value="1885.42" calcext:value-type="float">
            <text:p>1885.42</text:p>
          </table:table-cell>
          <table:table-cell office:value-type="float" office:value="278.793" calcext:value-type="float">
            <text:p>278.793</text:p>
          </table:table-cell>
          <table:table-cell office:value-type="float" office:value="279.077" calcext:value-type="float">
            <text:p>279.077</text:p>
          </table:table-cell>
          <table:table-cell office:value-type="float" office:value="3472.18" calcext:value-type="float">
            <text:p>3472.18</text:p>
          </table:table-cell>
          <table:table-cell office:value-type="float" office:value="52.6148" calcext:value-type="float">
            <text:p>52.6148</text:p>
          </table:table-cell>
          <table:table-cell office:value-type="float" office:value="7319.17" calcext:value-type="float">
            <text:p>7319.17</text:p>
          </table:table-cell>
          <table:table-cell office:value-type="float" office:value="23.2894" calcext:value-type="float">
            <text:p>23.2894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13.8466" calcext:value-type="float">
            <text:p>13.8466</text:p>
          </table:table-cell>
          <table:table-cell office:value-type="float" office:value="8.04004" calcext:value-type="float">
            <text:p>8.04004</text:p>
          </table:table-cell>
          <table:table-cell office:value-type="float" office:value="14.1404" calcext:value-type="float">
            <text:p>14.1404</text:p>
          </table:table-cell>
          <table:table-cell office:value-type="float" office:value="7.9684" calcext:value-type="float">
            <text:p>7.9684</text:p>
          </table:table-cell>
          <table:table-cell office:value-type="float" office:value="8.73229" calcext:value-type="float">
            <text:p>8.73229</text:p>
          </table:table-cell>
          <table:table-cell office:value-type="float" office:value="30.9103" calcext:value-type="float">
            <text:p>30.9103</text:p>
          </table:table-cell>
          <table:table-cell office:value-type="float" office:value="3.29956" calcext:value-type="float">
            <text:p>3.29956</text:p>
          </table:table-cell>
          <table:table-cell office:value-type="float" office:value="17.4325" calcext:value-type="float">
            <text:p>17.4325</text:p>
          </table:table-cell>
          <table:table-cell office:value-type="float" office:value="30.1354" calcext:value-type="float">
            <text:p>30.1354</text:p>
          </table:table-cell>
          <table:table-cell office:value-type="float" office:value="37.0751" calcext:value-type="float">
            <text:p>37.0751</text:p>
          </table:table-cell>
          <table:table-cell office:value-type="float" office:value="16.8002" calcext:value-type="float">
            <text:p>16.8002</text:p>
          </table:table-cell>
          <table:table-cell office:value-type="float" office:value="16.4417" calcext:value-type="float">
            <text:p>16.4417</text:p>
          </table:table-cell>
          <table:table-cell office:value-type="float" office:value="37.6796" calcext:value-type="float">
            <text:p>37.6796</text:p>
          </table:table-cell>
          <table:table-cell office:value-type="float" office:value="7.21836" calcext:value-type="float">
            <text:p>7.21836</text:p>
          </table:table-cell>
          <table:table-cell office:value-type="float" office:value="42.2202" calcext:value-type="float">
            <text:p>42.2202</text:p>
          </table:table-cell>
          <table:table-cell office:value-type="float" office:value="253.659" calcext:value-type="float">
            <text:p>253.659</text:p>
          </table:table-cell>
          <table:table-cell office:value-type="float" office:value="250.046" calcext:value-type="float">
            <text:p>250.046</text:p>
          </table:table-cell>
          <table:table-cell office:value-type="float" office:value="126.647" calcext:value-type="float">
            <text:p>126.647</text:p>
          </table:table-cell>
          <table:table-cell office:value-type="float" office:value="53.7491" calcext:value-type="float">
            <text:p>53.7491</text:p>
          </table:table-cell>
          <table:table-cell office:value-type="float" office:value="180.814" calcext:value-type="float">
            <text:p>180.814</text:p>
          </table:table-cell>
          <table:table-cell office:value-type="float" office:value="51.2419" calcext:value-type="float">
            <text:p>51.2419</text:p>
          </table:table-cell>
          <table:table-cell office:value-type="float" office:value="69.3846" calcext:value-type="float">
            <text:p>69.3846</text:p>
          </table:table-cell>
          <table:table-cell office:value-type="float" office:value="860.123" calcext:value-type="float">
            <text:p>860.123</text:p>
          </table:table-cell>
          <table:table-cell office:value-type="float" office:value="10.8454" calcext:value-type="float">
            <text:p>10.8454</text:p>
          </table:table-cell>
          <table:table-cell office:value-type="float" office:value="288.296" calcext:value-type="float">
            <text:p>288.296</text:p>
          </table:table-cell>
          <table:table-cell office:value-type="float" office:value="1050.32" calcext:value-type="float">
            <text:p>1050.32</text:p>
          </table:table-cell>
          <table:table-cell office:value-type="float" office:value="1883.49" calcext:value-type="float">
            <text:p>1883.49</text:p>
          </table:table-cell>
          <table:table-cell office:value-type="float" office:value="276.613" calcext:value-type="float">
            <text:p>276.613</text:p>
          </table:table-cell>
          <table:table-cell office:value-type="float" office:value="278.722" calcext:value-type="float">
            <text:p>278.722</text:p>
          </table:table-cell>
          <table:table-cell office:value-type="float" office:value="3472.14" calcext:value-type="float">
            <text:p>3472.14</text:p>
          </table:table-cell>
          <table:table-cell office:value-type="float" office:value="52.6137" calcext:value-type="float">
            <text:p>52.6137</text:p>
          </table:table-cell>
          <table:table-cell office:value-type="float" office:value="22.5654" calcext:value-type="float">
            <text:p>22.5654</text:p>
          </table:table-cell>
          <table:table-cell office:value-type="float" office:value="18.1581" calcext:value-type="float">
            <text:p>18.1581</text:p>
          </table:table-cell>
          <table:table-cell office:value-type="float" office:value="13.6076" calcext:value-type="float">
            <text:p>13.6076</text:p>
          </table:table-cell>
          <table:table-cell office:value-type="float" office:value="7.97546" calcext:value-type="float">
            <text:p>7.97546</text:p>
          </table:table-cell>
          <table:table-cell office:value-type="float" office:value="14.0899" calcext:value-type="float">
            <text:p>14.0899</text:p>
          </table:table-cell>
          <table:table-cell office:value-type="float" office:value="7.90534" calcext:value-type="float">
            <text:p>7.90534</text:p>
          </table:table-cell>
          <table:table-cell office:value-type="float" office:value="8.71" calcext:value-type="float">
            <text:p>8.71</text:p>
          </table:table-cell>
          <table:table-cell office:value-type="float" office:value="30.8922" calcext:value-type="float">
            <text:p>30.8922</text:p>
          </table:table-cell>
          <table:table-cell office:value-type="float" office:value="3.29954" calcext:value-type="float">
            <text:p>3.29954</text:p>
          </table:table-cell>
          <table:table-cell office:value-type="float" office:value="16.6443" calcext:value-type="float">
            <text:p>16.6443</text:p>
          </table:table-cell>
          <table:table-cell office:value-type="float" office:value="29.4853" calcext:value-type="float">
            <text:p>29.4853</text:p>
          </table:table-cell>
          <table:table-cell office:value-type="float" office:value="37.0332" calcext:value-type="float">
            <text:p>37.0332</text:p>
          </table:table-cell>
          <table:table-cell office:value-type="float" office:value="16.6816" calcext:value-type="float">
            <text:p>16.6816</text:p>
          </table:table-cell>
          <table:table-cell office:value-type="float" office:value="16.4385" calcext:value-type="float">
            <text:p>16.4385</text:p>
          </table:table-cell>
          <table:table-cell office:value-type="float" office:value="37.6796" calcext:value-type="float">
            <text:p>37.6796</text:p>
          </table:table-cell>
          <table:table-cell office:value-type="float" office:value="7.21836" calcext:value-type="float">
            <text:p>7.21836</text:p>
          </table:table-cell>
          <table:table-cell office:value-type="float" office:value="7352" calcext:value-type="float">
            <text:p>7352</text:p>
          </table:table-cell>
          <table:table-cell office:value-type="float" office:value="0.531818" calcext:value-type="float">
            <text:p>0.531818</text:p>
          </table:table-cell>
          <table:table-cell office:value-type="float" office:value="0.960318" calcext:value-type="float">
            <text:p>0.960318</text:p>
          </table:table-cell>
          <table:table-cell office:value-type="float" office:value="0.376818" calcext:value-type="float">
            <text:p>0.376818</text:p>
          </table:table-cell>
          <table:table-cell office:value-type="float" office:value="9.22444" calcext:value-type="float">
            <text:p>9.22444</text:p>
          </table:table-cell>
          <table:table-cell table:number-columns-repeated="7"/>
          <table:table-cell office:value-type="date" office:date-value="2020-04-30" calcext:value-type="date">
            <text:p>30/04/20</text:p>
          </table:table-cell>
          <table:table-cell table:formula="of:=[.BP64]-[.BP63]" office:value-type="float" office:value="79" calcext:value-type="float">
            <text:p>79</text:p>
          </table:table-cell>
          <table:table-cell table:formula="of:=[.R65]-[.BP63]" office:value-type="float" office:value="118.73" calcext:value-type="float">
            <text:p>118.73</text:p>
          </table:table-cell>
          <table:table-cell table:formula="of:=[.CD64]-[.CC64]" office:value-type="float" office:value="39.7299999999996" calcext:value-type="float">
            <text:p>39.7299999999996</text:p>
          </table:table-cell>
          <table:table-cell table:formula="of:=[.CE64]/SQRT([.AL64])" office:value-type="float" office:value="3.53037721640188" calcext:value-type="float">
            <text:p>3.53037721640188</text:p>
          </table:table-cell>
        </table:table-row>
        <table:table-row table:style-name="ro1">
          <table:table-cell office:value-type="string" calcext:value-type="string">
            <text:p>26/04/2020</text:p>
          </table:table-cell>
          <table:table-cell office:value-type="float" office:value="242.036" calcext:value-type="float">
            <text:p>242.036</text:p>
          </table:table-cell>
          <table:table-cell office:value-type="float" office:value="237.558" calcext:value-type="float">
            <text:p>237.558</text:p>
          </table:table-cell>
          <table:table-cell office:value-type="float" office:value="119.772" calcext:value-type="float">
            <text:p>119.772</text:p>
          </table:table-cell>
          <table:table-cell office:value-type="float" office:value="53.1665" calcext:value-type="float">
            <text:p>53.1665</text:p>
          </table:table-cell>
          <table:table-cell office:value-type="float" office:value="173.938" calcext:value-type="float">
            <text:p>173.938</text:p>
          </table:table-cell>
          <table:table-cell office:value-type="float" office:value="48.7551" calcext:value-type="float">
            <text:p>48.7551</text:p>
          </table:table-cell>
          <table:table-cell office:value-type="float" office:value="67.2352" calcext:value-type="float">
            <text:p>67.2352</text:p>
          </table:table-cell>
          <table:table-cell office:value-type="float" office:value="879.324" calcext:value-type="float">
            <text:p>879.324</text:p>
          </table:table-cell>
          <table:table-cell office:value-type="float" office:value="11.0829" calcext:value-type="float">
            <text:p>11.0829</text:p>
          </table:table-cell>
          <table:table-cell office:value-type="float" office:value="277.28" calcext:value-type="float">
            <text:p>277.28</text:p>
          </table:table-cell>
          <table:table-cell office:value-type="float" office:value="1012.95" calcext:value-type="float">
            <text:p>1012.95</text:p>
          </table:table-cell>
          <table:table-cell office:value-type="float" office:value="1869.49" calcext:value-type="float">
            <text:p>1869.49</text:p>
          </table:table-cell>
          <table:table-cell office:value-type="float" office:value="268.997" calcext:value-type="float">
            <text:p>268.997</text:p>
          </table:table-cell>
          <table:table-cell office:value-type="float" office:value="275.747" calcext:value-type="float">
            <text:p>275.747</text:p>
          </table:table-cell>
          <table:table-cell office:value-type="float" office:value="3632.17" calcext:value-type="float">
            <text:p>3632.17</text:p>
          </table:table-cell>
          <table:table-cell office:value-type="float" office:value="55.0872" calcext:value-type="float">
            <text:p>55.0872</text:p>
          </table:table-cell>
          <table:table-cell office:value-type="float" office:value="7391.73" calcext:value-type="float">
            <text:p>7391.73</text:p>
          </table:table-cell>
          <table:table-cell office:value-type="float" office:value="22.4865" calcext:value-type="float">
            <text:p>22.4865</text:p>
          </table:table-cell>
          <table:table-cell office:value-type="float" office:value="17.8605" calcext:value-type="float">
            <text:p>17.8605</text:p>
          </table:table-cell>
          <table:table-cell office:value-type="float" office:value="13.3022" calcext:value-type="float">
            <text:p>13.3022</text:p>
          </table:table-cell>
          <table:table-cell office:value-type="float" office:value="7.93426" calcext:value-type="float">
            <text:p>7.93426</text:p>
          </table:table-cell>
          <table:table-cell office:value-type="float" office:value="13.8206" calcext:value-type="float">
            <text:p>13.8206</text:p>
          </table:table-cell>
          <table:table-cell office:value-type="float" office:value="7.69867" calcext:value-type="float">
            <text:p>7.69867</text:p>
          </table:table-cell>
          <table:table-cell office:value-type="float" office:value="8.5646" calcext:value-type="float">
            <text:p>8.5646</text:p>
          </table:table-cell>
          <table:table-cell office:value-type="float" office:value="31.2583" calcext:value-type="float">
            <text:p>31.2583</text:p>
          </table:table-cell>
          <table:table-cell office:value-type="float" office:value="3.33541" calcext:value-type="float">
            <text:p>3.33541</text:p>
          </table:table-cell>
          <table:table-cell office:value-type="float" office:value="16.9249" calcext:value-type="float">
            <text:p>16.9249</text:p>
          </table:table-cell>
          <table:table-cell office:value-type="float" office:value="29.4685" calcext:value-type="float">
            <text:p>29.4685</text:p>
          </table:table-cell>
          <table:table-cell office:value-type="float" office:value="37.0178" calcext:value-type="float">
            <text:p>37.0178</text:p>
          </table:table-cell>
          <table:table-cell office:value-type="float" office:value="16.5194" calcext:value-type="float">
            <text:p>16.5194</text:p>
          </table:table-cell>
          <table:table-cell office:value-type="float" office:value="16.3633" calcext:value-type="float">
            <text:p>16.3633</text:p>
          </table:table-cell>
          <table:table-cell office:value-type="float" office:value="37.8235" calcext:value-type="float">
            <text:p>37.8235</text:p>
          </table:table-cell>
          <table:table-cell office:value-type="float" office:value="7.38534" calcext:value-type="float">
            <text:p>7.38534</text:p>
          </table:table-cell>
          <table:table-cell office:value-type="float" office:value="40.9493" calcext:value-type="float">
            <text:p>40.9493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234.322" calcext:value-type="float">
            <text:p>234.322</text:p>
          </table:table-cell>
          <table:table-cell office:value-type="float" office:value="117.46" calcext:value-type="float">
            <text:p>117.46</text:p>
          </table:table-cell>
          <table:table-cell office:value-type="float" office:value="52.2073" calcext:value-type="float">
            <text:p>52.2073</text:p>
          </table:table-cell>
          <table:table-cell office:value-type="float" office:value="172.859" calcext:value-type="float">
            <text:p>172.859</text:p>
          </table:table-cell>
          <table:table-cell office:value-type="float" office:value="47.8452" calcext:value-type="float">
            <text:p>47.8452</text:p>
          </table:table-cell>
          <table:table-cell office:value-type="float" office:value="66.6573" calcext:value-type="float">
            <text:p>66.6573</text:p>
          </table:table-cell>
          <table:table-cell office:value-type="float" office:value="878.355" calcext:value-type="float">
            <text:p>878.355</text:p>
          </table:table-cell>
          <table:table-cell office:value-type="float" office:value="11.072" calcext:value-type="float">
            <text:p>11.072</text:p>
          </table:table-cell>
          <table:table-cell office:value-type="float" office:value="272.48" calcext:value-type="float">
            <text:p>272.48</text:p>
          </table:table-cell>
          <table:table-cell office:value-type="float" office:value="1007.3" calcext:value-type="float">
            <text:p>1007.3</text:p>
          </table:table-cell>
          <table:table-cell office:value-type="float" office:value="1867.87" calcext:value-type="float">
            <text:p>1867.87</text:p>
          </table:table-cell>
          <table:table-cell office:value-type="float" office:value="267.145" calcext:value-type="float">
            <text:p>267.145</text:p>
          </table:table-cell>
          <table:table-cell office:value-type="float" office:value="275.447" calcext:value-type="float">
            <text:p>275.447</text:p>
          </table:table-cell>
          <table:table-cell office:value-type="float" office:value="3632.14" calcext:value-type="float">
            <text:p>3632.14</text:p>
          </table:table-cell>
          <table:table-cell office:value-type="float" office:value="55.0865" calcext:value-type="float">
            <text:p>55.0865</text:p>
          </table:table-cell>
          <table:table-cell office:value-type="float" office:value="21.828" calcext:value-type="float">
            <text:p>21.828</text:p>
          </table:table-cell>
          <table:table-cell office:value-type="float" office:value="17.5463" calcext:value-type="float">
            <text:p>17.5463</text:p>
          </table:table-cell>
          <table:table-cell office:value-type="float" office:value="13.0869" calcext:value-type="float">
            <text:p>13.0869</text:p>
          </table:table-cell>
          <table:table-cell office:value-type="float" office:value="7.87242" calcext:value-type="float">
            <text:p>7.87242</text:p>
          </table:table-cell>
          <table:table-cell office:value-type="float" office:value="13.7758" calcext:value-type="float">
            <text:p>13.7758</text:p>
          </table:table-cell>
          <table:table-cell office:value-type="float" office:value="7.64133" calcext:value-type="float">
            <text:p>7.64133</text:p>
          </table:table-cell>
          <table:table-cell office:value-type="float" office:value="8.54386" calcext:value-type="float">
            <text:p>8.54386</text:p>
          </table:table-cell>
          <table:table-cell office:value-type="float" office:value="31.2423" calcext:value-type="float">
            <text:p>31.2423</text:p>
          </table:table-cell>
          <table:table-cell office:value-type="float" office:value="3.33539" calcext:value-type="float">
            <text:p>3.33539</text:p>
          </table:table-cell>
          <table:table-cell office:value-type="float" office:value="16.1857" calcext:value-type="float">
            <text:p>16.1857</text:p>
          </table:table-cell>
          <table:table-cell office:value-type="float" office:value="28.8855" calcext:value-type="float">
            <text:p>28.8855</text:p>
          </table:table-cell>
          <table:table-cell office:value-type="float" office:value="36.9801" calcext:value-type="float">
            <text:p>36.9801</text:p>
          </table:table-cell>
          <table:table-cell office:value-type="float" office:value="16.4088" calcext:value-type="float">
            <text:p>16.4088</text:p>
          </table:table-cell>
          <table:table-cell office:value-type="float" office:value="16.3604" calcext:value-type="float">
            <text:p>16.3604</text:p>
          </table:table-cell>
          <table:table-cell office:value-type="float" office:value="37.8235" calcext:value-type="float">
            <text:p>37.8235</text:p>
          </table:table-cell>
          <table:table-cell office:value-type="float" office:value="7.38534" calcext:value-type="float">
            <text:p>7.38534</text:p>
          </table:table-cell>
          <table:table-cell office:value-type="float" office:value="7404" calcext:value-type="float">
            <text:p>7404</text:p>
          </table:table-cell>
          <table:table-cell office:value-type="float" office:value="0.539724" calcext:value-type="float">
            <text:p>0.539724</text:p>
          </table:table-cell>
          <table:table-cell office:value-type="float" office:value="0.960101" calcext:value-type="float">
            <text:p>0.960101</text:p>
          </table:table-cell>
          <table:table-cell office:value-type="float" office:value="0.341442" calcext:value-type="float">
            <text:p>0.341442</text:p>
          </table:table-cell>
          <table:table-cell office:value-type="float" office:value="10.1333" calcext:value-type="float">
            <text:p>10.1333</text:p>
          </table:table-cell>
          <table:table-cell table:number-columns-repeated="7"/>
          <table:table-cell office:value-type="date" office:date-value="2020-05-01" calcext:value-type="date">
            <text:p>01/05/20</text:p>
          </table:table-cell>
          <table:table-cell table:formula="of:=[.BP65]-[.BP64]" office:value-type="float" office:value="52" calcext:value-type="float">
            <text:p>52</text:p>
          </table:table-cell>
          <table:table-cell table:formula="of:=[.R66]-[.BP64]" office:value-type="float" office:value="107.99" calcext:value-type="float">
            <text:p>107.99</text:p>
          </table:table-cell>
          <table:table-cell table:formula="of:=[.CD65]-[.CC65]" office:value-type="float" office:value="55.9899999999998" calcext:value-type="float">
            <text:p>55.9899999999998</text:p>
          </table:table-cell>
          <table:table-cell table:formula="of:=[.CE65]/SQRT([.AL65])" office:value-type="float" office:value="5.1661316501615" calcext:value-type="float">
            <text:p>5.1661316501615</text:p>
          </table:table-cell>
        </table:table-row>
        <table:table-row table:style-name="ro1">
          <table:table-cell office:value-type="string" calcext:value-type="string">
            <text:p>27/04/2020</text:p>
          </table:table-cell>
          <table:table-cell office:value-type="float" office:value="227.299" calcext:value-type="float">
            <text:p>227.299</text:p>
          </table:table-cell>
          <table:table-cell office:value-type="float" office:value="222.503" calcext:value-type="float">
            <text:p>222.503</text:p>
          </table:table-cell>
          <table:table-cell office:value-type="float" office:value="111.31" calcext:value-type="float">
            <text:p>111.31</text:p>
          </table:table-cell>
          <table:table-cell office:value-type="float" office:value="52.3822" calcext:value-type="float">
            <text:p>52.3822</text:p>
          </table:table-cell>
          <table:table-cell office:value-type="float" office:value="166.382" calcext:value-type="float">
            <text:p>166.382</text:p>
          </table:table-cell>
          <table:table-cell office:value-type="float" office:value="45.5216" calcext:value-type="float">
            <text:p>45.5216</text:p>
          </table:table-cell>
          <table:table-cell office:value-type="float" office:value="64.4819" calcext:value-type="float">
            <text:p>64.4819</text:p>
          </table:table-cell>
          <table:table-cell office:value-type="float" office:value="896.74" calcext:value-type="float">
            <text:p>896.74</text:p>
          </table:table-cell>
          <table:table-cell office:value-type="float" office:value="11.299" calcext:value-type="float">
            <text:p>11.299</text:p>
          </table:table-cell>
          <table:table-cell office:value-type="float" office:value="261.49" calcext:value-type="float">
            <text:p>261.49</text:p>
          </table:table-cell>
          <table:table-cell office:value-type="float" office:value="968.88" calcext:value-type="float">
            <text:p>968.88</text:p>
          </table:table-cell>
          <table:table-cell office:value-type="float" office:value="1849.95" calcext:value-type="float">
            <text:p>1849.95</text:p>
          </table:table-cell>
          <table:table-cell office:value-type="float" office:value="259.352" calcext:value-type="float">
            <text:p>259.352</text:p>
          </table:table-cell>
          <table:table-cell office:value-type="float" office:value="272.009" calcext:value-type="float">
            <text:p>272.009</text:p>
          </table:table-cell>
          <table:table-cell office:value-type="float" office:value="3790.77" calcext:value-type="float">
            <text:p>3790.77</text:p>
          </table:table-cell>
          <table:table-cell office:value-type="float" office:value="57.5395" calcext:value-type="float">
            <text:p>57.5395</text:p>
          </table:table-cell>
          <table:table-cell office:value-type="float" office:value="7459.99" calcext:value-type="float">
            <text:p>7459.99</text:p>
          </table:table-cell>
          <table:table-cell office:value-type="float" office:value="21.8604" calcext:value-type="float">
            <text:p>21.8604</text:p>
          </table:table-cell>
          <table:table-cell office:value-type="float" office:value="17.2563" calcext:value-type="float">
            <text:p>17.2563</text:p>
          </table:table-cell>
          <table:table-cell office:value-type="float" office:value="12.8187" calcext:value-type="float">
            <text:p>12.8187</text:p>
          </table:table-cell>
          <table:table-cell office:value-type="float" office:value="7.90477" calcext:value-type="float">
            <text:p>7.90477</text:p>
          </table:table-cell>
          <table:table-cell office:value-type="float" office:value="13.516" calcext:value-type="float">
            <text:p>13.516</text:p>
          </table:table-cell>
          <table:table-cell office:value-type="float" office:value="7.44145" calcext:value-type="float">
            <text:p>7.44145</text:p>
          </table:table-cell>
          <table:table-cell office:value-type="float" office:value="8.39278" calcext:value-type="float">
            <text:p>8.39278</text:p>
          </table:table-cell>
          <table:table-cell office:value-type="float" office:value="31.591" calcext:value-type="float">
            <text:p>31.591</text:p>
          </table:table-cell>
          <table:table-cell office:value-type="float" office:value="3.36932" calcext:value-type="float">
            <text:p>3.36932</text:p>
          </table:table-cell>
          <table:table-cell office:value-type="float" office:value="16.4279" calcext:value-type="float">
            <text:p>16.4279</text:p>
          </table:table-cell>
          <table:table-cell office:value-type="float" office:value="28.7972" calcext:value-type="float">
            <text:p>28.7972</text:p>
          </table:table-cell>
          <table:table-cell office:value-type="float" office:value="36.9224" calcext:value-type="float">
            <text:p>36.9224</text:p>
          </table:table-cell>
          <table:table-cell office:value-type="float" office:value="16.2316" calcext:value-type="float">
            <text:p>16.2316</text:p>
          </table:table-cell>
          <table:table-cell office:value-type="float" office:value="16.2703" calcext:value-type="float">
            <text:p>16.2703</text:p>
          </table:table-cell>
          <table:table-cell office:value-type="float" office:value="37.9175" calcext:value-type="float">
            <text:p>37.9175</text:p>
          </table:table-cell>
          <table:table-cell office:value-type="float" office:value="7.54722" calcext:value-type="float">
            <text:p>7.54722</text:p>
          </table:table-cell>
          <table:table-cell office:value-type="float" office:value="40.0093" calcext:value-type="float">
            <text:p>40.0093</text:p>
          </table:table-cell>
          <table:table-cell office:value-type="float" office:value="220.154" calcext:value-type="float">
            <text:p>220.154</text:p>
          </table:table-cell>
          <table:table-cell office:value-type="float" office:value="218.127" calcext:value-type="float">
            <text:p>218.127</text:p>
          </table:table-cell>
          <table:table-cell office:value-type="float" office:value="108.187" calcext:value-type="float">
            <text:p>108.187</text:p>
          </table:table-cell>
          <table:table-cell office:value-type="float" office:value="51.0146" calcext:value-type="float">
            <text:p>51.0146</text:p>
          </table:table-cell>
          <table:table-cell office:value-type="float" office:value="164.922" calcext:value-type="float">
            <text:p>164.922</text:p>
          </table:table-cell>
          <table:table-cell office:value-type="float" office:value="44.288" calcext:value-type="float">
            <text:p>44.288</text:p>
          </table:table-cell>
          <table:table-cell office:value-type="float" office:value="63.6859" calcext:value-type="float">
            <text:p>63.6859</text:p>
          </table:table-cell>
          <table:table-cell office:value-type="float" office:value="895.412" calcext:value-type="float">
            <text:p>895.412</text:p>
          </table:table-cell>
          <table:table-cell office:value-type="float" office:value="11.2842" calcext:value-type="float">
            <text:p>11.2842</text:p>
          </table:table-cell>
          <table:table-cell office:value-type="float" office:value="254.884" calcext:value-type="float">
            <text:p>254.884</text:p>
          </table:table-cell>
          <table:table-cell office:value-type="float" office:value="961.248" calcext:value-type="float">
            <text:p>961.248</text:p>
          </table:table-cell>
          <table:table-cell office:value-type="float" office:value="1847.73" calcext:value-type="float">
            <text:p>1847.73</text:p>
          </table:table-cell>
          <table:table-cell office:value-type="float" office:value="256.791" calcext:value-type="float">
            <text:p>256.791</text:p>
          </table:table-cell>
          <table:table-cell office:value-type="float" office:value="271.592" calcext:value-type="float">
            <text:p>271.592</text:p>
          </table:table-cell>
          <table:table-cell office:value-type="float" office:value="3790.74" calcext:value-type="float">
            <text:p>3790.74</text:p>
          </table:table-cell>
          <table:table-cell office:value-type="float" office:value="57.5385" calcext:value-type="float">
            <text:p>57.5385</text:p>
          </table:table-cell>
          <table:table-cell office:value-type="float" office:value="21.2557" calcext:value-type="float">
            <text:p>21.2557</text:p>
          </table:table-cell>
          <table:table-cell office:value-type="float" office:value="16.9707" calcext:value-type="float">
            <text:p>16.9707</text:p>
          </table:table-cell>
          <table:table-cell office:value-type="float" office:value="12.623" calcext:value-type="float">
            <text:p>12.623</text:p>
          </table:table-cell>
          <table:table-cell office:value-type="float" office:value="7.84412" calcext:value-type="float">
            <text:p>7.84412</text:p>
          </table:table-cell>
          <table:table-cell office:value-type="float" office:value="13.4757" calcext:value-type="float">
            <text:p>13.4757</text:p>
          </table:table-cell>
          <table:table-cell office:value-type="float" office:value="7.38905" calcext:value-type="float">
            <text:p>7.38905</text:p>
          </table:table-cell>
          <table:table-cell office:value-type="float" office:value="8.37348" calcext:value-type="float">
            <text:p>8.37348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3.36931" calcext:value-type="float">
            <text:p>3.36931</text:p>
          </table:table-cell>
          <table:table-cell office:value-type="float" office:value="15.7351" calcext:value-type="float">
            <text:p>15.7351</text:p>
          </table:table-cell>
          <table:table-cell office:value-type="float" office:value="28.2761" calcext:value-type="float">
            <text:p>28.2761</text:p>
          </table:table-cell>
          <table:table-cell office:value-type="float" office:value="36.8883" calcext:value-type="float">
            <text:p>36.8883</text:p>
          </table:table-cell>
          <table:table-cell office:value-type="float" office:value="16.1281" calcext:value-type="float">
            <text:p>16.1281</text:p>
          </table:table-cell>
          <table:table-cell office:value-type="float" office:value="16.2675" calcext:value-type="float">
            <text:p>16.2675</text:p>
          </table:table-cell>
          <table:table-cell office:value-type="float" office:value="37.9175" calcext:value-type="float">
            <text:p>37.9175</text:p>
          </table:table-cell>
          <table:table-cell office:value-type="float" office:value="7.54722" calcext:value-type="float">
            <text:p>7.54722</text:p>
          </table:table-cell>
          <table:table-cell office:value-type="float" office:value="7445" calcext:value-type="float">
            <text:p>7445</text:p>
          </table:table-cell>
          <table:table-cell office:value-type="float" office:value="0.54763" calcext:value-type="float">
            <text:p>0.54763</text:p>
          </table:table-cell>
          <table:table-cell office:value-type="float" office:value="0.959883" calcext:value-type="float">
            <text:p>0.959883</text:p>
          </table:table-cell>
          <table:table-cell office:value-type="float" office:value="0.31602" calcext:value-type="float">
            <text:p>0.31602</text:p>
          </table:table-cell>
          <table:table-cell office:value-type="float" office:value="12.102" calcext:value-type="float">
            <text:p>12.102</text:p>
          </table:table-cell>
          <table:table-cell table:number-columns-repeated="7"/>
          <table:table-cell office:value-type="date" office:date-value="2020-05-02" calcext:value-type="date">
            <text:p>02/05/20</text:p>
          </table:table-cell>
          <table:table-cell table:formula="of:=[.BP66]-[.BP65]" office:value-type="float" office:value="41" calcext:value-type="float">
            <text:p>41</text:p>
          </table:table-cell>
          <table:table-cell table:formula="of:=[.R67]-[.BP65]" office:value-type="float" office:value="112.27" calcext:value-type="float">
            <text:p>112.27</text:p>
          </table:table-cell>
          <table:table-cell table:formula="of:=[.CD66]-[.CC66]" office:value-type="float" office:value="71.2700000000004" calcext:value-type="float">
            <text:p>71.2700000000004</text:p>
          </table:table-cell>
          <table:table-cell table:formula="of:=[.CE66]/SQRT([.AL66])" office:value-type="float" office:value="6.85202943208948" calcext:value-type="float">
            <text:p>6.85202943208948</text:p>
          </table:table-cell>
        </table:table-row>
        <table:table-row table:style-name="ro1">
          <table:table-cell office:value-type="string" calcext:value-type="string">
            <text:p>28/04/2020</text:p>
          </table:table-cell>
          <table:table-cell office:value-type="float" office:value="212.621" calcext:value-type="float">
            <text:p>212.621</text:p>
          </table:table-cell>
          <table:table-cell office:value-type="float" office:value="207.091" calcext:value-type="float">
            <text:p>207.091</text:p>
          </table:table-cell>
          <table:table-cell office:value-type="float" office:value="102.823" calcext:value-type="float">
            <text:p>102.823</text:p>
          </table:table-cell>
          <table:table-cell office:value-type="float" office:value="51.5326" calcext:value-type="float">
            <text:p>51.5326</text:p>
          </table:table-cell>
          <table:table-cell office:value-type="float" office:value="158.884" calcext:value-type="float">
            <text:p>158.884</text:p>
          </table:table-cell>
          <table:table-cell office:value-type="float" office:value="42.168" calcext:value-type="float">
            <text:p>42.168</text:p>
          </table:table-cell>
          <table:table-cell office:value-type="float" office:value="61.4936" calcext:value-type="float">
            <text:p>61.4936</text:p>
          </table:table-cell>
          <table:table-cell office:value-type="float" office:value="912.962" calcext:value-type="float">
            <text:p>912.962</text:p>
          </table:table-cell>
          <table:table-cell office:value-type="float" office:value="11.5008" calcext:value-type="float">
            <text:p>11.5008</text:p>
          </table:table-cell>
          <table:table-cell office:value-type="float" office:value="244.233" calcext:value-type="float">
            <text:p>244.233</text:p>
          </table:table-cell>
          <table:table-cell office:value-type="float" office:value="922.097" calcext:value-type="float">
            <text:p>922.097</text:p>
          </table:table-cell>
          <table:table-cell office:value-type="float" office:value="1825.87" calcext:value-type="float">
            <text:p>1825.87</text:p>
          </table:table-cell>
          <table:table-cell office:value-type="float" office:value="248.857" calcext:value-type="float">
            <text:p>248.857</text:p>
          </table:table-cell>
          <table:table-cell office:value-type="float" office:value="267.674" calcext:value-type="float">
            <text:p>267.674</text:p>
          </table:table-cell>
          <table:table-cell office:value-type="float" office:value="3947.57" calcext:value-type="float">
            <text:p>3947.57</text:p>
          </table:table-cell>
          <table:table-cell office:value-type="float" office:value="59.9651" calcext:value-type="float">
            <text:p>59.9651</text:p>
          </table:table-cell>
          <table:table-cell office:value-type="float" office:value="7516.27" calcext:value-type="float">
            <text:p>7516.27</text:p>
          </table:table-cell>
          <table:table-cell office:value-type="float" office:value="21.3559" calcext:value-type="float">
            <text:p>21.3559</text:p>
          </table:table-cell>
          <table:table-cell office:value-type="float" office:value="16.688" calcext:value-type="float">
            <text:p>16.688</text:p>
          </table:table-cell>
          <table:table-cell office:value-type="float" office:value="12.3748" calcext:value-type="float">
            <text:p>12.3748</text:p>
          </table:table-cell>
          <table:table-cell office:value-type="float" office:value="7.89764" calcext:value-type="float">
            <text:p>7.89764</text:p>
          </table:table-cell>
          <table:table-cell office:value-type="float" office:value="13.2268" calcext:value-type="float">
            <text:p>13.2268</text:p>
          </table:table-cell>
          <table:table-cell office:value-type="float" office:value="7.19075" calcext:value-type="float">
            <text:p>7.19075</text:p>
          </table:table-cell>
          <table:table-cell office:value-type="float" office:value="8.2151" calcext:value-type="float">
            <text:p>8.2151</text:p>
          </table:table-cell>
          <table:table-cell office:value-type="float" office:value="31.9085" calcext:value-type="float">
            <text:p>31.9085</text:p>
          </table:table-cell>
          <table:table-cell office:value-type="float" office:value="3.40138" calcext:value-type="float">
            <text:p>3.40138</text:p>
          </table:table-cell>
          <table:table-cell office:value-type="float" office:value="15.9279" calcext:value-type="float">
            <text:p>15.9279</text:p>
          </table:table-cell>
          <table:table-cell office:value-type="float" office:value="28.1229" calcext:value-type="float">
            <text:p>28.1229</text:p>
          </table:table-cell>
          <table:table-cell office:value-type="float" office:value="36.786" calcext:value-type="float">
            <text:p>36.786</text:p>
          </table:table-cell>
          <table:table-cell office:value-type="float" office:value="15.934" calcext:value-type="float">
            <text:p>15.934</text:p>
          </table:table-cell>
          <table:table-cell office:value-type="float" office:value="16.161" calcext:value-type="float">
            <text:p>16.161</text:p>
          </table:table-cell>
          <table:table-cell office:value-type="float" office:value="37.9631" calcext:value-type="float">
            <text:p>37.9631</text:p>
          </table:table-cell>
          <table:table-cell office:value-type="float" office:value="7.70396" calcext:value-type="float">
            <text:p>7.70396</text:p>
          </table:table-cell>
          <table:table-cell office:value-type="float" office:value="39.2464" calcext:value-type="float">
            <text:p>39.2464</text:p>
          </table:table-cell>
          <table:table-cell office:value-type="float" office:value="203.733" calcext:value-type="float">
            <text:p>203.733</text:p>
          </table:table-cell>
          <table:table-cell office:value-type="float" office:value="201.695" calcext:value-type="float">
            <text:p>201.695</text:p>
          </table:table-cell>
          <table:table-cell office:value-type="float" office:value="98.976" calcext:value-type="float">
            <text:p>98.976</text:p>
          </table:table-cell>
          <table:table-cell office:value-type="float" office:value="49.7429" calcext:value-type="float">
            <text:p>49.7429</text:p>
          </table:table-cell>
          <table:table-cell office:value-type="float" office:value="157.082" calcext:value-type="float">
            <text:p>157.082</text:p>
          </table:table-cell>
          <table:table-cell office:value-type="float" office:value="40.6452" calcext:value-type="float">
            <text:p>40.6452</text:p>
          </table:table-cell>
          <table:table-cell office:value-type="float" office:value="60.5008" calcext:value-type="float">
            <text:p>60.5008</text:p>
          </table:table-cell>
          <table:table-cell office:value-type="float" office:value="911.309" calcext:value-type="float">
            <text:p>911.309</text:p>
          </table:table-cell>
          <table:table-cell office:value-type="float" office:value="11.4826" calcext:value-type="float">
            <text:p>11.4826</text:p>
          </table:table-cell>
          <table:table-cell office:value-type="float" office:value="236.024" calcext:value-type="float">
            <text:p>236.024</text:p>
          </table:table-cell>
          <table:table-cell office:value-type="float" office:value="912.776" calcext:value-type="float">
            <text:p>912.776</text:p>
          </table:table-cell>
          <table:table-cell office:value-type="float" office:value="1823.11" calcext:value-type="float">
            <text:p>1823.11</text:p>
          </table:table-cell>
          <table:table-cell office:value-type="float" office:value="245.655" calcext:value-type="float">
            <text:p>245.655</text:p>
          </table:table-cell>
          <table:table-cell office:value-type="float" office:value="267.145" calcext:value-type="float">
            <text:p>267.145</text:p>
          </table:table-cell>
          <table:table-cell office:value-type="float" office:value="3947.53" calcext:value-type="float">
            <text:p>3947.53</text:p>
          </table:table-cell>
          <table:table-cell office:value-type="float" office:value="59.964" calcext:value-type="float">
            <text:p>59.964</text:p>
          </table:table-cell>
          <table:table-cell office:value-type="float" office:value="20.7874" calcext:value-type="float">
            <text:p>20.7874</text:p>
          </table:table-cell>
          <table:table-cell office:value-type="float" office:value="16.4213" calcext:value-type="float">
            <text:p>16.4213</text:p>
          </table:table-cell>
          <table:table-cell office:value-type="float" office:value="12.192" calcext:value-type="float">
            <text:p>12.192</text:p>
          </table:table-cell>
          <table:table-cell office:value-type="float" office:value="7.8359" calcext:value-type="float">
            <text:p>7.8359</text:p>
          </table:table-cell>
          <table:table-cell office:value-type="float" office:value="13.1895" calcext:value-type="float">
            <text:p>13.1895</text:p>
          </table:table-cell>
          <table:table-cell office:value-type="float" office:value="7.14169" calcext:value-type="float">
            <text:p>7.14169</text:p>
          </table:table-cell>
          <table:table-cell office:value-type="float" office:value="8.19689" calcext:value-type="float">
            <text:p>8.19689</text:p>
          </table:table-cell>
          <table:table-cell office:value-type="float" office:value="31.8956" calcext:value-type="float">
            <text:p>31.8956</text:p>
          </table:table-cell>
          <table:table-cell office:value-type="float" office:value="3.40136" calcext:value-type="float">
            <text:p>3.40136</text:p>
          </table:table-cell>
          <table:table-cell office:value-type="float" office:value="15.2729" calcext:value-type="float">
            <text:p>15.2729</text:p>
          </table:table-cell>
          <table:table-cell office:value-type="float" office:value="27.6505" calcext:value-type="float">
            <text:p>27.6505</text:p>
          </table:table-cell>
          <table:table-cell office:value-type="float" office:value="36.7546" calcext:value-type="float">
            <text:p>36.7546</text:p>
          </table:table-cell>
          <table:table-cell office:value-type="float" office:value="15.8362" calcext:value-type="float">
            <text:p>15.8362</text:p>
          </table:table-cell>
          <table:table-cell office:value-type="float" office:value="16.1583" calcext:value-type="float">
            <text:p>16.1583</text:p>
          </table:table-cell>
          <table:table-cell office:value-type="float" office:value="37.9631" calcext:value-type="float">
            <text:p>37.9631</text:p>
          </table:table-cell>
          <table:table-cell office:value-type="float" office:value="7.70396" calcext:value-type="float">
            <text:p>7.70396</text:p>
          </table:table-cell>
          <table:table-cell office:value-type="float" office:value="7504" calcext:value-type="float">
            <text:p>7504</text:p>
          </table:table-cell>
          <table:table-cell office:value-type="float" office:value="0.555536" calcext:value-type="float">
            <text:p>0.555536</text:p>
          </table:table-cell>
          <table:table-cell office:value-type="float" office:value="0.959666" calcext:value-type="float">
            <text:p>0.959666</text:p>
          </table:table-cell>
          <table:table-cell office:value-type="float" office:value="0.282314" calcext:value-type="float">
            <text:p>0.282314</text:p>
          </table:table-cell>
          <table:table-cell office:value-type="float" office:value="13.205" calcext:value-type="float">
            <text:p>13.205</text:p>
          </table:table-cell>
          <table:table-cell table:number-columns-repeated="7"/>
          <table:table-cell office:value-type="date" office:date-value="2020-05-03" calcext:value-type="date">
            <text:p>03/05/20</text:p>
          </table:table-cell>
          <table:table-cell table:formula="of:=[.BP67]-[.BP66]" office:value-type="float" office:value="59" calcext:value-type="float">
            <text:p>59</text:p>
          </table:table-cell>
          <table:table-cell table:formula="of:=[.R68]-[.BP66]" office:value-type="float" office:value="116.69" calcext:value-type="float">
            <text:p>116.69</text:p>
          </table:table-cell>
          <table:table-cell table:formula="of:=[.CD67]-[.CC67]" office:value-type="float" office:value="57.6899999999996" calcext:value-type="float">
            <text:p>57.6899999999996</text:p>
          </table:table-cell>
          <table:table-cell table:formula="of:=[.CE67]/SQRT([.AL67])" office:value-type="float" office:value="5.79876607957127" calcext:value-type="float">
            <text:p>5.79876607957127</text:p>
          </table:table-cell>
        </table:table-row>
        <table:table-row table:style-name="ro1">
          <table:table-cell office:value-type="string" calcext:value-type="string">
            <text:p>29/04/2020</text:p>
          </table:table-cell>
          <table:table-cell office:value-type="float" office:value="197.937" calcext:value-type="float">
            <text:p>197.937</text:p>
          </table:table-cell>
          <table:table-cell office:value-type="float" office:value="191.51" calcext:value-type="float">
            <text:p>191.51</text:p>
          </table:table-cell>
          <table:table-cell office:value-type="float" office:value="94.4096" calcext:value-type="float">
            <text:p>94.4096</text:p>
          </table:table-cell>
          <table:table-cell office:value-type="float" office:value="50.0716" calcext:value-type="float">
            <text:p>50.0716</text:p>
          </table:table-cell>
          <table:table-cell office:value-type="float" office:value="151.466" calcext:value-type="float">
            <text:p>151.466</text:p>
          </table:table-cell>
          <table:table-cell office:value-type="float" office:value="38.7535" calcext:value-type="float">
            <text:p>38.7535</text:p>
          </table:table-cell>
          <table:table-cell office:value-type="float" office:value="58.304" calcext:value-type="float">
            <text:p>58.304</text:p>
          </table:table-cell>
          <table:table-cell office:value-type="float" office:value="928.01" calcext:value-type="float">
            <text:p>928.01</text:p>
          </table:table-cell>
          <table:table-cell office:value-type="float" office:value="11.6889" calcext:value-type="float">
            <text:p>11.6889</text:p>
          </table:table-cell>
          <table:table-cell office:value-type="float" office:value="225.966" calcext:value-type="float">
            <text:p>225.966</text:p>
          </table:table-cell>
          <table:table-cell office:value-type="float" office:value="873.45" calcext:value-type="float">
            <text:p>873.45</text:p>
          </table:table-cell>
          <table:table-cell office:value-type="float" office:value="1797.35" calcext:value-type="float">
            <text:p>1797.35</text:p>
          </table:table-cell>
          <table:table-cell office:value-type="float" office:value="237.623" calcext:value-type="float">
            <text:p>237.623</text:p>
          </table:table-cell>
          <table:table-cell office:value-type="float" office:value="262.736" calcext:value-type="float">
            <text:p>262.736</text:p>
          </table:table-cell>
          <table:table-cell office:value-type="float" office:value="4102.2" calcext:value-type="float">
            <text:p>4102.2</text:p>
          </table:table-cell>
          <table:table-cell office:value-type="float" office:value="62.3582" calcext:value-type="float">
            <text:p>62.3582</text:p>
          </table:table-cell>
          <table:table-cell office:value-type="float" office:value="7561.69" calcext:value-type="float">
            <text:p>7561.69</text:p>
          </table:table-cell>
          <table:table-cell office:value-type="float" office:value="20.9319" calcext:value-type="float">
            <text:p>20.9319</text:p>
          </table:table-cell>
          <table:table-cell office:value-type="float" office:value="16.1474" calcext:value-type="float">
            <text:p>16.1474</text:p>
          </table:table-cell>
          <table:table-cell office:value-type="float" office:value="11.9583" calcext:value-type="float">
            <text:p>11.9583</text:p>
          </table:table-cell>
          <table:table-cell office:value-type="float" office:value="7.86184" calcext:value-type="float">
            <text:p>7.86184</text:p>
          </table:table-cell>
          <table:table-cell office:value-type="float" office:value="12.9511" calcext:value-type="float">
            <text:p>12.9511</text:p>
          </table:table-cell>
          <table:table-cell office:value-type="float" office:value="6.94217" calcext:value-type="float">
            <text:p>6.94217</text:p>
          </table:table-cell>
          <table:table-cell office:value-type="float" office:value="8.03032" calcext:value-type="float">
            <text:p>8.03032</text:p>
          </table:table-cell>
          <table:table-cell office:value-type="float" office:value="32.2109" calcext:value-type="float">
            <text:p>32.2109</text:p>
          </table:table-cell>
          <table:table-cell office:value-type="float" office:value="3.43163" calcext:value-type="float">
            <text:p>3.43163</text:p>
          </table:table-cell>
          <table:table-cell office:value-type="float" office:value="15.4153" calcext:value-type="float">
            <text:p>15.4153</text:p>
          </table:table-cell>
          <table:table-cell office:value-type="float" office:value="27.4484" calcext:value-type="float">
            <text:p>27.4484</text:p>
          </table:table-cell>
          <table:table-cell office:value-type="float" office:value="36.6067" calcext:value-type="float">
            <text:p>36.6067</text:p>
          </table:table-cell>
          <table:table-cell office:value-type="float" office:value="15.6243" calcext:value-type="float">
            <text:p>15.6243</text:p>
          </table:table-cell>
          <table:table-cell office:value-type="float" office:value="16.0344" calcext:value-type="float">
            <text:p>16.0344</text:p>
          </table:table-cell>
          <table:table-cell office:value-type="float" office:value="37.9617" calcext:value-type="float">
            <text:p>37.9617</text:p>
          </table:table-cell>
          <table:table-cell office:value-type="float" office:value="7.85549" calcext:value-type="float">
            <text:p>7.85549</text:p>
          </table:table-cell>
          <table:table-cell office:value-type="float" office:value="38.5399" calcext:value-type="float">
            <text:p>38.5399</text:p>
          </table:table-cell>
          <table:table-cell office:value-type="float" office:value="190.793" calcext:value-type="float">
            <text:p>190.793</text:p>
          </table:table-cell>
          <table:table-cell office:value-type="float" office:value="187.211" calcext:value-type="float">
            <text:p>187.211</text:p>
          </table:table-cell>
          <table:table-cell office:value-type="float" office:value="91.3443" calcext:value-type="float">
            <text:p>91.3443</text:p>
          </table:table-cell>
          <table:table-cell office:value-type="float" office:value="48.5649" calcext:value-type="float">
            <text:p>48.5649</text:p>
          </table:table-cell>
          <table:table-cell office:value-type="float" office:value="150.025" calcext:value-type="float">
            <text:p>150.025</text:p>
          </table:table-cell>
          <table:table-cell office:value-type="float" office:value="37.5413" calcext:value-type="float">
            <text:p>37.5413</text:p>
          </table:table-cell>
          <table:table-cell office:value-type="float" office:value="57.5101" calcext:value-type="float">
            <text:p>57.5101</text:p>
          </table:table-cell>
          <table:table-cell office:value-type="float" office:value="926.69" calcext:value-type="float">
            <text:p>926.69</text:p>
          </table:table-cell>
          <table:table-cell office:value-type="float" office:value="11.6745" calcext:value-type="float">
            <text:p>11.6745</text:p>
          </table:table-cell>
          <table:table-cell office:value-type="float" office:value="219.456" calcext:value-type="float">
            <text:p>219.456</text:p>
          </table:table-cell>
          <table:table-cell office:value-type="float" office:value="866.135" calcext:value-type="float">
            <text:p>866.135</text:p>
          </table:table-cell>
          <table:table-cell office:value-type="float" office:value="1795.15" calcext:value-type="float">
            <text:p>1795.15</text:p>
          </table:table-cell>
          <table:table-cell office:value-type="float" office:value="235.066" calcext:value-type="float">
            <text:p>235.066</text:p>
          </table:table-cell>
          <table:table-cell office:value-type="float" office:value="262.305" calcext:value-type="float">
            <text:p>262.305</text:p>
          </table:table-cell>
          <table:table-cell office:value-type="float" office:value="4102.17" calcext:value-type="float">
            <text:p>4102.17</text:p>
          </table:table-cell>
          <table:table-cell office:value-type="float" office:value="62.3572" calcext:value-type="float">
            <text:p>62.3572</text:p>
          </table:table-cell>
          <table:table-cell office:value-type="float" office:value="20.3806" calcext:value-type="float">
            <text:p>20.3806</text:p>
          </table:table-cell>
          <table:table-cell office:value-type="float" office:value="15.8899" calcext:value-type="float">
            <text:p>15.8899</text:p>
          </table:table-cell>
          <table:table-cell office:value-type="float" office:value="11.7816" calcext:value-type="float">
            <text:p>11.7816</text:p>
          </table:table-cell>
          <table:table-cell office:value-type="float" office:value="7.79713" calcext:value-type="float">
            <text:p>7.79713</text:p>
          </table:table-cell>
          <table:table-cell office:value-type="float" office:value="12.9152" calcext:value-type="float">
            <text:p>12.9152</text:p>
          </table:table-cell>
          <table:table-cell office:value-type="float" office:value="6.89476" calcext:value-type="float">
            <text:p>6.89476</text:p>
          </table:table-cell>
          <table:table-cell office:value-type="float" office:value="8.01279" calcext:value-type="float">
            <text:p>8.01279</text:p>
          </table:table-cell>
          <table:table-cell office:value-type="float" office:value="32.1988" calcext:value-type="float">
            <text:p>32.1988</text:p>
          </table:table-cell>
          <table:table-cell office:value-type="float" office:value="3.43162" calcext:value-type="float">
            <text:p>3.43162</text:p>
          </table:table-cell>
          <table:table-cell office:value-type="float" office:value="14.789" calcext:value-type="float">
            <text:p>14.789</text:p>
          </table:table-cell>
          <table:table-cell office:value-type="float" office:value="27.0097" calcext:value-type="float">
            <text:p>27.0097</text:p>
          </table:table-cell>
          <table:table-cell office:value-type="float" office:value="36.5772" calcext:value-type="float">
            <text:p>36.5772</text:p>
          </table:table-cell>
          <table:table-cell office:value-type="float" office:value="15.5306" calcext:value-type="float">
            <text:p>15.5306</text:p>
          </table:table-cell>
          <table:table-cell office:value-type="float" office:value="16.0319" calcext:value-type="float">
            <text:p>16.0319</text:p>
          </table:table-cell>
          <table:table-cell office:value-type="float" office:value="37.9617" calcext:value-type="float">
            <text:p>37.9617</text:p>
          </table:table-cell>
          <table:table-cell office:value-type="float" office:value="7.85549" calcext:value-type="float">
            <text:p>7.85549</text:p>
          </table:table-cell>
          <table:table-cell office:value-type="float" office:value="7579" calcext:value-type="float">
            <text:p>7579</text:p>
          </table:table-cell>
          <table:table-cell office:value-type="float" office:value="0.563442" calcext:value-type="float">
            <text:p>0.563442</text:p>
          </table:table-cell>
          <table:table-cell office:value-type="float" office:value="0.959449" calcext:value-type="float">
            <text:p>0.959449</text:p>
          </table:table-cell>
          <table:table-cell office:value-type="float" office:value="0.275142" calcext:value-type="float">
            <text:p>0.275142</text:p>
          </table:table-cell>
          <table:table-cell office:value-type="float" office:value="13.7347" calcext:value-type="float">
            <text:p>13.7347</text:p>
          </table:table-cell>
          <table:table-cell table:number-columns-repeated="7"/>
          <table:table-cell office:value-type="date" office:date-value="2020-05-04" calcext:value-type="date">
            <text:p>04/05/20</text:p>
          </table:table-cell>
          <table:table-cell table:formula="of:=[.BP68]-[.BP67]" office:value-type="float" office:value="75" calcext:value-type="float">
            <text:p>75</text:p>
          </table:table-cell>
          <table:table-cell table:formula="of:=[.R69]-[.BP67]" office:value-type="float" office:value="102.16" calcext:value-type="float">
            <text:p>102.16</text:p>
          </table:table-cell>
          <table:table-cell table:formula="of:=[.CD68]-[.CC68]" office:value-type="float" office:value="27.1599999999999" calcext:value-type="float">
            <text:p>27.1599999999999</text:p>
          </table:table-cell>
          <table:table-cell table:formula="of:=[.CE68]/SQRT([.AL68])" office:value-type="float" office:value="2.84177074869725" calcext:value-type="float">
            <text:p>2.84177074869725</text:p>
          </table:table-cell>
        </table:table-row>
        <table:table-row table:style-name="ro1">
          <table:table-cell office:value-type="string" calcext:value-type="string">
            <text:p>30/04/2020</text:p>
          </table:table-cell>
          <table:table-cell office:value-type="float" office:value="186.213" calcext:value-type="float">
            <text:p>186.213</text:p>
          </table:table-cell>
          <table:table-cell office:value-type="float" office:value="177.972" calcext:value-type="float">
            <text:p>177.972</text:p>
          </table:table-cell>
          <table:table-cell office:value-type="float" office:value="87.5363" calcext:value-type="float">
            <text:p>87.5363</text:p>
          </table:table-cell>
          <table:table-cell office:value-type="float" office:value="49.3531" calcext:value-type="float">
            <text:p>49.3531</text:p>
          </table:table-cell>
          <table:table-cell office:value-type="float" office:value="144.786" calcext:value-type="float">
            <text:p>144.786</text:p>
          </table:table-cell>
          <table:table-cell office:value-type="float" office:value="35.8778" calcext:value-type="float">
            <text:p>35.8778</text:p>
          </table:table-cell>
          <table:table-cell office:value-type="float" office:value="55.3343" calcext:value-type="float">
            <text:p>55.3343</text:p>
          </table:table-cell>
          <table:table-cell office:value-type="float" office:value="942.616" calcext:value-type="float">
            <text:p>942.616</text:p>
          </table:table-cell>
          <table:table-cell office:value-type="float" office:value="11.8716" calcext:value-type="float">
            <text:p>11.8716</text:p>
          </table:table-cell>
          <table:table-cell office:value-type="float" office:value="209.969" calcext:value-type="float">
            <text:p>209.969</text:p>
          </table:table-cell>
          <table:table-cell office:value-type="float" office:value="826.615" calcext:value-type="float">
            <text:p>826.615</text:p>
          </table:table-cell>
          <table:table-cell office:value-type="float" office:value="1765.95" calcext:value-type="float">
            <text:p>1765.95</text:p>
          </table:table-cell>
          <table:table-cell office:value-type="float" office:value="227.023" calcext:value-type="float">
            <text:p>227.023</text:p>
          </table:table-cell>
          <table:table-cell office:value-type="float" office:value="257.486" calcext:value-type="float">
            <text:p>257.486</text:p>
          </table:table-cell>
          <table:table-cell office:value-type="float" office:value="4254.4" calcext:value-type="float">
            <text:p>4254.4</text:p>
          </table:table-cell>
          <table:table-cell office:value-type="float" office:value="64.7147" calcext:value-type="float">
            <text:p>64.7147</text:p>
          </table:table-cell>
          <table:table-cell office:value-type="float" office:value="7606.16" calcext:value-type="float">
            <text:p>7606.16</text:p>
          </table:table-cell>
          <table:table-cell office:value-type="float" office:value="20.5842" calcext:value-type="float">
            <text:p>20.5842</text:p>
          </table:table-cell>
          <table:table-cell office:value-type="float" office:value="15.6465" calcext:value-type="float">
            <text:p>15.6465</text:p>
          </table:table-cell>
          <table:table-cell office:value-type="float" office:value="11.5912" calcext:value-type="float">
            <text:p>11.5912</text:p>
          </table:table-cell>
          <table:table-cell office:value-type="float" office:value="7.87969" calcext:value-type="float">
            <text:p>7.87969</text:p>
          </table:table-cell>
          <table:table-cell office:value-type="float" office:value="12.6884" calcext:value-type="float">
            <text:p>12.6884</text:p>
          </table:table-cell>
          <table:table-cell office:value-type="float" office:value="6.70695" calcext:value-type="float">
            <text:p>6.70695</text:p>
          </table:table-cell>
          <table:table-cell office:value-type="float" office:value="7.84219" calcext:value-type="float">
            <text:p>7.84219</text:p>
          </table:table-cell>
          <table:table-cell office:value-type="float" office:value="32.4995" calcext:value-type="float">
            <text:p>32.4995</text:p>
          </table:table-cell>
          <table:table-cell office:value-type="float" office:value="3.46028" calcext:value-type="float">
            <text:p>3.46028</text:p>
          </table:table-cell>
          <table:table-cell office:value-type="float" office:value="14.9162" calcext:value-type="float">
            <text:p>14.9162</text:p>
          </table:table-cell>
          <table:table-cell office:value-type="float" office:value="26.7609" calcext:value-type="float">
            <text:p>26.7609</text:p>
          </table:table-cell>
          <table:table-cell office:value-type="float" office:value="36.3902" calcext:value-type="float">
            <text:p>36.3902</text:p>
          </table:table-cell>
          <table:table-cell office:value-type="float" office:value="15.3075" calcext:value-type="float">
            <text:p>15.3075</text:p>
          </table:table-cell>
          <table:table-cell office:value-type="float" office:value="15.8935" calcext:value-type="float">
            <text:p>15.8935</text:p>
          </table:table-cell>
          <table:table-cell office:value-type="float" office:value="37.9154" calcext:value-type="float">
            <text:p>37.9154</text:p>
          </table:table-cell>
          <table:table-cell office:value-type="float" office:value="8.00185" calcext:value-type="float">
            <text:p>8.00185</text:p>
          </table:table-cell>
          <table:table-cell office:value-type="float" office:value="37.8874" calcext:value-type="float">
            <text:p>37.8874</text:p>
          </table:table-cell>
          <table:table-cell office:value-type="float" office:value="182.859" calcext:value-type="float">
            <text:p>182.859</text:p>
          </table:table-cell>
          <table:table-cell office:value-type="float" office:value="175.969" calcext:value-type="float">
            <text:p>175.969</text:p>
          </table:table-cell>
          <table:table-cell office:value-type="float" office:value="86.1075" calcext:value-type="float">
            <text:p>86.1075</text:p>
          </table:table-cell>
          <table:table-cell office:value-type="float" office:value="48.6077" calcext:value-type="float">
            <text:p>48.6077</text:p>
          </table:table-cell>
          <table:table-cell office:value-type="float" office:value="144.109" calcext:value-type="float">
            <text:p>144.109</text:p>
          </table:table-cell>
          <table:table-cell office:value-type="float" office:value="35.3142" calcext:value-type="float">
            <text:p>35.3142</text:p>
          </table:table-cell>
          <table:table-cell office:value-type="float" office:value="54.9646" calcext:value-type="float">
            <text:p>54.9646</text:p>
          </table:table-cell>
          <table:table-cell office:value-type="float" office:value="941.999" calcext:value-type="float">
            <text:p>941.999</text:p>
          </table:table-cell>
          <table:table-cell office:value-type="float" office:value="11.8649" calcext:value-type="float">
            <text:p>11.8649</text:p>
          </table:table-cell>
          <table:table-cell office:value-type="float" office:value="206.962" calcext:value-type="float">
            <text:p>206.962</text:p>
          </table:table-cell>
          <table:table-cell office:value-type="float" office:value="823.279" calcext:value-type="float">
            <text:p>823.279</text:p>
          </table:table-cell>
          <table:table-cell office:value-type="float" office:value="1764.93" calcext:value-type="float">
            <text:p>1764.93</text:p>
          </table:table-cell>
          <table:table-cell office:value-type="float" office:value="225.834" calcext:value-type="float">
            <text:p>225.834</text:p>
          </table:table-cell>
          <table:table-cell office:value-type="float" office:value="257.28" calcext:value-type="float">
            <text:p>257.28</text:p>
          </table:table-cell>
          <table:table-cell office:value-type="float" office:value="4254.38" calcext:value-type="float">
            <text:p>4254.38</text:p>
          </table:table-cell>
          <table:table-cell office:value-type="float" office:value="64.7142" calcext:value-type="float">
            <text:p>64.7142</text:p>
          </table:table-cell>
          <table:table-cell office:value-type="float" office:value="20.0453" calcext:value-type="float">
            <text:p>20.0453</text:p>
          </table:table-cell>
          <table:table-cell office:value-type="float" office:value="15.3949" calcext:value-type="float">
            <text:p>15.3949</text:p>
          </table:table-cell>
          <table:table-cell office:value-type="float" office:value="11.4185" calcext:value-type="float">
            <text:p>11.4185</text:p>
          </table:table-cell>
          <table:table-cell office:value-type="float" office:value="7.81076" calcext:value-type="float">
            <text:p>7.81076</text:p>
          </table:table-cell>
          <table:table-cell office:value-type="float" office:value="12.6532" calcext:value-type="float">
            <text:p>12.6532</text:p>
          </table:table-cell>
          <table:table-cell office:value-type="float" office:value="6.66069" calcext:value-type="float">
            <text:p>6.66069</text:p>
          </table:table-cell>
          <table:table-cell office:value-type="float" office:value="7.8252" calcext:value-type="float">
            <text:p>7.8252</text:p>
          </table:table-cell>
          <table:table-cell office:value-type="float" office:value="32.4881" calcext:value-type="float">
            <text:p>32.4881</text:p>
          </table:table-cell>
          <table:table-cell office:value-type="float" office:value="3.46027" calcext:value-type="float">
            <text:p>3.46027</text:p>
          </table:table-cell>
          <table:table-cell office:value-type="float" office:value="14.314" calcext:value-type="float">
            <text:p>14.314</text:p>
          </table:table-cell>
          <table:table-cell office:value-type="float" office:value="26.3531" calcext:value-type="float">
            <text:p>26.3531</text:p>
          </table:table-cell>
          <table:table-cell office:value-type="float" office:value="36.3622" calcext:value-type="float">
            <text:p>36.3622</text:p>
          </table:table-cell>
          <table:table-cell office:value-type="float" office:value="15.2173" calcext:value-type="float">
            <text:p>15.2173</text:p>
          </table:table-cell>
          <table:table-cell office:value-type="float" office:value="15.8909" calcext:value-type="float">
            <text:p>15.8909</text:p>
          </table:table-cell>
          <table:table-cell office:value-type="float" office:value="37.9154" calcext:value-type="float">
            <text:p>37.9154</text:p>
          </table:table-cell>
          <table:table-cell office:value-type="float" office:value="8.00185" calcext:value-type="float">
            <text:p>8.00185</text:p>
          </table:table-cell>
          <table:table-cell office:value-type="float" office:value="7682" calcext:value-type="float">
            <text:p>7682</text:p>
          </table:table-cell>
          <table:table-cell office:value-type="float" office:value="0.568403" calcext:value-type="float">
            <text:p>0.568403</text:p>
          </table:table-cell>
          <table:table-cell office:value-type="float" office:value="0.959231" calcext:value-type="float">
            <text:p>0.959231</text:p>
          </table:table-cell>
          <table:table-cell office:value-type="float" office:value="0.270719" calcext:value-type="float">
            <text:p>0.270719</text:p>
          </table:table-cell>
          <table:table-cell office:value-type="float" office:value="12.5472" calcext:value-type="float">
            <text:p>12.5472</text:p>
          </table:table-cell>
          <table:table-cell table:number-columns-repeated="7"/>
          <table:table-cell office:value-type="date" office:date-value="2020-05-05" calcext:value-type="date">
            <text:p>05/05/20</text:p>
          </table:table-cell>
          <table:table-cell table:formula="of:=[.BP69]-[.BP68]" office:value-type="float" office:value="103" calcext:value-type="float">
            <text:p>103</text:p>
          </table:table-cell>
          <table:table-cell table:formula="of:=[.R70]-[.BP68]" office:value-type="float" office:value="78.6000000000004" calcext:value-type="float">
            <text:p>78.6000000000004</text:p>
          </table:table-cell>
          <table:table-cell table:formula="of:=[.CD69]-[.CC69]" office:value-type="float" office:value="-24.3999999999996" calcext:value-type="float">
            <text:p>-24.3999999999996</text:p>
          </table:table-cell>
          <table:table-cell table:formula="of:=[.CE69]/SQRT([.AL69])" office:value-type="float" office:value="-2.62947675644003" calcext:value-type="float">
            <text:p>-2.62947675644003</text:p>
          </table:table-cell>
        </table:table-row>
        <table:table-row table:style-name="ro1">
          <table:table-cell office:value-type="string" calcext:value-type="string">
            <text:p>01/05/2020</text:p>
          </table:table-cell>
          <table:table-cell office:value-type="float" office:value="179.237" calcext:value-type="float">
            <text:p>179.237</text:p>
          </table:table-cell>
          <table:table-cell office:value-type="float" office:value="167.732" calcext:value-type="float">
            <text:p>167.732</text:p>
          </table:table-cell>
          <table:table-cell office:value-type="float" office:value="82.9584" calcext:value-type="float">
            <text:p>82.9584</text:p>
          </table:table-cell>
          <table:table-cell office:value-type="float" office:value="48.569" calcext:value-type="float">
            <text:p>48.569</text:p>
          </table:table-cell>
          <table:table-cell office:value-type="float" office:value="139.306" calcext:value-type="float">
            <text:p>139.306</text:p>
          </table:table-cell>
          <table:table-cell office:value-type="float" office:value="33.8576" calcext:value-type="float">
            <text:p>33.8576</text:p>
          </table:table-cell>
          <table:table-cell office:value-type="float" office:value="52.8399" calcext:value-type="float">
            <text:p>52.8399</text:p>
          </table:table-cell>
          <table:table-cell office:value-type="float" office:value="957.272" calcext:value-type="float">
            <text:p>957.272</text:p>
          </table:table-cell>
          <table:table-cell office:value-type="float" office:value="12.0542" calcext:value-type="float">
            <text:p>12.0542</text:p>
          </table:table-cell>
          <table:table-cell office:value-type="float" office:value="197.925" calcext:value-type="float">
            <text:p>197.925</text:p>
          </table:table-cell>
          <table:table-cell office:value-type="float" office:value="785.695" calcext:value-type="float">
            <text:p>785.695</text:p>
          </table:table-cell>
          <table:table-cell office:value-type="float" office:value="1732.9" calcext:value-type="float">
            <text:p>1732.9</text:p>
          </table:table-cell>
          <table:table-cell office:value-type="float" office:value="217.887" calcext:value-type="float">
            <text:p>217.887</text:p>
          </table:table-cell>
          <table:table-cell office:value-type="float" office:value="252.175" calcext:value-type="float">
            <text:p>252.175</text:p>
          </table:table-cell>
          <table:table-cell office:value-type="float" office:value="4403.99" calcext:value-type="float">
            <text:p>4403.99</text:p>
          </table:table-cell>
          <table:table-cell office:value-type="float" office:value="67.032" calcext:value-type="float">
            <text:p>67.032</text:p>
          </table:table-cell>
          <table:table-cell office:value-type="float" office:value="7657.6" calcext:value-type="float">
            <text:p>7657.6</text:p>
          </table:table-cell>
          <table:table-cell office:value-type="float" office:value="20.35" calcext:value-type="float">
            <text:p>20.35</text:p>
          </table:table-cell>
          <table:table-cell office:value-type="float" office:value="15.2087" calcext:value-type="float">
            <text:p>15.2087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7.84586" calcext:value-type="float">
            <text:p>7.84586</text:p>
          </table:table-cell>
          <table:table-cell office:value-type="float" office:value="12.4461" calcext:value-type="float">
            <text:p>12.4461</text:p>
          </table:table-cell>
          <table:table-cell office:value-type="float" office:value="6.50168" calcext:value-type="float">
            <text:p>6.50168</text:p>
          </table:table-cell>
          <table:table-cell office:value-type="float" office:value="7.65697" calcext:value-type="float">
            <text:p>7.65697</text:p>
          </table:table-cell>
          <table:table-cell office:value-type="float" office:value="32.7763" calcext:value-type="float">
            <text:p>32.7763</text:p>
          </table:table-cell>
          <table:table-cell office:value-type="float" office:value="3.48759" calcext:value-type="float">
            <text:p>3.48759</text:p>
          </table:table-cell>
          <table:table-cell office:value-type="float" office:value="14.4681" calcext:value-type="float">
            <text:p>14.4681</text:p>
          </table:table-cell>
          <table:table-cell office:value-type="float" office:value="26.1258" calcext:value-type="float">
            <text:p>26.1258</text:p>
          </table:table-cell>
          <table:table-cell office:value-type="float" office:value="36.144" calcext:value-type="float">
            <text:p>36.144</text:p>
          </table:table-cell>
          <table:table-cell office:value-type="float" office:value="14.993" calcext:value-type="float">
            <text:p>14.993</text:p>
          </table:table-cell>
          <table:table-cell office:value-type="float" office:value="15.7426" calcext:value-type="float">
            <text:p>15.7426</text:p>
          </table:table-cell>
          <table:table-cell office:value-type="float" office:value="37.8274" calcext:value-type="float">
            <text:p>37.8274</text:p>
          </table:table-cell>
          <table:table-cell office:value-type="float" office:value="8.14313" calcext:value-type="float">
            <text:p>8.14313</text:p>
          </table:table-cell>
          <table:table-cell office:value-type="float" office:value="37.6389" calcext:value-type="float">
            <text:p>37.6389</text:p>
          </table:table-cell>
          <table:table-cell office:value-type="float" office:value="182.234" calcext:value-type="float">
            <text:p>182.234</text:p>
          </table:table-cell>
          <table:table-cell office:value-type="float" office:value="169.497" calcext:value-type="float">
            <text:p>169.497</text:p>
          </table:table-cell>
          <table:table-cell office:value-type="float" office:value="84.2207" calcext:value-type="float">
            <text:p>84.2207</text:p>
          </table:table-cell>
          <table:table-cell office:value-type="float" office:value="49.2516" calcext:value-type="float">
            <text:p>49.2516</text:p>
          </table:table-cell>
          <table:table-cell office:value-type="float" office:value="139.911" calcext:value-type="float">
            <text:p>139.911</text:p>
          </table:table-cell>
          <table:table-cell office:value-type="float" office:value="34.3531" calcext:value-type="float">
            <text:p>34.3531</text:p>
          </table:table-cell>
          <table:table-cell office:value-type="float" office:value="53.1646" calcext:value-type="float">
            <text:p>53.1646</text:p>
          </table:table-cell>
          <table:table-cell office:value-type="float" office:value="957.816" calcext:value-type="float">
            <text:p>957.816</text:p>
          </table:table-cell>
          <table:table-cell office:value-type="float" office:value="12.06" calcext:value-type="float">
            <text:p>12.06</text:p>
          </table:table-cell>
          <table:table-cell office:value-type="float" office:value="200.544" calcext:value-type="float">
            <text:p>200.544</text:p>
          </table:table-cell>
          <table:table-cell office:value-type="float" office:value="788.59" calcext:value-type="float">
            <text:p>788.59</text:p>
          </table:table-cell>
          <table:table-cell office:value-type="float" office:value="1733.79" calcext:value-type="float">
            <text:p>1733.79</text:p>
          </table:table-cell>
          <table:table-cell office:value-type="float" office:value="218.929" calcext:value-type="float">
            <text:p>218.929</text:p>
          </table:table-cell>
          <table:table-cell office:value-type="float" office:value="252.359" calcext:value-type="float">
            <text:p>252.359</text:p>
          </table:table-cell>
          <table:table-cell office:value-type="float" office:value="4404.01" calcext:value-type="float">
            <text:p>4404.01</text:p>
          </table:table-cell>
          <table:table-cell office:value-type="float" office:value="67.0325" calcext:value-type="float">
            <text:p>67.0325</text:p>
          </table:table-cell>
          <table:table-cell office:value-type="float" office:value="19.8179" calcext:value-type="float">
            <text:p>19.8179</text:p>
          </table:table-cell>
          <table:table-cell office:value-type="float" office:value="14.9631" calcext:value-type="float">
            <text:p>14.9631</text:p>
          </table:table-cell>
          <table:table-cell office:value-type="float" office:value="11.1307" calcext:value-type="float">
            <text:p>11.1307</text:p>
          </table:table-cell>
          <table:table-cell office:value-type="float" office:value="7.77486" calcext:value-type="float">
            <text:p>7.77486</text:p>
          </table:table-cell>
          <table:table-cell office:value-type="float" office:value="12.4111" calcext:value-type="float">
            <text:p>12.4111</text:p>
          </table:table-cell>
          <table:table-cell office:value-type="float" office:value="6.45658" calcext:value-type="float">
            <text:p>6.45658</text:p>
          </table:table-cell>
          <table:table-cell office:value-type="float" office:value="7.64057" calcext:value-type="float">
            <text:p>7.64057</text:p>
          </table:table-cell>
          <table:table-cell office:value-type="float" office:value="32.7656" calcext:value-type="float">
            <text:p>32.7656</text:p>
          </table:table-cell>
          <table:table-cell office:value-type="float" office:value="3.48758" calcext:value-type="float">
            <text:p>3.48758</text:p>
          </table:table-cell>
          <table:table-cell office:value-type="float" office:value="13.8925" calcext:value-type="float">
            <text:p>13.8925</text:p>
          </table:table-cell>
          <table:table-cell office:value-type="float" office:value="25.7411" calcext:value-type="float">
            <text:p>25.7411</text:p>
          </table:table-cell>
          <table:table-cell office:value-type="float" office:value="36.1178" calcext:value-type="float">
            <text:p>36.1178</text:p>
          </table:table-cell>
          <table:table-cell office:value-type="float" office:value="14.9067" calcext:value-type="float">
            <text:p>14.9067</text:p>
          </table:table-cell>
          <table:table-cell office:value-type="float" office:value="15.74" calcext:value-type="float">
            <text:p>15.74</text:p>
          </table:table-cell>
          <table:table-cell office:value-type="float" office:value="37.8274" calcext:value-type="float">
            <text:p>37.8274</text:p>
          </table:table-cell>
          <table:table-cell office:value-type="float" office:value="8.14313" calcext:value-type="float">
            <text:p>8.14313</text:p>
          </table:table-cell>
          <table:table-cell office:value-type="float" office:value="7737" calcext:value-type="float">
            <text:p>7737</text:p>
          </table:table-cell>
          <table:table-cell office:value-type="float" office:value="0.573364" calcext:value-type="float">
            <text:p>0.573364</text:p>
          </table:table-cell>
          <table:table-cell office:value-type="float" office:value="0.959014" calcext:value-type="float">
            <text:p>0.959014</text:p>
          </table:table-cell>
          <table:table-cell office:value-type="float" office:value="0.29538" calcext:value-type="float">
            <text:p>0.29538</text:p>
          </table:table-cell>
          <table:table-cell office:value-type="float" office:value="13.3861" calcext:value-type="float">
            <text:p>13.3861</text:p>
          </table:table-cell>
          <table:table-cell table:number-columns-repeated="7"/>
          <table:table-cell office:value-type="date" office:date-value="2020-05-06" calcext:value-type="date">
            <text:p>06/05/20</text:p>
          </table:table-cell>
          <table:table-cell table:formula="of:=[.BP70]-[.BP69]" office:value-type="float" office:value="55" calcext:value-type="float">
            <text:p>55</text:p>
          </table:table-cell>
          <table:table-cell table:formula="of:=[.R71]-[.BP69]" office:value-type="float" office:value="41.9300000000003" calcext:value-type="float">
            <text:p>41.9300000000003</text:p>
          </table:table-cell>
          <table:table-cell table:formula="of:=[.CD70]-[.CC70]" office:value-type="float" office:value="-13.0699999999997" calcext:value-type="float">
            <text:p>-13.0699999999997</text:p>
          </table:table-cell>
          <table:table-cell table:formula="of:=[.CE70]/SQRT([.AL70])" office:value-type="float" office:value="-1.42418420277309" calcext:value-type="float">
            <text:p>-1.42418420277309</text:p>
          </table:table-cell>
        </table:table-row>
        <table:table-row table:style-name="ro1">
          <table:table-cell office:value-type="string" calcext:value-type="string">
            <text:p>02/05/2020</text:p>
          </table:table-cell>
          <table:table-cell office:value-type="float" office:value="178.628" calcext:value-type="float">
            <text:p>178.628</text:p>
          </table:table-cell>
          <table:table-cell office:value-type="float" office:value="162.337" calcext:value-type="float">
            <text:p>162.337</text:p>
          </table:table-cell>
          <table:table-cell office:value-type="float" office:value="81.6367" calcext:value-type="float">
            <text:p>81.6367</text:p>
          </table:table-cell>
          <table:table-cell office:value-type="float" office:value="48.7606" calcext:value-type="float">
            <text:p>48.7606</text:p>
          </table:table-cell>
          <table:table-cell office:value-type="float" office:value="135.491" calcext:value-type="float">
            <text:p>135.491</text:p>
          </table:table-cell>
          <table:table-cell office:value-type="float" office:value="33.0754" calcext:value-type="float">
            <text:p>33.0754</text:p>
          </table:table-cell>
          <table:table-cell office:value-type="float" office:value="51.1251" calcext:value-type="float">
            <text:p>51.1251</text:p>
          </table:table-cell>
          <table:table-cell office:value-type="float" office:value="972.626" calcext:value-type="float">
            <text:p>972.626</text:p>
          </table:table-cell>
          <table:table-cell office:value-type="float" office:value="12.2437" calcext:value-type="float">
            <text:p>12.2437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753.622" calcext:value-type="float">
            <text:p>753.622</text:p>
          </table:table-cell>
          <table:table-cell office:value-type="float" office:value="1699.96" calcext:value-type="float">
            <text:p>1699.96</text:p>
          </table:table-cell>
          <table:table-cell office:value-type="float" office:value="211.205" calcext:value-type="float">
            <text:p>211.205</text:p>
          </table:table-cell>
          <table:table-cell office:value-type="float" office:value="247.144" calcext:value-type="float">
            <text:p>247.144</text:p>
          </table:table-cell>
          <table:table-cell office:value-type="float" office:value="4550.95" calcext:value-type="float">
            <text:p>4550.95</text:p>
          </table:table-cell>
          <table:table-cell office:value-type="float" office:value="69.3095" calcext:value-type="float">
            <text:p>69.3095</text:p>
          </table:table-cell>
          <table:table-cell office:value-type="float" office:value="7723.93" calcext:value-type="float">
            <text:p>7723.93</text:p>
          </table:table-cell>
          <table:table-cell office:value-type="float" office:value="20.2105" calcext:value-type="float">
            <text:p>20.2105</text:p>
          </table:table-cell>
          <table:table-cell office:value-type="float" office:value="14.8695" calcext:value-type="float">
            <text:p>14.8695</text:p>
          </table:table-cell>
          <table:table-cell office:value-type="float" office:value="11.1211" calcext:value-type="float">
            <text:p>11.1211</text:p>
          </table:table-cell>
          <table:table-cell office:value-type="float" office:value="7.82318" calcext:value-type="float">
            <text:p>7.82318</text:p>
          </table:table-cell>
          <table:table-cell office:value-type="float" office:value="12.2273" calcext:value-type="float">
            <text:p>12.2273</text:p>
          </table:table-cell>
          <table:table-cell office:value-type="float" office:value="6.34983" calcext:value-type="float">
            <text:p>6.34983</text:p>
          </table:table-cell>
          <table:table-cell office:value-type="float" office:value="7.48383" calcext:value-type="float">
            <text:p>7.48383</text:p>
          </table:table-cell>
          <table:table-cell office:value-type="float" office:value="33.0442" calcext:value-type="float">
            <text:p>33.0442</text:p>
          </table:table-cell>
          <table:table-cell office:value-type="float" office:value="3.5139" calcext:value-type="float">
            <text:p>3.5139</text:p>
          </table:table-cell>
          <table:table-cell office:value-type="float" office:value="14.1238" calcext:value-type="float">
            <text:p>14.1238</text:p>
          </table:table-cell>
          <table:table-cell office:value-type="float" office:value="25.564" calcext:value-type="float">
            <text:p>25.564</text:p>
          </table:table-cell>
          <table:table-cell office:value-type="float" office:value="35.8824" calcext:value-type="float">
            <text:p>35.8824</text:p>
          </table:table-cell>
          <table:table-cell office:value-type="float" office:value="14.6958" calcext:value-type="float">
            <text:p>14.6958</text:p>
          </table:table-cell>
          <table:table-cell office:value-type="float" office:value="15.5882" calcext:value-type="float">
            <text:p>15.5882</text:p>
          </table:table-cell>
          <table:table-cell office:value-type="float" office:value="37.702" calcext:value-type="float">
            <text:p>37.702</text:p>
          </table:table-cell>
          <table:table-cell office:value-type="float" office:value="8.27953" calcext:value-type="float">
            <text:p>8.27953</text:p>
          </table:table-cell>
          <table:table-cell office:value-type="float" office:value="37.6521" calcext:value-type="float">
            <text:p>37.6521</text:p>
          </table:table-cell>
          <table:table-cell office:value-type="float" office:value="180.221" calcext:value-type="float">
            <text:p>180.221</text:p>
          </table:table-cell>
          <table:table-cell office:value-type="float" office:value="163.259" calcext:value-type="float">
            <text:p>163.259</text:p>
          </table:table-cell>
          <table:table-cell office:value-type="float" office:value="82.3003" calcext:value-type="float">
            <text:p>82.3003</text:p>
          </table:table-cell>
          <table:table-cell office:value-type="float" office:value="49.1255" calcext:value-type="float">
            <text:p>49.1255</text:p>
          </table:table-cell>
          <table:table-cell office:value-type="float" office:value="135.813" calcext:value-type="float">
            <text:p>135.813</text:p>
          </table:table-cell>
          <table:table-cell office:value-type="float" office:value="33.3341" calcext:value-type="float">
            <text:p>33.3341</text:p>
          </table:table-cell>
          <table:table-cell office:value-type="float" office:value="51.2945" calcext:value-type="float">
            <text:p>51.2945</text:p>
          </table:table-cell>
          <table:table-cell office:value-type="float" office:value="972.911" calcext:value-type="float">
            <text:p>972.911</text:p>
          </table:table-cell>
          <table:table-cell office:value-type="float" office:value="12.2468" calcext:value-type="float">
            <text:p>12.2468</text:p>
          </table:table-cell>
          <table:table-cell office:value-type="float" office:value="193.1" calcext:value-type="float">
            <text:p>193.1</text:p>
          </table:table-cell>
          <table:table-cell office:value-type="float" office:value="755.129" calcext:value-type="float">
            <text:p>755.129</text:p>
          </table:table-cell>
          <table:table-cell office:value-type="float" office:value="1700.42" calcext:value-type="float">
            <text:p>1700.42</text:p>
          </table:table-cell>
          <table:table-cell office:value-type="float" office:value="211.749" calcext:value-type="float">
            <text:p>211.749</text:p>
          </table:table-cell>
          <table:table-cell office:value-type="float" office:value="247.242" calcext:value-type="float">
            <text:p>247.242</text:p>
          </table:table-cell>
          <table:table-cell office:value-type="float" office:value="4550.97" calcext:value-type="float">
            <text:p>4550.97</text:p>
          </table:table-cell>
          <table:table-cell office:value-type="float" office:value="69.3098" calcext:value-type="float">
            <text:p>69.3098</text:p>
          </table:table-cell>
          <table:table-cell office:value-type="float" office:value="19.6829" calcext:value-type="float">
            <text:p>19.6829</text:p>
          </table:table-cell>
          <table:table-cell office:value-type="float" office:value="14.6304" calcext:value-type="float">
            <text:p>14.6304</text:p>
          </table:table-cell>
          <table:table-cell office:value-type="float" office:value="10.9557" calcext:value-type="float">
            <text:p>10.9557</text:p>
          </table:table-cell>
          <table:table-cell office:value-type="float" office:value="7.75228" calcext:value-type="float">
            <text:p>7.75228</text:p>
          </table:table-cell>
          <table:table-cell office:value-type="float" office:value="12.1919" calcext:value-type="float">
            <text:p>12.1919</text:p>
          </table:table-cell>
          <table:table-cell office:value-type="float" office:value="6.30597" calcext:value-type="float">
            <text:p>6.30597</text:p>
          </table:table-cell>
          <table:table-cell office:value-type="float" office:value="7.46791" calcext:value-type="float">
            <text:p>7.46791</text:p>
          </table:table-cell>
          <table:table-cell office:value-type="float" office:value="33.0339" calcext:value-type="float">
            <text:p>33.0339</text:p>
          </table:table-cell>
          <table:table-cell office:value-type="float" office:value="3.51389" calcext:value-type="float">
            <text:p>3.51389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25.193" calcext:value-type="float">
            <text:p>25.193</text:p>
          </table:table-cell>
          <table:table-cell office:value-type="float" office:value="35.8576" calcext:value-type="float">
            <text:p>35.8576</text:p>
          </table:table-cell>
          <table:table-cell office:value-type="float" office:value="14.6121" calcext:value-type="float">
            <text:p>14.6121</text:p>
          </table:table-cell>
          <table:table-cell office:value-type="float" office:value="15.5857" calcext:value-type="float">
            <text:p>15.5857</text:p>
          </table:table-cell>
          <table:table-cell office:value-type="float" office:value="37.702" calcext:value-type="float">
            <text:p>37.702</text:p>
          </table:table-cell>
          <table:table-cell office:value-type="float" office:value="8.27953" calcext:value-type="float">
            <text:p>8.27953</text:p>
          </table:table-cell>
          <table:table-cell office:value-type="float" office:value="7755" calcext:value-type="float">
            <text:p>7755</text:p>
          </table:table-cell>
          <table:table-cell office:value-type="float" office:value="0.578326" calcext:value-type="float">
            <text:p>0.578326</text:p>
          </table:table-cell>
          <table:table-cell office:value-type="float" office:value="0.958797" calcext:value-type="float">
            <text:p>0.958797</text:p>
          </table:table-cell>
          <table:table-cell office:value-type="float" office:value="0.316849" calcext:value-type="float">
            <text:p>0.316849</text:p>
          </table:table-cell>
          <table:table-cell office:value-type="float" office:value="15.6398" calcext:value-type="float">
            <text:p>15.6398</text:p>
          </table:table-cell>
          <table:table-cell table:number-columns-repeated="7"/>
          <table:table-cell office:value-type="date" office:date-value="2020-05-07" calcext:value-type="date">
            <text:p>07/05/20</text:p>
          </table:table-cell>
          <table:table-cell table:formula="of:=[.BP71]-[.BP70]" office:value-type="float" office:value="18" calcext:value-type="float">
            <text:p>18</text:p>
          </table:table-cell>
          <table:table-cell table:formula="of:=[.R72]-[.BP70]" office:value-type="float" office:value="49.2700000000004" calcext:value-type="float">
            <text:p>49.2700000000004</text:p>
          </table:table-cell>
          <table:table-cell table:formula="of:=[.CD71]-[.CC71]" office:value-type="float" office:value="31.2700000000004" calcext:value-type="float">
            <text:p>31.2700000000004</text:p>
          </table:table-cell>
          <table:table-cell table:formula="of:=[.CE71]/SQRT([.AL71])" office:value-type="float" office:value="3.44688800016038" calcext:value-type="float">
            <text:p>3.44688800016038</text:p>
          </table:table-cell>
        </table:table-row>
        <table:table-row table:style-name="ro1">
          <table:table-cell office:value-type="string" calcext:value-type="string">
            <text:p>03/05/2020</text:p>
          </table:table-cell>
          <table:table-cell office:value-type="float" office:value="176.772" calcext:value-type="float">
            <text:p>176.772</text:p>
          </table:table-cell>
          <table:table-cell office:value-type="float" office:value="156.958" calcext:value-type="float">
            <text:p>156.958</text:p>
          </table:table-cell>
          <table:table-cell office:value-type="float" office:value="80.0896" calcext:value-type="float">
            <text:p>80.0896</text:p>
          </table:table-cell>
          <table:table-cell office:value-type="float" office:value="47.0472" calcext:value-type="float">
            <text:p>47.0472</text:p>
          </table:table-cell>
          <table:table-cell office:value-type="float" office:value="131.677" calcext:value-type="float">
            <text:p>131.677</text:p>
          </table:table-cell>
          <table:table-cell office:value-type="float" office:value="32.2028" calcext:value-type="float">
            <text:p>32.2028</text:p>
          </table:table-cell>
          <table:table-cell office:value-type="float" office:value="49.3419" calcext:value-type="float">
            <text:p>49.3419</text:p>
          </table:table-cell>
          <table:table-cell office:value-type="float" office:value="987.26" calcext:value-type="float">
            <text:p>987.26</text:p>
          </table:table-cell>
          <table:table-cell office:value-type="float" office:value="12.4251" calcext:value-type="float">
            <text:p>12.4251</text:p>
          </table:table-cell>
          <table:table-cell office:value-type="float" office:value="184.781" calcext:value-type="float">
            <text:p>184.781</text:p>
          </table:table-cell>
          <table:table-cell office:value-type="float" office:value="723.623" calcext:value-type="float">
            <text:p>723.623</text:p>
          </table:table-cell>
          <table:table-cell office:value-type="float" office:value="1665.09" calcext:value-type="float">
            <text:p>1665.09</text:p>
          </table:table-cell>
          <table:table-cell office:value-type="float" office:value="204.27" calcext:value-type="float">
            <text:p>204.27</text:p>
          </table:table-cell>
          <table:table-cell office:value-type="float" office:value="241.915" calcext:value-type="float">
            <text:p>241.915</text:p>
          </table:table-cell>
          <table:table-cell office:value-type="float" office:value="4695.05" calcext:value-type="float">
            <text:p>4695.05</text:p>
          </table:table-cell>
          <table:table-cell office:value-type="float" office:value="71.5429" calcext:value-type="float">
            <text:p>71.5429</text:p>
          </table:table-cell>
          <table:table-cell office:value-type="float" office:value="7786.27" calcext:value-type="float">
            <text:p>7786.27</text:p>
          </table:table-cell>
          <table:table-cell office:value-type="float" office:value="20.0933" calcext:value-type="float">
            <text:p>20.0933</text:p>
          </table:table-cell>
          <table:table-cell office:value-type="float" office:value="14.595" calcext:value-type="float">
            <text:p>14.595</text:p>
          </table:table-cell>
          <table:table-cell office:value-type="float" office:value="10.984" calcext:value-type="float">
            <text:p>10.984</text:p>
          </table:table-cell>
          <table:table-cell office:value-type="float" office:value="7.65521" calcext:value-type="float">
            <text:p>7.65521</text:p>
          </table:table-cell>
          <table:table-cell office:value-type="float" office:value="12.0245" calcext:value-type="float">
            <text:p>12.0245</text:p>
          </table:table-cell>
          <table:table-cell office:value-type="float" office:value="6.2286" calcext:value-type="float">
            <text:p>6.2286</text:p>
          </table:table-cell>
          <table:table-cell office:value-type="float" office:value="7.31955" calcext:value-type="float">
            <text:p>7.31955</text:p>
          </table:table-cell>
          <table:table-cell office:value-type="float" office:value="33.3028" calcext:value-type="float">
            <text:p>33.3028</text:p>
          </table:table-cell>
          <table:table-cell office:value-type="float" office:value="3.53926" calcext:value-type="float">
            <text:p>3.53926</text:p>
          </table:table-cell>
          <table:table-cell office:value-type="float" office:value="13.832" calcext:value-type="float">
            <text:p>13.832</text:p>
          </table:table-cell>
          <table:table-cell office:value-type="float" office:value="25.0872" calcext:value-type="float">
            <text:p>25.0872</text:p>
          </table:table-cell>
          <table:table-cell office:value-type="float" office:value="35.6043" calcext:value-type="float">
            <text:p>35.6043</text:p>
          </table:table-cell>
          <table:table-cell office:value-type="float" office:value="14.4106" calcext:value-type="float">
            <text:p>14.4106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37.5414" calcext:value-type="float">
            <text:p>37.5414</text:p>
          </table:table-cell>
          <table:table-cell office:value-type="float" office:value="8.41112" calcext:value-type="float">
            <text:p>8.41112</text:p>
          </table:table-cell>
          <table:table-cell office:value-type="float" office:value="37.574" calcext:value-type="float">
            <text:p>37.574</text:p>
          </table:table-cell>
          <table:table-cell office:value-type="float" office:value="172.906" calcext:value-type="float">
            <text:p>172.906</text:p>
          </table:table-cell>
          <table:table-cell office:value-type="float" office:value="154.756" calcext:value-type="float">
            <text:p>154.756</text:p>
          </table:table-cell>
          <table:table-cell office:value-type="float" office:value="78.4953" calcext:value-type="float">
            <text:p>78.4953</text:p>
          </table:table-cell>
          <table:table-cell office:value-type="float" office:value="46.1875" calcext:value-type="float">
            <text:p>46.1875</text:p>
          </table:table-cell>
          <table:table-cell office:value-type="float" office:value="130.892" calcext:value-type="float">
            <text:p>130.892</text:p>
          </table:table-cell>
          <table:table-cell office:value-type="float" office:value="31.5862" calcext:value-type="float">
            <text:p>31.5862</text:p>
          </table:table-cell>
          <table:table-cell office:value-type="float" office:value="48.9401" calcext:value-type="float">
            <text:p>48.9401</text:p>
          </table:table-cell>
          <table:table-cell office:value-type="float" office:value="986.577" calcext:value-type="float">
            <text:p>986.577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181.564" calcext:value-type="float">
            <text:p>181.564</text:p>
          </table:table-cell>
          <table:table-cell office:value-type="float" office:value="719.995" calcext:value-type="float">
            <text:p>719.995</text:p>
          </table:table-cell>
          <table:table-cell office:value-type="float" office:value="1663.99" calcext:value-type="float">
            <text:p>1663.99</text:p>
          </table:table-cell>
          <table:table-cell office:value-type="float" office:value="202.983" calcext:value-type="float">
            <text:p>202.983</text:p>
          </table:table-cell>
          <table:table-cell office:value-type="float" office:value="241.678" calcext:value-type="float">
            <text:p>241.678</text:p>
          </table:table-cell>
          <table:table-cell office:value-type="float" office:value="4695.01" calcext:value-type="float">
            <text:p>4695.01</text:p>
          </table:table-cell>
          <table:table-cell office:value-type="float" office:value="71.5421" calcext:value-type="float">
            <text:p>71.5421</text:p>
          </table:table-cell>
          <table:table-cell office:value-type="float" office:value="19.5491" calcext:value-type="float">
            <text:p>19.5491</text:p>
          </table:table-cell>
          <table:table-cell office:value-type="float" office:value="14.3531" calcext:value-type="float">
            <text:p>14.3531</text:p>
          </table:table-cell>
          <table:table-cell office:value-type="float" office:value="10.8157" calcext:value-type="float">
            <text:p>10.8157</text:p>
          </table:table-cell>
          <table:table-cell office:value-type="float" office:value="7.5852" calcext:value-type="float">
            <text:p>7.5852</text:p>
          </table:table-cell>
          <table:table-cell office:value-type="float" office:value="11.9874" calcext:value-type="float">
            <text:p>11.9874</text:p>
          </table:table-cell>
          <table:table-cell office:value-type="float" office:value="6.18439" calcext:value-type="float">
            <text:p>6.18439</text:p>
          </table:table-cell>
          <table:table-cell office:value-type="float" office:value="7.30362" calcext:value-type="float">
            <text:p>7.30362</text:p>
          </table:table-cell>
          <table:table-cell office:value-type="float" office:value="33.2927" calcext:value-type="float">
            <text:p>33.2927</text:p>
          </table:table-cell>
          <table:table-cell office:value-type="float" office:value="3.53925" calcext:value-type="float">
            <text:p>3.53925</text:p>
          </table:table-cell>
          <table:table-cell office:value-type="float" office:value="13.2809" calcext:value-type="float">
            <text:p>13.2809</text:p>
          </table:table-cell>
          <table:table-cell office:value-type="float" office:value="24.7056" calcext:value-type="float">
            <text:p>24.7056</text:p>
          </table:table-cell>
          <table:table-cell office:value-type="float" office:value="35.58" calcext:value-type="float">
            <text:p>35.58</text:p>
          </table:table-cell>
          <table:table-cell office:value-type="float" office:value="14.3273" calcext:value-type="float">
            <text:p>14.3273</text:p>
          </table:table-cell>
          <table:table-cell office:value-type="float" office:value="15.4258" calcext:value-type="float">
            <text:p>15.4258</text:p>
          </table:table-cell>
          <table:table-cell office:value-type="float" office:value="37.5413" calcext:value-type="float">
            <text:p>37.5413</text:p>
          </table:table-cell>
          <table:table-cell office:value-type="float" office:value="8.41112" calcext:value-type="float">
            <text:p>8.41112</text:p>
          </table:table-cell>
          <table:table-cell office:value-type="float" office:value="7781" calcext:value-type="float">
            <text:p>7781</text:p>
          </table:table-cell>
          <table:table-cell office:value-type="float" office:value="0.583287" calcext:value-type="float">
            <text:p>0.583287</text:p>
          </table:table-cell>
          <table:table-cell office:value-type="float" office:value="0.95858" calcext:value-type="float">
            <text:p>0.95858</text:p>
          </table:table-cell>
          <table:table-cell office:value-type="float" office:value="0.34526" calcext:value-type="float">
            <text:p>0.34526</text:p>
          </table:table-cell>
          <table:table-cell office:value-type="float" office:value="16.9951" calcext:value-type="float">
            <text:p>16.9951</text:p>
          </table:table-cell>
          <table:table-cell table:number-columns-repeated="7"/>
          <table:table-cell office:value-type="date" office:date-value="2020-05-08" calcext:value-type="date">
            <text:p>08/05/20</text:p>
          </table:table-cell>
          <table:table-cell table:formula="of:=[.BP72]-[.BP71]" office:value-type="float" office:value="26" calcext:value-type="float">
            <text:p>26</text:p>
          </table:table-cell>
          <table:table-cell table:formula="of:=[.R73]-[.BP71]" office:value-type="float" office:value="78.0200000000004" calcext:value-type="float">
            <text:p>78.0200000000004</text:p>
          </table:table-cell>
          <table:table-cell table:formula="of:=[.CD72]-[.CC72]" office:value-type="float" office:value="52.0200000000004" calcext:value-type="float">
            <text:p>52.0200000000004</text:p>
          </table:table-cell>
          <table:table-cell table:formula="of:=[.CE72]/SQRT([.AL72])" office:value-type="float" office:value="5.87149264304614" calcext:value-type="float">
            <text:p>5.87149264304614</text:p>
          </table:table-cell>
        </table:table-row>
        <table:table-row table:style-name="ro1">
          <table:table-cell office:value-type="string" calcext:value-type="string">
            <text:p>04/05/2020</text:p>
          </table:table-cell>
          <table:table-cell office:value-type="float" office:value="169.502" calcext:value-type="float">
            <text:p>169.502</text:p>
          </table:table-cell>
          <table:table-cell office:value-type="float" office:value="149.046" calcext:value-type="float">
            <text:p>149.046</text:p>
          </table:table-cell>
          <table:table-cell office:value-type="float" office:value="76.5361" calcext:value-type="float">
            <text:p>76.5361</text:p>
          </table:table-cell>
          <table:table-cell office:value-type="float" office:value="43.4889" calcext:value-type="float">
            <text:p>43.4889</text:p>
          </table:table-cell>
          <table:table-cell office:value-type="float" office:value="126.77" calcext:value-type="float">
            <text:p>126.77</text:p>
          </table:table-cell>
          <table:table-cell office:value-type="float" office:value="30.5825" calcext:value-type="float">
            <text:p>30.5825</text:p>
          </table:table-cell>
          <table:table-cell office:value-type="float" office:value="47.0597" calcext:value-type="float">
            <text:p>47.0597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12.5898" calcext:value-type="float">
            <text:p>12.5898</text:p>
          </table:table-cell>
          <table:table-cell office:value-type="float" office:value="174.067" calcext:value-type="float">
            <text:p>174.067</text:p>
          </table:table-cell>
          <table:table-cell office:value-type="float" office:value="690.189" calcext:value-type="float">
            <text:p>690.189</text:p>
          </table:table-cell>
          <table:table-cell office:value-type="float" office:value="1627.19" calcext:value-type="float">
            <text:p>1627.19</text:p>
          </table:table-cell>
          <table:table-cell office:value-type="float" office:value="195.712" calcext:value-type="float">
            <text:p>195.712</text:p>
          </table:table-cell>
          <table:table-cell office:value-type="float" office:value="236.15" calcext:value-type="float">
            <text:p>236.15</text:p>
          </table:table-cell>
          <table:table-cell office:value-type="float" office:value="4835.98" calcext:value-type="float">
            <text:p>4835.98</text:p>
          </table:table-cell>
          <table:table-cell office:value-type="float" office:value="73.7273" calcext:value-type="float">
            <text:p>73.7273</text:p>
          </table:table-cell>
          <table:table-cell office:value-type="float" office:value="7833.02" calcext:value-type="float">
            <text:p>7833.02</text:p>
          </table:table-cell>
          <table:table-cell office:value-type="float" office:value="19.8732" calcext:value-type="float">
            <text:p>19.8732</text:p>
          </table:table-cell>
          <table:table-cell office:value-type="float" office:value="14.3248" calcext:value-type="float">
            <text:p>14.3248</text:p>
          </table:table-cell>
          <table:table-cell office:value-type="float" office:value="10.8146" calcext:value-type="float">
            <text:p>10.8146</text:p>
          </table:table-cell>
          <table:table-cell office:value-type="float" office:value="7.3771" calcext:value-type="float">
            <text:p>7.3771</text:p>
          </table:table-cell>
          <table:table-cell office:value-type="float" office:value="11.8163" calcext:value-type="float">
            <text:p>11.8163</text:p>
          </table:table-cell>
          <table:table-cell office:value-type="float" office:value="6.10311" calcext:value-type="float">
            <text:p>6.10311</text:p>
          </table:table-cell>
          <table:table-cell office:value-type="float" office:value="7.15557" calcext:value-type="float">
            <text:p>7.15557</text:p>
          </table:table-cell>
          <table:table-cell office:value-type="float" office:value="33.5504" calcext:value-type="float">
            <text:p>33.5504</text:p>
          </table:table-cell>
          <table:table-cell office:value-type="float" office:value="3.56353" calcext:value-type="float">
            <text:p>3.56353</text:p>
          </table:table-cell>
          <table:table-cell office:value-type="float" office:value="13.5169" calcext:value-type="float">
            <text:p>13.5169</text:p>
          </table:table-cell>
          <table:table-cell office:value-type="float" office:value="24.6124" calcext:value-type="float">
            <text:p>24.6124</text:p>
          </table:table-cell>
          <table:table-cell office:value-type="float" office:value="35.3037" calcext:value-type="float">
            <text:p>35.3037</text:p>
          </table:table-cell>
          <table:table-cell office:value-type="float" office:value="14.1237" calcext:value-type="float">
            <text:p>14.1237</text:p>
          </table:table-cell>
          <table:table-cell office:value-type="float" office:value="15.2578" calcext:value-type="float">
            <text:p>15.2578</text:p>
          </table:table-cell>
          <table:table-cell office:value-type="float" office:value="37.3466" calcext:value-type="float">
            <text:p>37.3466</text:p>
          </table:table-cell>
          <table:table-cell office:value-type="float" office:value="8.53788" calcext:value-type="float">
            <text:p>8.53788</text:p>
          </table:table-cell>
          <table:table-cell office:value-type="float" office:value="36.7443" calcext:value-type="float">
            <text:p>36.7443</text:p>
          </table:table-cell>
          <table:table-cell office:value-type="float" office:value="162.735" calcext:value-type="float">
            <text:p>162.735</text:p>
          </table:table-cell>
          <table:table-cell office:value-type="float" office:value="145.21" calcext:value-type="float">
            <text:p>145.21</text:p>
          </table:table-cell>
          <table:table-cell office:value-type="float" office:value="73.7531" calcext:value-type="float">
            <text:p>73.7531</text:p>
          </table:table-cell>
          <table:table-cell office:value-type="float" office:value="42.0356" calcext:value-type="float">
            <text:p>42.0356</text:p>
          </table:table-cell>
          <table:table-cell office:value-type="float" office:value="125.391" calcext:value-type="float">
            <text:p>125.391</text:p>
          </table:table-cell>
          <table:table-cell office:value-type="float" office:value="29.5137" calcext:value-type="float">
            <text:p>29.5137</text:p>
          </table:table-cell>
          <table:table-cell office:value-type="float" office:value="46.37" calcext:value-type="float">
            <text:p>46.37</text:p>
          </table:table-cell>
          <table:table-cell office:value-type="float" office:value="999.177" calcext:value-type="float">
            <text:p>999.177</text:p>
          </table:table-cell>
          <table:table-cell office:value-type="float" office:value="12.5772" calcext:value-type="float">
            <text:p>12.5772</text:p>
          </table:table-cell>
          <table:table-cell office:value-type="float" office:value="168.586" calcext:value-type="float">
            <text:p>168.586</text:p>
          </table:table-cell>
          <table:table-cell office:value-type="float" office:value="683.836" calcext:value-type="float">
            <text:p>683.836</text:p>
          </table:table-cell>
          <table:table-cell office:value-type="float" office:value="1625.3" calcext:value-type="float">
            <text:p>1625.3</text:p>
          </table:table-cell>
          <table:table-cell office:value-type="float" office:value="193.51" calcext:value-type="float">
            <text:p>193.51</text:p>
          </table:table-cell>
          <table:table-cell office:value-type="float" office:value="235.738" calcext:value-type="float">
            <text:p>235.738</text:p>
          </table:table-cell>
          <table:table-cell office:value-type="float" office:value="4835.9" calcext:value-type="float">
            <text:p>4835.9</text:p>
          </table:table-cell>
          <table:table-cell office:value-type="float" office:value="73.7258" calcext:value-type="float">
            <text:p>73.7258</text:p>
          </table:table-cell>
          <table:table-cell office:value-type="float" office:value="19.2898" calcext:value-type="float">
            <text:p>19.2898</text:p>
          </table:table-cell>
          <table:table-cell office:value-type="float" office:value="14.0662" calcext:value-type="float">
            <text:p>14.0662</text:p>
          </table:table-cell>
          <table:table-cell office:value-type="float" office:value="10.6345" calcext:value-type="float">
            <text:p>10.6345</text:p>
          </table:table-cell>
          <table:table-cell office:value-type="float" office:value="7.30534" calcext:value-type="float">
            <text:p>7.30534</text:p>
          </table:table-cell>
          <table:table-cell office:value-type="float" office:value="11.7761" calcext:value-type="float">
            <text:p>11.7761</text:p>
          </table:table-cell>
          <table:table-cell office:value-type="float" office:value="6.05624" calcext:value-type="float">
            <text:p>6.05624</text:p>
          </table:table-cell>
          <table:table-cell office:value-type="float" office:value="7.13897" calcext:value-type="float">
            <text:p>7.13897</text:p>
          </table:table-cell>
          <table:table-cell office:value-type="float" office:value="33.54" calcext:value-type="float">
            <text:p>33.54</text:p>
          </table:table-cell>
          <table:table-cell office:value-type="float" office:value="3.56351" calcext:value-type="float">
            <text:p>3.56351</text:p>
          </table:table-cell>
          <table:table-cell office:value-type="float" office:value="12.9507" calcext:value-type="float">
            <text:p>12.9507</text:p>
          </table:table-cell>
          <table:table-cell office:value-type="float" office:value="24.1998" calcext:value-type="float">
            <text:p>24.1998</text:p>
          </table:table-cell>
          <table:table-cell office:value-type="float" office:value="35.2784" calcext:value-type="float">
            <text:p>35.2784</text:p>
          </table:table-cell>
          <table:table-cell office:value-type="float" office:value="14.0379" calcext:value-type="float">
            <text:p>14.0379</text:p>
          </table:table-cell>
          <table:table-cell office:value-type="float" office:value="15.255" calcext:value-type="float">
            <text:p>15.255</text:p>
          </table:table-cell>
          <table:table-cell office:value-type="float" office:value="37.3466" calcext:value-type="float">
            <text:p>37.3466</text:p>
          </table:table-cell>
          <table:table-cell office:value-type="float" office:value="8.53788" calcext:value-type="float">
            <text:p>8.53788</text:p>
          </table:table-cell>
          <table:table-cell office:value-type="float" office:value="7819" calcext:value-type="float">
            <text:p>7819</text:p>
          </table:table-cell>
          <table:table-cell office:value-type="float" office:value="0.588249" calcext:value-type="float">
            <text:p>0.588249</text:p>
          </table:table-cell>
          <table:table-cell office:value-type="float" office:value="0.958362" calcext:value-type="float">
            <text:p>0.958362</text:p>
          </table:table-cell>
          <table:table-cell office:value-type="float" office:value="0.367255" calcext:value-type="float">
            <text:p>0.367255</text:p>
          </table:table-cell>
          <table:table-cell office:value-type="float" office:value="17.2089" calcext:value-type="float">
            <text:p>17.2089</text:p>
          </table:table-cell>
          <table:table-cell table:number-columns-repeated="7"/>
          <table:table-cell office:value-type="date" office:date-value="2020-05-09" calcext:value-type="date">
            <text:p>09/05/20</text:p>
          </table:table-cell>
          <table:table-cell table:formula="of:=[.BP73]-[.BP72]" office:value-type="float" office:value="38" calcext:value-type="float">
            <text:p>38</text:p>
          </table:table-cell>
          <table:table-cell table:formula="of:=[.R74]-[.BP72]" office:value-type="float" office:value="89.1599999999999" calcext:value-type="float">
            <text:p>89.1599999999999</text:p>
          </table:table-cell>
          <table:table-cell table:formula="of:=[.CD73]-[.CC73]" office:value-type="float" office:value="51.1599999999999" calcext:value-type="float">
            <text:p>51.1599999999999</text:p>
          </table:table-cell>
          <table:table-cell table:formula="of:=[.CE73]/SQRT([.AL73])" office:value-type="float" office:value="5.95717551931605" calcext:value-type="float">
            <text:p>5.95717551931605</text:p>
          </table:table-cell>
        </table:table-row>
        <table:table-row table:style-name="ro1">
          <table:table-cell office:value-type="string" calcext:value-type="string">
            <text:p>05/05/2020</text:p>
          </table:table-cell>
          <table:table-cell office:value-type="float" office:value="159.406" calcext:value-type="float">
            <text:p>159.406</text:p>
          </table:table-cell>
          <table:table-cell office:value-type="float" office:value="139.916" calcext:value-type="float">
            <text:p>139.916</text:p>
          </table:table-cell>
          <table:table-cell office:value-type="float" office:value="71.9525" calcext:value-type="float">
            <text:p>71.9525</text:p>
          </table:table-cell>
          <table:table-cell office:value-type="float" office:value="38.8972" calcext:value-type="float">
            <text:p>38.8972</text:p>
          </table:table-cell>
          <table:table-cell office:value-type="float" office:value="121.182" calcext:value-type="float">
            <text:p>121.182</text:p>
          </table:table-cell>
          <table:table-cell office:value-type="float" office:value="28.6134" calcext:value-type="float">
            <text:p>28.6134</text:p>
          </table:table-cell>
          <table:table-cell office:value-type="float" office:value="44.5553" calcext:value-type="float">
            <text:p>44.5553</text:p>
          </table:table-cell>
          <table:table-cell office:value-type="float" office:value="1012.34" calcext:value-type="float">
            <text:p>1012.34</text:p>
          </table:table-cell>
          <table:table-cell office:value-type="float" office:value="12.7418" calcext:value-type="float">
            <text:p>12.7418</text:p>
          </table:table-cell>
          <table:table-cell office:value-type="float" office:value="161.957" calcext:value-type="float">
            <text:p>161.957</text:p>
          </table:table-cell>
          <table:table-cell office:value-type="float" office:value="655.287" calcext:value-type="float">
            <text:p>655.287</text:p>
          </table:table-cell>
          <table:table-cell office:value-type="float" office:value="1587.07" calcext:value-type="float">
            <text:p>1587.07</text:p>
          </table:table-cell>
          <table:table-cell office:value-type="float" office:value="186.428" calcext:value-type="float">
            <text:p>186.428</text:p>
          </table:table-cell>
          <table:table-cell office:value-type="float" office:value="229.987" calcext:value-type="float">
            <text:p>229.987</text:p>
          </table:table-cell>
          <table:table-cell office:value-type="float" office:value="4973.56" calcext:value-type="float">
            <text:p>4973.56</text:p>
          </table:table-cell>
          <table:table-cell office:value-type="float" office:value="75.8602" calcext:value-type="float">
            <text:p>75.8602</text:p>
          </table:table-cell>
          <table:table-cell office:value-type="float" office:value="7870.16" calcext:value-type="float">
            <text:p>7870.16</text:p>
          </table:table-cell>
          <table:table-cell office:value-type="float" office:value="19.5319" calcext:value-type="float">
            <text:p>19.5319</text:p>
          </table:table-cell>
          <table:table-cell office:value-type="float" office:value="14.0232" calcext:value-type="float">
            <text:p>14.0232</text:p>
          </table:table-cell>
          <table:table-cell office:value-type="float" office:value="10.5965" calcext:value-type="float">
            <text:p>10.5965</text:p>
          </table:table-cell>
          <table:table-cell office:value-type="float" office:value="6.99677" calcext:value-type="float">
            <text:p>6.99677</text:p>
          </table:table-cell>
          <table:table-cell office:value-type="float" office:value="11.5923" calcext:value-type="float">
            <text:p>11.5923</text:p>
          </table:table-cell>
          <table:table-cell office:value-type="float" office:value="5.96023" calcext:value-type="float">
            <text:p>5.96023</text:p>
          </table:table-cell>
          <table:table-cell office:value-type="float" office:value="6.98814" calcext:value-type="float">
            <text:p>6.98814</text:p>
          </table:table-cell>
          <table:table-cell office:value-type="float" office:value="33.7857" calcext:value-type="float">
            <text:p>33.7857</text:p>
          </table:table-cell>
          <table:table-cell office:value-type="float" office:value="3.58662" calcext:value-type="float">
            <text:p>3.58662</text:p>
          </table:table-cell>
          <table:table-cell office:value-type="float" office:value="13.1504" calcext:value-type="float">
            <text:p>13.1504</text:p>
          </table:table-cell>
          <table:table-cell office:value-type="float" office:value="24.1079" calcext:value-type="float">
            <text:p>24.1079</text:p>
          </table:table-cell>
          <table:table-cell office:value-type="float" office:value="34.9764" calcext:value-type="float">
            <text:p>34.9764</text:p>
          </table:table-cell>
          <table:table-cell office:value-type="float" office:value="13.8274" calcext:value-type="float">
            <text:p>13.8274</text:p>
          </table:table-cell>
          <table:table-cell office:value-type="float" office:value="15.0748" calcext:value-type="float">
            <text:p>15.0748</text:p>
          </table:table-cell>
          <table:table-cell office:value-type="float" office:value="37.1195" calcext:value-type="float">
            <text:p>37.1195</text:p>
          </table:table-cell>
          <table:table-cell office:value-type="float" office:value="8.65988" calcext:value-type="float">
            <text:p>8.65988</text:p>
          </table:table-cell>
          <table:table-cell office:value-type="float" office:value="35.4649" calcext:value-type="float">
            <text:p>35.4649</text:p>
          </table:table-cell>
          <table:table-cell office:value-type="float" office:value="152.33" calcext:value-type="float">
            <text:p>152.33</text:p>
          </table:table-cell>
          <table:table-cell office:value-type="float" office:value="135.902" calcext:value-type="float">
            <text:p>135.902</text:p>
          </table:table-cell>
          <table:table-cell office:value-type="float" office:value="69.0402" calcext:value-type="float">
            <text:p>69.0402</text:p>
          </table:table-cell>
          <table:table-cell office:value-type="float" office:value="37.4437" calcext:value-type="float">
            <text:p>37.4437</text:p>
          </table:table-cell>
          <table:table-cell office:value-type="float" office:value="119.739" calcext:value-type="float">
            <text:p>119.739</text:p>
          </table:table-cell>
          <table:table-cell office:value-type="float" office:value="27.5019" calcext:value-type="float">
            <text:p>27.5019</text:p>
          </table:table-cell>
          <table:table-cell office:value-type="float" office:value="43.8473" calcext:value-type="float">
            <text:p>43.8473</text:p>
          </table:table-cell>
          <table:table-cell office:value-type="float" office:value="1011.11" calcext:value-type="float">
            <text:p>1011.11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156.386" calcext:value-type="float">
            <text:p>156.386</text:p>
          </table:table-cell>
          <table:table-cell office:value-type="float" office:value="648.629" calcext:value-type="float">
            <text:p>648.629</text:p>
          </table:table-cell>
          <table:table-cell office:value-type="float" office:value="1585.12" calcext:value-type="float">
            <text:p>1585.12</text:p>
          </table:table-cell>
          <table:table-cell office:value-type="float" office:value="184.186" calcext:value-type="float">
            <text:p>184.186</text:p>
          </table:table-cell>
          <table:table-cell office:value-type="float" office:value="229.56" calcext:value-type="float">
            <text:p>229.56</text:p>
          </table:table-cell>
          <table:table-cell office:value-type="float" office:value="4973.46" calcext:value-type="float">
            <text:p>4973.46</text:p>
          </table:table-cell>
          <table:table-cell office:value-type="float" office:value="75.8585" calcext:value-type="float">
            <text:p>75.8585</text:p>
          </table:table-cell>
          <table:table-cell office:value-type="float" office:value="18.9058" calcext:value-type="float">
            <text:p>18.9058</text:p>
          </table:table-cell>
          <table:table-cell office:value-type="float" office:value="13.7445" calcext:value-type="float">
            <text:p>13.7445</text:p>
          </table:table-cell>
          <table:table-cell office:value-type="float" office:value="10.4024" calcext:value-type="float">
            <text:p>10.4024</text:p>
          </table:table-cell>
          <table:table-cell office:value-type="float" office:value="6.92383" calcext:value-type="float">
            <text:p>6.92383</text:p>
          </table:table-cell>
          <table:table-cell office:value-type="float" office:value="11.5491" calcext:value-type="float">
            <text:p>11.5491</text:p>
          </table:table-cell>
          <table:table-cell office:value-type="float" office:value="5.91021" calcext:value-type="float">
            <text:p>5.91021</text:p>
          </table:table-cell>
          <table:table-cell office:value-type="float" office:value="6.97089" calcext:value-type="float">
            <text:p>6.97089</text:p>
          </table:table-cell>
          <table:table-cell office:value-type="float" office:value="33.775" calcext:value-type="float">
            <text:p>33.775</text:p>
          </table:table-cell>
          <table:table-cell office:value-type="float" office:value="3.58661" calcext:value-type="float">
            <text:p>3.58661</text:p>
          </table:table-cell>
          <table:table-cell office:value-type="float" office:value="12.5704" calcext:value-type="float">
            <text:p>12.5704</text:p>
          </table:table-cell>
          <table:table-cell office:value-type="float" office:value="23.6619" calcext:value-type="float">
            <text:p>23.6619</text:p>
          </table:table-cell>
          <table:table-cell office:value-type="float" office:value="34.9501" calcext:value-type="float">
            <text:p>34.9501</text:p>
          </table:table-cell>
          <table:table-cell office:value-type="float" office:value="13.7397" calcext:value-type="float">
            <text:p>13.7397</text:p>
          </table:table-cell>
          <table:table-cell office:value-type="float" office:value="15.0719" calcext:value-type="float">
            <text:p>15.0719</text:p>
          </table:table-cell>
          <table:table-cell office:value-type="float" office:value="37.1194" calcext:value-type="float">
            <text:p>37.1194</text:p>
          </table:table-cell>
          <table:table-cell office:value-type="float" office:value="8.65988" calcext:value-type="float">
            <text:p>8.65988</text:p>
          </table:table-cell>
          <table:table-cell office:value-type="float" office:value="7896" calcext:value-type="float">
            <text:p>7896</text:p>
          </table:table-cell>
          <table:table-cell office:value-type="float" office:value="0.59321" calcext:value-type="float">
            <text:p>0.59321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0.377594" calcext:value-type="float">
            <text:p>0.377594</text:p>
          </table:table-cell>
          <table:table-cell office:value-type="float" office:value="16.4235" calcext:value-type="float">
            <text:p>16.4235</text:p>
          </table:table-cell>
          <table:table-cell table:number-columns-repeated="7"/>
          <table:table-cell office:value-type="date" office:date-value="2020-05-10" calcext:value-type="date">
            <text:p>10/05/20</text:p>
          </table:table-cell>
          <table:table-cell table:formula="of:=[.BP74]-[.BP73]" office:value-type="float" office:value="77" calcext:value-type="float">
            <text:p>77</text:p>
          </table:table-cell>
          <table:table-cell table:formula="of:=[.R75]-[.BP73]" office:value-type="float" office:value="84.4799999999996" calcext:value-type="float">
            <text:p>84.4799999999996</text:p>
          </table:table-cell>
          <table:table-cell table:formula="of:=[.CD74]-[.CC74]" office:value-type="float" office:value="7.47999999999956" calcext:value-type="float">
            <text:p>7.47999999999956</text:p>
          </table:table-cell>
          <table:table-cell table:formula="of:=[.CE74]/SQRT([.AL74])" office:value-type="float" office:value="0.90022398010666" calcext:value-type="float">
            <text:p>0.90022398010666</text:p>
          </table:table-cell>
        </table:table-row>
        <table:table-row table:style-name="ro1">
          <table:table-cell office:value-type="string" calcext:value-type="string">
            <text:p>06/05/2020</text:p>
          </table:table-cell>
          <table:table-cell office:value-type="float" office:value="148.971" calcext:value-type="float">
            <text:p>148.971</text:p>
          </table:table-cell>
          <table:table-cell office:value-type="float" office:value="130.95" calcext:value-type="float">
            <text:p>130.95</text:p>
          </table:table-cell>
          <table:table-cell office:value-type="float" office:value="67.3538" calcext:value-type="float">
            <text:p>67.3538</text:p>
          </table:table-cell>
          <table:table-cell office:value-type="float" office:value="34.5642" calcext:value-type="float">
            <text:p>34.5642</text:p>
          </table:table-cell>
          <table:table-cell office:value-type="float" office:value="115.402" calcext:value-type="float">
            <text:p>115.402</text:p>
          </table:table-cell>
          <table:table-cell office:value-type="float" office:value="26.685" calcext:value-type="float">
            <text:p>26.685</text:p>
          </table:table-cell>
          <table:table-cell office:value-type="float" office:value="42.0988" calcext:value-type="float">
            <text:p>42.0988</text:p>
          </table:table-cell>
          <table:table-cell office:value-type="float" office:value="1023.63" calcext:value-type="float">
            <text:p>1023.63</text:p>
          </table:table-cell>
          <table:table-cell office:value-type="float" office:value="12.886" calcext:value-type="float">
            <text:p>12.886</text:p>
          </table:table-cell>
          <table:table-cell office:value-type="float" office:value="150.492" calcext:value-type="float">
            <text:p>150.492</text:p>
          </table:table-cell>
          <table:table-cell office:value-type="float" office:value="620.757" calcext:value-type="float">
            <text:p>620.757</text:p>
          </table:table-cell>
          <table:table-cell office:value-type="float" office:value="1545.68" calcext:value-type="float">
            <text:p>1545.68</text:p>
          </table:table-cell>
          <table:table-cell office:value-type="float" office:value="177.296" calcext:value-type="float">
            <text:p>177.296</text:p>
          </table:table-cell>
          <table:table-cell office:value-type="float" office:value="223.62" calcext:value-type="float">
            <text:p>223.62</text:p>
          </table:table-cell>
          <table:table-cell office:value-type="float" office:value="5107.69" calcext:value-type="float">
            <text:p>5107.69</text:p>
          </table:table-cell>
          <table:table-cell office:value-type="float" office:value="77.9402" calcext:value-type="float">
            <text:p>77.9402</text:p>
          </table:table-cell>
          <table:table-cell office:value-type="float" office:value="7903.48" calcext:value-type="float">
            <text:p>7903.48</text:p>
          </table:table-cell>
          <table:table-cell office:value-type="float" office:value="19.0901" calcext:value-type="float">
            <text:p>19.0901</text:p>
          </table:table-cell>
          <table:table-cell office:value-type="float" office:value="13.6869" calcext:value-type="float">
            <text:p>13.6869</text:p>
          </table:table-cell>
          <table:table-cell office:value-type="float" office:value="10.3444" calcext:value-type="float">
            <text:p>10.3444</text:p>
          </table:table-cell>
          <table:table-cell office:value-type="float" office:value="6.60409" calcext:value-type="float">
            <text:p>6.60409</text:p>
          </table:table-cell>
          <table:table-cell office:value-type="float" office:value="11.3488" calcext:value-type="float">
            <text:p>11.3488</text:p>
          </table:table-cell>
          <table:table-cell office:value-type="float" office:value="5.80351" calcext:value-type="float">
            <text:p>5.80351</text:p>
          </table:table-cell>
          <table:table-cell office:value-type="float" office:value="6.81802" calcext:value-type="float">
            <text:p>6.81802</text:p>
          </table:table-cell>
          <table:table-cell office:value-type="float" office:value="34.0089" calcext:value-type="float">
            <text:p>34.0089</text:p>
          </table:table-cell>
          <table:table-cell office:value-type="float" office:value="3.60854" calcext:value-type="float">
            <text:p>3.60854</text:p>
          </table:table-cell>
          <table:table-cell office:value-type="float" office:value="12.7511" calcext:value-type="float">
            <text:p>12.7511</text:p>
          </table:table-cell>
          <table:table-cell office:value-type="float" office:value="23.5537" calcext:value-type="float">
            <text:p>23.5537</text:p>
          </table:table-cell>
          <table:table-cell office:value-type="float" office:value="34.6233" calcext:value-type="float">
            <text:p>34.6233</text:p>
          </table:table-cell>
          <table:table-cell office:value-type="float" office:value="13.523" calcext:value-type="float">
            <text:p>13.523</text:p>
          </table:table-cell>
          <table:table-cell office:value-type="float" office:value="14.8809" calcext:value-type="float">
            <text:p>14.8809</text:p>
          </table:table-cell>
          <table:table-cell office:value-type="float" office:value="36.8622" calcext:value-type="float">
            <text:p>36.8622</text:p>
          </table:table-cell>
          <table:table-cell office:value-type="float" office:value="8.77719" calcext:value-type="float">
            <text:p>8.77719</text:p>
          </table:table-cell>
          <table:table-cell office:value-type="float" office:value="33.8807" calcext:value-type="float">
            <text:p>33.8807</text:p>
          </table:table-cell>
          <table:table-cell office:value-type="float" office:value="147.873" calcext:value-type="float">
            <text:p>147.873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66.9004" calcext:value-type="float">
            <text:p>66.9004</text:p>
          </table:table-cell>
          <table:table-cell office:value-type="float" office:value="34.3481" calcext:value-type="float">
            <text:p>34.3481</text:p>
          </table:table-cell>
          <table:table-cell office:value-type="float" office:value="115.179" calcext:value-type="float">
            <text:p>115.179</text:p>
          </table:table-cell>
          <table:table-cell office:value-type="float" office:value="26.5128" calcext:value-type="float">
            <text:p>26.5128</text:p>
          </table:table-cell>
          <table:table-cell office:value-type="float" office:value="41.9906" calcext:value-type="float">
            <text:p>41.9906</text:p>
          </table:table-cell>
          <table:table-cell office:value-type="float" office:value="1023.45" calcext:value-type="float">
            <text:p>1023.45</text:p>
          </table:table-cell>
          <table:table-cell office:value-type="float" office:value="12.8839" calcext:value-type="float">
            <text:p>12.8839</text:p>
          </table:table-cell>
          <table:table-cell office:value-type="float" office:value="149.648" calcext:value-type="float">
            <text:p>149.648</text:p>
          </table:table-cell>
          <table:table-cell office:value-type="float" office:value="619.725" calcext:value-type="float">
            <text:p>619.725</text:p>
          </table:table-cell>
          <table:table-cell office:value-type="float" office:value="1545.38" calcext:value-type="float">
            <text:p>1545.38</text:p>
          </table:table-cell>
          <table:table-cell office:value-type="float" office:value="176.956" calcext:value-type="float">
            <text:p>176.956</text:p>
          </table:table-cell>
          <table:table-cell office:value-type="float" office:value="223.555" calcext:value-type="float">
            <text:p>223.555</text:p>
          </table:table-cell>
          <table:table-cell office:value-type="float" office:value="5107.68" calcext:value-type="float">
            <text:p>5107.68</text:p>
          </table:table-cell>
          <table:table-cell office:value-type="float" office:value="77.9399" calcext:value-type="float">
            <text:p>77.9399</text:p>
          </table:table-cell>
          <table:table-cell office:value-type="float" office:value="18.4312" calcext:value-type="float">
            <text:p>18.4312</text:p>
          </table:table-cell>
          <table:table-cell office:value-type="float" office:value="13.3912" calcext:value-type="float">
            <text:p>13.3912</text:p>
          </table:table-cell>
          <table:table-cell office:value-type="float" office:value="10.1386" calcext:value-type="float">
            <text:p>10.1386</text:p>
          </table:table-cell>
          <table:table-cell office:value-type="float" office:value="6.53124" calcext:value-type="float">
            <text:p>6.53124</text:p>
          </table:table-cell>
          <table:table-cell office:value-type="float" office:value="11.3035" calcext:value-type="float">
            <text:p>11.3035</text:p>
          </table:table-cell>
          <table:table-cell office:value-type="float" office:value="5.75093" calcext:value-type="float">
            <text:p>5.75093</text:p>
          </table:table-cell>
          <table:table-cell office:value-type="float" office:value="6.80041" calcext:value-type="float">
            <text:p>6.80041</text:p>
          </table:table-cell>
          <table:table-cell office:value-type="float" office:value="33.9981" calcext:value-type="float">
            <text:p>33.9981</text:p>
          </table:table-cell>
          <table:table-cell office:value-type="float" office:value="3.60853" calcext:value-type="float">
            <text:p>3.60853</text:p>
          </table:table-cell>
          <table:table-cell office:value-type="float" office:value="12.164" calcext:value-type="float">
            <text:p>12.164</text:p>
          </table:table-cell>
          <table:table-cell office:value-type="float" office:value="23.0856" calcext:value-type="float">
            <text:p>23.0856</text:p>
          </table:table-cell>
          <table:table-cell office:value-type="float" office:value="34.5963" calcext:value-type="float">
            <text:p>34.5963</text:p>
          </table:table-cell>
          <table:table-cell office:value-type="float" office:value="13.4353" calcext:value-type="float">
            <text:p>13.4353</text:p>
          </table:table-cell>
          <table:table-cell office:value-type="float" office:value="14.878" calcext:value-type="float">
            <text:p>14.878</text:p>
          </table:table-cell>
          <table:table-cell office:value-type="float" office:value="36.8622" calcext:value-type="float">
            <text:p>36.8622</text:p>
          </table:table-cell>
          <table:table-cell office:value-type="float" office:value="8.77719" calcext:value-type="float">
            <text:p>8.77719</text:p>
          </table:table-cell>
          <table:table-cell office:value-type="float" office:value="7974" calcext:value-type="float">
            <text:p>7974</text:p>
          </table:table-cell>
          <table:table-cell office:value-type="float" office:value="0.598171" calcext:value-type="float">
            <text:p>0.598171</text:p>
          </table:table-cell>
          <table:table-cell office:value-type="float" office:value="0.957928" calcext:value-type="float">
            <text:p>0.957928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16.2637" calcext:value-type="float">
            <text:p>16.2637</text:p>
          </table:table-cell>
          <table:table-cell table:number-columns-repeated="7"/>
          <table:table-cell office:value-type="date" office:date-value="2020-05-11" calcext:value-type="date">
            <text:p>11/05/20</text:p>
          </table:table-cell>
          <table:table-cell table:formula="of:=[.BP75]-[.BP74]" office:value-type="float" office:value="78" calcext:value-type="float">
            <text:p>78</text:p>
          </table:table-cell>
          <table:table-cell table:formula="of:=[.R76]-[.BP74]" office:value-type="float" office:value="52.9899999999998" calcext:value-type="float">
            <text:p>52.9899999999998</text:p>
          </table:table-cell>
          <table:table-cell table:formula="of:=[.CD75]-[.CC75]" office:value-type="float" office:value="-25.0100000000002" calcext:value-type="float">
            <text:p>-25.0100000000002</text:p>
          </table:table-cell>
          <table:table-cell table:formula="of:=[.CE75]/SQRT([.AL75])" office:value-type="float" office:value="-3.05773141018843" calcext:value-type="float">
            <text:p>-3.05773141018843</text:p>
          </table:table-cell>
        </table:table-row>
        <table:table-row table:style-name="ro1">
          <table:table-cell office:value-type="string" calcext:value-type="string">
            <text:p>07/05/2020</text:p>
          </table:table-cell>
          <table:table-cell office:value-type="float" office:value="144.255" calcext:value-type="float">
            <text:p>144.255</text:p>
          </table:table-cell>
          <table:table-cell office:value-type="float" office:value="125.804" calcext:value-type="float">
            <text:p>125.804</text:p>
          </table:table-cell>
          <table:table-cell office:value-type="float" office:value="65.3051" calcext:value-type="float">
            <text:p>65.3051</text:p>
          </table:table-cell>
          <table:table-cell office:value-type="float" office:value="32.1408" calcext:value-type="float">
            <text:p>32.1408</text:p>
          </table:table-cell>
          <table:table-cell office:value-type="float" office:value="110.812" calcext:value-type="float">
            <text:p>110.812</text:p>
          </table:table-cell>
          <table:table-cell office:value-type="float" office:value="25.758" calcext:value-type="float">
            <text:p>25.758</text:p>
          </table:table-cell>
          <table:table-cell office:value-type="float" office:value="40.3302" calcext:value-type="float">
            <text:p>40.3302</text:p>
          </table:table-cell>
          <table:table-cell office:value-type="float" office:value="1035.48" calcext:value-type="float">
            <text:p>1035.48</text:p>
          </table:table-cell>
          <table:table-cell office:value-type="float" office:value="13.0352" calcext:value-type="float">
            <text:p>13.0352</text:p>
          </table:table-cell>
          <table:table-cell office:value-type="float" office:value="144.155" calcext:value-type="float">
            <text:p>144.155</text:p>
          </table:table-cell>
          <table:table-cell office:value-type="float" office:value="592.977" calcext:value-type="float">
            <text:p>592.977</text:p>
          </table:table-cell>
          <table:table-cell office:value-type="float" office:value="1505.45" calcext:value-type="float">
            <text:p>1505.45</text:p>
          </table:table-cell>
          <table:table-cell office:value-type="float" office:value="170.341" calcext:value-type="float">
            <text:p>170.341</text:p>
          </table:table-cell>
          <table:table-cell office:value-type="float" office:value="217.577" calcext:value-type="float">
            <text:p>217.577</text:p>
          </table:table-cell>
          <table:table-cell office:value-type="float" office:value="5238.52" calcext:value-type="float">
            <text:p>5238.52</text:p>
          </table:table-cell>
          <table:table-cell office:value-type="float" office:value="79.9694" calcext:value-type="float">
            <text:p>79.9694</text:p>
          </table:table-cell>
          <table:table-cell office:value-type="float" office:value="7948.99" calcext:value-type="float">
            <text:p>7948.99</text:p>
          </table:table-cell>
          <table:table-cell office:value-type="float" office:value="18.6569" calcext:value-type="float">
            <text:p>18.6569</text:p>
          </table:table-cell>
          <table:table-cell office:value-type="float" office:value="13.3625" calcext:value-type="float">
            <text:p>13.3625</text:p>
          </table:table-cell>
          <table:table-cell office:value-type="float" office:value="10.13" calcext:value-type="float">
            <text:p>10.13</text:p>
          </table:table-cell>
          <table:table-cell office:value-type="float" office:value="6.32083" calcext:value-type="float">
            <text:p>6.32083</text:p>
          </table:table-cell>
          <table:table-cell office:value-type="float" office:value="11.0972" calcext:value-type="float">
            <text:p>11.0972</text:p>
          </table:table-cell>
          <table:table-cell office:value-type="float" office:value="5.66628" calcext:value-type="float">
            <text:p>5.66628</text:p>
          </table:table-cell>
          <table:table-cell office:value-type="float" office:value="6.65497" calcext:value-type="float">
            <text:p>6.65497</text:p>
          </table:table-cell>
          <table:table-cell office:value-type="float" office:value="34.2222" calcext:value-type="float">
            <text:p>34.2222</text:p>
          </table:table-cell>
          <table:table-cell office:value-type="float" office:value="3.6295" calcext:value-type="float">
            <text:p>3.6295</text:p>
          </table:table-cell>
          <table:table-cell office:value-type="float" office:value="12.3948" calcext:value-type="float">
            <text:p>12.3948</text:p>
          </table:table-cell>
          <table:table-cell office:value-type="float" office:value="22.9801" calcext:value-type="float">
            <text:p>22.9801</text:p>
          </table:table-cell>
          <table:table-cell office:value-type="float" office:value="34.2553" calcext:value-type="float">
            <text:p>34.2553</text:p>
          </table:table-cell>
          <table:table-cell office:value-type="float" office:value="13.2263" calcext:value-type="float">
            <text:p>13.2263</text:p>
          </table:table-cell>
          <table:table-cell office:value-type="float" office:value="14.683" calcext:value-type="float">
            <text:p>14.683</text:p>
          </table:table-cell>
          <table:table-cell office:value-type="float" office:value="36.5791" calcext:value-type="float">
            <text:p>36.5791</text:p>
          </table:table-cell>
          <table:table-cell office:value-type="float" office:value="8.89004" calcext:value-type="float">
            <text:p>8.89004</text:p>
          </table:table-cell>
          <table:table-cell office:value-type="float" office:value="32.5756" calcext:value-type="float">
            <text:p>32.5756</text:p>
          </table:table-cell>
          <table:table-cell office:value-type="float" office:value="148.012" calcext:value-type="float">
            <text:p>148.012</text:p>
          </table:table-cell>
          <table:table-cell office:value-type="float" office:value="127.941" calcext:value-type="float">
            <text:p>127.941</text:p>
          </table:table-cell>
          <table:table-cell office:value-type="float" office:value="66.8578" calcext:value-type="float">
            <text:p>66.8578</text:p>
          </table:table-cell>
          <table:table-cell office:value-type="float" office:value="32.8515" calcext:value-type="float">
            <text:p>32.8515</text:p>
          </table:table-cell>
          <table:table-cell office:value-type="float" office:value="111.571" calcext:value-type="float">
            <text:p>111.571</text:p>
          </table:table-cell>
          <table:table-cell office:value-type="float" office:value="26.345" calcext:value-type="float">
            <text:p>26.345</text:p>
          </table:table-cell>
          <table:table-cell office:value-type="float" office:value="40.6955" calcext:value-type="float">
            <text:p>40.6955</text:p>
          </table:table-cell>
          <table:table-cell office:value-type="float" office:value="1036.12" calcext:value-type="float">
            <text:p>1036.12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147.015" calcext:value-type="float">
            <text:p>147.015</text:p>
          </table:table-cell>
          <table:table-cell office:value-type="float" office:value="596.486" calcext:value-type="float">
            <text:p>596.486</text:p>
          </table:table-cell>
          <table:table-cell office:value-type="float" office:value="1506.48" calcext:value-type="float">
            <text:p>1506.48</text:p>
          </table:table-cell>
          <table:table-cell office:value-type="float" office:value="171.484" calcext:value-type="float">
            <text:p>171.484</text:p>
          </table:table-cell>
          <table:table-cell office:value-type="float" office:value="217.796" calcext:value-type="float">
            <text:p>217.796</text:p>
          </table:table-cell>
          <table:table-cell office:value-type="float" office:value="5238.58" calcext:value-type="float">
            <text:p>5238.58</text:p>
          </table:table-cell>
          <table:table-cell office:value-type="float" office:value="79.9704" calcext:value-type="float">
            <text:p>79.9704</text:p>
          </table:table-cell>
          <table:table-cell office:value-type="float" office:value="18.0035" calcext:value-type="float">
            <text:p>18.0035</text:p>
          </table:table-cell>
          <table:table-cell office:value-type="float" office:value="13.0696" calcext:value-type="float">
            <text:p>13.0696</text:p>
          </table:table-cell>
          <table:table-cell office:value-type="float" office:value="9.92601" calcext:value-type="float">
            <text:p>9.92601</text:p>
          </table:table-cell>
          <table:table-cell office:value-type="float" office:value="6.25267" calcext:value-type="float">
            <text:p>6.25267</text:p>
          </table:table-cell>
          <table:table-cell office:value-type="float" office:value="11.053" calcext:value-type="float">
            <text:p>11.053</text:p>
          </table:table-cell>
          <table:table-cell office:value-type="float" office:value="5.61444" calcext:value-type="float">
            <text:p>5.61444</text:p>
          </table:table-cell>
          <table:table-cell office:value-type="float" office:value="6.63794" calcext:value-type="float">
            <text:p>6.63794</text:p>
          </table:table-cell>
          <table:table-cell office:value-type="float" office:value="34.212" calcext:value-type="float">
            <text:p>34.212</text:p>
          </table:table-cell>
          <table:table-cell office:value-type="float" office:value="3.62949" calcext:value-type="float">
            <text:p>3.62949</text:p>
          </table:table-cell>
          <table:table-cell office:value-type="float" office:value="11.8218" calcext:value-type="float">
            <text:p>11.8218</text:p>
          </table:table-cell>
          <table:table-cell office:value-type="float" office:value="22.5209" calcext:value-type="float">
            <text:p>22.5209</text:p>
          </table:table-cell>
          <table:table-cell office:value-type="float" office:value="34.2292" calcext:value-type="float">
            <text:p>34.2292</text:p>
          </table:table-cell>
          <table:table-cell office:value-type="float" office:value="13.1422" calcext:value-type="float">
            <text:p>13.1422</text:p>
          </table:table-cell>
          <table:table-cell office:value-type="float" office:value="14.6803" calcext:value-type="float">
            <text:p>14.6803</text:p>
          </table:table-cell>
          <table:table-cell office:value-type="float" office:value="36.579" calcext:value-type="float">
            <text:p>36.579</text:p>
          </table:table-cell>
          <table:table-cell office:value-type="float" office:value="8.89004" calcext:value-type="float">
            <text:p>8.89004</text:p>
          </table:table-cell>
          <table:table-cell office:value-type="float" office:value="8031" calcext:value-type="float">
            <text:p>8031</text:p>
          </table:table-cell>
          <table:table-cell office:value-type="float" office:value="0.609421" calcext:value-type="float">
            <text:p>0.609421</text:p>
          </table:table-cell>
          <table:table-cell office:value-type="float" office:value="0.957649" calcext:value-type="float">
            <text:p>0.957649</text:p>
          </table:table-cell>
          <table:table-cell office:value-type="float" office:value="0.379903" calcext:value-type="float">
            <text:p>0.379903</text:p>
          </table:table-cell>
          <table:table-cell office:value-type="float" office:value="18.4773" calcext:value-type="float">
            <text:p>18.4773</text:p>
          </table:table-cell>
          <table:table-cell table:number-columns-repeated="7"/>
          <table:table-cell office:value-type="date" office:date-value="2020-05-12" calcext:value-type="date">
            <text:p>12/05/20</text:p>
          </table:table-cell>
          <table:table-cell table:formula="of:=[.BP76]-[.BP75]" office:value-type="float" office:value="57" calcext:value-type="float">
            <text:p>57</text:p>
          </table:table-cell>
          <table:table-cell table:formula="of:=[.R77]-[.BP75]" office:value-type="float" office:value="30.71" calcext:value-type="float">
            <text:p>30.71</text:p>
          </table:table-cell>
          <table:table-cell table:formula="of:=[.CD76]-[.CC76]" office:value-type="float" office:value="-26.29" calcext:value-type="float">
            <text:p>-26.29</text:p>
          </table:table-cell>
          <table:table-cell table:formula="of:=[.CE76]/SQRT([.AL76])" office:value-type="float" office:value="-3.21524850696943" calcext:value-type="float">
            <text:p>-3.21524850696943</text:p>
          </table:table-cell>
        </table:table-row>
        <table:table-row table:style-name="ro1">
          <table:table-cell office:value-type="string" calcext:value-type="string">
            <text:p>08/05/2020</text:p>
          </table:table-cell>
          <table:table-cell office:value-type="float" office:value="144.177" calcext:value-type="float">
            <text:p>144.177</text:p>
          </table:table-cell>
          <table:table-cell office:value-type="float" office:value="123.863" calcext:value-type="float">
            <text:p>123.863</text:p>
          </table:table-cell>
          <table:table-cell office:value-type="float" office:value="65.2977" calcext:value-type="float">
            <text:p>65.2977</text:p>
          </table:table-cell>
          <table:table-cell office:value-type="float" office:value="31.5734" calcext:value-type="float">
            <text:p>31.5734</text:p>
          </table:table-cell>
          <table:table-cell office:value-type="float" office:value="107.291" calcext:value-type="float">
            <text:p>107.291</text:p>
          </table:table-cell>
          <table:table-cell office:value-type="float" office:value="25.6293" calcext:value-type="float">
            <text:p>25.6293</text:p>
          </table:table-cell>
          <table:table-cell office:value-type="float" office:value="39.1382" calcext:value-type="float">
            <text:p>39.1382</text:p>
          </table:table-cell>
          <table:table-cell office:value-type="float" office:value="1047.78" calcext:value-type="float">
            <text:p>1047.78</text:p>
          </table:table-cell>
          <table:table-cell office:value-type="float" office:value="13.1887" calcext:value-type="float">
            <text:p>13.1887</text:p>
          </table:table-cell>
          <table:table-cell office:value-type="float" office:value="141.749" calcext:value-type="float">
            <text:p>141.749</text:p>
          </table:table-cell>
          <table:table-cell office:value-type="float" office:value="571.123" calcext:value-type="float">
            <text:p>571.123</text:p>
          </table:table-cell>
          <table:table-cell office:value-type="float" office:value="1466.65" calcext:value-type="float">
            <text:p>1466.65</text:p>
          </table:table-cell>
          <table:table-cell office:value-type="float" office:value="165.209" calcext:value-type="float">
            <text:p>165.209</text:p>
          </table:table-cell>
          <table:table-cell office:value-type="float" office:value="211.9" calcext:value-type="float">
            <text:p>211.9</text:p>
          </table:table-cell>
          <table:table-cell office:value-type="float" office:value="5366.12" calcext:value-type="float">
            <text:p>5366.12</text:p>
          </table:table-cell>
          <table:table-cell office:value-type="float" office:value="81.9488" calcext:value-type="float">
            <text:p>81.9488</text:p>
          </table:table-cell>
          <table:table-cell office:value-type="float" office:value="8004.71" calcext:value-type="float">
            <text:p>8004.71</text:p>
          </table:table-cell>
          <table:table-cell office:value-type="float" office:value="18.3135" calcext:value-type="float">
            <text:p>18.3135</text:p>
          </table:table-cell>
          <table:table-cell office:value-type="float" office:value="13.092" calcext:value-type="float">
            <text:p>13.092</text:p>
          </table:table-cell>
          <table:table-cell office:value-type="float" office:value="9.98245" calcext:value-type="float">
            <text:p>9.98245</text:p>
          </table:table-cell>
          <table:table-cell office:value-type="float" office:value="6.19614" calcext:value-type="float">
            <text:p>6.19614</text:p>
          </table:table-cell>
          <table:table-cell office:value-type="float" office:value="10.8518" calcext:value-type="float">
            <text:p>10.8518</text:p>
          </table:table-cell>
          <table:table-cell office:value-type="float" office:value="5.56753" calcext:value-type="float">
            <text:p>5.56753</text:p>
          </table:table-cell>
          <table:table-cell office:value-type="float" office:value="6.50623" calcext:value-type="float">
            <text:p>6.50623</text:p>
          </table:table-cell>
          <table:table-cell office:value-type="float" office:value="34.4278" calcext:value-type="float">
            <text:p>34.4278</text:p>
          </table:table-cell>
          <table:table-cell office:value-type="float" office:value="3.64969" calcext:value-type="float">
            <text:p>3.64969</text:p>
          </table:table-cell>
          <table:table-cell office:value-type="float" office:value="12.1291" calcext:value-type="float">
            <text:p>12.1291</text:p>
          </table:table-cell>
          <table:table-cell office:value-type="float" office:value="22.426" calcext:value-type="float">
            <text:p>22.426</text:p>
          </table:table-cell>
          <table:table-cell office:value-type="float" office:value="33.8815" calcext:value-type="float">
            <text:p>33.8815</text:p>
          </table:table-cell>
          <table:table-cell office:value-type="float" office:value="12.9506" calcext:value-type="float">
            <text:p>12.9506</text:p>
          </table:table-cell>
          <table:table-cell office:value-type="float" office:value="14.4863" calcext:value-type="float">
            <text:p>14.4863</text:p>
          </table:table-cell>
          <table:table-cell office:value-type="float" office:value="36.2741" calcext:value-type="float">
            <text:p>36.2741</text:p>
          </table:table-cell>
          <table:table-cell office:value-type="float" office:value="8.99866" calcext:value-type="float">
            <text:p>8.99866</text:p>
          </table:table-cell>
          <table:table-cell office:value-type="float" office:value="31.7263" calcext:value-type="float">
            <text:p>31.7263</text:p>
          </table:table-cell>
          <table:table-cell office:value-type="float" office:value="148.083" calcext:value-type="float">
            <text:p>148.083</text:p>
          </table:table-cell>
          <table:table-cell office:value-type="float" office:value="126.07" calcext:value-type="float">
            <text:p>126.07</text:p>
          </table:table-cell>
          <table:table-cell office:value-type="float" office:value="66.9072" calcext:value-type="float">
            <text:p>66.9072</text:p>
          </table:table-cell>
          <table:table-cell office:value-type="float" office:value="32.2951" calcext:value-type="float">
            <text:p>32.2951</text:p>
          </table:table-cell>
          <table:table-cell office:value-type="float" office:value="108.072" calcext:value-type="float">
            <text:p>108.072</text:p>
          </table:table-cell>
          <table:table-cell office:value-type="float" office:value="26.2365" calcext:value-type="float">
            <text:p>26.2365</text:p>
          </table:table-cell>
          <table:table-cell office:value-type="float" office:value="39.5142" calcext:value-type="float">
            <text:p>39.5142</text:p>
          </table:table-cell>
          <table:table-cell office:value-type="float" office:value="1048.44" calcext:value-type="float">
            <text:p>1048.44</text:p>
          </table:table-cell>
          <table:table-cell office:value-type="float" office:value="13.1959" calcext:value-type="float">
            <text:p>13.1959</text:p>
          </table:table-cell>
          <table:table-cell office:value-type="float" office:value="144.736" calcext:value-type="float">
            <text:p>144.736</text:p>
          </table:table-cell>
          <table:table-cell office:value-type="float" office:value="574.736" calcext:value-type="float">
            <text:p>574.736</text:p>
          </table:table-cell>
          <table:table-cell office:value-type="float" office:value="1467.71" calcext:value-type="float">
            <text:p>1467.71</text:p>
          </table:table-cell>
          <table:table-cell office:value-type="float" office:value="166.392" calcext:value-type="float">
            <text:p>166.392</text:p>
          </table:table-cell>
          <table:table-cell office:value-type="float" office:value="212.122" calcext:value-type="float">
            <text:p>212.122</text:p>
          </table:table-cell>
          <table:table-cell office:value-type="float" office:value="5366.19" calcext:value-type="float">
            <text:p>5366.19</text:p>
          </table:table-cell>
          <table:table-cell office:value-type="float" office:value="81.9497" calcext:value-type="float">
            <text:p>81.9497</text:p>
          </table:table-cell>
          <table:table-cell office:value-type="float" office:value="17.6967" calcext:value-type="float">
            <text:p>17.6967</text:p>
          </table:table-cell>
          <table:table-cell office:value-type="float" office:value="12.8185" calcext:value-type="float">
            <text:p>12.8185</text:p>
          </table:table-cell>
          <table:table-cell office:value-type="float" office:value="9.79168" calcext:value-type="float">
            <text:p>9.79168</text:p>
          </table:table-cell>
          <table:table-cell office:value-type="float" office:value="6.13463" calcext:value-type="float">
            <text:p>6.13463</text:p>
          </table:table-cell>
          <table:table-cell office:value-type="float" office:value="10.8108" calcext:value-type="float">
            <text:p>10.8108</text:p>
          </table:table-cell>
          <table:table-cell office:value-type="float" office:value="5.51912" calcext:value-type="float">
            <text:p>5.51912</text:p>
          </table:table-cell>
          <table:table-cell office:value-type="float" office:value="6.49039" calcext:value-type="float">
            <text:p>6.49039</text:p>
          </table:table-cell>
          <table:table-cell office:value-type="float" office:value="34.4185" calcext:value-type="float">
            <text:p>34.4185</text:p>
          </table:table-cell>
          <table:table-cell office:value-type="float" office:value="3.64968" calcext:value-type="float">
            <text:p>3.64968</text:p>
          </table:table-cell>
          <table:table-cell office:value-type="float" office:value="11.5811" calcext:value-type="float">
            <text:p>11.5811</text:p>
          </table:table-cell>
          <table:table-cell office:value-type="float" office:value="21.9983" calcext:value-type="float">
            <text:p>21.9983</text:p>
          </table:table-cell>
          <table:table-cell office:value-type="float" office:value="33.8574" calcext:value-type="float">
            <text:p>33.8574</text:p>
          </table:table-cell>
          <table:table-cell office:value-type="float" office:value="12.8716" calcext:value-type="float">
            <text:p>12.8716</text:p>
          </table:table-cell>
          <table:table-cell office:value-type="float" office:value="14.4838" calcext:value-type="float">
            <text:p>14.4838</text:p>
          </table:table-cell>
          <table:table-cell office:value-type="float" office:value="36.274" calcext:value-type="float">
            <text:p>36.274</text:p>
          </table:table-cell>
          <table:table-cell office:value-type="float" office:value="8.99866" calcext:value-type="float">
            <text:p>8.99866</text:p>
          </table:table-cell>
          <table:table-cell office:value-type="float" office:value="8077" calcext:value-type="float">
            <text:p>8077</text:p>
          </table:table-cell>
          <table:table-cell office:value-type="float" office:value="0.62067" calcext:value-type="float">
            <text:p>0.6206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337743" calcext:value-type="float">
            <text:p>0.337743</text:p>
          </table:table-cell>
          <table:table-cell office:value-type="float" office:value="18.9887" calcext:value-type="float">
            <text:p>18.9887</text:p>
          </table:table-cell>
          <table:table-cell table:number-columns-repeated="7"/>
          <table:table-cell office:value-type="date" office:date-value="2020-05-13" calcext:value-type="date">
            <text:p>13/05/20</text:p>
          </table:table-cell>
          <table:table-cell table:formula="of:=[.BP77]-[.BP76]" office:value-type="float" office:value="46" calcext:value-type="float">
            <text:p>46</text:p>
          </table:table-cell>
          <table:table-cell table:formula="of:=[.R78]-[.BP76]" office:value-type="float" office:value="29.4499999999998" calcext:value-type="float">
            <text:p>29.4499999999998</text:p>
          </table:table-cell>
          <table:table-cell table:formula="of:=[.CD77]-[.CC77]" office:value-type="float" office:value="-16.5500000000002" calcext:value-type="float">
            <text:p>-16.5500000000002</text:p>
          </table:table-cell>
          <table:table-cell table:formula="of:=[.CE77]/SQRT([.AL77])" office:value-type="float" office:value="-2.02330600453462" calcext:value-type="float">
            <text:p>-2.02330600453462</text:p>
          </table:table-cell>
        </table:table-row>
        <table:table-row table:style-name="ro1">
          <table:table-cell office:value-type="string" calcext:value-type="string">
            <text:p>09/05/2020</text:p>
          </table:table-cell>
          <table:table-cell office:value-type="float" office:value="144.849" calcext:value-type="float">
            <text:p>144.849</text:p>
          </table:table-cell>
          <table:table-cell office:value-type="float" office:value="122.336" calcext:value-type="float">
            <text:p>122.336</text:p>
          </table:table-cell>
          <table:table-cell office:value-type="float" office:value="65.3403" calcext:value-type="float">
            <text:p>65.3403</text:p>
          </table:table-cell>
          <table:table-cell office:value-type="float" office:value="31.0311" calcext:value-type="float">
            <text:p>31.0311</text:p>
          </table:table-cell>
          <table:table-cell office:value-type="float" office:value="103.982" calcext:value-type="float">
            <text:p>103.982</text:p>
          </table:table-cell>
          <table:table-cell office:value-type="float" office:value="25.5455" calcext:value-type="float">
            <text:p>25.5455</text:p>
          </table:table-cell>
          <table:table-cell office:value-type="float" office:value="38.0546" calcext:value-type="float">
            <text:p>38.0546</text:p>
          </table:table-cell>
          <table:table-cell office:value-type="float" office:value="1059.74" calcext:value-type="float">
            <text:p>1059.74</text:p>
          </table:table-cell>
          <table:table-cell office:value-type="float" office:value="13.3378" calcext:value-type="float">
            <text:p>13.3378</text:p>
          </table:table-cell>
          <table:table-cell office:value-type="float" office:value="139.706" calcext:value-type="float">
            <text:p>139.706</text:p>
          </table:table-cell>
          <table:table-cell office:value-type="float" office:value="551.487" calcext:value-type="float">
            <text:p>551.487</text:p>
          </table:table-cell>
          <table:table-cell office:value-type="float" office:value="1428.16" calcext:value-type="float">
            <text:p>1428.16</text:p>
          </table:table-cell>
          <table:table-cell office:value-type="float" office:value="160.45" calcext:value-type="float">
            <text:p>160.45</text:p>
          </table:table-cell>
          <table:table-cell office:value-type="float" office:value="206.33" calcext:value-type="float">
            <text:p>206.33</text:p>
          </table:table-cell>
          <table:table-cell office:value-type="float" office:value="5490.44" calcext:value-type="float">
            <text:p>5490.44</text:p>
          </table:table-cell>
          <table:table-cell office:value-type="float" office:value="83.8772" calcext:value-type="float">
            <text:p>83.8772</text:p>
          </table:table-cell>
          <table:table-cell office:value-type="float" office:value="8060.45" calcext:value-type="float">
            <text:p>8060.45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12.8753" calcext:value-type="float">
            <text:p>12.8753</text:p>
          </table:table-cell>
          <table:table-cell office:value-type="float" office:value="9.87315" calcext:value-type="float">
            <text:p>9.87315</text:p>
          </table:table-cell>
          <table:table-cell office:value-type="float" office:value="6.09038" calcext:value-type="float">
            <text:p>6.09038</text:p>
          </table:table-cell>
          <table:table-cell office:value-type="float" office:value="10.6206" calcext:value-type="float">
            <text:p>10.6206</text:p>
          </table:table-cell>
          <table:table-cell office:value-type="float" office:value="5.49683" calcext:value-type="float">
            <text:p>5.49683</text:p>
          </table:table-cell>
          <table:table-cell office:value-type="float" office:value="6.37084" calcext:value-type="float">
            <text:p>6.37084</text:p>
          </table:table-cell>
          <table:table-cell office:value-type="float" office:value="34.6262" calcext:value-type="float">
            <text:p>34.6262</text:p>
          </table:table-cell>
          <table:table-cell office:value-type="float" office:value="3.66914" calcext:value-type="float">
            <text:p>3.66914</text:p>
          </table:table-cell>
          <table:table-cell office:value-type="float" office:value="11.9323" calcext:value-type="float">
            <text:p>11.9323</text:p>
          </table:table-cell>
          <table:table-cell office:value-type="float" office:value="21.9385" calcext:value-type="float">
            <text:p>21.9385</text:p>
          </table:table-cell>
          <table:table-cell office:value-type="float" office:value="33.5024" calcext:value-type="float">
            <text:p>33.5024</text:p>
          </table:table-cell>
          <table:table-cell office:value-type="float" office:value="12.696" calcext:value-type="float">
            <text:p>12.696</text:p>
          </table:table-cell>
          <table:table-cell office:value-type="float" office:value="14.2907" calcext:value-type="float">
            <text:p>14.2907</text:p>
          </table:table-cell>
          <table:table-cell office:value-type="float" office:value="35.9501" calcext:value-type="float">
            <text:p>35.9501</text:p>
          </table:table-cell>
          <table:table-cell office:value-type="float" office:value="9.10322" calcext:value-type="float">
            <text:p>9.10322</text:p>
          </table:table-cell>
          <table:table-cell office:value-type="float" office:value="31.2655" calcext:value-type="float">
            <text:p>31.2655</text:p>
          </table:table-cell>
          <table:table-cell office:value-type="float" office:value="147.265" calcext:value-type="float">
            <text:p>147.265</text:p>
          </table:table-cell>
          <table:table-cell office:value-type="float" office:value="123.681" calcext:value-type="float">
            <text:p>123.681</text:p>
          </table:table-cell>
          <table:table-cell office:value-type="float" office:value="66.326" calcext:value-type="float">
            <text:p>66.326</text:p>
          </table:table-cell>
          <table:table-cell office:value-type="float" office:value="31.4636" calcext:value-type="float">
            <text:p>31.4636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25.917" calcext:value-type="float">
            <text:p>25.917</text:p>
          </table:table-cell>
          <table:table-cell office:value-type="float" office:value="38.2838" calcext:value-type="float">
            <text:p>38.2838</text:p>
          </table:table-cell>
          <table:table-cell office:value-type="float" office:value="1060.14" calcext:value-type="float">
            <text:p>1060.14</text:p>
          </table:table-cell>
          <table:table-cell office:value-type="float" office:value="13.3422" calcext:value-type="float">
            <text:p>13.3422</text:p>
          </table:table-cell>
          <table:table-cell office:value-type="float" office:value="141.56" calcext:value-type="float">
            <text:p>141.56</text:p>
          </table:table-cell>
          <table:table-cell office:value-type="float" office:value="553.701" calcext:value-type="float">
            <text:p>553.701</text:p>
          </table:table-cell>
          <table:table-cell office:value-type="float" office:value="1428.81" calcext:value-type="float">
            <text:p>1428.81</text:p>
          </table:table-cell>
          <table:table-cell office:value-type="float" office:value="161.178" calcext:value-type="float">
            <text:p>161.178</text:p>
          </table:table-cell>
          <table:table-cell office:value-type="float" office:value="206.464" calcext:value-type="float">
            <text:p>206.464</text:p>
          </table:table-cell>
          <table:table-cell office:value-type="float" office:value="5490.48" calcext:value-type="float">
            <text:p>5490.48</text:p>
          </table:table-cell>
          <table:table-cell office:value-type="float" office:value="83.8778" calcext:value-type="float">
            <text:p>83.8778</text:p>
          </table:table-cell>
          <table:table-cell office:value-type="float" office:value="17.5341" calcext:value-type="float">
            <text:p>17.5341</text:p>
          </table:table-cell>
          <table:table-cell office:value-type="float" office:value="12.6218" calcext:value-type="float">
            <text:p>12.6218</text:p>
          </table:table-cell>
          <table:table-cell office:value-type="float" office:value="9.69584" calcext:value-type="float">
            <text:p>9.69584</text:p>
          </table:table-cell>
          <table:table-cell office:value-type="float" office:value="6.03531" calcext:value-type="float">
            <text:p>6.03531</text:p>
          </table:table-cell>
          <table:table-cell office:value-type="float" office:value="10.5828" calcext:value-type="float">
            <text:p>10.5828</text:p>
          </table:table-cell>
          <table:table-cell office:value-type="float" office:value="5.45183" calcext:value-type="float">
            <text:p>5.45183</text:p>
          </table:table-cell>
          <table:table-cell office:value-type="float" office:value="6.3561" calcext:value-type="float">
            <text:p>6.3561</text:p>
          </table:table-cell>
          <table:table-cell office:value-type="float" office:value="34.6178" calcext:value-type="float">
            <text:p>34.6178</text:p>
          </table:table-cell>
          <table:table-cell office:value-type="float" office:value="3.66913" calcext:value-type="float">
            <text:p>3.66913</text:p>
          </table:table-cell>
          <table:table-cell office:value-type="float" office:value="11.4065" calcext:value-type="float">
            <text:p>11.4065</text:p>
          </table:table-cell>
          <table:table-cell office:value-type="float" office:value="21.5359" calcext:value-type="float">
            <text:p>21.5359</text:p>
          </table:table-cell>
          <table:table-cell office:value-type="float" office:value="33.4803" calcext:value-type="float">
            <text:p>33.4803</text:p>
          </table:table-cell>
          <table:table-cell office:value-type="float" office:value="12.6213" calcext:value-type="float">
            <text:p>12.6213</text:p>
          </table:table-cell>
          <table:table-cell office:value-type="float" office:value="14.2884" calcext:value-type="float">
            <text:p>14.2884</text:p>
          </table:table-cell>
          <table:table-cell office:value-type="float" office:value="35.9501" calcext:value-type="float">
            <text:p>35.9501</text:p>
          </table:table-cell>
          <table:table-cell office:value-type="float" office:value="9.10322" calcext:value-type="float">
            <text:p>9.10322</text:p>
          </table:table-cell>
          <table:table-cell office:value-type="float" office:value="8095" calcext:value-type="float">
            <text:p>8095</text:p>
          </table:table-cell>
          <table:table-cell office:value-type="float" office:value="0.63192" calcext:value-type="float">
            <text:p>0.63192</text:p>
          </table:table-cell>
          <table:table-cell office:value-type="float" office:value="0.957091" calcext:value-type="float">
            <text:p>0.957091</text:p>
          </table:table-cell>
          <table:table-cell office:value-type="float" office:value="0.312199" calcext:value-type="float">
            <text:p>0.312199</text:p>
          </table:table-cell>
          <table:table-cell office:value-type="float" office:value="18.7248" calcext:value-type="float">
            <text:p>18.7248</text:p>
          </table:table-cell>
          <table:table-cell table:number-columns-repeated="7"/>
          <table:table-cell office:value-type="date" office:date-value="2020-05-14" calcext:value-type="date">
            <text:p>14/05/20</text:p>
          </table:table-cell>
          <table:table-cell table:formula="of:=[.BP78]-[.BP77]" office:value-type="float" office:value="18" calcext:value-type="float">
            <text:p>18</text:p>
          </table:table-cell>
          <table:table-cell table:formula="of:=[.R79]-[.BP77]" office:value-type="float" office:value="33.5" calcext:value-type="float">
            <text:p>33.5</text:p>
          </table:table-cell>
          <table:table-cell table:formula="of:=[.CD78]-[.CC78]" office:value-type="float" office:value="15.5" calcext:value-type="float">
            <text:p>15.5</text:p>
          </table:table-cell>
          <table:table-cell table:formula="of:=[.CE78]/SQRT([.AL78])" office:value-type="float" office:value="1.90322351480554" calcext:value-type="float">
            <text:p>1.90322351480554</text:p>
          </table:table-cell>
        </table:table-row>
        <table:table-row table:style-name="ro1">
          <table:table-cell office:value-type="string" calcext:value-type="string">
            <text:p>10/05/2020</text:p>
          </table:table-cell>
          <table:table-cell office:value-type="float" office:value="144.515" calcext:value-type="float">
            <text:p>144.515</text:p>
          </table:table-cell>
          <table:table-cell office:value-type="float" office:value="120.27" calcext:value-type="float">
            <text:p>120.27</text:p>
          </table:table-cell>
          <table:table-cell office:value-type="float" office:value="64.8415" calcext:value-type="float">
            <text:p>64.8415</text:p>
          </table:table-cell>
          <table:table-cell office:value-type="float" office:value="31.8112" calcext:value-type="float">
            <text:p>31.8112</text:p>
          </table:table-cell>
          <table:table-cell office:value-type="float" office:value="100.532" calcext:value-type="float">
            <text:p>100.532</text:p>
          </table:table-cell>
          <table:table-cell office:value-type="float" office:value="25.2659" calcext:value-type="float">
            <text:p>25.2659</text:p>
          </table:table-cell>
          <table:table-cell office:value-type="float" office:value="36.9094" calcext:value-type="float">
            <text:p>36.9094</text:p>
          </table:table-cell>
          <table:table-cell office:value-type="float" office:value="1071.08" calcext:value-type="float">
            <text:p>1071.08</text:p>
          </table:table-cell>
          <table:table-cell office:value-type="float" office:value="13.4794" calcext:value-type="float">
            <text:p>13.4794</text:p>
          </table:table-cell>
          <table:table-cell office:value-type="float" office:value="136.809" calcext:value-type="float">
            <text:p>136.809</text:p>
          </table:table-cell>
          <table:table-cell office:value-type="float" office:value="530.579" calcext:value-type="float">
            <text:p>530.579</text:p>
          </table:table-cell>
          <table:table-cell office:value-type="float" office:value="1389.63" calcext:value-type="float">
            <text:p>1389.63</text:p>
          </table:table-cell>
          <table:table-cell office:value-type="float" office:value="155.536" calcext:value-type="float">
            <text:p>155.536</text:p>
          </table:table-cell>
          <table:table-cell office:value-type="float" office:value="200.764" calcext:value-type="float">
            <text:p>200.764</text:p>
          </table:table-cell>
          <table:table-cell office:value-type="float" office:value="5611.43" calcext:value-type="float">
            <text:p>5611.43</text:p>
          </table:table-cell>
          <table:table-cell office:value-type="float" office:value="85.7542" calcext:value-type="float">
            <text:p>85.7542</text:p>
          </table:table-cell>
          <table:table-cell office:value-type="float" office:value="8110.5" calcext:value-type="float">
            <text:p>8110.5</text:p>
          </table:table-cell>
          <table:table-cell office:value-type="float" office:value="18.0054" calcext:value-type="float">
            <text:p>18.0054</text:p>
          </table:table-cell>
          <table:table-cell office:value-type="float" office:value="12.6987" calcext:value-type="float">
            <text:p>12.6987</text:p>
          </table:table-cell>
          <table:table-cell office:value-type="float" office:value="9.78416" calcext:value-type="float">
            <text:p>9.78416</text:p>
          </table:table-cell>
          <table:table-cell office:value-type="float" office:value="6.1596" calcext:value-type="float">
            <text:p>6.1596</text:p>
          </table:table-cell>
          <table:table-cell office:value-type="float" office:value="10.4004" calcext:value-type="float">
            <text:p>10.4004</text:p>
          </table:table-cell>
          <table:table-cell office:value-type="float" office:value="5.44092" calcext:value-type="float">
            <text:p>5.44092</text:p>
          </table:table-cell>
          <table:table-cell office:value-type="float" office:value="6.24513" calcext:value-type="float">
            <text:p>6.24513</text:p>
          </table:table-cell>
          <table:table-cell office:value-type="float" office:value="34.8171" calcext:value-type="float">
            <text:p>34.8171</text:p>
          </table:table-cell>
          <table:table-cell office:value-type="float" office:value="3.68785" calcext:value-type="float">
            <text:p>3.68785</text:p>
          </table:table-cell>
          <table:table-cell office:value-type="float" office:value="11.7667" calcext:value-type="float">
            <text:p>11.7667</text:p>
          </table:table-cell>
          <table:table-cell office:value-type="float" office:value="21.4362" calcext:value-type="float">
            <text:p>21.4362</text:p>
          </table:table-cell>
          <table:table-cell office:value-type="float" office:value="33.1173" calcext:value-type="float">
            <text:p>33.1173</text:p>
          </table:table-cell>
          <table:table-cell office:value-type="float" office:value="12.4574" calcext:value-type="float">
            <text:p>12.4574</text:p>
          </table:table-cell>
          <table:table-cell office:value-type="float" office:value="14.0948" calcext:value-type="float">
            <text:p>14.0948</text:p>
          </table:table-cell>
          <table:table-cell office:value-type="float" office:value="35.6094" calcext:value-type="float">
            <text:p>35.6094</text:p>
          </table:table-cell>
          <table:table-cell office:value-type="float" office:value="9.20384" calcext:value-type="float">
            <text:p>9.20384</text:p>
          </table:table-cell>
          <table:table-cell office:value-type="float" office:value="30.7362" calcext:value-type="float">
            <text:p>30.7362</text:p>
          </table:table-cell>
          <table:table-cell office:value-type="float" office:value="142.283" calcext:value-type="float">
            <text:p>142.283</text:p>
          </table:table-cell>
          <table:table-cell office:value-type="float" office:value="119.039" calcext:value-type="float">
            <text:p>119.039</text:p>
          </table:table-cell>
          <table:table-cell office:value-type="float" office:value="63.9372" calcext:value-type="float">
            <text:p>63.9372</text:p>
          </table:table-cell>
          <table:table-cell office:value-type="float" office:value="31.4023" calcext:value-type="float">
            <text:p>31.4023</text:p>
          </table:table-cell>
          <table:table-cell office:value-type="float" office:value="100.101" calcext:value-type="float">
            <text:p>100.101</text:p>
          </table:table-cell>
          <table:table-cell office:value-type="float" office:value="24.9252" calcext:value-type="float">
            <text:p>24.9252</text:p>
          </table:table-cell>
          <table:table-cell office:value-type="float" office:value="36.6997" calcext:value-type="float">
            <text:p>36.6997</text:p>
          </table:table-cell>
          <table:table-cell office:value-type="float" office:value="1070.7" calcext:value-type="float">
            <text:p>1070.7</text:p>
          </table:table-cell>
          <table:table-cell office:value-type="float" office:value="13.4753" calcext:value-type="float">
            <text:p>13.4753</text:p>
          </table:table-cell>
          <table:table-cell office:value-type="float" office:value="135.074" calcext:value-type="float">
            <text:p>135.074</text:p>
          </table:table-cell>
          <table:table-cell office:value-type="float" office:value="528.568" calcext:value-type="float">
            <text:p>528.568</text:p>
          </table:table-cell>
          <table:table-cell office:value-type="float" office:value="1389.03" calcext:value-type="float">
            <text:p>1389.03</text:p>
          </table:table-cell>
          <table:table-cell office:value-type="float" office:value="154.859" calcext:value-type="float">
            <text:p>154.859</text:p>
          </table:table-cell>
          <table:table-cell office:value-type="float" office:value="200.641" calcext:value-type="float">
            <text:p>200.641</text:p>
          </table:table-cell>
          <table:table-cell office:value-type="float" office:value="5611.4" calcext:value-type="float">
            <text:p>5611.4</text:p>
          </table:table-cell>
          <table:table-cell office:value-type="float" office:value="85.7537" calcext:value-type="float">
            <text:p>85.7537</text:p>
          </table:table-cell>
          <table:table-cell office:value-type="float" office:value="17.4529" calcext:value-type="float">
            <text:p>17.4529</text:p>
          </table:table-cell>
          <table:table-cell office:value-type="float" office:value="12.4618" calcext:value-type="float">
            <text:p>12.4618</text:p>
          </table:table-cell>
          <table:table-cell office:value-type="float" office:value="9.61846" calcext:value-type="float">
            <text:p>9.61846</text:p>
          </table:table-cell>
          <table:table-cell office:value-type="float" office:value="6.10602" calcext:value-type="float">
            <text:p>6.10602</text:p>
          </table:table-cell>
          <table:table-cell office:value-type="float" office:value="10.3654" calcext:value-type="float">
            <text:p>10.3654</text:p>
          </table:table-cell>
          <table:table-cell office:value-type="float" office:value="5.39882" calcext:value-type="float">
            <text:p>5.39882</text:p>
          </table:table-cell>
          <table:table-cell office:value-type="float" office:value="6.23126" calcext:value-type="float">
            <text:p>6.23126</text:p>
          </table:table-cell>
          <table:table-cell office:value-type="float" office:value="34.8093" calcext:value-type="float">
            <text:p>34.8093</text:p>
          </table:table-cell>
          <table:table-cell office:value-type="float" office:value="3.68784" calcext:value-type="float">
            <text:p>3.68784</text:p>
          </table:table-cell>
          <table:table-cell office:value-type="float" office:value="11.253" calcext:value-type="float">
            <text:p>11.253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33.0963" calcext:value-type="float">
            <text:p>33.0963</text:p>
          </table:table-cell>
          <table:table-cell office:value-type="float" office:value="12.3848" calcext:value-type="float">
            <text:p>12.3848</text:p>
          </table:table-cell>
          <table:table-cell office:value-type="float" office:value="14.0927" calcext:value-type="float">
            <text:p>14.0927</text:p>
          </table:table-cell>
          <table:table-cell office:value-type="float" office:value="35.6094" calcext:value-type="float">
            <text:p>35.6094</text:p>
          </table:table-cell>
          <table:table-cell office:value-type="float" office:value="9.20384" calcext:value-type="float">
            <text:p>9.20384</text:p>
          </table:table-cell>
          <table:table-cell office:value-type="float" office:value="8123" calcext:value-type="float">
            <text:p>8123</text:p>
          </table:table-cell>
          <table:table-cell office:value-type="float" office:value="0.643169" calcext:value-type="float">
            <text:p>0.643169</text:p>
          </table:table-cell>
          <table:table-cell office:value-type="float" office:value="0.956812" calcext:value-type="float">
            <text:p>0.956812</text:p>
          </table:table-cell>
          <table:table-cell office:value-type="float" office:value="0.314007" calcext:value-type="float">
            <text:p>0.314007</text:p>
          </table:table-cell>
          <table:table-cell office:value-type="float" office:value="18.4628" calcext:value-type="float">
            <text:p>18.4628</text:p>
          </table:table-cell>
          <table:table-cell table:number-columns-repeated="7"/>
          <table:table-cell office:value-type="date" office:date-value="2020-05-15" calcext:value-type="date">
            <text:p>15/05/20</text:p>
          </table:table-cell>
          <table:table-cell table:formula="of:=[.BP79]-[.BP78]" office:value-type="float" office:value="28" calcext:value-type="float">
            <text:p>28</text:p>
          </table:table-cell>
          <table:table-cell table:formula="of:=[.R80]-[.BP78]" office:value-type="float" office:value="52.6800000000003" calcext:value-type="float">
            <text:p>52.6800000000003</text:p>
          </table:table-cell>
          <table:table-cell table:formula="of:=[.CD79]-[.CC79]" office:value-type="float" office:value="24.6800000000003" calcext:value-type="float">
            <text:p>24.6800000000003</text:p>
          </table:table-cell>
          <table:table-cell table:formula="of:=[.CE79]/SQRT([.AL79])" office:value-type="float" office:value="3.08651469293556" calcext:value-type="float">
            <text:p>3.08651469293556</text:p>
          </table:table-cell>
        </table:table-row>
        <table:table-row table:style-name="ro1">
          <table:table-cell office:value-type="string" calcext:value-type="string">
            <text:p>11/05/2020</text:p>
          </table:table-cell>
          <table:table-cell office:value-type="float" office:value="140.673" calcext:value-type="float">
            <text:p>140.673</text:p>
          </table:table-cell>
          <table:table-cell office:value-type="float" office:value="115.825" calcext:value-type="float">
            <text:p>115.825</text:p>
          </table:table-cell>
          <table:table-cell office:value-type="float" office:value="62.5533" calcext:value-type="float">
            <text:p>62.5533</text:p>
          </table:table-cell>
          <table:table-cell office:value-type="float" office:value="32.0515" calcext:value-type="float">
            <text:p>32.0515</text:p>
          </table:table-cell>
          <table:table-cell office:value-type="float" office:value="96.488" calcext:value-type="float">
            <text:p>96.488</text:p>
          </table:table-cell>
          <table:table-cell office:value-type="float" office:value="24.32" calcext:value-type="float">
            <text:p>24.32</text:p>
          </table:table-cell>
          <table:table-cell office:value-type="float" office:value="35.3886" calcext:value-type="float">
            <text:p>35.3886</text:p>
          </table:table-cell>
          <table:table-cell office:value-type="float" office:value="1081.18" calcext:value-type="float">
            <text:p>1081.18</text:p>
          </table:table-cell>
          <table:table-cell office:value-type="float" office:value="13.6068" calcext:value-type="float">
            <text:p>13.6068</text:p>
          </table:table-cell>
          <table:table-cell office:value-type="float" office:value="130.773" calcext:value-type="float">
            <text:p>130.773</text:p>
          </table:table-cell>
          <table:table-cell office:value-type="float" office:value="506.141" calcext:value-type="float">
            <text:p>506.141</text:p>
          </table:table-cell>
          <table:table-cell office:value-type="float" office:value="1349.8" calcext:value-type="float">
            <text:p>1349.8</text:p>
          </table:table-cell>
          <table:table-cell office:value-type="float" office:value="149.448" calcext:value-type="float">
            <text:p>149.448</text:p>
          </table:table-cell>
          <table:table-cell office:value-type="float" office:value="194.96" calcext:value-type="float">
            <text:p>194.96</text:p>
          </table:table-cell>
          <table:table-cell office:value-type="float" office:value="5728.98" calcext:value-type="float">
            <text:p>5728.98</text:p>
          </table:table-cell>
          <table:table-cell office:value-type="float" office:value="87.5779" calcext:value-type="float">
            <text:p>87.5779</text:p>
          </table:table-cell>
          <table:table-cell office:value-type="float" office:value="8147.68" calcext:value-type="float">
            <text:p>8147.68</text:p>
          </table:table-cell>
          <table:table-cell office:value-type="float" office:value="17.9641" calcext:value-type="float">
            <text:p>17.9641</text:p>
          </table:table-cell>
          <table:table-cell office:value-type="float" office:value="12.525" calcext:value-type="float">
            <text:p>12.525</text:p>
          </table:table-cell>
          <table:table-cell office:value-type="float" office:value="9.67116" calcext:value-type="float">
            <text:p>9.67116</text:p>
          </table:table-cell>
          <table:table-cell office:value-type="float" office:value="6.22879" calcext:value-type="float">
            <text:p>6.22879</text:p>
          </table:table-cell>
          <table:table-cell office:value-type="float" office:value="10.195" calcext:value-type="float">
            <text:p>10.195</text:p>
          </table:table-cell>
          <table:table-cell office:value-type="float" office:value="5.37422" calcext:value-type="float">
            <text:p>5.37422</text:p>
          </table:table-cell>
          <table:table-cell office:value-type="float" office:value="6.12131" calcext:value-type="float">
            <text:p>6.12131</text:p>
          </table:table-cell>
          <table:table-cell office:value-type="float" office:value="34.9994" calcext:value-type="float">
            <text:p>34.9994</text:p>
          </table:table-cell>
          <table:table-cell office:value-type="float" office:value="3.70568" calcext:value-type="float">
            <text:p>3.70568</text:p>
          </table:table-cell>
          <table:table-cell office:value-type="float" office:value="11.5731" calcext:value-type="float">
            <text:p>11.5731</text:p>
          </table:table-cell>
          <table:table-cell office:value-type="float" office:value="20.9369" calcext:value-type="float">
            <text:p>20.9369</text:p>
          </table:table-cell>
          <table:table-cell office:value-type="float" office:value="32.7163" calcext:value-type="float">
            <text:p>32.7163</text:p>
          </table:table-cell>
          <table:table-cell office:value-type="float" office:value="12.2219" calcext:value-type="float">
            <text:p>12.2219</text:p>
          </table:table-cell>
          <table:table-cell office:value-type="float" office:value="13.8945" calcext:value-type="float">
            <text:p>13.8945</text:p>
          </table:table-cell>
          <table:table-cell office:value-type="float" office:value="35.2531" calcext:value-type="float">
            <text:p>35.2531</text:p>
          </table:table-cell>
          <table:table-cell office:value-type="float" office:value="9.30061" calcext:value-type="float">
            <text:p>9.30061</text:p>
          </table:table-cell>
          <table:table-cell office:value-type="float" office:value="30.488" calcext:value-type="float">
            <text:p>30.488</text:p>
          </table:table-cell>
          <table:table-cell office:value-type="float" office:value="137.181" calcext:value-type="float">
            <text:p>137.181</text:p>
          </table:table-cell>
          <table:table-cell office:value-type="float" office:value="113.918" calcext:value-type="float">
            <text:p>113.918</text:p>
          </table:table-cell>
          <table:table-cell office:value-type="float" office:value="61.1504" calcext:value-type="float">
            <text:p>61.1504</text:p>
          </table:table-cell>
          <table:table-cell office:value-type="float" office:value="31.3891" calcext:value-type="float">
            <text:p>31.3891</text:p>
          </table:table-cell>
          <table:table-cell office:value-type="float" office:value="95.8275" calcext:value-type="float">
            <text:p>95.8275</text:p>
          </table:table-cell>
          <table:table-cell office:value-type="float" office:value="23.7918" calcext:value-type="float">
            <text:p>23.7918</text:p>
          </table:table-cell>
          <table:table-cell office:value-type="float" office:value="35.0654" calcext:value-type="float">
            <text:p>35.0654</text:p>
          </table:table-cell>
          <table:table-cell office:value-type="float" office:value="1080.6" calcext:value-type="float">
            <text:p>1080.6</text:p>
          </table:table-cell>
          <table:table-cell office:value-type="float" office:value="13.6004" calcext:value-type="float">
            <text:p>13.6004</text:p>
          </table:table-cell>
          <table:table-cell office:value-type="float" office:value="128.062" calcext:value-type="float">
            <text:p>128.062</text:p>
          </table:table-cell>
          <table:table-cell office:value-type="float" office:value="503.07" calcext:value-type="float">
            <text:p>503.07</text:p>
          </table:table-cell>
          <table:table-cell office:value-type="float" office:value="1348.88" calcext:value-type="float">
            <text:p>1348.88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94.77" calcext:value-type="float">
            <text:p>194.77</text:p>
          </table:table-cell>
          <table:table-cell office:value-type="float" office:value="5728.92" calcext:value-type="float">
            <text:p>5728.92</text:p>
          </table:table-cell>
          <table:table-cell office:value-type="float" office:value="87.577" calcext:value-type="float">
            <text:p>87.577</text:p>
          </table:table-cell>
          <table:table-cell office:value-type="float" office:value="17.4381" calcext:value-type="float">
            <text:p>17.4381</text:p>
          </table:table-cell>
          <table:table-cell office:value-type="float" office:value="12.3013" calcext:value-type="float">
            <text:p>12.3013</text:p>
          </table:table-cell>
          <table:table-cell office:value-type="float" office:value="9.51457" calcext:value-type="float">
            <text:p>9.51457</text:p>
          </table:table-cell>
          <table:table-cell office:value-type="float" office:value="6.17478" calcext:value-type="float">
            <text:p>6.17478</text:p>
          </table:table-cell>
          <table:table-cell office:value-type="float" office:value="10.1623" calcext:value-type="float">
            <text:p>10.1623</text:p>
          </table:table-cell>
          <table:table-cell office:value-type="float" office:value="5.33446" calcext:value-type="float">
            <text:p>5.33446</text:p>
          </table:table-cell>
          <table:table-cell office:value-type="float" office:value="6.10827" calcext:value-type="float">
            <text:p>6.10827</text:p>
          </table:table-cell>
          <table:table-cell office:value-type="float" office:value="34.9922" calcext:value-type="float">
            <text:p>34.9922</text:p>
          </table:table-cell>
          <table:table-cell office:value-type="float" office:value="3.70567" calcext:value-type="float">
            <text:p>3.70567</text:p>
          </table:table-cell>
          <table:table-cell office:value-type="float" office:value="11.0777" calcext:value-type="float">
            <text:p>11.0777</text:p>
          </table:table-cell>
          <table:table-cell office:value-type="float" office:value="20.5901" calcext:value-type="float">
            <text:p>20.5901</text:p>
          </table:table-cell>
          <table:table-cell office:value-type="float" office:value="32.6966" calcext:value-type="float">
            <text:p>32.6966</text:p>
          </table:table-cell>
          <table:table-cell office:value-type="float" office:value="12.152" calcext:value-type="float">
            <text:p>12.152</text:p>
          </table:table-cell>
          <table:table-cell office:value-type="float" office:value="13.8925" calcext:value-type="float">
            <text:p>13.8925</text:p>
          </table:table-cell>
          <table:table-cell office:value-type="float" office:value="35.253" calcext:value-type="float">
            <text:p>35.253</text:p>
          </table:table-cell>
          <table:table-cell office:value-type="float" office:value="9.30061" calcext:value-type="float">
            <text:p>9.30061</text:p>
          </table:table-cell>
          <table:table-cell office:value-type="float" office:value="8176" calcext:value-type="float">
            <text:p>8176</text:p>
          </table:table-cell>
          <table:table-cell office:value-type="float" office:value="0.654419" calcext:value-type="float">
            <text:p>0.654419</text:p>
          </table:table-cell>
          <table:table-cell office:value-type="float" office:value="0.956533" calcext:value-type="float">
            <text:p>0.956533</text:p>
          </table:table-cell>
          <table:table-cell office:value-type="float" office:value="0.315665" calcext:value-type="float">
            <text:p>0.315665</text:p>
          </table:table-cell>
          <table:table-cell office:value-type="float" office:value="17.4082" calcext:value-type="float">
            <text:p>17.4082</text:p>
          </table:table-cell>
          <table:table-cell table:number-columns-repeated="7"/>
          <table:table-cell office:value-type="date" office:date-value="2020-05-16" calcext:value-type="date">
            <text:p>16/05/20</text:p>
          </table:table-cell>
          <table:table-cell table:formula="of:=[.BP80]-[.BP79]" office:value-type="float" office:value="53" calcext:value-type="float">
            <text:p>53</text:p>
          </table:table-cell>
          <table:table-cell table:formula="of:=[.R81]-[.BP79]" office:value-type="float" office:value="57.6700000000001" calcext:value-type="float">
            <text:p>57.6700000000001</text:p>
          </table:table-cell>
          <table:table-cell table:formula="of:=[.CD80]-[.CC80]" office:value-type="float" office:value="4.67000000000007" calcext:value-type="float">
            <text:p>4.67000000000007</text:p>
          </table:table-cell>
          <table:table-cell table:formula="of:=[.CE80]/SQRT([.AL80])" office:value-type="float" office:value="0.59719646655487" calcext:value-type="float">
            <text:p>0.59719646655487</text:p>
          </table:table-cell>
        </table:table-row>
        <table:table-row table:style-name="ro1">
          <table:table-cell office:value-type="string" calcext:value-type="string">
            <text:p>12/05/2020</text:p>
          </table:table-cell>
          <table:table-cell office:value-type="float" office:value="136.53" calcext:value-type="float">
            <text:p>136.53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59.9881" calcext:value-type="float">
            <text:p>59.9881</text:p>
          </table:table-cell>
          <table:table-cell office:value-type="float" office:value="31.3708" calcext:value-type="float">
            <text:p>31.3708</text:p>
          </table:table-cell>
          <table:table-cell office:value-type="float" office:value="92.5244" calcext:value-type="float">
            <text:p>92.5244</text:p>
          </table:table-cell>
          <table:table-cell office:value-type="float" office:value="23.2579" calcext:value-type="float">
            <text:p>23.2579</text:p>
          </table:table-cell>
          <table:table-cell office:value-type="float" office:value="33.8109" calcext:value-type="float">
            <text:p>33.8109</text:p>
          </table:table-cell>
          <table:table-cell office:value-type="float" office:value="1090.63" calcext:value-type="float">
            <text:p>1090.63</text:p>
          </table:table-cell>
          <table:table-cell office:value-type="float" office:value="13.7263" calcext:value-type="float">
            <text:p>13.7263</text:p>
          </table:table-cell>
          <table:table-cell office:value-type="float" office:value="124.207" calcext:value-type="float">
            <text:p>124.207</text:p>
          </table:table-cell>
          <table:table-cell office:value-type="float" office:value="482.141" calcext:value-type="float">
            <text:p>482.141</text:p>
          </table:table-cell>
          <table:table-cell office:value-type="float" office:value="1309.58" calcext:value-type="float">
            <text:p>1309.58</text:p>
          </table:table-cell>
          <table:table-cell office:value-type="float" office:value="143.19" calcext:value-type="float">
            <text:p>143.19</text:p>
          </table:table-cell>
          <table:table-cell office:value-type="float" office:value="189.1" calcext:value-type="float">
            <text:p>189.1</text:p>
          </table:table-cell>
          <table:table-cell office:value-type="float" office:value="5843.1" calcext:value-type="float">
            <text:p>5843.1</text:p>
          </table:table-cell>
          <table:table-cell office:value-type="float" office:value="89.3484" calcext:value-type="float">
            <text:p>89.3484</text:p>
          </table:table-cell>
          <table:table-cell office:value-type="float" office:value="8180.67" calcext:value-type="float">
            <text:p>8180.67</text:p>
          </table:table-cell>
          <table:table-cell office:value-type="float" office:value="17.9961" calcext:value-type="float">
            <text:p>17.9961</text:p>
          </table:table-cell>
          <table:table-cell office:value-type="float" office:value="12.3615" calcext:value-type="float">
            <text:p>12.3615</text:p>
          </table:table-cell>
          <table:table-cell office:value-type="float" office:value="9.5606" calcext:value-type="float">
            <text:p>9.5606</text:p>
          </table:table-cell>
          <table:table-cell office:value-type="float" office:value="6.20827" calcext:value-type="float">
            <text:p>6.20827</text:p>
          </table:table-cell>
          <table:table-cell office:value-type="float" office:value="10.0041" calcext:value-type="float">
            <text:p>10.0041</text:p>
          </table:table-cell>
          <table:table-cell office:value-type="float" office:value="5.3002" calcext:value-type="float">
            <text:p>5.3002</text:p>
          </table:table-cell>
          <table:table-cell office:value-type="float" office:value="5.99831" calcext:value-type="float">
            <text:p>5.99831</text:p>
          </table:table-cell>
          <table:table-cell office:value-type="float" office:value="35.1733" calcext:value-type="float">
            <text:p>35.1733</text:p>
          </table:table-cell>
          <table:table-cell office:value-type="float" office:value="3.72268" calcext:value-type="float">
            <text:p>3.72268</text:p>
          </table:table-cell>
          <table:table-cell office:value-type="float" office:value="11.3665" calcext:value-type="float">
            <text:p>11.3665</text:p>
          </table:table-cell>
          <table:table-cell office:value-type="float" office:value="20.4809" calcext:value-type="float">
            <text:p>20.4809</text:p>
          </table:table-cell>
          <table:table-cell office:value-type="float" office:value="32.2998" calcext:value-type="float">
            <text:p>32.2998</text:p>
          </table:table-cell>
          <table:table-cell office:value-type="float" office:value="11.9889" calcext:value-type="float">
            <text:p>11.9889</text:p>
          </table:table-cell>
          <table:table-cell office:value-type="float" office:value="13.6898" calcext:value-type="float">
            <text:p>13.6898</text:p>
          </table:table-cell>
          <table:table-cell office:value-type="float" office:value="34.8827" calcext:value-type="float">
            <text:p>34.8827</text:p>
          </table:table-cell>
          <table:table-cell office:value-type="float" office:value="9.3936" calcext:value-type="float">
            <text:p>9.3936</text:p>
          </table:table-cell>
          <table:table-cell office:value-type="float" office:value="30.3487" calcext:value-type="float">
            <text:p>30.3487</text:p>
          </table:table-cell>
          <table:table-cell office:value-type="float" office:value="135.866" calcext:value-type="float">
            <text:p>135.866</text:p>
          </table:table-cell>
          <table:table-cell office:value-type="float" office:value="110.613" calcext:value-type="float">
            <text:p>110.613</text:p>
          </table:table-cell>
          <table:table-cell office:value-type="float" office:value="59.7241" calcext:value-type="float">
            <text:p>59.7241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92.4017" calcext:value-type="float">
            <text:p>92.4017</text:p>
          </table:table-cell>
          <table:table-cell office:value-type="float" office:value="23.1588" calcext:value-type="float">
            <text:p>23.1588</text:p>
          </table:table-cell>
          <table:table-cell office:value-type="float" office:value="33.751" calcext:value-type="float">
            <text:p>33.751</text:p>
          </table:table-cell>
          <table:table-cell office:value-type="float" office:value="1090.52" calcext:value-type="float">
            <text:p>1090.52</text:p>
          </table:table-cell>
          <table:table-cell office:value-type="float" office:value="13.7251" calcext:value-type="float">
            <text:p>13.7251</text:p>
          </table:table-cell>
          <table:table-cell office:value-type="float" office:value="123.702" calcext:value-type="float">
            <text:p>123.702</text:p>
          </table:table-cell>
          <table:table-cell office:value-type="float" office:value="481.573" calcext:value-type="float">
            <text:p>481.573</text:p>
          </table:table-cell>
          <table:table-cell office:value-type="float" office:value="1309.41" calcext:value-type="float">
            <text:p>1309.41</text:p>
          </table:table-cell>
          <table:table-cell office:value-type="float" office:value="142.993" calcext:value-type="float">
            <text:p>142.993</text:p>
          </table:table-cell>
          <table:table-cell office:value-type="float" office:value="189.065" calcext:value-type="float">
            <text:p>189.065</text:p>
          </table:table-cell>
          <table:table-cell office:value-type="float" office:value="5843.09" calcext:value-type="float">
            <text:p>5843.09</text:p>
          </table:table-cell>
          <table:table-cell office:value-type="float" office:value="89.3483" calcext:value-type="float">
            <text:p>89.3483</text:p>
          </table:table-cell>
          <table:table-cell office:value-type="float" office:value="17.4695" calcext:value-type="float">
            <text:p>17.4695</text:p>
          </table:table-cell>
          <table:table-cell office:value-type="float" office:value="12.1399" calcext:value-type="float">
            <text:p>12.1399</text:p>
          </table:table-cell>
          <table:table-cell office:value-type="float" office:value="9.40514" calcext:value-type="float">
            <text:p>9.40514</text:p>
          </table:table-cell>
          <table:table-cell office:value-type="float" office:value="6.15289" calcext:value-type="float">
            <text:p>6.15289</text:p>
          </table:table-cell>
          <table:table-cell office:value-type="float" office:value="9.97227" calcext:value-type="float">
            <text:p>9.97227</text:p>
          </table:table-cell>
          <table:table-cell office:value-type="float" office:value="5.26089" calcext:value-type="float">
            <text:p>5.26089</text:p>
          </table:table-cell>
          <table:table-cell office:value-type="float" office:value="5.98564" calcext:value-type="float">
            <text:p>5.98564</text:p>
          </table:table-cell>
          <table:table-cell office:value-type="float" office:value="35.1665" calcext:value-type="float">
            <text:p>35.1665</text:p>
          </table:table-cell>
          <table:table-cell office:value-type="float" office:value="3.72267" calcext:value-type="float">
            <text:p>3.72267</text:p>
          </table:table-cell>
          <table:table-cell office:value-type="float" office:value="10.8818" calcext:value-type="float">
            <text:p>10.8818</text:p>
          </table:table-cell>
          <table:table-cell office:value-type="float" office:value="20.1439" calcext:value-type="float">
            <text:p>20.1439</text:p>
          </table:table-cell>
          <table:table-cell office:value-type="float" office:value="32.2809" calcext:value-type="float">
            <text:p>32.2809</text:p>
          </table:table-cell>
          <table:table-cell office:value-type="float" office:value="11.9205" calcext:value-type="float">
            <text:p>11.9205</text:p>
          </table:table-cell>
          <table:table-cell office:value-type="float" office:value="13.6879" calcext:value-type="float">
            <text:p>13.6879</text:p>
          </table:table-cell>
          <table:table-cell office:value-type="float" office:value="34.8827" calcext:value-type="float">
            <text:p>34.8827</text:p>
          </table:table-cell>
          <table:table-cell office:value-type="float" office:value="9.3936" calcext:value-type="float">
            <text:p>9.3936</text:p>
          </table:table-cell>
          <table:table-cell office:value-type="float" office:value="8221" calcext:value-type="float">
            <text:p>8221</text:p>
          </table:table-cell>
          <table:table-cell office:value-type="float" office:value="0.665668" calcext:value-type="float">
            <text:p>0.665668</text:p>
          </table:table-cell>
          <table:table-cell office:value-type="float" office:value="0.956254" calcext:value-type="float">
            <text:p>0.956254</text:p>
          </table:table-cell>
          <table:table-cell office:value-type="float" office:value="0.303103" calcext:value-type="float">
            <text:p>0.303103</text:p>
          </table:table-cell>
          <table:table-cell office:value-type="float" office:value="20.1244" calcext:value-type="float">
            <text:p>20.1244</text:p>
          </table:table-cell>
          <table:table-cell table:number-columns-repeated="7"/>
          <table:table-cell office:value-type="date" office:date-value="2020-05-17" calcext:value-type="date">
            <text:p>17/05/20</text:p>
          </table:table-cell>
          <table:table-cell table:formula="of:=[.BP81]-[.BP80]" office:value-type="float" office:value="45" calcext:value-type="float">
            <text:p>45</text:p>
          </table:table-cell>
          <table:table-cell table:formula="of:=[.R82]-[.BP80]" office:value-type="float" office:value="43.3299999999999" calcext:value-type="float">
            <text:p>43.3299999999999</text:p>
          </table:table-cell>
          <table:table-cell table:formula="of:=[.CD81]-[.CC81]" office:value-type="float" office:value="-1.67000000000007" calcext:value-type="float">
            <text:p>-1.67000000000007</text:p>
          </table:table-cell>
          <table:table-cell table:formula="of:=[.CE81]/SQRT([.AL81])" office:value-type="float" office:value="-0.216093480335875" calcext:value-type="float">
            <text:p>-0.216093480335875</text:p>
          </table:table-cell>
        </table:table-row>
        <table:table-row table:style-name="ro1">
          <table:table-cell office:value-type="string" calcext:value-type="string">
            <text:p>13/05/2020</text:p>
          </table:table-cell>
          <table:table-cell office:value-type="float" office:value="135.591" calcext:value-type="float">
            <text:p>135.591</text:p>
          </table:table-cell>
          <table:table-cell office:value-type="float" office:value="108.091" calcext:value-type="float">
            <text:p>108.091</text:p>
          </table:table-cell>
          <table:table-cell office:value-type="float" office:value="58.8654" calcext:value-type="float">
            <text:p>58.8654</text:p>
          </table:table-cell>
          <table:table-cell office:value-type="float" office:value="30.9208" calcext:value-type="float">
            <text:p>30.9208</text:p>
          </table:table-cell>
          <table:table-cell office:value-type="float" office:value="89.3314" calcext:value-type="float">
            <text:p>89.3314</text:p>
          </table:table-cell>
          <table:table-cell office:value-type="float" office:value="22.7137" calcext:value-type="float">
            <text:p>22.7137</text:p>
          </table:table-cell>
          <table:table-cell office:value-type="float" office:value="32.5642" calcext:value-type="float">
            <text:p>32.5642</text:p>
          </table:table-cell>
          <table:table-cell office:value-type="float" office:value="1100.18" calcext:value-type="float">
            <text:p>1100.18</text:p>
          </table:table-cell>
          <table:table-cell office:value-type="float" office:value="13.8464" calcext:value-type="float">
            <text:p>13.8464</text:p>
          </table:table-cell>
          <table:table-cell office:value-type="float" office:value="120.146" calcext:value-type="float">
            <text:p>120.146</text:p>
          </table:table-cell>
          <table:table-cell office:value-type="float" office:value="462.212" calcext:value-type="float">
            <text:p>462.212</text:p>
          </table:table-cell>
          <table:table-cell office:value-type="float" office:value="1270.46" calcext:value-type="float">
            <text:p>1270.46</text:p>
          </table:table-cell>
          <table:table-cell office:value-type="float" office:value="138.037" calcext:value-type="float">
            <text:p>138.037</text:p>
          </table:table-cell>
          <table:table-cell office:value-type="float" office:value="183.477" calcext:value-type="float">
            <text:p>183.477</text:p>
          </table:table-cell>
          <table:table-cell office:value-type="float" office:value="5953.92" calcext:value-type="float">
            <text:p>5953.92</text:p>
          </table:table-cell>
          <table:table-cell office:value-type="float" office:value="91.0679" calcext:value-type="float">
            <text:p>91.0679</text:p>
          </table:table-cell>
          <table:table-cell office:value-type="float" office:value="8219.33" calcext:value-type="float">
            <text:p>8219.33</text:p>
          </table:table-cell>
          <table:table-cell office:value-type="float" office:value="18.0912" calcext:value-type="float">
            <text:p>18.0912</text:p>
          </table:table-cell>
          <table:table-cell office:value-type="float" office:value="12.2344" calcext:value-type="float">
            <text:p>12.2344</text:p>
          </table:table-cell>
          <table:table-cell office:value-type="float" office:value="9.4988" calcext:value-type="float">
            <text:p>9.4988</text:p>
          </table:table-cell>
          <table:table-cell office:value-type="float" office:value="6.17285" calcext:value-type="float">
            <text:p>6.17285</text:p>
          </table:table-cell>
          <table:table-cell office:value-type="float" office:value="9.82577" calcext:value-type="float">
            <text:p>9.82577</text:p>
          </table:table-cell>
          <table:table-cell office:value-type="float" office:value="5.24037" calcext:value-type="float">
            <text:p>5.24037</text:p>
          </table:table-cell>
          <table:table-cell office:value-type="float" office:value="5.88116" calcext:value-type="float">
            <text:p>5.88116</text:p>
          </table:table-cell>
          <table:table-cell office:value-type="float" office:value="35.3402" calcext:value-type="float">
            <text:p>35.3402</text:p>
          </table:table-cell>
          <table:table-cell office:value-type="float" office:value="3.73899" calcext:value-type="float">
            <text:p>3.73899</text:p>
          </table:table-cell>
          <table:table-cell office:value-type="float" office:value="11.1894" calcext:value-type="float">
            <text:p>11.1894</text:p>
          </table:table-cell>
          <table:table-cell office:value-type="float" office:value="20.0684" calcext:value-type="float">
            <text:p>20.0684</text:p>
          </table:table-cell>
          <table:table-cell office:value-type="float" office:value="31.8759" calcext:value-type="float">
            <text:p>31.8759</text:p>
          </table:table-cell>
          <table:table-cell office:value-type="float" office:value="11.7656" calcext:value-type="float">
            <text:p>11.7656</text:p>
          </table:table-cell>
          <table:table-cell office:value-type="float" office:value="13.4846" calcext:value-type="float">
            <text:p>13.4846</text:p>
          </table:table-cell>
          <table:table-cell office:value-type="float" office:value="34.5009" calcext:value-type="float">
            <text:p>34.5009</text:p>
          </table:table-cell>
          <table:table-cell office:value-type="float" office:value="9.48299" calcext:value-type="float">
            <text:p>9.48299</text:p>
          </table:table-cell>
          <table:table-cell office:value-type="float" office:value="30.2243" calcext:value-type="float">
            <text:p>30.2243</text:p>
          </table:table-cell>
          <table:table-cell office:value-type="float" office:value="135.834" calcext:value-type="float">
            <text:p>135.834</text:p>
          </table:table-cell>
          <table:table-cell office:value-type="float" office:value="108.22" calcext:value-type="float">
            <text:p>108.22</text:p>
          </table:table-cell>
          <table:table-cell office:value-type="float" office:value="58.961" calcext:value-type="float">
            <text:p>58.961</text:p>
          </table:table-cell>
          <table:table-cell office:value-type="float" office:value="30.967" calcext:value-type="float">
            <text:p>30.967</text:p>
          </table:table-cell>
          <table:table-cell office:value-type="float" office:value="89.3751" calcext:value-type="float">
            <text:p>89.3751</text:p>
          </table:table-cell>
          <table:table-cell office:value-type="float" office:value="22.7494" calcext:value-type="float">
            <text:p>22.7494</text:p>
          </table:table-cell>
          <table:table-cell office:value-type="float" office:value="32.5855" calcext:value-type="float">
            <text:p>32.5855</text:p>
          </table:table-cell>
          <table:table-cell office:value-type="float" office:value="1100.22" calcext:value-type="float">
            <text:p>1100.22</text:p>
          </table:table-cell>
          <table:table-cell office:value-type="float" office:value="13.8469" calcext:value-type="float">
            <text:p>13.8469</text:p>
          </table:table-cell>
          <table:table-cell office:value-type="float" office:value="120.326" calcext:value-type="float">
            <text:p>120.326</text:p>
          </table:table-cell>
          <table:table-cell office:value-type="float" office:value="462.414" calcext:value-type="float">
            <text:p>462.414</text:p>
          </table:table-cell>
          <table:table-cell office:value-type="float" office:value="1270.52" calcext:value-type="float">
            <text:p>1270.52</text:p>
          </table:table-cell>
          <table:table-cell office:value-type="float" office:value="138.107" calcext:value-type="float">
            <text:p>138.107</text:p>
          </table:table-cell>
          <table:table-cell office:value-type="float" office:value="183.49" calcext:value-type="float">
            <text:p>183.49</text:p>
          </table:table-cell>
          <table:table-cell office:value-type="float" office:value="5953.93" calcext:value-type="float">
            <text:p>5953.93</text:p>
          </table:table-cell>
          <table:table-cell office:value-type="float" office:value="91.0679" calcext:value-type="float">
            <text:p>91.0679</text:p>
          </table:table-cell>
          <table:table-cell office:value-type="float" office:value="17.5509" calcext:value-type="float">
            <text:p>17.5509</text:p>
          </table:table-cell>
          <table:table-cell office:value-type="float" office:value="12.0099" calcext:value-type="float">
            <text:p>12.0099</text:p>
          </table:table-cell>
          <table:table-cell office:value-type="float" office:value="9.3406" calcext:value-type="float">
            <text:p>9.3406</text:p>
          </table:table-cell>
          <table:table-cell office:value-type="float" office:value="6.11624" calcext:value-type="float">
            <text:p>6.11624</text:p>
          </table:table-cell>
          <table:table-cell office:value-type="float" office:value="9.79392" calcext:value-type="float">
            <text:p>9.79392</text:p>
          </table:table-cell>
          <table:table-cell office:value-type="float" office:value="5.20067" calcext:value-type="float">
            <text:p>5.20067</text:p>
          </table:table-cell>
          <table:table-cell office:value-type="float" office:value="5.86859" calcext:value-type="float">
            <text:p>5.86859</text:p>
          </table:table-cell>
          <table:table-cell office:value-type="float" office:value="35.3337" calcext:value-type="float">
            <text:p>35.3337</text:p>
          </table:table-cell>
          <table:table-cell office:value-type="float" office:value="3.73898" calcext:value-type="float">
            <text:p>3.73898</text:p>
          </table:table-cell>
          <table:table-cell office:value-type="float" office:value="10.7079" calcext:value-type="float">
            <text:p>10.7079</text:p>
          </table:table-cell>
          <table:table-cell office:value-type="float" office:value="19.7317" calcext:value-type="float">
            <text:p>19.7317</text:p>
          </table:table-cell>
          <table:table-cell office:value-type="float" office:value="31.8575" calcext:value-type="float">
            <text:p>31.8575</text:p>
          </table:table-cell>
          <table:table-cell office:value-type="float" office:value="11.6975" calcext:value-type="float">
            <text:p>11.6975</text:p>
          </table:table-cell>
          <table:table-cell office:value-type="float" office:value="13.4827" calcext:value-type="float">
            <text:p>13.4827</text:p>
          </table:table-cell>
          <table:table-cell office:value-type="float" office:value="34.5009" calcext:value-type="float">
            <text:p>34.5009</text:p>
          </table:table-cell>
          <table:table-cell office:value-type="float" office:value="9.48299" calcext:value-type="float">
            <text:p>9.48299</text:p>
          </table:table-cell>
          <table:table-cell office:value-type="float" office:value="8269" calcext:value-type="float">
            <text:p>8269</text:p>
          </table:table-cell>
          <table:table-cell office:value-type="float" office:value="0.676917" calcext:value-type="float">
            <text:p>0.676917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302273" calcext:value-type="float">
            <text:p>0.302273</text:p>
          </table:table-cell>
          <table:table-cell office:value-type="float" office:value="22.369" calcext:value-type="float">
            <text:p>22.369</text:p>
          </table:table-cell>
          <table:table-cell table:number-columns-repeated="7"/>
          <table:table-cell office:value-type="date" office:date-value="2020-05-18" calcext:value-type="date">
            <text:p>18/05/20</text:p>
          </table:table-cell>
          <table:table-cell table:formula="of:=[.BP82]-[.BP81]" office:value-type="float" office:value="48" calcext:value-type="float">
            <text:p>48</text:p>
          </table:table-cell>
          <table:table-cell table:formula="of:=[.R83]-[.BP81]" office:value-type="float" office:value="37.9500000000007" calcext:value-type="float">
            <text:p>37.9500000000007</text:p>
          </table:table-cell>
          <table:table-cell table:formula="of:=[.CD82]-[.CC82]" office:value-type="float" office:value="-10.0499999999993" calcext:value-type="float">
            <text:p>-10.0499999999993</text:p>
          </table:table-cell>
          <table:table-cell table:formula="of:=[.CE82]/SQRT([.AL82])" office:value-type="float" office:value="-1.30883120667206" calcext:value-type="float">
            <text:p>-1.30883120667206</text:p>
          </table:table-cell>
        </table:table-row>
        <table:table-row table:style-name="ro1">
          <table:table-cell office:value-type="string" calcext:value-type="string">
            <text:p>14/05/2020</text:p>
          </table:table-cell>
          <table:table-cell office:value-type="float" office:value="135.794" calcext:value-type="float">
            <text:p>135.794</text:p>
          </table:table-cell>
          <table:table-cell office:value-type="float" office:value="106.121" calcext:value-type="float">
            <text:p>106.121</text:p>
          </table:table-cell>
          <table:table-cell office:value-type="float" office:value="58.3633" calcext:value-type="float">
            <text:p>58.3633</text:p>
          </table:table-cell>
          <table:table-cell office:value-type="float" office:value="30.9842" calcext:value-type="float">
            <text:p>30.9842</text:p>
          </table:table-cell>
          <table:table-cell office:value-type="float" office:value="86.4931" calcext:value-type="float">
            <text:p>86.4931</text:p>
          </table:table-cell>
          <table:table-cell office:value-type="float" office:value="22.388" calcext:value-type="float">
            <text:p>22.388</text:p>
          </table:table-cell>
          <table:table-cell office:value-type="float" office:value="31.4709" calcext:value-type="float">
            <text:p>31.4709</text:p>
          </table:table-cell>
          <table:table-cell office:value-type="float" office:value="1109.55" calcext:value-type="float">
            <text:p>1109.55</text:p>
          </table:table-cell>
          <table:table-cell office:value-type="float" office:value="13.9642" calcext:value-type="float">
            <text:p>13.9642</text:p>
          </table:table-cell>
          <table:table-cell office:value-type="float" office:value="117.069" calcext:value-type="float">
            <text:p>117.069</text:p>
          </table:table-cell>
          <table:table-cell office:value-type="float" office:value="444.082" calcext:value-type="float">
            <text:p>444.082</text:p>
          </table:table-cell>
          <table:table-cell office:value-type="float" office:value="1232.16" calcext:value-type="float">
            <text:p>1232.16</text:p>
          </table:table-cell>
          <table:table-cell office:value-type="float" office:value="133.413" calcext:value-type="float">
            <text:p>133.413</text:p>
          </table:table-cell>
          <table:table-cell office:value-type="float" office:value="178.014" calcext:value-type="float">
            <text:p>178.014</text:p>
          </table:table-cell>
          <table:table-cell office:value-type="float" office:value="6061.47" calcext:value-type="float">
            <text:p>6061.47</text:p>
          </table:table-cell>
          <table:table-cell office:value-type="float" office:value="92.7365" calcext:value-type="float">
            <text:p>92.7365</text:p>
          </table:table-cell>
          <table:table-cell office:value-type="float" office:value="8258.95" calcext:value-type="float">
            <text:p>8258.95</text:p>
          </table:table-cell>
          <table:table-cell office:value-type="float" office:value="18.22" calcext:value-type="float">
            <text:p>18.22</text:p>
          </table:table-cell>
          <table:table-cell office:value-type="float" office:value="12.1428" calcext:value-type="float">
            <text:p>12.1428</text:p>
          </table:table-cell>
          <table:table-cell office:value-type="float" office:value="9.47404" calcext:value-type="float">
            <text:p>9.47404</text:p>
          </table:table-cell>
          <table:table-cell office:value-type="float" office:value="6.18858" calcext:value-type="float">
            <text:p>6.18858</text:p>
          </table:table-cell>
          <table:table-cell office:value-type="float" office:value="9.65753" calcext:value-type="float">
            <text:p>9.65753</text:p>
          </table:table-cell>
          <table:table-cell office:value-type="float" office:value="5.19658" calcext:value-type="float">
            <text:p>5.19658</text:p>
          </table:table-cell>
          <table:table-cell office:value-type="float" office:value="5.77104" calcext:value-type="float">
            <text:p>5.77104</text:p>
          </table:table-cell>
          <table:table-cell office:value-type="float" office:value="35.5008" calcext:value-type="float">
            <text:p>35.5008</text:p>
          </table:table-cell>
          <table:table-cell office:value-type="float" office:value="3.7547" calcext:value-type="float">
            <text:p>3.7547</text:p>
          </table:table-cell>
          <table:table-cell office:value-type="float" office:value="11.0422" calcext:value-type="float">
            <text:p>11.0422</text:p>
          </table:table-cell>
          <table:table-cell office:value-type="float" office:value="19.6696" calcext:value-type="float">
            <text:p>19.6696</text:p>
          </table:table-cell>
          <table:table-cell office:value-type="float" office:value="31.4481" calcext:value-type="float">
            <text:p>31.4481</text:p>
          </table:table-cell>
          <table:table-cell office:value-type="float" office:value="11.5531" calcext:value-type="float">
            <text:p>11.5531</text:p>
          </table:table-cell>
          <table:table-cell office:value-type="float" office:value="13.2802" calcext:value-type="float">
            <text:p>13.2802</text:p>
          </table:table-cell>
          <table:table-cell office:value-type="float" office:value="34.1097" calcext:value-type="float">
            <text:p>34.1097</text:p>
          </table:table-cell>
          <table:table-cell office:value-type="float" office:value="9.56891" calcext:value-type="float">
            <text:p>9.56891</text:p>
          </table:table-cell>
          <table:table-cell office:value-type="float" office:value="30.0658" calcext:value-type="float">
            <text:p>30.0658</text:p>
          </table:table-cell>
          <table:table-cell office:value-type="float" office:value="137.284" calcext:value-type="float">
            <text:p>137.284</text:p>
          </table:table-cell>
          <table:table-cell office:value-type="float" office:value="106.904" calcext:value-type="float">
            <text:p>106.904</text:p>
          </table:table-cell>
          <table:table-cell office:value-type="float" office:value="58.9454" calcext:value-type="float">
            <text:p>58.9454</text:p>
          </table:table-cell>
          <table:table-cell office:value-type="float" office:value="31.2681" calcext:value-type="float">
            <text:p>31.2681</text:p>
          </table:table-cell>
          <table:table-cell office:value-type="float" office:value="86.7559" calcext:value-type="float">
            <text:p>86.7559</text:p>
          </table:table-cell>
          <table:table-cell office:value-type="float" office:value="22.6037" calcext:value-type="float">
            <text:p>22.6037</text:p>
          </table:table-cell>
          <table:table-cell office:value-type="float" office:value="31.5979" calcext:value-type="float">
            <text:p>31.5979</text:p>
          </table:table-cell>
          <table:table-cell office:value-type="float" office:value="1109.78" calcext:value-type="float">
            <text:p>1109.78</text:p>
          </table:table-cell>
          <table:table-cell office:value-type="float" office:value="13.9667" calcext:value-type="float">
            <text:p>13.9667</text:p>
          </table:table-cell>
          <table:table-cell office:value-type="float" office:value="118.148" calcext:value-type="float">
            <text:p>118.148</text:p>
          </table:table-cell>
          <table:table-cell office:value-type="float" office:value="445.291" calcext:value-type="float">
            <text:p>445.291</text:p>
          </table:table-cell>
          <table:table-cell office:value-type="float" office:value="1232.52" calcext:value-type="float">
            <text:p>1232.52</text:p>
          </table:table-cell>
          <table:table-cell office:value-type="float" office:value="133.832" calcext:value-type="float">
            <text:p>133.832</text:p>
          </table:table-cell>
          <table:table-cell office:value-type="float" office:value="178.089" calcext:value-type="float">
            <text:p>178.089</text:p>
          </table:table-cell>
          <table:table-cell office:value-type="float" office:value="6061.5" calcext:value-type="float">
            <text:p>6061.5</text:p>
          </table:table-cell>
          <table:table-cell office:value-type="float" office:value="92.7368" calcext:value-type="float">
            <text:p>92.7368</text:p>
          </table:table-cell>
          <table:table-cell office:value-type="float" office:value="17.6669" calcext:value-type="float">
            <text:p>17.6669</text:p>
          </table:table-cell>
          <table:table-cell office:value-type="float" office:value="11.9147" calcext:value-type="float">
            <text:p>11.9147</text:p>
          </table:table-cell>
          <table:table-cell office:value-type="float" office:value="9.31269" calcext:value-type="float">
            <text:p>9.31269</text:p>
          </table:table-cell>
          <table:table-cell office:value-type="float" office:value="6.13004" calcext:value-type="float">
            <text:p>6.13004</text:p>
          </table:table-cell>
          <table:table-cell office:value-type="float" office:value="9.6255" calcext:value-type="float">
            <text:p>9.6255</text:p>
          </table:table-cell>
          <table:table-cell office:value-type="float" office:value="5.15638" calcext:value-type="float">
            <text:p>5.15638</text:p>
          </table:table-cell>
          <table:table-cell office:value-type="float" office:value="5.75851" calcext:value-type="float">
            <text:p>5.75851</text:p>
          </table:table-cell>
          <table:table-cell office:value-type="float" office:value="35.4944" calcext:value-type="float">
            <text:p>35.4944</text:p>
          </table:table-cell>
          <table:table-cell office:value-type="float" office:value="3.7547" calcext:value-type="float">
            <text:p>3.7547</text:p>
          </table:table-cell>
          <table:table-cell office:value-type="float" office:value="10.5602" calcext:value-type="float">
            <text:p>10.5602</text:p>
          </table:table-cell>
          <table:table-cell office:value-type="float" office:value="19.334" calcext:value-type="float">
            <text:p>19.334</text:p>
          </table:table-cell>
          <table:table-cell office:value-type="float" office:value="31.4298" calcext:value-type="float">
            <text:p>31.4298</text:p>
          </table:table-cell>
          <table:table-cell office:value-type="float" office:value="11.4848" calcext:value-type="float">
            <text:p>11.4848</text:p>
          </table:table-cell>
          <table:table-cell office:value-type="float" office:value="13.2783" calcext:value-type="float">
            <text:p>13.2783</text:p>
          </table:table-cell>
          <table:table-cell office:value-type="float" office:value="34.1097" calcext:value-type="float">
            <text:p>34.1097</text:p>
          </table:table-cell>
          <table:table-cell office:value-type="float" office:value="9.56891" calcext:value-type="float">
            <text:p>9.56891</text:p>
          </table:table-cell>
          <table:table-cell office:value-type="float" office:value="8351" calcext:value-type="float">
            <text:p>8351</text:p>
          </table:table-cell>
          <table:table-cell office:value-type="float" office:value="0.685902" calcext:value-type="float">
            <text:p>0.685902</text:p>
          </table:table-cell>
          <table:table-cell office:value-type="float" office:value="0.955696" calcext:value-type="float">
            <text:p>0.955696</text:p>
          </table:table-cell>
          <table:table-cell office:value-type="float" office:value="0.30734" calcext:value-type="float">
            <text:p>0.30734</text:p>
          </table:table-cell>
          <table:table-cell office:value-type="float" office:value="20.3987" calcext:value-type="float">
            <text:p>20.3987</text:p>
          </table:table-cell>
          <table:table-cell table:number-columns-repeated="7"/>
          <table:table-cell office:value-type="date" office:date-value="2020-05-19" calcext:value-type="date">
            <text:p>19/05/20</text:p>
          </table:table-cell>
          <table:table-cell table:formula="of:=[.BP83]-[.BP82]" office:value-type="float" office:value="82" calcext:value-type="float">
            <text:p>82</text:p>
          </table:table-cell>
          <table:table-cell table:formula="of:=[.R84]-[.BP82]" office:value-type="float" office:value="32.0200000000004" calcext:value-type="float">
            <text:p>32.0200000000004</text:p>
          </table:table-cell>
          <table:table-cell table:formula="of:=[.CD83]-[.CC83]" office:value-type="float" office:value="-49.9799999999996" calcext:value-type="float">
            <text:p>-49.9799999999996</text:p>
          </table:table-cell>
          <table:table-cell table:formula="of:=[.CE83]/SQRT([.AL83])" office:value-type="float" office:value="-6.50985465501593" calcext:value-type="float">
            <text:p>-6.50985465501593</text:p>
          </table:table-cell>
        </table:table-row>
        <table:table-row table:style-name="ro1">
          <table:table-cell office:value-type="string" calcext:value-type="string">
            <text:p>15/05/2020</text:p>
          </table:table-cell>
          <table:table-cell office:value-type="float" office:value="137.603" calcext:value-type="float">
            <text:p>137.603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58.5658" calcext:value-type="float">
            <text:p>58.5658</text:p>
          </table:table-cell>
          <table:table-cell office:value-type="float" office:value="31.1812" calcext:value-type="float">
            <text:p>31.1812</text:p>
          </table:table-cell>
          <table:table-cell office:value-type="float" office:value="84.1003" calcext:value-type="float">
            <text:p>84.1003</text:p>
          </table:table-cell>
          <table:table-cell office:value-type="float" office:value="22.3188" calcext:value-type="float">
            <text:p>22.3188</text:p>
          </table:table-cell>
          <table:table-cell office:value-type="float" office:value="30.5605" calcext:value-type="float">
            <text:p>30.5605</text:p>
          </table:table-cell>
          <table:table-cell office:value-type="float" office:value="1118.84" calcext:value-type="float">
            <text:p>1118.84</text:p>
          </table:table-cell>
          <table:table-cell office:value-type="float" office:value="14.0807" calcext:value-type="float">
            <text:p>14.0807</text:p>
          </table:table-cell>
          <table:table-cell office:value-type="float" office:value="115.177" calcext:value-type="float">
            <text:p>115.177</text:p>
          </table:table-cell>
          <table:table-cell office:value-type="float" office:value="428.554" calcext:value-type="float">
            <text:p>428.55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129.42" calcext:value-type="float">
            <text:p>129.42</text:p>
          </table:table-cell>
          <table:table-cell office:value-type="float" office:value="172.757" calcext:value-type="float">
            <text:p>172.757</text:p>
          </table:table-cell>
          <table:table-cell office:value-type="float" office:value="6165.84" calcext:value-type="float">
            <text:p>6165.84</text:p>
          </table:table-cell>
          <table:table-cell office:value-type="float" office:value="94.3554" calcext:value-type="float">
            <text:p>94.3554</text:p>
          </table:table-cell>
          <table:table-cell office:value-type="float" office:value="8301.02" calcext:value-type="float">
            <text:p>8301.02</text:p>
          </table:table-cell>
          <table:table-cell office:value-type="float" office:value="18.4068" calcext:value-type="float">
            <text:p>18.4068</text:p>
          </table:table-cell>
          <table:table-cell office:value-type="float" office:value="12.0907" calcext:value-type="float">
            <text:p>12.0907</text:p>
          </table:table-cell>
          <table:table-cell office:value-type="float" office:value="9.48614" calcext:value-type="float">
            <text:p>9.48614</text:p>
          </table:table-cell>
          <table:table-cell office:value-type="float" office:value="6.20479" calcext:value-type="float">
            <text:p>6.20479</text:p>
          </table:table-cell>
          <table:table-cell office:value-type="float" office:value="9.50352" calcext:value-type="float">
            <text:p>9.50352</text:p>
          </table:table-cell>
          <table:table-cell office:value-type="float" office:value="5.17196" calcext:value-type="float">
            <text:p>5.17196</text:p>
          </table:table-cell>
          <table:table-cell office:value-type="float" office:value="5.66969" calcext:value-type="float">
            <text:p>5.66969</text:p>
          </table:table-cell>
          <table:table-cell office:value-type="float" office:value="35.6555" calcext:value-type="float">
            <text:p>35.6555</text:p>
          </table:table-cell>
          <table:table-cell office:value-type="float" office:value="3.76989" calcext:value-type="float">
            <text:p>3.76989</text:p>
          </table:table-cell>
          <table:table-cell office:value-type="float" office:value="10.9307" calcext:value-type="float">
            <text:p>10.9307</text:p>
          </table:table-cell>
          <table:table-cell office:value-type="float" office:value="19.3101" calcext:value-type="float">
            <text:p>19.3101</text:p>
          </table:table-cell>
          <table:table-cell office:value-type="float" office:value="31.0189" calcext:value-type="float">
            <text:p>31.0189</text:p>
          </table:table-cell>
          <table:table-cell office:value-type="float" office:value="11.354" calcext:value-type="float">
            <text:p>11.354</text:p>
          </table:table-cell>
          <table:table-cell office:value-type="float" office:value="13.0782" calcext:value-type="float">
            <text:p>13.0782</text:p>
          </table:table-cell>
          <table:table-cell office:value-type="float" office:value="33.7113" calcext:value-type="float">
            <text:p>33.7113</text:p>
          </table:table-cell>
          <table:table-cell office:value-type="float" office:value="9.65151" calcext:value-type="float">
            <text:p>9.65151</text:p>
          </table:table-cell>
          <table:table-cell office:value-type="float" office:value="30.125" calcext:value-type="float">
            <text:p>30.125</text:p>
          </table:table-cell>
          <table:table-cell office:value-type="float" office:value="145.1" calcext:value-type="float">
            <text:p>145.1</text:p>
          </table:table-cell>
          <table:table-cell office:value-type="float" office:value="109.114" calcext:value-type="float">
            <text:p>109.114</text:p>
          </table:table-cell>
          <table:table-cell office:value-type="float" office:value="61.4704" calcext:value-type="float">
            <text:p>61.4704</text:p>
          </table:table-cell>
          <table:table-cell office:value-type="float" office:value="32.6008" calcext:value-type="float">
            <text:p>32.6008</text:p>
          </table:table-cell>
          <table:table-cell office:value-type="float" office:value="85.3944" calcext:value-type="float">
            <text:p>85.3944</text:p>
          </table:table-cell>
          <table:table-cell office:value-type="float" office:value="23.3882" calcext:value-type="float">
            <text:p>23.3882</text:p>
          </table:table-cell>
          <table:table-cell office:value-type="float" office:value="31.1819" calcext:value-type="float">
            <text:p>31.1819</text:p>
          </table:table-cell>
          <table:table-cell office:value-type="float" office:value="1119.93" calcext:value-type="float">
            <text:p>1119.93</text:p>
          </table:table-cell>
          <table:table-cell office:value-type="float" office:value="14.0928" calcext:value-type="float">
            <text:p>14.0928</text:p>
          </table:table-cell>
          <table:table-cell office:value-type="float" office:value="120.486" calcext:value-type="float">
            <text:p>120.486</text:p>
          </table:table-cell>
          <table:table-cell office:value-type="float" office:value="434.487" calcext:value-type="float">
            <text:p>434.487</text:p>
          </table:table-cell>
          <table:table-cell office:value-type="float" office:value="1196.67" calcext:value-type="float">
            <text:p>1196.67</text:p>
          </table:table-cell>
          <table:table-cell office:value-type="float" office:value="131.478" calcext:value-type="float">
            <text:p>131.478</text:p>
          </table:table-cell>
          <table:table-cell office:value-type="float" office:value="173.127" calcext:value-type="float">
            <text:p>173.127</text:p>
          </table:table-cell>
          <table:table-cell office:value-type="float" office:value="6165.95" calcext:value-type="float">
            <text:p>6165.95</text:p>
          </table:table-cell>
          <table:table-cell office:value-type="float" office:value="94.3572" calcext:value-type="float">
            <text:p>94.3572</text:p>
          </table:table-cell>
          <table:table-cell office:value-type="float" office:value="17.8437" calcext:value-type="float">
            <text:p>17.8437</text:p>
          </table:table-cell>
          <table:table-cell office:value-type="float" office:value="11.8612" calcext:value-type="float">
            <text:p>11.8612</text:p>
          </table:table-cell>
          <table:table-cell office:value-type="float" office:value="9.32321" calcext:value-type="float">
            <text:p>9.32321</text:p>
          </table:table-cell>
          <table:table-cell office:value-type="float" office:value="6.14552" calcext:value-type="float">
            <text:p>6.14552</text:p>
          </table:table-cell>
          <table:table-cell office:value-type="float" office:value="9.47147" calcext:value-type="float">
            <text:p>9.47147</text:p>
          </table:table-cell>
          <table:table-cell office:value-type="float" office:value="5.13163" calcext:value-type="float">
            <text:p>5.13163</text:p>
          </table:table-cell>
          <table:table-cell office:value-type="float" office:value="5.65731" calcext:value-type="float">
            <text:p>5.65731</text:p>
          </table:table-cell>
          <table:table-cell office:value-type="float" office:value="35.6495" calcext:value-type="float">
            <text:p>35.6495</text:p>
          </table:table-cell>
          <table:table-cell office:value-type="float" office:value="3.76989" calcext:value-type="float">
            <text:p>3.76989</text:p>
          </table:table-cell>
          <table:table-cell office:value-type="float" office:value="10.4519" calcext:value-type="float">
            <text:p>10.4519</text:p>
          </table:table-cell>
          <table:table-cell office:value-type="float" office:value="18.9761" calcext:value-type="float">
            <text:p>18.9761</text:p>
          </table:table-cell>
          <table:table-cell office:value-type="float" office:value="31.0009" calcext:value-type="float">
            <text:p>31.0009</text:p>
          </table:table-cell>
          <table:table-cell office:value-type="float" office:value="11.286" calcext:value-type="float">
            <text:p>11.286</text:p>
          </table:table-cell>
          <table:table-cell office:value-type="float" office:value="13.0763" calcext:value-type="float">
            <text:p>13.0763</text:p>
          </table:table-cell>
          <table:table-cell office:value-type="float" office:value="33.7113" calcext:value-type="float">
            <text:p>33.7113</text:p>
          </table:table-cell>
          <table:table-cell office:value-type="float" office:value="9.65151" calcext:value-type="float">
            <text:p>9.65151</text:p>
          </table:table-cell>
          <table:table-cell office:value-type="float" office:value="8406" calcext:value-type="float">
            <text:p>8406</text:p>
          </table:table-cell>
          <table:table-cell office:value-type="float" office:value="0.694887" calcext:value-type="float">
            <text:p>0.694887</text:p>
          </table:table-cell>
          <table:table-cell office:value-type="float" office:value="0.955417" calcext:value-type="float">
            <text:p>0.955417</text:p>
          </table:table-cell>
          <table:table-cell office:value-type="float" office:value="0.340115" calcext:value-type="float">
            <text:p>0.340115</text:p>
          </table:table-cell>
          <table:table-cell office:value-type="float" office:value="19.6882" calcext:value-type="float">
            <text:p>19.6882</text:p>
          </table:table-cell>
          <table:table-cell table:number-columns-repeated="7"/>
          <table:table-cell office:value-type="date" office:date-value="2020-05-20" calcext:value-type="date">
            <text:p>20/05/20</text:p>
          </table:table-cell>
          <table:table-cell table:formula="of:=[.BP84]-[.BP83]" office:value-type="float" office:value="55" calcext:value-type="float">
            <text:p>55</text:p>
          </table:table-cell>
          <table:table-cell table:formula="of:=[.R85]-[.BP83]" office:value-type="float" office:value="5.84000000000015" calcext:value-type="float">
            <text:p>5.84000000000015</text:p>
          </table:table-cell>
          <table:table-cell table:formula="of:=[.CD84]-[.CC84]" office:value-type="float" office:value="-49.1599999999999" calcext:value-type="float">
            <text:p>-49.1599999999999</text:p>
          </table:table-cell>
          <table:table-cell table:formula="of:=[.CE84]/SQRT([.AL84])" office:value-type="float" office:value="-6.27016334180027" calcext:value-type="float">
            <text:p>-6.27016334180027</text:p>
          </table:table-cell>
        </table:table-row>
        <table:table-row table:style-name="ro1">
          <table:table-cell office:value-type="string" calcext:value-type="string">
            <text:p>16/05/2020</text:p>
          </table:table-cell>
          <table:table-cell office:value-type="float" office:value="145.407" calcext:value-type="float">
            <text:p>145.407</text:p>
          </table:table-cell>
          <table:table-cell office:value-type="float" office:value="108.031" calcext:value-type="float">
            <text:p>108.031</text:p>
          </table:table-cell>
          <table:table-cell office:value-type="float" office:value="61.3585" calcext:value-type="float">
            <text:p>61.3585</text:p>
          </table:table-cell>
          <table:table-cell office:value-type="float" office:value="32.3478" calcext:value-type="float">
            <text:p>32.3478</text:p>
          </table:table-cell>
          <table:table-cell office:value-type="float" office:value="82.9948" calcext:value-type="float">
            <text:p>82.9948</text:p>
          </table:table-cell>
          <table:table-cell office:value-type="float" office:value="23.1911" calcext:value-type="float">
            <text:p>23.1911</text:p>
          </table:table-cell>
          <table:table-cell office:value-type="float" office:value="30.2447" calcext:value-type="float">
            <text:p>30.2447</text:p>
          </table:table-cell>
          <table:table-cell office:value-type="float" office:value="1128.86" calcext:value-type="float">
            <text:p>1128.86</text:p>
          </table:table-cell>
          <table:table-cell office:value-type="float" office:value="14.205" calcext:value-type="float">
            <text:p>14.205</text:p>
          </table:table-cell>
          <table:table-cell office:value-type="float" office:value="117.643" calcext:value-type="float">
            <text:p>117.643</text:p>
          </table:table-cell>
          <table:table-cell office:value-type="float" office:value="420.104" calcext:value-type="float">
            <text:p>420.10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27.424" calcext:value-type="float">
            <text:p>127.424</text:p>
          </table:table-cell>
          <table:table-cell office:value-type="float" office:value="168.054" calcext:value-type="float">
            <text:p>168.054</text:p>
          </table:table-cell>
          <table:table-cell office:value-type="float" office:value="6267.27" calcext:value-type="float">
            <text:p>6267.27</text:p>
          </table:table-cell>
          <table:table-cell office:value-type="float" office:value="95.9287" calcext:value-type="float">
            <text:p>95.9287</text:p>
          </table:table-cell>
          <table:table-cell office:value-type="float" office:value="8356.84" calcext:value-type="float">
            <text:p>8356.84</text:p>
          </table:table-cell>
          <table:table-cell office:value-type="float" office:value="18.6944" calcext:value-type="float">
            <text:p>18.6944</text:p>
          </table:table-cell>
          <table:table-cell office:value-type="float" office:value="12.1213" calcext:value-type="float">
            <text:p>12.1213</text:p>
          </table:table-cell>
          <table:table-cell office:value-type="float" office:value="9.59162" calcext:value-type="float">
            <text:p>9.59162</text:p>
          </table:table-cell>
          <table:table-cell office:value-type="float" office:value="6.25623" calcext:value-type="float">
            <text:p>6.25623</text:p>
          </table:table-cell>
          <table:table-cell office:value-type="float" office:value="9.3723" calcext:value-type="float">
            <text:p>9.3723</text:p>
          </table:table-cell>
          <table:table-cell office:value-type="float" office:value="5.19431" calcext:value-type="float">
            <text:p>5.19431</text:p>
          </table:table-cell>
          <table:table-cell office:value-type="float" office:value="5.58609" calcext:value-type="float">
            <text:p>5.58609</text:p>
          </table:table-cell>
          <table:table-cell office:value-type="float" office:value="35.8065" calcext:value-type="float">
            <text:p>35.8065</text:p>
          </table:table-cell>
          <table:table-cell office:value-type="float" office:value="3.78478" calcext:value-type="float">
            <text:p>3.78478</text:p>
          </table:table-cell>
          <table:table-cell office:value-type="float" office:value="10.9138" calcext:value-type="float">
            <text:p>10.9138</text:p>
          </table:table-cell>
          <table:table-cell office:value-type="float" office:value="19.0325" calcext:value-type="float">
            <text:p>19.0325</text:p>
          </table:table-cell>
          <table:table-cell office:value-type="float" office:value="30.5998" calcext:value-type="float">
            <text:p>30.5998</text:p>
          </table:table-cell>
          <table:table-cell office:value-type="float" office:value="11.1827" calcext:value-type="float">
            <text:p>11.1827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33.3093" calcext:value-type="float">
            <text:p>33.3093</text:p>
          </table:table-cell>
          <table:table-cell office:value-type="float" office:value="9.73104" calcext:value-type="float">
            <text:p>9.73104</text:p>
          </table:table-cell>
          <table:table-cell office:value-type="float" office:value="30.5857" calcext:value-type="float">
            <text:p>30.5857</text:p>
          </table:table-cell>
          <table:table-cell office:value-type="float" office:value="152.731" calcext:value-type="float">
            <text:p>152.731</text:p>
          </table:table-cell>
          <table:table-cell office:value-type="float" office:value="111.763" calcext:value-type="float">
            <text:p>111.763</text:p>
          </table:table-cell>
          <table:table-cell office:value-type="float" office:value="64.1658" calcext:value-type="float">
            <text:p>64.1658</text:p>
          </table:table-cell>
          <table:table-cell office:value-type="float" office:value="33.7008" calcext:value-type="float">
            <text:p>33.7008</text:p>
          </table:table-cell>
          <table:table-cell office:value-type="float" office:value="84.2313" calcext:value-type="float">
            <text:p>84.2313</text:p>
          </table:table-cell>
          <table:table-cell office:value-type="float" office:value="24.2174" calcext:value-type="float">
            <text:p>24.2174</text:p>
          </table:table-cell>
          <table:table-cell office:value-type="float" office:value="30.8343" calcext:value-type="float">
            <text:p>30.8343</text:p>
          </table:table-cell>
          <table:table-cell office:value-type="float" office:value="1129.89" calcext:value-type="float">
            <text:p>1129.89</text:p>
          </table:table-cell>
          <table:table-cell office:value-type="float" office:value="14.2165" calcext:value-type="float">
            <text:p>14.2165</text:p>
          </table:table-cell>
          <table:table-cell office:value-type="float" office:value="122.747" calcext:value-type="float">
            <text:p>122.747</text:p>
          </table:table-cell>
          <table:table-cell office:value-type="float" office:value="425.792" calcext:value-type="float">
            <text:p>425.792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29.395" calcext:value-type="float">
            <text:p>129.395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6267.38" calcext:value-type="float">
            <text:p>6267.38</text:p>
          </table:table-cell>
          <table:table-cell office:value-type="float" office:value="95.9305" calcext:value-type="float">
            <text:p>95.9305</text:p>
          </table:table-cell>
          <table:table-cell office:value-type="float" office:value="18.1304" calcext:value-type="float">
            <text:p>18.1304</text:p>
          </table:table-cell>
          <table:table-cell office:value-type="float" office:value="11.8968" calcext:value-type="float">
            <text:p>11.8968</text:p>
          </table:table-cell>
          <table:table-cell office:value-type="float" office:value="9.43123" calcext:value-type="float">
            <text:p>9.43123</text:p>
          </table:table-cell>
          <table:table-cell office:value-type="float" office:value="6.19933" calcext:value-type="float">
            <text:p>6.19933</text:p>
          </table:table-cell>
          <table:table-cell office:value-type="float" office:value="9.34067" calcext:value-type="float">
            <text:p>9.34067</text:p>
          </table:table-cell>
          <table:table-cell office:value-type="float" office:value="5.15491" calcext:value-type="float">
            <text:p>5.15491</text:p>
          </table:table-cell>
          <table:table-cell office:value-type="float" office:value="5.57403" calcext:value-type="float">
            <text:p>5.57403</text:p>
          </table:table-cell>
          <table:table-cell office:value-type="float" office:value="35.8008" calcext:value-type="float">
            <text:p>35.8008</text:p>
          </table:table-cell>
          <table:table-cell office:value-type="float" office:value="3.78478" calcext:value-type="float">
            <text:p>3.78478</text:p>
          </table:table-cell>
          <table:table-cell office:value-type="float" office:value="10.4415" calcext:value-type="float">
            <text:p>10.4415</text:p>
          </table:table-cell>
          <table:table-cell office:value-type="float" office:value="18.7005" calcext:value-type="float">
            <text:p>18.7005</text:p>
          </table:table-cell>
          <table:table-cell office:value-type="float" office:value="30.5823" calcext:value-type="float">
            <text:p>30.5823</text:p>
          </table:table-cell>
          <table:table-cell office:value-type="float" office:value="11.1153" calcext:value-type="float">
            <text:p>11.1153</text:p>
          </table:table-cell>
          <table:table-cell office:value-type="float" office:value="12.8826" calcext:value-type="float">
            <text:p>12.8826</text:p>
          </table:table-cell>
          <table:table-cell office:value-type="float" office:value="33.3092" calcext:value-type="float">
            <text:p>33.3092</text:p>
          </table:table-cell>
          <table:table-cell office:value-type="float" office:value="9.73104" calcext:value-type="float">
            <text:p>9.73104</text:p>
          </table:table-cell>
          <table:table-cell office:value-type="float" office:value="8455" calcext:value-type="float">
            <text:p>8455</text:p>
          </table:table-cell>
          <table:table-cell office:value-type="float" office:value="0.703872" calcext:value-type="float">
            <text:p>0.703872</text:p>
          </table:table-cell>
          <table:table-cell office:value-type="float" office:value="0.955139" calcext:value-type="float">
            <text:p>0.955139</text:p>
          </table:table-cell>
          <table:table-cell office:value-type="float" office:value="0.376153" calcext:value-type="float">
            <text:p>0.376153</text:p>
          </table:table-cell>
          <table:table-cell office:value-type="float" office:value="17.8266" calcext:value-type="float">
            <text:p>17.8266</text:p>
          </table:table-cell>
          <table:table-cell table:number-columns-repeated="7"/>
          <table:table-cell office:value-type="date" office:date-value="2020-05-21" calcext:value-type="date">
            <text:p>21/05/20</text:p>
          </table:table-cell>
          <table:table-cell table:formula="of:=[.BP85]-[.BP84]" office:value-type="float" office:value="49" calcext:value-type="float">
            <text:p>49</text:p>
          </table:table-cell>
          <table:table-cell table:formula="of:=[.R86]-[.BP84]" office:value-type="float" office:value="8.38999999999942" calcext:value-type="float">
            <text:p>8.38999999999942</text:p>
          </table:table-cell>
          <table:table-cell table:formula="of:=[.CD85]-[.CC85]" office:value-type="float" office:value="-40.6100000000006" calcext:value-type="float">
            <text:p>-40.6100000000006</text:p>
          </table:table-cell>
          <table:table-cell table:formula="of:=[.CE85]/SQRT([.AL85])" office:value-type="float" office:value="-5.0696874180644" calcext:value-type="float">
            <text:p>-5.0696874180644</text:p>
          </table:table-cell>
        </table:table-row>
        <table:table-row table:style-name="ro1">
          <table:table-cell office:value-type="string" calcext:value-type="string">
            <text:p>17/05/2020</text:p>
          </table:table-cell>
          <table:table-cell office:value-type="float" office:value="153.126" calcext:value-type="float">
            <text:p>153.126</text:p>
          </table:table-cell>
          <table:table-cell office:value-type="float" office:value="111.176" calcext:value-type="float">
            <text:p>111.176</text:p>
          </table:table-cell>
          <table:table-cell office:value-type="float" office:value="64.2351" calcext:value-type="float">
            <text:p>64.2351</text:p>
          </table:table-cell>
          <table:table-cell office:value-type="float" office:value="32.4721" calcext:value-type="float">
            <text:p>32.4721</text:p>
          </table:table-cell>
          <table:table-cell office:value-type="float" office:value="82.0458" calcext:value-type="float">
            <text:p>82.0458</text:p>
          </table:table-cell>
          <table:table-cell office:value-type="float" office:value="24.0928" calcext:value-type="float">
            <text:p>24.0928</text:p>
          </table:table-cell>
          <table:table-cell office:value-type="float" office:value="29.9947" calcext:value-type="float">
            <text:p>29.9947</text:p>
          </table:table-cell>
          <table:table-cell office:value-type="float" office:value="1138.7" calcext:value-type="float">
            <text:p>1138.7</text:p>
          </table:table-cell>
          <table:table-cell office:value-type="float" office:value="14.3272" calcext:value-type="float">
            <text:p>14.3272</text:p>
          </table:table-cell>
          <table:table-cell office:value-type="float" office:value="120.135" calcext:value-type="float">
            <text:p>120.135</text:p>
          </table:table-cell>
          <table:table-cell office:value-type="float" office:value="414.374" calcext:value-type="float">
            <text:p>414.374</text:p>
          </table:table-cell>
          <table:table-cell office:value-type="float" office:value="1127.33" calcext:value-type="float">
            <text:p>1127.33</text:p>
          </table:table-cell>
          <table:table-cell office:value-type="float" office:value="125.698" calcext:value-type="float">
            <text:p>125.698</text:p>
          </table:table-cell>
          <table:table-cell office:value-type="float" office:value="163.591" calcext:value-type="float">
            <text:p>163.591</text:p>
          </table:table-cell>
          <table:table-cell office:value-type="float" office:value="6365.8" calcext:value-type="float">
            <text:p>6365.8</text:p>
          </table:table-cell>
          <table:table-cell office:value-type="float" office:value="97.4566" calcext:value-type="float">
            <text:p>97.4566</text:p>
          </table:table-cell>
          <table:table-cell office:value-type="float" office:value="8414.39" calcext:value-type="float">
            <text:p>8414.39</text:p>
          </table:table-cell>
          <table:table-cell office:value-type="float" office:value="19.0342" calcext:value-type="float">
            <text:p>19.0342</text:p>
          </table:table-cell>
          <table:table-cell office:value-type="float" office:value="12.2147" calcext:value-type="float">
            <text:p>12.2147</text:p>
          </table:table-cell>
          <table:table-cell office:value-type="float" office:value="9.73999" calcext:value-type="float">
            <text:p>9.73999</text:p>
          </table:table-cell>
          <table:table-cell office:value-type="float" office:value="6.21655" calcext:value-type="float">
            <text:p>6.21655</text:p>
          </table:table-cell>
          <table:table-cell office:value-type="float" office:value="9.26048" calcext:value-type="float">
            <text:p>9.26048</text:p>
          </table:table-cell>
          <table:table-cell office:value-type="float" office:value="5.24702" calcext:value-type="float">
            <text:p>5.24702</text:p>
          </table:table-cell>
          <table:table-cell office:value-type="float" office:value="5.51826" calcext:value-type="float">
            <text:p>5.51826</text:p>
          </table:table-cell>
          <table:table-cell office:value-type="float" office:value="35.9539" calcext:value-type="float">
            <text:p>35.9539</text:p>
          </table:table-cell>
          <table:table-cell office:value-type="float" office:value="3.79941" calcext:value-type="float">
            <text:p>3.79941</text:p>
          </table:table-cell>
          <table:table-cell office:value-type="float" office:value="10.9584" calcext:value-type="float">
            <text:p>10.9584</text:p>
          </table:table-cell>
          <table:table-cell office:value-type="float" office:value="18.8592" calcext:value-type="float">
            <text:p>18.8592</text:p>
          </table:table-cell>
          <table:table-cell office:value-type="float" office:value="30.192" calcext:value-type="float">
            <text:p>30.192</text:p>
          </table:table-cell>
          <table:table-cell office:value-type="float" office:value="11.0372" calcext:value-type="float">
            <text:p>11.0372</text:p>
          </table:table-cell>
          <table:table-cell office:value-type="float" office:value="12.6985" calcext:value-type="float">
            <text:p>12.6985</text:p>
          </table:table-cell>
          <table:table-cell office:value-type="float" office:value="32.9058" calcext:value-type="float">
            <text:p>32.9058</text:p>
          </table:table-cell>
          <table:table-cell office:value-type="float" office:value="9.80764" calcext:value-type="float">
            <text:p>9.80764</text:p>
          </table:table-cell>
          <table:table-cell office:value-type="float" office:value="31.069" calcext:value-type="float">
            <text:p>31.069</text:p>
          </table:table-cell>
          <table:table-cell office:value-type="float" office:value="159.248" calcext:value-type="float">
            <text:p>159.248</text:p>
          </table:table-cell>
          <table:table-cell office:value-type="float" office:value="114.238" calcext:value-type="float">
            <text:p>114.238</text:p>
          </table:table-cell>
          <table:table-cell office:value-type="float" office:value="66.5549" calcext:value-type="float">
            <text:p>66.5549</text:p>
          </table:table-cell>
          <table:table-cell office:value-type="float" office:value="33.5386" calcext:value-type="float">
            <text:p>33.5386</text:p>
          </table:table-cell>
          <table:table-cell office:value-type="float" office:value="83.0524" calcext:value-type="float">
            <text:p>83.0524</text:p>
          </table:table-cell>
          <table:table-cell office:value-type="float" office:value="24.9351" calcext:value-type="float">
            <text:p>24.9351</text:p>
          </table:table-cell>
          <table:table-cell office:value-type="float" office:value="30.4723" calcext:value-type="float">
            <text:p>30.4723</text:p>
          </table:table-cell>
          <table:table-cell office:value-type="float" office:value="1139.53" calcext:value-type="float">
            <text:p>1139.53</text:p>
          </table:table-cell>
          <table:table-cell office:value-type="float" office:value="14.3365" calcext:value-type="float">
            <text:p>14.3365</text:p>
          </table:table-cell>
          <table:table-cell office:value-type="float" office:value="124.319" calcext:value-type="float">
            <text:p>124.319</text:p>
          </table:table-cell>
          <table:table-cell office:value-type="float" office:value="419.102" calcext:value-type="float">
            <text:p>419.102</text:p>
          </table:table-cell>
          <table:table-cell office:value-type="float" office:value="1128.68" calcext:value-type="float">
            <text:p>1128.68</text:p>
          </table:table-cell>
          <table:table-cell office:value-type="float" office:value="127.307" calcext:value-type="float">
            <text:p>127.307</text:p>
          </table:table-cell>
          <table:table-cell office:value-type="float" office:value="163.879" calcext:value-type="float">
            <text:p>163.879</text:p>
          </table:table-cell>
          <table:table-cell office:value-type="float" office:value="6365.9" calcext:value-type="float">
            <text:p>6365.9</text:p>
          </table:table-cell>
          <table:table-cell office:value-type="float" office:value="97.458" calcext:value-type="float">
            <text:p>97.458</text:p>
          </table:table-cell>
          <table:table-cell office:value-type="float" office:value="18.4492" calcext:value-type="float">
            <text:p>18.4492</text:p>
          </table:table-cell>
          <table:table-cell office:value-type="float" office:value="11.9878" calcext:value-type="float">
            <text:p>11.9878</text:p>
          </table:table-cell>
          <table:table-cell office:value-type="float" office:value="9.57694" calcext:value-type="float">
            <text:p>9.57694</text:p>
          </table:table-cell>
          <table:table-cell office:value-type="float" office:value="6.16279" calcext:value-type="float">
            <text:p>6.16279</text:p>
          </table:table-cell>
          <table:table-cell office:value-type="float" office:value="9.22841" calcext:value-type="float">
            <text:p>9.22841</text:p>
          </table:table-cell>
          <table:table-cell office:value-type="float" office:value="5.2073" calcext:value-type="float">
            <text:p>5.2073</text:p>
          </table:table-cell>
          <table:table-cell office:value-type="float" office:value="5.50615" calcext:value-type="float">
            <text:p>5.50615</text:p>
          </table:table-cell>
          <table:table-cell office:value-type="float" office:value="35.9483" calcext:value-type="float">
            <text:p>35.9483</text:p>
          </table:table-cell>
          <table:table-cell office:value-type="float" office:value="3.7994" calcext:value-type="float">
            <text:p>3.7994</text:p>
          </table:table-cell>
          <table:table-cell office:value-type="float" office:value="10.4805" calcext:value-type="float">
            <text:p>10.4805</text:p>
          </table:table-cell>
          <table:table-cell office:value-type="float" office:value="18.5091" calcext:value-type="float">
            <text:p>18.5091</text:p>
          </table:table-cell>
          <table:table-cell office:value-type="float" office:value="30.1743" calcext:value-type="float">
            <text:p>30.1743</text:p>
          </table:table-cell>
          <table:table-cell office:value-type="float" office:value="10.9683" calcext:value-type="float">
            <text:p>10.9683</text:p>
          </table:table-cell>
          <table:table-cell office:value-type="float" office:value="12.6966" calcext:value-type="float">
            <text:p>12.6966</text:p>
          </table:table-cell>
          <table:table-cell office:value-type="float" office:value="32.9057" calcext:value-type="float">
            <text:p>32.9057</text:p>
          </table:table-cell>
          <table:table-cell office:value-type="float" office:value="9.80764" calcext:value-type="float">
            <text:p>9.80764</text:p>
          </table:table-cell>
          <table:table-cell office:value-type="float" office:value="8475" calcext:value-type="float">
            <text:p>8475</text:p>
          </table:table-cell>
          <table:table-cell office:value-type="float" office:value="0.712856" calcext:value-type="float">
            <text:p>0.712856</text:p>
          </table:table-cell>
          <table:table-cell office:value-type="float" office:value="0.95486" calcext:value-type="float">
            <text:p>0.95486</text:p>
          </table:table-cell>
          <table:table-cell office:value-type="float" office:value="0.342549" calcext:value-type="float">
            <text:p>0.342549</text:p>
          </table:table-cell>
          <table:table-cell office:value-type="float" office:value="18.1631" calcext:value-type="float">
            <text:p>18.1631</text:p>
          </table:table-cell>
          <table:table-cell table:number-columns-repeated="7"/>
          <table:table-cell office:value-type="date" office:date-value="2020-05-22" calcext:value-type="date">
            <text:p>22/05/20</text:p>
          </table:table-cell>
          <table:table-cell table:formula="of:=[.BP86]-[.BP85]" office:value-type="float" office:value="20" calcext:value-type="float">
            <text:p>20</text:p>
          </table:table-cell>
          <table:table-cell table:formula="of:=[.R87]-[.BP85]" office:value-type="float" office:value="16.2800000000007" calcext:value-type="float">
            <text:p>16.2800000000007</text:p>
          </table:table-cell>
          <table:table-cell table:formula="of:=[.CD86]-[.CC86]" office:value-type="float" office:value="-3.71999999999935" calcext:value-type="float">
            <text:p>-3.71999999999935</text:p>
          </table:table-cell>
          <table:table-cell table:formula="of:=[.CE86]/SQRT([.AL86])" office:value-type="float" office:value="-0.455987484003269" calcext:value-type="float">
            <text:p>-0.455987484003269</text:p>
          </table:table-cell>
        </table:table-row>
        <table:table-row table:style-name="ro1">
          <table:table-cell office:value-type="string" calcext:value-type="string">
            <text:p>18/05/2020</text:p>
          </table:table-cell>
          <table:table-cell office:value-type="float" office:value="159.467" calcext:value-type="float">
            <text:p>159.467</text:p>
          </table:table-cell>
          <table:table-cell office:value-type="float" office:value="114.035" calcext:value-type="float">
            <text:p>114.035</text:p>
          </table:table-cell>
          <table:table-cell office:value-type="float" office:value="66.7485" calcext:value-type="float">
            <text:p>66.7485</text:p>
          </table:table-cell>
          <table:table-cell office:value-type="float" office:value="31.7039" calcext:value-type="float">
            <text:p>31.7039</text:p>
          </table:table-cell>
          <table:table-cell office:value-type="float" office:value="80.9338" calcext:value-type="float">
            <text:p>80.9338</text:p>
          </table:table-cell>
          <table:table-cell office:value-type="float" office:value="24.8705" calcext:value-type="float">
            <text:p>24.8705</text:p>
          </table:table-cell>
          <table:table-cell office:value-type="float" office:value="29.7227" calcext:value-type="float">
            <text:p>29.7227</text:p>
          </table:table-cell>
          <table:table-cell office:value-type="float" office:value="1148.23" calcext:value-type="float">
            <text:p>1148.23</text:p>
          </table:table-cell>
          <table:table-cell office:value-type="float" office:value="14.4456" calcext:value-type="float">
            <text:p>14.4456</text:p>
          </table:table-cell>
          <table:table-cell office:value-type="float" office:value="122.025" calcext:value-type="float">
            <text:p>122.025</text:p>
          </table:table-cell>
          <table:table-cell office:value-type="float" office:value="409.971" calcext:value-type="float">
            <text:p>409.971</text:p>
          </table:table-cell>
          <table:table-cell office:value-type="float" office:value="1095.58" calcext:value-type="float">
            <text:p>1095.58</text:p>
          </table:table-cell>
          <table:table-cell office:value-type="float" office:value="123.946" calcext:value-type="float">
            <text:p>123.946</text:p>
          </table:table-cell>
          <table:table-cell office:value-type="float" office:value="159.304" calcext:value-type="float">
            <text:p>159.304</text:p>
          </table:table-cell>
          <table:table-cell office:value-type="float" office:value="6461.52" calcext:value-type="float">
            <text:p>6461.52</text:p>
          </table:table-cell>
          <table:table-cell office:value-type="float" office:value="98.9403" calcext:value-type="float">
            <text:p>98.9403</text:p>
          </table:table-cell>
          <table:table-cell office:value-type="float" office:value="8471.28" calcext:value-type="float">
            <text:p>8471.28</text:p>
          </table:table-cell>
          <table:table-cell office:value-type="float" office:value="19.346" calcext:value-type="float">
            <text:p>19.346</text:p>
          </table:table-cell>
          <table:table-cell office:value-type="float" office:value="12.3386" calcext:value-type="float">
            <text:p>12.3386</text:p>
          </table:table-cell>
          <table:table-cell office:value-type="float" office:value="9.89728" calcext:value-type="float">
            <text:p>9.89728</text:p>
          </table:table-cell>
          <table:table-cell office:value-type="float" office:value="6.10477" calcext:value-type="float">
            <text:p>6.10477</text:p>
          </table:table-cell>
          <table:table-cell office:value-type="float" office:value="9.15546" calcext:value-type="float">
            <text:p>9.15546</text:p>
          </table:table-cell>
          <table:table-cell office:value-type="float" office:value="5.31314" calcext:value-type="float">
            <text:p>5.31314</text:p>
          </table:table-cell>
          <table:table-cell office:value-type="float" office:value="5.46266" calcext:value-type="float">
            <text:p>5.46266</text:p>
          </table:table-cell>
          <table:table-cell office:value-type="float" office:value="36.0975" calcext:value-type="float">
            <text:p>36.0975</text:p>
          </table:table-cell>
          <table:table-cell office:value-type="float" office:value="3.81378" calcext:value-type="float">
            <text:p>3.81378</text:p>
          </table:table-cell>
          <table:table-cell office:value-type="float" office:value="11.0235" calcext:value-type="float">
            <text:p>11.0235</text:p>
          </table:table-cell>
          <table:table-cell office:value-type="float" office:value="18.7448" calcext:value-type="float">
            <text:p>18.7448</text:p>
          </table:table-cell>
          <table:table-cell office:value-type="float" office:value="29.7962" calcext:value-type="float">
            <text:p>29.7962</text:p>
          </table:table-cell>
          <table:table-cell office:value-type="float" office:value="10.9113" calcext:value-type="float">
            <text:p>10.9113</text:p>
          </table:table-cell>
          <table:table-cell office:value-type="float" office:value="12.5188" calcext:value-type="float">
            <text:p>12.5188</text:p>
          </table:table-cell>
          <table:table-cell office:value-type="float" office:value="32.5026" calcext:value-type="float">
            <text:p>32.5026</text:p>
          </table:table-cell>
          <table:table-cell office:value-type="float" office:value="9.88147" calcext:value-type="float">
            <text:p>9.88147</text:p>
          </table:table-cell>
          <table:table-cell office:value-type="float" office:value="31.1807" calcext:value-type="float">
            <text:p>31.1807</text:p>
          </table:table-cell>
          <table:table-cell office:value-type="float" office:value="160.048" calcext:value-type="float">
            <text:p>160.048</text:p>
          </table:table-cell>
          <table:table-cell office:value-type="float" office:value="114.323" calcext:value-type="float">
            <text:p>114.323</text:p>
          </table:table-cell>
          <table:table-cell office:value-type="float" office:value="66.9673" calcext:value-type="float">
            <text:p>66.9673</text:p>
          </table:table-cell>
          <table:table-cell office:value-type="float" office:value="31.7982" calcext:value-type="float">
            <text:p>31.7982</text:p>
          </table:table-cell>
          <table:table-cell office:value-type="float" office:value="81.0268" calcext:value-type="float">
            <text:p>81.0268</text:p>
          </table:table-cell>
          <table:table-cell office:value-type="float" office:value="24.9494" calcext:value-type="float">
            <text:p>24.9494</text:p>
          </table:table-cell>
          <table:table-cell office:value-type="float" office:value="29.7668" calcext:value-type="float">
            <text:p>29.7668</text:p>
          </table:table-cell>
          <table:table-cell office:value-type="float" office:value="1148.3" calcext:value-type="float">
            <text:p>1148.3</text:p>
          </table:table-cell>
          <table:table-cell office:value-type="float" office:value="14.4464" calcext:value-type="float">
            <text:p>14.4464</text:p>
          </table:table-cell>
          <table:table-cell office:value-type="float" office:value="122.415" calcext:value-type="float">
            <text:p>122.415</text:p>
          </table:table-cell>
          <table:table-cell office:value-type="float" office:value="410.422" calcext:value-type="float">
            <text:p>410.422</text:p>
          </table:table-cell>
          <table:table-cell office:value-type="float" office:value="1095.7" calcext:value-type="float">
            <text:p>1095.7</text:p>
          </table:table-cell>
          <table:table-cell office:value-type="float" office:value="124.096" calcext:value-type="float">
            <text:p>124.096</text:p>
          </table:table-cell>
          <table:table-cell office:value-type="float" office:value="159.331" calcext:value-type="float">
            <text:p>159.331</text:p>
          </table:table-cell>
          <table:table-cell office:value-type="float" office:value="6461.53" calcext:value-type="float">
            <text:p>6461.53</text:p>
          </table:table-cell>
          <table:table-cell office:value-type="float" office:value="98.9404" calcext:value-type="float">
            <text:p>98.9404</text:p>
          </table:table-cell>
          <table:table-cell office:value-type="float" office:value="18.7216" calcext:value-type="float">
            <text:p>18.7216</text:p>
          </table:table-cell>
          <table:table-cell office:value-type="float" office:value="12.1009" calcext:value-type="float">
            <text:p>12.1009</text:p>
          </table:table-cell>
          <table:table-cell office:value-type="float" office:value="9.72571" calcext:value-type="float">
            <text:p>9.72571</text:p>
          </table:table-cell>
          <table:table-cell office:value-type="float" office:value="6.0534" calcext:value-type="float">
            <text:p>6.0534</text:p>
          </table:table-cell>
          <table:table-cell office:value-type="float" office:value="9.12219" calcext:value-type="float">
            <text:p>9.12219</text:p>
          </table:table-cell>
          <table:table-cell office:value-type="float" office:value="5.27171" calcext:value-type="float">
            <text:p>5.27171</text:p>
          </table:table-cell>
          <table:table-cell office:value-type="float" office:value="5.45012" calcext:value-type="float">
            <text:p>5.45012</text:p>
          </table:table-cell>
          <table:table-cell office:value-type="float" office:value="36.0917" calcext:value-type="float">
            <text:p>36.0917</text:p>
          </table:table-cell>
          <table:table-cell office:value-type="float" office:value="3.81377" calcext:value-type="float">
            <text:p>3.81377</text:p>
          </table:table-cell>
          <table:table-cell office:value-type="float" office:value="10.5262" calcext:value-type="float">
            <text:p>10.5262</text:p>
          </table:table-cell>
          <table:table-cell office:value-type="float" office:value="18.3593" calcext:value-type="float">
            <text:p>18.3593</text:p>
          </table:table-cell>
          <table:table-cell office:value-type="float" office:value="29.7774" calcext:value-type="float">
            <text:p>29.7774</text:p>
          </table:table-cell>
          <table:table-cell office:value-type="float" office:value="10.8389" calcext:value-type="float">
            <text:p>10.8389</text:p>
          </table:table-cell>
          <table:table-cell office:value-type="float" office:value="12.5168" calcext:value-type="float">
            <text:p>12.5168</text:p>
          </table:table-cell>
          <table:table-cell office:value-type="float" office:value="32.5025" calcext:value-type="float">
            <text:p>32.5025</text:p>
          </table:table-cell>
          <table:table-cell office:value-type="float" office:value="9.88147" calcext:value-type="float">
            <text:p>9.88147</text:p>
          </table:table-cell>
          <table:table-cell office:value-type="float" office:value="8586" calcext:value-type="float">
            <text:p>8586</text:p>
          </table:table-cell>
          <table:table-cell office:value-type="float" office:value="0.721841" calcext:value-type="float">
            <text:p>0.721841</text:p>
          </table:table-cell>
          <table:table-cell office:value-type="float" office:value="0.954581" calcext:value-type="float">
            <text:p>0.954581</text:p>
          </table:table-cell>
          <table:table-cell office:value-type="float" office:value="0.334217" calcext:value-type="float">
            <text:p>0.334217</text:p>
          </table:table-cell>
          <table:table-cell office:value-type="float" office:value="15.7289" calcext:value-type="float">
            <text:p>15.7289</text:p>
          </table:table-cell>
          <table:table-cell table:number-columns-repeated="7"/>
          <table:table-cell office:value-type="date" office:date-value="2020-05-23" calcext:value-type="date">
            <text:p>23/05/20</text:p>
          </table:table-cell>
          <table:table-cell table:formula="of:=[.BP87]-[.BP86]" office:value-type="float" office:value="111" calcext:value-type="float">
            <text:p>111</text:p>
          </table:table-cell>
          <table:table-cell table:formula="of:=[.R88]-[.BP86]" office:value-type="float" office:value="40.4200000000001" calcext:value-type="float">
            <text:p>40.4200000000001</text:p>
          </table:table-cell>
          <table:table-cell table:formula="of:=[.CD87]-[.CC87]" office:value-type="float" office:value="-70.5799999999999" calcext:value-type="float">
            <text:p>-70.5799999999999</text:p>
          </table:table-cell>
          <table:table-cell table:formula="of:=[.CE87]/SQRT([.AL87])" office:value-type="float" office:value="-8.62482435413715" calcext:value-type="float">
            <text:p>-8.62482435413715</text:p>
          </table:table-cell>
        </table:table-row>
        <table:table-row table:style-name="ro1">
          <table:table-cell office:value-type="string" calcext:value-type="string">
            <text:p>19/05/2020</text:p>
          </table:table-cell>
          <table:table-cell office:value-type="float" office:value="160.184" calcext:value-type="float">
            <text:p>160.184</text:p>
          </table:table-cell>
          <table:table-cell office:value-type="float" office:value="114.206" calcext:value-type="float">
            <text:p>114.206</text:p>
          </table:table-cell>
          <table:table-cell office:value-type="float" office:value="67.1348" calcext:value-type="float">
            <text:p>67.1348</text:p>
          </table:table-cell>
          <table:table-cell office:value-type="float" office:value="31.9825" calcext:value-type="float">
            <text:p>31.9825</text:p>
          </table:table-cell>
          <table:table-cell office:value-type="float" office:value="78.8516" calcext:value-type="float">
            <text:p>78.8516</text:p>
          </table:table-cell>
          <table:table-cell office:value-type="float" office:value="24.9074" calcext:value-type="float">
            <text:p>24.9074</text:p>
          </table:table-cell>
          <table:table-cell office:value-type="float" office:value="29.0818" calcext:value-type="float">
            <text:p>29.0818</text:p>
          </table:table-cell>
          <table:table-cell office:value-type="float" office:value="1156.79" calcext:value-type="float">
            <text:p>1156.79</text:p>
          </table:table-cell>
          <table:table-cell office:value-type="float" office:value="14.5529" calcext:value-type="float">
            <text:p>14.5529</text:p>
          </table:table-cell>
          <table:table-cell office:value-type="float" office:value="120.607" calcext:value-type="float">
            <text:p>120.607</text:p>
          </table:table-cell>
          <table:table-cell office:value-type="float" office:value="400.167" calcext:value-type="float">
            <text:p>400.167</text:p>
          </table:table-cell>
          <table:table-cell office:value-type="float" office:value="1063.99" calcext:value-type="float">
            <text:p>1063.99</text:p>
          </table:table-cell>
          <table:table-cell office:value-type="float" office:value="120.997" calcext:value-type="float">
            <text:p>120.997</text:p>
          </table:table-cell>
          <table:table-cell office:value-type="float" office:value="154.909" calcext:value-type="float">
            <text:p>154.909</text:p>
          </table:table-cell>
          <table:table-cell office:value-type="float" office:value="6554.37" calcext:value-type="float">
            <text:p>6554.37</text:p>
          </table:table-cell>
          <table:table-cell office:value-type="float" office:value="100.379" calcext:value-type="float">
            <text:p>100.379</text:p>
          </table:table-cell>
          <table:table-cell office:value-type="float" office:value="8515.42" calcext:value-type="float">
            <text:p>8515.42</text:p>
          </table:table-cell>
          <table:table-cell office:value-type="float" office:value="19.5456" calcext:value-type="float">
            <text:p>19.5456</text:p>
          </table:table-cell>
          <table:table-cell office:value-type="float" office:value="12.4322" calcext:value-type="float">
            <text:p>12.4322</text:p>
          </table:table-cell>
          <table:table-cell office:value-type="float" office:value="9.99661" calcext:value-type="float">
            <text:p>9.99661</text:p>
          </table:table-cell>
          <table:table-cell office:value-type="float" office:value="6.16169" calcext:value-type="float">
            <text:p>6.16169</text:p>
          </table:table-cell>
          <table:table-cell office:value-type="float" office:value="9.04181" calcext:value-type="float">
            <text:p>9.04181</text:p>
          </table:table-cell>
          <table:table-cell office:value-type="float" office:value="5.35914" calcext:value-type="float">
            <text:p>5.35914</text:p>
          </table:table-cell>
          <table:table-cell office:value-type="float" office:value="5.4099" calcext:value-type="float">
            <text:p>5.4099</text:p>
          </table:table-cell>
          <table:table-cell office:value-type="float" office:value="36.2357" calcext:value-type="float">
            <text:p>36.2357</text:p>
          </table:table-cell>
          <table:table-cell office:value-type="float" office:value="3.82774" calcext:value-type="float">
            <text:p>3.82774</text:p>
          </table:table-cell>
          <table:table-cell office:value-type="float" office:value="11.039" calcext:value-type="float">
            <text:p>11.039</text:p>
          </table:table-cell>
          <table:table-cell office:value-type="float" office:value="18.5224" calcext:value-type="float">
            <text:p>18.5224</text:p>
          </table:table-cell>
          <table:table-cell office:value-type="float" office:value="29.4045" calcext:value-type="float">
            <text:p>29.4045</text:p>
          </table:table-cell>
          <table:table-cell office:value-type="float" office:value="10.7895" calcext:value-type="float">
            <text:p>10.7895</text:p>
          </table:table-cell>
          <table:table-cell office:value-type="float" office:value="12.3405" calcext:value-type="float">
            <text:p>12.3405</text:p>
          </table:table-cell>
          <table:table-cell office:value-type="float" office:value="32.1006" calcext:value-type="float">
            <text:p>32.1006</text:p>
          </table:table-cell>
          <table:table-cell office:value-type="float" office:value="9.95261" calcext:value-type="float">
            <text:p>9.95261</text:p>
          </table:table-cell>
          <table:table-cell office:value-type="float" office:value="30.6419" calcext:value-type="float">
            <text:p>30.6419</text:p>
          </table:table-cell>
          <table:table-cell office:value-type="float" office:value="171.678" calcext:value-type="float">
            <text:p>171.678</text:p>
          </table:table-cell>
          <table:table-cell office:value-type="float" office:value="119.912" calcext:value-type="float">
            <text:p>119.912</text:p>
          </table:table-cell>
          <table:table-cell office:value-type="float" office:value="71.4814" calcext:value-type="float">
            <text:p>71.4814</text:p>
          </table:table-cell>
          <table:table-cell office:value-type="float" office:value="33.8681" calcext:value-type="float">
            <text:p>33.8681</text:p>
          </table:table-cell>
          <table:table-cell office:value-type="float" office:value="80.6596" calcext:value-type="float">
            <text:p>80.6596</text:p>
          </table:table-cell>
          <table:table-cell office:value-type="float" office:value="26.4703" calcext:value-type="float">
            <text:p>26.4703</text:p>
          </table:table-cell>
          <table:table-cell office:value-type="float" office:value="29.9423" calcext:value-type="float">
            <text:p>29.9423</text:p>
          </table:table-cell>
          <table:table-cell office:value-type="float" office:value="1158.28" calcext:value-type="float">
            <text:p>1158.28</text:p>
          </table:table-cell>
          <table:table-cell office:value-type="float" office:value="14.5697" calcext:value-type="float">
            <text:p>14.5697</text:p>
          </table:table-cell>
          <table:table-cell office:value-type="float" office:value="128.332" calcext:value-type="float">
            <text:p>128.332</text:p>
          </table:table-cell>
          <table:table-cell office:value-type="float" office:value="409.014" calcext:value-type="float">
            <text:p>409.014</text:p>
          </table:table-cell>
          <table:table-cell office:value-type="float" office:value="1066.51" calcext:value-type="float">
            <text:p>1066.51</text:p>
          </table:table-cell>
          <table:table-cell office:value-type="float" office:value="123.952" calcext:value-type="float">
            <text:p>123.952</text:p>
          </table:table-cell>
          <table:table-cell office:value-type="float" office:value="155.437" calcext:value-type="float">
            <text:p>155.437</text:p>
          </table:table-cell>
          <table:table-cell office:value-type="float" office:value="6554.57" calcext:value-type="float">
            <text:p>6554.57</text:p>
          </table:table-cell>
          <table:table-cell office:value-type="float" office:value="100.382" calcext:value-type="float">
            <text:p>100.382</text:p>
          </table:table-cell>
          <table:table-cell office:value-type="float" office:value="18.8979" calcext:value-type="float">
            <text:p>18.8979</text:p>
          </table:table-cell>
          <table:table-cell office:value-type="float" office:value="12.183" calcext:value-type="float">
            <text:p>12.183</text:p>
          </table:table-cell>
          <table:table-cell office:value-type="float" office:value="9.81689" calcext:value-type="float">
            <text:p>9.81689</text:p>
          </table:table-cell>
          <table:table-cell office:value-type="float" office:value="6.10706" calcext:value-type="float">
            <text:p>6.10706</text:p>
          </table:table-cell>
          <table:table-cell office:value-type="float" office:value="9.00768" calcext:value-type="float">
            <text:p>9.00768</text:p>
          </table:table-cell>
          <table:table-cell office:value-type="float" office:value="5.31602" calcext:value-type="float">
            <text:p>5.31602</text:p>
          </table:table-cell>
          <table:table-cell office:value-type="float" office:value="5.39699" calcext:value-type="float">
            <text:p>5.39699</text:p>
          </table:table-cell>
          <table:table-cell office:value-type="float" office:value="36.2299" calcext:value-type="float">
            <text:p>36.2299</text:p>
          </table:table-cell>
          <table:table-cell office:value-type="float" office:value="3.82773" calcext:value-type="float">
            <text:p>3.82773</text:p>
          </table:table-cell>
          <table:table-cell office:value-type="float" office:value="10.5172" calcext:value-type="float">
            <text:p>10.5172</text:p>
          </table:table-cell>
          <table:table-cell office:value-type="float" office:value="18.1197" calcext:value-type="float">
            <text:p>18.1197</text:p>
          </table:table-cell>
          <table:table-cell office:value-type="float" office:value="29.3841" calcext:value-type="float">
            <text:p>29.3841</text:p>
          </table:table-cell>
          <table:table-cell office:value-type="float" office:value="10.713" calcext:value-type="float">
            <text:p>10.713</text:p>
          </table:table-cell>
          <table:table-cell office:value-type="float" office:value="12.3383" calcext:value-type="float">
            <text:p>12.3383</text:p>
          </table:table-cell>
          <table:table-cell office:value-type="float" office:value="32.1005" calcext:value-type="float">
            <text:p>32.1005</text:p>
          </table:table-cell>
          <table:table-cell office:value-type="float" office:value="9.95261" calcext:value-type="float">
            <text:p>9.95261</text:p>
          </table:table-cell>
          <table:table-cell office:value-type="float" office:value="8647" calcext:value-type="float">
            <text:p>8647</text:p>
          </table:table-cell>
          <table:table-cell office:value-type="float" office:value="0.730826" calcext:value-type="float">
            <text:p>0.730826</text:p>
          </table:table-cell>
          <table:table-cell office:value-type="float" office:value="0.954302" calcext:value-type="float">
            <text:p>0.954302</text:p>
          </table:table-cell>
          <table:table-cell office:value-type="float" office:value="0.404864" calcext:value-type="float">
            <text:p>0.404864</text:p>
          </table:table-cell>
          <table:table-cell office:value-type="float" office:value="15.4594" calcext:value-type="float">
            <text:p>15.4594</text:p>
          </table:table-cell>
          <table:table-cell table:number-columns-repeated="7"/>
          <table:table-cell office:value-type="date" office:date-value="2020-05-24" calcext:value-type="date">
            <text:p>24/05/20</text:p>
          </table:table-cell>
          <table:table-cell table:formula="of:=[.BP88]-[.BP87]" office:value-type="float" office:value="61" calcext:value-type="float">
            <text:p>61</text:p>
          </table:table-cell>
          <table:table-cell table:formula="of:=[.R89]-[.BP87]" office:value-type="float" office:value="-2.6299999999992" calcext:value-type="float">
            <text:p>-2.6299999999992</text:p>
          </table:table-cell>
          <table:table-cell table:formula="of:=[.CD88]-[.CC88]" office:value-type="float" office:value="-63.6299999999992" calcext:value-type="float">
            <text:p>-63.6299999999992</text:p>
          </table:table-cell>
          <table:table-cell table:formula="of:=[.CE88]/SQRT([.AL88])" office:value-type="float" office:value="-7.52602052399182" calcext:value-type="float">
            <text:p>-7.52602052399182</text:p>
          </table:table-cell>
        </table:table-row>
        <table:table-row table:style-name="ro1">
          <table:table-cell office:value-type="string" calcext:value-type="string">
            <text:p>20/05/2020</text:p>
          </table:table-cell>
          <table:table-cell office:value-type="float" office:value="172.193" calcext:value-type="float">
            <text:p>172.193</text:p>
          </table:table-cell>
          <table:table-cell office:value-type="float" office:value="120.273" calcext:value-type="float">
            <text:p>120.273</text:p>
          </table:table-cell>
          <table:table-cell office:value-type="float" office:value="71.7836" calcext:value-type="float">
            <text:p>71.7836</text:p>
          </table:table-cell>
          <table:table-cell office:value-type="float" office:value="34.3808" calcext:value-type="float">
            <text:p>34.3808</text:p>
          </table:table-cell>
          <table:table-cell office:value-type="float" office:value="78.7544" calcext:value-type="float">
            <text:p>78.7544</text:p>
          </table:table-cell>
          <table:table-cell office:value-type="float" office:value="26.4856" calcext:value-type="float">
            <text:p>26.4856</text:p>
          </table:table-cell>
          <table:table-cell office:value-type="float" office:value="29.3632" calcext:value-type="float">
            <text:p>29.3632</text:p>
          </table:table-cell>
          <table:table-cell office:value-type="float" office:value="1166.76" calcext:value-type="float">
            <text:p>1166.76</text:p>
          </table:table-cell>
          <table:table-cell office:value-type="float" office:value="14.6756" calcext:value-type="float">
            <text:p>14.6756</text:p>
          </table:table-cell>
          <table:table-cell office:value-type="float" office:value="126.608" calcext:value-type="float">
            <text:p>126.608</text:p>
          </table:table-cell>
          <table:table-cell office:value-type="float" office:value="400.66" calcext:value-type="float">
            <text:p>400.66</text:p>
          </table:table-cell>
          <table:table-cell office:value-type="float" office:value="1036.76" calcext:value-type="float">
            <text:p>1036.76</text:p>
          </table:table-cell>
          <table:table-cell office:value-type="float" office:value="121.236" calcext:value-type="float">
            <text:p>121.236</text:p>
          </table:table-cell>
          <table:table-cell office:value-type="float" office:value="151.354" calcext:value-type="float">
            <text:p>151.354</text:p>
          </table:table-cell>
          <table:table-cell office:value-type="float" office:value="6644.97" calcext:value-type="float">
            <text:p>6644.97</text:p>
          </table:table-cell>
          <table:table-cell office:value-type="float" office:value="101.783" calcext:value-type="float">
            <text:p>101.783</text:p>
          </table:table-cell>
          <table:table-cell office:value-type="float" office:value="8583.37" calcext:value-type="float">
            <text:p>8583.37</text:p>
          </table:table-cell>
          <table:table-cell office:value-type="float" office:value="19.9264" calcext:value-type="float">
            <text:p>19.9264</text:p>
          </table:table-cell>
          <table:table-cell office:value-type="float" office:value="12.584" calcext:value-type="float">
            <text:p>12.584</text:p>
          </table:table-cell>
          <table:table-cell office:value-type="float" office:value="10.1872" calcext:value-type="float">
            <text:p>10.1872</text:p>
          </table:table-cell>
          <table:table-cell office:value-type="float" office:value="6.32524" calcext:value-type="float">
            <text:p>6.32524</text:p>
          </table:table-cell>
          <table:table-cell office:value-type="float" office:value="8.9539" calcext:value-type="float">
            <text:p>8.9539</text:p>
          </table:table-cell>
          <table:table-cell office:value-type="float" office:value="5.44703" calcext:value-type="float">
            <text:p>5.44703</text:p>
          </table:table-cell>
          <table:table-cell office:value-type="float" office:value="5.37725" calcext:value-type="float">
            <text:p>5.37725</text:p>
          </table:table-cell>
          <table:table-cell office:value-type="float" office:value="36.3713" calcext:value-type="float">
            <text:p>36.3713</text:p>
          </table:table-cell>
          <table:table-cell office:value-type="float" office:value="3.84158" calcext:value-type="float">
            <text:p>3.84158</text:p>
          </table:table-cell>
          <table:table-cell office:value-type="float" office:value="11.1352" calcext:value-type="float">
            <text:p>11.1352</text:p>
          </table:table-cell>
          <table:table-cell office:value-type="float" office:value="18.3562" calcext:value-type="float">
            <text:p>18.3562</text:p>
          </table:table-cell>
          <table:table-cell office:value-type="float" office:value="29.0306" calcext:value-type="float">
            <text:p>29.0306</text:p>
          </table:table-cell>
          <table:table-cell office:value-type="float" office:value="10.6974" calcext:value-type="float">
            <text:p>10.6974</text:p>
          </table:table-cell>
          <table:table-cell office:value-type="float" office:value="12.1748" calcext:value-type="float">
            <text:p>12.1748</text:p>
          </table:table-cell>
          <table:table-cell office:value-type="float" office:value="31.7046" calcext:value-type="float">
            <text:p>31.7046</text:p>
          </table:table-cell>
          <table:table-cell office:value-type="float" office:value="10.0214" calcext:value-type="float">
            <text:p>10.0214</text:p>
          </table:table-cell>
          <table:table-cell office:value-type="float" office:value="31.2859" calcext:value-type="float">
            <text:p>31.2859</text:p>
          </table:table-cell>
          <table:table-cell office:value-type="float" office:value="182.144" calcext:value-type="float">
            <text:p>182.144</text:p>
          </table:table-cell>
          <table:table-cell office:value-type="float" office:value="125.142" calcext:value-type="float">
            <text:p>125.142</text:p>
          </table:table-cell>
          <table:table-cell office:value-type="float" office:value="75.5137" calcext:value-type="float">
            <text:p>75.5137</text:p>
          </table:table-cell>
          <table:table-cell office:value-type="float" office:value="36.002" calcext:value-type="float">
            <text:p>36.002</text:p>
          </table:table-cell>
          <table:table-cell office:value-type="float" office:value="80.2814" calcext:value-type="float">
            <text:p>80.2814</text:p>
          </table:table-cell>
          <table:table-cell office:value-type="float" office:value="27.821" calcext:value-type="float">
            <text:p>27.821</text:p>
          </table:table-cell>
          <table:table-cell office:value-type="float" office:value="30.0922" calcext:value-type="float">
            <text:p>30.0922</text:p>
          </table:table-cell>
          <table:table-cell office:value-type="float" office:value="1168.02" calcext:value-type="float">
            <text:p>1168.02</text:p>
          </table:table-cell>
          <table:table-cell office:value-type="float" office:value="14.6899" calcext:value-type="float">
            <text:p>14.6899</text:p>
          </table:table-cell>
          <table:table-cell office:value-type="float" office:value="133.315" calcext:value-type="float">
            <text:p>133.315</text:p>
          </table:table-cell>
          <table:table-cell office:value-type="float" office:value="408.199" calcext:value-type="float">
            <text:p>408.199</text:p>
          </table:table-cell>
          <table:table-cell office:value-type="float" office:value="1038.93" calcext:value-type="float">
            <text:p>1038.93</text:p>
          </table:table-cell>
          <table:table-cell office:value-type="float" office:value="123.785" calcext:value-type="float">
            <text:p>123.785</text:p>
          </table:table-cell>
          <table:table-cell office:value-type="float" office:value="151.804" calcext:value-type="float">
            <text:p>151.804</text:p>
          </table:table-cell>
          <table:table-cell office:value-type="float" office:value="6645.15" calcext:value-type="float">
            <text:p>6645.15</text:p>
          </table:table-cell>
          <table:table-cell office:value-type="float" office:value="101.786" calcext:value-type="float">
            <text:p>101.786</text:p>
          </table:table-cell>
          <table:table-cell office:value-type="float" office:value="19.3164" calcext:value-type="float">
            <text:p>19.3164</text:p>
          </table:table-cell>
          <table:table-cell office:value-type="float" office:value="12.3541" calcext:value-type="float">
            <text:p>12.3541</text:p>
          </table:table-cell>
          <table:table-cell office:value-type="float" office:value="10.0207" calcext:value-type="float">
            <text:p>10.0207</text:p>
          </table:table-cell>
          <table:table-cell office:value-type="float" office:value="6.27482" calcext:value-type="float">
            <text:p>6.27482</text:p>
          </table:table-cell>
          <table:table-cell office:value-type="float" office:value="8.92237" calcext:value-type="float">
            <text:p>8.92237</text:p>
          </table:table-cell>
          <table:table-cell office:value-type="float" office:value="5.40731" calcext:value-type="float">
            <text:p>5.40731</text:p>
          </table:table-cell>
          <table:table-cell office:value-type="float" office:value="5.36529" calcext:value-type="float">
            <text:p>5.36529</text:p>
          </table:table-cell>
          <table:table-cell office:value-type="float" office:value="36.3661" calcext:value-type="float">
            <text:p>36.3661</text:p>
          </table:table-cell>
          <table:table-cell office:value-type="float" office:value="3.84158" calcext:value-type="float">
            <text:p>3.84158</text:p>
          </table:table-cell>
          <table:table-cell office:value-type="float" office:value="10.6356" calcext:value-type="float">
            <text:p>10.6356</text:p>
          </table:table-cell>
          <table:table-cell office:value-type="float" office:value="17.978" calcext:value-type="float">
            <text:p>17.978</text:p>
          </table:table-cell>
          <table:table-cell office:value-type="float" office:value="29.011" calcext:value-type="float">
            <text:p>29.011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31.7045" calcext:value-type="float">
            <text:p>31.7045</text:p>
          </table:table-cell>
          <table:table-cell office:value-type="float" office:value="10.0214" calcext:value-type="float">
            <text:p>10.0214</text:p>
          </table:table-cell>
          <table:table-cell office:value-type="float" office:value="8721" calcext:value-type="float">
            <text:p>8721</text:p>
          </table:table-cell>
          <table:table-cell office:value-type="float" office:value="0.73981" calcext:value-type="float">
            <text:p>0.73981</text:p>
          </table:table-cell>
          <table:table-cell office:value-type="float" office:value="0.954023" calcext:value-type="float">
            <text:p>0.954023</text:p>
          </table:table-cell>
          <table:table-cell office:value-type="float" office:value="0.446325" calcext:value-type="float">
            <text:p>0.446325</text:p>
          </table:table-cell>
          <table:table-cell office:value-type="float" office:value="14.8426" calcext:value-type="float">
            <text:p>14.8426</text:p>
          </table:table-cell>
          <table:table-cell table:number-columns-repeated="7"/>
          <table:table-cell office:value-type="date" office:date-value="2020-05-25" calcext:value-type="date">
            <text:p>25/05/20</text:p>
          </table:table-cell>
          <table:table-cell table:formula="of:=[.BP89]-[.BP88]" office:value-type="float" office:value="74" calcext:value-type="float">
            <text:p>74</text:p>
          </table:table-cell>
          <table:table-cell table:formula="of:=[.R90]-[.BP88]" office:value-type="float" office:value="6.02000000000044" calcext:value-type="float">
            <text:p>6.02000000000044</text:p>
          </table:table-cell>
          <table:table-cell table:formula="of:=[.CD89]-[.CC89]" office:value-type="float" office:value="-67.9799999999996" calcext:value-type="float">
            <text:p>-67.9799999999996</text:p>
          </table:table-cell>
          <table:table-cell table:formula="of:=[.CE89]/SQRT([.AL89])" office:value-type="float" office:value="-7.82290912223394" calcext:value-type="float">
            <text:p>-7.82290912223394</text:p>
          </table:table-cell>
        </table:table-row>
        <table:table-row table:style-name="ro1">
          <table:table-cell office:value-type="string" calcext:value-type="string">
            <text:p>21/05/2020</text:p>
          </table:table-cell>
          <table:table-cell office:value-type="float" office:value="183.244" calcext:value-type="float">
            <text:p>183.244</text:p>
          </table:table-cell>
          <table:table-cell office:value-type="float" office:value="125.897" calcext:value-type="float">
            <text:p>125.897</text:p>
          </table:table-cell>
          <table:table-cell office:value-type="float" office:value="75.9476" calcext:value-type="float">
            <text:p>75.9476</text:p>
          </table:table-cell>
          <table:table-cell office:value-type="float" office:value="33.8993" calcext:value-type="float">
            <text:p>33.8993</text:p>
          </table:table-cell>
          <table:table-cell office:value-type="float" office:value="78.6545" calcext:value-type="float">
            <text:p>78.6545</text:p>
          </table:table-cell>
          <table:table-cell office:value-type="float" office:value="27.8917" calcext:value-type="float">
            <text:p>27.8917</text:p>
          </table:table-cell>
          <table:table-cell office:value-type="float" office:value="29.6076" calcext:value-type="float">
            <text:p>29.6076</text:p>
          </table:table-cell>
          <table:table-cell office:value-type="float" office:value="1176.48" calcext:value-type="float">
            <text:p>1176.48</text:p>
          </table:table-cell>
          <table:table-cell office:value-type="float" office:value="14.7953" calcext:value-type="float">
            <text:p>14.7953</text:p>
          </table:table-cell>
          <table:table-cell office:value-type="float" office:value="131.768" calcext:value-type="float">
            <text:p>131.768</text:p>
          </table:table-cell>
          <table:table-cell office:value-type="float" office:value="404.299" calcext:value-type="float">
            <text:p>404.299</text:p>
          </table:table-cell>
          <table:table-cell office:value-type="float" office:value="1011.1" calcext:value-type="float">
            <text:p>1011.1</text:p>
          </table:table-cell>
          <table:table-cell office:value-type="float" office:value="121.421" calcext:value-type="float">
            <text:p>121.421</text:p>
          </table:table-cell>
          <table:table-cell office:value-type="float" office:value="148.035" calcext:value-type="float">
            <text:p>148.035</text:p>
          </table:table-cell>
          <table:table-cell office:value-type="float" office:value="6733.25" calcext:value-type="float">
            <text:p>6733.25</text:p>
          </table:table-cell>
          <table:table-cell office:value-type="float" office:value="103.15" calcext:value-type="float">
            <text:p>103.15</text:p>
          </table:table-cell>
          <table:table-cell office:value-type="float" office:value="8653.02" calcext:value-type="float">
            <text:p>8653.02</text:p>
          </table:table-cell>
          <table:table-cell office:value-type="float" office:value="20.4386" calcext:value-type="float">
            <text:p>20.4386</text:p>
          </table:table-cell>
          <table:table-cell office:value-type="float" office:value="12.7957" calcext:value-type="float">
            <text:p>12.7957</text:p>
          </table:table-cell>
          <table:table-cell office:value-type="float" office:value="10.4183" calcext:value-type="float">
            <text:p>10.4183</text:p>
          </table:table-cell>
          <table:table-cell office:value-type="float" office:value="6.23423" calcext:value-type="float">
            <text:p>6.23423</text:p>
          </table:table-cell>
          <table:table-cell office:value-type="float" office:value="8.89268" calcext:value-type="float">
            <text:p>8.89268</text:p>
          </table:table-cell>
          <table:table-cell office:value-type="float" office:value="5.5585" calcext:value-type="float">
            <text:p>5.5585</text:p>
          </table:table-cell>
          <table:table-cell office:value-type="float" office:value="5.361" calcext:value-type="float">
            <text:p>5.361</text:p>
          </table:table-cell>
          <table:table-cell office:value-type="float" office:value="36.5048" calcext:value-type="float">
            <text:p>36.5048</text:p>
          </table:table-cell>
          <table:table-cell office:value-type="float" office:value="3.85531" calcext:value-type="float">
            <text:p>3.85531</text:p>
          </table:table-cell>
          <table:table-cell office:value-type="float" office:value="11.2986" calcext:value-type="float">
            <text:p>11.2986</text:p>
          </table:table-cell>
          <table:table-cell office:value-type="float" office:value="18.385" calcext:value-type="float">
            <text:p>18.385</text:p>
          </table:table-cell>
          <table:table-cell office:value-type="float" office:value="28.6747" calcext:value-type="float">
            <text:p>28.6747</text:p>
          </table:table-cell>
          <table:table-cell office:value-type="float" office:value="10.6359" calcext:value-type="float">
            <text:p>10.6359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31.3166" calcext:value-type="float">
            <text:p>31.3166</text:p>
          </table:table-cell>
          <table:table-cell office:value-type="float" office:value="10.0879" calcext:value-type="float">
            <text:p>10.0879</text:p>
          </table:table-cell>
          <table:table-cell office:value-type="float" office:value="32.1525" calcext:value-type="float">
            <text:p>32.1525</text:p>
          </table:table-cell>
          <table:table-cell office:value-type="float" office:value="193.886" calcext:value-type="float">
            <text:p>193.886</text:p>
          </table:table-cell>
          <table:table-cell office:value-type="float" office:value="130.985" calcext:value-type="float">
            <text:p>130.985</text:p>
          </table:table-cell>
          <table:table-cell office:value-type="float" office:value="79.8695" calcext:value-type="float">
            <text:p>79.8695</text:p>
          </table:table-cell>
          <table:table-cell office:value-type="float" office:value="35.4752" calcext:value-type="float">
            <text:p>35.4752</text:p>
          </table:table-cell>
          <table:table-cell office:value-type="float" office:value="80.2221" calcext:value-type="float">
            <text:p>80.2221</text:p>
          </table:table-cell>
          <table:table-cell office:value-type="float" office:value="29.2894" calcext:value-type="float">
            <text:p>29.2894</text:p>
          </table:table-cell>
          <table:table-cell office:value-type="float" office:value="30.3594" calcext:value-type="float">
            <text:p>30.3594</text:p>
          </table:table-cell>
          <table:table-cell office:value-type="float" office:value="1177.76" calcext:value-type="float">
            <text:p>1177.76</text:p>
          </table:table-cell>
          <table:table-cell office:value-type="float" office:value="14.81" calcext:value-type="float">
            <text:p>14.81</text:p>
          </table:table-cell>
          <table:table-cell office:value-type="float" office:value="138.788" calcext:value-type="float">
            <text:p>138.788</text:p>
          </table:table-cell>
          <table:table-cell office:value-type="float" office:value="412.364" calcext:value-type="float">
            <text:p>412.364</text:p>
          </table:table-cell>
          <table:table-cell office:value-type="float" office:value="1013.34" calcext:value-type="float">
            <text:p>1013.34</text:p>
          </table:table-cell>
          <table:table-cell office:value-type="float" office:value="124.072" calcext:value-type="float">
            <text:p>124.072</text:p>
          </table:table-cell>
          <table:table-cell office:value-type="float" office:value="148.497" calcext:value-type="float">
            <text:p>148.497</text:p>
          </table:table-cell>
          <table:table-cell office:value-type="float" office:value="6733.44" calcext:value-type="float">
            <text:p>6733.44</text:p>
          </table:table-cell>
          <table:table-cell office:value-type="float" office:value="103.153" calcext:value-type="float">
            <text:p>103.153</text:p>
          </table:table-cell>
          <table:table-cell office:value-type="float" office:value="19.8092" calcext:value-type="float">
            <text:p>19.8092</text:p>
          </table:table-cell>
          <table:table-cell office:value-type="float" office:value="12.5673" calcext:value-type="float">
            <text:p>12.5673</text:p>
          </table:table-cell>
          <table:table-cell office:value-type="float" office:value="10.2519" calcext:value-type="float">
            <text:p>10.2519</text:p>
          </table:table-cell>
          <table:table-cell office:value-type="float" office:value="6.18952" calcext:value-type="float">
            <text:p>6.18952</text:p>
          </table:table-cell>
          <table:table-cell office:value-type="float" office:value="8.86172" calcext:value-type="float">
            <text:p>8.86172</text:p>
          </table:table-cell>
          <table:table-cell office:value-type="float" office:value="5.51906" calcext:value-type="float">
            <text:p>5.51906</text:p>
          </table:table-cell>
          <table:table-cell office:value-type="float" office:value="5.34919" calcext:value-type="float">
            <text:p>5.34919</text:p>
          </table:table-cell>
          <table:table-cell office:value-type="float" office:value="36.4998" calcext:value-type="float">
            <text:p>36.4998</text:p>
          </table:table-cell>
          <table:table-cell office:value-type="float" office:value="3.85531" calcext:value-type="float">
            <text:p>3.85531</text:p>
          </table:table-cell>
          <table:table-cell office:value-type="float" office:value="10.7997" calcext:value-type="float">
            <text:p>10.7997</text:p>
          </table:table-cell>
          <table:table-cell office:value-type="float" office:value="17.985" calcext:value-type="float">
            <text:p>17.985</text:p>
          </table:table-cell>
          <table:table-cell office:value-type="float" office:value="28.6551" calcext:value-type="float">
            <text:p>28.6551</text:p>
          </table:table-cell>
          <table:table-cell office:value-type="float" office:value="10.5617" calcext:value-type="float">
            <text:p>10.5617</text:p>
          </table:table-cell>
          <table:table-cell office:value-type="float" office:value="12.0181" calcext:value-type="float">
            <text:p>12.0181</text:p>
          </table:table-cell>
          <table:table-cell office:value-type="float" office:value="31.3164" calcext:value-type="float">
            <text:p>31.3164</text:p>
          </table:table-cell>
          <table:table-cell office:value-type="float" office:value="10.0879" calcext:value-type="float">
            <text:p>10.0879</text:p>
          </table:table-cell>
          <table:table-cell office:value-type="float" office:value="8754" calcext:value-type="float">
            <text:p>8754</text:p>
          </table:table-cell>
          <table:table-cell office:value-type="float" office:value="0.754475" calcext:value-type="float">
            <text:p>0.754475</text:p>
          </table:table-cell>
          <table:table-cell office:value-type="float" office:value="0.953577" calcext:value-type="float">
            <text:p>0.953577</text:p>
          </table:table-cell>
          <table:table-cell office:value-type="float" office:value="0.452045" calcext:value-type="float">
            <text:p>0.452045</text:p>
          </table:table-cell>
          <table:table-cell office:value-type="float" office:value="16.7522" calcext:value-type="float">
            <text:p>16.7522</text:p>
          </table:table-cell>
          <table:table-cell table:number-columns-repeated="7"/>
          <table:table-cell office:value-type="date" office:date-value="2020-05-26" calcext:value-type="date">
            <text:p>26/05/20</text:p>
          </table:table-cell>
          <table:table-cell table:formula="of:=[.BP90]-[.BP89]" office:value-type="float" office:value="33" calcext:value-type="float">
            <text:p>33</text:p>
          </table:table-cell>
          <table:table-cell table:formula="of:=[.R91]-[.BP89]" office:value-type="float" office:value="5.73999999999978" calcext:value-type="float">
            <text:p>5.73999999999978</text:p>
          </table:table-cell>
          <table:table-cell table:formula="of:=[.CD90]-[.CC90]" office:value-type="float" office:value="-27.2600000000002" calcext:value-type="float">
            <text:p>-27.2600000000002</text:p>
          </table:table-cell>
          <table:table-cell table:formula="of:=[.CE90]/SQRT([.AL90])" office:value-type="float" office:value="-3.05024952851261" calcext:value-type="float">
            <text:p>-3.05024952851261</text:p>
          </table:table-cell>
        </table:table-row>
        <table:table-row table:style-name="ro1">
          <table:table-cell office:value-type="string" calcext:value-type="string">
            <text:p>22/05/2020</text:p>
          </table:table-cell>
          <table:table-cell office:value-type="float" office:value="194.349" calcext:value-type="float">
            <text:p>194.349</text:p>
          </table:table-cell>
          <table:table-cell office:value-type="float" office:value="132.186" calcext:value-type="float">
            <text:p>132.186</text:p>
          </table:table-cell>
          <table:table-cell office:value-type="float" office:value="80.5096" calcext:value-type="float">
            <text:p>80.5096</text:p>
          </table:table-cell>
          <table:table-cell office:value-type="float" office:value="33.1403" calcext:value-type="float">
            <text:p>33.1403</text:p>
          </table:table-cell>
          <table:table-cell office:value-type="float" office:value="78.5377" calcext:value-type="float">
            <text:p>78.5377</text:p>
          </table:table-cell>
          <table:table-cell office:value-type="float" office:value="29.4319" calcext:value-type="float">
            <text:p>29.4319</text:p>
          </table:table-cell>
          <table:table-cell office:value-type="float" office:value="29.9681" calcext:value-type="float">
            <text:p>29.9681</text:p>
          </table:table-cell>
          <table:table-cell office:value-type="float" office:value="1186.24" calcext:value-type="float">
            <text:p>1186.24</text:p>
          </table:table-cell>
          <table:table-cell office:value-type="float" office:value="14.9153" calcext:value-type="float">
            <text:p>14.9153</text:p>
          </table:table-cell>
          <table:table-cell office:value-type="float" office:value="137.44" calcext:value-type="float">
            <text:p>137.44</text:p>
          </table:table-cell>
          <table:table-cell office:value-type="float" office:value="410.443" calcext:value-type="float">
            <text:p>410.443</text:p>
          </table:table-cell>
          <table:table-cell office:value-type="float" office:value="987.86" calcext:value-type="float">
            <text:p>987.86</text:p>
          </table:table-cell>
          <table:table-cell office:value-type="float" office:value="122.059" calcext:value-type="float">
            <text:p>122.059</text:p>
          </table:table-cell>
          <table:table-cell office:value-type="float" office:value="145.049" calcext:value-type="float">
            <text:p>145.049</text:p>
          </table:table-cell>
          <table:table-cell office:value-type="float" office:value="6819.41" calcext:value-type="float">
            <text:p>6819.41</text:p>
          </table:table-cell>
          <table:table-cell office:value-type="float" office:value="104.484" calcext:value-type="float">
            <text:p>104.484</text:p>
          </table:table-cell>
          <table:table-cell office:value-type="float" office:value="8726.74" calcext:value-type="float">
            <text:p>8726.74</text:p>
          </table:table-cell>
          <table:table-cell office:value-type="float" office:value="20.9117" calcext:value-type="float">
            <text:p>20.9117</text:p>
          </table:table-cell>
          <table:table-cell office:value-type="float" office:value="13.0486" calcext:value-type="float">
            <text:p>13.0486</text:p>
          </table:table-cell>
          <table:table-cell office:value-type="float" office:value="10.68" calcext:value-type="float">
            <text:p>10.68</text:p>
          </table:table-cell>
          <table:table-cell office:value-type="float" office:value="6.12228" calcext:value-type="float">
            <text:p>6.12228</text:p>
          </table:table-cell>
          <table:table-cell office:value-type="float" office:value="8.83302" calcext:value-type="float">
            <text:p>8.83302</text:p>
          </table:table-cell>
          <table:table-cell office:value-type="float" office:value="5.68814" calcext:value-type="float">
            <text:p>5.68814</text:p>
          </table:table-cell>
          <table:table-cell office:value-type="float" office:value="5.35966" calcext:value-type="float">
            <text:p>5.35966</text:p>
          </table:table-cell>
          <table:table-cell office:value-type="float" office:value="36.6363" calcext:value-type="float">
            <text:p>36.6363</text:p>
          </table:table-cell>
          <table:table-cell office:value-type="float" office:value="3.86898" calcext:value-type="float">
            <text:p>3.86898</text:p>
          </table:table-cell>
          <table:table-cell office:value-type="float" office:value="11.4984" calcext:value-type="float">
            <text:p>11.4984</text:p>
          </table:table-cell>
          <table:table-cell office:value-type="float" office:value="18.4704" calcext:value-type="float">
            <text:p>18.4704</text:p>
          </table:table-cell>
          <table:table-cell office:value-type="float" office:value="28.3442" calcext:value-type="float">
            <text:p>28.3442</text:p>
          </table:table-cell>
          <table:table-cell office:value-type="float" office:value="10.6009" calcext:value-type="float">
            <text:p>10.6009</text:p>
          </table:table-cell>
          <table:table-cell office:value-type="float" office:value="11.8768" calcext:value-type="float">
            <text:p>11.8768</text:p>
          </table:table-cell>
          <table:table-cell office:value-type="float" office:value="30.9387" calcext:value-type="float">
            <text:p>30.9387</text:p>
          </table:table-cell>
          <table:table-cell office:value-type="float" office:value="10.1524" calcext:value-type="float">
            <text:p>10.1524</text:p>
          </table:table-cell>
          <table:table-cell office:value-type="float" office:value="32.23" calcext:value-type="float">
            <text:p>32.23</text:p>
          </table:table-cell>
          <table:table-cell office:value-type="float" office:value="198.828" calcext:value-type="float">
            <text:p>198.828</text:p>
          </table:table-cell>
          <table:table-cell office:value-type="float" office:value="134.301" calcext:value-type="float">
            <text:p>134.301</text:p>
          </table:table-cell>
          <table:table-cell office:value-type="float" office:value="82.1495" calcext:value-type="float">
            <text:p>82.1495</text:p>
          </table:table-cell>
          <table:table-cell office:value-type="float" office:value="33.7455" calcext:value-type="float">
            <text:p>33.7455</text:p>
          </table:table-cell>
          <table:table-cell office:value-type="float" office:value="79.1719" calcext:value-type="float">
            <text:p>79.1719</text:p>
          </table:table-cell>
          <table:table-cell office:value-type="float" office:value="30.0135" calcext:value-type="float">
            <text:p>30.0135</text:p>
          </table:table-cell>
          <table:table-cell office:value-type="float" office:value="30.2762" calcext:value-type="float">
            <text:p>30.2762</text:p>
          </table:table-cell>
          <table:table-cell office:value-type="float" office:value="1186.77" calcext:value-type="float">
            <text:p>1186.77</text:p>
          </table:table-cell>
          <table:table-cell office:value-type="float" office:value="14.9213" calcext:value-type="float">
            <text:p>14.9213</text:p>
          </table:table-cell>
          <table:table-cell office:value-type="float" office:value="140.359" calcext:value-type="float">
            <text:p>140.359</text:p>
          </table:table-cell>
          <table:table-cell office:value-type="float" office:value="413.864" calcext:value-type="float">
            <text:p>413.864</text:p>
          </table:table-cell>
          <table:table-cell office:value-type="float" office:value="988.791" calcext:value-type="float">
            <text:p>988.791</text:p>
          </table:table-cell>
          <table:table-cell office:value-type="float" office:value="123.156" calcext:value-type="float">
            <text:p>123.156</text:p>
          </table:table-cell>
          <table:table-cell office:value-type="float" office:value="145.238" calcext:value-type="float">
            <text:p>145.238</text:p>
          </table:table-cell>
          <table:table-cell office:value-type="float" office:value="6819.49" calcext:value-type="float">
            <text:p>6819.49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20.2302" calcext:value-type="float">
            <text:p>20.2302</text:p>
          </table:table-cell>
          <table:table-cell office:value-type="float" office:value="12.8066" calcext:value-type="float">
            <text:p>12.8066</text:p>
          </table:table-cell>
          <table:table-cell office:value-type="float" office:value="10.5025" calcext:value-type="float">
            <text:p>10.5025</text:p>
          </table:table-cell>
          <table:table-cell office:value-type="float" office:value="6.08032" calcext:value-type="float">
            <text:p>6.08032</text:p>
          </table:table-cell>
          <table:table-cell office:value-type="float" office:value="8.80113" calcext:value-type="float">
            <text:p>8.80113</text:p>
          </table:table-cell>
          <table:table-cell office:value-type="float" office:value="5.64641" calcext:value-type="float">
            <text:p>5.64641</text:p>
          </table:table-cell>
          <table:table-cell office:value-type="float" office:value="5.34727" calcext:value-type="float">
            <text:p>5.34727</text:p>
          </table:table-cell>
          <table:table-cell office:value-type="float" office:value="36.6311" calcext:value-type="float">
            <text:p>36.6311</text:p>
          </table:table-cell>
          <table:table-cell office:value-type="float" office:value="3.86897" calcext:value-type="float">
            <text:p>3.86897</text:p>
          </table:table-cell>
          <table:table-cell office:value-type="float" office:value="10.9682" calcext:value-type="float">
            <text:p>10.9682</text:p>
          </table:table-cell>
          <table:table-cell office:value-type="float" office:value="18.022" calcext:value-type="float">
            <text:p>18.022</text:p>
          </table:table-cell>
          <table:table-cell office:value-type="float" office:value="28.3228" calcext:value-type="float">
            <text:p>28.3228</text:p>
          </table:table-cell>
          <table:table-cell office:value-type="float" office:value="10.5212" calcext:value-type="float">
            <text:p>10.5212</text:p>
          </table:table-cell>
          <table:table-cell office:value-type="float" office:value="11.8746" calcext:value-type="float">
            <text:p>11.8746</text:p>
          </table:table-cell>
          <table:table-cell office:value-type="float" office:value="30.9386" calcext:value-type="float">
            <text:p>30.9386</text:p>
          </table:table-cell>
          <table:table-cell office:value-type="float" office:value="10.1524" calcext:value-type="float">
            <text:p>10.1524</text:p>
          </table:table-cell>
          <table:table-cell office:value-type="float" office:value="8813" calcext:value-type="float">
            <text:p>8813</text:p>
          </table:table-cell>
          <table:table-cell office:value-type="float" office:value="0.769139" calcext:value-type="float">
            <text:p>0.769139</text:p>
          </table:table-cell>
          <table:table-cell office:value-type="float" office:value="0.95313" calcext:value-type="float">
            <text:p>0.95313</text:p>
          </table:table-cell>
          <table:table-cell office:value-type="float" office:value="0.373806" calcext:value-type="float">
            <text:p>0.373806</text:p>
          </table:table-cell>
          <table:table-cell office:value-type="float" office:value="16.6051" calcext:value-type="float">
            <text:p>16.6051</text:p>
          </table:table-cell>
          <table:table-cell table:number-columns-repeated="7"/>
          <table:table-cell office:value-type="date" office:date-value="2020-05-27" calcext:value-type="date">
            <text:p>27/05/20</text:p>
          </table:table-cell>
          <table:table-cell table:formula="of:=[.BP91]-[.BP90]" office:value-type="float" office:value="59" calcext:value-type="float">
            <text:p>59</text:p>
          </table:table-cell>
          <table:table-cell table:formula="of:=[.R92]-[.BP90]" office:value-type="float" office:value="34.8700000000008" calcext:value-type="float">
            <text:p>34.8700000000008</text:p>
          </table:table-cell>
          <table:table-cell table:formula="of:=[.CD91]-[.CC91]" office:value-type="float" office:value="-24.1299999999992" calcext:value-type="float">
            <text:p>-24.1299999999992</text:p>
          </table:table-cell>
          <table:table-cell table:formula="of:=[.CE91]/SQRT([.AL91])" office:value-type="float" office:value="-2.66228692753998" calcext:value-type="float">
            <text:p>-2.66228692753998</text:p>
          </table:table-cell>
        </table:table-row>
        <table:table-row table:style-name="ro1">
          <table:table-cell office:value-type="string" calcext:value-type="string">
            <text:p>23/05/2020</text:p>
          </table:table-cell>
          <table:table-cell office:value-type="float" office:value="199.615" calcext:value-type="float">
            <text:p>199.615</text:p>
          </table:table-cell>
          <table:table-cell office:value-type="float" office:value="135.536" calcext:value-type="float">
            <text:p>135.536</text:p>
          </table:table-cell>
          <table:table-cell office:value-type="float" office:value="82.7209" calcext:value-type="float">
            <text:p>82.7209</text:p>
          </table:table-cell>
          <table:table-cell office:value-type="float" office:value="32.6972" calcext:value-type="float">
            <text:p>32.6972</text:p>
          </table:table-cell>
          <table:table-cell office:value-type="float" office:value="77.3608" calcext:value-type="float">
            <text:p>77.3608</text:p>
          </table:table-cell>
          <table:table-cell office:value-type="float" office:value="30.1643" calcext:value-type="float">
            <text:p>30.1643</text:p>
          </table:table-cell>
          <table:table-cell office:value-type="float" office:value="29.9503" calcext:value-type="float">
            <text:p>29.9503</text:p>
          </table:table-cell>
          <table:table-cell office:value-type="float" office:value="1195.17" calcext:value-type="float">
            <text:p>1195.17</text:p>
          </table:table-cell>
          <table:table-cell office:value-type="float" office:value="15.0253" calcext:value-type="float">
            <text:p>15.0253</text:p>
          </table:table-cell>
          <table:table-cell office:value-type="float" office:value="139.439" calcext:value-type="float">
            <text:p>139.439</text:p>
          </table:table-cell>
          <table:table-cell office:value-type="float" office:value="411.535" calcext:value-type="float">
            <text:p>411.535</text:p>
          </table:table-cell>
          <table:table-cell office:value-type="float" office:value="965.28" calcext:value-type="float">
            <text:p>965.28</text:p>
          </table:table-cell>
          <table:table-cell office:value-type="float" office:value="121.414" calcext:value-type="float">
            <text:p>121.414</text:p>
          </table:table-cell>
          <table:table-cell office:value-type="float" office:value="142.01" calcext:value-type="float">
            <text:p>142.01</text:p>
          </table:table-cell>
          <table:table-cell office:value-type="float" office:value="6903.41" calcext:value-type="float">
            <text:p>6903.41</text:p>
          </table:table-cell>
          <table:table-cell office:value-type="float" office:value="105.784" calcext:value-type="float">
            <text:p>105.784</text:p>
          </table:table-cell>
          <table:table-cell office:value-type="float" office:value="8788.87" calcext:value-type="float">
            <text:p>8788.87</text:p>
          </table:table-cell>
          <table:table-cell office:value-type="float" office:value="21.3176" calcext:value-type="float">
            <text:p>21.3176</text:p>
          </table:table-cell>
          <table:table-cell office:value-type="float" office:value="13.2663" calcext:value-type="float">
            <text:p>13.2663</text:p>
          </table:table-cell>
          <table:table-cell office:value-type="float" office:value="10.8814" calcext:value-type="float">
            <text:p>10.8814</text:p>
          </table:table-cell>
          <table:table-cell office:value-type="float" office:value="6.08609" calcext:value-type="float">
            <text:p>6.08609</text:p>
          </table:table-cell>
          <table:table-cell office:value-type="float" office:value="8.76182" calcext:value-type="float">
            <text:p>8.76182</text:p>
          </table:table-cell>
          <table:table-cell office:value-type="float" office:value="5.7968" calcext:value-type="float">
            <text:p>5.7968</text:p>
          </table:table-cell>
          <table:table-cell office:value-type="float" office:value="5.36236" calcext:value-type="float">
            <text:p>5.36236</text:p>
          </table:table-cell>
          <table:table-cell office:value-type="float" office:value="36.7641" calcext:value-type="float">
            <text:p>36.7641</text:p>
          </table:table-cell>
          <table:table-cell office:value-type="float" office:value="3.88241" calcext:value-type="float">
            <text:p>3.88241</text:p>
          </table:table-cell>
          <table:table-cell office:value-type="float" office:value="11.6408" calcext:value-type="float">
            <text:p>11.6408</text:p>
          </table:table-cell>
          <table:table-cell office:value-type="float" office:value="18.4774" calcext:value-type="float">
            <text:p>18.4774</text:p>
          </table:table-cell>
          <table:table-cell office:value-type="float" office:value="28.0276" calcext:value-type="float">
            <text:p>28.0276</text:p>
          </table:table-cell>
          <table:table-cell office:value-type="float" office:value="10.572" calcext:value-type="float">
            <text:p>10.572</text:p>
          </table:table-cell>
          <table:table-cell office:value-type="float" office:value="11.7389" calcext:value-type="float">
            <text:p>11.7389</text:p>
          </table:table-cell>
          <table:table-cell office:value-type="float" office:value="30.5718" calcext:value-type="float">
            <text:p>30.5718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31.7986" calcext:value-type="float">
            <text:p>31.7986</text:p>
          </table:table-cell>
          <table:table-cell office:value-type="float" office:value="203.788" calcext:value-type="float">
            <text:p>203.788</text:p>
          </table:table-cell>
          <table:table-cell office:value-type="float" office:value="137.5" calcext:value-type="float">
            <text:p>137.5</text:p>
          </table:table-cell>
          <table:table-cell office:value-type="float" office:value="84.2477" calcext:value-type="float">
            <text:p>84.2477</text:p>
          </table:table-cell>
          <table:table-cell office:value-type="float" office:value="33.2407" calcext:value-type="float">
            <text:p>33.2407</text:p>
          </table:table-cell>
          <table:table-cell office:value-type="float" office:value="77.9302" calcext:value-type="float">
            <text:p>77.9302</text:p>
          </table:table-cell>
          <table:table-cell office:value-type="float" office:value="30.7044" calcext:value-type="float">
            <text:p>30.7044</text:p>
          </table:table-cell>
          <table:table-cell office:value-type="float" office:value="30.2317" calcext:value-type="float">
            <text:p>30.2317</text:p>
          </table:table-cell>
          <table:table-cell office:value-type="float" office:value="1195.64" calcext:value-type="float">
            <text:p>1195.64</text:p>
          </table:table-cell>
          <table:table-cell office:value-type="float" office:value="15.0307" calcext:value-type="float">
            <text:p>15.0307</text:p>
          </table:table-cell>
          <table:table-cell office:value-type="float" office:value="142.147" calcext:value-type="float">
            <text:p>142.147</text:p>
          </table:table-cell>
          <table:table-cell office:value-type="float" office:value="414.715" calcext:value-type="float">
            <text:p>414.715</text:p>
          </table:table-cell>
          <table:table-cell office:value-type="float" office:value="966.15" calcext:value-type="float">
            <text:p>966.15</text:p>
          </table:table-cell>
          <table:table-cell office:value-type="float" office:value="122.427" calcext:value-type="float">
            <text:p>122.427</text:p>
          </table:table-cell>
          <table:table-cell office:value-type="float" office:value="142.183" calcext:value-type="float">
            <text:p>142.183</text:p>
          </table:table-cell>
          <table:table-cell office:value-type="float" office:value="6903.49" calcext:value-type="float">
            <text:p>6903.49</text:p>
          </table:table-cell>
          <table:table-cell office:value-type="float" office:value="105.785" calcext:value-type="float">
            <text:p>105.785</text:p>
          </table:table-cell>
          <table:table-cell office:value-type="float" office:value="20.5961" calcext:value-type="float">
            <text:p>20.5961</text:p>
          </table:table-cell>
          <table:table-cell office:value-type="float" office:value="13.0113" calcext:value-type="float">
            <text:p>13.0113</text:p>
          </table:table-cell>
          <table:table-cell office:value-type="float" office:value="10.6938" calcext:value-type="float">
            <text:p>10.6938</text:p>
          </table:table-cell>
          <table:table-cell office:value-type="float" office:value="6.0438" calcext:value-type="float">
            <text:p>6.0438</text:p>
          </table:table-cell>
          <table:table-cell office:value-type="float" office:value="8.72963" calcext:value-type="float">
            <text:p>8.72963</text:p>
          </table:table-cell>
          <table:table-cell office:value-type="float" office:value="5.75293" calcext:value-type="float">
            <text:p>5.75293</text:p>
          </table:table-cell>
          <table:table-cell office:value-type="float" office:value="5.34952" calcext:value-type="float">
            <text:p>5.34952</text:p>
          </table:table-cell>
          <table:table-cell office:value-type="float" office:value="36.7588" calcext:value-type="float">
            <text:p>36.7588</text:p>
          </table:table-cell>
          <table:table-cell office:value-type="float" office:value="3.88241" calcext:value-type="float">
            <text:p>3.88241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17.996" calcext:value-type="float">
            <text:p>17.996</text:p>
          </table:table-cell>
          <table:table-cell office:value-type="float" office:value="28.0041" calcext:value-type="float">
            <text:p>28.0041</text:p>
          </table:table-cell>
          <table:table-cell office:value-type="float" office:value="10.4872" calcext:value-type="float">
            <text:p>10.4872</text:p>
          </table:table-cell>
          <table:table-cell office:value-type="float" office:value="11.7366" calcext:value-type="float">
            <text:p>11.7366</text:p>
          </table:table-cell>
          <table:table-cell office:value-type="float" office:value="30.5716" calcext:value-type="float">
            <text:p>30.5716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8890" calcext:value-type="float">
            <text:p>8890</text:p>
          </table:table-cell>
          <table:table-cell office:value-type="float" office:value="0.783804" calcext:value-type="float">
            <text:p>0.783804</text:p>
          </table:table-cell>
          <table:table-cell office:value-type="float" office:value="0.952684" calcext:value-type="float">
            <text:p>0.952684</text:p>
          </table:table-cell>
          <table:table-cell office:value-type="float" office:value="0.375602" calcext:value-type="float">
            <text:p>0.375602</text:p>
          </table:table-cell>
          <table:table-cell office:value-type="float" office:value="15.1767" calcext:value-type="float">
            <text:p>15.1767</text:p>
          </table:table-cell>
          <table:table-cell table:number-columns-repeated="7"/>
          <table:table-cell office:value-type="date" office:date-value="2020-05-28" calcext:value-type="date">
            <text:p>28/05/20</text:p>
          </table:table-cell>
          <table:table-cell table:formula="of:=[.BP92]-[.BP91]" office:value-type="float" office:value="77" calcext:value-type="float">
            <text:p>77</text:p>
          </table:table-cell>
          <table:table-cell table:formula="of:=[.R93]-[.BP91]" office:value-type="float" office:value="35.4799999999996" calcext:value-type="float">
            <text:p>35.4799999999996</text:p>
          </table:table-cell>
          <table:table-cell table:formula="of:=[.CD92]-[.CC92]" office:value-type="float" office:value="-41.5200000000004" calcext:value-type="float">
            <text:p>-41.5200000000004</text:p>
          </table:table-cell>
          <table:table-cell table:formula="of:=[.CE92]/SQRT([.AL92])" office:value-type="float" office:value="-4.52353878373112" calcext:value-type="float">
            <text:p>-4.52353878373112</text:p>
          </table:table-cell>
        </table:table-row>
        <table:table-row table:style-name="ro1">
          <table:table-cell office:value-type="string" calcext:value-type="string">
            <text:p>24/05/2020</text:p>
          </table:table-cell>
          <table:table-cell office:value-type="float" office:value="205.356" calcext:value-type="float">
            <text:p>205.356</text:p>
          </table:table-cell>
          <table:table-cell office:value-type="float" office:value="138.793" calcext:value-type="float">
            <text:p>138.793</text:p>
          </table:table-cell>
          <table:table-cell office:value-type="float" office:value="84.8164" calcext:value-type="float">
            <text:p>84.8164</text:p>
          </table:table-cell>
          <table:table-cell office:value-type="float" office:value="35.5448" calcext:value-type="float">
            <text:p>35.5448</text:p>
          </table:table-cell>
          <table:table-cell office:value-type="float" office:value="76.1504" calcext:value-type="float">
            <text:p>76.1504</text:p>
          </table:table-cell>
          <table:table-cell office:value-type="float" office:value="30.8709" calcext:value-type="float">
            <text:p>30.8709</text:p>
          </table:table-cell>
          <table:table-cell office:value-type="float" office:value="29.9651" calcext:value-type="float">
            <text:p>29.9651</text:p>
          </table:table-cell>
          <table:table-cell office:value-type="float" office:value="1203.94" calcext:value-type="float">
            <text:p>1203.94</text:p>
          </table:table-cell>
          <table:table-cell office:value-type="float" office:value="15.133" calcext:value-type="float">
            <text:p>15.133</text:p>
          </table:table-cell>
          <table:table-cell office:value-type="float" office:value="141.567" calcext:value-type="float">
            <text:p>141.567</text:p>
          </table:table-cell>
          <table:table-cell office:value-type="float" office:value="409.853" calcext:value-type="float">
            <text:p>409.853</text:p>
          </table:table-cell>
          <table:table-cell office:value-type="float" office:value="944.391" calcext:value-type="float">
            <text:p>944.391</text:p>
          </table:table-cell>
          <table:table-cell office:value-type="float" office:value="120.933" calcext:value-type="float">
            <text:p>120.933</text:p>
          </table:table-cell>
          <table:table-cell office:value-type="float" office:value="139.172" calcext:value-type="float">
            <text:p>139.172</text:p>
          </table:table-cell>
          <table:table-cell office:value-type="float" office:value="6985.51" calcext:value-type="float">
            <text:p>6985.5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8848.48" calcext:value-type="float">
            <text:p>8848.48</text:p>
          </table:table-cell>
          <table:table-cell office:value-type="float" office:value="21.7631" calcext:value-type="float">
            <text:p>21.7631</text:p>
          </table:table-cell>
          <table:table-cell office:value-type="float" office:value="13.4609" calcext:value-type="float">
            <text:p>13.4609</text:p>
          </table:table-cell>
          <table:table-cell office:value-type="float" office:value="11.0625" calcext:value-type="float">
            <text:p>11.0625</text:p>
          </table:table-cell>
          <table:table-cell office:value-type="float" office:value="6.37708" calcext:value-type="float">
            <text:p>6.37708</text:p>
          </table:table-cell>
          <table:table-cell office:value-type="float" office:value="8.69011" calcext:value-type="float">
            <text:p>8.69011</text:p>
          </table:table-cell>
          <table:table-cell office:value-type="float" office:value="5.89327" calcext:value-type="float">
            <text:p>5.89327</text:p>
          </table:table-cell>
          <table:table-cell office:value-type="float" office:value="5.36922" calcext:value-type="float">
            <text:p>5.36922</text:p>
          </table:table-cell>
          <table:table-cell office:value-type="float" office:value="36.8882" calcext:value-type="float">
            <text:p>36.8882</text:p>
          </table:table-cell>
          <table:table-cell office:value-type="float" office:value="3.89559" calcext:value-type="float">
            <text:p>3.89559</text:p>
          </table:table-cell>
          <table:table-cell office:value-type="float" office:value="11.7498" calcext:value-type="float">
            <text:p>11.7498</text:p>
          </table:table-cell>
          <table:table-cell office:value-type="float" office:value="18.3354" calcext:value-type="float">
            <text:p>18.3354</text:p>
          </table:table-cell>
          <table:table-cell office:value-type="float" office:value="27.7216" calcext:value-type="float">
            <text:p>27.7216</text:p>
          </table:table-cell>
          <table:table-cell office:value-type="float" office:value="10.5492" calcext:value-type="float">
            <text:p>10.5492</text:p>
          </table:table-cell>
          <table:table-cell office:value-type="float" office:value="11.6072" calcext:value-type="float">
            <text:p>11.6072</text:p>
          </table:table-cell>
          <table:table-cell office:value-type="float" office:value="30.2176" calcext:value-type="float">
            <text:p>30.2176</text:p>
          </table:table-cell>
          <table:table-cell office:value-type="float" office:value="10.2757" calcext:value-type="float">
            <text:p>10.2757</text:p>
          </table:table-cell>
          <table:table-cell office:value-type="float" office:value="31.5416" calcext:value-type="float">
            <text:p>31.5416</text:p>
          </table:table-cell>
          <table:table-cell office:value-type="float" office:value="212.553" calcext:value-type="float">
            <text:p>212.553</text:p>
          </table:table-cell>
          <table:table-cell office:value-type="float" office:value="142.18" calcext:value-type="float">
            <text:p>142.18</text:p>
          </table:table-cell>
          <table:table-cell office:value-type="float" office:value="87.4559" calcext:value-type="float">
            <text:p>87.4559</text:p>
          </table:table-cell>
          <table:table-cell office:value-type="float" office:value="36.5446" calcext:value-type="float">
            <text:p>36.5446</text:p>
          </table:table-cell>
          <table:table-cell office:value-type="float" office:value="77.1036" calcext:value-type="float">
            <text:p>77.1036</text:p>
          </table:table-cell>
          <table:table-cell office:value-type="float" office:value="31.8028" calcext:value-type="float">
            <text:p>31.8028</text:p>
          </table:table-cell>
          <table:table-cell office:value-type="float" office:value="30.4448" calcext:value-type="float">
            <text:p>30.4448</text:p>
          </table:table-cell>
          <table:table-cell office:value-type="float" office:value="1204.74" calcext:value-type="float">
            <text:p>1204.74</text:p>
          </table:table-cell>
          <table:table-cell office:value-type="float" office:value="15.1421" calcext:value-type="float">
            <text:p>15.1421</text:p>
          </table:table-cell>
          <table:table-cell office:value-type="float" office:value="146.295" calcext:value-type="float">
            <text:p>146.295</text:p>
          </table:table-cell>
          <table:table-cell office:value-type="float" office:value="415.177" calcext:value-type="float">
            <text:p>415.177</text:p>
          </table:table-cell>
          <table:table-cell office:value-type="float" office:value="945.912" calcext:value-type="float">
            <text:p>945.912</text:p>
          </table:table-cell>
          <table:table-cell office:value-type="float" office:value="122.692" calcext:value-type="float">
            <text:p>122.692</text:p>
          </table:table-cell>
          <table:table-cell office:value-type="float" office:value="139.469" calcext:value-type="float">
            <text:p>139.469</text:p>
          </table:table-cell>
          <table:table-cell office:value-type="float" office:value="6985.65" calcext:value-type="float">
            <text:p>6985.65</text:p>
          </table:table-cell>
          <table:table-cell office:value-type="float" office:value="107.056" calcext:value-type="float">
            <text:p>107.056</text:p>
          </table:table-cell>
          <table:table-cell office:value-type="float" office:value="21.0653" calcext:value-type="float">
            <text:p>21.0653</text:p>
          </table:table-cell>
          <table:table-cell office:value-type="float" office:value="13.2128" calcext:value-type="float">
            <text:p>13.2128</text:p>
          </table:table-cell>
          <table:table-cell office:value-type="float" office:value="10.8793" calcext:value-type="float">
            <text:p>10.8793</text:p>
          </table:table-cell>
          <table:table-cell office:value-type="float" office:value="6.33169" calcext:value-type="float">
            <text:p>6.33169</text:p>
          </table:table-cell>
          <table:table-cell office:value-type="float" office:value="8.65989" calcext:value-type="float">
            <text:p>8.65989</text:p>
          </table:table-cell>
          <table:table-cell office:value-type="float" office:value="5.8506" calcext:value-type="float">
            <text:p>5.8506</text:p>
          </table:table-cell>
          <table:table-cell office:value-type="float" office:value="5.35684" calcext:value-type="float">
            <text:p>5.35684</text:p>
          </table:table-cell>
          <table:table-cell office:value-type="float" office:value="36.8832" calcext:value-type="float">
            <text:p>36.8832</text:p>
          </table:table-cell>
          <table:table-cell office:value-type="float" office:value="3.89558" calcext:value-type="float">
            <text:p>3.89558</text:p>
          </table:table-cell>
          <table:table-cell office:value-type="float" office:value="11.1874" calcext:value-type="float">
            <text:p>11.1874</text:p>
          </table:table-cell>
          <table:table-cell office:value-type="float" office:value="17.8838" calcext:value-type="float">
            <text:p>17.8838</text:p>
          </table:table-cell>
          <table:table-cell office:value-type="float" office:value="27.6975" calcext:value-type="float">
            <text:p>27.6975</text:p>
          </table:table-cell>
          <table:table-cell office:value-type="float" office:value="10.4643" calcext:value-type="float">
            <text:p>10.4643</text:p>
          </table:table-cell>
          <table:table-cell office:value-type="float" office:value="11.605" calcext:value-type="float">
            <text:p>11.605</text:p>
          </table:table-cell>
          <table:table-cell office:value-type="float" office:value="30.2174" calcext:value-type="float">
            <text:p>30.2174</text:p>
          </table:table-cell>
          <table:table-cell office:value-type="float" office:value="10.2757" calcext:value-type="float">
            <text:p>10.2757</text:p>
          </table:table-cell>
          <table:table-cell office:value-type="float" office:value="8955" calcext:value-type="float">
            <text:p>8955</text:p>
          </table:table-cell>
          <table:table-cell office:value-type="float" office:value="0.798468" calcext:value-type="float">
            <text:p>0.798468</text:p>
          </table:table-cell>
          <table:table-cell office:value-type="float" office:value="0.952237" calcext:value-type="float">
            <text:p>0.952237</text:p>
          </table:table-cell>
          <table:table-cell office:value-type="float" office:value="0.410751" calcext:value-type="float">
            <text:p>0.410751</text:p>
          </table:table-cell>
          <table:table-cell office:value-type="float" office:value="13.5539" calcext:value-type="float">
            <text:p>13.5539</text:p>
          </table:table-cell>
          <table:table-cell table:number-columns-repeated="7"/>
          <table:table-cell office:value-type="date" office:date-value="2020-05-29" calcext:value-type="date">
            <text:p>29/05/20</text:p>
          </table:table-cell>
          <table:table-cell table:formula="of:=[.BP93]-[.BP92]" office:value-type="float" office:value="65" calcext:value-type="float">
            <text:p>65</text:p>
          </table:table-cell>
          <table:table-cell table:formula="of:=[.R94]-[.BP92]" office:value-type="float" office:value="26.5200000000004" calcext:value-type="float">
            <text:p>26.5200000000004</text:p>
          </table:table-cell>
          <table:table-cell table:formula="of:=[.CD93]-[.CC93]" office:value-type="float" office:value="-38.4799999999996" calcext:value-type="float">
            <text:p>-38.4799999999996</text:p>
          </table:table-cell>
          <table:table-cell table:formula="of:=[.CE93]/SQRT([.AL93])" office:value-type="float" office:value="-4.11472207616277" calcext:value-type="float">
            <text:p>-4.11472207616277</text:p>
          </table:table-cell>
        </table:table-row>
        <table:table-row table:style-name="ro1">
          <table:table-cell office:value-type="string" calcext:value-type="string">
            <text:p>25/05/2020</text:p>
          </table:table-cell>
          <table:table-cell office:value-type="float" office:value="216.128" calcext:value-type="float">
            <text:p>216.128</text:p>
          </table:table-cell>
          <table:table-cell office:value-type="float" office:value="143.749" calcext:value-type="float">
            <text:p>143.749</text:p>
          </table:table-cell>
          <table:table-cell office:value-type="float" office:value="88.1937" calcext:value-type="float">
            <text:p>88.1937</text:p>
          </table:table-cell>
          <table:table-cell office:value-type="float" office:value="37.8695" calcext:value-type="float">
            <text:p>37.8695</text:p>
          </table:table-cell>
          <table:table-cell office:value-type="float" office:value="75.7723" calcext:value-type="float">
            <text:p>75.7723</text:p>
          </table:table-cell>
          <table:table-cell office:value-type="float" office:value="32.0225" calcext:value-type="float">
            <text:p>32.0225</text:p>
          </table:table-cell>
          <table:table-cell office:value-type="float" office:value="30.2468" calcext:value-type="float">
            <text:p>30.2468</text:p>
          </table:table-cell>
          <table:table-cell office:value-type="float" office:value="1213.01" calcext:value-type="float">
            <text:p>1213.01</text:p>
          </table:table-cell>
          <table:table-cell office:value-type="float" office:value="15.2434" calcext:value-type="float">
            <text:p>15.2434</text:p>
          </table:table-cell>
          <table:table-cell office:value-type="float" office:value="145.892" calcext:value-type="float">
            <text:p>145.892</text:p>
          </table:table-cell>
          <table:table-cell office:value-type="float" office:value="412.479" calcext:value-type="float">
            <text:p>412.479</text:p>
          </table:table-cell>
          <table:table-cell office:value-type="float" office:value="925.684" calcext:value-type="float">
            <text:p>925.684</text:p>
          </table:table-cell>
          <table:table-cell office:value-type="float" office:value="121.465" calcext:value-type="float">
            <text:p>121.465</text:p>
          </table:table-cell>
          <table:table-cell office:value-type="float" office:value="136.723" calcext:value-type="float">
            <text:p>136.723</text:p>
          </table:table-cell>
          <table:table-cell office:value-type="float" office:value="7065.98" calcext:value-type="float">
            <text:p>7065.98</text:p>
          </table:table-cell>
          <table:table-cell office:value-type="float" office:value="108.298" calcext:value-type="float">
            <text:p>108.298</text:p>
          </table:table-cell>
          <table:table-cell office:value-type="float" office:value="8916.52" calcext:value-type="float">
            <text:p>8916.52</text:p>
          </table:table-cell>
          <table:table-cell office:value-type="float" office:value="22.4689" calcext:value-type="float">
            <text:p>22.4689</text:p>
          </table:table-cell>
          <table:table-cell office:value-type="float" office:value="13.6902" calcext:value-type="float">
            <text:p>13.6902</text:p>
          </table:table-cell>
          <table:table-cell office:value-type="float" office:value="11.2881" calcext:value-type="float">
            <text:p>11.2881</text:p>
          </table:table-cell>
          <table:table-cell office:value-type="float" office:value="6.58956" calcext:value-type="float">
            <text:p>6.58956</text:p>
          </table:table-cell>
          <table:table-cell office:value-type="float" office:value="8.65186" calcext:value-type="float">
            <text:p>8.65186</text:p>
          </table:table-cell>
          <table:table-cell office:value-type="float" office:value="6.00195" calcext:value-type="float">
            <text:p>6.00195</text:p>
          </table:table-cell>
          <table:table-cell office:value-type="float" office:value="5.38564" calcext:value-type="float">
            <text:p>5.38564</text:p>
          </table:table-cell>
          <table:table-cell office:value-type="float" office:value="37.01" calcext:value-type="float">
            <text:p>37.01</text:p>
          </table:table-cell>
          <table:table-cell office:value-type="float" office:value="3.90858" calcext:value-type="float">
            <text:p>3.90858</text:p>
          </table:table-cell>
          <table:table-cell office:value-type="float" office:value="11.8937" calcext:value-type="float">
            <text:p>11.8937</text:p>
          </table:table-cell>
          <table:table-cell office:value-type="float" office:value="18.3021" calcext:value-type="float">
            <text:p>18.3021</text:p>
          </table:table-cell>
          <table:table-cell office:value-type="float" office:value="27.4263" calcext:value-type="float">
            <text:p>27.4263</text:p>
          </table:table-cell>
          <table:table-cell office:value-type="float" office:value="10.5448" calcext:value-type="float">
            <text:p>10.5448</text:p>
          </table:table-cell>
          <table:table-cell office:value-type="float" office:value="11.4856" calcext:value-type="float">
            <text:p>11.4856</text:p>
          </table:table-cell>
          <table:table-cell office:value-type="float" office:value="29.8785" calcext:value-type="float">
            <text:p>29.8785</text:p>
          </table:table-cell>
          <table:table-cell office:value-type="float" office:value="10.3348" calcext:value-type="float">
            <text:p>10.3348</text:p>
          </table:table-cell>
          <table:table-cell office:value-type="float" office:value="32.5665" calcext:value-type="float">
            <text:p>32.5665</text:p>
          </table:table-cell>
          <table:table-cell office:value-type="float" office:value="222.548" calcext:value-type="float">
            <text:p>222.548</text:p>
          </table:table-cell>
          <table:table-cell office:value-type="float" office:value="146.709" calcext:value-type="float">
            <text:p>146.709</text:p>
          </table:table-cell>
          <table:table-cell office:value-type="float" office:value="90.5132" calcext:value-type="float">
            <text:p>90.5132</text:p>
          </table:table-cell>
          <table:table-cell office:value-type="float" office:value="38.7677" calcext:value-type="float">
            <text:p>38.7677</text:p>
          </table:table-cell>
          <table:table-cell office:value-type="float" office:value="76.5862" calcext:value-type="float">
            <text:p>76.5862</text:p>
          </table:table-cell>
          <table:table-cell office:value-type="float" office:value="32.8393" calcext:value-type="float">
            <text:p>32.8393</text:p>
          </table:table-cell>
          <table:table-cell office:value-type="float" office:value="30.6612" calcext:value-type="float">
            <text:p>30.6612</text:p>
          </table:table-cell>
          <table:table-cell office:value-type="float" office:value="1213.69" calcext:value-type="float">
            <text:p>1213.69</text:p>
          </table:table-cell>
          <table:table-cell office:value-type="float" office:value="15.2511" calcext:value-type="float">
            <text:p>15.2511</text:p>
          </table:table-cell>
          <table:table-cell office:value-type="float" office:value="150.05" calcext:value-type="float">
            <text:p>150.05</text:p>
          </table:table-cell>
          <table:table-cell office:value-type="float" office:value="417.051" calcext:value-type="float">
            <text:p>417.051</text:p>
          </table:table-cell>
          <table:table-cell office:value-type="float" office:value="926.993" calcext:value-type="float">
            <text:p>926.993</text:p>
          </table:table-cell>
          <table:table-cell office:value-type="float" office:value="123.001" calcext:value-type="float">
            <text:p>123.001</text:p>
          </table:table-cell>
          <table:table-cell office:value-type="float" office:value="136.977" calcext:value-type="float">
            <text:p>136.977</text:p>
          </table:table-cell>
          <table:table-cell office:value-type="float" office:value="7066.11" calcext:value-type="float">
            <text:p>7066.11</text:p>
          </table:table-cell>
          <table:table-cell office:value-type="float" office:value="108.3" calcext:value-type="float">
            <text:p>108.3</text:p>
          </table:table-cell>
          <table:table-cell office:value-type="float" office:value="21.8021" calcext:value-type="float">
            <text:p>21.8021</text:p>
          </table:table-cell>
          <table:table-cell office:value-type="float" office:value="13.4591" calcext:value-type="float">
            <text:p>13.4591</text:p>
          </table:table-cell>
          <table:table-cell office:value-type="float" office:value="11.1161" calcext:value-type="float">
            <text:p>11.1161</text:p>
          </table:table-cell>
          <table:table-cell office:value-type="float" office:value="6.54556" calcext:value-type="float">
            <text:p>6.54556</text:p>
          </table:table-cell>
          <table:table-cell office:value-type="float" office:value="8.6244" calcext:value-type="float">
            <text:p>8.6244</text:p>
          </table:table-cell>
          <table:table-cell office:value-type="float" office:value="5.96201" calcext:value-type="float">
            <text:p>5.96201</text:p>
          </table:table-cell>
          <table:table-cell office:value-type="float" office:value="5.3742" calcext:value-type="float">
            <text:p>5.3742</text:p>
          </table:table-cell>
          <table:table-cell office:value-type="float" office:value="37.0055" calcext:value-type="float">
            <text:p>37.0055</text:p>
          </table:table-cell>
          <table:table-cell office:value-type="float" office:value="3.90858" calcext:value-type="float">
            <text:p>3.90858</text:p>
          </table:table-cell>
          <table:table-cell office:value-type="float" office:value="11.3612" calcext:value-type="float">
            <text:p>11.3612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27.404" calcext:value-type="float">
            <text:p>27.404</text:p>
          </table:table-cell>
          <table:table-cell office:value-type="float" office:value="10.4645" calcext:value-type="float">
            <text:p>10.4645</text:p>
          </table:table-cell>
          <table:table-cell office:value-type="float" office:value="11.4836" calcext:value-type="float">
            <text:p>11.4836</text:p>
          </table:table-cell>
          <table:table-cell office:value-type="float" office:value="29.8783" calcext:value-type="float">
            <text:p>29.8783</text:p>
          </table:table-cell>
          <table:table-cell office:value-type="float" office:value="10.3348" calcext:value-type="float">
            <text:p>10.3348</text:p>
          </table:table-cell>
          <table:table-cell office:value-type="float" office:value="9002" calcext:value-type="float">
            <text:p>9002</text:p>
          </table:table-cell>
          <table:table-cell office:value-type="float" office:value="0.813132" calcext:value-type="float">
            <text:p>0.813132</text:p>
          </table:table-cell>
          <table:table-cell office:value-type="float" office:value="0.951791" calcext:value-type="float">
            <text:p>0.951791</text:p>
          </table:table-cell>
          <table:table-cell office:value-type="float" office:value="0.40915" calcext:value-type="float">
            <text:p>0.40915</text:p>
          </table:table-cell>
          <table:table-cell office:value-type="float" office:value="15.2005" calcext:value-type="float">
            <text:p>15.2005</text:p>
          </table:table-cell>
          <table:table-cell table:number-columns-repeated="7"/>
          <table:table-cell office:value-type="date" office:date-value="2020-05-30" calcext:value-type="date">
            <text:p>30/05/20</text:p>
          </table:table-cell>
          <table:table-cell table:formula="of:=[.BP94]-[.BP93]" office:value-type="float" office:value="47" calcext:value-type="float">
            <text:p>47</text:p>
          </table:table-cell>
          <table:table-cell table:formula="of:=[.R95]-[.BP93]" office:value-type="float" office:value="31.2700000000004" calcext:value-type="float">
            <text:p>31.2700000000004</text:p>
          </table:table-cell>
          <table:table-cell table:formula="of:=[.CD94]-[.CC94]" office:value-type="float" office:value="-15.7299999999996" calcext:value-type="float">
            <text:p>-15.7299999999996</text:p>
          </table:table-cell>
          <table:table-cell table:formula="of:=[.CE94]/SQRT([.AL94])" office:value-type="float" office:value="-1.65338031642652" calcext:value-type="float">
            <text:p>-1.65338031642652</text:p>
          </table:table-cell>
        </table:table-row>
        <table:table-row table:style-name="ro1">
          <table:table-cell office:value-type="string" calcext:value-type="string">
            <text:p>26/05/2020</text:p>
          </table:table-cell>
          <table:table-cell office:value-type="float" office:value="227.314" calcext:value-type="float">
            <text:p>227.314</text:p>
          </table:table-cell>
          <table:table-cell office:value-type="float" office:value="148.737" calcext:value-type="float">
            <text:p>148.737</text:p>
          </table:table-cell>
          <table:table-cell office:value-type="float" office:value="91.6529" calcext:value-type="float">
            <text:p>91.6529</text:p>
          </table:table-cell>
          <table:table-cell office:value-type="float" office:value="38.31" calcext:value-type="float">
            <text:p>38.31</text:p>
          </table:table-cell>
          <table:table-cell office:value-type="float" office:value="75.5539" calcext:value-type="float">
            <text:p>75.5539</text:p>
          </table:table-cell>
          <table:table-cell office:value-type="float" office:value="33.1642" calcext:value-type="float">
            <text:p>33.1642</text:p>
          </table:table-cell>
          <table:table-cell office:value-type="float" office:value="30.5266" calcext:value-type="float">
            <text:p>30.5266</text:p>
          </table:table-cell>
          <table:table-cell office:value-type="float" office:value="1221.94" calcext:value-type="float">
            <text:p>1221.94</text:p>
          </table:table-cell>
          <table:table-cell office:value-type="float" office:value="15.3517" calcext:value-type="float">
            <text:p>15.3517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417.161" calcext:value-type="float">
            <text:p>417.161</text:p>
          </table:table-cell>
          <table:table-cell office:value-type="float" office:value="908.365" calcext:value-type="float">
            <text:p>908.365</text:p>
          </table:table-cell>
          <table:table-cell office:value-type="float" office:value="122.026" calcext:value-type="float">
            <text:p>122.026</text:p>
          </table:table-cell>
          <table:table-cell office:value-type="float" office:value="134.48" calcext:value-type="float">
            <text:p>134.48</text:p>
          </table:table-cell>
          <table:table-cell office:value-type="float" office:value="7144.86" calcext:value-type="float">
            <text:p>7144.86</text:p>
          </table:table-cell>
          <table:table-cell office:value-type="float" office:value="109.518" calcext:value-type="float">
            <text:p>109.518</text:p>
          </table:table-cell>
          <table:table-cell office:value-type="float" office:value="8986.27" calcext:value-type="float">
            <text:p>8986.27</text:p>
          </table:table-cell>
          <table:table-cell office:value-type="float" office:value="23.3181" calcext:value-type="float">
            <text:p>23.3181</text:p>
          </table:table-cell>
          <table:table-cell office:value-type="float" office:value="13.9772" calcext:value-type="float">
            <text:p>13.9772</text:p>
          </table:table-cell>
          <table:table-cell office:value-type="float" office:value="11.5639" calcext:value-type="float">
            <text:p>11.5639</text:p>
          </table:table-cell>
          <table:table-cell office:value-type="float" office:value="6.63347" calcext:value-type="float">
            <text:p>6.63347</text:p>
          </table:table-cell>
          <table:table-cell office:value-type="float" office:value="8.63676" calcext:value-type="float">
            <text:p>8.63676</text:p>
          </table:table-cell>
          <table:table-cell office:value-type="float" office:value="6.12441" calcext:value-type="float">
            <text:p>6.12441</text:p>
          </table:table-cell>
          <table:table-cell office:value-type="float" office:value="5.4103" calcext:value-type="float">
            <text:p>5.4103</text:p>
          </table:table-cell>
          <table:table-cell office:value-type="float" office:value="37.1301" calcext:value-type="float">
            <text:p>37.1301</text:p>
          </table:table-cell>
          <table:table-cell office:value-type="float" office:value="3.92144" calcext:value-type="float">
            <text:p>3.92144</text:p>
          </table:table-cell>
          <table:table-cell office:value-type="float" office:value="12.0864" calcext:value-type="float">
            <text:p>12.0864</text:p>
          </table:table-cell>
          <table:table-cell office:value-type="float" office:value="18.4187" calcext:value-type="float">
            <text:p>18.4187</text:p>
          </table:table-cell>
          <table:table-cell office:value-type="float" office:value="27.1476" calcext:value-type="float">
            <text:p>27.1476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1.3739" calcext:value-type="float">
            <text:p>11.3739</text:p>
          </table:table-cell>
          <table:table-cell office:value-type="float" office:value="29.5553" calcext:value-type="float">
            <text:p>29.5553</text:p>
          </table:table-cell>
          <table:table-cell office:value-type="float" office:value="10.3924" calcext:value-type="float">
            <text:p>10.3924</text:p>
          </table:table-cell>
          <table:table-cell office:value-type="float" office:value="33.4621" calcext:value-type="float">
            <text:p>33.4621</text:p>
          </table:table-cell>
          <table:table-cell office:value-type="float" office:value="230.003" calcext:value-type="float">
            <text:p>230.003</text:p>
          </table:table-cell>
          <table:table-cell office:value-type="float" office:value="149.951" calcext:value-type="float">
            <text:p>149.951</text:p>
          </table:table-cell>
          <table:table-cell office:value-type="float" office:value="92.6099" calcext:value-type="float">
            <text:p>92.6099</text:p>
          </table:table-cell>
          <table:table-cell office:value-type="float" office:value="38.6696" calcext:value-type="float">
            <text:p>38.6696</text:p>
          </table:table-cell>
          <table:table-cell office:value-type="float" office:value="75.8783" calcext:value-type="float">
            <text:p>75.8783</text:p>
          </table:table-cell>
          <table:table-cell office:value-type="float" office:value="33.4996" calcext:value-type="float">
            <text:p>33.4996</text:p>
          </table:table-cell>
          <table:table-cell office:value-type="float" office:value="30.6934" calcext:value-type="float">
            <text:p>30.6934</text:p>
          </table:table-cell>
          <table:table-cell office:value-type="float" office:value="1222.2" calcext:value-type="float">
            <text:p>1222.2</text:p>
          </table:table-cell>
          <table:table-cell office:value-type="float" office:value="15.3548" calcext:value-type="float">
            <text:p>15.3548</text:p>
          </table:table-cell>
          <table:table-cell office:value-type="float" office:value="151.551" calcext:value-type="float">
            <text:p>151.551</text:p>
          </table:table-cell>
          <table:table-cell office:value-type="float" office:value="419.023" calcext:value-type="float">
            <text:p>419.023</text:p>
          </table:table-cell>
          <table:table-cell office:value-type="float" office:value="908.884" calcext:value-type="float">
            <text:p>908.884</text:p>
          </table:table-cell>
          <table:table-cell office:value-type="float" office:value="122.644" calcext:value-type="float">
            <text:p>122.644</text:p>
          </table:table-cell>
          <table:table-cell office:value-type="float" office:value="134.581" calcext:value-type="float">
            <text:p>134.581</text:p>
          </table:table-cell>
          <table:table-cell office:value-type="float" office:value="7144.91" calcext:value-type="float">
            <text:p>7144.91</text:p>
          </table:table-cell>
          <table:table-cell office:value-type="float" office:value="109.518" calcext:value-type="float">
            <text:p>109.518</text:p>
          </table:table-cell>
          <table:table-cell office:value-type="float" office:value="22.6056" calcext:value-type="float">
            <text:p>22.6056</text:p>
          </table:table-cell>
          <table:table-cell office:value-type="float" office:value="13.7366" calcext:value-type="float">
            <text:p>13.7366</text:p>
          </table:table-cell>
          <table:table-cell office:value-type="float" office:value="11.3832" calcext:value-type="float">
            <text:p>11.3832</text:p>
          </table:table-cell>
          <table:table-cell office:value-type="float" office:value="6.58919" calcext:value-type="float">
            <text:p>6.58919</text:p>
          </table:table-cell>
          <table:table-cell office:value-type="float" office:value="8.60913" calcext:value-type="float">
            <text:p>8.60913</text:p>
          </table:table-cell>
          <table:table-cell office:value-type="float" office:value="6.08268" calcext:value-type="float">
            <text:p>6.08268</text:p>
          </table:table-cell>
          <table:table-cell office:value-type="float" office:value="5.39864" calcext:value-type="float">
            <text:p>5.39864</text:p>
          </table:table-cell>
          <table:table-cell office:value-type="float" office:value="37.1257" calcext:value-type="float">
            <text:p>37.1257</text:p>
          </table:table-cell>
          <table:table-cell office:value-type="float" office:value="3.92143" calcext:value-type="float">
            <text:p>3.92143</text:p>
          </table:table-cell>
          <table:table-cell office:value-type="float" office:value="11.544" calcext:value-type="float">
            <text:p>11.544</text:p>
          </table:table-cell>
          <table:table-cell office:value-type="float" office:value="17.9877" calcext:value-type="float">
            <text:p>17.9877</text:p>
          </table:table-cell>
          <table:table-cell office:value-type="float" office:value="27.1252" calcext:value-type="float">
            <text:p>27.1252</text:p>
          </table:table-cell>
          <table:table-cell office:value-type="float" office:value="10.4794" calcext:value-type="float">
            <text:p>10.4794</text:p>
          </table:table-cell>
          <table:table-cell office:value-type="float" office:value="11.3719" calcext:value-type="float">
            <text:p>11.3719</text:p>
          </table:table-cell>
          <table:table-cell office:value-type="float" office:value="29.5551" calcext:value-type="float">
            <text:p>29.5551</text:p>
          </table:table-cell>
          <table:table-cell office:value-type="float" office:value="10.3924" calcext:value-type="float">
            <text:p>10.3924</text:p>
          </table:table-cell>
          <table:table-cell office:value-type="float" office:value="9050" calcext:value-type="float">
            <text:p>9050</text:p>
          </table:table-cell>
          <table:table-cell office:value-type="float" office:value="0.827797" calcext:value-type="float">
            <text:p>0.827797</text:p>
          </table:table-cell>
          <table:table-cell office:value-type="float" office:value="0.951345" calcext:value-type="float">
            <text:p>0.951345</text:p>
          </table:table-cell>
          <table:table-cell office:value-type="float" office:value="0.351638" calcext:value-type="float">
            <text:p>0.351638</text:p>
          </table:table-cell>
          <table:table-cell office:value-type="float" office:value="15.1113" calcext:value-type="float">
            <text:p>15.1113</text:p>
          </table:table-cell>
          <table:table-cell table:number-columns-repeated="7"/>
          <table:table-cell office:value-type="date" office:date-value="2020-05-31" calcext:value-type="date">
            <text:p>31/05/20</text:p>
          </table:table-cell>
          <table:table-cell table:formula="of:=[.BP95]-[.BP94]" office:value-type="float" office:value="48" calcext:value-type="float">
            <text:p>48</text:p>
          </table:table-cell>
          <table:table-cell table:formula="of:=[.R96]-[.BP94]" office:value-type="float" office:value="47.7299999999996" calcext:value-type="float">
            <text:p>47.7299999999996</text:p>
          </table:table-cell>
          <table:table-cell table:formula="of:=[.CD95]-[.CC95]" office:value-type="float" office:value="-0.270000000000437" calcext:value-type="float">
            <text:p>-0.270000000000437</text:p>
          </table:table-cell>
          <table:table-cell table:formula="of:=[.CE95]/SQRT([.AL95])" office:value-type="float" office:value="-0.028056601035251" calcext:value-type="float">
            <text:p>-0.028056601035251</text:p>
          </table:table-cell>
        </table:table-row>
        <table:table-row table:style-name="ro1">
          <table:table-cell office:value-type="string" calcext:value-type="string">
            <text:p>27/05/2020</text:p>
          </table:table-cell>
          <table:table-cell office:value-type="float" office:value="235.182" calcext:value-type="float">
            <text:p>235.182</text:p>
          </table:table-cell>
          <table:table-cell office:value-type="float" office:value="152.346" calcext:value-type="float">
            <text:p>152.346</text:p>
          </table:table-cell>
          <table:table-cell office:value-type="float" office:value="94.1134" calcext:value-type="float">
            <text:p>94.1134</text:p>
          </table:table-cell>
          <table:table-cell office:value-type="float" office:value="38.7894" calcext:value-type="float">
            <text:p>38.7894</text:p>
          </table:table-cell>
          <table:table-cell office:value-type="float" office:value="74.8861" calcext:value-type="float">
            <text:p>74.8861</text:p>
          </table:table-cell>
          <table:table-cell office:value-type="float" office:value="33.9263" calcext:value-type="float">
            <text:p>33.9263</text:p>
          </table:table-cell>
          <table:table-cell office:value-type="float" office:value="30.6087" calcext:value-type="float">
            <text:p>30.6087</text:p>
          </table:table-cell>
          <table:table-cell office:value-type="float" office:value="1230.4" calcext:value-type="float">
            <text:p>1230.4</text:p>
          </table:table-cell>
          <table:table-cell office:value-type="float" office:value="15.4544" calcext:value-type="float">
            <text:p>15.4544</text:p>
          </table:table-cell>
          <table:table-cell office:value-type="float" office:value="151.779" calcext:value-type="float">
            <text:p>151.779</text:p>
          </table:table-cell>
          <table:table-cell office:value-type="float" office:value="419.131" calcext:value-type="float">
            <text:p>419.131</text:p>
          </table:table-cell>
          <table:table-cell office:value-type="float" office:value="891.809" calcext:value-type="float">
            <text:p>891.809</text:p>
          </table:table-cell>
          <table:table-cell office:value-type="float" office:value="121.886" calcext:value-type="float">
            <text:p>121.886</text:p>
          </table:table-cell>
          <table:table-cell office:value-type="float" office:value="132.271" calcext:value-type="float">
            <text:p>132.271</text:p>
          </table:table-cell>
          <table:table-cell office:value-type="float" office:value="7222.14" calcext:value-type="float">
            <text:p>7222.14</text:p>
          </table:table-cell>
          <table:table-cell office:value-type="float" office:value="110.712" calcext:value-type="float">
            <text:p>110.712</text:p>
          </table:table-cell>
          <table:table-cell office:value-type="float" office:value="9049.73" calcext:value-type="float">
            <text:p>9049.73</text:p>
          </table:table-cell>
          <table:table-cell office:value-type="float" office:value="24.1263" calcext:value-type="float">
            <text:p>24.1263</text:p>
          </table:table-cell>
          <table:table-cell office:value-type="float" office:value="14.2772" calcext:value-type="float">
            <text:p>14.2772</text:p>
          </table:table-cell>
          <table:table-cell office:value-type="float" office:value="11.8393" calcext:value-type="float">
            <text:p>11.8393</text:p>
          </table:table-cell>
          <table:table-cell office:value-type="float" office:value="6.70614" calcext:value-type="float">
            <text:p>6.70614</text:p>
          </table:table-cell>
          <table:table-cell office:value-type="float" office:value="8.62118" calcext:value-type="float">
            <text:p>8.62118</text:p>
          </table:table-cell>
          <table:table-cell office:value-type="float" office:value="6.24213" calcext:value-type="float">
            <text:p>6.24213</text:p>
          </table:table-cell>
          <table:table-cell office:value-type="float" office:value="5.43708" calcext:value-type="float">
            <text:p>5.43708</text:p>
          </table:table-cell>
          <table:table-cell office:value-type="float" office:value="37.248" calcext:value-type="float">
            <text:p>37.248</text:p>
          </table:table-cell>
          <table:table-cell office:value-type="float" office:value="3.93414" calcext:value-type="float">
            <text:p>3.93414</text:p>
          </table:table-cell>
          <table:table-cell office:value-type="float" office:value="12.2613" calcext:value-type="float">
            <text:p>12.2613</text:p>
          </table:table-cell>
          <table:table-cell office:value-type="float" office:value="18.5186" calcext:value-type="float">
            <text:p>18.5186</text:p>
          </table:table-cell>
          <table:table-cell office:value-type="float" office:value="26.8837" calcext:value-type="float">
            <text:p>26.8837</text:p>
          </table:table-cell>
          <table:table-cell office:value-type="float" office:value="10.5854" calcext:value-type="float">
            <text:p>10.5854</text:p>
          </table:table-cell>
          <table:table-cell office:value-type="float" office:value="11.2686" calcext:value-type="float">
            <text:p>11.2686</text:p>
          </table:table-cell>
          <table:table-cell office:value-type="float" office:value="29.2479" calcext:value-type="float">
            <text:p>29.2479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33.6649" calcext:value-type="float">
            <text:p>33.6649</text:p>
          </table:table-cell>
          <table:table-cell office:value-type="float" office:value="235.231" calcext:value-type="float">
            <text:p>235.231</text:p>
          </table:table-cell>
          <table:table-cell office:value-type="float" office:value="152.368" calcext:value-type="float">
            <text:p>152.368</text:p>
          </table:table-cell>
          <table:table-cell office:value-type="float" office:value="94.1307" calcext:value-type="float">
            <text:p>94.1307</text:p>
          </table:table-cell>
          <table:table-cell office:value-type="float" office:value="38.7958" calcext:value-type="float">
            <text:p>38.7958</text:p>
          </table:table-cell>
          <table:table-cell office:value-type="float" office:value="74.8917" calcext:value-type="float">
            <text:p>74.8917</text:p>
          </table:table-cell>
          <table:table-cell office:value-type="float" office:value="33.9324" calcext:value-type="float">
            <text:p>33.9324</text:p>
          </table:table-cell>
          <table:table-cell office:value-type="float" office:value="30.6116" calcext:value-type="float">
            <text:p>30.6116</text:p>
          </table:table-cell>
          <table:table-cell office:value-type="float" office:value="1230.41" calcext:value-type="float">
            <text:p>1230.41</text:p>
          </table:table-cell>
          <table:table-cell office:value-type="float" office:value="15.4545" calcext:value-type="float">
            <text:p>15.4545</text:p>
          </table:table-cell>
          <table:table-cell office:value-type="float" office:value="151.809" calcext:value-type="float">
            <text:p>151.809</text:p>
          </table:table-cell>
          <table:table-cell office:value-type="float" office:value="419.164" calcext:value-type="float">
            <text:p>419.164</text:p>
          </table:table-cell>
          <table:table-cell office:value-type="float" office:value="891.818" calcext:value-type="float">
            <text:p>891.818</text:p>
          </table:table-cell>
          <table:table-cell office:value-type="float" office:value="121.897" calcext:value-type="float">
            <text:p>121.897</text:p>
          </table:table-cell>
          <table:table-cell office:value-type="float" office:value="132.273" calcext:value-type="float">
            <text:p>132.273</text:p>
          </table:table-cell>
          <table:table-cell office:value-type="float" office:value="7222.14" calcext:value-type="float">
            <text:p>7222.14</text:p>
          </table:table-cell>
          <table:table-cell office:value-type="float" office:value="110.712" calcext:value-type="float">
            <text:p>110.712</text:p>
          </table:table-cell>
          <table:table-cell office:value-type="float" office:value="23.3373" calcext:value-type="float">
            <text:p>23.3373</text:p>
          </table:table-cell>
          <table:table-cell office:value-type="float" office:value="14.011" calcext:value-type="float">
            <text:p>14.011</text:p>
          </table:table-cell>
          <table:table-cell office:value-type="float" office:value="11.6384" calcext:value-type="float">
            <text:p>11.6384</text:p>
          </table:table-cell>
          <table:table-cell office:value-type="float" office:value="6.65743" calcext:value-type="float">
            <text:p>6.65743</text:p>
          </table:table-cell>
          <table:table-cell office:value-type="float" office:value="8.59193" calcext:value-type="float">
            <text:p>8.59193</text:p>
          </table:table-cell>
          <table:table-cell office:value-type="float" office:value="6.19599" calcext:value-type="float">
            <text:p>6.19599</text:p>
          </table:table-cell>
          <table:table-cell office:value-type="float" office:value="5.42456" calcext:value-type="float">
            <text:p>5.42456</text:p>
          </table:table-cell>
          <table:table-cell office:value-type="float" office:value="37.2435" calcext:value-type="float">
            <text:p>37.2435</text:p>
          </table:table-cell>
          <table:table-cell office:value-type="float" office:value="3.93413" calcext:value-type="float">
            <text:p>3.93413</text:p>
          </table:table-cell>
          <table:table-cell office:value-type="float" office:value="11.6827" calcext:value-type="float">
            <text:p>11.6827</text:p>
          </table:table-cell>
          <table:table-cell office:value-type="float" office:value="18.0536" calcext:value-type="float">
            <text:p>18.0536</text:p>
          </table:table-cell>
          <table:table-cell office:value-type="float" office:value="26.8595" calcext:value-type="float">
            <text:p>26.8595</text:p>
          </table:table-cell>
          <table:table-cell office:value-type="float" office:value="10.4971" calcext:value-type="float">
            <text:p>10.4971</text:p>
          </table:table-cell>
          <table:table-cell office:value-type="float" office:value="11.2664" calcext:value-type="float">
            <text:p>11.2664</text:p>
          </table:table-cell>
          <table:table-cell office:value-type="float" office:value="29.2476" calcext:value-type="float">
            <text:p>29.2476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9086" calcext:value-type="float">
            <text:p>9086</text:p>
          </table:table-cell>
          <table:table-cell office:value-type="float" office:value="0.842461" calcext:value-type="float">
            <text:p>0.842461</text:p>
          </table:table-cell>
          <table:table-cell office:value-type="float" office:value="0.950898" calcext:value-type="float">
            <text:p>0.950898</text:p>
          </table:table-cell>
          <table:table-cell office:value-type="float" office:value="0.348071" calcext:value-type="float">
            <text:p>0.348071</text:p>
          </table:table-cell>
          <table:table-cell office:value-type="float" office:value="16.0932" calcext:value-type="float">
            <text:p>16.0932</text:p>
          </table:table-cell>
          <table:table-cell table:number-columns-repeated="7"/>
          <table:table-cell office:value-type="date" office:date-value="2020-06-01" calcext:value-type="date">
            <text:p>01/06/20</text:p>
          </table:table-cell>
          <table:table-cell table:formula="of:=[.BP96]-[.BP95]" office:value-type="float" office:value="36" calcext:value-type="float">
            <text:p>36</text:p>
          </table:table-cell>
          <table:table-cell table:formula="of:=[.R97]-[.BP95]" office:value-type="float" office:value="56.9400000000005" calcext:value-type="float">
            <text:p>56.9400000000005</text:p>
          </table:table-cell>
          <table:table-cell table:formula="of:=[.CD96]-[.CC96]" office:value-type="float" office:value="20.9400000000005" calcext:value-type="float">
            <text:p>20.9400000000005</text:p>
          </table:table-cell>
          <table:table-cell table:formula="of:=[.CE96]/SQRT([.AL96])" office:value-type="float" office:value="2.15829613585201" calcext:value-type="float">
            <text:p>2.15829613585201</text:p>
          </table:table-cell>
        </table:table-row>
        <table:table-row table:style-name="ro1">
          <table:table-cell office:value-type="string" calcext:value-type="string">
            <text:p>28/05/2020</text:p>
          </table:table-cell>
          <table:table-cell office:value-type="float" office:value="241.286" calcext:value-type="float">
            <text:p>241.286</text:p>
          </table:table-cell>
          <table:table-cell office:value-type="float" office:value="154.995" calcext:value-type="float">
            <text:p>154.995</text:p>
          </table:table-cell>
          <table:table-cell office:value-type="float" office:value="95.8718" calcext:value-type="float">
            <text:p>95.8718</text:p>
          </table:table-cell>
          <table:table-cell office:value-type="float" office:value="41.4168" calcext:value-type="float">
            <text:p>41.4168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34.4368" calcext:value-type="float">
            <text:p>34.4368</text:p>
          </table:table-cell>
          <table:table-cell office:value-type="float" office:value="30.5688" calcext:value-type="float">
            <text:p>30.5688</text:p>
          </table:table-cell>
          <table:table-cell office:value-type="float" office:value="1238.53" calcext:value-type="float">
            <text:p>1238.53</text:p>
          </table:table-cell>
          <table:table-cell office:value-type="float" office:value="15.5528" calcext:value-type="float">
            <text:p>15.5528</text:p>
          </table:table-cell>
          <table:table-cell office:value-type="float" office:value="152.527" calcext:value-type="float">
            <text:p>152.527</text:p>
          </table:table-cell>
          <table:table-cell office:value-type="float" office:value="417.133" calcext:value-type="float">
            <text:p>417.133</text:p>
          </table:table-cell>
          <table:table-cell office:value-type="float" office:value="876.005" calcext:value-type="float">
            <text:p>876.005</text:p>
          </table:table-cell>
          <table:table-cell office:value-type="float" office:value="121.33" calcext:value-type="float">
            <text:p>121.33</text:p>
          </table:table-cell>
          <table:table-cell office:value-type="float" office:value="130.111" calcext:value-type="float">
            <text:p>130.111</text:p>
          </table:table-cell>
          <table:table-cell office:value-type="float" office:value="7297.95" calcext:value-type="float">
            <text:p>7297.95</text:p>
          </table:table-cell>
          <table:table-cell office:value-type="float" office:value="111.883" calcext:value-type="float">
            <text:p>111.883</text:p>
          </table:table-cell>
          <table:table-cell office:value-type="float" office:value="9106.94" calcext:value-type="float">
            <text:p>9106.94</text:p>
          </table:table-cell>
          <table:table-cell office:value-type="float" office:value="24.9167" calcext:value-type="float">
            <text:p>24.9167</text:p>
          </table:table-cell>
          <table:table-cell office:value-type="float" office:value="14.5624" calcext:value-type="float">
            <text:p>14.5624</text:p>
          </table:table-cell>
          <table:table-cell office:value-type="float" office:value="12.0933" calcext:value-type="float">
            <text:p>12.0933</text:p>
          </table:table-cell>
          <table:table-cell office:value-type="float" office:value="6.99697" calcext:value-type="float">
            <text:p>6.99697</text:p>
          </table:table-cell>
          <table:table-cell office:value-type="float" office:value="8.60558" calcext:value-type="float">
            <text:p>8.60558</text:p>
          </table:table-cell>
          <table:table-cell office:value-type="float" office:value="6.34687" calcext:value-type="float">
            <text:p>6.34687</text:p>
          </table:table-cell>
          <table:table-cell office:value-type="float" office:value="5.46309" calcext:value-type="float">
            <text:p>5.46309</text:p>
          </table:table-cell>
          <table:table-cell office:value-type="float" office:value="37.3634" calcext:value-type="float">
            <text:p>37.3634</text:p>
          </table:table-cell>
          <table:table-cell office:value-type="float" office:value="3.94663" calcext:value-type="float">
            <text:p>3.94663</text:p>
          </table:table-cell>
          <table:table-cell office:value-type="float" office:value="12.3947" calcext:value-type="float">
            <text:p>12.3947</text:p>
          </table:table-cell>
          <table:table-cell office:value-type="float" office:value="18.4939" calcext:value-type="float">
            <text:p>18.4939</text:p>
          </table:table-cell>
          <table:table-cell office:value-type="float" office:value="26.6285" calcext:value-type="float">
            <text:p>26.6285</text:p>
          </table:table-cell>
          <table:table-cell office:value-type="float" office:value="10.6079" calcext:value-type="float">
            <text:p>10.6079</text:p>
          </table:table-cell>
          <table:table-cell office:value-type="float" office:value="11.1681" calcext:value-type="float">
            <text:p>11.1681</text:p>
          </table:table-cell>
          <table:table-cell office:value-type="float" office:value="28.9563" calcext:value-type="float">
            <text:p>28.9563</text:p>
          </table:table-cell>
          <table:table-cell office:value-type="float" office:value="10.5035" calcext:value-type="float">
            <text:p>10.5035</text:p>
          </table:table-cell>
          <table:table-cell office:value-type="float" office:value="33.793" calcext:value-type="float">
            <text:p>33.793</text:p>
          </table:table-cell>
          <table:table-cell office:value-type="float" office:value="237.341" calcext:value-type="float">
            <text:p>237.341</text:p>
          </table:table-cell>
          <table:table-cell office:value-type="float" office:value="153.223" calcext:value-type="float">
            <text:p>153.223</text:p>
          </table:table-cell>
          <table:table-cell office:value-type="float" office:value="94.4677" calcext:value-type="float">
            <text:p>94.4677</text:p>
          </table:table-cell>
          <table:table-cell office:value-type="float" office:value="40.867" calcext:value-type="float">
            <text:p>40.867</text:p>
          </table:table-cell>
          <table:table-cell office:value-type="float" office:value="73.5412" calcext:value-type="float">
            <text:p>73.5412</text:p>
          </table:table-cell>
          <table:table-cell office:value-type="float" office:value="33.9487" calcext:value-type="float">
            <text:p>33.9487</text:p>
          </table:table-cell>
          <table:table-cell office:value-type="float" office:value="30.3354" calcext:value-type="float">
            <text:p>30.3354</text:p>
          </table:table-cell>
          <table:table-cell office:value-type="float" office:value="1238.17" calcext:value-type="float">
            <text:p>1238.17</text:p>
          </table:table-cell>
          <table:table-cell office:value-type="float" office:value="15.5487" calcext:value-type="float">
            <text:p>15.5487</text:p>
          </table:table-cell>
          <table:table-cell office:value-type="float" office:value="150.164" calcext:value-type="float">
            <text:p>150.164</text:p>
          </table:table-cell>
          <table:table-cell office:value-type="float" office:value="414.587" calcext:value-type="float">
            <text:p>414.587</text:p>
          </table:table-cell>
          <table:table-cell office:value-type="float" office:value="875.285" calcext:value-type="float">
            <text:p>875.285</text:p>
          </table:table-cell>
          <table:table-cell office:value-type="float" office:value="120.467" calcext:value-type="float">
            <text:p>120.467</text:p>
          </table:table-cell>
          <table:table-cell office:value-type="float" office:value="129.973" calcext:value-type="float">
            <text:p>129.973</text:p>
          </table:table-cell>
          <table:table-cell office:value-type="float" office:value="7297.87" calcext:value-type="float">
            <text:p>7297.87</text:p>
          </table:table-cell>
          <table:table-cell office:value-type="float" office:value="111.882" calcext:value-type="float">
            <text:p>111.882</text:p>
          </table:table-cell>
          <table:table-cell office:value-type="float" office:value="24.0896" calcext:value-type="float">
            <text:p>24.0896</text:p>
          </table:table-cell>
          <table:table-cell office:value-type="float" office:value="14.2789" calcext:value-type="float">
            <text:p>14.2789</text:p>
          </table:table-cell>
          <table:table-cell office:value-type="float" office:value="11.8791" calcext:value-type="float">
            <text:p>11.8791</text:p>
          </table:table-cell>
          <table:table-cell office:value-type="float" office:value="6.94047" calcext:value-type="float">
            <text:p>6.94047</text:p>
          </table:table-cell>
          <table:table-cell office:value-type="float" office:value="8.57555" calcext:value-type="float">
            <text:p>8.57555</text:p>
          </table:table-cell>
          <table:table-cell office:value-type="float" office:value="6.29779" calcext:value-type="float">
            <text:p>6.29779</text:p>
          </table:table-cell>
          <table:table-cell office:value-type="float" office:value="5.45008" calcext:value-type="float">
            <text:p>5.45008</text:p>
          </table:table-cell>
          <table:table-cell office:value-type="float" office:value="37.3589" calcext:value-type="float">
            <text:p>37.3589</text:p>
          </table:table-cell>
          <table:table-cell office:value-type="float" office:value="3.94662" calcext:value-type="float">
            <text:p>3.94662</text:p>
          </table:table-cell>
          <table:table-cell office:value-type="float" office:value="11.793" calcext:value-type="float">
            <text:p>11.793</text:p>
          </table:table-cell>
          <table:table-cell office:value-type="float" office:value="18.0314" calcext:value-type="float">
            <text:p>18.0314</text:p>
          </table:table-cell>
          <table:table-cell office:value-type="float" office:value="26.6031" calcext:value-type="float">
            <text:p>26.6031</text:p>
          </table:table-cell>
          <table:table-cell office:value-type="float" office:value="10.516" calcext:value-type="float">
            <text:p>10.516</text:p>
          </table:table-cell>
          <table:table-cell office:value-type="float" office:value="11.1659" calcext:value-type="float">
            <text:p>11.1659</text:p>
          </table:table-cell>
          <table:table-cell office:value-type="float" office:value="28.956" calcext:value-type="float">
            <text:p>28.956</text:p>
          </table:table-cell>
          <table:table-cell office:value-type="float" office:value="10.5035" calcext:value-type="float">
            <text:p>10.5035</text:p>
          </table:table-cell>
          <table:table-cell office:value-type="float" office:value="9140" calcext:value-type="float">
            <text:p>9140</text:p>
          </table:table-cell>
          <table:table-cell office:value-type="float" office:value="0.849293" calcext:value-type="float">
            <text:p>0.849293</text:p>
          </table:table-cell>
          <table:table-cell office:value-type="float" office:value="0.950452" calcext:value-type="float">
            <text:p>0.950452</text:p>
          </table:table-cell>
          <table:table-cell office:value-type="float" office:value="0.318615" calcext:value-type="float">
            <text:p>0.318615</text:p>
          </table:table-cell>
          <table:table-cell office:value-type="float" office:value="14.5855" calcext:value-type="float">
            <text:p>14.5855</text:p>
          </table:table-cell>
          <table:table-cell table:number-columns-repeated="7"/>
          <table:table-cell office:value-type="date" office:date-value="2020-06-02" calcext:value-type="date">
            <text:p>02/06/20</text:p>
          </table:table-cell>
          <table:table-cell table:formula="of:=[.BP97]-[.BP96]" office:value-type="float" office:value="54" calcext:value-type="float">
            <text:p>54</text:p>
          </table:table-cell>
          <table:table-cell table:formula="of:=[.R98]-[.BP96]" office:value-type="float" office:value="72.1299999999992" calcext:value-type="float">
            <text:p>72.1299999999992</text:p>
          </table:table-cell>
          <table:table-cell table:formula="of:=[.CD97]-[.CC97]" office:value-type="float" office:value="18.1299999999992" calcext:value-type="float">
            <text:p>18.1299999999992</text:p>
          </table:table-cell>
          <table:table-cell table:formula="of:=[.CE97]/SQRT([.AL97])" office:value-type="float" office:value="1.86533196803281" calcext:value-type="float">
            <text:p>1.86533196803281</text:p>
          </table:table-cell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float" office:value="245.433" calcext:value-type="float">
            <text:p>245.433</text:p>
          </table:table-cell>
          <table:table-cell office:value-type="float" office:value="155.965" calcext:value-type="float">
            <text:p>155.965</text:p>
          </table:table-cell>
          <table:table-cell office:value-type="float" office:value="96.4011" calcext:value-type="float">
            <text:p>96.4011</text:p>
          </table:table-cell>
          <table:table-cell office:value-type="float" office:value="42.7365" calcext:value-type="float">
            <text:p>42.7365</text:p>
          </table:table-cell>
          <table:table-cell office:value-type="float" office:value="72.9777" calcext:value-type="float">
            <text:p>72.9777</text:p>
          </table:table-cell>
          <table:table-cell office:value-type="float" office:value="34.5173" calcext:value-type="float">
            <text:p>34.5173</text:p>
          </table:table-cell>
          <table:table-cell office:value-type="float" office:value="30.3188" calcext:value-type="float">
            <text:p>30.3188</text:p>
          </table:table-cell>
          <table:table-cell office:value-type="float" office:value="1246.17" calcext:value-type="float">
            <text:p>1246.17</text:p>
          </table:table-cell>
          <table:table-cell office:value-type="float" office:value="15.6453" calcext:value-type="float">
            <text:p>15.6453</text:p>
          </table:table-cell>
          <table:table-cell office:value-type="float" office:value="151.415" calcext:value-type="float">
            <text:p>151.415</text:p>
          </table:table-cell>
          <table:table-cell office:value-type="float" office:value="413.312" calcext:value-type="float">
            <text:p>413.312</text:p>
          </table:table-cell>
          <table:table-cell office:value-type="float" office:value="860.141" calcext:value-type="float">
            <text:p>860.141</text:p>
          </table:table-cell>
          <table:table-cell office:value-type="float" office:value="120.044" calcext:value-type="float">
            <text:p>120.044</text:p>
          </table:table-cell>
          <table:table-cell office:value-type="float" office:value="127.904" calcext:value-type="float">
            <text:p>127.904</text:p>
          </table:table-cell>
          <table:table-cell office:value-type="float" office:value="7372.28" calcext:value-type="float">
            <text:p>7372.28</text:p>
          </table:table-cell>
          <table:table-cell office:value-type="float" office:value="113.031" calcext:value-type="float">
            <text:p>113.031</text:p>
          </table:table-cell>
          <table:table-cell office:value-type="float" office:value="9158.13" calcext:value-type="float">
            <text:p>9158.13</text:p>
          </table:table-cell>
          <table:table-cell office:value-type="float" office:value="25.8185" calcext:value-type="float">
            <text:p>25.8185</text:p>
          </table:table-cell>
          <table:table-cell office:value-type="float" office:value="14.8328" calcext:value-type="float">
            <text:p>14.8328</text:p>
          </table:table-cell>
          <table:table-cell office:value-type="float" office:value="12.3232" calcext:value-type="float">
            <text:p>12.3232</text:p>
          </table:table-cell>
          <table:table-cell office:value-type="float" office:value="7.18805" calcext:value-type="float">
            <text:p>7.18805</text:p>
          </table:table-cell>
          <table:table-cell office:value-type="float" office:value="8.60701" calcext:value-type="float">
            <text:p>8.60701</text:p>
          </table:table-cell>
          <table:table-cell office:value-type="float" office:value="6.43302" calcext:value-type="float">
            <text:p>6.43302</text:p>
          </table:table-cell>
          <table:table-cell office:value-type="float" office:value="5.48504" calcext:value-type="float">
            <text:p>5.48504</text:p>
          </table:table-cell>
          <table:table-cell office:value-type="float" office:value="37.476" calcext:value-type="float">
            <text:p>37.476</text:p>
          </table:table-cell>
          <table:table-cell office:value-type="float" office:value="3.95885" calcext:value-type="float">
            <text:p>3.95885</text:p>
          </table:table-cell>
          <table:table-cell office:value-type="float" office:value="12.4909" calcext:value-type="float">
            <text:p>12.4909</text:p>
          </table:table-cell>
          <table:table-cell office:value-type="float" office:value="18.4955" calcext:value-type="float">
            <text:p>18.4955</text:p>
          </table:table-cell>
          <table:table-cell office:value-type="float" office:value="26.3724" calcext:value-type="float">
            <text:p>26.3724</text:p>
          </table:table-cell>
          <table:table-cell office:value-type="float" office:value="10.6257" calcext:value-type="float">
            <text:p>10.6257</text:p>
          </table:table-cell>
          <table:table-cell office:value-type="float" office:value="11.0702" calcext:value-type="float">
            <text:p>11.0702</text:p>
          </table:table-cell>
          <table:table-cell office:value-type="float" office:value="28.6799" calcext:value-type="float">
            <text:p>28.6799</text:p>
          </table:table-cell>
          <table:table-cell office:value-type="float" office:value="10.557" calcext:value-type="float">
            <text:p>10.557</text:p>
          </table:table-cell>
          <table:table-cell office:value-type="float" office:value="34.5159" calcext:value-type="float">
            <text:p>34.5159</text:p>
          </table:table-cell>
          <table:table-cell office:value-type="float" office:value="241.944" calcext:value-type="float">
            <text:p>241.944</text:p>
          </table:table-cell>
          <table:table-cell office:value-type="float" office:value="154.408" calcext:value-type="float">
            <text:p>154.408</text:p>
          </table:table-cell>
          <table:table-cell office:value-type="float" office:value="95.1668" calcext:value-type="float">
            <text:p>95.1668</text:p>
          </table:table-cell>
          <table:table-cell office:value-type="float" office:value="42.2377" calcext:value-type="float">
            <text:p>42.2377</text:p>
          </table:table-cell>
          <table:table-cell office:value-type="float" office:value="72.5953" calcext:value-type="float">
            <text:p>72.5953</text:p>
          </table:table-cell>
          <table:table-cell office:value-type="float" office:value="34.0896" calcext:value-type="float">
            <text:p>34.0896</text:p>
          </table:table-cell>
          <table:table-cell office:value-type="float" office:value="30.1181" calcext:value-type="float">
            <text:p>30.1181</text:p>
          </table:table-cell>
          <table:table-cell office:value-type="float" office:value="1245.87" calcext:value-type="float">
            <text:p>1245.87</text:p>
          </table:table-cell>
          <table:table-cell office:value-type="float" office:value="15.6419" calcext:value-type="float">
            <text:p>15.6419</text:p>
          </table:table-cell>
          <table:table-cell office:value-type="float" office:value="149.398" calcext:value-type="float">
            <text:p>149.398</text:p>
          </table:table-cell>
          <table:table-cell office:value-type="float" office:value="411.165" calcext:value-type="float">
            <text:p>411.165</text:p>
          </table:table-cell>
          <table:table-cell office:value-type="float" office:value="859.535" calcext:value-type="float">
            <text:p>859.535</text:p>
          </table:table-cell>
          <table:table-cell office:value-type="float" office:value="119.309" calcext:value-type="float">
            <text:p>119.309</text:p>
          </table:table-cell>
          <table:table-cell office:value-type="float" office:value="127.786" calcext:value-type="float">
            <text:p>127.786</text:p>
          </table:table-cell>
          <table:table-cell office:value-type="float" office:value="7372.21" calcext:value-type="float">
            <text:p>7372.21</text:p>
          </table:table-cell>
          <table:table-cell office:value-type="float" office:value="113.03" calcext:value-type="float">
            <text:p>113.03</text:p>
          </table:table-cell>
          <table:table-cell office:value-type="float" office:value="24.9494" calcext:value-type="float">
            <text:p>24.9494</text:p>
          </table:table-cell>
          <table:table-cell office:value-type="float" office:value="14.5334" calcext:value-type="float">
            <text:p>14.5334</text:p>
          </table:table-cell>
          <table:table-cell office:value-type="float" office:value="12.097" calcext:value-type="float">
            <text:p>12.097</text:p>
          </table:table-cell>
          <table:table-cell office:value-type="float" office:value="7.12502" calcext:value-type="float">
            <text:p>7.12502</text:p>
          </table:table-cell>
          <table:table-cell office:value-type="float" office:value="8.57616" calcext:value-type="float">
            <text:p>8.57616</text:p>
          </table:table-cell>
          <table:table-cell office:value-type="float" office:value="6.38126" calcext:value-type="float">
            <text:p>6.38126</text:p>
          </table:table-cell>
          <table:table-cell office:value-type="float" office:value="5.47171" calcext:value-type="float">
            <text:p>5.47171</text:p>
          </table:table-cell>
          <table:table-cell office:value-type="float" office:value="37.4716" calcext:value-type="float">
            <text:p>37.4716</text:p>
          </table:table-cell>
          <table:table-cell office:value-type="float" office:value="3.95884" calcext:value-type="float">
            <text:p>3.95884</text:p>
          </table:table-cell>
          <table:table-cell office:value-type="float" office:value="11.8857" calcext:value-type="float">
            <text:p>11.8857</text:p>
          </table:table-cell>
          <table:table-cell office:value-type="float" office:value="18.038" calcext:value-type="float">
            <text:p>18.038</text:p>
          </table:table-cell>
          <table:table-cell office:value-type="float" office:value="26.3471" calcext:value-type="float">
            <text:p>26.3471</text:p>
          </table:table-cell>
          <table:table-cell office:value-type="float" office:value="10.5332" calcext:value-type="float">
            <text:p>10.5332</text:p>
          </table:table-cell>
          <table:table-cell office:value-type="float" office:value="11.068" calcext:value-type="float">
            <text:p>11.068</text:p>
          </table:table-cell>
          <table:table-cell office:value-type="float" office:value="28.6796" calcext:value-type="float">
            <text:p>28.6796</text:p>
          </table:table-cell>
          <table:table-cell office:value-type="float" office:value="10.557" calcext:value-type="float">
            <text:p>10.557</text:p>
          </table:table-cell>
          <table:table-cell office:value-type="float" office:value="9196" calcext:value-type="float">
            <text:p>9196</text:p>
          </table:table-cell>
          <table:table-cell office:value-type="float" office:value="0.856125" calcext:value-type="float">
            <text:p>0.856125</text:p>
          </table:table-cell>
          <table:table-cell office:value-type="float" office:value="0.950005" calcext:value-type="float">
            <text:p>0.950005</text:p>
          </table:table-cell>
          <table:table-cell office:value-type="float" office:value="0.344671" calcext:value-type="float">
            <text:p>0.344671</text:p>
          </table:table-cell>
          <table:table-cell office:value-type="float" office:value="14.0332" calcext:value-type="float">
            <text:p>14.0332</text:p>
          </table:table-cell>
          <table:table-cell table:number-columns-repeated="7"/>
          <table:table-cell office:value-type="date" office:date-value="2020-06-03" calcext:value-type="date">
            <text:p>03/06/20</text:p>
          </table:table-cell>
          <table:table-cell table:formula="of:=[.BP98]-[.BP97]" office:value-type="float" office:value="56" calcext:value-type="float">
            <text:p>56</text:p>
          </table:table-cell>
          <table:table-cell table:formula="of:=[.R99]-[.BP97]" office:value-type="float" office:value="69.8899999999994" calcext:value-type="float">
            <text:p>69.8899999999994</text:p>
          </table:table-cell>
          <table:table-cell table:formula="of:=[.CD98]-[.CC98]" office:value-type="float" office:value="13.8899999999994" calcext:value-type="float">
            <text:p>13.8899999999994</text:p>
          </table:table-cell>
          <table:table-cell table:formula="of:=[.CE98]/SQRT([.AL98])" office:value-type="float" office:value="1.42383450242329" calcext:value-type="float">
            <text:p>1.42383450242329</text:p>
          </table:table-cell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 office:value-type="float" office:value="250.495" calcext:value-type="float">
            <text:p>250.495</text:p>
          </table:table-cell>
          <table:table-cell office:value-type="float" office:value="157.522" calcext:value-type="float">
            <text:p>157.522</text:p>
          </table:table-cell>
          <table:table-cell office:value-type="float" office:value="97.5321" calcext:value-type="float">
            <text:p>97.5321</text:p>
          </table:table-cell>
          <table:table-cell office:value-type="float" office:value="44.8679" calcext:value-type="float">
            <text:p>44.8679</text:p>
          </table:table-cell>
          <table:table-cell office:value-type="float" office:value="72.2619" calcext:value-type="float">
            <text:p>72.2619</text:p>
          </table:table-cell>
          <table:table-cell office:value-type="float" office:value="34.7762" calcext:value-type="float">
            <text:p>34.7762</text:p>
          </table:table-cell>
          <table:table-cell office:value-type="float" office:value="30.1323" calcext:value-type="float">
            <text:p>30.1323</text:p>
          </table:table-cell>
          <table:table-cell office:value-type="float" office:value="1253.78" calcext:value-type="float">
            <text:p>1253.78</text:p>
          </table:table-cell>
          <table:table-cell office:value-type="float" office:value="15.7373" calcext:value-type="float">
            <text:p>15.7373</text:p>
          </table:table-cell>
          <table:table-cell office:value-type="float" office:value="151.08" calcext:value-type="float">
            <text:p>151.08</text:p>
          </table:table-cell>
          <table:table-cell office:value-type="float" office:value="409.356" calcext:value-type="float">
            <text:p>409.356</text:p>
          </table:table-cell>
          <table:table-cell office:value-type="float" office:value="845.137" calcext:value-type="float">
            <text:p>845.137</text:p>
          </table:table-cell>
          <table:table-cell office:value-type="float" office:value="119.035" calcext:value-type="float">
            <text:p>119.035</text:p>
          </table:table-cell>
          <table:table-cell office:value-type="float" office:value="125.822" calcext:value-type="float">
            <text:p>125.822</text:p>
          </table:table-cell>
          <table:table-cell office:value-type="float" office:value="7445.3" calcext:value-type="float">
            <text:p>7445.3</text:p>
          </table:table-cell>
          <table:table-cell office:value-type="float" office:value="114.159" calcext:value-type="float">
            <text:p>114.159</text:p>
          </table:table-cell>
          <table:table-cell office:value-type="float" office:value="9209.89" calcext:value-type="float">
            <text:p>9209.89</text:p>
          </table:table-cell>
          <table:table-cell office:value-type="float" office:value="26.7211" calcext:value-type="float">
            <text:p>26.7211</text:p>
          </table:table-cell>
          <table:table-cell office:value-type="float" office:value="15.1242" calcext:value-type="float">
            <text:p>15.1242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7.45076" calcext:value-type="float">
            <text:p>7.45076</text:p>
          </table:table-cell>
          <table:table-cell office:value-type="float" office:value="8.6198" calcext:value-type="float">
            <text:p>8.6198</text:p>
          </table:table-cell>
          <table:table-cell office:value-type="float" office:value="6.51819" calcext:value-type="float">
            <text:p>6.51819</text:p>
          </table:table-cell>
          <table:table-cell office:value-type="float" office:value="5.50572" calcext:value-type="float">
            <text:p>5.50572</text:p>
          </table:table-cell>
          <table:table-cell office:value-type="float" office:value="37.5868" calcext:value-type="float">
            <text:p>37.5868</text:p>
          </table:table-cell>
          <table:table-cell office:value-type="float" office:value="3.97088" calcext:value-type="float">
            <text:p>3.97088</text:p>
          </table:table-cell>
          <table:table-cell office:value-type="float" office:value="12.5983" calcext:value-type="float">
            <text:p>12.5983</text:p>
          </table:table-cell>
          <table:table-cell office:value-type="float" office:value="18.4853" calcext:value-type="float">
            <text:p>18.4853</text:p>
          </table:table-cell>
          <table:table-cell office:value-type="float" office:value="26.1224" calcext:value-type="float">
            <text:p>26.1224</text:p>
          </table:table-cell>
          <table:table-cell office:value-type="float" office:value="10.6458" calcext:value-type="float">
            <text:p>10.6458</text:p>
          </table:table-cell>
          <table:table-cell office:value-type="float" office:value="10.9768" calcext:value-type="float">
            <text:p>10.9768</text:p>
          </table:table-cell>
          <table:table-cell office:value-type="float" office:value="28.4183" calcext:value-type="float">
            <text:p>28.4183</text:p>
          </table:table-cell>
          <table:table-cell office:value-type="float" office:value="10.6094" calcext:value-type="float">
            <text:p>10.6094</text:p>
          </table:table-cell>
          <table:table-cell office:value-type="float" office:value="35.0688" calcext:value-type="float">
            <text:p>35.0688</text:p>
          </table:table-cell>
          <table:table-cell office:value-type="float" office:value="247.722" calcext:value-type="float">
            <text:p>247.722</text:p>
          </table:table-cell>
          <table:table-cell office:value-type="float" office:value="156.284" calcext:value-type="float">
            <text:p>156.284</text:p>
          </table:table-cell>
          <table:table-cell office:value-type="float" office:value="96.5512" calcext:value-type="float">
            <text:p>96.5512</text:p>
          </table:table-cell>
          <table:table-cell office:value-type="float" office:value="44.4548" calcext:value-type="float">
            <text:p>44.4548</text:p>
          </table:table-cell>
          <table:table-cell office:value-type="float" office:value="71.9631" calcext:value-type="float">
            <text:p>71.9631</text:p>
          </table:table-cell>
          <table:table-cell office:value-type="float" office:value="34.4376" calcext:value-type="float">
            <text:p>34.4376</text:p>
          </table:table-cell>
          <table:table-cell office:value-type="float" office:value="29.9761" calcext:value-type="float">
            <text:p>29.9761</text:p>
          </table:table-cell>
          <table:table-cell office:value-type="float" office:value="1253.55" calcext:value-type="float">
            <text:p>1253.55</text:p>
          </table:table-cell>
          <table:table-cell office:value-type="float" office:value="15.7347" calcext:value-type="float">
            <text:p>15.7347</text:p>
          </table:table-cell>
          <table:table-cell office:value-type="float" office:value="149.526" calcext:value-type="float">
            <text:p>149.526</text:p>
          </table:table-cell>
          <table:table-cell office:value-type="float" office:value="407.731" calcext:value-type="float">
            <text:p>407.731</text:p>
          </table:table-cell>
          <table:table-cell office:value-type="float" office:value="844.677" calcext:value-type="float">
            <text:p>844.677</text:p>
          </table:table-cell>
          <table:table-cell office:value-type="float" office:value="118.47" calcext:value-type="float">
            <text:p>118.47</text:p>
          </table:table-cell>
          <table:table-cell office:value-type="float" office:value="125.732" calcext:value-type="float">
            <text:p>125.732</text:p>
          </table:table-cell>
          <table:table-cell office:value-type="float" office:value="7445.25" calcext:value-type="float">
            <text:p>7445.25</text:p>
          </table:table-cell>
          <table:table-cell office:value-type="float" office:value="114.158" calcext:value-type="float">
            <text:p>114.158</text:p>
          </table:table-cell>
          <table:table-cell office:value-type="float" office:value="25.7878" calcext:value-type="float">
            <text:p>25.7878</text:p>
          </table:table-cell>
          <table:table-cell office:value-type="float" office:value="14.7979" calcext:value-type="float">
            <text:p>14.7979</text:p>
          </table:table-cell>
          <table:table-cell office:value-type="float" office:value="12.3321" calcext:value-type="float">
            <text:p>12.3321</text:p>
          </table:table-cell>
          <table:table-cell office:value-type="float" office:value="7.37736" calcext:value-type="float">
            <text:p>7.37736</text:p>
          </table:table-cell>
          <table:table-cell office:value-type="float" office:value="8.58672" calcext:value-type="float">
            <text:p>8.58672</text:p>
          </table:table-cell>
          <table:table-cell office:value-type="float" office:value="6.46186" calcext:value-type="float">
            <text:p>6.46186</text:p>
          </table:table-cell>
          <table:table-cell office:value-type="float" office:value="5.49159" calcext:value-type="float">
            <text:p>5.49159</text:p>
          </table:table-cell>
          <table:table-cell office:value-type="float" office:value="37.5824" calcext:value-type="float">
            <text:p>37.5824</text:p>
          </table:table-cell>
          <table:table-cell office:value-type="float" office:value="3.97087" calcext:value-type="float">
            <text:p>3.97087</text:p>
          </table:table-cell>
          <table:table-cell office:value-type="float" office:value="11.9711" calcext:value-type="float">
            <text:p>11.9711</text:p>
          </table:table-cell>
          <table:table-cell office:value-type="float" office:value="18.024" calcext:value-type="float">
            <text:p>18.024</text:p>
          </table:table-cell>
          <table:table-cell office:value-type="float" office:value="26.0965" calcext:value-type="float">
            <text:p>26.0965</text:p>
          </table:table-cell>
          <table:table-cell office:value-type="float" office:value="10.5498" calcext:value-type="float">
            <text:p>10.5498</text:p>
          </table:table-cell>
          <table:table-cell office:value-type="float" office:value="10.9744" calcext:value-type="float">
            <text:p>10.9744</text:p>
          </table:table-cell>
          <table:table-cell office:value-type="float" office:value="28.418" calcext:value-type="float">
            <text:p>28.418</text:p>
          </table:table-cell>
          <table:table-cell office:value-type="float" office:value="10.6094" calcext:value-type="float">
            <text:p>10.6094</text:p>
          </table:table-cell>
          <table:table-cell office:value-type="float" office:value="9230" calcext:value-type="float">
            <text:p>9230</text:p>
          </table:table-cell>
          <table:table-cell office:value-type="float" office:value="0.862957" calcext:value-type="float">
            <text:p>0.862957</text:p>
          </table:table-cell>
          <table:table-cell office:value-type="float" office:value="0.949559" calcext:value-type="float">
            <text:p>0.949559</text:p>
          </table:table-cell>
          <table:table-cell office:value-type="float" office:value="0.330398" calcext:value-type="float">
            <text:p>0.330398</text:p>
          </table:table-cell>
          <table:table-cell office:value-type="float" office:value="15.4874" calcext:value-type="float">
            <text:p>15.4874</text:p>
          </table:table-cell>
          <table:table-cell table:number-columns-repeated="7"/>
          <table:table-cell office:value-type="date" office:date-value="2020-06-04" calcext:value-type="date">
            <text:p>04/06/20</text:p>
          </table:table-cell>
          <table:table-cell table:formula="of:=[.BP99]-[.BP98]" office:value-type="float" office:value="34" calcext:value-type="float">
            <text:p>34</text:p>
          </table:table-cell>
          <table:table-cell table:formula="of:=[.R100]-[.BP98]" office:value-type="float" office:value="69.4099999999999" calcext:value-type="float">
            <text:p>69.4099999999999</text:p>
          </table:table-cell>
          <table:table-cell table:formula="of:=[.CD99]-[.CC99]" office:value-type="float" office:value="35.4099999999999" calcext:value-type="float">
            <text:p>35.4099999999999</text:p>
          </table:table-cell>
          <table:table-cell table:formula="of:=[.CE99]/SQRT([.AL99])" office:value-type="float" office:value="3.60368721370086" calcext:value-type="float">
            <text:p>3.60368721370086</text:p>
          </table:table-cell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 office:value-type="float" office:value="257.241" calcext:value-type="float">
            <text:p>257.241</text:p>
          </table:table-cell>
          <table:table-cell office:value-type="float" office:value="159.797" calcext:value-type="float">
            <text:p>159.797</text:p>
          </table:table-cell>
          <table:table-cell office:value-type="float" office:value="99.2822" calcext:value-type="float">
            <text:p>99.2822</text:p>
          </table:table-cell>
          <table:table-cell office:value-type="float" office:value="45.266" calcext:value-type="float">
            <text:p>45.266</text:p>
          </table:table-cell>
          <table:table-cell office:value-type="float" office:value="71.9363" calcext:value-type="float">
            <text:p>71.9363</text:p>
          </table:table-cell>
          <table:table-cell office:value-type="float" office:value="35.2371" calcext:value-type="float">
            <text:p>35.2371</text:p>
          </table:table-cell>
          <table:table-cell office:value-type="float" office:value="30.031" calcext:value-type="float">
            <text:p>30.031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5.8292" calcext:value-type="float">
            <text:p>15.8292</text:p>
          </table:table-cell>
          <table:table-cell office:value-type="float" office:value="151.631" calcext:value-type="float">
            <text:p>151.631</text:p>
          </table:table-cell>
          <table:table-cell office:value-type="float" office:value="408.218" calcext:value-type="float">
            <text:p>408.218</text:p>
          </table:table-cell>
          <table:table-cell office:value-type="float" office:value="830.959" calcext:value-type="float">
            <text:p>830.959</text:p>
          </table:table-cell>
          <table:table-cell office:value-type="float" office:value="118.367" calcext:value-type="float">
            <text:p>118.367</text:p>
          </table:table-cell>
          <table:table-cell office:value-type="float" office:value="123.885" calcext:value-type="float">
            <text:p>123.885</text:p>
          </table:table-cell>
          <table:table-cell office:value-type="float" office:value="7517.08" calcext:value-type="float">
            <text:p>7517.08</text:p>
          </table:table-cell>
          <table:table-cell office:value-type="float" office:value="115.268" calcext:value-type="float">
            <text:p>115.268</text:p>
          </table:table-cell>
          <table:table-cell office:value-type="float" office:value="9265.41" calcext:value-type="float">
            <text:p>9265.41</text:p>
          </table:table-cell>
          <table:table-cell office:value-type="float" office:value="27.6661" calcext:value-type="float">
            <text:p>27.6661</text:p>
          </table:table-cell>
          <table:table-cell office:value-type="float" office:value="15.435" calcext:value-type="float">
            <text:p>15.435</text:p>
          </table:table-cell>
          <table:table-cell office:value-type="float" office:value="12.8513" calcext:value-type="float">
            <text:p>12.8513</text:p>
          </table:table-cell>
          <table:table-cell office:value-type="float" office:value="7.53333" calcext:value-type="float">
            <text:p>7.53333</text:p>
          </table:table-cell>
          <table:table-cell office:value-type="float" office:value="8.65007" calcext:value-type="float">
            <text:p>8.65007</text:p>
          </table:table-cell>
          <table:table-cell office:value-type="float" office:value="6.60669" calcext:value-type="float">
            <text:p>6.60669</text:p>
          </table:table-cell>
          <table:table-cell office:value-type="float" office:value="5.52713" calcext:value-type="float">
            <text:p>5.52713</text:p>
          </table:table-cell>
          <table:table-cell office:value-type="float" office:value="37.6964" calcext:value-type="float">
            <text:p>37.6964</text:p>
          </table:table-cell>
          <table:table-cell office:value-type="float" office:value="3.98277" calcext:value-type="float">
            <text:p>3.98277</text:p>
          </table:table-cell>
          <table:table-cell office:value-type="float" office:value="12.72" calcext:value-type="float">
            <text:p>12.72</text:p>
          </table:table-cell>
          <table:table-cell office:value-type="float" office:value="18.58" calcext:value-type="float">
            <text:p>18.58</text:p>
          </table:table-cell>
          <table:table-cell office:value-type="float" office:value="25.8792" calcext:value-type="float">
            <text:p>25.8792</text:p>
          </table:table-cell>
          <table:table-cell office:value-type="float" office:value="10.6695" calcext:value-type="float">
            <text:p>10.6695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8.1714" calcext:value-type="float">
            <text:p>28.1714</text:p>
          </table:table-cell>
          <table:table-cell office:value-type="float" office:value="10.6606" calcext:value-type="float">
            <text:p>10.6606</text:p>
          </table:table-cell>
          <table:table-cell office:value-type="float" office:value="35.9538" calcext:value-type="float">
            <text:p>35.9538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156.528" calcext:value-type="float">
            <text:p>156.528</text:p>
          </table:table-cell>
          <table:table-cell office:value-type="float" office:value="96.6901" calcext:value-type="float">
            <text:p>96.6901</text:p>
          </table:table-cell>
          <table:table-cell office:value-type="float" office:value="44.1796" calcext:value-type="float">
            <text:p>44.1796</text:p>
          </table:table-cell>
          <table:table-cell office:value-type="float" office:value="71.156" calcext:value-type="float">
            <text:p>71.156</text:p>
          </table:table-cell>
          <table:table-cell office:value-type="float" office:value="34.3462" calcext:value-type="float">
            <text:p>34.3462</text:p>
          </table:table-cell>
          <table:table-cell office:value-type="float" office:value="29.6273" calcext:value-type="float">
            <text:p>29.6273</text:p>
          </table:table-cell>
          <table:table-cell office:value-type="float" office:value="1260.84" calcext:value-type="float">
            <text:p>1260.84</text:p>
          </table:table-cell>
          <table:table-cell office:value-type="float" office:value="15.8227" calcext:value-type="float">
            <text:p>15.8227</text:p>
          </table:table-cell>
          <table:table-cell office:value-type="float" office:value="147.68" calcext:value-type="float">
            <text:p>147.68</text:p>
          </table:table-cell>
          <table:table-cell office:value-type="float" office:value="404.054" calcext:value-type="float">
            <text:p>404.054</text:p>
          </table:table-cell>
          <table:table-cell office:value-type="float" office:value="829.811" calcext:value-type="float">
            <text:p>829.811</text:p>
          </table:table-cell>
          <table:table-cell office:value-type="float" office:value="116.934" calcext:value-type="float">
            <text:p>116.934</text:p>
          </table:table-cell>
          <table:table-cell office:value-type="float" office:value="123.659" calcext:value-type="float">
            <text:p>123.659</text:p>
          </table:table-cell>
          <table:table-cell office:value-type="float" office:value="7516.95" calcext:value-type="float">
            <text:p>7516.95</text:p>
          </table:table-cell>
          <table:table-cell office:value-type="float" office:value="115.265" calcext:value-type="float">
            <text:p>115.265</text:p>
          </table:table-cell>
          <table:table-cell office:value-type="float" office:value="26.6366" calcext:value-type="float">
            <text:p>26.6366</text:p>
          </table:table-cell>
          <table:table-cell office:value-type="float" office:value="15.0739" calcext:value-type="float">
            <text:p>15.0739</text:p>
          </table:table-cell>
          <table:table-cell office:value-type="float" office:value="12.5789" calcext:value-type="float">
            <text:p>12.5789</text:p>
          </table:table-cell>
          <table:table-cell office:value-type="float" office:value="7.45214" calcext:value-type="float">
            <text:p>7.45214</text:p>
          </table:table-cell>
          <table:table-cell office:value-type="float" office:value="8.61371" calcext:value-type="float">
            <text:p>8.61371</text:p>
          </table:table-cell>
          <table:table-cell office:value-type="float" office:value="6.54448" calcext:value-type="float">
            <text:p>6.54448</text:p>
          </table:table-cell>
          <table:table-cell office:value-type="float" office:value="5.51191" calcext:value-type="float">
            <text:p>5.51191</text:p>
          </table:table-cell>
          <table:table-cell office:value-type="float" office:value="37.6919" calcext:value-type="float">
            <text:p>37.6919</text:p>
          </table:table-cell>
          <table:table-cell office:value-type="float" office:value="3.98276" calcext:value-type="float">
            <text:p>3.98276</text:p>
          </table:table-cell>
          <table:table-cell office:value-type="float" office:value="12.0708" calcext:value-type="float">
            <text:p>12.0708</text:p>
          </table:table-cell>
          <table:table-cell office:value-type="float" office:value="18.0926" calcext:value-type="float">
            <text:p>18.0926</text:p>
          </table:table-cell>
          <table:table-cell office:value-type="float" office:value="25.8529" calcext:value-type="float">
            <text:p>25.8529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0.8867" calcext:value-type="float">
            <text:p>10.8867</text:p>
          </table:table-cell>
          <table:table-cell office:value-type="float" office:value="28.1711" calcext:value-type="float">
            <text:p>28.1711</text:p>
          </table:table-cell>
          <table:table-cell office:value-type="float" office:value="10.6606" calcext:value-type="float">
            <text:p>10.6606</text:p>
          </table:table-cell>
          <table:table-cell office:value-type="float" office:value="9268" calcext:value-type="float">
            <text:p>9268</text:p>
          </table:table-cell>
          <table:table-cell office:value-type="float" office:value="0.869789" calcext:value-type="float">
            <text:p>0.869789</text:p>
          </table:table-cell>
          <table:table-cell office:value-type="float" office:value="0.949113" calcext:value-type="float">
            <text:p>0.949113</text:p>
          </table:table-cell>
          <table:table-cell office:value-type="float" office:value="0.321266" calcext:value-type="float">
            <text:p>0.321266</text:p>
          </table:table-cell>
          <table:table-cell office:value-type="float" office:value="16.1237" calcext:value-type="float">
            <text:p>16.1237</text:p>
          </table:table-cell>
          <table:table-cell table:number-columns-repeated="7"/>
          <table:table-cell office:value-type="date" office:date-value="2020-06-05" calcext:value-type="date">
            <text:p>05/06/20</text:p>
          </table:table-cell>
          <table:table-cell table:formula="of:=[.BP100]-[.BP99]" office:value-type="float" office:value="38" calcext:value-type="float">
            <text:p>38</text:p>
          </table:table-cell>
          <table:table-cell table:formula="of:=[.R101]-[.BP99]" office:value-type="float" office:value="83.5499999999993" calcext:value-type="float">
            <text:p>83.5499999999993</text:p>
          </table:table-cell>
          <table:table-cell table:formula="of:=[.CD100]-[.CC100]" office:value-type="float" office:value="45.5499999999993" calcext:value-type="float">
            <text:p>45.5499999999993</text:p>
          </table:table-cell>
          <table:table-cell table:formula="of:=[.CE100]/SQRT([.AL100])" office:value-type="float" office:value="4.63230745490138" calcext:value-type="float">
            <text:p>4.63230745490138</text:p>
          </table:table-cell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office:value-type="float" office:value="259.462" calcext:value-type="float">
            <text:p>259.462</text:p>
          </table:table-cell>
          <table:table-cell office:value-type="float" office:value="160.27" calcext:value-type="float">
            <text:p>160.27</text:p>
          </table:table-cell>
          <table:table-cell office:value-type="float" office:value="99.6888" calcext:value-type="float">
            <text:p>99.6888</text:p>
          </table:table-cell>
          <table:table-cell office:value-type="float" office:value="45.7793" calcext:value-type="float">
            <text:p>45.7793</text:p>
          </table:table-cell>
          <table:table-cell office:value-type="float" office:value="71.1558" calcext:value-type="float">
            <text:p>71.1558</text:p>
          </table:table-cell>
          <table:table-cell office:value-type="float" office:value="35.2335" calcext:value-type="float">
            <text:p>35.2335</text:p>
          </table:table-cell>
          <table:table-cell office:value-type="float" office:value="29.7062" calcext:value-type="float">
            <text:p>29.7062</text:p>
          </table:table-cell>
          <table:table-cell office:value-type="float" office:value="1268.6" calcext:value-type="float">
            <text:p>1268.6</text:p>
          </table:table-cell>
          <table:table-cell office:value-type="float" office:value="15.9162" calcext:value-type="float">
            <text:p>15.9162</text:p>
          </table:table-cell>
          <table:table-cell office:value-type="float" office:value="150.247" calcext:value-type="float">
            <text:p>150.247</text:p>
          </table:table-cell>
          <table:table-cell office:value-type="float" office:value="403.84" calcext:value-type="float">
            <text:p>403.84</text:p>
          </table:table-cell>
          <table:table-cell office:value-type="float" office:value="816.747" calcext:value-type="float">
            <text:p>816.747</text:p>
          </table:table-cell>
          <table:table-cell office:value-type="float" office:value="116.95" calcext:value-type="float">
            <text:p>116.95</text:p>
          </table:table-cell>
          <table:table-cell office:value-type="float" office:value="121.876" calcext:value-type="float">
            <text:p>121.876</text:p>
          </table:table-cell>
          <table:table-cell office:value-type="float" office:value="7587.54" calcext:value-type="float">
            <text:p>7587.54</text:p>
          </table:table-cell>
          <table:table-cell office:value-type="float" office:value="116.355" calcext:value-type="float">
            <text:p>116.355</text:p>
          </table:table-cell>
          <table:table-cell office:value-type="float" office:value="9313.55" calcext:value-type="float">
            <text:p>9313.55</text:p>
          </table:table-cell>
          <table:table-cell office:value-type="float" office:value="28.492" calcext:value-type="float">
            <text:p>28.492</text:p>
          </table:table-cell>
          <table:table-cell office:value-type="float" office:value="15.7352" calcext:value-type="float">
            <text:p>15.7352</text:p>
          </table:table-cell>
          <table:table-cell office:value-type="float" office:value="13.0992" calcext:value-type="float">
            <text:p>13.0992</text:p>
          </table:table-cell>
          <table:table-cell office:value-type="float" office:value="7.66439" calcext:value-type="float">
            <text:p>7.66439</text:p>
          </table:table-cell>
          <table:table-cell office:value-type="float" office:value="8.6746" calcext:value-type="float">
            <text:p>8.6746</text:p>
          </table:table-cell>
          <table:table-cell office:value-type="float" office:value="6.68222" calcext:value-type="float">
            <text:p>6.68222</text:p>
          </table:table-cell>
          <table:table-cell office:value-type="float" office:value="5.54439" calcext:value-type="float">
            <text:p>5.54439</text:p>
          </table:table-cell>
          <table:table-cell office:value-type="float" office:value="37.8046" calcext:value-type="float">
            <text:p>37.8046</text:p>
          </table:table-cell>
          <table:table-cell office:value-type="float" office:value="3.99449" calcext:value-type="float">
            <text:p>3.99449</text:p>
          </table:table-cell>
          <table:table-cell office:value-type="float" office:value="12.826" calcext:value-type="float">
            <text:p>12.826</text:p>
          </table:table-cell>
          <table:table-cell office:value-type="float" office:value="18.6291" calcext:value-type="float">
            <text:p>18.6291</text:p>
          </table:table-cell>
          <table:table-cell office:value-type="float" office:value="25.6436" calcext:value-type="float">
            <text:p>25.6436</text:p>
          </table:table-cell>
          <table:table-cell office:value-type="float" office:value="10.6895" calcext:value-type="float">
            <text:p>10.6895</text:p>
          </table:table-cell>
          <table:table-cell office:value-type="float" office:value="10.8043" calcext:value-type="float">
            <text:p>10.8043</text:p>
          </table:table-cell>
          <table:table-cell office:value-type="float" office:value="27.9375" calcext:value-type="float">
            <text:p>27.9375</text:p>
          </table:table-cell>
          <table:table-cell office:value-type="float" office:value="10.7107" calcext:value-type="float">
            <text:p>10.7107</text:p>
          </table:table-cell>
          <table:table-cell office:value-type="float" office:value="36.1313" calcext:value-type="float">
            <text:p>36.1313</text:p>
          </table:table-cell>
          <table:table-cell office:value-type="float" office:value="249.318" calcext:value-type="float">
            <text:p>249.318</text:p>
          </table:table-cell>
          <table:table-cell office:value-type="float" office:value="155.744" calcext:value-type="float">
            <text:p>155.744</text:p>
          </table:table-cell>
          <table:table-cell office:value-type="float" office:value="96.1069" calcext:value-type="float">
            <text:p>96.1069</text:p>
          </table:table-cell>
          <table:table-cell office:value-type="float" office:value="44.2589" calcext:value-type="float">
            <text:p>44.2589</text:p>
          </table:table-cell>
          <table:table-cell office:value-type="float" office:value="70.0872" calcext:value-type="float">
            <text:p>70.0872</text:p>
          </table:table-cell>
          <table:table-cell office:value-type="float" office:value="34.0069" calcext:value-type="float">
            <text:p>34.0069</text:p>
          </table:table-cell>
          <table:table-cell office:value-type="float" office:value="29.1585" calcext:value-type="float">
            <text:p>29.1585</text:p>
          </table:table-cell>
          <table:table-cell office:value-type="float" office:value="1267.84" calcext:value-type="float">
            <text:p>1267.84</text:p>
          </table:table-cell>
          <table:table-cell office:value-type="float" office:value="15.9076" calcext:value-type="float">
            <text:p>15.9076</text:p>
          </table:table-cell>
          <table:table-cell office:value-type="float" office:value="144.978" calcext:value-type="float">
            <text:p>144.978</text:p>
          </table:table-cell>
          <table:table-cell office:value-type="float" office:value="398.291" calcext:value-type="float">
            <text:p>398.291</text:p>
          </table:table-cell>
          <table:table-cell office:value-type="float" office:value="815.229" calcext:value-type="float">
            <text:p>815.229</text:p>
          </table:table-cell>
          <table:table-cell office:value-type="float" office:value="115.042" calcext:value-type="float">
            <text:p>115.042</text:p>
          </table:table-cell>
          <table:table-cell office:value-type="float" office:value="121.574" calcext:value-type="float">
            <text:p>121.574</text:p>
          </table:table-cell>
          <table:table-cell office:value-type="float" office:value="7587.36" calcext:value-type="float">
            <text:p>7587.36</text:p>
          </table:table-cell>
          <table:table-cell office:value-type="float" office:value="116.352" calcext:value-type="float">
            <text:p>116.352</text:p>
          </table:table-cell>
          <table:table-cell office:value-type="float" office:value="27.3323" calcext:value-type="float">
            <text:p>27.3323</text:p>
          </table:table-cell>
          <table:table-cell office:value-type="float" office:value="15.3203" calcext:value-type="float">
            <text:p>15.3203</text:p>
          </table:table-cell>
          <table:table-cell office:value-type="float" office:value="12.7874" calcext:value-type="float">
            <text:p>12.7874</text:p>
          </table:table-cell>
          <table:table-cell office:value-type="float" office:value="7.56892" calcext:value-type="float">
            <text:p>7.56892</text:p>
          </table:table-cell>
          <table:table-cell office:value-type="float" office:value="8.6331" calcext:value-type="float">
            <text:p>8.6331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5.52734" calcext:value-type="float">
            <text:p>5.52734</text:p>
          </table:table-cell>
          <table:table-cell office:value-type="float" office:value="37.7997" calcext:value-type="float">
            <text:p>37.7997</text:p>
          </table:table-cell>
          <table:table-cell office:value-type="float" office:value="3.99448" calcext:value-type="float">
            <text:p>3.99448</text:p>
          </table:table-cell>
          <table:table-cell office:value-type="float" office:value="12.1259" calcext:value-type="float">
            <text:p>12.1259</text:p>
          </table:table-cell>
          <table:table-cell office:value-type="float" office:value="18.1016" calcext:value-type="float">
            <text:p>18.1016</text:p>
          </table:table-cell>
          <table:table-cell office:value-type="float" office:value="25.6154" calcext:value-type="float">
            <text:p>25.6154</text:p>
          </table:table-cell>
          <table:table-cell office:value-type="float" office:value="10.5818" calcext:value-type="float">
            <text:p>10.5818</text:p>
          </table:table-cell>
          <table:table-cell office:value-type="float" office:value="10.8016" calcext:value-type="float">
            <text:p>10.8016</text:p>
          </table:table-cell>
          <table:table-cell office:value-type="float" office:value="27.9372" calcext:value-type="float">
            <text:p>27.9372</text:p>
          </table:table-cell>
          <table:table-cell office:value-type="float" office:value="10.7107" calcext:value-type="float">
            <text:p>10.7107</text:p>
          </table:table-cell>
          <table:table-cell office:value-type="float" office:value="9302" calcext:value-type="float">
            <text:p>9302</text:p>
          </table:table-cell>
          <table:table-cell office:value-type="float" office:value="0.87662" calcext:value-type="float">
            <text:p>0.87662</text:p>
          </table:table-cell>
          <table:table-cell office:value-type="float" office:value="0.948666" calcext:value-type="float">
            <text:p>0.948666</text:p>
          </table:table-cell>
          <table:table-cell office:value-type="float" office:value="0.306545" calcext:value-type="float">
            <text:p>0.306545</text:p>
          </table:table-cell>
          <table:table-cell office:value-type="float" office:value="16.3452" calcext:value-type="float">
            <text:p>16.3452</text:p>
          </table:table-cell>
          <table:table-cell table:number-columns-repeated="7"/>
          <table:table-cell office:value-type="date" office:date-value="2020-06-06" calcext:value-type="date">
            <text:p>06/06/20</text:p>
          </table:table-cell>
          <table:table-cell table:formula="of:=[.BP101]-[.BP100]" office:value-type="float" office:value="34" calcext:value-type="float">
            <text:p>34</text:p>
          </table:table-cell>
          <table:table-cell table:formula="of:=[.R102]-[.BP100]" office:value-type="float" office:value="-9268" calcext:value-type="float">
            <text:p>-9268</text:p>
          </table:table-cell>
          <table:table-cell table:formula="of:=[.CD101]-[.CC101]" office:value-type="float" office:value="-9302" calcext:value-type="float">
            <text:p>-9302</text:p>
          </table:table-cell>
          <table:table-cell table:formula="of:=[.CE101]/SQRT([.AL101])" office:value-type="float" office:value="-948.853252644995" calcext:value-type="float">
            <text:p>-948.853252644995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07" calcext:value-type="date">
            <text:p>07/06/20</text:p>
          </table:table-cell>
          <table:table-cell table:formula="of:=[.BP102]-[.BP101]" office:value-type="float" office:value="-9302" calcext:value-type="float">
            <text:p>-9302</text:p>
          </table:table-cell>
          <table:table-cell table:formula="of:=[.R103]-[.BP101]" office:value-type="float" office:value="-9302" calcext:value-type="float">
            <text:p>-9302</text:p>
          </table:table-cell>
          <table:table-cell table:formula="of:=[.CD102]-[.CC102]" office:value-type="float" office:value="0" calcext:value-type="float">
            <text:p>0</text:p>
          </table:table-cell>
          <table:table-cell table:formula="of:=[.CE102]/SQRT([.AL10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08" calcext:value-type="date">
            <text:p>08/06/20</text:p>
          </table:table-cell>
          <table:table-cell table:formula="of:=[.BP103]-[.BP102]" office:value-type="float" office:value="0" calcext:value-type="float">
            <text:p>0</text:p>
          </table:table-cell>
          <table:table-cell table:formula="of:=[.R104]-[.BP102]" office:value-type="float" office:value="0" calcext:value-type="float">
            <text:p>0</text:p>
          </table:table-cell>
          <table:table-cell table:formula="of:=[.CD103]-[.CC103]" office:value-type="float" office:value="0" calcext:value-type="float">
            <text:p>0</text:p>
          </table:table-cell>
          <table:table-cell table:formula="of:=[.CE103]/SQRT([.AL10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09" calcext:value-type="date">
            <text:p>09/06/20</text:p>
          </table:table-cell>
          <table:table-cell table:formula="of:=[.BP104]-[.BP103]" office:value-type="float" office:value="0" calcext:value-type="float">
            <text:p>0</text:p>
          </table:table-cell>
          <table:table-cell table:formula="of:=[.R105]-[.BP103]" office:value-type="float" office:value="0" calcext:value-type="float">
            <text:p>0</text:p>
          </table:table-cell>
          <table:table-cell table:formula="of:=[.CD104]-[.CC104]" office:value-type="float" office:value="0" calcext:value-type="float">
            <text:p>0</text:p>
          </table:table-cell>
          <table:table-cell table:formula="of:=[.CE104]/SQRT([.AL10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0" calcext:value-type="date">
            <text:p>10/06/20</text:p>
          </table:table-cell>
          <table:table-cell table:formula="of:=[.BP105]-[.BP104]" office:value-type="float" office:value="0" calcext:value-type="float">
            <text:p>0</text:p>
          </table:table-cell>
          <table:table-cell table:formula="of:=[.R106]-[.BP104]" office:value-type="float" office:value="0" calcext:value-type="float">
            <text:p>0</text:p>
          </table:table-cell>
          <table:table-cell table:formula="of:=[.CD105]-[.CC105]" office:value-type="float" office:value="0" calcext:value-type="float">
            <text:p>0</text:p>
          </table:table-cell>
          <table:table-cell table:formula="of:=[.CE105]/SQRT([.AL10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1" calcext:value-type="date">
            <text:p>11/06/20</text:p>
          </table:table-cell>
          <table:table-cell table:formula="of:=[.BP106]-[.BP105]" office:value-type="float" office:value="0" calcext:value-type="float">
            <text:p>0</text:p>
          </table:table-cell>
          <table:table-cell table:formula="of:=[.R107]-[.BP105]" office:value-type="float" office:value="0" calcext:value-type="float">
            <text:p>0</text:p>
          </table:table-cell>
          <table:table-cell table:formula="of:=[.CD106]-[.CC106]" office:value-type="float" office:value="0" calcext:value-type="float">
            <text:p>0</text:p>
          </table:table-cell>
          <table:table-cell table:formula="of:=[.CE106]/SQRT([.AL10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2" calcext:value-type="date">
            <text:p>12/06/20</text:p>
          </table:table-cell>
          <table:table-cell table:formula="of:=[.BP107]-[.BP106]" office:value-type="float" office:value="0" calcext:value-type="float">
            <text:p>0</text:p>
          </table:table-cell>
          <table:table-cell table:formula="of:=[.R108]-[.BP106]" office:value-type="float" office:value="0" calcext:value-type="float">
            <text:p>0</text:p>
          </table:table-cell>
          <table:table-cell table:formula="of:=[.CD107]-[.CC107]" office:value-type="float" office:value="0" calcext:value-type="float">
            <text:p>0</text:p>
          </table:table-cell>
          <table:table-cell table:formula="of:=[.CE107]/SQRT([.AL10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3" calcext:value-type="date">
            <text:p>13/06/20</text:p>
          </table:table-cell>
          <table:table-cell table:formula="of:=[.BP108]-[.BP107]" office:value-type="float" office:value="0" calcext:value-type="float">
            <text:p>0</text:p>
          </table:table-cell>
          <table:table-cell table:formula="of:=[.R109]-[.BP107]" office:value-type="float" office:value="0" calcext:value-type="float">
            <text:p>0</text:p>
          </table:table-cell>
          <table:table-cell table:formula="of:=[.CD108]-[.CC108]" office:value-type="float" office:value="0" calcext:value-type="float">
            <text:p>0</text:p>
          </table:table-cell>
          <table:table-cell table:formula="of:=[.CE108]/SQRT([.AL10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4" calcext:value-type="date">
            <text:p>14/06/20</text:p>
          </table:table-cell>
          <table:table-cell table:formula="of:=[.BP109]-[.BP108]" office:value-type="float" office:value="0" calcext:value-type="float">
            <text:p>0</text:p>
          </table:table-cell>
          <table:table-cell table:formula="of:=[.R110]-[.BP108]" office:value-type="float" office:value="0" calcext:value-type="float">
            <text:p>0</text:p>
          </table:table-cell>
          <table:table-cell table:formula="of:=[.CD109]-[.CC109]" office:value-type="float" office:value="0" calcext:value-type="float">
            <text:p>0</text:p>
          </table:table-cell>
          <table:table-cell table:formula="of:=[.CE109]/SQRT([.AL10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5" calcext:value-type="date">
            <text:p>15/06/20</text:p>
          </table:table-cell>
          <table:table-cell table:formula="of:=[.BP110]-[.BP109]" office:value-type="float" office:value="0" calcext:value-type="float">
            <text:p>0</text:p>
          </table:table-cell>
          <table:table-cell table:formula="of:=[.R111]-[.BP109]" office:value-type="float" office:value="0" calcext:value-type="float">
            <text:p>0</text:p>
          </table:table-cell>
          <table:table-cell table:formula="of:=[.CD110]-[.CC110]" office:value-type="float" office:value="0" calcext:value-type="float">
            <text:p>0</text:p>
          </table:table-cell>
          <table:table-cell table:formula="of:=[.CE110]/SQRT([.AL11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6" calcext:value-type="date">
            <text:p>16/06/20</text:p>
          </table:table-cell>
          <table:table-cell table:formula="of:=[.BP111]-[.BP110]" office:value-type="float" office:value="0" calcext:value-type="float">
            <text:p>0</text:p>
          </table:table-cell>
          <table:table-cell table:formula="of:=[.R112]-[.BP110]" office:value-type="float" office:value="0" calcext:value-type="float">
            <text:p>0</text:p>
          </table:table-cell>
          <table:table-cell table:formula="of:=[.CD111]-[.CC111]" office:value-type="float" office:value="0" calcext:value-type="float">
            <text:p>0</text:p>
          </table:table-cell>
          <table:table-cell table:formula="of:=[.CE111]/SQRT([.AL111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7" calcext:value-type="date">
            <text:p>17/06/20</text:p>
          </table:table-cell>
          <table:table-cell table:formula="of:=[.BP112]-[.BP111]" office:value-type="float" office:value="0" calcext:value-type="float">
            <text:p>0</text:p>
          </table:table-cell>
          <table:table-cell table:formula="of:=[.R113]-[.BP111]" office:value-type="float" office:value="0" calcext:value-type="float">
            <text:p>0</text:p>
          </table:table-cell>
          <table:table-cell table:formula="of:=[.CD112]-[.CC112]" office:value-type="float" office:value="0" calcext:value-type="float">
            <text:p>0</text:p>
          </table:table-cell>
          <table:table-cell table:formula="of:=[.CE112]/SQRT([.AL11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8" calcext:value-type="date">
            <text:p>18/06/20</text:p>
          </table:table-cell>
          <table:table-cell table:formula="of:=[.BP113]-[.BP112]" office:value-type="float" office:value="0" calcext:value-type="float">
            <text:p>0</text:p>
          </table:table-cell>
          <table:table-cell table:formula="of:=[.R114]-[.BP112]" office:value-type="float" office:value="0" calcext:value-type="float">
            <text:p>0</text:p>
          </table:table-cell>
          <table:table-cell table:formula="of:=[.CD113]-[.CC113]" office:value-type="float" office:value="0" calcext:value-type="float">
            <text:p>0</text:p>
          </table:table-cell>
          <table:table-cell table:formula="of:=[.CE113]/SQRT([.AL1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19" calcext:value-type="date">
            <text:p>19/06/20</text:p>
          </table:table-cell>
          <table:table-cell table:formula="of:=[.BP114]-[.BP113]" office:value-type="float" office:value="0" calcext:value-type="float">
            <text:p>0</text:p>
          </table:table-cell>
          <table:table-cell table:formula="of:=[.R115]-[.BP113]" office:value-type="float" office:value="0" calcext:value-type="float">
            <text:p>0</text:p>
          </table:table-cell>
          <table:table-cell table:formula="of:=[.CD114]-[.CC114]" office:value-type="float" office:value="0" calcext:value-type="float">
            <text:p>0</text:p>
          </table:table-cell>
          <table:table-cell table:formula="of:=[.CE114]/SQRT([.AL11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0" calcext:value-type="date">
            <text:p>20/06/20</text:p>
          </table:table-cell>
          <table:table-cell table:formula="of:=[.BP115]-[.BP114]" office:value-type="float" office:value="0" calcext:value-type="float">
            <text:p>0</text:p>
          </table:table-cell>
          <table:table-cell table:formula="of:=[.R116]-[.BP114]" office:value-type="float" office:value="0" calcext:value-type="float">
            <text:p>0</text:p>
          </table:table-cell>
          <table:table-cell table:formula="of:=[.CD115]-[.CC115]" office:value-type="float" office:value="0" calcext:value-type="float">
            <text:p>0</text:p>
          </table:table-cell>
          <table:table-cell table:formula="of:=[.CE115]/SQRT([.AL11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1" calcext:value-type="date">
            <text:p>21/06/20</text:p>
          </table:table-cell>
          <table:table-cell table:formula="of:=[.BP116]-[.BP115]" office:value-type="float" office:value="0" calcext:value-type="float">
            <text:p>0</text:p>
          </table:table-cell>
          <table:table-cell table:formula="of:=[.R117]-[.BP115]" office:value-type="float" office:value="0" calcext:value-type="float">
            <text:p>0</text:p>
          </table:table-cell>
          <table:table-cell table:formula="of:=[.CD116]-[.CC116]" office:value-type="float" office:value="0" calcext:value-type="float">
            <text:p>0</text:p>
          </table:table-cell>
          <table:table-cell table:formula="of:=[.CE116]/SQRT([.AL1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2" calcext:value-type="date">
            <text:p>22/06/20</text:p>
          </table:table-cell>
          <table:table-cell table:formula="of:=[.BP117]-[.BP116]" office:value-type="float" office:value="0" calcext:value-type="float">
            <text:p>0</text:p>
          </table:table-cell>
          <table:table-cell table:formula="of:=[.R118]-[.BP116]" office:value-type="float" office:value="0" calcext:value-type="float">
            <text:p>0</text:p>
          </table:table-cell>
          <table:table-cell table:formula="of:=[.CD117]-[.CC117]" office:value-type="float" office:value="0" calcext:value-type="float">
            <text:p>0</text:p>
          </table:table-cell>
          <table:table-cell table:formula="of:=[.CE117]/SQRT([.AL11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3" calcext:value-type="date">
            <text:p>23/06/20</text:p>
          </table:table-cell>
          <table:table-cell table:formula="of:=[.BP118]-[.BP117]" office:value-type="float" office:value="0" calcext:value-type="float">
            <text:p>0</text:p>
          </table:table-cell>
          <table:table-cell table:formula="of:=[.R119]-[.BP117]" office:value-type="float" office:value="0" calcext:value-type="float">
            <text:p>0</text:p>
          </table:table-cell>
          <table:table-cell table:formula="of:=[.CD118]-[.CC118]" office:value-type="float" office:value="0" calcext:value-type="float">
            <text:p>0</text:p>
          </table:table-cell>
          <table:table-cell table:formula="of:=[.CE118]/SQRT([.AL11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4" calcext:value-type="date">
            <text:p>24/06/20</text:p>
          </table:table-cell>
          <table:table-cell table:formula="of:=[.BP119]-[.BP118]" office:value-type="float" office:value="0" calcext:value-type="float">
            <text:p>0</text:p>
          </table:table-cell>
          <table:table-cell table:formula="of:=[.R120]-[.BP118]" office:value-type="float" office:value="0" calcext:value-type="float">
            <text:p>0</text:p>
          </table:table-cell>
          <table:table-cell table:formula="of:=[.CD119]-[.CC119]" office:value-type="float" office:value="0" calcext:value-type="float">
            <text:p>0</text:p>
          </table:table-cell>
          <table:table-cell table:formula="of:=[.CE119]/SQRT([.AL1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5" calcext:value-type="date">
            <text:p>25/06/20</text:p>
          </table:table-cell>
          <table:table-cell table:formula="of:=[.BP120]-[.BP119]" office:value-type="float" office:value="0" calcext:value-type="float">
            <text:p>0</text:p>
          </table:table-cell>
          <table:table-cell table:formula="of:=[.R121]-[.BP119]" office:value-type="float" office:value="0" calcext:value-type="float">
            <text:p>0</text:p>
          </table:table-cell>
          <table:table-cell table:formula="of:=[.CD120]-[.CC120]" office:value-type="float" office:value="0" calcext:value-type="float">
            <text:p>0</text:p>
          </table:table-cell>
          <table:table-cell table:formula="of:=[.CE120]/SQRT([.AL12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6" calcext:value-type="date">
            <text:p>26/06/20</text:p>
          </table:table-cell>
          <table:table-cell table:formula="of:=[.BP121]-[.BP120]" office:value-type="float" office:value="0" calcext:value-type="float">
            <text:p>0</text:p>
          </table:table-cell>
          <table:table-cell table:formula="of:=[.R122]-[.BP120]" office:value-type="float" office:value="0" calcext:value-type="float">
            <text:p>0</text:p>
          </table:table-cell>
          <table:table-cell table:formula="of:=[.CD121]-[.CC121]" office:value-type="float" office:value="0" calcext:value-type="float">
            <text:p>0</text:p>
          </table:table-cell>
          <table:table-cell table:formula="of:=[.CE121]/SQRT([.AL121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7" calcext:value-type="date">
            <text:p>27/06/20</text:p>
          </table:table-cell>
          <table:table-cell table:formula="of:=[.BP122]-[.BP121]" office:value-type="float" office:value="0" calcext:value-type="float">
            <text:p>0</text:p>
          </table:table-cell>
          <table:table-cell table:formula="of:=[.R123]-[.BP121]" office:value-type="float" office:value="0" calcext:value-type="float">
            <text:p>0</text:p>
          </table:table-cell>
          <table:table-cell table:formula="of:=[.CD122]-[.CC122]" office:value-type="float" office:value="0" calcext:value-type="float">
            <text:p>0</text:p>
          </table:table-cell>
          <table:table-cell table:formula="of:=[.CE122]/SQRT([.AL12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8" calcext:value-type="date">
            <text:p>28/06/20</text:p>
          </table:table-cell>
          <table:table-cell table:formula="of:=[.BP123]-[.BP122]" office:value-type="float" office:value="0" calcext:value-type="float">
            <text:p>0</text:p>
          </table:table-cell>
          <table:table-cell table:formula="of:=[.R124]-[.BP122]" office:value-type="float" office:value="0" calcext:value-type="float">
            <text:p>0</text:p>
          </table:table-cell>
          <table:table-cell table:formula="of:=[.CD123]-[.CC123]" office:value-type="float" office:value="0" calcext:value-type="float">
            <text:p>0</text:p>
          </table:table-cell>
          <table:table-cell table:formula="of:=[.CE123]/SQRT([.AL12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29" calcext:value-type="date">
            <text:p>29/06/20</text:p>
          </table:table-cell>
          <table:table-cell table:formula="of:=[.BP124]-[.BP123]" office:value-type="float" office:value="0" calcext:value-type="float">
            <text:p>0</text:p>
          </table:table-cell>
          <table:table-cell table:formula="of:=[.R125]-[.BP123]" office:value-type="float" office:value="0" calcext:value-type="float">
            <text:p>0</text:p>
          </table:table-cell>
          <table:table-cell table:formula="of:=[.CD124]-[.CC124]" office:value-type="float" office:value="0" calcext:value-type="float">
            <text:p>0</text:p>
          </table:table-cell>
          <table:table-cell table:formula="of:=[.CE124]/SQRT([.AL12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6-30" calcext:value-type="date">
            <text:p>30/06/20</text:p>
          </table:table-cell>
          <table:table-cell table:formula="of:=[.BP125]-[.BP124]" office:value-type="float" office:value="0" calcext:value-type="float">
            <text:p>0</text:p>
          </table:table-cell>
          <table:table-cell table:formula="of:=[.R126]-[.BP124]" office:value-type="float" office:value="0" calcext:value-type="float">
            <text:p>0</text:p>
          </table:table-cell>
          <table:table-cell table:formula="of:=[.CD125]-[.CC125]" office:value-type="float" office:value="0" calcext:value-type="float">
            <text:p>0</text:p>
          </table:table-cell>
          <table:table-cell table:formula="of:=[.CE125]/SQRT([.AL1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1" calcext:value-type="date">
            <text:p>01/07/20</text:p>
          </table:table-cell>
          <table:table-cell table:formula="of:=[.BP126]-[.BP125]" office:value-type="float" office:value="0" calcext:value-type="float">
            <text:p>0</text:p>
          </table:table-cell>
          <table:table-cell table:formula="of:=[.R127]-[.BP125]" office:value-type="float" office:value="0" calcext:value-type="float">
            <text:p>0</text:p>
          </table:table-cell>
          <table:table-cell table:formula="of:=[.CD126]-[.CC126]" office:value-type="float" office:value="0" calcext:value-type="float">
            <text:p>0</text:p>
          </table:table-cell>
          <table:table-cell table:formula="of:=[.CE126]/SQRT([.AL12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2" calcext:value-type="date">
            <text:p>02/07/20</text:p>
          </table:table-cell>
          <table:table-cell table:formula="of:=[.BP127]-[.BP126]" office:value-type="float" office:value="0" calcext:value-type="float">
            <text:p>0</text:p>
          </table:table-cell>
          <table:table-cell table:formula="of:=[.R128]-[.BP126]" office:value-type="float" office:value="0" calcext:value-type="float">
            <text:p>0</text:p>
          </table:table-cell>
          <table:table-cell table:formula="of:=[.CD127]-[.CC127]" office:value-type="float" office:value="0" calcext:value-type="float">
            <text:p>0</text:p>
          </table:table-cell>
          <table:table-cell table:formula="of:=[.CE127]/SQRT([.AL12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3" calcext:value-type="date">
            <text:p>03/07/20</text:p>
          </table:table-cell>
          <table:table-cell table:formula="of:=[.BP128]-[.BP127]" office:value-type="float" office:value="0" calcext:value-type="float">
            <text:p>0</text:p>
          </table:table-cell>
          <table:table-cell table:formula="of:=[.R129]-[.BP127]" office:value-type="float" office:value="0" calcext:value-type="float">
            <text:p>0</text:p>
          </table:table-cell>
          <table:table-cell table:formula="of:=[.CD128]-[.CC128]" office:value-type="float" office:value="0" calcext:value-type="float">
            <text:p>0</text:p>
          </table:table-cell>
          <table:table-cell table:formula="of:=[.CE128]/SQRT([.AL12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4" calcext:value-type="date">
            <text:p>04/07/20</text:p>
          </table:table-cell>
          <table:table-cell table:formula="of:=[.BP129]-[.BP128]" office:value-type="float" office:value="0" calcext:value-type="float">
            <text:p>0</text:p>
          </table:table-cell>
          <table:table-cell table:formula="of:=[.R130]-[.BP128]" office:value-type="float" office:value="0" calcext:value-type="float">
            <text:p>0</text:p>
          </table:table-cell>
          <table:table-cell table:formula="of:=[.CD129]-[.CC129]" office:value-type="float" office:value="0" calcext:value-type="float">
            <text:p>0</text:p>
          </table:table-cell>
          <table:table-cell table:formula="of:=[.CE129]/SQRT([.AL12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5" calcext:value-type="date">
            <text:p>05/07/20</text:p>
          </table:table-cell>
          <table:table-cell table:formula="of:=[.BP130]-[.BP129]" office:value-type="float" office:value="0" calcext:value-type="float">
            <text:p>0</text:p>
          </table:table-cell>
          <table:table-cell table:formula="of:=[.R131]-[.BP129]" office:value-type="float" office:value="0" calcext:value-type="float">
            <text:p>0</text:p>
          </table:table-cell>
          <table:table-cell table:formula="of:=[.CD130]-[.CC130]" office:value-type="float" office:value="0" calcext:value-type="float">
            <text:p>0</text:p>
          </table:table-cell>
          <table:table-cell table:formula="of:=[.CE130]/SQRT([.AL13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6" calcext:value-type="date">
            <text:p>06/07/20</text:p>
          </table:table-cell>
          <table:table-cell table:formula="of:=[.BP131]-[.BP130]" office:value-type="float" office:value="0" calcext:value-type="float">
            <text:p>0</text:p>
          </table:table-cell>
          <table:table-cell table:formula="of:=[.R132]-[.BP130]" office:value-type="float" office:value="0" calcext:value-type="float">
            <text:p>0</text:p>
          </table:table-cell>
          <table:table-cell table:formula="of:=[.CD131]-[.CC131]" office:value-type="float" office:value="0" calcext:value-type="float">
            <text:p>0</text:p>
          </table:table-cell>
          <table:table-cell table:formula="of:=[.CE131]/SQRT([.AL131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7" calcext:value-type="date">
            <text:p>07/07/20</text:p>
          </table:table-cell>
          <table:table-cell table:formula="of:=[.BP132]-[.BP131]" office:value-type="float" office:value="0" calcext:value-type="float">
            <text:p>0</text:p>
          </table:table-cell>
          <table:table-cell table:formula="of:=[.R133]-[.BP131]" office:value-type="float" office:value="0" calcext:value-type="float">
            <text:p>0</text:p>
          </table:table-cell>
          <table:table-cell table:formula="of:=[.CD132]-[.CC132]" office:value-type="float" office:value="0" calcext:value-type="float">
            <text:p>0</text:p>
          </table:table-cell>
          <table:table-cell table:formula="of:=[.CE132]/SQRT([.AL13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8" calcext:value-type="date">
            <text:p>08/07/20</text:p>
          </table:table-cell>
          <table:table-cell table:formula="of:=[.BP133]-[.BP132]" office:value-type="float" office:value="0" calcext:value-type="float">
            <text:p>0</text:p>
          </table:table-cell>
          <table:table-cell table:formula="of:=[.R134]-[.BP132]" office:value-type="float" office:value="0" calcext:value-type="float">
            <text:p>0</text:p>
          </table:table-cell>
          <table:table-cell table:formula="of:=[.CD133]-[.CC133]" office:value-type="float" office:value="0" calcext:value-type="float">
            <text:p>0</text:p>
          </table:table-cell>
          <table:table-cell table:formula="of:=[.CE133]/SQRT([.AL13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09" calcext:value-type="date">
            <text:p>09/07/20</text:p>
          </table:table-cell>
          <table:table-cell table:formula="of:=[.BP134]-[.BP133]" office:value-type="float" office:value="0" calcext:value-type="float">
            <text:p>0</text:p>
          </table:table-cell>
          <table:table-cell table:formula="of:=[.R135]-[.BP133]" office:value-type="float" office:value="0" calcext:value-type="float">
            <text:p>0</text:p>
          </table:table-cell>
          <table:table-cell table:formula="of:=[.CD134]-[.CC134]" office:value-type="float" office:value="0" calcext:value-type="float">
            <text:p>0</text:p>
          </table:table-cell>
          <table:table-cell table:formula="of:=[.CE134]/SQRT([.AL13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0" calcext:value-type="date">
            <text:p>10/07/20</text:p>
          </table:table-cell>
          <table:table-cell table:formula="of:=[.BP135]-[.BP134]" office:value-type="float" office:value="0" calcext:value-type="float">
            <text:p>0</text:p>
          </table:table-cell>
          <table:table-cell table:formula="of:=[.R136]-[.BP134]" office:value-type="float" office:value="0" calcext:value-type="float">
            <text:p>0</text:p>
          </table:table-cell>
          <table:table-cell table:formula="of:=[.CD135]-[.CC135]" office:value-type="float" office:value="0" calcext:value-type="float">
            <text:p>0</text:p>
          </table:table-cell>
          <table:table-cell table:formula="of:=[.CE135]/SQRT([.AL13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1" calcext:value-type="date">
            <text:p>11/07/20</text:p>
          </table:table-cell>
          <table:table-cell table:formula="of:=[.BP136]-[.BP135]" office:value-type="float" office:value="0" calcext:value-type="float">
            <text:p>0</text:p>
          </table:table-cell>
          <table:table-cell table:formula="of:=[.R137]-[.BP135]" office:value-type="float" office:value="0" calcext:value-type="float">
            <text:p>0</text:p>
          </table:table-cell>
          <table:table-cell table:formula="of:=[.CD136]-[.CC136]" office:value-type="float" office:value="0" calcext:value-type="float">
            <text:p>0</text:p>
          </table:table-cell>
          <table:table-cell table:formula="of:=[.CE136]/SQRT([.AL13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2" calcext:value-type="date">
            <text:p>12/07/20</text:p>
          </table:table-cell>
          <table:table-cell table:formula="of:=[.BP137]-[.BP136]" office:value-type="float" office:value="0" calcext:value-type="float">
            <text:p>0</text:p>
          </table:table-cell>
          <table:table-cell table:formula="of:=[.R138]-[.BP136]" office:value-type="float" office:value="0" calcext:value-type="float">
            <text:p>0</text:p>
          </table:table-cell>
          <table:table-cell table:formula="of:=[.CD137]-[.CC137]" office:value-type="float" office:value="0" calcext:value-type="float">
            <text:p>0</text:p>
          </table:table-cell>
          <table:table-cell table:formula="of:=[.CE137]/SQRT([.AL13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3" calcext:value-type="date">
            <text:p>13/07/20</text:p>
          </table:table-cell>
          <table:table-cell table:formula="of:=[.BP138]-[.BP137]" office:value-type="float" office:value="0" calcext:value-type="float">
            <text:p>0</text:p>
          </table:table-cell>
          <table:table-cell table:formula="of:=[.R139]-[.BP137]" office:value-type="float" office:value="0" calcext:value-type="float">
            <text:p>0</text:p>
          </table:table-cell>
          <table:table-cell table:formula="of:=[.CD138]-[.CC138]" office:value-type="float" office:value="0" calcext:value-type="float">
            <text:p>0</text:p>
          </table:table-cell>
          <table:table-cell table:formula="of:=[.CE138]/SQRT([.AL13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4" calcext:value-type="date">
            <text:p>14/07/20</text:p>
          </table:table-cell>
          <table:table-cell table:formula="of:=[.BP139]-[.BP138]" office:value-type="float" office:value="0" calcext:value-type="float">
            <text:p>0</text:p>
          </table:table-cell>
          <table:table-cell table:formula="of:=[.R140]-[.BP138]" office:value-type="float" office:value="0" calcext:value-type="float">
            <text:p>0</text:p>
          </table:table-cell>
          <table:table-cell table:formula="of:=[.CD139]-[.CC139]" office:value-type="float" office:value="0" calcext:value-type="float">
            <text:p>0</text:p>
          </table:table-cell>
          <table:table-cell table:formula="of:=[.CE139]/SQRT([.AL13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5" calcext:value-type="date">
            <text:p>15/07/20</text:p>
          </table:table-cell>
          <table:table-cell table:formula="of:=[.BP140]-[.BP139]" office:value-type="float" office:value="0" calcext:value-type="float">
            <text:p>0</text:p>
          </table:table-cell>
          <table:table-cell table:formula="of:=[.R141]-[.BP139]" office:value-type="float" office:value="0" calcext:value-type="float">
            <text:p>0</text:p>
          </table:table-cell>
          <table:table-cell table:formula="of:=[.CD140]-[.CC140]" office:value-type="float" office:value="0" calcext:value-type="float">
            <text:p>0</text:p>
          </table:table-cell>
          <table:table-cell table:formula="of:=[.CE140]/SQRT([.AL14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6" calcext:value-type="date">
            <text:p>16/07/20</text:p>
          </table:table-cell>
          <table:table-cell table:formula="of:=[.BP141]-[.BP140]" office:value-type="float" office:value="0" calcext:value-type="float">
            <text:p>0</text:p>
          </table:table-cell>
          <table:table-cell table:formula="of:=[.R142]-[.BP140]" office:value-type="float" office:value="0" calcext:value-type="float">
            <text:p>0</text:p>
          </table:table-cell>
          <table:table-cell table:formula="of:=[.CD141]-[.CC141]" office:value-type="float" office:value="0" calcext:value-type="float">
            <text:p>0</text:p>
          </table:table-cell>
          <table:table-cell table:formula="of:=[.CE141]/SQRT([.AL141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7" calcext:value-type="date">
            <text:p>17/07/20</text:p>
          </table:table-cell>
          <table:table-cell table:formula="of:=[.BP142]-[.BP141]" office:value-type="float" office:value="0" calcext:value-type="float">
            <text:p>0</text:p>
          </table:table-cell>
          <table:table-cell table:formula="of:=[.R143]-[.BP141]" office:value-type="float" office:value="0" calcext:value-type="float">
            <text:p>0</text:p>
          </table:table-cell>
          <table:table-cell table:formula="of:=[.CD142]-[.CC142]" office:value-type="float" office:value="0" calcext:value-type="float">
            <text:p>0</text:p>
          </table:table-cell>
          <table:table-cell table:formula="of:=[.CE142]/SQRT([.AL14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8" calcext:value-type="date">
            <text:p>18/07/20</text:p>
          </table:table-cell>
          <table:table-cell table:formula="of:=[.BP143]-[.BP142]" office:value-type="float" office:value="0" calcext:value-type="float">
            <text:p>0</text:p>
          </table:table-cell>
          <table:table-cell table:formula="of:=[.R144]-[.BP142]" office:value-type="float" office:value="0" calcext:value-type="float">
            <text:p>0</text:p>
          </table:table-cell>
          <table:table-cell table:formula="of:=[.CD143]-[.CC143]" office:value-type="float" office:value="0" calcext:value-type="float">
            <text:p>0</text:p>
          </table:table-cell>
          <table:table-cell table:formula="of:=[.CE143]/SQRT([.AL14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19" calcext:value-type="date">
            <text:p>19/07/20</text:p>
          </table:table-cell>
          <table:table-cell table:formula="of:=[.BP144]-[.BP143]" office:value-type="float" office:value="0" calcext:value-type="float">
            <text:p>0</text:p>
          </table:table-cell>
          <table:table-cell table:formula="of:=[.R145]-[.BP143]" office:value-type="float" office:value="0" calcext:value-type="float">
            <text:p>0</text:p>
          </table:table-cell>
          <table:table-cell table:formula="of:=[.CD144]-[.CC144]" office:value-type="float" office:value="0" calcext:value-type="float">
            <text:p>0</text:p>
          </table:table-cell>
          <table:table-cell table:formula="of:=[.CE144]/SQRT([.AL14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0" calcext:value-type="date">
            <text:p>20/07/20</text:p>
          </table:table-cell>
          <table:table-cell table:formula="of:=[.BP145]-[.BP144]" office:value-type="float" office:value="0" calcext:value-type="float">
            <text:p>0</text:p>
          </table:table-cell>
          <table:table-cell table:formula="of:=[.R146]-[.BP144]" office:value-type="float" office:value="0" calcext:value-type="float">
            <text:p>0</text:p>
          </table:table-cell>
          <table:table-cell table:formula="of:=[.CD145]-[.CC145]" office:value-type="float" office:value="0" calcext:value-type="float">
            <text:p>0</text:p>
          </table:table-cell>
          <table:table-cell table:formula="of:=[.CE145]/SQRT([.AL14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1" calcext:value-type="date">
            <text:p>21/07/20</text:p>
          </table:table-cell>
          <table:table-cell table:formula="of:=[.BP146]-[.BP145]" office:value-type="float" office:value="0" calcext:value-type="float">
            <text:p>0</text:p>
          </table:table-cell>
          <table:table-cell table:formula="of:=[.R147]-[.BP145]" office:value-type="float" office:value="0" calcext:value-type="float">
            <text:p>0</text:p>
          </table:table-cell>
          <table:table-cell table:formula="of:=[.CD146]-[.CC146]" office:value-type="float" office:value="0" calcext:value-type="float">
            <text:p>0</text:p>
          </table:table-cell>
          <table:table-cell table:formula="of:=[.CE146]/SQRT([.AL14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2" calcext:value-type="date">
            <text:p>22/07/20</text:p>
          </table:table-cell>
          <table:table-cell table:formula="of:=[.BP147]-[.BP146]" office:value-type="float" office:value="0" calcext:value-type="float">
            <text:p>0</text:p>
          </table:table-cell>
          <table:table-cell table:formula="of:=[.R148]-[.BP146]" office:value-type="float" office:value="0" calcext:value-type="float">
            <text:p>0</text:p>
          </table:table-cell>
          <table:table-cell table:formula="of:=[.CD147]-[.CC147]" office:value-type="float" office:value="0" calcext:value-type="float">
            <text:p>0</text:p>
          </table:table-cell>
          <table:table-cell table:formula="of:=[.CE147]/SQRT([.AL14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3" calcext:value-type="date">
            <text:p>23/07/20</text:p>
          </table:table-cell>
          <table:table-cell table:formula="of:=[.BP148]-[.BP147]" office:value-type="float" office:value="0" calcext:value-type="float">
            <text:p>0</text:p>
          </table:table-cell>
          <table:table-cell table:formula="of:=[.R149]-[.BP147]" office:value-type="float" office:value="0" calcext:value-type="float">
            <text:p>0</text:p>
          </table:table-cell>
          <table:table-cell table:formula="of:=[.CD148]-[.CC148]" office:value-type="float" office:value="0" calcext:value-type="float">
            <text:p>0</text:p>
          </table:table-cell>
          <table:table-cell table:formula="of:=[.CE148]/SQRT([.AL14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4" calcext:value-type="date">
            <text:p>24/07/20</text:p>
          </table:table-cell>
          <table:table-cell table:formula="of:=[.BP149]-[.BP148]" office:value-type="float" office:value="0" calcext:value-type="float">
            <text:p>0</text:p>
          </table:table-cell>
          <table:table-cell table:formula="of:=[.R150]-[.BP148]" office:value-type="float" office:value="0" calcext:value-type="float">
            <text:p>0</text:p>
          </table:table-cell>
          <table:table-cell table:formula="of:=[.CD149]-[.CC149]" office:value-type="float" office:value="0" calcext:value-type="float">
            <text:p>0</text:p>
          </table:table-cell>
          <table:table-cell table:formula="of:=[.CE149]/SQRT([.AL14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5" calcext:value-type="date">
            <text:p>25/07/20</text:p>
          </table:table-cell>
          <table:table-cell table:formula="of:=[.BP150]-[.BP149]" office:value-type="float" office:value="0" calcext:value-type="float">
            <text:p>0</text:p>
          </table:table-cell>
          <table:table-cell table:formula="of:=[.R151]-[.BP149]" office:value-type="float" office:value="0" calcext:value-type="float">
            <text:p>0</text:p>
          </table:table-cell>
          <table:table-cell table:formula="of:=[.CD150]-[.CC150]" office:value-type="float" office:value="0" calcext:value-type="float">
            <text:p>0</text:p>
          </table:table-cell>
          <table:table-cell table:formula="of:=[.CE150]/SQRT([.AL15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6" calcext:value-type="date">
            <text:p>26/07/20</text:p>
          </table:table-cell>
          <table:table-cell table:formula="of:=[.BP151]-[.BP150]" office:value-type="float" office:value="0" calcext:value-type="float">
            <text:p>0</text:p>
          </table:table-cell>
          <table:table-cell table:formula="of:=[.R152]-[.BP150]" office:value-type="float" office:value="0" calcext:value-type="float">
            <text:p>0</text:p>
          </table:table-cell>
          <table:table-cell table:formula="of:=[.CD151]-[.CC151]" office:value-type="float" office:value="0" calcext:value-type="float">
            <text:p>0</text:p>
          </table:table-cell>
          <table:table-cell table:formula="of:=[.CE151]/SQRT([.AL151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7" calcext:value-type="date">
            <text:p>27/07/20</text:p>
          </table:table-cell>
          <table:table-cell table:formula="of:=[.BP152]-[.BP151]" office:value-type="float" office:value="0" calcext:value-type="float">
            <text:p>0</text:p>
          </table:table-cell>
          <table:table-cell table:formula="of:=[.R153]-[.BP151]" office:value-type="float" office:value="0" calcext:value-type="float">
            <text:p>0</text:p>
          </table:table-cell>
          <table:table-cell table:formula="of:=[.CD152]-[.CC152]" office:value-type="float" office:value="0" calcext:value-type="float">
            <text:p>0</text:p>
          </table:table-cell>
          <table:table-cell table:formula="of:=[.CE152]/SQRT([.AL15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8" calcext:value-type="date">
            <text:p>28/07/20</text:p>
          </table:table-cell>
          <table:table-cell table:formula="of:=[.BP153]-[.BP152]" office:value-type="float" office:value="0" calcext:value-type="float">
            <text:p>0</text:p>
          </table:table-cell>
          <table:table-cell table:formula="of:=[.R154]-[.BP152]" office:value-type="float" office:value="0" calcext:value-type="float">
            <text:p>0</text:p>
          </table:table-cell>
          <table:table-cell table:formula="of:=[.CD153]-[.CC153]" office:value-type="float" office:value="0" calcext:value-type="float">
            <text:p>0</text:p>
          </table:table-cell>
          <table:table-cell table:formula="of:=[.CE153]/SQRT([.AL15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29" calcext:value-type="date">
            <text:p>29/07/20</text:p>
          </table:table-cell>
          <table:table-cell table:formula="of:=[.BP154]-[.BP153]" office:value-type="float" office:value="0" calcext:value-type="float">
            <text:p>0</text:p>
          </table:table-cell>
          <table:table-cell table:formula="of:=[.R155]-[.BP153]" office:value-type="float" office:value="0" calcext:value-type="float">
            <text:p>0</text:p>
          </table:table-cell>
          <table:table-cell table:formula="of:=[.CD154]-[.CC154]" office:value-type="float" office:value="0" calcext:value-type="float">
            <text:p>0</text:p>
          </table:table-cell>
          <table:table-cell table:formula="of:=[.CE154]/SQRT([.AL15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30" calcext:value-type="date">
            <text:p>30/07/20</text:p>
          </table:table-cell>
          <table:table-cell table:formula="of:=[.BP155]-[.BP154]" office:value-type="float" office:value="0" calcext:value-type="float">
            <text:p>0</text:p>
          </table:table-cell>
          <table:table-cell table:formula="of:=[.R156]-[.BP154]" office:value-type="float" office:value="0" calcext:value-type="float">
            <text:p>0</text:p>
          </table:table-cell>
          <table:table-cell table:formula="of:=[.CD155]-[.CC155]" office:value-type="float" office:value="0" calcext:value-type="float">
            <text:p>0</text:p>
          </table:table-cell>
          <table:table-cell table:formula="of:=[.CE155]/SQRT([.AL15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8"/>
          <table:table-cell office:value-type="date" office:date-value="2020-07-31" calcext:value-type="date">
            <text:p>31/07/20</text:p>
          </table:table-cell>
          <table:table-cell table:formula="of:=[.BP156]-[.BP155]" office:value-type="float" office:value="0" calcext:value-type="float">
            <text:p>0</text:p>
          </table:table-cell>
          <table:table-cell table:formula="of:=[.R157]-[.BP155]" office:value-type="float" office:value="0" calcext:value-type="float">
            <text:p>0</text:p>
          </table:table-cell>
          <table:table-cell table:formula="of:=[.CD156]-[.CC156]" office:value-type="float" office:value="0" calcext:value-type="float">
            <text:p>0</text:p>
          </table:table-cell>
          <table:table-cell table:formula="of:=[.CE156]/SQRT([.AL15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74"/>
          <table:table-cell table:style-name="ce2"/>
          <table:table-cell table:number-columns-repeated="3"/>
          <table:table-cell office:value-type="date" office:date-value="2020-08-01" calcext:value-type="date">
            <text:p>01/08/2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4"/>
          <table:table-cell table:style-name="ce2"/>
          <table:table-cell table:number-columns-repeated="3"/>
          <table:table-cell office:value-type="date" office:date-value="2020-08-02" calcext:value-type="date">
            <text:p>02/08/2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4"/>
          <table:table-cell table:style-name="ce2"/>
          <table:table-cell table:number-columns-repeated="3"/>
          <table:table-cell office:value-type="date" office:date-value="2020-08-03" calcext:value-type="date">
            <text:p>03/08/2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3"/>
          <table:table-cell office:value-type="string" calcext:value-type="string">
            <text:p>x</text:p>
          </table:table-cell>
          <table:table-cell table:number-columns-repeated="4"/>
          <table:table-cell office:value-type="date" office:date-value="2020-08-04" calcext:value-type="date">
            <text:p>04/08/2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8"/>
          <table:table-cell office:value-type="date" office:date-value="2020-08-05" calcext:value-type="date">
            <text:p>05/08/2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8"/>
          <table:table-cell office:value-type="date" office:date-value="2020-08-06" calcext:value-type="date">
            <text:p>06/08/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9:02:39.289653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0T19:03:11.509499115</dc:date>
    <meta:editing-duration>P1DT6H36M22S</meta:editing-duration>
    <meta:editing-cycles>33</meta:editing-cycles>
    <meta:generator>LibreOffice/6.4.4.2$Linux_X86_64 LibreOffice_project/40$Build-2</meta:generator>
    <meta:document-statistic meta:table-count="2" meta:cell-count="1224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.CE4:output.CE95" svg:x="0.32cm" svg:y="0.18cm" svg:width="15.36cm" svg:height="8.64cm">
          <chartooo:coordinate-region svg:x="1.232cm" svg:y="0.379cm" svg:width="14.448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put.CE4:output.CE95" chart:class="chart:line"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CE4:output.C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1249">
                <text:p>0.0121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8674">
                <text:p>0.0428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3711">
                <text:p>0.103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193">
                <text:p>0.221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38384">
                <text:p>-2.538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078">
                <text:p>-0.16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1947">
                <text:p>3.11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907">
                <text:p>10.8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012">
                <text:p>25.4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2546">
                <text:p>42.2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726">
                <text:p>57.6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596">
                <text:p>43.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8952">
                <text:p>42.8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399">
                <text:p>27.7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.9363">
                <text:p>-17.9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76">
                <text:p>31.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54">
                <text:p>19.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282">
                <text:p>21.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082">
                <text:p>60.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92">
                <text:p>40.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5359999999999">
                <text:p>77.535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1.076">
                <text:p>-51.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000000000043">
                <text:p>0.753000000000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300000000001">
                <text:p>99.13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.31">
                <text:p>164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22">
                <text:p>65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74000000000001">
                <text:p>-4.74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1.47">
                <text:p>-131.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4.03">
                <text:p>-204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1.48">
                <text:p>-81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19999999999982">
                <text:p>-3.19999999999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7.5700000000002">
                <text:p>-77.57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5.9400000000001">
                <text:p>-25.94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7.2">
                <text:p>-14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1.08">
                <text:p>-11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41.11">
                <text:p>-241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2.6400000000003">
                <text:p>-62.640000000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2.4399999999996">
                <text:p>-62.4399999999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3.2799999999997">
                <text:p>-33.27999999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9.73">
                <text:p>-119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4.91">
                <text:p>-144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3.1300000000001">
                <text:p>-73.13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2299999999996">
                <text:p>37.229999999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699999999997">
                <text:p>47.569999999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9.71">
                <text:p>139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2.36">
                <text:p>212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7600000000002">
                <text:p>69.7600000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6899999999996">
                <text:p>75.6899999999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.95">
                <text:p>132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5799999999999">
                <text:p>75.57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6599999999999">
                <text:p>15.65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10000000000036">
                <text:p>-6.10000000000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799999999997">
                <text:p>10.27999999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1199999999999">
                <text:p>56.11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1700000000001">
                <text:p>46.17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7299999999996">
                <text:p>39.7299999999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9899999999998">
                <text:p>55.98999999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.2700000000004">
                <text:p>71.270000000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6899999999996">
                <text:p>57.6899999999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1599999999999">
                <text:p>27.15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4.3999999999996">
                <text:p>-24.399999999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0699999999997">
                <text:p>-13.069999999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2700000000004">
                <text:p>31.2700000000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0200000000004">
                <text:p>52.0200000000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1599999999999">
                <text:p>51.15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7999999999956">
                <text:p>7.47999999999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5.0100000000002">
                <text:p>-25.01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9">
                <text:p>-26.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6.5500000000002">
                <text:p>-16.55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6800000000003">
                <text:p>24.6800000000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7000000000007">
                <text:p>4.67000000000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67000000000007">
                <text:p>-1.67000000000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.0499999999993">
                <text:p>-10.0499999999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9.9799999999996">
                <text:p>-49.9799999999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9.1599999999999">
                <text:p>-49.15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0.6100000000006">
                <text:p>-40.6100000000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71999999999935">
                <text:p>-3.71999999999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0.5799999999999">
                <text:p>-70.5799999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6299999999992">
                <text:p>-63.6299999999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7.9799999999996">
                <text:p>-67.9799999999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7.2600000000002">
                <text:p>-27.26000000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4.1299999999992">
                <text:p>-24.1299999999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1.5200000000004">
                <text:p>-41.52000000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.4799999999996">
                <text:p>-38.4799999999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.7299999999996">
                <text:p>-15.729999999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437">
                <text:p>-0.270000000000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closure.CK2:closure.CL124" chart:data-source-has-labels="row" svg:x="0.32cm" svg:y="0.18cm" svg:width="12.859cm" svg:height="8.64cm">
          <chartooo:coordinate-region svg:x="1.047cm" svg:y="0.301cm" svg:width="12.09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osure.CK3:closure.CK124" chart:label-cell-address="closure.CK2:closure.CK2" chart:class="chart:area">
            <chart:data-point chart:repeated="122"/>
          </chart:series>
          <chart:series chart:style-name="ch7" chart:values-cell-range-address="closure.CL3:closure.CL124" chart:label-cell-address="closure.CL2:closure.CL2" chart:class="chart:area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losure.CK2:closure.CK2</svg:desc>
                </draw:g>
              </table:table-cell>
              <table:table-cell office:value-type="string">
                <text:p/>
                <draw:g>
                  <svg:desc>closure.CL2:closure.C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losure.CK3:closure.CK124</svg:desc>
                </draw:g>
              </table:table-cell>
              <table:table-cell office:value-type="float" office:value="NaN">
                <text:p>NaN</text:p>
                <draw:g>
                  <svg:desc>closure.CL3:closure.CL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closure.BX3:closure.BZ138" chart:data-source-has-labels="both" svg:x="0.32cm" svg:y="0.18cm" svg:width="12.799cm" svg:height="8.64cm">
          <chartooo:coordinate-region svg:x="1.127cm" svg:y="0.379cm" svg:width="11.992cm" svg:height="8.242cm"/>
          <chart:axis chart:dimension="x" chart:name="primary-x" chart:style-name="ch4" chartooo:axis-type="auto">
            <chartooo:date-scale/>
            <chart:categories table:cell-range-address="closure.BX4:closure.BX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losure.BY4:closure.BY138" chart:label-cell-address="closure.BY3:closure.BY3" chart:class="chart:line">
            <chart:data-point chart:repeated="135"/>
          </chart:series>
          <chart:series chart:style-name="ch8" chart:values-cell-range-address="closure.BZ4:closure.BZ138" chart:label-cell-address="closure.BZ3:closure.BZ3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3.3775</text:p>
                <draw:g>
                  <svg:desc>closure.BY3:closure.BY3</svg:desc>
                </draw:g>
              </table:table-cell>
              <table:table-cell office:value-type="string">
                <text:p>53.3775</text:p>
                <draw:g>
                  <svg:desc>closure.BZ3:closure.BZ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losure.BX4:closure.BX138</svg:desc>
                </draw:g>
              </table:table-cell>
              <table:table-cell office:value-type="float" office:value="60.8743">
                <text:p>60.8743</text:p>
                <draw:g>
                  <svg:desc>closure.BY4:closure.BY138</svg:desc>
                </draw:g>
              </table:table-cell>
              <table:table-cell office:value-type="float" office:value="57.7868884">
                <text:p>57.7868884</text:p>
                <draw:g>
                  <svg:desc>closure.BZ4:closure.BZ1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3788">
                <text:p>69.3788</text:p>
              </table:table-cell>
              <table:table-cell office:value-type="float" office:value="63.7776688">
                <text:p>63.7776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9402">
                <text:p>78.9402</text:p>
              </table:table-cell>
              <table:table-cell office:value-type="float" office:value="71.6245392">
                <text:p>71.6245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.0078">
                <text:p>89.0078</text:p>
              </table:table-cell>
              <table:table-cell office:value-type="float" office:value="80.3947956">
                <text:p>80.3947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.1738">
                <text:p>99.1738</text:p>
              </table:table-cell>
              <table:table-cell office:value-type="float" office:value="89.5201728">
                <text:p>89.5201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185">
                <text:p>109.185</text:p>
              </table:table-cell>
              <table:table-cell office:value-type="float" office:value="98.6759308">
                <text:p>98.6759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.895">
                <text:p>118.895</text:p>
              </table:table-cell>
              <table:table-cell office:value-type="float" office:value="107.6675908">
                <text:p>107.6675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223">
                <text:p>128.223</text:p>
              </table:table-cell>
              <table:table-cell office:value-type="float" office:value="116.3753488">
                <text:p>116.375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.132">
                <text:p>137.132</text:p>
              </table:table-cell>
              <table:table-cell office:value-type="float" office:value="124.7297864">
                <text:p>124.729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.611">
                <text:p>145.611</text:p>
              </table:table-cell>
              <table:table-cell office:value-type="float" office:value="132.6936004">
                <text:p>132.6936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.664">
                <text:p>153.664</text:p>
              </table:table-cell>
              <table:table-cell office:value-type="float" office:value="140.250348">
                <text:p>140.250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.304">
                <text:p>161.304</text:p>
              </table:table-cell>
              <table:table-cell office:value-type="float" office:value="147.3977216">
                <text:p>147.3977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.549">
                <text:p>168.549</text:p>
              </table:table-cell>
              <table:table-cell office:value-type="float" office:value="154.1428432">
                <text:p>154.1428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.419">
                <text:p>175.419</text:p>
              </table:table-cell>
              <table:table-cell office:value-type="float" office:value="160.4984804">
                <text:p>160.498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.934">
                <text:p>181.934</text:p>
              </table:table-cell>
              <table:table-cell office:value-type="float" office:value="166.4803016">
                <text:p>166.480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.115">
                <text:p>188.115</text:p>
              </table:table-cell>
              <table:table-cell office:value-type="float" office:value="172.10719">
                <text:p>172.10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.982">
                <text:p>193.982</text:p>
              </table:table-cell>
              <table:table-cell office:value-type="float" office:value="177.398636">
                <text:p>177.398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555">
                <text:p>199.555</text:p>
              </table:table-cell>
              <table:table-cell office:value-type="float" office:value="182.375306">
                <text:p>182.375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849">
                <text:p>204.849</text:p>
              </table:table-cell>
              <table:table-cell office:value-type="float" office:value="187.0536308">
                <text:p>187.053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.883">
                <text:p>209.883</text:p>
              </table:table-cell>
              <table:table-cell office:value-type="float" office:value="191.4545508">
                <text:p>191.454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.671">
                <text:p>214.671</text:p>
              </table:table-cell>
              <table:table-cell office:value-type="float" office:value="195.5942416">
                <text:p>195.594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.227">
                <text:p>219.227</text:p>
              </table:table-cell>
              <table:table-cell office:value-type="float" office:value="199.489016">
                <text:p>199.48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.565">
                <text:p>223.565</text:p>
              </table:table-cell>
              <table:table-cell office:value-type="float" office:value="203.155128">
                <text:p>203.155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697">
                <text:p>227.697</text:p>
              </table:table-cell>
              <table:table-cell office:value-type="float" office:value="206.606812">
                <text:p>206.606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635">
                <text:p>231.635</text:p>
              </table:table-cell>
              <table:table-cell office:value-type="float" office:value="209.858224">
                <text:p>209.85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.388">
                <text:p>235.388</text:p>
              </table:table-cell>
              <table:table-cell office:value-type="float" office:value="212.92052">
                <text:p>212.92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.967">
                <text:p>238.967</text:p>
              </table:table-cell>
              <table:table-cell office:value-type="float" office:value="215.806268">
                <text:p>215.80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.381">
                <text:p>242.381</text:p>
              </table:table-cell>
              <table:table-cell office:value-type="float" office:value="218.526232">
                <text:p>218.526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.639">
                <text:p>245.639</text:p>
              </table:table-cell>
              <table:table-cell office:value-type="float" office:value="221.09098">
                <text:p>221.09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.749">
                <text:p>248.749</text:p>
              </table:table-cell>
              <table:table-cell office:value-type="float" office:value="223.509884">
                <text:p>223.509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.717">
                <text:p>251.717</text:p>
              </table:table-cell>
              <table:table-cell office:value-type="float" office:value="225.79012">
                <text:p>225.79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.552">
                <text:p>254.552</text:p>
              </table:table-cell>
              <table:table-cell office:value-type="float" office:value="227.941864">
                <text:p>227.94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.259">
                <text:p>257.259</text:p>
              </table:table-cell>
              <table:table-cell office:value-type="float" office:value="229.971096">
                <text:p>229.97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.845">
                <text:p>259.845</text:p>
              </table:table-cell>
              <table:table-cell office:value-type="float" office:value="231.8856">
                <text:p>231.8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.316">
                <text:p>262.316</text:p>
              </table:table-cell>
              <table:table-cell office:value-type="float" office:value="233.69216">
                <text:p>233.69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.678">
                <text:p>264.678</text:p>
              </table:table-cell>
              <table:table-cell office:value-type="float" office:value="235.397756">
                <text:p>235.39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.935">
                <text:p>266.935</text:p>
              </table:table-cell>
              <table:table-cell office:value-type="float" office:value="237.006584">
                <text:p>237.00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.092">
                <text:p>269.092</text:p>
              </table:table-cell>
              <table:table-cell office:value-type="float" office:value="238.524232">
                <text:p>238.524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.155">
                <text:p>271.155</text:p>
              </table:table-cell>
              <table:table-cell office:value-type="float" office:value="239.957288">
                <text:p>239.95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127">
                <text:p>273.127</text:p>
              </table:table-cell>
              <table:table-cell office:value-type="float" office:value="241.309144">
                <text:p>241.309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.013">
                <text:p>275.013</text:p>
              </table:table-cell>
              <table:table-cell office:value-type="float" office:value="242.584996">
                <text:p>242.584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.816">
                <text:p>276.816</text:p>
              </table:table-cell>
              <table:table-cell office:value-type="float" office:value="243.78804">
                <text:p>243.78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.541">
                <text:p>278.541</text:p>
              </table:table-cell>
              <table:table-cell office:value-type="float" office:value="244.923864">
                <text:p>244.92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19">
                <text:p>280.19</text:p>
              </table:table-cell>
              <table:table-cell office:value-type="float" office:value="245.994272">
                <text:p>245.994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.768">
                <text:p>281.768</text:p>
              </table:table-cell>
              <table:table-cell office:value-type="float" office:value="247.004656">
                <text:p>247.004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.278">
                <text:p>283.278</text:p>
              </table:table-cell>
              <table:table-cell office:value-type="float" office:value="247.958212">
                <text:p>247.958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.722">
                <text:p>284.722</text:p>
              </table:table-cell>
              <table:table-cell office:value-type="float" office:value="248.856548">
                <text:p>248.856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.104">
                <text:p>286.104</text:p>
              </table:table-cell>
              <table:table-cell office:value-type="float" office:value="249.704252">
                <text:p>249.70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.425">
                <text:p>287.425</text:p>
              </table:table-cell>
              <table:table-cell office:value-type="float" office:value="250.501932">
                <text:p>250.501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.69">
                <text:p>288.69</text:p>
              </table:table-cell>
              <table:table-cell office:value-type="float" office:value="251.254784">
                <text:p>251.25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.9">
                <text:p>289.9</text:p>
              </table:table-cell>
              <table:table-cell office:value-type="float" office:value="251.963808">
                <text:p>251.963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.058">
                <text:p>291.058</text:p>
              </table:table-cell>
              <table:table-cell office:value-type="float" office:value="252.632004">
                <text:p>252.632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.166">
                <text:p>292.166</text:p>
              </table:table-cell>
              <table:table-cell office:value-type="float" office:value="253.261176">
                <text:p>253.26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227">
                <text:p>293.227</text:p>
              </table:table-cell>
              <table:table-cell office:value-type="float" office:value="253.854324">
                <text:p>253.85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242">
                <text:p>294.242</text:p>
              </table:table-cell>
              <table:table-cell office:value-type="float" office:value="254.412252">
                <text:p>254.41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.213">
                <text:p>295.213</text:p>
              </table:table-cell>
              <table:table-cell office:value-type="float" office:value="254.937156">
                <text:p>254.93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.142">
                <text:p>296.142</text:p>
              </table:table-cell>
              <table:table-cell office:value-type="float" office:value="255.430644">
                <text:p>255.4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.032">
                <text:p>297.032</text:p>
              </table:table-cell>
              <table:table-cell office:value-type="float" office:value="255.89552">
                <text:p>255.89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.883">
                <text:p>297.883</text:p>
              </table:table-cell>
              <table:table-cell office:value-type="float" office:value="256.33198">
                <text:p>256.3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.698">
                <text:p>298.698</text:p>
              </table:table-cell>
              <table:table-cell office:value-type="float" office:value="256.742632">
                <text:p>256.742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.477">
                <text:p>299.477</text:p>
              </table:table-cell>
              <table:table-cell office:value-type="float" office:value="257.127476">
                <text:p>257.12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.224">
                <text:p>300.224</text:p>
              </table:table-cell>
              <table:table-cell office:value-type="float" office:value="257.490316">
                <text:p>257.49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.938">
                <text:p>300.938</text:p>
              </table:table-cell>
              <table:table-cell office:value-type="float" office:value="257.829956">
                <text:p>257.82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.622">
                <text:p>301.622</text:p>
              </table:table-cell>
              <table:table-cell office:value-type="float" office:value="258.1492">
                <text:p>258.1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.276">
                <text:p>302.276</text:p>
              </table:table-cell>
              <table:table-cell office:value-type="float" office:value="258.448048">
                <text:p>258.44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.903">
                <text:p>302.903</text:p>
              </table:table-cell>
              <table:table-cell office:value-type="float" office:value="258.729108">
                <text:p>258.729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.502">
                <text:p>303.502</text:p>
              </table:table-cell>
              <table:table-cell office:value-type="float" office:value="258.99138">
                <text:p>258.9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076">
                <text:p>304.076</text:p>
              </table:table-cell>
              <table:table-cell office:value-type="float" office:value="259.237668">
                <text:p>259.237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626">
                <text:p>304.626</text:p>
              </table:table-cell>
              <table:table-cell office:value-type="float" office:value="259.468776">
                <text:p>259.468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.151">
                <text:p>305.151</text:p>
              </table:table-cell>
              <table:table-cell office:value-type="float" office:value="259.683508">
                <text:p>259.68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.655">
                <text:p>305.655</text:p>
              </table:table-cell>
              <table:table-cell office:value-type="float" office:value="259.885864">
                <text:p>259.88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.136">
                <text:p>306.136</text:p>
              </table:table-cell>
              <table:table-cell office:value-type="float" office:value="260.073452">
                <text:p>260.073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.598">
                <text:p>306.598</text:p>
              </table:table-cell>
              <table:table-cell office:value-type="float" office:value="260.250076">
                <text:p>260.250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039">
                <text:p>307.039</text:p>
              </table:table-cell>
              <table:table-cell office:value-type="float" office:value="260.413736">
                <text:p>260.41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462">
                <text:p>307.462</text:p>
              </table:table-cell>
              <table:table-cell office:value-type="float" office:value="260.56704">
                <text:p>260.56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866">
                <text:p>307.866</text:p>
              </table:table-cell>
              <table:table-cell office:value-type="float" office:value="260.709184">
                <text:p>260.709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253">
                <text:p>308.253</text:p>
              </table:table-cell>
              <table:table-cell office:value-type="float" office:value="260.84158">
                <text:p>260.84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624">
                <text:p>308.624</text:p>
              </table:table-cell>
              <table:table-cell office:value-type="float" office:value="260.965424">
                <text:p>260.96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979">
                <text:p>308.979</text:p>
              </table:table-cell>
              <table:table-cell office:value-type="float" office:value="261.080128">
                <text:p>261.080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318">
                <text:p>309.318</text:p>
              </table:table-cell>
              <table:table-cell office:value-type="float" office:value="261.185888">
                <text:p>261.185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643">
                <text:p>309.643</text:p>
              </table:table-cell>
              <table:table-cell office:value-type="float" office:value="261.284508">
                <text:p>261.284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954">
                <text:p>309.954</text:p>
              </table:table-cell>
              <table:table-cell office:value-type="float" office:value="261.375596">
                <text:p>261.37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252">
                <text:p>310.252</text:p>
              </table:table-cell>
              <table:table-cell office:value-type="float" office:value="261.460152">
                <text:p>261.460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537">
                <text:p>310.537</text:p>
              </table:table-cell>
              <table:table-cell office:value-type="float" office:value="261.538176">
                <text:p>261.53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81">
                <text:p>310.81</text:p>
              </table:table-cell>
              <table:table-cell office:value-type="float" office:value="261.61008">
                <text:p>261.6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072">
                <text:p>311.072</text:p>
              </table:table-cell>
              <table:table-cell office:value-type="float" office:value="261.67706">
                <text:p>261.67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322">
                <text:p>311.322</text:p>
              </table:table-cell>
              <table:table-cell office:value-type="float" office:value="261.73792">
                <text:p>261.7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561">
                <text:p>311.561</text:p>
              </table:table-cell>
              <table:table-cell office:value-type="float" office:value="261.793268">
                <text:p>261.793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79">
                <text:p>311.79</text:p>
              </table:table-cell>
              <table:table-cell office:value-type="float" office:value="261.8443">
                <text:p>261.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01">
                <text:p>312.01</text:p>
              </table:table-cell>
              <table:table-cell office:value-type="float" office:value="261.891624">
                <text:p>261.89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22">
                <text:p>312.22</text:p>
              </table:table-cell>
              <table:table-cell office:value-type="float" office:value="261.93424">
                <text:p>261.9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421">
                <text:p>312.421</text:p>
              </table:table-cell>
              <table:table-cell office:value-type="float" office:value="261.972952">
                <text:p>261.972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613">
                <text:p>312.613</text:p>
              </table:table-cell>
              <table:table-cell office:value-type="float" office:value="262.007564">
                <text:p>262.00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797">
                <text:p>312.797</text:p>
              </table:table-cell>
              <table:table-cell office:value-type="float" office:value="262.039076">
                <text:p>262.039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974">
                <text:p>312.974</text:p>
              </table:table-cell>
              <table:table-cell office:value-type="float" office:value="262.068292">
                <text:p>262.068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142">
                <text:p>313.142</text:p>
              </table:table-cell>
              <table:table-cell office:value-type="float" office:value="262.093016">
                <text:p>262.09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304">
                <text:p>313.304</text:p>
              </table:table-cell>
              <table:table-cell office:value-type="float" office:value="262.116248">
                <text:p>262.11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459">
                <text:p>313.459</text:p>
              </table:table-cell>
              <table:table-cell office:value-type="float" office:value="262.136792">
                <text:p>262.136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607">
                <text:p>313.607</text:p>
              </table:table-cell>
              <table:table-cell office:value-type="float" office:value="262.154648">
                <text:p>262.15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748">
                <text:p>313.748</text:p>
              </table:table-cell>
              <table:table-cell office:value-type="float" office:value="262.169424">
                <text:p>262.169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closure.BY2:closure.CA103" chart:data-source-has-labels="row" svg:x="0.32cm" svg:y="0.18cm" svg:width="12.64cm" svg:height="8.64cm">
          <chartooo:coordinate-region svg:x="1.127cm" svg:y="0.301cm" svg:width="11.69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osure.BY3:closure.BY103" chart:label-cell-address="closure.BY2:closure.BY2" chart:class="chart:line">
            <chart:data-point chart:repeated="101"/>
          </chart:series>
          <chart:series chart:style-name="ch7" chart:values-cell-range-address="closure.BZ3:closure.BZ103" chart:label-cell-address="closure.BZ2:closure.BZ2" chart:class="chart:line">
            <chart:data-point chart:repeated="101"/>
          </chart:series>
          <chart:series chart:style-name="ch8" chart:values-cell-range-address="closure.CA3:closure.CA103" chart:label-cell-address="closure.CA2:closure.CA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closure.BY2:closure.BY2</svg:desc>
                </draw:g>
              </table:table-cell>
              <table:table-cell office:value-type="string">
                <text:p>Lower</text:p>
                <draw:g>
                  <svg:desc>closure.BZ2:closure.BZ2</svg:desc>
                </draw:g>
              </table:table-cell>
              <table:table-cell office:value-type="string">
                <text:p>Upper</text:p>
                <draw:g>
                  <svg:desc>closure.CA2:closure.C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775">
                <text:p>53.3775</text:p>
                <draw:g>
                  <svg:desc>closure.BY3:closure.BY103</svg:desc>
                </draw:g>
              </table:table-cell>
              <table:table-cell office:value-type="float" office:value="53.3775">
                <text:p>53.3775</text:p>
                <draw:g>
                  <svg:desc>closure.BZ3:closure.BZ103</svg:desc>
                </draw:g>
              </table:table-cell>
              <table:table-cell office:value-type="float" office:value="53.3775">
                <text:p>53.3775</text:p>
                <draw:g>
                  <svg:desc>closure.CA3:closure.CA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8743">
                <text:p>60.8743</text:p>
              </table:table-cell>
              <table:table-cell office:value-type="float" office:value="57.7868884">
                <text:p>57.7868884</text:p>
              </table:table-cell>
              <table:table-cell office:value-type="float" office:value="63.9617116">
                <text:p>63.961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3788">
                <text:p>69.3788</text:p>
              </table:table-cell>
              <table:table-cell office:value-type="float" office:value="63.7776688">
                <text:p>63.7776688</text:p>
              </table:table-cell>
              <table:table-cell office:value-type="float" office:value="74.9799312">
                <text:p>74.9799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9402">
                <text:p>78.9402</text:p>
              </table:table-cell>
              <table:table-cell office:value-type="float" office:value="71.6245392">
                <text:p>71.6245392</text:p>
              </table:table-cell>
              <table:table-cell office:value-type="float" office:value="86.2558608">
                <text:p>86.255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0078">
                <text:p>89.0078</text:p>
              </table:table-cell>
              <table:table-cell office:value-type="float" office:value="80.3947956">
                <text:p>80.3947956</text:p>
              </table:table-cell>
              <table:table-cell office:value-type="float" office:value="97.6208044">
                <text:p>97.6208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1738">
                <text:p>99.1738</text:p>
              </table:table-cell>
              <table:table-cell office:value-type="float" office:value="89.5201728">
                <text:p>89.5201728</text:p>
              </table:table-cell>
              <table:table-cell office:value-type="float" office:value="108.8274272">
                <text:p>108.8274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185">
                <text:p>109.185</text:p>
              </table:table-cell>
              <table:table-cell office:value-type="float" office:value="98.6759308">
                <text:p>98.6759308</text:p>
              </table:table-cell>
              <table:table-cell office:value-type="float" office:value="119.6940692">
                <text:p>119.6940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895">
                <text:p>118.895</text:p>
              </table:table-cell>
              <table:table-cell office:value-type="float" office:value="107.6675908">
                <text:p>107.6675908</text:p>
              </table:table-cell>
              <table:table-cell office:value-type="float" office:value="130.1224092">
                <text:p>130.122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.223">
                <text:p>128.223</text:p>
              </table:table-cell>
              <table:table-cell office:value-type="float" office:value="116.3753488">
                <text:p>116.3753488</text:p>
              </table:table-cell>
              <table:table-cell office:value-type="float" office:value="140.0706512">
                <text:p>140.0706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132">
                <text:p>137.132</text:p>
              </table:table-cell>
              <table:table-cell office:value-type="float" office:value="124.7297864">
                <text:p>124.7297864</text:p>
              </table:table-cell>
              <table:table-cell office:value-type="float" office:value="149.5342136">
                <text:p>149.5342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.611">
                <text:p>145.611</text:p>
              </table:table-cell>
              <table:table-cell office:value-type="float" office:value="132.6936004">
                <text:p>132.6936004</text:p>
              </table:table-cell>
              <table:table-cell office:value-type="float" office:value="158.5283996">
                <text:p>158.5283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.664">
                <text:p>153.664</text:p>
              </table:table-cell>
              <table:table-cell office:value-type="float" office:value="140.250348">
                <text:p>140.250348</text:p>
              </table:table-cell>
              <table:table-cell office:value-type="float" office:value="167.077652">
                <text:p>167.077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.304">
                <text:p>161.304</text:p>
              </table:table-cell>
              <table:table-cell office:value-type="float" office:value="147.3977216">
                <text:p>147.3977216</text:p>
              </table:table-cell>
              <table:table-cell office:value-type="float" office:value="175.2102784">
                <text:p>175.2102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.549">
                <text:p>168.549</text:p>
              </table:table-cell>
              <table:table-cell office:value-type="float" office:value="154.1428432">
                <text:p>154.1428432</text:p>
              </table:table-cell>
              <table:table-cell office:value-type="float" office:value="182.9551568">
                <text:p>182.9551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.419">
                <text:p>175.419</text:p>
              </table:table-cell>
              <table:table-cell office:value-type="float" office:value="160.4984804">
                <text:p>160.4984804</text:p>
              </table:table-cell>
              <table:table-cell office:value-type="float" office:value="190.3395196">
                <text:p>190.3395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934">
                <text:p>181.934</text:p>
              </table:table-cell>
              <table:table-cell office:value-type="float" office:value="166.4803016">
                <text:p>166.4803016</text:p>
              </table:table-cell>
              <table:table-cell office:value-type="float" office:value="197.3876984">
                <text:p>197.3876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.115">
                <text:p>188.115</text:p>
              </table:table-cell>
              <table:table-cell office:value-type="float" office:value="172.10719">
                <text:p>172.10719</text:p>
              </table:table-cell>
              <table:table-cell office:value-type="float" office:value="204.12281">
                <text:p>204.12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.982">
                <text:p>193.982</text:p>
              </table:table-cell>
              <table:table-cell office:value-type="float" office:value="177.398636">
                <text:p>177.398636</text:p>
              </table:table-cell>
              <table:table-cell office:value-type="float" office:value="210.565364">
                <text:p>210.565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.555">
                <text:p>199.555</text:p>
              </table:table-cell>
              <table:table-cell office:value-type="float" office:value="182.375306">
                <text:p>182.375306</text:p>
              </table:table-cell>
              <table:table-cell office:value-type="float" office:value="216.734694">
                <text:p>216.734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.849">
                <text:p>204.849</text:p>
              </table:table-cell>
              <table:table-cell office:value-type="float" office:value="187.0536308">
                <text:p>187.0536308</text:p>
              </table:table-cell>
              <table:table-cell office:value-type="float" office:value="222.6443692">
                <text:p>222.6443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.883">
                <text:p>209.883</text:p>
              </table:table-cell>
              <table:table-cell office:value-type="float" office:value="191.4545508">
                <text:p>191.4545508</text:p>
              </table:table-cell>
              <table:table-cell office:value-type="float" office:value="228.3114492">
                <text:p>228.3114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671">
                <text:p>214.671</text:p>
              </table:table-cell>
              <table:table-cell office:value-type="float" office:value="195.5942416">
                <text:p>195.5942416</text:p>
              </table:table-cell>
              <table:table-cell office:value-type="float" office:value="233.7477584">
                <text:p>233.7477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9.227">
                <text:p>219.227</text:p>
              </table:table-cell>
              <table:table-cell office:value-type="float" office:value="199.489016">
                <text:p>199.489016</text:p>
              </table:table-cell>
              <table:table-cell office:value-type="float" office:value="238.964984">
                <text:p>238.964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.565">
                <text:p>223.565</text:p>
              </table:table-cell>
              <table:table-cell office:value-type="float" office:value="203.155128">
                <text:p>203.155128</text:p>
              </table:table-cell>
              <table:table-cell office:value-type="float" office:value="243.974872">
                <text:p>243.974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.697">
                <text:p>227.697</text:p>
              </table:table-cell>
              <table:table-cell office:value-type="float" office:value="206.606812">
                <text:p>206.606812</text:p>
              </table:table-cell>
              <table:table-cell office:value-type="float" office:value="248.787188">
                <text:p>248.787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635">
                <text:p>231.635</text:p>
              </table:table-cell>
              <table:table-cell office:value-type="float" office:value="209.858224">
                <text:p>209.858224</text:p>
              </table:table-cell>
              <table:table-cell office:value-type="float" office:value="253.411776">
                <text:p>253.411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5.388">
                <text:p>235.388</text:p>
              </table:table-cell>
              <table:table-cell office:value-type="float" office:value="212.92052">
                <text:p>212.92052</text:p>
              </table:table-cell>
              <table:table-cell office:value-type="float" office:value="257.85548">
                <text:p>257.85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8.967">
                <text:p>238.967</text:p>
              </table:table-cell>
              <table:table-cell office:value-type="float" office:value="215.806268">
                <text:p>215.806268</text:p>
              </table:table-cell>
              <table:table-cell office:value-type="float" office:value="262.127732">
                <text:p>262.127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2.381">
                <text:p>242.381</text:p>
              </table:table-cell>
              <table:table-cell office:value-type="float" office:value="218.526232">
                <text:p>218.526232</text:p>
              </table:table-cell>
              <table:table-cell office:value-type="float" office:value="266.235768">
                <text:p>266.235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.639">
                <text:p>245.639</text:p>
              </table:table-cell>
              <table:table-cell office:value-type="float" office:value="221.09098">
                <text:p>221.09098</text:p>
              </table:table-cell>
              <table:table-cell office:value-type="float" office:value="270.18702">
                <text:p>270.18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.749">
                <text:p>248.749</text:p>
              </table:table-cell>
              <table:table-cell office:value-type="float" office:value="223.509884">
                <text:p>223.509884</text:p>
              </table:table-cell>
              <table:table-cell office:value-type="float" office:value="273.988116">
                <text:p>273.988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.717">
                <text:p>251.717</text:p>
              </table:table-cell>
              <table:table-cell office:value-type="float" office:value="225.79012">
                <text:p>225.79012</text:p>
              </table:table-cell>
              <table:table-cell office:value-type="float" office:value="277.64388">
                <text:p>277.64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.552">
                <text:p>254.552</text:p>
              </table:table-cell>
              <table:table-cell office:value-type="float" office:value="227.941864">
                <text:p>227.941864</text:p>
              </table:table-cell>
              <table:table-cell office:value-type="float" office:value="281.162136">
                <text:p>281.162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.259">
                <text:p>257.259</text:p>
              </table:table-cell>
              <table:table-cell office:value-type="float" office:value="229.971096">
                <text:p>229.971096</text:p>
              </table:table-cell>
              <table:table-cell office:value-type="float" office:value="284.546904">
                <text:p>284.546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9.845">
                <text:p>259.845</text:p>
              </table:table-cell>
              <table:table-cell office:value-type="float" office:value="231.8856">
                <text:p>231.8856</text:p>
              </table:table-cell>
              <table:table-cell office:value-type="float" office:value="287.8044">
                <text:p>287.8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.316">
                <text:p>262.316</text:p>
              </table:table-cell>
              <table:table-cell office:value-type="float" office:value="233.69216">
                <text:p>233.69216</text:p>
              </table:table-cell>
              <table:table-cell office:value-type="float" office:value="290.93984">
                <text:p>290.93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.678">
                <text:p>264.678</text:p>
              </table:table-cell>
              <table:table-cell office:value-type="float" office:value="235.397756">
                <text:p>235.397756</text:p>
              </table:table-cell>
              <table:table-cell office:value-type="float" office:value="293.958244">
                <text:p>293.958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6.935">
                <text:p>266.935</text:p>
              </table:table-cell>
              <table:table-cell office:value-type="float" office:value="237.006584">
                <text:p>237.006584</text:p>
              </table:table-cell>
              <table:table-cell office:value-type="float" office:value="296.863416">
                <text:p>296.863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92">
                <text:p>269.092</text:p>
              </table:table-cell>
              <table:table-cell office:value-type="float" office:value="238.524232">
                <text:p>238.524232</text:p>
              </table:table-cell>
              <table:table-cell office:value-type="float" office:value="299.659768">
                <text:p>299.659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1.155">
                <text:p>271.155</text:p>
              </table:table-cell>
              <table:table-cell office:value-type="float" office:value="239.957288">
                <text:p>239.957288</text:p>
              </table:table-cell>
              <table:table-cell office:value-type="float" office:value="302.352712">
                <text:p>302.352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127">
                <text:p>273.127</text:p>
              </table:table-cell>
              <table:table-cell office:value-type="float" office:value="241.309144">
                <text:p>241.309144</text:p>
              </table:table-cell>
              <table:table-cell office:value-type="float" office:value="304.944856">
                <text:p>304.94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5.013">
                <text:p>275.013</text:p>
              </table:table-cell>
              <table:table-cell office:value-type="float" office:value="242.584996">
                <text:p>242.584996</text:p>
              </table:table-cell>
              <table:table-cell office:value-type="float" office:value="307.441004">
                <text:p>307.441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.816">
                <text:p>276.816</text:p>
              </table:table-cell>
              <table:table-cell office:value-type="float" office:value="243.78804">
                <text:p>243.78804</text:p>
              </table:table-cell>
              <table:table-cell office:value-type="float" office:value="309.84396">
                <text:p>309.84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.541">
                <text:p>278.541</text:p>
              </table:table-cell>
              <table:table-cell office:value-type="float" office:value="244.923864">
                <text:p>244.923864</text:p>
              </table:table-cell>
              <table:table-cell office:value-type="float" office:value="312.158136">
                <text:p>312.158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.19">
                <text:p>280.19</text:p>
              </table:table-cell>
              <table:table-cell office:value-type="float" office:value="245.994272">
                <text:p>245.994272</text:p>
              </table:table-cell>
              <table:table-cell office:value-type="float" office:value="314.385728">
                <text:p>314.3857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1.768">
                <text:p>281.768</text:p>
              </table:table-cell>
              <table:table-cell office:value-type="float" office:value="247.004656">
                <text:p>247.004656</text:p>
              </table:table-cell>
              <table:table-cell office:value-type="float" office:value="316.531344">
                <text:p>316.531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.278">
                <text:p>283.278</text:p>
              </table:table-cell>
              <table:table-cell office:value-type="float" office:value="247.958212">
                <text:p>247.958212</text:p>
              </table:table-cell>
              <table:table-cell office:value-type="float" office:value="318.597788">
                <text:p>318.597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4.722">
                <text:p>284.722</text:p>
              </table:table-cell>
              <table:table-cell office:value-type="float" office:value="248.856548">
                <text:p>248.856548</text:p>
              </table:table-cell>
              <table:table-cell office:value-type="float" office:value="320.587452">
                <text:p>320.587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6.104">
                <text:p>286.104</text:p>
              </table:table-cell>
              <table:table-cell office:value-type="float" office:value="249.704252">
                <text:p>249.704252</text:p>
              </table:table-cell>
              <table:table-cell office:value-type="float" office:value="322.503748">
                <text:p>322.503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.425">
                <text:p>287.425</text:p>
              </table:table-cell>
              <table:table-cell office:value-type="float" office:value="250.501932">
                <text:p>250.501932</text:p>
              </table:table-cell>
              <table:table-cell office:value-type="float" office:value="324.348068">
                <text:p>324.348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.69">
                <text:p>288.69</text:p>
              </table:table-cell>
              <table:table-cell office:value-type="float" office:value="251.254784">
                <text:p>251.254784</text:p>
              </table:table-cell>
              <table:table-cell office:value-type="float" office:value="326.125216">
                <text:p>326.125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9">
                <text:p>289.9</text:p>
              </table:table-cell>
              <table:table-cell office:value-type="float" office:value="251.963808">
                <text:p>251.963808</text:p>
              </table:table-cell>
              <table:table-cell office:value-type="float" office:value="327.836192">
                <text:p>327.836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1.058">
                <text:p>291.058</text:p>
              </table:table-cell>
              <table:table-cell office:value-type="float" office:value="252.632004">
                <text:p>252.632004</text:p>
              </table:table-cell>
              <table:table-cell office:value-type="float" office:value="329.483996">
                <text:p>329.483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2.166">
                <text:p>292.166</text:p>
              </table:table-cell>
              <table:table-cell office:value-type="float" office:value="253.261176">
                <text:p>253.261176</text:p>
              </table:table-cell>
              <table:table-cell office:value-type="float" office:value="331.070824">
                <text:p>331.070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3.227">
                <text:p>293.227</text:p>
              </table:table-cell>
              <table:table-cell office:value-type="float" office:value="253.854324">
                <text:p>253.854324</text:p>
              </table:table-cell>
              <table:table-cell office:value-type="float" office:value="332.599676">
                <text:p>332.599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.242">
                <text:p>294.242</text:p>
              </table:table-cell>
              <table:table-cell office:value-type="float" office:value="254.412252">
                <text:p>254.412252</text:p>
              </table:table-cell>
              <table:table-cell office:value-type="float" office:value="334.071748">
                <text:p>334.0717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.213">
                <text:p>295.213</text:p>
              </table:table-cell>
              <table:table-cell office:value-type="float" office:value="254.937156">
                <text:p>254.937156</text:p>
              </table:table-cell>
              <table:table-cell office:value-type="float" office:value="335.488844">
                <text:p>335.488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.142">
                <text:p>296.142</text:p>
              </table:table-cell>
              <table:table-cell office:value-type="float" office:value="255.430644">
                <text:p>255.430644</text:p>
              </table:table-cell>
              <table:table-cell office:value-type="float" office:value="336.853356">
                <text:p>336.853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.032">
                <text:p>297.032</text:p>
              </table:table-cell>
              <table:table-cell office:value-type="float" office:value="255.89552">
                <text:p>255.89552</text:p>
              </table:table-cell>
              <table:table-cell office:value-type="float" office:value="338.16848">
                <text:p>338.16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.883">
                <text:p>297.883</text:p>
              </table:table-cell>
              <table:table-cell office:value-type="float" office:value="256.33198">
                <text:p>256.33198</text:p>
              </table:table-cell>
              <table:table-cell office:value-type="float" office:value="339.43402">
                <text:p>339.434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.698">
                <text:p>298.698</text:p>
              </table:table-cell>
              <table:table-cell office:value-type="float" office:value="256.742632">
                <text:p>256.742632</text:p>
              </table:table-cell>
              <table:table-cell office:value-type="float" office:value="340.653368">
                <text:p>340.653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477">
                <text:p>299.477</text:p>
              </table:table-cell>
              <table:table-cell office:value-type="float" office:value="257.127476">
                <text:p>257.127476</text:p>
              </table:table-cell>
              <table:table-cell office:value-type="float" office:value="341.826524">
                <text:p>341.826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.224">
                <text:p>300.224</text:p>
              </table:table-cell>
              <table:table-cell office:value-type="float" office:value="257.490316">
                <text:p>257.490316</text:p>
              </table:table-cell>
              <table:table-cell office:value-type="float" office:value="342.957684">
                <text:p>342.957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.938">
                <text:p>300.938</text:p>
              </table:table-cell>
              <table:table-cell office:value-type="float" office:value="257.829956">
                <text:p>257.829956</text:p>
              </table:table-cell>
              <table:table-cell office:value-type="float" office:value="344.046044">
                <text:p>344.046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.622">
                <text:p>301.622</text:p>
              </table:table-cell>
              <table:table-cell office:value-type="float" office:value="258.1492">
                <text:p>258.1492</text:p>
              </table:table-cell>
              <table:table-cell office:value-type="float" office:value="345.0948">
                <text:p>345.09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2.276">
                <text:p>302.276</text:p>
              </table:table-cell>
              <table:table-cell office:value-type="float" office:value="258.448048">
                <text:p>258.448048</text:p>
              </table:table-cell>
              <table:table-cell office:value-type="float" office:value="346.103952">
                <text:p>346.103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2.903">
                <text:p>302.903</text:p>
              </table:table-cell>
              <table:table-cell office:value-type="float" office:value="258.729108">
                <text:p>258.729108</text:p>
              </table:table-cell>
              <table:table-cell office:value-type="float" office:value="347.076892">
                <text:p>347.0768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3.502">
                <text:p>303.502</text:p>
              </table:table-cell>
              <table:table-cell office:value-type="float" office:value="258.99138">
                <text:p>258.99138</text:p>
              </table:table-cell>
              <table:table-cell office:value-type="float" office:value="348.01262">
                <text:p>348.01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4.076">
                <text:p>304.076</text:p>
              </table:table-cell>
              <table:table-cell office:value-type="float" office:value="259.237668">
                <text:p>259.237668</text:p>
              </table:table-cell>
              <table:table-cell office:value-type="float" office:value="348.914332">
                <text:p>348.914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4.626">
                <text:p>304.626</text:p>
              </table:table-cell>
              <table:table-cell office:value-type="float" office:value="259.468776">
                <text:p>259.468776</text:p>
              </table:table-cell>
              <table:table-cell office:value-type="float" office:value="349.783224">
                <text:p>349.783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.151">
                <text:p>305.151</text:p>
              </table:table-cell>
              <table:table-cell office:value-type="float" office:value="259.683508">
                <text:p>259.683508</text:p>
              </table:table-cell>
              <table:table-cell office:value-type="float" office:value="350.618492">
                <text:p>350.618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.655">
                <text:p>305.655</text:p>
              </table:table-cell>
              <table:table-cell office:value-type="float" office:value="259.885864">
                <text:p>259.885864</text:p>
              </table:table-cell>
              <table:table-cell office:value-type="float" office:value="351.424136">
                <text:p>351.424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.136">
                <text:p>306.136</text:p>
              </table:table-cell>
              <table:table-cell office:value-type="float" office:value="260.073452">
                <text:p>260.073452</text:p>
              </table:table-cell>
              <table:table-cell office:value-type="float" office:value="352.198548">
                <text:p>352.198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6.598">
                <text:p>306.598</text:p>
              </table:table-cell>
              <table:table-cell office:value-type="float" office:value="260.250076">
                <text:p>260.250076</text:p>
              </table:table-cell>
              <table:table-cell office:value-type="float" office:value="352.945924">
                <text:p>352.945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.039">
                <text:p>307.039</text:p>
              </table:table-cell>
              <table:table-cell office:value-type="float" office:value="260.413736">
                <text:p>260.413736</text:p>
              </table:table-cell>
              <table:table-cell office:value-type="float" office:value="353.664264">
                <text:p>353.664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7.462">
                <text:p>307.462</text:p>
              </table:table-cell>
              <table:table-cell office:value-type="float" office:value="260.56704">
                <text:p>260.56704</text:p>
              </table:table-cell>
              <table:table-cell office:value-type="float" office:value="354.35696">
                <text:p>354.35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7.866">
                <text:p>307.866</text:p>
              </table:table-cell>
              <table:table-cell office:value-type="float" office:value="260.709184">
                <text:p>260.709184</text:p>
              </table:table-cell>
              <table:table-cell office:value-type="float" office:value="355.022816">
                <text:p>355.022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.253">
                <text:p>308.253</text:p>
              </table:table-cell>
              <table:table-cell office:value-type="float" office:value="260.84158">
                <text:p>260.84158</text:p>
              </table:table-cell>
              <table:table-cell office:value-type="float" office:value="355.66442">
                <text:p>355.66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.624">
                <text:p>308.624</text:p>
              </table:table-cell>
              <table:table-cell office:value-type="float" office:value="260.965424">
                <text:p>260.965424</text:p>
              </table:table-cell>
              <table:table-cell office:value-type="float" office:value="356.282576">
                <text:p>356.282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8.979">
                <text:p>308.979</text:p>
              </table:table-cell>
              <table:table-cell office:value-type="float" office:value="261.080128">
                <text:p>261.080128</text:p>
              </table:table-cell>
              <table:table-cell office:value-type="float" office:value="356.877872">
                <text:p>356.877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.318">
                <text:p>309.318</text:p>
              </table:table-cell>
              <table:table-cell office:value-type="float" office:value="261.185888">
                <text:p>261.185888</text:p>
              </table:table-cell>
              <table:table-cell office:value-type="float" office:value="357.450112">
                <text:p>357.450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9.643">
                <text:p>309.643</text:p>
              </table:table-cell>
              <table:table-cell office:value-type="float" office:value="261.284508">
                <text:p>261.284508</text:p>
              </table:table-cell>
              <table:table-cell office:value-type="float" office:value="358.001492">
                <text:p>358.001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9.954">
                <text:p>309.954</text:p>
              </table:table-cell>
              <table:table-cell office:value-type="float" office:value="261.375596">
                <text:p>261.375596</text:p>
              </table:table-cell>
              <table:table-cell office:value-type="float" office:value="358.532404">
                <text:p>358.532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0.252">
                <text:p>310.252</text:p>
              </table:table-cell>
              <table:table-cell office:value-type="float" office:value="261.460152">
                <text:p>261.460152</text:p>
              </table:table-cell>
              <table:table-cell office:value-type="float" office:value="359.043848">
                <text:p>359.043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0.537">
                <text:p>310.537</text:p>
              </table:table-cell>
              <table:table-cell office:value-type="float" office:value="261.538176">
                <text:p>261.538176</text:p>
              </table:table-cell>
              <table:table-cell office:value-type="float" office:value="359.535824">
                <text:p>359.535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0.81">
                <text:p>310.81</text:p>
              </table:table-cell>
              <table:table-cell office:value-type="float" office:value="261.61008">
                <text:p>261.61008</text:p>
              </table:table-cell>
              <table:table-cell office:value-type="float" office:value="360.00992">
                <text:p>360.00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.072">
                <text:p>311.072</text:p>
              </table:table-cell>
              <table:table-cell office:value-type="float" office:value="261.67706">
                <text:p>261.67706</text:p>
              </table:table-cell>
              <table:table-cell office:value-type="float" office:value="360.46694">
                <text:p>360.46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1.322">
                <text:p>311.322</text:p>
              </table:table-cell>
              <table:table-cell office:value-type="float" office:value="261.73792">
                <text:p>261.73792</text:p>
              </table:table-cell>
              <table:table-cell office:value-type="float" office:value="360.90608">
                <text:p>360.90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.561">
                <text:p>311.561</text:p>
              </table:table-cell>
              <table:table-cell office:value-type="float" office:value="261.793268">
                <text:p>261.793268</text:p>
              </table:table-cell>
              <table:table-cell office:value-type="float" office:value="361.328732">
                <text:p>361.328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1.79">
                <text:p>311.79</text:p>
              </table:table-cell>
              <table:table-cell office:value-type="float" office:value="261.8443">
                <text:p>261.8443</text:p>
              </table:table-cell>
              <table:table-cell office:value-type="float" office:value="361.7357">
                <text:p>361.7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.01">
                <text:p>312.01</text:p>
              </table:table-cell>
              <table:table-cell office:value-type="float" office:value="261.891624">
                <text:p>261.891624</text:p>
              </table:table-cell>
              <table:table-cell office:value-type="float" office:value="362.128376">
                <text:p>362.128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.22">
                <text:p>312.22</text:p>
              </table:table-cell>
              <table:table-cell office:value-type="float" office:value="261.93424">
                <text:p>261.93424</text:p>
              </table:table-cell>
              <table:table-cell office:value-type="float" office:value="362.50576">
                <text:p>362.505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2.421">
                <text:p>312.421</text:p>
              </table:table-cell>
              <table:table-cell office:value-type="float" office:value="261.972952">
                <text:p>261.972952</text:p>
              </table:table-cell>
              <table:table-cell office:value-type="float" office:value="362.869048">
                <text:p>362.869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2.613">
                <text:p>312.613</text:p>
              </table:table-cell>
              <table:table-cell office:value-type="float" office:value="262.007564">
                <text:p>262.007564</text:p>
              </table:table-cell>
              <table:table-cell office:value-type="float" office:value="363.218436">
                <text:p>363.218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2.797">
                <text:p>312.797</text:p>
              </table:table-cell>
              <table:table-cell office:value-type="float" office:value="262.039076">
                <text:p>262.039076</text:p>
              </table:table-cell>
              <table:table-cell office:value-type="float" office:value="363.554924">
                <text:p>363.554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2.974">
                <text:p>312.974</text:p>
              </table:table-cell>
              <table:table-cell office:value-type="float" office:value="262.068292">
                <text:p>262.068292</text:p>
              </table:table-cell>
              <table:table-cell office:value-type="float" office:value="363.879708">
                <text:p>363.879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.142">
                <text:p>313.142</text:p>
              </table:table-cell>
              <table:table-cell office:value-type="float" office:value="262.093016">
                <text:p>262.093016</text:p>
              </table:table-cell>
              <table:table-cell office:value-type="float" office:value="364.190984">
                <text:p>364.190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3.304">
                <text:p>313.304</text:p>
              </table:table-cell>
              <table:table-cell office:value-type="float" office:value="262.116248">
                <text:p>262.116248</text:p>
              </table:table-cell>
              <table:table-cell office:value-type="float" office:value="364.491752">
                <text:p>364.4917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.459">
                <text:p>313.459</text:p>
              </table:table-cell>
              <table:table-cell office:value-type="float" office:value="262.136792">
                <text:p>262.136792</text:p>
              </table:table-cell>
              <table:table-cell office:value-type="float" office:value="364.781208">
                <text:p>364.781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3.607">
                <text:p>313.607</text:p>
              </table:table-cell>
              <table:table-cell office:value-type="float" office:value="262.154648">
                <text:p>262.154648</text:p>
              </table:table-cell>
              <table:table-cell office:value-type="float" office:value="365.059352">
                <text:p>365.05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3.748">
                <text:p>313.748</text:p>
              </table:table-cell>
              <table:table-cell office:value-type="float" office:value="262.169424">
                <text:p>262.169424</text:p>
              </table:table-cell>
              <table:table-cell office:value-type="float" office:value="365.326576">
                <text:p>365.326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.R3:output.R96 output.BP3:output.BP96" svg:x="0.32cm" svg:y="0.18cm" svg:width="15.36cm" svg:height="8.64cm">
          <chartooo:coordinate-region svg:x="1.497cm" svg:y="0.379cm" svg:width="14.183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put.R3:output.R96" chart:class="chart:line">
            <chart:data-point chart:repeated="94"/>
          </chart:series>
          <chart:series chart:style-name="ch6" chart:values-cell-range-address="output.BP3:output.BP96" chart:class="chart:line"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B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R3:output.R96</svg:desc>
                </draw:g>
              </table:table-cell>
              <table:table-cell office:value-type="float" office:value="0">
                <text:p>0</text:p>
                <draw:g>
                  <svg:desc>output.BP3:output.BP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1249">
                <text:p>0.012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674">
                <text:p>0.042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711">
                <text:p>0.103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193">
                <text:p>0.22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1616">
                <text:p>0.461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3922">
                <text:p>2.83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1947">
                <text:p>8.119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907">
                <text:p>18.8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4012">
                <text:p>37.40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2546">
                <text:p>60.25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6726">
                <text:p>76.67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596">
                <text:p>74.5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8952">
                <text:p>73.89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7399">
                <text:p>68.73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0637">
                <text:p>73.06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976">
                <text:p>125.9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199">
                <text:p>156.1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.354">
                <text:p>208.3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4.282">
                <text:p>274.28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.082">
                <text:p>358.08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6.292">
                <text:p>436.29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1.536">
                <text:p>541.53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2.924">
                <text:p>642.92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3.753">
                <text:p>833.75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2.62">
                <text:p>1022.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9.13">
                <text:p>1219.1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8.8">
                <text:p>1398.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8.31">
                <text:p>1558.3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9.22">
                <text:p>1719.2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.26">
                <text:p>1920.26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47.53">
                <text:p>2147.53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6.97">
                <text:p>2426.9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5.52">
                <text:p>2735.52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7.8">
                <text:p>2997.8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30.43">
                <text:p>3230.43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82.06">
                <text:p>3482.06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10.8">
                <text:p>3710.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9.92">
                <text:p>3979.92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0.89">
                <text:p>4230.89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24.36">
                <text:p>4524.36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59.56">
                <text:p>4759.5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3.72">
                <text:p>4983.7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92.27">
                <text:p>5192.27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24.09">
                <text:p>5424.09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58.87">
                <text:p>5658.87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8.23">
                <text:p>5868.23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38.57">
                <text:p>6038.57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98.71">
                <text:p>6198.71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23.36">
                <text:p>6323.36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16.2">
                <text:p>6416.2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02.76">
                <text:p>6502.76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24.69">
                <text:p>6624.69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8.95">
                <text:p>6738.95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21.58">
                <text:p>6821.5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15.66">
                <text:p>6915.66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26.9">
                <text:p>7026.9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42.28">
                <text:p>7142.28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43.12">
                <text:p>7243.12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19.17">
                <text:p>7319.17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91.73">
                <text:p>7391.7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59.99">
                <text:p>7459.99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16.27">
                <text:p>7516.27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61.69">
                <text:p>7561.69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6.16">
                <text:p>7606.16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57.6">
                <text:p>7657.6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23.93">
                <text:p>7723.93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86.27">
                <text:p>7786.27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33.02">
                <text:p>7833.02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70.16">
                <text:p>7870.16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03.48">
                <text:p>7903.48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8.99">
                <text:p>7948.99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4.71">
                <text:p>8004.71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60.45">
                <text:p>8060.45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10.5">
                <text:p>8110.5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47.68">
                <text:p>8147.68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0.67">
                <text:p>8180.67</text:p>
              </table:table-cell>
              <table:table-cell office:value-type="float" office:value="8221">
                <text:p>8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19.33">
                <text:p>8219.33</text:p>
              </table:table-cell>
              <table:table-cell office:value-type="float" office:value="8269">
                <text:p>8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58.95">
                <text:p>8258.95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1.02">
                <text:p>8301.02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56.84">
                <text:p>8356.84</text:p>
              </table:table-cell>
              <table:table-cell office:value-type="float" office:value="8455">
                <text:p>8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14.39">
                <text:p>8414.39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1.28">
                <text:p>8471.2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5.42">
                <text:p>8515.42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83.37">
                <text:p>8583.37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3.02">
                <text:p>8653.02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26.74">
                <text:p>8726.74</text:p>
              </table:table-cell>
              <table:table-cell office:value-type="float" office:value="8813">
                <text:p>8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88.87">
                <text:p>8788.87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8.48">
                <text:p>8848.48</text:p>
              </table:table-cell>
              <table:table-cell office:value-type="float" office:value="8955">
                <text:p>8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16.52">
                <text:p>8916.52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86.27">
                <text:p>8986.27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49.73">
                <text:p>9049.73</text:p>
              </table:table-cell>
              <table:table-cell office:value-type="float" office:value="9086">
                <text:p>90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.BT3:output.BT96" svg:x="0.32cm" svg:y="0.18cm" svg:width="15.36cm" svg:height="8.64cm">
          <chartooo:coordinate-region svg:x="0.941cm" svg:y="0.379cm" svg:width="14.739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put.BT3:output.BT96" chart:class="chart:line">
            <chart:data-point chart:repeated="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524">
                <text:p>12.9524</text:p>
                <draw:g>
                  <svg:desc>output.BT3:output.BT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9524">
                <text:p>12.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048">
                <text:p>14.9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71">
                <text:p>11.4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821">
                <text:p>10.4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3571">
                <text:p>8.53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889">
                <text:p>7.3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5414">
                <text:p>7.65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878">
                <text:p>7.18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4082">
                <text:p>9.54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333">
                <text:p>10.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4682">
                <text:p>5.84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6341">
                <text:p>7.46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9977">
                <text:p>6.1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3445">
                <text:p>5.43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678">
                <text:p>4.99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7598">
                <text:p>5.07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3119">
                <text:p>4.33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6534">
                <text:p>4.46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713">
                <text:p>2.7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8912">
                <text:p>2.68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873">
                <text:p>2.8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031">
                <text:p>3.03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1162">
                <text:p>3.31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5846">
                <text:p>3.05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0377">
                <text:p>2.90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8081">
                <text:p>2.88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452">
                <text:p>2.9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9684">
                <text:p>2.99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1573">
                <text:p>2.91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3438">
                <text:p>3.13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5143">
                <text:p>3.15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6247">
                <text:p>3.4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2526">
                <text:p>3.52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5771">
                <text:p>3.85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6789">
                <text:p>3.86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796">
                <text:p>3.9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9512">
                <text:p>3.69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6555">
                <text:p>3.76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4586">
                <text:p>3.64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216">
                <text:p>4.19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5851">
                <text:p>4.05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2963">
                <text:p>4.62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7247">
                <text:p>5.57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5651">
                <text:p>6.85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30241">
                <text:p>7.30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30862">
                <text:p>8.30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15853">
                <text:p>9.15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6585">
                <text:p>9.46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41634">
                <text:p>8.41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49737">
                <text:p>7.49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6572">
                <text:p>7.36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2588">
                <text:p>8.825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42581">
                <text:p>9.425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22444">
                <text:p>9.22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1333">
                <text:p>10.1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102">
                <text:p>12.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205">
                <text:p>13.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7347">
                <text:p>13.7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5472">
                <text:p>12.5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3861">
                <text:p>13.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6398">
                <text:p>15.6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951">
                <text:p>16.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2089">
                <text:p>17.2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235">
                <text:p>16.4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2637">
                <text:p>16.2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4773">
                <text:p>18.4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9887">
                <text:p>18.98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248">
                <text:p>18.7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4628">
                <text:p>18.4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4082">
                <text:p>17.4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1244">
                <text:p>20.1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369">
                <text:p>22.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3987">
                <text:p>20.3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6882">
                <text:p>19.6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6">
                <text:p>17.8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1631">
                <text:p>18.16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7289">
                <text:p>15.7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4594">
                <text:p>15.4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8426">
                <text:p>14.8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7522">
                <text:p>16.7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6051">
                <text:p>16.6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1767">
                <text:p>15.1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5539">
                <text:p>13.5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2005">
                <text:p>15.2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1113">
                <text:p>15.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0932">
                <text:p>16.09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4.201cm" style:legend-expansion="high" chart:style-name="ch2"/>
        <chart:plot-area chart:style-name="ch3" table:cell-range-address="closure.CG3:closure.CG124" chart:data-source-has-labels="row" svg:x="0.32cm" svg:y="0.18cm" svg:width="12.243cm" svg:height="8.64cm">
          <chartooo:coordinate-region svg:x="0.756cm" svg:y="0.301cm" svg:width="11.4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osure.CG4:closure.CG124" chart:label-cell-address="closure.CG3:closure.CG3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losure.CG3:closure.C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losure.CG4:closure.CG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7cm" svg:height="13.087cm" xlink:href=".." xlink:type="simple" chart:class="chart:line" chart:style-name="ch1">
        <chart:legend chart:legend-position="end" svg:x="20.706cm" svg:y="5.995cm" style:legend-expansion="high" chart:style-name="ch2"/>
        <chart:plot-area chart:style-name="ch3" table:cell-range-address="closure.BX3:closure.BZ124" chart:data-source-has-labels="both" svg:x="0.465cm" svg:y="0.261cm" svg:width="19.776cm" svg:height="12.565cm">
          <chartooo:coordinate-region svg:x="1.272cm" svg:y="0.461cm" svg:width="18.969cm" svg:height="12.166cm"/>
          <chart:axis chart:dimension="x" chart:name="primary-x" chart:style-name="ch4" chartooo:axis-type="auto">
            <chartooo:date-scale/>
            <chart:categories table:cell-range-address="closure.BX4:closure.BX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losure.BY4:closure.BY124" chart:label-cell-address="closure.BY3:closure.BY3" chart:class="chart:line">
            <chart:data-point chart:repeated="121"/>
          </chart:series>
          <chart:series chart:style-name="ch8" chart:values-cell-range-address="closure.BZ4:closure.BZ124" chart:label-cell-address="closure.BZ3:closure.BZ3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3.3775</text:p>
                <draw:g>
                  <svg:desc>closure.BY3:closure.BY3</svg:desc>
                </draw:g>
              </table:table-cell>
              <table:table-cell office:value-type="string">
                <text:p>53.3775</text:p>
                <draw:g>
                  <svg:desc>closure.BZ3:closure.BZ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losure.BX4:closure.BX124</svg:desc>
                </draw:g>
              </table:table-cell>
              <table:table-cell office:value-type="float" office:value="60.8743">
                <text:p>60.8743</text:p>
                <draw:g>
                  <svg:desc>closure.BY4:closure.BY124</svg:desc>
                </draw:g>
              </table:table-cell>
              <table:table-cell office:value-type="float" office:value="57.7868884">
                <text:p>57.7868884</text:p>
                <draw:g>
                  <svg:desc>closure.BZ4:closure.BZ1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3788">
                <text:p>69.3788</text:p>
              </table:table-cell>
              <table:table-cell office:value-type="float" office:value="63.7776688">
                <text:p>63.7776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.9402">
                <text:p>78.9402</text:p>
              </table:table-cell>
              <table:table-cell office:value-type="float" office:value="71.6245392">
                <text:p>71.6245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.0078">
                <text:p>89.0078</text:p>
              </table:table-cell>
              <table:table-cell office:value-type="float" office:value="80.3947956">
                <text:p>80.3947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.1738">
                <text:p>99.1738</text:p>
              </table:table-cell>
              <table:table-cell office:value-type="float" office:value="89.5201728">
                <text:p>89.5201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185">
                <text:p>109.185</text:p>
              </table:table-cell>
              <table:table-cell office:value-type="float" office:value="98.6759308">
                <text:p>98.6759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.895">
                <text:p>118.895</text:p>
              </table:table-cell>
              <table:table-cell office:value-type="float" office:value="107.6675908">
                <text:p>107.6675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223">
                <text:p>128.223</text:p>
              </table:table-cell>
              <table:table-cell office:value-type="float" office:value="116.3753488">
                <text:p>116.375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.132">
                <text:p>137.132</text:p>
              </table:table-cell>
              <table:table-cell office:value-type="float" office:value="124.7297864">
                <text:p>124.729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.611">
                <text:p>145.611</text:p>
              </table:table-cell>
              <table:table-cell office:value-type="float" office:value="132.6936004">
                <text:p>132.6936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.664">
                <text:p>153.664</text:p>
              </table:table-cell>
              <table:table-cell office:value-type="float" office:value="140.250348">
                <text:p>140.250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.304">
                <text:p>161.304</text:p>
              </table:table-cell>
              <table:table-cell office:value-type="float" office:value="147.3977216">
                <text:p>147.3977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.549">
                <text:p>168.549</text:p>
              </table:table-cell>
              <table:table-cell office:value-type="float" office:value="154.1428432">
                <text:p>154.1428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.419">
                <text:p>175.419</text:p>
              </table:table-cell>
              <table:table-cell office:value-type="float" office:value="160.4984804">
                <text:p>160.498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.934">
                <text:p>181.934</text:p>
              </table:table-cell>
              <table:table-cell office:value-type="float" office:value="166.4803016">
                <text:p>166.480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.115">
                <text:p>188.115</text:p>
              </table:table-cell>
              <table:table-cell office:value-type="float" office:value="172.10719">
                <text:p>172.10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.982">
                <text:p>193.982</text:p>
              </table:table-cell>
              <table:table-cell office:value-type="float" office:value="177.398636">
                <text:p>177.398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555">
                <text:p>199.555</text:p>
              </table:table-cell>
              <table:table-cell office:value-type="float" office:value="182.375306">
                <text:p>182.375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849">
                <text:p>204.849</text:p>
              </table:table-cell>
              <table:table-cell office:value-type="float" office:value="187.0536308">
                <text:p>187.053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.883">
                <text:p>209.883</text:p>
              </table:table-cell>
              <table:table-cell office:value-type="float" office:value="191.4545508">
                <text:p>191.454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.671">
                <text:p>214.671</text:p>
              </table:table-cell>
              <table:table-cell office:value-type="float" office:value="195.5942416">
                <text:p>195.594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.227">
                <text:p>219.227</text:p>
              </table:table-cell>
              <table:table-cell office:value-type="float" office:value="199.489016">
                <text:p>199.48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.565">
                <text:p>223.565</text:p>
              </table:table-cell>
              <table:table-cell office:value-type="float" office:value="203.155128">
                <text:p>203.155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697">
                <text:p>227.697</text:p>
              </table:table-cell>
              <table:table-cell office:value-type="float" office:value="206.606812">
                <text:p>206.606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.635">
                <text:p>231.635</text:p>
              </table:table-cell>
              <table:table-cell office:value-type="float" office:value="209.858224">
                <text:p>209.85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.388">
                <text:p>235.388</text:p>
              </table:table-cell>
              <table:table-cell office:value-type="float" office:value="212.92052">
                <text:p>212.92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.967">
                <text:p>238.967</text:p>
              </table:table-cell>
              <table:table-cell office:value-type="float" office:value="215.806268">
                <text:p>215.80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.381">
                <text:p>242.381</text:p>
              </table:table-cell>
              <table:table-cell office:value-type="float" office:value="218.526232">
                <text:p>218.526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.639">
                <text:p>245.639</text:p>
              </table:table-cell>
              <table:table-cell office:value-type="float" office:value="221.09098">
                <text:p>221.09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.749">
                <text:p>248.749</text:p>
              </table:table-cell>
              <table:table-cell office:value-type="float" office:value="223.509884">
                <text:p>223.509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.717">
                <text:p>251.717</text:p>
              </table:table-cell>
              <table:table-cell office:value-type="float" office:value="225.79012">
                <text:p>225.79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.552">
                <text:p>254.552</text:p>
              </table:table-cell>
              <table:table-cell office:value-type="float" office:value="227.941864">
                <text:p>227.94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.259">
                <text:p>257.259</text:p>
              </table:table-cell>
              <table:table-cell office:value-type="float" office:value="229.971096">
                <text:p>229.97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.845">
                <text:p>259.845</text:p>
              </table:table-cell>
              <table:table-cell office:value-type="float" office:value="231.8856">
                <text:p>231.8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.316">
                <text:p>262.316</text:p>
              </table:table-cell>
              <table:table-cell office:value-type="float" office:value="233.69216">
                <text:p>233.69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.678">
                <text:p>264.678</text:p>
              </table:table-cell>
              <table:table-cell office:value-type="float" office:value="235.397756">
                <text:p>235.39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.935">
                <text:p>266.935</text:p>
              </table:table-cell>
              <table:table-cell office:value-type="float" office:value="237.006584">
                <text:p>237.00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.092">
                <text:p>269.092</text:p>
              </table:table-cell>
              <table:table-cell office:value-type="float" office:value="238.524232">
                <text:p>238.524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.155">
                <text:p>271.155</text:p>
              </table:table-cell>
              <table:table-cell office:value-type="float" office:value="239.957288">
                <text:p>239.95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127">
                <text:p>273.127</text:p>
              </table:table-cell>
              <table:table-cell office:value-type="float" office:value="241.309144">
                <text:p>241.309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.013">
                <text:p>275.013</text:p>
              </table:table-cell>
              <table:table-cell office:value-type="float" office:value="242.584996">
                <text:p>242.584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.816">
                <text:p>276.816</text:p>
              </table:table-cell>
              <table:table-cell office:value-type="float" office:value="243.78804">
                <text:p>243.78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.541">
                <text:p>278.541</text:p>
              </table:table-cell>
              <table:table-cell office:value-type="float" office:value="244.923864">
                <text:p>244.92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19">
                <text:p>280.19</text:p>
              </table:table-cell>
              <table:table-cell office:value-type="float" office:value="245.994272">
                <text:p>245.994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.768">
                <text:p>281.768</text:p>
              </table:table-cell>
              <table:table-cell office:value-type="float" office:value="247.004656">
                <text:p>247.004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.278">
                <text:p>283.278</text:p>
              </table:table-cell>
              <table:table-cell office:value-type="float" office:value="247.958212">
                <text:p>247.958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.722">
                <text:p>284.722</text:p>
              </table:table-cell>
              <table:table-cell office:value-type="float" office:value="248.856548">
                <text:p>248.856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.104">
                <text:p>286.104</text:p>
              </table:table-cell>
              <table:table-cell office:value-type="float" office:value="249.704252">
                <text:p>249.70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.425">
                <text:p>287.425</text:p>
              </table:table-cell>
              <table:table-cell office:value-type="float" office:value="250.501932">
                <text:p>250.501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.69">
                <text:p>288.69</text:p>
              </table:table-cell>
              <table:table-cell office:value-type="float" office:value="251.254784">
                <text:p>251.25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.9">
                <text:p>289.9</text:p>
              </table:table-cell>
              <table:table-cell office:value-type="float" office:value="251.963808">
                <text:p>251.963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.058">
                <text:p>291.058</text:p>
              </table:table-cell>
              <table:table-cell office:value-type="float" office:value="252.632004">
                <text:p>252.632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.166">
                <text:p>292.166</text:p>
              </table:table-cell>
              <table:table-cell office:value-type="float" office:value="253.261176">
                <text:p>253.26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227">
                <text:p>293.227</text:p>
              </table:table-cell>
              <table:table-cell office:value-type="float" office:value="253.854324">
                <text:p>253.85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242">
                <text:p>294.242</text:p>
              </table:table-cell>
              <table:table-cell office:value-type="float" office:value="254.412252">
                <text:p>254.412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.213">
                <text:p>295.213</text:p>
              </table:table-cell>
              <table:table-cell office:value-type="float" office:value="254.937156">
                <text:p>254.93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.142">
                <text:p>296.142</text:p>
              </table:table-cell>
              <table:table-cell office:value-type="float" office:value="255.430644">
                <text:p>255.4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.032">
                <text:p>297.032</text:p>
              </table:table-cell>
              <table:table-cell office:value-type="float" office:value="255.89552">
                <text:p>255.89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.883">
                <text:p>297.883</text:p>
              </table:table-cell>
              <table:table-cell office:value-type="float" office:value="256.33198">
                <text:p>256.3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.698">
                <text:p>298.698</text:p>
              </table:table-cell>
              <table:table-cell office:value-type="float" office:value="256.742632">
                <text:p>256.742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.477">
                <text:p>299.477</text:p>
              </table:table-cell>
              <table:table-cell office:value-type="float" office:value="257.127476">
                <text:p>257.12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.224">
                <text:p>300.224</text:p>
              </table:table-cell>
              <table:table-cell office:value-type="float" office:value="257.490316">
                <text:p>257.49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.938">
                <text:p>300.938</text:p>
              </table:table-cell>
              <table:table-cell office:value-type="float" office:value="257.829956">
                <text:p>257.82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.622">
                <text:p>301.622</text:p>
              </table:table-cell>
              <table:table-cell office:value-type="float" office:value="258.1492">
                <text:p>258.1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.276">
                <text:p>302.276</text:p>
              </table:table-cell>
              <table:table-cell office:value-type="float" office:value="258.448048">
                <text:p>258.44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.903">
                <text:p>302.903</text:p>
              </table:table-cell>
              <table:table-cell office:value-type="float" office:value="258.729108">
                <text:p>258.729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.502">
                <text:p>303.502</text:p>
              </table:table-cell>
              <table:table-cell office:value-type="float" office:value="258.99138">
                <text:p>258.9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076">
                <text:p>304.076</text:p>
              </table:table-cell>
              <table:table-cell office:value-type="float" office:value="259.237668">
                <text:p>259.237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626">
                <text:p>304.626</text:p>
              </table:table-cell>
              <table:table-cell office:value-type="float" office:value="259.468776">
                <text:p>259.468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.151">
                <text:p>305.151</text:p>
              </table:table-cell>
              <table:table-cell office:value-type="float" office:value="259.683508">
                <text:p>259.68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.655">
                <text:p>305.655</text:p>
              </table:table-cell>
              <table:table-cell office:value-type="float" office:value="259.885864">
                <text:p>259.88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.136">
                <text:p>306.136</text:p>
              </table:table-cell>
              <table:table-cell office:value-type="float" office:value="260.073452">
                <text:p>260.073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.598">
                <text:p>306.598</text:p>
              </table:table-cell>
              <table:table-cell office:value-type="float" office:value="260.250076">
                <text:p>260.250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039">
                <text:p>307.039</text:p>
              </table:table-cell>
              <table:table-cell office:value-type="float" office:value="260.413736">
                <text:p>260.41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462">
                <text:p>307.462</text:p>
              </table:table-cell>
              <table:table-cell office:value-type="float" office:value="260.56704">
                <text:p>260.56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866">
                <text:p>307.866</text:p>
              </table:table-cell>
              <table:table-cell office:value-type="float" office:value="260.709184">
                <text:p>260.709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253">
                <text:p>308.253</text:p>
              </table:table-cell>
              <table:table-cell office:value-type="float" office:value="260.84158">
                <text:p>260.84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624">
                <text:p>308.624</text:p>
              </table:table-cell>
              <table:table-cell office:value-type="float" office:value="260.965424">
                <text:p>260.96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.979">
                <text:p>308.979</text:p>
              </table:table-cell>
              <table:table-cell office:value-type="float" office:value="261.080128">
                <text:p>261.080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318">
                <text:p>309.318</text:p>
              </table:table-cell>
              <table:table-cell office:value-type="float" office:value="261.185888">
                <text:p>261.185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643">
                <text:p>309.643</text:p>
              </table:table-cell>
              <table:table-cell office:value-type="float" office:value="261.284508">
                <text:p>261.284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.954">
                <text:p>309.954</text:p>
              </table:table-cell>
              <table:table-cell office:value-type="float" office:value="261.375596">
                <text:p>261.37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252">
                <text:p>310.252</text:p>
              </table:table-cell>
              <table:table-cell office:value-type="float" office:value="261.460152">
                <text:p>261.460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537">
                <text:p>310.537</text:p>
              </table:table-cell>
              <table:table-cell office:value-type="float" office:value="261.538176">
                <text:p>261.53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.81">
                <text:p>310.81</text:p>
              </table:table-cell>
              <table:table-cell office:value-type="float" office:value="261.61008">
                <text:p>261.6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072">
                <text:p>311.072</text:p>
              </table:table-cell>
              <table:table-cell office:value-type="float" office:value="261.67706">
                <text:p>261.67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322">
                <text:p>311.322</text:p>
              </table:table-cell>
              <table:table-cell office:value-type="float" office:value="261.73792">
                <text:p>261.7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561">
                <text:p>311.561</text:p>
              </table:table-cell>
              <table:table-cell office:value-type="float" office:value="261.793268">
                <text:p>261.793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79">
                <text:p>311.79</text:p>
              </table:table-cell>
              <table:table-cell office:value-type="float" office:value="261.8443">
                <text:p>261.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01">
                <text:p>312.01</text:p>
              </table:table-cell>
              <table:table-cell office:value-type="float" office:value="261.891624">
                <text:p>261.89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22">
                <text:p>312.22</text:p>
              </table:table-cell>
              <table:table-cell office:value-type="float" office:value="261.93424">
                <text:p>261.9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421">
                <text:p>312.421</text:p>
              </table:table-cell>
              <table:table-cell office:value-type="float" office:value="261.972952">
                <text:p>261.972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613">
                <text:p>312.613</text:p>
              </table:table-cell>
              <table:table-cell office:value-type="float" office:value="262.007564">
                <text:p>262.00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797">
                <text:p>312.797</text:p>
              </table:table-cell>
              <table:table-cell office:value-type="float" office:value="262.039076">
                <text:p>262.039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.974">
                <text:p>312.974</text:p>
              </table:table-cell>
              <table:table-cell office:value-type="float" office:value="262.068292">
                <text:p>262.068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142">
                <text:p>313.142</text:p>
              </table:table-cell>
              <table:table-cell office:value-type="float" office:value="262.093016">
                <text:p>262.09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304">
                <text:p>313.304</text:p>
              </table:table-cell>
              <table:table-cell office:value-type="float" office:value="262.116248">
                <text:p>262.116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459">
                <text:p>313.459</text:p>
              </table:table-cell>
              <table:table-cell office:value-type="float" office:value="262.136792">
                <text:p>262.136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607">
                <text:p>313.607</text:p>
              </table:table-cell>
              <table:table-cell office:value-type="float" office:value="262.154648">
                <text:p>262.15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.748">
                <text:p>313.748</text:p>
              </table:table-cell>
              <table:table-cell office:value-type="float" office:value="262.169424">
                <text:p>262.169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45cm" svg:height="8.807cm" xlink:href=".." xlink:type="simple" chart:class="chart:line" chart:style-name="ch1">
        <chart:legend chart:legend-position="end" svg:x="19.055cm" svg:y="3.606cm" style:legend-expansion="high" chart:style-name="ch2"/>
        <chart:plot-area chart:style-name="ch3" table:cell-range-address="closure.BX4:closure.BX124 closure.CD3:closure.CF124" chart:data-source-has-labels="both" svg:x="0.442cm" svg:y="0.176cm" svg:width="18.171cm" svg:height="8.455cm">
          <chartooo:coordinate-region svg:x="1.063cm" svg:y="0.375cm" svg:width="17.55cm" svg:height="8.057cm"/>
          <chart:axis chart:dimension="x" chart:name="primary-x" chart:style-name="ch4" chartooo:axis-type="auto">
            <chartooo:date-scale/>
            <chart:categories table:cell-range-address="closure.BX4:closure.BX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losure.CD4:closure.CD124" chart:label-cell-address="closure.CD3:closure.CD3" chart:class="chart:line">
            <chart:data-point chart:repeated="121"/>
          </chart:series>
          <chart:series chart:style-name="ch8" chart:values-cell-range-address="closure.CE4:closure.CE124" chart:label-cell-address="closure.CE3:closure.CE3" chart:class="chart:line">
            <chart:data-point chart:repeated="121"/>
          </chart:series>
          <chart:series chart:style-name="ch9" chart:values-cell-range-address="closure.CF4:closure.CF124" chart:label-cell-address="closure.CF3:closure.CF3" chart:class="chart:line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losure.CD3:closure.CD3</svg:desc>
                </draw:g>
              </table:table-cell>
              <table:table-cell office:value-type="string">
                <text:p/>
                <draw:g>
                  <svg:desc>closure.CE3:closure.CE3</svg:desc>
                </draw:g>
              </table:table-cell>
              <table:table-cell office:value-type="string">
                <text:p/>
                <draw:g>
                  <svg:desc>closure.CF3:closure.C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losure.BX4:closure.BX124</svg:desc>
                </draw:g>
              </table:table-cell>
              <table:table-cell office:value-type="float" office:value="NaN">
                <text:p>NaN</text:p>
                <draw:g>
                  <svg:desc>closure.CD4:closure.CD124</svg:desc>
                </draw:g>
              </table:table-cell>
              <table:table-cell office:value-type="float" office:value="NaN">
                <text:p>NaN</text:p>
                <draw:g>
                  <svg:desc>closure.CE4:closure.CE124</svg:desc>
                </draw:g>
              </table:table-cell>
              <table:table-cell office:value-type="float" office:value="NaN">
                <text:p>NaN</text:p>
                <draw:g>
                  <svg:desc>closure.CF4:closure.CF1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